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45.8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50.1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rt Vermilion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6" table:default-cell-style-name="ce1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Date (Local Standard Time)</text:p>
          </table:table-cell>
          <table:table-cell office:value-type="string" calcext:value-type="string">
            <text:p>Precip. (mm)</text:p>
          </table:table-cell>
          <table:table-cell office:value-type="string" calcext:value-type="string">
            <text:p>Air Temp. Avg. (°C)</text:p>
          </table:table-cell>
          <table:table-cell office:value-type="string" calcext:value-type="string">
            <text:p>Humidity Avg. (%)</text:p>
          </table:table-cell>
          <table:table-cell office:value-type="string" calcext:value-type="string">
            <text:p>Wind Speed 10 m Avg. (km/h)</text:p>
          </table:table-cell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Avg Precip</text:p>
          </table:table-cell>
          <table:table-cell office:value-type="string" calcext:value-type="string">
            <text:p>Avg Temp</text:p>
          </table:table-cell>
          <table:table-cell office:value-type="string" calcext:value-type="string">
            <text:p>Avg Humd</text:p>
          </table:table-cell>
          <table:table-cell office:value-type="string" calcext:value-type="string">
            <text:p>Avg Wind</text:p>
          </table:table-cell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0" calcext:value-type="float">
            <text:p>0</text:p>
          </table:table-cell>
          <table:table-cell office:value-type="float" office:value="2.195" calcext:value-type="float">
            <text:p>2.195</text:p>
          </table:table-cell>
          <table:table-cell office:value-type="float" office:value="33.13" calcext:value-type="float">
            <text:p>33.13</text:p>
          </table:table-cell>
          <table:table-cell office:value-type="float" office:value="0.753" calcext:value-type="float">
            <text:p>0.753</text:p>
          </table:table-cell>
          <table:table-cell/>
          <table:table-cell office:value-type="date" office:date-value="2005-05-01" calcext:value-type="date">
            <text:p>2005-05-01</text:p>
          </table:table-cell>
          <table:table-cell table:style-name="ce3" table:formula="of:=IF(ISERR(AVERAGEIFS([.B$2:.B$2393];[.$A$2:.$A$2393];&quot;&gt;=&quot;&amp;[.$G2];[.$A$2:.$A$2393];&quot;&lt;=&quot;&amp;EOMONTH([.$G2]; 0)));&quot;&quot;; AVERAGEIFS([.B$2:.B$2393];[.$A$2:.$A$2393];&quot;&gt;=&quot;&amp;[.$G2];[.$A$2:.$A$2393];&quot;&lt;=&quot;&amp;EOMONTH([.$G2]; 0)))" office:value-type="float" office:value="1.28290322580645" calcext:value-type="float">
            <text:p>1.28</text:p>
          </table:table-cell>
          <table:table-cell table:style-name="ce3" table:formula="of:=IF(ISERR(AVERAGEIFS([.C$2:.C$2393];[.$A$2:.$A$2393];&quot;&gt;=&quot;&amp;[.$G2];[.$A$2:.$A$2393];&quot;&lt;=&quot;&amp;EOMONTH([.$G2]; 0)));&quot;&quot;; AVERAGEIFS([.C$2:.C$2393];[.$A$2:.$A$2393];&quot;&gt;=&quot;&amp;[.$G2];[.$A$2:.$A$2393];&quot;&lt;=&quot;&amp;EOMONTH([.$G2]; 0)))" office:value-type="float" office:value="10.8759" calcext:value-type="float">
            <text:p>10.88</text:p>
          </table:table-cell>
          <table:table-cell table:style-name="ce3" table:formula="of:=IF(ISERR(AVERAGEIFS([.D$2:.D$2393];[.$A$2:.$A$2393];&quot;&gt;=&quot;&amp;[.$G2];[.$A$2:.$A$2393];&quot;&lt;=&quot;&amp;EOMONTH([.$G2]; 0)));&quot;&quot;; AVERAGEIFS([.D$2:.D$2393];[.$A$2:.$A$2393];&quot;&gt;=&quot;&amp;[.$G2];[.$A$2:.$A$2393];&quot;&lt;=&quot;&amp;EOMONTH([.$G2]; 0)))" office:value-type="float" office:value="53.6987" calcext:value-type="float">
            <text:p>53.70</text:p>
          </table:table-cell>
          <table:table-cell table:style-name="ce3" table:formula="of:=IF(ISERR(AVERAGEIFS([.E$2:.E$2393];[.$A$2:.$A$2393];&quot;&gt;=&quot;&amp;[.$G2];[.$A$2:.$A$2393];&quot;&lt;=&quot;&amp;EOMONTH([.$G2]; 0)));&quot;&quot;; AVERAGEIFS([.E$2:.E$2393];[.$A$2:.$A$2393];&quot;&gt;=&quot;&amp;[.$G2];[.$A$2:.$A$2393];&quot;&lt;=&quot;&amp;EOMONTH([.$G2]; 0)))" office:value-type="float" office:value="2.0711" calcext:value-type="float">
            <text:p>2.07</text:p>
          </table:table-cell>
        </table:table-row>
        <table:table-row table:style-name="ro1">
          <table:table-cell office:value-type="date" office:date-value="2005-05-02" calcext:value-type="date">
            <text:p>2005-05-02</text:p>
          </table:table-cell>
          <table:table-cell office:value-type="float" office:value="0" calcext:value-type="float">
            <text:p>0</text:p>
          </table:table-cell>
          <table:table-cell office:value-type="float" office:value="5.821" calcext:value-type="float">
            <text:p>5.821</text:p>
          </table:table-cell>
          <table:table-cell office:value-type="float" office:value="31.947" calcext:value-type="float">
            <text:p>31.947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date" office:date-value="2005-06-01" calcext:value-type="date">
            <text:p>2005-06-01</text:p>
          </table:table-cell>
          <table:table-cell table:style-name="ce3" table:formula="of:=IF(ISERR(AVERAGEIFS([.B$2:.B$2393];[.$A$2:.$A$2393];&quot;&gt;=&quot;&amp;[.$G3];[.$A$2:.$A$2393];&quot;&lt;=&quot;&amp;EOMONTH([.$G3]; 0)));&quot;&quot;; AVERAGEIFS([.B$2:.B$2393];[.$A$2:.$A$2393];&quot;&gt;=&quot;&amp;[.$G3];[.$A$2:.$A$2393];&quot;&lt;=&quot;&amp;EOMONTH([.$G3]; 0)))" office:value-type="float" office:value="1.679" calcext:value-type="float">
            <text:p>1.68</text:p>
          </table:table-cell>
          <table:table-cell table:style-name="ce3" table:formula="of:=IF(ISERR(AVERAGEIFS([.C$2:.C$2393];[.$A$2:.$A$2393];&quot;&gt;=&quot;&amp;[.$G3];[.$A$2:.$A$2393];&quot;&lt;=&quot;&amp;EOMONTH([.$G3]; 0)));&quot;&quot;; AVERAGEIFS([.C$2:.C$2393];[.$A$2:.$A$2393];&quot;&gt;=&quot;&amp;[.$G3];[.$A$2:.$A$2393];&quot;&lt;=&quot;&amp;EOMONTH([.$G3]; 0)))" office:value-type="float" office:value="15.2731666666667" calcext:value-type="float">
            <text:p>15.27</text:p>
          </table:table-cell>
          <table:table-cell table:style-name="ce3" table:formula="of:=IF(ISERR(AVERAGEIFS([.D$2:.D$2393];[.$A$2:.$A$2393];&quot;&gt;=&quot;&amp;[.$G3];[.$A$2:.$A$2393];&quot;&lt;=&quot;&amp;EOMONTH([.$G3]; 0)));&quot;&quot;; AVERAGEIFS([.D$2:.D$2393];[.$A$2:.$A$2393];&quot;&gt;=&quot;&amp;[.$G3];[.$A$2:.$A$2393];&quot;&lt;=&quot;&amp;EOMONTH([.$G3]; 0)))" office:value-type="float" office:value="66.7843571428571" calcext:value-type="float">
            <text:p>66.78</text:p>
          </table:table-cell>
          <table:table-cell table:style-name="ce3" table:formula="of:=IF(ISERR(AVERAGEIFS([.E$2:.E$2393];[.$A$2:.$A$2393];&quot;&gt;=&quot;&amp;[.$G3];[.$A$2:.$A$2393];&quot;&lt;=&quot;&amp;EOMONTH([.$G3]; 0)));&quot;&quot;; AVERAGEIFS([.E$2:.E$2393];[.$A$2:.$A$2393];&quot;&gt;=&quot;&amp;[.$G3];[.$A$2:.$A$2393];&quot;&lt;=&quot;&amp;EOMONTH([.$G3]; 0)))" office:value-type="float" office:value="1.47196551724138" calcext:value-type="float">
            <text:p>1.47</text:p>
          </table:table-cell>
        </table:table-row>
        <table:table-row table:style-name="ro1">
          <table:table-cell office:value-type="date" office:date-value="2005-05-03" calcext:value-type="date">
            <text:p>2005-05-03</text:p>
          </table:table-cell>
          <table:table-cell office:value-type="float" office:value="0.02" calcext:value-type="float">
            <text:p>0.02</text:p>
          </table:table-cell>
          <table:table-cell office:value-type="float" office:value="8.629" calcext:value-type="float">
            <text:p>8.629</text:p>
          </table:table-cell>
          <table:table-cell office:value-type="float" office:value="42.302" calcext:value-type="float">
            <text:p>42.302</text:p>
          </table:table-cell>
          <table:table-cell office:value-type="float" office:value="0.764" calcext:value-type="float">
            <text:p>0.764</text:p>
          </table:table-cell>
          <table:table-cell/>
          <table:table-cell office:value-type="date" office:date-value="2005-07-01" calcext:value-type="date">
            <text:p>2005-07-01</text:p>
          </table:table-cell>
          <table:table-cell table:style-name="ce3" table:formula="of:=IF(ISERR(AVERAGEIFS([.B$2:.B$2393];[.$A$2:.$A$2393];&quot;&gt;=&quot;&amp;[.$G4];[.$A$2:.$A$2393];&quot;&lt;=&quot;&amp;EOMONTH([.$G4]; 0)));&quot;&quot;; AVERAGEIFS([.B$2:.B$2393];[.$A$2:.$A$2393];&quot;&gt;=&quot;&amp;[.$G4];[.$A$2:.$A$2393];&quot;&lt;=&quot;&amp;EOMONTH([.$G4]; 0)))" office:value-type="float" office:value="1.66483870967742" calcext:value-type="float">
            <text:p>1.66</text:p>
          </table:table-cell>
          <table:table-cell table:style-name="ce3" table:formula="of:=IF(ISERR(AVERAGEIFS([.C$2:.C$2393];[.$A$2:.$A$2393];&quot;&gt;=&quot;&amp;[.$G4];[.$A$2:.$A$2393];&quot;&lt;=&quot;&amp;EOMONTH([.$G4]; 0)));&quot;&quot;; AVERAGEIFS([.C$2:.C$2393];[.$A$2:.$A$2393];&quot;&gt;=&quot;&amp;[.$G4];[.$A$2:.$A$2393];&quot;&lt;=&quot;&amp;EOMONTH([.$G4]; 0)))" office:value-type="float" office:value="16.4367741935484" calcext:value-type="float">
            <text:p>16.44</text:p>
          </table:table-cell>
          <table:table-cell table:style-name="ce3" table:formula="of:=IF(ISERR(AVERAGEIFS([.D$2:.D$2393];[.$A$2:.$A$2393];&quot;&gt;=&quot;&amp;[.$G4];[.$A$2:.$A$2393];&quot;&lt;=&quot;&amp;EOMONTH([.$G4]; 0)));&quot;&quot;; AVERAGEIFS([.D$2:.D$2393];[.$A$2:.$A$2393];&quot;&gt;=&quot;&amp;[.$G4];[.$A$2:.$A$2393];&quot;&lt;=&quot;&amp;EOMONTH([.$G4]; 0)))" office:value-type="float" office:value="74.7277" calcext:value-type="float">
            <text:p>74.73</text:p>
          </table:table-cell>
          <table:table-cell table:style-name="ce3" table:formula="of:=IF(ISERR(AVERAGEIFS([.E$2:.E$2393];[.$A$2:.$A$2393];&quot;&gt;=&quot;&amp;[.$G4];[.$A$2:.$A$2393];&quot;&lt;=&quot;&amp;EOMONTH([.$G4]; 0)));&quot;&quot;; AVERAGEIFS([.E$2:.E$2393];[.$A$2:.$A$2393];&quot;&gt;=&quot;&amp;[.$G4];[.$A$2:.$A$2393];&quot;&lt;=&quot;&amp;EOMONTH([.$G4]; 0)))" office:value-type="float" office:value="2.04976666666667" calcext:value-type="float">
            <text:p>2.05</text:p>
          </table:table-cell>
        </table:table-row>
        <table:table-row table:style-name="ro1">
          <table:table-cell office:value-type="date" office:date-value="2005-05-04" calcext:value-type="date">
            <text:p>2005-05-04</text:p>
          </table:table-cell>
          <table:table-cell office:value-type="float" office:value="0" calcext:value-type="float">
            <text:p>0</text:p>
          </table:table-cell>
          <table:table-cell office:value-type="float" office:value="11.776" calcext:value-type="float">
            <text:p>11.776</text:p>
          </table:table-cell>
          <table:table-cell office:value-type="float" office:value="32.555" calcext:value-type="float">
            <text:p>32.555</text:p>
          </table:table-cell>
          <table:table-cell office:value-type="float" office:value="1.666" calcext:value-type="float">
            <text:p>1.666</text:p>
          </table:table-cell>
          <table:table-cell/>
          <table:table-cell office:value-type="date" office:date-value="2005-08-01" calcext:value-type="date">
            <text:p>2005-08-01</text:p>
          </table:table-cell>
          <table:table-cell table:style-name="ce3" table:formula="of:=IF(ISERR(AVERAGEIFS([.B$2:.B$2393];[.$A$2:.$A$2393];&quot;&gt;=&quot;&amp;[.$G5];[.$A$2:.$A$2393];&quot;&lt;=&quot;&amp;EOMONTH([.$G5]; 0)));&quot;&quot;; AVERAGEIFS([.B$2:.B$2393];[.$A$2:.$A$2393];&quot;&gt;=&quot;&amp;[.$G5];[.$A$2:.$A$2393];&quot;&lt;=&quot;&amp;EOMONTH([.$G5]; 0)))" office:value-type="float" office:value="0.770322580645161" calcext:value-type="float">
            <text:p>0.77</text:p>
          </table:table-cell>
          <table:table-cell table:style-name="ce3" table:formula="of:=IF(ISERR(AVERAGEIFS([.C$2:.C$2393];[.$A$2:.$A$2393];&quot;&gt;=&quot;&amp;[.$G5];[.$A$2:.$A$2393];&quot;&lt;=&quot;&amp;EOMONTH([.$G5]; 0)));&quot;&quot;; AVERAGEIFS([.C$2:.C$2393];[.$A$2:.$A$2393];&quot;&gt;=&quot;&amp;[.$G5];[.$A$2:.$A$2393];&quot;&lt;=&quot;&amp;EOMONTH([.$G5]; 0)))" office:value-type="float" office:value="13.9594193548387" calcext:value-type="float">
            <text:p>13.96</text:p>
          </table:table-cell>
          <table:table-cell table:style-name="ce3" table:formula="of:=IF(ISERR(AVERAGEIFS([.D$2:.D$2393];[.$A$2:.$A$2393];&quot;&gt;=&quot;&amp;[.$G5];[.$A$2:.$A$2393];&quot;&lt;=&quot;&amp;EOMONTH([.$G5]; 0)));&quot;&quot;; AVERAGEIFS([.D$2:.D$2393];[.$A$2:.$A$2393];&quot;&gt;=&quot;&amp;[.$G5];[.$A$2:.$A$2393];&quot;&lt;=&quot;&amp;EOMONTH([.$G5]; 0)))" office:value-type="float" office:value="77.1504516129032" calcext:value-type="float">
            <text:p>77.15</text:p>
          </table:table-cell>
          <table:table-cell table:style-name="ce3" table:formula="of:=IF(ISERR(AVERAGEIFS([.E$2:.E$2393];[.$A$2:.$A$2393];&quot;&gt;=&quot;&amp;[.$G5];[.$A$2:.$A$2393];&quot;&lt;=&quot;&amp;EOMONTH([.$G5]; 0)));&quot;&quot;; AVERAGEIFS([.E$2:.E$2393];[.$A$2:.$A$2393];&quot;&gt;=&quot;&amp;[.$G5];[.$A$2:.$A$2393];&quot;&lt;=&quot;&amp;EOMONTH([.$G5]; 0)))" office:value-type="float" office:value="1.54467741935484" calcext:value-type="float">
            <text:p>1.54</text:p>
          </table:table-cell>
        </table:table-row>
        <table:table-row table:style-name="ro1">
          <table:table-cell office:value-type="date" office:date-value="2005-05-05" calcext:value-type="date">
            <text:p>2005-05-05</text:p>
          </table:table-cell>
          <table:table-cell office:value-type="float" office:value="0.89" calcext:value-type="float">
            <text:p>0.89</text:p>
          </table:table-cell>
          <table:table-cell office:value-type="float" office:value="10.135" calcext:value-type="float">
            <text:p>10.135</text:p>
          </table:table-cell>
          <table:table-cell office:value-type="float" office:value="53.383" calcext:value-type="float">
            <text:p>53.383</text:p>
          </table:table-cell>
          <table:table-cell office:value-type="float" office:value="2.24" calcext:value-type="float">
            <text:p>2.24</text:p>
          </table:table-cell>
          <table:table-cell/>
          <table:table-cell office:value-type="date" office:date-value="2005-09-01" calcext:value-type="date">
            <text:p>2005-09-01</text:p>
          </table:table-cell>
          <table:table-cell table:style-name="ce3" table:formula="of:=IF(ISERR(AVERAGEIFS([.B$2:.B$2393];[.$A$2:.$A$2393];&quot;&gt;=&quot;&amp;[.$G6];[.$A$2:.$A$2393];&quot;&lt;=&quot;&amp;EOMONTH([.$G6]; 0)));&quot;&quot;; AVERAGEIFS([.B$2:.B$2393];[.$A$2:.$A$2393];&quot;&gt;=&quot;&amp;[.$G6];[.$A$2:.$A$2393];&quot;&lt;=&quot;&amp;EOMONTH([.$G6]; 0)))" office:value-type="float" office:value="0.407333333333333" calcext:value-type="float">
            <text:p>0.41</text:p>
          </table:table-cell>
          <table:table-cell table:style-name="ce3" table:formula="of:=IF(ISERR(AVERAGEIFS([.C$2:.C$2393];[.$A$2:.$A$2393];&quot;&gt;=&quot;&amp;[.$G6];[.$A$2:.$A$2393];&quot;&lt;=&quot;&amp;EOMONTH([.$G6]; 0)));&quot;&quot;; AVERAGEIFS([.C$2:.C$2393];[.$A$2:.$A$2393];&quot;&gt;=&quot;&amp;[.$G6];[.$A$2:.$A$2393];&quot;&lt;=&quot;&amp;EOMONTH([.$G6]; 0)))" office:value-type="float" office:value="8.96266666666667" calcext:value-type="float">
            <text:p>8.96</text:p>
          </table:table-cell>
          <table:table-cell table:style-name="ce3" table:formula="of:=IF(ISERR(AVERAGEIFS([.D$2:.D$2393];[.$A$2:.$A$2393];&quot;&gt;=&quot;&amp;[.$G6];[.$A$2:.$A$2393];&quot;&lt;=&quot;&amp;EOMONTH([.$G6]; 0)));&quot;&quot;; AVERAGEIFS([.D$2:.D$2393];[.$A$2:.$A$2393];&quot;&gt;=&quot;&amp;[.$G6];[.$A$2:.$A$2393];&quot;&lt;=&quot;&amp;EOMONTH([.$G6]; 0)))" office:value-type="float" office:value="76.9741724137931" calcext:value-type="float">
            <text:p>76.97</text:p>
          </table:table-cell>
          <table:table-cell table:style-name="ce3" table:formula="of:=IF(ISERR(AVERAGEIFS([.E$2:.E$2393];[.$A$2:.$A$2393];&quot;&gt;=&quot;&amp;[.$G6];[.$A$2:.$A$2393];&quot;&lt;=&quot;&amp;EOMONTH([.$G6]; 0)));&quot;&quot;; AVERAGEIFS([.E$2:.E$2393];[.$A$2:.$A$2393];&quot;&gt;=&quot;&amp;[.$G6];[.$A$2:.$A$2393];&quot;&lt;=&quot;&amp;EOMONTH([.$G6]; 0)))" office:value-type="float" office:value="1.2163" calcext:value-type="float">
            <text:p>1.22</text:p>
          </table:table-cell>
        </table:table-row>
        <table:table-row table:style-name="ro1">
          <table:table-cell office:value-type="date" office:date-value="2005-05-06" calcext:value-type="date">
            <text:p>2005-05-06</text:p>
          </table:table-cell>
          <table:table-cell office:value-type="float" office:value="0.2" calcext:value-type="float">
            <text:p>0.2</text:p>
          </table:table-cell>
          <table:table-cell office:value-type="float" office:value="10.351" calcext:value-type="float">
            <text:p>10.351</text:p>
          </table:table-cell>
          <table:table-cell office:value-type="float" office:value="36.939" calcext:value-type="float">
            <text:p>36.939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date" office:date-value="2005-10-01" calcext:value-type="date">
            <text:p>2005-10-01</text:p>
          </table:table-cell>
          <table:table-cell table:style-name="ce3" table:formula="of:=IF(ISERR(AVERAGEIFS([.B$2:.B$2393];[.$A$2:.$A$2393];&quot;&gt;=&quot;&amp;[.$G7];[.$A$2:.$A$2393];&quot;&lt;=&quot;&amp;EOMONTH([.$G7]; 0)));&quot;&quot;; AVERAGEIFS([.B$2:.B$2393];[.$A$2:.$A$2393];&quot;&gt;=&quot;&amp;[.$G7];[.$A$2:.$A$2393];&quot;&lt;=&quot;&amp;EOMONTH([.$G7]; 0)))" office:value-type="float" office:value="0.438387096774193" calcext:value-type="float">
            <text:p>0.44</text:p>
          </table:table-cell>
          <table:table-cell table:style-name="ce3" table:formula="of:=IF(ISERR(AVERAGEIFS([.C$2:.C$2393];[.$A$2:.$A$2393];&quot;&gt;=&quot;&amp;[.$G7];[.$A$2:.$A$2393];&quot;&lt;=&quot;&amp;EOMONTH([.$G7]; 0)));&quot;&quot;; AVERAGEIFS([.C$2:.C$2393];[.$A$2:.$A$2393];&quot;&gt;=&quot;&amp;[.$G7];[.$A$2:.$A$2393];&quot;&lt;=&quot;&amp;EOMONTH([.$G7]; 0)))" office:value-type="float" office:value="3.72576666666667" calcext:value-type="float">
            <text:p>3.73</text:p>
          </table:table-cell>
          <table:table-cell table:style-name="ce3" table:formula="of:=IF(ISERR(AVERAGEIFS([.D$2:.D$2393];[.$A$2:.$A$2393];&quot;&gt;=&quot;&amp;[.$G7];[.$A$2:.$A$2393];&quot;&lt;=&quot;&amp;EOMONTH([.$G7]; 0)));&quot;&quot;; AVERAGEIFS([.D$2:.D$2393];[.$A$2:.$A$2393];&quot;&gt;=&quot;&amp;[.$G7];[.$A$2:.$A$2393];&quot;&lt;=&quot;&amp;EOMONTH([.$G7]; 0)))" office:value-type="float" office:value="73.7057333333333" calcext:value-type="float">
            <text:p>73.71</text:p>
          </table:table-cell>
          <table:table-cell table:style-name="ce3" table:formula="of:=IF(ISERR(AVERAGEIFS([.E$2:.E$2393];[.$A$2:.$A$2393];&quot;&gt;=&quot;&amp;[.$G7];[.$A$2:.$A$2393];&quot;&lt;=&quot;&amp;EOMONTH([.$G7]; 0)));&quot;&quot;; AVERAGEIFS([.E$2:.E$2393];[.$A$2:.$A$2393];&quot;&gt;=&quot;&amp;[.$G7];[.$A$2:.$A$2393];&quot;&lt;=&quot;&amp;EOMONTH([.$G7]; 0)))" office:value-type="float" office:value="2.08653333333333" calcext:value-type="float">
            <text:p>2.09</text:p>
          </table:table-cell>
        </table:table-row>
        <table:table-row table:style-name="ro1">
          <table:table-cell office:value-type="date" office:date-value="2005-05-07" calcext:value-type="date">
            <text:p>2005-05-07</text:p>
          </table:table-cell>
          <table:table-cell office:value-type="float" office:value="0.05" calcext:value-type="float">
            <text:p>0.05</text:p>
          </table:table-cell>
          <table:table-cell office:value-type="float" office:value="11.143" calcext:value-type="float">
            <text:p>11.143</text:p>
          </table:table-cell>
          <table:table-cell office:value-type="float" office:value="40.589" calcext:value-type="float">
            <text:p>40.589</text:p>
          </table:table-cell>
          <table:table-cell office:value-type="float" office:value="0.571" calcext:value-type="float">
            <text:p>0.571</text:p>
          </table:table-cell>
          <table:table-cell/>
          <table:table-cell office:value-type="date" office:date-value="2006-05-01" calcext:value-type="date">
            <text:p>2006-05-01</text:p>
          </table:table-cell>
          <table:table-cell table:style-name="ce3" table:formula="of:=IF(ISERR(AVERAGEIFS([.B$2:.B$2393];[.$A$2:.$A$2393];&quot;&gt;=&quot;&amp;[.$G8];[.$A$2:.$A$2393];&quot;&lt;=&quot;&amp;EOMONTH([.$G8]; 0)));&quot;&quot;; AVERAGEIFS([.B$2:.B$2393];[.$A$2:.$A$2393];&quot;&gt;=&quot;&amp;[.$G8];[.$A$2:.$A$2393];&quot;&lt;=&quot;&amp;EOMONTH([.$G8]; 0)))" office:value-type="float" office:value="0.612903225806452" calcext:value-type="float">
            <text:p>0.61</text:p>
          </table:table-cell>
          <table:table-cell table:style-name="ce3" table:formula="of:=IF(ISERR(AVERAGEIFS([.C$2:.C$2393];[.$A$2:.$A$2393];&quot;&gt;=&quot;&amp;[.$G8];[.$A$2:.$A$2393];&quot;&lt;=&quot;&amp;EOMONTH([.$G8]; 0)));&quot;&quot;; AVERAGEIFS([.C$2:.C$2393];[.$A$2:.$A$2393];&quot;&gt;=&quot;&amp;[.$G8];[.$A$2:.$A$2393];&quot;&lt;=&quot;&amp;EOMONTH([.$G8]; 0)))" office:value-type="float" office:value="12.4808666666667" calcext:value-type="float">
            <text:p>12.48</text:p>
          </table:table-cell>
          <table:table-cell table:style-name="ce3" table:formula="of:=IF(ISERR(AVERAGEIFS([.D$2:.D$2393];[.$A$2:.$A$2393];&quot;&gt;=&quot;&amp;[.$G8];[.$A$2:.$A$2393];&quot;&lt;=&quot;&amp;EOMONTH([.$G8]; 0)));&quot;&quot;; AVERAGEIFS([.D$2:.D$2393];[.$A$2:.$A$2393];&quot;&gt;=&quot;&amp;[.$G8];[.$A$2:.$A$2393];&quot;&lt;=&quot;&amp;EOMONTH([.$G8]; 0)))" office:value-type="float" office:value="59.0567666666667" calcext:value-type="float">
            <text:p>59.06</text:p>
          </table:table-cell>
          <table:table-cell table:style-name="ce3" table:formula="of:=IF(ISERR(AVERAGEIFS([.E$2:.E$2393];[.$A$2:.$A$2393];&quot;&gt;=&quot;&amp;[.$G8];[.$A$2:.$A$2393];&quot;&lt;=&quot;&amp;EOMONTH([.$G8]; 0)));&quot;&quot;; AVERAGEIFS([.E$2:.E$2393];[.$A$2:.$A$2393];&quot;&gt;=&quot;&amp;[.$G8];[.$A$2:.$A$2393];&quot;&lt;=&quot;&amp;EOMONTH([.$G8]; 0)))" office:value-type="float" office:value="1.7006" calcext:value-type="float">
            <text:p>1.70</text:p>
          </table:table-cell>
        </table:table-row>
        <table:table-row table:style-name="ro1">
          <table:table-cell office:value-type="date" office:date-value="2005-05-08" calcext:value-type="date">
            <text:p>2005-05-08</text:p>
          </table:table-cell>
          <table:table-cell office:value-type="float" office:value="0" calcext:value-type="float">
            <text:p>0</text:p>
          </table:table-cell>
          <table:table-cell office:value-type="float" office:value="14.948" calcext:value-type="float">
            <text:p>14.948</text:p>
          </table:table-cell>
          <table:table-cell office:value-type="float" office:value="34.493" calcext:value-type="float">
            <text:p>34.493</text:p>
          </table:table-cell>
          <table:table-cell office:value-type="float" office:value="0.976" calcext:value-type="float">
            <text:p>0.976</text:p>
          </table:table-cell>
          <table:table-cell/>
          <table:table-cell office:value-type="date" office:date-value="2006-06-01" calcext:value-type="date">
            <text:p>2006-06-01</text:p>
          </table:table-cell>
          <table:table-cell table:style-name="ce3" table:formula="of:=IF(ISERR(AVERAGEIFS([.B$2:.B$2393];[.$A$2:.$A$2393];&quot;&gt;=&quot;&amp;[.$G9];[.$A$2:.$A$2393];&quot;&lt;=&quot;&amp;EOMONTH([.$G9]; 0)));&quot;&quot;; AVERAGEIFS([.B$2:.B$2393];[.$A$2:.$A$2393];&quot;&gt;=&quot;&amp;[.$G9];[.$A$2:.$A$2393];&quot;&lt;=&quot;&amp;EOMONTH([.$G9]; 0)))" office:value-type="float" office:value="3.334" calcext:value-type="float">
            <text:p>3.33</text:p>
          </table:table-cell>
          <table:table-cell table:style-name="ce3" table:formula="of:=IF(ISERR(AVERAGEIFS([.C$2:.C$2393];[.$A$2:.$A$2393];&quot;&gt;=&quot;&amp;[.$G9];[.$A$2:.$A$2393];&quot;&lt;=&quot;&amp;EOMONTH([.$G9]; 0)));&quot;&quot;; AVERAGEIFS([.C$2:.C$2393];[.$A$2:.$A$2393];&quot;&gt;=&quot;&amp;[.$G9];[.$A$2:.$A$2393];&quot;&lt;=&quot;&amp;EOMONTH([.$G9]; 0)))" office:value-type="float" office:value="17.0550666666667" calcext:value-type="float">
            <text:p>17.06</text:p>
          </table:table-cell>
          <table:table-cell table:style-name="ce3" table:formula="of:=IF(ISERR(AVERAGEIFS([.D$2:.D$2393];[.$A$2:.$A$2393];&quot;&gt;=&quot;&amp;[.$G9];[.$A$2:.$A$2393];&quot;&lt;=&quot;&amp;EOMONTH([.$G9]; 0)));&quot;&quot;; AVERAGEIFS([.D$2:.D$2393];[.$A$2:.$A$2393];&quot;&gt;=&quot;&amp;[.$G9];[.$A$2:.$A$2393];&quot;&lt;=&quot;&amp;EOMONTH([.$G9]; 0)))" office:value-type="float" office:value="71.3882666666667" calcext:value-type="float">
            <text:p>71.39</text:p>
          </table:table-cell>
          <table:table-cell table:style-name="ce3" table:formula="of:=IF(ISERR(AVERAGEIFS([.E$2:.E$2393];[.$A$2:.$A$2393];&quot;&gt;=&quot;&amp;[.$G9];[.$A$2:.$A$2393];&quot;&lt;=&quot;&amp;EOMONTH([.$G9]; 0)));&quot;&quot;; AVERAGEIFS([.E$2:.E$2393];[.$A$2:.$A$2393];&quot;&gt;=&quot;&amp;[.$G9];[.$A$2:.$A$2393];&quot;&lt;=&quot;&amp;EOMONTH([.$G9]; 0)))" office:value-type="float" office:value="1.57006666666667" calcext:value-type="float">
            <text:p>1.57</text:p>
          </table:table-cell>
        </table:table-row>
        <table:table-row table:style-name="ro1">
          <table:table-cell office:value-type="date" office:date-value="2005-05-09" calcext:value-type="date">
            <text:p>2005-05-09</text:p>
          </table:table-cell>
          <table:table-cell office:value-type="float" office:value="0.49" calcext:value-type="float">
            <text:p>0.49</text:p>
          </table:table-cell>
          <table:table-cell office:value-type="float" office:value="6.31" calcext:value-type="float">
            <text:p>6.31</text:p>
          </table:table-cell>
          <table:table-cell office:value-type="float" office:value="49.977" calcext:value-type="float">
            <text:p>49.977</text:p>
          </table:table-cell>
          <table:table-cell office:value-type="float" office:value="2.508" calcext:value-type="float">
            <text:p>2.508</text:p>
          </table:table-cell>
          <table:table-cell/>
          <table:table-cell office:value-type="date" office:date-value="2006-07-01" calcext:value-type="date">
            <text:p>2006-07-01</text:p>
          </table:table-cell>
          <table:table-cell table:style-name="ce3" table:formula="of:=IF(ISERR(AVERAGEIFS([.B$2:.B$2393];[.$A$2:.$A$2393];&quot;&gt;=&quot;&amp;[.$G10];[.$A$2:.$A$2393];&quot;&lt;=&quot;&amp;EOMONTH([.$G10]; 0)));&quot;&quot;; AVERAGEIFS([.B$2:.B$2393];[.$A$2:.$A$2393];&quot;&gt;=&quot;&amp;[.$G10];[.$A$2:.$A$2393];&quot;&lt;=&quot;&amp;EOMONTH([.$G10]; 0)))" office:value-type="float" office:value="4.24451612903226" calcext:value-type="float">
            <text:p>4.24</text:p>
          </table:table-cell>
          <table:table-cell table:style-name="ce3" table:formula="of:=IF(ISERR(AVERAGEIFS([.C$2:.C$2393];[.$A$2:.$A$2393];&quot;&gt;=&quot;&amp;[.$G10];[.$A$2:.$A$2393];&quot;&lt;=&quot;&amp;EOMONTH([.$G10]; 0)));&quot;&quot;; AVERAGEIFS([.C$2:.C$2393];[.$A$2:.$A$2393];&quot;&gt;=&quot;&amp;[.$G10];[.$A$2:.$A$2393];&quot;&lt;=&quot;&amp;EOMONTH([.$G10]; 0)))" office:value-type="float" office:value="17.4120322580645" calcext:value-type="float">
            <text:p>17.41</text:p>
          </table:table-cell>
          <table:table-cell table:style-name="ce3" table:formula="of:=IF(ISERR(AVERAGEIFS([.D$2:.D$2393];[.$A$2:.$A$2393];&quot;&gt;=&quot;&amp;[.$G10];[.$A$2:.$A$2393];&quot;&lt;=&quot;&amp;EOMONTH([.$G10]; 0)));&quot;&quot;; AVERAGEIFS([.D$2:.D$2393];[.$A$2:.$A$2393];&quot;&gt;=&quot;&amp;[.$G10];[.$A$2:.$A$2393];&quot;&lt;=&quot;&amp;EOMONTH([.$G10]; 0)))" office:value-type="float" office:value="76.6262333333333" calcext:value-type="float">
            <text:p>76.63</text:p>
          </table:table-cell>
          <table:table-cell table:style-name="ce3" table:formula="of:=IF(ISERR(AVERAGEIFS([.E$2:.E$2393];[.$A$2:.$A$2393];&quot;&gt;=&quot;&amp;[.$G10];[.$A$2:.$A$2393];&quot;&lt;=&quot;&amp;EOMONTH([.$G10]; 0)));&quot;&quot;; AVERAGEIFS([.E$2:.E$2393];[.$A$2:.$A$2393];&quot;&gt;=&quot;&amp;[.$G10];[.$A$2:.$A$2393];&quot;&lt;=&quot;&amp;EOMONTH([.$G10]; 0)))" office:value-type="float" office:value="1.21883870967742" calcext:value-type="float">
            <text:p>1.22</text:p>
          </table:table-cell>
        </table:table-row>
        <table:table-row table:style-name="ro1">
          <table:table-cell office:value-type="date" office:date-value="2005-05-10" calcext:value-type="date">
            <text:p>2005-05-10</text:p>
          </table:table-cell>
          <table:table-cell office:value-type="float" office:value="0.07" calcext:value-type="float">
            <text:p>0.07</text:p>
          </table:table-cell>
          <table:table-cell office:value-type="float" office:value="2.875" calcext:value-type="float">
            <text:p>2.875</text:p>
          </table:table-cell>
          <table:table-cell office:value-type="float" office:value="40.039" calcext:value-type="float">
            <text:p>40.039</text:p>
          </table:table-cell>
          <table:table-cell office:value-type="float" office:value="3.506" calcext:value-type="float">
            <text:p>3.506</text:p>
          </table:table-cell>
          <table:table-cell/>
          <table:table-cell office:value-type="date" office:date-value="2006-08-01" calcext:value-type="date">
            <text:p>2006-08-01</text:p>
          </table:table-cell>
          <table:table-cell table:style-name="ce3" table:formula="of:=IF(ISERR(AVERAGEIFS([.B$2:.B$2393];[.$A$2:.$A$2393];&quot;&gt;=&quot;&amp;[.$G11];[.$A$2:.$A$2393];&quot;&lt;=&quot;&amp;EOMONTH([.$G11]; 0)));&quot;&quot;; AVERAGEIFS([.B$2:.B$2393];[.$A$2:.$A$2393];&quot;&gt;=&quot;&amp;[.$G11];[.$A$2:.$A$2393];&quot;&lt;=&quot;&amp;EOMONTH([.$G11]; 0)))" office:value-type="float" office:value="0.311290322580645" calcext:value-type="float">
            <text:p>0.31</text:p>
          </table:table-cell>
          <table:table-cell table:style-name="ce3" table:formula="of:=IF(ISERR(AVERAGEIFS([.C$2:.C$2393];[.$A$2:.$A$2393];&quot;&gt;=&quot;&amp;[.$G11];[.$A$2:.$A$2393];&quot;&lt;=&quot;&amp;EOMONTH([.$G11]; 0)));&quot;&quot;; AVERAGEIFS([.C$2:.C$2393];[.$A$2:.$A$2393];&quot;&gt;=&quot;&amp;[.$G11];[.$A$2:.$A$2393];&quot;&lt;=&quot;&amp;EOMONTH([.$G11]; 0)))" office:value-type="float" office:value="15.5134516129032" calcext:value-type="float">
            <text:p>15.51</text:p>
          </table:table-cell>
          <table:table-cell table:style-name="ce3" table:formula="of:=IF(ISERR(AVERAGEIFS([.D$2:.D$2393];[.$A$2:.$A$2393];&quot;&gt;=&quot;&amp;[.$G11];[.$A$2:.$A$2393];&quot;&lt;=&quot;&amp;EOMONTH([.$G11]; 0)));&quot;&quot;; AVERAGEIFS([.D$2:.D$2393];[.$A$2:.$A$2393];&quot;&gt;=&quot;&amp;[.$G11];[.$A$2:.$A$2393];&quot;&lt;=&quot;&amp;EOMONTH([.$G11]; 0)))" office:value-type="float" office:value="74.1723870967742" calcext:value-type="float">
            <text:p>74.17</text:p>
          </table:table-cell>
          <table:table-cell table:style-name="ce3" table:formula="of:=IF(ISERR(AVERAGEIFS([.E$2:.E$2393];[.$A$2:.$A$2393];&quot;&gt;=&quot;&amp;[.$G11];[.$A$2:.$A$2393];&quot;&lt;=&quot;&amp;EOMONTH([.$G11]; 0)));&quot;&quot;; AVERAGEIFS([.E$2:.E$2393];[.$A$2:.$A$2393];&quot;&gt;=&quot;&amp;[.$G11];[.$A$2:.$A$2393];&quot;&lt;=&quot;&amp;EOMONTH([.$G11]; 0)))" office:value-type="float" office:value="1.00587096774194" calcext:value-type="float">
            <text:p>1.01</text:p>
          </table:table-cell>
        </table:table-row>
        <table:table-row table:style-name="ro1">
          <table:table-cell office:value-type="date" office:date-value="2005-05-11" calcext:value-type="date">
            <text:p>2005-05-11</text:p>
          </table:table-cell>
          <table:table-cell office:value-type="float" office:value="0.05" calcext:value-type="float">
            <text:p>0.05</text:p>
          </table:table-cell>
          <table:table-cell office:value-type="float" office:value="11.439" calcext:value-type="float">
            <text:p>11.439</text:p>
          </table:table-cell>
          <table:table-cell office:value-type="float" office:value="36.8" calcext:value-type="float">
            <text:p>36.8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date" office:date-value="2006-09-01" calcext:value-type="date">
            <text:p>2006-09-01</text:p>
          </table:table-cell>
          <table:table-cell table:style-name="ce3" table:formula="of:=IF(ISERR(AVERAGEIFS([.B$2:.B$2393];[.$A$2:.$A$2393];&quot;&gt;=&quot;&amp;[.$G12];[.$A$2:.$A$2393];&quot;&lt;=&quot;&amp;EOMONTH([.$G12]; 0)));&quot;&quot;; AVERAGEIFS([.B$2:.B$2393];[.$A$2:.$A$2393];&quot;&gt;=&quot;&amp;[.$G12];[.$A$2:.$A$2393];&quot;&lt;=&quot;&amp;EOMONTH([.$G12]; 0)))" office:value-type="float" office:value="0.691" calcext:value-type="float">
            <text:p>0.69</text:p>
          </table:table-cell>
          <table:table-cell table:style-name="ce3" table:formula="of:=IF(ISERR(AVERAGEIFS([.C$2:.C$2393];[.$A$2:.$A$2393];&quot;&gt;=&quot;&amp;[.$G12];[.$A$2:.$A$2393];&quot;&lt;=&quot;&amp;EOMONTH([.$G12]; 0)));&quot;&quot;; AVERAGEIFS([.C$2:.C$2393];[.$A$2:.$A$2393];&quot;&gt;=&quot;&amp;[.$G12];[.$A$2:.$A$2393];&quot;&lt;=&quot;&amp;EOMONTH([.$G12]; 0)))" office:value-type="float" office:value="11.8391379310345" calcext:value-type="float">
            <text:p>11.84</text:p>
          </table:table-cell>
          <table:table-cell table:style-name="ce3" table:formula="of:=IF(ISERR(AVERAGEIFS([.D$2:.D$2393];[.$A$2:.$A$2393];&quot;&gt;=&quot;&amp;[.$G12];[.$A$2:.$A$2393];&quot;&lt;=&quot;&amp;EOMONTH([.$G12]; 0)));&quot;&quot;; AVERAGEIFS([.D$2:.D$2393];[.$A$2:.$A$2393];&quot;&gt;=&quot;&amp;[.$G12];[.$A$2:.$A$2393];&quot;&lt;=&quot;&amp;EOMONTH([.$G12]; 0)))" office:value-type="float" office:value="72.5047142857143" calcext:value-type="float">
            <text:p>72.50</text:p>
          </table:table-cell>
          <table:table-cell table:style-name="ce3" table:formula="of:=IF(ISERR(AVERAGEIFS([.E$2:.E$2393];[.$A$2:.$A$2393];&quot;&gt;=&quot;&amp;[.$G12];[.$A$2:.$A$2393];&quot;&lt;=&quot;&amp;EOMONTH([.$G12]; 0)));&quot;&quot;; AVERAGEIFS([.E$2:.E$2393];[.$A$2:.$A$2393];&quot;&gt;=&quot;&amp;[.$G12];[.$A$2:.$A$2393];&quot;&lt;=&quot;&amp;EOMONTH([.$G12]; 0)))" office:value-type="float" office:value="1.34344827586207" calcext:value-type="float">
            <text:p>1.34</text:p>
          </table:table-cell>
        </table:table-row>
        <table:table-row table:style-name="ro1">
          <table:table-cell office:value-type="date" office:date-value="2005-05-12" calcext:value-type="date">
            <text:p>2005-05-12</text:p>
          </table:table-cell>
          <table:table-cell office:value-type="float" office:value="0" calcext:value-type="float">
            <text:p>0</text:p>
          </table:table-cell>
          <table:table-cell office:value-type="float" office:value="7.364" calcext:value-type="float">
            <text:p>7.364</text:p>
          </table:table-cell>
          <table:table-cell office:value-type="float" office:value="62.271" calcext:value-type="float">
            <text:p>62.271</text:p>
          </table:table-cell>
          <table:table-cell office:value-type="float" office:value="2.065" calcext:value-type="float">
            <text:p>2.065</text:p>
          </table:table-cell>
          <table:table-cell/>
          <table:table-cell office:value-type="date" office:date-value="2006-10-01" calcext:value-type="date">
            <text:p>2006-10-01</text:p>
          </table:table-cell>
          <table:table-cell table:style-name="ce3" table:formula="of:=IF(ISERR(AVERAGEIFS([.B$2:.B$2393];[.$A$2:.$A$2393];&quot;&gt;=&quot;&amp;[.$G13];[.$A$2:.$A$2393];&quot;&lt;=&quot;&amp;EOMONTH([.$G13]; 0)));&quot;&quot;; AVERAGEIFS([.B$2:.B$2393];[.$A$2:.$A$2393];&quot;&gt;=&quot;&amp;[.$G13];[.$A$2:.$A$2393];&quot;&lt;=&quot;&amp;EOMONTH([.$G13]; 0)))" office:value-type="float" office:value="0.170322580645161" calcext:value-type="float">
            <text:p>0.17</text:p>
          </table:table-cell>
          <table:table-cell table:style-name="ce3" table:formula="of:=IF(ISERR(AVERAGEIFS([.C$2:.C$2393];[.$A$2:.$A$2393];&quot;&gt;=&quot;&amp;[.$G13];[.$A$2:.$A$2393];&quot;&lt;=&quot;&amp;EOMONTH([.$G13]; 0)));&quot;&quot;; AVERAGEIFS([.C$2:.C$2393];[.$A$2:.$A$2393];&quot;&gt;=&quot;&amp;[.$G13];[.$A$2:.$A$2393];&quot;&lt;=&quot;&amp;EOMONTH([.$G13]; 0)))" office:value-type="float" office:value="1.47354838709677" calcext:value-type="float">
            <text:p>1.47</text:p>
          </table:table-cell>
          <table:table-cell table:style-name="ce3" table:formula="of:=IF(ISERR(AVERAGEIFS([.D$2:.D$2393];[.$A$2:.$A$2393];&quot;&gt;=&quot;&amp;[.$G13];[.$A$2:.$A$2393];&quot;&lt;=&quot;&amp;EOMONTH([.$G13]; 0)));&quot;&quot;; AVERAGEIFS([.D$2:.D$2393];[.$A$2:.$A$2393];&quot;&gt;=&quot;&amp;[.$G13];[.$A$2:.$A$2393];&quot;&lt;=&quot;&amp;EOMONTH([.$G13]; 0)))" office:value-type="float" office:value="73.8974516129032" calcext:value-type="float">
            <text:p>73.90</text:p>
          </table:table-cell>
          <table:table-cell table:style-name="ce3" table:formula="of:=IF(ISERR(AVERAGEIFS([.E$2:.E$2393];[.$A$2:.$A$2393];&quot;&gt;=&quot;&amp;[.$G13];[.$A$2:.$A$2393];&quot;&lt;=&quot;&amp;EOMONTH([.$G13]; 0)));&quot;&quot;; AVERAGEIFS([.E$2:.E$2393];[.$A$2:.$A$2393];&quot;&gt;=&quot;&amp;[.$G13];[.$A$2:.$A$2393];&quot;&lt;=&quot;&amp;EOMONTH([.$G13]; 0)))" office:value-type="float" office:value="1.69329032258065" calcext:value-type="float">
            <text:p>1.69</text:p>
          </table:table-cell>
        </table:table-row>
        <table:table-row table:style-name="ro1">
          <table:table-cell office:value-type="date" office:date-value="2005-05-13" calcext:value-type="date">
            <text:p>2005-05-13</text:p>
          </table:table-cell>
          <table:table-cell office:value-type="float" office:value="0.03" calcext:value-type="float">
            <text:p>0.03</text:p>
          </table:table-cell>
          <table:table-cell office:value-type="float" office:value="7.023" calcext:value-type="float">
            <text:p>7.023</text:p>
          </table:table-cell>
          <table:table-cell office:value-type="float" office:value="47.212" calcext:value-type="float">
            <text:p>47.212</text:p>
          </table:table-cell>
          <table:table-cell office:value-type="float" office:value="2.048" calcext:value-type="float">
            <text:p>2.048</text:p>
          </table:table-cell>
          <table:table-cell/>
          <table:table-cell office:value-type="date" office:date-value="2007-05-01" calcext:value-type="date">
            <text:p>2007-05-01</text:p>
          </table:table-cell>
          <table:table-cell table:style-name="ce3" table:formula="of:=IF(ISERR(AVERAGEIFS([.B$2:.B$2393];[.$A$2:.$A$2393];&quot;&gt;=&quot;&amp;[.$G14];[.$A$2:.$A$2393];&quot;&lt;=&quot;&amp;EOMONTH([.$G14]; 0)));&quot;&quot;; AVERAGEIFS([.B$2:.B$2393];[.$A$2:.$A$2393];&quot;&gt;=&quot;&amp;[.$G14];[.$A$2:.$A$2393];&quot;&lt;=&quot;&amp;EOMONTH([.$G14]; 0)))" office:value-type="float" office:value="2.26" calcext:value-type="float">
            <text:p>2.26</text:p>
          </table:table-cell>
          <table:table-cell table:style-name="ce3" table:formula="of:=IF(ISERR(AVERAGEIFS([.C$2:.C$2393];[.$A$2:.$A$2393];&quot;&gt;=&quot;&amp;[.$G14];[.$A$2:.$A$2393];&quot;&lt;=&quot;&amp;EOMONTH([.$G14]; 0)));&quot;&quot;; AVERAGEIFS([.C$2:.C$2393];[.$A$2:.$A$2393];&quot;&gt;=&quot;&amp;[.$G14];[.$A$2:.$A$2393];&quot;&lt;=&quot;&amp;EOMONTH([.$G14]; 0)))" office:value-type="float" office:value="10.9337741935484" calcext:value-type="float">
            <text:p>10.93</text:p>
          </table:table-cell>
          <table:table-cell table:style-name="ce3" table:formula="of:=IF(ISERR(AVERAGEIFS([.D$2:.D$2393];[.$A$2:.$A$2393];&quot;&gt;=&quot;&amp;[.$G14];[.$A$2:.$A$2393];&quot;&lt;=&quot;&amp;EOMONTH([.$G14]; 0)));&quot;&quot;; AVERAGEIFS([.D$2:.D$2393];[.$A$2:.$A$2393];&quot;&gt;=&quot;&amp;[.$G14];[.$A$2:.$A$2393];&quot;&lt;=&quot;&amp;EOMONTH([.$G14]; 0)))" office:value-type="float" office:value="59.9849333333333" calcext:value-type="float">
            <text:p>59.98</text:p>
          </table:table-cell>
          <table:table-cell table:style-name="ce3" table:formula="of:=IF(ISERR(AVERAGEIFS([.E$2:.E$2393];[.$A$2:.$A$2393];&quot;&gt;=&quot;&amp;[.$G14];[.$A$2:.$A$2393];&quot;&lt;=&quot;&amp;EOMONTH([.$G14]; 0)));&quot;&quot;; AVERAGEIFS([.E$2:.E$2393];[.$A$2:.$A$2393];&quot;&gt;=&quot;&amp;[.$G14];[.$A$2:.$A$2393];&quot;&lt;=&quot;&amp;EOMONTH([.$G14]; 0)))" office:value-type="float" office:value="1.99029032258065" calcext:value-type="float">
            <text:p>1.99</text:p>
          </table:table-cell>
        </table:table-row>
        <table:table-row table:style-name="ro1">
          <table:table-cell office:value-type="date" office:date-value="2005-05-14" calcext:value-type="date">
            <text:p>2005-05-14</text:p>
          </table:table-cell>
          <table:table-cell office:value-type="float" office:value="0.02" calcext:value-type="float">
            <text:p>0.02</text:p>
          </table:table-cell>
          <table:table-cell office:value-type="float" office:value="14.206" calcext:value-type="float">
            <text:p>14.206</text:p>
          </table:table-cell>
          <table:table-cell office:value-type="float" office:value="35.778" calcext:value-type="float">
            <text:p>35.778</text:p>
          </table:table-cell>
          <table:table-cell office:value-type="float" office:value="2.717" calcext:value-type="float">
            <text:p>2.717</text:p>
          </table:table-cell>
          <table:table-cell/>
          <table:table-cell office:value-type="date" office:date-value="2007-06-01" calcext:value-type="date">
            <text:p>2007-06-01</text:p>
          </table:table-cell>
          <table:table-cell table:style-name="ce3" table:formula="of:=IF(ISERR(AVERAGEIFS([.B$2:.B$2393];[.$A$2:.$A$2393];&quot;&gt;=&quot;&amp;[.$G15];[.$A$2:.$A$2393];&quot;&lt;=&quot;&amp;EOMONTH([.$G15]; 0)));&quot;&quot;; AVERAGEIFS([.B$2:.B$2393];[.$A$2:.$A$2393];&quot;&gt;=&quot;&amp;[.$G15];[.$A$2:.$A$2393];&quot;&lt;=&quot;&amp;EOMONTH([.$G15]; 0)))" office:value-type="float" office:value="0.857666666666667" calcext:value-type="float">
            <text:p>0.86</text:p>
          </table:table-cell>
          <table:table-cell table:style-name="ce3" table:formula="of:=IF(ISERR(AVERAGEIFS([.C$2:.C$2393];[.$A$2:.$A$2393];&quot;&gt;=&quot;&amp;[.$G15];[.$A$2:.$A$2393];&quot;&lt;=&quot;&amp;EOMONTH([.$G15]; 0)));&quot;&quot;; AVERAGEIFS([.C$2:.C$2393];[.$A$2:.$A$2393];&quot;&gt;=&quot;&amp;[.$G15];[.$A$2:.$A$2393];&quot;&lt;=&quot;&amp;EOMONTH([.$G15]; 0)))" office:value-type="float" office:value="16.4157" calcext:value-type="float">
            <text:p>16.42</text:p>
          </table:table-cell>
          <table:table-cell table:style-name="ce3" table:formula="of:=IF(ISERR(AVERAGEIFS([.D$2:.D$2393];[.$A$2:.$A$2393];&quot;&gt;=&quot;&amp;[.$G15];[.$A$2:.$A$2393];&quot;&lt;=&quot;&amp;EOMONTH([.$G15]; 0)));&quot;&quot;; AVERAGEIFS([.D$2:.D$2393];[.$A$2:.$A$2393];&quot;&gt;=&quot;&amp;[.$G15];[.$A$2:.$A$2393];&quot;&lt;=&quot;&amp;EOMONTH([.$G15]; 0)))" office:value-type="float" office:value="58.7462333333333" calcext:value-type="float">
            <text:p>58.75</text:p>
          </table:table-cell>
          <table:table-cell table:style-name="ce3" table:formula="of:=IF(ISERR(AVERAGEIFS([.E$2:.E$2393];[.$A$2:.$A$2393];&quot;&gt;=&quot;&amp;[.$G15];[.$A$2:.$A$2393];&quot;&lt;=&quot;&amp;EOMONTH([.$G15]; 0)));&quot;&quot;; AVERAGEIFS([.E$2:.E$2393];[.$A$2:.$A$2393];&quot;&gt;=&quot;&amp;[.$G15];[.$A$2:.$A$2393];&quot;&lt;=&quot;&amp;EOMONTH([.$G15]; 0)))" office:value-type="float" office:value="1.33053333333333" calcext:value-type="float">
            <text:p>1.33</text:p>
          </table:table-cell>
        </table:table-row>
        <table:table-row table:style-name="ro1">
          <table:table-cell office:value-type="date" office:date-value="2005-05-15" calcext:value-type="date">
            <text:p>2005-05-15</text:p>
          </table:table-cell>
          <table:table-cell office:value-type="float" office:value="0" calcext:value-type="float">
            <text:p>0</text:p>
          </table:table-cell>
          <table:table-cell office:value-type="float" office:value="16.856" calcext:value-type="float">
            <text:p>16.856</text:p>
          </table:table-cell>
          <table:table-cell office:value-type="float" office:value="41.985" calcext:value-type="float">
            <text:p>41.985</text:p>
          </table:table-cell>
          <table:table-cell office:value-type="float" office:value="2.927" calcext:value-type="float">
            <text:p>2.927</text:p>
          </table:table-cell>
          <table:table-cell/>
          <table:table-cell office:value-type="date" office:date-value="2007-07-01" calcext:value-type="date">
            <text:p>2007-07-01</text:p>
          </table:table-cell>
          <table:table-cell table:style-name="ce3" table:formula="of:=IF(ISERR(AVERAGEIFS([.B$2:.B$2393];[.$A$2:.$A$2393];&quot;&gt;=&quot;&amp;[.$G16];[.$A$2:.$A$2393];&quot;&lt;=&quot;&amp;EOMONTH([.$G16]; 0)));&quot;&quot;; AVERAGEIFS([.B$2:.B$2393];[.$A$2:.$A$2393];&quot;&gt;=&quot;&amp;[.$G16];[.$A$2:.$A$2393];&quot;&lt;=&quot;&amp;EOMONTH([.$G16]; 0)))" office:value-type="float" office:value="1.79193548387097" calcext:value-type="float">
            <text:p>1.79</text:p>
          </table:table-cell>
          <table:table-cell table:style-name="ce3" table:formula="of:=IF(ISERR(AVERAGEIFS([.C$2:.C$2393];[.$A$2:.$A$2393];&quot;&gt;=&quot;&amp;[.$G16];[.$A$2:.$A$2393];&quot;&lt;=&quot;&amp;EOMONTH([.$G16]; 0)));&quot;&quot;; AVERAGEIFS([.C$2:.C$2393];[.$A$2:.$A$2393];&quot;&gt;=&quot;&amp;[.$G16];[.$A$2:.$A$2393];&quot;&lt;=&quot;&amp;EOMONTH([.$G16]; 0)))" office:value-type="float" office:value="18.9201612903226" calcext:value-type="float">
            <text:p>18.92</text:p>
          </table:table-cell>
          <table:table-cell table:style-name="ce3" table:formula="of:=IF(ISERR(AVERAGEIFS([.D$2:.D$2393];[.$A$2:.$A$2393];&quot;&gt;=&quot;&amp;[.$G16];[.$A$2:.$A$2393];&quot;&lt;=&quot;&amp;EOMONTH([.$G16]; 0)));&quot;&quot;; AVERAGEIFS([.D$2:.D$2393];[.$A$2:.$A$2393];&quot;&gt;=&quot;&amp;[.$G16];[.$A$2:.$A$2393];&quot;&lt;=&quot;&amp;EOMONTH([.$G16]; 0)))" office:value-type="float" office:value="72.8268666666667" calcext:value-type="float">
            <text:p>72.83</text:p>
          </table:table-cell>
          <table:table-cell table:style-name="ce3" table:formula="of:=IF(ISERR(AVERAGEIFS([.E$2:.E$2393];[.$A$2:.$A$2393];&quot;&gt;=&quot;&amp;[.$G16];[.$A$2:.$A$2393];&quot;&lt;=&quot;&amp;EOMONTH([.$G16]; 0)));&quot;&quot;; AVERAGEIFS([.E$2:.E$2393];[.$A$2:.$A$2393];&quot;&gt;=&quot;&amp;[.$G16];[.$A$2:.$A$2393];&quot;&lt;=&quot;&amp;EOMONTH([.$G16]; 0)))" office:value-type="float" office:value="6.00738709677419" calcext:value-type="float">
            <text:p>6.01</text:p>
          </table:table-cell>
        </table:table-row>
        <table:table-row table:style-name="ro1">
          <table:table-cell office:value-type="date" office:date-value="2005-05-16" calcext:value-type="date">
            <text:p>2005-05-16</text:p>
          </table:table-cell>
          <table:table-cell office:value-type="float" office:value="1.76" calcext:value-type="float">
            <text:p>1.76</text:p>
          </table:table-cell>
          <table:table-cell office:value-type="float" office:value="17.729" calcext:value-type="float">
            <text:p>17.729</text:p>
          </table:table-cell>
          <table:table-cell office:value-type="float" office:value="47.669" calcext:value-type="float">
            <text:p>47.669</text:p>
          </table:table-cell>
          <table:table-cell office:value-type="float" office:value="3.177" calcext:value-type="float">
            <text:p>3.177</text:p>
          </table:table-cell>
          <table:table-cell/>
          <table:table-cell office:value-type="date" office:date-value="2007-08-01" calcext:value-type="date">
            <text:p>2007-08-01</text:p>
          </table:table-cell>
          <table:table-cell table:style-name="ce3" table:formula="of:=IF(ISERR(AVERAGEIFS([.B$2:.B$2393];[.$A$2:.$A$2393];&quot;&gt;=&quot;&amp;[.$G17];[.$A$2:.$A$2393];&quot;&lt;=&quot;&amp;EOMONTH([.$G17]; 0)));&quot;&quot;; AVERAGEIFS([.B$2:.B$2393];[.$A$2:.$A$2393];&quot;&gt;=&quot;&amp;[.$G17];[.$A$2:.$A$2393];&quot;&lt;=&quot;&amp;EOMONTH([.$G17]; 0)))" office:value-type="float" office:value="1.0658064516129" calcext:value-type="float">
            <text:p>1.07</text:p>
          </table:table-cell>
          <table:table-cell table:style-name="ce3" table:formula="of:=IF(ISERR(AVERAGEIFS([.C$2:.C$2393];[.$A$2:.$A$2393];&quot;&gt;=&quot;&amp;[.$G17];[.$A$2:.$A$2393];&quot;&lt;=&quot;&amp;EOMONTH([.$G17]; 0)));&quot;&quot;; AVERAGEIFS([.C$2:.C$2393];[.$A$2:.$A$2393];&quot;&gt;=&quot;&amp;[.$G17];[.$A$2:.$A$2393];&quot;&lt;=&quot;&amp;EOMONTH([.$G17]; 0)))" office:value-type="float" office:value="13.7723548387097" calcext:value-type="float">
            <text:p>13.77</text:p>
          </table:table-cell>
          <table:table-cell table:style-name="ce3" table:formula="of:=IF(ISERR(AVERAGEIFS([.D$2:.D$2393];[.$A$2:.$A$2393];&quot;&gt;=&quot;&amp;[.$G17];[.$A$2:.$A$2393];&quot;&lt;=&quot;&amp;EOMONTH([.$G17]; 0)));&quot;&quot;; AVERAGEIFS([.D$2:.D$2393];[.$A$2:.$A$2393];&quot;&gt;=&quot;&amp;[.$G17];[.$A$2:.$A$2393];&quot;&lt;=&quot;&amp;EOMONTH([.$G17]; 0)))" office:value-type="float" office:value="76.606064516129" calcext:value-type="float">
            <text:p>76.61</text:p>
          </table:table-cell>
          <table:table-cell table:style-name="ce3" table:formula="of:=IF(ISERR(AVERAGEIFS([.E$2:.E$2393];[.$A$2:.$A$2393];&quot;&gt;=&quot;&amp;[.$G17];[.$A$2:.$A$2393];&quot;&lt;=&quot;&amp;EOMONTH([.$G17]; 0)));&quot;&quot;; AVERAGEIFS([.E$2:.E$2393];[.$A$2:.$A$2393];&quot;&gt;=&quot;&amp;[.$G17];[.$A$2:.$A$2393];&quot;&lt;=&quot;&amp;EOMONTH([.$G17]; 0)))" office:value-type="float" office:value="1.04796774193548" calcext:value-type="float">
            <text:p>1.05</text:p>
          </table:table-cell>
        </table:table-row>
        <table:table-row table:style-name="ro1">
          <table:table-cell office:value-type="date" office:date-value="2005-05-17" calcext:value-type="date">
            <text:p>2005-05-17</text:p>
          </table:table-cell>
          <table:table-cell office:value-type="float" office:value="3.86" calcext:value-type="float">
            <text:p>3.86</text:p>
          </table:table-cell>
          <table:table-cell office:value-type="float" office:value="9.054" calcext:value-type="float">
            <text:p>9.054</text:p>
          </table:table-cell>
          <table:table-cell office:value-type="float" office:value="73.268" calcext:value-type="float">
            <text:p>73.268</text:p>
          </table:table-cell>
          <table:table-cell office:value-type="float" office:value="7.416" calcext:value-type="float">
            <text:p>7.416</text:p>
          </table:table-cell>
          <table:table-cell/>
          <table:table-cell office:value-type="date" office:date-value="2007-09-01" calcext:value-type="date">
            <text:p>2007-09-01</text:p>
          </table:table-cell>
          <table:table-cell table:style-name="ce3" table:formula="of:=IF(ISERR(AVERAGEIFS([.B$2:.B$2393];[.$A$2:.$A$2393];&quot;&gt;=&quot;&amp;[.$G18];[.$A$2:.$A$2393];&quot;&lt;=&quot;&amp;EOMONTH([.$G18]; 0)));&quot;&quot;; AVERAGEIFS([.B$2:.B$2393];[.$A$2:.$A$2393];&quot;&gt;=&quot;&amp;[.$G18];[.$A$2:.$A$2393];&quot;&lt;=&quot;&amp;EOMONTH([.$G18]; 0)))" office:value-type="float" office:value="1.84166666666667" calcext:value-type="float">
            <text:p>1.84</text:p>
          </table:table-cell>
          <table:table-cell table:style-name="ce3" table:formula="of:=IF(ISERR(AVERAGEIFS([.C$2:.C$2393];[.$A$2:.$A$2393];&quot;&gt;=&quot;&amp;[.$G18];[.$A$2:.$A$2393];&quot;&lt;=&quot;&amp;EOMONTH([.$G18]; 0)));&quot;&quot;; AVERAGEIFS([.C$2:.C$2393];[.$A$2:.$A$2393];&quot;&gt;=&quot;&amp;[.$G18];[.$A$2:.$A$2393];&quot;&lt;=&quot;&amp;EOMONTH([.$G18]; 0)))" office:value-type="float" office:value="7.6585" calcext:value-type="float">
            <text:p>7.66</text:p>
          </table:table-cell>
          <table:table-cell table:style-name="ce3" table:formula="of:=IF(ISERR(AVERAGEIFS([.D$2:.D$2393];[.$A$2:.$A$2393];&quot;&gt;=&quot;&amp;[.$G18];[.$A$2:.$A$2393];&quot;&lt;=&quot;&amp;EOMONTH([.$G18]; 0)));&quot;&quot;; AVERAGEIFS([.D$2:.D$2393];[.$A$2:.$A$2393];&quot;&gt;=&quot;&amp;[.$G18];[.$A$2:.$A$2393];&quot;&lt;=&quot;&amp;EOMONTH([.$G18]; 0)))" office:value-type="float" office:value="84.3547333333333" calcext:value-type="float">
            <text:p>84.35</text:p>
          </table:table-cell>
          <table:table-cell table:style-name="ce3" table:formula="of:=IF(ISERR(AVERAGEIFS([.E$2:.E$2393];[.$A$2:.$A$2393];&quot;&gt;=&quot;&amp;[.$G18];[.$A$2:.$A$2393];&quot;&lt;=&quot;&amp;EOMONTH([.$G18]; 0)));&quot;&quot;; AVERAGEIFS([.E$2:.E$2393];[.$A$2:.$A$2393];&quot;&gt;=&quot;&amp;[.$G18];[.$A$2:.$A$2393];&quot;&lt;=&quot;&amp;EOMONTH([.$G18]; 0)))" office:value-type="float" office:value="1.54243333333333" calcext:value-type="float">
            <text:p>1.54</text:p>
          </table:table-cell>
        </table:table-row>
        <table:table-row table:style-name="ro1">
          <table:table-cell office:value-type="date" office:date-value="2005-05-18" calcext:value-type="date">
            <text:p>2005-05-18</text:p>
          </table:table-cell>
          <table:table-cell office:value-type="float" office:value="15.59" calcext:value-type="float">
            <text:p>15.59</text:p>
          </table:table-cell>
          <table:table-cell office:value-type="float" office:value="6.215" calcext:value-type="float">
            <text:p>6.215</text:p>
          </table:table-cell>
          <table:table-cell office:value-type="float" office:value="91.368" calcext:value-type="float">
            <text:p>91.368</text:p>
          </table:table-cell>
          <table:table-cell office:value-type="float" office:value="5.687" calcext:value-type="float">
            <text:p>5.687</text:p>
          </table:table-cell>
          <table:table-cell/>
          <table:table-cell office:value-type="date" office:date-value="2007-10-01" calcext:value-type="date">
            <text:p>2007-10-01</text:p>
          </table:table-cell>
          <table:table-cell table:style-name="ce3" table:formula="of:=IF(ISERR(AVERAGEIFS([.B$2:.B$2393];[.$A$2:.$A$2393];&quot;&gt;=&quot;&amp;[.$G19];[.$A$2:.$A$2393];&quot;&lt;=&quot;&amp;EOMONTH([.$G19]; 0)));&quot;&quot;; AVERAGEIFS([.B$2:.B$2393];[.$A$2:.$A$2393];&quot;&gt;=&quot;&amp;[.$G19];[.$A$2:.$A$2393];&quot;&lt;=&quot;&amp;EOMONTH([.$G19]; 0)))" office:value-type="float" office:value="0.762903225806452" calcext:value-type="float">
            <text:p>0.76</text:p>
          </table:table-cell>
          <table:table-cell table:style-name="ce3" table:formula="of:=IF(ISERR(AVERAGEIFS([.C$2:.C$2393];[.$A$2:.$A$2393];&quot;&gt;=&quot;&amp;[.$G19];[.$A$2:.$A$2393];&quot;&lt;=&quot;&amp;EOMONTH([.$G19]; 0)));&quot;&quot;; AVERAGEIFS([.C$2:.C$2393];[.$A$2:.$A$2393];&quot;&gt;=&quot;&amp;[.$G19];[.$A$2:.$A$2393];&quot;&lt;=&quot;&amp;EOMONTH([.$G19]; 0)))" office:value-type="float" office:value="3.43258064516129" calcext:value-type="float">
            <text:p>3.43</text:p>
          </table:table-cell>
          <table:table-cell table:style-name="ce3" table:formula="of:=IF(ISERR(AVERAGEIFS([.D$2:.D$2393];[.$A$2:.$A$2393];&quot;&gt;=&quot;&amp;[.$G19];[.$A$2:.$A$2393];&quot;&lt;=&quot;&amp;EOMONTH([.$G19]; 0)));&quot;&quot;; AVERAGEIFS([.D$2:.D$2393];[.$A$2:.$A$2393];&quot;&gt;=&quot;&amp;[.$G19];[.$A$2:.$A$2393];&quot;&lt;=&quot;&amp;EOMONTH([.$G19]; 0)))" office:value-type="float" office:value="78.2672903225806" calcext:value-type="float">
            <text:p>78.27</text:p>
          </table:table-cell>
          <table:table-cell table:style-name="ce3" table:formula="of:=IF(ISERR(AVERAGEIFS([.E$2:.E$2393];[.$A$2:.$A$2393];&quot;&gt;=&quot;&amp;[.$G19];[.$A$2:.$A$2393];&quot;&lt;=&quot;&amp;EOMONTH([.$G19]; 0)));&quot;&quot;; AVERAGEIFS([.E$2:.E$2393];[.$A$2:.$A$2393];&quot;&gt;=&quot;&amp;[.$G19];[.$A$2:.$A$2393];&quot;&lt;=&quot;&amp;EOMONTH([.$G19]; 0)))" office:value-type="float" office:value="1.70064516129032" calcext:value-type="float">
            <text:p>1.70</text:p>
          </table:table-cell>
        </table:table-row>
        <table:table-row table:style-name="ro1">
          <table:table-cell office:value-type="date" office:date-value="2005-05-19" calcext:value-type="date">
            <text:p>2005-05-19</text:p>
          </table:table-cell>
          <table:table-cell office:value-type="float" office:value="4.65" calcext:value-type="float">
            <text:p>4.65</text:p>
          </table:table-cell>
          <table:table-cell office:value-type="float" office:value="8.429" calcext:value-type="float">
            <text:p>8.429</text:p>
          </table:table-cell>
          <table:table-cell office:value-type="float" office:value="87.288" calcext:value-type="float">
            <text:p>87.288</text:p>
          </table:table-cell>
          <table:table-cell office:value-type="float" office:value="0.862" calcext:value-type="float">
            <text:p>0.862</text:p>
          </table:table-cell>
          <table:table-cell/>
          <table:table-cell office:value-type="date" office:date-value="2008-05-01" calcext:value-type="date">
            <text:p>2008-05-01</text:p>
          </table:table-cell>
          <table:table-cell table:style-name="ce3" table:formula="of:=IF(ISERR(AVERAGEIFS([.B$2:.B$2393];[.$A$2:.$A$2393];&quot;&gt;=&quot;&amp;[.$G20];[.$A$2:.$A$2393];&quot;&lt;=&quot;&amp;EOMONTH([.$G20]; 0)));&quot;&quot;; AVERAGEIFS([.B$2:.B$2393];[.$A$2:.$A$2393];&quot;&gt;=&quot;&amp;[.$G20];[.$A$2:.$A$2393];&quot;&lt;=&quot;&amp;EOMONTH([.$G20]; 0)))" office:value-type="float" office:value="0.888387096774193" calcext:value-type="float">
            <text:p>0.89</text:p>
          </table:table-cell>
          <table:table-cell table:style-name="ce3" table:formula="of:=IF(ISERR(AVERAGEIFS([.C$2:.C$2393];[.$A$2:.$A$2393];&quot;&gt;=&quot;&amp;[.$G20];[.$A$2:.$A$2393];&quot;&lt;=&quot;&amp;EOMONTH([.$G20]; 0)));&quot;&quot;; AVERAGEIFS([.C$2:.C$2393];[.$A$2:.$A$2393];&quot;&gt;=&quot;&amp;[.$G20];[.$A$2:.$A$2393];&quot;&lt;=&quot;&amp;EOMONTH([.$G20]; 0)))" office:value-type="float" office:value="12.3042258064516" calcext:value-type="float">
            <text:p>12.30</text:p>
          </table:table-cell>
          <table:table-cell table:style-name="ce3" table:formula="of:=IF(ISERR(AVERAGEIFS([.D$2:.D$2393];[.$A$2:.$A$2393];&quot;&gt;=&quot;&amp;[.$G20];[.$A$2:.$A$2393];&quot;&lt;=&quot;&amp;EOMONTH([.$G20]; 0)));&quot;&quot;; AVERAGEIFS([.D$2:.D$2393];[.$A$2:.$A$2393];&quot;&gt;=&quot;&amp;[.$G20];[.$A$2:.$A$2393];&quot;&lt;=&quot;&amp;EOMONTH([.$G20]; 0)))" office:value-type="float" office:value="52.5074838709677" calcext:value-type="float">
            <text:p>52.51</text:p>
          </table:table-cell>
          <table:table-cell table:style-name="ce3" table:formula="of:=IF(ISERR(AVERAGEIFS([.E$2:.E$2393];[.$A$2:.$A$2393];&quot;&gt;=&quot;&amp;[.$G20];[.$A$2:.$A$2393];&quot;&lt;=&quot;&amp;EOMONTH([.$G20]; 0)));&quot;&quot;; AVERAGEIFS([.E$2:.E$2393];[.$A$2:.$A$2393];&quot;&gt;=&quot;&amp;[.$G20];[.$A$2:.$A$2393];&quot;&lt;=&quot;&amp;EOMONTH([.$G20]; 0)))" office:value-type="float" office:value="2.06212903225806" calcext:value-type="float">
            <text:p>2.06</text:p>
          </table:table-cell>
        </table:table-row>
        <table:table-row table:style-name="ro1">
          <table:table-cell office:value-type="date" office:date-value="2005-05-20" calcext:value-type="date">
            <text:p>2005-05-20</text:p>
          </table:table-cell>
          <table:table-cell office:value-type="float" office:value="0.76" calcext:value-type="float">
            <text:p>0.76</text:p>
          </table:table-cell>
          <table:table-cell office:value-type="float" office:value="11.292" calcext:value-type="float">
            <text:p>11.292</text:p>
          </table:table-cell>
          <table:table-cell office:value-type="float" office:value="84.322" calcext:value-type="float">
            <text:p>84.322</text:p>
          </table:table-cell>
          <table:table-cell office:value-type="float" office:value="0.971" calcext:value-type="float">
            <text:p>0.971</text:p>
          </table:table-cell>
          <table:table-cell/>
          <table:table-cell office:value-type="date" office:date-value="2008-06-01" calcext:value-type="date">
            <text:p>2008-06-01</text:p>
          </table:table-cell>
          <table:table-cell table:style-name="ce3" table:formula="of:=IF(ISERR(AVERAGEIFS([.B$2:.B$2393];[.$A$2:.$A$2393];&quot;&gt;=&quot;&amp;[.$G21];[.$A$2:.$A$2393];&quot;&lt;=&quot;&amp;EOMONTH([.$G21]; 0)));&quot;&quot;; AVERAGEIFS([.B$2:.B$2393];[.$A$2:.$A$2393];&quot;&gt;=&quot;&amp;[.$G21];[.$A$2:.$A$2393];&quot;&lt;=&quot;&amp;EOMONTH([.$G21]; 0)))" office:value-type="float" office:value="1.71266666666667" calcext:value-type="float">
            <text:p>1.71</text:p>
          </table:table-cell>
          <table:table-cell table:style-name="ce3" table:formula="of:=IF(ISERR(AVERAGEIFS([.C$2:.C$2393];[.$A$2:.$A$2393];&quot;&gt;=&quot;&amp;[.$G21];[.$A$2:.$A$2393];&quot;&lt;=&quot;&amp;EOMONTH([.$G21]; 0)));&quot;&quot;; AVERAGEIFS([.C$2:.C$2393];[.$A$2:.$A$2393];&quot;&gt;=&quot;&amp;[.$G21];[.$A$2:.$A$2393];&quot;&lt;=&quot;&amp;EOMONTH([.$G21]; 0)))" office:value-type="float" office:value="16.6025333333333" calcext:value-type="float">
            <text:p>16.60</text:p>
          </table:table-cell>
          <table:table-cell table:style-name="ce3" table:formula="of:=IF(ISERR(AVERAGEIFS([.D$2:.D$2393];[.$A$2:.$A$2393];&quot;&gt;=&quot;&amp;[.$G21];[.$A$2:.$A$2393];&quot;&lt;=&quot;&amp;EOMONTH([.$G21]; 0)));&quot;&quot;; AVERAGEIFS([.D$2:.D$2393];[.$A$2:.$A$2393];&quot;&gt;=&quot;&amp;[.$G21];[.$A$2:.$A$2393];&quot;&lt;=&quot;&amp;EOMONTH([.$G21]; 0)))" office:value-type="float" office:value="66.0277" calcext:value-type="float">
            <text:p>66.03</text:p>
          </table:table-cell>
          <table:table-cell table:style-name="ce3" table:formula="of:=IF(ISERR(AVERAGEIFS([.E$2:.E$2393];[.$A$2:.$A$2393];&quot;&gt;=&quot;&amp;[.$G21];[.$A$2:.$A$2393];&quot;&lt;=&quot;&amp;EOMONTH([.$G21]; 0)));&quot;&quot;; AVERAGEIFS([.E$2:.E$2393];[.$A$2:.$A$2393];&quot;&gt;=&quot;&amp;[.$G21];[.$A$2:.$A$2393];&quot;&lt;=&quot;&amp;EOMONTH([.$G21]; 0)))" office:value-type="float" office:value="1.06053333333333" calcext:value-type="float">
            <text:p>1.06</text:p>
          </table:table-cell>
        </table:table-row>
        <table:table-row table:style-name="ro1">
          <table:table-cell office:value-type="date" office:date-value="2005-05-21" calcext:value-type="date">
            <text:p>2005-05-21</text:p>
          </table:table-cell>
          <table:table-cell office:value-type="float" office:value="10.49" calcext:value-type="float">
            <text:p>10.49</text:p>
          </table:table-cell>
          <table:table-cell office:value-type="float" office:value="11.114" calcext:value-type="float">
            <text:p>11.114</text:p>
          </table:table-cell>
          <table:table-cell office:value-type="float" office:value="94.191" calcext:value-type="float">
            <text:p>94.191</text:p>
          </table:table-cell>
          <table:table-cell office:value-type="float" office:value="0.779" calcext:value-type="float">
            <text:p>0.779</text:p>
          </table:table-cell>
          <table:table-cell/>
          <table:table-cell office:value-type="date" office:date-value="2008-07-01" calcext:value-type="date">
            <text:p>2008-07-01</text:p>
          </table:table-cell>
          <table:table-cell table:style-name="ce3" table:formula="of:=IF(ISERR(AVERAGEIFS([.B$2:.B$2393];[.$A$2:.$A$2393];&quot;&gt;=&quot;&amp;[.$G22];[.$A$2:.$A$2393];&quot;&lt;=&quot;&amp;EOMONTH([.$G22]; 0)));&quot;&quot;; AVERAGEIFS([.B$2:.B$2393];[.$A$2:.$A$2393];&quot;&gt;=&quot;&amp;[.$G22];[.$A$2:.$A$2393];&quot;&lt;=&quot;&amp;EOMONTH([.$G22]; 0)))" office:value-type="float" office:value="1.79129032258065" calcext:value-type="float">
            <text:p>1.79</text:p>
          </table:table-cell>
          <table:table-cell table:style-name="ce3" table:formula="of:=IF(ISERR(AVERAGEIFS([.C$2:.C$2393];[.$A$2:.$A$2393];&quot;&gt;=&quot;&amp;[.$G22];[.$A$2:.$A$2393];&quot;&lt;=&quot;&amp;EOMONTH([.$G22]; 0)));&quot;&quot;; AVERAGEIFS([.C$2:.C$2393];[.$A$2:.$A$2393];&quot;&gt;=&quot;&amp;[.$G22];[.$A$2:.$A$2393];&quot;&lt;=&quot;&amp;EOMONTH([.$G22]; 0)))" office:value-type="float" office:value="18.0593225806452" calcext:value-type="float">
            <text:p>18.06</text:p>
          </table:table-cell>
          <table:table-cell table:style-name="ce3" table:formula="of:=IF(ISERR(AVERAGEIFS([.D$2:.D$2393];[.$A$2:.$A$2393];&quot;&gt;=&quot;&amp;[.$G22];[.$A$2:.$A$2393];&quot;&lt;=&quot;&amp;EOMONTH([.$G22]; 0)));&quot;&quot;; AVERAGEIFS([.D$2:.D$2393];[.$A$2:.$A$2393];&quot;&gt;=&quot;&amp;[.$G22];[.$A$2:.$A$2393];&quot;&lt;=&quot;&amp;EOMONTH([.$G22]; 0)))" office:value-type="float" office:value="70.9967741935484" calcext:value-type="float">
            <text:p>71.00</text:p>
          </table:table-cell>
          <table:table-cell table:style-name="ce3" table:formula="of:=IF(ISERR(AVERAGEIFS([.E$2:.E$2393];[.$A$2:.$A$2393];&quot;&gt;=&quot;&amp;[.$G22];[.$A$2:.$A$2393];&quot;&lt;=&quot;&amp;EOMONTH([.$G22]; 0)));&quot;&quot;; AVERAGEIFS([.E$2:.E$2393];[.$A$2:.$A$2393];&quot;&gt;=&quot;&amp;[.$G22];[.$A$2:.$A$2393];&quot;&lt;=&quot;&amp;EOMONTH([.$G22]; 0)))" office:value-type="float" office:value="1.10629032258065" calcext:value-type="float">
            <text:p>1.11</text:p>
          </table:table-cell>
        </table:table-row>
        <table:table-row table:style-name="ro1">
          <table:table-cell office:value-type="date" office:date-value="2005-05-22" calcext:value-type="date">
            <text:p>2005-05-22</text:p>
          </table:table-cell>
          <table:table-cell office:value-type="float" office:value="0.1" calcext:value-type="float">
            <text:p>0.1</text:p>
          </table:table-cell>
          <table:table-cell office:value-type="float" office:value="11.433" calcext:value-type="float">
            <text:p>11.433</text:p>
          </table:table-cell>
          <table:table-cell office:value-type="float" office:value="70.905" calcext:value-type="float">
            <text:p>70.905</text:p>
          </table:table-cell>
          <table:table-cell office:value-type="float" office:value="1.362" calcext:value-type="float">
            <text:p>1.362</text:p>
          </table:table-cell>
          <table:table-cell/>
          <table:table-cell office:value-type="date" office:date-value="2008-08-01" calcext:value-type="date">
            <text:p>2008-08-01</text:p>
          </table:table-cell>
          <table:table-cell table:style-name="ce3" table:formula="of:=IF(ISERR(AVERAGEIFS([.B$2:.B$2393];[.$A$2:.$A$2393];&quot;&gt;=&quot;&amp;[.$G23];[.$A$2:.$A$2393];&quot;&lt;=&quot;&amp;EOMONTH([.$G23]; 0)));&quot;&quot;; AVERAGEIFS([.B$2:.B$2393];[.$A$2:.$A$2393];&quot;&gt;=&quot;&amp;[.$G23];[.$A$2:.$A$2393];&quot;&lt;=&quot;&amp;EOMONTH([.$G23]; 0)))" office:value-type="float" office:value="0.422903225806452" calcext:value-type="float">
            <text:p>0.42</text:p>
          </table:table-cell>
          <table:table-cell table:style-name="ce3" table:formula="of:=IF(ISERR(AVERAGEIFS([.C$2:.C$2393];[.$A$2:.$A$2393];&quot;&gt;=&quot;&amp;[.$G23];[.$A$2:.$A$2393];&quot;&lt;=&quot;&amp;EOMONTH([.$G23]; 0)));&quot;&quot;; AVERAGEIFS([.C$2:.C$2393];[.$A$2:.$A$2393];&quot;&gt;=&quot;&amp;[.$G23];[.$A$2:.$A$2393];&quot;&lt;=&quot;&amp;EOMONTH([.$G23]; 0)))" office:value-type="float" office:value="16.7262580645161" calcext:value-type="float">
            <text:p>16.73</text:p>
          </table:table-cell>
          <table:table-cell table:style-name="ce3" table:formula="of:=IF(ISERR(AVERAGEIFS([.D$2:.D$2393];[.$A$2:.$A$2393];&quot;&gt;=&quot;&amp;[.$G23];[.$A$2:.$A$2393];&quot;&lt;=&quot;&amp;EOMONTH([.$G23]; 0)));&quot;&quot;; AVERAGEIFS([.D$2:.D$2393];[.$A$2:.$A$2393];&quot;&gt;=&quot;&amp;[.$G23];[.$A$2:.$A$2393];&quot;&lt;=&quot;&amp;EOMONTH([.$G23]; 0)))" office:value-type="float" office:value="73.8519677419355" calcext:value-type="float">
            <text:p>73.85</text:p>
          </table:table-cell>
          <table:table-cell table:style-name="ce3" table:formula="of:=IF(ISERR(AVERAGEIFS([.E$2:.E$2393];[.$A$2:.$A$2393];&quot;&gt;=&quot;&amp;[.$G23];[.$A$2:.$A$2393];&quot;&lt;=&quot;&amp;EOMONTH([.$G23]; 0)));&quot;&quot;; AVERAGEIFS([.E$2:.E$2393];[.$A$2:.$A$2393];&quot;&gt;=&quot;&amp;[.$G23];[.$A$2:.$A$2393];&quot;&lt;=&quot;&amp;EOMONTH([.$G23]; 0)))" office:value-type="float" office:value="1.12196774193548" calcext:value-type="float">
            <text:p>1.12</text:p>
          </table:table-cell>
        </table:table-row>
        <table:table-row table:style-name="ro1">
          <table:table-cell office:value-type="date" office:date-value="2005-05-23" calcext:value-type="date">
            <text:p>2005-05-23</text:p>
          </table:table-cell>
          <table:table-cell office:value-type="float" office:value="0" calcext:value-type="float">
            <text:p>0</text:p>
          </table:table-cell>
          <table:table-cell office:value-type="float" office:value="6.63" calcext:value-type="float">
            <text:p>6.63</text:p>
          </table:table-cell>
          <table:table-cell office:value-type="float" office:value="71" calcext:value-type="float">
            <text:p>71</text:p>
          </table:table-cell>
          <table:table-cell office:value-type="float" office:value="1.227" calcext:value-type="float">
            <text:p>1.227</text:p>
          </table:table-cell>
          <table:table-cell/>
          <table:table-cell office:value-type="date" office:date-value="2008-09-01" calcext:value-type="date">
            <text:p>2008-09-01</text:p>
          </table:table-cell>
          <table:table-cell table:style-name="ce3" table:formula="of:=IF(ISERR(AVERAGEIFS([.B$2:.B$2393];[.$A$2:.$A$2393];&quot;&gt;=&quot;&amp;[.$G24];[.$A$2:.$A$2393];&quot;&lt;=&quot;&amp;EOMONTH([.$G24]; 0)));&quot;&quot;; AVERAGEIFS([.B$2:.B$2393];[.$A$2:.$A$2393];&quot;&gt;=&quot;&amp;[.$G24];[.$A$2:.$A$2393];&quot;&lt;=&quot;&amp;EOMONTH([.$G24]; 0)))" office:value-type="float" office:value="1.6141" calcext:value-type="float">
            <text:p>1.61</text:p>
          </table:table-cell>
          <table:table-cell table:style-name="ce3" table:formula="of:=IF(ISERR(AVERAGEIFS([.C$2:.C$2393];[.$A$2:.$A$2393];&quot;&gt;=&quot;&amp;[.$G24];[.$A$2:.$A$2393];&quot;&lt;=&quot;&amp;EOMONTH([.$G24]; 0)));&quot;&quot;; AVERAGEIFS([.C$2:.C$2393];[.$A$2:.$A$2393];&quot;&gt;=&quot;&amp;[.$G24];[.$A$2:.$A$2393];&quot;&lt;=&quot;&amp;EOMONTH([.$G24]; 0)))" office:value-type="float" office:value="9.2799" calcext:value-type="float">
            <text:p>9.28</text:p>
          </table:table-cell>
          <table:table-cell table:style-name="ce3" table:formula="of:=IF(ISERR(AVERAGEIFS([.D$2:.D$2393];[.$A$2:.$A$2393];&quot;&gt;=&quot;&amp;[.$G24];[.$A$2:.$A$2393];&quot;&lt;=&quot;&amp;EOMONTH([.$G24]; 0)));&quot;&quot;; AVERAGEIFS([.D$2:.D$2393];[.$A$2:.$A$2393];&quot;&gt;=&quot;&amp;[.$G24];[.$A$2:.$A$2393];&quot;&lt;=&quot;&amp;EOMONTH([.$G24]; 0)))" office:value-type="float" office:value="75.4295333333334" calcext:value-type="float">
            <text:p>75.43</text:p>
          </table:table-cell>
          <table:table-cell table:style-name="ce3" table:formula="of:=IF(ISERR(AVERAGEIFS([.E$2:.E$2393];[.$A$2:.$A$2393];&quot;&gt;=&quot;&amp;[.$G24];[.$A$2:.$A$2393];&quot;&lt;=&quot;&amp;EOMONTH([.$G24]; 0)));&quot;&quot;; AVERAGEIFS([.E$2:.E$2393];[.$A$2:.$A$2393];&quot;&gt;=&quot;&amp;[.$G24];[.$A$2:.$A$2393];&quot;&lt;=&quot;&amp;EOMONTH([.$G24]; 0)))" office:value-type="float" office:value="6.5385" calcext:value-type="float">
            <text:p>6.54</text:p>
          </table:table-cell>
        </table:table-row>
        <table:table-row table:style-name="ro1">
          <table:table-cell office:value-type="date" office:date-value="2005-05-24" calcext:value-type="date">
            <text:p>2005-05-24</text:p>
          </table:table-cell>
          <table:table-cell office:value-type="float" office:value="0.08" calcext:value-type="float">
            <text:p>0.08</text:p>
          </table:table-cell>
          <table:table-cell office:value-type="float" office:value="8.427" calcext:value-type="float">
            <text:p>8.427</text:p>
          </table:table-cell>
          <table:table-cell office:value-type="float" office:value="70.302" calcext:value-type="float">
            <text:p>70.302</text:p>
          </table:table-cell>
          <table:table-cell office:value-type="float" office:value="1.872" calcext:value-type="float">
            <text:p>1.872</text:p>
          </table:table-cell>
          <table:table-cell/>
          <table:table-cell office:value-type="date" office:date-value="2008-10-01" calcext:value-type="date">
            <text:p>2008-10-01</text:p>
          </table:table-cell>
          <table:table-cell table:style-name="ce3" table:formula="of:=IF(ISERR(AVERAGEIFS([.B$2:.B$2393];[.$A$2:.$A$2393];&quot;&gt;=&quot;&amp;[.$G25];[.$A$2:.$A$2393];&quot;&lt;=&quot;&amp;EOMONTH([.$G25]; 0)));&quot;&quot;; AVERAGEIFS([.B$2:.B$2393];[.$A$2:.$A$2393];&quot;&gt;=&quot;&amp;[.$G25];[.$A$2:.$A$2393];&quot;&lt;=&quot;&amp;EOMONTH([.$G25]; 0)))" office:value-type="float" office:value="0.893677419354839" calcext:value-type="float">
            <text:p>0.89</text:p>
          </table:table-cell>
          <table:table-cell table:style-name="ce3" table:formula="of:=IF(ISERR(AVERAGEIFS([.C$2:.C$2393];[.$A$2:.$A$2393];&quot;&gt;=&quot;&amp;[.$G25];[.$A$2:.$A$2393];&quot;&lt;=&quot;&amp;EOMONTH([.$G25]; 0)));&quot;&quot;; AVERAGEIFS([.C$2:.C$2393];[.$A$2:.$A$2393];&quot;&gt;=&quot;&amp;[.$G25];[.$A$2:.$A$2393];&quot;&lt;=&quot;&amp;EOMONTH([.$G25]; 0)))" office:value-type="float" office:value="4.15787096774193" calcext:value-type="float">
            <text:p>4.16</text:p>
          </table:table-cell>
          <table:table-cell table:style-name="ce3" table:formula="of:=IF(ISERR(AVERAGEIFS([.D$2:.D$2393];[.$A$2:.$A$2393];&quot;&gt;=&quot;&amp;[.$G25];[.$A$2:.$A$2393];&quot;&lt;=&quot;&amp;EOMONTH([.$G25]; 0)));&quot;&quot;; AVERAGEIFS([.D$2:.D$2393];[.$A$2:.$A$2393];&quot;&gt;=&quot;&amp;[.$G25];[.$A$2:.$A$2393];&quot;&lt;=&quot;&amp;EOMONTH([.$G25]; 0)))" office:value-type="float" office:value="72.5447419354839" calcext:value-type="float">
            <text:p>72.54</text:p>
          </table:table-cell>
          <table:table-cell table:style-name="ce3" table:formula="of:=IF(ISERR(AVERAGEIFS([.E$2:.E$2393];[.$A$2:.$A$2393];&quot;&gt;=&quot;&amp;[.$G25];[.$A$2:.$A$2393];&quot;&lt;=&quot;&amp;EOMONTH([.$G25]; 0)));&quot;&quot;; AVERAGEIFS([.E$2:.E$2393];[.$A$2:.$A$2393];&quot;&gt;=&quot;&amp;[.$G25];[.$A$2:.$A$2393];&quot;&lt;=&quot;&amp;EOMONTH([.$G25]; 0)))" office:value-type="float" office:value="8.03835483870968" calcext:value-type="float">
            <text:p>8.04</text:p>
          </table:table-cell>
        </table:table-row>
        <table:table-row table:style-name="ro1">
          <table:table-cell office:value-type="date" office:date-value="2005-05-25" calcext:value-type="date">
            <text:p>2005-05-25</text:p>
          </table:table-cell>
          <table:table-cell office:value-type="float" office:value="0.03" calcext:value-type="float">
            <text:p>0.03</text:p>
          </table:table-cell>
          <table:table-cell office:value-type="float" office:value="10.169" calcext:value-type="float">
            <text:p>10.169</text:p>
          </table:table-cell>
          <table:table-cell office:value-type="float" office:value="56.566" calcext:value-type="float">
            <text:p>56.566</text:p>
          </table:table-cell>
          <table:table-cell office:value-type="float" office:value="2.544" calcext:value-type="float">
            <text:p>2.544</text:p>
          </table:table-cell>
          <table:table-cell/>
          <table:table-cell office:value-type="date" office:date-value="2009-05-01" calcext:value-type="date">
            <text:p>2009-05-01</text:p>
          </table:table-cell>
          <table:table-cell table:style-name="ce3" table:formula="of:=IF(ISERR(AVERAGEIFS([.B$2:.B$2393];[.$A$2:.$A$2393];&quot;&gt;=&quot;&amp;[.$G26];[.$A$2:.$A$2393];&quot;&lt;=&quot;&amp;EOMONTH([.$G26]; 0)));&quot;&quot;; AVERAGEIFS([.B$2:.B$2393];[.$A$2:.$A$2393];&quot;&gt;=&quot;&amp;[.$G26];[.$A$2:.$A$2393];&quot;&lt;=&quot;&amp;EOMONTH([.$G26]; 0)))" office:value-type="float" office:value="0.683870967741935" calcext:value-type="float">
            <text:p>0.68</text:p>
          </table:table-cell>
          <table:table-cell table:style-name="ce3" table:formula="of:=IF(ISERR(AVERAGEIFS([.C$2:.C$2393];[.$A$2:.$A$2393];&quot;&gt;=&quot;&amp;[.$G26];[.$A$2:.$A$2393];&quot;&lt;=&quot;&amp;EOMONTH([.$G26]; 0)));&quot;&quot;; AVERAGEIFS([.C$2:.C$2393];[.$A$2:.$A$2393];&quot;&gt;=&quot;&amp;[.$G26];[.$A$2:.$A$2393];&quot;&lt;=&quot;&amp;EOMONTH([.$G26]; 0)))" office:value-type="float" office:value="8.97129032258065" calcext:value-type="float">
            <text:p>8.97</text:p>
          </table:table-cell>
          <table:table-cell table:style-name="ce3" table:formula="of:=IF(ISERR(AVERAGEIFS([.D$2:.D$2393];[.$A$2:.$A$2393];&quot;&gt;=&quot;&amp;[.$G26];[.$A$2:.$A$2393];&quot;&lt;=&quot;&amp;EOMONTH([.$G26]; 0)));&quot;&quot;; AVERAGEIFS([.D$2:.D$2393];[.$A$2:.$A$2393];&quot;&gt;=&quot;&amp;[.$G26];[.$A$2:.$A$2393];&quot;&lt;=&quot;&amp;EOMONTH([.$G26]; 0)))" office:value-type="float" office:value="53.3104516129032" calcext:value-type="float">
            <text:p>53.31</text:p>
          </table:table-cell>
          <table:table-cell table:style-name="ce3" table:formula="of:=IF(ISERR(AVERAGEIFS([.E$2:.E$2393];[.$A$2:.$A$2393];&quot;&gt;=&quot;&amp;[.$G26];[.$A$2:.$A$2393];&quot;&lt;=&quot;&amp;EOMONTH([.$G26]; 0)));&quot;&quot;; AVERAGEIFS([.E$2:.E$2393];[.$A$2:.$A$2393];&quot;&gt;=&quot;&amp;[.$G26];[.$A$2:.$A$2393];&quot;&lt;=&quot;&amp;EOMONTH([.$G26]; 0)))" office:value-type="float" office:value="7.27825806451613" calcext:value-type="float">
            <text:p>7.28</text:p>
          </table:table-cell>
        </table:table-row>
        <table:table-row table:style-name="ro1">
          <table:table-cell office:value-type="date" office:date-value="2005-05-26" calcext:value-type="date">
            <text:p>2005-05-26</text:p>
          </table:table-cell>
          <table:table-cell office:value-type="float" office:value="0" calcext:value-type="float">
            <text:p>0</text:p>
          </table:table-cell>
          <table:table-cell office:value-type="float" office:value="12.669" calcext:value-type="float">
            <text:p>12.669</text:p>
          </table:table-cell>
          <table:table-cell office:value-type="float" office:value="46.89" calcext:value-type="float">
            <text:p>46.89</text:p>
          </table:table-cell>
          <table:table-cell office:value-type="float" office:value="0.923" calcext:value-type="float">
            <text:p>0.923</text:p>
          </table:table-cell>
          <table:table-cell/>
          <table:table-cell office:value-type="date" office:date-value="2009-06-01" calcext:value-type="date">
            <text:p>2009-06-01</text:p>
          </table:table-cell>
          <table:table-cell table:style-name="ce3" table:formula="of:=IF(ISERR(AVERAGEIFS([.B$2:.B$2393];[.$A$2:.$A$2393];&quot;&gt;=&quot;&amp;[.$G27];[.$A$2:.$A$2393];&quot;&lt;=&quot;&amp;EOMONTH([.$G27]; 0)));&quot;&quot;; AVERAGEIFS([.B$2:.B$2393];[.$A$2:.$A$2393];&quot;&gt;=&quot;&amp;[.$G27];[.$A$2:.$A$2393];&quot;&lt;=&quot;&amp;EOMONTH([.$G27]; 0)))" office:value-type="float" office:value="2.03563333333333" calcext:value-type="float">
            <text:p>2.04</text:p>
          </table:table-cell>
          <table:table-cell table:style-name="ce3" table:formula="of:=IF(ISERR(AVERAGEIFS([.C$2:.C$2393];[.$A$2:.$A$2393];&quot;&gt;=&quot;&amp;[.$G27];[.$A$2:.$A$2393];&quot;&lt;=&quot;&amp;EOMONTH([.$G27]; 0)));&quot;&quot;; AVERAGEIFS([.C$2:.C$2393];[.$A$2:.$A$2393];&quot;&gt;=&quot;&amp;[.$G27];[.$A$2:.$A$2393];&quot;&lt;=&quot;&amp;EOMONTH([.$G27]; 0)))" office:value-type="float" office:value="15.7501666666667" calcext:value-type="float">
            <text:p>15.75</text:p>
          </table:table-cell>
          <table:table-cell table:style-name="ce3" table:formula="of:=IF(ISERR(AVERAGEIFS([.D$2:.D$2393];[.$A$2:.$A$2393];&quot;&gt;=&quot;&amp;[.$G27];[.$A$2:.$A$2393];&quot;&lt;=&quot;&amp;EOMONTH([.$G27]; 0)));&quot;&quot;; AVERAGEIFS([.D$2:.D$2393];[.$A$2:.$A$2393];&quot;&gt;=&quot;&amp;[.$G27];[.$A$2:.$A$2393];&quot;&lt;=&quot;&amp;EOMONTH([.$G27]; 0)))" office:value-type="float" office:value="62.4983333333333" calcext:value-type="float">
            <text:p>62.50</text:p>
          </table:table-cell>
          <table:table-cell table:style-name="ce3" table:formula="of:=IF(ISERR(AVERAGEIFS([.E$2:.E$2393];[.$A$2:.$A$2393];&quot;&gt;=&quot;&amp;[.$G27];[.$A$2:.$A$2393];&quot;&lt;=&quot;&amp;EOMONTH([.$G27]; 0)));&quot;&quot;; AVERAGEIFS([.E$2:.E$2393];[.$A$2:.$A$2393];&quot;&gt;=&quot;&amp;[.$G27];[.$A$2:.$A$2393];&quot;&lt;=&quot;&amp;EOMONTH([.$G27]; 0)))" office:value-type="float" office:value="6.1073" calcext:value-type="float">
            <text:p>6.11</text:p>
          </table:table-cell>
        </table:table-row>
        <table:table-row table:style-name="ro1">
          <table:table-cell office:value-type="date" office:date-value="2005-05-27" calcext:value-type="date">
            <text:p>2005-05-27</text:p>
          </table:table-cell>
          <table:table-cell office:value-type="float" office:value="0" calcext:value-type="float">
            <text:p>0</text:p>
          </table:table-cell>
          <table:table-cell office:value-type="float" office:value="14.505" calcext:value-type="float">
            <text:p>14.505</text:p>
          </table:table-cell>
          <table:table-cell office:value-type="float" office:value="43.426" calcext:value-type="float">
            <text:p>43.426</text:p>
          </table:table-cell>
          <table:table-cell office:value-type="float" office:value="3.206" calcext:value-type="float">
            <text:p>3.206</text:p>
          </table:table-cell>
          <table:table-cell/>
          <table:table-cell office:value-type="date" office:date-value="2009-07-01" calcext:value-type="date">
            <text:p>2009-07-01</text:p>
          </table:table-cell>
          <table:table-cell table:style-name="ce3" table:formula="of:=IF(ISERR(AVERAGEIFS([.B$2:.B$2393];[.$A$2:.$A$2393];&quot;&gt;=&quot;&amp;[.$G28];[.$A$2:.$A$2393];&quot;&lt;=&quot;&amp;EOMONTH([.$G28]; 0)));&quot;&quot;; AVERAGEIFS([.B$2:.B$2393];[.$A$2:.$A$2393];&quot;&gt;=&quot;&amp;[.$G28];[.$A$2:.$A$2393];&quot;&lt;=&quot;&amp;EOMONTH([.$G28]; 0)))" office:value-type="float" office:value="2.63" calcext:value-type="float">
            <text:p>2.63</text:p>
          </table:table-cell>
          <table:table-cell table:style-name="ce3" table:formula="of:=IF(ISERR(AVERAGEIFS([.C$2:.C$2393];[.$A$2:.$A$2393];&quot;&gt;=&quot;&amp;[.$G28];[.$A$2:.$A$2393];&quot;&lt;=&quot;&amp;EOMONTH([.$G28]; 0)));&quot;&quot;; AVERAGEIFS([.C$2:.C$2393];[.$A$2:.$A$2393];&quot;&gt;=&quot;&amp;[.$G28];[.$A$2:.$A$2393];&quot;&lt;=&quot;&amp;EOMONTH([.$G28]; 0)))" office:value-type="float" office:value="17.2382258064516" calcext:value-type="float">
            <text:p>17.24</text:p>
          </table:table-cell>
          <table:table-cell table:style-name="ce3" table:formula="of:=IF(ISERR(AVERAGEIFS([.D$2:.D$2393];[.$A$2:.$A$2393];&quot;&gt;=&quot;&amp;[.$G28];[.$A$2:.$A$2393];&quot;&lt;=&quot;&amp;EOMONTH([.$G28]; 0)));&quot;&quot;; AVERAGEIFS([.D$2:.D$2393];[.$A$2:.$A$2393];&quot;&gt;=&quot;&amp;[.$G28];[.$A$2:.$A$2393];&quot;&lt;=&quot;&amp;EOMONTH([.$G28]; 0)))" office:value-type="float" office:value="72.7282580645161" calcext:value-type="float">
            <text:p>72.73</text:p>
          </table:table-cell>
          <table:table-cell table:style-name="ce3" table:formula="of:=IF(ISERR(AVERAGEIFS([.E$2:.E$2393];[.$A$2:.$A$2393];&quot;&gt;=&quot;&amp;[.$G28];[.$A$2:.$A$2393];&quot;&lt;=&quot;&amp;EOMONTH([.$G28]; 0)));&quot;&quot;; AVERAGEIFS([.E$2:.E$2393];[.$A$2:.$A$2393];&quot;&gt;=&quot;&amp;[.$G28];[.$A$2:.$A$2393];&quot;&lt;=&quot;&amp;EOMONTH([.$G28]; 0)))" office:value-type="float" office:value="5.06438709677419" calcext:value-type="float">
            <text:p>5.06</text:p>
          </table:table-cell>
        </table:table-row>
        <table:table-row table:style-name="ro1">
          <table:table-cell office:value-type="date" office:date-value="2005-05-28" calcext:value-type="date">
            <text:p>2005-05-28</text:p>
          </table:table-cell>
          <table:table-cell office:value-type="float" office:value="0" calcext:value-type="float">
            <text:p>0</text:p>
          </table:table-cell>
          <table:table-cell office:value-type="float" office:value="15.256" calcext:value-type="float">
            <text:p>15.256</text:p>
          </table:table-cell>
          <table:table-cell office:value-type="float" office:value="49.521" calcext:value-type="float">
            <text:p>49.521</text:p>
          </table:table-cell>
          <table:table-cell office:value-type="float" office:value="3.342" calcext:value-type="float">
            <text:p>3.342</text:p>
          </table:table-cell>
          <table:table-cell/>
          <table:table-cell office:value-type="date" office:date-value="2009-08-01" calcext:value-type="date">
            <text:p>2009-08-01</text:p>
          </table:table-cell>
          <table:table-cell table:style-name="ce3" table:formula="of:=IF(ISERR(AVERAGEIFS([.B$2:.B$2393];[.$A$2:.$A$2393];&quot;&gt;=&quot;&amp;[.$G29];[.$A$2:.$A$2393];&quot;&lt;=&quot;&amp;EOMONTH([.$G29]; 0)));&quot;&quot;; AVERAGEIFS([.B$2:.B$2393];[.$A$2:.$A$2393];&quot;&gt;=&quot;&amp;[.$G29];[.$A$2:.$A$2393];&quot;&lt;=&quot;&amp;EOMONTH([.$G29]; 0)))" office:value-type="float" office:value="1.25267741935484" calcext:value-type="float">
            <text:p>1.25</text:p>
          </table:table-cell>
          <table:table-cell table:style-name="ce3" table:formula="of:=IF(ISERR(AVERAGEIFS([.C$2:.C$2393];[.$A$2:.$A$2393];&quot;&gt;=&quot;&amp;[.$G29];[.$A$2:.$A$2393];&quot;&lt;=&quot;&amp;EOMONTH([.$G29]; 0)));&quot;&quot;; AVERAGEIFS([.C$2:.C$2393];[.$A$2:.$A$2393];&quot;&gt;=&quot;&amp;[.$G29];[.$A$2:.$A$2393];&quot;&lt;=&quot;&amp;EOMONTH([.$G29]; 0)))" office:value-type="float" office:value="15.8148064516129" calcext:value-type="float">
            <text:p>15.81</text:p>
          </table:table-cell>
          <table:table-cell table:style-name="ce3" table:formula="of:=IF(ISERR(AVERAGEIFS([.D$2:.D$2393];[.$A$2:.$A$2393];&quot;&gt;=&quot;&amp;[.$G29];[.$A$2:.$A$2393];&quot;&lt;=&quot;&amp;EOMONTH([.$G29]; 0)));&quot;&quot;; AVERAGEIFS([.D$2:.D$2393];[.$A$2:.$A$2393];&quot;&gt;=&quot;&amp;[.$G29];[.$A$2:.$A$2393];&quot;&lt;=&quot;&amp;EOMONTH([.$G29]; 0)))" office:value-type="float" office:value="75.7648709677419" calcext:value-type="float">
            <text:p>75.76</text:p>
          </table:table-cell>
          <table:table-cell table:style-name="ce3" table:formula="of:=IF(ISERR(AVERAGEIFS([.E$2:.E$2393];[.$A$2:.$A$2393];&quot;&gt;=&quot;&amp;[.$G29];[.$A$2:.$A$2393];&quot;&lt;=&quot;&amp;EOMONTH([.$G29]; 0)));&quot;&quot;; AVERAGEIFS([.E$2:.E$2393];[.$A$2:.$A$2393];&quot;&gt;=&quot;&amp;[.$G29];[.$A$2:.$A$2393];&quot;&lt;=&quot;&amp;EOMONTH([.$G29]; 0)))" office:value-type="float" office:value="5.29825806451613" calcext:value-type="float">
            <text:p>5.30</text:p>
          </table:table-cell>
        </table:table-row>
        <table:table-row table:style-name="ro1">
          <table:table-cell office:value-type="date" office:date-value="2005-05-29" calcext:value-type="date">
            <text:p>2005-05-2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date" office:date-value="2009-09-01" calcext:value-type="date">
            <text:p>2009-09-01</text:p>
          </table:table-cell>
          <table:table-cell table:style-name="ce3" table:formula="of:=IF(ISERR(AVERAGEIFS([.B$2:.B$2393];[.$A$2:.$A$2393];&quot;&gt;=&quot;&amp;[.$G30];[.$A$2:.$A$2393];&quot;&lt;=&quot;&amp;EOMONTH([.$G30]; 0)));&quot;&quot;; AVERAGEIFS([.B$2:.B$2393];[.$A$2:.$A$2393];&quot;&gt;=&quot;&amp;[.$G30];[.$A$2:.$A$2393];&quot;&lt;=&quot;&amp;EOMONTH([.$G30]; 0)))" office:value-type="float" office:value="1.62723333333333" calcext:value-type="float">
            <text:p>1.63</text:p>
          </table:table-cell>
          <table:table-cell table:style-name="ce3" table:formula="of:=IF(ISERR(AVERAGEIFS([.C$2:.C$2393];[.$A$2:.$A$2393];&quot;&gt;=&quot;&amp;[.$G30];[.$A$2:.$A$2393];&quot;&lt;=&quot;&amp;EOMONTH([.$G30]; 0)));&quot;&quot;; AVERAGEIFS([.C$2:.C$2393];[.$A$2:.$A$2393];&quot;&gt;=&quot;&amp;[.$G30];[.$A$2:.$A$2393];&quot;&lt;=&quot;&amp;EOMONTH([.$G30]; 0)))" office:value-type="float" office:value="12.8172" calcext:value-type="float">
            <text:p>12.82</text:p>
          </table:table-cell>
          <table:table-cell table:style-name="ce3" table:formula="of:=IF(ISERR(AVERAGEIFS([.D$2:.D$2393];[.$A$2:.$A$2393];&quot;&gt;=&quot;&amp;[.$G30];[.$A$2:.$A$2393];&quot;&lt;=&quot;&amp;EOMONTH([.$G30]; 0)));&quot;&quot;; AVERAGEIFS([.D$2:.D$2393];[.$A$2:.$A$2393];&quot;&gt;=&quot;&amp;[.$G30];[.$A$2:.$A$2393];&quot;&lt;=&quot;&amp;EOMONTH([.$G30]; 0)))" office:value-type="float" office:value="82.0348333333333" calcext:value-type="float">
            <text:p>82.03</text:p>
          </table:table-cell>
          <table:table-cell table:style-name="ce3" table:formula="of:=IF(ISERR(AVERAGEIFS([.E$2:.E$2393];[.$A$2:.$A$2393];&quot;&gt;=&quot;&amp;[.$G30];[.$A$2:.$A$2393];&quot;&lt;=&quot;&amp;EOMONTH([.$G30]; 0)));&quot;&quot;; AVERAGEIFS([.E$2:.E$2393];[.$A$2:.$A$2393];&quot;&gt;=&quot;&amp;[.$G30];[.$A$2:.$A$2393];&quot;&lt;=&quot;&amp;EOMONTH([.$G30]; 0)))" office:value-type="float" office:value="6.37943333333334" calcext:value-type="float">
            <text:p>6.38</text:p>
          </table:table-cell>
        </table:table-row>
        <table:table-row table:style-name="ro1">
          <table:table-cell office:value-type="date" office:date-value="2005-05-30" calcext:value-type="date">
            <text:p>2005-05-30</text:p>
          </table:table-cell>
          <table:table-cell office:value-type="float" office:value="0.2" calcext:value-type="float">
            <text:p>0.2</text:p>
          </table:table-cell>
          <table:table-cell office:value-type="float" office:value="22.084" calcext:value-type="float">
            <text:p>22.084</text:p>
          </table:table-cell>
          <table:table-cell office:value-type="float" office:value="46.815" calcext:value-type="float">
            <text:p>46.815</text:p>
          </table:table-cell>
          <table:table-cell office:value-type="float" office:value="0.991" calcext:value-type="float">
            <text:p>0.991</text:p>
          </table:table-cell>
          <table:table-cell/>
          <table:table-cell office:value-type="date" office:date-value="2009-10-01" calcext:value-type="date">
            <text:p>2009-10-01</text:p>
          </table:table-cell>
          <table:table-cell table:style-name="ce3" table:formula="of:=IF(ISERR(AVERAGEIFS([.B$2:.B$2393];[.$A$2:.$A$2393];&quot;&gt;=&quot;&amp;[.$G31];[.$A$2:.$A$2393];&quot;&lt;=&quot;&amp;EOMONTH([.$G31]; 0)));&quot;&quot;; AVERAGEIFS([.B$2:.B$2393];[.$A$2:.$A$2393];&quot;&gt;=&quot;&amp;[.$G31];[.$A$2:.$A$2393];&quot;&lt;=&quot;&amp;EOMONTH([.$G31]; 0)))" office:value-type="float" office:value="0.817741935483871" calcext:value-type="float">
            <text:p>0.82</text:p>
          </table:table-cell>
          <table:table-cell table:style-name="ce3" table:formula="of:=IF(ISERR(AVERAGEIFS([.C$2:.C$2393];[.$A$2:.$A$2393];&quot;&gt;=&quot;&amp;[.$G31];[.$A$2:.$A$2393];&quot;&lt;=&quot;&amp;EOMONTH([.$G31]; 0)));&quot;&quot;; AVERAGEIFS([.C$2:.C$2393];[.$A$2:.$A$2393];&quot;&gt;=&quot;&amp;[.$G31];[.$A$2:.$A$2393];&quot;&lt;=&quot;&amp;EOMONTH([.$G31]; 0)))" office:value-type="float" office:value="0.105967741935484" calcext:value-type="float">
            <text:p>0.11</text:p>
          </table:table-cell>
          <table:table-cell table:style-name="ce3" table:formula="of:=IF(ISERR(AVERAGEIFS([.D$2:.D$2393];[.$A$2:.$A$2393];&quot;&gt;=&quot;&amp;[.$G31];[.$A$2:.$A$2393];&quot;&lt;=&quot;&amp;EOMONTH([.$G31]; 0)));&quot;&quot;; AVERAGEIFS([.D$2:.D$2393];[.$A$2:.$A$2393];&quot;&gt;=&quot;&amp;[.$G31];[.$A$2:.$A$2393];&quot;&lt;=&quot;&amp;EOMONTH([.$G31]; 0)))" office:value-type="float" office:value="86.9445806451613" calcext:value-type="float">
            <text:p>86.94</text:p>
          </table:table-cell>
          <table:table-cell table:style-name="ce3" table:formula="of:=IF(ISERR(AVERAGEIFS([.E$2:.E$2393];[.$A$2:.$A$2393];&quot;&gt;=&quot;&amp;[.$G31];[.$A$2:.$A$2393];&quot;&lt;=&quot;&amp;EOMONTH([.$G31]; 0)));&quot;&quot;; AVERAGEIFS([.E$2:.E$2393];[.$A$2:.$A$2393];&quot;&gt;=&quot;&amp;[.$G31];[.$A$2:.$A$2393];&quot;&lt;=&quot;&amp;EOMONTH([.$G31]; 0)))" office:value-type="float" office:value="6.75483870967742" calcext:value-type="float">
            <text:p>6.75</text:p>
          </table:table-cell>
        </table:table-row>
        <table:table-row table:style-name="ro1">
          <table:table-cell office:value-type="date" office:date-value="2005-05-31" calcext:value-type="date">
            <text:p>2005-05-31</text:p>
          </table:table-cell>
          <table:table-cell office:value-type="float" office:value="0.43" calcext:value-type="float">
            <text:p>0.43</text:p>
          </table:table-cell>
          <table:table-cell office:value-type="float" office:value="20.2" calcext:value-type="float">
            <text:p>20.2</text:p>
          </table:table-cell>
          <table:table-cell office:value-type="float" office:value="58.03" calcext:value-type="float">
            <text:p>58.03</text:p>
          </table:table-cell>
          <table:table-cell office:value-type="float" office:value="1.308" calcext:value-type="float">
            <text:p>1.308</text:p>
          </table:table-cell>
          <table:table-cell/>
          <table:table-cell office:value-type="date" office:date-value="2010-05-01" calcext:value-type="date">
            <text:p>2010-05-01</text:p>
          </table:table-cell>
          <table:table-cell table:style-name="ce3" table:formula="of:=IF(ISERR(AVERAGEIFS([.B$2:.B$2393];[.$A$2:.$A$2393];&quot;&gt;=&quot;&amp;[.$G32];[.$A$2:.$A$2393];&quot;&lt;=&quot;&amp;EOMONTH([.$G32]; 0)));&quot;&quot;; AVERAGEIFS([.B$2:.B$2393];[.$A$2:.$A$2393];&quot;&gt;=&quot;&amp;[.$G32];[.$A$2:.$A$2393];&quot;&lt;=&quot;&amp;EOMONTH([.$G32]; 0)))" office:value-type="float" office:value="1.10787096774194" calcext:value-type="float">
            <text:p>1.11</text:p>
          </table:table-cell>
          <table:table-cell table:style-name="ce3" table:formula="of:=IF(ISERR(AVERAGEIFS([.C$2:.C$2393];[.$A$2:.$A$2393];&quot;&gt;=&quot;&amp;[.$G32];[.$A$2:.$A$2393];&quot;&lt;=&quot;&amp;EOMONTH([.$G32]; 0)));&quot;&quot;; AVERAGEIFS([.C$2:.C$2393];[.$A$2:.$A$2393];&quot;&gt;=&quot;&amp;[.$G32];[.$A$2:.$A$2393];&quot;&lt;=&quot;&amp;EOMONTH([.$G32]; 0)))" office:value-type="float" office:value="10.499935483871" calcext:value-type="float">
            <text:p>10.50</text:p>
          </table:table-cell>
          <table:table-cell table:style-name="ce3" table:formula="of:=IF(ISERR(AVERAGEIFS([.D$2:.D$2393];[.$A$2:.$A$2393];&quot;&gt;=&quot;&amp;[.$G32];[.$A$2:.$A$2393];&quot;&lt;=&quot;&amp;EOMONTH([.$G32]; 0)));&quot;&quot;; AVERAGEIFS([.D$2:.D$2393];[.$A$2:.$A$2393];&quot;&gt;=&quot;&amp;[.$G32];[.$A$2:.$A$2393];&quot;&lt;=&quot;&amp;EOMONTH([.$G32]; 0)))" office:value-type="float" office:value="58.9134838709678" calcext:value-type="float">
            <text:p>58.91</text:p>
          </table:table-cell>
          <table:table-cell table:style-name="ce3" table:formula="of:=IF(ISERR(AVERAGEIFS([.E$2:.E$2393];[.$A$2:.$A$2393];&quot;&gt;=&quot;&amp;[.$G32];[.$A$2:.$A$2393];&quot;&lt;=&quot;&amp;EOMONTH([.$G32]; 0)));&quot;&quot;; AVERAGEIFS([.E$2:.E$2393];[.$A$2:.$A$2393];&quot;&gt;=&quot;&amp;[.$G32];[.$A$2:.$A$2393];&quot;&lt;=&quot;&amp;EOMONTH([.$G32]; 0)))" office:value-type="float" office:value="6.66448387096774" calcext:value-type="float">
            <text:p>6.66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0.05" calcext:value-type="float">
            <text:p>0.05</text:p>
          </table:table-cell>
          <table:table-cell office:value-type="float" office:value="17.776" calcext:value-type="float">
            <text:p>17.776</text:p>
          </table:table-cell>
          <table:table-cell office:value-type="float" office:value="56.581" calcext:value-type="float">
            <text:p>56.581</text:p>
          </table:table-cell>
          <table:table-cell office:value-type="float" office:value="1.851" calcext:value-type="float">
            <text:p>1.851</text:p>
          </table:table-cell>
          <table:table-cell/>
          <table:table-cell office:value-type="date" office:date-value="2010-06-01" calcext:value-type="date">
            <text:p>2010-06-01</text:p>
          </table:table-cell>
          <table:table-cell table:style-name="ce3" table:formula="of:=IF(ISERR(AVERAGEIFS([.B$2:.B$2393];[.$A$2:.$A$2393];&quot;&gt;=&quot;&amp;[.$G33];[.$A$2:.$A$2393];&quot;&lt;=&quot;&amp;EOMONTH([.$G33]; 0)));&quot;&quot;; AVERAGEIFS([.B$2:.B$2393];[.$A$2:.$A$2393];&quot;&gt;=&quot;&amp;[.$G33];[.$A$2:.$A$2393];&quot;&lt;=&quot;&amp;EOMONTH([.$G33]; 0)))" office:value-type="float" office:value="1.2472" calcext:value-type="float">
            <text:p>1.25</text:p>
          </table:table-cell>
          <table:table-cell table:style-name="ce3" table:formula="of:=IF(ISERR(AVERAGEIFS([.C$2:.C$2393];[.$A$2:.$A$2393];&quot;&gt;=&quot;&amp;[.$G33];[.$A$2:.$A$2393];&quot;&lt;=&quot;&amp;EOMONTH([.$G33]; 0)));&quot;&quot;; AVERAGEIFS([.C$2:.C$2393];[.$A$2:.$A$2393];&quot;&gt;=&quot;&amp;[.$G33];[.$A$2:.$A$2393];&quot;&lt;=&quot;&amp;EOMONTH([.$G33]; 0)))" office:value-type="float" office:value="16.2394" calcext:value-type="float">
            <text:p>16.24</text:p>
          </table:table-cell>
          <table:table-cell table:style-name="ce3" table:formula="of:=IF(ISERR(AVERAGEIFS([.D$2:.D$2393];[.$A$2:.$A$2393];&quot;&gt;=&quot;&amp;[.$G33];[.$A$2:.$A$2393];&quot;&lt;=&quot;&amp;EOMONTH([.$G33]; 0)));&quot;&quot;; AVERAGEIFS([.D$2:.D$2393];[.$A$2:.$A$2393];&quot;&gt;=&quot;&amp;[.$G33];[.$A$2:.$A$2393];&quot;&lt;=&quot;&amp;EOMONTH([.$G33]; 0)))" office:value-type="float" office:value="66.2398333333333" calcext:value-type="float">
            <text:p>66.24</text:p>
          </table:table-cell>
          <table:table-cell table:style-name="ce3" table:formula="of:=IF(ISERR(AVERAGEIFS([.E$2:.E$2393];[.$A$2:.$A$2393];&quot;&gt;=&quot;&amp;[.$G33];[.$A$2:.$A$2393];&quot;&lt;=&quot;&amp;EOMONTH([.$G33]; 0)));&quot;&quot;; AVERAGEIFS([.E$2:.E$2393];[.$A$2:.$A$2393];&quot;&gt;=&quot;&amp;[.$G33];[.$A$2:.$A$2393];&quot;&lt;=&quot;&amp;EOMONTH([.$G33]; 0)))" office:value-type="float" office:value="6.0273" calcext:value-type="float">
            <text:p>6.03</text:p>
          </table:table-cell>
        </table:table-row>
        <table:table-row table:style-name="ro1">
          <table:table-cell office:value-type="date" office:date-value="2005-06-02" calcext:value-type="date">
            <text:p>2005-06-02</text:p>
          </table:table-cell>
          <table:table-cell office:value-type="float" office:value="0" calcext:value-type="float">
            <text:p>0</text:p>
          </table:table-cell>
          <table:table-cell office:value-type="float" office:value="18.154" calcext:value-type="float">
            <text:p>18.154</text:p>
          </table:table-cell>
          <table:table-cell office:value-type="float" office:value="57.27" calcext:value-type="float">
            <text:p>57.27</text:p>
          </table:table-cell>
          <table:table-cell office:value-type="float" office:value="2.21" calcext:value-type="float">
            <text:p>2.21</text:p>
          </table:table-cell>
          <table:table-cell/>
          <table:table-cell office:value-type="date" office:date-value="2010-07-01" calcext:value-type="date">
            <text:p>2010-07-01</text:p>
          </table:table-cell>
          <table:table-cell table:style-name="ce3" table:formula="of:=IF(ISERR(AVERAGEIFS([.B$2:.B$2393];[.$A$2:.$A$2393];&quot;&gt;=&quot;&amp;[.$G34];[.$A$2:.$A$2393];&quot;&lt;=&quot;&amp;EOMONTH([.$G34]; 0)));&quot;&quot;; AVERAGEIFS([.B$2:.B$2393];[.$A$2:.$A$2393];&quot;&gt;=&quot;&amp;[.$G34];[.$A$2:.$A$2393];&quot;&lt;=&quot;&amp;EOMONTH([.$G34]; 0)))" office:value-type="float" office:value="1.51151612903226" calcext:value-type="float">
            <text:p>1.51</text:p>
          </table:table-cell>
          <table:table-cell table:style-name="ce3" table:formula="of:=IF(ISERR(AVERAGEIFS([.C$2:.C$2393];[.$A$2:.$A$2393];&quot;&gt;=&quot;&amp;[.$G34];[.$A$2:.$A$2393];&quot;&lt;=&quot;&amp;EOMONTH([.$G34]; 0)));&quot;&quot;; AVERAGEIFS([.C$2:.C$2393];[.$A$2:.$A$2393];&quot;&gt;=&quot;&amp;[.$G34];[.$A$2:.$A$2393];&quot;&lt;=&quot;&amp;EOMONTH([.$G34]; 0)))" office:value-type="float" office:value="17.982064516129" calcext:value-type="float">
            <text:p>17.98</text:p>
          </table:table-cell>
          <table:table-cell table:style-name="ce3" table:formula="of:=IF(ISERR(AVERAGEIFS([.D$2:.D$2393];[.$A$2:.$A$2393];&quot;&gt;=&quot;&amp;[.$G34];[.$A$2:.$A$2393];&quot;&lt;=&quot;&amp;EOMONTH([.$G34]; 0)));&quot;&quot;; AVERAGEIFS([.D$2:.D$2393];[.$A$2:.$A$2393];&quot;&gt;=&quot;&amp;[.$G34];[.$A$2:.$A$2393];&quot;&lt;=&quot;&amp;EOMONTH([.$G34]; 0)))" office:value-type="float" office:value="75.7304838709677" calcext:value-type="float">
            <text:p>75.73</text:p>
          </table:table-cell>
          <table:table-cell table:style-name="ce3" table:formula="of:=IF(ISERR(AVERAGEIFS([.E$2:.E$2393];[.$A$2:.$A$2393];&quot;&gt;=&quot;&amp;[.$G34];[.$A$2:.$A$2393];&quot;&lt;=&quot;&amp;EOMONTH([.$G34]; 0)));&quot;&quot;; AVERAGEIFS([.E$2:.E$2393];[.$A$2:.$A$2393];&quot;&gt;=&quot;&amp;[.$G34];[.$A$2:.$A$2393];&quot;&lt;=&quot;&amp;EOMONTH([.$G34]; 0)))" office:value-type="float" office:value="6.09706451612903" calcext:value-type="float">
            <text:p>6.10</text:p>
          </table:table-cell>
        </table:table-row>
        <table:table-row table:style-name="ro1">
          <table:table-cell office:value-type="date" office:date-value="2005-06-03" calcext:value-type="date">
            <text:p>2005-06-03</text:p>
          </table:table-cell>
          <table:table-cell office:value-type="float" office:value="0.56" calcext:value-type="float">
            <text:p>0.56</text:p>
          </table:table-cell>
          <table:table-cell office:value-type="float" office:value="18.253" calcext:value-type="float">
            <text:p>18.253</text:p>
          </table:table-cell>
          <table:table-cell office:value-type="float" office:value="65.556" calcext:value-type="float">
            <text:p>65.556</text:p>
          </table:table-cell>
          <table:table-cell office:value-type="float" office:value="1.015" calcext:value-type="float">
            <text:p>1.015</text:p>
          </table:table-cell>
          <table:table-cell/>
          <table:table-cell office:value-type="date" office:date-value="2010-08-01" calcext:value-type="date">
            <text:p>2010-08-01</text:p>
          </table:table-cell>
          <table:table-cell table:style-name="ce3" table:formula="of:=IF(ISERR(AVERAGEIFS([.B$2:.B$2393];[.$A$2:.$A$2393];&quot;&gt;=&quot;&amp;[.$G35];[.$A$2:.$A$2393];&quot;&lt;=&quot;&amp;EOMONTH([.$G35]; 0)));&quot;&quot;; AVERAGEIFS([.B$2:.B$2393];[.$A$2:.$A$2393];&quot;&gt;=&quot;&amp;[.$G35];[.$A$2:.$A$2393];&quot;&lt;=&quot;&amp;EOMONTH([.$G35]; 0)))" office:value-type="float" office:value="2.52203225806452" calcext:value-type="float">
            <text:p>2.52</text:p>
          </table:table-cell>
          <table:table-cell table:style-name="ce3" table:formula="of:=IF(ISERR(AVERAGEIFS([.C$2:.C$2393];[.$A$2:.$A$2393];&quot;&gt;=&quot;&amp;[.$G35];[.$A$2:.$A$2393];&quot;&lt;=&quot;&amp;EOMONTH([.$G35]; 0)));&quot;&quot;; AVERAGEIFS([.C$2:.C$2393];[.$A$2:.$A$2393];&quot;&gt;=&quot;&amp;[.$G35];[.$A$2:.$A$2393];&quot;&lt;=&quot;&amp;EOMONTH([.$G35]; 0)))" office:value-type="float" office:value="15.4466774193548" calcext:value-type="float">
            <text:p>15.45</text:p>
          </table:table-cell>
          <table:table-cell table:style-name="ce3" table:formula="of:=IF(ISERR(AVERAGEIFS([.D$2:.D$2393];[.$A$2:.$A$2393];&quot;&gt;=&quot;&amp;[.$G35];[.$A$2:.$A$2393];&quot;&lt;=&quot;&amp;EOMONTH([.$G35]; 0)));&quot;&quot;; AVERAGEIFS([.D$2:.D$2393];[.$A$2:.$A$2393];&quot;&gt;=&quot;&amp;[.$G35];[.$A$2:.$A$2393];&quot;&lt;=&quot;&amp;EOMONTH([.$G35]; 0)))" office:value-type="float" office:value="79.4437419354839" calcext:value-type="float">
            <text:p>79.44</text:p>
          </table:table-cell>
          <table:table-cell table:style-name="ce3" table:formula="of:=IF(ISERR(AVERAGEIFS([.E$2:.E$2393];[.$A$2:.$A$2393];&quot;&gt;=&quot;&amp;[.$G35];[.$A$2:.$A$2393];&quot;&lt;=&quot;&amp;EOMONTH([.$G35]; 0)));&quot;&quot;; AVERAGEIFS([.E$2:.E$2393];[.$A$2:.$A$2393];&quot;&gt;=&quot;&amp;[.$G35];[.$A$2:.$A$2393];&quot;&lt;=&quot;&amp;EOMONTH([.$G35]; 0)))" office:value-type="float" office:value="5.37867741935484" calcext:value-type="float">
            <text:p>5.38</text:p>
          </table:table-cell>
        </table:table-row>
        <table:table-row table:style-name="ro1">
          <table:table-cell office:value-type="date" office:date-value="2005-06-04" calcext:value-type="date">
            <text:p>2005-06-04</text:p>
          </table:table-cell>
          <table:table-cell office:value-type="float" office:value="0.21" calcext:value-type="float">
            <text:p>0.21</text:p>
          </table:table-cell>
          <table:table-cell office:value-type="float" office:value="19.73" calcext:value-type="float">
            <text:p>19.73</text:p>
          </table:table-cell>
          <table:table-cell office:value-type="float" office:value="65.577" calcext:value-type="float">
            <text:p>65.577</text:p>
          </table:table-cell>
          <table:table-cell office:value-type="float" office:value="1.142" calcext:value-type="float">
            <text:p>1.142</text:p>
          </table:table-cell>
          <table:table-cell/>
          <table:table-cell office:value-type="date" office:date-value="2010-09-01" calcext:value-type="date">
            <text:p>2010-09-01</text:p>
          </table:table-cell>
          <table:table-cell table:style-name="ce3" table:formula="of:=IF(ISERR(AVERAGEIFS([.B$2:.B$2393];[.$A$2:.$A$2393];&quot;&gt;=&quot;&amp;[.$G36];[.$A$2:.$A$2393];&quot;&lt;=&quot;&amp;EOMONTH([.$G36]; 0)));&quot;&quot;; AVERAGEIFS([.B$2:.B$2393];[.$A$2:.$A$2393];&quot;&gt;=&quot;&amp;[.$G36];[.$A$2:.$A$2393];&quot;&lt;=&quot;&amp;EOMONTH([.$G36]; 0)))" office:value-type="float" office:value="0.526766666666667" calcext:value-type="float">
            <text:p>0.53</text:p>
          </table:table-cell>
          <table:table-cell table:style-name="ce3" table:formula="of:=IF(ISERR(AVERAGEIFS([.C$2:.C$2393];[.$A$2:.$A$2393];&quot;&gt;=&quot;&amp;[.$G36];[.$A$2:.$A$2393];&quot;&lt;=&quot;&amp;EOMONTH([.$G36]; 0)));&quot;&quot;; AVERAGEIFS([.C$2:.C$2393];[.$A$2:.$A$2393];&quot;&gt;=&quot;&amp;[.$G36];[.$A$2:.$A$2393];&quot;&lt;=&quot;&amp;EOMONTH([.$G36]; 0)))" office:value-type="float" office:value="9.64956666666667" calcext:value-type="float">
            <text:p>9.65</text:p>
          </table:table-cell>
          <table:table-cell table:style-name="ce3" table:formula="of:=IF(ISERR(AVERAGEIFS([.D$2:.D$2393];[.$A$2:.$A$2393];&quot;&gt;=&quot;&amp;[.$G36];[.$A$2:.$A$2393];&quot;&lt;=&quot;&amp;EOMONTH([.$G36]; 0)));&quot;&quot;; AVERAGEIFS([.D$2:.D$2393];[.$A$2:.$A$2393];&quot;&gt;=&quot;&amp;[.$G36];[.$A$2:.$A$2393];&quot;&lt;=&quot;&amp;EOMONTH([.$G36]; 0)))" office:value-type="float" office:value="76.7693" calcext:value-type="float">
            <text:p>76.77</text:p>
          </table:table-cell>
          <table:table-cell table:style-name="ce3" table:formula="of:=IF(ISERR(AVERAGEIFS([.E$2:.E$2393];[.$A$2:.$A$2393];&quot;&gt;=&quot;&amp;[.$G36];[.$A$2:.$A$2393];&quot;&lt;=&quot;&amp;EOMONTH([.$G36]; 0)));&quot;&quot;; AVERAGEIFS([.E$2:.E$2393];[.$A$2:.$A$2393];&quot;&gt;=&quot;&amp;[.$G36];[.$A$2:.$A$2393];&quot;&lt;=&quot;&amp;EOMONTH([.$G36]; 0)))" office:value-type="float" office:value="5.7513" calcext:value-type="float">
            <text:p>5.75</text:p>
          </table:table-cell>
        </table:table-row>
        <table:table-row table:style-name="ro1">
          <table:table-cell office:value-type="date" office:date-value="2005-06-05" calcext:value-type="date">
            <text:p>2005-06-05</text:p>
          </table:table-cell>
          <table:table-cell office:value-type="float" office:value="0" calcext:value-type="float">
            <text:p>0</text:p>
          </table:table-cell>
          <table:table-cell office:value-type="float" office:value="20.051" calcext:value-type="float">
            <text:p>20.051</text:p>
          </table:table-cell>
          <table:table-cell office:value-type="float" office:value="64.805" calcext:value-type="float">
            <text:p>64.805</text:p>
          </table:table-cell>
          <table:table-cell office:value-type="float" office:value="0.563" calcext:value-type="float">
            <text:p>0.563</text:p>
          </table:table-cell>
          <table:table-cell/>
          <table:table-cell office:value-type="date" office:date-value="2010-10-01" calcext:value-type="date">
            <text:p>2010-10-01</text:p>
          </table:table-cell>
          <table:table-cell table:style-name="ce3" table:formula="of:=IF(ISERR(AVERAGEIFS([.B$2:.B$2393];[.$A$2:.$A$2393];&quot;&gt;=&quot;&amp;[.$G37];[.$A$2:.$A$2393];&quot;&lt;=&quot;&amp;EOMONTH([.$G37]; 0)));&quot;&quot;; AVERAGEIFS([.B$2:.B$2393];[.$A$2:.$A$2393];&quot;&gt;=&quot;&amp;[.$G37];[.$A$2:.$A$2393];&quot;&lt;=&quot;&amp;EOMONTH([.$G37]; 0)))" office:value-type="float" office:value="0.158193548387097" calcext:value-type="float">
            <text:p>0.16</text:p>
          </table:table-cell>
          <table:table-cell table:style-name="ce3" table:formula="of:=IF(ISERR(AVERAGEIFS([.C$2:.C$2393];[.$A$2:.$A$2393];&quot;&gt;=&quot;&amp;[.$G37];[.$A$2:.$A$2393];&quot;&lt;=&quot;&amp;EOMONTH([.$G37]; 0)));&quot;&quot;; AVERAGEIFS([.C$2:.C$2393];[.$A$2:.$A$2393];&quot;&gt;=&quot;&amp;[.$G37];[.$A$2:.$A$2393];&quot;&lt;=&quot;&amp;EOMONTH([.$G37]; 0)))" office:value-type="float" office:value="4.30867741935484" calcext:value-type="float">
            <text:p>4.31</text:p>
          </table:table-cell>
          <table:table-cell table:style-name="ce3" table:formula="of:=IF(ISERR(AVERAGEIFS([.D$2:.D$2393];[.$A$2:.$A$2393];&quot;&gt;=&quot;&amp;[.$G37];[.$A$2:.$A$2393];&quot;&lt;=&quot;&amp;EOMONTH([.$G37]; 0)));&quot;&quot;; AVERAGEIFS([.D$2:.D$2393];[.$A$2:.$A$2393];&quot;&gt;=&quot;&amp;[.$G37];[.$A$2:.$A$2393];&quot;&lt;=&quot;&amp;EOMONTH([.$G37]; 0)))" office:value-type="float" office:value="72.4432258064516" calcext:value-type="float">
            <text:p>72.44</text:p>
          </table:table-cell>
          <table:table-cell table:style-name="ce3" table:formula="of:=IF(ISERR(AVERAGEIFS([.E$2:.E$2393];[.$A$2:.$A$2393];&quot;&gt;=&quot;&amp;[.$G37];[.$A$2:.$A$2393];&quot;&lt;=&quot;&amp;EOMONTH([.$G37]; 0)));&quot;&quot;; AVERAGEIFS([.E$2:.E$2393];[.$A$2:.$A$2393];&quot;&gt;=&quot;&amp;[.$G37];[.$A$2:.$A$2393];&quot;&lt;=&quot;&amp;EOMONTH([.$G37]; 0)))" office:value-type="float" office:value="7.45922580645162" calcext:value-type="float">
            <text:p>7.46</text:p>
          </table:table-cell>
        </table:table-row>
        <table:table-row table:style-name="ro1">
          <table:table-cell office:value-type="date" office:date-value="2005-06-06" calcext:value-type="date">
            <text:p>2005-06-06</text:p>
          </table:table-cell>
          <table:table-cell office:value-type="float" office:value="0" calcext:value-type="float">
            <text:p>0</text:p>
          </table:table-cell>
          <table:table-cell office:value-type="float" office:value="19.974" calcext:value-type="float">
            <text:p>19.974</text:p>
          </table:table-cell>
          <table:table-cell office:value-type="float" office:value="57.111" calcext:value-type="float">
            <text:p>57.111</text:p>
          </table:table-cell>
          <table:table-cell office:value-type="float" office:value="1.092" calcext:value-type="float">
            <text:p>1.092</text:p>
          </table:table-cell>
          <table:table-cell/>
          <table:table-cell office:value-type="date" office:date-value="2011-05-01" calcext:value-type="date">
            <text:p>2011-05-01</text:p>
          </table:table-cell>
          <table:table-cell table:style-name="ce3" table:formula="of:=IF(ISERR(AVERAGEIFS([.B$2:.B$2393];[.$A$2:.$A$2393];&quot;&gt;=&quot;&amp;[.$G38];[.$A$2:.$A$2393];&quot;&lt;=&quot;&amp;EOMONTH([.$G38]; 0)));&quot;&quot;; AVERAGEIFS([.B$2:.B$2393];[.$A$2:.$A$2393];&quot;&gt;=&quot;&amp;[.$G38];[.$A$2:.$A$2393];&quot;&lt;=&quot;&amp;EOMONTH([.$G38]; 0)))" office:value-type="float" office:value="0.25" calcext:value-type="float">
            <text:p>0.25</text:p>
          </table:table-cell>
          <table:table-cell table:style-name="ce3" table:formula="of:=IF(ISERR(AVERAGEIFS([.C$2:.C$2393];[.$A$2:.$A$2393];&quot;&gt;=&quot;&amp;[.$G38];[.$A$2:.$A$2393];&quot;&lt;=&quot;&amp;EOMONTH([.$G38]; 0)));&quot;&quot;; AVERAGEIFS([.C$2:.C$2393];[.$A$2:.$A$2393];&quot;&gt;=&quot;&amp;[.$G38];[.$A$2:.$A$2393];&quot;&lt;=&quot;&amp;EOMONTH([.$G38]; 0)))" office:value-type="float" office:value="13.691064516129" calcext:value-type="float">
            <text:p>13.69</text:p>
          </table:table-cell>
          <table:table-cell table:style-name="ce3" table:formula="of:=IF(ISERR(AVERAGEIFS([.D$2:.D$2393];[.$A$2:.$A$2393];&quot;&gt;=&quot;&amp;[.$G38];[.$A$2:.$A$2393];&quot;&lt;=&quot;&amp;EOMONTH([.$G38]; 0)));&quot;&quot;; AVERAGEIFS([.D$2:.D$2393];[.$A$2:.$A$2393];&quot;&gt;=&quot;&amp;[.$G38];[.$A$2:.$A$2393];&quot;&lt;=&quot;&amp;EOMONTH([.$G38]; 0)))" office:value-type="float" office:value="50.7837741935484" calcext:value-type="float">
            <text:p>50.78</text:p>
          </table:table-cell>
          <table:table-cell table:style-name="ce3" table:formula="of:=IF(ISERR(AVERAGEIFS([.E$2:.E$2393];[.$A$2:.$A$2393];&quot;&gt;=&quot;&amp;[.$G38];[.$A$2:.$A$2393];&quot;&lt;=&quot;&amp;EOMONTH([.$G38]; 0)));&quot;&quot;; AVERAGEIFS([.E$2:.E$2393];[.$A$2:.$A$2393];&quot;&gt;=&quot;&amp;[.$G38];[.$A$2:.$A$2393];&quot;&lt;=&quot;&amp;EOMONTH([.$G38]; 0)))" office:value-type="float" office:value="8.07345161290323" calcext:value-type="float">
            <text:p>8.07</text:p>
          </table:table-cell>
        </table:table-row>
        <table:table-row table:style-name="ro1">
          <table:table-cell office:value-type="date" office:date-value="2005-06-07" calcext:value-type="date">
            <text:p>2005-06-07</text:p>
          </table:table-cell>
          <table:table-cell office:value-type="float" office:value="0" calcext:value-type="float">
            <text:p>0</text:p>
          </table:table-cell>
          <table:table-cell office:value-type="float" office:value="21.038" calcext:value-type="float">
            <text:p>21.038</text:p>
          </table:table-cell>
          <table:table-cell office:value-type="float" office:value="52.877" calcext:value-type="float">
            <text:p>52.877</text:p>
          </table:table-cell>
          <table:table-cell office:value-type="float" office:value="0.342" calcext:value-type="float">
            <text:p>0.342</text:p>
          </table:table-cell>
          <table:table-cell/>
          <table:table-cell office:value-type="date" office:date-value="2011-06-01" calcext:value-type="date">
            <text:p>2011-06-01</text:p>
          </table:table-cell>
          <table:table-cell table:style-name="ce3" table:formula="of:=IF(ISERR(AVERAGEIFS([.B$2:.B$2393];[.$A$2:.$A$2393];&quot;&gt;=&quot;&amp;[.$G39];[.$A$2:.$A$2393];&quot;&lt;=&quot;&amp;EOMONTH([.$G39]; 0)));&quot;&quot;; AVERAGEIFS([.B$2:.B$2393];[.$A$2:.$A$2393];&quot;&gt;=&quot;&amp;[.$G39];[.$A$2:.$A$2393];&quot;&lt;=&quot;&amp;EOMONTH([.$G39]; 0)))" office:value-type="float" office:value="0.422533333333333" calcext:value-type="float">
            <text:p>0.42</text:p>
          </table:table-cell>
          <table:table-cell table:style-name="ce3" table:formula="of:=IF(ISERR(AVERAGEIFS([.C$2:.C$2393];[.$A$2:.$A$2393];&quot;&gt;=&quot;&amp;[.$G39];[.$A$2:.$A$2393];&quot;&lt;=&quot;&amp;EOMONTH([.$G39]; 0)));&quot;&quot;; AVERAGEIFS([.C$2:.C$2393];[.$A$2:.$A$2393];&quot;&gt;=&quot;&amp;[.$G39];[.$A$2:.$A$2393];&quot;&lt;=&quot;&amp;EOMONTH([.$G39]; 0)))" office:value-type="float" office:value="15.8142" calcext:value-type="float">
            <text:p>15.81</text:p>
          </table:table-cell>
          <table:table-cell table:style-name="ce3" table:formula="of:=IF(ISERR(AVERAGEIFS([.D$2:.D$2393];[.$A$2:.$A$2393];&quot;&gt;=&quot;&amp;[.$G39];[.$A$2:.$A$2393];&quot;&lt;=&quot;&amp;EOMONTH([.$G39]; 0)));&quot;&quot;; AVERAGEIFS([.D$2:.D$2393];[.$A$2:.$A$2393];&quot;&gt;=&quot;&amp;[.$G39];[.$A$2:.$A$2393];&quot;&lt;=&quot;&amp;EOMONTH([.$G39]; 0)))" office:value-type="float" office:value="65.1483333333334" calcext:value-type="float">
            <text:p>65.15</text:p>
          </table:table-cell>
          <table:table-cell table:style-name="ce3" table:formula="of:=IF(ISERR(AVERAGEIFS([.E$2:.E$2393];[.$A$2:.$A$2393];&quot;&gt;=&quot;&amp;[.$G39];[.$A$2:.$A$2393];&quot;&lt;=&quot;&amp;EOMONTH([.$G39]; 0)));&quot;&quot;; AVERAGEIFS([.E$2:.E$2393];[.$A$2:.$A$2393];&quot;&gt;=&quot;&amp;[.$G39];[.$A$2:.$A$2393];&quot;&lt;=&quot;&amp;EOMONTH([.$G39]; 0)))" office:value-type="float" office:value="5.81683333333333" calcext:value-type="float">
            <text:p>5.82</text:p>
          </table:table-cell>
        </table:table-row>
        <table:table-row table:style-name="ro1">
          <table:table-cell office:value-type="date" office:date-value="2005-06-08" calcext:value-type="date">
            <text:p>2005-06-08</text:p>
          </table:table-cell>
          <table:table-cell office:value-type="float" office:value="0" calcext:value-type="float">
            <text:p>0</text:p>
          </table:table-cell>
          <table:table-cell office:value-type="float" office:value="20.081" calcext:value-type="float">
            <text:p>20.081</text:p>
          </table:table-cell>
          <table:table-cell office:value-type="float" office:value="57.32" calcext:value-type="float">
            <text:p>57.32</text:p>
          </table:table-cell>
          <table:table-cell office:value-type="float" office:value="1.237" calcext:value-type="float">
            <text:p>1.237</text:p>
          </table:table-cell>
          <table:table-cell/>
          <table:table-cell office:value-type="date" office:date-value="2011-07-01" calcext:value-type="date">
            <text:p>2011-07-01</text:p>
          </table:table-cell>
          <table:table-cell table:style-name="ce3" table:formula="of:=IF(ISERR(AVERAGEIFS([.B$2:.B$2393];[.$A$2:.$A$2393];&quot;&gt;=&quot;&amp;[.$G40];[.$A$2:.$A$2393];&quot;&lt;=&quot;&amp;EOMONTH([.$G40]; 0)));&quot;&quot;; AVERAGEIFS([.B$2:.B$2393];[.$A$2:.$A$2393];&quot;&gt;=&quot;&amp;[.$G40];[.$A$2:.$A$2393];&quot;&lt;=&quot;&amp;EOMONTH([.$G40]; 0)))" office:value-type="float" office:value="2.04361290322581" calcext:value-type="float">
            <text:p>2.04</text:p>
          </table:table-cell>
          <table:table-cell table:style-name="ce3" table:formula="of:=IF(ISERR(AVERAGEIFS([.C$2:.C$2393];[.$A$2:.$A$2393];&quot;&gt;=&quot;&amp;[.$G40];[.$A$2:.$A$2393];&quot;&lt;=&quot;&amp;EOMONTH([.$G40]; 0)));&quot;&quot;; AVERAGEIFS([.C$2:.C$2393];[.$A$2:.$A$2393];&quot;&gt;=&quot;&amp;[.$G40];[.$A$2:.$A$2393];&quot;&lt;=&quot;&amp;EOMONTH([.$G40]; 0)))" office:value-type="float" office:value="17.7073225806452" calcext:value-type="float">
            <text:p>17.71</text:p>
          </table:table-cell>
          <table:table-cell table:style-name="ce3" table:formula="of:=IF(ISERR(AVERAGEIFS([.D$2:.D$2393];[.$A$2:.$A$2393];&quot;&gt;=&quot;&amp;[.$G40];[.$A$2:.$A$2393];&quot;&lt;=&quot;&amp;EOMONTH([.$G40]; 0)));&quot;&quot;; AVERAGEIFS([.D$2:.D$2393];[.$A$2:.$A$2393];&quot;&gt;=&quot;&amp;[.$G40];[.$A$2:.$A$2393];&quot;&lt;=&quot;&amp;EOMONTH([.$G40]; 0)))" office:value-type="float" office:value="72.1893870967742" calcext:value-type="float">
            <text:p>72.19</text:p>
          </table:table-cell>
          <table:table-cell table:style-name="ce3" table:formula="of:=IF(ISERR(AVERAGEIFS([.E$2:.E$2393];[.$A$2:.$A$2393];&quot;&gt;=&quot;&amp;[.$G40];[.$A$2:.$A$2393];&quot;&lt;=&quot;&amp;EOMONTH([.$G40]; 0)));&quot;&quot;; AVERAGEIFS([.E$2:.E$2393];[.$A$2:.$A$2393];&quot;&gt;=&quot;&amp;[.$G40];[.$A$2:.$A$2393];&quot;&lt;=&quot;&amp;EOMONTH([.$G40]; 0)))" office:value-type="float" office:value="5.00973333333333" calcext:value-type="float">
            <text:p>5.01</text:p>
          </table:table-cell>
        </table:table-row>
        <table:table-row table:style-name="ro1">
          <table:table-cell office:value-type="date" office:date-value="2005-06-09" calcext:value-type="date">
            <text:p>2005-06-09</text:p>
          </table:table-cell>
          <table:table-cell office:value-type="float" office:value="0.02" calcext:value-type="float">
            <text:p>0.02</text:p>
          </table:table-cell>
          <table:table-cell office:value-type="float" office:value="18.595" calcext:value-type="float">
            <text:p>18.595</text:p>
          </table:table-cell>
          <table:table-cell office:value-type="float" office:value="53.232" calcext:value-type="float">
            <text:p>53.232</text:p>
          </table:table-cell>
          <table:table-cell office:value-type="float" office:value="1.836" calcext:value-type="float">
            <text:p>1.836</text:p>
          </table:table-cell>
          <table:table-cell/>
          <table:table-cell office:value-type="date" office:date-value="2011-08-01" calcext:value-type="date">
            <text:p>2011-08-01</text:p>
          </table:table-cell>
          <table:table-cell table:style-name="ce3" table:formula="of:=IF(ISERR(AVERAGEIFS([.B$2:.B$2393];[.$A$2:.$A$2393];&quot;&gt;=&quot;&amp;[.$G41];[.$A$2:.$A$2393];&quot;&lt;=&quot;&amp;EOMONTH([.$G41]; 0)));&quot;&quot;; AVERAGEIFS([.B$2:.B$2393];[.$A$2:.$A$2393];&quot;&gt;=&quot;&amp;[.$G41];[.$A$2:.$A$2393];&quot;&lt;=&quot;&amp;EOMONTH([.$G41]; 0)))" office:value-type="float" office:value="1.45687096774194" calcext:value-type="float">
            <text:p>1.46</text:p>
          </table:table-cell>
          <table:table-cell table:style-name="ce3" table:formula="of:=IF(ISERR(AVERAGEIFS([.C$2:.C$2393];[.$A$2:.$A$2393];&quot;&gt;=&quot;&amp;[.$G41];[.$A$2:.$A$2393];&quot;&lt;=&quot;&amp;EOMONTH([.$G41]; 0)));&quot;&quot;; AVERAGEIFS([.C$2:.C$2393];[.$A$2:.$A$2393];&quot;&gt;=&quot;&amp;[.$G41];[.$A$2:.$A$2393];&quot;&lt;=&quot;&amp;EOMONTH([.$G41]; 0)))" office:value-type="float" office:value="15.4745806451613" calcext:value-type="float">
            <text:p>15.47</text:p>
          </table:table-cell>
          <table:table-cell table:style-name="ce3" table:formula="of:=IF(ISERR(AVERAGEIFS([.D$2:.D$2393];[.$A$2:.$A$2393];&quot;&gt;=&quot;&amp;[.$G41];[.$A$2:.$A$2393];&quot;&lt;=&quot;&amp;EOMONTH([.$G41]; 0)));&quot;&quot;; AVERAGEIFS([.D$2:.D$2393];[.$A$2:.$A$2393];&quot;&gt;=&quot;&amp;[.$G41];[.$A$2:.$A$2393];&quot;&lt;=&quot;&amp;EOMONTH([.$G41]; 0)))" office:value-type="float" office:value="76.9695806451613" calcext:value-type="float">
            <text:p>76.97</text:p>
          </table:table-cell>
          <table:table-cell table:style-name="ce3" table:formula="of:=IF(ISERR(AVERAGEIFS([.E$2:.E$2393];[.$A$2:.$A$2393];&quot;&gt;=&quot;&amp;[.$G41];[.$A$2:.$A$2393];&quot;&lt;=&quot;&amp;EOMONTH([.$G41]; 0)));&quot;&quot;; AVERAGEIFS([.E$2:.E$2393];[.$A$2:.$A$2393];&quot;&gt;=&quot;&amp;[.$G41];[.$A$2:.$A$2393];&quot;&lt;=&quot;&amp;EOMONTH([.$G41]; 0)))" office:value-type="float" office:value="5.65375" calcext:value-type="float">
            <text:p>5.65</text:p>
          </table:table-cell>
        </table:table-row>
        <table:table-row table:style-name="ro1">
          <table:table-cell office:value-type="date" office:date-value="2005-06-10" calcext:value-type="date">
            <text:p>2005-06-10</text:p>
          </table:table-cell>
          <table:table-cell office:value-type="float" office:value="0" calcext:value-type="float">
            <text:p>0</text:p>
          </table:table-cell>
          <table:table-cell office:value-type="float" office:value="14.14" calcext:value-type="float">
            <text:p>14.14</text:p>
          </table:table-cell>
          <table:table-cell office:value-type="float" office:value="62.425" calcext:value-type="float">
            <text:p>62.425</text:p>
          </table:table-cell>
          <table:table-cell office:value-type="float" office:value="2.251" calcext:value-type="float">
            <text:p>2.251</text:p>
          </table:table-cell>
          <table:table-cell/>
          <table:table-cell office:value-type="date" office:date-value="2011-09-01" calcext:value-type="date">
            <text:p>2011-09-01</text:p>
          </table:table-cell>
          <table:table-cell table:style-name="ce3" table:formula="of:=IF(ISERR(AVERAGEIFS([.B$2:.B$2393];[.$A$2:.$A$2393];&quot;&gt;=&quot;&amp;[.$G42];[.$A$2:.$A$2393];&quot;&lt;=&quot;&amp;EOMONTH([.$G42]; 0)));&quot;&quot;; AVERAGEIFS([.B$2:.B$2393];[.$A$2:.$A$2393];&quot;&gt;=&quot;&amp;[.$G42];[.$A$2:.$A$2393];&quot;&lt;=&quot;&amp;EOMONTH([.$G42]; 0)))" office:value-type="float" office:value="0.6318" calcext:value-type="float">
            <text:p>0.63</text:p>
          </table:table-cell>
          <table:table-cell table:style-name="ce3" table:formula="of:=IF(ISERR(AVERAGEIFS([.C$2:.C$2393];[.$A$2:.$A$2393];&quot;&gt;=&quot;&amp;[.$G42];[.$A$2:.$A$2393];&quot;&lt;=&quot;&amp;EOMONTH([.$G42]; 0)));&quot;&quot;; AVERAGEIFS([.C$2:.C$2393];[.$A$2:.$A$2393];&quot;&gt;=&quot;&amp;[.$G42];[.$A$2:.$A$2393];&quot;&lt;=&quot;&amp;EOMONTH([.$G42]; 0)))" office:value-type="float" office:value="12.4743666666667" calcext:value-type="float">
            <text:p>12.47</text:p>
          </table:table-cell>
          <table:table-cell table:style-name="ce3" table:formula="of:=IF(ISERR(AVERAGEIFS([.D$2:.D$2393];[.$A$2:.$A$2393];&quot;&gt;=&quot;&amp;[.$G42];[.$A$2:.$A$2393];&quot;&lt;=&quot;&amp;EOMONTH([.$G42]; 0)));&quot;&quot;; AVERAGEIFS([.D$2:.D$2393];[.$A$2:.$A$2393];&quot;&gt;=&quot;&amp;[.$G42];[.$A$2:.$A$2393];&quot;&lt;=&quot;&amp;EOMONTH([.$G42]; 0)))" office:value-type="float" office:value="71.0706666666667" calcext:value-type="float">
            <text:p>71.07</text:p>
          </table:table-cell>
          <table:table-cell table:style-name="ce3" table:formula="of:=IF(ISERR(AVERAGEIFS([.E$2:.E$2393];[.$A$2:.$A$2393];&quot;&gt;=&quot;&amp;[.$G42];[.$A$2:.$A$2393];&quot;&lt;=&quot;&amp;EOMONTH([.$G42]; 0)));&quot;&quot;; AVERAGEIFS([.E$2:.E$2393];[.$A$2:.$A$2393];&quot;&gt;=&quot;&amp;[.$G42];[.$A$2:.$A$2393];&quot;&lt;=&quot;&amp;EOMONTH([.$G42]; 0)))" office:value-type="float" office:value="5.59036666666667" calcext:value-type="float">
            <text:p>5.59</text:p>
          </table:table-cell>
        </table:table-row>
        <table:table-row table:style-name="ro1">
          <table:table-cell office:value-type="date" office:date-value="2005-06-11" calcext:value-type="date">
            <text:p>2005-06-11</text:p>
          </table:table-cell>
          <table:table-cell office:value-type="float" office:value="0" calcext:value-type="float">
            <text:p>0</text:p>
          </table:table-cell>
          <table:table-cell office:value-type="float" office:value="10.783" calcext:value-type="float">
            <text:p>10.783</text:p>
          </table:table-cell>
          <table:table-cell office:value-type="float" office:value="61.101" calcext:value-type="float">
            <text:p>61.101</text:p>
          </table:table-cell>
          <table:table-cell office:value-type="float" office:value="1.618" calcext:value-type="float">
            <text:p>1.618</text:p>
          </table:table-cell>
          <table:table-cell/>
          <table:table-cell office:value-type="date" office:date-value="2011-10-01" calcext:value-type="date">
            <text:p>2011-10-01</text:p>
          </table:table-cell>
          <table:table-cell table:style-name="ce3" table:formula="of:=IF(ISERR(AVERAGEIFS([.B$2:.B$2393];[.$A$2:.$A$2393];&quot;&gt;=&quot;&amp;[.$G43];[.$A$2:.$A$2393];&quot;&lt;=&quot;&amp;EOMONTH([.$G43]; 0)));&quot;&quot;; AVERAGEIFS([.B$2:.B$2393];[.$A$2:.$A$2393];&quot;&gt;=&quot;&amp;[.$G43];[.$A$2:.$A$2393];&quot;&lt;=&quot;&amp;EOMONTH([.$G43]; 0)))" office:value-type="float" office:value="0.320193548387097" calcext:value-type="float">
            <text:p>0.32</text:p>
          </table:table-cell>
          <table:table-cell table:style-name="ce3" table:formula="of:=IF(ISERR(AVERAGEIFS([.C$2:.C$2393];[.$A$2:.$A$2393];&quot;&gt;=&quot;&amp;[.$G43];[.$A$2:.$A$2393];&quot;&lt;=&quot;&amp;EOMONTH([.$G43]; 0)));&quot;&quot;; AVERAGEIFS([.C$2:.C$2393];[.$A$2:.$A$2393];&quot;&gt;=&quot;&amp;[.$G43];[.$A$2:.$A$2393];&quot;&lt;=&quot;&amp;EOMONTH([.$G43]; 0)))" office:value-type="float" office:value="3.77796774193548" calcext:value-type="float">
            <text:p>3.78</text:p>
          </table:table-cell>
          <table:table-cell table:style-name="ce3" table:formula="of:=IF(ISERR(AVERAGEIFS([.D$2:.D$2393];[.$A$2:.$A$2393];&quot;&gt;=&quot;&amp;[.$G43];[.$A$2:.$A$2393];&quot;&lt;=&quot;&amp;EOMONTH([.$G43]; 0)));&quot;&quot;; AVERAGEIFS([.D$2:.D$2393];[.$A$2:.$A$2393];&quot;&gt;=&quot;&amp;[.$G43];[.$A$2:.$A$2393];&quot;&lt;=&quot;&amp;EOMONTH([.$G43]; 0)))" office:value-type="float" office:value="80.8108709677419" calcext:value-type="float">
            <text:p>80.81</text:p>
          </table:table-cell>
          <table:table-cell table:style-name="ce3" table:formula="of:=IF(ISERR(AVERAGEIFS([.E$2:.E$2393];[.$A$2:.$A$2393];&quot;&gt;=&quot;&amp;[.$G43];[.$A$2:.$A$2393];&quot;&lt;=&quot;&amp;EOMONTH([.$G43]; 0)));&quot;&quot;; AVERAGEIFS([.E$2:.E$2393];[.$A$2:.$A$2393];&quot;&gt;=&quot;&amp;[.$G43];[.$A$2:.$A$2393];&quot;&lt;=&quot;&amp;EOMONTH([.$G43]; 0)))" office:value-type="float" office:value="5.95712903225807" calcext:value-type="float">
            <text:p>5.96</text:p>
          </table:table-cell>
        </table:table-row>
        <table:table-row table:style-name="ro1">
          <table:table-cell office:value-type="date" office:date-value="2005-06-12" calcext:value-type="date">
            <text:p>2005-06-12</text:p>
          </table:table-cell>
          <table:table-cell office:value-type="float" office:value="0" calcext:value-type="float">
            <text:p>0</text:p>
          </table:table-cell>
          <table:table-cell office:value-type="float" office:value="11.771" calcext:value-type="float">
            <text:p>11.771</text:p>
          </table:table-cell>
          <table:table-cell office:value-type="float" office:value="66.737" calcext:value-type="float">
            <text:p>66.737</text:p>
          </table:table-cell>
          <table:table-cell office:value-type="float" office:value="1.103" calcext:value-type="float">
            <text:p>1.103</text:p>
          </table:table-cell>
          <table:table-cell/>
          <table:table-cell office:value-type="date" office:date-value="2012-05-01" calcext:value-type="date">
            <text:p>2012-05-01</text:p>
          </table:table-cell>
          <table:table-cell table:style-name="ce3" table:formula="of:=IF(ISERR(AVERAGEIFS([.B$2:.B$2393];[.$A$2:.$A$2393];&quot;&gt;=&quot;&amp;[.$G44];[.$A$2:.$A$2393];&quot;&lt;=&quot;&amp;EOMONTH([.$G44]; 0)));&quot;&quot;; AVERAGEIFS([.B$2:.B$2393];[.$A$2:.$A$2393];&quot;&gt;=&quot;&amp;[.$G44];[.$A$2:.$A$2393];&quot;&lt;=&quot;&amp;EOMONTH([.$G44]; 0)))" office:value-type="float" office:value="0.483516129032258" calcext:value-type="float">
            <text:p>0.48</text:p>
          </table:table-cell>
          <table:table-cell table:style-name="ce3" table:formula="of:=IF(ISERR(AVERAGEIFS([.C$2:.C$2393];[.$A$2:.$A$2393];&quot;&gt;=&quot;&amp;[.$G44];[.$A$2:.$A$2393];&quot;&lt;=&quot;&amp;EOMONTH([.$G44]; 0)));&quot;&quot;; AVERAGEIFS([.C$2:.C$2393];[.$A$2:.$A$2393];&quot;&gt;=&quot;&amp;[.$G44];[.$A$2:.$A$2393];&quot;&lt;=&quot;&amp;EOMONTH([.$G44]; 0)))" office:value-type="float" office:value="12.9492258064516" calcext:value-type="float">
            <text:p>12.95</text:p>
          </table:table-cell>
          <table:table-cell table:style-name="ce3" table:formula="of:=IF(ISERR(AVERAGEIFS([.D$2:.D$2393];[.$A$2:.$A$2393];&quot;&gt;=&quot;&amp;[.$G44];[.$A$2:.$A$2393];&quot;&lt;=&quot;&amp;EOMONTH([.$G44]; 0)));&quot;&quot;; AVERAGEIFS([.D$2:.D$2393];[.$A$2:.$A$2393];&quot;&gt;=&quot;&amp;[.$G44];[.$A$2:.$A$2393];&quot;&lt;=&quot;&amp;EOMONTH([.$G44]; 0)))" office:value-type="float" office:value="48.0228064516129" calcext:value-type="float">
            <text:p>48.02</text:p>
          </table:table-cell>
          <table:table-cell table:style-name="ce3" table:formula="of:=IF(ISERR(AVERAGEIFS([.E$2:.E$2393];[.$A$2:.$A$2393];&quot;&gt;=&quot;&amp;[.$G44];[.$A$2:.$A$2393];&quot;&lt;=&quot;&amp;EOMONTH([.$G44]; 0)));&quot;&quot;; AVERAGEIFS([.E$2:.E$2393];[.$A$2:.$A$2393];&quot;&gt;=&quot;&amp;[.$G44];[.$A$2:.$A$2393];&quot;&lt;=&quot;&amp;EOMONTH([.$G44]; 0)))" office:value-type="float" office:value="8.704" calcext:value-type="float">
            <text:p>8.70</text:p>
          </table:table-cell>
        </table:table-row>
        <table:table-row table:style-name="ro1">
          <table:table-cell office:value-type="date" office:date-value="2005-06-13" calcext:value-type="date">
            <text:p>2005-06-13</text:p>
          </table:table-cell>
          <table:table-cell office:value-type="float" office:value="8.56" calcext:value-type="float">
            <text:p>8.56</text:p>
          </table:table-cell>
          <table:table-cell office:value-type="float" office:value="11.638" calcext:value-type="float">
            <text:p>11.638</text:p>
          </table:table-cell>
          <table:table-cell office:value-type="float" office:value="84.975" calcext:value-type="float">
            <text:p>84.975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date" office:date-value="2012-06-01" calcext:value-type="date">
            <text:p>2012-06-01</text:p>
          </table:table-cell>
          <table:table-cell table:style-name="ce3" table:formula="of:=IF(ISERR(AVERAGEIFS([.B$2:.B$2393];[.$A$2:.$A$2393];&quot;&gt;=&quot;&amp;[.$G45];[.$A$2:.$A$2393];&quot;&lt;=&quot;&amp;EOMONTH([.$G45]; 0)));&quot;&quot;; AVERAGEIFS([.B$2:.B$2393];[.$A$2:.$A$2393];&quot;&gt;=&quot;&amp;[.$G45];[.$A$2:.$A$2393];&quot;&lt;=&quot;&amp;EOMONTH([.$G45]; 0)))" office:value-type="float" office:value="0.915866666666667" calcext:value-type="float">
            <text:p>0.92</text:p>
          </table:table-cell>
          <table:table-cell table:style-name="ce3" table:formula="of:=IF(ISERR(AVERAGEIFS([.C$2:.C$2393];[.$A$2:.$A$2393];&quot;&gt;=&quot;&amp;[.$G45];[.$A$2:.$A$2393];&quot;&lt;=&quot;&amp;EOMONTH([.$G45]; 0)));&quot;&quot;; AVERAGEIFS([.C$2:.C$2393];[.$A$2:.$A$2393];&quot;&gt;=&quot;&amp;[.$G45];[.$A$2:.$A$2393];&quot;&lt;=&quot;&amp;EOMONTH([.$G45]; 0)))" office:value-type="float" office:value="16.7139" calcext:value-type="float">
            <text:p>16.71</text:p>
          </table:table-cell>
          <table:table-cell table:style-name="ce3" table:formula="of:=IF(ISERR(AVERAGEIFS([.D$2:.D$2393];[.$A$2:.$A$2393];&quot;&gt;=&quot;&amp;[.$G45];[.$A$2:.$A$2393];&quot;&lt;=&quot;&amp;EOMONTH([.$G45]; 0)));&quot;&quot;; AVERAGEIFS([.D$2:.D$2393];[.$A$2:.$A$2393];&quot;&gt;=&quot;&amp;[.$G45];[.$A$2:.$A$2393];&quot;&lt;=&quot;&amp;EOMONTH([.$G45]; 0)))" office:value-type="float" office:value="66.6527666666667" calcext:value-type="float">
            <text:p>66.65</text:p>
          </table:table-cell>
          <table:table-cell table:style-name="ce3" table:formula="of:=IF(ISERR(AVERAGEIFS([.E$2:.E$2393];[.$A$2:.$A$2393];&quot;&gt;=&quot;&amp;[.$G45];[.$A$2:.$A$2393];&quot;&lt;=&quot;&amp;EOMONTH([.$G45]; 0)));&quot;&quot;; AVERAGEIFS([.E$2:.E$2393];[.$A$2:.$A$2393];&quot;&gt;=&quot;&amp;[.$G45];[.$A$2:.$A$2393];&quot;&lt;=&quot;&amp;EOMONTH([.$G45]; 0)))" office:value-type="float" office:value="6.1654" calcext:value-type="float">
            <text:p>6.17</text:p>
          </table:table-cell>
        </table:table-row>
        <table:table-row table:style-name="ro1">
          <table:table-cell office:value-type="date" office:date-value="2005-06-14" calcext:value-type="date">
            <text:p>2005-06-14</text:p>
          </table:table-cell>
          <table:table-cell office:value-type="float" office:value="11.94" calcext:value-type="float">
            <text:p>11.94</text:p>
          </table:table-cell>
          <table:table-cell office:value-type="float" office:value="13.068" calcext:value-type="float">
            <text:p>13.068</text:p>
          </table:table-cell>
          <table:table-cell/>
          <table:table-cell office:value-type="float" office:value="0.734" calcext:value-type="float">
            <text:p>0.734</text:p>
          </table:table-cell>
          <table:table-cell/>
          <table:table-cell office:value-type="date" office:date-value="2012-07-01" calcext:value-type="date">
            <text:p>2012-07-01</text:p>
          </table:table-cell>
          <table:table-cell table:style-name="ce3" table:formula="of:=IF(ISERR(AVERAGEIFS([.B$2:.B$2393];[.$A$2:.$A$2393];&quot;&gt;=&quot;&amp;[.$G46];[.$A$2:.$A$2393];&quot;&lt;=&quot;&amp;EOMONTH([.$G46]; 0)));&quot;&quot;; AVERAGEIFS([.B$2:.B$2393];[.$A$2:.$A$2393];&quot;&gt;=&quot;&amp;[.$G46];[.$A$2:.$A$2393];&quot;&lt;=&quot;&amp;EOMONTH([.$G46]; 0)))" office:value-type="float" office:value="3.13290322580645" calcext:value-type="float">
            <text:p>3.13</text:p>
          </table:table-cell>
          <table:table-cell table:style-name="ce3" table:formula="of:=IF(ISERR(AVERAGEIFS([.C$2:.C$2393];[.$A$2:.$A$2393];&quot;&gt;=&quot;&amp;[.$G46];[.$A$2:.$A$2393];&quot;&lt;=&quot;&amp;EOMONTH([.$G46]; 0)));&quot;&quot;; AVERAGEIFS([.C$2:.C$2393];[.$A$2:.$A$2393];&quot;&gt;=&quot;&amp;[.$G46];[.$A$2:.$A$2393];&quot;&lt;=&quot;&amp;EOMONTH([.$G46]; 0)))" office:value-type="float" office:value="20.7827096774194" calcext:value-type="float">
            <text:p>20.78</text:p>
          </table:table-cell>
          <table:table-cell table:style-name="ce3" table:formula="of:=IF(ISERR(AVERAGEIFS([.D$2:.D$2393];[.$A$2:.$A$2393];&quot;&gt;=&quot;&amp;[.$G46];[.$A$2:.$A$2393];&quot;&lt;=&quot;&amp;EOMONTH([.$G46]; 0)));&quot;&quot;; AVERAGEIFS([.D$2:.D$2393];[.$A$2:.$A$2393];&quot;&gt;=&quot;&amp;[.$G46];[.$A$2:.$A$2393];&quot;&lt;=&quot;&amp;EOMONTH([.$G46]; 0)))" office:value-type="float" office:value="64.4265483870968" calcext:value-type="float">
            <text:p>64.43</text:p>
          </table:table-cell>
          <table:table-cell table:style-name="ce3" table:formula="of:=IF(ISERR(AVERAGEIFS([.E$2:.E$2393];[.$A$2:.$A$2393];&quot;&gt;=&quot;&amp;[.$G46];[.$A$2:.$A$2393];&quot;&lt;=&quot;&amp;EOMONTH([.$G46]; 0)));&quot;&quot;; AVERAGEIFS([.E$2:.E$2393];[.$A$2:.$A$2393];&quot;&gt;=&quot;&amp;[.$G46];[.$A$2:.$A$2393];&quot;&lt;=&quot;&amp;EOMONTH([.$G46]; 0)))" office:value-type="float" office:value="4.71290322580645" calcext:value-type="float">
            <text:p>4.71</text:p>
          </table:table-cell>
        </table:table-row>
        <table:table-row table:style-name="ro1">
          <table:table-cell office:value-type="date" office:date-value="2005-06-15" calcext:value-type="date">
            <text:p>2005-06-15</text:p>
          </table:table-cell>
          <table:table-cell office:value-type="float" office:value="0.38" calcext:value-type="float">
            <text:p>0.38</text:p>
          </table:table-cell>
          <table:table-cell office:value-type="float" office:value="11.9" calcext:value-type="float">
            <text:p>11.9</text:p>
          </table:table-cell>
          <table:table-cell office:value-type="float" office:value="82.78" calcext:value-type="float">
            <text:p>82.78</text:p>
          </table:table-cell>
          <table:table-cell office:value-type="float" office:value="1.603" calcext:value-type="float">
            <text:p>1.603</text:p>
          </table:table-cell>
          <table:table-cell/>
          <table:table-cell office:value-type="date" office:date-value="2012-08-01" calcext:value-type="date">
            <text:p>2012-08-01</text:p>
          </table:table-cell>
          <table:table-cell table:style-name="ce3" table:formula="of:=IF(ISERR(AVERAGEIFS([.B$2:.B$2393];[.$A$2:.$A$2393];&quot;&gt;=&quot;&amp;[.$G47];[.$A$2:.$A$2393];&quot;&lt;=&quot;&amp;EOMONTH([.$G47]; 0)));&quot;&quot;; AVERAGEIFS([.B$2:.B$2393];[.$A$2:.$A$2393];&quot;&gt;=&quot;&amp;[.$G47];[.$A$2:.$A$2393];&quot;&lt;=&quot;&amp;EOMONTH([.$G47]; 0)))" office:value-type="float" office:value="0.73958064516129" calcext:value-type="float">
            <text:p>0.74</text:p>
          </table:table-cell>
          <table:table-cell table:style-name="ce3" table:formula="of:=IF(ISERR(AVERAGEIFS([.C$2:.C$2393];[.$A$2:.$A$2393];&quot;&gt;=&quot;&amp;[.$G47];[.$A$2:.$A$2393];&quot;&lt;=&quot;&amp;EOMONTH([.$G47]; 0)));&quot;&quot;; AVERAGEIFS([.C$2:.C$2393];[.$A$2:.$A$2393];&quot;&gt;=&quot;&amp;[.$G47];[.$A$2:.$A$2393];&quot;&lt;=&quot;&amp;EOMONTH([.$G47]; 0)))" office:value-type="float" office:value="17.3684838709677" calcext:value-type="float">
            <text:p>17.37</text:p>
          </table:table-cell>
          <table:table-cell table:style-name="ce3" table:formula="of:=IF(ISERR(AVERAGEIFS([.D$2:.D$2393];[.$A$2:.$A$2393];&quot;&gt;=&quot;&amp;[.$G47];[.$A$2:.$A$2393];&quot;&lt;=&quot;&amp;EOMONTH([.$G47]; 0)));&quot;&quot;; AVERAGEIFS([.D$2:.D$2393];[.$A$2:.$A$2393];&quot;&gt;=&quot;&amp;[.$G47];[.$A$2:.$A$2393];&quot;&lt;=&quot;&amp;EOMONTH([.$G47]; 0)))" office:value-type="float" office:value="71.9561935483871" calcext:value-type="float">
            <text:p>71.96</text:p>
          </table:table-cell>
          <table:table-cell table:style-name="ce3" table:formula="of:=IF(ISERR(AVERAGEIFS([.E$2:.E$2393];[.$A$2:.$A$2393];&quot;&gt;=&quot;&amp;[.$G47];[.$A$2:.$A$2393];&quot;&lt;=&quot;&amp;EOMONTH([.$G47]; 0)));&quot;&quot;; AVERAGEIFS([.E$2:.E$2393];[.$A$2:.$A$2393];&quot;&gt;=&quot;&amp;[.$G47];[.$A$2:.$A$2393];&quot;&lt;=&quot;&amp;EOMONTH([.$G47]; 0)))" office:value-type="float" office:value="5.55558064516129" calcext:value-type="float">
            <text:p>5.56</text:p>
          </table:table-cell>
        </table:table-row>
        <table:table-row table:style-name="ro1">
          <table:table-cell office:value-type="date" office:date-value="2005-06-16" calcext:value-type="date">
            <text:p>2005-06-16</text:p>
          </table:table-cell>
          <table:table-cell office:value-type="float" office:value="0.43" calcext:value-type="float">
            <text:p>0.43</text:p>
          </table:table-cell>
          <table:table-cell office:value-type="float" office:value="10.116" calcext:value-type="float">
            <text:p>10.116</text:p>
          </table:table-cell>
          <table:table-cell office:value-type="float" office:value="80.595" calcext:value-type="float">
            <text:p>80.595</text:p>
          </table:table-cell>
          <table:table-cell office:value-type="float" office:value="3.087" calcext:value-type="float">
            <text:p>3.087</text:p>
          </table:table-cell>
          <table:table-cell/>
          <table:table-cell office:value-type="date" office:date-value="2012-09-01" calcext:value-type="date">
            <text:p>2012-09-01</text:p>
          </table:table-cell>
          <table:table-cell table:style-name="ce3" table:formula="of:=IF(ISERR(AVERAGEIFS([.B$2:.B$2393];[.$A$2:.$A$2393];&quot;&gt;=&quot;&amp;[.$G48];[.$A$2:.$A$2393];&quot;&lt;=&quot;&amp;EOMONTH([.$G48]; 0)));&quot;&quot;; AVERAGEIFS([.B$2:.B$2393];[.$A$2:.$A$2393];&quot;&gt;=&quot;&amp;[.$G48];[.$A$2:.$A$2393];&quot;&lt;=&quot;&amp;EOMONTH([.$G48]; 0)))" office:value-type="float" office:value="0.497633333333333" calcext:value-type="float">
            <text:p>0.50</text:p>
          </table:table-cell>
          <table:table-cell table:style-name="ce3" table:formula="of:=IF(ISERR(AVERAGEIFS([.C$2:.C$2393];[.$A$2:.$A$2393];&quot;&gt;=&quot;&amp;[.$G48];[.$A$2:.$A$2393];&quot;&lt;=&quot;&amp;EOMONTH([.$G48]; 0)));&quot;&quot;; AVERAGEIFS([.C$2:.C$2393];[.$A$2:.$A$2393];&quot;&gt;=&quot;&amp;[.$G48];[.$A$2:.$A$2393];&quot;&lt;=&quot;&amp;EOMONTH([.$G48]; 0)))" office:value-type="float" office:value="12.5615333333333" calcext:value-type="float">
            <text:p>12.56</text:p>
          </table:table-cell>
          <table:table-cell table:style-name="ce3" table:formula="of:=IF(ISERR(AVERAGEIFS([.D$2:.D$2393];[.$A$2:.$A$2393];&quot;&gt;=&quot;&amp;[.$G48];[.$A$2:.$A$2393];&quot;&lt;=&quot;&amp;EOMONTH([.$G48]; 0)));&quot;&quot;; AVERAGEIFS([.D$2:.D$2393];[.$A$2:.$A$2393];&quot;&gt;=&quot;&amp;[.$G48];[.$A$2:.$A$2393];&quot;&lt;=&quot;&amp;EOMONTH([.$G48]; 0)))" office:value-type="float" office:value="69.1911666666667" calcext:value-type="float">
            <text:p>69.19</text:p>
          </table:table-cell>
          <table:table-cell table:style-name="ce3" table:formula="of:=IF(ISERR(AVERAGEIFS([.E$2:.E$2393];[.$A$2:.$A$2393];&quot;&gt;=&quot;&amp;[.$G48];[.$A$2:.$A$2393];&quot;&lt;=&quot;&amp;EOMONTH([.$G48]; 0)));&quot;&quot;; AVERAGEIFS([.E$2:.E$2393];[.$A$2:.$A$2393];&quot;&gt;=&quot;&amp;[.$G48];[.$A$2:.$A$2393];&quot;&lt;=&quot;&amp;EOMONTH([.$G48]; 0)))" office:value-type="float" office:value="6.1131" calcext:value-type="float">
            <text:p>6.11</text:p>
          </table:table-cell>
        </table:table-row>
        <table:table-row table:style-name="ro1">
          <table:table-cell office:value-type="date" office:date-value="2005-06-17" calcext:value-type="date">
            <text:p>2005-06-17</text:p>
          </table:table-cell>
          <table:table-cell office:value-type="float" office:value="0.08" calcext:value-type="float">
            <text:p>0.08</text:p>
          </table:table-cell>
          <table:table-cell office:value-type="float" office:value="12.446" calcext:value-type="float">
            <text:p>12.446</text:p>
          </table:table-cell>
          <table:table-cell office:value-type="float" office:value="64.339" calcext:value-type="float">
            <text:p>64.339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date" office:date-value="2012-10-01" calcext:value-type="date">
            <text:p>2012-10-01</text:p>
          </table:table-cell>
          <table:table-cell table:style-name="ce3" table:formula="of:=IF(ISERR(AVERAGEIFS([.B$2:.B$2393];[.$A$2:.$A$2393];&quot;&gt;=&quot;&amp;[.$G49];[.$A$2:.$A$2393];&quot;&lt;=&quot;&amp;EOMONTH([.$G49]; 0)));&quot;&quot;; AVERAGEIFS([.B$2:.B$2393];[.$A$2:.$A$2393];&quot;&gt;=&quot;&amp;[.$G49];[.$A$2:.$A$2393];&quot;&lt;=&quot;&amp;EOMONTH([.$G49]; 0)))" office:value-type="float" office:value="1.04783870967742" calcext:value-type="float">
            <text:p>1.05</text:p>
          </table:table-cell>
          <table:table-cell table:style-name="ce3" table:formula="of:=IF(ISERR(AVERAGEIFS([.C$2:.C$2393];[.$A$2:.$A$2393];&quot;&gt;=&quot;&amp;[.$G49];[.$A$2:.$A$2393];&quot;&lt;=&quot;&amp;EOMONTH([.$G49]; 0)));&quot;&quot;; AVERAGEIFS([.C$2:.C$2393];[.$A$2:.$A$2393];&quot;&gt;=&quot;&amp;[.$G49];[.$A$2:.$A$2393];&quot;&lt;=&quot;&amp;EOMONTH([.$G49]; 0)))" office:value-type="float" office:value="-1.20958064516129" calcext:value-type="float">
            <text:p>-1.21</text:p>
          </table:table-cell>
          <table:table-cell table:style-name="ce3" table:formula="of:=IF(ISERR(AVERAGEIFS([.D$2:.D$2393];[.$A$2:.$A$2393];&quot;&gt;=&quot;&amp;[.$G49];[.$A$2:.$A$2393];&quot;&lt;=&quot;&amp;EOMONTH([.$G49]; 0)));&quot;&quot;; AVERAGEIFS([.D$2:.D$2393];[.$A$2:.$A$2393];&quot;&gt;=&quot;&amp;[.$G49];[.$A$2:.$A$2393];&quot;&lt;=&quot;&amp;EOMONTH([.$G49]; 0)))" office:value-type="float" office:value="85.656" calcext:value-type="float">
            <text:p>85.66</text:p>
          </table:table-cell>
          <table:table-cell table:style-name="ce3" table:formula="of:=IF(ISERR(AVERAGEIFS([.E$2:.E$2393];[.$A$2:.$A$2393];&quot;&gt;=&quot;&amp;[.$G49];[.$A$2:.$A$2393];&quot;&lt;=&quot;&amp;EOMONTH([.$G49]; 0)));&quot;&quot;; AVERAGEIFS([.E$2:.E$2393];[.$A$2:.$A$2393];&quot;&gt;=&quot;&amp;[.$G49];[.$A$2:.$A$2393];&quot;&lt;=&quot;&amp;EOMONTH([.$G49]; 0)))" office:value-type="float" office:value="6.88170967741936" calcext:value-type="float">
            <text:p>6.88</text:p>
          </table:table-cell>
        </table:table-row>
        <table:table-row table:style-name="ro1">
          <table:table-cell office:value-type="date" office:date-value="2005-06-18" calcext:value-type="date">
            <text:p>2005-06-18</text:p>
          </table:table-cell>
          <table:table-cell office:value-type="float" office:value="0" calcext:value-type="float">
            <text:p>0</text:p>
          </table:table-cell>
          <table:table-cell office:value-type="float" office:value="15.213" calcext:value-type="float">
            <text:p>15.213</text:p>
          </table:table-cell>
          <table:table-cell office:value-type="float" office:value="57.881" calcext:value-type="float">
            <text:p>57.881</text:p>
          </table:table-cell>
          <table:table-cell office:value-type="float" office:value="0.515" calcext:value-type="float">
            <text:p>0.515</text:p>
          </table:table-cell>
          <table:table-cell/>
          <table:table-cell office:value-type="date" office:date-value="2013-05-01" calcext:value-type="date">
            <text:p>2013-05-01</text:p>
          </table:table-cell>
          <table:table-cell table:style-name="ce3" table:formula="of:=IF(ISERR(AVERAGEIFS([.B$2:.B$2393];[.$A$2:.$A$2393];&quot;&gt;=&quot;&amp;[.$G50];[.$A$2:.$A$2393];&quot;&lt;=&quot;&amp;EOMONTH([.$G50]; 0)));&quot;&quot;; AVERAGEIFS([.B$2:.B$2393];[.$A$2:.$A$2393];&quot;&gt;=&quot;&amp;[.$G50];[.$A$2:.$A$2393];&quot;&lt;=&quot;&amp;EOMONTH([.$G50]; 0)))" office:value-type="float" office:value="0.546451612903226" calcext:value-type="float">
            <text:p>0.55</text:p>
          </table:table-cell>
          <table:table-cell table:style-name="ce3" table:formula="of:=IF(ISERR(AVERAGEIFS([.C$2:.C$2393];[.$A$2:.$A$2393];&quot;&gt;=&quot;&amp;[.$G50];[.$A$2:.$A$2393];&quot;&lt;=&quot;&amp;EOMONTH([.$G50]; 0)));&quot;&quot;; AVERAGEIFS([.C$2:.C$2393];[.$A$2:.$A$2393];&quot;&gt;=&quot;&amp;[.$G50];[.$A$2:.$A$2393];&quot;&lt;=&quot;&amp;EOMONTH([.$G50]; 0)))" office:value-type="float" office:value="13.4412580645161" calcext:value-type="float">
            <text:p>13.44</text:p>
          </table:table-cell>
          <table:table-cell table:style-name="ce3" table:formula="of:=IF(ISERR(AVERAGEIFS([.D$2:.D$2393];[.$A$2:.$A$2393];&quot;&gt;=&quot;&amp;[.$G50];[.$A$2:.$A$2393];&quot;&lt;=&quot;&amp;EOMONTH([.$G50]; 0)));&quot;&quot;; AVERAGEIFS([.D$2:.D$2393];[.$A$2:.$A$2393];&quot;&gt;=&quot;&amp;[.$G50];[.$A$2:.$A$2393];&quot;&lt;=&quot;&amp;EOMONTH([.$G50]; 0)))" office:value-type="float" office:value="48.100935483871" calcext:value-type="float">
            <text:p>48.10</text:p>
          </table:table-cell>
          <table:table-cell table:style-name="ce3" table:formula="of:=IF(ISERR(AVERAGEIFS([.E$2:.E$2393];[.$A$2:.$A$2393];&quot;&gt;=&quot;&amp;[.$G50];[.$A$2:.$A$2393];&quot;&lt;=&quot;&amp;EOMONTH([.$G50]; 0)));&quot;&quot;; AVERAGEIFS([.E$2:.E$2393];[.$A$2:.$A$2393];&quot;&gt;=&quot;&amp;[.$G50];[.$A$2:.$A$2393];&quot;&lt;=&quot;&amp;EOMONTH([.$G50]; 0)))" office:value-type="float" office:value="7.6874" calcext:value-type="float">
            <text:p>7.69</text:p>
          </table:table-cell>
        </table:table-row>
        <table:table-row table:style-name="ro1">
          <table:table-cell office:value-type="date" office:date-value="2005-06-19" calcext:value-type="date">
            <text:p>2005-06-19</text:p>
          </table:table-cell>
          <table:table-cell office:value-type="float" office:value="0.23" calcext:value-type="float">
            <text:p>0.23</text:p>
          </table:table-cell>
          <table:table-cell office:value-type="float" office:value="11.465" calcext:value-type="float">
            <text:p>11.465</text:p>
          </table:table-cell>
          <table:table-cell office:value-type="float" office:value="66.288" calcext:value-type="float">
            <text:p>66.288</text:p>
          </table:table-cell>
          <table:table-cell office:value-type="float" office:value="3.252" calcext:value-type="float">
            <text:p>3.252</text:p>
          </table:table-cell>
          <table:table-cell/>
          <table:table-cell office:value-type="date" office:date-value="2013-06-01" calcext:value-type="date">
            <text:p>2013-06-01</text:p>
          </table:table-cell>
          <table:table-cell table:style-name="ce3" table:formula="of:=IF(ISERR(AVERAGEIFS([.B$2:.B$2393];[.$A$2:.$A$2393];&quot;&gt;=&quot;&amp;[.$G51];[.$A$2:.$A$2393];&quot;&lt;=&quot;&amp;EOMONTH([.$G51]; 0)));&quot;&quot;; AVERAGEIFS([.B$2:.B$2393];[.$A$2:.$A$2393];&quot;&gt;=&quot;&amp;[.$G51];[.$A$2:.$A$2393];&quot;&lt;=&quot;&amp;EOMONTH([.$G51]; 0)))" office:value-type="float" office:value="1.46083333333333" calcext:value-type="float">
            <text:p>1.46</text:p>
          </table:table-cell>
          <table:table-cell table:style-name="ce3" table:formula="of:=IF(ISERR(AVERAGEIFS([.C$2:.C$2393];[.$A$2:.$A$2393];&quot;&gt;=&quot;&amp;[.$G51];[.$A$2:.$A$2393];&quot;&lt;=&quot;&amp;EOMONTH([.$G51]; 0)));&quot;&quot;; AVERAGEIFS([.C$2:.C$2393];[.$A$2:.$A$2393];&quot;&gt;=&quot;&amp;[.$G51];[.$A$2:.$A$2393];&quot;&lt;=&quot;&amp;EOMONTH([.$G51]; 0)))" office:value-type="float" office:value="17.3271" calcext:value-type="float">
            <text:p>17.33</text:p>
          </table:table-cell>
          <table:table-cell table:style-name="ce3" table:formula="of:=IF(ISERR(AVERAGEIFS([.D$2:.D$2393];[.$A$2:.$A$2393];&quot;&gt;=&quot;&amp;[.$G51];[.$A$2:.$A$2393];&quot;&lt;=&quot;&amp;EOMONTH([.$G51]; 0)));&quot;&quot;; AVERAGEIFS([.D$2:.D$2393];[.$A$2:.$A$2393];&quot;&gt;=&quot;&amp;[.$G51];[.$A$2:.$A$2393];&quot;&lt;=&quot;&amp;EOMONTH([.$G51]; 0)))" office:value-type="float" office:value="72.0528666666667" calcext:value-type="float">
            <text:p>72.05</text:p>
          </table:table-cell>
          <table:table-cell table:style-name="ce3" table:formula="of:=IF(ISERR(AVERAGEIFS([.E$2:.E$2393];[.$A$2:.$A$2393];&quot;&gt;=&quot;&amp;[.$G51];[.$A$2:.$A$2393];&quot;&lt;=&quot;&amp;EOMONTH([.$G51]; 0)));&quot;&quot;; AVERAGEIFS([.E$2:.E$2393];[.$A$2:.$A$2393];&quot;&gt;=&quot;&amp;[.$G51];[.$A$2:.$A$2393];&quot;&lt;=&quot;&amp;EOMONTH([.$G51]; 0)))" office:value-type="float" office:value="5.08307407407407" calcext:value-type="float">
            <text:p>5.08</text:p>
          </table:table-cell>
        </table:table-row>
        <table:table-row table:style-name="ro1">
          <table:table-cell office:value-type="date" office:date-value="2005-06-20" calcext:value-type="date">
            <text:p>2005-06-20</text:p>
          </table:table-cell>
          <table:table-cell office:value-type="float" office:value="0.02" calcext:value-type="float">
            <text:p>0.02</text:p>
          </table:table-cell>
          <table:table-cell office:value-type="float" office:value="13.398" calcext:value-type="float">
            <text:p>13.398</text:p>
          </table:table-cell>
          <table:table-cell office:value-type="float" office:value="58.335" calcext:value-type="float">
            <text:p>58.335</text:p>
          </table:table-cell>
          <table:table-cell office:value-type="float" office:value="0.891" calcext:value-type="float">
            <text:p>0.891</text:p>
          </table:table-cell>
          <table:table-cell/>
          <table:table-cell office:value-type="date" office:date-value="2013-07-01" calcext:value-type="date">
            <text:p>2013-07-01</text:p>
          </table:table-cell>
          <table:table-cell table:style-name="ce3" table:formula="of:=IF(ISERR(AVERAGEIFS([.B$2:.B$2393];[.$A$2:.$A$2393];&quot;&gt;=&quot;&amp;[.$G52];[.$A$2:.$A$2393];&quot;&lt;=&quot;&amp;EOMONTH([.$G52]; 0)));&quot;&quot;; AVERAGEIFS([.B$2:.B$2393];[.$A$2:.$A$2393];&quot;&gt;=&quot;&amp;[.$G52];[.$A$2:.$A$2393];&quot;&lt;=&quot;&amp;EOMONTH([.$G52]; 0)))" office:value-type="float" office:value="1.85277419354839" calcext:value-type="float">
            <text:p>1.85</text:p>
          </table:table-cell>
          <table:table-cell table:style-name="ce3" table:formula="of:=IF(ISERR(AVERAGEIFS([.C$2:.C$2393];[.$A$2:.$A$2393];&quot;&gt;=&quot;&amp;[.$G52];[.$A$2:.$A$2393];&quot;&lt;=&quot;&amp;EOMONTH([.$G52]; 0)));&quot;&quot;; AVERAGEIFS([.C$2:.C$2393];[.$A$2:.$A$2393];&quot;&gt;=&quot;&amp;[.$G52];[.$A$2:.$A$2393];&quot;&lt;=&quot;&amp;EOMONTH([.$G52]; 0)))" office:value-type="float" office:value="16.6885161290323" calcext:value-type="float">
            <text:p>16.69</text:p>
          </table:table-cell>
          <table:table-cell table:style-name="ce3" table:formula="of:=IF(ISERR(AVERAGEIFS([.D$2:.D$2393];[.$A$2:.$A$2393];&quot;&gt;=&quot;&amp;[.$G52];[.$A$2:.$A$2393];&quot;&lt;=&quot;&amp;EOMONTH([.$G52]; 0)));&quot;&quot;; AVERAGEIFS([.D$2:.D$2393];[.$A$2:.$A$2393];&quot;&gt;=&quot;&amp;[.$G52];[.$A$2:.$A$2393];&quot;&lt;=&quot;&amp;EOMONTH([.$G52]; 0)))" office:value-type="float" office:value="67.2597419354839" calcext:value-type="float">
            <text:p>67.26</text:p>
          </table:table-cell>
          <table:table-cell table:style-name="ce3" table:formula="of:=IF(ISERR(AVERAGEIFS([.E$2:.E$2393];[.$A$2:.$A$2393];&quot;&gt;=&quot;&amp;[.$G52];[.$A$2:.$A$2393];&quot;&lt;=&quot;&amp;EOMONTH([.$G52]; 0)));&quot;&quot;; AVERAGEIFS([.E$2:.E$2393];[.$A$2:.$A$2393];&quot;&gt;=&quot;&amp;[.$G52];[.$A$2:.$A$2393];&quot;&lt;=&quot;&amp;EOMONTH([.$G52]; 0)))" office:value-type="float" office:value="7.75669230769231" calcext:value-type="float">
            <text:p>7.76</text:p>
          </table:table-cell>
        </table:table-row>
        <table:table-row table:style-name="ro1">
          <table:table-cell office:value-type="date" office:date-value="2005-06-21" calcext:value-type="date">
            <text:p>2005-06-21</text:p>
          </table:table-cell>
          <table:table-cell office:value-type="float" office:value="2.31" calcext:value-type="float">
            <text:p>2.31</text:p>
          </table:table-cell>
          <table:table-cell office:value-type="float" office:value="16.993" calcext:value-type="float">
            <text:p>16.993</text:p>
          </table:table-cell>
          <table:table-cell office:value-type="float" office:value="71.15" calcext:value-type="float">
            <text:p>71.15</text:p>
          </table:table-cell>
          <table:table-cell office:value-type="float" office:value="1.446" calcext:value-type="float">
            <text:p>1.446</text:p>
          </table:table-cell>
          <table:table-cell/>
          <table:table-cell office:value-type="date" office:date-value="2013-08-01" calcext:value-type="date">
            <text:p>2013-08-01</text:p>
          </table:table-cell>
          <table:table-cell table:style-name="ce3" table:formula="of:=IF(ISERR(AVERAGEIFS([.B$2:.B$2393];[.$A$2:.$A$2393];&quot;&gt;=&quot;&amp;[.$G53];[.$A$2:.$A$2393];&quot;&lt;=&quot;&amp;EOMONTH([.$G53]; 0)));&quot;&quot;; AVERAGEIFS([.B$2:.B$2393];[.$A$2:.$A$2393];&quot;&gt;=&quot;&amp;[.$G53];[.$A$2:.$A$2393];&quot;&lt;=&quot;&amp;EOMONTH([.$G53]; 0)))" office:value-type="float" office:value="1.61822580645161" calcext:value-type="float">
            <text:p>1.62</text:p>
          </table:table-cell>
          <table:table-cell table:style-name="ce3" table:formula="of:=IF(ISERR(AVERAGEIFS([.C$2:.C$2393];[.$A$2:.$A$2393];&quot;&gt;=&quot;&amp;[.$G53];[.$A$2:.$A$2393];&quot;&lt;=&quot;&amp;EOMONTH([.$G53]; 0)));&quot;&quot;; AVERAGEIFS([.C$2:.C$2393];[.$A$2:.$A$2393];&quot;&gt;=&quot;&amp;[.$G53];[.$A$2:.$A$2393];&quot;&lt;=&quot;&amp;EOMONTH([.$G53]; 0)))" office:value-type="float" office:value="16.6528064516129" calcext:value-type="float">
            <text:p>16.65</text:p>
          </table:table-cell>
          <table:table-cell table:style-name="ce3" table:formula="of:=IF(ISERR(AVERAGEIFS([.D$2:.D$2393];[.$A$2:.$A$2393];&quot;&gt;=&quot;&amp;[.$G53];[.$A$2:.$A$2393];&quot;&lt;=&quot;&amp;EOMONTH([.$G53]; 0)));&quot;&quot;; AVERAGEIFS([.D$2:.D$2393];[.$A$2:.$A$2393];&quot;&gt;=&quot;&amp;[.$G53];[.$A$2:.$A$2393];&quot;&lt;=&quot;&amp;EOMONTH([.$G53]; 0)))" office:value-type="float" office:value="80.1272258064516" calcext:value-type="float">
            <text:p>80.13</text:p>
          </table:table-cell>
          <table:table-cell table:style-name="ce3" table:formula="of:=IF(ISERR(AVERAGEIFS([.E$2:.E$2393];[.$A$2:.$A$2393];&quot;&gt;=&quot;&amp;[.$G53];[.$A$2:.$A$2393];&quot;&lt;=&quot;&amp;EOMONTH([.$G53]; 0)));&quot;&quot;; AVERAGEIFS([.E$2:.E$2393];[.$A$2:.$A$2393];&quot;&gt;=&quot;&amp;[.$G53];[.$A$2:.$A$2393];&quot;&lt;=&quot;&amp;EOMONTH([.$G53]; 0)))" office:value-type="float" office:value="5.54051612903226" calcext:value-type="float">
            <text:p>5.54</text:p>
          </table:table-cell>
        </table:table-row>
        <table:table-row table:style-name="ro1">
          <table:table-cell office:value-type="date" office:date-value="2005-06-22" calcext:value-type="date">
            <text:p>2005-06-22</text:p>
          </table:table-cell>
          <table:table-cell office:value-type="float" office:value="0.08" calcext:value-type="float">
            <text:p>0.08</text:p>
          </table:table-cell>
          <table:table-cell office:value-type="float" office:value="10.86" calcext:value-type="float">
            <text:p>10.86</text:p>
          </table:table-cell>
          <table:table-cell office:value-type="float" office:value="93.587" calcext:value-type="float">
            <text:p>93.587</text:p>
          </table:table-cell>
          <table:table-cell office:value-type="float" office:value="8.252" calcext:value-type="float">
            <text:p>8.252</text:p>
          </table:table-cell>
          <table:table-cell/>
          <table:table-cell office:value-type="date" office:date-value="2013-09-01" calcext:value-type="date">
            <text:p>2013-09-01</text:p>
          </table:table-cell>
          <table:table-cell table:style-name="ce3" table:formula="of:=IF(ISERR(AVERAGEIFS([.B$2:.B$2393];[.$A$2:.$A$2393];&quot;&gt;=&quot;&amp;[.$G54];[.$A$2:.$A$2393];&quot;&lt;=&quot;&amp;EOMONTH([.$G54]; 0)));&quot;&quot;; AVERAGEIFS([.B$2:.B$2393];[.$A$2:.$A$2393];&quot;&gt;=&quot;&amp;[.$G54];[.$A$2:.$A$2393];&quot;&lt;=&quot;&amp;EOMONTH([.$G54]; 0)))" office:value-type="float" office:value="1.25883333333333" calcext:value-type="float">
            <text:p>1.26</text:p>
          </table:table-cell>
          <table:table-cell table:style-name="ce3" table:formula="of:=IF(ISERR(AVERAGEIFS([.C$2:.C$2393];[.$A$2:.$A$2393];&quot;&gt;=&quot;&amp;[.$G54];[.$A$2:.$A$2393];&quot;&lt;=&quot;&amp;EOMONTH([.$G54]; 0)));&quot;&quot;; AVERAGEIFS([.C$2:.C$2393];[.$A$2:.$A$2393];&quot;&gt;=&quot;&amp;[.$G54];[.$A$2:.$A$2393];&quot;&lt;=&quot;&amp;EOMONTH([.$G54]; 0)))" office:value-type="float" office:value="12.5197333333333" calcext:value-type="float">
            <text:p>12.52</text:p>
          </table:table-cell>
          <table:table-cell table:style-name="ce3" table:formula="of:=IF(ISERR(AVERAGEIFS([.D$2:.D$2393];[.$A$2:.$A$2393];&quot;&gt;=&quot;&amp;[.$G54];[.$A$2:.$A$2393];&quot;&lt;=&quot;&amp;EOMONTH([.$G54]; 0)));&quot;&quot;; AVERAGEIFS([.D$2:.D$2393];[.$A$2:.$A$2393];&quot;&gt;=&quot;&amp;[.$G54];[.$A$2:.$A$2393];&quot;&lt;=&quot;&amp;EOMONTH([.$G54]; 0)))" office:value-type="float" office:value="73.1398666666667" calcext:value-type="float">
            <text:p>73.14</text:p>
          </table:table-cell>
          <table:table-cell table:style-name="ce3" table:formula="of:=IF(ISERR(AVERAGEIFS([.E$2:.E$2393];[.$A$2:.$A$2393];&quot;&gt;=&quot;&amp;[.$G54];[.$A$2:.$A$2393];&quot;&lt;=&quot;&amp;EOMONTH([.$G54]; 0)));&quot;&quot;; AVERAGEIFS([.E$2:.E$2393];[.$A$2:.$A$2393];&quot;&gt;=&quot;&amp;[.$G54];[.$A$2:.$A$2393];&quot;&lt;=&quot;&amp;EOMONTH([.$G54]; 0)))" office:value-type="float" office:value="7.97603333333333" calcext:value-type="float">
            <text:p>7.98</text:p>
          </table:table-cell>
        </table:table-row>
        <table:table-row table:style-name="ro1">
          <table:table-cell office:value-type="date" office:date-value="2005-06-23" calcext:value-type="date">
            <text:p>2005-06-23</text:p>
          </table:table-cell>
          <table:table-cell office:value-type="float" office:value="20.6" calcext:value-type="float">
            <text:p>20.6</text:p>
          </table:table-cell>
          <table:table-cell office:value-type="float" office:value="11.005" calcext:value-type="float">
            <text:p>11.005</text:p>
          </table:table-cell>
          <table:table-cell table:number-columns-repeated="3"/>
          <table:table-cell office:value-type="date" office:date-value="2013-10-01" calcext:value-type="date">
            <text:p>2013-10-01</text:p>
          </table:table-cell>
          <table:table-cell table:style-name="ce3" table:formula="of:=IF(ISERR(AVERAGEIFS([.B$2:.B$2393];[.$A$2:.$A$2393];&quot;&gt;=&quot;&amp;[.$G55];[.$A$2:.$A$2393];&quot;&lt;=&quot;&amp;EOMONTH([.$G55]; 0)));&quot;&quot;; AVERAGEIFS([.B$2:.B$2393];[.$A$2:.$A$2393];&quot;&gt;=&quot;&amp;[.$G55];[.$A$2:.$A$2393];&quot;&lt;=&quot;&amp;EOMONTH([.$G55]; 0)))" office:value-type="float" office:value="0.456612903225806" calcext:value-type="float">
            <text:p>0.46</text:p>
          </table:table-cell>
          <table:table-cell table:style-name="ce3" table:formula="of:=IF(ISERR(AVERAGEIFS([.C$2:.C$2393];[.$A$2:.$A$2393];&quot;&gt;=&quot;&amp;[.$G55];[.$A$2:.$A$2393];&quot;&lt;=&quot;&amp;EOMONTH([.$G55]; 0)));&quot;&quot;; AVERAGEIFS([.C$2:.C$2393];[.$A$2:.$A$2393];&quot;&gt;=&quot;&amp;[.$G55];[.$A$2:.$A$2393];&quot;&lt;=&quot;&amp;EOMONTH([.$G55]; 0)))" office:value-type="float" office:value="3.29590322580645" calcext:value-type="float">
            <text:p>3.30</text:p>
          </table:table-cell>
          <table:table-cell table:style-name="ce3" table:formula="of:=IF(ISERR(AVERAGEIFS([.D$2:.D$2393];[.$A$2:.$A$2393];&quot;&gt;=&quot;&amp;[.$G55];[.$A$2:.$A$2393];&quot;&lt;=&quot;&amp;EOMONTH([.$G55]; 0)));&quot;&quot;; AVERAGEIFS([.D$2:.D$2393];[.$A$2:.$A$2393];&quot;&gt;=&quot;&amp;[.$G55];[.$A$2:.$A$2393];&quot;&lt;=&quot;&amp;EOMONTH([.$G55]; 0)))" office:value-type="float" office:value="84.5463225806452" calcext:value-type="float">
            <text:p>84.55</text:p>
          </table:table-cell>
          <table:table-cell table:style-name="ce3" table:formula="of:=IF(ISERR(AVERAGEIFS([.E$2:.E$2393];[.$A$2:.$A$2393];&quot;&gt;=&quot;&amp;[.$G55];[.$A$2:.$A$2393];&quot;&lt;=&quot;&amp;EOMONTH([.$G55]; 0)));&quot;&quot;; AVERAGEIFS([.E$2:.E$2393];[.$A$2:.$A$2393];&quot;&gt;=&quot;&amp;[.$G55];[.$A$2:.$A$2393];&quot;&lt;=&quot;&amp;EOMONTH([.$G55]; 0)))" office:value-type="float" office:value="6.79006451612903" calcext:value-type="float">
            <text:p>6.79</text:p>
          </table:table-cell>
        </table:table-row>
        <table:table-row table:style-name="ro1">
          <table:table-cell office:value-type="date" office:date-value="2005-06-24" calcext:value-type="date">
            <text:p>2005-06-24</text:p>
          </table:table-cell>
          <table:table-cell office:value-type="float" office:value="0.15" calcext:value-type="float">
            <text:p>0.15</text:p>
          </table:table-cell>
          <table:table-cell office:value-type="float" office:value="13.69" calcext:value-type="float">
            <text:p>13.69</text:p>
          </table:table-cell>
          <table:table-cell office:value-type="float" office:value="74.794" calcext:value-type="float">
            <text:p>74.794</text:p>
          </table:table-cell>
          <table:table-cell office:value-type="float" office:value="2.581" calcext:value-type="float">
            <text:p>2.581</text:p>
          </table:table-cell>
          <table:table-cell/>
          <table:table-cell office:value-type="date" office:date-value="2014-05-01" calcext:value-type="date">
            <text:p>2014-05-01</text:p>
          </table:table-cell>
          <table:table-cell table:style-name="ce3" table:formula="of:=IF(ISERR(AVERAGEIFS([.B$2:.B$2393];[.$A$2:.$A$2393];&quot;&gt;=&quot;&amp;[.$G56];[.$A$2:.$A$2393];&quot;&lt;=&quot;&amp;EOMONTH([.$G56]; 0)));&quot;&quot;; AVERAGEIFS([.B$2:.B$2393];[.$A$2:.$A$2393];&quot;&gt;=&quot;&amp;[.$G56];[.$A$2:.$A$2393];&quot;&lt;=&quot;&amp;EOMONTH([.$G56]; 0)))" office:value-type="float" office:value="0.505290322580645" calcext:value-type="float">
            <text:p>0.51</text:p>
          </table:table-cell>
          <table:table-cell table:style-name="ce3" table:formula="of:=IF(ISERR(AVERAGEIFS([.C$2:.C$2393];[.$A$2:.$A$2393];&quot;&gt;=&quot;&amp;[.$G56];[.$A$2:.$A$2393];&quot;&lt;=&quot;&amp;EOMONTH([.$G56]; 0)));&quot;&quot;; AVERAGEIFS([.C$2:.C$2393];[.$A$2:.$A$2393];&quot;&gt;=&quot;&amp;[.$G56];[.$A$2:.$A$2393];&quot;&lt;=&quot;&amp;EOMONTH([.$G56]; 0)))" office:value-type="float" office:value="10.0755483870968" calcext:value-type="float">
            <text:p>10.08</text:p>
          </table:table-cell>
          <table:table-cell table:style-name="ce3" table:formula="of:=IF(ISERR(AVERAGEIFS([.D$2:.D$2393];[.$A$2:.$A$2393];&quot;&gt;=&quot;&amp;[.$G56];[.$A$2:.$A$2393];&quot;&lt;=&quot;&amp;EOMONTH([.$G56]; 0)));&quot;&quot;; AVERAGEIFS([.D$2:.D$2393];[.$A$2:.$A$2393];&quot;&gt;=&quot;&amp;[.$G56];[.$A$2:.$A$2393];&quot;&lt;=&quot;&amp;EOMONTH([.$G56]; 0)))" office:value-type="float" office:value="53.7771935483871" calcext:value-type="float">
            <text:p>53.78</text:p>
          </table:table-cell>
          <table:table-cell table:style-name="ce3" table:formula="of:=IF(ISERR(AVERAGEIFS([.E$2:.E$2393];[.$A$2:.$A$2393];&quot;&gt;=&quot;&amp;[.$G56];[.$A$2:.$A$2393];&quot;&lt;=&quot;&amp;EOMONTH([.$G56]; 0)));&quot;&quot;; AVERAGEIFS([.E$2:.E$2393];[.$A$2:.$A$2393];&quot;&gt;=&quot;&amp;[.$G56];[.$A$2:.$A$2393];&quot;&lt;=&quot;&amp;EOMONTH([.$G56]; 0)))" office:value-type="float" office:value="8.38703225806451" calcext:value-type="float">
            <text:p>8.39</text:p>
          </table:table-cell>
        </table:table-row>
        <table:table-row table:style-name="ro1">
          <table:table-cell office:value-type="date" office:date-value="2005-06-25" calcext:value-type="date">
            <text:p>2005-06-25</text:p>
          </table:table-cell>
          <table:table-cell office:value-type="float" office:value="1.09" calcext:value-type="float">
            <text:p>1.09</text:p>
          </table:table-cell>
          <table:table-cell office:value-type="float" office:value="12.702" calcext:value-type="float">
            <text:p>12.702</text:p>
          </table:table-cell>
          <table:table-cell office:value-type="float" office:value="69.615" calcext:value-type="float">
            <text:p>69.615</text:p>
          </table:table-cell>
          <table:table-cell office:value-type="float" office:value="1.024" calcext:value-type="float">
            <text:p>1.024</text:p>
          </table:table-cell>
          <table:table-cell/>
          <table:table-cell office:value-type="date" office:date-value="2014-06-01" calcext:value-type="date">
            <text:p>2014-06-01</text:p>
          </table:table-cell>
          <table:table-cell table:style-name="ce3" table:formula="of:=IF(ISERR(AVERAGEIFS([.B$2:.B$2393];[.$A$2:.$A$2393];&quot;&gt;=&quot;&amp;[.$G57];[.$A$2:.$A$2393];&quot;&lt;=&quot;&amp;EOMONTH([.$G57]; 0)));&quot;&quot;; AVERAGEIFS([.B$2:.B$2393];[.$A$2:.$A$2393];&quot;&gt;=&quot;&amp;[.$G57];[.$A$2:.$A$2393];&quot;&lt;=&quot;&amp;EOMONTH([.$G57]; 0)))" office:value-type="float" office:value="1.926" calcext:value-type="float">
            <text:p>1.93</text:p>
          </table:table-cell>
          <table:table-cell table:style-name="ce3" table:formula="of:=IF(ISERR(AVERAGEIFS([.C$2:.C$2393];[.$A$2:.$A$2393];&quot;&gt;=&quot;&amp;[.$G57];[.$A$2:.$A$2393];&quot;&lt;=&quot;&amp;EOMONTH([.$G57]; 0)));&quot;&quot;; AVERAGEIFS([.C$2:.C$2393];[.$A$2:.$A$2393];&quot;&gt;=&quot;&amp;[.$G57];[.$A$2:.$A$2393];&quot;&lt;=&quot;&amp;EOMONTH([.$G57]; 0)))" office:value-type="float" office:value="17.4357666666667" calcext:value-type="float">
            <text:p>17.44</text:p>
          </table:table-cell>
          <table:table-cell table:style-name="ce3" table:formula="of:=IF(ISERR(AVERAGEIFS([.D$2:.D$2393];[.$A$2:.$A$2393];&quot;&gt;=&quot;&amp;[.$G57];[.$A$2:.$A$2393];&quot;&lt;=&quot;&amp;EOMONTH([.$G57]; 0)));&quot;&quot;; AVERAGEIFS([.D$2:.D$2393];[.$A$2:.$A$2393];&quot;&gt;=&quot;&amp;[.$G57];[.$A$2:.$A$2393];&quot;&lt;=&quot;&amp;EOMONTH([.$G57]; 0)))" office:value-type="float" office:value="62.1968333333333" calcext:value-type="float">
            <text:p>62.20</text:p>
          </table:table-cell>
          <table:table-cell table:style-name="ce3" table:formula="of:=IF(ISERR(AVERAGEIFS([.E$2:.E$2393];[.$A$2:.$A$2393];&quot;&gt;=&quot;&amp;[.$G57];[.$A$2:.$A$2393];&quot;&lt;=&quot;&amp;EOMONTH([.$G57]; 0)));&quot;&quot;; AVERAGEIFS([.E$2:.E$2393];[.$A$2:.$A$2393];&quot;&gt;=&quot;&amp;[.$G57];[.$A$2:.$A$2393];&quot;&lt;=&quot;&amp;EOMONTH([.$G57]; 0)))" office:value-type="float" office:value="5.87736666666667" calcext:value-type="float">
            <text:p>5.88</text:p>
          </table:table-cell>
        </table:table-row>
        <table:table-row table:style-name="ro1">
          <table:table-cell office:value-type="date" office:date-value="2005-06-26" calcext:value-type="date">
            <text:p>2005-06-26</text:p>
          </table:table-cell>
          <table:table-cell office:value-type="float" office:value="0.05" calcext:value-type="float">
            <text:p>0.05</text:p>
          </table:table-cell>
          <table:table-cell office:value-type="float" office:value="14.064" calcext:value-type="float">
            <text:p>14.064</text:p>
          </table:table-cell>
          <table:table-cell office:value-type="float" office:value="68.31" calcext:value-type="float">
            <text:p>68.31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date" office:date-value="2014-07-01" calcext:value-type="date">
            <text:p>2014-07-01</text:p>
          </table:table-cell>
          <table:table-cell table:style-name="ce3" table:formula="of:=IF(ISERR(AVERAGEIFS([.B$2:.B$2393];[.$A$2:.$A$2393];&quot;&gt;=&quot;&amp;[.$G58];[.$A$2:.$A$2393];&quot;&lt;=&quot;&amp;EOMONTH([.$G58]; 0)));&quot;&quot;; AVERAGEIFS([.B$2:.B$2393];[.$A$2:.$A$2393];&quot;&gt;=&quot;&amp;[.$G58];[.$A$2:.$A$2393];&quot;&lt;=&quot;&amp;EOMONTH([.$G58]; 0)))" office:value-type="float" office:value="1.20751612903226" calcext:value-type="float">
            <text:p>1.21</text:p>
          </table:table-cell>
          <table:table-cell table:style-name="ce3" table:formula="of:=IF(ISERR(AVERAGEIFS([.C$2:.C$2393];[.$A$2:.$A$2393];&quot;&gt;=&quot;&amp;[.$G58];[.$A$2:.$A$2393];&quot;&lt;=&quot;&amp;EOMONTH([.$G58]; 0)));&quot;&quot;; AVERAGEIFS([.C$2:.C$2393];[.$A$2:.$A$2393];&quot;&gt;=&quot;&amp;[.$G58];[.$A$2:.$A$2393];&quot;&lt;=&quot;&amp;EOMONTH([.$G58]; 0)))" office:value-type="float" office:value="20.3052903225806" calcext:value-type="float">
            <text:p>20.31</text:p>
          </table:table-cell>
          <table:table-cell table:style-name="ce3" table:formula="of:=IF(ISERR(AVERAGEIFS([.D$2:.D$2393];[.$A$2:.$A$2393];&quot;&gt;=&quot;&amp;[.$G58];[.$A$2:.$A$2393];&quot;&lt;=&quot;&amp;EOMONTH([.$G58]; 0)));&quot;&quot;; AVERAGEIFS([.D$2:.D$2393];[.$A$2:.$A$2393];&quot;&gt;=&quot;&amp;[.$G58];[.$A$2:.$A$2393];&quot;&lt;=&quot;&amp;EOMONTH([.$G58]; 0)))" office:value-type="float" office:value="71.2542258064516" calcext:value-type="float">
            <text:p>71.25</text:p>
          </table:table-cell>
          <table:table-cell table:style-name="ce3" table:formula="of:=IF(ISERR(AVERAGEIFS([.E$2:.E$2393];[.$A$2:.$A$2393];&quot;&gt;=&quot;&amp;[.$G58];[.$A$2:.$A$2393];&quot;&lt;=&quot;&amp;EOMONTH([.$G58]; 0)));&quot;&quot;; AVERAGEIFS([.E$2:.E$2393];[.$A$2:.$A$2393];&quot;&gt;=&quot;&amp;[.$G58];[.$A$2:.$A$2393];&quot;&lt;=&quot;&amp;EOMONTH([.$G58]; 0)))" office:value-type="float" office:value="5.63009677419355" calcext:value-type="float">
            <text:p>5.63</text:p>
          </table:table-cell>
        </table:table-row>
        <table:table-row table:style-name="ro1">
          <table:table-cell office:value-type="date" office:date-value="2005-06-27" calcext:value-type="date">
            <text:p>2005-06-27</text:p>
          </table:table-cell>
          <table:table-cell office:value-type="float" office:value="0.03" calcext:value-type="float">
            <text:p>0.03</text:p>
          </table:table-cell>
          <table:table-cell office:value-type="float" office:value="15.15" calcext:value-type="float">
            <text:p>15.15</text:p>
          </table:table-cell>
          <table:table-cell office:value-type="float" office:value="68.703" calcext:value-type="float">
            <text:p>68.703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date" office:date-value="2014-08-01" calcext:value-type="date">
            <text:p>2014-08-01</text:p>
          </table:table-cell>
          <table:table-cell table:style-name="ce3" table:formula="of:=IF(ISERR(AVERAGEIFS([.B$2:.B$2393];[.$A$2:.$A$2393];&quot;&gt;=&quot;&amp;[.$G59];[.$A$2:.$A$2393];&quot;&lt;=&quot;&amp;EOMONTH([.$G59]; 0)));&quot;&quot;; AVERAGEIFS([.B$2:.B$2393];[.$A$2:.$A$2393];&quot;&gt;=&quot;&amp;[.$G59];[.$A$2:.$A$2393];&quot;&lt;=&quot;&amp;EOMONTH([.$G59]; 0)))" office:value-type="float" office:value="0.405709677419355" calcext:value-type="float">
            <text:p>0.41</text:p>
          </table:table-cell>
          <table:table-cell table:style-name="ce3" table:formula="of:=IF(ISERR(AVERAGEIFS([.C$2:.C$2393];[.$A$2:.$A$2393];&quot;&gt;=&quot;&amp;[.$G59];[.$A$2:.$A$2393];&quot;&lt;=&quot;&amp;EOMONTH([.$G59]; 0)));&quot;&quot;; AVERAGEIFS([.C$2:.C$2393];[.$A$2:.$A$2393];&quot;&gt;=&quot;&amp;[.$G59];[.$A$2:.$A$2393];&quot;&lt;=&quot;&amp;EOMONTH([.$G59]; 0)))" office:value-type="float" office:value="17.6184838709677" calcext:value-type="float">
            <text:p>17.62</text:p>
          </table:table-cell>
          <table:table-cell table:style-name="ce3" table:formula="of:=IF(ISERR(AVERAGEIFS([.D$2:.D$2393];[.$A$2:.$A$2393];&quot;&gt;=&quot;&amp;[.$G59];[.$A$2:.$A$2393];&quot;&lt;=&quot;&amp;EOMONTH([.$G59]; 0)));&quot;&quot;; AVERAGEIFS([.D$2:.D$2393];[.$A$2:.$A$2393];&quot;&gt;=&quot;&amp;[.$G59];[.$A$2:.$A$2393];&quot;&lt;=&quot;&amp;EOMONTH([.$G59]; 0)))" office:value-type="float" office:value="65.0872903225806" calcext:value-type="float">
            <text:p>65.09</text:p>
          </table:table-cell>
          <table:table-cell table:style-name="ce3" table:formula="of:=IF(ISERR(AVERAGEIFS([.E$2:.E$2393];[.$A$2:.$A$2393];&quot;&gt;=&quot;&amp;[.$G59];[.$A$2:.$A$2393];&quot;&lt;=&quot;&amp;EOMONTH([.$G59]; 0)));&quot;&quot;; AVERAGEIFS([.E$2:.E$2393];[.$A$2:.$A$2393];&quot;&gt;=&quot;&amp;[.$G59];[.$A$2:.$A$2393];&quot;&lt;=&quot;&amp;EOMONTH([.$G59]; 0)))" office:value-type="float" office:value="6.30922580645161" calcext:value-type="float">
            <text:p>6.31</text:p>
          </table:table-cell>
        </table:table-row>
        <table:table-row table:style-name="ro1">
          <table:table-cell office:value-type="date" office:date-value="2005-06-28" calcext:value-type="date">
            <text:p>2005-06-28</text:p>
          </table:table-cell>
          <table:table-cell office:value-type="float" office:value="0" calcext:value-type="float">
            <text:p>0</text:p>
          </table:table-cell>
          <table:table-cell office:value-type="float" office:value="17.484" calcext:value-type="float">
            <text:p>17.484</text:p>
          </table:table-cell>
          <table:table-cell office:value-type="float" office:value="64.06" calcext:value-type="float">
            <text:p>64.06</text:p>
          </table:table-cell>
          <table:table-cell office:value-type="float" office:value="0.413" calcext:value-type="float">
            <text:p>0.413</text:p>
          </table:table-cell>
          <table:table-cell/>
          <table:table-cell office:value-type="date" office:date-value="2014-09-01" calcext:value-type="date">
            <text:p>2014-09-01</text:p>
          </table:table-cell>
          <table:table-cell table:style-name="ce3" table:formula="of:=IF(ISERR(AVERAGEIFS([.B$2:.B$2393];[.$A$2:.$A$2393];&quot;&gt;=&quot;&amp;[.$G60];[.$A$2:.$A$2393];&quot;&lt;=&quot;&amp;EOMONTH([.$G60]; 0)));&quot;&quot;; AVERAGEIFS([.B$2:.B$2393];[.$A$2:.$A$2393];&quot;&gt;=&quot;&amp;[.$G60];[.$A$2:.$A$2393];&quot;&lt;=&quot;&amp;EOMONTH([.$G60]; 0)))" office:value-type="float" office:value="1.3038" calcext:value-type="float">
            <text:p>1.30</text:p>
          </table:table-cell>
          <table:table-cell table:style-name="ce3" table:formula="of:=IF(ISERR(AVERAGEIFS([.C$2:.C$2393];[.$A$2:.$A$2393];&quot;&gt;=&quot;&amp;[.$G60];[.$A$2:.$A$2393];&quot;&lt;=&quot;&amp;EOMONTH([.$G60]; 0)));&quot;&quot;; AVERAGEIFS([.C$2:.C$2393];[.$A$2:.$A$2393];&quot;&gt;=&quot;&amp;[.$G60];[.$A$2:.$A$2393];&quot;&lt;=&quot;&amp;EOMONTH([.$G60]; 0)))" office:value-type="float" office:value="9.04793333333333" calcext:value-type="float">
            <text:p>9.05</text:p>
          </table:table-cell>
          <table:table-cell table:style-name="ce3" table:formula="of:=IF(ISERR(AVERAGEIFS([.D$2:.D$2393];[.$A$2:.$A$2393];&quot;&gt;=&quot;&amp;[.$G60];[.$A$2:.$A$2393];&quot;&lt;=&quot;&amp;EOMONTH([.$G60]; 0)));&quot;&quot;; AVERAGEIFS([.D$2:.D$2393];[.$A$2:.$A$2393];&quot;&gt;=&quot;&amp;[.$G60];[.$A$2:.$A$2393];&quot;&lt;=&quot;&amp;EOMONTH([.$G60]; 0)))" office:value-type="float" office:value="70.7154" calcext:value-type="float">
            <text:p>70.72</text:p>
          </table:table-cell>
          <table:table-cell table:style-name="ce3" table:formula="of:=IF(ISERR(AVERAGEIFS([.E$2:.E$2393];[.$A$2:.$A$2393];&quot;&gt;=&quot;&amp;[.$G60];[.$A$2:.$A$2393];&quot;&lt;=&quot;&amp;EOMONTH([.$G60]; 0)));&quot;&quot;; AVERAGEIFS([.E$2:.E$2393];[.$A$2:.$A$2393];&quot;&gt;=&quot;&amp;[.$G60];[.$A$2:.$A$2393];&quot;&lt;=&quot;&amp;EOMONTH([.$G60]; 0)))" office:value-type="float" office:value="8.56813333333333" calcext:value-type="float">
            <text:p>8.57</text:p>
          </table:table-cell>
        </table:table-row>
        <table:table-row table:style-name="ro1">
          <table:table-cell office:value-type="date" office:date-value="2005-06-29" calcext:value-type="date">
            <text:p>2005-06-29</text:p>
          </table:table-cell>
          <table:table-cell office:value-type="float" office:value="0.02" calcext:value-type="float">
            <text:p>0.02</text:p>
          </table:table-cell>
          <table:table-cell office:value-type="float" office:value="18.348" calcext:value-type="float">
            <text:p>18.348</text:p>
          </table:table-cell>
          <table:table-cell office:value-type="float" office:value="69.203" calcext:value-type="float">
            <text:p>69.203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date" office:date-value="2014-10-01" calcext:value-type="date">
            <text:p>2014-10-01</text:p>
          </table:table-cell>
          <table:table-cell table:style-name="ce3" table:formula="of:=IF(ISERR(AVERAGEIFS([.B$2:.B$2393];[.$A$2:.$A$2393];&quot;&gt;=&quot;&amp;[.$G61];[.$A$2:.$A$2393];&quot;&lt;=&quot;&amp;EOMONTH([.$G61]; 0)));&quot;&quot;; AVERAGEIFS([.B$2:.B$2393];[.$A$2:.$A$2393];&quot;&gt;=&quot;&amp;[.$G61];[.$A$2:.$A$2393];&quot;&lt;=&quot;&amp;EOMONTH([.$G61]; 0)))" office:value-type="float" office:value="1.12064516129032" calcext:value-type="float">
            <text:p>1.12</text:p>
          </table:table-cell>
          <table:table-cell table:style-name="ce3" table:formula="of:=IF(ISERR(AVERAGEIFS([.C$2:.C$2393];[.$A$2:.$A$2393];&quot;&gt;=&quot;&amp;[.$G61];[.$A$2:.$A$2393];&quot;&lt;=&quot;&amp;EOMONTH([.$G61]; 0)));&quot;&quot;; AVERAGEIFS([.C$2:.C$2393];[.$A$2:.$A$2393];&quot;&gt;=&quot;&amp;[.$G61];[.$A$2:.$A$2393];&quot;&lt;=&quot;&amp;EOMONTH([.$G61]; 0)))" office:value-type="float" office:value="3.51270967741936" calcext:value-type="float">
            <text:p>3.51</text:p>
          </table:table-cell>
          <table:table-cell table:style-name="ce3" table:formula="of:=IF(ISERR(AVERAGEIFS([.D$2:.D$2393];[.$A$2:.$A$2393];&quot;&gt;=&quot;&amp;[.$G61];[.$A$2:.$A$2393];&quot;&lt;=&quot;&amp;EOMONTH([.$G61]; 0)));&quot;&quot;; AVERAGEIFS([.D$2:.D$2393];[.$A$2:.$A$2393];&quot;&gt;=&quot;&amp;[.$G61];[.$A$2:.$A$2393];&quot;&lt;=&quot;&amp;EOMONTH([.$G61]; 0)))" office:value-type="float" office:value="89.5082258064516" calcext:value-type="float">
            <text:p>89.51</text:p>
          </table:table-cell>
          <table:table-cell table:style-name="ce3" table:formula="of:=IF(ISERR(AVERAGEIFS([.E$2:.E$2393];[.$A$2:.$A$2393];&quot;&gt;=&quot;&amp;[.$G61];[.$A$2:.$A$2393];&quot;&lt;=&quot;&amp;EOMONTH([.$G61]; 0)));&quot;&quot;; AVERAGEIFS([.E$2:.E$2393];[.$A$2:.$A$2393];&quot;&gt;=&quot;&amp;[.$G61];[.$A$2:.$A$2393];&quot;&lt;=&quot;&amp;EOMONTH([.$G61]; 0)))" office:value-type="float" office:value="8.047" calcext:value-type="float">
            <text:p>8.05</text:p>
          </table:table-cell>
        </table:table-row>
        <table:table-row table:style-name="ro1">
          <table:table-cell office:value-type="date" office:date-value="2005-06-30" calcext:value-type="date">
            <text:p>2005-06-30</text:p>
          </table:table-cell>
          <table:table-cell office:value-type="float" office:value="3.56" calcext:value-type="float">
            <text:p>3.56</text:p>
          </table:table-cell>
          <table:table-cell office:value-type="float" office:value="18.309" calcext:value-type="float">
            <text:p>18.309</text:p>
          </table:table-cell>
          <table:table-cell office:value-type="float" office:value="74.755" calcext:value-type="float">
            <text:p>74.755</text:p>
          </table:table-cell>
          <table:table-cell office:value-type="float" office:value="0.361" calcext:value-type="float">
            <text:p>0.361</text:p>
          </table:table-cell>
          <table:table-cell/>
          <table:table-cell office:value-type="date" office:date-value="2015-05-01" calcext:value-type="date">
            <text:p>2015-05-01</text:p>
          </table:table-cell>
          <table:table-cell table:style-name="ce3" table:formula="of:=IF(ISERR(AVERAGEIFS([.B$2:.B$2393];[.$A$2:.$A$2393];&quot;&gt;=&quot;&amp;[.$G62];[.$A$2:.$A$2393];&quot;&lt;=&quot;&amp;EOMONTH([.$G62]; 0)));&quot;&quot;; AVERAGEIFS([.B$2:.B$2393];[.$A$2:.$A$2393];&quot;&gt;=&quot;&amp;[.$G62];[.$A$2:.$A$2393];&quot;&lt;=&quot;&amp;EOMONTH([.$G62]; 0)))" office:value-type="float" office:value="0.06" calcext:value-type="float">
            <text:p>0.06</text:p>
          </table:table-cell>
          <table:table-cell table:style-name="ce3" table:formula="of:=IF(ISERR(AVERAGEIFS([.C$2:.C$2393];[.$A$2:.$A$2393];&quot;&gt;=&quot;&amp;[.$G62];[.$A$2:.$A$2393];&quot;&lt;=&quot;&amp;EOMONTH([.$G62]; 0)));&quot;&quot;; AVERAGEIFS([.C$2:.C$2393];[.$A$2:.$A$2393];&quot;&gt;=&quot;&amp;[.$G62];[.$A$2:.$A$2393];&quot;&lt;=&quot;&amp;EOMONTH([.$G62]; 0)))" office:value-type="float" office:value="13.0855483870968" calcext:value-type="float">
            <text:p>13.09</text:p>
          </table:table-cell>
          <table:table-cell table:style-name="ce3" table:formula="of:=IF(ISERR(AVERAGEIFS([.D$2:.D$2393];[.$A$2:.$A$2393];&quot;&gt;=&quot;&amp;[.$G62];[.$A$2:.$A$2393];&quot;&lt;=&quot;&amp;EOMONTH([.$G62]; 0)));&quot;&quot;; AVERAGEIFS([.D$2:.D$2393];[.$A$2:.$A$2393];&quot;&gt;=&quot;&amp;[.$G62];[.$A$2:.$A$2393];&quot;&lt;=&quot;&amp;EOMONTH([.$G62]; 0)))" office:value-type="float" office:value="41.5085806451613" calcext:value-type="float">
            <text:p>41.51</text:p>
          </table:table-cell>
          <table:table-cell table:style-name="ce3" table:formula="of:=IF(ISERR(AVERAGEIFS([.E$2:.E$2393];[.$A$2:.$A$2393];&quot;&gt;=&quot;&amp;[.$G62];[.$A$2:.$A$2393];&quot;&lt;=&quot;&amp;EOMONTH([.$G62]; 0)));&quot;&quot;; AVERAGEIFS([.E$2:.E$2393];[.$A$2:.$A$2393];&quot;&gt;=&quot;&amp;[.$G62];[.$A$2:.$A$2393];&quot;&lt;=&quot;&amp;EOMONTH([.$G62]; 0)))" office:value-type="float" office:value="6.40248387096774" calcext:value-type="float">
            <text:p>6.40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0.1" calcext:value-type="float">
            <text:p>0.1</text:p>
          </table:table-cell>
          <table:table-cell office:value-type="float" office:value="18.247" calcext:value-type="float">
            <text:p>18.247</text:p>
          </table:table-cell>
          <table:table-cell office:value-type="float" office:value="76.957" calcext:value-type="float">
            <text:p>76.957</text:p>
          </table:table-cell>
          <table:table-cell office:value-type="float" office:value="0.821" calcext:value-type="float">
            <text:p>0.821</text:p>
          </table:table-cell>
          <table:table-cell/>
          <table:table-cell office:value-type="date" office:date-value="2015-06-01" calcext:value-type="date">
            <text:p>2015-06-01</text:p>
          </table:table-cell>
          <table:table-cell table:style-name="ce3" table:formula="of:=IF(ISERR(AVERAGEIFS([.B$2:.B$2393];[.$A$2:.$A$2393];&quot;&gt;=&quot;&amp;[.$G63];[.$A$2:.$A$2393];&quot;&lt;=&quot;&amp;EOMONTH([.$G63]; 0)));&quot;&quot;; AVERAGEIFS([.B$2:.B$2393];[.$A$2:.$A$2393];&quot;&gt;=&quot;&amp;[.$G63];[.$A$2:.$A$2393];&quot;&lt;=&quot;&amp;EOMONTH([.$G63]; 0)))" office:value-type="float" office:value="0.459633333333333" calcext:value-type="float">
            <text:p>0.46</text:p>
          </table:table-cell>
          <table:table-cell table:style-name="ce3" table:formula="of:=IF(ISERR(AVERAGEIFS([.C$2:.C$2393];[.$A$2:.$A$2393];&quot;&gt;=&quot;&amp;[.$G63];[.$A$2:.$A$2393];&quot;&lt;=&quot;&amp;EOMONTH([.$G63]; 0)));&quot;&quot;; AVERAGEIFS([.C$2:.C$2393];[.$A$2:.$A$2393];&quot;&gt;=&quot;&amp;[.$G63];[.$A$2:.$A$2393];&quot;&lt;=&quot;&amp;EOMONTH([.$G63]; 0)))" office:value-type="float" office:value="17.8960666666667" calcext:value-type="float">
            <text:p>17.90</text:p>
          </table:table-cell>
          <table:table-cell table:style-name="ce3" table:formula="of:=IF(ISERR(AVERAGEIFS([.D$2:.D$2393];[.$A$2:.$A$2393];&quot;&gt;=&quot;&amp;[.$G63];[.$A$2:.$A$2393];&quot;&lt;=&quot;&amp;EOMONTH([.$G63]; 0)));&quot;&quot;; AVERAGEIFS([.D$2:.D$2393];[.$A$2:.$A$2393];&quot;&gt;=&quot;&amp;[.$G63];[.$A$2:.$A$2393];&quot;&lt;=&quot;&amp;EOMONTH([.$G63]; 0)))" office:value-type="float" office:value="56.0813666666667" calcext:value-type="float">
            <text:p>56.08</text:p>
          </table:table-cell>
          <table:table-cell table:style-name="ce3" table:formula="of:=IF(ISERR(AVERAGEIFS([.E$2:.E$2393];[.$A$2:.$A$2393];&quot;&gt;=&quot;&amp;[.$G63];[.$A$2:.$A$2393];&quot;&lt;=&quot;&amp;EOMONTH([.$G63]; 0)));&quot;&quot;; AVERAGEIFS([.E$2:.E$2393];[.$A$2:.$A$2393];&quot;&gt;=&quot;&amp;[.$G63];[.$A$2:.$A$2393];&quot;&lt;=&quot;&amp;EOMONTH([.$G63]; 0)))" office:value-type="float" office:value="6.72023333333333" calcext:value-type="float">
            <text:p>6.72</text:p>
          </table:table-cell>
        </table:table-row>
        <table:table-row table:style-name="ro1">
          <table:table-cell office:value-type="date" office:date-value="2005-07-02" calcext:value-type="date">
            <text:p>2005-07-02</text:p>
          </table:table-cell>
          <table:table-cell office:value-type="float" office:value="5.06" calcext:value-type="float">
            <text:p>5.06</text:p>
          </table:table-cell>
          <table:table-cell office:value-type="float" office:value="19.317" calcext:value-type="float">
            <text:p>19.317</text:p>
          </table:table-cell>
          <table:table-cell office:value-type="float" office:value="71.973" calcext:value-type="float">
            <text:p>71.973</text:p>
          </table:table-cell>
          <table:table-cell office:value-type="float" office:value="0.587" calcext:value-type="float">
            <text:p>0.587</text:p>
          </table:table-cell>
          <table:table-cell/>
          <table:table-cell office:value-type="date" office:date-value="2015-07-01" calcext:value-type="date">
            <text:p>2015-07-01</text:p>
          </table:table-cell>
          <table:table-cell table:style-name="ce3" table:formula="of:=IF(ISERR(AVERAGEIFS([.B$2:.B$2393];[.$A$2:.$A$2393];&quot;&gt;=&quot;&amp;[.$G64];[.$A$2:.$A$2393];&quot;&lt;=&quot;&amp;EOMONTH([.$G64]; 0)));&quot;&quot;; AVERAGEIFS([.B$2:.B$2393];[.$A$2:.$A$2393];&quot;&gt;=&quot;&amp;[.$G64];[.$A$2:.$A$2393];&quot;&lt;=&quot;&amp;EOMONTH([.$G64]; 0)))" office:value-type="float" office:value="1.05116129032258" calcext:value-type="float">
            <text:p>1.05</text:p>
          </table:table-cell>
          <table:table-cell table:style-name="ce3" table:formula="of:=IF(ISERR(AVERAGEIFS([.C$2:.C$2393];[.$A$2:.$A$2393];&quot;&gt;=&quot;&amp;[.$G64];[.$A$2:.$A$2393];&quot;&lt;=&quot;&amp;EOMONTH([.$G64]; 0)));&quot;&quot;; AVERAGEIFS([.C$2:.C$2393];[.$A$2:.$A$2393];&quot;&gt;=&quot;&amp;[.$G64];[.$A$2:.$A$2393];&quot;&lt;=&quot;&amp;EOMONTH([.$G64]; 0)))" office:value-type="float" office:value="17.9940967741936" calcext:value-type="float">
            <text:p>17.99</text:p>
          </table:table-cell>
          <table:table-cell table:style-name="ce3" table:formula="of:=IF(ISERR(AVERAGEIFS([.D$2:.D$2393];[.$A$2:.$A$2393];&quot;&gt;=&quot;&amp;[.$G64];[.$A$2:.$A$2393];&quot;&lt;=&quot;&amp;EOMONTH([.$G64]; 0)));&quot;&quot;; AVERAGEIFS([.D$2:.D$2393];[.$A$2:.$A$2393];&quot;&gt;=&quot;&amp;[.$G64];[.$A$2:.$A$2393];&quot;&lt;=&quot;&amp;EOMONTH([.$G64]; 0)))" office:value-type="float" office:value="64.9701612903226" calcext:value-type="float">
            <text:p>64.97</text:p>
          </table:table-cell>
          <table:table-cell table:style-name="ce3" table:formula="of:=IF(ISERR(AVERAGEIFS([.E$2:.E$2393];[.$A$2:.$A$2393];&quot;&gt;=&quot;&amp;[.$G64];[.$A$2:.$A$2393];&quot;&lt;=&quot;&amp;EOMONTH([.$G64]; 0)));&quot;&quot;; AVERAGEIFS([.E$2:.E$2393];[.$A$2:.$A$2393];&quot;&gt;=&quot;&amp;[.$G64];[.$A$2:.$A$2393];&quot;&lt;=&quot;&amp;EOMONTH([.$G64]; 0)))" office:value-type="float" office:value="7.07403225806452" calcext:value-type="float">
            <text:p>7.07</text:p>
          </table:table-cell>
        </table:table-row>
        <table:table-row table:style-name="ro1">
          <table:table-cell office:value-type="date" office:date-value="2005-07-03" calcext:value-type="date">
            <text:p>2005-07-03</text:p>
          </table:table-cell>
          <table:table-cell office:value-type="float" office:value="0.5" calcext:value-type="float">
            <text:p>0.5</text:p>
          </table:table-cell>
          <table:table-cell office:value-type="float" office:value="17.657" calcext:value-type="float">
            <text:p>17.657</text:p>
          </table:table-cell>
          <table:table-cell office:value-type="float" office:value="80.916" calcext:value-type="float">
            <text:p>80.916</text:p>
          </table:table-cell>
          <table:table-cell office:value-type="float" office:value="0.673" calcext:value-type="float">
            <text:p>0.673</text:p>
          </table:table-cell>
          <table:table-cell/>
          <table:table-cell office:value-type="date" office:date-value="2015-08-01" calcext:value-type="date">
            <text:p>2015-08-01</text:p>
          </table:table-cell>
          <table:table-cell table:style-name="ce3" table:formula="of:=IF(ISERR(AVERAGEIFS([.B$2:.B$2393];[.$A$2:.$A$2393];&quot;&gt;=&quot;&amp;[.$G65];[.$A$2:.$A$2393];&quot;&lt;=&quot;&amp;EOMONTH([.$G65]; 0)));&quot;&quot;; AVERAGEIFS([.B$2:.B$2393];[.$A$2:.$A$2393];&quot;&gt;=&quot;&amp;[.$G65];[.$A$2:.$A$2393];&quot;&lt;=&quot;&amp;EOMONTH([.$G65]; 0)))" office:value-type="float" office:value="0.877612903225807" calcext:value-type="float">
            <text:p>0.88</text:p>
          </table:table-cell>
          <table:table-cell table:style-name="ce3" table:formula="of:=IF(ISERR(AVERAGEIFS([.C$2:.C$2393];[.$A$2:.$A$2393];&quot;&gt;=&quot;&amp;[.$G65];[.$A$2:.$A$2393];&quot;&lt;=&quot;&amp;EOMONTH([.$G65]; 0)));&quot;&quot;; AVERAGEIFS([.C$2:.C$2393];[.$A$2:.$A$2393];&quot;&gt;=&quot;&amp;[.$G65];[.$A$2:.$A$2393];&quot;&lt;=&quot;&amp;EOMONTH([.$G65]; 0)))" office:value-type="float" office:value="16.7143870967742" calcext:value-type="float">
            <text:p>16.71</text:p>
          </table:table-cell>
          <table:table-cell table:style-name="ce3" table:formula="of:=IF(ISERR(AVERAGEIFS([.D$2:.D$2393];[.$A$2:.$A$2393];&quot;&gt;=&quot;&amp;[.$G65];[.$A$2:.$A$2393];&quot;&lt;=&quot;&amp;EOMONTH([.$G65]; 0)));&quot;&quot;; AVERAGEIFS([.D$2:.D$2393];[.$A$2:.$A$2393];&quot;&gt;=&quot;&amp;[.$G65];[.$A$2:.$A$2393];&quot;&lt;=&quot;&amp;EOMONTH([.$G65]; 0)))" office:value-type="float" office:value="67.4990645161291" calcext:value-type="float">
            <text:p>67.50</text:p>
          </table:table-cell>
          <table:table-cell table:style-name="ce3" table:formula="of:=IF(ISERR(AVERAGEIFS([.E$2:.E$2393];[.$A$2:.$A$2393];&quot;&gt;=&quot;&amp;[.$G65];[.$A$2:.$A$2393];&quot;&lt;=&quot;&amp;EOMONTH([.$G65]; 0)));&quot;&quot;; AVERAGEIFS([.E$2:.E$2393];[.$A$2:.$A$2393];&quot;&gt;=&quot;&amp;[.$G65];[.$A$2:.$A$2393];&quot;&lt;=&quot;&amp;EOMONTH([.$G65]; 0)))" office:value-type="float" office:value="7.07461290322581" calcext:value-type="float">
            <text:p>7.07</text:p>
          </table:table-cell>
        </table:table-row>
        <table:table-row table:style-name="ro1">
          <table:table-cell office:value-type="date" office:date-value="2005-07-04" calcext:value-type="date">
            <text:p>2005-07-04</text:p>
          </table:table-cell>
          <table:table-cell office:value-type="float" office:value="0.08" calcext:value-type="float">
            <text:p>0.08</text:p>
          </table:table-cell>
          <table:table-cell office:value-type="float" office:value="18.843" calcext:value-type="float">
            <text:p>18.843</text:p>
          </table:table-cell>
          <table:table-cell office:value-type="float" office:value="66.034" calcext:value-type="float">
            <text:p>66.034</text:p>
          </table:table-cell>
          <table:table-cell office:value-type="float" office:value="1.839" calcext:value-type="float">
            <text:p>1.839</text:p>
          </table:table-cell>
          <table:table-cell/>
          <table:table-cell office:value-type="date" office:date-value="2015-09-01" calcext:value-type="date">
            <text:p>2015-09-01</text:p>
          </table:table-cell>
          <table:table-cell table:style-name="ce3" table:formula="of:=IF(ISERR(AVERAGEIFS([.B$2:.B$2393];[.$A$2:.$A$2393];&quot;&gt;=&quot;&amp;[.$G66];[.$A$2:.$A$2393];&quot;&lt;=&quot;&amp;EOMONTH([.$G66]; 0)));&quot;&quot;; AVERAGEIFS([.B$2:.B$2393];[.$A$2:.$A$2393];&quot;&gt;=&quot;&amp;[.$G66];[.$A$2:.$A$2393];&quot;&lt;=&quot;&amp;EOMONTH([.$G66]; 0)))" office:value-type="float" office:value="0.677666666666667" calcext:value-type="float">
            <text:p>0.68</text:p>
          </table:table-cell>
          <table:table-cell table:style-name="ce3" table:formula="of:=IF(ISERR(AVERAGEIFS([.C$2:.C$2393];[.$A$2:.$A$2393];&quot;&gt;=&quot;&amp;[.$G66];[.$A$2:.$A$2393];&quot;&lt;=&quot;&amp;EOMONTH([.$G66]; 0)));&quot;&quot;; AVERAGEIFS([.C$2:.C$2393];[.$A$2:.$A$2393];&quot;&gt;=&quot;&amp;[.$G66];[.$A$2:.$A$2393];&quot;&lt;=&quot;&amp;EOMONTH([.$G66]; 0)))" office:value-type="float" office:value="9.62426666666667" calcext:value-type="float">
            <text:p>9.62</text:p>
          </table:table-cell>
          <table:table-cell table:style-name="ce3" table:formula="of:=IF(ISERR(AVERAGEIFS([.D$2:.D$2393];[.$A$2:.$A$2393];&quot;&gt;=&quot;&amp;[.$G66];[.$A$2:.$A$2393];&quot;&lt;=&quot;&amp;EOMONTH([.$G66]; 0)));&quot;&quot;; AVERAGEIFS([.D$2:.D$2393];[.$A$2:.$A$2393];&quot;&gt;=&quot;&amp;[.$G66];[.$A$2:.$A$2393];&quot;&lt;=&quot;&amp;EOMONTH([.$G66]; 0)))" office:value-type="float" office:value="65.1988666666667" calcext:value-type="float">
            <text:p>65.20</text:p>
          </table:table-cell>
          <table:table-cell table:style-name="ce3" table:formula="of:=IF(ISERR(AVERAGEIFS([.E$2:.E$2393];[.$A$2:.$A$2393];&quot;&gt;=&quot;&amp;[.$G66];[.$A$2:.$A$2393];&quot;&lt;=&quot;&amp;EOMONTH([.$G66]; 0)));&quot;&quot;; AVERAGEIFS([.E$2:.E$2393];[.$A$2:.$A$2393];&quot;&gt;=&quot;&amp;[.$G66];[.$A$2:.$A$2393];&quot;&lt;=&quot;&amp;EOMONTH([.$G66]; 0)))" office:value-type="float" office:value="9.77556666666666" calcext:value-type="float">
            <text:p>9.78</text:p>
          </table:table-cell>
        </table:table-row>
        <table:table-row table:style-name="ro1">
          <table:table-cell office:value-type="date" office:date-value="2005-07-05" calcext:value-type="date">
            <text:p>2005-07-05</text:p>
          </table:table-cell>
          <table:table-cell office:value-type="float" office:value="0" calcext:value-type="float">
            <text:p>0</text:p>
          </table:table-cell>
          <table:table-cell office:value-type="float" office:value="20.605" calcext:value-type="float">
            <text:p>20.605</text:p>
          </table:table-cell>
          <table:table-cell office:value-type="float" office:value="63.411" calcext:value-type="float">
            <text:p>63.411</text:p>
          </table:table-cell>
          <table:table-cell office:value-type="float" office:value="1.472" calcext:value-type="float">
            <text:p>1.472</text:p>
          </table:table-cell>
          <table:table-cell/>
          <table:table-cell office:value-type="date" office:date-value="2015-10-01" calcext:value-type="date">
            <text:p>2015-10-01</text:p>
          </table:table-cell>
          <table:table-cell table:style-name="ce3" table:formula="of:=IF(ISERR(AVERAGEIFS([.B$2:.B$2393];[.$A$2:.$A$2393];&quot;&gt;=&quot;&amp;[.$G67];[.$A$2:.$A$2393];&quot;&lt;=&quot;&amp;EOMONTH([.$G67]; 0)));&quot;&quot;; AVERAGEIFS([.B$2:.B$2393];[.$A$2:.$A$2393];&quot;&gt;=&quot;&amp;[.$G67];[.$A$2:.$A$2393];&quot;&lt;=&quot;&amp;EOMONTH([.$G67]; 0)))" office:value-type="float" office:value="0.711290322580645" calcext:value-type="float">
            <text:p>0.71</text:p>
          </table:table-cell>
          <table:table-cell table:style-name="ce3" table:formula="of:=IF(ISERR(AVERAGEIFS([.C$2:.C$2393];[.$A$2:.$A$2393];&quot;&gt;=&quot;&amp;[.$G67];[.$A$2:.$A$2393];&quot;&lt;=&quot;&amp;EOMONTH([.$G67]; 0)));&quot;&quot;; AVERAGEIFS([.C$2:.C$2393];[.$A$2:.$A$2393];&quot;&gt;=&quot;&amp;[.$G67];[.$A$2:.$A$2393];&quot;&lt;=&quot;&amp;EOMONTH([.$G67]; 0)))" office:value-type="float" office:value="3.42435483870968" calcext:value-type="float">
            <text:p>3.42</text:p>
          </table:table-cell>
          <table:table-cell table:style-name="ce3" table:formula="of:=IF(ISERR(AVERAGEIFS([.D$2:.D$2393];[.$A$2:.$A$2393];&quot;&gt;=&quot;&amp;[.$G67];[.$A$2:.$A$2393];&quot;&lt;=&quot;&amp;EOMONTH([.$G67]; 0)));&quot;&quot;; AVERAGEIFS([.D$2:.D$2393];[.$A$2:.$A$2393];&quot;&gt;=&quot;&amp;[.$G67];[.$A$2:.$A$2393];&quot;&lt;=&quot;&amp;EOMONTH([.$G67]; 0)))" office:value-type="float" office:value="77.7598064516129" calcext:value-type="float">
            <text:p>77.76</text:p>
          </table:table-cell>
          <table:table-cell table:style-name="ce3" table:formula="of:=IF(ISERR(AVERAGEIFS([.E$2:.E$2393];[.$A$2:.$A$2393];&quot;&gt;=&quot;&amp;[.$G67];[.$A$2:.$A$2393];&quot;&lt;=&quot;&amp;EOMONTH([.$G67]; 0)));&quot;&quot;; AVERAGEIFS([.E$2:.E$2393];[.$A$2:.$A$2393];&quot;&gt;=&quot;&amp;[.$G67];[.$A$2:.$A$2393];&quot;&lt;=&quot;&amp;EOMONTH([.$G67]; 0)))" office:value-type="float" office:value="9.928" calcext:value-type="float">
            <text:p>9.93</text:p>
          </table:table-cell>
        </table:table-row>
        <table:table-row table:style-name="ro1">
          <table:table-cell office:value-type="date" office:date-value="2005-07-06" calcext:value-type="date">
            <text:p>2005-07-06</text:p>
          </table:table-cell>
          <table:table-cell office:value-type="float" office:value="1.35" calcext:value-type="float">
            <text:p>1.35</text:p>
          </table:table-cell>
          <table:table-cell office:value-type="float" office:value="18.875" calcext:value-type="float">
            <text:p>18.875</text:p>
          </table:table-cell>
          <table:table-cell office:value-type="float" office:value="76.745" calcext:value-type="float">
            <text:p>76.745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date" office:date-value="2016-05-01" calcext:value-type="date">
            <text:p>2016-05-01</text:p>
          </table:table-cell>
          <table:table-cell table:style-name="ce3" table:formula="of:=IF(ISERR(AVERAGEIFS([.B$2:.B$2393];[.$A$2:.$A$2393];&quot;&gt;=&quot;&amp;[.$G68];[.$A$2:.$A$2393];&quot;&lt;=&quot;&amp;EOMONTH([.$G68]; 0)));&quot;&quot;; AVERAGEIFS([.B$2:.B$2393];[.$A$2:.$A$2393];&quot;&gt;=&quot;&amp;[.$G68];[.$A$2:.$A$2393];&quot;&lt;=&quot;&amp;EOMONTH([.$G68]; 0)))" office:value-type="float" office:value="0.854193548387097" calcext:value-type="float">
            <text:p>0.85</text:p>
          </table:table-cell>
          <table:table-cell table:style-name="ce3" table:formula="of:=IF(ISERR(AVERAGEIFS([.C$2:.C$2393];[.$A$2:.$A$2393];&quot;&gt;=&quot;&amp;[.$G68];[.$A$2:.$A$2393];&quot;&lt;=&quot;&amp;EOMONTH([.$G68]; 0)));&quot;&quot;; AVERAGEIFS([.C$2:.C$2393];[.$A$2:.$A$2393];&quot;&gt;=&quot;&amp;[.$G68];[.$A$2:.$A$2393];&quot;&lt;=&quot;&amp;EOMONTH([.$G68]; 0)))" office:value-type="float" office:value="12.3163225806452" calcext:value-type="float">
            <text:p>12.32</text:p>
          </table:table-cell>
          <table:table-cell table:style-name="ce3" table:formula="of:=IF(ISERR(AVERAGEIFS([.D$2:.D$2393];[.$A$2:.$A$2393];&quot;&gt;=&quot;&amp;[.$G68];[.$A$2:.$A$2393];&quot;&lt;=&quot;&amp;EOMONTH([.$G68]; 0)));&quot;&quot;; AVERAGEIFS([.D$2:.D$2393];[.$A$2:.$A$2393];&quot;&gt;=&quot;&amp;[.$G68];[.$A$2:.$A$2393];&quot;&lt;=&quot;&amp;EOMONTH([.$G68]; 0)))" office:value-type="float" office:value="54.901" calcext:value-type="float">
            <text:p>54.90</text:p>
          </table:table-cell>
          <table:table-cell table:style-name="ce3" table:formula="of:=IF(ISERR(AVERAGEIFS([.E$2:.E$2393];[.$A$2:.$A$2393];&quot;&gt;=&quot;&amp;[.$G68];[.$A$2:.$A$2393];&quot;&lt;=&quot;&amp;EOMONTH([.$G68]; 0)));&quot;&quot;; AVERAGEIFS([.E$2:.E$2393];[.$A$2:.$A$2393];&quot;&gt;=&quot;&amp;[.$G68];[.$A$2:.$A$2393];&quot;&lt;=&quot;&amp;EOMONTH([.$G68]; 0)))" office:value-type="float" office:value="7.19525806451613" calcext:value-type="float">
            <text:p>7.20</text:p>
          </table:table-cell>
        </table:table-row>
        <table:table-row table:style-name="ro1">
          <table:table-cell office:value-type="date" office:date-value="2005-07-07" calcext:value-type="date">
            <text:p>2005-07-07</text:p>
          </table:table-cell>
          <table:table-cell office:value-type="float" office:value="11.12" calcext:value-type="float">
            <text:p>11.12</text:p>
          </table:table-cell>
          <table:table-cell office:value-type="float" office:value="13.662" calcext:value-type="float">
            <text:p>13.662</text:p>
          </table:table-cell>
          <table:table-cell office:value-type="float" office:value="85.006" calcext:value-type="float">
            <text:p>85.006</text:p>
          </table:table-cell>
          <table:table-cell office:value-type="float" office:value="6.438" calcext:value-type="float">
            <text:p>6.438</text:p>
          </table:table-cell>
          <table:table-cell/>
          <table:table-cell office:value-type="date" office:date-value="2016-06-01" calcext:value-type="date">
            <text:p>2016-06-01</text:p>
          </table:table-cell>
          <table:table-cell table:style-name="ce3" table:formula="of:=IF(ISERR(AVERAGEIFS([.B$2:.B$2393];[.$A$2:.$A$2393];&quot;&gt;=&quot;&amp;[.$G69];[.$A$2:.$A$2393];&quot;&lt;=&quot;&amp;EOMONTH([.$G69]; 0)));&quot;&quot;; AVERAGEIFS([.B$2:.B$2393];[.$A$2:.$A$2393];&quot;&gt;=&quot;&amp;[.$G69];[.$A$2:.$A$2393];&quot;&lt;=&quot;&amp;EOMONTH([.$G69]; 0)))" office:value-type="float" office:value="2.06166666666667" calcext:value-type="float">
            <text:p>2.06</text:p>
          </table:table-cell>
          <table:table-cell table:style-name="ce3" table:formula="of:=IF(ISERR(AVERAGEIFS([.C$2:.C$2393];[.$A$2:.$A$2393];&quot;&gt;=&quot;&amp;[.$G69];[.$A$2:.$A$2393];&quot;&lt;=&quot;&amp;EOMONTH([.$G69]; 0)));&quot;&quot;; AVERAGEIFS([.C$2:.C$2393];[.$A$2:.$A$2393];&quot;&gt;=&quot;&amp;[.$G69];[.$A$2:.$A$2393];&quot;&lt;=&quot;&amp;EOMONTH([.$G69]; 0)))" office:value-type="float" office:value="16.9457666666667" calcext:value-type="float">
            <text:p>16.95</text:p>
          </table:table-cell>
          <table:table-cell table:style-name="ce3" table:formula="of:=IF(ISERR(AVERAGEIFS([.D$2:.D$2393];[.$A$2:.$A$2393];&quot;&gt;=&quot;&amp;[.$G69];[.$A$2:.$A$2393];&quot;&lt;=&quot;&amp;EOMONTH([.$G69]; 0)));&quot;&quot;; AVERAGEIFS([.D$2:.D$2393];[.$A$2:.$A$2393];&quot;&gt;=&quot;&amp;[.$G69];[.$A$2:.$A$2393];&quot;&lt;=&quot;&amp;EOMONTH([.$G69]; 0)))" office:value-type="float" office:value="61.9194" calcext:value-type="float">
            <text:p>61.92</text:p>
          </table:table-cell>
          <table:table-cell table:style-name="ce3" table:formula="of:=IF(ISERR(AVERAGEIFS([.E$2:.E$2393];[.$A$2:.$A$2393];&quot;&gt;=&quot;&amp;[.$G69];[.$A$2:.$A$2393];&quot;&lt;=&quot;&amp;EOMONTH([.$G69]; 0)));&quot;&quot;; AVERAGEIFS([.E$2:.E$2393];[.$A$2:.$A$2393];&quot;&gt;=&quot;&amp;[.$G69];[.$A$2:.$A$2393];&quot;&lt;=&quot;&amp;EOMONTH([.$G69]; 0)))" office:value-type="float" office:value="9.9206" calcext:value-type="float">
            <text:p>9.92</text:p>
          </table:table-cell>
        </table:table-row>
        <table:table-row table:style-name="ro1">
          <table:table-cell office:value-type="date" office:date-value="2005-07-08" calcext:value-type="date">
            <text:p>2005-07-08</text:p>
          </table:table-cell>
          <table:table-cell office:value-type="float" office:value="1.09" calcext:value-type="float">
            <text:p>1.09</text:p>
          </table:table-cell>
          <table:table-cell office:value-type="float" office:value="17.479" calcext:value-type="float">
            <text:p>17.479</text:p>
          </table:table-cell>
          <table:table-cell office:value-type="float" office:value="77.153" calcext:value-type="float">
            <text:p>77.153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date" office:date-value="2016-07-01" calcext:value-type="date">
            <text:p>2016-07-01</text:p>
          </table:table-cell>
          <table:table-cell table:style-name="ce3" table:formula="of:=IF(ISERR(AVERAGEIFS([.B$2:.B$2393];[.$A$2:.$A$2393];&quot;&gt;=&quot;&amp;[.$G70];[.$A$2:.$A$2393];&quot;&lt;=&quot;&amp;EOMONTH([.$G70]; 0)));&quot;&quot;; AVERAGEIFS([.B$2:.B$2393];[.$A$2:.$A$2393];&quot;&gt;=&quot;&amp;[.$G70];[.$A$2:.$A$2393];&quot;&lt;=&quot;&amp;EOMONTH([.$G70]; 0)))" office:value-type="float" office:value="1.61870967741935" calcext:value-type="float">
            <text:p>1.62</text:p>
          </table:table-cell>
          <table:table-cell table:style-name="ce3" table:formula="of:=IF(ISERR(AVERAGEIFS([.C$2:.C$2393];[.$A$2:.$A$2393];&quot;&gt;=&quot;&amp;[.$G70];[.$A$2:.$A$2393];&quot;&lt;=&quot;&amp;EOMONTH([.$G70]; 0)));&quot;&quot;; AVERAGEIFS([.C$2:.C$2393];[.$A$2:.$A$2393];&quot;&gt;=&quot;&amp;[.$G70];[.$A$2:.$A$2393];&quot;&lt;=&quot;&amp;EOMONTH([.$G70]; 0)))" office:value-type="float" office:value="18.1813870967742" calcext:value-type="float">
            <text:p>18.18</text:p>
          </table:table-cell>
          <table:table-cell table:style-name="ce3" table:formula="of:=IF(ISERR(AVERAGEIFS([.D$2:.D$2393];[.$A$2:.$A$2393];&quot;&gt;=&quot;&amp;[.$G70];[.$A$2:.$A$2393];&quot;&lt;=&quot;&amp;EOMONTH([.$G70]; 0)));&quot;&quot;; AVERAGEIFS([.D$2:.D$2393];[.$A$2:.$A$2393];&quot;&gt;=&quot;&amp;[.$G70];[.$A$2:.$A$2393];&quot;&lt;=&quot;&amp;EOMONTH([.$G70]; 0)))" office:value-type="float" office:value="68.511935483871" calcext:value-type="float">
            <text:p>68.51</text:p>
          </table:table-cell>
          <table:table-cell table:style-name="ce3" table:formula="of:=IF(ISERR(AVERAGEIFS([.E$2:.E$2393];[.$A$2:.$A$2393];&quot;&gt;=&quot;&amp;[.$G70];[.$A$2:.$A$2393];&quot;&lt;=&quot;&amp;EOMONTH([.$G70]; 0)));&quot;&quot;; AVERAGEIFS([.E$2:.E$2393];[.$A$2:.$A$2393];&quot;&gt;=&quot;&amp;[.$G70];[.$A$2:.$A$2393];&quot;&lt;=&quot;&amp;EOMONTH([.$G70]; 0)))" office:value-type="float" office:value="5.71296774193548" calcext:value-type="float">
            <text:p>5.71</text:p>
          </table:table-cell>
        </table:table-row>
        <table:table-row table:style-name="ro1">
          <table:table-cell office:value-type="date" office:date-value="2005-07-09" calcext:value-type="date">
            <text:p>2005-07-09</text:p>
          </table:table-cell>
          <table:table-cell office:value-type="float" office:value="0.08" calcext:value-type="float">
            <text:p>0.08</text:p>
          </table:table-cell>
          <table:table-cell office:value-type="float" office:value="15.763" calcext:value-type="float">
            <text:p>15.763</text:p>
          </table:table-cell>
          <table:table-cell office:value-type="float" office:value="74.977" calcext:value-type="float">
            <text:p>74.977</text:p>
          </table:table-cell>
          <table:table-cell office:value-type="float" office:value="1.725" calcext:value-type="float">
            <text:p>1.725</text:p>
          </table:table-cell>
          <table:table-cell/>
          <table:table-cell office:value-type="date" office:date-value="2016-08-01" calcext:value-type="date">
            <text:p>2016-08-01</text:p>
          </table:table-cell>
          <table:table-cell table:style-name="ce3" table:formula="of:=IF(ISERR(AVERAGEIFS([.B$2:.B$2393];[.$A$2:.$A$2393];&quot;&gt;=&quot;&amp;[.$G71];[.$A$2:.$A$2393];&quot;&lt;=&quot;&amp;EOMONTH([.$G71]; 0)));&quot;&quot;; AVERAGEIFS([.B$2:.B$2393];[.$A$2:.$A$2393];&quot;&gt;=&quot;&amp;[.$G71];[.$A$2:.$A$2393];&quot;&lt;=&quot;&amp;EOMONTH([.$G71]; 0)))" office:value-type="float" office:value="0.748387096774194" calcext:value-type="float">
            <text:p>0.75</text:p>
          </table:table-cell>
          <table:table-cell table:style-name="ce3" table:formula="of:=IF(ISERR(AVERAGEIFS([.C$2:.C$2393];[.$A$2:.$A$2393];&quot;&gt;=&quot;&amp;[.$G71];[.$A$2:.$A$2393];&quot;&lt;=&quot;&amp;EOMONTH([.$G71]; 0)));&quot;&quot;; AVERAGEIFS([.C$2:.C$2393];[.$A$2:.$A$2393];&quot;&gt;=&quot;&amp;[.$G71];[.$A$2:.$A$2393];&quot;&lt;=&quot;&amp;EOMONTH([.$G71]; 0)))" office:value-type="float" office:value="16.3984516129032" calcext:value-type="float">
            <text:p>16.40</text:p>
          </table:table-cell>
          <table:table-cell table:style-name="ce3" table:formula="of:=IF(ISERR(AVERAGEIFS([.D$2:.D$2393];[.$A$2:.$A$2393];&quot;&gt;=&quot;&amp;[.$G71];[.$A$2:.$A$2393];&quot;&lt;=&quot;&amp;EOMONTH([.$G71]; 0)));&quot;&quot;; AVERAGEIFS([.D$2:.D$2393];[.$A$2:.$A$2393];&quot;&gt;=&quot;&amp;[.$G71];[.$A$2:.$A$2393];&quot;&lt;=&quot;&amp;EOMONTH([.$G71]; 0)))" office:value-type="float" office:value="66.9476774193548" calcext:value-type="float">
            <text:p>66.95</text:p>
          </table:table-cell>
          <table:table-cell table:style-name="ce3" table:formula="of:=IF(ISERR(AVERAGEIFS([.E$2:.E$2393];[.$A$2:.$A$2393];&quot;&gt;=&quot;&amp;[.$G71];[.$A$2:.$A$2393];&quot;&lt;=&quot;&amp;EOMONTH([.$G71]; 0)));&quot;&quot;; AVERAGEIFS([.E$2:.E$2393];[.$A$2:.$A$2393];&quot;&gt;=&quot;&amp;[.$G71];[.$A$2:.$A$2393];&quot;&lt;=&quot;&amp;EOMONTH([.$G71]; 0)))" office:value-type="float" office:value="5.85422580645161" calcext:value-type="float">
            <text:p>5.85</text:p>
          </table:table-cell>
        </table:table-row>
        <table:table-row table:style-name="ro1">
          <table:table-cell office:value-type="date" office:date-value="2005-07-10" calcext:value-type="date">
            <text:p>2005-07-10</text:p>
          </table:table-cell>
          <table:table-cell office:value-type="float" office:value="0.1" calcext:value-type="float">
            <text:p>0.1</text:p>
          </table:table-cell>
          <table:table-cell office:value-type="float" office:value="16.408" calcext:value-type="float">
            <text:p>16.408</text:p>
          </table:table-cell>
          <table:table-cell office:value-type="float" office:value="78.905" calcext:value-type="float">
            <text:p>78.905</text:p>
          </table:table-cell>
          <table:table-cell office:value-type="float" office:value="1.116" calcext:value-type="float">
            <text:p>1.116</text:p>
          </table:table-cell>
          <table:table-cell/>
          <table:table-cell office:value-type="date" office:date-value="2016-09-01" calcext:value-type="date">
            <text:p>2016-09-01</text:p>
          </table:table-cell>
          <table:table-cell table:style-name="ce3" table:formula="of:=IF(ISERR(AVERAGEIFS([.B$2:.B$2393];[.$A$2:.$A$2393];&quot;&gt;=&quot;&amp;[.$G72];[.$A$2:.$A$2393];&quot;&lt;=&quot;&amp;EOMONTH([.$G72]; 0)));&quot;&quot;; AVERAGEIFS([.B$2:.B$2393];[.$A$2:.$A$2393];&quot;&gt;=&quot;&amp;[.$G72];[.$A$2:.$A$2393];&quot;&lt;=&quot;&amp;EOMONTH([.$G72]; 0)))" office:value-type="float" office:value="1.35333333333333" calcext:value-type="float">
            <text:p>1.35</text:p>
          </table:table-cell>
          <table:table-cell table:style-name="ce3" table:formula="of:=IF(ISERR(AVERAGEIFS([.C$2:.C$2393];[.$A$2:.$A$2393];&quot;&gt;=&quot;&amp;[.$G72];[.$A$2:.$A$2393];&quot;&lt;=&quot;&amp;EOMONTH([.$G72]; 0)));&quot;&quot;; AVERAGEIFS([.C$2:.C$2393];[.$A$2:.$A$2393];&quot;&gt;=&quot;&amp;[.$G72];[.$A$2:.$A$2393];&quot;&lt;=&quot;&amp;EOMONTH([.$G72]; 0)))" office:value-type="float" office:value="9.8392" calcext:value-type="float">
            <text:p>9.84</text:p>
          </table:table-cell>
          <table:table-cell table:style-name="ce3" table:formula="of:=IF(ISERR(AVERAGEIFS([.D$2:.D$2393];[.$A$2:.$A$2393];&quot;&gt;=&quot;&amp;[.$G72];[.$A$2:.$A$2393];&quot;&lt;=&quot;&amp;EOMONTH([.$G72]; 0)));&quot;&quot;; AVERAGEIFS([.D$2:.D$2393];[.$A$2:.$A$2393];&quot;&gt;=&quot;&amp;[.$G72];[.$A$2:.$A$2393];&quot;&lt;=&quot;&amp;EOMONTH([.$G72]; 0)))" office:value-type="float" office:value="70.3542333333333" calcext:value-type="float">
            <text:p>70.35</text:p>
          </table:table-cell>
          <table:table-cell table:style-name="ce3" table:formula="of:=IF(ISERR(AVERAGEIFS([.E$2:.E$2393];[.$A$2:.$A$2393];&quot;&gt;=&quot;&amp;[.$G72];[.$A$2:.$A$2393];&quot;&lt;=&quot;&amp;EOMONTH([.$G72]; 0)));&quot;&quot;; AVERAGEIFS([.E$2:.E$2393];[.$A$2:.$A$2393];&quot;&gt;=&quot;&amp;[.$G72];[.$A$2:.$A$2393];&quot;&lt;=&quot;&amp;EOMONTH([.$G72]; 0)))" office:value-type="float" office:value="6.12336666666667" calcext:value-type="float">
            <text:p>6.12</text:p>
          </table:table-cell>
        </table:table-row>
        <table:table-row table:style-name="ro1">
          <table:table-cell office:value-type="date" office:date-value="2005-07-11" calcext:value-type="date">
            <text:p>2005-07-11</text:p>
          </table:table-cell>
          <table:table-cell office:value-type="float" office:value="0.03" calcext:value-type="float">
            <text:p>0.03</text:p>
          </table:table-cell>
          <table:table-cell office:value-type="float" office:value="18.087" calcext:value-type="float">
            <text:p>18.087</text:p>
          </table:table-cell>
          <table:table-cell office:value-type="float" office:value="67.605" calcext:value-type="float">
            <text:p>67.605</text:p>
          </table:table-cell>
          <table:table-cell office:value-type="float" office:value="0.694" calcext:value-type="float">
            <text:p>0.694</text:p>
          </table:table-cell>
          <table:table-cell/>
          <table:table-cell office:value-type="date" office:date-value="2016-10-01" calcext:value-type="date">
            <text:p>2016-10-01</text:p>
          </table:table-cell>
          <table:table-cell table:style-name="ce3" table:formula="of:=IF(ISERR(AVERAGEIFS([.B$2:.B$2393];[.$A$2:.$A$2393];&quot;&gt;=&quot;&amp;[.$G73];[.$A$2:.$A$2393];&quot;&lt;=&quot;&amp;EOMONTH([.$G73]; 0)));&quot;&quot;; AVERAGEIFS([.B$2:.B$2393];[.$A$2:.$A$2393];&quot;&gt;=&quot;&amp;[.$G73];[.$A$2:.$A$2393];&quot;&lt;=&quot;&amp;EOMONTH([.$G73]; 0)))" office:value-type="float" office:value="1.04838709677419" calcext:value-type="float">
            <text:p>1.05</text:p>
          </table:table-cell>
          <table:table-cell table:style-name="ce3" table:formula="of:=IF(ISERR(AVERAGEIFS([.C$2:.C$2393];[.$A$2:.$A$2393];&quot;&gt;=&quot;&amp;[.$G73];[.$A$2:.$A$2393];&quot;&lt;=&quot;&amp;EOMONTH([.$G73]; 0)));&quot;&quot;; AVERAGEIFS([.C$2:.C$2393];[.$A$2:.$A$2393];&quot;&gt;=&quot;&amp;[.$G73];[.$A$2:.$A$2393];&quot;&lt;=&quot;&amp;EOMONTH([.$G73]; 0)))" office:value-type="float" office:value="-0.182225806451613" calcext:value-type="float">
            <text:p>-0.18</text:p>
          </table:table-cell>
          <table:table-cell table:style-name="ce3" table:formula="of:=IF(ISERR(AVERAGEIFS([.D$2:.D$2393];[.$A$2:.$A$2393];&quot;&gt;=&quot;&amp;[.$G73];[.$A$2:.$A$2393];&quot;&lt;=&quot;&amp;EOMONTH([.$G73]; 0)));&quot;&quot;; AVERAGEIFS([.D$2:.D$2393];[.$A$2:.$A$2393];&quot;&gt;=&quot;&amp;[.$G73];[.$A$2:.$A$2393];&quot;&lt;=&quot;&amp;EOMONTH([.$G73]; 0)))" office:value-type="float" office:value="85.1024838709677" calcext:value-type="float">
            <text:p>85.10</text:p>
          </table:table-cell>
          <table:table-cell table:style-name="ce3" table:formula="of:=IF(ISERR(AVERAGEIFS([.E$2:.E$2393];[.$A$2:.$A$2393];&quot;&gt;=&quot;&amp;[.$G73];[.$A$2:.$A$2393];&quot;&lt;=&quot;&amp;EOMONTH([.$G73]; 0)));&quot;&quot;; AVERAGEIFS([.E$2:.E$2393];[.$A$2:.$A$2393];&quot;&gt;=&quot;&amp;[.$G73];[.$A$2:.$A$2393];&quot;&lt;=&quot;&amp;EOMONTH([.$G73]; 0)))" office:value-type="float" office:value="5.51925806451613" calcext:value-type="float">
            <text:p>5.52</text:p>
          </table:table-cell>
        </table:table-row>
        <table:table-row table:style-name="ro1">
          <table:table-cell office:value-type="date" office:date-value="2005-07-12" calcext:value-type="date">
            <text:p>2005-07-12</text:p>
          </table:table-cell>
          <table:table-cell office:value-type="float" office:value="0" calcext:value-type="float">
            <text:p>0</text:p>
          </table:table-cell>
          <table:table-cell office:value-type="float" office:value="19.372" calcext:value-type="float">
            <text:p>19.372</text:p>
          </table:table-cell>
          <table:table-cell office:value-type="float" office:value="66.039" calcext:value-type="float">
            <text:p>66.039</text:p>
          </table:table-cell>
          <table:table-cell office:value-type="float" office:value="0.313" calcext:value-type="float">
            <text:p>0.313</text:p>
          </table:table-cell>
          <table:table-cell/>
          <table:table-cell office:value-type="date" office:date-value="2017-05-01" calcext:value-type="date">
            <text:p>2017-05-01</text:p>
          </table:table-cell>
          <table:table-cell table:style-name="ce3" table:formula="of:=IF(ISERR(AVERAGEIFS([.B$2:.B$2393];[.$A$2:.$A$2393];&quot;&gt;=&quot;&amp;[.$G74];[.$A$2:.$A$2393];&quot;&lt;=&quot;&amp;EOMONTH([.$G74]; 0)));&quot;&quot;; AVERAGEIFS([.B$2:.B$2393];[.$A$2:.$A$2393];&quot;&gt;=&quot;&amp;[.$G74];[.$A$2:.$A$2393];&quot;&lt;=&quot;&amp;EOMONTH([.$G74]; 0)))" office:value-type="float" office:value="0.638709677419355" calcext:value-type="float">
            <text:p>0.64</text:p>
          </table:table-cell>
          <table:table-cell table:style-name="ce3" table:formula="of:=IF(ISERR(AVERAGEIFS([.C$2:.C$2393];[.$A$2:.$A$2393];&quot;&gt;=&quot;&amp;[.$G74];[.$A$2:.$A$2393];&quot;&lt;=&quot;&amp;EOMONTH([.$G74]; 0)));&quot;&quot;; AVERAGEIFS([.C$2:.C$2393];[.$A$2:.$A$2393];&quot;&gt;=&quot;&amp;[.$G74];[.$A$2:.$A$2393];&quot;&lt;=&quot;&amp;EOMONTH([.$G74]; 0)))" office:value-type="float" office:value="13.1181290322581" calcext:value-type="float">
            <text:p>13.12</text:p>
          </table:table-cell>
          <table:table-cell table:style-name="ce3" table:formula="of:=IF(ISERR(AVERAGEIFS([.D$2:.D$2393];[.$A$2:.$A$2393];&quot;&gt;=&quot;&amp;[.$G74];[.$A$2:.$A$2393];&quot;&lt;=&quot;&amp;EOMONTH([.$G74]; 0)));&quot;&quot;; AVERAGEIFS([.D$2:.D$2393];[.$A$2:.$A$2393];&quot;&gt;=&quot;&amp;[.$G74];[.$A$2:.$A$2393];&quot;&lt;=&quot;&amp;EOMONTH([.$G74]; 0)))" office:value-type="float" office:value="48.2199032258064" calcext:value-type="float">
            <text:p>48.22</text:p>
          </table:table-cell>
          <table:table-cell table:style-name="ce3" table:formula="of:=IF(ISERR(AVERAGEIFS([.E$2:.E$2393];[.$A$2:.$A$2393];&quot;&gt;=&quot;&amp;[.$G74];[.$A$2:.$A$2393];&quot;&lt;=&quot;&amp;EOMONTH([.$G74]; 0)));&quot;&quot;; AVERAGEIFS([.E$2:.E$2393];[.$A$2:.$A$2393];&quot;&gt;=&quot;&amp;[.$G74];[.$A$2:.$A$2393];&quot;&lt;=&quot;&amp;EOMONTH([.$G74]; 0)))" office:value-type="float" office:value="8.09648387096774" calcext:value-type="float">
            <text:p>8.10</text:p>
          </table:table-cell>
        </table:table-row>
        <table:table-row table:style-name="ro1">
          <table:table-cell office:value-type="date" office:date-value="2005-07-13" calcext:value-type="date">
            <text:p>2005-07-13</text:p>
          </table:table-cell>
          <table:table-cell office:value-type="float" office:value="2.31" calcext:value-type="float">
            <text:p>2.31</text:p>
          </table:table-cell>
          <table:table-cell office:value-type="float" office:value="17.709" calcext:value-type="float">
            <text:p>17.709</text:p>
          </table:table-cell>
          <table:table-cell office:value-type="float" office:value="72.58" calcext:value-type="float">
            <text:p>72.58</text:p>
          </table:table-cell>
          <table:table-cell office:value-type="float" office:value="5.801" calcext:value-type="float">
            <text:p>5.801</text:p>
          </table:table-cell>
          <table:table-cell/>
          <table:table-cell office:value-type="date" office:date-value="2017-06-01" calcext:value-type="date">
            <text:p>2017-06-01</text:p>
          </table:table-cell>
          <table:table-cell table:style-name="ce3" table:formula="of:=IF(ISERR(AVERAGEIFS([.B$2:.B$2393];[.$A$2:.$A$2393];&quot;&gt;=&quot;&amp;[.$G75];[.$A$2:.$A$2393];&quot;&lt;=&quot;&amp;EOMONTH([.$G75]; 0)));&quot;&quot;; AVERAGEIFS([.B$2:.B$2393];[.$A$2:.$A$2393];&quot;&gt;=&quot;&amp;[.$G75];[.$A$2:.$A$2393];&quot;&lt;=&quot;&amp;EOMONTH([.$G75]; 0)))" office:value-type="float" office:value="3.53" calcext:value-type="float">
            <text:p>3.53</text:p>
          </table:table-cell>
          <table:table-cell table:style-name="ce3" table:formula="of:=IF(ISERR(AVERAGEIFS([.C$2:.C$2393];[.$A$2:.$A$2393];&quot;&gt;=&quot;&amp;[.$G75];[.$A$2:.$A$2393];&quot;&lt;=&quot;&amp;EOMONTH([.$G75]; 0)));&quot;&quot;; AVERAGEIFS([.C$2:.C$2393];[.$A$2:.$A$2393];&quot;&gt;=&quot;&amp;[.$G75];[.$A$2:.$A$2393];&quot;&lt;=&quot;&amp;EOMONTH([.$G75]; 0)))" office:value-type="float" office:value="15.8197" calcext:value-type="float">
            <text:p>15.82</text:p>
          </table:table-cell>
          <table:table-cell table:style-name="ce3" table:formula="of:=IF(ISERR(AVERAGEIFS([.D$2:.D$2393];[.$A$2:.$A$2393];&quot;&gt;=&quot;&amp;[.$G75];[.$A$2:.$A$2393];&quot;&lt;=&quot;&amp;EOMONTH([.$G75]; 0)));&quot;&quot;; AVERAGEIFS([.D$2:.D$2393];[.$A$2:.$A$2393];&quot;&gt;=&quot;&amp;[.$G75];[.$A$2:.$A$2393];&quot;&lt;=&quot;&amp;EOMONTH([.$G75]; 0)))" office:value-type="float" office:value="60.5307" calcext:value-type="float">
            <text:p>60.53</text:p>
          </table:table-cell>
          <table:table-cell table:style-name="ce3" table:formula="of:=IF(ISERR(AVERAGEIFS([.E$2:.E$2393];[.$A$2:.$A$2393];&quot;&gt;=&quot;&amp;[.$G75];[.$A$2:.$A$2393];&quot;&lt;=&quot;&amp;EOMONTH([.$G75]; 0)));&quot;&quot;; AVERAGEIFS([.E$2:.E$2393];[.$A$2:.$A$2393];&quot;&gt;=&quot;&amp;[.$G75];[.$A$2:.$A$2393];&quot;&lt;=&quot;&amp;EOMONTH([.$G75]; 0)))" office:value-type="float" office:value="6.46496666666667" calcext:value-type="float">
            <text:p>6.46</text:p>
          </table:table-cell>
        </table:table-row>
        <table:table-row table:style-name="ro1">
          <table:table-cell office:value-type="date" office:date-value="2005-07-14" calcext:value-type="date">
            <text:p>2005-07-14</text:p>
          </table:table-cell>
          <table:table-cell office:value-type="float" office:value="0.23" calcext:value-type="float">
            <text:p>0.23</text:p>
          </table:table-cell>
          <table:table-cell office:value-type="float" office:value="18.731" calcext:value-type="float">
            <text:p>18.731</text:p>
          </table:table-cell>
          <table:table-cell office:value-type="float" office:value="68.975" calcext:value-type="float">
            <text:p>68.975</text:p>
          </table:table-cell>
          <table:table-cell office:value-type="float" office:value="1.757" calcext:value-type="float">
            <text:p>1.757</text:p>
          </table:table-cell>
          <table:table-cell/>
          <table:table-cell office:value-type="date" office:date-value="2017-07-01" calcext:value-type="date">
            <text:p>2017-07-01</text:p>
          </table:table-cell>
          <table:table-cell table:style-name="ce3" table:formula="of:=IF(ISERR(AVERAGEIFS([.B$2:.B$2393];[.$A$2:.$A$2393];&quot;&gt;=&quot;&amp;[.$G76];[.$A$2:.$A$2393];&quot;&lt;=&quot;&amp;EOMONTH([.$G76]; 0)));&quot;&quot;; AVERAGEIFS([.B$2:.B$2393];[.$A$2:.$A$2393];&quot;&gt;=&quot;&amp;[.$G76];[.$A$2:.$A$2393];&quot;&lt;=&quot;&amp;EOMONTH([.$G76]; 0)))" office:value-type="float" office:value="1.38064516129032" calcext:value-type="float">
            <text:p>1.38</text:p>
          </table:table-cell>
          <table:table-cell table:style-name="ce3" table:formula="of:=IF(ISERR(AVERAGEIFS([.C$2:.C$2393];[.$A$2:.$A$2393];&quot;&gt;=&quot;&amp;[.$G76];[.$A$2:.$A$2393];&quot;&lt;=&quot;&amp;EOMONTH([.$G76]; 0)));&quot;&quot;; AVERAGEIFS([.C$2:.C$2393];[.$A$2:.$A$2393];&quot;&gt;=&quot;&amp;[.$G76];[.$A$2:.$A$2393];&quot;&lt;=&quot;&amp;EOMONTH([.$G76]; 0)))" office:value-type="float" office:value="17.984064516129" calcext:value-type="float">
            <text:p>17.98</text:p>
          </table:table-cell>
          <table:table-cell table:style-name="ce3" table:formula="of:=IF(ISERR(AVERAGEIFS([.D$2:.D$2393];[.$A$2:.$A$2393];&quot;&gt;=&quot;&amp;[.$G76];[.$A$2:.$A$2393];&quot;&lt;=&quot;&amp;EOMONTH([.$G76]; 0)));&quot;&quot;; AVERAGEIFS([.D$2:.D$2393];[.$A$2:.$A$2393];&quot;&gt;=&quot;&amp;[.$G76];[.$A$2:.$A$2393];&quot;&lt;=&quot;&amp;EOMONTH([.$G76]; 0)))" office:value-type="float" office:value="63.7296451612903" calcext:value-type="float">
            <text:p>63.73</text:p>
          </table:table-cell>
          <table:table-cell table:style-name="ce3" table:formula="of:=IF(ISERR(AVERAGEIFS([.E$2:.E$2393];[.$A$2:.$A$2393];&quot;&gt;=&quot;&amp;[.$G76];[.$A$2:.$A$2393];&quot;&lt;=&quot;&amp;EOMONTH([.$G76]; 0)));&quot;&quot;; AVERAGEIFS([.E$2:.E$2393];[.$A$2:.$A$2393];&quot;&gt;=&quot;&amp;[.$G76];[.$A$2:.$A$2393];&quot;&lt;=&quot;&amp;EOMONTH([.$G76]; 0)))" office:value-type="float" office:value="5.66" calcext:value-type="float">
            <text:p>5.66</text:p>
          </table:table-cell>
        </table:table-row>
        <table:table-row table:style-name="ro1">
          <table:table-cell office:value-type="date" office:date-value="2005-07-15" calcext:value-type="date">
            <text:p>2005-07-15</text:p>
          </table:table-cell>
          <table:table-cell office:value-type="float" office:value="1.57" calcext:value-type="float">
            <text:p>1.57</text:p>
          </table:table-cell>
          <table:table-cell office:value-type="float" office:value="17.641" calcext:value-type="float">
            <text:p>17.641</text:p>
          </table:table-cell>
          <table:table-cell table:number-columns-repeated="3"/>
          <table:table-cell office:value-type="date" office:date-value="2017-08-01" calcext:value-type="date">
            <text:p>2017-08-01</text:p>
          </table:table-cell>
          <table:table-cell table:style-name="ce3" table:formula="of:=IF(ISERR(AVERAGEIFS([.B$2:.B$2393];[.$A$2:.$A$2393];&quot;&gt;=&quot;&amp;[.$G77];[.$A$2:.$A$2393];&quot;&lt;=&quot;&amp;EOMONTH([.$G77]; 0)));&quot;&quot;; AVERAGEIFS([.B$2:.B$2393];[.$A$2:.$A$2393];&quot;&gt;=&quot;&amp;[.$G77];[.$A$2:.$A$2393];&quot;&lt;=&quot;&amp;EOMONTH([.$G77]; 0)))" office:value-type="float" office:value="1.49677419354839" calcext:value-type="float">
            <text:p>1.50</text:p>
          </table:table-cell>
          <table:table-cell table:style-name="ce3" table:formula="of:=IF(ISERR(AVERAGEIFS([.C$2:.C$2393];[.$A$2:.$A$2393];&quot;&gt;=&quot;&amp;[.$G77];[.$A$2:.$A$2393];&quot;&lt;=&quot;&amp;EOMONTH([.$G77]; 0)));&quot;&quot;; AVERAGEIFS([.C$2:.C$2393];[.$A$2:.$A$2393];&quot;&gt;=&quot;&amp;[.$G77];[.$A$2:.$A$2393];&quot;&lt;=&quot;&amp;EOMONTH([.$G77]; 0)))" office:value-type="float" office:value="17.0249032258065" calcext:value-type="float">
            <text:p>17.02</text:p>
          </table:table-cell>
          <table:table-cell table:style-name="ce3" table:formula="of:=IF(ISERR(AVERAGEIFS([.D$2:.D$2393];[.$A$2:.$A$2393];&quot;&gt;=&quot;&amp;[.$G77];[.$A$2:.$A$2393];&quot;&lt;=&quot;&amp;EOMONTH([.$G77]; 0)));&quot;&quot;; AVERAGEIFS([.D$2:.D$2393];[.$A$2:.$A$2393];&quot;&gt;=&quot;&amp;[.$G77];[.$A$2:.$A$2393];&quot;&lt;=&quot;&amp;EOMONTH([.$G77]; 0)))" office:value-type="float" office:value="58.5650322580645" calcext:value-type="float">
            <text:p>58.57</text:p>
          </table:table-cell>
          <table:table-cell table:style-name="ce3" table:formula="of:=IF(ISERR(AVERAGEIFS([.E$2:.E$2393];[.$A$2:.$A$2393];&quot;&gt;=&quot;&amp;[.$G77];[.$A$2:.$A$2393];&quot;&lt;=&quot;&amp;EOMONTH([.$G77]; 0)));&quot;&quot;; AVERAGEIFS([.E$2:.E$2393];[.$A$2:.$A$2393];&quot;&gt;=&quot;&amp;[.$G77];[.$A$2:.$A$2393];&quot;&lt;=&quot;&amp;EOMONTH([.$G77]; 0)))" office:value-type="float" office:value="5.83835483870968" calcext:value-type="float">
            <text:p>5.84</text:p>
          </table:table-cell>
        </table:table-row>
        <table:table-row table:style-name="ro1">
          <table:table-cell office:value-type="date" office:date-value="2005-07-16" calcext:value-type="date">
            <text:p>2005-07-16</text:p>
          </table:table-cell>
          <table:table-cell office:value-type="float" office:value="2.49" calcext:value-type="float">
            <text:p>2.49</text:p>
          </table:table-cell>
          <table:table-cell office:value-type="float" office:value="17.911" calcext:value-type="float">
            <text:p>17.911</text:p>
          </table:table-cell>
          <table:table-cell office:value-type="float" office:value="82.025" calcext:value-type="float">
            <text:p>82.025</text:p>
          </table:table-cell>
          <table:table-cell office:value-type="float" office:value="0.549" calcext:value-type="float">
            <text:p>0.549</text:p>
          </table:table-cell>
          <table:table-cell/>
          <table:table-cell office:value-type="date" office:date-value="2017-09-01" calcext:value-type="date">
            <text:p>2017-09-01</text:p>
          </table:table-cell>
          <table:table-cell table:style-name="ce3" table:formula="of:=IF(ISERR(AVERAGEIFS([.B$2:.B$2393];[.$A$2:.$A$2393];&quot;&gt;=&quot;&amp;[.$G78];[.$A$2:.$A$2393];&quot;&lt;=&quot;&amp;EOMONTH([.$G78]; 0)));&quot;&quot;; AVERAGEIFS([.B$2:.B$2393];[.$A$2:.$A$2393];&quot;&gt;=&quot;&amp;[.$G78];[.$A$2:.$A$2393];&quot;&lt;=&quot;&amp;EOMONTH([.$G78]; 0)))" office:value-type="float" office:value="0.0733333333333333" calcext:value-type="float">
            <text:p>0.07</text:p>
          </table:table-cell>
          <table:table-cell table:style-name="ce3" table:formula="of:=IF(ISERR(AVERAGEIFS([.C$2:.C$2393];[.$A$2:.$A$2393];&quot;&gt;=&quot;&amp;[.$G78];[.$A$2:.$A$2393];&quot;&lt;=&quot;&amp;EOMONTH([.$G78]; 0)));&quot;&quot;; AVERAGEIFS([.C$2:.C$2393];[.$A$2:.$A$2393];&quot;&gt;=&quot;&amp;[.$G78];[.$A$2:.$A$2393];&quot;&lt;=&quot;&amp;EOMONTH([.$G78]; 0)))" office:value-type="float" office:value="11.5994" calcext:value-type="float">
            <text:p>11.60</text:p>
          </table:table-cell>
          <table:table-cell table:style-name="ce3" table:formula="of:=IF(ISERR(AVERAGEIFS([.D$2:.D$2393];[.$A$2:.$A$2393];&quot;&gt;=&quot;&amp;[.$G78];[.$A$2:.$A$2393];&quot;&lt;=&quot;&amp;EOMONTH([.$G78]; 0)));&quot;&quot;; AVERAGEIFS([.D$2:.D$2393];[.$A$2:.$A$2393];&quot;&gt;=&quot;&amp;[.$G78];[.$A$2:.$A$2393];&quot;&lt;=&quot;&amp;EOMONTH([.$G78]; 0)))" office:value-type="float" office:value="64.6608" calcext:value-type="float">
            <text:p>64.66</text:p>
          </table:table-cell>
          <table:table-cell table:style-name="ce3" table:formula="of:=IF(ISERR(AVERAGEIFS([.E$2:.E$2393];[.$A$2:.$A$2393];&quot;&gt;=&quot;&amp;[.$G78];[.$A$2:.$A$2393];&quot;&lt;=&quot;&amp;EOMONTH([.$G78]; 0)));&quot;&quot;; AVERAGEIFS([.E$2:.E$2393];[.$A$2:.$A$2393];&quot;&gt;=&quot;&amp;[.$G78];[.$A$2:.$A$2393];&quot;&lt;=&quot;&amp;EOMONTH([.$G78]; 0)))" office:value-type="float" office:value="5.9665" calcext:value-type="float">
            <text:p>5.97</text:p>
          </table:table-cell>
        </table:table-row>
        <table:table-row table:style-name="ro1">
          <table:table-cell office:value-type="date" office:date-value="2005-07-17" calcext:value-type="date">
            <text:p>2005-07-17</text:p>
          </table:table-cell>
          <table:table-cell office:value-type="float" office:value="0.05" calcext:value-type="float">
            <text:p>0.05</text:p>
          </table:table-cell>
          <table:table-cell office:value-type="float" office:value="18.753" calcext:value-type="float">
            <text:p>18.753</text:p>
          </table:table-cell>
          <table:table-cell office:value-type="float" office:value="76.312" calcext:value-type="float">
            <text:p>76.312</text:p>
          </table:table-cell>
          <table:table-cell office:value-type="float" office:value="2.633" calcext:value-type="float">
            <text:p>2.633</text:p>
          </table:table-cell>
          <table:table-cell/>
          <table:table-cell office:value-type="date" office:date-value="2017-10-01" calcext:value-type="date">
            <text:p>2017-10-01</text:p>
          </table:table-cell>
          <table:table-cell table:style-name="ce3" table:formula="of:=IF(ISERR(AVERAGEIFS([.B$2:.B$2393];[.$A$2:.$A$2393];&quot;&gt;=&quot;&amp;[.$G79];[.$A$2:.$A$2393];&quot;&lt;=&quot;&amp;EOMONTH([.$G79]; 0)));&quot;&quot;; AVERAGEIFS([.B$2:.B$2393];[.$A$2:.$A$2393];&quot;&gt;=&quot;&amp;[.$G79];[.$A$2:.$A$2393];&quot;&lt;=&quot;&amp;EOMONTH([.$G79]; 0)))" office:value-type="float" office:value="0.629032258064516" calcext:value-type="float">
            <text:p>0.63</text:p>
          </table:table-cell>
          <table:table-cell table:style-name="ce3" table:formula="of:=IF(ISERR(AVERAGEIFS([.C$2:.C$2393];[.$A$2:.$A$2393];&quot;&gt;=&quot;&amp;[.$G79];[.$A$2:.$A$2393];&quot;&lt;=&quot;&amp;EOMONTH([.$G79]; 0)));&quot;&quot;; AVERAGEIFS([.C$2:.C$2393];[.$A$2:.$A$2393];&quot;&gt;=&quot;&amp;[.$G79];[.$A$2:.$A$2393];&quot;&lt;=&quot;&amp;EOMONTH([.$G79]; 0)))" office:value-type="float" office:value="1.7668064516129" calcext:value-type="float">
            <text:p>1.77</text:p>
          </table:table-cell>
          <table:table-cell table:style-name="ce3" table:formula="of:=IF(ISERR(AVERAGEIFS([.D$2:.D$2393];[.$A$2:.$A$2393];&quot;&gt;=&quot;&amp;[.$G79];[.$A$2:.$A$2393];&quot;&lt;=&quot;&amp;EOMONTH([.$G79]; 0)));&quot;&quot;; AVERAGEIFS([.D$2:.D$2393];[.$A$2:.$A$2393];&quot;&gt;=&quot;&amp;[.$G79];[.$A$2:.$A$2393];&quot;&lt;=&quot;&amp;EOMONTH([.$G79]; 0)))" office:value-type="float" office:value="77.5004516129033" calcext:value-type="float">
            <text:p>77.50</text:p>
          </table:table-cell>
          <table:table-cell table:style-name="ce3" table:formula="of:=IF(ISERR(AVERAGEIFS([.E$2:.E$2393];[.$A$2:.$A$2393];&quot;&gt;=&quot;&amp;[.$G79];[.$A$2:.$A$2393];&quot;&lt;=&quot;&amp;EOMONTH([.$G79]; 0)));&quot;&quot;; AVERAGEIFS([.E$2:.E$2393];[.$A$2:.$A$2393];&quot;&gt;=&quot;&amp;[.$G79];[.$A$2:.$A$2393];&quot;&lt;=&quot;&amp;EOMONTH([.$G79]; 0)))" office:value-type="float" office:value="7.52196774193549" calcext:value-type="float">
            <text:p>7.52</text:p>
          </table:table-cell>
        </table:table-row>
        <table:table-row table:style-name="ro1">
          <table:table-cell office:value-type="date" office:date-value="2005-07-18" calcext:value-type="date">
            <text:p>2005-07-18</text:p>
          </table:table-cell>
          <table:table-cell office:value-type="float" office:value="10.47" calcext:value-type="float">
            <text:p>10.47</text:p>
          </table:table-cell>
          <table:table-cell office:value-type="float" office:value="16.465" calcext:value-type="float">
            <text:p>16.465</text:p>
          </table:table-cell>
          <table:table-cell office:value-type="float" office:value="72.532" calcext:value-type="float">
            <text:p>72.532</text:p>
          </table:table-cell>
          <table:table-cell office:value-type="float" office:value="3.042" calcext:value-type="float">
            <text:p>3.042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date" office:date-value="2005-07-19" calcext:value-type="date">
            <text:p>2005-07-19</text:p>
          </table:table-cell>
          <table:table-cell office:value-type="float" office:value="5.08" calcext:value-type="float">
            <text:p>5.08</text:p>
          </table:table-cell>
          <table:table-cell office:value-type="float" office:value="15.31" calcext:value-type="float">
            <text:p>15.31</text:p>
          </table:table-cell>
          <table:table-cell office:value-type="float" office:value="71.312" calcext:value-type="float">
            <text:p>71.312</text:p>
          </table:table-cell>
          <table:table-cell office:value-type="float" office:value="8.276" calcext:value-type="float">
            <text:p>8.276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date" office:date-value="2005-07-20" calcext:value-type="date">
            <text:p>2005-07-20</text:p>
          </table:table-cell>
          <table:table-cell office:value-type="float" office:value="0.25" calcext:value-type="float">
            <text:p>0.25</text:p>
          </table:table-cell>
          <table:table-cell office:value-type="float" office:value="14.455" calcext:value-type="float">
            <text:p>14.455</text:p>
          </table:table-cell>
          <table:table-cell office:value-type="float" office:value="72.146" calcext:value-type="float">
            <text:p>72.146</text:p>
          </table:table-cell>
          <table:table-cell office:value-type="float" office:value="0.602" calcext:value-type="float">
            <text:p>0.602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date" office:date-value="2005-07-21" calcext:value-type="date">
            <text:p>2005-07-21</text:p>
          </table:table-cell>
          <table:table-cell office:value-type="float" office:value="0" calcext:value-type="float">
            <text:p>0</text:p>
          </table:table-cell>
          <table:table-cell office:value-type="float" office:value="12.314" calcext:value-type="float">
            <text:p>12.314</text:p>
          </table:table-cell>
          <table:table-cell office:value-type="float" office:value="75.851" calcext:value-type="float">
            <text:p>75.851</text:p>
          </table:table-cell>
          <table:table-cell office:value-type="float" office:value="1.909" calcext:value-type="float">
            <text:p>1.909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date" office:date-value="2005-07-22" calcext:value-type="date">
            <text:p>2005-07-22</text:p>
          </table:table-cell>
          <table:table-cell office:value-type="float" office:value="4.57" calcext:value-type="float">
            <text:p>4.57</text:p>
          </table:table-cell>
          <table:table-cell office:value-type="float" office:value="12.742" calcext:value-type="float">
            <text:p>12.742</text:p>
          </table:table-cell>
          <table:table-cell office:value-type="float" office:value="82.404" calcext:value-type="float">
            <text:p>82.404</text:p>
          </table:table-cell>
          <table:table-cell office:value-type="float" office:value="1.477" calcext:value-type="float">
            <text:p>1.477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date" office:date-value="2005-07-23" calcext:value-type="date">
            <text:p>2005-07-23</text:p>
          </table:table-cell>
          <table:table-cell office:value-type="float" office:value="0.51" calcext:value-type="float">
            <text:p>0.51</text:p>
          </table:table-cell>
          <table:table-cell office:value-type="float" office:value="12.394" calcext:value-type="float">
            <text:p>12.394</text:p>
          </table:table-cell>
          <table:table-cell office:value-type="float" office:value="78.107" calcext:value-type="float">
            <text:p>78.107</text:p>
          </table:table-cell>
          <table:table-cell office:value-type="float" office:value="0.835" calcext:value-type="float">
            <text:p>0.835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date" office:date-value="2005-07-24" calcext:value-type="date">
            <text:p>2005-07-24</text:p>
          </table:table-cell>
          <table:table-cell office:value-type="float" office:value="0.25" calcext:value-type="float">
            <text:p>0.25</text:p>
          </table:table-cell>
          <table:table-cell office:value-type="float" office:value="13.323" calcext:value-type="float">
            <text:p>13.323</text:p>
          </table:table-cell>
          <table:table-cell office:value-type="float" office:value="77.433" calcext:value-type="float">
            <text:p>77.433</text:p>
          </table:table-cell>
          <table:table-cell office:value-type="float" office:value="3.461" calcext:value-type="float">
            <text:p>3.461</text:p>
          </table:table-cell>
          <table:table-cell table:number-columns-repeated="6"/>
        </table:table-row>
        <table:table-row table:style-name="ro1">
          <table:table-cell office:value-type="date" office:date-value="2005-07-25" calcext:value-type="date">
            <text:p>2005-07-25</text:p>
          </table:table-cell>
          <table:table-cell office:value-type="float" office:value="2.8" calcext:value-type="float">
            <text:p>2.8</text:p>
          </table:table-cell>
          <table:table-cell office:value-type="float" office:value="12.124" calcext:value-type="float">
            <text:p>12.124</text:p>
          </table:table-cell>
          <table:table-cell office:value-type="float" office:value="83.318" calcext:value-type="float">
            <text:p>83.318</text:p>
          </table:table-cell>
          <table:table-cell office:value-type="float" office:value="1.55" calcext:value-type="float">
            <text:p>1.55</text:p>
          </table:table-cell>
          <table:table-cell table:number-columns-repeated="6"/>
        </table:table-row>
        <table:table-row table:style-name="ro1">
          <table:table-cell office:value-type="date" office:date-value="2005-07-26" calcext:value-type="date">
            <text:p>2005-07-26</text:p>
          </table:table-cell>
          <table:table-cell office:value-type="float" office:value="0" calcext:value-type="float">
            <text:p>0</text:p>
          </table:table-cell>
          <table:table-cell office:value-type="float" office:value="12.543" calcext:value-type="float">
            <text:p>12.543</text:p>
          </table:table-cell>
          <table:table-cell office:value-type="float" office:value="74.243" calcext:value-type="float">
            <text:p>74.243</text:p>
          </table:table-cell>
          <table:table-cell office:value-type="float" office:value="0.227" calcext:value-type="float">
            <text:p>0.227</text:p>
          </table:table-cell>
          <table:table-cell table:number-columns-repeated="6"/>
        </table:table-row>
        <table:table-row table:style-name="ro1">
          <table:table-cell office:value-type="date" office:date-value="2005-07-27" calcext:value-type="date">
            <text:p>2005-07-27</text:p>
          </table:table-cell>
          <table:table-cell office:value-type="float" office:value="0" calcext:value-type="float">
            <text:p>0</text:p>
          </table:table-cell>
          <table:table-cell office:value-type="float" office:value="14.428" calcext:value-type="float">
            <text:p>14.428</text:p>
          </table:table-cell>
          <table:table-cell office:value-type="float" office:value="72.298" calcext:value-type="float">
            <text:p>72.298</text:p>
          </table:table-cell>
          <table:table-cell office:value-type="float" office:value="0.225" calcext:value-type="float">
            <text:p>0.225</text:p>
          </table:table-cell>
          <table:table-cell table:number-columns-repeated="6"/>
        </table:table-row>
        <table:table-row table:style-name="ro1">
          <table:table-cell office:value-type="date" office:date-value="2005-07-28" calcext:value-type="date">
            <text:p>2005-07-28</text:p>
          </table:table-cell>
          <table:table-cell office:value-type="float" office:value="0" calcext:value-type="float">
            <text:p>0</text:p>
          </table:table-cell>
          <table:table-cell office:value-type="float" office:value="16.854" calcext:value-type="float">
            <text:p>16.854</text:p>
          </table:table-cell>
          <table:table-cell office:value-type="float" office:value="78.07" calcext:value-type="float">
            <text:p>78.07</text:p>
          </table:table-cell>
          <table:table-cell office:value-type="float" office:value="0.727" calcext:value-type="float">
            <text:p>0.727</text:p>
          </table:table-cell>
          <table:table-cell table:number-columns-repeated="6"/>
        </table:table-row>
        <table:table-row table:style-name="ro1">
          <table:table-cell office:value-type="date" office:date-value="2005-07-29" calcext:value-type="date">
            <text:p>2005-07-29</text:p>
          </table:table-cell>
          <table:table-cell office:value-type="float" office:value="0" calcext:value-type="float">
            <text:p>0</text:p>
          </table:table-cell>
          <table:table-cell office:value-type="float" office:value="17.561" calcext:value-type="float">
            <text:p>17.561</text:p>
          </table:table-cell>
          <table:table-cell office:value-type="float" office:value="74.135" calcext:value-type="float">
            <text:p>74.135</text:p>
          </table:table-cell>
          <table:table-cell office:value-type="float" office:value="0.571" calcext:value-type="float">
            <text:p>0.571</text:p>
          </table:table-cell>
          <table:table-cell table:number-columns-repeated="6"/>
        </table:table-row>
        <table:table-row table:style-name="ro1">
          <table:table-cell office:value-type="date" office:date-value="2005-07-30" calcext:value-type="date">
            <text:p>2005-07-30</text:p>
          </table:table-cell>
          <table:table-cell office:value-type="float" office:value="0" calcext:value-type="float">
            <text:p>0</text:p>
          </table:table-cell>
          <table:table-cell office:value-type="float" office:value="16.839" calcext:value-type="float">
            <text:p>16.839</text:p>
          </table:table-cell>
          <table:table-cell office:value-type="float" office:value="71.027" calcext:value-type="float">
            <text:p>71.027</text:p>
          </table:table-cell>
          <table:table-cell office:value-type="float" office:value="0.769" calcext:value-type="float">
            <text:p>0.769</text:p>
          </table:table-cell>
          <table:table-cell table:number-columns-repeated="6"/>
        </table:table-row>
        <table:table-row table:style-name="ro1">
          <table:table-cell office:value-type="date" office:date-value="2005-07-31" calcext:value-type="date">
            <text:p>2005-07-31</text:p>
          </table:table-cell>
          <table:table-cell office:value-type="float" office:value="1.52" calcext:value-type="float">
            <text:p>1.52</text:p>
          </table:table-cell>
          <table:table-cell office:value-type="float" office:value="17.128" calcext:value-type="float">
            <text:p>17.128</text:p>
          </table:table-cell>
          <table:table-cell office:value-type="float" office:value="73.342" calcext:value-type="float">
            <text:p>73.342</text:p>
          </table:table-cell>
          <table:table-cell office:value-type="float" office:value="9.743" calcext:value-type="float">
            <text:p>9.743</text:p>
          </table:table-cell>
          <table:table-cell table:number-columns-repeated="6"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.05" calcext:value-type="float">
            <text:p>3.05</text:p>
          </table:table-cell>
          <table:table-cell office:value-type="float" office:value="17.766" calcext:value-type="float">
            <text:p>17.766</text:p>
          </table:table-cell>
          <table:table-cell office:value-type="float" office:value="79.832" calcext:value-type="float">
            <text:p>79.832</text:p>
          </table:table-cell>
          <table:table-cell office:value-type="float" office:value="1.942" calcext:value-type="float">
            <text:p>1.942</text:p>
          </table:table-cell>
          <table:table-cell table:number-columns-repeated="6"/>
        </table:table-row>
        <table:table-row table:style-name="ro1">
          <table:table-cell office:value-type="date" office:date-value="2005-08-02" calcext:value-type="date">
            <text:p>2005-08-02</text:p>
          </table:table-cell>
          <table:table-cell office:value-type="float" office:value="2.79" calcext:value-type="float">
            <text:p>2.79</text:p>
          </table:table-cell>
          <table:table-cell office:value-type="float" office:value="12.522" calcext:value-type="float">
            <text:p>12.522</text:p>
          </table:table-cell>
          <table:table-cell office:value-type="float" office:value="82.925" calcext:value-type="float">
            <text:p>82.925</text:p>
          </table:table-cell>
          <table:table-cell office:value-type="float" office:value="6.419" calcext:value-type="float">
            <text:p>6.419</text:p>
          </table:table-cell>
          <table:table-cell table:number-columns-repeated="6"/>
        </table:table-row>
        <table:table-row table:style-name="ro1">
          <table:table-cell office:value-type="date" office:date-value="2005-08-03" calcext:value-type="date">
            <text:p>2005-08-03</text:p>
          </table:table-cell>
          <table:table-cell office:value-type="float" office:value="0.26" calcext:value-type="float">
            <text:p>0.26</text:p>
          </table:table-cell>
          <table:table-cell office:value-type="float" office:value="16.892" calcext:value-type="float">
            <text:p>16.892</text:p>
          </table:table-cell>
          <table:table-cell office:value-type="float" office:value="72.064" calcext:value-type="float">
            <text:p>72.064</text:p>
          </table:table-cell>
          <table:table-cell office:value-type="float" office:value="2.041" calcext:value-type="float">
            <text:p>2.041</text:p>
          </table:table-cell>
          <table:table-cell table:number-columns-repeated="6"/>
        </table:table-row>
        <table:table-row table:style-name="ro1">
          <table:table-cell office:value-type="date" office:date-value="2005-08-04" calcext:value-type="date">
            <text:p>2005-08-04</text:p>
          </table:table-cell>
          <table:table-cell office:value-type="float" office:value="0" calcext:value-type="float">
            <text:p>0</text:p>
          </table:table-cell>
          <table:table-cell office:value-type="float" office:value="17.747" calcext:value-type="float">
            <text:p>17.747</text:p>
          </table:table-cell>
          <table:table-cell office:value-type="float" office:value="74.568" calcext:value-type="float">
            <text:p>74.568</text:p>
          </table:table-cell>
          <table:table-cell office:value-type="float" office:value="0.354" calcext:value-type="float">
            <text:p>0.354</text:p>
          </table:table-cell>
          <table:table-cell table:number-columns-repeated="6"/>
        </table:table-row>
        <table:table-row table:style-name="ro1">
          <table:table-cell office:value-type="date" office:date-value="2005-08-05" calcext:value-type="date">
            <text:p>2005-08-05</text:p>
          </table:table-cell>
          <table:table-cell office:value-type="float" office:value="0" calcext:value-type="float">
            <text:p>0</text:p>
          </table:table-cell>
          <table:table-cell office:value-type="float" office:value="18.692" calcext:value-type="float">
            <text:p>18.692</text:p>
          </table:table-cell>
          <table:table-cell office:value-type="float" office:value="68.818" calcext:value-type="float">
            <text:p>68.818</text:p>
          </table:table-cell>
          <table:table-cell office:value-type="float" office:value="1.917" calcext:value-type="float">
            <text:p>1.917</text:p>
          </table:table-cell>
          <table:table-cell table:number-columns-repeated="6"/>
        </table:table-row>
        <table:table-row table:style-name="ro1">
          <table:table-cell office:value-type="date" office:date-value="2005-08-06" calcext:value-type="date">
            <text:p>2005-08-06</text:p>
          </table:table-cell>
          <table:table-cell office:value-type="float" office:value="0" calcext:value-type="float">
            <text:p>0</text:p>
          </table:table-cell>
          <table:table-cell office:value-type="float" office:value="16.618" calcext:value-type="float">
            <text:p>16.618</text:p>
          </table:table-cell>
          <table:table-cell office:value-type="float" office:value="75.751" calcext:value-type="float">
            <text:p>75.751</text:p>
          </table:table-cell>
          <table:table-cell office:value-type="float" office:value="0.609" calcext:value-type="float">
            <text:p>0.609</text:p>
          </table:table-cell>
          <table:table-cell table:number-columns-repeated="6"/>
        </table:table-row>
        <table:table-row table:style-name="ro1">
          <table:table-cell office:value-type="date" office:date-value="2005-08-07" calcext:value-type="date">
            <text:p>2005-08-07</text:p>
          </table:table-cell>
          <table:table-cell office:value-type="float" office:value="3.81" calcext:value-type="float">
            <text:p>3.81</text:p>
          </table:table-cell>
          <table:table-cell office:value-type="float" office:value="15.395" calcext:value-type="float">
            <text:p>15.395</text:p>
          </table:table-cell>
          <table:table-cell office:value-type="float" office:value="82.148" calcext:value-type="float">
            <text:p>82.148</text:p>
          </table:table-cell>
          <table:table-cell office:value-type="float" office:value="1.449" calcext:value-type="float">
            <text:p>1.449</text:p>
          </table:table-cell>
          <table:table-cell table:number-columns-repeated="6"/>
        </table:table-row>
        <table:table-row table:style-name="ro1">
          <table:table-cell office:value-type="date" office:date-value="2005-08-08" calcext:value-type="date">
            <text:p>2005-08-08</text:p>
          </table:table-cell>
          <table:table-cell office:value-type="float" office:value="3.56" calcext:value-type="float">
            <text:p>3.56</text:p>
          </table:table-cell>
          <table:table-cell office:value-type="float" office:value="12.351" calcext:value-type="float">
            <text:p>12.351</text:p>
          </table:table-cell>
          <table:table-cell office:value-type="float" office:value="81.144" calcext:value-type="float">
            <text:p>81.144</text:p>
          </table:table-cell>
          <table:table-cell office:value-type="float" office:value="1.833" calcext:value-type="float">
            <text:p>1.833</text:p>
          </table:table-cell>
          <table:table-cell table:number-columns-repeated="6"/>
        </table:table-row>
        <table:table-row table:style-name="ro1">
          <table:table-cell office:value-type="date" office:date-value="2005-08-09" calcext:value-type="date">
            <text:p>2005-08-09</text:p>
          </table:table-cell>
          <table:table-cell office:value-type="float" office:value="1.01" calcext:value-type="float">
            <text:p>1.01</text:p>
          </table:table-cell>
          <table:table-cell office:value-type="float" office:value="11.492" calcext:value-type="float">
            <text:p>11.492</text:p>
          </table:table-cell>
          <table:table-cell office:value-type="float" office:value="87.289" calcext:value-type="float">
            <text:p>87.289</text:p>
          </table:table-cell>
          <table:table-cell office:value-type="float" office:value="0.98" calcext:value-type="float">
            <text:p>0.98</text:p>
          </table:table-cell>
          <table:table-cell table:number-columns-repeated="6"/>
        </table:table-row>
        <table:table-row table:style-name="ro1">
          <table:table-cell office:value-type="date" office:date-value="2005-08-10" calcext:value-type="date">
            <text:p>2005-08-10</text:p>
          </table:table-cell>
          <table:table-cell office:value-type="float" office:value="1.02" calcext:value-type="float">
            <text:p>1.02</text:p>
          </table:table-cell>
          <table:table-cell office:value-type="float" office:value="12.903" calcext:value-type="float">
            <text:p>12.903</text:p>
          </table:table-cell>
          <table:table-cell office:value-type="float" office:value="87.177" calcext:value-type="float">
            <text:p>87.177</text:p>
          </table:table-cell>
          <table:table-cell office:value-type="float" office:value="1.884" calcext:value-type="float">
            <text:p>1.884</text:p>
          </table:table-cell>
          <table:table-cell table:number-columns-repeated="6"/>
        </table:table-row>
        <table:table-row table:style-name="ro1">
          <table:table-cell office:value-type="date" office:date-value="2005-08-11" calcext:value-type="date">
            <text:p>2005-08-11</text:p>
          </table:table-cell>
          <table:table-cell office:value-type="float" office:value="0.25" calcext:value-type="float">
            <text:p>0.25</text:p>
          </table:table-cell>
          <table:table-cell office:value-type="float" office:value="12.233" calcext:value-type="float">
            <text:p>12.233</text:p>
          </table:table-cell>
          <table:table-cell office:value-type="float" office:value="80.245" calcext:value-type="float">
            <text:p>80.245</text:p>
          </table:table-cell>
          <table:table-cell office:value-type="float" office:value="3.573" calcext:value-type="float">
            <text:p>3.573</text:p>
          </table:table-cell>
          <table:table-cell table:number-columns-repeated="6"/>
        </table:table-row>
        <table:table-row table:style-name="ro1">
          <table:table-cell office:value-type="date" office:date-value="2005-08-12" calcext:value-type="date">
            <text:p>2005-08-12</text:p>
          </table:table-cell>
          <table:table-cell office:value-type="float" office:value="0" calcext:value-type="float">
            <text:p>0</text:p>
          </table:table-cell>
          <table:table-cell office:value-type="float" office:value="12.718" calcext:value-type="float">
            <text:p>12.718</text:p>
          </table:table-cell>
          <table:table-cell office:value-type="float" office:value="75.75" calcext:value-type="float">
            <text:p>75.75</text:p>
          </table:table-cell>
          <table:table-cell office:value-type="float" office:value="0.803" calcext:value-type="float">
            <text:p>0.803</text:p>
          </table:table-cell>
          <table:table-cell table:number-columns-repeated="6"/>
        </table:table-row>
        <table:table-row table:style-name="ro1">
          <table:table-cell office:value-type="date" office:date-value="2005-08-13" calcext:value-type="date">
            <text:p>2005-08-13</text:p>
          </table:table-cell>
          <table:table-cell office:value-type="float" office:value="0.26" calcext:value-type="float">
            <text:p>0.26</text:p>
          </table:table-cell>
          <table:table-cell office:value-type="float" office:value="15.036" calcext:value-type="float">
            <text:p>15.036</text:p>
          </table:table-cell>
          <table:table-cell office:value-type="float" office:value="78.637" calcext:value-type="float">
            <text:p>78.637</text:p>
          </table:table-cell>
          <table:table-cell office:value-type="float" office:value="2.029" calcext:value-type="float">
            <text:p>2.029</text:p>
          </table:table-cell>
          <table:table-cell table:number-columns-repeated="6"/>
        </table:table-row>
        <table:table-row table:style-name="ro1">
          <table:table-cell office:value-type="date" office:date-value="2005-08-14" calcext:value-type="date">
            <text:p>2005-08-14</text:p>
          </table:table-cell>
          <table:table-cell office:value-type="float" office:value="2.03" calcext:value-type="float">
            <text:p>2.03</text:p>
          </table:table-cell>
          <table:table-cell office:value-type="float" office:value="9.872" calcext:value-type="float">
            <text:p>9.872</text:p>
          </table:table-cell>
          <table:table-cell office:value-type="float" office:value="77.027" calcext:value-type="float">
            <text:p>77.027</text:p>
          </table:table-cell>
          <table:table-cell office:value-type="float" office:value="3.066" calcext:value-type="float">
            <text:p>3.066</text:p>
          </table:table-cell>
          <table:table-cell table:number-columns-repeated="6"/>
        </table:table-row>
        <table:table-row table:style-name="ro1">
          <table:table-cell office:value-type="date" office:date-value="2005-08-15" calcext:value-type="date">
            <text:p>2005-08-15</text:p>
          </table:table-cell>
          <table:table-cell office:value-type="float" office:value="0" calcext:value-type="float">
            <text:p>0</text:p>
          </table:table-cell>
          <table:table-cell office:value-type="float" office:value="9.051" calcext:value-type="float">
            <text:p>9.051</text:p>
          </table:table-cell>
          <table:table-cell office:value-type="float" office:value="80.359" calcext:value-type="float">
            <text:p>80.359</text:p>
          </table:table-cell>
          <table:table-cell office:value-type="float" office:value="1.459" calcext:value-type="float">
            <text:p>1.459</text:p>
          </table:table-cell>
          <table:table-cell table:number-columns-repeated="6"/>
        </table:table-row>
        <table:table-row table:style-name="ro1">
          <table:table-cell office:value-type="date" office:date-value="2005-08-16" calcext:value-type="date">
            <text:p>2005-08-16</text:p>
          </table:table-cell>
          <table:table-cell office:value-type="float" office:value="0" calcext:value-type="float">
            <text:p>0</text:p>
          </table:table-cell>
          <table:table-cell office:value-type="float" office:value="10.096" calcext:value-type="float">
            <text:p>10.096</text:p>
          </table:table-cell>
          <table:table-cell office:value-type="float" office:value="85.882" calcext:value-type="float">
            <text:p>85.882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</table:table-row>
        <table:table-row table:style-name="ro1">
          <table:table-cell office:value-type="date" office:date-value="2005-08-17" calcext:value-type="date">
            <text:p>2005-08-17</text:p>
          </table:table-cell>
          <table:table-cell office:value-type="float" office:value="1.52" calcext:value-type="float">
            <text:p>1.52</text:p>
          </table:table-cell>
          <table:table-cell office:value-type="float" office:value="10.173" calcext:value-type="float">
            <text:p>10.173</text:p>
          </table:table-cell>
          <table:table-cell office:value-type="float" office:value="85.806" calcext:value-type="float">
            <text:p>85.806</text:p>
          </table:table-cell>
          <table:table-cell office:value-type="float" office:value="0.489" calcext:value-type="float">
            <text:p>0.489</text:p>
          </table:table-cell>
          <table:table-cell table:number-columns-repeated="6"/>
        </table:table-row>
        <table:table-row table:style-name="ro1">
          <table:table-cell office:value-type="date" office:date-value="2005-08-18" calcext:value-type="date">
            <text:p>2005-08-18</text:p>
          </table:table-cell>
          <table:table-cell office:value-type="float" office:value="0" calcext:value-type="float">
            <text:p>0</text:p>
          </table:table-cell>
          <table:table-cell office:value-type="float" office:value="11.687" calcext:value-type="float">
            <text:p>11.687</text:p>
          </table:table-cell>
          <table:table-cell office:value-type="float" office:value="76.313" calcext:value-type="float">
            <text:p>76.313</text:p>
          </table:table-cell>
          <table:table-cell office:value-type="float" office:value="0.948" calcext:value-type="float">
            <text:p>0.948</text:p>
          </table:table-cell>
          <table:table-cell table:number-columns-repeated="6"/>
        </table:table-row>
        <table:table-row table:style-name="ro1">
          <table:table-cell office:value-type="date" office:date-value="2005-08-19" calcext:value-type="date">
            <text:p>2005-08-19</text:p>
          </table:table-cell>
          <table:table-cell office:value-type="float" office:value="0" calcext:value-type="float">
            <text:p>0</text:p>
          </table:table-cell>
          <table:table-cell office:value-type="float" office:value="13.996" calcext:value-type="float">
            <text:p>13.996</text:p>
          </table:table-cell>
          <table:table-cell office:value-type="float" office:value="73.041" calcext:value-type="float">
            <text:p>73.041</text:p>
          </table:table-cell>
          <table:table-cell office:value-type="float" office:value="2.336" calcext:value-type="float">
            <text:p>2.336</text:p>
          </table:table-cell>
          <table:table-cell table:number-columns-repeated="6"/>
        </table:table-row>
        <table:table-row table:style-name="ro1">
          <table:table-cell office:value-type="date" office:date-value="2005-08-20" calcext:value-type="date">
            <text:p>2005-08-20</text:p>
          </table:table-cell>
          <table:table-cell office:value-type="float" office:value="0" calcext:value-type="float">
            <text:p>0</text:p>
          </table:table-cell>
          <table:table-cell office:value-type="float" office:value="15.73" calcext:value-type="float">
            <text:p>15.73</text:p>
          </table:table-cell>
          <table:table-cell office:value-type="float" office:value="83.173" calcext:value-type="float">
            <text:p>83.173</text:p>
          </table:table-cell>
          <table:table-cell office:value-type="float" office:value="1.679" calcext:value-type="float">
            <text:p>1.679</text:p>
          </table:table-cell>
          <table:table-cell table:number-columns-repeated="6"/>
        </table:table-row>
        <table:table-row table:style-name="ro1">
          <table:table-cell office:value-type="date" office:date-value="2005-08-21" calcext:value-type="date">
            <text:p>2005-08-21</text:p>
          </table:table-cell>
          <table:table-cell office:value-type="float" office:value="0" calcext:value-type="float">
            <text:p>0</text:p>
          </table:table-cell>
          <table:table-cell office:value-type="float" office:value="18.442" calcext:value-type="float">
            <text:p>18.442</text:p>
          </table:table-cell>
          <table:table-cell office:value-type="float" office:value="67.963" calcext:value-type="float">
            <text:p>67.963</text:p>
          </table:table-cell>
          <table:table-cell office:value-type="float" office:value="1.454" calcext:value-type="float">
            <text:p>1.454</text:p>
          </table:table-cell>
          <table:table-cell table:number-columns-repeated="6"/>
        </table:table-row>
        <table:table-row table:style-name="ro1">
          <table:table-cell office:value-type="date" office:date-value="2005-08-22" calcext:value-type="date">
            <text:p>2005-08-22</text:p>
          </table:table-cell>
          <table:table-cell office:value-type="float" office:value="3.3" calcext:value-type="float">
            <text:p>3.3</text:p>
          </table:table-cell>
          <table:table-cell office:value-type="float" office:value="16.318" calcext:value-type="float">
            <text:p>16.318</text:p>
          </table:table-cell>
          <table:table-cell office:value-type="float" office:value="69.608" calcext:value-type="float">
            <text:p>69.608</text:p>
          </table:table-cell>
          <table:table-cell office:value-type="float" office:value="1.378" calcext:value-type="float">
            <text:p>1.378</text:p>
          </table:table-cell>
          <table:table-cell table:number-columns-repeated="6"/>
        </table:table-row>
        <table:table-row table:style-name="ro1">
          <table:table-cell office:value-type="date" office:date-value="2005-08-23" calcext:value-type="date">
            <text:p>2005-08-23</text:p>
          </table:table-cell>
          <table:table-cell office:value-type="float" office:value="0.26" calcext:value-type="float">
            <text:p>0.26</text:p>
          </table:table-cell>
          <table:table-cell office:value-type="float" office:value="13.84" calcext:value-type="float">
            <text:p>13.84</text:p>
          </table:table-cell>
          <table:table-cell office:value-type="float" office:value="77.383" calcext:value-type="float">
            <text:p>77.383</text:p>
          </table:table-cell>
          <table:table-cell office:value-type="float" office:value="0.248" calcext:value-type="float">
            <text:p>0.248</text:p>
          </table:table-cell>
          <table:table-cell table:number-columns-repeated="6"/>
        </table:table-row>
        <table:table-row table:style-name="ro1">
          <table:table-cell office:value-type="date" office:date-value="2005-08-24" calcext:value-type="date">
            <text:p>2005-08-24</text:p>
          </table:table-cell>
          <table:table-cell office:value-type="float" office:value="0.25" calcext:value-type="float">
            <text:p>0.25</text:p>
          </table:table-cell>
          <table:table-cell office:value-type="float" office:value="14.498" calcext:value-type="float">
            <text:p>14.498</text:p>
          </table:table-cell>
          <table:table-cell office:value-type="float" office:value="73.116" calcext:value-type="float">
            <text:p>73.116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date" office:date-value="2005-08-25" calcext:value-type="date">
            <text:p>2005-08-25</text:p>
          </table:table-cell>
          <table:table-cell office:value-type="float" office:value="0" calcext:value-type="float">
            <text:p>0</text:p>
          </table:table-cell>
          <table:table-cell office:value-type="float" office:value="17.163" calcext:value-type="float">
            <text:p>17.163</text:p>
          </table:table-cell>
          <table:table-cell office:value-type="float" office:value="68.173" calcext:value-type="float">
            <text:p>68.173</text:p>
          </table:table-cell>
          <table:table-cell office:value-type="float" office:value="0.237" calcext:value-type="float">
            <text:p>0.237</text:p>
          </table:table-cell>
          <table:table-cell table:number-columns-repeated="6"/>
        </table:table-row>
        <table:table-row table:style-name="ro1">
          <table:table-cell office:value-type="date" office:date-value="2005-08-26" calcext:value-type="date">
            <text:p>2005-08-26</text:p>
          </table:table-cell>
          <table:table-cell office:value-type="float" office:value="0" calcext:value-type="float">
            <text:p>0</text:p>
          </table:table-cell>
          <table:table-cell office:value-type="float" office:value="18.894" calcext:value-type="float">
            <text:p>18.894</text:p>
          </table:table-cell>
          <table:table-cell office:value-type="float" office:value="65.754" calcext:value-type="float">
            <text:p>65.754</text:p>
          </table:table-cell>
          <table:table-cell office:value-type="float" office:value="0.454" calcext:value-type="float">
            <text:p>0.454</text:p>
          </table:table-cell>
          <table:table-cell table:number-columns-repeated="6"/>
        </table:table-row>
        <table:table-row table:style-name="ro1">
          <table:table-cell office:value-type="date" office:date-value="2005-08-27" calcext:value-type="date">
            <text:p>2005-08-27</text:p>
          </table:table-cell>
          <table:table-cell office:value-type="float" office:value="0" calcext:value-type="float">
            <text:p>0</text:p>
          </table:table-cell>
          <table:table-cell office:value-type="float" office:value="18.057" calcext:value-type="float">
            <text:p>18.057</text:p>
          </table:table-cell>
          <table:table-cell office:value-type="float" office:value="64.036" calcext:value-type="float">
            <text:p>64.036</text:p>
          </table:table-cell>
          <table:table-cell office:value-type="float" office:value="0.562" calcext:value-type="float">
            <text:p>0.562</text:p>
          </table:table-cell>
          <table:table-cell table:number-columns-repeated="6"/>
        </table:table-row>
        <table:table-row table:style-name="ro1">
          <table:table-cell office:value-type="date" office:date-value="2005-08-28" calcext:value-type="date">
            <text:p>2005-08-28</text:p>
          </table:table-cell>
          <table:table-cell office:value-type="float" office:value="0.51" calcext:value-type="float">
            <text:p>0.51</text:p>
          </table:table-cell>
          <table:table-cell office:value-type="float" office:value="15.145" calcext:value-type="float">
            <text:p>15.145</text:p>
          </table:table-cell>
          <table:table-cell office:value-type="float" office:value="74.88" calcext:value-type="float">
            <text:p>74.88</text:p>
          </table:table-cell>
          <table:table-cell office:value-type="float" office:value="3.137" calcext:value-type="float">
            <text:p>3.137</text:p>
          </table:table-cell>
          <table:table-cell table:number-columns-repeated="6"/>
        </table:table-row>
        <table:table-row table:style-name="ro1">
          <table:table-cell office:value-type="date" office:date-value="2005-08-29" calcext:value-type="date">
            <text:p>2005-08-29</text:p>
          </table:table-cell>
          <table:table-cell office:value-type="float" office:value="0" calcext:value-type="float">
            <text:p>0</text:p>
          </table:table-cell>
          <table:table-cell office:value-type="float" office:value="7.014" calcext:value-type="float">
            <text:p>7.014</text:p>
          </table:table-cell>
          <table:table-cell office:value-type="float" office:value="85.725" calcext:value-type="float">
            <text:p>85.725</text:p>
          </table:table-cell>
          <table:table-cell office:value-type="float" office:value="2.74" calcext:value-type="float">
            <text:p>2.74</text:p>
          </table:table-cell>
          <table:table-cell table:number-columns-repeated="6"/>
        </table:table-row>
        <table:table-row table:style-name="ro1">
          <table:table-cell office:value-type="date" office:date-value="2005-08-30" calcext:value-type="date">
            <text:p>2005-08-30</text:p>
          </table:table-cell>
          <table:table-cell office:value-type="float" office:value="0" calcext:value-type="float">
            <text:p>0</text:p>
          </table:table-cell>
          <table:table-cell office:value-type="float" office:value="9.529" calcext:value-type="float">
            <text:p>9.529</text:p>
          </table:table-cell>
          <table:table-cell office:value-type="float" office:value="77.355" calcext:value-type="float">
            <text:p>77.355</text:p>
          </table:table-cell>
          <table:table-cell office:value-type="float" office:value="0.639" calcext:value-type="float">
            <text:p>0.639</text:p>
          </table:table-cell>
          <table:table-cell table:number-columns-repeated="6"/>
        </table:table-row>
        <table:table-row table:style-name="ro1">
          <table:table-cell office:value-type="date" office:date-value="2005-08-31" calcext:value-type="date">
            <text:p>2005-08-31</text:p>
          </table:table-cell>
          <table:table-cell office:value-type="float" office:value="0" calcext:value-type="float">
            <text:p>0</text:p>
          </table:table-cell>
          <table:table-cell office:value-type="float" office:value="10.872" calcext:value-type="float">
            <text:p>10.872</text:p>
          </table:table-cell>
          <table:table-cell office:value-type="float" office:value="79.722" calcext:value-type="float">
            <text:p>79.722</text:p>
          </table:table-cell>
          <table:table-cell office:value-type="float" office:value="0.262" calcext:value-type="float">
            <text:p>0.262</text:p>
          </table:table-cell>
          <table:table-cell table:number-columns-repeated="6"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0" calcext:value-type="float">
            <text:p>0</text:p>
          </table:table-cell>
          <table:table-cell office:value-type="float" office:value="12.411" calcext:value-type="float">
            <text:p>12.411</text:p>
          </table:table-cell>
          <table:table-cell office:value-type="float" office:value="81.181" calcext:value-type="float">
            <text:p>81.181</text:p>
          </table:table-cell>
          <table:table-cell office:value-type="float" office:value="0.234" calcext:value-type="float">
            <text:p>0.234</text:p>
          </table:table-cell>
          <table:table-cell table:number-columns-repeated="6"/>
        </table:table-row>
        <table:table-row table:style-name="ro1">
          <table:table-cell office:value-type="date" office:date-value="2005-09-02" calcext:value-type="date">
            <text:p>2005-09-02</text:p>
          </table:table-cell>
          <table:table-cell office:value-type="float" office:value="0" calcext:value-type="float">
            <text:p>0</text:p>
          </table:table-cell>
          <table:table-cell office:value-type="float" office:value="11.166" calcext:value-type="float">
            <text:p>11.166</text:p>
          </table:table-cell>
          <table:table-cell office:value-type="float" office:value="92.971" calcext:value-type="float">
            <text:p>92.971</text:p>
          </table:table-cell>
          <table:table-cell office:value-type="float" office:value="0.819" calcext:value-type="float">
            <text:p>0.819</text:p>
          </table:table-cell>
          <table:table-cell table:number-columns-repeated="6"/>
        </table:table-row>
        <table:table-row table:style-name="ro1">
          <table:table-cell office:value-type="date" office:date-value="2005-09-03" calcext:value-type="date">
            <text:p>2005-09-03</text:p>
          </table:table-cell>
          <table:table-cell office:value-type="float" office:value="0.25" calcext:value-type="float">
            <text:p>0.25</text:p>
          </table:table-cell>
          <table:table-cell office:value-type="float" office:value="11.752" calcext:value-type="float">
            <text:p>11.752</text:p>
          </table:table-cell>
          <table:table-cell office:value-type="float" office:value="80.787" calcext:value-type="float">
            <text:p>80.787</text:p>
          </table:table-cell>
          <table:table-cell office:value-type="float" office:value="1.378" calcext:value-type="float">
            <text:p>1.378</text:p>
          </table:table-cell>
          <table:table-cell table:number-columns-repeated="6"/>
        </table:table-row>
        <table:table-row table:style-name="ro1">
          <table:table-cell office:value-type="date" office:date-value="2005-09-04" calcext:value-type="date">
            <text:p>2005-09-04</text:p>
          </table:table-cell>
          <table:table-cell office:value-type="float" office:value="0" calcext:value-type="float">
            <text:p>0</text:p>
          </table:table-cell>
          <table:table-cell office:value-type="float" office:value="12.363" calcext:value-type="float">
            <text:p>12.363</text:p>
          </table:table-cell>
          <table:table-cell office:value-type="float" office:value="72.691" calcext:value-type="float">
            <text:p>72.691</text:p>
          </table:table-cell>
          <table:table-cell office:value-type="float" office:value="1.274" calcext:value-type="float">
            <text:p>1.274</text:p>
          </table:table-cell>
          <table:table-cell table:number-columns-repeated="6"/>
        </table:table-row>
        <table:table-row table:style-name="ro1">
          <table:table-cell office:value-type="date" office:date-value="2005-09-05" calcext:value-type="date">
            <text:p>2005-09-05</text:p>
          </table:table-cell>
          <table:table-cell office:value-type="float" office:value="0" calcext:value-type="float">
            <text:p>0</text:p>
          </table:table-cell>
          <table:table-cell office:value-type="float" office:value="11.221" calcext:value-type="float">
            <text:p>11.221</text:p>
          </table:table-cell>
          <table:table-cell office:value-type="float" office:value="67.901" calcext:value-type="float">
            <text:p>67.901</text:p>
          </table:table-cell>
          <table:table-cell office:value-type="float" office:value="0.789" calcext:value-type="float">
            <text:p>0.789</text:p>
          </table:table-cell>
          <table:table-cell table:number-columns-repeated="6"/>
        </table:table-row>
        <table:table-row table:style-name="ro1">
          <table:table-cell office:value-type="date" office:date-value="2005-09-06" calcext:value-type="date">
            <text:p>2005-09-06</text:p>
          </table:table-cell>
          <table:table-cell office:value-type="float" office:value="0" calcext:value-type="float">
            <text:p>0</text:p>
          </table:table-cell>
          <table:table-cell office:value-type="float" office:value="12.035" calcext:value-type="float">
            <text:p>12.035</text:p>
          </table:table-cell>
          <table:table-cell office:value-type="float" office:value="66.563" calcext:value-type="float">
            <text:p>66.563</text:p>
          </table:table-cell>
          <table:table-cell office:value-type="float" office:value="0.561" calcext:value-type="float">
            <text:p>0.561</text:p>
          </table:table-cell>
          <table:table-cell table:number-columns-repeated="6"/>
        </table:table-row>
        <table:table-row table:style-name="ro1">
          <table:table-cell office:value-type="date" office:date-value="2005-09-07" calcext:value-type="date">
            <text:p>2005-09-07</text:p>
          </table:table-cell>
          <table:table-cell office:value-type="float" office:value="0" calcext:value-type="float">
            <text:p>0</text:p>
          </table:table-cell>
          <table:table-cell office:value-type="float" office:value="13.05" calcext:value-type="float">
            <text:p>13.05</text:p>
          </table:table-cell>
          <table:table-cell office:value-type="float" office:value="70.837" calcext:value-type="float">
            <text:p>70.837</text:p>
          </table:table-cell>
          <table:table-cell office:value-type="float" office:value="0.48" calcext:value-type="float">
            <text:p>0.48</text:p>
          </table:table-cell>
          <table:table-cell table:number-columns-repeated="6"/>
        </table:table-row>
        <table:table-row table:style-name="ro1">
          <table:table-cell office:value-type="date" office:date-value="2005-09-08" calcext:value-type="date">
            <text:p>2005-09-08</text:p>
          </table:table-cell>
          <table:table-cell office:value-type="float" office:value="2.29" calcext:value-type="float">
            <text:p>2.29</text:p>
          </table:table-cell>
          <table:table-cell office:value-type="float" office:value="12.938" calcext:value-type="float">
            <text:p>12.938</text:p>
          </table:table-cell>
          <table:table-cell office:value-type="float" office:value="85.543" calcext:value-type="float">
            <text:p>85.543</text:p>
          </table:table-cell>
          <table:table-cell office:value-type="float" office:value="0.743" calcext:value-type="float">
            <text:p>0.743</text:p>
          </table:table-cell>
          <table:table-cell table:number-columns-repeated="6"/>
        </table:table-row>
        <table:table-row table:style-name="ro1">
          <table:table-cell office:value-type="date" office:date-value="2005-09-09" calcext:value-type="date">
            <text:p>2005-09-09</text:p>
          </table:table-cell>
          <table:table-cell office:value-type="float" office:value="0.25" calcext:value-type="float">
            <text:p>0.25</text:p>
          </table:table-cell>
          <table:table-cell office:value-type="float" office:value="11.84" calcext:value-type="float">
            <text:p>11.84</text:p>
          </table:table-cell>
          <table:table-cell office:value-type="float" office:value="85.144" calcext:value-type="float">
            <text:p>85.144</text:p>
          </table:table-cell>
          <table:table-cell office:value-type="float" office:value="2.038" calcext:value-type="float">
            <text:p>2.038</text:p>
          </table:table-cell>
          <table:table-cell table:number-columns-repeated="6"/>
        </table:table-row>
        <table:table-row table:style-name="ro1">
          <table:table-cell office:value-type="date" office:date-value="2005-09-10" calcext:value-type="date">
            <text:p>2005-09-10</text:p>
          </table:table-cell>
          <table:table-cell office:value-type="float" office:value="0" calcext:value-type="float">
            <text:p>0</text:p>
          </table:table-cell>
          <table:table-cell office:value-type="float" office:value="9.167" calcext:value-type="float">
            <text:p>9.167</text:p>
          </table:table-cell>
          <table:table-cell office:value-type="float" office:value="79.968" calcext:value-type="float">
            <text:p>79.968</text:p>
          </table:table-cell>
          <table:table-cell office:value-type="float" office:value="1.491" calcext:value-type="float">
            <text:p>1.491</text:p>
          </table:table-cell>
          <table:table-cell table:number-columns-repeated="6"/>
        </table:table-row>
        <table:table-row table:style-name="ro1">
          <table:table-cell office:value-type="date" office:date-value="2005-09-11" calcext:value-type="date">
            <text:p>2005-09-11</text:p>
          </table:table-cell>
          <table:table-cell office:value-type="float" office:value="1.78" calcext:value-type="float">
            <text:p>1.78</text:p>
          </table:table-cell>
          <table:table-cell office:value-type="float" office:value="7.887" calcext:value-type="float">
            <text:p>7.887</text:p>
          </table:table-cell>
          <table:table-cell office:value-type="float" office:value="88.064" calcext:value-type="float">
            <text:p>88.064</text:p>
          </table:table-cell>
          <table:table-cell office:value-type="float" office:value="1.085" calcext:value-type="float">
            <text:p>1.085</text:p>
          </table:table-cell>
          <table:table-cell table:number-columns-repeated="6"/>
        </table:table-row>
        <table:table-row table:style-name="ro1">
          <table:table-cell office:value-type="date" office:date-value="2005-09-12" calcext:value-type="date">
            <text:p>2005-09-12</text:p>
          </table:table-cell>
          <table:table-cell office:value-type="float" office:value="0.25" calcext:value-type="float">
            <text:p>0.25</text:p>
          </table:table-cell>
          <table:table-cell office:value-type="float" office:value="8.905" calcext:value-type="float">
            <text:p>8.905</text:p>
          </table:table-cell>
          <table:table-cell office:value-type="float" office:value="79.511" calcext:value-type="float">
            <text:p>79.511</text:p>
          </table:table-cell>
          <table:table-cell office:value-type="float" office:value="3.147" calcext:value-type="float">
            <text:p>3.147</text:p>
          </table:table-cell>
          <table:table-cell table:number-columns-repeated="6"/>
        </table:table-row>
        <table:table-row table:style-name="ro1">
          <table:table-cell office:value-type="date" office:date-value="2005-09-13" calcext:value-type="date">
            <text:p>2005-09-13</text:p>
          </table:table-cell>
          <table:table-cell office:value-type="float" office:value="0" calcext:value-type="float">
            <text:p>0</text:p>
          </table:table-cell>
          <table:table-cell office:value-type="float" office:value="4.878" calcext:value-type="float">
            <text:p>4.878</text:p>
          </table:table-cell>
          <table:table-cell office:value-type="float" office:value="81.899" calcext:value-type="float">
            <text:p>81.899</text:p>
          </table:table-cell>
          <table:table-cell office:value-type="float" office:value="1.51" calcext:value-type="float">
            <text:p>1.51</text:p>
          </table:table-cell>
          <table:table-cell table:number-columns-repeated="6"/>
        </table:table-row>
        <table:table-row table:style-name="ro1">
          <table:table-cell office:value-type="date" office:date-value="2005-09-14" calcext:value-type="date">
            <text:p>2005-09-14</text:p>
          </table:table-cell>
          <table:table-cell office:value-type="float" office:value="0" calcext:value-type="float">
            <text:p>0</text:p>
          </table:table-cell>
          <table:table-cell office:value-type="float" office:value="6.836" calcext:value-type="float">
            <text:p>6.836</text:p>
          </table:table-cell>
          <table:table-cell office:value-type="float" office:value="65.268" calcext:value-type="float">
            <text:p>65.268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date" office:date-value="2005-09-15" calcext:value-type="date">
            <text:p>2005-09-15</text:p>
          </table:table-cell>
          <table:table-cell office:value-type="float" office:value="0" calcext:value-type="float">
            <text:p>0</text:p>
          </table:table-cell>
          <table:table-cell office:value-type="float" office:value="5.929" calcext:value-type="float">
            <text:p>5.929</text:p>
          </table:table-cell>
          <table:table-cell office:value-type="float" office:value="73.993" calcext:value-type="float">
            <text:p>73.993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1">
          <table:table-cell office:value-type="date" office:date-value="2005-09-16" calcext:value-type="date">
            <text:p>2005-09-16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78.589" calcext:value-type="float">
            <text:p>78.589</text:p>
          </table:table-cell>
          <table:table-cell office:value-type="float" office:value="0.452" calcext:value-type="float">
            <text:p>0.452</text:p>
          </table:table-cell>
          <table:table-cell table:number-columns-repeated="6"/>
        </table:table-row>
        <table:table-row table:style-name="ro1">
          <table:table-cell office:value-type="date" office:date-value="2005-09-17" calcext:value-type="date">
            <text:p>2005-09-17</text:p>
          </table:table-cell>
          <table:table-cell office:value-type="float" office:value="0" calcext:value-type="float">
            <text:p>0</text:p>
          </table:table-cell>
          <table:table-cell office:value-type="float" office:value="8.932" calcext:value-type="float">
            <text:p>8.932</text:p>
          </table:table-cell>
          <table:table-cell office:value-type="float" office:value="78.91" calcext:value-type="float">
            <text:p>78.91</text:p>
          </table:table-cell>
          <table:table-cell office:value-type="float" office:value="0.135" calcext:value-type="float">
            <text:p>0.135</text:p>
          </table:table-cell>
          <table:table-cell table:number-columns-repeated="6"/>
        </table:table-row>
        <table:table-row table:style-name="ro1">
          <table:table-cell office:value-type="date" office:date-value="2005-09-18" calcext:value-type="date">
            <text:p>2005-09-18</text:p>
          </table:table-cell>
          <table:table-cell office:value-type="float" office:value="0" calcext:value-type="float">
            <text:p>0</text:p>
          </table:table-cell>
          <table:table-cell office:value-type="float" office:value="11.864" calcext:value-type="float">
            <text:p>11.864</text:p>
          </table:table-cell>
          <table:table-cell office:value-type="float" office:value="67.679" calcext:value-type="float">
            <text:p>67.679</text:p>
          </table:table-cell>
          <table:table-cell office:value-type="float" office:value="0.78" calcext:value-type="float">
            <text:p>0.78</text:p>
          </table:table-cell>
          <table:table-cell table:number-columns-repeated="6"/>
        </table:table-row>
        <table:table-row table:style-name="ro1">
          <table:table-cell office:value-type="date" office:date-value="2005-09-19" calcext:value-type="date">
            <text:p>2005-09-19</text:p>
          </table:table-cell>
          <table:table-cell office:value-type="float" office:value="0.51" calcext:value-type="float">
            <text:p>0.51</text:p>
          </table:table-cell>
          <table:table-cell office:value-type="float" office:value="10.856" calcext:value-type="float">
            <text:p>10.856</text:p>
          </table:table-cell>
          <table:table-cell office:value-type="float" office:value="68.12" calcext:value-type="float">
            <text:p>68.12</text:p>
          </table:table-cell>
          <table:table-cell office:value-type="float" office:value="1.919" calcext:value-type="float">
            <text:p>1.919</text:p>
          </table:table-cell>
          <table:table-cell table:number-columns-repeated="6"/>
        </table:table-row>
        <table:table-row table:style-name="ro1">
          <table:table-cell office:value-type="date" office:date-value="2005-09-20" calcext:value-type="date">
            <text:p>2005-09-20</text:p>
          </table:table-cell>
          <table:table-cell office:value-type="float" office:value="3.81" calcext:value-type="float">
            <text:p>3.81</text:p>
          </table:table-cell>
          <table:table-cell office:value-type="float" office:value="9.415" calcext:value-type="float">
            <text:p>9.415</text:p>
          </table:table-cell>
          <table:table-cell office:value-type="float" office:value="76.562" calcext:value-type="float">
            <text:p>76.562</text:p>
          </table:table-cell>
          <table:table-cell office:value-type="float" office:value="1.049" calcext:value-type="float">
            <text:p>1.049</text:p>
          </table:table-cell>
          <table:table-cell table:number-columns-repeated="6"/>
        </table:table-row>
        <table:table-row table:style-name="ro1">
          <table:table-cell office:value-type="date" office:date-value="2005-09-21" calcext:value-type="date">
            <text:p>2005-09-21</text:p>
          </table:table-cell>
          <table:table-cell office:value-type="float" office:value="0.26" calcext:value-type="float">
            <text:p>0.26</text:p>
          </table:table-cell>
          <table:table-cell office:value-type="float" office:value="7.314" calcext:value-type="float">
            <text:p>7.314</text:p>
          </table:table-cell>
          <table:table-cell office:value-type="float" office:value="90.127" calcext:value-type="float">
            <text:p>90.127</text:p>
          </table:table-cell>
          <table:table-cell office:value-type="float" office:value="0.259" calcext:value-type="float">
            <text:p>0.259</text:p>
          </table:table-cell>
          <table:table-cell table:number-columns-repeated="6"/>
        </table:table-row>
        <table:table-row table:style-name="ro1">
          <table:table-cell office:value-type="date" office:date-value="2005-09-22" calcext:value-type="date">
            <text:p>2005-09-22</text:p>
          </table:table-cell>
          <table:table-cell office:value-type="float" office:value="2.03" calcext:value-type="float">
            <text:p>2.03</text:p>
          </table:table-cell>
          <table:table-cell office:value-type="float" office:value="7.479" calcext:value-type="float">
            <text:p>7.479</text:p>
          </table:table-cell>
          <table:table-cell/>
          <table:table-cell office:value-type="float" office:value="0.155" calcext:value-type="float">
            <text:p>0.155</text:p>
          </table:table-cell>
          <table:table-cell table:number-columns-repeated="6"/>
        </table:table-row>
        <table:table-row table:style-name="ro1">
          <table:table-cell office:value-type="date" office:date-value="2005-09-23" calcext:value-type="date">
            <text:p>2005-09-23</text:p>
          </table:table-cell>
          <table:table-cell office:value-type="float" office:value="0" calcext:value-type="float">
            <text:p>0</text:p>
          </table:table-cell>
          <table:table-cell office:value-type="float" office:value="5.433" calcext:value-type="float">
            <text:p>5.433</text:p>
          </table:table-cell>
          <table:table-cell office:value-type="float" office:value="88.964" calcext:value-type="float">
            <text:p>88.964</text:p>
          </table:table-cell>
          <table:table-cell office:value-type="float" office:value="0.477" calcext:value-type="float">
            <text:p>0.477</text:p>
          </table:table-cell>
          <table:table-cell table:number-columns-repeated="6"/>
        </table:table-row>
        <table:table-row table:style-name="ro1">
          <table:table-cell office:value-type="date" office:date-value="2005-09-24" calcext:value-type="date">
            <text:p>2005-09-24</text:p>
          </table:table-cell>
          <table:table-cell office:value-type="float" office:value="0.25" calcext:value-type="float">
            <text:p>0.25</text:p>
          </table:table-cell>
          <table:table-cell office:value-type="float" office:value="5.051" calcext:value-type="float">
            <text:p>5.051</text:p>
          </table:table-cell>
          <table:table-cell office:value-type="float" office:value="84.266" calcext:value-type="float">
            <text:p>84.266</text:p>
          </table:table-cell>
          <table:table-cell office:value-type="float" office:value="0.795" calcext:value-type="float">
            <text:p>0.795</text:p>
          </table:table-cell>
          <table:table-cell table:number-columns-repeated="6"/>
        </table:table-row>
        <table:table-row table:style-name="ro1">
          <table:table-cell office:value-type="date" office:date-value="2005-09-25" calcext:value-type="date">
            <text:p>2005-09-25</text:p>
          </table:table-cell>
          <table:table-cell office:value-type="float" office:value="0.26" calcext:value-type="float">
            <text:p>0.26</text:p>
          </table:table-cell>
          <table:table-cell office:value-type="float" office:value="10.012" calcext:value-type="float">
            <text:p>10.012</text:p>
          </table:table-cell>
          <table:table-cell office:value-type="float" office:value="63.052" calcext:value-type="float">
            <text:p>63.052</text:p>
          </table:table-cell>
          <table:table-cell office:value-type="float" office:value="3.872" calcext:value-type="float">
            <text:p>3.872</text:p>
          </table:table-cell>
          <table:table-cell table:number-columns-repeated="6"/>
        </table:table-row>
        <table:table-row table:style-name="ro1">
          <table:table-cell office:value-type="date" office:date-value="2005-09-26" calcext:value-type="date">
            <text:p>2005-09-26</text:p>
          </table:table-cell>
          <table:table-cell office:value-type="float" office:value="0" calcext:value-type="float">
            <text:p>0</text:p>
          </table:table-cell>
          <table:table-cell office:value-type="float" office:value="6.701" calcext:value-type="float">
            <text:p>6.701</text:p>
          </table:table-cell>
          <table:table-cell office:value-type="float" office:value="66.979" calcext:value-type="float">
            <text:p>66.979</text:p>
          </table:table-cell>
          <table:table-cell office:value-type="float" office:value="2.382" calcext:value-type="float">
            <text:p>2.382</text:p>
          </table:table-cell>
          <table:table-cell table:number-columns-repeated="6"/>
        </table:table-row>
        <table:table-row table:style-name="ro1">
          <table:table-cell office:value-type="date" office:date-value="2005-09-27" calcext:value-type="date">
            <text:p>2005-09-27</text:p>
          </table:table-cell>
          <table:table-cell office:value-type="float" office:value="0" calcext:value-type="float">
            <text:p>0</text:p>
          </table:table-cell>
          <table:table-cell office:value-type="float" office:value="4.229" calcext:value-type="float">
            <text:p>4.229</text:p>
          </table:table-cell>
          <table:table-cell office:value-type="float" office:value="71.385" calcext:value-type="float">
            <text:p>71.385</text:p>
          </table:table-cell>
          <table:table-cell office:value-type="float" office:value="1.075" calcext:value-type="float">
            <text:p>1.075</text:p>
          </table:table-cell>
          <table:table-cell table:number-columns-repeated="6"/>
        </table:table-row>
        <table:table-row table:style-name="ro1">
          <table:table-cell office:value-type="date" office:date-value="2005-09-28" calcext:value-type="date">
            <text:p>2005-09-28</text:p>
          </table:table-cell>
          <table:table-cell office:value-type="float" office:value="0.05" calcext:value-type="float">
            <text:p>0.05</text:p>
          </table:table-cell>
          <table:table-cell office:value-type="float" office:value="4.623" calcext:value-type="float">
            <text:p>4.623</text:p>
          </table:table-cell>
          <table:table-cell office:value-type="float" office:value="89.483" calcext:value-type="float">
            <text:p>89.483</text:p>
          </table:table-cell>
          <table:table-cell office:value-type="float" office:value="2.908" calcext:value-type="float">
            <text:p>2.908</text:p>
          </table:table-cell>
          <table:table-cell table:number-columns-repeated="6"/>
        </table:table-row>
        <table:table-row table:style-name="ro1">
          <table:table-cell office:value-type="date" office:date-value="2005-09-29" calcext:value-type="date">
            <text:p>2005-09-29</text:p>
          </table:table-cell>
          <table:table-cell office:value-type="float" office:value="0.23" calcext:value-type="float">
            <text:p>0.23</text:p>
          </table:table-cell>
          <table:table-cell office:value-type="float" office:value="10.67" calcext:value-type="float">
            <text:p>10.67</text:p>
          </table:table-cell>
          <table:table-cell office:value-type="float" office:value="62.177" calcext:value-type="float">
            <text:p>62.177</text:p>
          </table:table-cell>
          <table:table-cell office:value-type="float" office:value="2.128" calcext:value-type="float">
            <text:p>2.128</text:p>
          </table:table-cell>
          <table:table-cell table:number-columns-repeated="6"/>
        </table:table-row>
        <table:table-row table:style-name="ro1">
          <table:table-cell office:value-type="date" office:date-value="2005-09-30" calcext:value-type="date">
            <text:p>2005-09-30</text:p>
          </table:table-cell>
          <table:table-cell office:value-type="float" office:value="0" calcext:value-type="float">
            <text:p>0</text:p>
          </table:table-cell>
          <table:table-cell office:value-type="float" office:value="5.843" calcext:value-type="float">
            <text:p>5.843</text:p>
          </table:table-cell>
          <table:table-cell office:value-type="float" office:value="73.637" calcext:value-type="float">
            <text:p>73.637</text:p>
          </table:table-cell>
          <table:table-cell office:value-type="float" office:value="1.294" calcext:value-type="float">
            <text:p>1.294</text:p>
          </table:table-cell>
          <table:table-cell table:number-columns-repeated="6"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0" calcext:value-type="float">
            <text:p>0</text:p>
          </table:table-cell>
          <table:table-cell office:value-type="float" office:value="3.654" calcext:value-type="float">
            <text:p>3.654</text:p>
          </table:table-cell>
          <table:table-cell office:value-type="float" office:value="73.429" calcext:value-type="float">
            <text:p>73.429</text:p>
          </table:table-cell>
          <table:table-cell office:value-type="float" office:value="3.363" calcext:value-type="float">
            <text:p>3.363</text:p>
          </table:table-cell>
          <table:table-cell table:number-columns-repeated="6"/>
        </table:table-row>
        <table:table-row table:style-name="ro1">
          <table:table-cell office:value-type="date" office:date-value="2005-10-02" calcext:value-type="date">
            <text:p>2005-10-02</text:p>
          </table:table-cell>
          <table:table-cell office:value-type="float" office:value="0" calcext:value-type="float">
            <text:p>0</text:p>
          </table:table-cell>
          <table:table-cell office:value-type="float" office:value="3.916" calcext:value-type="float">
            <text:p>3.916</text:p>
          </table:table-cell>
          <table:table-cell office:value-type="float" office:value="64.903" calcext:value-type="float">
            <text:p>64.903</text:p>
          </table:table-cell>
          <table:table-cell office:value-type="float" office:value="1.369" calcext:value-type="float">
            <text:p>1.369</text:p>
          </table:table-cell>
          <table:table-cell table:number-columns-repeated="6"/>
        </table:table-row>
        <table:table-row table:style-name="ro1">
          <table:table-cell office:value-type="date" office:date-value="2005-10-03" calcext:value-type="date">
            <text:p>2005-10-03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 office:value-type="float" office:value="60.433" calcext:value-type="float">
            <text:p>60.433</text:p>
          </table:table-cell>
          <table:table-cell office:value-type="float" office:value="0.49" calcext:value-type="float">
            <text:p>0.49</text:p>
          </table:table-cell>
          <table:table-cell table:number-columns-repeated="6"/>
        </table:table-row>
        <table:table-row table:style-name="ro1">
          <table:table-cell office:value-type="date" office:date-value="2005-10-04" calcext:value-type="date">
            <text:p>2005-10-04</text:p>
          </table:table-cell>
          <table:table-cell office:value-type="float" office:value="0" calcext:value-type="float">
            <text:p>0</text:p>
          </table:table-cell>
          <table:table-cell office:value-type="float" office:value="4.287" calcext:value-type="float">
            <text:p>4.287</text:p>
          </table:table-cell>
          <table:table-cell office:value-type="float" office:value="49.69" calcext:value-type="float">
            <text:p>49.69</text:p>
          </table:table-cell>
          <table:table-cell office:value-type="float" office:value="2.192" calcext:value-type="float">
            <text:p>2.192</text:p>
          </table:table-cell>
          <table:table-cell table:number-columns-repeated="6"/>
        </table:table-row>
        <table:table-row table:style-name="ro1">
          <table:table-cell office:value-type="date" office:date-value="2005-10-05" calcext:value-type="date">
            <text:p>2005-10-05</text:p>
          </table:table-cell>
          <table:table-cell office:value-type="float" office:value="0" calcext:value-type="float">
            <text:p>0</text:p>
          </table:table-cell>
          <table:table-cell office:value-type="float" office:value="5.349" calcext:value-type="float">
            <text:p>5.349</text:p>
          </table:table-cell>
          <table:table-cell office:value-type="float" office:value="59.925" calcext:value-type="float">
            <text:p>59.925</text:p>
          </table:table-cell>
          <table:table-cell office:value-type="float" office:value="2.66" calcext:value-type="float">
            <text:p>2.66</text:p>
          </table:table-cell>
          <table:table-cell table:number-columns-repeated="6"/>
        </table:table-row>
        <table:table-row table:style-name="ro1">
          <table:table-cell office:value-type="date" office:date-value="2005-10-06" calcext:value-type="date">
            <text:p>2005-10-06</text:p>
          </table:table-cell>
          <table:table-cell office:value-type="float" office:value="0" calcext:value-type="float">
            <text:p>0</text:p>
          </table:table-cell>
          <table:table-cell office:value-type="float" office:value="8.467" calcext:value-type="float">
            <text:p>8.467</text:p>
          </table:table-cell>
          <table:table-cell office:value-type="float" office:value="63.622" calcext:value-type="float">
            <text:p>63.622</text:p>
          </table:table-cell>
          <table:table-cell office:value-type="float" office:value="1.571" calcext:value-type="float">
            <text:p>1.571</text:p>
          </table:table-cell>
          <table:table-cell table:number-columns-repeated="6"/>
        </table:table-row>
        <table:table-row table:style-name="ro1">
          <table:table-cell office:value-type="date" office:date-value="2005-10-07" calcext:value-type="date">
            <text:p>2005-10-07</text:p>
          </table:table-cell>
          <table:table-cell office:value-type="float" office:value="3.22" calcext:value-type="float">
            <text:p>3.22</text:p>
          </table:table-cell>
          <table:table-cell office:value-type="float" office:value="6.134" calcext:value-type="float">
            <text:p>6.134</text:p>
          </table:table-cell>
          <table:table-cell office:value-type="float" office:value="87.842" calcext:value-type="float">
            <text:p>87.842</text:p>
          </table:table-cell>
          <table:table-cell office:value-type="float" office:value="0.154" calcext:value-type="float">
            <text:p>0.154</text:p>
          </table:table-cell>
          <table:table-cell table:number-columns-repeated="6"/>
        </table:table-row>
        <table:table-row table:style-name="ro1">
          <table:table-cell office:value-type="date" office:date-value="2005-10-08" calcext:value-type="date">
            <text:p>2005-10-08</text:p>
          </table:table-cell>
          <table:table-cell office:value-type="float" office:value="0.13" calcext:value-type="float">
            <text:p>0.13</text:p>
          </table:table-cell>
          <table:table-cell office:value-type="float" office:value="4.625" calcext:value-type="float">
            <text:p>4.625</text:p>
          </table:table-cell>
          <table:table-cell office:value-type="float" office:value="92.6" calcext:value-type="float">
            <text:p>92.6</text:p>
          </table:table-cell>
          <table:table-cell office:value-type="float" office:value="1.908" calcext:value-type="float">
            <text:p>1.908</text:p>
          </table:table-cell>
          <table:table-cell table:number-columns-repeated="6"/>
        </table:table-row>
        <table:table-row table:style-name="ro1">
          <table:table-cell office:value-type="date" office:date-value="2005-10-09" calcext:value-type="date">
            <text:p>2005-10-09</text:p>
          </table:table-cell>
          <table:table-cell office:value-type="float" office:value="0.08" calcext:value-type="float">
            <text:p>0.08</text:p>
          </table:table-cell>
          <table:table-cell office:value-type="float" office:value="4.538" calcext:value-type="float">
            <text:p>4.538</text:p>
          </table:table-cell>
          <table:table-cell office:value-type="float" office:value="83.302" calcext:value-type="float">
            <text:p>83.302</text:p>
          </table:table-cell>
          <table:table-cell office:value-type="float" office:value="1.302" calcext:value-type="float">
            <text:p>1.302</text:p>
          </table:table-cell>
          <table:table-cell table:number-columns-repeated="6"/>
        </table:table-row>
        <table:table-row table:style-name="ro1">
          <table:table-cell office:value-type="date" office:date-value="2005-10-10" calcext:value-type="date">
            <text:p>2005-10-10</text:p>
          </table:table-cell>
          <table:table-cell office:value-type="float" office:value="0.07" calcext:value-type="float">
            <text:p>0.07</text:p>
          </table:table-cell>
          <table:table-cell office:value-type="float" office:value="10.415" calcext:value-type="float">
            <text:p>10.415</text:p>
          </table:table-cell>
          <table:table-cell office:value-type="float" office:value="62.297" calcext:value-type="float">
            <text:p>62.297</text:p>
          </table:table-cell>
          <table:table-cell office:value-type="float" office:value="2.241" calcext:value-type="float">
            <text:p>2.241</text:p>
          </table:table-cell>
          <table:table-cell table:number-columns-repeated="6"/>
        </table:table-row>
        <table:table-row table:style-name="ro1">
          <table:table-cell office:value-type="date" office:date-value="2005-10-11" calcext:value-type="date">
            <text:p>2005-10-11</text:p>
          </table:table-cell>
          <table:table-cell office:value-type="float" office:value="0" calcext:value-type="float">
            <text:p>0</text:p>
          </table:table-cell>
          <table:table-cell office:value-type="float" office:value="5.939" calcext:value-type="float">
            <text:p>5.939</text:p>
          </table:table-cell>
          <table:table-cell office:value-type="float" office:value="62.462" calcext:value-type="float">
            <text:p>62.462</text:p>
          </table:table-cell>
          <table:table-cell office:value-type="float" office:value="12.33" calcext:value-type="float">
            <text:p>12.33</text:p>
          </table:table-cell>
          <table:table-cell table:number-columns-repeated="6"/>
        </table:table-row>
        <table:table-row table:style-name="ro1">
          <table:table-cell office:value-type="date" office:date-value="2005-10-12" calcext:value-type="date">
            <text:p>2005-10-12</text:p>
          </table:table-cell>
          <table:table-cell office:value-type="float" office:value="0.03" calcext:value-type="float">
            <text:p>0.03</text:p>
          </table:table-cell>
          <table:table-cell office:value-type="float" office:value="8.41" calcext:value-type="float">
            <text:p>8.41</text:p>
          </table:table-cell>
          <table:table-cell office:value-type="float" office:value="58.001" calcext:value-type="float">
            <text:p>58.001</text:p>
          </table:table-cell>
          <table:table-cell office:value-type="float" office:value="2.573" calcext:value-type="float">
            <text:p>2.573</text:p>
          </table:table-cell>
          <table:table-cell table:number-columns-repeated="6"/>
        </table:table-row>
        <table:table-row table:style-name="ro1">
          <table:table-cell office:value-type="date" office:date-value="2005-10-13" calcext:value-type="date">
            <text:p>2005-10-13</text:p>
          </table:table-cell>
          <table:table-cell office:value-type="float" office:value="0" calcext:value-type="float">
            <text:p>0</text:p>
          </table:table-cell>
          <table:table-cell office:value-type="float" office:value="5.469" calcext:value-type="float">
            <text:p>5.469</text:p>
          </table:table-cell>
          <table:table-cell office:value-type="float" office:value="71.478" calcext:value-type="float">
            <text:p>71.478</text:p>
          </table:table-cell>
          <table:table-cell office:value-type="float" office:value="1.013" calcext:value-type="float">
            <text:p>1.013</text:p>
          </table:table-cell>
          <table:table-cell table:number-columns-repeated="6"/>
        </table:table-row>
        <table:table-row table:style-name="ro1">
          <table:table-cell office:value-type="date" office:date-value="2005-10-14" calcext:value-type="date">
            <text:p>2005-10-14</text:p>
          </table:table-cell>
          <table:table-cell office:value-type="float" office:value="0" calcext:value-type="float">
            <text:p>0</text:p>
          </table:table-cell>
          <table:table-cell office:value-type="float" office:value="3.866" calcext:value-type="float">
            <text:p>3.866</text:p>
          </table:table-cell>
          <table:table-cell office:value-type="float" office:value="66.078" calcext:value-type="float">
            <text:p>66.078</text:p>
          </table:table-cell>
          <table:table-cell office:value-type="float" office:value="0.528" calcext:value-type="float">
            <text:p>0.528</text:p>
          </table:table-cell>
          <table:table-cell table:number-columns-repeated="6"/>
        </table:table-row>
        <table:table-row table:style-name="ro1">
          <table:table-cell office:value-type="date" office:date-value="2005-10-15" calcext:value-type="date">
            <text:p>2005-10-15</text:p>
          </table:table-cell>
          <table:table-cell office:value-type="float" office:value="8.51" calcext:value-type="float">
            <text:p>8.51</text:p>
          </table:table-cell>
          <table:table-cell office:value-type="float" office:value="3.669" calcext:value-type="float">
            <text:p>3.669</text:p>
          </table:table-cell>
          <table:table-cell office:value-type="float" office:value="84.715" calcext:value-type="float">
            <text:p>84.715</text:p>
          </table:table-cell>
          <table:table-cell office:value-type="float" office:value="3.262" calcext:value-type="float">
            <text:p>3.262</text:p>
          </table:table-cell>
          <table:table-cell table:number-columns-repeated="6"/>
        </table:table-row>
        <table:table-row table:style-name="ro1">
          <table:table-cell office:value-type="date" office:date-value="2005-10-16" calcext:value-type="date">
            <text:p>2005-10-16</text:p>
          </table:table-cell>
          <table:table-cell office:value-type="float" office:value="0" calcext:value-type="float">
            <text:p>0</text:p>
          </table:table-cell>
          <table:table-cell office:value-type="float" office:value="0.462" calcext:value-type="float">
            <text:p>0.462</text:p>
          </table:table-cell>
          <table:table-cell office:value-type="float" office:value="87.654" calcext:value-type="float">
            <text:p>87.654</text:p>
          </table:table-cell>
          <table:table-cell office:value-type="float" office:value="3.701" calcext:value-type="float">
            <text:p>3.701</text:p>
          </table:table-cell>
          <table:table-cell table:number-columns-repeated="6"/>
        </table:table-row>
        <table:table-row table:style-name="ro1">
          <table:table-cell office:value-type="date" office:date-value="2005-10-17" calcext:value-type="date">
            <text:p>2005-10-17</text:p>
          </table:table-cell>
          <table:table-cell office:value-type="float" office:value="0.05" calcext:value-type="float">
            <text:p>0.05</text:p>
          </table:table-cell>
          <table:table-cell office:value-type="float" office:value="-2.333" calcext:value-type="float">
            <text:p>-2.333</text:p>
          </table:table-cell>
          <table:table-cell office:value-type="float" office:value="89.783" calcext:value-type="float">
            <text:p>89.783</text:p>
          </table:table-cell>
          <table:table-cell office:value-type="float" office:value="1.598" calcext:value-type="float">
            <text:p>1.598</text:p>
          </table:table-cell>
          <table:table-cell table:number-columns-repeated="6"/>
        </table:table-row>
        <table:table-row table:style-name="ro1">
          <table:table-cell office:value-type="date" office:date-value="2005-10-18" calcext:value-type="date">
            <text:p>2005-10-18</text:p>
          </table:table-cell>
          <table:table-cell office:value-type="float" office:value="0" calcext:value-type="float">
            <text:p>0</text:p>
          </table:table-cell>
          <table:table-cell office:value-type="float" office:value="-1.099" calcext:value-type="float">
            <text:p>-1.099</text:p>
          </table:table-cell>
          <table:table-cell office:value-type="float" office:value="89.708" calcext:value-type="float">
            <text:p>89.708</text:p>
          </table:table-cell>
          <table:table-cell office:value-type="float" office:value="0.163" calcext:value-type="float">
            <text:p>0.163</text:p>
          </table:table-cell>
          <table:table-cell table:number-columns-repeated="6"/>
        </table:table-row>
        <table:table-row table:style-name="ro1">
          <table:table-cell office:value-type="date" office:date-value="2005-10-19" calcext:value-type="date">
            <text:p>2005-10-19</text:p>
          </table:table-cell>
          <table:table-cell office:value-type="float" office:value="1.17" calcext:value-type="float">
            <text:p>1.17</text:p>
          </table:table-cell>
          <table:table-cell office:value-type="float" office:value="0.938" calcext:value-type="float">
            <text:p>0.938</text:p>
          </table:table-cell>
          <table:table-cell office:value-type="float" office:value="96.741" calcext:value-type="float">
            <text:p>96.741</text:p>
          </table:table-cell>
          <table:table-cell office:value-type="float" office:value="1.706" calcext:value-type="float">
            <text:p>1.706</text:p>
          </table:table-cell>
          <table:table-cell table:number-columns-repeated="6"/>
        </table:table-row>
        <table:table-row table:style-name="ro1">
          <table:table-cell office:value-type="date" office:date-value="2005-10-20" calcext:value-type="date">
            <text:p>2005-10-20</text:p>
          </table:table-cell>
          <table:table-cell office:value-type="float" office:value="0.12" calcext:value-type="float">
            <text:p>0.12</text:p>
          </table:table-cell>
          <table:table-cell office:value-type="float" office:value="2.199" calcext:value-type="float">
            <text:p>2.199</text:p>
          </table:table-cell>
          <table:table-cell office:value-type="float" office:value="88.393" calcext:value-type="float">
            <text:p>88.393</text:p>
          </table:table-cell>
          <table:table-cell office:value-type="float" office:value="2.518" calcext:value-type="float">
            <text:p>2.518</text:p>
          </table:table-cell>
          <table:table-cell table:number-columns-repeated="6"/>
        </table:table-row>
        <table:table-row table:style-name="ro1">
          <table:table-cell office:value-type="date" office:date-value="2005-10-21" calcext:value-type="date">
            <text:p>2005-10-21</text:p>
          </table:table-cell>
          <table:table-cell office:value-type="float" office:value="0" calcext:value-type="float">
            <text:p>0</text:p>
          </table:table-cell>
          <table:table-cell office:value-type="float" office:value="-0.189" calcext:value-type="float">
            <text:p>-0.189</text:p>
          </table:table-cell>
          <table:table-cell office:value-type="float" office:value="75.299" calcext:value-type="float">
            <text:p>75.299</text:p>
          </table:table-cell>
          <table:table-cell office:value-type="float" office:value="0.905" calcext:value-type="float">
            <text:p>0.905</text:p>
          </table:table-cell>
          <table:table-cell table:number-columns-repeated="6"/>
        </table:table-row>
        <table:table-row table:style-name="ro1">
          <table:table-cell office:value-type="date" office:date-value="2005-10-22" calcext:value-type="date">
            <text:p>2005-10-22</text:p>
          </table:table-cell>
          <table:table-cell office:value-type="float" office:value="0.03" calcext:value-type="float">
            <text:p>0.03</text:p>
          </table:table-cell>
          <table:table-cell office:value-type="float" office:value="2.434" calcext:value-type="float">
            <text:p>2.434</text:p>
          </table:table-cell>
          <table:table-cell office:value-type="float" office:value="66.985" calcext:value-type="float">
            <text:p>66.985</text:p>
          </table:table-cell>
          <table:table-cell office:value-type="float" office:value="3.466" calcext:value-type="float">
            <text:p>3.466</text:p>
          </table:table-cell>
          <table:table-cell table:number-columns-repeated="6"/>
        </table:table-row>
        <table:table-row table:style-name="ro1">
          <table:table-cell office:value-type="date" office:date-value="2005-10-23" calcext:value-type="date">
            <text:p>2005-10-23</text:p>
          </table:table-cell>
          <table:table-cell office:value-type="float" office:value="0.07" calcext:value-type="float">
            <text:p>0.07</text:p>
          </table:table-cell>
          <table:table-cell office:value-type="float" office:value="5.709" calcext:value-type="float">
            <text:p>5.709</text:p>
          </table:table-cell>
          <table:table-cell office:value-type="float" office:value="69.237" calcext:value-type="float">
            <text:p>69.237</text:p>
          </table:table-cell>
          <table:table-cell office:value-type="float" office:value="0.321" calcext:value-type="float">
            <text:p>0.321</text:p>
          </table:table-cell>
          <table:table-cell table:number-columns-repeated="6"/>
        </table:table-row>
        <table:table-row table:style-name="ro1">
          <table:table-cell office:value-type="date" office:date-value="2005-10-24" calcext:value-type="date">
            <text:p>2005-10-24</text:p>
          </table:table-cell>
          <table:table-cell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81.166" calcext:value-type="float">
            <text:p>81.166</text:p>
          </table:table-cell>
          <table:table-cell office:value-type="float" office:value="0.913" calcext:value-type="float">
            <text:p>0.913</text:p>
          </table:table-cell>
          <table:table-cell table:number-columns-repeated="6"/>
        </table:table-row>
        <table:table-row table:style-name="ro1">
          <table:table-cell office:value-type="date" office:date-value="2005-10-25" calcext:value-type="date">
            <text:p>2005-10-25</text:p>
          </table:table-cell>
          <table:table-cell office:value-type="float" office:value="0.03" calcext:value-type="float">
            <text:p>0.03</text:p>
          </table:table-cell>
          <table:table-cell office:value-type="float" office:value="8.602" calcext:value-type="float">
            <text:p>8.602</text:p>
          </table:table-cell>
          <table:table-cell office:value-type="float" office:value="68.23" calcext:value-type="float">
            <text:p>68.23</text:p>
          </table:table-cell>
          <table:table-cell office:value-type="float" office:value="2.599" calcext:value-type="float">
            <text:p>2.599</text:p>
          </table:table-cell>
          <table:table-cell table:number-columns-repeated="6"/>
        </table:table-row>
        <table:table-row table:style-name="ro1">
          <table:table-cell office:value-type="date" office:date-value="2005-10-26" calcext:value-type="date">
            <text:p>2005-10-26</text:p>
          </table:table-cell>
          <table:table-cell office:value-type="float" office:value="0.05" calcext:value-type="float">
            <text:p>0.05</text:p>
          </table:table-cell>
          <table:table-cell office:value-type="float" office:value="8.019" calcext:value-type="float">
            <text:p>8.019</text:p>
          </table:table-cell>
          <table:table-cell office:value-type="float" office:value="60.654" calcext:value-type="float">
            <text:p>60.654</text:p>
          </table:table-cell>
          <table:table-cell office:value-type="float" office:value="2.949" calcext:value-type="float">
            <text:p>2.949</text:p>
          </table:table-cell>
          <table:table-cell table:number-columns-repeated="6"/>
        </table:table-row>
        <table:table-row table:style-name="ro1">
          <table:table-cell office:value-type="date" office:date-value="2005-10-27" calcext:value-type="date">
            <text:p>2005-10-27</text:p>
          </table:table-cell>
          <table:table-cell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62.064" calcext:value-type="float">
            <text:p>62.064</text:p>
          </table:table-cell>
          <table:table-cell office:value-type="float" office:value="0.597" calcext:value-type="float">
            <text:p>0.597</text:p>
          </table:table-cell>
          <table:table-cell table:number-columns-repeated="6"/>
        </table:table-row>
        <table:table-row table:style-name="ro1">
          <table:table-cell office:value-type="date" office:date-value="2005-10-28" calcext:value-type="date">
            <text:p>2005-10-28</text:p>
          </table:table-cell>
          <table:table-cell office:value-type="float" office:value="0.03" calcext:value-type="float">
            <text:p>0.03</text:p>
          </table:table-cell>
          <table:table-cell office:value-type="float" office:value="-0.978" calcext:value-type="float">
            <text:p>-0.978</text:p>
          </table:table-cell>
          <table:table-cell office:value-type="float" office:value="76.345" calcext:value-type="float">
            <text:p>76.345</text:p>
          </table:table-cell>
          <table:table-cell office:value-type="float" office:value="0.889" calcext:value-type="float">
            <text:p>0.889</text:p>
          </table:table-cell>
          <table:table-cell table:number-columns-repeated="6"/>
        </table:table-row>
        <table:table-row table:style-name="ro1">
          <table:table-cell office:value-type="date" office:date-value="2005-10-29" calcext:value-type="date">
            <text:p>2005-10-29</text:p>
          </table:table-cell>
          <table:table-cell office:value-type="float" office:value="0" calcext:value-type="float">
            <text:p>0</text:p>
          </table:table-cell>
          <table:table-cell office:value-type="float" office:value="0.928" calcext:value-type="float">
            <text:p>0.928</text:p>
          </table:table-cell>
          <table:table-cell office:value-type="float" office:value="69.944" calcext:value-type="float">
            <text:p>69.944</text:p>
          </table:table-cell>
          <table:table-cell office:value-type="float" office:value="2.453" calcext:value-type="float">
            <text:p>2.453</text:p>
          </table:table-cell>
          <table:table-cell table:number-columns-repeated="6"/>
        </table:table-row>
        <table:table-row table:style-name="ro1">
          <table:table-cell office:value-type="date" office:date-value="2005-10-30" calcext:value-type="date">
            <text:p>2005-10-3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05-10-31" calcext:value-type="date">
            <text:p>2005-10-31</text:p>
          </table:table-cell>
          <table:table-cell office:value-type="float" office:value="0" calcext:value-type="float">
            <text:p>0</text:p>
          </table:table-cell>
          <table:table-cell office:value-type="float" office:value="-1.657" calcext:value-type="float">
            <text:p>-1.657</text:p>
          </table:table-cell>
          <table:table-cell office:value-type="float" office:value="88.192" calcext:value-type="float">
            <text:p>88.192</text:p>
          </table:table-cell>
          <table:table-cell office:value-type="float" office:value="0.862" calcext:value-type="float">
            <text:p>0.862</text:p>
          </table:table-cell>
          <table:table-cell table:number-columns-repeated="6"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0" calcext:value-type="float">
            <text:p>0</text:p>
          </table:table-cell>
          <table:table-cell office:value-type="float" office:value="10.617" calcext:value-type="float">
            <text:p>10.617</text:p>
          </table:table-cell>
          <table:table-cell office:value-type="float" office:value="38.499" calcext:value-type="float">
            <text:p>38.499</text:p>
          </table:table-cell>
          <table:table-cell office:value-type="float" office:value="2.802" calcext:value-type="float">
            <text:p>2.802</text:p>
          </table:table-cell>
          <table:table-cell table:number-columns-repeated="6"/>
        </table:table-row>
        <table:table-row table:style-name="ro1">
          <table:table-cell office:value-type="date" office:date-value="2006-05-02" calcext:value-type="date">
            <text:p>2006-05-02</text:p>
          </table:table-cell>
          <table:table-cell office:value-type="float" office:value="0" calcext:value-type="float">
            <text:p>0</text:p>
          </table:table-cell>
          <table:table-cell office:value-type="float" office:value="10.325" calcext:value-type="float">
            <text:p>10.325</text:p>
          </table:table-cell>
          <table:table-cell office:value-type="float" office:value="38.644" calcext:value-type="float">
            <text:p>38.644</text:p>
          </table:table-cell>
          <table:table-cell office:value-type="float" office:value="1.257" calcext:value-type="float">
            <text:p>1.257</text:p>
          </table:table-cell>
          <table:table-cell table:number-columns-repeated="6"/>
        </table:table-row>
        <table:table-row table:style-name="ro1">
          <table:table-cell office:value-type="date" office:date-value="2006-05-03" calcext:value-type="date">
            <text:p>2006-05-03</text:p>
          </table:table-cell>
          <table:table-cell office:value-type="float" office:value="0" calcext:value-type="float">
            <text:p>0</text:p>
          </table:table-cell>
          <table:table-cell office:value-type="float" office:value="10.172" calcext:value-type="float">
            <text:p>10.172</text:p>
          </table:table-cell>
          <table:table-cell office:value-type="float" office:value="41.493" calcext:value-type="float">
            <text:p>41.493</text:p>
          </table:table-cell>
          <table:table-cell office:value-type="float" office:value="2.136" calcext:value-type="float">
            <text:p>2.136</text:p>
          </table:table-cell>
          <table:table-cell table:number-columns-repeated="6"/>
        </table:table-row>
        <table:table-row table:style-name="ro1">
          <table:table-cell office:value-type="date" office:date-value="2006-05-04" calcext:value-type="date">
            <text:p>2006-05-04</text:p>
          </table:table-cell>
          <table:table-cell office:value-type="float" office:value="0" calcext:value-type="float">
            <text:p>0</text:p>
          </table:table-cell>
          <table:table-cell office:value-type="float" office:value="13.696" calcext:value-type="float">
            <text:p>13.696</text:p>
          </table:table-cell>
          <table:table-cell office:value-type="float" office:value="38.558" calcext:value-type="float">
            <text:p>38.558</text:p>
          </table:table-cell>
          <table:table-cell office:value-type="float" office:value="2.315" calcext:value-type="float">
            <text:p>2.315</text:p>
          </table:table-cell>
          <table:table-cell table:number-columns-repeated="6"/>
        </table:table-row>
        <table:table-row table:style-name="ro1">
          <table:table-cell office:value-type="date" office:date-value="2006-05-05" calcext:value-type="date">
            <text:p>2006-05-05</text:p>
          </table:table-cell>
          <table:table-cell office:value-type="float" office:value="0" calcext:value-type="float">
            <text:p>0</text:p>
          </table:table-cell>
          <table:table-cell office:value-type="float" office:value="15.167" calcext:value-type="float">
            <text:p>15.167</text:p>
          </table:table-cell>
          <table:table-cell office:value-type="float" office:value="40.62" calcext:value-type="float">
            <text:p>40.62</text:p>
          </table:table-cell>
          <table:table-cell office:value-type="float" office:value="1.811" calcext:value-type="float">
            <text:p>1.811</text:p>
          </table:table-cell>
          <table:table-cell table:number-columns-repeated="6"/>
        </table:table-row>
        <table:table-row table:style-name="ro1">
          <table:table-cell office:value-type="date" office:date-value="2006-05-06" calcext:value-type="date">
            <text:p>2006-05-06</text:p>
          </table:table-cell>
          <table:table-cell office:value-type="float" office:value="0.23" calcext:value-type="float">
            <text:p>0.23</text:p>
          </table:table-cell>
          <table:table-cell office:value-type="float" office:value="13.283" calcext:value-type="float">
            <text:p>13.283</text:p>
          </table:table-cell>
          <table:table-cell office:value-type="float" office:value="59.142" calcext:value-type="float">
            <text:p>59.142</text:p>
          </table:table-cell>
          <table:table-cell office:value-type="float" office:value="1.418" calcext:value-type="float">
            <text:p>1.418</text:p>
          </table:table-cell>
          <table:table-cell table:number-columns-repeated="6"/>
        </table:table-row>
        <table:table-row table:style-name="ro1">
          <table:table-cell office:value-type="date" office:date-value="2006-05-07" calcext:value-type="date">
            <text:p>2006-05-07</text:p>
          </table:table-cell>
          <table:table-cell office:value-type="float" office:value="0.05" calcext:value-type="float">
            <text:p>0.05</text:p>
          </table:table-cell>
          <table:table-cell office:value-type="float" office:value="12.187" calcext:value-type="float">
            <text:p>12.187</text:p>
          </table:table-cell>
          <table:table-cell office:value-type="float" office:value="52.34" calcext:value-type="float">
            <text:p>52.34</text:p>
          </table:table-cell>
          <table:table-cell office:value-type="float" office:value="1.316" calcext:value-type="float">
            <text:p>1.316</text:p>
          </table:table-cell>
          <table:table-cell table:number-columns-repeated="6"/>
        </table:table-row>
        <table:table-row table:style-name="ro1">
          <table:table-cell office:value-type="date" office:date-value="2006-05-08" calcext:value-type="date">
            <text:p>2006-05-08</text:p>
          </table:table-cell>
          <table:table-cell office:value-type="float" office:value="2.21" calcext:value-type="float">
            <text:p>2.21</text:p>
          </table:table-cell>
          <table:table-cell office:value-type="float" office:value="8.959" calcext:value-type="float">
            <text:p>8.959</text:p>
          </table:table-cell>
          <table:table-cell office:value-type="float" office:value="79.057" calcext:value-type="float">
            <text:p>79.057</text:p>
          </table:table-cell>
          <table:table-cell office:value-type="float" office:value="2.342" calcext:value-type="float">
            <text:p>2.342</text:p>
          </table:table-cell>
          <table:table-cell table:number-columns-repeated="6"/>
        </table:table-row>
        <table:table-row table:style-name="ro1">
          <table:table-cell office:value-type="date" office:date-value="2006-05-09" calcext:value-type="date">
            <text:p>2006-05-09</text:p>
          </table:table-cell>
          <table:table-cell office:value-type="float" office:value="3.38" calcext:value-type="float">
            <text:p>3.38</text:p>
          </table:table-cell>
          <table:table-cell office:value-type="float" office:value="10.489" calcext:value-type="float">
            <text:p>10.489</text:p>
          </table:table-cell>
          <table:table-cell office:value-type="float" office:value="84.96" calcext:value-type="float">
            <text:p>84.96</text:p>
          </table:table-cell>
          <table:table-cell office:value-type="float" office:value="1.919" calcext:value-type="float">
            <text:p>1.919</text:p>
          </table:table-cell>
          <table:table-cell table:number-columns-repeated="6"/>
        </table:table-row>
        <table:table-row table:style-name="ro1">
          <table:table-cell office:value-type="date" office:date-value="2006-05-10" calcext:value-type="date">
            <text:p>2006-05-10</text:p>
          </table:table-cell>
          <table:table-cell office:value-type="float" office:value="0.1" calcext:value-type="float">
            <text:p>0.1</text:p>
          </table:table-cell>
          <table:table-cell office:value-type="float" office:value="11.772" calcext:value-type="float">
            <text:p>11.772</text:p>
          </table:table-cell>
          <table:table-cell office:value-type="float" office:value="60.333" calcext:value-type="float">
            <text:p>60.333</text:p>
          </table:table-cell>
          <table:table-cell office:value-type="float" office:value="0.832" calcext:value-type="float">
            <text:p>0.832</text:p>
          </table:table-cell>
          <table:table-cell table:number-columns-repeated="6"/>
        </table:table-row>
        <table:table-row table:style-name="ro1">
          <table:table-cell office:value-type="date" office:date-value="2006-05-11" calcext:value-type="date">
            <text:p>2006-05-11</text:p>
          </table:table-cell>
          <table:table-cell office:value-type="float" office:value="0.02" calcext:value-type="float">
            <text:p>0.02</text:p>
          </table:table-cell>
          <table:table-cell office:value-type="float" office:value="14.346" calcext:value-type="float">
            <text:p>14.346</text:p>
          </table:table-cell>
          <table:table-cell office:value-type="float" office:value="53.063" calcext:value-type="float">
            <text:p>53.063</text:p>
          </table:table-cell>
          <table:table-cell office:value-type="float" office:value="1.038" calcext:value-type="float">
            <text:p>1.038</text:p>
          </table:table-cell>
          <table:table-cell table:number-columns-repeated="6"/>
        </table:table-row>
        <table:table-row table:style-name="ro1">
          <table:table-cell office:value-type="date" office:date-value="2006-05-12" calcext:value-type="date">
            <text:p>2006-05-12</text:p>
          </table:table-cell>
          <table:table-cell office:value-type="float" office:value="0.05" calcext:value-type="float">
            <text:p>0.05</text:p>
          </table:table-cell>
          <table:table-cell office:value-type="float" office:value="16.04" calcext:value-type="float">
            <text:p>16.04</text:p>
          </table:table-cell>
          <table:table-cell office:value-type="float" office:value="44.558" calcext:value-type="float">
            <text:p>44.558</text:p>
          </table:table-cell>
          <table:table-cell office:value-type="float" office:value="3.062" calcext:value-type="float">
            <text:p>3.062</text:p>
          </table:table-cell>
          <table:table-cell table:number-columns-repeated="6"/>
        </table:table-row>
        <table:table-row table:style-name="ro1">
          <table:table-cell office:value-type="date" office:date-value="2006-05-13" calcext:value-type="date">
            <text:p>2006-05-13</text:p>
          </table:table-cell>
          <table:table-cell office:value-type="float" office:value="1.91" calcext:value-type="float">
            <text:p>1.91</text:p>
          </table:table-cell>
          <table:table-cell office:value-type="float" office:value="11.986" calcext:value-type="float">
            <text:p>11.986</text:p>
          </table:table-cell>
          <table:table-cell office:value-type="float" office:value="68.961" calcext:value-type="float">
            <text:p>68.961</text:p>
          </table:table-cell>
          <table:table-cell office:value-type="float" office:value="2.559" calcext:value-type="float">
            <text:p>2.559</text:p>
          </table:table-cell>
          <table:table-cell table:number-columns-repeated="6"/>
        </table:table-row>
        <table:table-row table:style-name="ro1">
          <table:table-cell office:value-type="date" office:date-value="2006-05-14" calcext:value-type="date">
            <text:p>2006-05-14</text:p>
          </table:table-cell>
          <table:table-cell office:value-type="float" office:value="1.12" calcext:value-type="float">
            <text:p>1.12</text:p>
          </table:table-cell>
          <table:table-cell office:value-type="float" office:value="13.075" calcext:value-type="float">
            <text:p>13.075</text:p>
          </table:table-cell>
          <table:table-cell office:value-type="float" office:value="59.162" calcext:value-type="float">
            <text:p>59.162</text:p>
          </table:table-cell>
          <table:table-cell office:value-type="float" office:value="1.348" calcext:value-type="float">
            <text:p>1.348</text:p>
          </table:table-cell>
          <table:table-cell table:number-columns-repeated="6"/>
        </table:table-row>
        <table:table-row table:style-name="ro1">
          <table:table-cell office:value-type="date" office:date-value="2006-05-15" calcext:value-type="date">
            <text:p>2006-05-15</text:p>
          </table:table-cell>
          <table:table-cell office:value-type="float" office:value="0.1" calcext:value-type="float">
            <text:p>0.1</text:p>
          </table:table-cell>
          <table:table-cell office:value-type="float" office:value="13.133" calcext:value-type="float">
            <text:p>13.133</text:p>
          </table:table-cell>
          <table:table-cell office:value-type="float" office:value="42.403" calcext:value-type="float">
            <text:p>42.403</text:p>
          </table:table-cell>
          <table:table-cell office:value-type="float" office:value="1.789" calcext:value-type="float">
            <text:p>1.789</text:p>
          </table:table-cell>
          <table:table-cell table:number-columns-repeated="6"/>
        </table:table-row>
        <table:table-row table:style-name="ro1">
          <table:table-cell office:value-type="date" office:date-value="2006-05-16" calcext:value-type="date">
            <text:p>2006-05-16</text:p>
          </table:table-cell>
          <table:table-cell office:value-type="float" office:value="0" calcext:value-type="float">
            <text:p>0</text:p>
          </table:table-cell>
          <table:table-cell office:value-type="float" office:value="13.216" calcext:value-type="float">
            <text:p>13.216</text:p>
          </table:table-cell>
          <table:table-cell office:value-type="float" office:value="48.306" calcext:value-type="float">
            <text:p>48.306</text:p>
          </table:table-cell>
          <table:table-cell office:value-type="float" office:value="0.669" calcext:value-type="float">
            <text:p>0.669</text:p>
          </table:table-cell>
          <table:table-cell table:number-columns-repeated="6"/>
        </table:table-row>
        <table:table-row table:style-name="ro1">
          <table:table-cell office:value-type="date" office:date-value="2006-05-17" calcext:value-type="date">
            <text:p>2006-05-17</text:p>
          </table:table-cell>
          <table:table-cell office:value-type="float" office:value="0.05" calcext:value-type="float">
            <text:p>0.05</text:p>
          </table:table-cell>
          <table:table-cell office:value-type="float" office:value="18.333" calcext:value-type="float">
            <text:p>18.333</text:p>
          </table:table-cell>
          <table:table-cell office:value-type="float" office:value="42.903" calcext:value-type="float">
            <text:p>42.903</text:p>
          </table:table-cell>
          <table:table-cell office:value-type="float" office:value="2.22" calcext:value-type="float">
            <text:p>2.22</text:p>
          </table:table-cell>
          <table:table-cell table:number-columns-repeated="6"/>
        </table:table-row>
        <table:table-row table:style-name="ro1">
          <table:table-cell office:value-type="date" office:date-value="2006-05-18" calcext:value-type="date">
            <text:p>2006-05-18</text:p>
          </table:table-cell>
          <table:table-cell office:value-type="float" office:value="0.61" calcext:value-type="float">
            <text:p>0.61</text:p>
          </table:table-cell>
          <table:table-cell office:value-type="float" office:value="16.264" calcext:value-type="float">
            <text:p>16.264</text:p>
          </table:table-cell>
          <table:table-cell office:value-type="float" office:value="48.378" calcext:value-type="float">
            <text:p>48.378</text:p>
          </table:table-cell>
          <table:table-cell office:value-type="float" office:value="2.047" calcext:value-type="float">
            <text:p>2.047</text:p>
          </table:table-cell>
          <table:table-cell table:number-columns-repeated="6"/>
        </table:table-row>
        <table:table-row table:style-name="ro1">
          <table:table-cell office:value-type="date" office:date-value="2006-05-19" calcext:value-type="date">
            <text:p>2006-05-19</text:p>
          </table:table-cell>
          <table:table-cell office:value-type="float" office:value="0" calcext:value-type="float">
            <text:p>0</text:p>
          </table:table-cell>
          <table:table-cell office:value-type="float" office:value="11.691" calcext:value-type="float">
            <text:p>11.691</text:p>
          </table:table-cell>
          <table:table-cell office:value-type="float" office:value="61.003" calcext:value-type="float">
            <text:p>61.003</text:p>
          </table:table-cell>
          <table:table-cell office:value-type="float" office:value="3.091" calcext:value-type="float">
            <text:p>3.091</text:p>
          </table:table-cell>
          <table:table-cell table:number-columns-repeated="6"/>
        </table:table-row>
        <table:table-row table:style-name="ro1">
          <table:table-cell office:value-type="date" office:date-value="2006-05-20" calcext:value-type="date">
            <text:p>2006-05-20</text:p>
          </table:table-cell>
          <table:table-cell office:value-type="float" office:value="1.73" calcext:value-type="float">
            <text:p>1.73</text:p>
          </table:table-cell>
          <table:table-cell office:value-type="float" office:value="8.145" calcext:value-type="float">
            <text:p>8.145</text:p>
          </table:table-cell>
          <table:table-cell office:value-type="float" office:value="71.464" calcext:value-type="float">
            <text:p>71.464</text:p>
          </table:table-cell>
          <table:table-cell office:value-type="float" office:value="3.723" calcext:value-type="float">
            <text:p>3.723</text:p>
          </table:table-cell>
          <table:table-cell table:number-columns-repeated="6"/>
        </table:table-row>
        <table:table-row table:style-name="ro1">
          <table:table-cell office:value-type="date" office:date-value="2006-05-21" calcext:value-type="date">
            <text:p>2006-05-21</text:p>
          </table:table-cell>
          <table:table-cell office:value-type="float" office:value="6.14" calcext:value-type="float">
            <text:p>6.14</text:p>
          </table:table-cell>
          <table:table-cell office:value-type="float" office:value="10.503" calcext:value-type="float">
            <text:p>10.503</text:p>
          </table:table-cell>
          <table:table-cell office:value-type="float" office:value="80.086" calcext:value-type="float">
            <text:p>80.086</text:p>
          </table:table-cell>
          <table:table-cell office:value-type="float" office:value="2.566" calcext:value-type="float">
            <text:p>2.566</text:p>
          </table:table-cell>
          <table:table-cell table:number-columns-repeated="6"/>
        </table:table-row>
        <table:table-row table:style-name="ro1">
          <table:table-cell office:value-type="date" office:date-value="2006-05-22" calcext:value-type="date">
            <text:p>2006-05-22</text:p>
          </table:table-cell>
          <table:table-cell office:value-type="float" office:value="0.05" calcext:value-type="float">
            <text:p>0.05</text:p>
          </table:table-cell>
          <table:table-cell office:value-type="float" office:value="11.293" calcext:value-type="float">
            <text:p>11.293</text:p>
          </table:table-cell>
          <table:table-cell office:value-type="float" office:value="66.257" calcext:value-type="float">
            <text:p>66.257</text:p>
          </table:table-cell>
          <table:table-cell office:value-type="float" office:value="1.959" calcext:value-type="float">
            <text:p>1.959</text:p>
          </table:table-cell>
          <table:table-cell table:number-columns-repeated="6"/>
        </table:table-row>
        <table:table-row table:style-name="ro1">
          <table:table-cell office:value-type="date" office:date-value="2006-05-23" calcext:value-type="date">
            <text:p>2006-05-23</text:p>
          </table:table-cell>
          <table:table-cell office:value-type="float" office:value="0" calcext:value-type="float">
            <text:p>0</text:p>
          </table:table-cell>
          <table:table-cell office:value-type="float" office:value="11.389" calcext:value-type="float">
            <text:p>11.389</text:p>
          </table:table-cell>
          <table:table-cell office:value-type="float" office:value="67.191" calcext:value-type="float">
            <text:p>67.191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office:value-type="date" office:date-value="2006-05-24" calcext:value-type="date">
            <text:p>2006-05-24</text:p>
          </table:table-cell>
          <table:table-cell office:value-type="float" office:value="0.31" calcext:value-type="float">
            <text:p>0.31</text:p>
          </table:table-cell>
          <table:table-cell office:value-type="float" office:value="10.889" calcext:value-type="float">
            <text:p>10.889</text:p>
          </table:table-cell>
          <table:table-cell office:value-type="float" office:value="84.35" calcext:value-type="float">
            <text:p>84.35</text:p>
          </table:table-cell>
          <table:table-cell office:value-type="float" office:value="0.222" calcext:value-type="float">
            <text:p>0.222</text:p>
          </table:table-cell>
          <table:table-cell table:number-columns-repeated="6"/>
        </table:table-row>
        <table:table-row table:style-name="ro1">
          <table:table-cell office:value-type="date" office:date-value="2006-05-25" calcext:value-type="date">
            <text:p>2006-05-25</text:p>
          </table:table-cell>
          <table:table-cell office:value-type="float" office:value="0.53" calcext:value-type="float">
            <text:p>0.53</text:p>
          </table:table-cell>
          <table:table-cell office:value-type="float" office:value="10.661" calcext:value-type="float">
            <text:p>10.661</text:p>
          </table:table-cell>
          <table:table-cell office:value-type="float" office:value="86.133" calcext:value-type="float">
            <text:p>86.133</text:p>
          </table:table-cell>
          <table:table-cell office:value-type="float" office:value="0.49" calcext:value-type="float">
            <text:p>0.49</text:p>
          </table:table-cell>
          <table:table-cell table:number-columns-repeated="6"/>
        </table:table-row>
        <table:table-row table:style-name="ro1">
          <table:table-cell office:value-type="date" office:date-value="2006-05-26" calcext:value-type="date">
            <text:p>2006-05-26</text:p>
          </table:table-cell>
          <table:table-cell office:value-type="float" office:value="0.2" calcext:value-type="float">
            <text:p>0.2</text:p>
          </table:table-cell>
          <table:table-cell office:value-type="float" office:value="11.971" calcext:value-type="float">
            <text:p>11.971</text:p>
          </table:table-cell>
          <table:table-cell office:value-type="float" office:value="67.159" calcext:value-type="float">
            <text:p>67.159</text:p>
          </table:table-cell>
          <table:table-cell office:value-type="float" office:value="1.433" calcext:value-type="float">
            <text:p>1.433</text:p>
          </table:table-cell>
          <table:table-cell table:number-columns-repeated="6"/>
        </table:table-row>
        <table:table-row table:style-name="ro1">
          <table:table-cell office:value-type="date" office:date-value="2006-05-27" calcext:value-type="date">
            <text:p>2006-05-27</text:p>
          </table:table-cell>
          <table:table-cell office:value-type="float" office:value="0.03" calcext:value-type="float">
            <text:p>0.03</text:p>
          </table:table-cell>
          <table:table-cell office:value-type="float" office:value="12.018" calcext:value-type="float">
            <text:p>12.018</text:p>
          </table:table-cell>
          <table:table-cell office:value-type="float" office:value="65.49" calcext:value-type="float">
            <text:p>65.49</text:p>
          </table:table-cell>
          <table:table-cell office:value-type="float" office:value="0.613" calcext:value-type="float">
            <text:p>0.613</text:p>
          </table:table-cell>
          <table:table-cell table:number-columns-repeated="6"/>
        </table:table-row>
        <table:table-row table:style-name="ro1">
          <table:table-cell office:value-type="date" office:date-value="2006-05-28" calcext:value-type="date">
            <text:p>2006-05-28</text:p>
          </table:table-cell>
          <table:table-cell office:value-type="float" office:value="0.05" calcext:value-type="float">
            <text:p>0.05</text:p>
          </table:table-cell>
          <table:table-cell office:value-type="float" office:value="14.267" calcext:value-type="float">
            <text:p>14.267</text:p>
          </table:table-cell>
          <table:table-cell office:value-type="float" office:value="61.685" calcext:value-type="float">
            <text:p>61.685</text:p>
          </table:table-cell>
          <table:table-cell office:value-type="float" office:value="1.239" calcext:value-type="float">
            <text:p>1.239</text:p>
          </table:table-cell>
          <table:table-cell table:number-columns-repeated="6"/>
        </table:table-row>
        <table:table-row table:style-name="ro1">
          <table:table-cell office:value-type="date" office:date-value="2006-05-29" calcext:value-type="date">
            <text:p>2006-05-2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06-05-30" calcext:value-type="date">
            <text:p>2006-05-30</text:p>
          </table:table-cell>
          <table:table-cell office:value-type="float" office:value="0.1" calcext:value-type="float">
            <text:p>0.1</text:p>
          </table:table-cell>
          <table:table-cell office:value-type="float" office:value="12.308" calcext:value-type="float">
            <text:p>12.308</text:p>
          </table:table-cell>
          <table:table-cell office:value-type="float" office:value="64.71" calcext:value-type="float">
            <text:p>64.71</text:p>
          </table:table-cell>
          <table:table-cell office:value-type="float" office:value="1.398" calcext:value-type="float">
            <text:p>1.398</text:p>
          </table:table-cell>
          <table:table-cell table:number-columns-repeated="6"/>
        </table:table-row>
        <table:table-row table:style-name="ro1">
          <table:table-cell office:value-type="date" office:date-value="2006-05-31" calcext:value-type="date">
            <text:p>2006-05-31</text:p>
          </table:table-cell>
          <table:table-cell office:value-type="float" office:value="0.03" calcext:value-type="float">
            <text:p>0.03</text:p>
          </table:table-cell>
          <table:table-cell office:value-type="float" office:value="16.231" calcext:value-type="float">
            <text:p>16.231</text:p>
          </table:table-cell>
          <table:table-cell office:value-type="float" office:value="54.795" calcext:value-type="float">
            <text:p>54.795</text:p>
          </table:table-cell>
          <table:table-cell office:value-type="float" office:value="0.427" calcext:value-type="float">
            <text:p>0.427</text:p>
          </table:table-cell>
          <table:table-cell table:number-columns-repeated="6"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0" calcext:value-type="float">
            <text:p>0</text:p>
          </table:table-cell>
          <table:table-cell office:value-type="float" office:value="20.121" calcext:value-type="float">
            <text:p>20.121</text:p>
          </table:table-cell>
          <table:table-cell office:value-type="float" office:value="48.916" calcext:value-type="float">
            <text:p>48.916</text:p>
          </table:table-cell>
          <table:table-cell office:value-type="float" office:value="0.673" calcext:value-type="float">
            <text:p>0.673</text:p>
          </table:table-cell>
          <table:table-cell table:number-columns-repeated="6"/>
        </table:table-row>
        <table:table-row table:style-name="ro1">
          <table:table-cell office:value-type="date" office:date-value="2006-06-02" calcext:value-type="date">
            <text:p>2006-06-02</text:p>
          </table:table-cell>
          <table:table-cell office:value-type="float" office:value="0.1" calcext:value-type="float">
            <text:p>0.1</text:p>
          </table:table-cell>
          <table:table-cell office:value-type="float" office:value="20.353" calcext:value-type="float">
            <text:p>20.353</text:p>
          </table:table-cell>
          <table:table-cell office:value-type="float" office:value="59.917" calcext:value-type="float">
            <text:p>59.917</text:p>
          </table:table-cell>
          <table:table-cell office:value-type="float" office:value="0.701" calcext:value-type="float">
            <text:p>0.701</text:p>
          </table:table-cell>
          <table:table-cell table:number-columns-repeated="6"/>
        </table:table-row>
        <table:table-row table:style-name="ro1">
          <table:table-cell office:value-type="date" office:date-value="2006-06-03" calcext:value-type="date">
            <text:p>2006-06-03</text:p>
          </table:table-cell>
          <table:table-cell office:value-type="float" office:value="18.47" calcext:value-type="float">
            <text:p>18.47</text:p>
          </table:table-cell>
          <table:table-cell office:value-type="float" office:value="13.519" calcext:value-type="float">
            <text:p>13.519</text:p>
          </table:table-cell>
          <table:table-cell office:value-type="float" office:value="96.61" calcext:value-type="float">
            <text:p>96.61</text:p>
          </table:table-cell>
          <table:table-cell office:value-type="float" office:value="0.885" calcext:value-type="float">
            <text:p>0.885</text:p>
          </table:table-cell>
          <table:table-cell table:number-columns-repeated="6"/>
        </table:table-row>
        <table:table-row table:style-name="ro1">
          <table:table-cell office:value-type="date" office:date-value="2006-06-04" calcext:value-type="date">
            <text:p>2006-06-04</text:p>
          </table:table-cell>
          <table:table-cell office:value-type="float" office:value="19.65" calcext:value-type="float">
            <text:p>19.65</text:p>
          </table:table-cell>
          <table:table-cell office:value-type="float" office:value="12.796" calcext:value-type="float">
            <text:p>12.796</text:p>
          </table:table-cell>
          <table:table-cell office:value-type="float" office:value="77.693" calcext:value-type="float">
            <text:p>77.693</text:p>
          </table:table-cell>
          <table:table-cell office:value-type="float" office:value="6.826" calcext:value-type="float">
            <text:p>6.826</text:p>
          </table:table-cell>
          <table:table-cell table:number-columns-repeated="6"/>
        </table:table-row>
        <table:table-row table:style-name="ro1">
          <table:table-cell office:value-type="date" office:date-value="2006-06-05" calcext:value-type="date">
            <text:p>2006-06-05</text:p>
          </table:table-cell>
          <table:table-cell office:value-type="float" office:value="0" calcext:value-type="float">
            <text:p>0</text:p>
          </table:table-cell>
          <table:table-cell office:value-type="float" office:value="9.072" calcext:value-type="float">
            <text:p>9.072</text:p>
          </table:table-cell>
          <table:table-cell office:value-type="float" office:value="79.562" calcext:value-type="float">
            <text:p>79.562</text:p>
          </table:table-cell>
          <table:table-cell office:value-type="float" office:value="3.314" calcext:value-type="float">
            <text:p>3.314</text:p>
          </table:table-cell>
          <table:table-cell table:number-columns-repeated="6"/>
        </table:table-row>
        <table:table-row table:style-name="ro1">
          <table:table-cell office:value-type="date" office:date-value="2006-06-06" calcext:value-type="date">
            <text:p>2006-06-06</text:p>
          </table:table-cell>
          <table:table-cell office:value-type="float" office:value="0.08" calcext:value-type="float">
            <text:p>0.08</text:p>
          </table:table-cell>
          <table:table-cell office:value-type="float" office:value="7.427" calcext:value-type="float">
            <text:p>7.427</text:p>
          </table:table-cell>
          <table:table-cell office:value-type="float" office:value="79.803" calcext:value-type="float">
            <text:p>79.803</text:p>
          </table:table-cell>
          <table:table-cell office:value-type="float" office:value="1.785" calcext:value-type="float">
            <text:p>1.785</text:p>
          </table:table-cell>
          <table:table-cell table:number-columns-repeated="6"/>
        </table:table-row>
        <table:table-row table:style-name="ro1">
          <table:table-cell office:value-type="date" office:date-value="2006-06-07" calcext:value-type="date">
            <text:p>2006-06-07</text:p>
          </table:table-cell>
          <table:table-cell office:value-type="float" office:value="0.03" calcext:value-type="float">
            <text:p>0.03</text:p>
          </table:table-cell>
          <table:table-cell office:value-type="float" office:value="13.447" calcext:value-type="float">
            <text:p>13.447</text:p>
          </table:table-cell>
          <table:table-cell office:value-type="float" office:value="62.874" calcext:value-type="float">
            <text:p>62.874</text:p>
          </table:table-cell>
          <table:table-cell office:value-type="float" office:value="1.432" calcext:value-type="float">
            <text:p>1.432</text:p>
          </table:table-cell>
          <table:table-cell table:number-columns-repeated="6"/>
        </table:table-row>
        <table:table-row table:style-name="ro1">
          <table:table-cell office:value-type="date" office:date-value="2006-06-08" calcext:value-type="date">
            <text:p>2006-06-08</text:p>
          </table:table-cell>
          <table:table-cell office:value-type="float" office:value="20.9" calcext:value-type="float">
            <text:p>20.9</text:p>
          </table:table-cell>
          <table:table-cell office:value-type="float" office:value="12.02" calcext:value-type="float">
            <text:p>12.02</text:p>
          </table:table-cell>
          <table:table-cell office:value-type="float" office:value="81.513" calcext:value-type="float">
            <text:p>81.513</text:p>
          </table:table-cell>
          <table:table-cell office:value-type="float" office:value="3.63" calcext:value-type="float">
            <text:p>3.63</text:p>
          </table:table-cell>
          <table:table-cell table:number-columns-repeated="6"/>
        </table:table-row>
        <table:table-row table:style-name="ro1">
          <table:table-cell office:value-type="date" office:date-value="2006-06-09" calcext:value-type="date">
            <text:p>2006-06-09</text:p>
          </table:table-cell>
          <table:table-cell office:value-type="float" office:value="12.29" calcext:value-type="float">
            <text:p>12.29</text:p>
          </table:table-cell>
          <table:table-cell office:value-type="float" office:value="14.361" calcext:value-type="float">
            <text:p>14.361</text:p>
          </table:table-cell>
          <table:table-cell office:value-type="float" office:value="90.752" calcext:value-type="float">
            <text:p>90.752</text:p>
          </table:table-cell>
          <table:table-cell office:value-type="float" office:value="0.719" calcext:value-type="float">
            <text:p>0.719</text:p>
          </table:table-cell>
          <table:table-cell table:number-columns-repeated="6"/>
        </table:table-row>
        <table:table-row table:style-name="ro1">
          <table:table-cell office:value-type="date" office:date-value="2006-06-10" calcext:value-type="date">
            <text:p>2006-06-10</text:p>
          </table:table-cell>
          <table:table-cell office:value-type="float" office:value="0.18" calcext:value-type="float">
            <text:p>0.18</text:p>
          </table:table-cell>
          <table:table-cell office:value-type="float" office:value="14.387" calcext:value-type="float">
            <text:p>14.387</text:p>
          </table:table-cell>
          <table:table-cell office:value-type="float" office:value="80.287" calcext:value-type="float">
            <text:p>80.287</text:p>
          </table:table-cell>
          <table:table-cell office:value-type="float" office:value="0.764" calcext:value-type="float">
            <text:p>0.764</text:p>
          </table:table-cell>
          <table:table-cell table:number-columns-repeated="6"/>
        </table:table-row>
        <table:table-row table:style-name="ro1">
          <table:table-cell office:value-type="date" office:date-value="2006-06-11" calcext:value-type="date">
            <text:p>2006-06-11</text:p>
          </table:table-cell>
          <table:table-cell office:value-type="float" office:value="0.03" calcext:value-type="float">
            <text:p>0.03</text:p>
          </table:table-cell>
          <table:table-cell office:value-type="float" office:value="14.295" calcext:value-type="float">
            <text:p>14.295</text:p>
          </table:table-cell>
          <table:table-cell office:value-type="float" office:value="67.99" calcext:value-type="float">
            <text:p>67.99</text:p>
          </table:table-cell>
          <table:table-cell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office:value-type="date" office:date-value="2006-06-12" calcext:value-type="date">
            <text:p>2006-06-12</text:p>
          </table:table-cell>
          <table:table-cell office:value-type="float" office:value="0.05" calcext:value-type="float">
            <text:p>0.05</text:p>
          </table:table-cell>
          <table:table-cell office:value-type="float" office:value="15.645" calcext:value-type="float">
            <text:p>15.645</text:p>
          </table:table-cell>
          <table:table-cell office:value-type="float" office:value="63.778" calcext:value-type="float">
            <text:p>63.778</text:p>
          </table:table-cell>
          <table:table-cell office:value-type="float" office:value="1.049" calcext:value-type="float">
            <text:p>1.049</text:p>
          </table:table-cell>
          <table:table-cell table:number-columns-repeated="6"/>
        </table:table-row>
        <table:table-row table:style-name="ro1">
          <table:table-cell office:value-type="date" office:date-value="2006-06-13" calcext:value-type="date">
            <text:p>2006-06-13</text:p>
          </table:table-cell>
          <table:table-cell office:value-type="float" office:value="0.05" calcext:value-type="float">
            <text:p>0.05</text:p>
          </table:table-cell>
          <table:table-cell office:value-type="float" office:value="20.804" calcext:value-type="float">
            <text:p>20.804</text:p>
          </table:table-cell>
          <table:table-cell office:value-type="float" office:value="59.218" calcext:value-type="float">
            <text:p>59.218</text:p>
          </table:table-cell>
          <table:table-cell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office:value-type="date" office:date-value="2006-06-14" calcext:value-type="date">
            <text:p>2006-06-14</text:p>
          </table:table-cell>
          <table:table-cell office:value-type="float" office:value="0" calcext:value-type="float">
            <text:p>0</text:p>
          </table:table-cell>
          <table:table-cell office:value-type="float" office:value="23.432" calcext:value-type="float">
            <text:p>23.432</text:p>
          </table:table-cell>
          <table:table-cell office:value-type="float" office:value="63.62" calcext:value-type="float">
            <text:p>63.62</text:p>
          </table:table-cell>
          <table:table-cell office:value-type="float" office:value="1.118" calcext:value-type="float">
            <text:p>1.118</text:p>
          </table:table-cell>
          <table:table-cell table:number-columns-repeated="6"/>
        </table:table-row>
        <table:table-row table:style-name="ro1">
          <table:table-cell office:value-type="date" office:date-value="2006-06-15" calcext:value-type="date">
            <text:p>2006-06-15</text:p>
          </table:table-cell>
          <table:table-cell office:value-type="float" office:value="0" calcext:value-type="float">
            <text:p>0</text:p>
          </table:table-cell>
          <table:table-cell office:value-type="float" office:value="24.508" calcext:value-type="float">
            <text:p>24.508</text:p>
          </table:table-cell>
          <table:table-cell office:value-type="float" office:value="60.863" calcext:value-type="float">
            <text:p>60.863</text:p>
          </table:table-cell>
          <table:table-cell office:value-type="float" office:value="0.713" calcext:value-type="float">
            <text:p>0.713</text:p>
          </table:table-cell>
          <table:table-cell table:number-columns-repeated="6"/>
        </table:table-row>
        <table:table-row table:style-name="ro1">
          <table:table-cell office:value-type="date" office:date-value="2006-06-16" calcext:value-type="date">
            <text:p>2006-06-16</text:p>
          </table:table-cell>
          <table:table-cell office:value-type="float" office:value="14.73" calcext:value-type="float">
            <text:p>14.73</text:p>
          </table:table-cell>
          <table:table-cell office:value-type="float" office:value="20.619" calcext:value-type="float">
            <text:p>20.619</text:p>
          </table:table-cell>
          <table:table-cell office:value-type="float" office:value="73.594" calcext:value-type="float">
            <text:p>73.594</text:p>
          </table:table-cell>
          <table:table-cell office:value-type="float" office:value="1.658" calcext:value-type="float">
            <text:p>1.658</text:p>
          </table:table-cell>
          <table:table-cell table:number-columns-repeated="6"/>
        </table:table-row>
        <table:table-row table:style-name="ro1">
          <table:table-cell office:value-type="date" office:date-value="2006-06-17" calcext:value-type="date">
            <text:p>2006-06-17</text:p>
          </table:table-cell>
          <table:table-cell office:value-type="float" office:value="0.76" calcext:value-type="float">
            <text:p>0.76</text:p>
          </table:table-cell>
          <table:table-cell office:value-type="float" office:value="19.274" calcext:value-type="float">
            <text:p>19.274</text:p>
          </table:table-cell>
          <table:table-cell office:value-type="float" office:value="86.066" calcext:value-type="float">
            <text:p>86.066</text:p>
          </table:table-cell>
          <table:table-cell office:value-type="float" office:value="1.497" calcext:value-type="float">
            <text:p>1.497</text:p>
          </table:table-cell>
          <table:table-cell table:number-columns-repeated="6"/>
        </table:table-row>
        <table:table-row table:style-name="ro1">
          <table:table-cell office:value-type="date" office:date-value="2006-06-18" calcext:value-type="date">
            <text:p>2006-06-18</text:p>
          </table:table-cell>
          <table:table-cell office:value-type="float" office:value="0" calcext:value-type="float">
            <text:p>0</text:p>
          </table:table-cell>
          <table:table-cell office:value-type="float" office:value="19.941" calcext:value-type="float">
            <text:p>19.941</text:p>
          </table:table-cell>
          <table:table-cell office:value-type="float" office:value="77.508" calcext:value-type="float">
            <text:p>77.508</text:p>
          </table:table-cell>
          <table:table-cell office:value-type="float" office:value="1.565" calcext:value-type="float">
            <text:p>1.565</text:p>
          </table:table-cell>
          <table:table-cell table:number-columns-repeated="6"/>
        </table:table-row>
        <table:table-row table:style-name="ro1">
          <table:table-cell office:value-type="date" office:date-value="2006-06-19" calcext:value-type="date">
            <text:p>2006-06-19</text:p>
          </table:table-cell>
          <table:table-cell office:value-type="float" office:value="0.26" calcext:value-type="float">
            <text:p>0.26</text:p>
          </table:table-cell>
          <table:table-cell office:value-type="float" office:value="17.455" calcext:value-type="float">
            <text:p>17.455</text:p>
          </table:table-cell>
          <table:table-cell office:value-type="float" office:value="85.696" calcext:value-type="float">
            <text:p>85.696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office:value-type="date" office:date-value="2006-06-20" calcext:value-type="date">
            <text:p>2006-06-20</text:p>
          </table:table-cell>
          <table:table-cell office:value-type="float" office:value="0.25" calcext:value-type="float">
            <text:p>0.25</text:p>
          </table:table-cell>
          <table:table-cell office:value-type="float" office:value="16.32" calcext:value-type="float">
            <text:p>16.32</text:p>
          </table:table-cell>
          <table:table-cell office:value-type="float" office:value="84.44" calcext:value-type="float">
            <text:p>84.44</text:p>
          </table:table-cell>
          <table:table-cell office:value-type="float" office:value="1.73" calcext:value-type="float">
            <text:p>1.73</text:p>
          </table:table-cell>
          <table:table-cell table:number-columns-repeated="6"/>
        </table:table-row>
        <table:table-row table:style-name="ro1">
          <table:table-cell office:value-type="date" office:date-value="2006-06-21" calcext:value-type="date">
            <text:p>2006-06-21</text:p>
          </table:table-cell>
          <table:table-cell office:value-type="float" office:value="5.59" calcext:value-type="float">
            <text:p>5.59</text:p>
          </table:table-cell>
          <table:table-cell office:value-type="float" office:value="14.391" calcext:value-type="float">
            <text:p>14.391</text:p>
          </table:table-cell>
          <table:table-cell office:value-type="float" office:value="93.821" calcext:value-type="float">
            <text:p>93.821</text:p>
          </table:table-cell>
          <table:table-cell office:value-type="float" office:value="0.308" calcext:value-type="float">
            <text:p>0.308</text:p>
          </table:table-cell>
          <table:table-cell table:number-columns-repeated="6"/>
        </table:table-row>
        <table:table-row table:style-name="ro1">
          <table:table-cell office:value-type="date" office:date-value="2006-06-22" calcext:value-type="date">
            <text:p>2006-06-22</text:p>
          </table:table-cell>
          <table:table-cell office:value-type="float" office:value="0.51" calcext:value-type="float">
            <text:p>0.51</text:p>
          </table:table-cell>
          <table:table-cell office:value-type="float" office:value="17.226" calcext:value-type="float">
            <text:p>17.226</text:p>
          </table:table-cell>
          <table:table-cell office:value-type="float" office:value="66.08" calcext:value-type="float">
            <text:p>66.08</text:p>
          </table:table-cell>
          <table:table-cell office:value-type="float" office:value="0.681" calcext:value-type="float">
            <text:p>0.681</text:p>
          </table:table-cell>
          <table:table-cell table:number-columns-repeated="6"/>
        </table:table-row>
        <table:table-row table:style-name="ro1">
          <table:table-cell office:value-type="date" office:date-value="2006-06-23" calcext:value-type="date">
            <text:p>2006-06-23</text:p>
          </table:table-cell>
          <table:table-cell office:value-type="float" office:value="0" calcext:value-type="float">
            <text:p>0</text:p>
          </table:table-cell>
          <table:table-cell office:value-type="float" office:value="17.035" calcext:value-type="float">
            <text:p>17.035</text:p>
          </table:table-cell>
          <table:table-cell office:value-type="float" office:value="63.752" calcext:value-type="float">
            <text:p>63.752</text:p>
          </table:table-cell>
          <table:table-cell office:value-type="float" office:value="0.696" calcext:value-type="float">
            <text:p>0.696</text:p>
          </table:table-cell>
          <table:table-cell table:number-columns-repeated="6"/>
        </table:table-row>
        <table:table-row table:style-name="ro1">
          <table:table-cell office:value-type="date" office:date-value="2006-06-24" calcext:value-type="date">
            <text:p>2006-06-24</text:p>
          </table:table-cell>
          <table:table-cell office:value-type="float" office:value="0" calcext:value-type="float">
            <text:p>0</text:p>
          </table:table-cell>
          <table:table-cell office:value-type="float" office:value="17.849" calcext:value-type="float">
            <text:p>17.849</text:p>
          </table:table-cell>
          <table:table-cell office:value-type="float" office:value="59.005" calcext:value-type="float">
            <text:p>59.005</text:p>
          </table:table-cell>
          <table:table-cell office:value-type="float" office:value="1.224" calcext:value-type="float">
            <text:p>1.224</text:p>
          </table:table-cell>
          <table:table-cell table:number-columns-repeated="6"/>
        </table:table-row>
        <table:table-row table:style-name="ro1">
          <table:table-cell office:value-type="date" office:date-value="2006-06-25" calcext:value-type="date">
            <text:p>2006-06-25</text:p>
          </table:table-cell>
          <table:table-cell office:value-type="float" office:value="0" calcext:value-type="float">
            <text:p>0</text:p>
          </table:table-cell>
          <table:table-cell office:value-type="float" office:value="18.683" calcext:value-type="float">
            <text:p>18.683</text:p>
          </table:table-cell>
          <table:table-cell office:value-type="float" office:value="55.234" calcext:value-type="float">
            <text:p>55.234</text:p>
          </table:table-cell>
          <table:table-cell office:value-type="float" office:value="0.674" calcext:value-type="float">
            <text:p>0.674</text:p>
          </table:table-cell>
          <table:table-cell table:number-columns-repeated="6"/>
        </table:table-row>
        <table:table-row table:style-name="ro1">
          <table:table-cell office:value-type="date" office:date-value="2006-06-26" calcext:value-type="date">
            <text:p>2006-06-26</text:p>
          </table:table-cell>
          <table:table-cell office:value-type="float" office:value="0" calcext:value-type="float">
            <text:p>0</text:p>
          </table:table-cell>
          <table:table-cell office:value-type="float" office:value="22.268" calcext:value-type="float">
            <text:p>22.268</text:p>
          </table:table-cell>
          <table:table-cell office:value-type="float" office:value="54.928" calcext:value-type="float">
            <text:p>54.928</text:p>
          </table:table-cell>
          <table:table-cell office:value-type="float" office:value="1.798" calcext:value-type="float">
            <text:p>1.798</text:p>
          </table:table-cell>
          <table:table-cell table:number-columns-repeated="6"/>
        </table:table-row>
        <table:table-row table:style-name="ro1">
          <table:table-cell office:value-type="date" office:date-value="2006-06-27" calcext:value-type="date">
            <text:p>2006-06-27</text:p>
          </table:table-cell>
          <table:table-cell office:value-type="float" office:value="0" calcext:value-type="float">
            <text:p>0</text:p>
          </table:table-cell>
          <table:table-cell office:value-type="float" office:value="23.706" calcext:value-type="float">
            <text:p>23.706</text:p>
          </table:table-cell>
          <table:table-cell office:value-type="float" office:value="58.283" calcext:value-type="float">
            <text:p>58.283</text:p>
          </table:table-cell>
          <table:table-cell office:value-type="float" office:value="1.472" calcext:value-type="float">
            <text:p>1.472</text:p>
          </table:table-cell>
          <table:table-cell table:number-columns-repeated="6"/>
        </table:table-row>
        <table:table-row table:style-name="ro1">
          <table:table-cell office:value-type="date" office:date-value="2006-06-28" calcext:value-type="date">
            <text:p>2006-06-28</text:p>
          </table:table-cell>
          <table:table-cell office:value-type="float" office:value="3.55" calcext:value-type="float">
            <text:p>3.55</text:p>
          </table:table-cell>
          <table:table-cell office:value-type="float" office:value="19.349" calcext:value-type="float">
            <text:p>19.349</text:p>
          </table:table-cell>
          <table:table-cell office:value-type="float" office:value="73.372" calcext:value-type="float">
            <text:p>73.372</text:p>
          </table:table-cell>
          <table:table-cell office:value-type="float" office:value="0.903" calcext:value-type="float">
            <text:p>0.903</text:p>
          </table:table-cell>
          <table:table-cell table:number-columns-repeated="6"/>
        </table:table-row>
        <table:table-row table:style-name="ro1">
          <table:table-cell office:value-type="date" office:date-value="2006-06-29" calcext:value-type="date">
            <text:p>2006-06-29</text:p>
          </table:table-cell>
          <table:table-cell office:value-type="float" office:value="0.51" calcext:value-type="float">
            <text:p>0.51</text:p>
          </table:table-cell>
          <table:table-cell office:value-type="float" office:value="14.547" calcext:value-type="float">
            <text:p>14.547</text:p>
          </table:table-cell>
          <table:table-cell office:value-type="float" office:value="67.744" calcext:value-type="float">
            <text:p>67.744</text:p>
          </table:table-cell>
          <table:table-cell office:value-type="float" office:value="1.822" calcext:value-type="float">
            <text:p>1.822</text:p>
          </table:table-cell>
          <table:table-cell table:number-columns-repeated="6"/>
        </table:table-row>
        <table:table-row table:style-name="ro1">
          <table:table-cell office:value-type="date" office:date-value="2006-06-30" calcext:value-type="date">
            <text:p>2006-06-30</text:p>
          </table:table-cell>
          <table:table-cell office:value-type="float" office:value="2.03" calcext:value-type="float">
            <text:p>2.03</text:p>
          </table:table-cell>
          <table:table-cell office:value-type="float" office:value="16.802" calcext:value-type="float">
            <text:p>16.802</text:p>
          </table:table-cell>
          <table:table-cell office:value-type="float" office:value="68.729" calcext:value-type="float">
            <text:p>68.729</text:p>
          </table:table-cell>
          <table:table-cell office:value-type="float" office:value="2.949" calcext:value-type="float">
            <text:p>2.949</text:p>
          </table:table-cell>
          <table:table-cell table:number-columns-repeated="6"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0" calcext:value-type="float">
            <text:p>0</text:p>
          </table:table-cell>
          <table:table-cell office:value-type="float" office:value="17.35" calcext:value-type="float">
            <text:p>17.35</text:p>
          </table:table-cell>
          <table:table-cell office:value-type="float" office:value="72.592" calcext:value-type="float">
            <text:p>72.592</text:p>
          </table:table-cell>
          <table:table-cell office:value-type="float" office:value="1.259" calcext:value-type="float">
            <text:p>1.259</text:p>
          </table:table-cell>
          <table:table-cell table:number-columns-repeated="6"/>
        </table:table-row>
        <table:table-row table:style-name="ro1">
          <table:table-cell office:value-type="date" office:date-value="2006-07-02" calcext:value-type="date">
            <text:p>2006-07-02</text:p>
          </table:table-cell>
          <table:table-cell office:value-type="float" office:value="0" calcext:value-type="float">
            <text:p>0</text:p>
          </table:table-cell>
          <table:table-cell office:value-type="float" office:value="18.726" calcext:value-type="float">
            <text:p>18.726</text:p>
          </table:table-cell>
          <table:table-cell office:value-type="float" office:value="63.319" calcext:value-type="float">
            <text:p>63.319</text:p>
          </table:table-cell>
          <table:table-cell office:value-type="float" office:value="0.361" calcext:value-type="float">
            <text:p>0.361</text:p>
          </table:table-cell>
          <table:table-cell table:number-columns-repeated="6"/>
        </table:table-row>
        <table:table-row table:style-name="ro1">
          <table:table-cell office:value-type="date" office:date-value="2006-07-03" calcext:value-type="date">
            <text:p>2006-07-03</text:p>
          </table:table-cell>
          <table:table-cell office:value-type="float" office:value="0.26" calcext:value-type="float">
            <text:p>0.26</text:p>
          </table:table-cell>
          <table:table-cell office:value-type="float" office:value="21.909" calcext:value-type="float">
            <text:p>21.909</text:p>
          </table:table-cell>
          <table:table-cell office:value-type="float" office:value="58.506" calcext:value-type="float">
            <text:p>58.506</text:p>
          </table:table-cell>
          <table:table-cell office:value-type="float" office:value="1.282" calcext:value-type="float">
            <text:p>1.282</text:p>
          </table:table-cell>
          <table:table-cell table:number-columns-repeated="6"/>
        </table:table-row>
        <table:table-row table:style-name="ro1">
          <table:table-cell office:value-type="date" office:date-value="2006-07-04" calcext:value-type="date">
            <text:p>2006-07-04</text:p>
          </table:table-cell>
          <table:table-cell office:value-type="float" office:value="0.25" calcext:value-type="float">
            <text:p>0.25</text:p>
          </table:table-cell>
          <table:table-cell office:value-type="float" office:value="23.948" calcext:value-type="float">
            <text:p>23.948</text:p>
          </table:table-cell>
          <table:table-cell office:value-type="float" office:value="59.562" calcext:value-type="float">
            <text:p>59.562</text:p>
          </table:table-cell>
          <table:table-cell office:value-type="float" office:value="1.153" calcext:value-type="float">
            <text:p>1.153</text:p>
          </table:table-cell>
          <table:table-cell table:number-columns-repeated="6"/>
        </table:table-row>
        <table:table-row table:style-name="ro1">
          <table:table-cell office:value-type="date" office:date-value="2006-07-05" calcext:value-type="date">
            <text:p>2006-07-05</text:p>
          </table:table-cell>
          <table:table-cell office:value-type="float" office:value="0" calcext:value-type="float">
            <text:p>0</text:p>
          </table:table-cell>
          <table:table-cell office:value-type="float" office:value="18.577" calcext:value-type="float">
            <text:p>18.577</text:p>
          </table:table-cell>
          <table:table-cell office:value-type="float" office:value="83.111" calcext:value-type="float">
            <text:p>83.111</text:p>
          </table:table-cell>
          <table:table-cell office:value-type="float" office:value="0.39" calcext:value-type="float">
            <text:p>0.39</text:p>
          </table:table-cell>
          <table:table-cell table:number-columns-repeated="6"/>
        </table:table-row>
        <table:table-row table:style-name="ro1">
          <table:table-cell office:value-type="date" office:date-value="2006-07-06" calcext:value-type="date">
            <text:p>2006-07-06</text:p>
          </table:table-cell>
          <table:table-cell office:value-type="float" office:value="0.76" calcext:value-type="float">
            <text:p>0.76</text:p>
          </table:table-cell>
          <table:table-cell office:value-type="float" office:value="16.155" calcext:value-type="float">
            <text:p>16.155</text:p>
          </table:table-cell>
          <table:table-cell office:value-type="float" office:value="86.702" calcext:value-type="float">
            <text:p>86.702</text:p>
          </table:table-cell>
          <table:table-cell office:value-type="float" office:value="0.684" calcext:value-type="float">
            <text:p>0.684</text:p>
          </table:table-cell>
          <table:table-cell table:number-columns-repeated="6"/>
        </table:table-row>
        <table:table-row table:style-name="ro1">
          <table:table-cell office:value-type="date" office:date-value="2006-07-07" calcext:value-type="date">
            <text:p>2006-07-07</text:p>
          </table:table-cell>
          <table:table-cell office:value-type="float" office:value="26.16" calcext:value-type="float">
            <text:p>26.16</text:p>
          </table:table-cell>
          <table:table-cell office:value-type="float" office:value="14.186" calcext:value-type="float">
            <text:p>14.186</text:p>
          </table:table-cell>
          <table:table-cell office:value-type="float" office:value="79.837" calcext:value-type="float">
            <text:p>79.837</text:p>
          </table:table-cell>
          <table:table-cell office:value-type="float" office:value="3.603" calcext:value-type="float">
            <text:p>3.603</text:p>
          </table:table-cell>
          <table:table-cell table:number-columns-repeated="6"/>
        </table:table-row>
        <table:table-row table:style-name="ro1">
          <table:table-cell office:value-type="date" office:date-value="2006-07-08" calcext:value-type="date">
            <text:p>2006-07-08</text:p>
          </table:table-cell>
          <table:table-cell office:value-type="float" office:value="0.77" calcext:value-type="float">
            <text:p>0.77</text:p>
          </table:table-cell>
          <table:table-cell office:value-type="float" office:value="16.773" calcext:value-type="float">
            <text:p>16.773</text:p>
          </table:table-cell>
          <table:table-cell office:value-type="float" office:value="81.336" calcext:value-type="float">
            <text:p>81.336</text:p>
          </table:table-cell>
          <table:table-cell office:value-type="float" office:value="0.245" calcext:value-type="float">
            <text:p>0.245</text:p>
          </table:table-cell>
          <table:table-cell table:number-columns-repeated="6"/>
        </table:table-row>
        <table:table-row table:style-name="ro1">
          <table:table-cell office:value-type="date" office:date-value="2006-07-09" calcext:value-type="date">
            <text:p>2006-07-09</text:p>
          </table:table-cell>
          <table:table-cell office:value-type="float" office:value="0" calcext:value-type="float">
            <text:p>0</text:p>
          </table:table-cell>
          <table:table-cell office:value-type="float" office:value="19.971" calcext:value-type="float">
            <text:p>19.971</text:p>
          </table:table-cell>
          <table:table-cell office:value-type="float" office:value="67.635" calcext:value-type="float">
            <text:p>67.635</text:p>
          </table:table-cell>
          <table:table-cell office:value-type="float" office:value="0.513" calcext:value-type="float">
            <text:p>0.513</text:p>
          </table:table-cell>
          <table:table-cell table:number-columns-repeated="6"/>
        </table:table-row>
        <table:table-row table:style-name="ro1">
          <table:table-cell office:value-type="date" office:date-value="2006-07-10" calcext:value-type="date">
            <text:p>2006-07-10</text:p>
          </table:table-cell>
          <table:table-cell office:value-type="float" office:value="34.54" calcext:value-type="float">
            <text:p>34.54</text:p>
          </table:table-cell>
          <table:table-cell office:value-type="float" office:value="12.702" calcext:value-type="float">
            <text:p>12.702</text:p>
          </table:table-cell>
          <table:table-cell office:value-type="float" office:value="90.521" calcext:value-type="float">
            <text:p>90.521</text:p>
          </table:table-cell>
          <table:table-cell office:value-type="float" office:value="4.775" calcext:value-type="float">
            <text:p>4.775</text:p>
          </table:table-cell>
          <table:table-cell table:number-columns-repeated="6"/>
        </table:table-row>
        <table:table-row table:style-name="ro1">
          <table:table-cell office:value-type="date" office:date-value="2006-07-11" calcext:value-type="date">
            <text:p>2006-07-11</text:p>
          </table:table-cell>
          <table:table-cell office:value-type="float" office:value="33.28" calcext:value-type="float">
            <text:p>33.28</text:p>
          </table:table-cell>
          <table:table-cell office:value-type="float" office:value="11.318" calcext:value-type="float">
            <text:p>11.318</text:p>
          </table:table-cell>
          <table:table-cell/>
          <table:table-cell office:value-type="float" office:value="8.719" calcext:value-type="float">
            <text:p>8.719</text:p>
          </table:table-cell>
          <table:table-cell table:number-columns-repeated="6"/>
        </table:table-row>
        <table:table-row table:style-name="ro1">
          <table:table-cell office:value-type="date" office:date-value="2006-07-12" calcext:value-type="date">
            <text:p>2006-07-12</text:p>
          </table:table-cell>
          <table:table-cell office:value-type="float" office:value="0" calcext:value-type="float">
            <text:p>0</text:p>
          </table:table-cell>
          <table:table-cell office:value-type="float" office:value="12.713" calcext:value-type="float">
            <text:p>12.713</text:p>
          </table:table-cell>
          <table:table-cell office:value-type="float" office:value="84.001" calcext:value-type="float">
            <text:p>84.001</text:p>
          </table:table-cell>
          <table:table-cell office:value-type="float" office:value="1.142" calcext:value-type="float">
            <text:p>1.142</text:p>
          </table:table-cell>
          <table:table-cell table:number-columns-repeated="6"/>
        </table:table-row>
        <table:table-row table:style-name="ro1">
          <table:table-cell office:value-type="date" office:date-value="2006-07-13" calcext:value-type="date">
            <text:p>2006-07-13</text:p>
          </table:table-cell>
          <table:table-cell office:value-type="float" office:value="3.81" calcext:value-type="float">
            <text:p>3.81</text:p>
          </table:table-cell>
          <table:table-cell office:value-type="float" office:value="14.107" calcext:value-type="float">
            <text:p>14.107</text:p>
          </table:table-cell>
          <table:table-cell office:value-type="float" office:value="87.287" calcext:value-type="float">
            <text:p>87.287</text:p>
          </table:table-cell>
          <table:table-cell office:value-type="float" office:value="0.652" calcext:value-type="float">
            <text:p>0.652</text:p>
          </table:table-cell>
          <table:table-cell table:number-columns-repeated="6"/>
        </table:table-row>
        <table:table-row table:style-name="ro1">
          <table:table-cell office:value-type="date" office:date-value="2006-07-14" calcext:value-type="date">
            <text:p>2006-07-14</text:p>
          </table:table-cell>
          <table:table-cell office:value-type="float" office:value="5.33" calcext:value-type="float">
            <text:p>5.33</text:p>
          </table:table-cell>
          <table:table-cell office:value-type="float" office:value="15.75" calcext:value-type="float">
            <text:p>15.75</text:p>
          </table:table-cell>
          <table:table-cell office:value-type="float" office:value="85.105" calcext:value-type="float">
            <text:p>85.105</text:p>
          </table:table-cell>
          <table:table-cell office:value-type="float" office:value="0.416" calcext:value-type="float">
            <text:p>0.416</text:p>
          </table:table-cell>
          <table:table-cell table:number-columns-repeated="6"/>
        </table:table-row>
        <table:table-row table:style-name="ro1">
          <table:table-cell office:value-type="date" office:date-value="2006-07-15" calcext:value-type="date">
            <text:p>2006-07-15</text:p>
          </table:table-cell>
          <table:table-cell office:value-type="float" office:value="1.78" calcext:value-type="float">
            <text:p>1.78</text:p>
          </table:table-cell>
          <table:table-cell office:value-type="float" office:value="14.994" calcext:value-type="float">
            <text:p>14.994</text:p>
          </table:table-cell>
          <table:table-cell office:value-type="float" office:value="85.287" calcext:value-type="float">
            <text:p>85.287</text:p>
          </table:table-cell>
          <table:table-cell office:value-type="float" office:value="0.451" calcext:value-type="float">
            <text:p>0.451</text:p>
          </table:table-cell>
          <table:table-cell table:number-columns-repeated="6"/>
        </table:table-row>
        <table:table-row table:style-name="ro1">
          <table:table-cell office:value-type="date" office:date-value="2006-07-16" calcext:value-type="date">
            <text:p>2006-07-16</text:p>
          </table:table-cell>
          <table:table-cell office:value-type="float" office:value="0.25" calcext:value-type="float">
            <text:p>0.25</text:p>
          </table:table-cell>
          <table:table-cell office:value-type="float" office:value="18.285" calcext:value-type="float">
            <text:p>18.285</text:p>
          </table:table-cell>
          <table:table-cell office:value-type="float" office:value="77.855" calcext:value-type="float">
            <text:p>77.855</text:p>
          </table:table-cell>
          <table:table-cell office:value-type="float" office:value="1.295" calcext:value-type="float">
            <text:p>1.295</text:p>
          </table:table-cell>
          <table:table-cell table:number-columns-repeated="6"/>
        </table:table-row>
        <table:table-row table:style-name="ro1">
          <table:table-cell office:value-type="date" office:date-value="2006-07-17" calcext:value-type="date">
            <text:p>2006-07-17</text:p>
          </table:table-cell>
          <table:table-cell office:value-type="float" office:value="0" calcext:value-type="float">
            <text:p>0</text:p>
          </table:table-cell>
          <table:table-cell office:value-type="float" office:value="18.333" calcext:value-type="float">
            <text:p>18.333</text:p>
          </table:table-cell>
          <table:table-cell office:value-type="float" office:value="74.808" calcext:value-type="float">
            <text:p>74.808</text:p>
          </table:table-cell>
          <table:table-cell office:value-type="float" office:value="0.981" calcext:value-type="float">
            <text:p>0.981</text:p>
          </table:table-cell>
          <table:table-cell table:number-columns-repeated="6"/>
        </table:table-row>
        <table:table-row table:style-name="ro1">
          <table:table-cell office:value-type="date" office:date-value="2006-07-18" calcext:value-type="date">
            <text:p>2006-07-18</text:p>
          </table:table-cell>
          <table:table-cell office:value-type="float" office:value="0.51" calcext:value-type="float">
            <text:p>0.51</text:p>
          </table:table-cell>
          <table:table-cell office:value-type="float" office:value="16.906" calcext:value-type="float">
            <text:p>16.906</text:p>
          </table:table-cell>
          <table:table-cell office:value-type="float" office:value="84.861" calcext:value-type="float">
            <text:p>84.861</text:p>
          </table:table-cell>
          <table:table-cell office:value-type="float" office:value="0.416" calcext:value-type="float">
            <text:p>0.416</text:p>
          </table:table-cell>
          <table:table-cell table:number-columns-repeated="6"/>
        </table:table-row>
        <table:table-row table:style-name="ro1">
          <table:table-cell office:value-type="date" office:date-value="2006-07-19" calcext:value-type="date">
            <text:p>2006-07-19</text:p>
          </table:table-cell>
          <table:table-cell office:value-type="float" office:value="0" calcext:value-type="float">
            <text:p>0</text:p>
          </table:table-cell>
          <table:table-cell office:value-type="float" office:value="18.503" calcext:value-type="float">
            <text:p>18.503</text:p>
          </table:table-cell>
          <table:table-cell office:value-type="float" office:value="74.471" calcext:value-type="float">
            <text:p>74.471</text:p>
          </table:table-cell>
          <table:table-cell office:value-type="float" office:value="0.491" calcext:value-type="float">
            <text:p>0.491</text:p>
          </table:table-cell>
          <table:table-cell table:number-columns-repeated="6"/>
        </table:table-row>
        <table:table-row table:style-name="ro1">
          <table:table-cell office:value-type="date" office:date-value="2006-07-20" calcext:value-type="date">
            <text:p>2006-07-20</text:p>
          </table:table-cell>
          <table:table-cell office:value-type="float" office:value="0" calcext:value-type="float">
            <text:p>0</text:p>
          </table:table-cell>
          <table:table-cell office:value-type="float" office:value="20.814" calcext:value-type="float">
            <text:p>20.814</text:p>
          </table:table-cell>
          <table:table-cell office:value-type="float" office:value="67.763" calcext:value-type="float">
            <text:p>67.763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office:value-type="date" office:date-value="2006-07-21" calcext:value-type="date">
            <text:p>2006-07-21</text:p>
          </table:table-cell>
          <table:table-cell office:value-type="float" office:value="0" calcext:value-type="float">
            <text:p>0</text:p>
          </table:table-cell>
          <table:table-cell office:value-type="float" office:value="21.699" calcext:value-type="float">
            <text:p>21.699</text:p>
          </table:table-cell>
          <table:table-cell office:value-type="float" office:value="68.533" calcext:value-type="float">
            <text:p>68.533</text:p>
          </table:table-cell>
          <table:table-cell office:value-type="float" office:value="0.795" calcext:value-type="float">
            <text:p>0.795</text:p>
          </table:table-cell>
          <table:table-cell table:number-columns-repeated="6"/>
        </table:table-row>
        <table:table-row table:style-name="ro1">
          <table:table-cell office:value-type="date" office:date-value="2006-07-22" calcext:value-type="date">
            <text:p>2006-07-22</text:p>
          </table:table-cell>
          <table:table-cell office:value-type="float" office:value="0" calcext:value-type="float">
            <text:p>0</text:p>
          </table:table-cell>
          <table:table-cell office:value-type="float" office:value="22.231" calcext:value-type="float">
            <text:p>22.231</text:p>
          </table:table-cell>
          <table:table-cell office:value-type="float" office:value="68.876" calcext:value-type="float">
            <text:p>68.876</text:p>
          </table:table-cell>
          <table:table-cell office:value-type="float" office:value="1.509" calcext:value-type="float">
            <text:p>1.509</text:p>
          </table:table-cell>
          <table:table-cell table:number-columns-repeated="6"/>
        </table:table-row>
        <table:table-row table:style-name="ro1">
          <table:table-cell office:value-type="date" office:date-value="2006-07-23" calcext:value-type="date">
            <text:p>2006-07-23</text:p>
          </table:table-cell>
          <table:table-cell office:value-type="float" office:value="0" calcext:value-type="float">
            <text:p>0</text:p>
          </table:table-cell>
          <table:table-cell office:value-type="float" office:value="21.563" calcext:value-type="float">
            <text:p>21.563</text:p>
          </table:table-cell>
          <table:table-cell office:value-type="float" office:value="72.656" calcext:value-type="float">
            <text:p>72.656</text:p>
          </table:table-cell>
          <table:table-cell office:value-type="float" office:value="0.365" calcext:value-type="float">
            <text:p>0.365</text:p>
          </table:table-cell>
          <table:table-cell table:number-columns-repeated="6"/>
        </table:table-row>
        <table:table-row table:style-name="ro1">
          <table:table-cell office:value-type="date" office:date-value="2006-07-24" calcext:value-type="date">
            <text:p>2006-07-24</text:p>
          </table:table-cell>
          <table:table-cell office:value-type="float" office:value="0" calcext:value-type="float">
            <text:p>0</text:p>
          </table:table-cell>
          <table:table-cell office:value-type="float" office:value="21.909" calcext:value-type="float">
            <text:p>21.909</text:p>
          </table:table-cell>
          <table:table-cell office:value-type="float" office:value="67.51" calcext:value-type="float">
            <text:p>67.51</text:p>
          </table:table-cell>
          <table:table-cell office:value-type="float" office:value="0.579" calcext:value-type="float">
            <text:p>0.579</text:p>
          </table:table-cell>
          <table:table-cell table:number-columns-repeated="6"/>
        </table:table-row>
        <table:table-row table:style-name="ro1">
          <table:table-cell office:value-type="date" office:date-value="2006-07-25" calcext:value-type="date">
            <text:p>2006-07-25</text:p>
          </table:table-cell>
          <table:table-cell office:value-type="float" office:value="8.63" calcext:value-type="float">
            <text:p>8.63</text:p>
          </table:table-cell>
          <table:table-cell office:value-type="float" office:value="18.927" calcext:value-type="float">
            <text:p>18.927</text:p>
          </table:table-cell>
          <table:table-cell office:value-type="float" office:value="81.478" calcext:value-type="float">
            <text:p>81.478</text:p>
          </table:table-cell>
          <table:table-cell office:value-type="float" office:value="1.092" calcext:value-type="float">
            <text:p>1.092</text:p>
          </table:table-cell>
          <table:table-cell table:number-columns-repeated="6"/>
        </table:table-row>
        <table:table-row table:style-name="ro1">
          <table:table-cell office:value-type="date" office:date-value="2006-07-26" calcext:value-type="date">
            <text:p>2006-07-26</text:p>
          </table:table-cell>
          <table:table-cell office:value-type="float" office:value="8.64" calcext:value-type="float">
            <text:p>8.64</text:p>
          </table:table-cell>
          <table:table-cell office:value-type="float" office:value="13.254" calcext:value-type="float">
            <text:p>13.254</text:p>
          </table:table-cell>
          <table:table-cell office:value-type="float" office:value="91.818" calcext:value-type="float">
            <text:p>91.818</text:p>
          </table:table-cell>
          <table:table-cell office:value-type="float" office:value="1.567" calcext:value-type="float">
            <text:p>1.567</text:p>
          </table:table-cell>
          <table:table-cell table:number-columns-repeated="6"/>
        </table:table-row>
        <table:table-row table:style-name="ro1">
          <table:table-cell office:value-type="date" office:date-value="2006-07-27" calcext:value-type="date">
            <text:p>2006-07-27</text:p>
          </table:table-cell>
          <table:table-cell office:value-type="float" office:value="3.81" calcext:value-type="float">
            <text:p>3.81</text:p>
          </table:table-cell>
          <table:table-cell office:value-type="float" office:value="14.871" calcext:value-type="float">
            <text:p>14.871</text:p>
          </table:table-cell>
          <table:table-cell office:value-type="float" office:value="83.391" calcext:value-type="float">
            <text:p>83.391</text:p>
          </table:table-cell>
          <table:table-cell office:value-type="float" office:value="0.224" calcext:value-type="float">
            <text:p>0.224</text:p>
          </table:table-cell>
          <table:table-cell table:number-columns-repeated="6"/>
        </table:table-row>
        <table:table-row table:style-name="ro1">
          <table:table-cell office:value-type="date" office:date-value="2006-07-28" calcext:value-type="date">
            <text:p>2006-07-28</text:p>
          </table:table-cell>
          <table:table-cell office:value-type="float" office:value="0.26" calcext:value-type="float">
            <text:p>0.26</text:p>
          </table:table-cell>
          <table:table-cell office:value-type="float" office:value="17.487" calcext:value-type="float">
            <text:p>17.487</text:p>
          </table:table-cell>
          <table:table-cell office:value-type="float" office:value="69.957" calcext:value-type="float">
            <text:p>69.9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06-07-29" calcext:value-type="date">
            <text:p>2006-07-29</text:p>
          </table:table-cell>
          <table:table-cell office:value-type="float" office:value="0" calcext:value-type="float">
            <text:p>0</text:p>
          </table:table-cell>
          <table:table-cell office:value-type="float" office:value="16.103" calcext:value-type="float">
            <text:p>16.103</text:p>
          </table:table-cell>
          <table:table-cell office:value-type="float" office:value="69.052" calcext:value-type="float">
            <text:p>69.052</text:p>
          </table:table-cell>
          <table:table-cell office:value-type="float" office:value="0.408" calcext:value-type="float">
            <text:p>0.408</text:p>
          </table:table-cell>
          <table:table-cell table:number-columns-repeated="6"/>
        </table:table-row>
        <table:table-row table:style-name="ro1">
          <table:table-cell office:value-type="date" office:date-value="2006-07-30" calcext:value-type="date">
            <text:p>2006-07-30</text:p>
          </table:table-cell>
          <table:table-cell office:value-type="float" office:value="0" calcext:value-type="float">
            <text:p>0</text:p>
          </table:table-cell>
          <table:table-cell office:value-type="float" office:value="16.176" calcext:value-type="float">
            <text:p>16.176</text:p>
          </table:table-cell>
          <table:table-cell office:value-type="float" office:value="71.633" calcext:value-type="float">
            <text:p>71.633</text:p>
          </table:table-cell>
          <table:table-cell office:value-type="float" office:value="0.225" calcext:value-type="float">
            <text:p>0.225</text:p>
          </table:table-cell>
          <table:table-cell table:number-columns-repeated="6"/>
        </table:table-row>
        <table:table-row table:style-name="ro1">
          <table:table-cell office:value-type="date" office:date-value="2006-07-31" calcext:value-type="date">
            <text:p>2006-07-31</text:p>
          </table:table-cell>
          <table:table-cell office:value-type="float" office:value="2.54" calcext:value-type="float">
            <text:p>2.54</text:p>
          </table:table-cell>
          <table:table-cell office:value-type="float" office:value="13.533" calcext:value-type="float">
            <text:p>13.533</text:p>
          </table:table-cell>
          <table:table-cell office:value-type="float" office:value="89.324" calcext:value-type="float">
            <text:p>89.324</text:p>
          </table:table-cell>
          <table:table-cell office:value-type="float" office:value="1.008" calcext:value-type="float">
            <text:p>1.008</text:p>
          </table:table-cell>
          <table:table-cell table:number-columns-repeated="6"/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0" calcext:value-type="float">
            <text:p>0</text:p>
          </table:table-cell>
          <table:table-cell office:value-type="float" office:value="13.753" calcext:value-type="float">
            <text:p>13.753</text:p>
          </table:table-cell>
          <table:table-cell office:value-type="float" office:value="74.696" calcext:value-type="float">
            <text:p>74.696</text:p>
          </table:table-cell>
          <table:table-cell office:value-type="float" office:value="0.605" calcext:value-type="float">
            <text:p>0.605</text:p>
          </table:table-cell>
          <table:table-cell table:number-columns-repeated="6"/>
        </table:table-row>
        <table:table-row table:style-name="ro1">
          <table:table-cell office:value-type="date" office:date-value="2006-08-02" calcext:value-type="date">
            <text:p>2006-08-02</text:p>
          </table:table-cell>
          <table:table-cell office:value-type="float" office:value="0.76" calcext:value-type="float">
            <text:p>0.76</text:p>
          </table:table-cell>
          <table:table-cell office:value-type="float" office:value="13.248" calcext:value-type="float">
            <text:p>13.248</text:p>
          </table:table-cell>
          <table:table-cell office:value-type="float" office:value="84.004" calcext:value-type="float">
            <text:p>84.004</text:p>
          </table:table-cell>
          <table:table-cell office:value-type="float" office:value="0.599" calcext:value-type="float">
            <text:p>0.599</text:p>
          </table:table-cell>
          <table:table-cell table:number-columns-repeated="6"/>
        </table:table-row>
        <table:table-row table:style-name="ro1">
          <table:table-cell office:value-type="date" office:date-value="2006-08-03" calcext:value-type="date">
            <text:p>2006-08-03</text:p>
          </table:table-cell>
          <table:table-cell office:value-type="float" office:value="0.5" calcext:value-type="float">
            <text:p>0.5</text:p>
          </table:table-cell>
          <table:table-cell office:value-type="float" office:value="13.902" calcext:value-type="float">
            <text:p>13.902</text:p>
          </table:table-cell>
          <table:table-cell office:value-type="float" office:value="89.83" calcext:value-type="float">
            <text:p>89.83</text:p>
          </table:table-cell>
          <table:table-cell office:value-type="float" office:value="1.071" calcext:value-type="float">
            <text:p>1.071</text:p>
          </table:table-cell>
          <table:table-cell table:number-columns-repeated="6"/>
        </table:table-row>
        <table:table-row table:style-name="ro1">
          <table:table-cell office:value-type="date" office:date-value="2006-08-04" calcext:value-type="date">
            <text:p>2006-08-04</text:p>
          </table:table-cell>
          <table:table-cell office:value-type="float" office:value="0.26" calcext:value-type="float">
            <text:p>0.26</text:p>
          </table:table-cell>
          <table:table-cell office:value-type="float" office:value="14.575" calcext:value-type="float">
            <text:p>14.575</text:p>
          </table:table-cell>
          <table:table-cell office:value-type="float" office:value="78.935" calcext:value-type="float">
            <text:p>78.935</text:p>
          </table:table-cell>
          <table:table-cell office:value-type="float" office:value="0.629" calcext:value-type="float">
            <text:p>0.629</text:p>
          </table:table-cell>
          <table:table-cell table:number-columns-repeated="6"/>
        </table:table-row>
        <table:table-row table:style-name="ro1">
          <table:table-cell office:value-type="date" office:date-value="2006-08-05" calcext:value-type="date">
            <text:p>2006-08-05</text:p>
          </table:table-cell>
          <table:table-cell office:value-type="float" office:value="0" calcext:value-type="float">
            <text:p>0</text:p>
          </table:table-cell>
          <table:table-cell office:value-type="float" office:value="14.938" calcext:value-type="float">
            <text:p>14.938</text:p>
          </table:table-cell>
          <table:table-cell office:value-type="float" office:value="75.113" calcext:value-type="float">
            <text:p>75.1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06-08-06" calcext:value-type="date">
            <text:p>2006-08-06</text:p>
          </table:table-cell>
          <table:table-cell office:value-type="float" office:value="0" calcext:value-type="float">
            <text:p>0</text:p>
          </table:table-cell>
          <table:table-cell office:value-type="float" office:value="15.658" calcext:value-type="float">
            <text:p>15.658</text:p>
          </table:table-cell>
          <table:table-cell office:value-type="float" office:value="76.36" calcext:value-type="float">
            <text:p>76.36</text:p>
          </table:table-cell>
          <table:table-cell office:value-type="float" office:value="0.342" calcext:value-type="float">
            <text:p>0.342</text:p>
          </table:table-cell>
          <table:table-cell table:number-columns-repeated="6"/>
        </table:table-row>
        <table:table-row table:style-name="ro1">
          <table:table-cell office:value-type="date" office:date-value="2006-08-07" calcext:value-type="date">
            <text:p>2006-08-07</text:p>
          </table:table-cell>
          <table:table-cell office:value-type="float" office:value="0" calcext:value-type="float">
            <text:p>0</text:p>
          </table:table-cell>
          <table:table-cell office:value-type="float" office:value="15.631" calcext:value-type="float">
            <text:p>15.631</text:p>
          </table:table-cell>
          <table:table-cell office:value-type="float" office:value="74.23" calcext:value-type="float">
            <text:p>74.23</text:p>
          </table:table-cell>
          <table:table-cell office:value-type="float" office:value="0.083" calcext:value-type="float">
            <text:p>0.083</text:p>
          </table:table-cell>
          <table:table-cell table:number-columns-repeated="6"/>
        </table:table-row>
        <table:table-row table:style-name="ro1">
          <table:table-cell office:value-type="date" office:date-value="2006-08-08" calcext:value-type="date">
            <text:p>2006-08-08</text:p>
          </table:table-cell>
          <table:table-cell office:value-type="float" office:value="0.25" calcext:value-type="float">
            <text:p>0.25</text:p>
          </table:table-cell>
          <table:table-cell office:value-type="float" office:value="17.749" calcext:value-type="float">
            <text:p>17.749</text:p>
          </table:table-cell>
          <table:table-cell office:value-type="float" office:value="79.706" calcext:value-type="float">
            <text:p>79.706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date" office:date-value="2006-08-09" calcext:value-type="date">
            <text:p>2006-08-09</text:p>
          </table:table-cell>
          <table:table-cell office:value-type="float" office:value="0" calcext:value-type="float">
            <text:p>0</text:p>
          </table:table-cell>
          <table:table-cell office:value-type="float" office:value="18.556" calcext:value-type="float">
            <text:p>18.556</text:p>
          </table:table-cell>
          <table:table-cell office:value-type="float" office:value="66.269" calcext:value-type="float">
            <text:p>66.269</text:p>
          </table:table-cell>
          <table:table-cell office:value-type="float" office:value="1.128" calcext:value-type="float">
            <text:p>1.128</text:p>
          </table:table-cell>
          <table:table-cell table:number-columns-repeated="6"/>
        </table:table-row>
        <table:table-row table:style-name="ro1">
          <table:table-cell office:value-type="date" office:date-value="2006-08-10" calcext:value-type="date">
            <text:p>2006-08-10</text:p>
          </table:table-cell>
          <table:table-cell office:value-type="float" office:value="0" calcext:value-type="float">
            <text:p>0</text:p>
          </table:table-cell>
          <table:table-cell office:value-type="float" office:value="14.171" calcext:value-type="float">
            <text:p>14.171</text:p>
          </table:table-cell>
          <table:table-cell office:value-type="float" office:value="71.981" calcext:value-type="float">
            <text:p>71.981</text:p>
          </table:table-cell>
          <table:table-cell office:value-type="float" office:value="1.027" calcext:value-type="float">
            <text:p>1.027</text:p>
          </table:table-cell>
          <table:table-cell table:number-columns-repeated="6"/>
        </table:table-row>
        <table:table-row table:style-name="ro1">
          <table:table-cell office:value-type="date" office:date-value="2006-08-11" calcext:value-type="date">
            <text:p>2006-08-11</text:p>
          </table:table-cell>
          <table:table-cell office:value-type="float" office:value="0" calcext:value-type="float">
            <text:p>0</text:p>
          </table:table-cell>
          <table:table-cell office:value-type="float" office:value="15.154" calcext:value-type="float">
            <text:p>15.154</text:p>
          </table:table-cell>
          <table:table-cell office:value-type="float" office:value="76.18" calcext:value-type="float">
            <text:p>76.18</text:p>
          </table:table-cell>
          <table:table-cell office:value-type="float" office:value="0.178" calcext:value-type="float">
            <text:p>0.178</text:p>
          </table:table-cell>
          <table:table-cell table:number-columns-repeated="6"/>
        </table:table-row>
        <table:table-row table:style-name="ro1">
          <table:table-cell office:value-type="date" office:date-value="2006-08-12" calcext:value-type="date">
            <text:p>2006-08-12</text:p>
          </table:table-cell>
          <table:table-cell office:value-type="float" office:value="0.26" calcext:value-type="float">
            <text:p>0.26</text:p>
          </table:table-cell>
          <table:table-cell office:value-type="float" office:value="14.834" calcext:value-type="float">
            <text:p>14.834</text:p>
          </table:table-cell>
          <table:table-cell office:value-type="float" office:value="76.609" calcext:value-type="float">
            <text:p>76.609</text:p>
          </table:table-cell>
          <table:table-cell office:value-type="float" office:value="0.683" calcext:value-type="float">
            <text:p>0.683</text:p>
          </table:table-cell>
          <table:table-cell table:number-columns-repeated="6"/>
        </table:table-row>
        <table:table-row table:style-name="ro1">
          <table:table-cell office:value-type="date" office:date-value="2006-08-13" calcext:value-type="date">
            <text:p>2006-08-13</text:p>
          </table:table-cell>
          <table:table-cell office:value-type="float" office:value="2.79" calcext:value-type="float">
            <text:p>2.79</text:p>
          </table:table-cell>
          <table:table-cell office:value-type="float" office:value="17.015" calcext:value-type="float">
            <text:p>17.015</text:p>
          </table:table-cell>
          <table:table-cell office:value-type="float" office:value="75.368" calcext:value-type="float">
            <text:p>75.368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date" office:date-value="2006-08-14" calcext:value-type="date">
            <text:p>2006-08-14</text:p>
          </table:table-cell>
          <table:table-cell office:value-type="float" office:value="1.78" calcext:value-type="float">
            <text:p>1.78</text:p>
          </table:table-cell>
          <table:table-cell office:value-type="float" office:value="14.736" calcext:value-type="float">
            <text:p>14.736</text:p>
          </table:table-cell>
          <table:table-cell office:value-type="float" office:value="85.221" calcext:value-type="float">
            <text:p>85.221</text:p>
          </table:table-cell>
          <table:table-cell office:value-type="float" office:value="0.436" calcext:value-type="float">
            <text:p>0.436</text:p>
          </table:table-cell>
          <table:table-cell table:number-columns-repeated="6"/>
        </table:table-row>
        <table:table-row table:style-name="ro1">
          <table:table-cell office:value-type="date" office:date-value="2006-08-15" calcext:value-type="date">
            <text:p>2006-08-15</text:p>
          </table:table-cell>
          <table:table-cell office:value-type="float" office:value="1.02" calcext:value-type="float">
            <text:p>1.02</text:p>
          </table:table-cell>
          <table:table-cell office:value-type="float" office:value="13.157" calcext:value-type="float">
            <text:p>13.157</text:p>
          </table:table-cell>
          <table:table-cell office:value-type="float" office:value="88.083" calcext:value-type="float">
            <text:p>88.083</text:p>
          </table:table-cell>
          <table:table-cell office:value-type="float" office:value="1.662" calcext:value-type="float">
            <text:p>1.662</text:p>
          </table:table-cell>
          <table:table-cell table:number-columns-repeated="6"/>
        </table:table-row>
        <table:table-row table:style-name="ro1">
          <table:table-cell office:value-type="date" office:date-value="2006-08-16" calcext:value-type="date">
            <text:p>2006-08-16</text:p>
          </table:table-cell>
          <table:table-cell office:value-type="float" office:value="0.25" calcext:value-type="float">
            <text:p>0.25</text:p>
          </table:table-cell>
          <table:table-cell office:value-type="float" office:value="15.581" calcext:value-type="float">
            <text:p>15.581</text:p>
          </table:table-cell>
          <table:table-cell office:value-type="float" office:value="74.143" calcext:value-type="float">
            <text:p>74.143</text:p>
          </table:table-cell>
          <table:table-cell office:value-type="float" office:value="1.608" calcext:value-type="float">
            <text:p>1.608</text:p>
          </table:table-cell>
          <table:table-cell table:number-columns-repeated="6"/>
        </table:table-row>
        <table:table-row table:style-name="ro1">
          <table:table-cell office:value-type="date" office:date-value="2006-08-17" calcext:value-type="date">
            <text:p>2006-08-17</text:p>
          </table:table-cell>
          <table:table-cell office:value-type="float" office:value="0.25" calcext:value-type="float">
            <text:p>0.25</text:p>
          </table:table-cell>
          <table:table-cell office:value-type="float" office:value="15.613" calcext:value-type="float">
            <text:p>15.613</text:p>
          </table:table-cell>
          <table:table-cell office:value-type="float" office:value="79.325" calcext:value-type="float">
            <text:p>79.325</text:p>
          </table:table-cell>
          <table:table-cell office:value-type="float" office:value="0.515" calcext:value-type="float">
            <text:p>0.515</text:p>
          </table:table-cell>
          <table:table-cell table:number-columns-repeated="6"/>
        </table:table-row>
        <table:table-row table:style-name="ro1">
          <table:table-cell office:value-type="date" office:date-value="2006-08-18" calcext:value-type="date">
            <text:p>2006-08-18</text:p>
          </table:table-cell>
          <table:table-cell office:value-type="float" office:value="0.26" calcext:value-type="float">
            <text:p>0.26</text:p>
          </table:table-cell>
          <table:table-cell office:value-type="float" office:value="17.326" calcext:value-type="float">
            <text:p>17.326</text:p>
          </table:table-cell>
          <table:table-cell office:value-type="float" office:value="68.518" calcext:value-type="float">
            <text:p>68.518</text:p>
          </table:table-cell>
          <table:table-cell office:value-type="float" office:value="1.422" calcext:value-type="float">
            <text:p>1.422</text:p>
          </table:table-cell>
          <table:table-cell table:number-columns-repeated="6"/>
        </table:table-row>
        <table:table-row table:style-name="ro1">
          <table:table-cell office:value-type="date" office:date-value="2006-08-19" calcext:value-type="date">
            <text:p>2006-08-19</text:p>
          </table:table-cell>
          <table:table-cell office:value-type="float" office:value="0" calcext:value-type="float">
            <text:p>0</text:p>
          </table:table-cell>
          <table:table-cell office:value-type="float" office:value="14.834" calcext:value-type="float">
            <text:p>14.834</text:p>
          </table:table-cell>
          <table:table-cell office:value-type="float" office:value="74.33" calcext:value-type="float">
            <text:p>74.33</text:p>
          </table:table-cell>
          <table:table-cell office:value-type="float" office:value="1.949" calcext:value-type="float">
            <text:p>1.949</text:p>
          </table:table-cell>
          <table:table-cell table:number-columns-repeated="6"/>
        </table:table-row>
        <table:table-row table:style-name="ro1">
          <table:table-cell office:value-type="date" office:date-value="2006-08-20" calcext:value-type="date">
            <text:p>2006-08-20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69.534" calcext:value-type="float">
            <text:p>69.534</text:p>
          </table:table-cell>
          <table:table-cell office:value-type="float" office:value="0.596" calcext:value-type="float">
            <text:p>0.596</text:p>
          </table:table-cell>
          <table:table-cell table:number-columns-repeated="6"/>
        </table:table-row>
        <table:table-row table:style-name="ro1">
          <table:table-cell office:value-type="date" office:date-value="2006-08-21" calcext:value-type="date">
            <text:p>2006-08-21</text:p>
          </table:table-cell>
          <table:table-cell office:value-type="float" office:value="0" calcext:value-type="float">
            <text:p>0</text:p>
          </table:table-cell>
          <table:table-cell office:value-type="float" office:value="18.187" calcext:value-type="float">
            <text:p>18.187</text:p>
          </table:table-cell>
          <table:table-cell office:value-type="float" office:value="65.647" calcext:value-type="float">
            <text:p>65.647</text:p>
          </table:table-cell>
          <table:table-cell office:value-type="float" office:value="0.64" calcext:value-type="float">
            <text:p>0.64</text:p>
          </table:table-cell>
          <table:table-cell table:number-columns-repeated="6"/>
        </table:table-row>
        <table:table-row table:style-name="ro1">
          <table:table-cell office:value-type="date" office:date-value="2006-08-22" calcext:value-type="date">
            <text:p>2006-08-22</text:p>
          </table:table-cell>
          <table:table-cell office:value-type="float" office:value="0" calcext:value-type="float">
            <text:p>0</text:p>
          </table:table-cell>
          <table:table-cell office:value-type="float" office:value="19.505" calcext:value-type="float">
            <text:p>19.505</text:p>
          </table:table-cell>
          <table:table-cell office:value-type="float" office:value="56.291" calcext:value-type="float">
            <text:p>56.291</text:p>
          </table:table-cell>
          <table:table-cell office:value-type="float" office:value="1.118" calcext:value-type="float">
            <text:p>1.118</text:p>
          </table:table-cell>
          <table:table-cell table:number-columns-repeated="6"/>
        </table:table-row>
        <table:table-row table:style-name="ro1">
          <table:table-cell office:value-type="date" office:date-value="2006-08-23" calcext:value-type="date">
            <text:p>2006-08-23</text:p>
          </table:table-cell>
          <table:table-cell office:value-type="float" office:value="0" calcext:value-type="float">
            <text:p>0</text:p>
          </table:table-cell>
          <table:table-cell office:value-type="float" office:value="16.705" calcext:value-type="float">
            <text:p>16.705</text:p>
          </table:table-cell>
          <table:table-cell office:value-type="float" office:value="64.973" calcext:value-type="float">
            <text:p>64.973</text:p>
          </table:table-cell>
          <table:table-cell office:value-type="float" office:value="0.989" calcext:value-type="float">
            <text:p>0.989</text:p>
          </table:table-cell>
          <table:table-cell table:number-columns-repeated="6"/>
        </table:table-row>
        <table:table-row table:style-name="ro1">
          <table:table-cell office:value-type="date" office:date-value="2006-08-24" calcext:value-type="date">
            <text:p>2006-08-24</text:p>
          </table:table-cell>
          <table:table-cell office:value-type="float" office:value="0" calcext:value-type="float">
            <text:p>0</text:p>
          </table:table-cell>
          <table:table-cell office:value-type="float" office:value="15.878" calcext:value-type="float">
            <text:p>15.878</text:p>
          </table:table-cell>
          <table:table-cell office:value-type="float" office:value="68.01" calcext:value-type="float">
            <text:p>68.01</text:p>
          </table:table-cell>
          <table:table-cell office:value-type="float" office:value="1.877" calcext:value-type="float">
            <text:p>1.877</text:p>
          </table:table-cell>
          <table:table-cell table:number-columns-repeated="6"/>
        </table:table-row>
        <table:table-row table:style-name="ro1">
          <table:table-cell office:value-type="date" office:date-value="2006-08-25" calcext:value-type="date">
            <text:p>2006-08-25</text:p>
          </table:table-cell>
          <table:table-cell office:value-type="float" office:value="0" calcext:value-type="float">
            <text:p>0</text:p>
          </table:table-cell>
          <table:table-cell office:value-type="float" office:value="16.17" calcext:value-type="float">
            <text:p>16.17</text:p>
          </table:table-cell>
          <table:table-cell office:value-type="float" office:value="62.691" calcext:value-type="float">
            <text:p>62.691</text:p>
          </table:table-cell>
          <table:table-cell office:value-type="float" office:value="0.591" calcext:value-type="float">
            <text:p>0.591</text:p>
          </table:table-cell>
          <table:table-cell table:number-columns-repeated="6"/>
        </table:table-row>
        <table:table-row table:style-name="ro1">
          <table:table-cell office:value-type="date" office:date-value="2006-08-26" calcext:value-type="date">
            <text:p>2006-08-26</text:p>
          </table:table-cell>
          <table:table-cell office:value-type="float" office:value="0.5" calcext:value-type="float">
            <text:p>0.5</text:p>
          </table:table-cell>
          <table:table-cell office:value-type="float" office:value="16.393" calcext:value-type="float">
            <text:p>16.393</text:p>
          </table:table-cell>
          <table:table-cell office:value-type="float" office:value="69.303" calcext:value-type="float">
            <text:p>69.303</text:p>
          </table:table-cell>
          <table:table-cell office:value-type="float" office:value="2.507" calcext:value-type="float">
            <text:p>2.507</text:p>
          </table:table-cell>
          <table:table-cell table:number-columns-repeated="6"/>
        </table:table-row>
        <table:table-row table:style-name="ro1">
          <table:table-cell office:value-type="date" office:date-value="2006-08-27" calcext:value-type="date">
            <text:p>2006-08-27</text:p>
          </table:table-cell>
          <table:table-cell office:value-type="float" office:value="0" calcext:value-type="float">
            <text:p>0</text:p>
          </table:table-cell>
          <table:table-cell office:value-type="float" office:value="14.054" calcext:value-type="float">
            <text:p>14.054</text:p>
          </table:table-cell>
          <table:table-cell office:value-type="float" office:value="73.609" calcext:value-type="float">
            <text:p>73.609</text:p>
          </table:table-cell>
          <table:table-cell office:value-type="float" office:value="0.892" calcext:value-type="float">
            <text:p>0.892</text:p>
          </table:table-cell>
          <table:table-cell table:number-columns-repeated="6"/>
        </table:table-row>
        <table:table-row table:style-name="ro1">
          <table:table-cell office:value-type="date" office:date-value="2006-08-28" calcext:value-type="date">
            <text:p>2006-08-28</text:p>
          </table:table-cell>
          <table:table-cell office:value-type="float" office:value="0" calcext:value-type="float">
            <text:p>0</text:p>
          </table:table-cell>
          <table:table-cell office:value-type="float" office:value="17.061" calcext:value-type="float">
            <text:p>17.061</text:p>
          </table:table-cell>
          <table:table-cell office:value-type="float" office:value="69.625" calcext:value-type="float">
            <text:p>69.625</text:p>
          </table:table-cell>
          <table:table-cell office:value-type="float" office:value="1.156" calcext:value-type="float">
            <text:p>1.156</text:p>
          </table:table-cell>
          <table:table-cell table:number-columns-repeated="6"/>
        </table:table-row>
        <table:table-row table:style-name="ro1">
          <table:table-cell office:value-type="date" office:date-value="2006-08-29" calcext:value-type="date">
            <text:p>2006-08-29</text:p>
          </table:table-cell>
          <table:table-cell office:value-type="float" office:value="0.77" calcext:value-type="float">
            <text:p>0.77</text:p>
          </table:table-cell>
          <table:table-cell office:value-type="float" office:value="15.83" calcext:value-type="float">
            <text:p>15.83</text:p>
          </table:table-cell>
          <table:table-cell office:value-type="float" office:value="73.224" calcext:value-type="float">
            <text:p>73.224</text:p>
          </table:table-cell>
          <table:table-cell office:value-type="float" office:value="1.096" calcext:value-type="float">
            <text:p>1.096</text:p>
          </table:table-cell>
          <table:table-cell table:number-columns-repeated="6"/>
        </table:table-row>
        <table:table-row table:style-name="ro1">
          <table:table-cell office:value-type="date" office:date-value="2006-08-30" calcext:value-type="date">
            <text:p>2006-08-30</text:p>
          </table:table-cell>
          <table:table-cell office:value-type="float" office:value="0" calcext:value-type="float">
            <text:p>0</text:p>
          </table:table-cell>
          <table:table-cell office:value-type="float" office:value="12.563" calcext:value-type="float">
            <text:p>12.563</text:p>
          </table:table-cell>
          <table:table-cell office:value-type="float" office:value="84.206" calcext:value-type="float">
            <text:p>84.206</text:p>
          </table:table-cell>
          <table:table-cell office:value-type="float" office:value="2.654" calcext:value-type="float">
            <text:p>2.654</text:p>
          </table:table-cell>
          <table:table-cell table:number-columns-repeated="6"/>
        </table:table-row>
        <table:table-row table:style-name="ro1">
          <table:table-cell office:value-type="date" office:date-value="2006-08-31" calcext:value-type="date">
            <text:p>2006-08-31</text:p>
          </table:table-cell>
          <table:table-cell office:value-type="float" office:value="0" calcext:value-type="float">
            <text:p>0</text:p>
          </table:table-cell>
          <table:table-cell office:value-type="float" office:value="12.54" calcext:value-type="float">
            <text:p>12.54</text:p>
          </table:table-cell>
          <table:table-cell office:value-type="float" office:value="73.33" calcext:value-type="float">
            <text:p>73.33</text:p>
          </table:table-cell>
          <table:table-cell office:value-type="float" office:value="2.004" calcext:value-type="float">
            <text:p>2.004</text:p>
          </table:table-cell>
          <table:table-cell table:number-columns-repeated="6"/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0" calcext:value-type="float">
            <text:p>0</text:p>
          </table:table-cell>
          <table:table-cell office:value-type="float" office:value="14.176" calcext:value-type="float">
            <text:p>14.176</text:p>
          </table:table-cell>
          <table:table-cell office:value-type="float" office:value="69.516" calcext:value-type="float">
            <text:p>69.516</text:p>
          </table:table-cell>
          <table:table-cell office:value-type="float" office:value="0.499" calcext:value-type="float">
            <text:p>0.499</text:p>
          </table:table-cell>
          <table:table-cell table:number-columns-repeated="6"/>
        </table:table-row>
        <table:table-row table:style-name="ro1">
          <table:table-cell office:value-type="date" office:date-value="2006-09-02" calcext:value-type="date">
            <text:p>2006-09-02</text:p>
          </table:table-cell>
          <table:table-cell office:value-type="float" office:value="0" calcext:value-type="float">
            <text:p>0</text:p>
          </table:table-cell>
          <table:table-cell office:value-type="float" office:value="17.613" calcext:value-type="float">
            <text:p>17.613</text:p>
          </table:table-cell>
          <table:table-cell office:value-type="float" office:value="60.665" calcext:value-type="float">
            <text:p>60.665</text:p>
          </table:table-cell>
          <table:table-cell office:value-type="float" office:value="0.479" calcext:value-type="float">
            <text:p>0.479</text:p>
          </table:table-cell>
          <table:table-cell table:number-columns-repeated="6"/>
        </table:table-row>
        <table:table-row table:style-name="ro1">
          <table:table-cell office:value-type="date" office:date-value="2006-09-03" calcext:value-type="date">
            <text:p>2006-09-03</text:p>
          </table:table-cell>
          <table:table-cell office:value-type="float" office:value="0" calcext:value-type="float">
            <text:p>0</text:p>
          </table:table-cell>
          <table:table-cell office:value-type="float" office:value="19.729" calcext:value-type="float">
            <text:p>19.729</text:p>
          </table:table-cell>
          <table:table-cell office:value-type="float" office:value="64.23" calcext:value-type="float">
            <text:p>64.23</text:p>
          </table:table-cell>
          <table:table-cell office:value-type="float" office:value="1.039" calcext:value-type="float">
            <text:p>1.039</text:p>
          </table:table-cell>
          <table:table-cell table:number-columns-repeated="6"/>
        </table:table-row>
        <table:table-row table:style-name="ro1">
          <table:table-cell office:value-type="date" office:date-value="2006-09-04" calcext:value-type="date">
            <text:p>2006-09-04</text:p>
          </table:table-cell>
          <table:table-cell office:value-type="float" office:value="0" calcext:value-type="float">
            <text:p>0</text:p>
          </table:table-cell>
          <table:table-cell office:value-type="float" office:value="20.333" calcext:value-type="float">
            <text:p>20.333</text:p>
          </table:table-cell>
          <table:table-cell office:value-type="float" office:value="58.071" calcext:value-type="float">
            <text:p>58.071</text:p>
          </table:table-cell>
          <table:table-cell office:value-type="float" office:value="1.973" calcext:value-type="float">
            <text:p>1.973</text:p>
          </table:table-cell>
          <table:table-cell table:number-columns-repeated="6"/>
        </table:table-row>
        <table:table-row table:style-name="ro1">
          <table:table-cell office:value-type="date" office:date-value="2006-09-05" calcext:value-type="date">
            <text:p>2006-09-05</text:p>
          </table:table-cell>
          <table:table-cell office:value-type="float" office:value="0" calcext:value-type="float">
            <text:p>0</text:p>
          </table:table-cell>
          <table:table-cell office:value-type="float" office:value="20.498" calcext:value-type="float">
            <text:p>20.498</text:p>
          </table:table-cell>
          <table:table-cell office:value-type="float" office:value="64.674" calcext:value-type="float">
            <text:p>64.674</text:p>
          </table:table-cell>
          <table:table-cell office:value-type="float" office:value="2.34" calcext:value-type="float">
            <text:p>2.34</text:p>
          </table:table-cell>
          <table:table-cell table:number-columns-repeated="6"/>
        </table:table-row>
        <table:table-row table:style-name="ro1">
          <table:table-cell office:value-type="date" office:date-value="2006-09-06" calcext:value-type="date">
            <text:p>2006-09-06</text:p>
          </table:table-cell>
          <table:table-cell office:value-type="float" office:value="0" calcext:value-type="float">
            <text:p>0</text:p>
          </table:table-cell>
          <table:table-cell office:value-type="float" office:value="17.293" calcext:value-type="float">
            <text:p>17.293</text:p>
          </table:table-cell>
          <table:table-cell office:value-type="float" office:value="57.606" calcext:value-type="float">
            <text:p>57.606</text:p>
          </table:table-cell>
          <table:table-cell office:value-type="float" office:value="2.506" calcext:value-type="float">
            <text:p>2.506</text:p>
          </table:table-cell>
          <table:table-cell table:number-columns-repeated="6"/>
        </table:table-row>
        <table:table-row table:style-name="ro1">
          <table:table-cell office:value-type="date" office:date-value="2006-09-07" calcext:value-type="date">
            <text:p>2006-09-07</text:p>
          </table:table-cell>
          <table:table-cell office:value-type="float" office:value="0" calcext:value-type="float">
            <text:p>0</text:p>
          </table:table-cell>
          <table:table-cell office:value-type="float" office:value="16.188" calcext:value-type="float">
            <text:p>16.188</text:p>
          </table:table-cell>
          <table:table-cell office:value-type="float" office:value="76.669" calcext:value-type="float">
            <text:p>76.669</text:p>
          </table:table-cell>
          <table:table-cell office:value-type="float" office:value="1.385" calcext:value-type="float">
            <text:p>1.385</text:p>
          </table:table-cell>
          <table:table-cell table:number-columns-repeated="6"/>
        </table:table-row>
        <table:table-row table:style-name="ro1">
          <table:table-cell office:value-type="date" office:date-value="2006-09-08" calcext:value-type="date">
            <text:p>2006-09-08</text:p>
          </table:table-cell>
          <table:table-cell office:value-type="float" office:value="0" calcext:value-type="float">
            <text:p>0</text:p>
          </table:table-cell>
          <table:table-cell office:value-type="float" office:value="16.642" calcext:value-type="float">
            <text:p>16.642</text:p>
          </table:table-cell>
          <table:table-cell office:value-type="float" office:value="69.168" calcext:value-type="float">
            <text:p>69.168</text:p>
          </table:table-cell>
          <table:table-cell office:value-type="float" office:value="2.696" calcext:value-type="float">
            <text:p>2.696</text:p>
          </table:table-cell>
          <table:table-cell table:number-columns-repeated="6"/>
        </table:table-row>
        <table:table-row table:style-name="ro1">
          <table:table-cell office:value-type="date" office:date-value="2006-09-09" calcext:value-type="date">
            <text:p>2006-09-09</text:p>
          </table:table-cell>
          <table:table-cell office:value-type="float" office:value="0" calcext:value-type="float">
            <text:p>0</text:p>
          </table:table-cell>
          <table:table-cell office:value-type="float" office:value="17.191" calcext:value-type="float">
            <text:p>17.191</text:p>
          </table:table-cell>
          <table:table-cell office:value-type="float" office:value="71.086" calcext:value-type="float">
            <text:p>71.086</text:p>
          </table:table-cell>
          <table:table-cell office:value-type="float" office:value="0.537" calcext:value-type="float">
            <text:p>0.537</text:p>
          </table:table-cell>
          <table:table-cell table:number-columns-repeated="6"/>
        </table:table-row>
        <table:table-row table:style-name="ro1">
          <table:table-cell office:value-type="date" office:date-value="2006-09-10" calcext:value-type="date">
            <text:p>2006-09-10</text:p>
          </table:table-cell>
          <table:table-cell office:value-type="float" office:value="0" calcext:value-type="float">
            <text:p>0</text:p>
          </table:table-cell>
          <table:table-cell office:value-type="float" office:value="16.718" calcext:value-type="float">
            <text:p>16.718</text:p>
          </table:table-cell>
          <table:table-cell office:value-type="float" office:value="66.45" calcext:value-type="float">
            <text:p>66.45</text:p>
          </table:table-cell>
          <table:table-cell office:value-type="float" office:value="0.898" calcext:value-type="float">
            <text:p>0.898</text:p>
          </table:table-cell>
          <table:table-cell table:number-columns-repeated="6"/>
        </table:table-row>
        <table:table-row table:style-name="ro1">
          <table:table-cell office:value-type="date" office:date-value="2006-09-11" calcext:value-type="date">
            <text:p>2006-09-1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06-09-12" calcext:value-type="date">
            <text:p>2006-09-12</text:p>
          </table:table-cell>
          <table:table-cell office:value-type="float" office:value="0" calcext:value-type="float">
            <text:p>0</text:p>
          </table:table-cell>
          <table:table-cell office:value-type="float" office:value="11.473" calcext:value-type="float">
            <text:p>11.473</text:p>
          </table:table-cell>
          <table:table-cell office:value-type="float" office:value="59.387" calcext:value-type="float">
            <text:p>59.387</text:p>
          </table:table-cell>
          <table:table-cell office:value-type="float" office:value="1.299" calcext:value-type="float">
            <text:p>1.299</text:p>
          </table:table-cell>
          <table:table-cell table:number-columns-repeated="6"/>
        </table:table-row>
        <table:table-row table:style-name="ro1">
          <table:table-cell office:value-type="date" office:date-value="2006-09-13" calcext:value-type="date">
            <text:p>2006-09-13</text:p>
          </table:table-cell>
          <table:table-cell office:value-type="float" office:value="10.66" calcext:value-type="float">
            <text:p>10.66</text:p>
          </table:table-cell>
          <table:table-cell office:value-type="float" office:value="6.82" calcext:value-type="float">
            <text:p>6.82</text:p>
          </table:table-cell>
          <table:table-cell office:value-type="float" office:value="88.49" calcext:value-type="float">
            <text:p>88.49</text:p>
          </table:table-cell>
          <table:table-cell office:value-type="float" office:value="1.11" calcext:value-type="float">
            <text:p>1.11</text:p>
          </table:table-cell>
          <table:table-cell table:number-columns-repeated="6"/>
        </table:table-row>
        <table:table-row table:style-name="ro1">
          <table:table-cell office:value-type="date" office:date-value="2006-09-14" calcext:value-type="date">
            <text:p>2006-09-14</text:p>
          </table:table-cell>
          <table:table-cell office:value-type="float" office:value="0.26" calcext:value-type="float">
            <text:p>0.26</text:p>
          </table:table-cell>
          <table:table-cell office:value-type="float" office:value="5.239" calcext:value-type="float">
            <text:p>5.239</text:p>
          </table:table-cell>
          <table:table-cell office:value-type="float" office:value="75.175" calcext:value-type="float">
            <text:p>75.175</text:p>
          </table:table-cell>
          <table:table-cell office:value-type="float" office:value="1.56" calcext:value-type="float">
            <text:p>1.56</text:p>
          </table:table-cell>
          <table:table-cell table:number-columns-repeated="6"/>
        </table:table-row>
        <table:table-row table:style-name="ro1">
          <table:table-cell office:value-type="date" office:date-value="2006-09-15" calcext:value-type="date">
            <text:p>2006-09-15</text:p>
          </table:table-cell>
          <table:table-cell office:value-type="float" office:value="0.25" calcext:value-type="float">
            <text:p>0.25</text:p>
          </table:table-cell>
          <table:table-cell office:value-type="float" office:value="6.207" calcext:value-type="float">
            <text:p>6.207</text:p>
          </table:table-cell>
          <table:table-cell office:value-type="float" office:value="68.9" calcext:value-type="float">
            <text:p>68.9</text:p>
          </table:table-cell>
          <table:table-cell office:value-type="float" office:value="1.737" calcext:value-type="float">
            <text:p>1.737</text:p>
          </table:table-cell>
          <table:table-cell table:number-columns-repeated="6"/>
        </table:table-row>
        <table:table-row table:style-name="ro1">
          <table:table-cell office:value-type="date" office:date-value="2006-09-16" calcext:value-type="date">
            <text:p>2006-09-16</text:p>
          </table:table-cell>
          <table:table-cell office:value-type="float" office:value="0" calcext:value-type="float">
            <text:p>0</text:p>
          </table:table-cell>
          <table:table-cell office:value-type="float" office:value="5.746" calcext:value-type="float">
            <text:p>5.746</text:p>
          </table:table-cell>
          <table:table-cell office:value-type="float" office:value="70.553" calcext:value-type="float">
            <text:p>70.553</text:p>
          </table:table-cell>
          <table:table-cell office:value-type="float" office:value="0.761" calcext:value-type="float">
            <text:p>0.761</text:p>
          </table:table-cell>
          <table:table-cell table:number-columns-repeated="6"/>
        </table:table-row>
        <table:table-row table:style-name="ro1">
          <table:table-cell office:value-type="date" office:date-value="2006-09-17" calcext:value-type="date">
            <text:p>2006-09-17</text:p>
          </table:table-cell>
          <table:table-cell office:value-type="float" office:value="0" calcext:value-type="float">
            <text:p>0</text:p>
          </table:table-cell>
          <table:table-cell office:value-type="float" office:value="6.559" calcext:value-type="float">
            <text:p>6.559</text:p>
          </table:table-cell>
          <table:table-cell office:value-type="float" office:value="74.259" calcext:value-type="float">
            <text:p>74.259</text:p>
          </table:table-cell>
          <table:table-cell office:value-type="float" office:value="2.134" calcext:value-type="float">
            <text:p>2.134</text:p>
          </table:table-cell>
          <table:table-cell table:number-columns-repeated="6"/>
        </table:table-row>
        <table:table-row table:style-name="ro1">
          <table:table-cell office:value-type="date" office:date-value="2006-09-18" calcext:value-type="date">
            <text:p>2006-09-18</text:p>
          </table:table-cell>
          <table:table-cell office:value-type="float" office:value="0" calcext:value-type="float">
            <text:p>0</text:p>
          </table:table-cell>
          <table:table-cell office:value-type="float" office:value="7.669" calcext:value-type="float">
            <text:p>7.669</text:p>
          </table:table-cell>
          <table:table-cell office:value-type="float" office:value="79.313" calcext:value-type="float">
            <text:p>79.313</text:p>
          </table:table-cell>
          <table:table-cell office:value-type="float" office:value="0.885" calcext:value-type="float">
            <text:p>0.885</text:p>
          </table:table-cell>
          <table:table-cell table:number-columns-repeated="6"/>
        </table:table-row>
        <table:table-row table:style-name="ro1">
          <table:table-cell office:value-type="date" office:date-value="2006-09-19" calcext:value-type="date">
            <text:p>2006-09-19</text:p>
          </table:table-cell>
          <table:table-cell office:value-type="float" office:value="0.26" calcext:value-type="float">
            <text:p>0.26</text:p>
          </table:table-cell>
          <table:table-cell office:value-type="float" office:value="8.764" calcext:value-type="float">
            <text:p>8.764</text:p>
          </table:table-cell>
          <table:table-cell office:value-type="float" office:value="88.15" calcext:value-type="float">
            <text:p>88.15</text:p>
          </table:table-cell>
          <table:table-cell office:value-type="float" office:value="0.53" calcext:value-type="float">
            <text:p>0.53</text:p>
          </table:table-cell>
          <table:table-cell table:number-columns-repeated="6"/>
        </table:table-row>
        <table:table-row table:style-name="ro1">
          <table:table-cell office:value-type="date" office:date-value="2006-09-20" calcext:value-type="date">
            <text:p>2006-09-20</text:p>
          </table:table-cell>
          <table:table-cell office:value-type="float" office:value="0.51" calcext:value-type="float">
            <text:p>0.51</text:p>
          </table:table-cell>
          <table:table-cell office:value-type="float" office:value="8.901" calcext:value-type="float">
            <text:p>8.901</text:p>
          </table:table-cell>
          <table:table-cell/>
          <table:table-cell office:value-type="float" office:value="0.775" calcext:value-type="float">
            <text:p>0.775</text:p>
          </table:table-cell>
          <table:table-cell table:number-columns-repeated="6"/>
        </table:table-row>
        <table:table-row table:style-name="ro1">
          <table:table-cell office:value-type="date" office:date-value="2006-09-21" calcext:value-type="date">
            <text:p>2006-09-21</text:p>
          </table:table-cell>
          <table:table-cell office:value-type="float" office:value="1.77" calcext:value-type="float">
            <text:p>1.77</text:p>
          </table:table-cell>
          <table:table-cell office:value-type="float" office:value="8.879" calcext:value-type="float">
            <text:p>8.879</text:p>
          </table:table-cell>
          <table:table-cell office:value-type="float" office:value="88.875" calcext:value-type="float">
            <text:p>88.875</text:p>
          </table:table-cell>
          <table:table-cell office:value-type="float" office:value="0.289" calcext:value-type="float">
            <text:p>0.289</text:p>
          </table:table-cell>
          <table:table-cell table:number-columns-repeated="6"/>
        </table:table-row>
        <table:table-row table:style-name="ro1">
          <table:table-cell office:value-type="date" office:date-value="2006-09-22" calcext:value-type="date">
            <text:p>2006-09-22</text:p>
          </table:table-cell>
          <table:table-cell office:value-type="float" office:value="0.26" calcext:value-type="float">
            <text:p>0.26</text:p>
          </table:table-cell>
          <table:table-cell office:value-type="float" office:value="10.105" calcext:value-type="float">
            <text:p>10.105</text:p>
          </table:table-cell>
          <table:table-cell office:value-type="float" office:value="81.961" calcext:value-type="float">
            <text:p>81.961</text:p>
          </table:table-cell>
          <table:table-cell office:value-type="float" office:value="0.722" calcext:value-type="float">
            <text:p>0.722</text:p>
          </table:table-cell>
          <table:table-cell table:number-columns-repeated="6"/>
        </table:table-row>
        <table:table-row table:style-name="ro1">
          <table:table-cell office:value-type="date" office:date-value="2006-09-23" calcext:value-type="date">
            <text:p>2006-09-23</text:p>
          </table:table-cell>
          <table:table-cell office:value-type="float" office:value="0" calcext:value-type="float">
            <text:p>0</text:p>
          </table:table-cell>
          <table:table-cell office:value-type="float" office:value="11.946" calcext:value-type="float">
            <text:p>11.946</text:p>
          </table:table-cell>
          <table:table-cell office:value-type="float" office:value="63.263" calcext:value-type="float">
            <text:p>63.263</text:p>
          </table:table-cell>
          <table:table-cell office:value-type="float" office:value="2.021" calcext:value-type="float">
            <text:p>2.021</text:p>
          </table:table-cell>
          <table:table-cell table:number-columns-repeated="6"/>
        </table:table-row>
        <table:table-row table:style-name="ro1">
          <table:table-cell office:value-type="date" office:date-value="2006-09-24" calcext:value-type="date">
            <text:p>2006-09-24</text:p>
          </table:table-cell>
          <table:table-cell office:value-type="float" office:value="0.25" calcext:value-type="float">
            <text:p>0.25</text:p>
          </table:table-cell>
          <table:table-cell office:value-type="float" office:value="12.166" calcext:value-type="float">
            <text:p>12.166</text:p>
          </table:table-cell>
          <table:table-cell office:value-type="float" office:value="52.219" calcext:value-type="float">
            <text:p>52.219</text:p>
          </table:table-cell>
          <table:table-cell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date" office:date-value="2006-09-25" calcext:value-type="date">
            <text:p>2006-09-25</text:p>
          </table:table-cell>
          <table:table-cell office:value-type="float" office:value="1.27" calcext:value-type="float">
            <text:p>1.27</text:p>
          </table:table-cell>
          <table:table-cell office:value-type="float" office:value="9.064" calcext:value-type="float">
            <text:p>9.064</text:p>
          </table:table-cell>
          <table:table-cell office:value-type="float" office:value="87.425" calcext:value-type="float">
            <text:p>87.425</text:p>
          </table:table-cell>
          <table:table-cell office:value-type="float" office:value="0.459" calcext:value-type="float">
            <text:p>0.459</text:p>
          </table:table-cell>
          <table:table-cell table:number-columns-repeated="6"/>
        </table:table-row>
        <table:table-row table:style-name="ro1">
          <table:table-cell office:value-type="date" office:date-value="2006-09-26" calcext:value-type="date">
            <text:p>2006-09-26</text:p>
          </table:table-cell>
          <table:table-cell office:value-type="float" office:value="0.26" calcext:value-type="float">
            <text:p>0.26</text:p>
          </table:table-cell>
          <table:table-cell office:value-type="float" office:value="8.057" calcext:value-type="float">
            <text:p>8.057</text:p>
          </table:table-cell>
          <table:table-cell office:value-type="float" office:value="84.387" calcext:value-type="float">
            <text:p>84.387</text:p>
          </table:table-cell>
          <table:table-cell office:value-type="float" office:value="1.989" calcext:value-type="float">
            <text:p>1.989</text:p>
          </table:table-cell>
          <table:table-cell table:number-columns-repeated="6"/>
        </table:table-row>
        <table:table-row table:style-name="ro1">
          <table:table-cell office:value-type="date" office:date-value="2006-09-27" calcext:value-type="date">
            <text:p>2006-09-27</text:p>
          </table:table-cell>
          <table:table-cell office:value-type="float" office:value="0.71" calcext:value-type="float">
            <text:p>0.71</text:p>
          </table:table-cell>
          <table:table-cell office:value-type="float" office:value="7.69" calcext:value-type="float">
            <text:p>7.69</text:p>
          </table:table-cell>
          <table:table-cell office:value-type="float" office:value="85.106" calcext:value-type="float">
            <text:p>85.106</text:p>
          </table:table-cell>
          <table:table-cell office:value-type="float" office:value="1.783" calcext:value-type="float">
            <text:p>1.783</text:p>
          </table:table-cell>
          <table:table-cell table:number-columns-repeated="6"/>
        </table:table-row>
        <table:table-row table:style-name="ro1">
          <table:table-cell office:value-type="date" office:date-value="2006-09-28" calcext:value-type="date">
            <text:p>2006-09-28</text:p>
          </table:table-cell>
          <table:table-cell office:value-type="float" office:value="3.25" calcext:value-type="float">
            <text:p>3.25</text:p>
          </table:table-cell>
          <table:table-cell office:value-type="float" office:value="12.492" calcext:value-type="float">
            <text:p>12.492</text:p>
          </table:table-cell>
          <table:table-cell office:value-type="float" office:value="70.008" calcext:value-type="float">
            <text:p>70.008</text:p>
          </table:table-cell>
          <table:table-cell office:value-type="float" office:value="2.788" calcext:value-type="float">
            <text:p>2.788</text:p>
          </table:table-cell>
          <table:table-cell table:number-columns-repeated="6"/>
        </table:table-row>
        <table:table-row table:style-name="ro1">
          <table:table-cell office:value-type="date" office:date-value="2006-09-29" calcext:value-type="date">
            <text:p>2006-09-29</text:p>
          </table:table-cell>
          <table:table-cell office:value-type="float" office:value="0.03" calcext:value-type="float">
            <text:p>0.03</text:p>
          </table:table-cell>
          <table:table-cell office:value-type="float" office:value="10.646" calcext:value-type="float">
            <text:p>10.646</text:p>
          </table:table-cell>
          <table:table-cell office:value-type="float" office:value="69.95" calcext:value-type="float">
            <text:p>69.95</text:p>
          </table:table-cell>
          <table:table-cell office:value-type="float" office:value="1.478" calcext:value-type="float">
            <text:p>1.478</text:p>
          </table:table-cell>
          <table:table-cell table:number-columns-repeated="6"/>
        </table:table-row>
        <table:table-row table:style-name="ro1">
          <table:table-cell office:value-type="date" office:date-value="2006-09-30" calcext:value-type="date">
            <text:p>2006-09-30</text:p>
          </table:table-cell>
          <table:table-cell office:value-type="float" office:value="0.99" calcext:value-type="float">
            <text:p>0.99</text:p>
          </table:table-cell>
          <table:table-cell office:value-type="float" office:value="8.531" calcext:value-type="float">
            <text:p>8.531</text:p>
          </table:table-cell>
          <table:table-cell office:value-type="float" office:value="84.576" calcext:value-type="float">
            <text:p>84.576</text:p>
          </table:table-cell>
          <table:table-cell office:value-type="float" office:value="0.413" calcext:value-type="float">
            <text:p>0.413</text:p>
          </table:table-cell>
          <table:table-cell table:number-columns-repeated="6"/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0.81" calcext:value-type="float">
            <text:p>0.81</text:p>
          </table:table-cell>
          <table:table-cell office:value-type="float" office:value="6.002" calcext:value-type="float">
            <text:p>6.002</text:p>
          </table:table-cell>
          <table:table-cell office:value-type="float" office:value="91.992" calcext:value-type="float">
            <text:p>91.992</text:p>
          </table:table-cell>
          <table:table-cell office:value-type="float" office:value="1.922" calcext:value-type="float">
            <text:p>1.922</text:p>
          </table:table-cell>
          <table:table-cell table:number-columns-repeated="6"/>
        </table:table-row>
        <table:table-row table:style-name="ro1">
          <table:table-cell office:value-type="date" office:date-value="2006-10-02" calcext:value-type="date">
            <text:p>2006-10-02</text:p>
          </table:table-cell>
          <table:table-cell office:value-type="float" office:value="0.13" calcext:value-type="float">
            <text:p>0.13</text:p>
          </table:table-cell>
          <table:table-cell office:value-type="float" office:value="6.688" calcext:value-type="float">
            <text:p>6.688</text:p>
          </table:table-cell>
          <table:table-cell office:value-type="float" office:value="82.22" calcext:value-type="float">
            <text:p>82.22</text:p>
          </table:table-cell>
          <table:table-cell office:value-type="float" office:value="0.814" calcext:value-type="float">
            <text:p>0.814</text:p>
          </table:table-cell>
          <table:table-cell table:number-columns-repeated="6"/>
        </table:table-row>
        <table:table-row table:style-name="ro1">
          <table:table-cell office:value-type="date" office:date-value="2006-10-03" calcext:value-type="date">
            <text:p>2006-10-03</text:p>
          </table:table-cell>
          <table:table-cell office:value-type="float" office:value="0" calcext:value-type="float">
            <text:p>0</text:p>
          </table:table-cell>
          <table:table-cell office:value-type="float" office:value="6.469" calcext:value-type="float">
            <text:p>6.469</text:p>
          </table:table-cell>
          <table:table-cell office:value-type="float" office:value="71.232" calcext:value-type="float">
            <text:p>71.232</text:p>
          </table:table-cell>
          <table:table-cell office:value-type="float" office:value="0.202" calcext:value-type="float">
            <text:p>0.202</text:p>
          </table:table-cell>
          <table:table-cell table:number-columns-repeated="6"/>
        </table:table-row>
        <table:table-row table:style-name="ro1">
          <table:table-cell office:value-type="date" office:date-value="2006-10-04" calcext:value-type="date">
            <text:p>2006-10-04</text:p>
          </table:table-cell>
          <table:table-cell office:value-type="float" office:value="0.05" calcext:value-type="float">
            <text:p>0.05</text:p>
          </table:table-cell>
          <table:table-cell office:value-type="float" office:value="5.828" calcext:value-type="float">
            <text:p>5.828</text:p>
          </table:table-cell>
          <table:table-cell office:value-type="float" office:value="61.553" calcext:value-type="float">
            <text:p>61.553</text:p>
          </table:table-cell>
          <table:table-cell office:value-type="float" office:value="0.391" calcext:value-type="float">
            <text:p>0.391</text:p>
          </table:table-cell>
          <table:table-cell table:number-columns-repeated="6"/>
        </table:table-row>
        <table:table-row table:style-name="ro1">
          <table:table-cell office:value-type="date" office:date-value="2006-10-05" calcext:value-type="date">
            <text:p>2006-10-05</text:p>
          </table:table-cell>
          <table:table-cell office:value-type="float" office:value="0.07" calcext:value-type="float">
            <text:p>0.07</text:p>
          </table:table-cell>
          <table:table-cell office:value-type="float" office:value="10.56" calcext:value-type="float">
            <text:p>10.56</text:p>
          </table:table-cell>
          <table:table-cell office:value-type="float" office:value="46.505" calcext:value-type="float">
            <text:p>46.505</text:p>
          </table:table-cell>
          <table:table-cell office:value-type="float" office:value="1.939" calcext:value-type="float">
            <text:p>1.939</text:p>
          </table:table-cell>
          <table:table-cell table:number-columns-repeated="6"/>
        </table:table-row>
        <table:table-row table:style-name="ro1">
          <table:table-cell office:value-type="date" office:date-value="2006-10-06" calcext:value-type="date">
            <text:p>2006-10-06</text:p>
          </table:table-cell>
          <table:table-cell office:value-type="float" office:value="0" calcext:value-type="float">
            <text:p>0</text:p>
          </table:table-cell>
          <table:table-cell office:value-type="float" office:value="3.433" calcext:value-type="float">
            <text:p>3.433</text:p>
          </table:table-cell>
          <table:table-cell office:value-type="float" office:value="77.426" calcext:value-type="float">
            <text:p>77.4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06-10-07" calcext:value-type="date">
            <text:p>2006-10-07</text:p>
          </table:table-cell>
          <table:table-cell office:value-type="float" office:value="0" calcext:value-type="float">
            <text:p>0</text:p>
          </table:table-cell>
          <table:table-cell office:value-type="float" office:value="3.355" calcext:value-type="float">
            <text:p>3.355</text:p>
          </table:table-cell>
          <table:table-cell office:value-type="float" office:value="75.18" calcext:value-type="float">
            <text:p>75.18</text:p>
          </table:table-cell>
          <table:table-cell office:value-type="float" office:value="1.346" calcext:value-type="float">
            <text:p>1.346</text:p>
          </table:table-cell>
          <table:table-cell table:number-columns-repeated="6"/>
        </table:table-row>
        <table:table-row table:style-name="ro1">
          <table:table-cell office:value-type="date" office:date-value="2006-10-08" calcext:value-type="date">
            <text:p>2006-10-08</text:p>
          </table:table-cell>
          <table:table-cell office:value-type="float" office:value="1.78" calcext:value-type="float">
            <text:p>1.78</text:p>
          </table:table-cell>
          <table:table-cell office:value-type="float" office:value="3.941" calcext:value-type="float">
            <text:p>3.941</text:p>
          </table:table-cell>
          <table:table-cell office:value-type="float" office:value="73.628" calcext:value-type="float">
            <text:p>73.628</text:p>
          </table:table-cell>
          <table:table-cell office:value-type="float" office:value="0.751" calcext:value-type="float">
            <text:p>0.751</text:p>
          </table:table-cell>
          <table:table-cell table:number-columns-repeated="6"/>
        </table:table-row>
        <table:table-row table:style-name="ro1">
          <table:table-cell office:value-type="date" office:date-value="2006-10-09" calcext:value-type="date">
            <text:p>2006-10-09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71.439" calcext:value-type="float">
            <text:p>71.439</text:p>
          </table:table-cell>
          <table:table-cell office:value-type="float" office:value="0.784" calcext:value-type="float">
            <text:p>0.784</text:p>
          </table:table-cell>
          <table:table-cell table:number-columns-repeated="6"/>
        </table:table-row>
        <table:table-row table:style-name="ro1">
          <table:table-cell office:value-type="date" office:date-value="2006-10-10" calcext:value-type="date">
            <text:p>2006-10-10</text:p>
          </table:table-cell>
          <table:table-cell office:value-type="float" office:value="0.49" calcext:value-type="float">
            <text:p>0.49</text:p>
          </table:table-cell>
          <table:table-cell office:value-type="float" office:value="-0.258" calcext:value-type="float">
            <text:p>-0.258</text:p>
          </table:table-cell>
          <table:table-cell office:value-type="float" office:value="77.996" calcext:value-type="float">
            <text:p>77.996</text:p>
          </table:table-cell>
          <table:table-cell office:value-type="float" office:value="1.631" calcext:value-type="float">
            <text:p>1.631</text:p>
          </table:table-cell>
          <table:table-cell table:number-columns-repeated="6"/>
        </table:table-row>
        <table:table-row table:style-name="ro1">
          <table:table-cell office:value-type="date" office:date-value="2006-10-11" calcext:value-type="date">
            <text:p>2006-10-11</text:p>
          </table:table-cell>
          <table:table-cell office:value-type="float" office:value="0.1" calcext:value-type="float">
            <text:p>0.1</text:p>
          </table:table-cell>
          <table:table-cell office:value-type="float" office:value="-0.522" calcext:value-type="float">
            <text:p>-0.522</text:p>
          </table:table-cell>
          <table:table-cell office:value-type="float" office:value="55.005" calcext:value-type="float">
            <text:p>55.005</text:p>
          </table:table-cell>
          <table:table-cell office:value-type="float" office:value="3.591" calcext:value-type="float">
            <text:p>3.591</text:p>
          </table:table-cell>
          <table:table-cell table:number-columns-repeated="6"/>
        </table:table-row>
        <table:table-row table:style-name="ro1">
          <table:table-cell office:value-type="date" office:date-value="2006-10-12" calcext:value-type="date">
            <text:p>2006-10-12</text:p>
          </table:table-cell>
          <table:table-cell office:value-type="float" office:value="0.1" calcext:value-type="float">
            <text:p>0.1</text:p>
          </table:table-cell>
          <table:table-cell office:value-type="float" office:value="2.087" calcext:value-type="float">
            <text:p>2.087</text:p>
          </table:table-cell>
          <table:table-cell office:value-type="float" office:value="55.824" calcext:value-type="float">
            <text:p>55.824</text:p>
          </table:table-cell>
          <table:table-cell office:value-type="float" office:value="1.325" calcext:value-type="float">
            <text:p>1.325</text:p>
          </table:table-cell>
          <table:table-cell table:number-columns-repeated="6"/>
        </table:table-row>
        <table:table-row table:style-name="ro1">
          <table:table-cell office:value-type="date" office:date-value="2006-10-13" calcext:value-type="date">
            <text:p>2006-10-13</text:p>
          </table:table-cell>
          <table:table-cell office:value-type="float" office:value="0" calcext:value-type="float">
            <text:p>0</text:p>
          </table:table-cell>
          <table:table-cell office:value-type="float" office:value="1.827" calcext:value-type="float">
            <text:p>1.827</text:p>
          </table:table-cell>
          <table:table-cell office:value-type="float" office:value="67.097" calcext:value-type="float">
            <text:p>67.097</text:p>
          </table:table-cell>
          <table:table-cell office:value-type="float" office:value="0.145" calcext:value-type="float">
            <text:p>0.145</text:p>
          </table:table-cell>
          <table:table-cell table:number-columns-repeated="6"/>
        </table:table-row>
        <table:table-row table:style-name="ro1">
          <table:table-cell office:value-type="date" office:date-value="2006-10-14" calcext:value-type="date">
            <text:p>2006-10-14</text:p>
          </table:table-cell>
          <table:table-cell office:value-type="float" office:value="0" calcext:value-type="float">
            <text:p>0</text:p>
          </table:table-cell>
          <table:table-cell office:value-type="float" office:value="1.956" calcext:value-type="float">
            <text:p>1.956</text:p>
          </table:table-cell>
          <table:table-cell office:value-type="float" office:value="71.581" calcext:value-type="float">
            <text:p>71.581</text:p>
          </table:table-cell>
          <table:table-cell office:value-type="float" office:value="3.02" calcext:value-type="float">
            <text:p>3.02</text:p>
          </table:table-cell>
          <table:table-cell table:number-columns-repeated="6"/>
        </table:table-row>
        <table:table-row table:style-name="ro1">
          <table:table-cell office:value-type="date" office:date-value="2006-10-15" calcext:value-type="date">
            <text:p>2006-10-15</text:p>
          </table:table-cell>
          <table:table-cell office:value-type="float" office:value="1.22" calcext:value-type="float">
            <text:p>1.22</text:p>
          </table:table-cell>
          <table:table-cell office:value-type="float" office:value="0.424" calcext:value-type="float">
            <text:p>0.424</text:p>
          </table:table-cell>
          <table:table-cell office:value-type="float" office:value="87.846" calcext:value-type="float">
            <text:p>87.846</text:p>
          </table:table-cell>
          <table:table-cell office:value-type="float" office:value="3.699" calcext:value-type="float">
            <text:p>3.699</text:p>
          </table:table-cell>
          <table:table-cell table:number-columns-repeated="6"/>
        </table:table-row>
        <table:table-row table:style-name="ro1">
          <table:table-cell office:value-type="date" office:date-value="2006-10-16" calcext:value-type="date">
            <text:p>2006-10-16</text:p>
          </table:table-cell>
          <table:table-cell office:value-type="float" office:value="0" calcext:value-type="float">
            <text:p>0</text:p>
          </table:table-cell>
          <table:table-cell office:value-type="float" office:value="-0.19" calcext:value-type="float">
            <text:p>-0.19</text:p>
          </table:table-cell>
          <table:table-cell office:value-type="float" office:value="74.435" calcext:value-type="float">
            <text:p>74.435</text:p>
          </table:table-cell>
          <table:table-cell office:value-type="float" office:value="1.227" calcext:value-type="float">
            <text:p>1.227</text:p>
          </table:table-cell>
          <table:table-cell table:number-columns-repeated="6"/>
        </table:table-row>
        <table:table-row table:style-name="ro1">
          <table:table-cell office:value-type="date" office:date-value="2006-10-17" calcext:value-type="date">
            <text:p>2006-10-17</text:p>
          </table:table-cell>
          <table:table-cell office:value-type="float" office:value="0.02" calcext:value-type="float">
            <text:p>0.02</text:p>
          </table:table-cell>
          <table:table-cell office:value-type="float" office:value="-1.594" calcext:value-type="float">
            <text:p>-1.594</text:p>
          </table:table-cell>
          <table:table-cell office:value-type="float" office:value="80.272" calcext:value-type="float">
            <text:p>80.272</text:p>
          </table:table-cell>
          <table:table-cell office:value-type="float" office:value="0.873" calcext:value-type="float">
            <text:p>0.873</text:p>
          </table:table-cell>
          <table:table-cell table:number-columns-repeated="6"/>
        </table:table-row>
        <table:table-row table:style-name="ro1">
          <table:table-cell office:value-type="date" office:date-value="2006-10-18" calcext:value-type="date">
            <text:p>2006-10-18</text:p>
          </table:table-cell>
          <table:table-cell office:value-type="float" office:value="0" calcext:value-type="float">
            <text:p>0</text:p>
          </table:table-cell>
          <table:table-cell office:value-type="float" office:value="-1.621" calcext:value-type="float">
            <text:p>-1.621</text:p>
          </table:table-cell>
          <table:table-cell office:value-type="float" office:value="76.241" calcext:value-type="float">
            <text:p>76.241</text:p>
          </table:table-cell>
          <table:table-cell office:value-type="float" office:value="0.325" calcext:value-type="float">
            <text:p>0.325</text:p>
          </table:table-cell>
          <table:table-cell table:number-columns-repeated="6"/>
        </table:table-row>
        <table:table-row table:style-name="ro1">
          <table:table-cell office:value-type="date" office:date-value="2006-10-19" calcext:value-type="date">
            <text:p>2006-10-19</text:p>
          </table:table-cell>
          <table:table-cell office:value-type="float" office:value="0" calcext:value-type="float">
            <text:p>0</text:p>
          </table:table-cell>
          <table:table-cell office:value-type="float" office:value="-0.426" calcext:value-type="float">
            <text:p>-0.426</text:p>
          </table:table-cell>
          <table:table-cell office:value-type="float" office:value="79.904" calcext:value-type="float">
            <text:p>79.904</text:p>
          </table:table-cell>
          <table:table-cell office:value-type="float" office:value="1.323" calcext:value-type="float">
            <text:p>1.323</text:p>
          </table:table-cell>
          <table:table-cell table:number-columns-repeated="6"/>
        </table:table-row>
        <table:table-row table:style-name="ro1">
          <table:table-cell office:value-type="date" office:date-value="2006-10-20" calcext:value-type="date">
            <text:p>2006-10-20</text:p>
          </table:table-cell>
          <table:table-cell office:value-type="float" office:value="0.38" calcext:value-type="float">
            <text:p>0.38</text:p>
          </table:table-cell>
          <table:table-cell office:value-type="float" office:value="0.225" calcext:value-type="float">
            <text:p>0.225</text:p>
          </table:table-cell>
          <table:table-cell office:value-type="float" office:value="92.775" calcext:value-type="float">
            <text:p>92.775</text:p>
          </table:table-cell>
          <table:table-cell office:value-type="float" office:value="0.755" calcext:value-type="float">
            <text:p>0.755</text:p>
          </table:table-cell>
          <table:table-cell table:number-columns-repeated="6"/>
        </table:table-row>
        <table:table-row table:style-name="ro1">
          <table:table-cell office:value-type="date" office:date-value="2006-10-21" calcext:value-type="date">
            <text:p>2006-10-21</text:p>
          </table:table-cell>
          <table:table-cell office:value-type="float" office:value="0" calcext:value-type="float">
            <text:p>0</text:p>
          </table:table-cell>
          <table:table-cell office:value-type="float" office:value="-1.086" calcext:value-type="float">
            <text:p>-1.086</text:p>
          </table:table-cell>
          <table:table-cell office:value-type="float" office:value="92.888" calcext:value-type="float">
            <text:p>92.888</text:p>
          </table:table-cell>
          <table:table-cell office:value-type="float" office:value="1.123" calcext:value-type="float">
            <text:p>1.123</text:p>
          </table:table-cell>
          <table:table-cell table:number-columns-repeated="6"/>
        </table:table-row>
        <table:table-row table:style-name="ro1">
          <table:table-cell office:value-type="date" office:date-value="2006-10-22" calcext:value-type="date">
            <text:p>2006-10-22</text:p>
          </table:table-cell>
          <table:table-cell office:value-type="float" office:value="0" calcext:value-type="float">
            <text:p>0</text:p>
          </table:table-cell>
          <table:table-cell office:value-type="float" office:value="1.622" calcext:value-type="float">
            <text:p>1.622</text:p>
          </table:table-cell>
          <table:table-cell office:value-type="float" office:value="85.573" calcext:value-type="float">
            <text:p>85.573</text:p>
          </table:table-cell>
          <table:table-cell office:value-type="float" office:value="2.209" calcext:value-type="float">
            <text:p>2.209</text:p>
          </table:table-cell>
          <table:table-cell table:number-columns-repeated="6"/>
        </table:table-row>
        <table:table-row table:style-name="ro1">
          <table:table-cell office:value-type="date" office:date-value="2006-10-23" calcext:value-type="date">
            <text:p>2006-10-23</text:p>
          </table:table-cell>
          <table:table-cell office:value-type="float" office:value="0.13" calcext:value-type="float">
            <text:p>0.13</text:p>
          </table:table-cell>
          <table:table-cell office:value-type="float" office:value="4.088" calcext:value-type="float">
            <text:p>4.088</text:p>
          </table:table-cell>
          <table:table-cell office:value-type="float" office:value="76.245" calcext:value-type="float">
            <text:p>76.245</text:p>
          </table:table-cell>
          <table:table-cell office:value-type="float" office:value="0.469" calcext:value-type="float">
            <text:p>0.469</text:p>
          </table:table-cell>
          <table:table-cell table:number-columns-repeated="6"/>
        </table:table-row>
        <table:table-row table:style-name="ro1">
          <table:table-cell office:value-type="date" office:date-value="2006-10-24" calcext:value-type="date">
            <text:p>2006-10-24</text:p>
          </table:table-cell>
          <table:table-cell office:value-type="float" office:value="0" calcext:value-type="float">
            <text:p>0</text:p>
          </table:table-cell>
          <table:table-cell office:value-type="float" office:value="1.817" calcext:value-type="float">
            <text:p>1.817</text:p>
          </table:table-cell>
          <table:table-cell office:value-type="float" office:value="87.38" calcext:value-type="float">
            <text:p>87.38</text:p>
          </table:table-cell>
          <table:table-cell office:value-type="float" office:value="0.365" calcext:value-type="float">
            <text:p>0.365</text:p>
          </table:table-cell>
          <table:table-cell table:number-columns-repeated="6"/>
        </table:table-row>
        <table:table-row table:style-name="ro1">
          <table:table-cell office:value-type="date" office:date-value="2006-10-25" calcext:value-type="date">
            <text:p>2006-10-25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73.945" calcext:value-type="float">
            <text:p>73.945</text:p>
          </table:table-cell>
          <table:table-cell office:value-type="float" office:value="2.202" calcext:value-type="float">
            <text:p>2.202</text:p>
          </table:table-cell>
          <table:table-cell table:number-columns-repeated="6"/>
        </table:table-row>
        <table:table-row table:style-name="ro1">
          <table:table-cell office:value-type="date" office:date-value="2006-10-26" calcext:value-type="date">
            <text:p>2006-10-26</text:p>
          </table:table-cell>
          <table:table-cell office:value-type="float" office:value="0" calcext:value-type="float">
            <text:p>0</text:p>
          </table:table-cell>
          <table:table-cell office:value-type="float" office:value="4.409" calcext:value-type="float">
            <text:p>4.409</text:p>
          </table:table-cell>
          <table:table-cell office:value-type="float" office:value="60.891" calcext:value-type="float">
            <text:p>60.891</text:p>
          </table:table-cell>
          <table:table-cell office:value-type="float" office:value="3.517" calcext:value-type="float">
            <text:p>3.517</text:p>
          </table:table-cell>
          <table:table-cell table:number-columns-repeated="6"/>
        </table:table-row>
        <table:table-row table:style-name="ro1">
          <table:table-cell office:value-type="date" office:date-value="2006-10-27" calcext:value-type="date">
            <text:p>2006-10-27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56.553" calcext:value-type="float">
            <text:p>56.553</text:p>
          </table:table-cell>
          <table:table-cell office:value-type="float" office:value="3.033" calcext:value-type="float">
            <text:p>3.033</text:p>
          </table:table-cell>
          <table:table-cell table:number-columns-repeated="6"/>
        </table:table-row>
        <table:table-row table:style-name="ro1">
          <table:table-cell office:value-type="date" office:date-value="2006-10-28" calcext:value-type="date">
            <text:p>2006-10-28</text:p>
          </table:table-cell>
          <table:table-cell office:value-type="float" office:value="0" calcext:value-type="float">
            <text:p>0</text:p>
          </table:table-cell>
          <table:table-cell office:value-type="float" office:value="-3.815" calcext:value-type="float">
            <text:p>-3.815</text:p>
          </table:table-cell>
          <table:table-cell office:value-type="float" office:value="68.502" calcext:value-type="float">
            <text:p>68.502</text:p>
          </table:table-cell>
          <table:table-cell office:value-type="float" office:value="2.694" calcext:value-type="float">
            <text:p>2.694</text:p>
          </table:table-cell>
          <table:table-cell table:number-columns-repeated="6"/>
        </table:table-row>
        <table:table-row table:style-name="ro1">
          <table:table-cell office:value-type="date" office:date-value="2006-10-29" calcext:value-type="date">
            <text:p>2006-10-29</text:p>
          </table:table-cell>
          <table:table-cell office:value-type="float" office:value="0" calcext:value-type="float">
            <text:p>0</text:p>
          </table:table-cell>
          <table:table-cell office:value-type="float" office:value="-5.639" calcext:value-type="float">
            <text:p>-5.639</text:p>
          </table:table-cell>
          <table:table-cell office:value-type="float" office:value="72.463" calcext:value-type="float">
            <text:p>72.463</text:p>
          </table:table-cell>
          <table:table-cell office:value-type="float" office:value="3.62" calcext:value-type="float">
            <text:p>3.62</text:p>
          </table:table-cell>
          <table:table-cell table:number-columns-repeated="6"/>
        </table:table-row>
        <table:table-row table:style-name="ro1">
          <table:table-cell office:value-type="date" office:date-value="2006-10-30" calcext:value-type="date">
            <text:p>2006-10-30</text:p>
          </table:table-cell>
          <table:table-cell office:value-type="float" office:value="0" calcext:value-type="float">
            <text:p>0</text:p>
          </table:table-cell>
          <table:table-cell office:value-type="float" office:value="-5.998" calcext:value-type="float">
            <text:p>-5.998</text:p>
          </table:table-cell>
          <table:table-cell office:value-type="float" office:value="75.037" calcext:value-type="float">
            <text:p>75.037</text:p>
          </table:table-cell>
          <table:table-cell office:value-type="float" office:value="3.269" calcext:value-type="float">
            <text:p>3.269</text:p>
          </table:table-cell>
          <table:table-cell table:number-columns-repeated="6"/>
        </table:table-row>
        <table:table-row table:style-name="ro1">
          <table:table-cell office:value-type="date" office:date-value="2006-10-31" calcext:value-type="date">
            <text:p>2006-10-31</text:p>
          </table:table-cell>
          <table:table-cell office:value-type="float" office:value="0" calcext:value-type="float">
            <text:p>0</text:p>
          </table:table-cell>
          <table:table-cell office:value-type="float" office:value="-6.132" calcext:value-type="float">
            <text:p>-6.132</text:p>
          </table:table-cell>
          <table:table-cell office:value-type="float" office:value="71.193" calcext:value-type="float">
            <text:p>71.193</text:p>
          </table:table-cell>
          <table:table-cell office:value-type="float" office:value="3.928" calcext:value-type="float">
            <text:p>3.928</text:p>
          </table:table-cell>
          <table:table-cell table:number-columns-repeated="6"/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0" calcext:value-type="float">
            <text:p>0</text:p>
          </table:table-cell>
          <table:table-cell office:value-type="float" office:value="10.709" calcext:value-type="float">
            <text:p>10.709</text:p>
          </table:table-cell>
          <table:table-cell office:value-type="float" office:value="38.137" calcext:value-type="float">
            <text:p>38.137</text:p>
          </table:table-cell>
          <table:table-cell office:value-type="float" office:value="0.728" calcext:value-type="float">
            <text:p>0.728</text:p>
          </table:table-cell>
          <table:table-cell table:number-columns-repeated="6"/>
        </table:table-row>
        <table:table-row table:style-name="ro1">
          <table:table-cell office:value-type="date" office:date-value="2007-05-02" calcext:value-type="date">
            <text:p>2007-05-02</text:p>
          </table:table-cell>
          <table:table-cell office:value-type="float" office:value="0" calcext:value-type="float">
            <text:p>0</text:p>
          </table:table-cell>
          <table:table-cell office:value-type="float" office:value="12.885" calcext:value-type="float">
            <text:p>12.885</text:p>
          </table:table-cell>
          <table:table-cell office:value-type="float" office:value="41.422" calcext:value-type="float">
            <text:p>41.422</text:p>
          </table:table-cell>
          <table:table-cell office:value-type="float" office:value="1.814" calcext:value-type="float">
            <text:p>1.814</text:p>
          </table:table-cell>
          <table:table-cell table:number-columns-repeated="6"/>
        </table:table-row>
        <table:table-row table:style-name="ro1">
          <table:table-cell office:value-type="date" office:date-value="2007-05-03" calcext:value-type="date">
            <text:p>2007-05-03</text:p>
          </table:table-cell>
          <table:table-cell office:value-type="float" office:value="0.44" calcext:value-type="float">
            <text:p>0.44</text:p>
          </table:table-cell>
          <table:table-cell office:value-type="float" office:value="9.326" calcext:value-type="float">
            <text:p>9.326</text:p>
          </table:table-cell>
          <table:table-cell office:value-type="float" office:value="73.684" calcext:value-type="float">
            <text:p>73.684</text:p>
          </table:table-cell>
          <table:table-cell office:value-type="float" office:value="2.919" calcext:value-type="float">
            <text:p>2.919</text:p>
          </table:table-cell>
          <table:table-cell table:number-columns-repeated="6"/>
        </table:table-row>
        <table:table-row table:style-name="ro1">
          <table:table-cell office:value-type="date" office:date-value="2007-05-04" calcext:value-type="date">
            <text:p>2007-05-04</text:p>
          </table:table-cell>
          <table:table-cell office:value-type="float" office:value="8.15" calcext:value-type="float">
            <text:p>8.15</text:p>
          </table:table-cell>
          <table:table-cell office:value-type="float" office:value="7.34" calcext:value-type="float">
            <text:p>7.34</text:p>
          </table:table-cell>
          <table:table-cell office:value-type="float" office:value="92.021" calcext:value-type="float">
            <text:p>92.021</text:p>
          </table:table-cell>
          <table:table-cell office:value-type="float" office:value="3.754" calcext:value-type="float">
            <text:p>3.754</text:p>
          </table:table-cell>
          <table:table-cell table:number-columns-repeated="6"/>
        </table:table-row>
        <table:table-row table:style-name="ro1">
          <table:table-cell office:value-type="date" office:date-value="2007-05-05" calcext:value-type="date">
            <text:p>2007-05-05</text:p>
          </table:table-cell>
          <table:table-cell office:value-type="float" office:value="12.19" calcext:value-type="float">
            <text:p>12.19</text:p>
          </table:table-cell>
          <table:table-cell office:value-type="float" office:value="7.878" calcext:value-type="float">
            <text:p>7.878</text:p>
          </table:table-cell>
          <table:table-cell office:value-type="float" office:value="89.235" calcext:value-type="float">
            <text:p>89.235</text:p>
          </table:table-cell>
          <table:table-cell office:value-type="float" office:value="3.557" calcext:value-type="float">
            <text:p>3.557</text:p>
          </table:table-cell>
          <table:table-cell table:number-columns-repeated="6"/>
        </table:table-row>
        <table:table-row table:style-name="ro1">
          <table:table-cell office:value-type="date" office:date-value="2007-05-06" calcext:value-type="date">
            <text:p>2007-05-06</text:p>
          </table:table-cell>
          <table:table-cell office:value-type="float" office:value="0.33" calcext:value-type="float">
            <text:p>0.33</text:p>
          </table:table-cell>
          <table:table-cell office:value-type="float" office:value="11.165" calcext:value-type="float">
            <text:p>11.165</text:p>
          </table:table-cell>
          <table:table-cell office:value-type="float" office:value="59.359" calcext:value-type="float">
            <text:p>59.359</text:p>
          </table:table-cell>
          <table:table-cell office:value-type="float" office:value="2.47" calcext:value-type="float">
            <text:p>2.47</text:p>
          </table:table-cell>
          <table:table-cell table:number-columns-repeated="6"/>
        </table:table-row>
        <table:table-row table:style-name="ro1">
          <table:table-cell office:value-type="date" office:date-value="2007-05-07" calcext:value-type="date">
            <text:p>2007-05-07</text:p>
          </table:table-cell>
          <table:table-cell office:value-type="float" office:value="0" calcext:value-type="float">
            <text:p>0</text:p>
          </table:table-cell>
          <table:table-cell office:value-type="float" office:value="11.302" calcext:value-type="float">
            <text:p>11.302</text:p>
          </table:table-cell>
          <table:table-cell office:value-type="float" office:value="51.836" calcext:value-type="float">
            <text:p>51.836</text:p>
          </table:table-cell>
          <table:table-cell office:value-type="float" office:value="3.625" calcext:value-type="float">
            <text:p>3.625</text:p>
          </table:table-cell>
          <table:table-cell table:number-columns-repeated="6"/>
        </table:table-row>
        <table:table-row table:style-name="ro1">
          <table:table-cell office:value-type="date" office:date-value="2007-05-08" calcext:value-type="date">
            <text:p>2007-05-08</text:p>
          </table:table-cell>
          <table:table-cell office:value-type="float" office:value="0.03" calcext:value-type="float">
            <text:p>0.03</text:p>
          </table:table-cell>
          <table:table-cell office:value-type="float" office:value="9.158" calcext:value-type="float">
            <text:p>9.158</text:p>
          </table:table-cell>
          <table:table-cell office:value-type="float" office:value="56.666" calcext:value-type="float">
            <text:p>56.666</text:p>
          </table:table-cell>
          <table:table-cell office:value-type="float" office:value="1.715" calcext:value-type="float">
            <text:p>1.715</text:p>
          </table:table-cell>
          <table:table-cell table:number-columns-repeated="6"/>
        </table:table-row>
        <table:table-row table:style-name="ro1">
          <table:table-cell office:value-type="date" office:date-value="2007-05-09" calcext:value-type="date">
            <text:p>2007-05-09</text:p>
          </table:table-cell>
          <table:table-cell office:value-type="float" office:value="0" calcext:value-type="float">
            <text:p>0</text:p>
          </table:table-cell>
          <table:table-cell office:value-type="float" office:value="6.288" calcext:value-type="float">
            <text:p>6.288</text:p>
          </table:table-cell>
          <table:table-cell office:value-type="float" office:value="51.741" calcext:value-type="float">
            <text:p>51.741</text:p>
          </table:table-cell>
          <table:table-cell office:value-type="float" office:value="2.036" calcext:value-type="float">
            <text:p>2.036</text:p>
          </table:table-cell>
          <table:table-cell table:number-columns-repeated="6"/>
        </table:table-row>
        <table:table-row table:style-name="ro1">
          <table:table-cell office:value-type="date" office:date-value="2007-05-10" calcext:value-type="date">
            <text:p>2007-05-10</text:p>
          </table:table-cell>
          <table:table-cell office:value-type="float" office:value="0" calcext:value-type="float">
            <text:p>0</text:p>
          </table:table-cell>
          <table:table-cell office:value-type="float" office:value="7.752" calcext:value-type="float">
            <text:p>7.752</text:p>
          </table:table-cell>
          <table:table-cell office:value-type="float" office:value="60.852" calcext:value-type="float">
            <text:p>60.852</text:p>
          </table:table-cell>
          <table:table-cell office:value-type="float" office:value="2.73" calcext:value-type="float">
            <text:p>2.73</text:p>
          </table:table-cell>
          <table:table-cell table:number-columns-repeated="6"/>
        </table:table-row>
        <table:table-row table:style-name="ro1">
          <table:table-cell office:value-type="date" office:date-value="2007-05-11" calcext:value-type="date">
            <text:p>2007-05-11</text:p>
          </table:table-cell>
          <table:table-cell office:value-type="float" office:value="0.05" calcext:value-type="float">
            <text:p>0.05</text:p>
          </table:table-cell>
          <table:table-cell office:value-type="float" office:value="12.017" calcext:value-type="float">
            <text:p>12.017</text:p>
          </table:table-cell>
          <table:table-cell office:value-type="float" office:value="61.006" calcext:value-type="float">
            <text:p>61.006</text:p>
          </table:table-cell>
          <table:table-cell office:value-type="float" office:value="2.352" calcext:value-type="float">
            <text:p>2.352</text:p>
          </table:table-cell>
          <table:table-cell table:number-columns-repeated="6"/>
        </table:table-row>
        <table:table-row table:style-name="ro1">
          <table:table-cell office:value-type="date" office:date-value="2007-05-12" calcext:value-type="date">
            <text:p>2007-05-12</text:p>
          </table:table-cell>
          <table:table-cell office:value-type="float" office:value="0.15" calcext:value-type="float">
            <text:p>0.15</text:p>
          </table:table-cell>
          <table:table-cell office:value-type="float" office:value="10.178" calcext:value-type="float">
            <text:p>10.178</text:p>
          </table:table-cell>
          <table:table-cell office:value-type="float" office:value="60.021" calcext:value-type="float">
            <text:p>60.021</text:p>
          </table:table-cell>
          <table:table-cell office:value-type="float" office:value="1.864" calcext:value-type="float">
            <text:p>1.864</text:p>
          </table:table-cell>
          <table:table-cell table:number-columns-repeated="6"/>
        </table:table-row>
        <table:table-row table:style-name="ro1">
          <table:table-cell office:value-type="date" office:date-value="2007-05-13" calcext:value-type="date">
            <text:p>2007-05-13</text:p>
          </table:table-cell>
          <table:table-cell office:value-type="float" office:value="0.08" calcext:value-type="float">
            <text:p>0.08</text:p>
          </table:table-cell>
          <table:table-cell office:value-type="float" office:value="11.019" calcext:value-type="float">
            <text:p>11.019</text:p>
          </table:table-cell>
          <table:table-cell office:value-type="float" office:value="43.34" calcext:value-type="float">
            <text:p>43.34</text:p>
          </table:table-cell>
          <table:table-cell office:value-type="float" office:value="1.841" calcext:value-type="float">
            <text:p>1.841</text:p>
          </table:table-cell>
          <table:table-cell table:number-columns-repeated="6"/>
        </table:table-row>
        <table:table-row table:style-name="ro1">
          <table:table-cell office:value-type="date" office:date-value="2007-05-14" calcext:value-type="date">
            <text:p>2007-05-14</text:p>
          </table:table-cell>
          <table:table-cell office:value-type="float" office:value="0" calcext:value-type="float">
            <text:p>0</text:p>
          </table:table-cell>
          <table:table-cell office:value-type="float" office:value="11.746" calcext:value-type="float">
            <text:p>11.746</text:p>
          </table:table-cell>
          <table:table-cell office:value-type="float" office:value="45.923" calcext:value-type="float">
            <text:p>45.923</text:p>
          </table:table-cell>
          <table:table-cell office:value-type="float" office:value="0.744" calcext:value-type="float">
            <text:p>0.744</text:p>
          </table:table-cell>
          <table:table-cell table:number-columns-repeated="6"/>
        </table:table-row>
        <table:table-row table:style-name="ro1">
          <table:table-cell office:value-type="date" office:date-value="2007-05-15" calcext:value-type="date">
            <text:p>2007-05-15</text:p>
          </table:table-cell>
          <table:table-cell office:value-type="float" office:value="0" calcext:value-type="float">
            <text:p>0</text:p>
          </table:table-cell>
          <table:table-cell office:value-type="float" office:value="15.08" calcext:value-type="float">
            <text:p>15.08</text:p>
          </table:table-cell>
          <table:table-cell office:value-type="float" office:value="35.759" calcext:value-type="float">
            <text:p>35.759</text:p>
          </table:table-cell>
          <table:table-cell office:value-type="float" office:value="0.897" calcext:value-type="float">
            <text:p>0.897</text:p>
          </table:table-cell>
          <table:table-cell table:number-columns-repeated="6"/>
        </table:table-row>
        <table:table-row table:style-name="ro1">
          <table:table-cell office:value-type="date" office:date-value="2007-05-16" calcext:value-type="date">
            <text:p>2007-05-16</text:p>
          </table:table-cell>
          <table:table-cell office:value-type="float" office:value="0.3" calcext:value-type="float">
            <text:p>0.3</text:p>
          </table:table-cell>
          <table:table-cell office:value-type="float" office:value="14.784" calcext:value-type="float">
            <text:p>14.784</text:p>
          </table:table-cell>
          <table:table-cell office:value-type="float" office:value="43.866" calcext:value-type="float">
            <text:p>43.866</text:p>
          </table:table-cell>
          <table:table-cell office:value-type="float" office:value="1.949" calcext:value-type="float">
            <text:p>1.949</text:p>
          </table:table-cell>
          <table:table-cell table:number-columns-repeated="6"/>
        </table:table-row>
        <table:table-row table:style-name="ro1">
          <table:table-cell office:value-type="date" office:date-value="2007-05-17" calcext:value-type="date">
            <text:p>2007-05-17</text:p>
          </table:table-cell>
          <table:table-cell office:value-type="float" office:value="3.78" calcext:value-type="float">
            <text:p>3.78</text:p>
          </table:table-cell>
          <table:table-cell office:value-type="float" office:value="3.01" calcext:value-type="float">
            <text:p>3.01</text:p>
          </table:table-cell>
          <table:table-cell office:value-type="float" office:value="89.598" calcext:value-type="float">
            <text:p>89.598</text:p>
          </table:table-cell>
          <table:table-cell office:value-type="float" office:value="2.134" calcext:value-type="float">
            <text:p>2.134</text:p>
          </table:table-cell>
          <table:table-cell table:number-columns-repeated="6"/>
        </table:table-row>
        <table:table-row table:style-name="ro1">
          <table:table-cell office:value-type="date" office:date-value="2007-05-18" calcext:value-type="date">
            <text:p>2007-05-18</text:p>
          </table:table-cell>
          <table:table-cell office:value-type="float" office:value="0.06" calcext:value-type="float">
            <text:p>0.06</text:p>
          </table:table-cell>
          <table:table-cell office:value-type="float" office:value="4.042" calcext:value-type="float">
            <text:p>4.042</text:p>
          </table:table-cell>
          <table:table-cell office:value-type="float" office:value="60.307" calcext:value-type="float">
            <text:p>60.307</text:p>
          </table:table-cell>
          <table:table-cell office:value-type="float" office:value="1.539" calcext:value-type="float">
            <text:p>1.539</text:p>
          </table:table-cell>
          <table:table-cell table:number-columns-repeated="6"/>
        </table:table-row>
        <table:table-row table:style-name="ro1">
          <table:table-cell office:value-type="date" office:date-value="2007-05-19" calcext:value-type="date">
            <text:p>2007-05-19</text:p>
          </table:table-cell>
          <table:table-cell office:value-type="float" office:value="3.78" calcext:value-type="float">
            <text:p>3.78</text:p>
          </table:table-cell>
          <table:table-cell office:value-type="float" office:value="5.005" calcext:value-type="float">
            <text:p>5.005</text:p>
          </table:table-cell>
          <table:table-cell/>
          <table:table-cell office:value-type="float" office:value="2.305" calcext:value-type="float">
            <text:p>2.305</text:p>
          </table:table-cell>
          <table:table-cell table:number-columns-repeated="6"/>
        </table:table-row>
        <table:table-row table:style-name="ro1">
          <table:table-cell office:value-type="date" office:date-value="2007-05-20" calcext:value-type="date">
            <text:p>2007-05-20</text:p>
          </table:table-cell>
          <table:table-cell office:value-type="float" office:value="1.07" calcext:value-type="float">
            <text:p>1.07</text:p>
          </table:table-cell>
          <table:table-cell office:value-type="float" office:value="7.383" calcext:value-type="float">
            <text:p>7.383</text:p>
          </table:table-cell>
          <table:table-cell office:value-type="float" office:value="86.544" calcext:value-type="float">
            <text:p>86.544</text:p>
          </table:table-cell>
          <table:table-cell office:value-type="float" office:value="0.964" calcext:value-type="float">
            <text:p>0.964</text:p>
          </table:table-cell>
          <table:table-cell table:number-columns-repeated="6"/>
        </table:table-row>
        <table:table-row table:style-name="ro1">
          <table:table-cell office:value-type="date" office:date-value="2007-05-21" calcext:value-type="date">
            <text:p>2007-05-21</text:p>
          </table:table-cell>
          <table:table-cell office:value-type="float" office:value="0.73" calcext:value-type="float">
            <text:p>0.73</text:p>
          </table:table-cell>
          <table:table-cell office:value-type="float" office:value="9.42" calcext:value-type="float">
            <text:p>9.42</text:p>
          </table:table-cell>
          <table:table-cell office:value-type="float" office:value="68.156" calcext:value-type="float">
            <text:p>68.156</text:p>
          </table:table-cell>
          <table:table-cell office:value-type="float" office:value="1.218" calcext:value-type="float">
            <text:p>1.218</text:p>
          </table:table-cell>
          <table:table-cell table:number-columns-repeated="6"/>
        </table:table-row>
        <table:table-row table:style-name="ro1">
          <table:table-cell office:value-type="date" office:date-value="2007-05-22" calcext:value-type="date">
            <text:p>2007-05-22</text:p>
          </table:table-cell>
          <table:table-cell office:value-type="float" office:value="19.84" calcext:value-type="float">
            <text:p>19.84</text:p>
          </table:table-cell>
          <table:table-cell office:value-type="float" office:value="1.979" calcext:value-type="float">
            <text:p>1.979</text:p>
          </table:table-cell>
          <table:table-cell office:value-type="float" office:value="80.753" calcext:value-type="float">
            <text:p>80.753</text:p>
          </table:table-cell>
          <table:table-cell office:value-type="float" office:value="6.259" calcext:value-type="float">
            <text:p>6.259</text:p>
          </table:table-cell>
          <table:table-cell table:number-columns-repeated="6"/>
        </table:table-row>
        <table:table-row table:style-name="ro1">
          <table:table-cell office:value-type="date" office:date-value="2007-05-23" calcext:value-type="date">
            <text:p>2007-05-23</text:p>
          </table:table-cell>
          <table:table-cell office:value-type="float" office:value="17.83" calcext:value-type="float">
            <text:p>17.83</text:p>
          </table:table-cell>
          <table:table-cell office:value-type="float" office:value="4.42" calcext:value-type="float">
            <text:p>4.42</text:p>
          </table:table-cell>
          <table:table-cell office:value-type="float" office:value="86.063" calcext:value-type="float">
            <text:p>86.063</text:p>
          </table:table-cell>
          <table:table-cell office:value-type="float" office:value="3.23" calcext:value-type="float">
            <text:p>3.23</text:p>
          </table:table-cell>
          <table:table-cell table:number-columns-repeated="6"/>
        </table:table-row>
        <table:table-row table:style-name="ro1">
          <table:table-cell office:value-type="date" office:date-value="2007-05-24" calcext:value-type="date">
            <text:p>2007-05-24</text:p>
          </table:table-cell>
          <table:table-cell office:value-type="float" office:value="0.18" calcext:value-type="float">
            <text:p>0.18</text:p>
          </table:table-cell>
          <table:table-cell office:value-type="float" office:value="10.835" calcext:value-type="float">
            <text:p>10.835</text:p>
          </table:table-cell>
          <table:table-cell office:value-type="float" office:value="59.578" calcext:value-type="float">
            <text:p>59.578</text:p>
          </table:table-cell>
          <table:table-cell office:value-type="float" office:value="0.74" calcext:value-type="float">
            <text:p>0.74</text:p>
          </table:table-cell>
          <table:table-cell table:number-columns-repeated="6"/>
        </table:table-row>
        <table:table-row table:style-name="ro1">
          <table:table-cell office:value-type="date" office:date-value="2007-05-25" calcext:value-type="date">
            <text:p>2007-05-25</text:p>
          </table:table-cell>
          <table:table-cell office:value-type="float" office:value="0.03" calcext:value-type="float">
            <text:p>0.03</text:p>
          </table:table-cell>
          <table:table-cell office:value-type="float" office:value="15.922" calcext:value-type="float">
            <text:p>15.922</text:p>
          </table:table-cell>
          <table:table-cell office:value-type="float" office:value="44.413" calcext:value-type="float">
            <text:p>44.413</text:p>
          </table:table-cell>
          <table:table-cell office:value-type="float" office:value="0.947" calcext:value-type="float">
            <text:p>0.947</text:p>
          </table:table-cell>
          <table:table-cell table:number-columns-repeated="6"/>
        </table:table-row>
        <table:table-row table:style-name="ro1">
          <table:table-cell office:value-type="date" office:date-value="2007-05-26" calcext:value-type="date">
            <text:p>2007-05-26</text:p>
          </table:table-cell>
          <table:table-cell office:value-type="float" office:value="0.02" calcext:value-type="float">
            <text:p>0.02</text:p>
          </table:table-cell>
          <table:table-cell office:value-type="float" office:value="19.266" calcext:value-type="float">
            <text:p>19.266</text:p>
          </table:table-cell>
          <table:table-cell office:value-type="float" office:value="37.302" calcext:value-type="float">
            <text:p>37.302</text:p>
          </table:table-cell>
          <table:table-cell office:value-type="float" office:value="0.671" calcext:value-type="float">
            <text:p>0.671</text:p>
          </table:table-cell>
          <table:table-cell table:number-columns-repeated="6"/>
        </table:table-row>
        <table:table-row table:style-name="ro1">
          <table:table-cell office:value-type="date" office:date-value="2007-05-27" calcext:value-type="date">
            <text:p>2007-05-27</text:p>
          </table:table-cell>
          <table:table-cell office:value-type="float" office:value="0" calcext:value-type="float">
            <text:p>0</text:p>
          </table:table-cell>
          <table:table-cell office:value-type="float" office:value="18.132" calcext:value-type="float">
            <text:p>18.132</text:p>
          </table:table-cell>
          <table:table-cell office:value-type="float" office:value="53.776" calcext:value-type="float">
            <text:p>53.776</text:p>
          </table:table-cell>
          <table:table-cell office:value-type="float" office:value="1.843" calcext:value-type="float">
            <text:p>1.843</text:p>
          </table:table-cell>
          <table:table-cell table:number-columns-repeated="6"/>
        </table:table-row>
        <table:table-row table:style-name="ro1">
          <table:table-cell office:value-type="date" office:date-value="2007-05-28" calcext:value-type="date">
            <text:p>2007-05-28</text:p>
          </table:table-cell>
          <table:table-cell office:value-type="float" office:value="0.76" calcext:value-type="float">
            <text:p>0.76</text:p>
          </table:table-cell>
          <table:table-cell office:value-type="float" office:value="11.347" calcext:value-type="float">
            <text:p>11.347</text:p>
          </table:table-cell>
          <table:table-cell office:value-type="float" office:value="83.679" calcext:value-type="float">
            <text:p>83.679</text:p>
          </table:table-cell>
          <table:table-cell office:value-type="float" office:value="0.774" calcext:value-type="float">
            <text:p>0.774</text:p>
          </table:table-cell>
          <table:table-cell table:number-columns-repeated="6"/>
        </table:table-row>
        <table:table-row table:style-name="ro1">
          <table:table-cell office:value-type="date" office:date-value="2007-05-29" calcext:value-type="date">
            <text:p>2007-05-29</text:p>
          </table:table-cell>
          <table:table-cell office:value-type="float" office:value="0" calcext:value-type="float">
            <text:p>0</text:p>
          </table:table-cell>
          <table:table-cell office:value-type="float" office:value="16.641" calcext:value-type="float">
            <text:p>16.641</text:p>
          </table:table-cell>
          <table:table-cell office:value-type="float" office:value="58.528" calcext:value-type="float">
            <text:p>58.528</text:p>
          </table:table-cell>
          <table:table-cell office:value-type="float" office:value="1.393" calcext:value-type="float">
            <text:p>1.393</text:p>
          </table:table-cell>
          <table:table-cell table:number-columns-repeated="6"/>
        </table:table-row>
        <table:table-row table:style-name="ro1">
          <table:table-cell office:value-type="date" office:date-value="2007-05-30" calcext:value-type="date">
            <text:p>2007-05-30</text:p>
          </table:table-cell>
          <table:table-cell office:value-type="float" office:value="0.26" calcext:value-type="float">
            <text:p>0.26</text:p>
          </table:table-cell>
          <table:table-cell office:value-type="float" office:value="21.197" calcext:value-type="float">
            <text:p>21.197</text:p>
          </table:table-cell>
          <table:table-cell office:value-type="float" office:value="46.485" calcext:value-type="float">
            <text:p>46.485</text:p>
          </table:table-cell>
          <table:table-cell office:value-type="float" office:value="1.077" calcext:value-type="float">
            <text:p>1.077</text:p>
          </table:table-cell>
          <table:table-cell table:number-columns-repeated="6"/>
        </table:table-row>
        <table:table-row table:style-name="ro1">
          <table:table-cell office:value-type="date" office:date-value="2007-05-31" calcext:value-type="date">
            <text:p>2007-05-31</text:p>
          </table:table-cell>
          <table:table-cell office:value-type="float" office:value="0" calcext:value-type="float">
            <text:p>0</text:p>
          </table:table-cell>
          <table:table-cell office:value-type="float" office:value="21.721" calcext:value-type="float">
            <text:p>21.721</text:p>
          </table:table-cell>
          <table:table-cell office:value-type="float" office:value="39.498" calcext:value-type="float">
            <text:p>39.498</text:p>
          </table:table-cell>
          <table:table-cell office:value-type="float" office:value="1.61" calcext:value-type="float">
            <text:p>1.61</text:p>
          </table:table-cell>
          <table:table-cell table:number-columns-repeated="6"/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0" calcext:value-type="float">
            <text:p>0</text:p>
          </table:table-cell>
          <table:table-cell office:value-type="float" office:value="20.318" calcext:value-type="float">
            <text:p>20.318</text:p>
          </table:table-cell>
          <table:table-cell office:value-type="float" office:value="47.315" calcext:value-type="float">
            <text:p>47.315</text:p>
          </table:table-cell>
          <table:table-cell office:value-type="float" office:value="0.467" calcext:value-type="float">
            <text:p>0.467</text:p>
          </table:table-cell>
          <table:table-cell table:number-columns-repeated="6"/>
        </table:table-row>
        <table:table-row table:style-name="ro1">
          <table:table-cell office:value-type="date" office:date-value="2007-06-02" calcext:value-type="date">
            <text:p>2007-06-02</text:p>
          </table:table-cell>
          <table:table-cell office:value-type="float" office:value="0" calcext:value-type="float">
            <text:p>0</text:p>
          </table:table-cell>
          <table:table-cell office:value-type="float" office:value="21.041" calcext:value-type="float">
            <text:p>21.041</text:p>
          </table:table-cell>
          <table:table-cell office:value-type="float" office:value="50.767" calcext:value-type="float">
            <text:p>50.767</text:p>
          </table:table-cell>
          <table:table-cell office:value-type="float" office:value="0.889" calcext:value-type="float">
            <text:p>0.889</text:p>
          </table:table-cell>
          <table:table-cell table:number-columns-repeated="6"/>
        </table:table-row>
        <table:table-row table:style-name="ro1">
          <table:table-cell office:value-type="date" office:date-value="2007-06-03" calcext:value-type="date">
            <text:p>2007-06-03</text:p>
          </table:table-cell>
          <table:table-cell office:value-type="float" office:value="0" calcext:value-type="float">
            <text:p>0</text:p>
          </table:table-cell>
          <table:table-cell office:value-type="float" office:value="20.942" calcext:value-type="float">
            <text:p>20.942</text:p>
          </table:table-cell>
          <table:table-cell office:value-type="float" office:value="50.092" calcext:value-type="float">
            <text:p>50.092</text:p>
          </table:table-cell>
          <table:table-cell office:value-type="float" office:value="1.777" calcext:value-type="float">
            <text:p>1.777</text:p>
          </table:table-cell>
          <table:table-cell table:number-columns-repeated="6"/>
        </table:table-row>
        <table:table-row table:style-name="ro1">
          <table:table-cell office:value-type="date" office:date-value="2007-06-04" calcext:value-type="date">
            <text:p>2007-06-04</text:p>
          </table:table-cell>
          <table:table-cell office:value-type="float" office:value="0" calcext:value-type="float">
            <text:p>0</text:p>
          </table:table-cell>
          <table:table-cell office:value-type="float" office:value="19.885" calcext:value-type="float">
            <text:p>19.885</text:p>
          </table:table-cell>
          <table:table-cell office:value-type="float" office:value="45.287" calcext:value-type="float">
            <text:p>45.287</text:p>
          </table:table-cell>
          <table:table-cell office:value-type="float" office:value="2.24" calcext:value-type="float">
            <text:p>2.24</text:p>
          </table:table-cell>
          <table:table-cell table:number-columns-repeated="6"/>
        </table:table-row>
        <table:table-row table:style-name="ro1">
          <table:table-cell office:value-type="date" office:date-value="2007-06-05" calcext:value-type="date">
            <text:p>2007-06-05</text:p>
          </table:table-cell>
          <table:table-cell office:value-type="float" office:value="0" calcext:value-type="float">
            <text:p>0</text:p>
          </table:table-cell>
          <table:table-cell office:value-type="float" office:value="16.706" calcext:value-type="float">
            <text:p>16.706</text:p>
          </table:table-cell>
          <table:table-cell office:value-type="float" office:value="43.715" calcext:value-type="float">
            <text:p>43.715</text:p>
          </table:table-cell>
          <table:table-cell office:value-type="float" office:value="2.578" calcext:value-type="float">
            <text:p>2.578</text:p>
          </table:table-cell>
          <table:table-cell table:number-columns-repeated="6"/>
        </table:table-row>
        <table:table-row table:style-name="ro1">
          <table:table-cell office:value-type="date" office:date-value="2007-06-06" calcext:value-type="date">
            <text:p>2007-06-06</text:p>
          </table:table-cell>
          <table:table-cell office:value-type="float" office:value="0" calcext:value-type="float">
            <text:p>0</text:p>
          </table:table-cell>
          <table:table-cell office:value-type="float" office:value="13.443" calcext:value-type="float">
            <text:p>13.443</text:p>
          </table:table-cell>
          <table:table-cell office:value-type="float" office:value="31.812" calcext:value-type="float">
            <text:p>31.812</text:p>
          </table:table-cell>
          <table:table-cell office:value-type="float" office:value="1.764" calcext:value-type="float">
            <text:p>1.764</text:p>
          </table:table-cell>
          <table:table-cell table:number-columns-repeated="6"/>
        </table:table-row>
        <table:table-row table:style-name="ro1">
          <table:table-cell office:value-type="date" office:date-value="2007-06-07" calcext:value-type="date">
            <text:p>2007-06-07</text:p>
          </table:table-cell>
          <table:table-cell office:value-type="float" office:value="0" calcext:value-type="float">
            <text:p>0</text:p>
          </table:table-cell>
          <table:table-cell office:value-type="float" office:value="13.203" calcext:value-type="float">
            <text:p>13.203</text:p>
          </table:table-cell>
          <table:table-cell office:value-type="float" office:value="40.781" calcext:value-type="float">
            <text:p>40.78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date" office:date-value="2007-06-08" calcext:value-type="date">
            <text:p>2007-06-08</text:p>
          </table:table-cell>
          <table:table-cell office:value-type="float" office:value="0" calcext:value-type="float">
            <text:p>0</text:p>
          </table:table-cell>
          <table:table-cell office:value-type="float" office:value="13.958" calcext:value-type="float">
            <text:p>13.958</text:p>
          </table:table-cell>
          <table:table-cell office:value-type="float" office:value="48.233" calcext:value-type="float">
            <text:p>48.233</text:p>
          </table:table-cell>
          <table:table-cell office:value-type="float" office:value="1.847" calcext:value-type="float">
            <text:p>1.847</text:p>
          </table:table-cell>
          <table:table-cell table:number-columns-repeated="6"/>
        </table:table-row>
        <table:table-row table:style-name="ro1">
          <table:table-cell office:value-type="date" office:date-value="2007-06-09" calcext:value-type="date">
            <text:p>2007-06-09</text:p>
          </table:table-cell>
          <table:table-cell office:value-type="float" office:value="0" calcext:value-type="float">
            <text:p>0</text:p>
          </table:table-cell>
          <table:table-cell office:value-type="float" office:value="11.236" calcext:value-type="float">
            <text:p>11.236</text:p>
          </table:table-cell>
          <table:table-cell office:value-type="float" office:value="47.699" calcext:value-type="float">
            <text:p>47.699</text:p>
          </table:table-cell>
          <table:table-cell office:value-type="float" office:value="1.994" calcext:value-type="float">
            <text:p>1.994</text:p>
          </table:table-cell>
          <table:table-cell table:number-columns-repeated="6"/>
        </table:table-row>
        <table:table-row table:style-name="ro1">
          <table:table-cell office:value-type="date" office:date-value="2007-06-10" calcext:value-type="date">
            <text:p>2007-06-10</text:p>
          </table:table-cell>
          <table:table-cell office:value-type="float" office:value="0" calcext:value-type="float">
            <text:p>0</text:p>
          </table:table-cell>
          <table:table-cell office:value-type="float" office:value="14.512" calcext:value-type="float">
            <text:p>14.512</text:p>
          </table:table-cell>
          <table:table-cell office:value-type="float" office:value="43.667" calcext:value-type="float">
            <text:p>43.667</text:p>
          </table:table-cell>
          <table:table-cell office:value-type="float" office:value="1.607" calcext:value-type="float">
            <text:p>1.607</text:p>
          </table:table-cell>
          <table:table-cell table:number-columns-repeated="6"/>
        </table:table-row>
        <table:table-row table:style-name="ro1">
          <table:table-cell office:value-type="date" office:date-value="2007-06-11" calcext:value-type="date">
            <text:p>2007-06-11</text:p>
          </table:table-cell>
          <table:table-cell office:value-type="float" office:value="0" calcext:value-type="float">
            <text:p>0</text:p>
          </table:table-cell>
          <table:table-cell office:value-type="float" office:value="17.323" calcext:value-type="float">
            <text:p>17.323</text:p>
          </table:table-cell>
          <table:table-cell office:value-type="float" office:value="56.64" calcext:value-type="float">
            <text:p>56.64</text:p>
          </table:table-cell>
          <table:table-cell office:value-type="float" office:value="0.424" calcext:value-type="float">
            <text:p>0.424</text:p>
          </table:table-cell>
          <table:table-cell table:number-columns-repeated="6"/>
        </table:table-row>
        <table:table-row table:style-name="ro1">
          <table:table-cell office:value-type="date" office:date-value="2007-06-12" calcext:value-type="date">
            <text:p>2007-06-12</text:p>
          </table:table-cell>
          <table:table-cell office:value-type="float" office:value="0" calcext:value-type="float">
            <text:p>0</text:p>
          </table:table-cell>
          <table:table-cell office:value-type="float" office:value="16.18" calcext:value-type="float">
            <text:p>16.18</text:p>
          </table:table-cell>
          <table:table-cell office:value-type="float" office:value="66.428" calcext:value-type="float">
            <text:p>66.428</text:p>
          </table:table-cell>
          <table:table-cell office:value-type="float" office:value="0.926" calcext:value-type="float">
            <text:p>0.926</text:p>
          </table:table-cell>
          <table:table-cell table:number-columns-repeated="6"/>
        </table:table-row>
        <table:table-row table:style-name="ro1">
          <table:table-cell office:value-type="date" office:date-value="2007-06-13" calcext:value-type="date">
            <text:p>2007-06-13</text:p>
          </table:table-cell>
          <table:table-cell office:value-type="float" office:value="0" calcext:value-type="float">
            <text:p>0</text:p>
          </table:table-cell>
          <table:table-cell office:value-type="float" office:value="16.761" calcext:value-type="float">
            <text:p>16.761</text:p>
          </table:table-cell>
          <table:table-cell office:value-type="float" office:value="64.561" calcext:value-type="float">
            <text:p>64.561</text:p>
          </table:table-cell>
          <table:table-cell office:value-type="float" office:value="0.908" calcext:value-type="float">
            <text:p>0.908</text:p>
          </table:table-cell>
          <table:table-cell table:number-columns-repeated="6"/>
        </table:table-row>
        <table:table-row table:style-name="ro1">
          <table:table-cell office:value-type="date" office:date-value="2007-06-14" calcext:value-type="date">
            <text:p>2007-06-14</text:p>
          </table:table-cell>
          <table:table-cell office:value-type="float" office:value="0.28" calcext:value-type="float">
            <text:p>0.28</text:p>
          </table:table-cell>
          <table:table-cell office:value-type="float" office:value="17.617" calcext:value-type="float">
            <text:p>17.617</text:p>
          </table:table-cell>
          <table:table-cell office:value-type="float" office:value="60.844" calcext:value-type="float">
            <text:p>60.844</text:p>
          </table:table-cell>
          <table:table-cell office:value-type="float" office:value="0.619" calcext:value-type="float">
            <text:p>0.619</text:p>
          </table:table-cell>
          <table:table-cell table:number-columns-repeated="6"/>
        </table:table-row>
        <table:table-row table:style-name="ro1">
          <table:table-cell office:value-type="date" office:date-value="2007-06-15" calcext:value-type="date">
            <text:p>2007-06-15</text:p>
          </table:table-cell>
          <table:table-cell office:value-type="float" office:value="0.02" calcext:value-type="float">
            <text:p>0.02</text:p>
          </table:table-cell>
          <table:table-cell office:value-type="float" office:value="16.551" calcext:value-type="float">
            <text:p>16.551</text:p>
          </table:table-cell>
          <table:table-cell office:value-type="float" office:value="52.867" calcext:value-type="float">
            <text:p>52.867</text:p>
          </table:table-cell>
          <table:table-cell office:value-type="float" office:value="0.875" calcext:value-type="float">
            <text:p>0.875</text:p>
          </table:table-cell>
          <table:table-cell table:number-columns-repeated="6"/>
        </table:table-row>
        <table:table-row table:style-name="ro1">
          <table:table-cell office:value-type="date" office:date-value="2007-06-16" calcext:value-type="date">
            <text:p>2007-06-16</text:p>
          </table:table-cell>
          <table:table-cell office:value-type="float" office:value="0" calcext:value-type="float">
            <text:p>0</text:p>
          </table:table-cell>
          <table:table-cell office:value-type="float" office:value="16.296" calcext:value-type="float">
            <text:p>16.296</text:p>
          </table:table-cell>
          <table:table-cell office:value-type="float" office:value="52.712" calcext:value-type="float">
            <text:p>52.712</text:p>
          </table:table-cell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office:value-type="date" office:date-value="2007-06-17" calcext:value-type="date">
            <text:p>2007-06-17</text:p>
          </table:table-cell>
          <table:table-cell office:value-type="float" office:value="0" calcext:value-type="float">
            <text:p>0</text:p>
          </table:table-cell>
          <table:table-cell office:value-type="float" office:value="17.187" calcext:value-type="float">
            <text:p>17.187</text:p>
          </table:table-cell>
          <table:table-cell office:value-type="float" office:value="58.093" calcext:value-type="float">
            <text:p>58.093</text:p>
          </table:table-cell>
          <table:table-cell office:value-type="float" office:value="0.895" calcext:value-type="float">
            <text:p>0.895</text:p>
          </table:table-cell>
          <table:table-cell table:number-columns-repeated="6"/>
        </table:table-row>
        <table:table-row table:style-name="ro1">
          <table:table-cell office:value-type="date" office:date-value="2007-06-18" calcext:value-type="date">
            <text:p>2007-06-18</text:p>
          </table:table-cell>
          <table:table-cell office:value-type="float" office:value="0" calcext:value-type="float">
            <text:p>0</text:p>
          </table:table-cell>
          <table:table-cell office:value-type="float" office:value="16.182" calcext:value-type="float">
            <text:p>16.182</text:p>
          </table:table-cell>
          <table:table-cell office:value-type="float" office:value="59.037" calcext:value-type="float">
            <text:p>59.037</text:p>
          </table:table-cell>
          <table:table-cell office:value-type="float" office:value="1.217" calcext:value-type="float">
            <text:p>1.217</text:p>
          </table:table-cell>
          <table:table-cell table:number-columns-repeated="6"/>
        </table:table-row>
        <table:table-row table:style-name="ro1">
          <table:table-cell office:value-type="date" office:date-value="2007-06-19" calcext:value-type="date">
            <text:p>2007-06-19</text:p>
          </table:table-cell>
          <table:table-cell office:value-type="float" office:value="0.33" calcext:value-type="float">
            <text:p>0.33</text:p>
          </table:table-cell>
          <table:table-cell office:value-type="float" office:value="14.811" calcext:value-type="float">
            <text:p>14.811</text:p>
          </table:table-cell>
          <table:table-cell office:value-type="float" office:value="49.261" calcext:value-type="float">
            <text:p>49.261</text:p>
          </table:table-cell>
          <table:table-cell office:value-type="float" office:value="1.684" calcext:value-type="float">
            <text:p>1.684</text:p>
          </table:table-cell>
          <table:table-cell table:number-columns-repeated="6"/>
        </table:table-row>
        <table:table-row table:style-name="ro1">
          <table:table-cell office:value-type="date" office:date-value="2007-06-20" calcext:value-type="date">
            <text:p>2007-06-20</text:p>
          </table:table-cell>
          <table:table-cell office:value-type="float" office:value="0.03" calcext:value-type="float">
            <text:p>0.03</text:p>
          </table:table-cell>
          <table:table-cell office:value-type="float" office:value="13.96" calcext:value-type="float">
            <text:p>13.96</text:p>
          </table:table-cell>
          <table:table-cell office:value-type="float" office:value="53.416" calcext:value-type="float">
            <text:p>53.416</text:p>
          </table:table-cell>
          <table:table-cell office:value-type="float" office:value="0.681" calcext:value-type="float">
            <text:p>0.681</text:p>
          </table:table-cell>
          <table:table-cell table:number-columns-repeated="6"/>
        </table:table-row>
        <table:table-row table:style-name="ro1">
          <table:table-cell office:value-type="date" office:date-value="2007-06-21" calcext:value-type="date">
            <text:p>2007-06-21</text:p>
          </table:table-cell>
          <table:table-cell office:value-type="float" office:value="0.28" calcext:value-type="float">
            <text:p>0.28</text:p>
          </table:table-cell>
          <table:table-cell office:value-type="float" office:value="12.539" calcext:value-type="float">
            <text:p>12.539</text:p>
          </table:table-cell>
          <table:table-cell office:value-type="float" office:value="73.05" calcext:value-type="float">
            <text:p>73.05</text:p>
          </table:table-cell>
          <table:table-cell office:value-type="float" office:value="1.107" calcext:value-type="float">
            <text:p>1.107</text:p>
          </table:table-cell>
          <table:table-cell table:number-columns-repeated="6"/>
        </table:table-row>
        <table:table-row table:style-name="ro1">
          <table:table-cell office:value-type="date" office:date-value="2007-06-22" calcext:value-type="date">
            <text:p>2007-06-22</text:p>
          </table:table-cell>
          <table:table-cell office:value-type="float" office:value="0.4" calcext:value-type="float">
            <text:p>0.4</text:p>
          </table:table-cell>
          <table:table-cell office:value-type="float" office:value="14.417" calcext:value-type="float">
            <text:p>14.417</text:p>
          </table:table-cell>
          <table:table-cell office:value-type="float" office:value="77.605" calcext:value-type="float">
            <text:p>77.605</text:p>
          </table:table-cell>
          <table:table-cell office:value-type="float" office:value="0.656" calcext:value-type="float">
            <text:p>0.656</text:p>
          </table:table-cell>
          <table:table-cell table:number-columns-repeated="6"/>
        </table:table-row>
        <table:table-row table:style-name="ro1">
          <table:table-cell office:value-type="date" office:date-value="2007-06-23" calcext:value-type="date">
            <text:p>2007-06-23</text:p>
          </table:table-cell>
          <table:table-cell office:value-type="float" office:value="1.15" calcext:value-type="float">
            <text:p>1.15</text:p>
          </table:table-cell>
          <table:table-cell office:value-type="float" office:value="15.477" calcext:value-type="float">
            <text:p>15.477</text:p>
          </table:table-cell>
          <table:table-cell office:value-type="float" office:value="74.458" calcext:value-type="float">
            <text:p>74.458</text:p>
          </table:table-cell>
          <table:table-cell office:value-type="float" office:value="1.187" calcext:value-type="float">
            <text:p>1.187</text:p>
          </table:table-cell>
          <table:table-cell table:number-columns-repeated="6"/>
        </table:table-row>
        <table:table-row table:style-name="ro1">
          <table:table-cell office:value-type="date" office:date-value="2007-06-24" calcext:value-type="date">
            <text:p>2007-06-24</text:p>
          </table:table-cell>
          <table:table-cell office:value-type="float" office:value="2.64" calcext:value-type="float">
            <text:p>2.64</text:p>
          </table:table-cell>
          <table:table-cell office:value-type="float" office:value="15.681" calcext:value-type="float">
            <text:p>15.681</text:p>
          </table:table-cell>
          <table:table-cell office:value-type="float" office:value="71.353" calcext:value-type="float">
            <text:p>71.353</text:p>
          </table:table-cell>
          <table:table-cell office:value-type="float" office:value="1.184" calcext:value-type="float">
            <text:p>1.184</text:p>
          </table:table-cell>
          <table:table-cell table:number-columns-repeated="6"/>
        </table:table-row>
        <table:table-row table:style-name="ro1">
          <table:table-cell office:value-type="date" office:date-value="2007-06-25" calcext:value-type="date">
            <text:p>2007-06-25</text:p>
          </table:table-cell>
          <table:table-cell office:value-type="float" office:value="0" calcext:value-type="float">
            <text:p>0</text:p>
          </table:table-cell>
          <table:table-cell office:value-type="float" office:value="14.964" calcext:value-type="float">
            <text:p>14.964</text:p>
          </table:table-cell>
          <table:table-cell office:value-type="float" office:value="74.945" calcext:value-type="float">
            <text:p>74.945</text:p>
          </table:table-cell>
          <table:table-cell office:value-type="float" office:value="1.476" calcext:value-type="float">
            <text:p>1.476</text:p>
          </table:table-cell>
          <table:table-cell table:number-columns-repeated="6"/>
        </table:table-row>
        <table:table-row table:style-name="ro1">
          <table:table-cell office:value-type="date" office:date-value="2007-06-26" calcext:value-type="date">
            <text:p>2007-06-26</text:p>
          </table:table-cell>
          <table:table-cell office:value-type="float" office:value="0.36" calcext:value-type="float">
            <text:p>0.36</text:p>
          </table:table-cell>
          <table:table-cell office:value-type="float" office:value="16.41" calcext:value-type="float">
            <text:p>16.41</text:p>
          </table:table-cell>
          <table:table-cell office:value-type="float" office:value="78.492" calcext:value-type="float">
            <text:p>78.492</text:p>
          </table:table-cell>
          <table:table-cell office:value-type="float" office:value="1.136" calcext:value-type="float">
            <text:p>1.136</text:p>
          </table:table-cell>
          <table:table-cell table:number-columns-repeated="6"/>
        </table:table-row>
        <table:table-row table:style-name="ro1">
          <table:table-cell office:value-type="date" office:date-value="2007-06-27" calcext:value-type="date">
            <text:p>2007-06-27</text:p>
          </table:table-cell>
          <table:table-cell office:value-type="float" office:value="0.07" calcext:value-type="float">
            <text:p>0.07</text:p>
          </table:table-cell>
          <table:table-cell office:value-type="float" office:value="19.49" calcext:value-type="float">
            <text:p>19.49</text:p>
          </table:table-cell>
          <table:table-cell office:value-type="float" office:value="62.403" calcext:value-type="float">
            <text:p>62.403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office:value-type="date" office:date-value="2007-06-28" calcext:value-type="date">
            <text:p>2007-06-28</text:p>
          </table:table-cell>
          <table:table-cell office:value-type="float" office:value="0" calcext:value-type="float">
            <text:p>0</text:p>
          </table:table-cell>
          <table:table-cell office:value-type="float" office:value="20.376" calcext:value-type="float">
            <text:p>20.376</text:p>
          </table:table-cell>
          <table:table-cell office:value-type="float" office:value="61.773" calcext:value-type="float">
            <text:p>61.773</text:p>
          </table:table-cell>
          <table:table-cell office:value-type="float" office:value="1.479" calcext:value-type="float">
            <text:p>1.479</text:p>
          </table:table-cell>
          <table:table-cell table:number-columns-repeated="6"/>
        </table:table-row>
        <table:table-row table:style-name="ro1">
          <table:table-cell office:value-type="date" office:date-value="2007-06-29" calcext:value-type="date">
            <text:p>2007-06-29</text:p>
          </table:table-cell>
          <table:table-cell office:value-type="float" office:value="1.42" calcext:value-type="float">
            <text:p>1.42</text:p>
          </table:table-cell>
          <table:table-cell office:value-type="float" office:value="19.756" calcext:value-type="float">
            <text:p>19.756</text:p>
          </table:table-cell>
          <table:table-cell office:value-type="float" office:value="70.76" calcext:value-type="float">
            <text:p>70.76</text:p>
          </table:table-cell>
          <table:table-cell office:value-type="float" office:value="2.679" calcext:value-type="float">
            <text:p>2.679</text:p>
          </table:table-cell>
          <table:table-cell table:number-columns-repeated="6"/>
        </table:table-row>
        <table:table-row table:style-name="ro1">
          <table:table-cell office:value-type="date" office:date-value="2007-06-30" calcext:value-type="date">
            <text:p>2007-06-30</text:p>
          </table:table-cell>
          <table:table-cell office:value-type="float" office:value="18.75" calcext:value-type="float">
            <text:p>18.75</text:p>
          </table:table-cell>
          <table:table-cell office:value-type="float" office:value="15.249" calcext:value-type="float">
            <text:p>15.249</text:p>
          </table:table-cell>
          <table:table-cell office:value-type="float" office:value="94.321" calcext:value-type="float">
            <text:p>94.321</text:p>
          </table:table-cell>
          <table:table-cell office:value-type="float" office:value="2.701" calcext:value-type="float">
            <text:p>2.701</text:p>
          </table:table-cell>
          <table:table-cell table:number-columns-repeated="6"/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3.99" calcext:value-type="float">
            <text:p>3.99</text:p>
          </table:table-cell>
          <table:table-cell office:value-type="float" office:value="14.534" calcext:value-type="float">
            <text:p>14.534</text:p>
          </table:table-cell>
          <table:table-cell office:value-type="float" office:value="86.065" calcext:value-type="float">
            <text:p>86.065</text:p>
          </table:table-cell>
          <table:table-cell office:value-type="float" office:value="3.297" calcext:value-type="float">
            <text:p>3.297</text:p>
          </table:table-cell>
          <table:table-cell table:number-columns-repeated="6"/>
        </table:table-row>
        <table:table-row table:style-name="ro1">
          <table:table-cell office:value-type="date" office:date-value="2007-07-02" calcext:value-type="date">
            <text:p>2007-07-02</text:p>
          </table:table-cell>
          <table:table-cell office:value-type="float" office:value="0.07" calcext:value-type="float">
            <text:p>0.07</text:p>
          </table:table-cell>
          <table:table-cell office:value-type="float" office:value="17.997" calcext:value-type="float">
            <text:p>17.997</text:p>
          </table:table-cell>
          <table:table-cell office:value-type="float" office:value="70.19" calcext:value-type="float">
            <text:p>70.19</text:p>
          </table:table-cell>
          <table:table-cell office:value-type="float" office:value="0.664" calcext:value-type="float">
            <text:p>0.664</text:p>
          </table:table-cell>
          <table:table-cell table:number-columns-repeated="6"/>
        </table:table-row>
        <table:table-row table:style-name="ro1">
          <table:table-cell office:value-type="date" office:date-value="2007-07-03" calcext:value-type="date">
            <text:p>2007-07-03</text:p>
          </table:table-cell>
          <table:table-cell office:value-type="float" office:value="0.08" calcext:value-type="float">
            <text:p>0.08</text:p>
          </table:table-cell>
          <table:table-cell office:value-type="float" office:value="17.271" calcext:value-type="float">
            <text:p>17.271</text:p>
          </table:table-cell>
          <table:table-cell office:value-type="float" office:value="80.051" calcext:value-type="float">
            <text:p>80.051</text:p>
          </table:table-cell>
          <table:table-cell office:value-type="float" office:value="1.287" calcext:value-type="float">
            <text:p>1.287</text:p>
          </table:table-cell>
          <table:table-cell table:number-columns-repeated="6"/>
        </table:table-row>
        <table:table-row table:style-name="ro1">
          <table:table-cell office:value-type="date" office:date-value="2007-07-04" calcext:value-type="date">
            <text:p>2007-07-04</text:p>
          </table:table-cell>
          <table:table-cell office:value-type="float" office:value="0.08" calcext:value-type="float">
            <text:p>0.08</text:p>
          </table:table-cell>
          <table:table-cell office:value-type="float" office:value="19.259" calcext:value-type="float">
            <text:p>19.259</text:p>
          </table:table-cell>
          <table:table-cell office:value-type="float" office:value="71.038" calcext:value-type="float">
            <text:p>71.038</text:p>
          </table:table-cell>
          <table:table-cell office:value-type="float" office:value="0.943" calcext:value-type="float">
            <text:p>0.943</text:p>
          </table:table-cell>
          <table:table-cell table:number-columns-repeated="6"/>
        </table:table-row>
        <table:table-row table:style-name="ro1">
          <table:table-cell office:value-type="date" office:date-value="2007-07-05" calcext:value-type="date">
            <text:p>2007-07-05</text:p>
          </table:table-cell>
          <table:table-cell office:value-type="float" office:value="0.12" calcext:value-type="float">
            <text:p>0.12</text:p>
          </table:table-cell>
          <table:table-cell office:value-type="float" office:value="19.606" calcext:value-type="float">
            <text:p>19.606</text:p>
          </table:table-cell>
          <table:table-cell office:value-type="float" office:value="77.845" calcext:value-type="float">
            <text:p>77.845</text:p>
          </table:table-cell>
          <table:table-cell office:value-type="float" office:value="1.643" calcext:value-type="float">
            <text:p>1.643</text:p>
          </table:table-cell>
          <table:table-cell table:number-columns-repeated="6"/>
        </table:table-row>
        <table:table-row table:style-name="ro1">
          <table:table-cell office:value-type="date" office:date-value="2007-07-06" calcext:value-type="date">
            <text:p>2007-07-06</text:p>
          </table:table-cell>
          <table:table-cell office:value-type="float" office:value="0.56" calcext:value-type="float">
            <text:p>0.56</text:p>
          </table:table-cell>
          <table:table-cell office:value-type="float" office:value="19.006" calcext:value-type="float">
            <text:p>19.006</text:p>
          </table:table-cell>
          <table:table-cell office:value-type="float" office:value="65.275" calcext:value-type="float">
            <text:p>65.275</text:p>
          </table:table-cell>
          <table:table-cell office:value-type="float" office:value="1.473" calcext:value-type="float">
            <text:p>1.473</text:p>
          </table:table-cell>
          <table:table-cell table:number-columns-repeated="6"/>
        </table:table-row>
        <table:table-row table:style-name="ro1">
          <table:table-cell office:value-type="date" office:date-value="2007-07-07" calcext:value-type="date">
            <text:p>2007-07-07</text:p>
          </table:table-cell>
          <table:table-cell office:value-type="float" office:value="0.75" calcext:value-type="float">
            <text:p>0.75</text:p>
          </table:table-cell>
          <table:table-cell office:value-type="float" office:value="14.943" calcext:value-type="float">
            <text:p>14.943</text:p>
          </table:table-cell>
          <table:table-cell office:value-type="float" office:value="72.161" calcext:value-type="float">
            <text:p>72.161</text:p>
          </table:table-cell>
          <table:table-cell office:value-type="float" office:value="5.396" calcext:value-type="float">
            <text:p>5.396</text:p>
          </table:table-cell>
          <table:table-cell table:number-columns-repeated="6"/>
        </table:table-row>
        <table:table-row table:style-name="ro1">
          <table:table-cell office:value-type="date" office:date-value="2007-07-08" calcext:value-type="date">
            <text:p>2007-07-08</text:p>
          </table:table-cell>
          <table:table-cell office:value-type="float" office:value="0.53" calcext:value-type="float">
            <text:p>0.53</text:p>
          </table:table-cell>
          <table:table-cell office:value-type="float" office:value="14.825" calcext:value-type="float">
            <text:p>14.825</text:p>
          </table:table-cell>
          <table:table-cell office:value-type="float" office:value="83.452" calcext:value-type="float">
            <text:p>83.452</text:p>
          </table:table-cell>
          <table:table-cell office:value-type="float" office:value="4.951" calcext:value-type="float">
            <text:p>4.951</text:p>
          </table:table-cell>
          <table:table-cell table:number-columns-repeated="6"/>
        </table:table-row>
        <table:table-row table:style-name="ro1">
          <table:table-cell office:value-type="date" office:date-value="2007-07-09" calcext:value-type="date">
            <text:p>2007-07-09</text:p>
          </table:table-cell>
          <table:table-cell office:value-type="float" office:value="0.3" calcext:value-type="float">
            <text:p>0.3</text:p>
          </table:table-cell>
          <table:table-cell office:value-type="float" office:value="15.64" calcext:value-type="float">
            <text:p>15.64</text:p>
          </table:table-cell>
          <table:table-cell office:value-type="float" office:value="75.51" calcext:value-type="float">
            <text:p>75.51</text:p>
          </table:table-cell>
          <table:table-cell office:value-type="float" office:value="5.829" calcext:value-type="float">
            <text:p>5.829</text:p>
          </table:table-cell>
          <table:table-cell table:number-columns-repeated="6"/>
        </table:table-row>
        <table:table-row table:style-name="ro1">
          <table:table-cell office:value-type="date" office:date-value="2007-07-10" calcext:value-type="date">
            <text:p>2007-07-10</text:p>
          </table:table-cell>
          <table:table-cell office:value-type="float" office:value="1.36" calcext:value-type="float">
            <text:p>1.36</text:p>
          </table:table-cell>
          <table:table-cell office:value-type="float" office:value="16.58" calcext:value-type="float">
            <text:p>16.58</text:p>
          </table:table-cell>
          <table:table-cell office:value-type="float" office:value="79.533" calcext:value-type="float">
            <text:p>79.533</text:p>
          </table:table-cell>
          <table:table-cell office:value-type="float" office:value="4.979" calcext:value-type="float">
            <text:p>4.979</text:p>
          </table:table-cell>
          <table:table-cell table:number-columns-repeated="6"/>
        </table:table-row>
        <table:table-row table:style-name="ro1">
          <table:table-cell office:value-type="date" office:date-value="2007-07-11" calcext:value-type="date">
            <text:p>2007-07-11</text:p>
          </table:table-cell>
          <table:table-cell office:value-type="float" office:value="0" calcext:value-type="float">
            <text:p>0</text:p>
          </table:table-cell>
          <table:table-cell office:value-type="float" office:value="20.09" calcext:value-type="float">
            <text:p>20.09</text:p>
          </table:table-cell>
          <table:table-cell office:value-type="float" office:value="73.096" calcext:value-type="float">
            <text:p>73.096</text:p>
          </table:table-cell>
          <table:table-cell office:value-type="float" office:value="3.483" calcext:value-type="float">
            <text:p>3.483</text:p>
          </table:table-cell>
          <table:table-cell table:number-columns-repeated="6"/>
        </table:table-row>
        <table:table-row table:style-name="ro1">
          <table:table-cell office:value-type="date" office:date-value="2007-07-12" calcext:value-type="date">
            <text:p>2007-07-12</text:p>
          </table:table-cell>
          <table:table-cell office:value-type="float" office:value="0" calcext:value-type="float">
            <text:p>0</text:p>
          </table:table-cell>
          <table:table-cell office:value-type="float" office:value="23.58" calcext:value-type="float">
            <text:p>23.58</text:p>
          </table:table-cell>
          <table:table-cell office:value-type="float" office:value="58.09" calcext:value-type="float">
            <text:p>58.09</text:p>
          </table:table-cell>
          <table:table-cell office:value-type="float" office:value="7.368" calcext:value-type="float">
            <text:p>7.368</text:p>
          </table:table-cell>
          <table:table-cell table:number-columns-repeated="6"/>
        </table:table-row>
        <table:table-row table:style-name="ro1">
          <table:table-cell office:value-type="date" office:date-value="2007-07-13" calcext:value-type="date">
            <text:p>2007-07-13</text:p>
          </table:table-cell>
          <table:table-cell office:value-type="float" office:value="0" calcext:value-type="float">
            <text:p>0</text:p>
          </table:table-cell>
          <table:table-cell office:value-type="float" office:value="23.775" calcext:value-type="float">
            <text:p>23.775</text:p>
          </table:table-cell>
          <table:table-cell office:value-type="float" office:value="61.72" calcext:value-type="float">
            <text:p>61.72</text:p>
          </table:table-cell>
          <table:table-cell office:value-type="float" office:value="5.164" calcext:value-type="float">
            <text:p>5.164</text:p>
          </table:table-cell>
          <table:table-cell table:number-columns-repeated="6"/>
        </table:table-row>
        <table:table-row table:style-name="ro1">
          <table:table-cell office:value-type="date" office:date-value="2007-07-14" calcext:value-type="date">
            <text:p>2007-07-14</text:p>
          </table:table-cell>
          <table:table-cell office:value-type="float" office:value="0" calcext:value-type="float">
            <text:p>0</text:p>
          </table:table-cell>
          <table:table-cell office:value-type="float" office:value="22.086" calcext:value-type="float">
            <text:p>22.086</text:p>
          </table:table-cell>
          <table:table-cell office:value-type="float" office:value="68.145" calcext:value-type="float">
            <text:p>68.145</text:p>
          </table:table-cell>
          <table:table-cell office:value-type="float" office:value="6.163" calcext:value-type="float">
            <text:p>6.163</text:p>
          </table:table-cell>
          <table:table-cell table:number-columns-repeated="6"/>
        </table:table-row>
        <table:table-row table:style-name="ro1">
          <table:table-cell office:value-type="date" office:date-value="2007-07-15" calcext:value-type="date">
            <text:p>2007-07-15</text:p>
          </table:table-cell>
          <table:table-cell office:value-type="float" office:value="0" calcext:value-type="float">
            <text:p>0</text:p>
          </table:table-cell>
          <table:table-cell office:value-type="float" office:value="21.587" calcext:value-type="float">
            <text:p>21.587</text:p>
          </table:table-cell>
          <table:table-cell office:value-type="float" office:value="73.193" calcext:value-type="float">
            <text:p>73.193</text:p>
          </table:table-cell>
          <table:table-cell office:value-type="float" office:value="5.641" calcext:value-type="float">
            <text:p>5.641</text:p>
          </table:table-cell>
          <table:table-cell table:number-columns-repeated="6"/>
        </table:table-row>
        <table:table-row table:style-name="ro1">
          <table:table-cell office:value-type="date" office:date-value="2007-07-16" calcext:value-type="date">
            <text:p>2007-07-16</text:p>
          </table:table-cell>
          <table:table-cell office:value-type="float" office:value="2.11" calcext:value-type="float">
            <text:p>2.11</text:p>
          </table:table-cell>
          <table:table-cell office:value-type="float" office:value="22.329" calcext:value-type="float">
            <text:p>22.329</text:p>
          </table:table-cell>
          <table:table-cell office:value-type="float" office:value="76.423" calcext:value-type="float">
            <text:p>76.423</text:p>
          </table:table-cell>
          <table:table-cell office:value-type="float" office:value="3.839" calcext:value-type="float">
            <text:p>3.839</text:p>
          </table:table-cell>
          <table:table-cell table:number-columns-repeated="6"/>
        </table:table-row>
        <table:table-row table:style-name="ro1">
          <table:table-cell office:value-type="date" office:date-value="2007-07-17" calcext:value-type="date">
            <text:p>2007-07-17</text:p>
          </table:table-cell>
          <table:table-cell office:value-type="float" office:value="0.29" calcext:value-type="float">
            <text:p>0.29</text:p>
          </table:table-cell>
          <table:table-cell office:value-type="float" office:value="23.228" calcext:value-type="float">
            <text:p>23.228</text:p>
          </table:table-cell>
          <table:table-cell office:value-type="float" office:value="61.223" calcext:value-type="float">
            <text:p>61.223</text:p>
          </table:table-cell>
          <table:table-cell office:value-type="float" office:value="2.711" calcext:value-type="float">
            <text:p>2.711</text:p>
          </table:table-cell>
          <table:table-cell table:number-columns-repeated="6"/>
        </table:table-row>
        <table:table-row table:style-name="ro1">
          <table:table-cell office:value-type="date" office:date-value="2007-07-18" calcext:value-type="date">
            <text:p>2007-07-18</text:p>
          </table:table-cell>
          <table:table-cell office:value-type="float" office:value="23.37" calcext:value-type="float">
            <text:p>23.37</text:p>
          </table:table-cell>
          <table:table-cell office:value-type="float" office:value="19.916" calcext:value-type="float">
            <text:p>19.916</text:p>
          </table:table-cell>
          <table:table-cell office:value-type="float" office:value="86.369" calcext:value-type="float">
            <text:p>86.369</text:p>
          </table:table-cell>
          <table:table-cell office:value-type="float" office:value="6.457" calcext:value-type="float">
            <text:p>6.457</text:p>
          </table:table-cell>
          <table:table-cell table:number-columns-repeated="6"/>
        </table:table-row>
        <table:table-row table:style-name="ro1">
          <table:table-cell office:value-type="date" office:date-value="2007-07-19" calcext:value-type="date">
            <text:p>2007-07-19</text:p>
          </table:table-cell>
          <table:table-cell office:value-type="float" office:value="0.23" calcext:value-type="float">
            <text:p>0.23</text:p>
          </table:table-cell>
          <table:table-cell office:value-type="float" office:value="22.673" calcext:value-type="float">
            <text:p>22.673</text:p>
          </table:table-cell>
          <table:table-cell office:value-type="float" office:value="81.078" calcext:value-type="float">
            <text:p>81.078</text:p>
          </table:table-cell>
          <table:table-cell office:value-type="float" office:value="6.751" calcext:value-type="float">
            <text:p>6.751</text:p>
          </table:table-cell>
          <table:table-cell table:number-columns-repeated="6"/>
        </table:table-row>
        <table:table-row table:style-name="ro1">
          <table:table-cell office:value-type="date" office:date-value="2007-07-20" calcext:value-type="date">
            <text:p>2007-07-20</text:p>
          </table:table-cell>
          <table:table-cell office:value-type="float" office:value="0" calcext:value-type="float">
            <text:p>0</text:p>
          </table:table-cell>
          <table:table-cell office:value-type="float" office:value="21.007" calcext:value-type="float">
            <text:p>21.007</text:p>
          </table:table-cell>
          <table:table-cell office:value-type="float" office:value="56.546" calcext:value-type="float">
            <text:p>56.546</text:p>
          </table:table-cell>
          <table:table-cell office:value-type="float" office:value="15.863" calcext:value-type="float">
            <text:p>15.863</text:p>
          </table:table-cell>
          <table:table-cell table:number-columns-repeated="6"/>
        </table:table-row>
        <table:table-row table:style-name="ro1">
          <table:table-cell office:value-type="date" office:date-value="2007-07-21" calcext:value-type="date">
            <text:p>2007-07-21</text:p>
          </table:table-cell>
          <table:table-cell office:value-type="float" office:value="0.08" calcext:value-type="float">
            <text:p>0.08</text:p>
          </table:table-cell>
          <table:table-cell office:value-type="float" office:value="18.112" calcext:value-type="float">
            <text:p>18.112</text:p>
          </table:table-cell>
          <table:table-cell office:value-type="float" office:value="62.118" calcext:value-type="float">
            <text:p>62.118</text:p>
          </table:table-cell>
          <table:table-cell office:value-type="float" office:value="13.087" calcext:value-type="float">
            <text:p>13.087</text:p>
          </table:table-cell>
          <table:table-cell table:number-columns-repeated="6"/>
        </table:table-row>
        <table:table-row table:style-name="ro1">
          <table:table-cell office:value-type="date" office:date-value="2007-07-22" calcext:value-type="date">
            <text:p>2007-07-22</text:p>
          </table:table-cell>
          <table:table-cell office:value-type="float" office:value="0" calcext:value-type="float">
            <text:p>0</text:p>
          </table:table-cell>
          <table:table-cell office:value-type="float" office:value="18.532" calcext:value-type="float">
            <text:p>18.532</text:p>
          </table:table-cell>
          <table:table-cell office:value-type="float" office:value="68.482" calcext:value-type="float">
            <text:p>68.482</text:p>
          </table:table-cell>
          <table:table-cell office:value-type="float" office:value="7.795" calcext:value-type="float">
            <text:p>7.795</text:p>
          </table:table-cell>
          <table:table-cell table:number-columns-repeated="6"/>
        </table:table-row>
        <table:table-row table:style-name="ro1">
          <table:table-cell office:value-type="date" office:date-value="2007-07-23" calcext:value-type="date">
            <text:p>2007-07-23</text:p>
          </table:table-cell>
          <table:table-cell office:value-type="float" office:value="0" calcext:value-type="float">
            <text:p>0</text:p>
          </table:table-cell>
          <table:table-cell office:value-type="float" office:value="20.817" calcext:value-type="float">
            <text:p>20.817</text:p>
          </table:table-cell>
          <table:table-cell office:value-type="float" office:value="58.237" calcext:value-type="float">
            <text:p>58.237</text:p>
          </table:table-cell>
          <table:table-cell office:value-type="float" office:value="10.197" calcext:value-type="float">
            <text:p>10.197</text:p>
          </table:table-cell>
          <table:table-cell table:number-columns-repeated="6"/>
        </table:table-row>
        <table:table-row table:style-name="ro1">
          <table:table-cell office:value-type="date" office:date-value="2007-07-24" calcext:value-type="date">
            <text:p>2007-07-24</text:p>
          </table:table-cell>
          <table:table-cell office:value-type="float" office:value="12.21" calcext:value-type="float">
            <text:p>12.21</text:p>
          </table:table-cell>
          <table:table-cell office:value-type="float" office:value="16.803" calcext:value-type="float">
            <text:p>16.803</text:p>
          </table:table-cell>
          <table:table-cell office:value-type="float" office:value="77.375" calcext:value-type="float">
            <text:p>77.375</text:p>
          </table:table-cell>
          <table:table-cell office:value-type="float" office:value="10.929" calcext:value-type="float">
            <text:p>10.929</text:p>
          </table:table-cell>
          <table:table-cell table:number-columns-repeated="6"/>
        </table:table-row>
        <table:table-row table:style-name="ro1">
          <table:table-cell office:value-type="date" office:date-value="2007-07-25" calcext:value-type="date">
            <text:p>2007-07-25</text:p>
          </table:table-cell>
          <table:table-cell office:value-type="float" office:value="0" calcext:value-type="float">
            <text:p>0</text:p>
          </table:table-cell>
          <table:table-cell office:value-type="float" office:value="17.251" calcext:value-type="float">
            <text:p>17.251</text:p>
          </table:table-cell>
          <table:table-cell office:value-type="float" office:value="77.741" calcext:value-type="float">
            <text:p>77.741</text:p>
          </table:table-cell>
          <table:table-cell office:value-type="float" office:value="11.606" calcext:value-type="float">
            <text:p>11.606</text:p>
          </table:table-cell>
          <table:table-cell table:number-columns-repeated="6"/>
        </table:table-row>
        <table:table-row table:style-name="ro1">
          <table:table-cell office:value-type="date" office:date-value="2007-07-26" calcext:value-type="date">
            <text:p>2007-07-26</text:p>
          </table:table-cell>
          <table:table-cell office:value-type="float" office:value="0" calcext:value-type="float">
            <text:p>0</text:p>
          </table:table-cell>
          <table:table-cell office:value-type="float" office:value="18.44" calcext:value-type="float">
            <text:p>18.44</text:p>
          </table:table-cell>
          <table:table-cell office:value-type="float" office:value="71.938" calcext:value-type="float">
            <text:p>71.938</text:p>
          </table:table-cell>
          <table:table-cell office:value-type="float" office:value="3.592" calcext:value-type="float">
            <text:p>3.592</text:p>
          </table:table-cell>
          <table:table-cell table:number-columns-repeated="6"/>
        </table:table-row>
        <table:table-row table:style-name="ro1">
          <table:table-cell office:value-type="date" office:date-value="2007-07-27" calcext:value-type="date">
            <text:p>2007-07-27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75.013" calcext:value-type="float">
            <text:p>75.013</text:p>
          </table:table-cell>
          <table:table-cell office:value-type="float" office:value="5.285" calcext:value-type="float">
            <text:p>5.285</text:p>
          </table:table-cell>
          <table:table-cell table:number-columns-repeated="6"/>
        </table:table-row>
        <table:table-row table:style-name="ro1">
          <table:table-cell office:value-type="date" office:date-value="2007-07-28" calcext:value-type="date">
            <text:p>2007-07-28</text:p>
          </table:table-cell>
          <table:table-cell office:value-type="float" office:value="0" calcext:value-type="float">
            <text:p>0</text:p>
          </table:table-cell>
          <table:table-cell office:value-type="float" office:value="19.417" calcext:value-type="float">
            <text:p>19.417</text:p>
          </table:table-cell>
          <table:table-cell office:value-type="float" office:value="73.287" calcext:value-type="float">
            <text:p>73.287</text:p>
          </table:table-cell>
          <table:table-cell office:value-type="float" office:value="4.176" calcext:value-type="float">
            <text:p>4.176</text:p>
          </table:table-cell>
          <table:table-cell table:number-columns-repeated="6"/>
        </table:table-row>
        <table:table-row table:style-name="ro1">
          <table:table-cell office:value-type="date" office:date-value="2007-07-29" calcext:value-type="date">
            <text:p>2007-07-29</text:p>
          </table:table-cell>
          <table:table-cell office:value-type="float" office:value="2.64" calcext:value-type="float">
            <text:p>2.64</text:p>
          </table:table-cell>
          <table:table-cell office:value-type="float" office:value="17.636" calcext:value-type="float">
            <text:p>17.636</text:p>
          </table:table-cell>
          <table:table-cell office:value-type="float" office:value="87.037" calcext:value-type="float">
            <text:p>87.037</text:p>
          </table:table-cell>
          <table:table-cell office:value-type="float" office:value="3.418" calcext:value-type="float">
            <text:p>3.418</text:p>
          </table:table-cell>
          <table:table-cell table:number-columns-repeated="6"/>
        </table:table-row>
        <table:table-row table:style-name="ro1">
          <table:table-cell office:value-type="date" office:date-value="2007-07-30" calcext:value-type="date">
            <text:p>2007-07-30</text:p>
          </table:table-cell>
          <table:table-cell office:value-type="float" office:value="0" calcext:value-type="float">
            <text:p>0</text:p>
          </table:table-cell>
          <table:table-cell office:value-type="float" office:value="17.363" calcext:value-type="float">
            <text:p>17.363</text:p>
          </table:table-cell>
          <table:table-cell/>
          <table:table-cell office:value-type="float" office:value="9.097" calcext:value-type="float">
            <text:p>9.097</text:p>
          </table:table-cell>
          <table:table-cell table:number-columns-repeated="6"/>
        </table:table-row>
        <table:table-row table:style-name="ro1">
          <table:table-cell office:value-type="date" office:date-value="2007-07-31" calcext:value-type="date">
            <text:p>2007-07-31</text:p>
          </table:table-cell>
          <table:table-cell office:value-type="float" office:value="6.78" calcext:value-type="float">
            <text:p>6.78</text:p>
          </table:table-cell>
          <table:table-cell office:value-type="float" office:value="13.472" calcext:value-type="float">
            <text:p>13.472</text:p>
          </table:table-cell>
          <table:table-cell office:value-type="float" office:value="76.575" calcext:value-type="float">
            <text:p>76.575</text:p>
          </table:table-cell>
          <table:table-cell office:value-type="float" office:value="13.145" calcext:value-type="float">
            <text:p>13.145</text:p>
          </table:table-cell>
          <table:table-cell table:number-columns-repeated="6"/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0.15" calcext:value-type="float">
            <text:p>0.15</text:p>
          </table:table-cell>
          <table:table-cell office:value-type="float" office:value="19.372" calcext:value-type="float">
            <text:p>19.372</text:p>
          </table:table-cell>
          <table:table-cell office:value-type="float" office:value="74.263" calcext:value-type="float">
            <text:p>74.263</text:p>
          </table:table-cell>
          <table:table-cell office:value-type="float" office:value="1.559" calcext:value-type="float">
            <text:p>1.559</text:p>
          </table:table-cell>
          <table:table-cell table:number-columns-repeated="6"/>
        </table:table-row>
        <table:table-row table:style-name="ro1">
          <table:table-cell office:value-type="date" office:date-value="2007-08-02" calcext:value-type="date">
            <text:p>2007-08-02</text:p>
          </table:table-cell>
          <table:table-cell office:value-type="float" office:value="1.42" calcext:value-type="float">
            <text:p>1.42</text:p>
          </table:table-cell>
          <table:table-cell office:value-type="float" office:value="20.573" calcext:value-type="float">
            <text:p>20.573</text:p>
          </table:table-cell>
          <table:table-cell office:value-type="float" office:value="70.435" calcext:value-type="float">
            <text:p>70.435</text:p>
          </table:table-cell>
          <table:table-cell office:value-type="float" office:value="0.613" calcext:value-type="float">
            <text:p>0.613</text:p>
          </table:table-cell>
          <table:table-cell table:number-columns-repeated="6"/>
        </table:table-row>
        <table:table-row table:style-name="ro1">
          <table:table-cell office:value-type="date" office:date-value="2007-08-03" calcext:value-type="date">
            <text:p>2007-08-03</text:p>
          </table:table-cell>
          <table:table-cell office:value-type="float" office:value="0.31" calcext:value-type="float">
            <text:p>0.31</text:p>
          </table:table-cell>
          <table:table-cell office:value-type="float" office:value="19.187" calcext:value-type="float">
            <text:p>19.187</text:p>
          </table:table-cell>
          <table:table-cell office:value-type="float" office:value="79.398" calcext:value-type="float">
            <text:p>79.398</text:p>
          </table:table-cell>
          <table:table-cell office:value-type="float" office:value="0.175" calcext:value-type="float">
            <text:p>0.175</text:p>
          </table:table-cell>
          <table:table-cell table:number-columns-repeated="6"/>
        </table:table-row>
        <table:table-row table:style-name="ro1">
          <table:table-cell office:value-type="date" office:date-value="2007-08-04" calcext:value-type="date">
            <text:p>2007-08-04</text:p>
          </table:table-cell>
          <table:table-cell office:value-type="float" office:value="0.2" calcext:value-type="float">
            <text:p>0.2</text:p>
          </table:table-cell>
          <table:table-cell office:value-type="float" office:value="19.771" calcext:value-type="float">
            <text:p>19.771</text:p>
          </table:table-cell>
          <table:table-cell office:value-type="float" office:value="71.321" calcext:value-type="float">
            <text:p>71.321</text:p>
          </table:table-cell>
          <table:table-cell office:value-type="float" office:value="0.935" calcext:value-type="float">
            <text:p>0.935</text:p>
          </table:table-cell>
          <table:table-cell table:number-columns-repeated="6"/>
        </table:table-row>
        <table:table-row table:style-name="ro1">
          <table:table-cell office:value-type="date" office:date-value="2007-08-05" calcext:value-type="date">
            <text:p>2007-08-05</text:p>
          </table:table-cell>
          <table:table-cell office:value-type="float" office:value="0.28" calcext:value-type="float">
            <text:p>0.28</text:p>
          </table:table-cell>
          <table:table-cell office:value-type="float" office:value="17.275" calcext:value-type="float">
            <text:p>17.275</text:p>
          </table:table-cell>
          <table:table-cell office:value-type="float" office:value="83.081" calcext:value-type="float">
            <text:p>83.081</text:p>
          </table:table-cell>
          <table:table-cell office:value-type="float" office:value="0.484" calcext:value-type="float">
            <text:p>0.484</text:p>
          </table:table-cell>
          <table:table-cell table:number-columns-repeated="6"/>
        </table:table-row>
        <table:table-row table:style-name="ro1">
          <table:table-cell office:value-type="date" office:date-value="2007-08-06" calcext:value-type="date">
            <text:p>2007-08-06</text:p>
          </table:table-cell>
          <table:table-cell office:value-type="float" office:value="0.46" calcext:value-type="float">
            <text:p>0.46</text:p>
          </table:table-cell>
          <table:table-cell office:value-type="float" office:value="16.93" calcext:value-type="float">
            <text:p>16.93</text:p>
          </table:table-cell>
          <table:table-cell office:value-type="float" office:value="84.895" calcext:value-type="float">
            <text:p>84.895</text:p>
          </table:table-cell>
          <table:table-cell office:value-type="float" office:value="0.662" calcext:value-type="float">
            <text:p>0.662</text:p>
          </table:table-cell>
          <table:table-cell table:number-columns-repeated="6"/>
        </table:table-row>
        <table:table-row table:style-name="ro1">
          <table:table-cell office:value-type="date" office:date-value="2007-08-07" calcext:value-type="date">
            <text:p>2007-08-07</text:p>
          </table:table-cell>
          <table:table-cell office:value-type="float" office:value="5.56" calcext:value-type="float">
            <text:p>5.56</text:p>
          </table:table-cell>
          <table:table-cell office:value-type="float" office:value="17.421" calcext:value-type="float">
            <text:p>17.421</text:p>
          </table:table-cell>
          <table:table-cell office:value-type="float" office:value="85.401" calcext:value-type="float">
            <text:p>85.401</text:p>
          </table:table-cell>
          <table:table-cell office:value-type="float" office:value="1.633" calcext:value-type="float">
            <text:p>1.633</text:p>
          </table:table-cell>
          <table:table-cell table:number-columns-repeated="6"/>
        </table:table-row>
        <table:table-row table:style-name="ro1">
          <table:table-cell office:value-type="date" office:date-value="2007-08-08" calcext:value-type="date">
            <text:p>2007-08-08</text:p>
          </table:table-cell>
          <table:table-cell office:value-type="float" office:value="1.12" calcext:value-type="float">
            <text:p>1.12</text:p>
          </table:table-cell>
          <table:table-cell office:value-type="float" office:value="12.442" calcext:value-type="float">
            <text:p>12.442</text:p>
          </table:table-cell>
          <table:table-cell office:value-type="float" office:value="71.182" calcext:value-type="float">
            <text:p>71.182</text:p>
          </table:table-cell>
          <table:table-cell office:value-type="float" office:value="2.211" calcext:value-type="float">
            <text:p>2.211</text:p>
          </table:table-cell>
          <table:table-cell table:number-columns-repeated="6"/>
        </table:table-row>
        <table:table-row table:style-name="ro1">
          <table:table-cell office:value-type="date" office:date-value="2007-08-09" calcext:value-type="date">
            <text:p>2007-08-09</text:p>
          </table:table-cell>
          <table:table-cell office:value-type="float" office:value="0.05" calcext:value-type="float">
            <text:p>0.05</text:p>
          </table:table-cell>
          <table:table-cell office:value-type="float" office:value="11.722" calcext:value-type="float">
            <text:p>11.722</text:p>
          </table:table-cell>
          <table:table-cell office:value-type="float" office:value="73.542" calcext:value-type="float">
            <text:p>73.542</text:p>
          </table:table-cell>
          <table:table-cell office:value-type="float" office:value="0.373" calcext:value-type="float">
            <text:p>0.373</text:p>
          </table:table-cell>
          <table:table-cell table:number-columns-repeated="6"/>
        </table:table-row>
        <table:table-row table:style-name="ro1">
          <table:table-cell office:value-type="date" office:date-value="2007-08-10" calcext:value-type="date">
            <text:p>2007-08-10</text:p>
          </table:table-cell>
          <table:table-cell office:value-type="float" office:value="0.51" calcext:value-type="float">
            <text:p>0.51</text:p>
          </table:table-cell>
          <table:table-cell office:value-type="float" office:value="12.082" calcext:value-type="float">
            <text:p>12.082</text:p>
          </table:table-cell>
          <table:table-cell office:value-type="float" office:value="68.933" calcext:value-type="float">
            <text:p>68.933</text:p>
          </table:table-cell>
          <table:table-cell office:value-type="float" office:value="1.275" calcext:value-type="float">
            <text:p>1.275</text:p>
          </table:table-cell>
          <table:table-cell table:number-columns-repeated="6"/>
        </table:table-row>
        <table:table-row table:style-name="ro1">
          <table:table-cell office:value-type="date" office:date-value="2007-08-11" calcext:value-type="date">
            <text:p>2007-08-11</text:p>
          </table:table-cell>
          <table:table-cell office:value-type="float" office:value="0.05" calcext:value-type="float">
            <text:p>0.05</text:p>
          </table:table-cell>
          <table:table-cell office:value-type="float" office:value="11.943" calcext:value-type="float">
            <text:p>11.943</text:p>
          </table:table-cell>
          <table:table-cell office:value-type="float" office:value="69.146" calcext:value-type="float">
            <text:p>69.146</text:p>
          </table:table-cell>
          <table:table-cell office:value-type="float" office:value="1.425" calcext:value-type="float">
            <text:p>1.425</text:p>
          </table:table-cell>
          <table:table-cell table:number-columns-repeated="6"/>
        </table:table-row>
        <table:table-row table:style-name="ro1">
          <table:table-cell office:value-type="date" office:date-value="2007-08-12" calcext:value-type="date">
            <text:p>2007-08-12</text:p>
          </table:table-cell>
          <table:table-cell office:value-type="float" office:value="0.05" calcext:value-type="float">
            <text:p>0.05</text:p>
          </table:table-cell>
          <table:table-cell office:value-type="float" office:value="10.806" calcext:value-type="float">
            <text:p>10.806</text:p>
          </table:table-cell>
          <table:table-cell office:value-type="float" office:value="77.67" calcext:value-type="float">
            <text:p>77.67</text:p>
          </table:table-cell>
          <table:table-cell office:value-type="float" office:value="0.502" calcext:value-type="float">
            <text:p>0.502</text:p>
          </table:table-cell>
          <table:table-cell table:number-columns-repeated="6"/>
        </table:table-row>
        <table:table-row table:style-name="ro1">
          <table:table-cell office:value-type="date" office:date-value="2007-08-13" calcext:value-type="date">
            <text:p>2007-08-13</text:p>
          </table:table-cell>
          <table:table-cell office:value-type="float" office:value="0.07" calcext:value-type="float">
            <text:p>0.07</text:p>
          </table:table-cell>
          <table:table-cell office:value-type="float" office:value="11.226" calcext:value-type="float">
            <text:p>11.226</text:p>
          </table:table-cell>
          <table:table-cell office:value-type="float" office:value="74.613" calcext:value-type="float">
            <text:p>74.613</text:p>
          </table:table-cell>
          <table:table-cell office:value-type="float" office:value="1.236" calcext:value-type="float">
            <text:p>1.236</text:p>
          </table:table-cell>
          <table:table-cell table:number-columns-repeated="6"/>
        </table:table-row>
        <table:table-row table:style-name="ro1">
          <table:table-cell office:value-type="date" office:date-value="2007-08-14" calcext:value-type="date">
            <text:p>2007-08-14</text:p>
          </table:table-cell>
          <table:table-cell office:value-type="float" office:value="1.58" calcext:value-type="float">
            <text:p>1.58</text:p>
          </table:table-cell>
          <table:table-cell office:value-type="float" office:value="11.718" calcext:value-type="float">
            <text:p>11.718</text:p>
          </table:table-cell>
          <table:table-cell office:value-type="float" office:value="87.612" calcext:value-type="float">
            <text:p>87.612</text:p>
          </table:table-cell>
          <table:table-cell office:value-type="float" office:value="0.458" calcext:value-type="float">
            <text:p>0.458</text:p>
          </table:table-cell>
          <table:table-cell table:number-columns-repeated="6"/>
        </table:table-row>
        <table:table-row table:style-name="ro1">
          <table:table-cell office:value-type="date" office:date-value="2007-08-15" calcext:value-type="date">
            <text:p>2007-08-15</text:p>
          </table:table-cell>
          <table:table-cell office:value-type="float" office:value="0.18" calcext:value-type="float">
            <text:p>0.18</text:p>
          </table:table-cell>
          <table:table-cell office:value-type="float" office:value="13.069" calcext:value-type="float">
            <text:p>13.069</text:p>
          </table:table-cell>
          <table:table-cell office:value-type="float" office:value="73.121" calcext:value-type="float">
            <text:p>73.121</text:p>
          </table:table-cell>
          <table:table-cell office:value-type="float" office:value="0.385" calcext:value-type="float">
            <text:p>0.385</text:p>
          </table:table-cell>
          <table:table-cell table:number-columns-repeated="6"/>
        </table:table-row>
        <table:table-row table:style-name="ro1">
          <table:table-cell office:value-type="date" office:date-value="2007-08-16" calcext:value-type="date">
            <text:p>2007-08-16</text:p>
          </table:table-cell>
          <table:table-cell office:value-type="float" office:value="0.1" calcext:value-type="float">
            <text:p>0.1</text:p>
          </table:table-cell>
          <table:table-cell office:value-type="float" office:value="15.23" calcext:value-type="float">
            <text:p>15.23</text:p>
          </table:table-cell>
          <table:table-cell office:value-type="float" office:value="64.51" calcext:value-type="float">
            <text:p>64.51</text:p>
          </table:table-cell>
          <table:table-cell office:value-type="float" office:value="0.966" calcext:value-type="float">
            <text:p>0.966</text:p>
          </table:table-cell>
          <table:table-cell table:number-columns-repeated="6"/>
        </table:table-row>
        <table:table-row table:style-name="ro1">
          <table:table-cell office:value-type="date" office:date-value="2007-08-17" calcext:value-type="date">
            <text:p>2007-08-17</text:p>
          </table:table-cell>
          <table:table-cell office:value-type="float" office:value="0" calcext:value-type="float">
            <text:p>0</text:p>
          </table:table-cell>
          <table:table-cell office:value-type="float" office:value="16.001" calcext:value-type="float">
            <text:p>16.001</text:p>
          </table:table-cell>
          <table:table-cell office:value-type="float" office:value="61.793" calcext:value-type="float">
            <text:p>61.793</text:p>
          </table:table-cell>
          <table:table-cell office:value-type="float" office:value="1.873" calcext:value-type="float">
            <text:p>1.873</text:p>
          </table:table-cell>
          <table:table-cell table:number-columns-repeated="6"/>
        </table:table-row>
        <table:table-row table:style-name="ro1">
          <table:table-cell office:value-type="date" office:date-value="2007-08-18" calcext:value-type="date">
            <text:p>2007-08-18</text:p>
          </table:table-cell>
          <table:table-cell office:value-type="float" office:value="0.02" calcext:value-type="float">
            <text:p>0.02</text:p>
          </table:table-cell>
          <table:table-cell office:value-type="float" office:value="16.91" calcext:value-type="float">
            <text:p>16.91</text:p>
          </table:table-cell>
          <table:table-cell office:value-type="float" office:value="68.362" calcext:value-type="float">
            <text:p>68.362</text:p>
          </table:table-cell>
          <table:table-cell office:value-type="float" office:value="2.246" calcext:value-type="float">
            <text:p>2.246</text:p>
          </table:table-cell>
          <table:table-cell table:number-columns-repeated="6"/>
        </table:table-row>
        <table:table-row table:style-name="ro1">
          <table:table-cell office:value-type="date" office:date-value="2007-08-19" calcext:value-type="date">
            <text:p>2007-08-19</text:p>
          </table:table-cell>
          <table:table-cell office:value-type="float" office:value="7.24" calcext:value-type="float">
            <text:p>7.24</text:p>
          </table:table-cell>
          <table:table-cell office:value-type="float" office:value="15.446" calcext:value-type="float">
            <text:p>15.446</text:p>
          </table:table-cell>
          <table:table-cell office:value-type="float" office:value="91.435" calcext:value-type="float">
            <text:p>91.435</text:p>
          </table:table-cell>
          <table:table-cell office:value-type="float" office:value="0.077" calcext:value-type="float">
            <text:p>0.077</text:p>
          </table:table-cell>
          <table:table-cell table:number-columns-repeated="6"/>
        </table:table-row>
        <table:table-row table:style-name="ro1">
          <table:table-cell office:value-type="date" office:date-value="2007-08-20" calcext:value-type="date">
            <text:p>2007-08-20</text:p>
          </table:table-cell>
          <table:table-cell office:value-type="float" office:value="0.11" calcext:value-type="float">
            <text:p>0.11</text:p>
          </table:table-cell>
          <table:table-cell office:value-type="float" office:value="14.222" calcext:value-type="float">
            <text:p>14.222</text:p>
          </table:table-cell>
          <table:table-cell office:value-type="float" office:value="92.188" calcext:value-type="float">
            <text:p>92.188</text:p>
          </table:table-cell>
          <table:table-cell office:value-type="float" office:value="0.222" calcext:value-type="float">
            <text:p>0.222</text:p>
          </table:table-cell>
          <table:table-cell table:number-columns-repeated="6"/>
        </table:table-row>
        <table:table-row table:style-name="ro1">
          <table:table-cell office:value-type="date" office:date-value="2007-08-21" calcext:value-type="date">
            <text:p>2007-08-21</text:p>
          </table:table-cell>
          <table:table-cell office:value-type="float" office:value="0.73" calcext:value-type="float">
            <text:p>0.73</text:p>
          </table:table-cell>
          <table:table-cell office:value-type="float" office:value="13.255" calcext:value-type="float">
            <text:p>13.255</text:p>
          </table:table-cell>
          <table:table-cell office:value-type="float" office:value="88.565" calcext:value-type="float">
            <text:p>88.565</text:p>
          </table:table-cell>
          <table:table-cell office:value-type="float" office:value="3.023" calcext:value-type="float">
            <text:p>3.023</text:p>
          </table:table-cell>
          <table:table-cell table:number-columns-repeated="6"/>
        </table:table-row>
        <table:table-row table:style-name="ro1">
          <table:table-cell office:value-type="date" office:date-value="2007-08-22" calcext:value-type="date">
            <text:p>2007-08-22</text:p>
          </table:table-cell>
          <table:table-cell office:value-type="float" office:value="0.03" calcext:value-type="float">
            <text:p>0.03</text:p>
          </table:table-cell>
          <table:table-cell office:value-type="float" office:value="12.018" calcext:value-type="float">
            <text:p>12.018</text:p>
          </table:table-cell>
          <table:table-cell office:value-type="float" office:value="72.153" calcext:value-type="float">
            <text:p>72.153</text:p>
          </table:table-cell>
          <table:table-cell office:value-type="float" office:value="1.522" calcext:value-type="float">
            <text:p>1.522</text:p>
          </table:table-cell>
          <table:table-cell table:number-columns-repeated="6"/>
        </table:table-row>
        <table:table-row table:style-name="ro1">
          <table:table-cell office:value-type="date" office:date-value="2007-08-23" calcext:value-type="date">
            <text:p>2007-08-23</text:p>
          </table:table-cell>
          <table:table-cell office:value-type="float" office:value="0.66" calcext:value-type="float">
            <text:p>0.66</text:p>
          </table:table-cell>
          <table:table-cell office:value-type="float" office:value="10.065" calcext:value-type="float">
            <text:p>10.065</text:p>
          </table:table-cell>
          <table:table-cell office:value-type="float" office:value="83.185" calcext:value-type="float">
            <text:p>83.185</text:p>
          </table:table-cell>
          <table:table-cell office:value-type="float" office:value="0.301" calcext:value-type="float">
            <text:p>0.301</text:p>
          </table:table-cell>
          <table:table-cell table:number-columns-repeated="6"/>
        </table:table-row>
        <table:table-row table:style-name="ro1">
          <table:table-cell office:value-type="date" office:date-value="2007-08-24" calcext:value-type="date">
            <text:p>2007-08-24</text:p>
          </table:table-cell>
          <table:table-cell office:value-type="float" office:value="0.18" calcext:value-type="float">
            <text:p>0.18</text:p>
          </table:table-cell>
          <table:table-cell office:value-type="float" office:value="11.715" calcext:value-type="float">
            <text:p>11.715</text:p>
          </table:table-cell>
          <table:table-cell office:value-type="float" office:value="72.44" calcext:value-type="float">
            <text:p>72.44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1">
          <table:table-cell office:value-type="date" office:date-value="2007-08-25" calcext:value-type="date">
            <text:p>2007-08-25</text:p>
          </table:table-cell>
          <table:table-cell office:value-type="float" office:value="0" calcext:value-type="float">
            <text:p>0</text:p>
          </table:table-cell>
          <table:table-cell office:value-type="float" office:value="9.81" calcext:value-type="float">
            <text:p>9.81</text:p>
          </table:table-cell>
          <table:table-cell office:value-type="float" office:value="75.352" calcext:value-type="float">
            <text:p>75.352</text:p>
          </table:table-cell>
          <table:table-cell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office:value-type="date" office:date-value="2007-08-26" calcext:value-type="date">
            <text:p>2007-08-26</text:p>
          </table:table-cell>
          <table:table-cell office:value-type="float" office:value="0.35" calcext:value-type="float">
            <text:p>0.35</text:p>
          </table:table-cell>
          <table:table-cell office:value-type="float" office:value="10.351" calcext:value-type="float">
            <text:p>10.351</text:p>
          </table:table-cell>
          <table:table-cell office:value-type="float" office:value="76.956" calcext:value-type="float">
            <text:p>76.956</text:p>
          </table:table-cell>
          <table:table-cell office:value-type="float" office:value="0.706" calcext:value-type="float">
            <text:p>0.706</text:p>
          </table:table-cell>
          <table:table-cell table:number-columns-repeated="6"/>
        </table:table-row>
        <table:table-row table:style-name="ro1">
          <table:table-cell office:value-type="date" office:date-value="2007-08-27" calcext:value-type="date">
            <text:p>2007-08-27</text:p>
          </table:table-cell>
          <table:table-cell office:value-type="float" office:value="0.87" calcext:value-type="float">
            <text:p>0.87</text:p>
          </table:table-cell>
          <table:table-cell office:value-type="float" office:value="11.263" calcext:value-type="float">
            <text:p>11.263</text:p>
          </table:table-cell>
          <table:table-cell office:value-type="float" office:value="72.494" calcext:value-type="float">
            <text:p>72.494</text:p>
          </table:table-cell>
          <table:table-cell office:value-type="float" office:value="0.86" calcext:value-type="float">
            <text:p>0.86</text:p>
          </table:table-cell>
          <table:table-cell table:number-columns-repeated="6"/>
        </table:table-row>
        <table:table-row table:style-name="ro1">
          <table:table-cell office:value-type="date" office:date-value="2007-08-28" calcext:value-type="date">
            <text:p>2007-08-28</text:p>
          </table:table-cell>
          <table:table-cell office:value-type="float" office:value="1.47" calcext:value-type="float">
            <text:p>1.47</text:p>
          </table:table-cell>
          <table:table-cell office:value-type="float" office:value="11.823" calcext:value-type="float">
            <text:p>11.823</text:p>
          </table:table-cell>
          <table:table-cell office:value-type="float" office:value="75.23" calcext:value-type="float">
            <text:p>75.23</text:p>
          </table:table-cell>
          <table:table-cell office:value-type="float" office:value="0.701" calcext:value-type="float">
            <text:p>0.701</text:p>
          </table:table-cell>
          <table:table-cell table:number-columns-repeated="6"/>
        </table:table-row>
        <table:table-row table:style-name="ro1">
          <table:table-cell office:value-type="date" office:date-value="2007-08-29" calcext:value-type="date">
            <text:p>2007-08-29</text:p>
          </table:table-cell>
          <table:table-cell office:value-type="float" office:value="0.02" calcext:value-type="float">
            <text:p>0.02</text:p>
          </table:table-cell>
          <table:table-cell office:value-type="float" office:value="11.355" calcext:value-type="float">
            <text:p>11.355</text:p>
          </table:table-cell>
          <table:table-cell office:value-type="float" office:value="68.821" calcext:value-type="float">
            <text:p>68.821</text:p>
          </table:table-cell>
          <table:table-cell office:value-type="float" office:value="0.999" calcext:value-type="float">
            <text:p>0.999</text:p>
          </table:table-cell>
          <table:table-cell table:number-columns-repeated="6"/>
        </table:table-row>
        <table:table-row table:style-name="ro1">
          <table:table-cell office:value-type="date" office:date-value="2007-08-30" calcext:value-type="date">
            <text:p>2007-08-30</text:p>
          </table:table-cell>
          <table:table-cell office:value-type="float" office:value="8.89" calcext:value-type="float">
            <text:p>8.89</text:p>
          </table:table-cell>
          <table:table-cell office:value-type="float" office:value="10.6" calcext:value-type="float">
            <text:p>10.6</text:p>
          </table:table-cell>
          <table:table-cell office:value-type="float" office:value="74.941" calcext:value-type="float">
            <text:p>74.941</text:p>
          </table:table-cell>
          <table:table-cell office:value-type="float" office:value="2.53" calcext:value-type="float">
            <text:p>2.53</text:p>
          </table:table-cell>
          <table:table-cell table:number-columns-repeated="6"/>
        </table:table-row>
        <table:table-row table:style-name="ro1">
          <table:table-cell office:value-type="date" office:date-value="2007-08-31" calcext:value-type="date">
            <text:p>2007-08-31</text:p>
          </table:table-cell>
          <table:table-cell office:value-type="float" office:value="0.38" calcext:value-type="float">
            <text:p>0.38</text:p>
          </table:table-cell>
          <table:table-cell office:value-type="float" office:value="11.342" calcext:value-type="float">
            <text:p>11.342</text:p>
          </table:table-cell>
          <table:table-cell office:value-type="float" office:value="91.75" calcext:value-type="float">
            <text:p>91.75</text:p>
          </table:table-cell>
          <table:table-cell office:value-type="float" office:value="1.055" calcext:value-type="float">
            <text:p>1.055</text:p>
          </table:table-cell>
          <table:table-cell table:number-columns-repeated="6"/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0.16" calcext:value-type="float">
            <text:p>0.16</text:p>
          </table:table-cell>
          <table:table-cell office:value-type="float" office:value="12.036" calcext:value-type="float">
            <text:p>12.036</text:p>
          </table:table-cell>
          <table:table-cell office:value-type="float" office:value="79.357" calcext:value-type="float">
            <text:p>79.357</text:p>
          </table:table-cell>
          <table:table-cell office:value-type="float" office:value="0.756" calcext:value-type="float">
            <text:p>0.756</text:p>
          </table:table-cell>
          <table:table-cell table:number-columns-repeated="6"/>
        </table:table-row>
        <table:table-row table:style-name="ro1">
          <table:table-cell office:value-type="date" office:date-value="2007-09-02" calcext:value-type="date">
            <text:p>2007-09-02</text:p>
          </table:table-cell>
          <table:table-cell office:value-type="float" office:value="0" calcext:value-type="float">
            <text:p>0</text:p>
          </table:table-cell>
          <table:table-cell office:value-type="float" office:value="12.952" calcext:value-type="float">
            <text:p>12.952</text:p>
          </table:table-cell>
          <table:table-cell office:value-type="float" office:value="76.406" calcext:value-type="float">
            <text:p>76.406</text:p>
          </table:table-cell>
          <table:table-cell office:value-type="float" office:value="0.324" calcext:value-type="float">
            <text:p>0.324</text:p>
          </table:table-cell>
          <table:table-cell table:number-columns-repeated="6"/>
        </table:table-row>
        <table:table-row table:style-name="ro1">
          <table:table-cell office:value-type="date" office:date-value="2007-09-03" calcext:value-type="date">
            <text:p>2007-09-03</text:p>
          </table:table-cell>
          <table:table-cell office:value-type="float" office:value="0" calcext:value-type="float">
            <text:p>0</text:p>
          </table:table-cell>
          <table:table-cell office:value-type="float" office:value="14.769" calcext:value-type="float">
            <text:p>14.769</text:p>
          </table:table-cell>
          <table:table-cell office:value-type="float" office:value="76.584" calcext:value-type="float">
            <text:p>76.584</text:p>
          </table:table-cell>
          <table:table-cell office:value-type="float" office:value="0.503" calcext:value-type="float">
            <text:p>0.503</text:p>
          </table:table-cell>
          <table:table-cell table:number-columns-repeated="6"/>
        </table:table-row>
        <table:table-row table:style-name="ro1">
          <table:table-cell office:value-type="date" office:date-value="2007-09-04" calcext:value-type="date">
            <text:p>2007-09-04</text:p>
          </table:table-cell>
          <table:table-cell office:value-type="float" office:value="10.28" calcext:value-type="float">
            <text:p>10.28</text:p>
          </table:table-cell>
          <table:table-cell office:value-type="float" office:value="12.908" calcext:value-type="float">
            <text:p>12.908</text:p>
          </table:table-cell>
          <table:table-cell office:value-type="float" office:value="91.396" calcext:value-type="float">
            <text:p>91.396</text:p>
          </table:table-cell>
          <table:table-cell office:value-type="float" office:value="1.78" calcext:value-type="float">
            <text:p>1.78</text:p>
          </table:table-cell>
          <table:table-cell table:number-columns-repeated="6"/>
        </table:table-row>
        <table:table-row table:style-name="ro1">
          <table:table-cell office:value-type="date" office:date-value="2007-09-05" calcext:value-type="date">
            <text:p>2007-09-05</text:p>
          </table:table-cell>
          <table:table-cell office:value-type="float" office:value="0.13" calcext:value-type="float">
            <text:p>0.13</text:p>
          </table:table-cell>
          <table:table-cell office:value-type="float" office:value="9.883" calcext:value-type="float">
            <text:p>9.883</text:p>
          </table:table-cell>
          <table:table-cell office:value-type="float" office:value="76.632" calcext:value-type="float">
            <text:p>76.632</text:p>
          </table:table-cell>
          <table:table-cell office:value-type="float" office:value="1.726" calcext:value-type="float">
            <text:p>1.726</text:p>
          </table:table-cell>
          <table:table-cell table:number-columns-repeated="6"/>
        </table:table-row>
        <table:table-row table:style-name="ro1">
          <table:table-cell office:value-type="date" office:date-value="2007-09-06" calcext:value-type="date">
            <text:p>2007-09-06</text:p>
          </table:table-cell>
          <table:table-cell office:value-type="float" office:value="0" calcext:value-type="float">
            <text:p>0</text:p>
          </table:table-cell>
          <table:table-cell office:value-type="float" office:value="7.532" calcext:value-type="float">
            <text:p>7.532</text:p>
          </table:table-cell>
          <table:table-cell office:value-type="float" office:value="84.798" calcext:value-type="float">
            <text:p>84.798</text:p>
          </table:table-cell>
          <table:table-cell office:value-type="float" office:value="1.064" calcext:value-type="float">
            <text:p>1.064</text:p>
          </table:table-cell>
          <table:table-cell table:number-columns-repeated="6"/>
        </table:table-row>
        <table:table-row table:style-name="ro1">
          <table:table-cell office:value-type="date" office:date-value="2007-09-07" calcext:value-type="date">
            <text:p>2007-09-07</text:p>
          </table:table-cell>
          <table:table-cell office:value-type="float" office:value="0.56" calcext:value-type="float">
            <text:p>0.56</text:p>
          </table:table-cell>
          <table:table-cell office:value-type="float" office:value="9.657" calcext:value-type="float">
            <text:p>9.657</text:p>
          </table:table-cell>
          <table:table-cell office:value-type="float" office:value="87.032" calcext:value-type="float">
            <text:p>87.032</text:p>
          </table:table-cell>
          <table:table-cell office:value-type="float" office:value="0.798" calcext:value-type="float">
            <text:p>0.798</text:p>
          </table:table-cell>
          <table:table-cell table:number-columns-repeated="6"/>
        </table:table-row>
        <table:table-row table:style-name="ro1">
          <table:table-cell office:value-type="date" office:date-value="2007-09-08" calcext:value-type="date">
            <text:p>2007-09-08</text:p>
          </table:table-cell>
          <table:table-cell office:value-type="float" office:value="0.03" calcext:value-type="float">
            <text:p>0.03</text:p>
          </table:table-cell>
          <table:table-cell office:value-type="float" office:value="10.054" calcext:value-type="float">
            <text:p>10.054</text:p>
          </table:table-cell>
          <table:table-cell office:value-type="float" office:value="79.445" calcext:value-type="float">
            <text:p>79.445</text:p>
          </table:table-cell>
          <table:table-cell office:value-type="float" office:value="0.137" calcext:value-type="float">
            <text:p>0.137</text:p>
          </table:table-cell>
          <table:table-cell table:number-columns-repeated="6"/>
        </table:table-row>
        <table:table-row table:style-name="ro1">
          <table:table-cell office:value-type="date" office:date-value="2007-09-09" calcext:value-type="date">
            <text:p>2007-09-09</text:p>
          </table:table-cell>
          <table:table-cell office:value-type="float" office:value="0" calcext:value-type="float">
            <text:p>0</text:p>
          </table:table-cell>
          <table:table-cell office:value-type="float" office:value="11.133" calcext:value-type="float">
            <text:p>11.133</text:p>
          </table:table-cell>
          <table:table-cell office:value-type="float" office:value="78.347" calcext:value-type="float">
            <text:p>78.347</text:p>
          </table:table-cell>
          <table:table-cell office:value-type="float" office:value="0.508" calcext:value-type="float">
            <text:p>0.508</text:p>
          </table:table-cell>
          <table:table-cell table:number-columns-repeated="6"/>
        </table:table-row>
        <table:table-row table:style-name="ro1">
          <table:table-cell office:value-type="date" office:date-value="2007-09-10" calcext:value-type="date">
            <text:p>2007-09-10</text:p>
          </table:table-cell>
          <table:table-cell office:value-type="float" office:value="0.02" calcext:value-type="float">
            <text:p>0.02</text:p>
          </table:table-cell>
          <table:table-cell office:value-type="float" office:value="11.845" calcext:value-type="float">
            <text:p>11.845</text:p>
          </table:table-cell>
          <table:table-cell office:value-type="float" office:value="83.746" calcext:value-type="float">
            <text:p>83.746</text:p>
          </table:table-cell>
          <table:table-cell office:value-type="float" office:value="1.723" calcext:value-type="float">
            <text:p>1.723</text:p>
          </table:table-cell>
          <table:table-cell table:number-columns-repeated="6"/>
        </table:table-row>
        <table:table-row table:style-name="ro1">
          <table:table-cell office:value-type="date" office:date-value="2007-09-11" calcext:value-type="date">
            <text:p>2007-09-11</text:p>
          </table:table-cell>
          <table:table-cell office:value-type="float" office:value="4.14" calcext:value-type="float">
            <text:p>4.14</text:p>
          </table:table-cell>
          <table:table-cell office:value-type="float" office:value="9.006" calcext:value-type="float">
            <text:p>9.006</text:p>
          </table:table-cell>
          <table:table-cell office:value-type="float" office:value="84.867" calcext:value-type="float">
            <text:p>84.867</text:p>
          </table:table-cell>
          <table:table-cell office:value-type="float" office:value="3.389" calcext:value-type="float">
            <text:p>3.389</text:p>
          </table:table-cell>
          <table:table-cell table:number-columns-repeated="6"/>
        </table:table-row>
        <table:table-row table:style-name="ro1">
          <table:table-cell office:value-type="date" office:date-value="2007-09-12" calcext:value-type="date">
            <text:p>2007-09-12</text:p>
          </table:table-cell>
          <table:table-cell office:value-type="float" office:value="0.03" calcext:value-type="float">
            <text:p>0.03</text:p>
          </table:table-cell>
          <table:table-cell office:value-type="float" office:value="6.835" calcext:value-type="float">
            <text:p>6.835</text:p>
          </table:table-cell>
          <table:table-cell office:value-type="float" office:value="78.407" calcext:value-type="float">
            <text:p>78.407</text:p>
          </table:table-cell>
          <table:table-cell office:value-type="float" office:value="1.454" calcext:value-type="float">
            <text:p>1.454</text:p>
          </table:table-cell>
          <table:table-cell table:number-columns-repeated="6"/>
        </table:table-row>
        <table:table-row table:style-name="ro1">
          <table:table-cell office:value-type="date" office:date-value="2007-09-13" calcext:value-type="date">
            <text:p>2007-09-13</text:p>
          </table:table-cell>
          <table:table-cell office:value-type="float" office:value="0.05" calcext:value-type="float">
            <text:p>0.05</text:p>
          </table:table-cell>
          <table:table-cell office:value-type="float" office:value="8.905" calcext:value-type="float">
            <text:p>8.905</text:p>
          </table:table-cell>
          <table:table-cell office:value-type="float" office:value="76.089" calcext:value-type="float">
            <text:p>76.089</text:p>
          </table:table-cell>
          <table:table-cell office:value-type="float" office:value="0.157" calcext:value-type="float">
            <text:p>0.157</text:p>
          </table:table-cell>
          <table:table-cell table:number-columns-repeated="6"/>
        </table:table-row>
        <table:table-row table:style-name="ro1">
          <table:table-cell office:value-type="date" office:date-value="2007-09-14" calcext:value-type="date">
            <text:p>2007-09-14</text:p>
          </table:table-cell>
          <table:table-cell office:value-type="float" office:value="0" calcext:value-type="float">
            <text:p>0</text:p>
          </table:table-cell>
          <table:table-cell office:value-type="float" office:value="11.627" calcext:value-type="float">
            <text:p>11.627</text:p>
          </table:table-cell>
          <table:table-cell office:value-type="float" office:value="75.585" calcext:value-type="float">
            <text:p>75.585</text:p>
          </table:table-cell>
          <table:table-cell office:value-type="float" office:value="0.598" calcext:value-type="float">
            <text:p>0.598</text:p>
          </table:table-cell>
          <table:table-cell table:number-columns-repeated="6"/>
        </table:table-row>
        <table:table-row table:style-name="ro1">
          <table:table-cell office:value-type="date" office:date-value="2007-09-15" calcext:value-type="date">
            <text:p>2007-09-15</text:p>
          </table:table-cell>
          <table:table-cell office:value-type="float" office:value="0" calcext:value-type="float">
            <text:p>0</text:p>
          </table:table-cell>
          <table:table-cell office:value-type="float" office:value="9.374" calcext:value-type="float">
            <text:p>9.374</text:p>
          </table:table-cell>
          <table:table-cell office:value-type="float" office:value="89.654" calcext:value-type="float">
            <text:p>89.654</text:p>
          </table:table-cell>
          <table:table-cell office:value-type="float" office:value="0.622" calcext:value-type="float">
            <text:p>0.622</text:p>
          </table:table-cell>
          <table:table-cell table:number-columns-repeated="6"/>
        </table:table-row>
        <table:table-row table:style-name="ro1">
          <table:table-cell office:value-type="date" office:date-value="2007-09-16" calcext:value-type="date">
            <text:p>2007-09-16</text:p>
          </table:table-cell>
          <table:table-cell office:value-type="float" office:value="6.91" calcext:value-type="float">
            <text:p>6.91</text:p>
          </table:table-cell>
          <table:table-cell office:value-type="float" office:value="6.395" calcext:value-type="float">
            <text:p>6.395</text:p>
          </table:table-cell>
          <table:table-cell office:value-type="float" office:value="93.487" calcext:value-type="float">
            <text:p>93.487</text:p>
          </table:table-cell>
          <table:table-cell office:value-type="float" office:value="5.897" calcext:value-type="float">
            <text:p>5.897</text:p>
          </table:table-cell>
          <table:table-cell table:number-columns-repeated="6"/>
        </table:table-row>
        <table:table-row table:style-name="ro1">
          <table:table-cell office:value-type="date" office:date-value="2007-09-17" calcext:value-type="date">
            <text:p>2007-09-17</text:p>
          </table:table-cell>
          <table:table-cell office:value-type="float" office:value="2.41" calcext:value-type="float">
            <text:p>2.41</text:p>
          </table:table-cell>
          <table:table-cell office:value-type="float" office:value="4.296" calcext:value-type="float">
            <text:p>4.296</text:p>
          </table:table-cell>
          <table:table-cell office:value-type="float" office:value="94.915" calcext:value-type="float">
            <text:p>94.915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date" office:date-value="2007-09-18" calcext:value-type="date">
            <text:p>2007-09-18</text:p>
          </table:table-cell>
          <table:table-cell office:value-type="float" office:value="0.1" calcext:value-type="float">
            <text:p>0.1</text:p>
          </table:table-cell>
          <table:table-cell office:value-type="float" office:value="3.582" calcext:value-type="float">
            <text:p>3.582</text:p>
          </table:table-cell>
          <table:table-cell office:value-type="float" office:value="85.103" calcext:value-type="float">
            <text:p>85.103</text:p>
          </table:table-cell>
          <table:table-cell office:value-type="float" office:value="3.055" calcext:value-type="float">
            <text:p>3.055</text:p>
          </table:table-cell>
          <table:table-cell table:number-columns-repeated="6"/>
        </table:table-row>
        <table:table-row table:style-name="ro1">
          <table:table-cell office:value-type="date" office:date-value="2007-09-19" calcext:value-type="date">
            <text:p>2007-09-19</text:p>
          </table:table-cell>
          <table:table-cell office:value-type="float" office:value="0.03" calcext:value-type="float">
            <text:p>0.03</text:p>
          </table:table-cell>
          <table:table-cell office:value-type="float" office:value="4.947" calcext:value-type="float">
            <text:p>4.947</text:p>
          </table:table-cell>
          <table:table-cell office:value-type="float" office:value="73.815" calcext:value-type="float">
            <text:p>73.815</text:p>
          </table:table-cell>
          <table:table-cell office:value-type="float" office:value="0.959" calcext:value-type="float">
            <text:p>0.959</text:p>
          </table:table-cell>
          <table:table-cell table:number-columns-repeated="6"/>
        </table:table-row>
        <table:table-row table:style-name="ro1">
          <table:table-cell office:value-type="date" office:date-value="2007-09-20" calcext:value-type="date">
            <text:p>2007-09-20</text:p>
          </table:table-cell>
          <table:table-cell office:value-type="float" office:value="4.87" calcext:value-type="float">
            <text:p>4.87</text:p>
          </table:table-cell>
          <table:table-cell office:value-type="float" office:value="4.957" calcext:value-type="float">
            <text:p>4.957</text:p>
          </table:table-cell>
          <table:table-cell office:value-type="float" office:value="92.96" calcext:value-type="float">
            <text:p>92.96</text:p>
          </table:table-cell>
          <table:table-cell office:value-type="float" office:value="1.124" calcext:value-type="float">
            <text:p>1.124</text:p>
          </table:table-cell>
          <table:table-cell table:number-columns-repeated="6"/>
        </table:table-row>
        <table:table-row table:style-name="ro1">
          <table:table-cell office:value-type="date" office:date-value="2007-09-21" calcext:value-type="date">
            <text:p>2007-09-21</text:p>
          </table:table-cell>
          <table:table-cell office:value-type="float" office:value="5.31" calcext:value-type="float">
            <text:p>5.31</text:p>
          </table:table-cell>
          <table:table-cell office:value-type="float" office:value="5.29" calcext:value-type="float">
            <text:p>5.29</text:p>
          </table:table-cell>
          <table:table-cell office:value-type="float" office:value="93.431" calcext:value-type="float">
            <text:p>93.431</text:p>
          </table:table-cell>
          <table:table-cell office:value-type="float" office:value="1.766" calcext:value-type="float">
            <text:p>1.766</text:p>
          </table:table-cell>
          <table:table-cell table:number-columns-repeated="6"/>
        </table:table-row>
        <table:table-row table:style-name="ro1">
          <table:table-cell office:value-type="date" office:date-value="2007-09-22" calcext:value-type="date">
            <text:p>2007-09-22</text:p>
          </table:table-cell>
          <table:table-cell office:value-type="float" office:value="5.82" calcext:value-type="float">
            <text:p>5.82</text:p>
          </table:table-cell>
          <table:table-cell office:value-type="float" office:value="5.295" calcext:value-type="float">
            <text:p>5.295</text:p>
          </table:table-cell>
          <table:table-cell office:value-type="float" office:value="90.663" calcext:value-type="float">
            <text:p>90.663</text:p>
          </table:table-cell>
          <table:table-cell office:value-type="float" office:value="1.113" calcext:value-type="float">
            <text:p>1.113</text:p>
          </table:table-cell>
          <table:table-cell table:number-columns-repeated="6"/>
        </table:table-row>
        <table:table-row table:style-name="ro1">
          <table:table-cell office:value-type="date" office:date-value="2007-09-23" calcext:value-type="date">
            <text:p>2007-09-23</text:p>
          </table:table-cell>
          <table:table-cell office:value-type="float" office:value="0.1" calcext:value-type="float">
            <text:p>0.1</text:p>
          </table:table-cell>
          <table:table-cell office:value-type="float" office:value="4.262" calcext:value-type="float">
            <text:p>4.262</text:p>
          </table:table-cell>
          <table:table-cell office:value-type="float" office:value="79.489" calcext:value-type="float">
            <text:p>79.489</text:p>
          </table:table-cell>
          <table:table-cell office:value-type="float" office:value="0.387" calcext:value-type="float">
            <text:p>0.387</text:p>
          </table:table-cell>
          <table:table-cell table:number-columns-repeated="6"/>
        </table:table-row>
        <table:table-row table:style-name="ro1">
          <table:table-cell office:value-type="date" office:date-value="2007-09-24" calcext:value-type="date">
            <text:p>2007-09-24</text:p>
          </table:table-cell>
          <table:table-cell office:value-type="float" office:value="0.13" calcext:value-type="float">
            <text:p>0.13</text:p>
          </table:table-cell>
          <table:table-cell office:value-type="float" office:value="5.433" calcext:value-type="float">
            <text:p>5.433</text:p>
          </table:table-cell>
          <table:table-cell office:value-type="float" office:value="86.66" calcext:value-type="float">
            <text:p>86.66</text:p>
          </table:table-cell>
          <table:table-cell office:value-type="float" office:value="0.512" calcext:value-type="float">
            <text:p>0.512</text:p>
          </table:table-cell>
          <table:table-cell table:number-columns-repeated="6"/>
        </table:table-row>
        <table:table-row table:style-name="ro1">
          <table:table-cell office:value-type="date" office:date-value="2007-09-25" calcext:value-type="date">
            <text:p>2007-09-25</text:p>
          </table:table-cell>
          <table:table-cell office:value-type="float" office:value="0.07" calcext:value-type="float">
            <text:p>0.07</text:p>
          </table:table-cell>
          <table:table-cell office:value-type="float" office:value="7.605" calcext:value-type="float">
            <text:p>7.605</text:p>
          </table:table-cell>
          <table:table-cell office:value-type="float" office:value="88.104" calcext:value-type="float">
            <text:p>88.104</text:p>
          </table:table-cell>
          <table:table-cell office:value-type="float" office:value="0.946" calcext:value-type="float">
            <text:p>0.946</text:p>
          </table:table-cell>
          <table:table-cell table:number-columns-repeated="6"/>
        </table:table-row>
        <table:table-row table:style-name="ro1">
          <table:table-cell office:value-type="date" office:date-value="2007-09-26" calcext:value-type="date">
            <text:p>2007-09-26</text:p>
          </table:table-cell>
          <table:table-cell office:value-type="float" office:value="4.02" calcext:value-type="float">
            <text:p>4.02</text:p>
          </table:table-cell>
          <table:table-cell office:value-type="float" office:value="7.87" calcext:value-type="float">
            <text:p>7.87</text:p>
          </table:table-cell>
          <table:table-cell office:value-type="float" office:value="88.882" calcext:value-type="float">
            <text:p>88.882</text:p>
          </table:table-cell>
          <table:table-cell office:value-type="float" office:value="1.388" calcext:value-type="float">
            <text:p>1.388</text:p>
          </table:table-cell>
          <table:table-cell table:number-columns-repeated="6"/>
        </table:table-row>
        <table:table-row table:style-name="ro1">
          <table:table-cell office:value-type="date" office:date-value="2007-09-27" calcext:value-type="date">
            <text:p>2007-09-27</text:p>
          </table:table-cell>
          <table:table-cell office:value-type="float" office:value="0.25" calcext:value-type="float">
            <text:p>0.25</text:p>
          </table:table-cell>
          <table:table-cell office:value-type="float" office:value="5.66" calcext:value-type="float">
            <text:p>5.66</text:p>
          </table:table-cell>
          <table:table-cell office:value-type="float" office:value="87.554" calcext:value-type="float">
            <text:p>87.554</text:p>
          </table:table-cell>
          <table:table-cell office:value-type="float" office:value="3.106" calcext:value-type="float">
            <text:p>3.106</text:p>
          </table:table-cell>
          <table:table-cell table:number-columns-repeated="6"/>
        </table:table-row>
        <table:table-row table:style-name="ro1">
          <table:table-cell office:value-type="date" office:date-value="2007-09-28" calcext:value-type="date">
            <text:p>2007-09-28</text:p>
          </table:table-cell>
          <table:table-cell office:value-type="float" office:value="9.58" calcext:value-type="float">
            <text:p>9.58</text:p>
          </table:table-cell>
          <table:table-cell office:value-type="float" office:value="3.968" calcext:value-type="float">
            <text:p>3.968</text:p>
          </table:table-cell>
          <table:table-cell office:value-type="float" office:value="95.156" calcext:value-type="float">
            <text:p>95.156</text:p>
          </table:table-cell>
          <table:table-cell office:value-type="float" office:value="4.558" calcext:value-type="float">
            <text:p>4.558</text:p>
          </table:table-cell>
          <table:table-cell table:number-columns-repeated="6"/>
        </table:table-row>
        <table:table-row table:style-name="ro1">
          <table:table-cell office:value-type="date" office:date-value="2007-09-29" calcext:value-type="date">
            <text:p>2007-09-29</text:p>
          </table:table-cell>
          <table:table-cell office:value-type="float" office:value="0.1" calcext:value-type="float">
            <text:p>0.1</text:p>
          </table:table-cell>
          <table:table-cell office:value-type="float" office:value="0.315" calcext:value-type="float">
            <text:p>0.315</text:p>
          </table:table-cell>
          <table:table-cell office:value-type="float" office:value="81.985" calcext:value-type="float">
            <text:p>81.985</text:p>
          </table:table-cell>
          <table:table-cell office:value-type="float" office:value="1.982" calcext:value-type="float">
            <text:p>1.982</text:p>
          </table:table-cell>
          <table:table-cell table:number-columns-repeated="6"/>
        </table:table-row>
        <table:table-row table:style-name="ro1">
          <table:table-cell office:value-type="date" office:date-value="2007-09-30" calcext:value-type="date">
            <text:p>2007-09-30</text:p>
          </table:table-cell>
          <table:table-cell office:value-type="float" office:value="0.15" calcext:value-type="float">
            <text:p>0.15</text:p>
          </table:table-cell>
          <table:table-cell office:value-type="float" office:value="1.364" calcext:value-type="float">
            <text:p>1.364</text:p>
          </table:table-cell>
          <table:table-cell office:value-type="float" office:value="80.093" calcext:value-type="float">
            <text:p>80.093</text:p>
          </table:table-cell>
          <table:table-cell office:value-type="float" office:value="2.141" calcext:value-type="float">
            <text:p>2.141</text:p>
          </table:table-cell>
          <table:table-cell table:number-columns-repeated="6"/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0.43" calcext:value-type="float">
            <text:p>0.43</text:p>
          </table:table-cell>
          <table:table-cell office:value-type="float" office:value="2.712" calcext:value-type="float">
            <text:p>2.712</text:p>
          </table:table-cell>
          <table:table-cell office:value-type="float" office:value="91.233" calcext:value-type="float">
            <text:p>91.233</text:p>
          </table:table-cell>
          <table:table-cell office:value-type="float" office:value="0.379" calcext:value-type="float">
            <text:p>0.379</text:p>
          </table:table-cell>
          <table:table-cell table:number-columns-repeated="6"/>
        </table:table-row>
        <table:table-row table:style-name="ro1">
          <table:table-cell office:value-type="date" office:date-value="2007-10-02" calcext:value-type="date">
            <text:p>2007-10-02</text:p>
          </table:table-cell>
          <table:table-cell office:value-type="float" office:value="6.2" calcext:value-type="float">
            <text:p>6.2</text:p>
          </table:table-cell>
          <table:table-cell office:value-type="float" office:value="2.194" calcext:value-type="float">
            <text:p>2.194</text:p>
          </table:table-cell>
          <table:table-cell office:value-type="float" office:value="96.217" calcext:value-type="float">
            <text:p>96.217</text:p>
          </table:table-cell>
          <table:table-cell office:value-type="float" office:value="1.138" calcext:value-type="float">
            <text:p>1.138</text:p>
          </table:table-cell>
          <table:table-cell table:number-columns-repeated="6"/>
        </table:table-row>
        <table:table-row table:style-name="ro1">
          <table:table-cell office:value-type="date" office:date-value="2007-10-03" calcext:value-type="date">
            <text:p>2007-10-03</text:p>
          </table:table-cell>
          <table:table-cell office:value-type="float" office:value="1.78" calcext:value-type="float">
            <text:p>1.78</text:p>
          </table:table-cell>
          <table:table-cell office:value-type="float" office:value="1.931" calcext:value-type="float">
            <text:p>1.931</text:p>
          </table:table-cell>
          <table:table-cell office:value-type="float" office:value="82.556" calcext:value-type="float">
            <text:p>82.556</text:p>
          </table:table-cell>
          <table:table-cell office:value-type="float" office:value="2.799" calcext:value-type="float">
            <text:p>2.799</text:p>
          </table:table-cell>
          <table:table-cell table:number-columns-repeated="6"/>
        </table:table-row>
        <table:table-row table:style-name="ro1">
          <table:table-cell office:value-type="date" office:date-value="2007-10-04" calcext:value-type="date">
            <text:p>2007-10-04</text:p>
          </table:table-cell>
          <table:table-cell office:value-type="float" office:value="0" calcext:value-type="float">
            <text:p>0</text:p>
          </table:table-cell>
          <table:table-cell office:value-type="float" office:value="1.532" calcext:value-type="float">
            <text:p>1.532</text:p>
          </table:table-cell>
          <table:table-cell office:value-type="float" office:value="64.645" calcext:value-type="float">
            <text:p>64.645</text:p>
          </table:table-cell>
          <table:table-cell office:value-type="float" office:value="0.532" calcext:value-type="float">
            <text:p>0.532</text:p>
          </table:table-cell>
          <table:table-cell table:number-columns-repeated="6"/>
        </table:table-row>
        <table:table-row table:style-name="ro1">
          <table:table-cell office:value-type="date" office:date-value="2007-10-05" calcext:value-type="date">
            <text:p>2007-10-05</text:p>
          </table:table-cell>
          <table:table-cell office:value-type="float" office:value="0" calcext:value-type="float">
            <text:p>0</text:p>
          </table:table-cell>
          <table:table-cell office:value-type="float" office:value="3.474" calcext:value-type="float">
            <text:p>3.474</text:p>
          </table:table-cell>
          <table:table-cell office:value-type="float" office:value="73.398" calcext:value-type="float">
            <text:p>73.398</text:p>
          </table:table-cell>
          <table:table-cell office:value-type="float" office:value="2.68" calcext:value-type="float">
            <text:p>2.68</text:p>
          </table:table-cell>
          <table:table-cell table:number-columns-repeated="6"/>
        </table:table-row>
        <table:table-row table:style-name="ro1">
          <table:table-cell office:value-type="date" office:date-value="2007-10-06" calcext:value-type="date">
            <text:p>2007-10-06</text:p>
          </table:table-cell>
          <table:table-cell office:value-type="float" office:value="0" calcext:value-type="float">
            <text:p>0</text:p>
          </table:table-cell>
          <table:table-cell office:value-type="float" office:value="6.862" calcext:value-type="float">
            <text:p>6.862</text:p>
          </table:table-cell>
          <table:table-cell office:value-type="float" office:value="65.992" calcext:value-type="float">
            <text:p>65.992</text:p>
          </table:table-cell>
          <table:table-cell office:value-type="float" office:value="1.466" calcext:value-type="float">
            <text:p>1.466</text:p>
          </table:table-cell>
          <table:table-cell table:number-columns-repeated="6"/>
        </table:table-row>
        <table:table-row table:style-name="ro1">
          <table:table-cell office:value-type="date" office:date-value="2007-10-07" calcext:value-type="date">
            <text:p>2007-10-07</text:p>
          </table:table-cell>
          <table:table-cell office:value-type="float" office:value="0.51" calcext:value-type="float">
            <text:p>0.51</text:p>
          </table:table-cell>
          <table:table-cell office:value-type="float" office:value="4.084" calcext:value-type="float">
            <text:p>4.084</text:p>
          </table:table-cell>
          <table:table-cell office:value-type="float" office:value="84.831" calcext:value-type="float">
            <text:p>84.831</text:p>
          </table:table-cell>
          <table:table-cell office:value-type="float" office:value="1.814" calcext:value-type="float">
            <text:p>1.814</text:p>
          </table:table-cell>
          <table:table-cell table:number-columns-repeated="6"/>
        </table:table-row>
        <table:table-row table:style-name="ro1">
          <table:table-cell office:value-type="date" office:date-value="2007-10-08" calcext:value-type="date">
            <text:p>2007-10-08</text:p>
          </table:table-cell>
          <table:table-cell office:value-type="float" office:value="0.25" calcext:value-type="float">
            <text:p>0.25</text:p>
          </table:table-cell>
          <table:table-cell office:value-type="float" office:value="6.603" calcext:value-type="float">
            <text:p>6.603</text:p>
          </table:table-cell>
          <table:table-cell office:value-type="float" office:value="72.477" calcext:value-type="float">
            <text:p>72.477</text:p>
          </table:table-cell>
          <table:table-cell office:value-type="float" office:value="1.58" calcext:value-type="float">
            <text:p>1.58</text:p>
          </table:table-cell>
          <table:table-cell table:number-columns-repeated="6"/>
        </table:table-row>
        <table:table-row table:style-name="ro1">
          <table:table-cell office:value-type="date" office:date-value="2007-10-09" calcext:value-type="date">
            <text:p>2007-10-09</text:p>
          </table:table-cell>
          <table:table-cell office:value-type="float" office:value="0" calcext:value-type="float">
            <text:p>0</text:p>
          </table:table-cell>
          <table:table-cell office:value-type="float" office:value="4.636" calcext:value-type="float">
            <text:p>4.636</text:p>
          </table:table-cell>
          <table:table-cell office:value-type="float" office:value="65.511" calcext:value-type="float">
            <text:p>65.511</text:p>
          </table:table-cell>
          <table:table-cell office:value-type="float" office:value="1.953" calcext:value-type="float">
            <text:p>1.953</text:p>
          </table:table-cell>
          <table:table-cell table:number-columns-repeated="6"/>
        </table:table-row>
        <table:table-row table:style-name="ro1">
          <table:table-cell office:value-type="date" office:date-value="2007-10-10" calcext:value-type="date">
            <text:p>2007-10-10</text:p>
          </table:table-cell>
          <table:table-cell office:value-type="float" office:value="0.25" calcext:value-type="float">
            <text:p>0.25</text:p>
          </table:table-cell>
          <table:table-cell office:value-type="float" office:value="9.781" calcext:value-type="float">
            <text:p>9.781</text:p>
          </table:table-cell>
          <table:table-cell office:value-type="float" office:value="55.05" calcext:value-type="float">
            <text:p>55.05</text:p>
          </table:table-cell>
          <table:table-cell office:value-type="float" office:value="3.064" calcext:value-type="float">
            <text:p>3.064</text:p>
          </table:table-cell>
          <table:table-cell table:number-columns-repeated="6"/>
        </table:table-row>
        <table:table-row table:style-name="ro1">
          <table:table-cell office:value-type="date" office:date-value="2007-10-11" calcext:value-type="date">
            <text:p>2007-10-11</text:p>
          </table:table-cell>
          <table:table-cell office:value-type="float" office:value="0" calcext:value-type="float">
            <text:p>0</text:p>
          </table:table-cell>
          <table:table-cell office:value-type="float" office:value="9.858" calcext:value-type="float">
            <text:p>9.858</text:p>
          </table:table-cell>
          <table:table-cell office:value-type="float" office:value="60.334" calcext:value-type="float">
            <text:p>60.334</text:p>
          </table:table-cell>
          <table:table-cell office:value-type="float" office:value="1.317" calcext:value-type="float">
            <text:p>1.317</text:p>
          </table:table-cell>
          <table:table-cell table:number-columns-repeated="6"/>
        </table:table-row>
        <table:table-row table:style-name="ro1">
          <table:table-cell office:value-type="date" office:date-value="2007-10-12" calcext:value-type="date">
            <text:p>2007-10-12</text:p>
          </table:table-cell>
          <table:table-cell office:value-type="float" office:value="0" calcext:value-type="float">
            <text:p>0</text:p>
          </table:table-cell>
          <table:table-cell office:value-type="float" office:value="5.83" calcext:value-type="float">
            <text:p>5.83</text:p>
          </table:table-cell>
          <table:table-cell office:value-type="float" office:value="55.522" calcext:value-type="float">
            <text:p>55.522</text:p>
          </table:table-cell>
          <table:table-cell office:value-type="float" office:value="0.613" calcext:value-type="float">
            <text:p>0.613</text:p>
          </table:table-cell>
          <table:table-cell table:number-columns-repeated="6"/>
        </table:table-row>
        <table:table-row table:style-name="ro1">
          <table:table-cell office:value-type="date" office:date-value="2007-10-13" calcext:value-type="date">
            <text:p>2007-10-13</text:p>
          </table:table-cell>
          <table:table-cell office:value-type="float" office:value="0" calcext:value-type="float">
            <text:p>0</text:p>
          </table:table-cell>
          <table:table-cell office:value-type="float" office:value="4.871" calcext:value-type="float">
            <text:p>4.871</text:p>
          </table:table-cell>
          <table:table-cell office:value-type="float" office:value="64.235" calcext:value-type="float">
            <text:p>64.235</text:p>
          </table:table-cell>
          <table:table-cell office:value-type="float" office:value="1.549" calcext:value-type="float">
            <text:p>1.549</text:p>
          </table:table-cell>
          <table:table-cell table:number-columns-repeated="6"/>
        </table:table-row>
        <table:table-row table:style-name="ro1">
          <table:table-cell office:value-type="date" office:date-value="2007-10-14" calcext:value-type="date">
            <text:p>2007-10-14</text:p>
          </table:table-cell>
          <table:table-cell office:value-type="float" office:value="0" calcext:value-type="float">
            <text:p>0</text:p>
          </table:table-cell>
          <table:table-cell office:value-type="float" office:value="9.117" calcext:value-type="float">
            <text:p>9.117</text:p>
          </table:table-cell>
          <table:table-cell office:value-type="float" office:value="67.466" calcext:value-type="float">
            <text:p>67.466</text:p>
          </table:table-cell>
          <table:table-cell office:value-type="float" office:value="0.491" calcext:value-type="float">
            <text:p>0.491</text:p>
          </table:table-cell>
          <table:table-cell table:number-columns-repeated="6"/>
        </table:table-row>
        <table:table-row table:style-name="ro1">
          <table:table-cell office:value-type="date" office:date-value="2007-10-15" calcext:value-type="date">
            <text:p>2007-10-15</text:p>
          </table:table-cell>
          <table:table-cell office:value-type="float" office:value="0" calcext:value-type="float">
            <text:p>0</text:p>
          </table:table-cell>
          <table:table-cell office:value-type="float" office:value="10.362" calcext:value-type="float">
            <text:p>10.362</text:p>
          </table:table-cell>
          <table:table-cell office:value-type="float" office:value="70.355" calcext:value-type="float">
            <text:p>70.355</text:p>
          </table:table-cell>
          <table:table-cell office:value-type="float" office:value="0.862" calcext:value-type="float">
            <text:p>0.862</text:p>
          </table:table-cell>
          <table:table-cell table:number-columns-repeated="6"/>
        </table:table-row>
        <table:table-row table:style-name="ro1">
          <table:table-cell office:value-type="date" office:date-value="2007-10-16" calcext:value-type="date">
            <text:p>2007-10-16</text:p>
          </table:table-cell>
          <table:table-cell office:value-type="float" office:value="0" calcext:value-type="float">
            <text:p>0</text:p>
          </table:table-cell>
          <table:table-cell office:value-type="float" office:value="7.861" calcext:value-type="float">
            <text:p>7.861</text:p>
          </table:table-cell>
          <table:table-cell office:value-type="float" office:value="78.936" calcext:value-type="float">
            <text:p>78.936</text:p>
          </table:table-cell>
          <table:table-cell office:value-type="float" office:value="0.889" calcext:value-type="float">
            <text:p>0.889</text:p>
          </table:table-cell>
          <table:table-cell table:number-columns-repeated="6"/>
        </table:table-row>
        <table:table-row table:style-name="ro1">
          <table:table-cell office:value-type="date" office:date-value="2007-10-17" calcext:value-type="date">
            <text:p>2007-10-17</text:p>
          </table:table-cell>
          <table:table-cell office:value-type="float" office:value="0" calcext:value-type="float">
            <text:p>0</text:p>
          </table:table-cell>
          <table:table-cell office:value-type="float" office:value="4.754" calcext:value-type="float">
            <text:p>4.754</text:p>
          </table:table-cell>
          <table:table-cell office:value-type="float" office:value="93.3" calcext:value-type="float">
            <text:p>93.3</text:p>
          </table:table-cell>
          <table:table-cell office:value-type="float" office:value="0.389" calcext:value-type="float">
            <text:p>0.389</text:p>
          </table:table-cell>
          <table:table-cell table:number-columns-repeated="6"/>
        </table:table-row>
        <table:table-row table:style-name="ro1">
          <table:table-cell office:value-type="date" office:date-value="2007-10-18" calcext:value-type="date">
            <text:p>2007-10-18</text:p>
          </table:table-cell>
          <table:table-cell office:value-type="float" office:value="0" calcext:value-type="float">
            <text:p>0</text:p>
          </table:table-cell>
          <table:table-cell office:value-type="float" office:value="2.525" calcext:value-type="float">
            <text:p>2.525</text:p>
          </table:table-cell>
          <table:table-cell office:value-type="float" office:value="76.801" calcext:value-type="float">
            <text:p>76.8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07-10-19" calcext:value-type="date">
            <text:p>2007-10-19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88.379" calcext:value-type="float">
            <text:p>88.379</text:p>
          </table:table-cell>
          <table:table-cell office:value-type="float" office:value="0.229" calcext:value-type="float">
            <text:p>0.229</text:p>
          </table:table-cell>
          <table:table-cell table:number-columns-repeated="6"/>
        </table:table-row>
        <table:table-row table:style-name="ro1">
          <table:table-cell office:value-type="date" office:date-value="2007-10-20" calcext:value-type="date">
            <text:p>2007-10-20</text:p>
          </table:table-cell>
          <table:table-cell office:value-type="float" office:value="0" calcext:value-type="float">
            <text:p>0</text:p>
          </table:table-cell>
          <table:table-cell office:value-type="float" office:value="0.578" calcext:value-type="float">
            <text:p>0.578</text:p>
          </table:table-cell>
          <table:table-cell office:value-type="float" office:value="99.15" calcext:value-type="float">
            <text:p>99.15</text:p>
          </table:table-cell>
          <table:table-cell office:value-type="float" office:value="1.987" calcext:value-type="float">
            <text:p>1.987</text:p>
          </table:table-cell>
          <table:table-cell table:number-columns-repeated="6"/>
        </table:table-row>
        <table:table-row table:style-name="ro1">
          <table:table-cell office:value-type="date" office:date-value="2007-10-21" calcext:value-type="date">
            <text:p>2007-10-21</text:p>
          </table:table-cell>
          <table:table-cell office:value-type="float" office:value="0" calcext:value-type="float">
            <text:p>0</text:p>
          </table:table-cell>
          <table:table-cell office:value-type="float" office:value="0.592" calcext:value-type="float">
            <text:p>0.592</text:p>
          </table:table-cell>
          <table:table-cell office:value-type="float" office:value="91.915" calcext:value-type="float">
            <text:p>91.915</text:p>
          </table:table-cell>
          <table:table-cell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date" office:date-value="2007-10-22" calcext:value-type="date">
            <text:p>2007-10-22</text:p>
          </table:table-cell>
          <table:table-cell office:value-type="float" office:value="0.26" calcext:value-type="float">
            <text:p>0.26</text:p>
          </table:table-cell>
          <table:table-cell office:value-type="float" office:value="1.462" calcext:value-type="float">
            <text:p>1.462</text:p>
          </table:table-cell>
          <table:table-cell office:value-type="float" office:value="90.25" calcext:value-type="float">
            <text:p>90.25</text:p>
          </table:table-cell>
          <table:table-cell office:value-type="float" office:value="0.976" calcext:value-type="float">
            <text:p>0.976</text:p>
          </table:table-cell>
          <table:table-cell table:number-columns-repeated="6"/>
        </table:table-row>
        <table:table-row table:style-name="ro1">
          <table:table-cell office:value-type="date" office:date-value="2007-10-23" calcext:value-type="date">
            <text:p>2007-10-23</text:p>
          </table:table-cell>
          <table:table-cell office:value-type="float" office:value="0.51" calcext:value-type="float">
            <text:p>0.51</text:p>
          </table:table-cell>
          <table:table-cell office:value-type="float" office:value="1.499" calcext:value-type="float">
            <text:p>1.499</text:p>
          </table:table-cell>
          <table:table-cell office:value-type="float" office:value="79.42" calcext:value-type="float">
            <text:p>79.42</text:p>
          </table:table-cell>
          <table:table-cell office:value-type="float" office:value="1.601" calcext:value-type="float">
            <text:p>1.601</text:p>
          </table:table-cell>
          <table:table-cell table:number-columns-repeated="6"/>
        </table:table-row>
        <table:table-row table:style-name="ro1">
          <table:table-cell office:value-type="date" office:date-value="2007-10-24" calcext:value-type="date">
            <text:p>2007-10-24</text:p>
          </table:table-cell>
          <table:table-cell office:value-type="float" office:value="12.44" calcext:value-type="float">
            <text:p>12.44</text:p>
          </table:table-cell>
          <table:table-cell office:value-type="float" office:value="4.202" calcext:value-type="float">
            <text:p>4.202</text:p>
          </table:table-cell>
          <table:table-cell office:value-type="float" office:value="81.171" calcext:value-type="float">
            <text:p>81.171</text:p>
          </table:table-cell>
          <table:table-cell office:value-type="float" office:value="7.824" calcext:value-type="float">
            <text:p>7.824</text:p>
          </table:table-cell>
          <table:table-cell table:number-columns-repeated="6"/>
        </table:table-row>
        <table:table-row table:style-name="ro1">
          <table:table-cell office:value-type="date" office:date-value="2007-10-25" calcext:value-type="date">
            <text:p>2007-10-25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74.192" calcext:value-type="float">
            <text:p>74.192</text:p>
          </table:table-cell>
          <table:table-cell office:value-type="float" office:value="6.031" calcext:value-type="float">
            <text:p>6.031</text:p>
          </table:table-cell>
          <table:table-cell table:number-columns-repeated="6"/>
        </table:table-row>
        <table:table-row table:style-name="ro1">
          <table:table-cell office:value-type="date" office:date-value="2007-10-26" calcext:value-type="date">
            <text:p>2007-10-26</text:p>
          </table:table-cell>
          <table:table-cell office:value-type="float" office:value="0" calcext:value-type="float">
            <text:p>0</text:p>
          </table:table-cell>
          <table:table-cell office:value-type="float" office:value="-3.122" calcext:value-type="float">
            <text:p>-3.122</text:p>
          </table:table-cell>
          <table:table-cell office:value-type="float" office:value="72.087" calcext:value-type="float">
            <text:p>72.087</text:p>
          </table:table-cell>
          <table:table-cell office:value-type="float" office:value="2.132" calcext:value-type="float">
            <text:p>2.132</text:p>
          </table:table-cell>
          <table:table-cell table:number-columns-repeated="6"/>
        </table:table-row>
        <table:table-row table:style-name="ro1">
          <table:table-cell office:value-type="date" office:date-value="2007-10-27" calcext:value-type="date">
            <text:p>2007-10-27</text:p>
          </table:table-cell>
          <table:table-cell office:value-type="float" office:value="0" calcext:value-type="float">
            <text:p>0</text:p>
          </table:table-cell>
          <table:table-cell office:value-type="float" office:value="-0.265" calcext:value-type="float">
            <text:p>-0.265</text:p>
          </table:table-cell>
          <table:table-cell office:value-type="float" office:value="76.927" calcext:value-type="float">
            <text:p>76.927</text:p>
          </table:table-cell>
          <table:table-cell office:value-type="float" office:value="0.56" calcext:value-type="float">
            <text:p>0.56</text:p>
          </table:table-cell>
          <table:table-cell table:number-columns-repeated="6"/>
        </table:table-row>
        <table:table-row table:style-name="ro1">
          <table:table-cell office:value-type="date" office:date-value="2007-10-28" calcext:value-type="date">
            <text:p>2007-10-28</text:p>
          </table:table-cell>
          <table:table-cell office:value-type="float" office:value="0" calcext:value-type="float">
            <text:p>0</text:p>
          </table:table-cell>
          <table:table-cell office:value-type="float" office:value="1.479" calcext:value-type="float">
            <text:p>1.479</text:p>
          </table:table-cell>
          <table:table-cell office:value-type="float" office:value="86.737" calcext:value-type="float">
            <text:p>86.737</text:p>
          </table:table-cell>
          <table:table-cell office:value-type="float" office:value="1.117" calcext:value-type="float">
            <text:p>1.117</text:p>
          </table:table-cell>
          <table:table-cell table:number-columns-repeated="6"/>
        </table:table-row>
        <table:table-row table:style-name="ro1">
          <table:table-cell office:value-type="date" office:date-value="2007-10-29" calcext:value-type="date">
            <text:p>2007-10-29</text:p>
          </table:table-cell>
          <table:table-cell office:value-type="float" office:value="1.02" calcext:value-type="float">
            <text:p>1.02</text:p>
          </table:table-cell>
          <table:table-cell office:value-type="float" office:value="-1.66" calcext:value-type="float">
            <text:p>-1.66</text:p>
          </table:table-cell>
          <table:table-cell office:value-type="float" office:value="96.202" calcext:value-type="float">
            <text:p>96.202</text:p>
          </table:table-cell>
          <table:table-cell office:value-type="float" office:value="2.319" calcext:value-type="float">
            <text:p>2.319</text:p>
          </table:table-cell>
          <table:table-cell table:number-columns-repeated="6"/>
        </table:table-row>
        <table:table-row table:style-name="ro1">
          <table:table-cell office:value-type="date" office:date-value="2007-10-30" calcext:value-type="date">
            <text:p>2007-10-30</text:p>
          </table:table-cell>
          <table:table-cell office:value-type="float" office:value="0" calcext:value-type="float">
            <text:p>0</text:p>
          </table:table-cell>
          <table:table-cell office:value-type="float" office:value="-0.195" calcext:value-type="float">
            <text:p>-0.195</text:p>
          </table:table-cell>
          <table:table-cell office:value-type="float" office:value="86.935" calcext:value-type="float">
            <text:p>86.935</text:p>
          </table:table-cell>
          <table:table-cell office:value-type="float" office:value="1.568" calcext:value-type="float">
            <text:p>1.568</text:p>
          </table:table-cell>
          <table:table-cell table:number-columns-repeated="6"/>
        </table:table-row>
        <table:table-row table:style-name="ro1">
          <table:table-cell office:value-type="date" office:date-value="2007-10-31" calcext:value-type="date">
            <text:p>2007-10-31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84.062" calcext:value-type="float">
            <text:p>84.062</text:p>
          </table:table-cell>
          <table:table-cell office:value-type="float" office:value="0.986" calcext:value-type="float">
            <text:p>0.986</text:p>
          </table:table-cell>
          <table:table-cell table:number-columns-repeated="6"/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0" calcext:value-type="float">
            <text:p>0</text:p>
          </table:table-cell>
          <table:table-cell office:value-type="float" office:value="12.393" calcext:value-type="float">
            <text:p>12.393</text:p>
          </table:table-cell>
          <table:table-cell office:value-type="float" office:value="34.79" calcext:value-type="float">
            <text:p>34.79</text:p>
          </table:table-cell>
          <table:table-cell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office:value-type="date" office:date-value="2008-05-02" calcext:value-type="date">
            <text:p>2008-05-02</text:p>
          </table:table-cell>
          <table:table-cell office:value-type="float" office:value="0" calcext:value-type="float">
            <text:p>0</text:p>
          </table:table-cell>
          <table:table-cell office:value-type="float" office:value="11.22" calcext:value-type="float">
            <text:p>11.22</text:p>
          </table:table-cell>
          <table:table-cell office:value-type="float" office:value="46.975" calcext:value-type="float">
            <text:p>46.975</text:p>
          </table:table-cell>
          <table:table-cell office:value-type="float" office:value="0.704" calcext:value-type="float">
            <text:p>0.704</text:p>
          </table:table-cell>
          <table:table-cell table:number-columns-repeated="6"/>
        </table:table-row>
        <table:table-row table:style-name="ro1">
          <table:table-cell office:value-type="date" office:date-value="2008-05-03" calcext:value-type="date">
            <text:p>2008-05-03</text:p>
          </table:table-cell>
          <table:table-cell office:value-type="float" office:value="0" calcext:value-type="float">
            <text:p>0</text:p>
          </table:table-cell>
          <table:table-cell office:value-type="float" office:value="13.832" calcext:value-type="float">
            <text:p>13.832</text:p>
          </table:table-cell>
          <table:table-cell office:value-type="float" office:value="36.352" calcext:value-type="float">
            <text:p>36.352</text:p>
          </table:table-cell>
          <table:table-cell office:value-type="float" office:value="0.855" calcext:value-type="float">
            <text:p>0.855</text:p>
          </table:table-cell>
          <table:table-cell table:number-columns-repeated="6"/>
        </table:table-row>
        <table:table-row table:style-name="ro1">
          <table:table-cell office:value-type="date" office:date-value="2008-05-04" calcext:value-type="date">
            <text:p>2008-05-04</text:p>
          </table:table-cell>
          <table:table-cell office:value-type="float" office:value="2.55" calcext:value-type="float">
            <text:p>2.55</text:p>
          </table:table-cell>
          <table:table-cell office:value-type="float" office:value="10.734" calcext:value-type="float">
            <text:p>10.734</text:p>
          </table:table-cell>
          <table:table-cell office:value-type="float" office:value="56.055" calcext:value-type="float">
            <text:p>56.055</text:p>
          </table:table-cell>
          <table:table-cell office:value-type="float" office:value="3.226" calcext:value-type="float">
            <text:p>3.226</text:p>
          </table:table-cell>
          <table:table-cell table:number-columns-repeated="6"/>
        </table:table-row>
        <table:table-row table:style-name="ro1">
          <table:table-cell office:value-type="date" office:date-value="2008-05-05" calcext:value-type="date">
            <text:p>2008-05-05</text:p>
          </table:table-cell>
          <table:table-cell office:value-type="float" office:value="0.25" calcext:value-type="float">
            <text:p>0.25</text:p>
          </table:table-cell>
          <table:table-cell office:value-type="float" office:value="10.628" calcext:value-type="float">
            <text:p>10.628</text:p>
          </table:table-cell>
          <table:table-cell office:value-type="float" office:value="60.858" calcext:value-type="float">
            <text:p>60.858</text:p>
          </table:table-cell>
          <table:table-cell office:value-type="float" office:value="0.527" calcext:value-type="float">
            <text:p>0.527</text:p>
          </table:table-cell>
          <table:table-cell table:number-columns-repeated="6"/>
        </table:table-row>
        <table:table-row table:style-name="ro1">
          <table:table-cell office:value-type="date" office:date-value="2008-05-06" calcext:value-type="date">
            <text:p>2008-05-06</text:p>
          </table:table-cell>
          <table:table-cell office:value-type="float" office:value="0" calcext:value-type="float">
            <text:p>0</text:p>
          </table:table-cell>
          <table:table-cell office:value-type="float" office:value="10.235" calcext:value-type="float">
            <text:p>10.235</text:p>
          </table:table-cell>
          <table:table-cell office:value-type="float" office:value="44.77" calcext:value-type="float">
            <text:p>44.77</text:p>
          </table:table-cell>
          <table:table-cell office:value-type="float" office:value="2.768" calcext:value-type="float">
            <text:p>2.768</text:p>
          </table:table-cell>
          <table:table-cell table:number-columns-repeated="6"/>
        </table:table-row>
        <table:table-row table:style-name="ro1">
          <table:table-cell office:value-type="date" office:date-value="2008-05-07" calcext:value-type="date">
            <text:p>2008-05-07</text:p>
          </table:table-cell>
          <table:table-cell office:value-type="float" office:value="0" calcext:value-type="float">
            <text:p>0</text:p>
          </table:table-cell>
          <table:table-cell office:value-type="float" office:value="6.921" calcext:value-type="float">
            <text:p>6.921</text:p>
          </table:table-cell>
          <table:table-cell office:value-type="float" office:value="36.952" calcext:value-type="float">
            <text:p>36.952</text:p>
          </table:table-cell>
          <table:table-cell office:value-type="float" office:value="3.171" calcext:value-type="float">
            <text:p>3.171</text:p>
          </table:table-cell>
          <table:table-cell table:number-columns-repeated="6"/>
        </table:table-row>
        <table:table-row table:style-name="ro1">
          <table:table-cell office:value-type="date" office:date-value="2008-05-08" calcext:value-type="date">
            <text:p>2008-05-08</text:p>
          </table:table-cell>
          <table:table-cell office:value-type="float" office:value="0" calcext:value-type="float">
            <text:p>0</text:p>
          </table:table-cell>
          <table:table-cell office:value-type="float" office:value="6.183" calcext:value-type="float">
            <text:p>6.183</text:p>
          </table:table-cell>
          <table:table-cell office:value-type="float" office:value="31.068" calcext:value-type="float">
            <text:p>31.068</text:p>
          </table:table-cell>
          <table:table-cell office:value-type="float" office:value="1.553" calcext:value-type="float">
            <text:p>1.553</text:p>
          </table:table-cell>
          <table:table-cell table:number-columns-repeated="6"/>
        </table:table-row>
        <table:table-row table:style-name="ro1">
          <table:table-cell office:value-type="date" office:date-value="2008-05-09" calcext:value-type="date">
            <text:p>2008-05-09</text:p>
          </table:table-cell>
          <table:table-cell office:value-type="float" office:value="0" calcext:value-type="float">
            <text:p>0</text:p>
          </table:table-cell>
          <table:table-cell office:value-type="float" office:value="7.013" calcext:value-type="float">
            <text:p>7.013</text:p>
          </table:table-cell>
          <table:table-cell office:value-type="float" office:value="28.936" calcext:value-type="float">
            <text:p>28.936</text:p>
          </table:table-cell>
          <table:table-cell office:value-type="float" office:value="2.64" calcext:value-type="float">
            <text:p>2.64</text:p>
          </table:table-cell>
          <table:table-cell table:number-columns-repeated="6"/>
        </table:table-row>
        <table:table-row table:style-name="ro1">
          <table:table-cell office:value-type="date" office:date-value="2008-05-10" calcext:value-type="date">
            <text:p>2008-05-10</text:p>
          </table:table-cell>
          <table:table-cell office:value-type="float" office:value="0" calcext:value-type="float">
            <text:p>0</text:p>
          </table:table-cell>
          <table:table-cell office:value-type="float" office:value="9.247" calcext:value-type="float">
            <text:p>9.247</text:p>
          </table:table-cell>
          <table:table-cell office:value-type="float" office:value="38.118" calcext:value-type="float">
            <text:p>38.118</text:p>
          </table:table-cell>
          <table:table-cell office:value-type="float" office:value="2.1" calcext:value-type="float">
            <text:p>2.1</text:p>
          </table:table-cell>
          <table:table-cell table:number-columns-repeated="6"/>
        </table:table-row>
        <table:table-row table:style-name="ro1">
          <table:table-cell office:value-type="date" office:date-value="2008-05-11" calcext:value-type="date">
            <text:p>2008-05-11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48.106" calcext:value-type="float">
            <text:p>48.106</text:p>
          </table:table-cell>
          <table:table-cell office:value-type="float" office:value="0.578" calcext:value-type="float">
            <text:p>0.578</text:p>
          </table:table-cell>
          <table:table-cell table:number-columns-repeated="6"/>
        </table:table-row>
        <table:table-row table:style-name="ro1">
          <table:table-cell office:value-type="date" office:date-value="2008-05-12" calcext:value-type="date">
            <text:p>2008-05-12</text:p>
          </table:table-cell>
          <table:table-cell office:value-type="float" office:value="0" calcext:value-type="float">
            <text:p>0</text:p>
          </table:table-cell>
          <table:table-cell office:value-type="float" office:value="11.713" calcext:value-type="float">
            <text:p>11.713</text:p>
          </table:table-cell>
          <table:table-cell office:value-type="float" office:value="41.961" calcext:value-type="float">
            <text:p>41.961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date" office:date-value="2008-05-13" calcext:value-type="date">
            <text:p>2008-05-13</text:p>
          </table:table-cell>
          <table:table-cell office:value-type="float" office:value="0.25" calcext:value-type="float">
            <text:p>0.25</text:p>
          </table:table-cell>
          <table:table-cell office:value-type="float" office:value="10.432" calcext:value-type="float">
            <text:p>10.432</text:p>
          </table:table-cell>
          <table:table-cell office:value-type="float" office:value="55.202" calcext:value-type="float">
            <text:p>55.202</text:p>
          </table:table-cell>
          <table:table-cell office:value-type="float" office:value="1.862" calcext:value-type="float">
            <text:p>1.862</text:p>
          </table:table-cell>
          <table:table-cell table:number-columns-repeated="6"/>
        </table:table-row>
        <table:table-row table:style-name="ro1">
          <table:table-cell office:value-type="date" office:date-value="2008-05-14" calcext:value-type="date">
            <text:p>2008-05-14</text:p>
          </table:table-cell>
          <table:table-cell office:value-type="float" office:value="0.26" calcext:value-type="float">
            <text:p>0.26</text:p>
          </table:table-cell>
          <table:table-cell office:value-type="float" office:value="13.335" calcext:value-type="float">
            <text:p>13.335</text:p>
          </table:table-cell>
          <table:table-cell office:value-type="float" office:value="46.599" calcext:value-type="float">
            <text:p>46.599</text:p>
          </table:table-cell>
          <table:table-cell office:value-type="float" office:value="2.053" calcext:value-type="float">
            <text:p>2.053</text:p>
          </table:table-cell>
          <table:table-cell table:number-columns-repeated="6"/>
        </table:table-row>
        <table:table-row table:style-name="ro1">
          <table:table-cell office:value-type="date" office:date-value="2008-05-15" calcext:value-type="date">
            <text:p>2008-05-15</text:p>
          </table:table-cell>
          <table:table-cell office:value-type="float" office:value="0" calcext:value-type="float">
            <text:p>0</text:p>
          </table:table-cell>
          <table:table-cell office:value-type="float" office:value="17.194" calcext:value-type="float">
            <text:p>17.194</text:p>
          </table:table-cell>
          <table:table-cell office:value-type="float" office:value="44.817" calcext:value-type="float">
            <text:p>44.817</text:p>
          </table:table-cell>
          <table:table-cell office:value-type="float" office:value="3.557" calcext:value-type="float">
            <text:p>3.557</text:p>
          </table:table-cell>
          <table:table-cell table:number-columns-repeated="6"/>
        </table:table-row>
        <table:table-row table:style-name="ro1">
          <table:table-cell office:value-type="date" office:date-value="2008-05-16" calcext:value-type="date">
            <text:p>2008-05-16</text:p>
          </table:table-cell>
          <table:table-cell office:value-type="float" office:value="0" calcext:value-type="float">
            <text:p>0</text:p>
          </table:table-cell>
          <table:table-cell office:value-type="float" office:value="15.939" calcext:value-type="float">
            <text:p>15.939</text:p>
          </table:table-cell>
          <table:table-cell office:value-type="float" office:value="24.383" calcext:value-type="float">
            <text:p>24.383</text:p>
          </table:table-cell>
          <table:table-cell office:value-type="float" office:value="4.193" calcext:value-type="float">
            <text:p>4.193</text:p>
          </table:table-cell>
          <table:table-cell table:number-columns-repeated="6"/>
        </table:table-row>
        <table:table-row table:style-name="ro1">
          <table:table-cell office:value-type="date" office:date-value="2008-05-17" calcext:value-type="date">
            <text:p>2008-05-17</text:p>
          </table:table-cell>
          <table:table-cell office:value-type="float" office:value="0" calcext:value-type="float">
            <text:p>0</text:p>
          </table:table-cell>
          <table:table-cell office:value-type="float" office:value="15.596" calcext:value-type="float">
            <text:p>15.596</text:p>
          </table:table-cell>
          <table:table-cell office:value-type="float" office:value="39.525" calcext:value-type="float">
            <text:p>39.525</text:p>
          </table:table-cell>
          <table:table-cell office:value-type="float" office:value="2.392" calcext:value-type="float">
            <text:p>2.392</text:p>
          </table:table-cell>
          <table:table-cell table:number-columns-repeated="6"/>
        </table:table-row>
        <table:table-row table:style-name="ro1">
          <table:table-cell office:value-type="date" office:date-value="2008-05-18" calcext:value-type="date">
            <text:p>2008-05-18</text:p>
          </table:table-cell>
          <table:table-cell office:value-type="float" office:value="2.54" calcext:value-type="float">
            <text:p>2.54</text:p>
          </table:table-cell>
          <table:table-cell office:value-type="float" office:value="15.23" calcext:value-type="float">
            <text:p>15.23</text:p>
          </table:table-cell>
          <table:table-cell office:value-type="float" office:value="51.33" calcext:value-type="float">
            <text:p>51.33</text:p>
          </table:table-cell>
          <table:table-cell office:value-type="float" office:value="2.462" calcext:value-type="float">
            <text:p>2.462</text:p>
          </table:table-cell>
          <table:table-cell table:number-columns-repeated="6"/>
        </table:table-row>
        <table:table-row table:style-name="ro1">
          <table:table-cell office:value-type="date" office:date-value="2008-05-19" calcext:value-type="date">
            <text:p>2008-05-19</text:p>
          </table:table-cell>
          <table:table-cell office:value-type="float" office:value="0.25" calcext:value-type="float">
            <text:p>0.25</text:p>
          </table:table-cell>
          <table:table-cell office:value-type="float" office:value="9.833" calcext:value-type="float">
            <text:p>9.833</text:p>
          </table:table-cell>
          <table:table-cell office:value-type="float" office:value="82.817" calcext:value-type="float">
            <text:p>82.817</text:p>
          </table:table-cell>
          <table:table-cell office:value-type="float" office:value="1.272" calcext:value-type="float">
            <text:p>1.272</text:p>
          </table:table-cell>
          <table:table-cell table:number-columns-repeated="6"/>
        </table:table-row>
        <table:table-row table:style-name="ro1">
          <table:table-cell office:value-type="date" office:date-value="2008-05-20" calcext:value-type="date">
            <text:p>2008-05-20</text:p>
          </table:table-cell>
          <table:table-cell office:value-type="float" office:value="5.59" calcext:value-type="float">
            <text:p>5.59</text:p>
          </table:table-cell>
          <table:table-cell office:value-type="float" office:value="9.959" calcext:value-type="float">
            <text:p>9.959</text:p>
          </table:table-cell>
          <table:table-cell office:value-type="float" office:value="85.368" calcext:value-type="float">
            <text:p>85.368</text:p>
          </table:table-cell>
          <table:table-cell office:value-type="float" office:value="2.807" calcext:value-type="float">
            <text:p>2.807</text:p>
          </table:table-cell>
          <table:table-cell table:number-columns-repeated="6"/>
        </table:table-row>
        <table:table-row table:style-name="ro1">
          <table:table-cell office:value-type="date" office:date-value="2008-05-21" calcext:value-type="date">
            <text:p>2008-05-21</text:p>
          </table:table-cell>
          <table:table-cell office:value-type="float" office:value="9.65" calcext:value-type="float">
            <text:p>9.65</text:p>
          </table:table-cell>
          <table:table-cell office:value-type="float" office:value="9.506" calcext:value-type="float">
            <text:p>9.506</text:p>
          </table:table-cell>
          <table:table-cell office:value-type="float" office:value="90.873" calcext:value-type="float">
            <text:p>90.873</text:p>
          </table:table-cell>
          <table:table-cell office:value-type="float" office:value="6.242" calcext:value-type="float">
            <text:p>6.242</text:p>
          </table:table-cell>
          <table:table-cell table:number-columns-repeated="6"/>
        </table:table-row>
        <table:table-row table:style-name="ro1">
          <table:table-cell office:value-type="date" office:date-value="2008-05-22" calcext:value-type="date">
            <text:p>2008-05-22</text:p>
          </table:table-cell>
          <table:table-cell office:value-type="float" office:value="4.32" calcext:value-type="float">
            <text:p>4.32</text:p>
          </table:table-cell>
          <table:table-cell office:value-type="float" office:value="10.575" calcext:value-type="float">
            <text:p>10.575</text:p>
          </table:table-cell>
          <table:table-cell office:value-type="float" office:value="93.954" calcext:value-type="float">
            <text:p>93.954</text:p>
          </table:table-cell>
          <table:table-cell office:value-type="float" office:value="1.335" calcext:value-type="float">
            <text:p>1.335</text:p>
          </table:table-cell>
          <table:table-cell table:number-columns-repeated="6"/>
        </table:table-row>
        <table:table-row table:style-name="ro1">
          <table:table-cell office:value-type="date" office:date-value="2008-05-23" calcext:value-type="date">
            <text:p>2008-05-23</text:p>
          </table:table-cell>
          <table:table-cell office:value-type="float" office:value="0.25" calcext:value-type="float">
            <text:p>0.25</text:p>
          </table:table-cell>
          <table:table-cell office:value-type="float" office:value="9.764" calcext:value-type="float">
            <text:p>9.764</text:p>
          </table:table-cell>
          <table:table-cell office:value-type="float" office:value="86.575" calcext:value-type="float">
            <text:p>86.575</text:p>
          </table:table-cell>
          <table:table-cell office:value-type="float" office:value="2.235" calcext:value-type="float">
            <text:p>2.235</text:p>
          </table:table-cell>
          <table:table-cell table:number-columns-repeated="6"/>
        </table:table-row>
        <table:table-row table:style-name="ro1">
          <table:table-cell office:value-type="date" office:date-value="2008-05-24" calcext:value-type="date">
            <text:p>2008-05-24</text:p>
          </table:table-cell>
          <table:table-cell office:value-type="float" office:value="0.26" calcext:value-type="float">
            <text:p>0.26</text:p>
          </table:table-cell>
          <table:table-cell office:value-type="float" office:value="13.526" calcext:value-type="float">
            <text:p>13.526</text:p>
          </table:table-cell>
          <table:table-cell office:value-type="float" office:value="63.558" calcext:value-type="float">
            <text:p>63.558</text:p>
          </table:table-cell>
          <table:table-cell office:value-type="float" office:value="0.386" calcext:value-type="float">
            <text:p>0.386</text:p>
          </table:table-cell>
          <table:table-cell table:number-columns-repeated="6"/>
        </table:table-row>
        <table:table-row table:style-name="ro1">
          <table:table-cell office:value-type="date" office:date-value="2008-05-25" calcext:value-type="date">
            <text:p>2008-05-25</text:p>
          </table:table-cell>
          <table:table-cell office:value-type="float" office:value="0" calcext:value-type="float">
            <text:p>0</text:p>
          </table:table-cell>
          <table:table-cell office:value-type="float" office:value="13.729" calcext:value-type="float">
            <text:p>13.729</text:p>
          </table:table-cell>
          <table:table-cell office:value-type="float" office:value="53.048" calcext:value-type="float">
            <text:p>53.048</text:p>
          </table:table-cell>
          <table:table-cell office:value-type="float" office:value="1.8" calcext:value-type="float">
            <text:p>1.8</text:p>
          </table:table-cell>
          <table:table-cell table:number-columns-repeated="6"/>
        </table:table-row>
        <table:table-row table:style-name="ro1">
          <table:table-cell office:value-type="date" office:date-value="2008-05-26" calcext:value-type="date">
            <text:p>2008-05-26</text:p>
          </table:table-cell>
          <table:table-cell office:value-type="float" office:value="0" calcext:value-type="float">
            <text:p>0</text:p>
          </table:table-cell>
          <table:table-cell office:value-type="float" office:value="16.005" calcext:value-type="float">
            <text:p>16.005</text:p>
          </table:table-cell>
          <table:table-cell office:value-type="float" office:value="38.131" calcext:value-type="float">
            <text:p>38.131</text:p>
          </table:table-cell>
          <table:table-cell office:value-type="float" office:value="0.838" calcext:value-type="float">
            <text:p>0.838</text:p>
          </table:table-cell>
          <table:table-cell table:number-columns-repeated="6"/>
        </table:table-row>
        <table:table-row table:style-name="ro1">
          <table:table-cell office:value-type="date" office:date-value="2008-05-27" calcext:value-type="date">
            <text:p>2008-05-27</text:p>
          </table:table-cell>
          <table:table-cell office:value-type="float" office:value="0" calcext:value-type="float">
            <text:p>0</text:p>
          </table:table-cell>
          <table:table-cell office:value-type="float" office:value="18.426" calcext:value-type="float">
            <text:p>18.426</text:p>
          </table:table-cell>
          <table:table-cell office:value-type="float" office:value="40.149" calcext:value-type="float">
            <text:p>40.149</text:p>
          </table:table-cell>
          <table:table-cell office:value-type="float" office:value="1.465" calcext:value-type="float">
            <text:p>1.465</text:p>
          </table:table-cell>
          <table:table-cell table:number-columns-repeated="6"/>
        </table:table-row>
        <table:table-row table:style-name="ro1">
          <table:table-cell office:value-type="date" office:date-value="2008-05-28" calcext:value-type="date">
            <text:p>2008-05-28</text:p>
          </table:table-cell>
          <table:table-cell office:value-type="float" office:value="0" calcext:value-type="float">
            <text:p>0</text:p>
          </table:table-cell>
          <table:table-cell office:value-type="float" office:value="19.328" calcext:value-type="float">
            <text:p>19.328</text:p>
          </table:table-cell>
          <table:table-cell office:value-type="float" office:value="43.752" calcext:value-type="float">
            <text:p>43.752</text:p>
          </table:table-cell>
          <table:table-cell office:value-type="float" office:value="2.05" calcext:value-type="float">
            <text:p>2.05</text:p>
          </table:table-cell>
          <table:table-cell table:number-columns-repeated="6"/>
        </table:table-row>
        <table:table-row table:style-name="ro1">
          <table:table-cell office:value-type="date" office:date-value="2008-05-29" calcext:value-type="date">
            <text:p>2008-05-29</text:p>
          </table:table-cell>
          <table:table-cell office:value-type="float" office:value="0" calcext:value-type="float">
            <text:p>0</text:p>
          </table:table-cell>
          <table:table-cell office:value-type="float" office:value="18.091" calcext:value-type="float">
            <text:p>18.091</text:p>
          </table:table-cell>
          <table:table-cell office:value-type="float" office:value="51.931" calcext:value-type="float">
            <text:p>51.931</text:p>
          </table:table-cell>
          <table:table-cell office:value-type="float" office:value="1.563" calcext:value-type="float">
            <text:p>1.563</text:p>
          </table:table-cell>
          <table:table-cell table:number-columns-repeated="6"/>
        </table:table-row>
        <table:table-row table:style-name="ro1">
          <table:table-cell office:value-type="date" office:date-value="2008-05-30" calcext:value-type="date">
            <text:p>2008-05-30</text:p>
          </table:table-cell>
          <table:table-cell office:value-type="float" office:value="0.99" calcext:value-type="float">
            <text:p>0.99</text:p>
          </table:table-cell>
          <table:table-cell office:value-type="float" office:value="13.139" calcext:value-type="float">
            <text:p>13.139</text:p>
          </table:table-cell>
          <table:table-cell office:value-type="float" office:value="61.562" calcext:value-type="float">
            <text:p>61.562</text:p>
          </table:table-cell>
          <table:table-cell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date" office:date-value="2008-05-31" calcext:value-type="date">
            <text:p>2008-05-31</text:p>
          </table:table-cell>
          <table:table-cell office:value-type="float" office:value="0.38" calcext:value-type="float">
            <text:p>0.38</text:p>
          </table:table-cell>
          <table:table-cell office:value-type="float" office:value="11.155" calcext:value-type="float">
            <text:p>11.155</text:p>
          </table:table-cell>
          <table:table-cell office:value-type="float" office:value="69.217" calcext:value-type="float">
            <text:p>69.217</text:p>
          </table:table-cell>
          <table:table-cell office:value-type="float" office:value="1.767" calcext:value-type="float">
            <text:p>1.767</text:p>
          </table:table-cell>
          <table:table-cell table:number-columns-repeated="6"/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0.1" calcext:value-type="float">
            <text:p>0.1</text:p>
          </table:table-cell>
          <table:table-cell office:value-type="float" office:value="13.524" calcext:value-type="float">
            <text:p>13.524</text:p>
          </table:table-cell>
          <table:table-cell office:value-type="float" office:value="59.05" calcext:value-type="float">
            <text:p>59.05</text:p>
          </table:table-cell>
          <table:table-cell office:value-type="float" office:value="0.656" calcext:value-type="float">
            <text:p>0.656</text:p>
          </table:table-cell>
          <table:table-cell table:number-columns-repeated="6"/>
        </table:table-row>
        <table:table-row table:style-name="ro1">
          <table:table-cell office:value-type="date" office:date-value="2008-06-02" calcext:value-type="date">
            <text:p>2008-06-02</text:p>
          </table:table-cell>
          <table:table-cell office:value-type="float" office:value="0.97" calcext:value-type="float">
            <text:p>0.97</text:p>
          </table:table-cell>
          <table:table-cell office:value-type="float" office:value="18.282" calcext:value-type="float">
            <text:p>18.282</text:p>
          </table:table-cell>
          <table:table-cell office:value-type="float" office:value="55.75" calcext:value-type="float">
            <text:p>55.75</text:p>
          </table:table-cell>
          <table:table-cell office:value-type="float" office:value="0.843" calcext:value-type="float">
            <text:p>0.843</text:p>
          </table:table-cell>
          <table:table-cell table:number-columns-repeated="6"/>
        </table:table-row>
        <table:table-row table:style-name="ro1">
          <table:table-cell office:value-type="date" office:date-value="2008-06-03" calcext:value-type="date">
            <text:p>2008-06-03</text:p>
          </table:table-cell>
          <table:table-cell office:value-type="float" office:value="0.12" calcext:value-type="float">
            <text:p>0.12</text:p>
          </table:table-cell>
          <table:table-cell office:value-type="float" office:value="19.435" calcext:value-type="float">
            <text:p>19.435</text:p>
          </table:table-cell>
          <table:table-cell office:value-type="float" office:value="51.676" calcext:value-type="float">
            <text:p>51.676</text:p>
          </table:table-cell>
          <table:table-cell office:value-type="float" office:value="1.484" calcext:value-type="float">
            <text:p>1.484</text:p>
          </table:table-cell>
          <table:table-cell table:number-columns-repeated="6"/>
        </table:table-row>
        <table:table-row table:style-name="ro1">
          <table:table-cell office:value-type="date" office:date-value="2008-06-04" calcext:value-type="date">
            <text:p>2008-06-04</text:p>
          </table:table-cell>
          <table:table-cell office:value-type="float" office:value="0.46" calcext:value-type="float">
            <text:p>0.46</text:p>
          </table:table-cell>
          <table:table-cell office:value-type="float" office:value="15.989" calcext:value-type="float">
            <text:p>15.989</text:p>
          </table:table-cell>
          <table:table-cell office:value-type="float" office:value="40.446" calcext:value-type="float">
            <text:p>40.446</text:p>
          </table:table-cell>
          <table:table-cell office:value-type="float" office:value="2.544" calcext:value-type="float">
            <text:p>2.544</text:p>
          </table:table-cell>
          <table:table-cell table:number-columns-repeated="6"/>
        </table:table-row>
        <table:table-row table:style-name="ro1">
          <table:table-cell office:value-type="date" office:date-value="2008-06-05" calcext:value-type="date">
            <text:p>2008-06-05</text:p>
          </table:table-cell>
          <table:table-cell office:value-type="float" office:value="3.07" calcext:value-type="float">
            <text:p>3.07</text:p>
          </table:table-cell>
          <table:table-cell office:value-type="float" office:value="17.439" calcext:value-type="float">
            <text:p>17.439</text:p>
          </table:table-cell>
          <table:table-cell office:value-type="float" office:value="64.678" calcext:value-type="float">
            <text:p>64.678</text:p>
          </table:table-cell>
          <table:table-cell office:value-type="float" office:value="0.891" calcext:value-type="float">
            <text:p>0.891</text:p>
          </table:table-cell>
          <table:table-cell table:number-columns-repeated="6"/>
        </table:table-row>
        <table:table-row table:style-name="ro1">
          <table:table-cell office:value-type="date" office:date-value="2008-06-06" calcext:value-type="date">
            <text:p>2008-06-06</text:p>
          </table:table-cell>
          <table:table-cell office:value-type="float" office:value="6.66" calcext:value-type="float">
            <text:p>6.66</text:p>
          </table:table-cell>
          <table:table-cell office:value-type="float" office:value="15.97" calcext:value-type="float">
            <text:p>15.97</text:p>
          </table:table-cell>
          <table:table-cell office:value-type="float" office:value="79.087" calcext:value-type="float">
            <text:p>79.087</text:p>
          </table:table-cell>
          <table:table-cell office:value-type="float" office:value="0.478" calcext:value-type="float">
            <text:p>0.478</text:p>
          </table:table-cell>
          <table:table-cell table:number-columns-repeated="6"/>
        </table:table-row>
        <table:table-row table:style-name="ro1">
          <table:table-cell office:value-type="date" office:date-value="2008-06-07" calcext:value-type="date">
            <text:p>2008-06-07</text:p>
          </table:table-cell>
          <table:table-cell office:value-type="float" office:value="0.84" calcext:value-type="float">
            <text:p>0.84</text:p>
          </table:table-cell>
          <table:table-cell office:value-type="float" office:value="15.246" calcext:value-type="float">
            <text:p>15.246</text:p>
          </table:table-cell>
          <table:table-cell office:value-type="float" office:value="85.542" calcext:value-type="float">
            <text:p>85.542</text:p>
          </table:table-cell>
          <table:table-cell office:value-type="float" office:value="0.721" calcext:value-type="float">
            <text:p>0.721</text:p>
          </table:table-cell>
          <table:table-cell table:number-columns-repeated="6"/>
        </table:table-row>
        <table:table-row table:style-name="ro1">
          <table:table-cell office:value-type="date" office:date-value="2008-06-08" calcext:value-type="date">
            <text:p>2008-06-08</text:p>
          </table:table-cell>
          <table:table-cell office:value-type="float" office:value="0.4" calcext:value-type="float">
            <text:p>0.4</text:p>
          </table:table-cell>
          <table:table-cell office:value-type="float" office:value="16.58" calcext:value-type="float">
            <text:p>16.58</text:p>
          </table:table-cell>
          <table:table-cell office:value-type="float" office:value="68.957" calcext:value-type="float">
            <text:p>68.957</text:p>
          </table:table-cell>
          <table:table-cell office:value-type="float" office:value="1.251" calcext:value-type="float">
            <text:p>1.251</text:p>
          </table:table-cell>
          <table:table-cell table:number-columns-repeated="6"/>
        </table:table-row>
        <table:table-row table:style-name="ro1">
          <table:table-cell office:value-type="date" office:date-value="2008-06-09" calcext:value-type="date">
            <text:p>2008-06-09</text:p>
          </table:table-cell>
          <table:table-cell office:value-type="float" office:value="0" calcext:value-type="float">
            <text:p>0</text:p>
          </table:table-cell>
          <table:table-cell office:value-type="float" office:value="14.592" calcext:value-type="float">
            <text:p>14.592</text:p>
          </table:table-cell>
          <table:table-cell office:value-type="float" office:value="70.908" calcext:value-type="float">
            <text:p>70.908</text:p>
          </table:table-cell>
          <table:table-cell office:value-type="float" office:value="1.665" calcext:value-type="float">
            <text:p>1.665</text:p>
          </table:table-cell>
          <table:table-cell table:number-columns-repeated="6"/>
        </table:table-row>
        <table:table-row table:style-name="ro1">
          <table:table-cell office:value-type="date" office:date-value="2008-06-10" calcext:value-type="date">
            <text:p>2008-06-10</text:p>
          </table:table-cell>
          <table:table-cell office:value-type="float" office:value="0" calcext:value-type="float">
            <text:p>0</text:p>
          </table:table-cell>
          <table:table-cell office:value-type="float" office:value="15.525" calcext:value-type="float">
            <text:p>15.525</text:p>
          </table:table-cell>
          <table:table-cell office:value-type="float" office:value="69.34" calcext:value-type="float">
            <text:p>69.34</text:p>
          </table:table-cell>
          <table:table-cell office:value-type="float" office:value="0.296" calcext:value-type="float">
            <text:p>0.296</text:p>
          </table:table-cell>
          <table:table-cell table:number-columns-repeated="6"/>
        </table:table-row>
        <table:table-row table:style-name="ro1">
          <table:table-cell office:value-type="date" office:date-value="2008-06-11" calcext:value-type="date">
            <text:p>2008-06-11</text:p>
          </table:table-cell>
          <table:table-cell office:value-type="float" office:value="10.77" calcext:value-type="float">
            <text:p>10.77</text:p>
          </table:table-cell>
          <table:table-cell office:value-type="float" office:value="15.363" calcext:value-type="float">
            <text:p>15.363</text:p>
          </table:table-cell>
          <table:table-cell office:value-type="float" office:value="79.591" calcext:value-type="float">
            <text:p>79.591</text:p>
          </table:table-cell>
          <table:table-cell office:value-type="float" office:value="0.209" calcext:value-type="float">
            <text:p>0.209</text:p>
          </table:table-cell>
          <table:table-cell table:number-columns-repeated="6"/>
        </table:table-row>
        <table:table-row table:style-name="ro1">
          <table:table-cell office:value-type="date" office:date-value="2008-06-12" calcext:value-type="date">
            <text:p>2008-06-12</text:p>
          </table:table-cell>
          <table:table-cell office:value-type="float" office:value="0.1" calcext:value-type="float">
            <text:p>0.1</text:p>
          </table:table-cell>
          <table:table-cell office:value-type="float" office:value="15.638" calcext:value-type="float">
            <text:p>15.638</text:p>
          </table:table-cell>
          <table:table-cell office:value-type="float" office:value="72.385" calcext:value-type="float">
            <text:p>72.385</text:p>
          </table:table-cell>
          <table:table-cell office:value-type="float" office:value="0.286" calcext:value-type="float">
            <text:p>0.286</text:p>
          </table:table-cell>
          <table:table-cell table:number-columns-repeated="6"/>
        </table:table-row>
        <table:table-row table:style-name="ro1">
          <table:table-cell office:value-type="date" office:date-value="2008-06-13" calcext:value-type="date">
            <text:p>2008-06-13</text:p>
          </table:table-cell>
          <table:table-cell office:value-type="float" office:value="3.31" calcext:value-type="float">
            <text:p>3.31</text:p>
          </table:table-cell>
          <table:table-cell office:value-type="float" office:value="15.425" calcext:value-type="float">
            <text:p>15.425</text:p>
          </table:table-cell>
          <table:table-cell office:value-type="float" office:value="76.735" calcext:value-type="float">
            <text:p>76.735</text:p>
          </table:table-cell>
          <table:table-cell office:value-type="float" office:value="0.975" calcext:value-type="float">
            <text:p>0.975</text:p>
          </table:table-cell>
          <table:table-cell table:number-columns-repeated="6"/>
        </table:table-row>
        <table:table-row table:style-name="ro1">
          <table:table-cell office:value-type="date" office:date-value="2008-06-14" calcext:value-type="date">
            <text:p>2008-06-14</text:p>
          </table:table-cell>
          <table:table-cell office:value-type="float" office:value="10.44" calcext:value-type="float">
            <text:p>10.44</text:p>
          </table:table-cell>
          <table:table-cell office:value-type="float" office:value="12.892" calcext:value-type="float">
            <text:p>12.892</text:p>
          </table:table-cell>
          <table:table-cell office:value-type="float" office:value="92.24" calcext:value-type="float">
            <text:p>92.24</text:p>
          </table:table-cell>
          <table:table-cell office:value-type="float" office:value="2.148" calcext:value-type="float">
            <text:p>2.148</text:p>
          </table:table-cell>
          <table:table-cell table:number-columns-repeated="6"/>
        </table:table-row>
        <table:table-row table:style-name="ro1">
          <table:table-cell office:value-type="date" office:date-value="2008-06-15" calcext:value-type="date">
            <text:p>2008-06-15</text:p>
          </table:table-cell>
          <table:table-cell office:value-type="float" office:value="0.1" calcext:value-type="float">
            <text:p>0.1</text:p>
          </table:table-cell>
          <table:table-cell office:value-type="float" office:value="13.647" calcext:value-type="float">
            <text:p>13.647</text:p>
          </table:table-cell>
          <table:table-cell office:value-type="float" office:value="64.1" calcext:value-type="float">
            <text:p>64.1</text:p>
          </table:table-cell>
          <table:table-cell office:value-type="float" office:value="0.631" calcext:value-type="float">
            <text:p>0.631</text:p>
          </table:table-cell>
          <table:table-cell table:number-columns-repeated="6"/>
        </table:table-row>
        <table:table-row table:style-name="ro1">
          <table:table-cell office:value-type="date" office:date-value="2008-06-16" calcext:value-type="date">
            <text:p>2008-06-16</text:p>
          </table:table-cell>
          <table:table-cell office:value-type="float" office:value="0.56" calcext:value-type="float">
            <text:p>0.56</text:p>
          </table:table-cell>
          <table:table-cell office:value-type="float" office:value="13.991" calcext:value-type="float">
            <text:p>13.991</text:p>
          </table:table-cell>
          <table:table-cell office:value-type="float" office:value="73.271" calcext:value-type="float">
            <text:p>73.271</text:p>
          </table:table-cell>
          <table:table-cell office:value-type="float" office:value="0.903" calcext:value-type="float">
            <text:p>0.903</text:p>
          </table:table-cell>
          <table:table-cell table:number-columns-repeated="6"/>
        </table:table-row>
        <table:table-row table:style-name="ro1">
          <table:table-cell office:value-type="date" office:date-value="2008-06-17" calcext:value-type="date">
            <text:p>2008-06-17</text:p>
          </table:table-cell>
          <table:table-cell office:value-type="float" office:value="0.18" calcext:value-type="float">
            <text:p>0.18</text:p>
          </table:table-cell>
          <table:table-cell office:value-type="float" office:value="14.541" calcext:value-type="float">
            <text:p>14.541</text:p>
          </table:table-cell>
          <table:table-cell office:value-type="float" office:value="66.955" calcext:value-type="float">
            <text:p>66.955</text:p>
          </table:table-cell>
          <table:table-cell office:value-type="float" office:value="0.631" calcext:value-type="float">
            <text:p>0.631</text:p>
          </table:table-cell>
          <table:table-cell table:number-columns-repeated="6"/>
        </table:table-row>
        <table:table-row table:style-name="ro1">
          <table:table-cell office:value-type="date" office:date-value="2008-06-18" calcext:value-type="date">
            <text:p>2008-06-18</text:p>
          </table:table-cell>
          <table:table-cell office:value-type="float" office:value="0" calcext:value-type="float">
            <text:p>0</text:p>
          </table:table-cell>
          <table:table-cell office:value-type="float" office:value="16.144" calcext:value-type="float">
            <text:p>16.144</text:p>
          </table:table-cell>
          <table:table-cell office:value-type="float" office:value="58.276" calcext:value-type="float">
            <text:p>58.276</text:p>
          </table:table-cell>
          <table:table-cell office:value-type="float" office:value="0.724" calcext:value-type="float">
            <text:p>0.724</text:p>
          </table:table-cell>
          <table:table-cell table:number-columns-repeated="6"/>
        </table:table-row>
        <table:table-row table:style-name="ro1">
          <table:table-cell office:value-type="date" office:date-value="2008-06-19" calcext:value-type="date">
            <text:p>2008-06-19</text:p>
          </table:table-cell>
          <table:table-cell office:value-type="float" office:value="0" calcext:value-type="float">
            <text:p>0</text:p>
          </table:table-cell>
          <table:table-cell office:value-type="float" office:value="16.236" calcext:value-type="float">
            <text:p>16.236</text:p>
          </table:table-cell>
          <table:table-cell office:value-type="float" office:value="70.585" calcext:value-type="float">
            <text:p>70.585</text:p>
          </table:table-cell>
          <table:table-cell office:value-type="float" office:value="0.575" calcext:value-type="float">
            <text:p>0.575</text:p>
          </table:table-cell>
          <table:table-cell table:number-columns-repeated="6"/>
        </table:table-row>
        <table:table-row table:style-name="ro1">
          <table:table-cell office:value-type="date" office:date-value="2008-06-20" calcext:value-type="date">
            <text:p>2008-06-20</text:p>
          </table:table-cell>
          <table:table-cell office:value-type="float" office:value="0.02" calcext:value-type="float">
            <text:p>0.02</text:p>
          </table:table-cell>
          <table:table-cell office:value-type="float" office:value="18.337" calcext:value-type="float">
            <text:p>18.337</text:p>
          </table:table-cell>
          <table:table-cell office:value-type="float" office:value="58.884" calcext:value-type="float">
            <text:p>58.884</text:p>
          </table:table-cell>
          <table:table-cell office:value-type="float" office:value="0.499" calcext:value-type="float">
            <text:p>0.499</text:p>
          </table:table-cell>
          <table:table-cell table:number-columns-repeated="6"/>
        </table:table-row>
        <table:table-row table:style-name="ro1">
          <table:table-cell office:value-type="date" office:date-value="2008-06-21" calcext:value-type="date">
            <text:p>2008-06-21</text:p>
          </table:table-cell>
          <table:table-cell office:value-type="float" office:value="0" calcext:value-type="float">
            <text:p>0</text:p>
          </table:table-cell>
          <table:table-cell office:value-type="float" office:value="20.805" calcext:value-type="float">
            <text:p>20.805</text:p>
          </table:table-cell>
          <table:table-cell office:value-type="float" office:value="52.948" calcext:value-type="float">
            <text:p>52.948</text:p>
          </table:table-cell>
          <table:table-cell office:value-type="float" office:value="0.793" calcext:value-type="float">
            <text:p>0.793</text:p>
          </table:table-cell>
          <table:table-cell table:number-columns-repeated="6"/>
        </table:table-row>
        <table:table-row table:style-name="ro1">
          <table:table-cell office:value-type="date" office:date-value="2008-06-22" calcext:value-type="date">
            <text:p>2008-06-22</text:p>
          </table:table-cell>
          <table:table-cell office:value-type="float" office:value="0.84" calcext:value-type="float">
            <text:p>0.84</text:p>
          </table:table-cell>
          <table:table-cell office:value-type="float" office:value="17.56" calcext:value-type="float">
            <text:p>17.56</text:p>
          </table:table-cell>
          <table:table-cell office:value-type="float" office:value="74.209" calcext:value-type="float">
            <text:p>74.209</text:p>
          </table:table-cell>
          <table:table-cell office:value-type="float" office:value="2.624" calcext:value-type="float">
            <text:p>2.624</text:p>
          </table:table-cell>
          <table:table-cell table:number-columns-repeated="6"/>
        </table:table-row>
        <table:table-row table:style-name="ro1">
          <table:table-cell office:value-type="date" office:date-value="2008-06-23" calcext:value-type="date">
            <text:p>2008-06-23</text:p>
          </table:table-cell>
          <table:table-cell office:value-type="float" office:value="7.97" calcext:value-type="float">
            <text:p>7.97</text:p>
          </table:table-cell>
          <table:table-cell office:value-type="float" office:value="15.018" calcext:value-type="float">
            <text:p>15.018</text:p>
          </table:table-cell>
          <table:table-cell office:value-type="float" office:value="74.737" calcext:value-type="float">
            <text:p>74.737</text:p>
          </table:table-cell>
          <table:table-cell office:value-type="float" office:value="0.744" calcext:value-type="float">
            <text:p>0.744</text:p>
          </table:table-cell>
          <table:table-cell table:number-columns-repeated="6"/>
        </table:table-row>
        <table:table-row table:style-name="ro1">
          <table:table-cell office:value-type="date" office:date-value="2008-06-24" calcext:value-type="date">
            <text:p>2008-06-24</text:p>
          </table:table-cell>
          <table:table-cell office:value-type="float" office:value="0.08" calcext:value-type="float">
            <text:p>0.08</text:p>
          </table:table-cell>
          <table:table-cell office:value-type="float" office:value="17.599" calcext:value-type="float">
            <text:p>17.599</text:p>
          </table:table-cell>
          <table:table-cell office:value-type="float" office:value="62.498" calcext:value-type="float">
            <text:p>62.498</text:p>
          </table:table-cell>
          <table:table-cell office:value-type="float" office:value="0.499" calcext:value-type="float">
            <text:p>0.499</text:p>
          </table:table-cell>
          <table:table-cell table:number-columns-repeated="6"/>
        </table:table-row>
        <table:table-row table:style-name="ro1">
          <table:table-cell office:value-type="date" office:date-value="2008-06-25" calcext:value-type="date">
            <text:p>2008-06-25</text:p>
          </table:table-cell>
          <table:table-cell office:value-type="float" office:value="3.89" calcext:value-type="float">
            <text:p>3.89</text:p>
          </table:table-cell>
          <table:table-cell office:value-type="float" office:value="17.321" calcext:value-type="float">
            <text:p>17.321</text:p>
          </table:table-cell>
          <table:table-cell office:value-type="float" office:value="63.08" calcext:value-type="float">
            <text:p>63.08</text:p>
          </table:table-cell>
          <table:table-cell office:value-type="float" office:value="1.346" calcext:value-type="float">
            <text:p>1.346</text:p>
          </table:table-cell>
          <table:table-cell table:number-columns-repeated="6"/>
        </table:table-row>
        <table:table-row table:style-name="ro1">
          <table:table-cell office:value-type="date" office:date-value="2008-06-26" calcext:value-type="date">
            <text:p>2008-06-26</text:p>
          </table:table-cell>
          <table:table-cell office:value-type="float" office:value="0.45" calcext:value-type="float">
            <text:p>0.45</text:p>
          </table:table-cell>
          <table:table-cell office:value-type="float" office:value="15.646" calcext:value-type="float">
            <text:p>15.646</text:p>
          </table:table-cell>
          <table:table-cell office:value-type="float" office:value="71.111" calcext:value-type="float">
            <text:p>71.111</text:p>
          </table:table-cell>
          <table:table-cell office:value-type="float" office:value="1.461" calcext:value-type="float">
            <text:p>1.461</text:p>
          </table:table-cell>
          <table:table-cell table:number-columns-repeated="6"/>
        </table:table-row>
        <table:table-row table:style-name="ro1">
          <table:table-cell office:value-type="date" office:date-value="2008-06-27" calcext:value-type="date">
            <text:p>2008-06-27</text:p>
          </table:table-cell>
          <table:table-cell office:value-type="float" office:value="0" calcext:value-type="float">
            <text:p>0</text:p>
          </table:table-cell>
          <table:table-cell office:value-type="float" office:value="18.708" calcext:value-type="float">
            <text:p>18.708</text:p>
          </table:table-cell>
          <table:table-cell office:value-type="float" office:value="63.411" calcext:value-type="float">
            <text:p>63.411</text:p>
          </table:table-cell>
          <table:table-cell office:value-type="float" office:value="0.662" calcext:value-type="float">
            <text:p>0.662</text:p>
          </table:table-cell>
          <table:table-cell table:number-columns-repeated="6"/>
        </table:table-row>
        <table:table-row table:style-name="ro1">
          <table:table-cell office:value-type="date" office:date-value="2008-06-28" calcext:value-type="date">
            <text:p>2008-06-28</text:p>
          </table:table-cell>
          <table:table-cell office:value-type="float" office:value="0.05" calcext:value-type="float">
            <text:p>0.05</text:p>
          </table:table-cell>
          <table:table-cell office:value-type="float" office:value="21.05" calcext:value-type="float">
            <text:p>21.05</text:p>
          </table:table-cell>
          <table:table-cell office:value-type="float" office:value="60.361" calcext:value-type="float">
            <text:p>60.361</text:p>
          </table:table-cell>
          <table:table-cell office:value-type="float" office:value="1.49" calcext:value-type="float">
            <text:p>1.49</text:p>
          </table:table-cell>
          <table:table-cell table:number-columns-repeated="6"/>
        </table:table-row>
        <table:table-row table:style-name="ro1">
          <table:table-cell office:value-type="date" office:date-value="2008-06-29" calcext:value-type="date">
            <text:p>2008-06-29</text:p>
          </table:table-cell>
          <table:table-cell office:value-type="float" office:value="0" calcext:value-type="float">
            <text:p>0</text:p>
          </table:table-cell>
          <table:table-cell office:value-type="float" office:value="20.915" calcext:value-type="float">
            <text:p>20.915</text:p>
          </table:table-cell>
          <table:table-cell office:value-type="float" office:value="46.885" calcext:value-type="float">
            <text:p>46.885</text:p>
          </table:table-cell>
          <table:table-cell office:value-type="float" office:value="1.944" calcext:value-type="float">
            <text:p>1.944</text:p>
          </table:table-cell>
          <table:table-cell table:number-columns-repeated="6"/>
        </table:table-row>
        <table:table-row table:style-name="ro1">
          <table:table-cell office:value-type="date" office:date-value="2008-06-30" calcext:value-type="date">
            <text:p>2008-06-30</text:p>
          </table:table-cell>
          <table:table-cell office:value-type="float" office:value="0" calcext:value-type="float">
            <text:p>0</text:p>
          </table:table-cell>
          <table:table-cell office:value-type="float" office:value="18.658" calcext:value-type="float">
            <text:p>18.658</text:p>
          </table:table-cell>
          <table:table-cell office:value-type="float" office:value="53.135" calcext:value-type="float">
            <text:p>53.135</text:p>
          </table:table-cell>
          <table:table-cell office:value-type="float" office:value="1.843" calcext:value-type="float">
            <text:p>1.843</text:p>
          </table:table-cell>
          <table:table-cell table:number-columns-repeated="6"/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0" calcext:value-type="float">
            <text:p>0</text:p>
          </table:table-cell>
          <table:table-cell office:value-type="float" office:value="16.915" calcext:value-type="float">
            <text:p>16.915</text:p>
          </table:table-cell>
          <table:table-cell office:value-type="float" office:value="67.424" calcext:value-type="float">
            <text:p>67.424</text:p>
          </table:table-cell>
          <table:table-cell office:value-type="float" office:value="0.812" calcext:value-type="float">
            <text:p>0.812</text:p>
          </table:table-cell>
          <table:table-cell table:number-columns-repeated="6"/>
        </table:table-row>
        <table:table-row table:style-name="ro1">
          <table:table-cell office:value-type="date" office:date-value="2008-07-02" calcext:value-type="date">
            <text:p>2008-07-02</text:p>
          </table:table-cell>
          <table:table-cell office:value-type="float" office:value="0" calcext:value-type="float">
            <text:p>0</text:p>
          </table:table-cell>
          <table:table-cell office:value-type="float" office:value="20.226" calcext:value-type="float">
            <text:p>20.226</text:p>
          </table:table-cell>
          <table:table-cell office:value-type="float" office:value="67.555" calcext:value-type="float">
            <text:p>67.555</text:p>
          </table:table-cell>
          <table:table-cell office:value-type="float" office:value="0.886" calcext:value-type="float">
            <text:p>0.886</text:p>
          </table:table-cell>
          <table:table-cell table:number-columns-repeated="6"/>
        </table:table-row>
        <table:table-row table:style-name="ro1">
          <table:table-cell office:value-type="date" office:date-value="2008-07-03" calcext:value-type="date">
            <text:p>2008-07-03</text:p>
          </table:table-cell>
          <table:table-cell office:value-type="float" office:value="0" calcext:value-type="float">
            <text:p>0</text:p>
          </table:table-cell>
          <table:table-cell office:value-type="float" office:value="23.437" calcext:value-type="float">
            <text:p>23.437</text:p>
          </table:table-cell>
          <table:table-cell office:value-type="float" office:value="61.716" calcext:value-type="float">
            <text:p>61.716</text:p>
          </table:table-cell>
          <table:table-cell office:value-type="float" office:value="0.594" calcext:value-type="float">
            <text:p>0.594</text:p>
          </table:table-cell>
          <table:table-cell table:number-columns-repeated="6"/>
        </table:table-row>
        <table:table-row table:style-name="ro1">
          <table:table-cell office:value-type="date" office:date-value="2008-07-04" calcext:value-type="date">
            <text:p>2008-07-04</text:p>
          </table:table-cell>
          <table:table-cell office:value-type="float" office:value="20.6" calcext:value-type="float">
            <text:p>20.6</text:p>
          </table:table-cell>
          <table:table-cell office:value-type="float" office:value="13.741" calcext:value-type="float">
            <text:p>13.741</text:p>
          </table:table-cell>
          <table:table-cell office:value-type="float" office:value="94.623" calcext:value-type="float">
            <text:p>94.623</text:p>
          </table:table-cell>
          <table:table-cell office:value-type="float" office:value="4.651" calcext:value-type="float">
            <text:p>4.651</text:p>
          </table:table-cell>
          <table:table-cell table:number-columns-repeated="6"/>
        </table:table-row>
        <table:table-row table:style-name="ro1">
          <table:table-cell office:value-type="date" office:date-value="2008-07-05" calcext:value-type="date">
            <text:p>2008-07-05</text:p>
          </table:table-cell>
          <table:table-cell office:value-type="float" office:value="1.48" calcext:value-type="float">
            <text:p>1.48</text:p>
          </table:table-cell>
          <table:table-cell office:value-type="float" office:value="17.035" calcext:value-type="float">
            <text:p>17.035</text:p>
          </table:table-cell>
          <table:table-cell office:value-type="float" office:value="71.332" calcext:value-type="float">
            <text:p>71.332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1">
          <table:table-cell office:value-type="date" office:date-value="2008-07-06" calcext:value-type="date">
            <text:p>2008-07-06</text:p>
          </table:table-cell>
          <table:table-cell office:value-type="float" office:value="0.73" calcext:value-type="float">
            <text:p>0.73</text:p>
          </table:table-cell>
          <table:table-cell office:value-type="float" office:value="16.465" calcext:value-type="float">
            <text:p>16.465</text:p>
          </table:table-cell>
          <table:table-cell office:value-type="float" office:value="76.743" calcext:value-type="float">
            <text:p>76.743</text:p>
          </table:table-cell>
          <table:table-cell office:value-type="float" office:value="1.446" calcext:value-type="float">
            <text:p>1.446</text:p>
          </table:table-cell>
          <table:table-cell table:number-columns-repeated="6"/>
        </table:table-row>
        <table:table-row table:style-name="ro1">
          <table:table-cell office:value-type="date" office:date-value="2008-07-07" calcext:value-type="date">
            <text:p>2008-07-07</text:p>
          </table:table-cell>
          <table:table-cell office:value-type="float" office:value="0.23" calcext:value-type="float">
            <text:p>0.23</text:p>
          </table:table-cell>
          <table:table-cell office:value-type="float" office:value="17.664" calcext:value-type="float">
            <text:p>17.664</text:p>
          </table:table-cell>
          <table:table-cell office:value-type="float" office:value="77.252" calcext:value-type="float">
            <text:p>77.252</text:p>
          </table:table-cell>
          <table:table-cell office:value-type="float" office:value="1.796" calcext:value-type="float">
            <text:p>1.796</text:p>
          </table:table-cell>
          <table:table-cell table:number-columns-repeated="6"/>
        </table:table-row>
        <table:table-row table:style-name="ro1">
          <table:table-cell office:value-type="date" office:date-value="2008-07-08" calcext:value-type="date">
            <text:p>2008-07-08</text:p>
          </table:table-cell>
          <table:table-cell office:value-type="float" office:value="2.21" calcext:value-type="float">
            <text:p>2.21</text:p>
          </table:table-cell>
          <table:table-cell office:value-type="float" office:value="17.21" calcext:value-type="float">
            <text:p>17.21</text:p>
          </table:table-cell>
          <table:table-cell office:value-type="float" office:value="80.295" calcext:value-type="float">
            <text:p>80.295</text:p>
          </table:table-cell>
          <table:table-cell office:value-type="float" office:value="0.558" calcext:value-type="float">
            <text:p>0.558</text:p>
          </table:table-cell>
          <table:table-cell table:number-columns-repeated="6"/>
        </table:table-row>
        <table:table-row table:style-name="ro1">
          <table:table-cell office:value-type="date" office:date-value="2008-07-09" calcext:value-type="date">
            <text:p>2008-07-09</text:p>
          </table:table-cell>
          <table:table-cell office:value-type="float" office:value="0.76" calcext:value-type="float">
            <text:p>0.76</text:p>
          </table:table-cell>
          <table:table-cell office:value-type="float" office:value="15.374" calcext:value-type="float">
            <text:p>15.374</text:p>
          </table:table-cell>
          <table:table-cell office:value-type="float" office:value="75.93" calcext:value-type="float">
            <text:p>75.93</text:p>
          </table:table-cell>
          <table:table-cell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office:value-type="date" office:date-value="2008-07-10" calcext:value-type="date">
            <text:p>2008-07-10</text:p>
          </table:table-cell>
          <table:table-cell office:value-type="float" office:value="0.92" calcext:value-type="float">
            <text:p>0.92</text:p>
          </table:table-cell>
          <table:table-cell office:value-type="float" office:value="16.566" calcext:value-type="float">
            <text:p>16.566</text:p>
          </table:table-cell>
          <table:table-cell office:value-type="float" office:value="63.485" calcext:value-type="float">
            <text:p>63.485</text:p>
          </table:table-cell>
          <table:table-cell office:value-type="float" office:value="1.285" calcext:value-type="float">
            <text:p>1.285</text:p>
          </table:table-cell>
          <table:table-cell table:number-columns-repeated="6"/>
        </table:table-row>
        <table:table-row table:style-name="ro1">
          <table:table-cell office:value-type="date" office:date-value="2008-07-11" calcext:value-type="date">
            <text:p>2008-07-11</text:p>
          </table:table-cell>
          <table:table-cell office:value-type="float" office:value="0.05" calcext:value-type="float">
            <text:p>0.05</text:p>
          </table:table-cell>
          <table:table-cell office:value-type="float" office:value="17.534" calcext:value-type="float">
            <text:p>17.534</text:p>
          </table:table-cell>
          <table:table-cell office:value-type="float" office:value="64.701" calcext:value-type="float">
            <text:p>64.701</text:p>
          </table:table-cell>
          <table:table-cell office:value-type="float" office:value="2.133" calcext:value-type="float">
            <text:p>2.133</text:p>
          </table:table-cell>
          <table:table-cell table:number-columns-repeated="6"/>
        </table:table-row>
        <table:table-row table:style-name="ro1">
          <table:table-cell office:value-type="date" office:date-value="2008-07-12" calcext:value-type="date">
            <text:p>2008-07-12</text:p>
          </table:table-cell>
          <table:table-cell office:value-type="float" office:value="0.89" calcext:value-type="float">
            <text:p>0.89</text:p>
          </table:table-cell>
          <table:table-cell office:value-type="float" office:value="18.071" calcext:value-type="float">
            <text:p>18.071</text:p>
          </table:table-cell>
          <table:table-cell office:value-type="float" office:value="74.482" calcext:value-type="float">
            <text:p>74.482</text:p>
          </table:table-cell>
          <table:table-cell office:value-type="float" office:value="0.96" calcext:value-type="float">
            <text:p>0.96</text:p>
          </table:table-cell>
          <table:table-cell table:number-columns-repeated="6"/>
        </table:table-row>
        <table:table-row table:style-name="ro1">
          <table:table-cell office:value-type="date" office:date-value="2008-07-13" calcext:value-type="date">
            <text:p>2008-07-13</text:p>
          </table:table-cell>
          <table:table-cell office:value-type="float" office:value="7.11" calcext:value-type="float">
            <text:p>7.11</text:p>
          </table:table-cell>
          <table:table-cell office:value-type="float" office:value="16.302" calcext:value-type="float">
            <text:p>16.302</text:p>
          </table:table-cell>
          <table:table-cell office:value-type="float" office:value="83.958" calcext:value-type="float">
            <text:p>83.958</text:p>
          </table:table-cell>
          <table:table-cell office:value-type="float" office:value="1.502" calcext:value-type="float">
            <text:p>1.502</text:p>
          </table:table-cell>
          <table:table-cell table:number-columns-repeated="6"/>
        </table:table-row>
        <table:table-row table:style-name="ro1">
          <table:table-cell office:value-type="date" office:date-value="2008-07-14" calcext:value-type="date">
            <text:p>2008-07-14</text:p>
          </table:table-cell>
          <table:table-cell office:value-type="float" office:value="0.51" calcext:value-type="float">
            <text:p>0.51</text:p>
          </table:table-cell>
          <table:table-cell office:value-type="float" office:value="16.309" calcext:value-type="float">
            <text:p>16.309</text:p>
          </table:table-cell>
          <table:table-cell office:value-type="float" office:value="73.131" calcext:value-type="float">
            <text:p>73.131</text:p>
          </table:table-cell>
          <table:table-cell office:value-type="float" office:value="0.974" calcext:value-type="float">
            <text:p>0.974</text:p>
          </table:table-cell>
          <table:table-cell table:number-columns-repeated="6"/>
        </table:table-row>
        <table:table-row table:style-name="ro1">
          <table:table-cell office:value-type="date" office:date-value="2008-07-15" calcext:value-type="date">
            <text:p>2008-07-15</text:p>
          </table:table-cell>
          <table:table-cell office:value-type="float" office:value="1.34" calcext:value-type="float">
            <text:p>1.34</text:p>
          </table:table-cell>
          <table:table-cell office:value-type="float" office:value="15.111" calcext:value-type="float">
            <text:p>15.111</text:p>
          </table:table-cell>
          <table:table-cell office:value-type="float" office:value="84.855" calcext:value-type="float">
            <text:p>84.855</text:p>
          </table:table-cell>
          <table:table-cell office:value-type="float" office:value="0.755" calcext:value-type="float">
            <text:p>0.755</text:p>
          </table:table-cell>
          <table:table-cell table:number-columns-repeated="6"/>
        </table:table-row>
        <table:table-row table:style-name="ro1">
          <table:table-cell office:value-type="date" office:date-value="2008-07-16" calcext:value-type="date">
            <text:p>2008-07-16</text:p>
          </table:table-cell>
          <table:table-cell office:value-type="float" office:value="0.51" calcext:value-type="float">
            <text:p>0.51</text:p>
          </table:table-cell>
          <table:table-cell office:value-type="float" office:value="17.66" calcext:value-type="float">
            <text:p>17.66</text:p>
          </table:table-cell>
          <table:table-cell office:value-type="float" office:value="68.658" calcext:value-type="float">
            <text:p>68.658</text:p>
          </table:table-cell>
          <table:table-cell office:value-type="float" office:value="0.452" calcext:value-type="float">
            <text:p>0.452</text:p>
          </table:table-cell>
          <table:table-cell table:number-columns-repeated="6"/>
        </table:table-row>
        <table:table-row table:style-name="ro1">
          <table:table-cell office:value-type="date" office:date-value="2008-07-17" calcext:value-type="date">
            <text:p>2008-07-17</text:p>
          </table:table-cell>
          <table:table-cell office:value-type="float" office:value="0" calcext:value-type="float">
            <text:p>0</text:p>
          </table:table-cell>
          <table:table-cell office:value-type="float" office:value="18.925" calcext:value-type="float">
            <text:p>18.925</text:p>
          </table:table-cell>
          <table:table-cell office:value-type="float" office:value="66.735" calcext:value-type="float">
            <text:p>66.7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08-07-18" calcext:value-type="date">
            <text:p>2008-07-18</text:p>
          </table:table-cell>
          <table:table-cell office:value-type="float" office:value="0" calcext:value-type="float">
            <text:p>0</text:p>
          </table:table-cell>
          <table:table-cell office:value-type="float" office:value="19.837" calcext:value-type="float">
            <text:p>19.837</text:p>
          </table:table-cell>
          <table:table-cell office:value-type="float" office:value="70.506" calcext:value-type="float">
            <text:p>70.506</text:p>
          </table:table-cell>
          <table:table-cell office:value-type="float" office:value="0.383" calcext:value-type="float">
            <text:p>0.383</text:p>
          </table:table-cell>
          <table:table-cell table:number-columns-repeated="6"/>
        </table:table-row>
        <table:table-row table:style-name="ro1">
          <table:table-cell office:value-type="date" office:date-value="2008-07-19" calcext:value-type="date">
            <text:p>2008-07-19</text:p>
          </table:table-cell>
          <table:table-cell office:value-type="float" office:value="0.03" calcext:value-type="float">
            <text:p>0.03</text:p>
          </table:table-cell>
          <table:table-cell office:value-type="float" office:value="21.236" calcext:value-type="float">
            <text:p>21.236</text:p>
          </table:table-cell>
          <table:table-cell office:value-type="float" office:value="63.716" calcext:value-type="float">
            <text:p>63.716</text:p>
          </table:table-cell>
          <table:table-cell office:value-type="float" office:value="1.329" calcext:value-type="float">
            <text:p>1.329</text:p>
          </table:table-cell>
          <table:table-cell table:number-columns-repeated="6"/>
        </table:table-row>
        <table:table-row table:style-name="ro1">
          <table:table-cell office:value-type="date" office:date-value="2008-07-20" calcext:value-type="date">
            <text:p>2008-07-20</text:p>
          </table:table-cell>
          <table:table-cell office:value-type="float" office:value="0" calcext:value-type="float">
            <text:p>0</text:p>
          </table:table-cell>
          <table:table-cell office:value-type="float" office:value="20.279" calcext:value-type="float">
            <text:p>20.279</text:p>
          </table:table-cell>
          <table:table-cell office:value-type="float" office:value="59.676" calcext:value-type="float">
            <text:p>59.676</text:p>
          </table:table-cell>
          <table:table-cell office:value-type="float" office:value="1.972" calcext:value-type="float">
            <text:p>1.972</text:p>
          </table:table-cell>
          <table:table-cell table:number-columns-repeated="6"/>
        </table:table-row>
        <table:table-row table:style-name="ro1">
          <table:table-cell office:value-type="date" office:date-value="2008-07-21" calcext:value-type="date">
            <text:p>2008-07-21</text:p>
          </table:table-cell>
          <table:table-cell office:value-type="float" office:value="1.75" calcext:value-type="float">
            <text:p>1.75</text:p>
          </table:table-cell>
          <table:table-cell office:value-type="float" office:value="19.567" calcext:value-type="float">
            <text:p>19.567</text:p>
          </table:table-cell>
          <table:table-cell office:value-type="float" office:value="63.435" calcext:value-type="float">
            <text:p>63.435</text:p>
          </table:table-cell>
          <table:table-cell office:value-type="float" office:value="2.056" calcext:value-type="float">
            <text:p>2.056</text:p>
          </table:table-cell>
          <table:table-cell table:number-columns-repeated="6"/>
        </table:table-row>
        <table:table-row table:style-name="ro1">
          <table:table-cell office:value-type="date" office:date-value="2008-07-22" calcext:value-type="date">
            <text:p>2008-07-22</text:p>
          </table:table-cell>
          <table:table-cell office:value-type="float" office:value="0.05" calcext:value-type="float">
            <text:p>0.05</text:p>
          </table:table-cell>
          <table:table-cell office:value-type="float" office:value="17.067" calcext:value-type="float">
            <text:p>17.067</text:p>
          </table:table-cell>
          <table:table-cell office:value-type="float" office:value="59.896" calcext:value-type="float">
            <text:p>59.896</text:p>
          </table:table-cell>
          <table:table-cell office:value-type="float" office:value="1.31" calcext:value-type="float">
            <text:p>1.31</text:p>
          </table:table-cell>
          <table:table-cell table:number-columns-repeated="6"/>
        </table:table-row>
        <table:table-row table:style-name="ro1">
          <table:table-cell office:value-type="date" office:date-value="2008-07-23" calcext:value-type="date">
            <text:p>2008-07-23</text:p>
          </table:table-cell>
          <table:table-cell office:value-type="float" office:value="0" calcext:value-type="float">
            <text:p>0</text:p>
          </table:table-cell>
          <table:table-cell office:value-type="float" office:value="18.304" calcext:value-type="float">
            <text:p>18.304</text:p>
          </table:table-cell>
          <table:table-cell office:value-type="float" office:value="59.356" calcext:value-type="float">
            <text:p>59.356</text:p>
          </table:table-cell>
          <table:table-cell office:value-type="float" office:value="0.36" calcext:value-type="float">
            <text:p>0.36</text:p>
          </table:table-cell>
          <table:table-cell table:number-columns-repeated="6"/>
        </table:table-row>
        <table:table-row table:style-name="ro1">
          <table:table-cell office:value-type="date" office:date-value="2008-07-24" calcext:value-type="date">
            <text:p>2008-07-24</text:p>
          </table:table-cell>
          <table:table-cell office:value-type="float" office:value="0" calcext:value-type="float">
            <text:p>0</text:p>
          </table:table-cell>
          <table:table-cell office:value-type="float" office:value="17.891" calcext:value-type="float">
            <text:p>17.891</text:p>
          </table:table-cell>
          <table:table-cell office:value-type="float" office:value="64.622" calcext:value-type="float">
            <text:p>64.622</text:p>
          </table:table-cell>
          <table:table-cell office:value-type="float" office:value="0.34" calcext:value-type="float">
            <text:p>0.34</text:p>
          </table:table-cell>
          <table:table-cell table:number-columns-repeated="6"/>
        </table:table-row>
        <table:table-row table:style-name="ro1">
          <table:table-cell office:value-type="date" office:date-value="2008-07-25" calcext:value-type="date">
            <text:p>2008-07-25</text:p>
          </table:table-cell>
          <table:table-cell office:value-type="float" office:value="0" calcext:value-type="float">
            <text:p>0</text:p>
          </table:table-cell>
          <table:table-cell office:value-type="float" office:value="19.672" calcext:value-type="float">
            <text:p>19.672</text:p>
          </table:table-cell>
          <table:table-cell office:value-type="float" office:value="59.436" calcext:value-type="float">
            <text:p>59.4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08-07-26" calcext:value-type="date">
            <text:p>2008-07-26</text:p>
          </table:table-cell>
          <table:table-cell office:value-type="float" office:value="0" calcext:value-type="float">
            <text:p>0</text:p>
          </table:table-cell>
          <table:table-cell office:value-type="float" office:value="21.592" calcext:value-type="float">
            <text:p>21.592</text:p>
          </table:table-cell>
          <table:table-cell office:value-type="float" office:value="56.26" calcext:value-type="float">
            <text:p>56.26</text:p>
          </table:table-cell>
          <table:table-cell office:value-type="float" office:value="1.424" calcext:value-type="float">
            <text:p>1.424</text:p>
          </table:table-cell>
          <table:table-cell table:number-columns-repeated="6"/>
        </table:table-row>
        <table:table-row table:style-name="ro1">
          <table:table-cell office:value-type="date" office:date-value="2008-07-27" calcext:value-type="date">
            <text:p>2008-07-27</text:p>
          </table:table-cell>
          <table:table-cell office:value-type="float" office:value="0.15" calcext:value-type="float">
            <text:p>0.15</text:p>
          </table:table-cell>
          <table:table-cell office:value-type="float" office:value="20.036" calcext:value-type="float">
            <text:p>20.036</text:p>
          </table:table-cell>
          <table:table-cell office:value-type="float" office:value="73.687" calcext:value-type="float">
            <text:p>73.687</text:p>
          </table:table-cell>
          <table:table-cell office:value-type="float" office:value="0.386" calcext:value-type="float">
            <text:p>0.386</text:p>
          </table:table-cell>
          <table:table-cell table:number-columns-repeated="6"/>
        </table:table-row>
        <table:table-row table:style-name="ro1">
          <table:table-cell office:value-type="date" office:date-value="2008-07-28" calcext:value-type="date">
            <text:p>2008-07-28</text:p>
          </table:table-cell>
          <table:table-cell office:value-type="float" office:value="0.18" calcext:value-type="float">
            <text:p>0.18</text:p>
          </table:table-cell>
          <table:table-cell office:value-type="float" office:value="19.662" calcext:value-type="float">
            <text:p>19.662</text:p>
          </table:table-cell>
          <table:table-cell office:value-type="float" office:value="65.735" calcext:value-type="float">
            <text:p>65.735</text:p>
          </table:table-cell>
          <table:table-cell office:value-type="float" office:value="1.812" calcext:value-type="float">
            <text:p>1.812</text:p>
          </table:table-cell>
          <table:table-cell table:number-columns-repeated="6"/>
        </table:table-row>
        <table:table-row table:style-name="ro1">
          <table:table-cell office:value-type="date" office:date-value="2008-07-29" calcext:value-type="date">
            <text:p>2008-07-29</text:p>
          </table:table-cell>
          <table:table-cell office:value-type="float" office:value="0" calcext:value-type="float">
            <text:p>0</text:p>
          </table:table-cell>
          <table:table-cell office:value-type="float" office:value="18.096" calcext:value-type="float">
            <text:p>18.096</text:p>
          </table:table-cell>
          <table:table-cell office:value-type="float" office:value="69.58" calcext:value-type="float">
            <text:p>69.58</text:p>
          </table:table-cell>
          <table:table-cell office:value-type="float" office:value="0.891" calcext:value-type="float">
            <text:p>0.891</text:p>
          </table:table-cell>
          <table:table-cell table:number-columns-repeated="6"/>
        </table:table-row>
        <table:table-row table:style-name="ro1">
          <table:table-cell office:value-type="date" office:date-value="2008-07-30" calcext:value-type="date">
            <text:p>2008-07-30</text:p>
          </table:table-cell>
          <table:table-cell office:value-type="float" office:value="1.12" calcext:value-type="float">
            <text:p>1.12</text:p>
          </table:table-cell>
          <table:table-cell office:value-type="float" office:value="16.134" calcext:value-type="float">
            <text:p>16.134</text:p>
          </table:table-cell>
          <table:table-cell office:value-type="float" office:value="91.2" calcext:value-type="float">
            <text:p>91.2</text:p>
          </table:table-cell>
          <table:table-cell office:value-type="float" office:value="0.217" calcext:value-type="float">
            <text:p>0.217</text:p>
          </table:table-cell>
          <table:table-cell table:number-columns-repeated="6"/>
        </table:table-row>
        <table:table-row table:style-name="ro1">
          <table:table-cell office:value-type="date" office:date-value="2008-07-31" calcext:value-type="date">
            <text:p>2008-07-31</text:p>
          </table:table-cell>
          <table:table-cell office:value-type="float" office:value="14.91" calcext:value-type="float">
            <text:p>14.91</text:p>
          </table:table-cell>
          <table:table-cell office:value-type="float" office:value="15.921" calcext:value-type="float">
            <text:p>15.921</text:p>
          </table:table-cell>
          <table:table-cell office:value-type="float" office:value="90.92" calcext:value-type="float">
            <text:p>90.92</text:p>
          </table:table-cell>
          <table:table-cell office:value-type="float" office:value="1.641" calcext:value-type="float">
            <text:p>1.641</text:p>
          </table:table-cell>
          <table:table-cell table:number-columns-repeated="6"/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.54" calcext:value-type="float">
            <text:p>2.54</text:p>
          </table:table-cell>
          <table:table-cell office:value-type="float" office:value="15.88" calcext:value-type="float">
            <text:p>15.88</text:p>
          </table:table-cell>
          <table:table-cell office:value-type="float" office:value="91.431" calcext:value-type="float">
            <text:p>91.431</text:p>
          </table:table-cell>
          <table:table-cell office:value-type="float" office:value="1.152" calcext:value-type="float">
            <text:p>1.152</text:p>
          </table:table-cell>
          <table:table-cell table:number-columns-repeated="6"/>
        </table:table-row>
        <table:table-row table:style-name="ro1">
          <table:table-cell office:value-type="date" office:date-value="2008-08-02" calcext:value-type="date">
            <text:p>2008-08-02</text:p>
          </table:table-cell>
          <table:table-cell office:value-type="float" office:value="2.28" calcext:value-type="float">
            <text:p>2.28</text:p>
          </table:table-cell>
          <table:table-cell office:value-type="float" office:value="13.054" calcext:value-type="float">
            <text:p>13.054</text:p>
          </table:table-cell>
          <table:table-cell office:value-type="float" office:value="91.408" calcext:value-type="float">
            <text:p>91.408</text:p>
          </table:table-cell>
          <table:table-cell office:value-type="float" office:value="3.141" calcext:value-type="float">
            <text:p>3.141</text:p>
          </table:table-cell>
          <table:table-cell table:number-columns-repeated="6"/>
        </table:table-row>
        <table:table-row table:style-name="ro1">
          <table:table-cell office:value-type="date" office:date-value="2008-08-03" calcext:value-type="date">
            <text:p>2008-08-03</text:p>
          </table:table-cell>
          <table:table-cell office:value-type="float" office:value="0.11" calcext:value-type="float">
            <text:p>0.11</text:p>
          </table:table-cell>
          <table:table-cell office:value-type="float" office:value="16.006" calcext:value-type="float">
            <text:p>16.006</text:p>
          </table:table-cell>
          <table:table-cell office:value-type="float" office:value="80.592" calcext:value-type="float">
            <text:p>80.592</text:p>
          </table:table-cell>
          <table:table-cell office:value-type="float" office:value="1.873" calcext:value-type="float">
            <text:p>1.873</text:p>
          </table:table-cell>
          <table:table-cell table:number-columns-repeated="6"/>
        </table:table-row>
        <table:table-row table:style-name="ro1">
          <table:table-cell office:value-type="date" office:date-value="2008-08-04" calcext:value-type="date">
            <text:p>2008-08-04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79.135" calcext:value-type="float">
            <text:p>79.135</text:p>
          </table:table-cell>
          <table:table-cell office:value-type="float" office:value="0.582" calcext:value-type="float">
            <text:p>0.582</text:p>
          </table:table-cell>
          <table:table-cell table:number-columns-repeated="6"/>
        </table:table-row>
        <table:table-row table:style-name="ro1">
          <table:table-cell office:value-type="date" office:date-value="2008-08-05" calcext:value-type="date">
            <text:p>2008-08-05</text:p>
          </table:table-cell>
          <table:table-cell office:value-type="float" office:value="0" calcext:value-type="float">
            <text:p>0</text:p>
          </table:table-cell>
          <table:table-cell office:value-type="float" office:value="19.127" calcext:value-type="float">
            <text:p>19.127</text:p>
          </table:table-cell>
          <table:table-cell office:value-type="float" office:value="74.609" calcext:value-type="float">
            <text:p>74.609</text:p>
          </table:table-cell>
          <table:table-cell office:value-type="float" office:value="0.22" calcext:value-type="float">
            <text:p>0.22</text:p>
          </table:table-cell>
          <table:table-cell table:number-columns-repeated="6"/>
        </table:table-row>
        <table:table-row table:style-name="ro1">
          <table:table-cell office:value-type="date" office:date-value="2008-08-06" calcext:value-type="date">
            <text:p>2008-08-06</text:p>
          </table:table-cell>
          <table:table-cell office:value-type="float" office:value="0.05" calcext:value-type="float">
            <text:p>0.05</text:p>
          </table:table-cell>
          <table:table-cell office:value-type="float" office:value="22.292" calcext:value-type="float">
            <text:p>22.292</text:p>
          </table:table-cell>
          <table:table-cell office:value-type="float" office:value="70.462" calcext:value-type="float">
            <text:p>70.462</text:p>
          </table:table-cell>
          <table:table-cell office:value-type="float" office:value="0.503" calcext:value-type="float">
            <text:p>0.503</text:p>
          </table:table-cell>
          <table:table-cell table:number-columns-repeated="6"/>
        </table:table-row>
        <table:table-row table:style-name="ro1">
          <table:table-cell office:value-type="date" office:date-value="2008-08-07" calcext:value-type="date">
            <text:p>2008-08-07</text:p>
          </table:table-cell>
          <table:table-cell office:value-type="float" office:value="0" calcext:value-type="float">
            <text:p>0</text:p>
          </table:table-cell>
          <table:table-cell office:value-type="float" office:value="23.56" calcext:value-type="float">
            <text:p>23.56</text:p>
          </table:table-cell>
          <table:table-cell office:value-type="float" office:value="63.917" calcext:value-type="float">
            <text:p>63.917</text:p>
          </table:table-cell>
          <table:table-cell office:value-type="float" office:value="0.597" calcext:value-type="float">
            <text:p>0.597</text:p>
          </table:table-cell>
          <table:table-cell table:number-columns-repeated="6"/>
        </table:table-row>
        <table:table-row table:style-name="ro1">
          <table:table-cell office:value-type="date" office:date-value="2008-08-08" calcext:value-type="date">
            <text:p>2008-08-08</text:p>
          </table:table-cell>
          <table:table-cell office:value-type="float" office:value="0" calcext:value-type="float">
            <text:p>0</text:p>
          </table:table-cell>
          <table:table-cell office:value-type="float" office:value="24.656" calcext:value-type="float">
            <text:p>24.656</text:p>
          </table:table-cell>
          <table:table-cell office:value-type="float" office:value="63.037" calcext:value-type="float">
            <text:p>63.037</text:p>
          </table:table-cell>
          <table:table-cell office:value-type="float" office:value="0.405" calcext:value-type="float">
            <text:p>0.405</text:p>
          </table:table-cell>
          <table:table-cell table:number-columns-repeated="6"/>
        </table:table-row>
        <table:table-row table:style-name="ro1">
          <table:table-cell office:value-type="date" office:date-value="2008-08-09" calcext:value-type="date">
            <text:p>2008-08-09</text:p>
          </table:table-cell>
          <table:table-cell office:value-type="float" office:value="0" calcext:value-type="float">
            <text:p>0</text:p>
          </table:table-cell>
          <table:table-cell office:value-type="float" office:value="23.473" calcext:value-type="float">
            <text:p>23.473</text:p>
          </table:table-cell>
          <table:table-cell office:value-type="float" office:value="70.781" calcext:value-type="float">
            <text:p>70.781</text:p>
          </table:table-cell>
          <table:table-cell office:value-type="float" office:value="1.033" calcext:value-type="float">
            <text:p>1.033</text:p>
          </table:table-cell>
          <table:table-cell table:number-columns-repeated="6"/>
        </table:table-row>
        <table:table-row table:style-name="ro1">
          <table:table-cell office:value-type="date" office:date-value="2008-08-10" calcext:value-type="date">
            <text:p>2008-08-10</text:p>
          </table:table-cell>
          <table:table-cell office:value-type="float" office:value="0.1" calcext:value-type="float">
            <text:p>0.1</text:p>
          </table:table-cell>
          <table:table-cell office:value-type="float" office:value="21.736" calcext:value-type="float">
            <text:p>21.736</text:p>
          </table:table-cell>
          <table:table-cell office:value-type="float" office:value="75.421" calcext:value-type="float">
            <text:p>75.421</text:p>
          </table:table-cell>
          <table:table-cell office:value-type="float" office:value="1.857" calcext:value-type="float">
            <text:p>1.857</text:p>
          </table:table-cell>
          <table:table-cell table:number-columns-repeated="6"/>
        </table:table-row>
        <table:table-row table:style-name="ro1">
          <table:table-cell office:value-type="date" office:date-value="2008-08-11" calcext:value-type="date">
            <text:p>2008-08-11</text:p>
          </table:table-cell>
          <table:table-cell office:value-type="float" office:value="0.05" calcext:value-type="float">
            <text:p>0.05</text:p>
          </table:table-cell>
          <table:table-cell office:value-type="float" office:value="16.925" calcext:value-type="float">
            <text:p>16.925</text:p>
          </table:table-cell>
          <table:table-cell office:value-type="float" office:value="69.89" calcext:value-type="float">
            <text:p>69.89</text:p>
          </table:table-cell>
          <table:table-cell office:value-type="float" office:value="1.59" calcext:value-type="float">
            <text:p>1.59</text:p>
          </table:table-cell>
          <table:table-cell table:number-columns-repeated="6"/>
        </table:table-row>
        <table:table-row table:style-name="ro1">
          <table:table-cell office:value-type="date" office:date-value="2008-08-12" calcext:value-type="date">
            <text:p>2008-08-12</text:p>
          </table:table-cell>
          <table:table-cell office:value-type="float" office:value="0.02" calcext:value-type="float">
            <text:p>0.02</text:p>
          </table:table-cell>
          <table:table-cell office:value-type="float" office:value="15.63" calcext:value-type="float">
            <text:p>15.63</text:p>
          </table:table-cell>
          <table:table-cell office:value-type="float" office:value="79.808" calcext:value-type="float">
            <text:p>79.808</text:p>
          </table:table-cell>
          <table:table-cell office:value-type="float" office:value="0.701" calcext:value-type="float">
            <text:p>0.701</text:p>
          </table:table-cell>
          <table:table-cell table:number-columns-repeated="6"/>
        </table:table-row>
        <table:table-row table:style-name="ro1">
          <table:table-cell office:value-type="date" office:date-value="2008-08-13" calcext:value-type="date">
            <text:p>2008-08-13</text:p>
          </table:table-cell>
          <table:table-cell office:value-type="float" office:value="0" calcext:value-type="float">
            <text:p>0</text:p>
          </table:table-cell>
          <table:table-cell office:value-type="float" office:value="17.447" calcext:value-type="float">
            <text:p>17.447</text:p>
          </table:table-cell>
          <table:table-cell office:value-type="float" office:value="77.934" calcext:value-type="float">
            <text:p>77.934</text:p>
          </table:table-cell>
          <table:table-cell office:value-type="float" office:value="0.328" calcext:value-type="float">
            <text:p>0.328</text:p>
          </table:table-cell>
          <table:table-cell table:number-columns-repeated="6"/>
        </table:table-row>
        <table:table-row table:style-name="ro1">
          <table:table-cell office:value-type="date" office:date-value="2008-08-14" calcext:value-type="date">
            <text:p>2008-08-14</text:p>
          </table:table-cell>
          <table:table-cell office:value-type="float" office:value="0.03" calcext:value-type="float">
            <text:p>0.03</text:p>
          </table:table-cell>
          <table:table-cell office:value-type="float" office:value="19.868" calcext:value-type="float">
            <text:p>19.868</text:p>
          </table:table-cell>
          <table:table-cell office:value-type="float" office:value="69.827" calcext:value-type="float">
            <text:p>69.827</text:p>
          </table:table-cell>
          <table:table-cell office:value-type="float" office:value="0.768" calcext:value-type="float">
            <text:p>0.768</text:p>
          </table:table-cell>
          <table:table-cell table:number-columns-repeated="6"/>
        </table:table-row>
        <table:table-row table:style-name="ro1">
          <table:table-cell office:value-type="date" office:date-value="2008-08-15" calcext:value-type="date">
            <text:p>2008-08-15</text:p>
          </table:table-cell>
          <table:table-cell office:value-type="float" office:value="0" calcext:value-type="float">
            <text:p>0</text:p>
          </table:table-cell>
          <table:table-cell office:value-type="float" office:value="22.062" calcext:value-type="float">
            <text:p>22.062</text:p>
          </table:table-cell>
          <table:table-cell office:value-type="float" office:value="67.647" calcext:value-type="float">
            <text:p>67.647</text:p>
          </table:table-cell>
          <table:table-cell office:value-type="float" office:value="0.37" calcext:value-type="float">
            <text:p>0.37</text:p>
          </table:table-cell>
          <table:table-cell table:number-columns-repeated="6"/>
        </table:table-row>
        <table:table-row table:style-name="ro1">
          <table:table-cell office:value-type="date" office:date-value="2008-08-16" calcext:value-type="date">
            <text:p>2008-08-16</text:p>
          </table:table-cell>
          <table:table-cell office:value-type="float" office:value="3.71" calcext:value-type="float">
            <text:p>3.71</text:p>
          </table:table-cell>
          <table:table-cell office:value-type="float" office:value="20.333" calcext:value-type="float">
            <text:p>20.333</text:p>
          </table:table-cell>
          <table:table-cell office:value-type="float" office:value="73.377" calcext:value-type="float">
            <text:p>73.377</text:p>
          </table:table-cell>
          <table:table-cell office:value-type="float" office:value="1.531" calcext:value-type="float">
            <text:p>1.531</text:p>
          </table:table-cell>
          <table:table-cell table:number-columns-repeated="6"/>
        </table:table-row>
        <table:table-row table:style-name="ro1">
          <table:table-cell office:value-type="date" office:date-value="2008-08-17" calcext:value-type="date">
            <text:p>2008-08-17</text:p>
          </table:table-cell>
          <table:table-cell office:value-type="float" office:value="0.07" calcext:value-type="float">
            <text:p>0.07</text:p>
          </table:table-cell>
          <table:table-cell office:value-type="float" office:value="20.137" calcext:value-type="float">
            <text:p>20.137</text:p>
          </table:table-cell>
          <table:table-cell office:value-type="float" office:value="76.555" calcext:value-type="float">
            <text:p>76.555</text:p>
          </table:table-cell>
          <table:table-cell office:value-type="float" office:value="1.727" calcext:value-type="float">
            <text:p>1.727</text:p>
          </table:table-cell>
          <table:table-cell table:number-columns-repeated="6"/>
        </table:table-row>
        <table:table-row table:style-name="ro1">
          <table:table-cell office:value-type="date" office:date-value="2008-08-18" calcext:value-type="date">
            <text:p>2008-08-18</text:p>
          </table:table-cell>
          <table:table-cell office:value-type="float" office:value="0" calcext:value-type="float">
            <text:p>0</text:p>
          </table:table-cell>
          <table:table-cell office:value-type="float" office:value="23.216" calcext:value-type="float">
            <text:p>23.216</text:p>
          </table:table-cell>
          <table:table-cell office:value-type="float" office:value="67.682" calcext:value-type="float">
            <text:p>67.682</text:p>
          </table:table-cell>
          <table:table-cell office:value-type="float" office:value="0.812" calcext:value-type="float">
            <text:p>0.812</text:p>
          </table:table-cell>
          <table:table-cell table:number-columns-repeated="6"/>
        </table:table-row>
        <table:table-row table:style-name="ro1">
          <table:table-cell office:value-type="date" office:date-value="2008-08-19" calcext:value-type="date">
            <text:p>2008-08-19</text:p>
          </table:table-cell>
          <table:table-cell office:value-type="float" office:value="0" calcext:value-type="float">
            <text:p>0</text:p>
          </table:table-cell>
          <table:table-cell office:value-type="float" office:value="16.066" calcext:value-type="float">
            <text:p>16.066</text:p>
          </table:table-cell>
          <table:table-cell office:value-type="float" office:value="68.862" calcext:value-type="float">
            <text:p>68.862</text:p>
          </table:table-cell>
          <table:table-cell office:value-type="float" office:value="1.763" calcext:value-type="float">
            <text:p>1.763</text:p>
          </table:table-cell>
          <table:table-cell table:number-columns-repeated="6"/>
        </table:table-row>
        <table:table-row table:style-name="ro1">
          <table:table-cell office:value-type="date" office:date-value="2008-08-20" calcext:value-type="date">
            <text:p>2008-08-20</text:p>
          </table:table-cell>
          <table:table-cell office:value-type="float" office:value="0.54" calcext:value-type="float">
            <text:p>0.54</text:p>
          </table:table-cell>
          <table:table-cell office:value-type="float" office:value="10.756" calcext:value-type="float">
            <text:p>10.756</text:p>
          </table:table-cell>
          <table:table-cell office:value-type="float" office:value="88.083" calcext:value-type="float">
            <text:p>88.083</text:p>
          </table:table-cell>
          <table:table-cell office:value-type="float" office:value="0.428" calcext:value-type="float">
            <text:p>0.428</text:p>
          </table:table-cell>
          <table:table-cell table:number-columns-repeated="6"/>
        </table:table-row>
        <table:table-row table:style-name="ro1">
          <table:table-cell office:value-type="date" office:date-value="2008-08-21" calcext:value-type="date">
            <text:p>2008-08-21</text:p>
          </table:table-cell>
          <table:table-cell office:value-type="float" office:value="0.3" calcext:value-type="float">
            <text:p>0.3</text:p>
          </table:table-cell>
          <table:table-cell office:value-type="float" office:value="10.269" calcext:value-type="float">
            <text:p>10.269</text:p>
          </table:table-cell>
          <table:table-cell office:value-type="float" office:value="80.553" calcext:value-type="float">
            <text:p>80.553</text:p>
          </table:table-cell>
          <table:table-cell office:value-type="float" office:value="0.229" calcext:value-type="float">
            <text:p>0.229</text:p>
          </table:table-cell>
          <table:table-cell table:number-columns-repeated="6"/>
        </table:table-row>
        <table:table-row table:style-name="ro1">
          <table:table-cell office:value-type="date" office:date-value="2008-08-22" calcext:value-type="date">
            <text:p>2008-08-22</text:p>
          </table:table-cell>
          <table:table-cell office:value-type="float" office:value="0.28" calcext:value-type="float">
            <text:p>0.28</text:p>
          </table:table-cell>
          <table:table-cell office:value-type="float" office:value="12.873" calcext:value-type="float">
            <text:p>12.873</text:p>
          </table:table-cell>
          <table:table-cell office:value-type="float" office:value="75.562" calcext:value-type="float">
            <text:p>75.562</text:p>
          </table:table-cell>
          <table:table-cell office:value-type="float" office:value="0.977" calcext:value-type="float">
            <text:p>0.977</text:p>
          </table:table-cell>
          <table:table-cell table:number-columns-repeated="6"/>
        </table:table-row>
        <table:table-row table:style-name="ro1">
          <table:table-cell office:value-type="date" office:date-value="2008-08-23" calcext:value-type="date">
            <text:p>2008-08-23</text:p>
          </table:table-cell>
          <table:table-cell office:value-type="float" office:value="0.18" calcext:value-type="float">
            <text:p>0.18</text:p>
          </table:table-cell>
          <table:table-cell office:value-type="float" office:value="17.099" calcext:value-type="float">
            <text:p>17.099</text:p>
          </table:table-cell>
          <table:table-cell office:value-type="float" office:value="67.581" calcext:value-type="float">
            <text:p>67.581</text:p>
          </table:table-cell>
          <table:table-cell office:value-type="float" office:value="0.46" calcext:value-type="float">
            <text:p>0.46</text:p>
          </table:table-cell>
          <table:table-cell table:number-columns-repeated="6"/>
        </table:table-row>
        <table:table-row table:style-name="ro1">
          <table:table-cell office:value-type="date" office:date-value="2008-08-24" calcext:value-type="date">
            <text:p>2008-08-24</text:p>
          </table:table-cell>
          <table:table-cell office:value-type="float" office:value="0" calcext:value-type="float">
            <text:p>0</text:p>
          </table:table-cell>
          <table:table-cell office:value-type="float" office:value="18.77" calcext:value-type="float">
            <text:p>18.77</text:p>
          </table:table-cell>
          <table:table-cell office:value-type="float" office:value="75.665" calcext:value-type="float">
            <text:p>75.665</text:p>
          </table:table-cell>
          <table:table-cell office:value-type="float" office:value="1.318" calcext:value-type="float">
            <text:p>1.318</text:p>
          </table:table-cell>
          <table:table-cell table:number-columns-repeated="6"/>
        </table:table-row>
        <table:table-row table:style-name="ro1">
          <table:table-cell office:value-type="date" office:date-value="2008-08-25" calcext:value-type="date">
            <text:p>2008-08-25</text:p>
          </table:table-cell>
          <table:table-cell office:value-type="float" office:value="1.45" calcext:value-type="float">
            <text:p>1.45</text:p>
          </table:table-cell>
          <table:table-cell office:value-type="float" office:value="16.545" calcext:value-type="float">
            <text:p>16.545</text:p>
          </table:table-cell>
          <table:table-cell office:value-type="float" office:value="68.184" calcext:value-type="float">
            <text:p>68.184</text:p>
          </table:table-cell>
          <table:table-cell office:value-type="float" office:value="1.643" calcext:value-type="float">
            <text:p>1.643</text:p>
          </table:table-cell>
          <table:table-cell table:number-columns-repeated="6"/>
        </table:table-row>
        <table:table-row table:style-name="ro1">
          <table:table-cell office:value-type="date" office:date-value="2008-08-26" calcext:value-type="date">
            <text:p>2008-08-26</text:p>
          </table:table-cell>
          <table:table-cell office:value-type="float" office:value="0.07" calcext:value-type="float">
            <text:p>0.07</text:p>
          </table:table-cell>
          <table:table-cell office:value-type="float" office:value="12.772" calcext:value-type="float">
            <text:p>12.772</text:p>
          </table:table-cell>
          <table:table-cell office:value-type="float" office:value="63.894" calcext:value-type="float">
            <text:p>63.894</text:p>
          </table:table-cell>
          <table:table-cell office:value-type="float" office:value="1.051" calcext:value-type="float">
            <text:p>1.051</text:p>
          </table:table-cell>
          <table:table-cell table:number-columns-repeated="6"/>
        </table:table-row>
        <table:table-row table:style-name="ro1">
          <table:table-cell office:value-type="date" office:date-value="2008-08-27" calcext:value-type="date">
            <text:p>2008-08-27</text:p>
          </table:table-cell>
          <table:table-cell office:value-type="float" office:value="0" calcext:value-type="float">
            <text:p>0</text:p>
          </table:table-cell>
          <table:table-cell office:value-type="float" office:value="12.392" calcext:value-type="float">
            <text:p>12.392</text:p>
          </table:table-cell>
          <table:table-cell office:value-type="float" office:value="63.757" calcext:value-type="float">
            <text:p>63.757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 office:value-type="date" office:date-value="2008-08-28" calcext:value-type="date">
            <text:p>2008-08-28</text:p>
          </table:table-cell>
          <table:table-cell office:value-type="float" office:value="0.84" calcext:value-type="float">
            <text:p>0.84</text:p>
          </table:table-cell>
          <table:table-cell office:value-type="float" office:value="11.492" calcext:value-type="float">
            <text:p>11.492</text:p>
          </table:table-cell>
          <table:table-cell office:value-type="float" office:value="79.893" calcext:value-type="float">
            <text:p>79.893</text:p>
          </table:table-cell>
          <table:table-cell office:value-type="float" office:value="0.79" calcext:value-type="float">
            <text:p>0.79</text:p>
          </table:table-cell>
          <table:table-cell table:number-columns-repeated="6"/>
        </table:table-row>
        <table:table-row table:style-name="ro1">
          <table:table-cell office:value-type="date" office:date-value="2008-08-29" calcext:value-type="date">
            <text:p>2008-08-29</text:p>
          </table:table-cell>
          <table:table-cell office:value-type="float" office:value="0.36" calcext:value-type="float">
            <text:p>0.36</text:p>
          </table:table-cell>
          <table:table-cell office:value-type="float" office:value="11.028" calcext:value-type="float">
            <text:p>11.028</text:p>
          </table:table-cell>
          <table:table-cell office:value-type="float" office:value="78.097" calcext:value-type="float">
            <text:p>78.097</text:p>
          </table:table-cell>
          <table:table-cell office:value-type="float" office:value="1.451" calcext:value-type="float">
            <text:p>1.451</text:p>
          </table:table-cell>
          <table:table-cell table:number-columns-repeated="6"/>
        </table:table-row>
        <table:table-row table:style-name="ro1">
          <table:table-cell office:value-type="date" office:date-value="2008-08-30" calcext:value-type="date">
            <text:p>2008-08-30</text:p>
          </table:table-cell>
          <table:table-cell office:value-type="float" office:value="0.13" calcext:value-type="float">
            <text:p>0.13</text:p>
          </table:table-cell>
          <table:table-cell office:value-type="float" office:value="7.56" calcext:value-type="float">
            <text:p>7.56</text:p>
          </table:table-cell>
          <table:table-cell office:value-type="float" office:value="68.639" calcext:value-type="float">
            <text:p>68.639</text:p>
          </table:table-cell>
          <table:table-cell office:value-type="float" office:value="2.404" calcext:value-type="float">
            <text:p>2.404</text:p>
          </table:table-cell>
          <table:table-cell table:number-columns-repeated="6"/>
        </table:table-row>
        <table:table-row table:style-name="ro1">
          <table:table-cell office:value-type="date" office:date-value="2008-08-31" calcext:value-type="date">
            <text:p>2008-08-31</text:p>
          </table:table-cell>
          <table:table-cell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office:value-type="float" office:value="67.128" calcext:value-type="float">
            <text:p>67.128</text:p>
          </table:table-cell>
          <table:table-cell office:value-type="float" office:value="2.267" calcext:value-type="float">
            <text:p>2.267</text:p>
          </table:table-cell>
          <table:table-cell table:number-columns-repeated="6"/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0" calcext:value-type="float">
            <text:p>0</text:p>
          </table:table-cell>
          <table:table-cell office:value-type="float" office:value="10.731" calcext:value-type="float">
            <text:p>10.731</text:p>
          </table:table-cell>
          <table:table-cell office:value-type="float" office:value="71.322" calcext:value-type="float">
            <text:p>71.322</text:p>
          </table:table-cell>
          <table:table-cell office:value-type="float" office:value="3.995" calcext:value-type="float">
            <text:p>3.995</text:p>
          </table:table-cell>
          <table:table-cell table:number-columns-repeated="6"/>
        </table:table-row>
        <table:table-row table:style-name="ro1">
          <table:table-cell office:value-type="date" office:date-value="2008-09-02" calcext:value-type="date">
            <text:p>2008-09-02</text:p>
          </table:table-cell>
          <table:table-cell office:value-type="float" office:value="0" calcext:value-type="float">
            <text:p>0</text:p>
          </table:table-cell>
          <table:table-cell office:value-type="float" office:value="12.124" calcext:value-type="float">
            <text:p>12.124</text:p>
          </table:table-cell>
          <table:table-cell office:value-type="float" office:value="70.592" calcext:value-type="float">
            <text:p>70.592</text:p>
          </table:table-cell>
          <table:table-cell office:value-type="float" office:value="3.181" calcext:value-type="float">
            <text:p>3.181</text:p>
          </table:table-cell>
          <table:table-cell table:number-columns-repeated="6"/>
        </table:table-row>
        <table:table-row table:style-name="ro1">
          <table:table-cell office:value-type="date" office:date-value="2008-09-03" calcext:value-type="date">
            <text:p>2008-09-03</text:p>
          </table:table-cell>
          <table:table-cell office:value-type="float" office:value="0" calcext:value-type="float">
            <text:p>0</text:p>
          </table:table-cell>
          <table:table-cell office:value-type="float" office:value="13.251" calcext:value-type="float">
            <text:p>13.251</text:p>
          </table:table-cell>
          <table:table-cell office:value-type="float" office:value="66.13" calcext:value-type="float">
            <text:p>66.13</text:p>
          </table:table-cell>
          <table:table-cell office:value-type="float" office:value="5.422" calcext:value-type="float">
            <text:p>5.422</text:p>
          </table:table-cell>
          <table:table-cell table:number-columns-repeated="6"/>
        </table:table-row>
        <table:table-row table:style-name="ro1">
          <table:table-cell office:value-type="date" office:date-value="2008-09-04" calcext:value-type="date">
            <text:p>2008-09-04</text:p>
          </table:table-cell>
          <table:table-cell office:value-type="float" office:value="0.195" calcext:value-type="float">
            <text:p>0.195</text:p>
          </table:table-cell>
          <table:table-cell office:value-type="float" office:value="11.958" calcext:value-type="float">
            <text:p>11.958</text:p>
          </table:table-cell>
          <table:table-cell office:value-type="float" office:value="77.307" calcext:value-type="float">
            <text:p>77.307</text:p>
          </table:table-cell>
          <table:table-cell office:value-type="float" office:value="5.049" calcext:value-type="float">
            <text:p>5.049</text:p>
          </table:table-cell>
          <table:table-cell table:number-columns-repeated="6"/>
        </table:table-row>
        <table:table-row table:style-name="ro1">
          <table:table-cell office:value-type="date" office:date-value="2008-09-05" calcext:value-type="date">
            <text:p>2008-09-05</text:p>
          </table:table-cell>
          <table:table-cell office:value-type="float" office:value="0.306" calcext:value-type="float">
            <text:p>0.306</text:p>
          </table:table-cell>
          <table:table-cell office:value-type="float" office:value="9.036" calcext:value-type="float">
            <text:p>9.036</text:p>
          </table:table-cell>
          <table:table-cell office:value-type="float" office:value="81.518" calcext:value-type="float">
            <text:p>81.518</text:p>
          </table:table-cell>
          <table:table-cell office:value-type="float" office:value="3.443" calcext:value-type="float">
            <text:p>3.443</text:p>
          </table:table-cell>
          <table:table-cell table:number-columns-repeated="6"/>
        </table:table-row>
        <table:table-row table:style-name="ro1">
          <table:table-cell office:value-type="date" office:date-value="2008-09-06" calcext:value-type="date">
            <text:p>2008-09-06</text:p>
          </table:table-cell>
          <table:table-cell office:value-type="float" office:value="0.114" calcext:value-type="float">
            <text:p>0.114</text:p>
          </table:table-cell>
          <table:table-cell office:value-type="float" office:value="10.458" calcext:value-type="float">
            <text:p>10.458</text:p>
          </table:table-cell>
          <table:table-cell office:value-type="float" office:value="71.478" calcext:value-type="float">
            <text:p>71.478</text:p>
          </table:table-cell>
          <table:table-cell office:value-type="float" office:value="3.28" calcext:value-type="float">
            <text:p>3.28</text:p>
          </table:table-cell>
          <table:table-cell table:number-columns-repeated="6"/>
        </table:table-row>
        <table:table-row table:style-name="ro1">
          <table:table-cell office:value-type="date" office:date-value="2008-09-07" calcext:value-type="date">
            <text:p>2008-09-07</text:p>
          </table:table-cell>
          <table:table-cell office:value-type="float" office:value="0.117" calcext:value-type="float">
            <text:p>0.117</text:p>
          </table:table-cell>
          <table:table-cell office:value-type="float" office:value="11.64" calcext:value-type="float">
            <text:p>11.64</text:p>
          </table:table-cell>
          <table:table-cell office:value-type="float" office:value="73.015" calcext:value-type="float">
            <text:p>73.015</text:p>
          </table:table-cell>
          <table:table-cell office:value-type="float" office:value="5.014" calcext:value-type="float">
            <text:p>5.014</text:p>
          </table:table-cell>
          <table:table-cell table:number-columns-repeated="6"/>
        </table:table-row>
        <table:table-row table:style-name="ro1">
          <table:table-cell office:value-type="date" office:date-value="2008-09-08" calcext:value-type="date">
            <text:p>2008-09-08</text:p>
          </table:table-cell>
          <table:table-cell office:value-type="float" office:value="0.5" calcext:value-type="float">
            <text:p>0.5</text:p>
          </table:table-cell>
          <table:table-cell office:value-type="float" office:value="9.341" calcext:value-type="float">
            <text:p>9.341</text:p>
          </table:table-cell>
          <table:table-cell office:value-type="float" office:value="89.14" calcext:value-type="float">
            <text:p>89.14</text:p>
          </table:table-cell>
          <table:table-cell office:value-type="float" office:value="2.133" calcext:value-type="float">
            <text:p>2.133</text:p>
          </table:table-cell>
          <table:table-cell table:number-columns-repeated="6"/>
        </table:table-row>
        <table:table-row table:style-name="ro1">
          <table:table-cell office:value-type="date" office:date-value="2008-09-09" calcext:value-type="date">
            <text:p>2008-09-09</text:p>
          </table:table-cell>
          <table:table-cell office:value-type="float" office:value="0.748" calcext:value-type="float">
            <text:p>0.748</text:p>
          </table:table-cell>
          <table:table-cell office:value-type="float" office:value="8.45" calcext:value-type="float">
            <text:p>8.45</text:p>
          </table:table-cell>
          <table:table-cell office:value-type="float" office:value="80.373" calcext:value-type="float">
            <text:p>80.373</text:p>
          </table:table-cell>
          <table:table-cell office:value-type="float" office:value="5.695" calcext:value-type="float">
            <text:p>5.695</text:p>
          </table:table-cell>
          <table:table-cell table:number-columns-repeated="6"/>
        </table:table-row>
        <table:table-row table:style-name="ro1">
          <table:table-cell office:value-type="date" office:date-value="2008-09-10" calcext:value-type="date">
            <text:p>2008-09-10</text:p>
          </table:table-cell>
          <table:table-cell office:value-type="float" office:value="0.211" calcext:value-type="float">
            <text:p>0.211</text:p>
          </table:table-cell>
          <table:table-cell office:value-type="float" office:value="8.5" calcext:value-type="float">
            <text:p>8.5</text:p>
          </table:table-cell>
          <table:table-cell office:value-type="float" office:value="88.01" calcext:value-type="float">
            <text:p>88.01</text:p>
          </table:table-cell>
          <table:table-cell office:value-type="float" office:value="4.05" calcext:value-type="float">
            <text:p>4.05</text:p>
          </table:table-cell>
          <table:table-cell table:number-columns-repeated="6"/>
        </table:table-row>
        <table:table-row table:style-name="ro1">
          <table:table-cell office:value-type="date" office:date-value="2008-09-11" calcext:value-type="date">
            <text:p>2008-09-11</text:p>
          </table:table-cell>
          <table:table-cell office:value-type="float" office:value="0" calcext:value-type="float">
            <text:p>0</text:p>
          </table:table-cell>
          <table:table-cell office:value-type="float" office:value="12.26" calcext:value-type="float">
            <text:p>12.26</text:p>
          </table:table-cell>
          <table:table-cell office:value-type="float" office:value="62.047" calcext:value-type="float">
            <text:p>62.047</text:p>
          </table:table-cell>
          <table:table-cell office:value-type="float" office:value="4.871" calcext:value-type="float">
            <text:p>4.871</text:p>
          </table:table-cell>
          <table:table-cell table:number-columns-repeated="6"/>
        </table:table-row>
        <table:table-row table:style-name="ro1">
          <table:table-cell office:value-type="date" office:date-value="2008-09-12" calcext:value-type="date">
            <text:p>2008-09-12</text:p>
          </table:table-cell>
          <table:table-cell office:value-type="float" office:value="0.014" calcext:value-type="float">
            <text:p>0.014</text:p>
          </table:table-cell>
          <table:table-cell office:value-type="float" office:value="10.604" calcext:value-type="float">
            <text:p>10.604</text:p>
          </table:table-cell>
          <table:table-cell office:value-type="float" office:value="68.843" calcext:value-type="float">
            <text:p>68.843</text:p>
          </table:table-cell>
          <table:table-cell office:value-type="float" office:value="7.453" calcext:value-type="float">
            <text:p>7.453</text:p>
          </table:table-cell>
          <table:table-cell table:number-columns-repeated="6"/>
        </table:table-row>
        <table:table-row table:style-name="ro1">
          <table:table-cell office:value-type="date" office:date-value="2008-09-13" calcext:value-type="date">
            <text:p>2008-09-13</text:p>
          </table:table-cell>
          <table:table-cell office:value-type="float" office:value="0.236" calcext:value-type="float">
            <text:p>0.236</text:p>
          </table:table-cell>
          <table:table-cell office:value-type="float" office:value="11.428" calcext:value-type="float">
            <text:p>11.428</text:p>
          </table:table-cell>
          <table:table-cell office:value-type="float" office:value="62.327" calcext:value-type="float">
            <text:p>62.327</text:p>
          </table:table-cell>
          <table:table-cell office:value-type="float" office:value="6.247" calcext:value-type="float">
            <text:p>6.247</text:p>
          </table:table-cell>
          <table:table-cell table:number-columns-repeated="6"/>
        </table:table-row>
        <table:table-row table:style-name="ro1">
          <table:table-cell office:value-type="date" office:date-value="2008-09-14" calcext:value-type="date">
            <text:p>2008-09-14</text:p>
          </table:table-cell>
          <table:table-cell office:value-type="float" office:value="0.1" calcext:value-type="float">
            <text:p>0.1</text:p>
          </table:table-cell>
          <table:table-cell office:value-type="float" office:value="12.306" calcext:value-type="float">
            <text:p>12.306</text:p>
          </table:table-cell>
          <table:table-cell office:value-type="float" office:value="63.075" calcext:value-type="float">
            <text:p>63.075</text:p>
          </table:table-cell>
          <table:table-cell office:value-type="float" office:value="6.859" calcext:value-type="float">
            <text:p>6.859</text:p>
          </table:table-cell>
          <table:table-cell table:number-columns-repeated="6"/>
        </table:table-row>
        <table:table-row table:style-name="ro1">
          <table:table-cell office:value-type="date" office:date-value="2008-09-15" calcext:value-type="date">
            <text:p>2008-09-15</text:p>
          </table:table-cell>
          <table:table-cell office:value-type="float" office:value="0.019" calcext:value-type="float">
            <text:p>0.019</text:p>
          </table:table-cell>
          <table:table-cell office:value-type="float" office:value="13.61" calcext:value-type="float">
            <text:p>13.61</text:p>
          </table:table-cell>
          <table:table-cell office:value-type="float" office:value="71.166" calcext:value-type="float">
            <text:p>71.166</text:p>
          </table:table-cell>
          <table:table-cell office:value-type="float" office:value="6.428" calcext:value-type="float">
            <text:p>6.428</text:p>
          </table:table-cell>
          <table:table-cell table:number-columns-repeated="6"/>
        </table:table-row>
        <table:table-row table:style-name="ro1">
          <table:table-cell office:value-type="date" office:date-value="2008-09-16" calcext:value-type="date">
            <text:p>2008-09-16</text:p>
          </table:table-cell>
          <table:table-cell office:value-type="float" office:value="0.27" calcext:value-type="float">
            <text:p>0.27</text:p>
          </table:table-cell>
          <table:table-cell office:value-type="float" office:value="8.697" calcext:value-type="float">
            <text:p>8.697</text:p>
          </table:table-cell>
          <table:table-cell office:value-type="float" office:value="78.509" calcext:value-type="float">
            <text:p>78.509</text:p>
          </table:table-cell>
          <table:table-cell office:value-type="float" office:value="6.675" calcext:value-type="float">
            <text:p>6.675</text:p>
          </table:table-cell>
          <table:table-cell table:number-columns-repeated="6"/>
        </table:table-row>
        <table:table-row table:style-name="ro1">
          <table:table-cell office:value-type="date" office:date-value="2008-09-17" calcext:value-type="date">
            <text:p>2008-09-17</text:p>
          </table:table-cell>
          <table:table-cell office:value-type="float" office:value="0.17" calcext:value-type="float">
            <text:p>0.17</text:p>
          </table:table-cell>
          <table:table-cell office:value-type="float" office:value="7.52" calcext:value-type="float">
            <text:p>7.52</text:p>
          </table:table-cell>
          <table:table-cell office:value-type="float" office:value="83.029" calcext:value-type="float">
            <text:p>83.029</text:p>
          </table:table-cell>
          <table:table-cell office:value-type="float" office:value="6.921" calcext:value-type="float">
            <text:p>6.921</text:p>
          </table:table-cell>
          <table:table-cell table:number-columns-repeated="6"/>
        </table:table-row>
        <table:table-row table:style-name="ro1">
          <table:table-cell office:value-type="date" office:date-value="2008-09-18" calcext:value-type="date">
            <text:p>2008-09-18</text:p>
          </table:table-cell>
          <table:table-cell office:value-type="float" office:value="0.507" calcext:value-type="float">
            <text:p>0.507</text:p>
          </table:table-cell>
          <table:table-cell office:value-type="float" office:value="8.649" calcext:value-type="float">
            <text:p>8.649</text:p>
          </table:table-cell>
          <table:table-cell office:value-type="float" office:value="79.844" calcext:value-type="float">
            <text:p>79.844</text:p>
          </table:table-cell>
          <table:table-cell office:value-type="float" office:value="8.254" calcext:value-type="float">
            <text:p>8.254</text:p>
          </table:table-cell>
          <table:table-cell table:number-columns-repeated="6"/>
        </table:table-row>
        <table:table-row table:style-name="ro1">
          <table:table-cell office:value-type="date" office:date-value="2008-09-19" calcext:value-type="date">
            <text:p>2008-09-19</text:p>
          </table:table-cell>
          <table:table-cell office:value-type="float" office:value="0" calcext:value-type="float">
            <text:p>0</text:p>
          </table:table-cell>
          <table:table-cell office:value-type="float" office:value="4.113" calcext:value-type="float">
            <text:p>4.113</text:p>
          </table:table-cell>
          <table:table-cell office:value-type="float" office:value="82.929" calcext:value-type="float">
            <text:p>82.929</text:p>
          </table:table-cell>
          <table:table-cell office:value-type="float" office:value="8.403" calcext:value-type="float">
            <text:p>8.403</text:p>
          </table:table-cell>
          <table:table-cell table:number-columns-repeated="6"/>
        </table:table-row>
        <table:table-row table:style-name="ro1">
          <table:table-cell office:value-type="date" office:date-value="2008-09-20" calcext:value-type="date">
            <text:p>2008-09-20</text:p>
          </table:table-cell>
          <table:table-cell office:value-type="float" office:value="0.032" calcext:value-type="float">
            <text:p>0.032</text:p>
          </table:table-cell>
          <table:table-cell office:value-type="float" office:value="8.083" calcext:value-type="float">
            <text:p>8.083</text:p>
          </table:table-cell>
          <table:table-cell office:value-type="float" office:value="75.732" calcext:value-type="float">
            <text:p>75.732</text:p>
          </table:table-cell>
          <table:table-cell office:value-type="float" office:value="6.75" calcext:value-type="float">
            <text:p>6.75</text:p>
          </table:table-cell>
          <table:table-cell table:number-columns-repeated="6"/>
        </table:table-row>
        <table:table-row table:style-name="ro1">
          <table:table-cell office:value-type="date" office:date-value="2008-09-21" calcext:value-type="date">
            <text:p>2008-09-21</text:p>
          </table:table-cell>
          <table:table-cell office:value-type="float" office:value="0" calcext:value-type="float">
            <text:p>0</text:p>
          </table:table-cell>
          <table:table-cell office:value-type="float" office:value="10.161" calcext:value-type="float">
            <text:p>10.161</text:p>
          </table:table-cell>
          <table:table-cell office:value-type="float" office:value="84.045" calcext:value-type="float">
            <text:p>84.045</text:p>
          </table:table-cell>
          <table:table-cell office:value-type="float" office:value="4.342" calcext:value-type="float">
            <text:p>4.342</text:p>
          </table:table-cell>
          <table:table-cell table:number-columns-repeated="6"/>
        </table:table-row>
        <table:table-row table:style-name="ro1">
          <table:table-cell office:value-type="date" office:date-value="2008-09-22" calcext:value-type="date">
            <text:p>2008-09-22</text:p>
          </table:table-cell>
          <table:table-cell office:value-type="float" office:value="44.101" calcext:value-type="float">
            <text:p>44.101</text:p>
          </table:table-cell>
          <table:table-cell office:value-type="float" office:value="8.18" calcext:value-type="float">
            <text:p>8.18</text:p>
          </table:table-cell>
          <table:table-cell office:value-type="float" office:value="94.733" calcext:value-type="float">
            <text:p>94.733</text:p>
          </table:table-cell>
          <table:table-cell office:value-type="float" office:value="13.646" calcext:value-type="float">
            <text:p>13.646</text:p>
          </table:table-cell>
          <table:table-cell table:number-columns-repeated="6"/>
        </table:table-row>
        <table:table-row table:style-name="ro1">
          <table:table-cell office:value-type="date" office:date-value="2008-09-23" calcext:value-type="date">
            <text:p>2008-09-23</text:p>
          </table:table-cell>
          <table:table-cell office:value-type="float" office:value="0.541" calcext:value-type="float">
            <text:p>0.541</text:p>
          </table:table-cell>
          <table:table-cell office:value-type="float" office:value="7.449" calcext:value-type="float">
            <text:p>7.449</text:p>
          </table:table-cell>
          <table:table-cell office:value-type="float" office:value="77.238" calcext:value-type="float">
            <text:p>77.238</text:p>
          </table:table-cell>
          <table:table-cell office:value-type="float" office:value="22.319" calcext:value-type="float">
            <text:p>22.319</text:p>
          </table:table-cell>
          <table:table-cell table:number-columns-repeated="6"/>
        </table:table-row>
        <table:table-row table:style-name="ro1">
          <table:table-cell office:value-type="date" office:date-value="2008-09-24" calcext:value-type="date">
            <text:p>2008-09-24</text:p>
          </table:table-cell>
          <table:table-cell office:value-type="float" office:value="0" calcext:value-type="float">
            <text:p>0</text:p>
          </table:table-cell>
          <table:table-cell office:value-type="float" office:value="5.989" calcext:value-type="float">
            <text:p>5.989</text:p>
          </table:table-cell>
          <table:table-cell office:value-type="float" office:value="63.953" calcext:value-type="float">
            <text:p>63.953</text:p>
          </table:table-cell>
          <table:table-cell office:value-type="float" office:value="12.715" calcext:value-type="float">
            <text:p>12.715</text:p>
          </table:table-cell>
          <table:table-cell table:number-columns-repeated="6"/>
        </table:table-row>
        <table:table-row table:style-name="ro1">
          <table:table-cell office:value-type="date" office:date-value="2008-09-25" calcext:value-type="date">
            <text:p>2008-09-25</text:p>
          </table:table-cell>
          <table:table-cell office:value-type="float" office:value="0.034" calcext:value-type="float">
            <text:p>0.034</text:p>
          </table:table-cell>
          <table:table-cell office:value-type="float" office:value="4.108" calcext:value-type="float">
            <text:p>4.108</text:p>
          </table:table-cell>
          <table:table-cell office:value-type="float" office:value="73.451" calcext:value-type="float">
            <text:p>73.451</text:p>
          </table:table-cell>
          <table:table-cell office:value-type="float" office:value="4.614" calcext:value-type="float">
            <text:p>4.614</text:p>
          </table:table-cell>
          <table:table-cell table:number-columns-repeated="6"/>
        </table:table-row>
        <table:table-row table:style-name="ro1">
          <table:table-cell office:value-type="date" office:date-value="2008-09-26" calcext:value-type="date">
            <text:p>2008-09-26</text:p>
          </table:table-cell>
          <table:table-cell office:value-type="float" office:value="0.009" calcext:value-type="float">
            <text:p>0.009</text:p>
          </table:table-cell>
          <table:table-cell office:value-type="float" office:value="3.885" calcext:value-type="float">
            <text:p>3.885</text:p>
          </table:table-cell>
          <table:table-cell office:value-type="float" office:value="71.761" calcext:value-type="float">
            <text:p>71.761</text:p>
          </table:table-cell>
          <table:table-cell office:value-type="float" office:value="7.44" calcext:value-type="float">
            <text:p>7.44</text:p>
          </table:table-cell>
          <table:table-cell table:number-columns-repeated="6"/>
        </table:table-row>
        <table:table-row table:style-name="ro1">
          <table:table-cell office:value-type="date" office:date-value="2008-09-27" calcext:value-type="date">
            <text:p>2008-09-27</text:p>
          </table:table-cell>
          <table:table-cell office:value-type="float" office:value="0.018" calcext:value-type="float">
            <text:p>0.018</text:p>
          </table:table-cell>
          <table:table-cell office:value-type="float" office:value="5.823" calcext:value-type="float">
            <text:p>5.823</text:p>
          </table:table-cell>
          <table:table-cell office:value-type="float" office:value="76.533" calcext:value-type="float">
            <text:p>76.533</text:p>
          </table:table-cell>
          <table:table-cell office:value-type="float" office:value="6.493" calcext:value-type="float">
            <text:p>6.493</text:p>
          </table:table-cell>
          <table:table-cell table:number-columns-repeated="6"/>
        </table:table-row>
        <table:table-row table:style-name="ro1">
          <table:table-cell office:value-type="date" office:date-value="2008-09-28" calcext:value-type="date">
            <text:p>2008-09-28</text:p>
          </table:table-cell>
          <table:table-cell office:value-type="float" office:value="0.145" calcext:value-type="float">
            <text:p>0.145</text:p>
          </table:table-cell>
          <table:table-cell office:value-type="float" office:value="6.512" calcext:value-type="float">
            <text:p>6.512</text:p>
          </table:table-cell>
          <table:table-cell office:value-type="float" office:value="88.918" calcext:value-type="float">
            <text:p>88.918</text:p>
          </table:table-cell>
          <table:table-cell office:value-type="float" office:value="3.52" calcext:value-type="float">
            <text:p>3.52</text:p>
          </table:table-cell>
          <table:table-cell table:number-columns-repeated="6"/>
        </table:table-row>
        <table:table-row table:style-name="ro1">
          <table:table-cell office:value-type="date" office:date-value="2008-09-29" calcext:value-type="date">
            <text:p>2008-09-29</text:p>
          </table:table-cell>
          <table:table-cell office:value-type="float" office:value="0.036" calcext:value-type="float">
            <text:p>0.036</text:p>
          </table:table-cell>
          <table:table-cell office:value-type="float" office:value="10.164" calcext:value-type="float">
            <text:p>10.164</text:p>
          </table:table-cell>
          <table:table-cell office:value-type="float" office:value="70.365" calcext:value-type="float">
            <text:p>70.365</text:p>
          </table:table-cell>
          <table:table-cell office:value-type="float" office:value="3.469" calcext:value-type="float">
            <text:p>3.469</text:p>
          </table:table-cell>
          <table:table-cell table:number-columns-repeated="6"/>
        </table:table-row>
        <table:table-row table:style-name="ro1">
          <table:table-cell office:value-type="date" office:date-value="2008-09-30" calcext:value-type="date">
            <text:p>2008-09-30</text:p>
          </table:table-cell>
          <table:table-cell office:value-type="float" office:value="0" calcext:value-type="float">
            <text:p>0</text:p>
          </table:table-cell>
          <table:table-cell office:value-type="float" office:value="13.367" calcext:value-type="float">
            <text:p>13.367</text:p>
          </table:table-cell>
          <table:table-cell office:value-type="float" office:value="65.503" calcext:value-type="float">
            <text:p>65.503</text:p>
          </table:table-cell>
          <table:table-cell office:value-type="float" office:value="7.474" calcext:value-type="float">
            <text:p>7.474</text:p>
          </table:table-cell>
          <table:table-cell table:number-columns-repeated="6"/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0" calcext:value-type="float">
            <text:p>0</text:p>
          </table:table-cell>
          <table:table-cell office:value-type="float" office:value="14.813" calcext:value-type="float">
            <text:p>14.813</text:p>
          </table:table-cell>
          <table:table-cell office:value-type="float" office:value="71.381" calcext:value-type="float">
            <text:p>71.381</text:p>
          </table:table-cell>
          <table:table-cell office:value-type="float" office:value="4.036" calcext:value-type="float">
            <text:p>4.036</text:p>
          </table:table-cell>
          <table:table-cell table:number-columns-repeated="6"/>
        </table:table-row>
        <table:table-row table:style-name="ro1">
          <table:table-cell office:value-type="date" office:date-value="2008-10-02" calcext:value-type="date">
            <text:p>2008-10-02</text:p>
          </table:table-cell>
          <table:table-cell office:value-type="float" office:value="0" calcext:value-type="float">
            <text:p>0</text:p>
          </table:table-cell>
          <table:table-cell office:value-type="float" office:value="16.568" calcext:value-type="float">
            <text:p>16.568</text:p>
          </table:table-cell>
          <table:table-cell office:value-type="float" office:value="64.498" calcext:value-type="float">
            <text:p>64.498</text:p>
          </table:table-cell>
          <table:table-cell office:value-type="float" office:value="6.404" calcext:value-type="float">
            <text:p>6.404</text:p>
          </table:table-cell>
          <table:table-cell table:number-columns-repeated="6"/>
        </table:table-row>
        <table:table-row table:style-name="ro1">
          <table:table-cell office:value-type="date" office:date-value="2008-10-03" calcext:value-type="date">
            <text:p>2008-10-03</text:p>
          </table:table-cell>
          <table:table-cell office:value-type="float" office:value="0" calcext:value-type="float">
            <text:p>0</text:p>
          </table:table-cell>
          <table:table-cell office:value-type="float" office:value="15.507" calcext:value-type="float">
            <text:p>15.507</text:p>
          </table:table-cell>
          <table:table-cell office:value-type="float" office:value="67.087" calcext:value-type="float">
            <text:p>67.087</text:p>
          </table:table-cell>
          <table:table-cell office:value-type="float" office:value="5.459" calcext:value-type="float">
            <text:p>5.459</text:p>
          </table:table-cell>
          <table:table-cell table:number-columns-repeated="6"/>
        </table:table-row>
        <table:table-row table:style-name="ro1">
          <table:table-cell office:value-type="date" office:date-value="2008-10-04" calcext:value-type="date">
            <text:p>2008-10-04</text:p>
          </table:table-cell>
          <table:table-cell office:value-type="float" office:value="0" calcext:value-type="float">
            <text:p>0</text:p>
          </table:table-cell>
          <table:table-cell office:value-type="float" office:value="13.833" calcext:value-type="float">
            <text:p>13.833</text:p>
          </table:table-cell>
          <table:table-cell office:value-type="float" office:value="74.319" calcext:value-type="float">
            <text:p>74.319</text:p>
          </table:table-cell>
          <table:table-cell office:value-type="float" office:value="7.429" calcext:value-type="float">
            <text:p>7.429</text:p>
          </table:table-cell>
          <table:table-cell table:number-columns-repeated="6"/>
        </table:table-row>
        <table:table-row table:style-name="ro1">
          <table:table-cell office:value-type="date" office:date-value="2008-10-05" calcext:value-type="date">
            <text:p>2008-10-05</text:p>
          </table:table-cell>
          <table:table-cell office:value-type="float" office:value="14.768" calcext:value-type="float">
            <text:p>14.768</text:p>
          </table:table-cell>
          <table:table-cell office:value-type="float" office:value="13.885" calcext:value-type="float">
            <text:p>13.885</text:p>
          </table:table-cell>
          <table:table-cell office:value-type="float" office:value="82.798" calcext:value-type="float">
            <text:p>82.798</text:p>
          </table:table-cell>
          <table:table-cell office:value-type="float" office:value="8.004" calcext:value-type="float">
            <text:p>8.004</text:p>
          </table:table-cell>
          <table:table-cell table:number-columns-repeated="6"/>
        </table:table-row>
        <table:table-row table:style-name="ro1">
          <table:table-cell office:value-type="date" office:date-value="2008-10-06" calcext:value-type="date">
            <text:p>2008-10-06</text:p>
          </table:table-cell>
          <table:table-cell office:value-type="float" office:value="0.32" calcext:value-type="float">
            <text:p>0.32</text:p>
          </table:table-cell>
          <table:table-cell office:value-type="float" office:value="7.711" calcext:value-type="float">
            <text:p>7.711</text:p>
          </table:table-cell>
          <table:table-cell office:value-type="float" office:value="70.722" calcext:value-type="float">
            <text:p>70.722</text:p>
          </table:table-cell>
          <table:table-cell office:value-type="float" office:value="7.328" calcext:value-type="float">
            <text:p>7.328</text:p>
          </table:table-cell>
          <table:table-cell table:number-columns-repeated="6"/>
        </table:table-row>
        <table:table-row table:style-name="ro1">
          <table:table-cell office:value-type="date" office:date-value="2008-10-07" calcext:value-type="date">
            <text:p>2008-10-07</text:p>
          </table:table-cell>
          <table:table-cell office:value-type="float" office:value="0.276" calcext:value-type="float">
            <text:p>0.276</text:p>
          </table:table-cell>
          <table:table-cell office:value-type="float" office:value="5.142" calcext:value-type="float">
            <text:p>5.142</text:p>
          </table:table-cell>
          <table:table-cell office:value-type="float" office:value="84.158" calcext:value-type="float">
            <text:p>84.158</text:p>
          </table:table-cell>
          <table:table-cell office:value-type="float" office:value="7.377" calcext:value-type="float">
            <text:p>7.377</text:p>
          </table:table-cell>
          <table:table-cell table:number-columns-repeated="6"/>
        </table:table-row>
        <table:table-row table:style-name="ro1">
          <table:table-cell office:value-type="date" office:date-value="2008-10-08" calcext:value-type="date">
            <text:p>2008-10-08</text:p>
          </table:table-cell>
          <table:table-cell office:value-type="float" office:value="4.324" calcext:value-type="float">
            <text:p>4.324</text:p>
          </table:table-cell>
          <table:table-cell office:value-type="float" office:value="4.712" calcext:value-type="float">
            <text:p>4.712</text:p>
          </table:table-cell>
          <table:table-cell office:value-type="float" office:value="95.758" calcext:value-type="float">
            <text:p>95.758</text:p>
          </table:table-cell>
          <table:table-cell office:value-type="float" office:value="12.48" calcext:value-type="float">
            <text:p>12.48</text:p>
          </table:table-cell>
          <table:table-cell table:number-columns-repeated="6"/>
        </table:table-row>
        <table:table-row table:style-name="ro1">
          <table:table-cell office:value-type="date" office:date-value="2008-10-09" calcext:value-type="date">
            <text:p>2008-10-09</text:p>
          </table:table-cell>
          <table:table-cell office:value-type="float" office:value="0" calcext:value-type="float">
            <text:p>0</text:p>
          </table:table-cell>
          <table:table-cell office:value-type="float" office:value="1.841" calcext:value-type="float">
            <text:p>1.841</text:p>
          </table:table-cell>
          <table:table-cell office:value-type="float" office:value="93.267" calcext:value-type="float">
            <text:p>93.267</text:p>
          </table:table-cell>
          <table:table-cell office:value-type="float" office:value="10.267" calcext:value-type="float">
            <text:p>10.267</text:p>
          </table:table-cell>
          <table:table-cell table:number-columns-repeated="6"/>
        </table:table-row>
        <table:table-row table:style-name="ro1">
          <table:table-cell office:value-type="date" office:date-value="2008-10-10" calcext:value-type="date">
            <text:p>2008-10-10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83.41" calcext:value-type="float">
            <text:p>83.41</text:p>
          </table:table-cell>
          <table:table-cell office:value-type="float" office:value="5.677" calcext:value-type="float">
            <text:p>5.677</text:p>
          </table:table-cell>
          <table:table-cell table:number-columns-repeated="6"/>
        </table:table-row>
        <table:table-row table:style-name="ro1">
          <table:table-cell office:value-type="date" office:date-value="2008-10-11" calcext:value-type="date">
            <text:p>2008-10-11</text:p>
          </table:table-cell>
          <table:table-cell office:value-type="float" office:value="0" calcext:value-type="float">
            <text:p>0</text:p>
          </table:table-cell>
          <table:table-cell office:value-type="float" office:value="4.016" calcext:value-type="float">
            <text:p>4.016</text:p>
          </table:table-cell>
          <table:table-cell office:value-type="float" office:value="63.3" calcext:value-type="float">
            <text:p>63.3</text:p>
          </table:table-cell>
          <table:table-cell office:value-type="float" office:value="8.86" calcext:value-type="float">
            <text:p>8.86</text:p>
          </table:table-cell>
          <table:table-cell table:number-columns-repeated="6"/>
        </table:table-row>
        <table:table-row table:style-name="ro1">
          <table:table-cell office:value-type="date" office:date-value="2008-10-12" calcext:value-type="date">
            <text:p>2008-10-12</text:p>
          </table:table-cell>
          <table:table-cell office:value-type="float" office:value="0" calcext:value-type="float">
            <text:p>0</text:p>
          </table:table-cell>
          <table:table-cell office:value-type="float" office:value="6.683" calcext:value-type="float">
            <text:p>6.683</text:p>
          </table:table-cell>
          <table:table-cell office:value-type="float" office:value="61.411" calcext:value-type="float">
            <text:p>61.411</text:p>
          </table:table-cell>
          <table:table-cell office:value-type="float" office:value="4.863" calcext:value-type="float">
            <text:p>4.863</text:p>
          </table:table-cell>
          <table:table-cell table:number-columns-repeated="6"/>
        </table:table-row>
        <table:table-row table:style-name="ro1">
          <table:table-cell office:value-type="date" office:date-value="2008-10-13" calcext:value-type="date">
            <text:p>2008-10-13</text:p>
          </table:table-cell>
          <table:table-cell office:value-type="float" office:value="0" calcext:value-type="float">
            <text:p>0</text:p>
          </table:table-cell>
          <table:table-cell office:value-type="float" office:value="3.641" calcext:value-type="float">
            <text:p>3.641</text:p>
          </table:table-cell>
          <table:table-cell office:value-type="float" office:value="79.257" calcext:value-type="float">
            <text:p>79.257</text:p>
          </table:table-cell>
          <table:table-cell office:value-type="float" office:value="3.299" calcext:value-type="float">
            <text:p>3.299</text:p>
          </table:table-cell>
          <table:table-cell table:number-columns-repeated="6"/>
        </table:table-row>
        <table:table-row table:style-name="ro1">
          <table:table-cell office:value-type="date" office:date-value="2008-10-14" calcext:value-type="date">
            <text:p>2008-10-14</text:p>
          </table:table-cell>
          <table:table-cell office:value-type="float" office:value="0.296" calcext:value-type="float">
            <text:p>0.296</text:p>
          </table:table-cell>
          <table:table-cell office:value-type="float" office:value="4.508" calcext:value-type="float">
            <text:p>4.508</text:p>
          </table:table-cell>
          <table:table-cell office:value-type="float" office:value="55.589" calcext:value-type="float">
            <text:p>55.589</text:p>
          </table:table-cell>
          <table:table-cell office:value-type="float" office:value="11.672" calcext:value-type="float">
            <text:p>11.672</text:p>
          </table:table-cell>
          <table:table-cell table:number-columns-repeated="6"/>
        </table:table-row>
        <table:table-row table:style-name="ro1">
          <table:table-cell office:value-type="date" office:date-value="2008-10-15" calcext:value-type="date">
            <text:p>2008-10-15</text:p>
          </table:table-cell>
          <table:table-cell office:value-type="float" office:value="0.192" calcext:value-type="float">
            <text:p>0.192</text:p>
          </table:table-cell>
          <table:table-cell office:value-type="float" office:value="4.535" calcext:value-type="float">
            <text:p>4.535</text:p>
          </table:table-cell>
          <table:table-cell office:value-type="float" office:value="55.708" calcext:value-type="float">
            <text:p>55.708</text:p>
          </table:table-cell>
          <table:table-cell office:value-type="float" office:value="5.269" calcext:value-type="float">
            <text:p>5.269</text:p>
          </table:table-cell>
          <table:table-cell table:number-columns-repeated="6"/>
        </table:table-row>
        <table:table-row table:style-name="ro1">
          <table:table-cell office:value-type="date" office:date-value="2008-10-16" calcext:value-type="date">
            <text:p>2008-10-16</text:p>
          </table:table-cell>
          <table:table-cell office:value-type="float" office:value="0.24" calcext:value-type="float">
            <text:p>0.24</text:p>
          </table:table-cell>
          <table:table-cell office:value-type="float" office:value="2.219" calcext:value-type="float">
            <text:p>2.219</text:p>
          </table:table-cell>
          <table:table-cell office:value-type="float" office:value="70.178" calcext:value-type="float">
            <text:p>70.178</text:p>
          </table:table-cell>
          <table:table-cell office:value-type="float" office:value="4.523" calcext:value-type="float">
            <text:p>4.523</text:p>
          </table:table-cell>
          <table:table-cell table:number-columns-repeated="6"/>
        </table:table-row>
        <table:table-row table:style-name="ro1">
          <table:table-cell office:value-type="date" office:date-value="2008-10-17" calcext:value-type="date">
            <text:p>2008-10-17</text:p>
          </table:table-cell>
          <table:table-cell office:value-type="float" office:value="3.1" calcext:value-type="float">
            <text:p>3.1</text:p>
          </table:table-cell>
          <table:table-cell office:value-type="float" office:value="0.59" calcext:value-type="float">
            <text:p>0.59</text:p>
          </table:table-cell>
          <table:table-cell office:value-type="float" office:value="94.646" calcext:value-type="float">
            <text:p>94.646</text:p>
          </table:table-cell>
          <table:table-cell office:value-type="float" office:value="6.126" calcext:value-type="float">
            <text:p>6.126</text:p>
          </table:table-cell>
          <table:table-cell table:number-columns-repeated="6"/>
        </table:table-row>
        <table:table-row table:style-name="ro1">
          <table:table-cell office:value-type="date" office:date-value="2008-10-18" calcext:value-type="date">
            <text:p>2008-10-18</text:p>
          </table:table-cell>
          <table:table-cell office:value-type="float" office:value="1.012" calcext:value-type="float">
            <text:p>1.012</text:p>
          </table:table-cell>
          <table:table-cell office:value-type="float" office:value="0.461" calcext:value-type="float">
            <text:p>0.461</text:p>
          </table:table-cell>
          <table:table-cell office:value-type="float" office:value="90.26" calcext:value-type="float">
            <text:p>90.26</text:p>
          </table:table-cell>
          <table:table-cell office:value-type="float" office:value="6.209" calcext:value-type="float">
            <text:p>6.209</text:p>
          </table:table-cell>
          <table:table-cell table:number-columns-repeated="6"/>
        </table:table-row>
        <table:table-row table:style-name="ro1">
          <table:table-cell office:value-type="date" office:date-value="2008-10-19" calcext:value-type="date">
            <text:p>2008-10-19</text:p>
          </table:table-cell>
          <table:table-cell office:value-type="float" office:value="0.254" calcext:value-type="float">
            <text:p>0.254</text:p>
          </table:table-cell>
          <table:table-cell office:value-type="float" office:value="1.331" calcext:value-type="float">
            <text:p>1.331</text:p>
          </table:table-cell>
          <table:table-cell office:value-type="float" office:value="80.063" calcext:value-type="float">
            <text:p>80.063</text:p>
          </table:table-cell>
          <table:table-cell office:value-type="float" office:value="4.463" calcext:value-type="float">
            <text:p>4.463</text:p>
          </table:table-cell>
          <table:table-cell table:number-columns-repeated="6"/>
        </table:table-row>
        <table:table-row table:style-name="ro1">
          <table:table-cell office:value-type="date" office:date-value="2008-10-20" calcext:value-type="date">
            <text:p>2008-10-20</text:p>
          </table:table-cell>
          <table:table-cell office:value-type="float" office:value="0" calcext:value-type="float">
            <text:p>0</text:p>
          </table:table-cell>
          <table:table-cell office:value-type="float" office:value="3.053" calcext:value-type="float">
            <text:p>3.053</text:p>
          </table:table-cell>
          <table:table-cell office:value-type="float" office:value="69.07" calcext:value-type="float">
            <text:p>69.07</text:p>
          </table:table-cell>
          <table:table-cell office:value-type="float" office:value="6.331" calcext:value-type="float">
            <text:p>6.331</text:p>
          </table:table-cell>
          <table:table-cell table:number-columns-repeated="6"/>
        </table:table-row>
        <table:table-row table:style-name="ro1">
          <table:table-cell office:value-type="date" office:date-value="2008-10-21" calcext:value-type="date">
            <text:p>2008-10-21</text:p>
          </table:table-cell>
          <table:table-cell office:value-type="float" office:value="0.762" calcext:value-type="float">
            <text:p>0.762</text:p>
          </table:table-cell>
          <table:table-cell office:value-type="float" office:value="1.585" calcext:value-type="float">
            <text:p>1.585</text:p>
          </table:table-cell>
          <table:table-cell office:value-type="float" office:value="87.078" calcext:value-type="float">
            <text:p>87.078</text:p>
          </table:table-cell>
          <table:table-cell office:value-type="float" office:value="11.489" calcext:value-type="float">
            <text:p>11.489</text:p>
          </table:table-cell>
          <table:table-cell table:number-columns-repeated="6"/>
        </table:table-row>
        <table:table-row table:style-name="ro1">
          <table:table-cell office:value-type="date" office:date-value="2008-10-22" calcext:value-type="date">
            <text:p>2008-10-22</text:p>
          </table:table-cell>
          <table:table-cell office:value-type="float" office:value="1.044" calcext:value-type="float">
            <text:p>1.044</text:p>
          </table:table-cell>
          <table:table-cell office:value-type="float" office:value="2.165" calcext:value-type="float">
            <text:p>2.165</text:p>
          </table:table-cell>
          <table:table-cell office:value-type="float" office:value="86.071" calcext:value-type="float">
            <text:p>86.071</text:p>
          </table:table-cell>
          <table:table-cell office:value-type="float" office:value="7.715" calcext:value-type="float">
            <text:p>7.715</text:p>
          </table:table-cell>
          <table:table-cell table:number-columns-repeated="6"/>
        </table:table-row>
        <table:table-row table:style-name="ro1">
          <table:table-cell office:value-type="date" office:date-value="2008-10-23" calcext:value-type="date">
            <text:p>2008-10-23</text:p>
          </table:table-cell>
          <table:table-cell office:value-type="float" office:value="0.256" calcext:value-type="float">
            <text:p>0.256</text:p>
          </table:table-cell>
          <table:table-cell office:value-type="float" office:value="7.451" calcext:value-type="float">
            <text:p>7.451</text:p>
          </table:table-cell>
          <table:table-cell office:value-type="float" office:value="40.166" calcext:value-type="float">
            <text:p>40.166</text:p>
          </table:table-cell>
          <table:table-cell office:value-type="float" office:value="15.805" calcext:value-type="float">
            <text:p>15.805</text:p>
          </table:table-cell>
          <table:table-cell table:number-columns-repeated="6"/>
        </table:table-row>
        <table:table-row table:style-name="ro1">
          <table:table-cell office:value-type="date" office:date-value="2008-10-24" calcext:value-type="date">
            <text:p>2008-10-24</text:p>
          </table:table-cell>
          <table:table-cell office:value-type="float" office:value="0" calcext:value-type="float">
            <text:p>0</text:p>
          </table:table-cell>
          <table:table-cell office:value-type="float" office:value="6.467" calcext:value-type="float">
            <text:p>6.467</text:p>
          </table:table-cell>
          <table:table-cell office:value-type="float" office:value="55.77" calcext:value-type="float">
            <text:p>55.77</text:p>
          </table:table-cell>
          <table:table-cell office:value-type="float" office:value="7.452" calcext:value-type="float">
            <text:p>7.452</text:p>
          </table:table-cell>
          <table:table-cell table:number-columns-repeated="6"/>
        </table:table-row>
        <table:table-row table:style-name="ro1">
          <table:table-cell office:value-type="date" office:date-value="2008-10-25" calcext:value-type="date">
            <text:p>2008-10-25</text:p>
          </table:table-cell>
          <table:table-cell office:value-type="float" office:value="0.506" calcext:value-type="float">
            <text:p>0.506</text:p>
          </table:table-cell>
          <table:table-cell office:value-type="float" office:value="1.353" calcext:value-type="float">
            <text:p>1.353</text:p>
          </table:table-cell>
          <table:table-cell office:value-type="float" office:value="52.32" calcext:value-type="float">
            <text:p>52.32</text:p>
          </table:table-cell>
          <table:table-cell office:value-type="float" office:value="24.685" calcext:value-type="float">
            <text:p>24.685</text:p>
          </table:table-cell>
          <table:table-cell table:number-columns-repeated="6"/>
        </table:table-row>
        <table:table-row table:style-name="ro1">
          <table:table-cell office:value-type="date" office:date-value="2008-10-26" calcext:value-type="date">
            <text:p>2008-10-26</text:p>
          </table:table-cell>
          <table:table-cell office:value-type="float" office:value="0.024" calcext:value-type="float">
            <text:p>0.024</text:p>
          </table:table-cell>
          <table:table-cell office:value-type="float" office:value="-6.14" calcext:value-type="float">
            <text:p>-6.14</text:p>
          </table:table-cell>
          <table:table-cell office:value-type="float" office:value="52.812" calcext:value-type="float">
            <text:p>52.812</text:p>
          </table:table-cell>
          <table:table-cell office:value-type="float" office:value="9.74" calcext:value-type="float">
            <text:p>9.74</text:p>
          </table:table-cell>
          <table:table-cell table:number-columns-repeated="6"/>
        </table:table-row>
        <table:table-row table:style-name="ro1">
          <table:table-cell office:value-type="date" office:date-value="2008-10-27" calcext:value-type="date">
            <text:p>2008-10-27</text:p>
          </table:table-cell>
          <table:table-cell office:value-type="float" office:value="0.012" calcext:value-type="float">
            <text:p>0.012</text:p>
          </table:table-cell>
          <table:table-cell office:value-type="float" office:value="-3.115" calcext:value-type="float">
            <text:p>-3.115</text:p>
          </table:table-cell>
          <table:table-cell office:value-type="float" office:value="56.898" calcext:value-type="float">
            <text:p>56.898</text:p>
          </table:table-cell>
          <table:table-cell office:value-type="float" office:value="4.684" calcext:value-type="float">
            <text:p>4.684</text:p>
          </table:table-cell>
          <table:table-cell table:number-columns-repeated="6"/>
        </table:table-row>
        <table:table-row table:style-name="ro1">
          <table:table-cell office:value-type="date" office:date-value="2008-10-28" calcext:value-type="date">
            <text:p>2008-10-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517" calcext:value-type="float">
            <text:p>0.517</text:p>
          </table:table-cell>
          <table:table-cell office:value-type="float" office:value="67.622" calcext:value-type="float">
            <text:p>67.622</text:p>
          </table:table-cell>
          <table:table-cell office:value-type="float" office:value="4.085" calcext:value-type="float">
            <text:p>4.085</text:p>
          </table:table-cell>
          <table:table-cell table:number-columns-repeated="6"/>
        </table:table-row>
        <table:table-row table:style-name="ro1">
          <table:table-cell office:value-type="date" office:date-value="2008-10-29" calcext:value-type="date">
            <text:p>2008-10-29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95" calcext:value-type="float">
            <text:p>-0.295</text:p>
          </table:table-cell>
          <table:table-cell office:value-type="float" office:value="85.263" calcext:value-type="float">
            <text:p>85.263</text:p>
          </table:table-cell>
          <table:table-cell office:value-type="float" office:value="11.035" calcext:value-type="float">
            <text:p>11.035</text:p>
          </table:table-cell>
          <table:table-cell table:number-columns-repeated="6"/>
        </table:table-row>
        <table:table-row table:style-name="ro1">
          <table:table-cell office:value-type="date" office:date-value="2008-10-30" calcext:value-type="date">
            <text:p>2008-10-30</text:p>
          </table:table-cell>
          <table:table-cell office:value-type="float" office:value="0.294" calcext:value-type="float">
            <text:p>0.294</text:p>
          </table:table-cell>
          <table:table-cell office:value-type="float" office:value="-4.048" calcext:value-type="float">
            <text:p>-4.048</text:p>
          </table:table-cell>
          <table:table-cell office:value-type="float" office:value="75.962" calcext:value-type="float">
            <text:p>75.962</text:p>
          </table:table-cell>
          <table:table-cell office:value-type="float" office:value="7.885" calcext:value-type="float">
            <text:p>7.885</text:p>
          </table:table-cell>
          <table:table-cell table:number-columns-repeated="6"/>
        </table:table-row>
        <table:table-row table:style-name="ro1">
          <table:table-cell office:value-type="date" office:date-value="2008-10-31" calcext:value-type="date">
            <text:p>2008-10-31</text:p>
          </table:table-cell>
          <table:table-cell office:value-type="float" office:value="0" calcext:value-type="float">
            <text:p>0</text:p>
          </table:table-cell>
          <table:table-cell office:value-type="float" office:value="-2.415" calcext:value-type="float">
            <text:p>-2.415</text:p>
          </table:table-cell>
          <table:table-cell office:value-type="float" office:value="82.045" calcext:value-type="float">
            <text:p>82.045</text:p>
          </table:table-cell>
          <table:table-cell office:value-type="float" office:value="8.538" calcext:value-type="float">
            <text:p>8.538</text:p>
          </table:table-cell>
          <table:table-cell table:number-columns-repeated="6"/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  <table:table-cell office:value-type="float" office:value="47.06" calcext:value-type="float">
            <text:p>47.06</text:p>
          </table:table-cell>
          <table:table-cell office:value-type="float" office:value="4.804" calcext:value-type="float">
            <text:p>4.804</text:p>
          </table:table-cell>
          <table:table-cell table:number-columns-repeated="6"/>
        </table:table-row>
        <table:table-row table:style-name="ro1">
          <table:table-cell office:value-type="date" office:date-value="2009-05-02" calcext:value-type="date">
            <text:p>2009-05-02</text:p>
          </table:table-cell>
          <table:table-cell office:value-type="float" office:value="0" calcext:value-type="float">
            <text:p>0</text:p>
          </table:table-cell>
          <table:table-cell office:value-type="float" office:value="11.364" calcext:value-type="float">
            <text:p>11.364</text:p>
          </table:table-cell>
          <table:table-cell office:value-type="float" office:value="52.51" calcext:value-type="float">
            <text:p>52.51</text:p>
          </table:table-cell>
          <table:table-cell office:value-type="float" office:value="4.12" calcext:value-type="float">
            <text:p>4.12</text:p>
          </table:table-cell>
          <table:table-cell table:number-columns-repeated="6"/>
        </table:table-row>
        <table:table-row table:style-name="ro1">
          <table:table-cell office:value-type="date" office:date-value="2009-05-03" calcext:value-type="date">
            <text:p>2009-05-03</text:p>
          </table:table-cell>
          <table:table-cell office:value-type="float" office:value="0" calcext:value-type="float">
            <text:p>0</text:p>
          </table:table-cell>
          <table:table-cell office:value-type="float" office:value="15.334" calcext:value-type="float">
            <text:p>15.334</text:p>
          </table:table-cell>
          <table:table-cell office:value-type="float" office:value="43.635" calcext:value-type="float">
            <text:p>43.635</text:p>
          </table:table-cell>
          <table:table-cell office:value-type="float" office:value="5.159" calcext:value-type="float">
            <text:p>5.159</text:p>
          </table:table-cell>
          <table:table-cell table:number-columns-repeated="6"/>
        </table:table-row>
        <table:table-row table:style-name="ro1">
          <table:table-cell office:value-type="date" office:date-value="2009-05-04" calcext:value-type="date">
            <text:p>2009-05-04</text:p>
          </table:table-cell>
          <table:table-cell office:value-type="float" office:value="8" calcext:value-type="float">
            <text:p>8</text:p>
          </table:table-cell>
          <table:table-cell office:value-type="float" office:value="9.116" calcext:value-type="float">
            <text:p>9.116</text:p>
          </table:table-cell>
          <table:table-cell office:value-type="float" office:value="77.945" calcext:value-type="float">
            <text:p>77.945</text:p>
          </table:table-cell>
          <table:table-cell office:value-type="float" office:value="4.871" calcext:value-type="float">
            <text:p>4.871</text:p>
          </table:table-cell>
          <table:table-cell table:number-columns-repeated="6"/>
        </table:table-row>
        <table:table-row table:style-name="ro1">
          <table:table-cell office:value-type="date" office:date-value="2009-05-05" calcext:value-type="date">
            <text:p>2009-05-05</text:p>
          </table:table-cell>
          <table:table-cell office:value-type="float" office:value="0.2" calcext:value-type="float">
            <text:p>0.2</text:p>
          </table:table-cell>
          <table:table-cell office:value-type="float" office:value="8.657" calcext:value-type="float">
            <text:p>8.657</text:p>
          </table:table-cell>
          <table:table-cell office:value-type="float" office:value="72.468" calcext:value-type="float">
            <text:p>72.468</text:p>
          </table:table-cell>
          <table:table-cell office:value-type="float" office:value="8.746" calcext:value-type="float">
            <text:p>8.746</text:p>
          </table:table-cell>
          <table:table-cell table:number-columns-repeated="6"/>
        </table:table-row>
        <table:table-row table:style-name="ro1">
          <table:table-cell office:value-type="date" office:date-value="2009-05-06" calcext:value-type="date">
            <text:p>2009-05-06</text:p>
          </table:table-cell>
          <table:table-cell office:value-type="float" office:value="0.1" calcext:value-type="float">
            <text:p>0.1</text:p>
          </table:table-cell>
          <table:table-cell office:value-type="float" office:value="7.87" calcext:value-type="float">
            <text:p>7.87</text:p>
          </table:table-cell>
          <table:table-cell office:value-type="float" office:value="67.551" calcext:value-type="float">
            <text:p>67.551</text:p>
          </table:table-cell>
          <table:table-cell office:value-type="float" office:value="8.601" calcext:value-type="float">
            <text:p>8.601</text:p>
          </table:table-cell>
          <table:table-cell table:number-columns-repeated="6"/>
        </table:table-row>
        <table:table-row table:style-name="ro1">
          <table:table-cell office:value-type="date" office:date-value="2009-05-07" calcext:value-type="date">
            <text:p>2009-05-07</text:p>
          </table:table-cell>
          <table:table-cell office:value-type="float" office:value="4.9" calcext:value-type="float">
            <text:p>4.9</text:p>
          </table:table-cell>
          <table:table-cell office:value-type="float" office:value="8.786" calcext:value-type="float">
            <text:p>8.786</text:p>
          </table:table-cell>
          <table:table-cell office:value-type="float" office:value="75.273" calcext:value-type="float">
            <text:p>75.273</text:p>
          </table:table-cell>
          <table:table-cell office:value-type="float" office:value="7.517" calcext:value-type="float">
            <text:p>7.517</text:p>
          </table:table-cell>
          <table:table-cell table:number-columns-repeated="6"/>
        </table:table-row>
        <table:table-row table:style-name="ro1">
          <table:table-cell office:value-type="date" office:date-value="2009-05-08" calcext:value-type="date">
            <text:p>2009-05-08</text:p>
          </table:table-cell>
          <table:table-cell office:value-type="float" office:value="1.1" calcext:value-type="float">
            <text:p>1.1</text:p>
          </table:table-cell>
          <table:table-cell office:value-type="float" office:value="10.381" calcext:value-type="float">
            <text:p>10.381</text:p>
          </table:table-cell>
          <table:table-cell office:value-type="float" office:value="75.243" calcext:value-type="float">
            <text:p>75.243</text:p>
          </table:table-cell>
          <table:table-cell office:value-type="float" office:value="5.365" calcext:value-type="float">
            <text:p>5.365</text:p>
          </table:table-cell>
          <table:table-cell table:number-columns-repeated="6"/>
        </table:table-row>
        <table:table-row table:style-name="ro1">
          <table:table-cell office:value-type="date" office:date-value="2009-05-09" calcext:value-type="date">
            <text:p>2009-05-09</text:p>
          </table:table-cell>
          <table:table-cell office:value-type="float" office:value="0.1" calcext:value-type="float">
            <text:p>0.1</text:p>
          </table:table-cell>
          <table:table-cell office:value-type="float" office:value="12.129" calcext:value-type="float">
            <text:p>12.129</text:p>
          </table:table-cell>
          <table:table-cell office:value-type="float" office:value="62.993" calcext:value-type="float">
            <text:p>62.993</text:p>
          </table:table-cell>
          <table:table-cell office:value-type="float" office:value="4.633" calcext:value-type="float">
            <text:p>4.633</text:p>
          </table:table-cell>
          <table:table-cell table:number-columns-repeated="6"/>
        </table:table-row>
        <table:table-row table:style-name="ro1">
          <table:table-cell office:value-type="date" office:date-value="2009-05-10" calcext:value-type="date">
            <text:p>2009-05-10</text:p>
          </table:table-cell>
          <table:table-cell office:value-type="float" office:value="0" calcext:value-type="float">
            <text:p>0</text:p>
          </table:table-cell>
          <table:table-cell office:value-type="float" office:value="12.816" calcext:value-type="float">
            <text:p>12.816</text:p>
          </table:table-cell>
          <table:table-cell office:value-type="float" office:value="52.926" calcext:value-type="float">
            <text:p>52.926</text:p>
          </table:table-cell>
          <table:table-cell office:value-type="float" office:value="7.064" calcext:value-type="float">
            <text:p>7.064</text:p>
          </table:table-cell>
          <table:table-cell table:number-columns-repeated="6"/>
        </table:table-row>
        <table:table-row table:style-name="ro1">
          <table:table-cell office:value-type="date" office:date-value="2009-05-11" calcext:value-type="date">
            <text:p>2009-05-11</text:p>
          </table:table-cell>
          <table:table-cell office:value-type="float" office:value="0.6" calcext:value-type="float">
            <text:p>0.6</text:p>
          </table:table-cell>
          <table:table-cell office:value-type="float" office:value="7.023" calcext:value-type="float">
            <text:p>7.023</text:p>
          </table:table-cell>
          <table:table-cell office:value-type="float" office:value="71.142" calcext:value-type="float">
            <text:p>71.142</text:p>
          </table:table-cell>
          <table:table-cell office:value-type="float" office:value="10.338" calcext:value-type="float">
            <text:p>10.338</text:p>
          </table:table-cell>
          <table:table-cell table:number-columns-repeated="6"/>
        </table:table-row>
        <table:table-row table:style-name="ro1">
          <table:table-cell office:value-type="date" office:date-value="2009-05-12" calcext:value-type="date">
            <text:p>2009-05-12</text:p>
          </table:table-cell>
          <table:table-cell office:value-type="float" office:value="0.9" calcext:value-type="float">
            <text:p>0.9</text:p>
          </table:table-cell>
          <table:table-cell office:value-type="float" office:value="2.047" calcext:value-type="float">
            <text:p>2.047</text:p>
          </table:table-cell>
          <table:table-cell office:value-type="float" office:value="56.141" calcext:value-type="float">
            <text:p>56.141</text:p>
          </table:table-cell>
          <table:table-cell office:value-type="float" office:value="10.418" calcext:value-type="float">
            <text:p>10.418</text:p>
          </table:table-cell>
          <table:table-cell table:number-columns-repeated="6"/>
        </table:table-row>
        <table:table-row table:style-name="ro1">
          <table:table-cell office:value-type="date" office:date-value="2009-05-13" calcext:value-type="date">
            <text:p>2009-05-13</text:p>
          </table:table-cell>
          <table:table-cell office:value-type="float" office:value="0" calcext:value-type="float">
            <text:p>0</text:p>
          </table:table-cell>
          <table:table-cell office:value-type="float" office:value="2.459" calcext:value-type="float">
            <text:p>2.459</text:p>
          </table:table-cell>
          <table:table-cell office:value-type="float" office:value="46.425" calcext:value-type="float">
            <text:p>46.425</text:p>
          </table:table-cell>
          <table:table-cell office:value-type="float" office:value="5.316" calcext:value-type="float">
            <text:p>5.316</text:p>
          </table:table-cell>
          <table:table-cell table:number-columns-repeated="6"/>
        </table:table-row>
        <table:table-row table:style-name="ro1">
          <table:table-cell office:value-type="date" office:date-value="2009-05-14" calcext:value-type="date">
            <text:p>2009-05-14</text:p>
          </table:table-cell>
          <table:table-cell office:value-type="float" office:value="0.1" calcext:value-type="float">
            <text:p>0.1</text:p>
          </table:table-cell>
          <table:table-cell office:value-type="float" office:value="5.583" calcext:value-type="float">
            <text:p>5.583</text:p>
          </table:table-cell>
          <table:table-cell office:value-type="float" office:value="52.996" calcext:value-type="float">
            <text:p>52.996</text:p>
          </table:table-cell>
          <table:table-cell office:value-type="float" office:value="9.021" calcext:value-type="float">
            <text:p>9.021</text:p>
          </table:table-cell>
          <table:table-cell table:number-columns-repeated="6"/>
        </table:table-row>
        <table:table-row table:style-name="ro1">
          <table:table-cell office:value-type="date" office:date-value="2009-05-15" calcext:value-type="date">
            <text:p>2009-05-15</text:p>
          </table:table-cell>
          <table:table-cell office:value-type="float" office:value="0.2" calcext:value-type="float">
            <text:p>0.2</text:p>
          </table:table-cell>
          <table:table-cell office:value-type="float" office:value="5.989" calcext:value-type="float">
            <text:p>5.989</text:p>
          </table:table-cell>
          <table:table-cell office:value-type="float" office:value="63.501" calcext:value-type="float">
            <text:p>63.501</text:p>
          </table:table-cell>
          <table:table-cell office:value-type="float" office:value="7.353" calcext:value-type="float">
            <text:p>7.353</text:p>
          </table:table-cell>
          <table:table-cell table:number-columns-repeated="6"/>
        </table:table-row>
        <table:table-row table:style-name="ro1">
          <table:table-cell office:value-type="date" office:date-value="2009-05-16" calcext:value-type="date">
            <text:p>2009-05-16</text:p>
          </table:table-cell>
          <table:table-cell office:value-type="float" office:value="0.5" calcext:value-type="float">
            <text:p>0.5</text:p>
          </table:table-cell>
          <table:table-cell office:value-type="float" office:value="5.166" calcext:value-type="float">
            <text:p>5.166</text:p>
          </table:table-cell>
          <table:table-cell office:value-type="float" office:value="68.496" calcext:value-type="float">
            <text:p>68.496</text:p>
          </table:table-cell>
          <table:table-cell office:value-type="float" office:value="9.028" calcext:value-type="float">
            <text:p>9.028</text:p>
          </table:table-cell>
          <table:table-cell table:number-columns-repeated="6"/>
        </table:table-row>
        <table:table-row table:style-name="ro1">
          <table:table-cell office:value-type="date" office:date-value="2009-05-17" calcext:value-type="date">
            <text:p>2009-05-17</text:p>
          </table:table-cell>
          <table:table-cell office:value-type="float" office:value="0.4" calcext:value-type="float">
            <text:p>0.4</text:p>
          </table:table-cell>
          <table:table-cell office:value-type="float" office:value="1.445" calcext:value-type="float">
            <text:p>1.445</text:p>
          </table:table-cell>
          <table:table-cell office:value-type="float" office:value="40.906" calcext:value-type="float">
            <text:p>40.906</text:p>
          </table:table-cell>
          <table:table-cell office:value-type="float" office:value="9.897" calcext:value-type="float">
            <text:p>9.897</text:p>
          </table:table-cell>
          <table:table-cell table:number-columns-repeated="6"/>
        </table:table-row>
        <table:table-row table:style-name="ro1">
          <table:table-cell office:value-type="date" office:date-value="2009-05-18" calcext:value-type="date">
            <text:p>2009-05-18</text:p>
          </table:table-cell>
          <table:table-cell office:value-type="float" office:value="0.5" calcext:value-type="float">
            <text:p>0.5</text:p>
          </table:table-cell>
          <table:table-cell office:value-type="float" office:value="3.612" calcext:value-type="float">
            <text:p>3.612</text:p>
          </table:table-cell>
          <table:table-cell office:value-type="float" office:value="36.47" calcext:value-type="float">
            <text:p>36.47</text:p>
          </table:table-cell>
          <table:table-cell office:value-type="float" office:value="5.495" calcext:value-type="float">
            <text:p>5.495</text:p>
          </table:table-cell>
          <table:table-cell table:number-columns-repeated="6"/>
        </table:table-row>
        <table:table-row table:style-name="ro1">
          <table:table-cell office:value-type="date" office:date-value="2009-05-19" calcext:value-type="date">
            <text:p>2009-05-19</text:p>
          </table:table-cell>
          <table:table-cell office:value-type="float" office:value="0" calcext:value-type="float">
            <text:p>0</text:p>
          </table:table-cell>
          <table:table-cell office:value-type="float" office:value="8.001" calcext:value-type="float">
            <text:p>8.001</text:p>
          </table:table-cell>
          <table:table-cell office:value-type="float" office:value="37.474" calcext:value-type="float">
            <text:p>37.474</text:p>
          </table:table-cell>
          <table:table-cell office:value-type="float" office:value="5.734" calcext:value-type="float">
            <text:p>5.734</text:p>
          </table:table-cell>
          <table:table-cell table:number-columns-repeated="6"/>
        </table:table-row>
        <table:table-row table:style-name="ro1">
          <table:table-cell office:value-type="date" office:date-value="2009-05-20" calcext:value-type="date">
            <text:p>2009-05-20</text:p>
          </table:table-cell>
          <table:table-cell office:value-type="float" office:value="0" calcext:value-type="float">
            <text:p>0</text:p>
          </table:table-cell>
          <table:table-cell office:value-type="float" office:value="8.04" calcext:value-type="float">
            <text:p>8.04</text:p>
          </table:table-cell>
          <table:table-cell office:value-type="float" office:value="33.333" calcext:value-type="float">
            <text:p>33.333</text:p>
          </table:table-cell>
          <table:table-cell office:value-type="float" office:value="8.717" calcext:value-type="float">
            <text:p>8.717</text:p>
          </table:table-cell>
          <table:table-cell table:number-columns-repeated="6"/>
        </table:table-row>
        <table:table-row table:style-name="ro1">
          <table:table-cell office:value-type="date" office:date-value="2009-05-21" calcext:value-type="date">
            <text:p>2009-05-21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office:value-type="float" office:value="30.811" calcext:value-type="float">
            <text:p>30.811</text:p>
          </table:table-cell>
          <table:table-cell office:value-type="float" office:value="5.824" calcext:value-type="float">
            <text:p>5.824</text:p>
          </table:table-cell>
          <table:table-cell table:number-columns-repeated="6"/>
        </table:table-row>
        <table:table-row table:style-name="ro1">
          <table:table-cell office:value-type="date" office:date-value="2009-05-22" calcext:value-type="date">
            <text:p>2009-05-22</text:p>
          </table:table-cell>
          <table:table-cell office:value-type="float" office:value="0" calcext:value-type="float">
            <text:p>0</text:p>
          </table:table-cell>
          <table:table-cell office:value-type="float" office:value="10.592" calcext:value-type="float">
            <text:p>10.592</text:p>
          </table:table-cell>
          <table:table-cell office:value-type="float" office:value="39.63" calcext:value-type="float">
            <text:p>39.63</text:p>
          </table:table-cell>
          <table:table-cell office:value-type="float" office:value="3.729" calcext:value-type="float">
            <text:p>3.729</text:p>
          </table:table-cell>
          <table:table-cell table:number-columns-repeated="6"/>
        </table:table-row>
        <table:table-row table:style-name="ro1">
          <table:table-cell office:value-type="date" office:date-value="2009-05-23" calcext:value-type="date">
            <text:p>2009-05-23</text:p>
          </table:table-cell>
          <table:table-cell office:value-type="float" office:value="0" calcext:value-type="float">
            <text:p>0</text:p>
          </table:table-cell>
          <table:table-cell office:value-type="float" office:value="16.348" calcext:value-type="float">
            <text:p>16.348</text:p>
          </table:table-cell>
          <table:table-cell office:value-type="float" office:value="26.814" calcext:value-type="float">
            <text:p>26.814</text:p>
          </table:table-cell>
          <table:table-cell office:value-type="float" office:value="5.835" calcext:value-type="float">
            <text:p>5.835</text:p>
          </table:table-cell>
          <table:table-cell table:number-columns-repeated="6"/>
        </table:table-row>
        <table:table-row table:style-name="ro1">
          <table:table-cell office:value-type="date" office:date-value="2009-05-24" calcext:value-type="date">
            <text:p>2009-05-24</text:p>
          </table:table-cell>
          <table:table-cell office:value-type="float" office:value="0" calcext:value-type="float">
            <text:p>0</text:p>
          </table:table-cell>
          <table:table-cell office:value-type="float" office:value="12.175" calcext:value-type="float">
            <text:p>12.175</text:p>
          </table:table-cell>
          <table:table-cell office:value-type="float" office:value="40.818" calcext:value-type="float">
            <text:p>40.818</text:p>
          </table:table-cell>
          <table:table-cell office:value-type="float" office:value="6.526" calcext:value-type="float">
            <text:p>6.526</text:p>
          </table:table-cell>
          <table:table-cell table:number-columns-repeated="6"/>
        </table:table-row>
        <table:table-row table:style-name="ro1">
          <table:table-cell office:value-type="date" office:date-value="2009-05-25" calcext:value-type="date">
            <text:p>2009-05-25</text:p>
          </table:table-cell>
          <table:table-cell office:value-type="float" office:value="0" calcext:value-type="float">
            <text:p>0</text:p>
          </table:table-cell>
          <table:table-cell office:value-type="float" office:value="10.535" calcext:value-type="float">
            <text:p>10.535</text:p>
          </table:table-cell>
          <table:table-cell office:value-type="float" office:value="40.885" calcext:value-type="float">
            <text:p>40.885</text:p>
          </table:table-cell>
          <table:table-cell office:value-type="float" office:value="6.971" calcext:value-type="float">
            <text:p>6.971</text:p>
          </table:table-cell>
          <table:table-cell table:number-columns-repeated="6"/>
        </table:table-row>
        <table:table-row table:style-name="ro1">
          <table:table-cell office:value-type="date" office:date-value="2009-05-26" calcext:value-type="date">
            <text:p>2009-05-26</text:p>
          </table:table-cell>
          <table:table-cell office:value-type="float" office:value="0" calcext:value-type="float">
            <text:p>0</text:p>
          </table:table-cell>
          <table:table-cell office:value-type="float" office:value="11.875" calcext:value-type="float">
            <text:p>11.875</text:p>
          </table:table-cell>
          <table:table-cell office:value-type="float" office:value="34.782" calcext:value-type="float">
            <text:p>34.782</text:p>
          </table:table-cell>
          <table:table-cell office:value-type="float" office:value="9.263" calcext:value-type="float">
            <text:p>9.263</text:p>
          </table:table-cell>
          <table:table-cell table:number-columns-repeated="6"/>
        </table:table-row>
        <table:table-row table:style-name="ro1">
          <table:table-cell office:value-type="date" office:date-value="2009-05-27" calcext:value-type="date">
            <text:p>2009-05-27</text:p>
          </table:table-cell>
          <table:table-cell office:value-type="float" office:value="0" calcext:value-type="float">
            <text:p>0</text:p>
          </table:table-cell>
          <table:table-cell office:value-type="float" office:value="12.045" calcext:value-type="float">
            <text:p>12.045</text:p>
          </table:table-cell>
          <table:table-cell office:value-type="float" office:value="42.026" calcext:value-type="float">
            <text:p>42.026</text:p>
          </table:table-cell>
          <table:table-cell office:value-type="float" office:value="5.878" calcext:value-type="float">
            <text:p>5.878</text:p>
          </table:table-cell>
          <table:table-cell table:number-columns-repeated="6"/>
        </table:table-row>
        <table:table-row table:style-name="ro1">
          <table:table-cell office:value-type="date" office:date-value="2009-05-28" calcext:value-type="date">
            <text:p>2009-05-28</text:p>
          </table:table-cell>
          <table:table-cell office:value-type="float" office:value="0" calcext:value-type="float">
            <text:p>0</text:p>
          </table:table-cell>
          <table:table-cell office:value-type="float" office:value="8.284" calcext:value-type="float">
            <text:p>8.284</text:p>
          </table:table-cell>
          <table:table-cell office:value-type="float" office:value="80.363" calcext:value-type="float">
            <text:p>80.363</text:p>
          </table:table-cell>
          <table:table-cell office:value-type="float" office:value="6.613" calcext:value-type="float">
            <text:p>6.613</text:p>
          </table:table-cell>
          <table:table-cell table:number-columns-repeated="6"/>
        </table:table-row>
        <table:table-row table:style-name="ro1">
          <table:table-cell office:value-type="date" office:date-value="2009-05-29" calcext:value-type="date">
            <text:p>2009-05-29</text:p>
          </table:table-cell>
          <table:table-cell office:value-type="float" office:value="0" calcext:value-type="float">
            <text:p>0</text:p>
          </table:table-cell>
          <table:table-cell office:value-type="float" office:value="11.263" calcext:value-type="float">
            <text:p>11.263</text:p>
          </table:table-cell>
          <table:table-cell office:value-type="float" office:value="54.463" calcext:value-type="float">
            <text:p>54.463</text:p>
          </table:table-cell>
          <table:table-cell office:value-type="float" office:value="9.789" calcext:value-type="float">
            <text:p>9.789</text:p>
          </table:table-cell>
          <table:table-cell table:number-columns-repeated="6"/>
        </table:table-row>
        <table:table-row table:style-name="ro1">
          <table:table-cell office:value-type="date" office:date-value="2009-05-30" calcext:value-type="date">
            <text:p>2009-05-30</text:p>
          </table:table-cell>
          <table:table-cell office:value-type="float" office:value="0" calcext:value-type="float">
            <text:p>0</text:p>
          </table:table-cell>
          <table:table-cell office:value-type="float" office:value="13.405" calcext:value-type="float">
            <text:p>13.405</text:p>
          </table:table-cell>
          <table:table-cell office:value-type="float" office:value="48.076" calcext:value-type="float">
            <text:p>48.076</text:p>
          </table:table-cell>
          <table:table-cell office:value-type="float" office:value="12.928" calcext:value-type="float">
            <text:p>12.928</text:p>
          </table:table-cell>
          <table:table-cell table:number-columns-repeated="6"/>
        </table:table-row>
        <table:table-row table:style-name="ro1">
          <table:table-cell office:value-type="date" office:date-value="2009-05-31" calcext:value-type="date">
            <text:p>2009-05-31</text:p>
          </table:table-cell>
          <table:table-cell office:value-type="float" office:value="3.6" calcext:value-type="float">
            <text:p>3.6</text:p>
          </table:table-cell>
          <table:table-cell office:value-type="float" office:value="9.68" calcext:value-type="float">
            <text:p>9.68</text:p>
          </table:table-cell>
          <table:table-cell office:value-type="float" office:value="79.468" calcext:value-type="float">
            <text:p>79.468</text:p>
          </table:table-cell>
          <table:table-cell office:value-type="float" office:value="10.073" calcext:value-type="float">
            <text:p>10.073</text:p>
          </table:table-cell>
          <table:table-cell table:number-columns-repeated="6"/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0" calcext:value-type="float">
            <text:p>0</text:p>
          </table:table-cell>
          <table:table-cell office:value-type="float" office:value="12.739" calcext:value-type="float">
            <text:p>12.739</text:p>
          </table:table-cell>
          <table:table-cell office:value-type="float" office:value="53.578" calcext:value-type="float">
            <text:p>53.578</text:p>
          </table:table-cell>
          <table:table-cell office:value-type="float" office:value="5.919" calcext:value-type="float">
            <text:p>5.919</text:p>
          </table:table-cell>
          <table:table-cell table:number-columns-repeated="6"/>
        </table:table-row>
        <table:table-row table:style-name="ro1">
          <table:table-cell office:value-type="date" office:date-value="2009-06-02" calcext:value-type="date">
            <text:p>2009-06-02</text:p>
          </table:table-cell>
          <table:table-cell office:value-type="float" office:value="0.1" calcext:value-type="float">
            <text:p>0.1</text:p>
          </table:table-cell>
          <table:table-cell office:value-type="float" office:value="16.292" calcext:value-type="float">
            <text:p>16.292</text:p>
          </table:table-cell>
          <table:table-cell office:value-type="float" office:value="52.324" calcext:value-type="float">
            <text:p>52.324</text:p>
          </table:table-cell>
          <table:table-cell office:value-type="float" office:value="5.409" calcext:value-type="float">
            <text:p>5.409</text:p>
          </table:table-cell>
          <table:table-cell table:number-columns-repeated="6"/>
        </table:table-row>
        <table:table-row table:style-name="ro1">
          <table:table-cell office:value-type="date" office:date-value="2009-06-03" calcext:value-type="date">
            <text:p>2009-06-03</text:p>
          </table:table-cell>
          <table:table-cell office:value-type="float" office:value="0.1" calcext:value-type="float">
            <text:p>0.1</text:p>
          </table:table-cell>
          <table:table-cell office:value-type="float" office:value="14.97" calcext:value-type="float">
            <text:p>14.97</text:p>
          </table:table-cell>
          <table:table-cell office:value-type="float" office:value="64.45" calcext:value-type="float">
            <text:p>64.45</text:p>
          </table:table-cell>
          <table:table-cell office:value-type="float" office:value="7.052" calcext:value-type="float">
            <text:p>7.052</text:p>
          </table:table-cell>
          <table:table-cell table:number-columns-repeated="6"/>
        </table:table-row>
        <table:table-row table:style-name="ro1">
          <table:table-cell office:value-type="date" office:date-value="2009-06-04" calcext:value-type="date">
            <text:p>2009-06-04</text:p>
          </table:table-cell>
          <table:table-cell office:value-type="float" office:value="0.1" calcext:value-type="float">
            <text:p>0.1</text:p>
          </table:table-cell>
          <table:table-cell office:value-type="float" office:value="10.291" calcext:value-type="float">
            <text:p>10.291</text:p>
          </table:table-cell>
          <table:table-cell office:value-type="float" office:value="47.947" calcext:value-type="float">
            <text:p>47.947</text:p>
          </table:table-cell>
          <table:table-cell office:value-type="float" office:value="6.056" calcext:value-type="float">
            <text:p>6.056</text:p>
          </table:table-cell>
          <table:table-cell table:number-columns-repeated="6"/>
        </table:table-row>
        <table:table-row table:style-name="ro1">
          <table:table-cell office:value-type="date" office:date-value="2009-06-05" calcext:value-type="date">
            <text:p>2009-06-05</text:p>
          </table:table-cell>
          <table:table-cell office:value-type="float" office:value="0.1" calcext:value-type="float">
            <text:p>0.1</text:p>
          </table:table-cell>
          <table:table-cell office:value-type="float" office:value="8.839" calcext:value-type="float">
            <text:p>8.839</text:p>
          </table:table-cell>
          <table:table-cell office:value-type="float" office:value="58.466" calcext:value-type="float">
            <text:p>58.466</text:p>
          </table:table-cell>
          <table:table-cell office:value-type="float" office:value="8.618" calcext:value-type="float">
            <text:p>8.618</text:p>
          </table:table-cell>
          <table:table-cell table:number-columns-repeated="6"/>
        </table:table-row>
        <table:table-row table:style-name="ro1">
          <table:table-cell office:value-type="date" office:date-value="2009-06-06" calcext:value-type="date">
            <text:p>2009-06-06</text:p>
          </table:table-cell>
          <table:table-cell office:value-type="float" office:value="0" calcext:value-type="float">
            <text:p>0</text:p>
          </table:table-cell>
          <table:table-cell office:value-type="float" office:value="11.346" calcext:value-type="float">
            <text:p>11.346</text:p>
          </table:table-cell>
          <table:table-cell office:value-type="float" office:value="49.226" calcext:value-type="float">
            <text:p>49.226</text:p>
          </table:table-cell>
          <table:table-cell office:value-type="float" office:value="6.413" calcext:value-type="float">
            <text:p>6.413</text:p>
          </table:table-cell>
          <table:table-cell table:number-columns-repeated="6"/>
        </table:table-row>
        <table:table-row table:style-name="ro1">
          <table:table-cell office:value-type="date" office:date-value="2009-06-07" calcext:value-type="date">
            <text:p>2009-06-07</text:p>
          </table:table-cell>
          <table:table-cell office:value-type="float" office:value="0" calcext:value-type="float">
            <text:p>0</text:p>
          </table:table-cell>
          <table:table-cell office:value-type="float" office:value="13.315" calcext:value-type="float">
            <text:p>13.315</text:p>
          </table:table-cell>
          <table:table-cell office:value-type="float" office:value="46.02" calcext:value-type="float">
            <text:p>46.02</text:p>
          </table:table-cell>
          <table:table-cell office:value-type="float" office:value="9.139" calcext:value-type="float">
            <text:p>9.139</text:p>
          </table:table-cell>
          <table:table-cell table:number-columns-repeated="6"/>
        </table:table-row>
        <table:table-row table:style-name="ro1">
          <table:table-cell office:value-type="date" office:date-value="2009-06-08" calcext:value-type="date">
            <text:p>2009-06-08</text:p>
          </table:table-cell>
          <table:table-cell office:value-type="float" office:value="0" calcext:value-type="float">
            <text:p>0</text:p>
          </table:table-cell>
          <table:table-cell office:value-type="float" office:value="14.392" calcext:value-type="float">
            <text:p>14.392</text:p>
          </table:table-cell>
          <table:table-cell office:value-type="float" office:value="42.449" calcext:value-type="float">
            <text:p>42.449</text:p>
          </table:table-cell>
          <table:table-cell office:value-type="float" office:value="7.814" calcext:value-type="float">
            <text:p>7.814</text:p>
          </table:table-cell>
          <table:table-cell table:number-columns-repeated="6"/>
        </table:table-row>
        <table:table-row table:style-name="ro1">
          <table:table-cell office:value-type="date" office:date-value="2009-06-09" calcext:value-type="date">
            <text:p>2009-06-09</text:p>
          </table:table-cell>
          <table:table-cell office:value-type="float" office:value="0" calcext:value-type="float">
            <text:p>0</text:p>
          </table:table-cell>
          <table:table-cell office:value-type="float" office:value="15.993" calcext:value-type="float">
            <text:p>15.993</text:p>
          </table:table-cell>
          <table:table-cell office:value-type="float" office:value="42.606" calcext:value-type="float">
            <text:p>42.606</text:p>
          </table:table-cell>
          <table:table-cell office:value-type="float" office:value="4.315" calcext:value-type="float">
            <text:p>4.315</text:p>
          </table:table-cell>
          <table:table-cell table:number-columns-repeated="6"/>
        </table:table-row>
        <table:table-row table:style-name="ro1">
          <table:table-cell office:value-type="date" office:date-value="2009-06-10" calcext:value-type="date">
            <text:p>2009-06-10</text:p>
          </table:table-cell>
          <table:table-cell office:value-type="float" office:value="0" calcext:value-type="float">
            <text:p>0</text:p>
          </table:table-cell>
          <table:table-cell office:value-type="float" office:value="18.653" calcext:value-type="float">
            <text:p>18.653</text:p>
          </table:table-cell>
          <table:table-cell office:value-type="float" office:value="46.677" calcext:value-type="float">
            <text:p>46.677</text:p>
          </table:table-cell>
          <table:table-cell office:value-type="float" office:value="5.809" calcext:value-type="float">
            <text:p>5.809</text:p>
          </table:table-cell>
          <table:table-cell table:number-columns-repeated="6"/>
        </table:table-row>
        <table:table-row table:style-name="ro1">
          <table:table-cell office:value-type="date" office:date-value="2009-06-11" calcext:value-type="date">
            <text:p>2009-06-11</text:p>
          </table:table-cell>
          <table:table-cell office:value-type="float" office:value="0" calcext:value-type="float">
            <text:p>0</text:p>
          </table:table-cell>
          <table:table-cell office:value-type="float" office:value="18.308" calcext:value-type="float">
            <text:p>18.308</text:p>
          </table:table-cell>
          <table:table-cell office:value-type="float" office:value="43.461" calcext:value-type="float">
            <text:p>43.461</text:p>
          </table:table-cell>
          <table:table-cell office:value-type="float" office:value="4.621" calcext:value-type="float">
            <text:p>4.621</text:p>
          </table:table-cell>
          <table:table-cell table:number-columns-repeated="6"/>
        </table:table-row>
        <table:table-row table:style-name="ro1">
          <table:table-cell office:value-type="date" office:date-value="2009-06-12" calcext:value-type="date">
            <text:p>2009-06-12</text:p>
          </table:table-cell>
          <table:table-cell office:value-type="float" office:value="1.5" calcext:value-type="float">
            <text:p>1.5</text:p>
          </table:table-cell>
          <table:table-cell office:value-type="float" office:value="18.858" calcext:value-type="float">
            <text:p>18.858</text:p>
          </table:table-cell>
          <table:table-cell office:value-type="float" office:value="49.032" calcext:value-type="float">
            <text:p>49.032</text:p>
          </table:table-cell>
          <table:table-cell office:value-type="float" office:value="7.09" calcext:value-type="float">
            <text:p>7.09</text:p>
          </table:table-cell>
          <table:table-cell table:number-columns-repeated="6"/>
        </table:table-row>
        <table:table-row table:style-name="ro1">
          <table:table-cell office:value-type="date" office:date-value="2009-06-13" calcext:value-type="date">
            <text:p>2009-06-13</text:p>
          </table:table-cell>
          <table:table-cell office:value-type="float" office:value="0.1" calcext:value-type="float">
            <text:p>0.1</text:p>
          </table:table-cell>
          <table:table-cell office:value-type="float" office:value="19.027" calcext:value-type="float">
            <text:p>19.027</text:p>
          </table:table-cell>
          <table:table-cell office:value-type="float" office:value="63.87" calcext:value-type="float">
            <text:p>63.87</text:p>
          </table:table-cell>
          <table:table-cell office:value-type="float" office:value="4.506" calcext:value-type="float">
            <text:p>4.506</text:p>
          </table:table-cell>
          <table:table-cell table:number-columns-repeated="6"/>
        </table:table-row>
        <table:table-row table:style-name="ro1">
          <table:table-cell office:value-type="date" office:date-value="2009-06-14" calcext:value-type="date">
            <text:p>2009-06-14</text:p>
          </table:table-cell>
          <table:table-cell office:value-type="float" office:value="0.1" calcext:value-type="float">
            <text:p>0.1</text:p>
          </table:table-cell>
          <table:table-cell office:value-type="float" office:value="19.031" calcext:value-type="float">
            <text:p>19.031</text:p>
          </table:table-cell>
          <table:table-cell office:value-type="float" office:value="62.914" calcext:value-type="float">
            <text:p>62.914</text:p>
          </table:table-cell>
          <table:table-cell office:value-type="float" office:value="4.637" calcext:value-type="float">
            <text:p>4.637</text:p>
          </table:table-cell>
          <table:table-cell table:number-columns-repeated="6"/>
        </table:table-row>
        <table:table-row table:style-name="ro1">
          <table:table-cell office:value-type="date" office:date-value="2009-06-15" calcext:value-type="date">
            <text:p>2009-06-15</text:p>
          </table:table-cell>
          <table:table-cell office:value-type="float" office:value="0" calcext:value-type="float">
            <text:p>0</text:p>
          </table:table-cell>
          <table:table-cell office:value-type="float" office:value="19.536" calcext:value-type="float">
            <text:p>19.536</text:p>
          </table:table-cell>
          <table:table-cell office:value-type="float" office:value="52.101" calcext:value-type="float">
            <text:p>52.101</text:p>
          </table:table-cell>
          <table:table-cell office:value-type="float" office:value="3.64" calcext:value-type="float">
            <text:p>3.64</text:p>
          </table:table-cell>
          <table:table-cell table:number-columns-repeated="6"/>
        </table:table-row>
        <table:table-row table:style-name="ro1">
          <table:table-cell office:value-type="date" office:date-value="2009-06-16" calcext:value-type="date">
            <text:p>2009-06-16</text:p>
          </table:table-cell>
          <table:table-cell office:value-type="float" office:value="5.224" calcext:value-type="float">
            <text:p>5.224</text:p>
          </table:table-cell>
          <table:table-cell office:value-type="float" office:value="16.296" calcext:value-type="float">
            <text:p>16.296</text:p>
          </table:table-cell>
          <table:table-cell office:value-type="float" office:value="77.131" calcext:value-type="float">
            <text:p>77.131</text:p>
          </table:table-cell>
          <table:table-cell office:value-type="float" office:value="5.334" calcext:value-type="float">
            <text:p>5.334</text:p>
          </table:table-cell>
          <table:table-cell table:number-columns-repeated="6"/>
        </table:table-row>
        <table:table-row table:style-name="ro1">
          <table:table-cell office:value-type="date" office:date-value="2009-06-17" calcext:value-type="date">
            <text:p>2009-06-17</text:p>
          </table:table-cell>
          <table:table-cell office:value-type="float" office:value="0.203" calcext:value-type="float">
            <text:p>0.203</text:p>
          </table:table-cell>
          <table:table-cell office:value-type="float" office:value="17.882" calcext:value-type="float">
            <text:p>17.882</text:p>
          </table:table-cell>
          <table:table-cell office:value-type="float" office:value="72.005" calcext:value-type="float">
            <text:p>72.005</text:p>
          </table:table-cell>
          <table:table-cell office:value-type="float" office:value="4.996" calcext:value-type="float">
            <text:p>4.996</text:p>
          </table:table-cell>
          <table:table-cell table:number-columns-repeated="6"/>
        </table:table-row>
        <table:table-row table:style-name="ro1">
          <table:table-cell office:value-type="date" office:date-value="2009-06-18" calcext:value-type="date">
            <text:p>2009-06-18</text:p>
          </table:table-cell>
          <table:table-cell office:value-type="float" office:value="6.238" calcext:value-type="float">
            <text:p>6.238</text:p>
          </table:table-cell>
          <table:table-cell office:value-type="float" office:value="16.607" calcext:value-type="float">
            <text:p>16.607</text:p>
          </table:table-cell>
          <table:table-cell office:value-type="float" office:value="72.978" calcext:value-type="float">
            <text:p>72.978</text:p>
          </table:table-cell>
          <table:table-cell office:value-type="float" office:value="7.226" calcext:value-type="float">
            <text:p>7.226</text:p>
          </table:table-cell>
          <table:table-cell table:number-columns-repeated="6"/>
        </table:table-row>
        <table:table-row table:style-name="ro1">
          <table:table-cell office:value-type="date" office:date-value="2009-06-19" calcext:value-type="date">
            <text:p>2009-06-19</text:p>
          </table:table-cell>
          <table:table-cell office:value-type="float" office:value="0.138" calcext:value-type="float">
            <text:p>0.138</text:p>
          </table:table-cell>
          <table:table-cell office:value-type="float" office:value="18.202" calcext:value-type="float">
            <text:p>18.202</text:p>
          </table:table-cell>
          <table:table-cell office:value-type="float" office:value="60.165" calcext:value-type="float">
            <text:p>60.165</text:p>
          </table:table-cell>
          <table:table-cell office:value-type="float" office:value="4.822" calcext:value-type="float">
            <text:p>4.822</text:p>
          </table:table-cell>
          <table:table-cell table:number-columns-repeated="6"/>
        </table:table-row>
        <table:table-row table:style-name="ro1">
          <table:table-cell office:value-type="date" office:date-value="2009-06-20" calcext:value-type="date">
            <text:p>2009-06-20</text:p>
          </table:table-cell>
          <table:table-cell office:value-type="float" office:value="0.5" calcext:value-type="float">
            <text:p>0.5</text:p>
          </table:table-cell>
          <table:table-cell office:value-type="float" office:value="16.761" calcext:value-type="float">
            <text:p>16.761</text:p>
          </table:table-cell>
          <table:table-cell office:value-type="float" office:value="70.657" calcext:value-type="float">
            <text:p>70.657</text:p>
          </table:table-cell>
          <table:table-cell office:value-type="float" office:value="8.783" calcext:value-type="float">
            <text:p>8.783</text:p>
          </table:table-cell>
          <table:table-cell table:number-columns-repeated="6"/>
        </table:table-row>
        <table:table-row table:style-name="ro1">
          <table:table-cell office:value-type="date" office:date-value="2009-06-21" calcext:value-type="date">
            <text:p>2009-06-21</text:p>
          </table:table-cell>
          <table:table-cell office:value-type="float" office:value="0.2" calcext:value-type="float">
            <text:p>0.2</text:p>
          </table:table-cell>
          <table:table-cell office:value-type="float" office:value="18.038" calcext:value-type="float">
            <text:p>18.038</text:p>
          </table:table-cell>
          <table:table-cell office:value-type="float" office:value="59.889" calcext:value-type="float">
            <text:p>59.889</text:p>
          </table:table-cell>
          <table:table-cell office:value-type="float" office:value="3.972" calcext:value-type="float">
            <text:p>3.972</text:p>
          </table:table-cell>
          <table:table-cell table:number-columns-repeated="6"/>
        </table:table-row>
        <table:table-row table:style-name="ro1">
          <table:table-cell office:value-type="date" office:date-value="2009-06-22" calcext:value-type="date">
            <text:p>2009-06-22</text:p>
          </table:table-cell>
          <table:table-cell office:value-type="float" office:value="0.406" calcext:value-type="float">
            <text:p>0.406</text:p>
          </table:table-cell>
          <table:table-cell office:value-type="float" office:value="17.654" calcext:value-type="float">
            <text:p>17.654</text:p>
          </table:table-cell>
          <table:table-cell office:value-type="float" office:value="62.736" calcext:value-type="float">
            <text:p>62.736</text:p>
          </table:table-cell>
          <table:table-cell office:value-type="float" office:value="7.75" calcext:value-type="float">
            <text:p>7.75</text:p>
          </table:table-cell>
          <table:table-cell table:number-columns-repeated="6"/>
        </table:table-row>
        <table:table-row table:style-name="ro1">
          <table:table-cell office:value-type="date" office:date-value="2009-06-23" calcext:value-type="date">
            <text:p>2009-06-23</text:p>
          </table:table-cell>
          <table:table-cell office:value-type="float" office:value="0.193" calcext:value-type="float">
            <text:p>0.193</text:p>
          </table:table-cell>
          <table:table-cell office:value-type="float" office:value="17.881" calcext:value-type="float">
            <text:p>17.881</text:p>
          </table:table-cell>
          <table:table-cell office:value-type="float" office:value="56.65" calcext:value-type="float">
            <text:p>56.65</text:p>
          </table:table-cell>
          <table:table-cell office:value-type="float" office:value="9.135" calcext:value-type="float">
            <text:p>9.135</text:p>
          </table:table-cell>
          <table:table-cell table:number-columns-repeated="6"/>
        </table:table-row>
        <table:table-row table:style-name="ro1">
          <table:table-cell office:value-type="date" office:date-value="2009-06-24" calcext:value-type="date">
            <text:p>2009-06-24</text:p>
          </table:table-cell>
          <table:table-cell office:value-type="float" office:value="0.016" calcext:value-type="float">
            <text:p>0.016</text:p>
          </table:table-cell>
          <table:table-cell office:value-type="float" office:value="19.601" calcext:value-type="float">
            <text:p>19.601</text:p>
          </table:table-cell>
          <table:table-cell office:value-type="float" office:value="52.504" calcext:value-type="float">
            <text:p>52.504</text:p>
          </table:table-cell>
          <table:table-cell office:value-type="float" office:value="6.049" calcext:value-type="float">
            <text:p>6.049</text:p>
          </table:table-cell>
          <table:table-cell table:number-columns-repeated="6"/>
        </table:table-row>
        <table:table-row table:style-name="ro1">
          <table:table-cell office:value-type="date" office:date-value="2009-06-25" calcext:value-type="date">
            <text:p>2009-06-25</text:p>
          </table:table-cell>
          <table:table-cell office:value-type="float" office:value="9.323" calcext:value-type="float">
            <text:p>9.323</text:p>
          </table:table-cell>
          <table:table-cell office:value-type="float" office:value="17.056" calcext:value-type="float">
            <text:p>17.056</text:p>
          </table:table-cell>
          <table:table-cell office:value-type="float" office:value="73.153" calcext:value-type="float">
            <text:p>73.153</text:p>
          </table:table-cell>
          <table:table-cell office:value-type="float" office:value="5.474" calcext:value-type="float">
            <text:p>5.474</text:p>
          </table:table-cell>
          <table:table-cell table:number-columns-repeated="6"/>
        </table:table-row>
        <table:table-row table:style-name="ro1">
          <table:table-cell office:value-type="date" office:date-value="2009-06-26" calcext:value-type="date">
            <text:p>2009-06-26</text:p>
          </table:table-cell>
          <table:table-cell office:value-type="float" office:value="15.152" calcext:value-type="float">
            <text:p>15.152</text:p>
          </table:table-cell>
          <table:table-cell office:value-type="float" office:value="14.403" calcext:value-type="float">
            <text:p>14.403</text:p>
          </table:table-cell>
          <table:table-cell office:value-type="float" office:value="96.656" calcext:value-type="float">
            <text:p>96.656</text:p>
          </table:table-cell>
          <table:table-cell office:value-type="float" office:value="3.239" calcext:value-type="float">
            <text:p>3.239</text:p>
          </table:table-cell>
          <table:table-cell table:number-columns-repeated="6"/>
        </table:table-row>
        <table:table-row table:style-name="ro1">
          <table:table-cell office:value-type="date" office:date-value="2009-06-27" calcext:value-type="date">
            <text:p>2009-06-27</text:p>
          </table:table-cell>
          <table:table-cell office:value-type="float" office:value="0.676" calcext:value-type="float">
            <text:p>0.676</text:p>
          </table:table-cell>
          <table:table-cell office:value-type="float" office:value="15.795" calcext:value-type="float">
            <text:p>15.795</text:p>
          </table:table-cell>
          <table:table-cell office:value-type="float" office:value="75.78" calcext:value-type="float">
            <text:p>75.78</text:p>
          </table:table-cell>
          <table:table-cell office:value-type="float" office:value="4.926" calcext:value-type="float">
            <text:p>4.926</text:p>
          </table:table-cell>
          <table:table-cell table:number-columns-repeated="6"/>
        </table:table-row>
        <table:table-row table:style-name="ro1">
          <table:table-cell office:value-type="date" office:date-value="2009-06-28" calcext:value-type="date">
            <text:p>2009-06-28</text:p>
          </table:table-cell>
          <table:table-cell office:value-type="float" office:value="13.362" calcext:value-type="float">
            <text:p>13.362</text:p>
          </table:table-cell>
          <table:table-cell office:value-type="float" office:value="12.916" calcext:value-type="float">
            <text:p>12.916</text:p>
          </table:table-cell>
          <table:table-cell office:value-type="float" office:value="90.594" calcext:value-type="float">
            <text:p>90.594</text:p>
          </table:table-cell>
          <table:table-cell office:value-type="float" office:value="4.855" calcext:value-type="float">
            <text:p>4.855</text:p>
          </table:table-cell>
          <table:table-cell table:number-columns-repeated="6"/>
        </table:table-row>
        <table:table-row table:style-name="ro1">
          <table:table-cell office:value-type="date" office:date-value="2009-06-29" calcext:value-type="date">
            <text:p>2009-06-29</text:p>
          </table:table-cell>
          <table:table-cell office:value-type="float" office:value="2.565" calcext:value-type="float">
            <text:p>2.565</text:p>
          </table:table-cell>
          <table:table-cell office:value-type="float" office:value="10.54" calcext:value-type="float">
            <text:p>10.54</text:p>
          </table:table-cell>
          <table:table-cell office:value-type="float" office:value="90.908" calcext:value-type="float">
            <text:p>90.908</text:p>
          </table:table-cell>
          <table:table-cell office:value-type="float" office:value="8.396" calcext:value-type="float">
            <text:p>8.396</text:p>
          </table:table-cell>
          <table:table-cell table:number-columns-repeated="6"/>
        </table:table-row>
        <table:table-row table:style-name="ro1">
          <table:table-cell office:value-type="date" office:date-value="2009-06-30" calcext:value-type="date">
            <text:p>2009-06-30</text:p>
          </table:table-cell>
          <table:table-cell office:value-type="float" office:value="4.773" calcext:value-type="float">
            <text:p>4.773</text:p>
          </table:table-cell>
          <table:table-cell office:value-type="float" office:value="11.283" calcext:value-type="float">
            <text:p>11.283</text:p>
          </table:table-cell>
          <table:table-cell office:value-type="float" office:value="88.023" calcext:value-type="float">
            <text:p>88.023</text:p>
          </table:table-cell>
          <table:table-cell office:value-type="float" office:value="7.224" calcext:value-type="float">
            <text:p>7.224</text:p>
          </table:table-cell>
          <table:table-cell table:number-columns-repeated="6"/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0.514" calcext:value-type="float">
            <text:p>0.514</text:p>
          </table:table-cell>
          <table:table-cell office:value-type="float" office:value="13.939" calcext:value-type="float">
            <text:p>13.939</text:p>
          </table:table-cell>
          <table:table-cell office:value-type="float" office:value="84.03" calcext:value-type="float">
            <text:p>84.03</text:p>
          </table:table-cell>
          <table:table-cell office:value-type="float" office:value="5.872" calcext:value-type="float">
            <text:p>5.872</text:p>
          </table:table-cell>
          <table:table-cell table:number-columns-repeated="6"/>
        </table:table-row>
        <table:table-row table:style-name="ro1">
          <table:table-cell office:value-type="date" office:date-value="2009-07-02" calcext:value-type="date">
            <text:p>2009-07-02</text:p>
          </table:table-cell>
          <table:table-cell office:value-type="float" office:value="0.936" calcext:value-type="float">
            <text:p>0.936</text:p>
          </table:table-cell>
          <table:table-cell office:value-type="float" office:value="13.388" calcext:value-type="float">
            <text:p>13.388</text:p>
          </table:table-cell>
          <table:table-cell office:value-type="float" office:value="86.737" calcext:value-type="float">
            <text:p>86.737</text:p>
          </table:table-cell>
          <table:table-cell office:value-type="float" office:value="4.101" calcext:value-type="float">
            <text:p>4.101</text:p>
          </table:table-cell>
          <table:table-cell table:number-columns-repeated="6"/>
        </table:table-row>
        <table:table-row table:style-name="ro1">
          <table:table-cell office:value-type="date" office:date-value="2009-07-03" calcext:value-type="date">
            <text:p>2009-07-03</text:p>
          </table:table-cell>
          <table:table-cell office:value-type="float" office:value="0.425" calcext:value-type="float">
            <text:p>0.425</text:p>
          </table:table-cell>
          <table:table-cell office:value-type="float" office:value="14.447" calcext:value-type="float">
            <text:p>14.447</text:p>
          </table:table-cell>
          <table:table-cell office:value-type="float" office:value="76.705" calcext:value-type="float">
            <text:p>76.705</text:p>
          </table:table-cell>
          <table:table-cell office:value-type="float" office:value="6.796" calcext:value-type="float">
            <text:p>6.796</text:p>
          </table:table-cell>
          <table:table-cell table:number-columns-repeated="6"/>
        </table:table-row>
        <table:table-row table:style-name="ro1">
          <table:table-cell office:value-type="date" office:date-value="2009-07-04" calcext:value-type="date">
            <text:p>2009-07-04</text:p>
          </table:table-cell>
          <table:table-cell office:value-type="float" office:value="0.406" calcext:value-type="float">
            <text:p>0.406</text:p>
          </table:table-cell>
          <table:table-cell office:value-type="float" office:value="14.946" calcext:value-type="float">
            <text:p>14.946</text:p>
          </table:table-cell>
          <table:table-cell office:value-type="float" office:value="78.596" calcext:value-type="float">
            <text:p>78.596</text:p>
          </table:table-cell>
          <table:table-cell office:value-type="float" office:value="5.974" calcext:value-type="float">
            <text:p>5.974</text:p>
          </table:table-cell>
          <table:table-cell table:number-columns-repeated="6"/>
        </table:table-row>
        <table:table-row table:style-name="ro1">
          <table:table-cell office:value-type="date" office:date-value="2009-07-05" calcext:value-type="date">
            <text:p>2009-07-05</text:p>
          </table:table-cell>
          <table:table-cell office:value-type="float" office:value="0.114" calcext:value-type="float">
            <text:p>0.114</text:p>
          </table:table-cell>
          <table:table-cell office:value-type="float" office:value="17.421" calcext:value-type="float">
            <text:p>17.421</text:p>
          </table:table-cell>
          <table:table-cell office:value-type="float" office:value="67.77" calcext:value-type="float">
            <text:p>67.77</text:p>
          </table:table-cell>
          <table:table-cell office:value-type="float" office:value="3.375" calcext:value-type="float">
            <text:p>3.375</text:p>
          </table:table-cell>
          <table:table-cell table:number-columns-repeated="6"/>
        </table:table-row>
        <table:table-row table:style-name="ro1">
          <table:table-cell office:value-type="date" office:date-value="2009-07-06" calcext:value-type="date">
            <text:p>2009-07-06</text:p>
          </table:table-cell>
          <table:table-cell office:value-type="float" office:value="0.849" calcext:value-type="float">
            <text:p>0.849</text:p>
          </table:table-cell>
          <table:table-cell office:value-type="float" office:value="17.425" calcext:value-type="float">
            <text:p>17.425</text:p>
          </table:table-cell>
          <table:table-cell office:value-type="float" office:value="71.418" calcext:value-type="float">
            <text:p>71.418</text:p>
          </table:table-cell>
          <table:table-cell office:value-type="float" office:value="5.645" calcext:value-type="float">
            <text:p>5.645</text:p>
          </table:table-cell>
          <table:table-cell table:number-columns-repeated="6"/>
        </table:table-row>
        <table:table-row table:style-name="ro1">
          <table:table-cell office:value-type="date" office:date-value="2009-07-07" calcext:value-type="date">
            <text:p>2009-07-07</text:p>
          </table:table-cell>
          <table:table-cell office:value-type="float" office:value="39.901" calcext:value-type="float">
            <text:p>39.901</text:p>
          </table:table-cell>
          <table:table-cell office:value-type="float" office:value="16.999" calcext:value-type="float">
            <text:p>16.999</text:p>
          </table:table-cell>
          <table:table-cell office:value-type="float" office:value="63.457" calcext:value-type="float">
            <text:p>63.457</text:p>
          </table:table-cell>
          <table:table-cell office:value-type="float" office:value="4.224" calcext:value-type="float">
            <text:p>4.224</text:p>
          </table:table-cell>
          <table:table-cell table:number-columns-repeated="6"/>
        </table:table-row>
        <table:table-row table:style-name="ro1">
          <table:table-cell office:value-type="date" office:date-value="2009-07-08" calcext:value-type="date">
            <text:p>2009-07-08</text:p>
          </table:table-cell>
          <table:table-cell office:value-type="float" office:value="3.743" calcext:value-type="float">
            <text:p>3.743</text:p>
          </table:table-cell>
          <table:table-cell office:value-type="float" office:value="16.168" calcext:value-type="float">
            <text:p>16.168</text:p>
          </table:table-cell>
          <table:table-cell office:value-type="float" office:value="68.614" calcext:value-type="float">
            <text:p>68.614</text:p>
          </table:table-cell>
          <table:table-cell office:value-type="float" office:value="6.628" calcext:value-type="float">
            <text:p>6.628</text:p>
          </table:table-cell>
          <table:table-cell table:number-columns-repeated="6"/>
        </table:table-row>
        <table:table-row table:style-name="ro1">
          <table:table-cell office:value-type="date" office:date-value="2009-07-09" calcext:value-type="date">
            <text:p>2009-07-09</text:p>
          </table:table-cell>
          <table:table-cell office:value-type="float" office:value="0.165" calcext:value-type="float">
            <text:p>0.165</text:p>
          </table:table-cell>
          <table:table-cell office:value-type="float" office:value="11.108" calcext:value-type="float">
            <text:p>11.108</text:p>
          </table:table-cell>
          <table:table-cell office:value-type="float" office:value="61.598" calcext:value-type="float">
            <text:p>61.598</text:p>
          </table:table-cell>
          <table:table-cell office:value-type="float" office:value="6.053" calcext:value-type="float">
            <text:p>6.053</text:p>
          </table:table-cell>
          <table:table-cell table:number-columns-repeated="6"/>
        </table:table-row>
        <table:table-row table:style-name="ro1">
          <table:table-cell office:value-type="date" office:date-value="2009-07-10" calcext:value-type="date">
            <text:p>2009-07-10</text:p>
          </table:table-cell>
          <table:table-cell office:value-type="float" office:value="0.054" calcext:value-type="float">
            <text:p>0.054</text:p>
          </table:table-cell>
          <table:table-cell office:value-type="float" office:value="13.721" calcext:value-type="float">
            <text:p>13.721</text:p>
          </table:table-cell>
          <table:table-cell office:value-type="float" office:value="64.575" calcext:value-type="float">
            <text:p>64.575</text:p>
          </table:table-cell>
          <table:table-cell office:value-type="float" office:value="3.757" calcext:value-type="float">
            <text:p>3.757</text:p>
          </table:table-cell>
          <table:table-cell table:number-columns-repeated="6"/>
        </table:table-row>
        <table:table-row table:style-name="ro1">
          <table:table-cell office:value-type="date" office:date-value="2009-07-11" calcext:value-type="date">
            <text:p>2009-07-11</text:p>
          </table:table-cell>
          <table:table-cell office:value-type="float" office:value="0.24" calcext:value-type="float">
            <text:p>0.24</text:p>
          </table:table-cell>
          <table:table-cell office:value-type="float" office:value="16.844" calcext:value-type="float">
            <text:p>16.844</text:p>
          </table:table-cell>
          <table:table-cell office:value-type="float" office:value="75.418" calcext:value-type="float">
            <text:p>75.418</text:p>
          </table:table-cell>
          <table:table-cell office:value-type="float" office:value="4.454" calcext:value-type="float">
            <text:p>4.454</text:p>
          </table:table-cell>
          <table:table-cell table:number-columns-repeated="6"/>
        </table:table-row>
        <table:table-row table:style-name="ro1">
          <table:table-cell office:value-type="date" office:date-value="2009-07-12" calcext:value-type="date">
            <text:p>2009-07-12</text:p>
          </table:table-cell>
          <table:table-cell office:value-type="float" office:value="5.382" calcext:value-type="float">
            <text:p>5.382</text:p>
          </table:table-cell>
          <table:table-cell office:value-type="float" office:value="16.582" calcext:value-type="float">
            <text:p>16.582</text:p>
          </table:table-cell>
          <table:table-cell office:value-type="float" office:value="85.244" calcext:value-type="float">
            <text:p>85.244</text:p>
          </table:table-cell>
          <table:table-cell office:value-type="float" office:value="5.346" calcext:value-type="float">
            <text:p>5.346</text:p>
          </table:table-cell>
          <table:table-cell table:number-columns-repeated="6"/>
        </table:table-row>
        <table:table-row table:style-name="ro1">
          <table:table-cell office:value-type="date" office:date-value="2009-07-13" calcext:value-type="date">
            <text:p>2009-07-13</text:p>
          </table:table-cell>
          <table:table-cell office:value-type="float" office:value="5.892" calcext:value-type="float">
            <text:p>5.892</text:p>
          </table:table-cell>
          <table:table-cell office:value-type="float" office:value="12.436" calcext:value-type="float">
            <text:p>12.436</text:p>
          </table:table-cell>
          <table:table-cell office:value-type="float" office:value="91.771" calcext:value-type="float">
            <text:p>91.771</text:p>
          </table:table-cell>
          <table:table-cell office:value-type="float" office:value="6.202" calcext:value-type="float">
            <text:p>6.202</text:p>
          </table:table-cell>
          <table:table-cell table:number-columns-repeated="6"/>
        </table:table-row>
        <table:table-row table:style-name="ro1">
          <table:table-cell office:value-type="date" office:date-value="2009-07-14" calcext:value-type="date">
            <text:p>2009-07-14</text:p>
          </table:table-cell>
          <table:table-cell office:value-type="float" office:value="0.211" calcext:value-type="float">
            <text:p>0.211</text:p>
          </table:table-cell>
          <table:table-cell office:value-type="float" office:value="14.286" calcext:value-type="float">
            <text:p>14.286</text:p>
          </table:table-cell>
          <table:table-cell office:value-type="float" office:value="67.851" calcext:value-type="float">
            <text:p>67.851</text:p>
          </table:table-cell>
          <table:table-cell office:value-type="float" office:value="4.939" calcext:value-type="float">
            <text:p>4.939</text:p>
          </table:table-cell>
          <table:table-cell table:number-columns-repeated="6"/>
        </table:table-row>
        <table:table-row table:style-name="ro1">
          <table:table-cell office:value-type="date" office:date-value="2009-07-15" calcext:value-type="date">
            <text:p>2009-07-15</text:p>
          </table:table-cell>
          <table:table-cell office:value-type="float" office:value="0.215" calcext:value-type="float">
            <text:p>0.215</text:p>
          </table:table-cell>
          <table:table-cell office:value-type="float" office:value="17.174" calcext:value-type="float">
            <text:p>17.174</text:p>
          </table:table-cell>
          <table:table-cell office:value-type="float" office:value="65.156" calcext:value-type="float">
            <text:p>65.156</text:p>
          </table:table-cell>
          <table:table-cell office:value-type="float" office:value="6.498" calcext:value-type="float">
            <text:p>6.498</text:p>
          </table:table-cell>
          <table:table-cell table:number-columns-repeated="6"/>
        </table:table-row>
        <table:table-row table:style-name="ro1">
          <table:table-cell office:value-type="date" office:date-value="2009-07-16" calcext:value-type="date">
            <text:p>2009-07-16</text:p>
          </table:table-cell>
          <table:table-cell office:value-type="float" office:value="0" calcext:value-type="float">
            <text:p>0</text:p>
          </table:table-cell>
          <table:table-cell office:value-type="float" office:value="18.003" calcext:value-type="float">
            <text:p>18.003</text:p>
          </table:table-cell>
          <table:table-cell office:value-type="float" office:value="71.469" calcext:value-type="float">
            <text:p>71.469</text:p>
          </table:table-cell>
          <table:table-cell office:value-type="float" office:value="6.018" calcext:value-type="float">
            <text:p>6.018</text:p>
          </table:table-cell>
          <table:table-cell table:number-columns-repeated="6"/>
        </table:table-row>
        <table:table-row table:style-name="ro1">
          <table:table-cell office:value-type="date" office:date-value="2009-07-17" calcext:value-type="date">
            <text:p>2009-07-17</text:p>
          </table:table-cell>
          <table:table-cell office:value-type="float" office:value="0.022" calcext:value-type="float">
            <text:p>0.022</text:p>
          </table:table-cell>
          <table:table-cell office:value-type="float" office:value="17.423" calcext:value-type="float">
            <text:p>17.423</text:p>
          </table:table-cell>
          <table:table-cell office:value-type="float" office:value="67.525" calcext:value-type="float">
            <text:p>67.525</text:p>
          </table:table-cell>
          <table:table-cell office:value-type="float" office:value="7.458" calcext:value-type="float">
            <text:p>7.458</text:p>
          </table:table-cell>
          <table:table-cell table:number-columns-repeated="6"/>
        </table:table-row>
        <table:table-row table:style-name="ro1">
          <table:table-cell office:value-type="date" office:date-value="2009-07-18" calcext:value-type="date">
            <text:p>2009-07-18</text:p>
          </table:table-cell>
          <table:table-cell office:value-type="float" office:value="19.607" calcext:value-type="float">
            <text:p>19.607</text:p>
          </table:table-cell>
          <table:table-cell office:value-type="float" office:value="18.095" calcext:value-type="float">
            <text:p>18.095</text:p>
          </table:table-cell>
          <table:table-cell office:value-type="float" office:value="82.275" calcext:value-type="float">
            <text:p>82.275</text:p>
          </table:table-cell>
          <table:table-cell office:value-type="float" office:value="4.675" calcext:value-type="float">
            <text:p>4.675</text:p>
          </table:table-cell>
          <table:table-cell table:number-columns-repeated="6"/>
        </table:table-row>
        <table:table-row table:style-name="ro1">
          <table:table-cell office:value-type="date" office:date-value="2009-07-19" calcext:value-type="date">
            <text:p>2009-07-19</text:p>
          </table:table-cell>
          <table:table-cell office:value-type="float" office:value="0.093" calcext:value-type="float">
            <text:p>0.093</text:p>
          </table:table-cell>
          <table:table-cell office:value-type="float" office:value="17.558" calcext:value-type="float">
            <text:p>17.558</text:p>
          </table:table-cell>
          <table:table-cell office:value-type="float" office:value="78.052" calcext:value-type="float">
            <text:p>78.052</text:p>
          </table:table-cell>
          <table:table-cell office:value-type="float" office:value="5.512" calcext:value-type="float">
            <text:p>5.512</text:p>
          </table:table-cell>
          <table:table-cell table:number-columns-repeated="6"/>
        </table:table-row>
        <table:table-row table:style-name="ro1">
          <table:table-cell office:value-type="date" office:date-value="2009-07-20" calcext:value-type="date">
            <text:p>2009-07-20</text:p>
          </table:table-cell>
          <table:table-cell office:value-type="float" office:value="0.131" calcext:value-type="float">
            <text:p>0.131</text:p>
          </table:table-cell>
          <table:table-cell office:value-type="float" office:value="18.928" calcext:value-type="float">
            <text:p>18.928</text:p>
          </table:table-cell>
          <table:table-cell office:value-type="float" office:value="74.194" calcext:value-type="float">
            <text:p>74.194</text:p>
          </table:table-cell>
          <table:table-cell office:value-type="float" office:value="3.914" calcext:value-type="float">
            <text:p>3.914</text:p>
          </table:table-cell>
          <table:table-cell table:number-columns-repeated="6"/>
        </table:table-row>
        <table:table-row table:style-name="ro1">
          <table:table-cell office:value-type="date" office:date-value="2009-07-21" calcext:value-type="date">
            <text:p>2009-07-21</text:p>
          </table:table-cell>
          <table:table-cell office:value-type="float" office:value="2.217" calcext:value-type="float">
            <text:p>2.217</text:p>
          </table:table-cell>
          <table:table-cell office:value-type="float" office:value="19.117" calcext:value-type="float">
            <text:p>19.117</text:p>
          </table:table-cell>
          <table:table-cell office:value-type="float" office:value="78.745" calcext:value-type="float">
            <text:p>78.745</text:p>
          </table:table-cell>
          <table:table-cell office:value-type="float" office:value="3.273" calcext:value-type="float">
            <text:p>3.273</text:p>
          </table:table-cell>
          <table:table-cell table:number-columns-repeated="6"/>
        </table:table-row>
        <table:table-row table:style-name="ro1">
          <table:table-cell office:value-type="date" office:date-value="2009-07-22" calcext:value-type="date">
            <text:p>2009-07-22</text:p>
          </table:table-cell>
          <table:table-cell office:value-type="float" office:value="0.3" calcext:value-type="float">
            <text:p>0.3</text:p>
          </table:table-cell>
          <table:table-cell office:value-type="float" office:value="18.422" calcext:value-type="float">
            <text:p>18.422</text:p>
          </table:table-cell>
          <table:table-cell office:value-type="float" office:value="74.705" calcext:value-type="float">
            <text:p>74.705</text:p>
          </table:table-cell>
          <table:table-cell office:value-type="float" office:value="5.242" calcext:value-type="float">
            <text:p>5.242</text:p>
          </table:table-cell>
          <table:table-cell table:number-columns-repeated="6"/>
        </table:table-row>
        <table:table-row table:style-name="ro1">
          <table:table-cell office:value-type="date" office:date-value="2009-07-23" calcext:value-type="date">
            <text:p>2009-07-23</text:p>
          </table:table-cell>
          <table:table-cell office:value-type="float" office:value="0" calcext:value-type="float">
            <text:p>0</text:p>
          </table:table-cell>
          <table:table-cell office:value-type="float" office:value="19.444" calcext:value-type="float">
            <text:p>19.444</text:p>
          </table:table-cell>
          <table:table-cell office:value-type="float" office:value="67.923" calcext:value-type="float">
            <text:p>67.923</text:p>
          </table:table-cell>
          <table:table-cell office:value-type="float" office:value="3.685" calcext:value-type="float">
            <text:p>3.685</text:p>
          </table:table-cell>
          <table:table-cell table:number-columns-repeated="6"/>
        </table:table-row>
        <table:table-row table:style-name="ro1">
          <table:table-cell office:value-type="date" office:date-value="2009-07-24" calcext:value-type="date">
            <text:p>2009-07-24</text:p>
          </table:table-cell>
          <table:table-cell office:value-type="float" office:value="0.022" calcext:value-type="float">
            <text:p>0.022</text:p>
          </table:table-cell>
          <table:table-cell office:value-type="float" office:value="21.682" calcext:value-type="float">
            <text:p>21.682</text:p>
          </table:table-cell>
          <table:table-cell office:value-type="float" office:value="65.85" calcext:value-type="float">
            <text:p>65.85</text:p>
          </table:table-cell>
          <table:table-cell office:value-type="float" office:value="5.929" calcext:value-type="float">
            <text:p>5.929</text:p>
          </table:table-cell>
          <table:table-cell table:number-columns-repeated="6"/>
        </table:table-row>
        <table:table-row table:style-name="ro1">
          <table:table-cell office:value-type="date" office:date-value="2009-07-25" calcext:value-type="date">
            <text:p>2009-07-25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74" calcext:value-type="float">
            <text:p>21.074</text:p>
          </table:table-cell>
          <table:table-cell office:value-type="float" office:value="64.458" calcext:value-type="float">
            <text:p>64.458</text:p>
          </table:table-cell>
          <table:table-cell office:value-type="float" office:value="5.359" calcext:value-type="float">
            <text:p>5.359</text:p>
          </table:table-cell>
          <table:table-cell table:number-columns-repeated="6"/>
        </table:table-row>
        <table:table-row table:style-name="ro1">
          <table:table-cell office:value-type="date" office:date-value="2009-07-26" calcext:value-type="date">
            <text:p>2009-07-26</text:p>
          </table:table-cell>
          <table:table-cell office:value-type="float" office:value="0" calcext:value-type="float">
            <text:p>0</text:p>
          </table:table-cell>
          <table:table-cell office:value-type="float" office:value="20.278" calcext:value-type="float">
            <text:p>20.278</text:p>
          </table:table-cell>
          <table:table-cell office:value-type="float" office:value="65.416" calcext:value-type="float">
            <text:p>65.416</text:p>
          </table:table-cell>
          <table:table-cell office:value-type="float" office:value="4.952" calcext:value-type="float">
            <text:p>4.952</text:p>
          </table:table-cell>
          <table:table-cell table:number-columns-repeated="6"/>
        </table:table-row>
        <table:table-row table:style-name="ro1">
          <table:table-cell office:value-type="date" office:date-value="2009-07-27" calcext:value-type="date">
            <text:p>2009-07-27</text:p>
          </table:table-cell>
          <table:table-cell office:value-type="float" office:value="0" calcext:value-type="float">
            <text:p>0</text:p>
          </table:table-cell>
          <table:table-cell office:value-type="float" office:value="19.372" calcext:value-type="float">
            <text:p>19.372</text:p>
          </table:table-cell>
          <table:table-cell office:value-type="float" office:value="74.851" calcext:value-type="float">
            <text:p>74.851</text:p>
          </table:table-cell>
          <table:table-cell office:value-type="float" office:value="3.974" calcext:value-type="float">
            <text:p>3.974</text:p>
          </table:table-cell>
          <table:table-cell table:number-columns-repeated="6"/>
        </table:table-row>
        <table:table-row table:style-name="ro1">
          <table:table-cell office:value-type="date" office:date-value="2009-07-28" calcext:value-type="date">
            <text:p>2009-07-28</text:p>
          </table:table-cell>
          <table:table-cell office:value-type="float" office:value="0" calcext:value-type="float">
            <text:p>0</text:p>
          </table:table-cell>
          <table:table-cell office:value-type="float" office:value="19.415" calcext:value-type="float">
            <text:p>19.415</text:p>
          </table:table-cell>
          <table:table-cell office:value-type="float" office:value="72.118" calcext:value-type="float">
            <text:p>72.118</text:p>
          </table:table-cell>
          <table:table-cell office:value-type="float" office:value="3.307" calcext:value-type="float">
            <text:p>3.307</text:p>
          </table:table-cell>
          <table:table-cell table:number-columns-repeated="6"/>
        </table:table-row>
        <table:table-row table:style-name="ro1">
          <table:table-cell office:value-type="date" office:date-value="2009-07-29" calcext:value-type="date">
            <text:p>2009-07-29</text:p>
          </table:table-cell>
          <table:table-cell office:value-type="float" office:value="0.044" calcext:value-type="float">
            <text:p>0.044</text:p>
          </table:table-cell>
          <table:table-cell office:value-type="float" office:value="20.316" calcext:value-type="float">
            <text:p>20.316</text:p>
          </table:table-cell>
          <table:table-cell office:value-type="float" office:value="68.623" calcext:value-type="float">
            <text:p>68.623</text:p>
          </table:table-cell>
          <table:table-cell office:value-type="float" office:value="3.453" calcext:value-type="float">
            <text:p>3.453</text:p>
          </table:table-cell>
          <table:table-cell table:number-columns-repeated="6"/>
        </table:table-row>
        <table:table-row table:style-name="ro1">
          <table:table-cell office:value-type="date" office:date-value="2009-07-30" calcext:value-type="date">
            <text:p>2009-07-30</text:p>
          </table:table-cell>
          <table:table-cell office:value-type="float" office:value="0" calcext:value-type="float">
            <text:p>0</text:p>
          </table:table-cell>
          <table:table-cell office:value-type="float" office:value="19.424" calcext:value-type="float">
            <text:p>19.424</text:p>
          </table:table-cell>
          <table:table-cell office:value-type="float" office:value="68.937" calcext:value-type="float">
            <text:p>68.937</text:p>
          </table:table-cell>
          <table:table-cell office:value-type="float" office:value="6.633" calcext:value-type="float">
            <text:p>6.633</text:p>
          </table:table-cell>
          <table:table-cell table:number-columns-repeated="6"/>
        </table:table-row>
        <table:table-row table:style-name="ro1">
          <table:table-cell office:value-type="date" office:date-value="2009-07-31" calcext:value-type="date">
            <text:p>2009-07-31</text:p>
          </table:table-cell>
          <table:table-cell office:value-type="float" office:value="0" calcext:value-type="float">
            <text:p>0</text:p>
          </table:table-cell>
          <table:table-cell office:value-type="float" office:value="18.95" calcext:value-type="float">
            <text:p>18.95</text:p>
          </table:table-cell>
          <table:table-cell office:value-type="float" office:value="70.495" calcext:value-type="float">
            <text:p>70.495</text:p>
          </table:table-cell>
          <table:table-cell office:value-type="float" office:value="3.748" calcext:value-type="float">
            <text:p>3.748</text:p>
          </table:table-cell>
          <table:table-cell table:number-columns-repeated="6"/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.499" calcext:value-type="float">
            <text:p>3.499</text:p>
          </table:table-cell>
          <table:table-cell office:value-type="float" office:value="20.908" calcext:value-type="float">
            <text:p>20.908</text:p>
          </table:table-cell>
          <table:table-cell office:value-type="float" office:value="81.752" calcext:value-type="float">
            <text:p>81.752</text:p>
          </table:table-cell>
          <table:table-cell office:value-type="float" office:value="5.015" calcext:value-type="float">
            <text:p>5.015</text:p>
          </table:table-cell>
          <table:table-cell table:number-columns-repeated="6"/>
        </table:table-row>
        <table:table-row table:style-name="ro1">
          <table:table-cell office:value-type="date" office:date-value="2009-08-02" calcext:value-type="date">
            <text:p>2009-08-02</text:p>
          </table:table-cell>
          <table:table-cell office:value-type="float" office:value="0.5" calcext:value-type="float">
            <text:p>0.5</text:p>
          </table:table-cell>
          <table:table-cell office:value-type="float" office:value="17.773" calcext:value-type="float">
            <text:p>17.773</text:p>
          </table:table-cell>
          <table:table-cell office:value-type="float" office:value="68.6" calcext:value-type="float">
            <text:p>68.6</text:p>
          </table:table-cell>
          <table:table-cell office:value-type="float" office:value="4.932" calcext:value-type="float">
            <text:p>4.932</text:p>
          </table:table-cell>
          <table:table-cell table:number-columns-repeated="6"/>
        </table:table-row>
        <table:table-row table:style-name="ro1">
          <table:table-cell office:value-type="date" office:date-value="2009-08-03" calcext:value-type="date">
            <text:p>2009-08-03</text:p>
          </table:table-cell>
          <table:table-cell office:value-type="float" office:value="0.008" calcext:value-type="float">
            <text:p>0.008</text:p>
          </table:table-cell>
          <table:table-cell office:value-type="float" office:value="13.17" calcext:value-type="float">
            <text:p>13.17</text:p>
          </table:table-cell>
          <table:table-cell office:value-type="float" office:value="74.724" calcext:value-type="float">
            <text:p>74.724</text:p>
          </table:table-cell>
          <table:table-cell office:value-type="float" office:value="4.274" calcext:value-type="float">
            <text:p>4.274</text:p>
          </table:table-cell>
          <table:table-cell table:number-columns-repeated="6"/>
        </table:table-row>
        <table:table-row table:style-name="ro1">
          <table:table-cell office:value-type="date" office:date-value="2009-08-04" calcext:value-type="date">
            <text:p>2009-08-04</text:p>
          </table:table-cell>
          <table:table-cell office:value-type="float" office:value="0.141" calcext:value-type="float">
            <text:p>0.141</text:p>
          </table:table-cell>
          <table:table-cell office:value-type="float" office:value="14.277" calcext:value-type="float">
            <text:p>14.277</text:p>
          </table:table-cell>
          <table:table-cell office:value-type="float" office:value="72.486" calcext:value-type="float">
            <text:p>72.486</text:p>
          </table:table-cell>
          <table:table-cell office:value-type="float" office:value="3.696" calcext:value-type="float">
            <text:p>3.696</text:p>
          </table:table-cell>
          <table:table-cell table:number-columns-repeated="6"/>
        </table:table-row>
        <table:table-row table:style-name="ro1">
          <table:table-cell office:value-type="date" office:date-value="2009-08-05" calcext:value-type="date">
            <text:p>2009-08-05</text:p>
          </table:table-cell>
          <table:table-cell office:value-type="float" office:value="0" calcext:value-type="float">
            <text:p>0</text:p>
          </table:table-cell>
          <table:table-cell office:value-type="float" office:value="16.236" calcext:value-type="float">
            <text:p>16.236</text:p>
          </table:table-cell>
          <table:table-cell office:value-type="float" office:value="65.745" calcext:value-type="float">
            <text:p>65.745</text:p>
          </table:table-cell>
          <table:table-cell office:value-type="float" office:value="4.187" calcext:value-type="float">
            <text:p>4.187</text:p>
          </table:table-cell>
          <table:table-cell table:number-columns-repeated="6"/>
        </table:table-row>
        <table:table-row table:style-name="ro1">
          <table:table-cell office:value-type="date" office:date-value="2009-08-06" calcext:value-type="date">
            <text:p>2009-08-06</text:p>
          </table:table-cell>
          <table:table-cell office:value-type="float" office:value="0.08" calcext:value-type="float">
            <text:p>0.08</text:p>
          </table:table-cell>
          <table:table-cell office:value-type="float" office:value="17.547" calcext:value-type="float">
            <text:p>17.547</text:p>
          </table:table-cell>
          <table:table-cell office:value-type="float" office:value="62.203" calcext:value-type="float">
            <text:p>62.203</text:p>
          </table:table-cell>
          <table:table-cell office:value-type="float" office:value="4.298" calcext:value-type="float">
            <text:p>4.298</text:p>
          </table:table-cell>
          <table:table-cell table:number-columns-repeated="6"/>
        </table:table-row>
        <table:table-row table:style-name="ro1">
          <table:table-cell office:value-type="date" office:date-value="2009-08-07" calcext:value-type="date">
            <text:p>2009-08-07</text:p>
          </table:table-cell>
          <table:table-cell office:value-type="float" office:value="0.07" calcext:value-type="float">
            <text:p>0.07</text:p>
          </table:table-cell>
          <table:table-cell office:value-type="float" office:value="18.283" calcext:value-type="float">
            <text:p>18.283</text:p>
          </table:table-cell>
          <table:table-cell office:value-type="float" office:value="67.657" calcext:value-type="float">
            <text:p>67.657</text:p>
          </table:table-cell>
          <table:table-cell office:value-type="float" office:value="4.02" calcext:value-type="float">
            <text:p>4.02</text:p>
          </table:table-cell>
          <table:table-cell table:number-columns-repeated="6"/>
        </table:table-row>
        <table:table-row table:style-name="ro1">
          <table:table-cell office:value-type="date" office:date-value="2009-08-08" calcext:value-type="date">
            <text:p>2009-08-08</text:p>
          </table:table-cell>
          <table:table-cell office:value-type="float" office:value="0.01" calcext:value-type="float">
            <text:p>0.01</text:p>
          </table:table-cell>
          <table:table-cell office:value-type="float" office:value="20.477" calcext:value-type="float">
            <text:p>20.477</text:p>
          </table:table-cell>
          <table:table-cell office:value-type="float" office:value="67.116" calcext:value-type="float">
            <text:p>67.116</text:p>
          </table:table-cell>
          <table:table-cell office:value-type="float" office:value="6.852" calcext:value-type="float">
            <text:p>6.852</text:p>
          </table:table-cell>
          <table:table-cell table:number-columns-repeated="6"/>
        </table:table-row>
        <table:table-row table:style-name="ro1">
          <table:table-cell office:value-type="date" office:date-value="2009-08-09" calcext:value-type="date">
            <text:p>2009-08-09</text:p>
          </table:table-cell>
          <table:table-cell office:value-type="float" office:value="0" calcext:value-type="float">
            <text:p>0</text:p>
          </table:table-cell>
          <table:table-cell office:value-type="float" office:value="15.786" calcext:value-type="float">
            <text:p>15.786</text:p>
          </table:table-cell>
          <table:table-cell office:value-type="float" office:value="87.467" calcext:value-type="float">
            <text:p>87.467</text:p>
          </table:table-cell>
          <table:table-cell office:value-type="float" office:value="5.211" calcext:value-type="float">
            <text:p>5.211</text:p>
          </table:table-cell>
          <table:table-cell table:number-columns-repeated="6"/>
        </table:table-row>
        <table:table-row table:style-name="ro1">
          <table:table-cell office:value-type="date" office:date-value="2009-08-10" calcext:value-type="date">
            <text:p>2009-08-10</text:p>
          </table:table-cell>
          <table:table-cell office:value-type="float" office:value="0.638" calcext:value-type="float">
            <text:p>0.638</text:p>
          </table:table-cell>
          <table:table-cell office:value-type="float" office:value="15.274" calcext:value-type="float">
            <text:p>15.274</text:p>
          </table:table-cell>
          <table:table-cell office:value-type="float" office:value="87.366" calcext:value-type="float">
            <text:p>87.366</text:p>
          </table:table-cell>
          <table:table-cell office:value-type="float" office:value="7.344" calcext:value-type="float">
            <text:p>7.344</text:p>
          </table:table-cell>
          <table:table-cell table:number-columns-repeated="6"/>
        </table:table-row>
        <table:table-row table:style-name="ro1">
          <table:table-cell office:value-type="date" office:date-value="2009-08-11" calcext:value-type="date">
            <text:p>2009-08-11</text:p>
          </table:table-cell>
          <table:table-cell office:value-type="float" office:value="1.315" calcext:value-type="float">
            <text:p>1.315</text:p>
          </table:table-cell>
          <table:table-cell office:value-type="float" office:value="13.578" calcext:value-type="float">
            <text:p>13.578</text:p>
          </table:table-cell>
          <table:table-cell office:value-type="float" office:value="77.097" calcext:value-type="float">
            <text:p>77.097</text:p>
          </table:table-cell>
          <table:table-cell office:value-type="float" office:value="7.391" calcext:value-type="float">
            <text:p>7.391</text:p>
          </table:table-cell>
          <table:table-cell table:number-columns-repeated="6"/>
        </table:table-row>
        <table:table-row table:style-name="ro1">
          <table:table-cell office:value-type="date" office:date-value="2009-08-12" calcext:value-type="date">
            <text:p>2009-08-12</text:p>
          </table:table-cell>
          <table:table-cell office:value-type="float" office:value="0.628" calcext:value-type="float">
            <text:p>0.628</text:p>
          </table:table-cell>
          <table:table-cell office:value-type="float" office:value="11.828" calcext:value-type="float">
            <text:p>11.828</text:p>
          </table:table-cell>
          <table:table-cell office:value-type="float" office:value="88.002" calcext:value-type="float">
            <text:p>88.002</text:p>
          </table:table-cell>
          <table:table-cell office:value-type="float" office:value="8.568" calcext:value-type="float">
            <text:p>8.568</text:p>
          </table:table-cell>
          <table:table-cell table:number-columns-repeated="6"/>
        </table:table-row>
        <table:table-row table:style-name="ro1">
          <table:table-cell office:value-type="date" office:date-value="2009-08-13" calcext:value-type="date">
            <text:p>2009-08-13</text:p>
          </table:table-cell>
          <table:table-cell office:value-type="float" office:value="0.627" calcext:value-type="float">
            <text:p>0.627</text:p>
          </table:table-cell>
          <table:table-cell office:value-type="float" office:value="11.356" calcext:value-type="float">
            <text:p>11.356</text:p>
          </table:table-cell>
          <table:table-cell office:value-type="float" office:value="78.174" calcext:value-type="float">
            <text:p>78.174</text:p>
          </table:table-cell>
          <table:table-cell office:value-type="float" office:value="3.976" calcext:value-type="float">
            <text:p>3.976</text:p>
          </table:table-cell>
          <table:table-cell table:number-columns-repeated="6"/>
        </table:table-row>
        <table:table-row table:style-name="ro1">
          <table:table-cell office:value-type="date" office:date-value="2009-08-14" calcext:value-type="date">
            <text:p>2009-08-14</text:p>
          </table:table-cell>
          <table:table-cell office:value-type="float" office:value="0.108" calcext:value-type="float">
            <text:p>0.108</text:p>
          </table:table-cell>
          <table:table-cell office:value-type="float" office:value="12.447" calcext:value-type="float">
            <text:p>12.447</text:p>
          </table:table-cell>
          <table:table-cell office:value-type="float" office:value="71.405" calcext:value-type="float">
            <text:p>71.405</text:p>
          </table:table-cell>
          <table:table-cell office:value-type="float" office:value="5.175" calcext:value-type="float">
            <text:p>5.175</text:p>
          </table:table-cell>
          <table:table-cell table:number-columns-repeated="6"/>
        </table:table-row>
        <table:table-row table:style-name="ro1">
          <table:table-cell office:value-type="date" office:date-value="2009-08-15" calcext:value-type="date">
            <text:p>2009-08-15</text:p>
          </table:table-cell>
          <table:table-cell office:value-type="float" office:value="0.135" calcext:value-type="float">
            <text:p>0.135</text:p>
          </table:table-cell>
          <table:table-cell office:value-type="float" office:value="15.293" calcext:value-type="float">
            <text:p>15.293</text:p>
          </table:table-cell>
          <table:table-cell office:value-type="float" office:value="72.669" calcext:value-type="float">
            <text:p>72.669</text:p>
          </table:table-cell>
          <table:table-cell office:value-type="float" office:value="4.71" calcext:value-type="float">
            <text:p>4.71</text:p>
          </table:table-cell>
          <table:table-cell table:number-columns-repeated="6"/>
        </table:table-row>
        <table:table-row table:style-name="ro1">
          <table:table-cell office:value-type="date" office:date-value="2009-08-16" calcext:value-type="date">
            <text:p>2009-08-16</text:p>
          </table:table-cell>
          <table:table-cell office:value-type="float" office:value="0" calcext:value-type="float">
            <text:p>0</text:p>
          </table:table-cell>
          <table:table-cell office:value-type="float" office:value="17.093" calcext:value-type="float">
            <text:p>17.093</text:p>
          </table:table-cell>
          <table:table-cell office:value-type="float" office:value="67.227" calcext:value-type="float">
            <text:p>67.227</text:p>
          </table:table-cell>
          <table:table-cell office:value-type="float" office:value="4.423" calcext:value-type="float">
            <text:p>4.423</text:p>
          </table:table-cell>
          <table:table-cell table:number-columns-repeated="6"/>
        </table:table-row>
        <table:table-row table:style-name="ro1">
          <table:table-cell office:value-type="date" office:date-value="2009-08-17" calcext:value-type="date">
            <text:p>2009-08-17</text:p>
          </table:table-cell>
          <table:table-cell office:value-type="float" office:value="0" calcext:value-type="float">
            <text:p>0</text:p>
          </table:table-cell>
          <table:table-cell office:value-type="float" office:value="19.677" calcext:value-type="float">
            <text:p>19.677</text:p>
          </table:table-cell>
          <table:table-cell office:value-type="float" office:value="64.933" calcext:value-type="float">
            <text:p>64.933</text:p>
          </table:table-cell>
          <table:table-cell office:value-type="float" office:value="6.042" calcext:value-type="float">
            <text:p>6.042</text:p>
          </table:table-cell>
          <table:table-cell table:number-columns-repeated="6"/>
        </table:table-row>
        <table:table-row table:style-name="ro1">
          <table:table-cell office:value-type="date" office:date-value="2009-08-18" calcext:value-type="date">
            <text:p>2009-08-18</text:p>
          </table:table-cell>
          <table:table-cell office:value-type="float" office:value="5.955" calcext:value-type="float">
            <text:p>5.955</text:p>
          </table:table-cell>
          <table:table-cell office:value-type="float" office:value="16.047" calcext:value-type="float">
            <text:p>16.047</text:p>
          </table:table-cell>
          <table:table-cell office:value-type="float" office:value="86.227" calcext:value-type="float">
            <text:p>86.227</text:p>
          </table:table-cell>
          <table:table-cell office:value-type="float" office:value="8.336" calcext:value-type="float">
            <text:p>8.336</text:p>
          </table:table-cell>
          <table:table-cell table:number-columns-repeated="6"/>
        </table:table-row>
        <table:table-row table:style-name="ro1">
          <table:table-cell office:value-type="date" office:date-value="2009-08-19" calcext:value-type="date">
            <text:p>2009-08-19</text:p>
          </table:table-cell>
          <table:table-cell office:value-type="float" office:value="0.622" calcext:value-type="float">
            <text:p>0.622</text:p>
          </table:table-cell>
          <table:table-cell office:value-type="float" office:value="15.765" calcext:value-type="float">
            <text:p>15.765</text:p>
          </table:table-cell>
          <table:table-cell office:value-type="float" office:value="79.784" calcext:value-type="float">
            <text:p>79.784</text:p>
          </table:table-cell>
          <table:table-cell office:value-type="float" office:value="5.819" calcext:value-type="float">
            <text:p>5.819</text:p>
          </table:table-cell>
          <table:table-cell table:number-columns-repeated="6"/>
        </table:table-row>
        <table:table-row table:style-name="ro1">
          <table:table-cell office:value-type="date" office:date-value="2009-08-20" calcext:value-type="date">
            <text:p>2009-08-20</text:p>
          </table:table-cell>
          <table:table-cell office:value-type="float" office:value="0.1" calcext:value-type="float">
            <text:p>0.1</text:p>
          </table:table-cell>
          <table:table-cell office:value-type="float" office:value="15.913" calcext:value-type="float">
            <text:p>15.913</text:p>
          </table:table-cell>
          <table:table-cell office:value-type="float" office:value="76.298" calcext:value-type="float">
            <text:p>76.298</text:p>
          </table:table-cell>
          <table:table-cell office:value-type="float" office:value="6.87" calcext:value-type="float">
            <text:p>6.87</text:p>
          </table:table-cell>
          <table:table-cell table:number-columns-repeated="6"/>
        </table:table-row>
        <table:table-row table:style-name="ro1">
          <table:table-cell office:value-type="date" office:date-value="2009-08-21" calcext:value-type="date">
            <text:p>2009-08-21</text:p>
          </table:table-cell>
          <table:table-cell office:value-type="float" office:value="4.3" calcext:value-type="float">
            <text:p>4.3</text:p>
          </table:table-cell>
          <table:table-cell office:value-type="float" office:value="15.262" calcext:value-type="float">
            <text:p>15.262</text:p>
          </table:table-cell>
          <table:table-cell office:value-type="float" office:value="88.275" calcext:value-type="float">
            <text:p>88.275</text:p>
          </table:table-cell>
          <table:table-cell office:value-type="float" office:value="6.624" calcext:value-type="float">
            <text:p>6.624</text:p>
          </table:table-cell>
          <table:table-cell table:number-columns-repeated="6"/>
        </table:table-row>
        <table:table-row table:style-name="ro1">
          <table:table-cell office:value-type="date" office:date-value="2009-08-22" calcext:value-type="date">
            <text:p>2009-08-22</text:p>
          </table:table-cell>
          <table:table-cell office:value-type="float" office:value="2.52" calcext:value-type="float">
            <text:p>2.52</text:p>
          </table:table-cell>
          <table:table-cell office:value-type="float" office:value="16.822" calcext:value-type="float">
            <text:p>16.822</text:p>
          </table:table-cell>
          <table:table-cell office:value-type="float" office:value="77.612" calcext:value-type="float">
            <text:p>77.612</text:p>
          </table:table-cell>
          <table:table-cell office:value-type="float" office:value="6.488" calcext:value-type="float">
            <text:p>6.488</text:p>
          </table:table-cell>
          <table:table-cell table:number-columns-repeated="6"/>
        </table:table-row>
        <table:table-row table:style-name="ro1">
          <table:table-cell office:value-type="date" office:date-value="2009-08-23" calcext:value-type="date">
            <text:p>2009-08-23</text:p>
          </table:table-cell>
          <table:table-cell office:value-type="float" office:value="0" calcext:value-type="float">
            <text:p>0</text:p>
          </table:table-cell>
          <table:table-cell office:value-type="float" office:value="13.66" calcext:value-type="float">
            <text:p>13.66</text:p>
          </table:table-cell>
          <table:table-cell office:value-type="float" office:value="69.681" calcext:value-type="float">
            <text:p>69.681</text:p>
          </table:table-cell>
          <table:table-cell office:value-type="float" office:value="5.517" calcext:value-type="float">
            <text:p>5.517</text:p>
          </table:table-cell>
          <table:table-cell table:number-columns-repeated="6"/>
        </table:table-row>
        <table:table-row table:style-name="ro1">
          <table:table-cell office:value-type="date" office:date-value="2009-08-24" calcext:value-type="date">
            <text:p>2009-08-24</text:p>
          </table:table-cell>
          <table:table-cell office:value-type="float" office:value="0" calcext:value-type="float">
            <text:p>0</text:p>
          </table:table-cell>
          <table:table-cell office:value-type="float" office:value="13.887" calcext:value-type="float">
            <text:p>13.887</text:p>
          </table:table-cell>
          <table:table-cell office:value-type="float" office:value="82.33" calcext:value-type="float">
            <text:p>82.33</text:p>
          </table:table-cell>
          <table:table-cell office:value-type="float" office:value="3.03" calcext:value-type="float">
            <text:p>3.03</text:p>
          </table:table-cell>
          <table:table-cell table:number-columns-repeated="6"/>
        </table:table-row>
        <table:table-row table:style-name="ro1">
          <table:table-cell office:value-type="date" office:date-value="2009-08-25" calcext:value-type="date">
            <text:p>2009-08-25</text:p>
          </table:table-cell>
          <table:table-cell office:value-type="float" office:value="16.809" calcext:value-type="float">
            <text:p>16.809</text:p>
          </table:table-cell>
          <table:table-cell office:value-type="float" office:value="12.508" calcext:value-type="float">
            <text:p>12.508</text:p>
          </table:table-cell>
          <table:table-cell office:value-type="float" office:value="89.792" calcext:value-type="float">
            <text:p>89.792</text:p>
          </table:table-cell>
          <table:table-cell office:value-type="float" office:value="6.528" calcext:value-type="float">
            <text:p>6.528</text:p>
          </table:table-cell>
          <table:table-cell table:number-columns-repeated="6"/>
        </table:table-row>
        <table:table-row table:style-name="ro1">
          <table:table-cell office:value-type="date" office:date-value="2009-08-26" calcext:value-type="date">
            <text:p>2009-08-26</text:p>
          </table:table-cell>
          <table:table-cell office:value-type="float" office:value="0.28" calcext:value-type="float">
            <text:p>0.28</text:p>
          </table:table-cell>
          <table:table-cell office:value-type="float" office:value="14.718" calcext:value-type="float">
            <text:p>14.718</text:p>
          </table:table-cell>
          <table:table-cell office:value-type="float" office:value="74.395" calcext:value-type="float">
            <text:p>74.395</text:p>
          </table:table-cell>
          <table:table-cell office:value-type="float" office:value="3.032" calcext:value-type="float">
            <text:p>3.032</text:p>
          </table:table-cell>
          <table:table-cell table:number-columns-repeated="6"/>
        </table:table-row>
        <table:table-row table:style-name="ro1">
          <table:table-cell office:value-type="date" office:date-value="2009-08-27" calcext:value-type="date">
            <text:p>2009-08-27</text:p>
          </table:table-cell>
          <table:table-cell office:value-type="float" office:value="0.382" calcext:value-type="float">
            <text:p>0.382</text:p>
          </table:table-cell>
          <table:table-cell office:value-type="float" office:value="15.355" calcext:value-type="float">
            <text:p>15.355</text:p>
          </table:table-cell>
          <table:table-cell office:value-type="float" office:value="71.028" calcext:value-type="float">
            <text:p>71.028</text:p>
          </table:table-cell>
          <table:table-cell office:value-type="float" office:value="4.331" calcext:value-type="float">
            <text:p>4.331</text:p>
          </table:table-cell>
          <table:table-cell table:number-columns-repeated="6"/>
        </table:table-row>
        <table:table-row table:style-name="ro1">
          <table:table-cell office:value-type="date" office:date-value="2009-08-28" calcext:value-type="date">
            <text:p>2009-08-28</text:p>
          </table:table-cell>
          <table:table-cell office:value-type="float" office:value="0.02" calcext:value-type="float">
            <text:p>0.02</text:p>
          </table:table-cell>
          <table:table-cell office:value-type="float" office:value="16.526" calcext:value-type="float">
            <text:p>16.526</text:p>
          </table:table-cell>
          <table:table-cell office:value-type="float" office:value="73.522" calcext:value-type="float">
            <text:p>73.522</text:p>
          </table:table-cell>
          <table:table-cell office:value-type="float" office:value="4.764" calcext:value-type="float">
            <text:p>4.764</text:p>
          </table:table-cell>
          <table:table-cell table:number-columns-repeated="6"/>
        </table:table-row>
        <table:table-row table:style-name="ro1">
          <table:table-cell office:value-type="date" office:date-value="2009-08-29" calcext:value-type="date">
            <text:p>2009-08-29</text:p>
          </table:table-cell>
          <table:table-cell office:value-type="float" office:value="0" calcext:value-type="float">
            <text:p>0</text:p>
          </table:table-cell>
          <table:table-cell office:value-type="float" office:value="16.221" calcext:value-type="float">
            <text:p>16.221</text:p>
          </table:table-cell>
          <table:table-cell office:value-type="float" office:value="87.463" calcext:value-type="float">
            <text:p>87.463</text:p>
          </table:table-cell>
          <table:table-cell office:value-type="float" office:value="2.482" calcext:value-type="float">
            <text:p>2.482</text:p>
          </table:table-cell>
          <table:table-cell table:number-columns-repeated="6"/>
        </table:table-row>
        <table:table-row table:style-name="ro1">
          <table:table-cell office:value-type="date" office:date-value="2009-08-30" calcext:value-type="date">
            <text:p>2009-08-30</text:p>
          </table:table-cell>
          <table:table-cell office:value-type="float" office:value="0.046" calcext:value-type="float">
            <text:p>0.046</text:p>
          </table:table-cell>
          <table:table-cell office:value-type="float" office:value="18.519" calcext:value-type="float">
            <text:p>18.519</text:p>
          </table:table-cell>
          <table:table-cell office:value-type="float" office:value="76.813" calcext:value-type="float">
            <text:p>76.813</text:p>
          </table:table-cell>
          <table:table-cell office:value-type="float" office:value="2.877" calcext:value-type="float">
            <text:p>2.877</text:p>
          </table:table-cell>
          <table:table-cell table:number-columns-repeated="6"/>
        </table:table-row>
        <table:table-row table:style-name="ro1">
          <table:table-cell office:value-type="date" office:date-value="2009-08-31" calcext:value-type="date">
            <text:p>2009-08-31</text:p>
          </table:table-cell>
          <table:table-cell office:value-type="float" office:value="0.04" calcext:value-type="float">
            <text:p>0.04</text:p>
          </table:table-cell>
          <table:table-cell office:value-type="float" office:value="18.053" calcext:value-type="float">
            <text:p>18.053</text:p>
          </table:table-cell>
          <table:table-cell office:value-type="float" office:value="60.868" calcext:value-type="float">
            <text:p>60.868</text:p>
          </table:table-cell>
          <table:table-cell office:value-type="float" office:value="7.434" calcext:value-type="float">
            <text:p>7.434</text:p>
          </table:table-cell>
          <table:table-cell table:number-columns-repeated="6"/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0" calcext:value-type="float">
            <text:p>0</text:p>
          </table:table-cell>
          <table:table-cell office:value-type="float" office:value="15.67" calcext:value-type="float">
            <text:p>15.67</text:p>
          </table:table-cell>
          <table:table-cell office:value-type="float" office:value="72.631" calcext:value-type="float">
            <text:p>72.631</text:p>
          </table:table-cell>
          <table:table-cell office:value-type="float" office:value="3.633" calcext:value-type="float">
            <text:p>3.633</text:p>
          </table:table-cell>
          <table:table-cell table:number-columns-repeated="6"/>
        </table:table-row>
        <table:table-row table:style-name="ro1">
          <table:table-cell office:value-type="date" office:date-value="2009-09-02" calcext:value-type="date">
            <text:p>2009-09-02</text:p>
          </table:table-cell>
          <table:table-cell office:value-type="float" office:value="0.071" calcext:value-type="float">
            <text:p>0.071</text:p>
          </table:table-cell>
          <table:table-cell office:value-type="float" office:value="17.468" calcext:value-type="float">
            <text:p>17.468</text:p>
          </table:table-cell>
          <table:table-cell office:value-type="float" office:value="72.324" calcext:value-type="float">
            <text:p>72.324</text:p>
          </table:table-cell>
          <table:table-cell office:value-type="float" office:value="5.974" calcext:value-type="float">
            <text:p>5.974</text:p>
          </table:table-cell>
          <table:table-cell table:number-columns-repeated="6"/>
        </table:table-row>
        <table:table-row table:style-name="ro1">
          <table:table-cell office:value-type="date" office:date-value="2009-09-03" calcext:value-type="date">
            <text:p>2009-09-03</text:p>
          </table:table-cell>
          <table:table-cell office:value-type="float" office:value="0.252" calcext:value-type="float">
            <text:p>0.252</text:p>
          </table:table-cell>
          <table:table-cell office:value-type="float" office:value="18.662" calcext:value-type="float">
            <text:p>18.662</text:p>
          </table:table-cell>
          <table:table-cell office:value-type="float" office:value="80.372" calcext:value-type="float">
            <text:p>80.372</text:p>
          </table:table-cell>
          <table:table-cell office:value-type="float" office:value="4.178" calcext:value-type="float">
            <text:p>4.178</text:p>
          </table:table-cell>
          <table:table-cell table:number-columns-repeated="6"/>
        </table:table-row>
        <table:table-row table:style-name="ro1">
          <table:table-cell office:value-type="date" office:date-value="2009-09-04" calcext:value-type="date">
            <text:p>2009-09-04</text:p>
          </table:table-cell>
          <table:table-cell office:value-type="float" office:value="2.565" calcext:value-type="float">
            <text:p>2.565</text:p>
          </table:table-cell>
          <table:table-cell office:value-type="float" office:value="15.602" calcext:value-type="float">
            <text:p>15.602</text:p>
          </table:table-cell>
          <table:table-cell office:value-type="float" office:value="95.952" calcext:value-type="float">
            <text:p>95.952</text:p>
          </table:table-cell>
          <table:table-cell office:value-type="float" office:value="5.389" calcext:value-type="float">
            <text:p>5.389</text:p>
          </table:table-cell>
          <table:table-cell table:number-columns-repeated="6"/>
        </table:table-row>
        <table:table-row table:style-name="ro1">
          <table:table-cell office:value-type="date" office:date-value="2009-09-05" calcext:value-type="date">
            <text:p>2009-09-05</text:p>
          </table:table-cell>
          <table:table-cell office:value-type="float" office:value="1.651" calcext:value-type="float">
            <text:p>1.651</text:p>
          </table:table-cell>
          <table:table-cell office:value-type="float" office:value="14.78" calcext:value-type="float">
            <text:p>14.78</text:p>
          </table:table-cell>
          <table:table-cell office:value-type="float" office:value="93.829" calcext:value-type="float">
            <text:p>93.829</text:p>
          </table:table-cell>
          <table:table-cell office:value-type="float" office:value="6.94" calcext:value-type="float">
            <text:p>6.94</text:p>
          </table:table-cell>
          <table:table-cell table:number-columns-repeated="6"/>
        </table:table-row>
        <table:table-row table:style-name="ro1">
          <table:table-cell office:value-type="date" office:date-value="2009-09-06" calcext:value-type="date">
            <text:p>2009-09-06</text:p>
          </table:table-cell>
          <table:table-cell office:value-type="float" office:value="5.274" calcext:value-type="float">
            <text:p>5.274</text:p>
          </table:table-cell>
          <table:table-cell office:value-type="float" office:value="14.665" calcext:value-type="float">
            <text:p>14.665</text:p>
          </table:table-cell>
          <table:table-cell office:value-type="float" office:value="96.517" calcext:value-type="float">
            <text:p>96.517</text:p>
          </table:table-cell>
          <table:table-cell office:value-type="float" office:value="8.29" calcext:value-type="float">
            <text:p>8.29</text:p>
          </table:table-cell>
          <table:table-cell table:number-columns-repeated="6"/>
        </table:table-row>
        <table:table-row table:style-name="ro1">
          <table:table-cell office:value-type="date" office:date-value="2009-09-07" calcext:value-type="date">
            <text:p>2009-09-07</text:p>
          </table:table-cell>
          <table:table-cell office:value-type="float" office:value="28" calcext:value-type="float">
            <text:p>28</text:p>
          </table:table-cell>
          <table:table-cell office:value-type="float" office:value="11.984" calcext:value-type="float">
            <text:p>11.984</text:p>
          </table:table-cell>
          <table:table-cell office:value-type="float" office:value="92.79" calcext:value-type="float">
            <text:p>92.79</text:p>
          </table:table-cell>
          <table:table-cell office:value-type="float" office:value="5.69" calcext:value-type="float">
            <text:p>5.69</text:p>
          </table:table-cell>
          <table:table-cell table:number-columns-repeated="6"/>
        </table:table-row>
        <table:table-row table:style-name="ro1">
          <table:table-cell office:value-type="date" office:date-value="2009-09-08" calcext:value-type="date">
            <text:p>2009-09-08</text:p>
          </table:table-cell>
          <table:table-cell office:value-type="float" office:value="5.334" calcext:value-type="float">
            <text:p>5.334</text:p>
          </table:table-cell>
          <table:table-cell office:value-type="float" office:value="10.085" calcext:value-type="float">
            <text:p>10.085</text:p>
          </table:table-cell>
          <table:table-cell office:value-type="float" office:value="96.588" calcext:value-type="float">
            <text:p>96.588</text:p>
          </table:table-cell>
          <table:table-cell office:value-type="float" office:value="9.596" calcext:value-type="float">
            <text:p>9.596</text:p>
          </table:table-cell>
          <table:table-cell table:number-columns-repeated="6"/>
        </table:table-row>
        <table:table-row table:style-name="ro1">
          <table:table-cell office:value-type="date" office:date-value="2009-09-09" calcext:value-type="date">
            <text:p>2009-09-09</text:p>
          </table:table-cell>
          <table:table-cell office:value-type="float" office:value="0" calcext:value-type="float">
            <text:p>0</text:p>
          </table:table-cell>
          <table:table-cell office:value-type="float" office:value="9.067" calcext:value-type="float">
            <text:p>9.067</text:p>
          </table:table-cell>
          <table:table-cell office:value-type="float" office:value="89.458" calcext:value-type="float">
            <text:p>89.458</text:p>
          </table:table-cell>
          <table:table-cell office:value-type="float" office:value="6.152" calcext:value-type="float">
            <text:p>6.152</text:p>
          </table:table-cell>
          <table:table-cell table:number-columns-repeated="6"/>
        </table:table-row>
        <table:table-row table:style-name="ro1">
          <table:table-cell office:value-type="date" office:date-value="2009-09-10" calcext:value-type="date">
            <text:p>2009-09-10</text:p>
          </table:table-cell>
          <table:table-cell office:value-type="float" office:value="0" calcext:value-type="float">
            <text:p>0</text:p>
          </table:table-cell>
          <table:table-cell office:value-type="float" office:value="11.374" calcext:value-type="float">
            <text:p>11.374</text:p>
          </table:table-cell>
          <table:table-cell office:value-type="float" office:value="86.2" calcext:value-type="float">
            <text:p>86.2</text:p>
          </table:table-cell>
          <table:table-cell office:value-type="float" office:value="4.098" calcext:value-type="float">
            <text:p>4.098</text:p>
          </table:table-cell>
          <table:table-cell table:number-columns-repeated="6"/>
        </table:table-row>
        <table:table-row table:style-name="ro1">
          <table:table-cell office:value-type="date" office:date-value="2009-09-11" calcext:value-type="date">
            <text:p>2009-09-11</text:p>
          </table:table-cell>
          <table:table-cell office:value-type="float" office:value="0" calcext:value-type="float">
            <text:p>0</text:p>
          </table:table-cell>
          <table:table-cell office:value-type="float" office:value="15.319" calcext:value-type="float">
            <text:p>15.319</text:p>
          </table:table-cell>
          <table:table-cell office:value-type="float" office:value="77.559" calcext:value-type="float">
            <text:p>77.559</text:p>
          </table:table-cell>
          <table:table-cell office:value-type="float" office:value="3.768" calcext:value-type="float">
            <text:p>3.768</text:p>
          </table:table-cell>
          <table:table-cell table:number-columns-repeated="6"/>
        </table:table-row>
        <table:table-row table:style-name="ro1">
          <table:table-cell office:value-type="date" office:date-value="2009-09-12" calcext:value-type="date">
            <text:p>2009-09-12</text:p>
          </table:table-cell>
          <table:table-cell office:value-type="float" office:value="0" calcext:value-type="float">
            <text:p>0</text:p>
          </table:table-cell>
          <table:table-cell office:value-type="float" office:value="17.372" calcext:value-type="float">
            <text:p>17.372</text:p>
          </table:table-cell>
          <table:table-cell office:value-type="float" office:value="74.675" calcext:value-type="float">
            <text:p>74.675</text:p>
          </table:table-cell>
          <table:table-cell office:value-type="float" office:value="3.257" calcext:value-type="float">
            <text:p>3.257</text:p>
          </table:table-cell>
          <table:table-cell table:number-columns-repeated="6"/>
        </table:table-row>
        <table:table-row table:style-name="ro1">
          <table:table-cell office:value-type="date" office:date-value="2009-09-13" calcext:value-type="date">
            <text:p>2009-09-13</text:p>
          </table:table-cell>
          <table:table-cell office:value-type="float" office:value="0" calcext:value-type="float">
            <text:p>0</text:p>
          </table:table-cell>
          <table:table-cell office:value-type="float" office:value="18.476" calcext:value-type="float">
            <text:p>18.476</text:p>
          </table:table-cell>
          <table:table-cell office:value-type="float" office:value="80.73" calcext:value-type="float">
            <text:p>80.73</text:p>
          </table:table-cell>
          <table:table-cell office:value-type="float" office:value="5.325" calcext:value-type="float">
            <text:p>5.325</text:p>
          </table:table-cell>
          <table:table-cell table:number-columns-repeated="6"/>
        </table:table-row>
        <table:table-row table:style-name="ro1">
          <table:table-cell office:value-type="date" office:date-value="2009-09-14" calcext:value-type="date">
            <text:p>2009-09-14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77.024" calcext:value-type="float">
            <text:p>77.024</text:p>
          </table:table-cell>
          <table:table-cell office:value-type="float" office:value="4.783" calcext:value-type="float">
            <text:p>4.783</text:p>
          </table:table-cell>
          <table:table-cell table:number-columns-repeated="6"/>
        </table:table-row>
        <table:table-row table:style-name="ro1">
          <table:table-cell office:value-type="date" office:date-value="2009-09-15" calcext:value-type="date">
            <text:p>2009-09-15</text:p>
          </table:table-cell>
          <table:table-cell office:value-type="float" office:value="0" calcext:value-type="float">
            <text:p>0</text:p>
          </table:table-cell>
          <table:table-cell office:value-type="float" office:value="14.09" calcext:value-type="float">
            <text:p>14.09</text:p>
          </table:table-cell>
          <table:table-cell office:value-type="float" office:value="84.572" calcext:value-type="float">
            <text:p>84.572</text:p>
          </table:table-cell>
          <table:table-cell office:value-type="float" office:value="7.441" calcext:value-type="float">
            <text:p>7.441</text:p>
          </table:table-cell>
          <table:table-cell table:number-columns-repeated="6"/>
        </table:table-row>
        <table:table-row table:style-name="ro1">
          <table:table-cell office:value-type="date" office:date-value="2009-09-16" calcext:value-type="date">
            <text:p>2009-09-16</text:p>
          </table:table-cell>
          <table:table-cell office:value-type="float" office:value="0" calcext:value-type="float">
            <text:p>0</text:p>
          </table:table-cell>
          <table:table-cell office:value-type="float" office:value="12.03" calcext:value-type="float">
            <text:p>12.03</text:p>
          </table:table-cell>
          <table:table-cell office:value-type="float" office:value="82.35" calcext:value-type="float">
            <text:p>82.35</text:p>
          </table:table-cell>
          <table:table-cell office:value-type="float" office:value="7.379" calcext:value-type="float">
            <text:p>7.379</text:p>
          </table:table-cell>
          <table:table-cell table:number-columns-repeated="6"/>
        </table:table-row>
        <table:table-row table:style-name="ro1">
          <table:table-cell office:value-type="date" office:date-value="2009-09-17" calcext:value-type="date">
            <text:p>2009-09-17</text:p>
          </table:table-cell>
          <table:table-cell office:value-type="float" office:value="0" calcext:value-type="float">
            <text:p>0</text:p>
          </table:table-cell>
          <table:table-cell office:value-type="float" office:value="12.655" calcext:value-type="float">
            <text:p>12.655</text:p>
          </table:table-cell>
          <table:table-cell office:value-type="float" office:value="90.383" calcext:value-type="float">
            <text:p>90.383</text:p>
          </table:table-cell>
          <table:table-cell office:value-type="float" office:value="6.546" calcext:value-type="float">
            <text:p>6.546</text:p>
          </table:table-cell>
          <table:table-cell table:number-columns-repeated="6"/>
        </table:table-row>
        <table:table-row table:style-name="ro1">
          <table:table-cell office:value-type="date" office:date-value="2009-09-18" calcext:value-type="date">
            <text:p>2009-09-18</text:p>
          </table:table-cell>
          <table:table-cell office:value-type="float" office:value="0.276" calcext:value-type="float">
            <text:p>0.276</text:p>
          </table:table-cell>
          <table:table-cell office:value-type="float" office:value="12.406" calcext:value-type="float">
            <text:p>12.406</text:p>
          </table:table-cell>
          <table:table-cell office:value-type="float" office:value="71.43" calcext:value-type="float">
            <text:p>71.43</text:p>
          </table:table-cell>
          <table:table-cell office:value-type="float" office:value="5.022" calcext:value-type="float">
            <text:p>5.022</text:p>
          </table:table-cell>
          <table:table-cell table:number-columns-repeated="6"/>
        </table:table-row>
        <table:table-row table:style-name="ro1">
          <table:table-cell office:value-type="date" office:date-value="2009-09-19" calcext:value-type="date">
            <text:p>2009-09-19</text:p>
          </table:table-cell>
          <table:table-cell office:value-type="float" office:value="0.994" calcext:value-type="float">
            <text:p>0.994</text:p>
          </table:table-cell>
          <table:table-cell office:value-type="float" office:value="13.788" calcext:value-type="float">
            <text:p>13.788</text:p>
          </table:table-cell>
          <table:table-cell office:value-type="float" office:value="80.916" calcext:value-type="float">
            <text:p>80.916</text:p>
          </table:table-cell>
          <table:table-cell office:value-type="float" office:value="6.65" calcext:value-type="float">
            <text:p>6.65</text:p>
          </table:table-cell>
          <table:table-cell table:number-columns-repeated="6"/>
        </table:table-row>
        <table:table-row table:style-name="ro1">
          <table:table-cell office:value-type="date" office:date-value="2009-09-20" calcext:value-type="date">
            <text:p>2009-09-20</text:p>
          </table:table-cell>
          <table:table-cell office:value-type="float" office:value="0.302" calcext:value-type="float">
            <text:p>0.302</text:p>
          </table:table-cell>
          <table:table-cell office:value-type="float" office:value="9.874" calcext:value-type="float">
            <text:p>9.874</text:p>
          </table:table-cell>
          <table:table-cell office:value-type="float" office:value="86.633" calcext:value-type="float">
            <text:p>86.633</text:p>
          </table:table-cell>
          <table:table-cell office:value-type="float" office:value="6.965" calcext:value-type="float">
            <text:p>6.965</text:p>
          </table:table-cell>
          <table:table-cell table:number-columns-repeated="6"/>
        </table:table-row>
        <table:table-row table:style-name="ro1">
          <table:table-cell office:value-type="date" office:date-value="2009-09-21" calcext:value-type="date">
            <text:p>2009-09-21</text:p>
          </table:table-cell>
          <table:table-cell office:value-type="float" office:value="0.26" calcext:value-type="float">
            <text:p>0.26</text:p>
          </table:table-cell>
          <table:table-cell office:value-type="float" office:value="10.476" calcext:value-type="float">
            <text:p>10.476</text:p>
          </table:table-cell>
          <table:table-cell office:value-type="float" office:value="67.71" calcext:value-type="float">
            <text:p>67.71</text:p>
          </table:table-cell>
          <table:table-cell office:value-type="float" office:value="6.868" calcext:value-type="float">
            <text:p>6.868</text:p>
          </table:table-cell>
          <table:table-cell table:number-columns-repeated="6"/>
        </table:table-row>
        <table:table-row table:style-name="ro1">
          <table:table-cell office:value-type="date" office:date-value="2009-09-22" calcext:value-type="date">
            <text:p>2009-09-22</text:p>
          </table:table-cell>
          <table:table-cell office:value-type="float" office:value="0.002" calcext:value-type="float">
            <text:p>0.002</text:p>
          </table:table-cell>
          <table:table-cell office:value-type="float" office:value="11.645" calcext:value-type="float">
            <text:p>11.645</text:p>
          </table:table-cell>
          <table:table-cell office:value-type="float" office:value="80.045" calcext:value-type="float">
            <text:p>80.045</text:p>
          </table:table-cell>
          <table:table-cell office:value-type="float" office:value="3.662" calcext:value-type="float">
            <text:p>3.662</text:p>
          </table:table-cell>
          <table:table-cell table:number-columns-repeated="6"/>
        </table:table-row>
        <table:table-row table:style-name="ro1">
          <table:table-cell office:value-type="date" office:date-value="2009-09-23" calcext:value-type="date">
            <text:p>2009-09-23</text:p>
          </table:table-cell>
          <table:table-cell office:value-type="float" office:value="0.002" calcext:value-type="float">
            <text:p>0.002</text:p>
          </table:table-cell>
          <table:table-cell office:value-type="float" office:value="13.756" calcext:value-type="float">
            <text:p>13.756</text:p>
          </table:table-cell>
          <table:table-cell office:value-type="float" office:value="77.875" calcext:value-type="float">
            <text:p>77.875</text:p>
          </table:table-cell>
          <table:table-cell office:value-type="float" office:value="6.681" calcext:value-type="float">
            <text:p>6.681</text:p>
          </table:table-cell>
          <table:table-cell table:number-columns-repeated="6"/>
        </table:table-row>
        <table:table-row table:style-name="ro1">
          <table:table-cell office:value-type="date" office:date-value="2009-09-24" calcext:value-type="date">
            <text:p>2009-09-24</text:p>
          </table:table-cell>
          <table:table-cell office:value-type="float" office:value="0" calcext:value-type="float">
            <text:p>0</text:p>
          </table:table-cell>
          <table:table-cell office:value-type="float" office:value="14.896" calcext:value-type="float">
            <text:p>14.896</text:p>
          </table:table-cell>
          <table:table-cell office:value-type="float" office:value="62.699" calcext:value-type="float">
            <text:p>62.699</text:p>
          </table:table-cell>
          <table:table-cell office:value-type="float" office:value="10.869" calcext:value-type="float">
            <text:p>10.869</text:p>
          </table:table-cell>
          <table:table-cell table:number-columns-repeated="6"/>
        </table:table-row>
        <table:table-row table:style-name="ro1">
          <table:table-cell office:value-type="date" office:date-value="2009-09-25" calcext:value-type="date">
            <text:p>2009-09-25</text:p>
          </table:table-cell>
          <table:table-cell office:value-type="float" office:value="0" calcext:value-type="float">
            <text:p>0</text:p>
          </table:table-cell>
          <table:table-cell office:value-type="float" office:value="10.782" calcext:value-type="float">
            <text:p>10.782</text:p>
          </table:table-cell>
          <table:table-cell office:value-type="float" office:value="69.285" calcext:value-type="float">
            <text:p>69.285</text:p>
          </table:table-cell>
          <table:table-cell office:value-type="float" office:value="4.896" calcext:value-type="float">
            <text:p>4.896</text:p>
          </table:table-cell>
          <table:table-cell table:number-columns-repeated="6"/>
        </table:table-row>
        <table:table-row table:style-name="ro1">
          <table:table-cell office:value-type="date" office:date-value="2009-09-26" calcext:value-type="date">
            <text:p>2009-09-26</text:p>
          </table:table-cell>
          <table:table-cell office:value-type="float" office:value="1.016" calcext:value-type="float">
            <text:p>1.016</text:p>
          </table:table-cell>
          <table:table-cell office:value-type="float" office:value="10.492" calcext:value-type="float">
            <text:p>10.492</text:p>
          </table:table-cell>
          <table:table-cell office:value-type="float" office:value="74.792" calcext:value-type="float">
            <text:p>74.792</text:p>
          </table:table-cell>
          <table:table-cell office:value-type="float" office:value="9.951" calcext:value-type="float">
            <text:p>9.951</text:p>
          </table:table-cell>
          <table:table-cell table:number-columns-repeated="6"/>
        </table:table-row>
        <table:table-row table:style-name="ro1">
          <table:table-cell office:value-type="date" office:date-value="2009-09-27" calcext:value-type="date">
            <text:p>2009-09-27</text:p>
          </table:table-cell>
          <table:table-cell office:value-type="float" office:value="0" calcext:value-type="float">
            <text:p>0</text:p>
          </table:table-cell>
          <table:table-cell office:value-type="float" office:value="8.441" calcext:value-type="float">
            <text:p>8.441</text:p>
          </table:table-cell>
          <table:table-cell office:value-type="float" office:value="85.05" calcext:value-type="float">
            <text:p>85.05</text:p>
          </table:table-cell>
          <table:table-cell office:value-type="float" office:value="7.384" calcext:value-type="float">
            <text:p>7.384</text:p>
          </table:table-cell>
          <table:table-cell table:number-columns-repeated="6"/>
        </table:table-row>
        <table:table-row table:style-name="ro1">
          <table:table-cell office:value-type="date" office:date-value="2009-09-28" calcext:value-type="date">
            <text:p>2009-09-28</text:p>
          </table:table-cell>
          <table:table-cell office:value-type="float" office:value="0.282" calcext:value-type="float">
            <text:p>0.282</text:p>
          </table:table-cell>
          <table:table-cell office:value-type="float" office:value="7.468" calcext:value-type="float">
            <text:p>7.468</text:p>
          </table:table-cell>
          <table:table-cell office:value-type="float" office:value="85.796" calcext:value-type="float">
            <text:p>85.796</text:p>
          </table:table-cell>
          <table:table-cell office:value-type="float" office:value="10.512" calcext:value-type="float">
            <text:p>10.512</text:p>
          </table:table-cell>
          <table:table-cell table:number-columns-repeated="6"/>
        </table:table-row>
        <table:table-row table:style-name="ro1">
          <table:table-cell office:value-type="date" office:date-value="2009-09-29" calcext:value-type="date">
            <text:p>2009-09-29</text:p>
          </table:table-cell>
          <table:table-cell office:value-type="float" office:value="0" calcext:value-type="float">
            <text:p>0</text:p>
          </table:table-cell>
          <table:table-cell office:value-type="float" office:value="7.088" calcext:value-type="float">
            <text:p>7.088</text:p>
          </table:table-cell>
          <table:table-cell office:value-type="float" office:value="84.283" calcext:value-type="float">
            <text:p>84.283</text:p>
          </table:table-cell>
          <table:table-cell office:value-type="float" office:value="5.568" calcext:value-type="float">
            <text:p>5.568</text:p>
          </table:table-cell>
          <table:table-cell table:number-columns-repeated="6"/>
        </table:table-row>
        <table:table-row table:style-name="ro1">
          <table:table-cell office:value-type="date" office:date-value="2009-09-30" calcext:value-type="date">
            <text:p>2009-09-30</text:p>
          </table:table-cell>
          <table:table-cell office:value-type="float" office:value="2.536" calcext:value-type="float">
            <text:p>2.536</text:p>
          </table:table-cell>
          <table:table-cell office:value-type="float" office:value="5.605" calcext:value-type="float">
            <text:p>5.605</text:p>
          </table:table-cell>
          <table:table-cell office:value-type="float" office:value="90.577" calcext:value-type="float">
            <text:p>90.577</text:p>
          </table:table-cell>
          <table:table-cell office:value-type="float" office:value="7.916" calcext:value-type="float">
            <text:p>7.916</text:p>
          </table:table-cell>
          <table:table-cell table:number-columns-repeated="6"/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0.3" calcext:value-type="float">
            <text:p>0.3</text:p>
          </table:table-cell>
          <table:table-cell office:value-type="float" office:value="3.189" calcext:value-type="float">
            <text:p>3.189</text:p>
          </table:table-cell>
          <table:table-cell office:value-type="float" office:value="91.937" calcext:value-type="float">
            <text:p>91.937</text:p>
          </table:table-cell>
          <table:table-cell office:value-type="float" office:value="7.58" calcext:value-type="float">
            <text:p>7.58</text:p>
          </table:table-cell>
          <table:table-cell table:number-columns-repeated="6"/>
        </table:table-row>
        <table:table-row table:style-name="ro1">
          <table:table-cell office:value-type="date" office:date-value="2009-10-02" calcext:value-type="date">
            <text:p>2009-10-02</text:p>
          </table:table-cell>
          <table:table-cell office:value-type="float" office:value="0" calcext:value-type="float">
            <text:p>0</text:p>
          </table:table-cell>
          <table:table-cell office:value-type="float" office:value="4.906" calcext:value-type="float">
            <text:p>4.906</text:p>
          </table:table-cell>
          <table:table-cell office:value-type="float" office:value="89.346" calcext:value-type="float">
            <text:p>89.346</text:p>
          </table:table-cell>
          <table:table-cell office:value-type="float" office:value="4.809" calcext:value-type="float">
            <text:p>4.809</text:p>
          </table:table-cell>
          <table:table-cell table:number-columns-repeated="6"/>
        </table:table-row>
        <table:table-row table:style-name="ro1">
          <table:table-cell office:value-type="date" office:date-value="2009-10-03" calcext:value-type="date">
            <text:p>2009-10-03</text:p>
          </table:table-cell>
          <table:table-cell office:value-type="float" office:value="0" calcext:value-type="float">
            <text:p>0</text:p>
          </table:table-cell>
          <table:table-cell office:value-type="float" office:value="2.935" calcext:value-type="float">
            <text:p>2.935</text:p>
          </table:table-cell>
          <table:table-cell office:value-type="float" office:value="94.217" calcext:value-type="float">
            <text:p>94.217</text:p>
          </table:table-cell>
          <table:table-cell office:value-type="float" office:value="2.558" calcext:value-type="float">
            <text:p>2.558</text:p>
          </table:table-cell>
          <table:table-cell table:number-columns-repeated="6"/>
        </table:table-row>
        <table:table-row table:style-name="ro1">
          <table:table-cell office:value-type="date" office:date-value="2009-10-04" calcext:value-type="date">
            <text:p>2009-10-04</text:p>
          </table:table-cell>
          <table:table-cell office:value-type="float" office:value="0" calcext:value-type="float">
            <text:p>0</text:p>
          </table:table-cell>
          <table:table-cell office:value-type="float" office:value="2.626" calcext:value-type="float">
            <text:p>2.626</text:p>
          </table:table-cell>
          <table:table-cell office:value-type="float" office:value="87.28" calcext:value-type="float">
            <text:p>87.28</text:p>
          </table:table-cell>
          <table:table-cell office:value-type="float" office:value="2.678" calcext:value-type="float">
            <text:p>2.678</text:p>
          </table:table-cell>
          <table:table-cell table:number-columns-repeated="6"/>
        </table:table-row>
        <table:table-row table:style-name="ro1">
          <table:table-cell office:value-type="date" office:date-value="2009-10-05" calcext:value-type="date">
            <text:p>2009-10-05</text:p>
          </table:table-cell>
          <table:table-cell office:value-type="float" office:value="0" calcext:value-type="float">
            <text:p>0</text:p>
          </table:table-cell>
          <table:table-cell office:value-type="float" office:value="1.819" calcext:value-type="float">
            <text:p>1.819</text:p>
          </table:table-cell>
          <table:table-cell office:value-type="float" office:value="86.471" calcext:value-type="float">
            <text:p>86.471</text:p>
          </table:table-cell>
          <table:table-cell office:value-type="float" office:value="3.059" calcext:value-type="float">
            <text:p>3.059</text:p>
          </table:table-cell>
          <table:table-cell table:number-columns-repeated="6"/>
        </table:table-row>
        <table:table-row table:style-name="ro1">
          <table:table-cell office:value-type="date" office:date-value="2009-10-06" calcext:value-type="date">
            <text:p>2009-10-06</text:p>
          </table:table-cell>
          <table:table-cell office:value-type="float" office:value="0.474" calcext:value-type="float">
            <text:p>0.474</text:p>
          </table:table-cell>
          <table:table-cell office:value-type="float" office:value="3.957" calcext:value-type="float">
            <text:p>3.957</text:p>
          </table:table-cell>
          <table:table-cell office:value-type="float" office:value="79.457" calcext:value-type="float">
            <text:p>79.457</text:p>
          </table:table-cell>
          <table:table-cell office:value-type="float" office:value="8.521" calcext:value-type="float">
            <text:p>8.521</text:p>
          </table:table-cell>
          <table:table-cell table:number-columns-repeated="6"/>
        </table:table-row>
        <table:table-row table:style-name="ro1">
          <table:table-cell office:value-type="date" office:date-value="2009-10-07" calcext:value-type="date">
            <text:p>2009-10-07</text:p>
          </table:table-cell>
          <table:table-cell office:value-type="float" office:value="0.026" calcext:value-type="float">
            <text:p>0.026</text:p>
          </table:table-cell>
          <table:table-cell office:value-type="float" office:value="-0.821" calcext:value-type="float">
            <text:p>-0.821</text:p>
          </table:table-cell>
          <table:table-cell office:value-type="float" office:value="65.39" calcext:value-type="float">
            <text:p>65.39</text:p>
          </table:table-cell>
          <table:table-cell office:value-type="float" office:value="11.226" calcext:value-type="float">
            <text:p>11.226</text:p>
          </table:table-cell>
          <table:table-cell table:number-columns-repeated="6"/>
        </table:table-row>
        <table:table-row table:style-name="ro1">
          <table:table-cell office:value-type="date" office:date-value="2009-10-08" calcext:value-type="date">
            <text:p>2009-10-08</text:p>
          </table:table-cell>
          <table:table-cell office:value-type="float" office:value="0" calcext:value-type="float">
            <text:p>0</text:p>
          </table:table-cell>
          <table:table-cell office:value-type="float" office:value="-3.376" calcext:value-type="float">
            <text:p>-3.376</text:p>
          </table:table-cell>
          <table:table-cell office:value-type="float" office:value="68.303" calcext:value-type="float">
            <text:p>68.303</text:p>
          </table:table-cell>
          <table:table-cell office:value-type="float" office:value="12.365" calcext:value-type="float">
            <text:p>12.365</text:p>
          </table:table-cell>
          <table:table-cell table:number-columns-repeated="6"/>
        </table:table-row>
        <table:table-row table:style-name="ro1">
          <table:table-cell office:value-type="date" office:date-value="2009-10-09" calcext:value-type="date">
            <text:p>2009-10-09</text:p>
          </table:table-cell>
          <table:table-cell office:value-type="float" office:value="0" calcext:value-type="float">
            <text:p>0</text:p>
          </table:table-cell>
          <table:table-cell office:value-type="float" office:value="-3.012" calcext:value-type="float">
            <text:p>-3.012</text:p>
          </table:table-cell>
          <table:table-cell office:value-type="float" office:value="77.747" calcext:value-type="float">
            <text:p>77.747</text:p>
          </table:table-cell>
          <table:table-cell office:value-type="float" office:value="12.163" calcext:value-type="float">
            <text:p>12.163</text:p>
          </table:table-cell>
          <table:table-cell table:number-columns-repeated="6"/>
        </table:table-row>
        <table:table-row table:style-name="ro1">
          <table:table-cell office:value-type="date" office:date-value="2009-10-10" calcext:value-type="date">
            <text:p>2009-10-10</text:p>
          </table:table-cell>
          <table:table-cell office:value-type="float" office:value="0" calcext:value-type="float">
            <text:p>0</text:p>
          </table:table-cell>
          <table:table-cell office:value-type="float" office:value="-4.82" calcext:value-type="float">
            <text:p>-4.82</text:p>
          </table:table-cell>
          <table:table-cell office:value-type="float" office:value="73.889" calcext:value-type="float">
            <text:p>73.889</text:p>
          </table:table-cell>
          <table:table-cell office:value-type="float" office:value="9.243" calcext:value-type="float">
            <text:p>9.243</text:p>
          </table:table-cell>
          <table:table-cell table:number-columns-repeated="6"/>
        </table:table-row>
        <table:table-row table:style-name="ro1">
          <table:table-cell office:value-type="date" office:date-value="2009-10-11" calcext:value-type="date">
            <text:p>2009-10-11</text:p>
          </table:table-cell>
          <table:table-cell office:value-type="float" office:value="0" calcext:value-type="float">
            <text:p>0</text:p>
          </table:table-cell>
          <table:table-cell office:value-type="float" office:value="-5.272" calcext:value-type="float">
            <text:p>-5.272</text:p>
          </table:table-cell>
          <table:table-cell office:value-type="float" office:value="78.963" calcext:value-type="float">
            <text:p>78.963</text:p>
          </table:table-cell>
          <table:table-cell office:value-type="float" office:value="2.89" calcext:value-type="float">
            <text:p>2.89</text:p>
          </table:table-cell>
          <table:table-cell table:number-columns-repeated="6"/>
        </table:table-row>
        <table:table-row table:style-name="ro1">
          <table:table-cell office:value-type="date" office:date-value="2009-10-12" calcext:value-type="date">
            <text:p>2009-10-12</text:p>
          </table:table-cell>
          <table:table-cell office:value-type="float" office:value="0.256" calcext:value-type="float">
            <text:p>0.256</text:p>
          </table:table-cell>
          <table:table-cell office:value-type="float" office:value="-5.935" calcext:value-type="float">
            <text:p>-5.935</text:p>
          </table:table-cell>
          <table:table-cell office:value-type="float" office:value="85.542" calcext:value-type="float">
            <text:p>85.542</text:p>
          </table:table-cell>
          <table:table-cell office:value-type="float" office:value="5.363" calcext:value-type="float">
            <text:p>5.363</text:p>
          </table:table-cell>
          <table:table-cell table:number-columns-repeated="6"/>
        </table:table-row>
        <table:table-row table:style-name="ro1">
          <table:table-cell office:value-type="date" office:date-value="2009-10-13" calcext:value-type="date">
            <text:p>2009-10-13</text:p>
          </table:table-cell>
          <table:table-cell office:value-type="float" office:value="0.112" calcext:value-type="float">
            <text:p>0.112</text:p>
          </table:table-cell>
          <table:table-cell office:value-type="float" office:value="-4.345" calcext:value-type="float">
            <text:p>-4.345</text:p>
          </table:table-cell>
          <table:table-cell office:value-type="float" office:value="76.661" calcext:value-type="float">
            <text:p>76.661</text:p>
          </table:table-cell>
          <table:table-cell office:value-type="float" office:value="6.077" calcext:value-type="float">
            <text:p>6.077</text:p>
          </table:table-cell>
          <table:table-cell table:number-columns-repeated="6"/>
        </table:table-row>
        <table:table-row table:style-name="ro1">
          <table:table-cell office:value-type="date" office:date-value="2009-10-14" calcext:value-type="date">
            <text:p>2009-10-14</text:p>
          </table:table-cell>
          <table:table-cell office:value-type="float" office:value="0.056" calcext:value-type="float">
            <text:p>0.056</text:p>
          </table:table-cell>
          <table:table-cell office:value-type="float" office:value="-3.483" calcext:value-type="float">
            <text:p>-3.483</text:p>
          </table:table-cell>
          <table:table-cell office:value-type="float" office:value="71.164" calcext:value-type="float">
            <text:p>71.164</text:p>
          </table:table-cell>
          <table:table-cell office:value-type="float" office:value="7.057" calcext:value-type="float">
            <text:p>7.057</text:p>
          </table:table-cell>
          <table:table-cell table:number-columns-repeated="6"/>
        </table:table-row>
        <table:table-row table:style-name="ro1">
          <table:table-cell office:value-type="date" office:date-value="2009-10-15" calcext:value-type="date">
            <text:p>2009-10-15</text:p>
          </table:table-cell>
          <table:table-cell office:value-type="float" office:value="0.028" calcext:value-type="float">
            <text:p>0.028</text:p>
          </table:table-cell>
          <table:table-cell office:value-type="float" office:value="-2.982" calcext:value-type="float">
            <text:p>-2.982</text:p>
          </table:table-cell>
          <table:table-cell office:value-type="float" office:value="84.889" calcext:value-type="float">
            <text:p>84.889</text:p>
          </table:table-cell>
          <table:table-cell office:value-type="float" office:value="3.44" calcext:value-type="float">
            <text:p>3.44</text:p>
          </table:table-cell>
          <table:table-cell table:number-columns-repeated="6"/>
        </table:table-row>
        <table:table-row table:style-name="ro1">
          <table:table-cell office:value-type="date" office:date-value="2009-10-16" calcext:value-type="date">
            <text:p>2009-10-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61" calcext:value-type="float">
            <text:p>0.061</text:p>
          </table:table-cell>
          <table:table-cell office:value-type="float" office:value="81.804" calcext:value-type="float">
            <text:p>81.804</text:p>
          </table:table-cell>
          <table:table-cell office:value-type="float" office:value="4.747" calcext:value-type="float">
            <text:p>4.747</text:p>
          </table:table-cell>
          <table:table-cell table:number-columns-repeated="6"/>
        </table:table-row>
        <table:table-row table:style-name="ro1">
          <table:table-cell office:value-type="date" office:date-value="2009-10-17" calcext:value-type="date">
            <text:p>2009-10-17</text:p>
          </table:table-cell>
          <table:table-cell office:value-type="float" office:value="0.544" calcext:value-type="float">
            <text:p>0.544</text:p>
          </table:table-cell>
          <table:table-cell office:value-type="float" office:value="7.335" calcext:value-type="float">
            <text:p>7.335</text:p>
          </table:table-cell>
          <table:table-cell office:value-type="float" office:value="74.248" calcext:value-type="float">
            <text:p>74.248</text:p>
          </table:table-cell>
          <table:table-cell office:value-type="float" office:value="12.853" calcext:value-type="float">
            <text:p>12.853</text:p>
          </table:table-cell>
          <table:table-cell table:number-columns-repeated="6"/>
        </table:table-row>
        <table:table-row table:style-name="ro1">
          <table:table-cell office:value-type="date" office:date-value="2009-10-18" calcext:value-type="date">
            <text:p>2009-10-18</text:p>
          </table:table-cell>
          <table:table-cell office:value-type="float" office:value="0.144" calcext:value-type="float">
            <text:p>0.144</text:p>
          </table:table-cell>
          <table:table-cell office:value-type="float" office:value="0.825" calcext:value-type="float">
            <text:p>0.825</text:p>
          </table:table-cell>
          <table:table-cell office:value-type="float" office:value="87.499" calcext:value-type="float">
            <text:p>87.499</text:p>
          </table:table-cell>
          <table:table-cell office:value-type="float" office:value="4.96" calcext:value-type="float">
            <text:p>4.96</text:p>
          </table:table-cell>
          <table:table-cell table:number-columns-repeated="6"/>
        </table:table-row>
        <table:table-row table:style-name="ro1">
          <table:table-cell office:value-type="date" office:date-value="2009-10-19" calcext:value-type="date">
            <text:p>2009-10-19</text:p>
          </table:table-cell>
          <table:table-cell office:value-type="float" office:value="1.564" calcext:value-type="float">
            <text:p>1.564</text:p>
          </table:table-cell>
          <table:table-cell office:value-type="float" office:value="-0.189" calcext:value-type="float">
            <text:p>-0.189</text:p>
          </table:table-cell>
          <table:table-cell office:value-type="float" office:value="93.658" calcext:value-type="float">
            <text:p>93.658</text:p>
          </table:table-cell>
          <table:table-cell office:value-type="float" office:value="5.123" calcext:value-type="float">
            <text:p>5.123</text:p>
          </table:table-cell>
          <table:table-cell table:number-columns-repeated="6"/>
        </table:table-row>
        <table:table-row table:style-name="ro1">
          <table:table-cell office:value-type="date" office:date-value="2009-10-20" calcext:value-type="date">
            <text:p>2009-10-20</text:p>
          </table:table-cell>
          <table:table-cell office:value-type="float" office:value="0.228" calcext:value-type="float">
            <text:p>0.228</text:p>
          </table:table-cell>
          <table:table-cell office:value-type="float" office:value="0.698" calcext:value-type="float">
            <text:p>0.698</text:p>
          </table:table-cell>
          <table:table-cell office:value-type="float" office:value="95.629" calcext:value-type="float">
            <text:p>95.629</text:p>
          </table:table-cell>
          <table:table-cell office:value-type="float" office:value="3.217" calcext:value-type="float">
            <text:p>3.217</text:p>
          </table:table-cell>
          <table:table-cell table:number-columns-repeated="6"/>
        </table:table-row>
        <table:table-row table:style-name="ro1">
          <table:table-cell office:value-type="date" office:date-value="2009-10-21" calcext:value-type="date">
            <text:p>2009-10-21</text:p>
          </table:table-cell>
          <table:table-cell office:value-type="float" office:value="0.286" calcext:value-type="float">
            <text:p>0.286</text:p>
          </table:table-cell>
          <table:table-cell office:value-type="float" office:value="0.97" calcext:value-type="float">
            <text:p>0.97</text:p>
          </table:table-cell>
          <table:table-cell office:value-type="float" office:value="95.054" calcext:value-type="float">
            <text:p>95.054</text:p>
          </table:table-cell>
          <table:table-cell office:value-type="float" office:value="8.612" calcext:value-type="float">
            <text:p>8.612</text:p>
          </table:table-cell>
          <table:table-cell table:number-columns-repeated="6"/>
        </table:table-row>
        <table:table-row table:style-name="ro1">
          <table:table-cell office:value-type="date" office:date-value="2009-10-22" calcext:value-type="date">
            <text:p>2009-10-22</text:p>
          </table:table-cell>
          <table:table-cell office:value-type="float" office:value="0.476" calcext:value-type="float">
            <text:p>0.476</text:p>
          </table:table-cell>
          <table:table-cell office:value-type="float" office:value="1.544" calcext:value-type="float">
            <text:p>1.544</text:p>
          </table:table-cell>
          <table:table-cell office:value-type="float" office:value="97.642" calcext:value-type="float">
            <text:p>97.642</text:p>
          </table:table-cell>
          <table:table-cell office:value-type="float" office:value="3.896" calcext:value-type="float">
            <text:p>3.896</text:p>
          </table:table-cell>
          <table:table-cell table:number-columns-repeated="6"/>
        </table:table-row>
        <table:table-row table:style-name="ro1">
          <table:table-cell office:value-type="date" office:date-value="2009-10-23" calcext:value-type="date">
            <text:p>2009-10-23</text:p>
          </table:table-cell>
          <table:table-cell office:value-type="float" office:value="1.778" calcext:value-type="float">
            <text:p>1.778</text:p>
          </table:table-cell>
          <table:table-cell office:value-type="float" office:value="2.204" calcext:value-type="float">
            <text:p>2.204</text:p>
          </table:table-cell>
          <table:table-cell office:value-type="float" office:value="98.254" calcext:value-type="float">
            <text:p>98.254</text:p>
          </table:table-cell>
          <table:table-cell office:value-type="float" office:value="7.11" calcext:value-type="float">
            <text:p>7.11</text:p>
          </table:table-cell>
          <table:table-cell table:number-columns-repeated="6"/>
        </table:table-row>
        <table:table-row table:style-name="ro1">
          <table:table-cell office:value-type="date" office:date-value="2009-10-24" calcext:value-type="date">
            <text:p>2009-10-24</text:p>
          </table:table-cell>
          <table:table-cell office:value-type="float" office:value="3.846" calcext:value-type="float">
            <text:p>3.846</text:p>
          </table:table-cell>
          <table:table-cell office:value-type="float" office:value="2.611" calcext:value-type="float">
            <text:p>2.611</text:p>
          </table:table-cell>
          <table:table-cell office:value-type="float" office:value="96.512" calcext:value-type="float">
            <text:p>96.512</text:p>
          </table:table-cell>
          <table:table-cell office:value-type="float" office:value="8.519" calcext:value-type="float">
            <text:p>8.519</text:p>
          </table:table-cell>
          <table:table-cell table:number-columns-repeated="6"/>
        </table:table-row>
        <table:table-row table:style-name="ro1">
          <table:table-cell office:value-type="date" office:date-value="2009-10-25" calcext:value-type="date">
            <text:p>2009-10-25</text:p>
          </table:table-cell>
          <table:table-cell office:value-type="float" office:value="0" calcext:value-type="float">
            <text:p>0</text:p>
          </table:table-cell>
          <table:table-cell office:value-type="float" office:value="0.774" calcext:value-type="float">
            <text:p>0.774</text:p>
          </table:table-cell>
          <table:table-cell office:value-type="float" office:value="86.723" calcext:value-type="float">
            <text:p>86.723</text:p>
          </table:table-cell>
          <table:table-cell office:value-type="float" office:value="3.964" calcext:value-type="float">
            <text:p>3.964</text:p>
          </table:table-cell>
          <table:table-cell table:number-columns-repeated="6"/>
        </table:table-row>
        <table:table-row table:style-name="ro1">
          <table:table-cell office:value-type="date" office:date-value="2009-10-26" calcext:value-type="date">
            <text:p>2009-10-26</text:p>
          </table:table-cell>
          <table:table-cell office:value-type="float" office:value="1" calcext:value-type="float">
            <text:p>1</text:p>
          </table:table-cell>
          <table:table-cell office:value-type="float" office:value="1.544" calcext:value-type="float">
            <text:p>1.544</text:p>
          </table:table-cell>
          <table:table-cell office:value-type="float" office:value="93.15" calcext:value-type="float">
            <text:p>93.15</text:p>
          </table:table-cell>
          <table:table-cell office:value-type="float" office:value="6.953" calcext:value-type="float">
            <text:p>6.953</text:p>
          </table:table-cell>
          <table:table-cell table:number-columns-repeated="6"/>
        </table:table-row>
        <table:table-row table:style-name="ro1">
          <table:table-cell office:value-type="date" office:date-value="2009-10-27" calcext:value-type="date">
            <text:p>2009-10-27</text:p>
          </table:table-cell>
          <table:table-cell office:value-type="float" office:value="2.012" calcext:value-type="float">
            <text:p>2.012</text:p>
          </table:table-cell>
          <table:table-cell office:value-type="float" office:value="2.39" calcext:value-type="float">
            <text:p>2.39</text:p>
          </table:table-cell>
          <table:table-cell office:value-type="float" office:value="95.125" calcext:value-type="float">
            <text:p>95.125</text:p>
          </table:table-cell>
          <table:table-cell office:value-type="float" office:value="6.071" calcext:value-type="float">
            <text:p>6.071</text:p>
          </table:table-cell>
          <table:table-cell table:number-columns-repeated="6"/>
        </table:table-row>
        <table:table-row table:style-name="ro1">
          <table:table-cell office:value-type="date" office:date-value="2009-10-28" calcext:value-type="date">
            <text:p>2009-10-28</text:p>
          </table:table-cell>
          <table:table-cell office:value-type="float" office:value="4.318" calcext:value-type="float">
            <text:p>4.318</text:p>
          </table:table-cell>
          <table:table-cell office:value-type="float" office:value="0.315" calcext:value-type="float">
            <text:p>0.315</text:p>
          </table:table-cell>
          <table:table-cell office:value-type="float" office:value="97.471" calcext:value-type="float">
            <text:p>97.471</text:p>
          </table:table-cell>
          <table:table-cell office:value-type="float" office:value="5.554" calcext:value-type="float">
            <text:p>5.554</text:p>
          </table:table-cell>
          <table:table-cell table:number-columns-repeated="6"/>
        </table:table-row>
        <table:table-row table:style-name="ro1">
          <table:table-cell office:value-type="date" office:date-value="2009-10-29" calcext:value-type="date">
            <text:p>2009-10-29</text:p>
          </table:table-cell>
          <table:table-cell office:value-type="float" office:value="1.27" calcext:value-type="float">
            <text:p>1.27</text:p>
          </table:table-cell>
          <table:table-cell office:value-type="float" office:value="0.015" calcext:value-type="float">
            <text:p>0.015</text:p>
          </table:table-cell>
          <table:table-cell office:value-type="float" office:value="97.562" calcext:value-type="float">
            <text:p>97.562</text:p>
          </table:table-cell>
          <table:table-cell office:value-type="float" office:value="7.693" calcext:value-type="float">
            <text:p>7.693</text:p>
          </table:table-cell>
          <table:table-cell table:number-columns-repeated="6"/>
        </table:table-row>
        <table:table-row table:style-name="ro1">
          <table:table-cell office:value-type="date" office:date-value="2009-10-30" calcext:value-type="date">
            <text:p>2009-10-30</text:p>
          </table:table-cell>
          <table:table-cell office:value-type="float" office:value="0" calcext:value-type="float">
            <text:p>0</text:p>
          </table:table-cell>
          <table:table-cell office:value-type="float" office:value="-0.502" calcext:value-type="float">
            <text:p>-0.502</text:p>
          </table:table-cell>
          <table:table-cell office:value-type="float" office:value="96.158" calcext:value-type="float">
            <text:p>96.158</text:p>
          </table:table-cell>
          <table:table-cell office:value-type="float" office:value="8.785" calcext:value-type="float">
            <text:p>8.785</text:p>
          </table:table-cell>
          <table:table-cell table:number-columns-repeated="6"/>
        </table:table-row>
        <table:table-row table:style-name="ro1">
          <table:table-cell office:value-type="date" office:date-value="2009-10-31" calcext:value-type="date">
            <text:p>2009-10-31</text:p>
          </table:table-cell>
          <table:table-cell office:value-type="float" office:value="6.604" calcext:value-type="float">
            <text:p>6.604</text:p>
          </table:table-cell>
          <table:table-cell office:value-type="float" office:value="-2.696" calcext:value-type="float">
            <text:p>-2.696</text:p>
          </table:table-cell>
          <table:table-cell office:value-type="float" office:value="97.537" calcext:value-type="float">
            <text:p>97.537</text:p>
          </table:table-cell>
          <table:table-cell office:value-type="float" office:value="12.314" calcext:value-type="float">
            <text:p>12.314</text:p>
          </table:table-cell>
          <table:table-cell table:number-columns-repeated="6"/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0.762" calcext:value-type="float">
            <text:p>0.762</text:p>
          </table:table-cell>
          <table:table-cell office:value-type="float" office:value="9.704" calcext:value-type="float">
            <text:p>9.704</text:p>
          </table:table-cell>
          <table:table-cell office:value-type="float" office:value="68.277" calcext:value-type="float">
            <text:p>68.277</text:p>
          </table:table-cell>
          <table:table-cell office:value-type="float" office:value="6.419" calcext:value-type="float">
            <text:p>6.419</text:p>
          </table:table-cell>
          <table:table-cell table:number-columns-repeated="6"/>
        </table:table-row>
        <table:table-row table:style-name="ro1">
          <table:table-cell office:value-type="date" office:date-value="2010-05-02" calcext:value-type="date">
            <text:p>2010-05-02</text:p>
          </table:table-cell>
          <table:table-cell office:value-type="float" office:value="0.254" calcext:value-type="float">
            <text:p>0.254</text:p>
          </table:table-cell>
          <table:table-cell office:value-type="float" office:value="10.837" calcext:value-type="float">
            <text:p>10.837</text:p>
          </table:table-cell>
          <table:table-cell office:value-type="float" office:value="56.84" calcext:value-type="float">
            <text:p>56.84</text:p>
          </table:table-cell>
          <table:table-cell office:value-type="float" office:value="7.144" calcext:value-type="float">
            <text:p>7.144</text:p>
          </table:table-cell>
          <table:table-cell table:number-columns-repeated="6"/>
        </table:table-row>
        <table:table-row table:style-name="ro1">
          <table:table-cell office:value-type="date" office:date-value="2010-05-03" calcext:value-type="date">
            <text:p>2010-05-03</text:p>
          </table:table-cell>
          <table:table-cell office:value-type="float" office:value="0" calcext:value-type="float">
            <text:p>0</text:p>
          </table:table-cell>
          <table:table-cell office:value-type="float" office:value="4.903" calcext:value-type="float">
            <text:p>4.903</text:p>
          </table:table-cell>
          <table:table-cell office:value-type="float" office:value="76.323" calcext:value-type="float">
            <text:p>76.323</text:p>
          </table:table-cell>
          <table:table-cell office:value-type="float" office:value="10.745" calcext:value-type="float">
            <text:p>10.745</text:p>
          </table:table-cell>
          <table:table-cell table:number-columns-repeated="6"/>
        </table:table-row>
        <table:table-row table:style-name="ro1">
          <table:table-cell office:value-type="date" office:date-value="2010-05-04" calcext:value-type="date">
            <text:p>2010-05-04</text:p>
          </table:table-cell>
          <table:table-cell office:value-type="float" office:value="0.508" calcext:value-type="float">
            <text:p>0.508</text:p>
          </table:table-cell>
          <table:table-cell office:value-type="float" office:value="0.093" calcext:value-type="float">
            <text:p>0.093</text:p>
          </table:table-cell>
          <table:table-cell office:value-type="float" office:value="62.227" calcext:value-type="float">
            <text:p>62.227</text:p>
          </table:table-cell>
          <table:table-cell office:value-type="float" office:value="13.457" calcext:value-type="float">
            <text:p>13.457</text:p>
          </table:table-cell>
          <table:table-cell table:number-columns-repeated="6"/>
        </table:table-row>
        <table:table-row table:style-name="ro1">
          <table:table-cell office:value-type="date" office:date-value="2010-05-05" calcext:value-type="date">
            <text:p>2010-05-05</text:p>
          </table:table-cell>
          <table:table-cell office:value-type="float" office:value="0.044" calcext:value-type="float">
            <text:p>0.044</text:p>
          </table:table-cell>
          <table:table-cell office:value-type="float" office:value="4.05" calcext:value-type="float">
            <text:p>4.05</text:p>
          </table:table-cell>
          <table:table-cell office:value-type="float" office:value="50.015" calcext:value-type="float">
            <text:p>50.015</text:p>
          </table:table-cell>
          <table:table-cell office:value-type="float" office:value="5.046" calcext:value-type="float">
            <text:p>5.046</text:p>
          </table:table-cell>
          <table:table-cell table:number-columns-repeated="6"/>
        </table:table-row>
        <table:table-row table:style-name="ro1">
          <table:table-cell office:value-type="date" office:date-value="2010-05-06" calcext:value-type="date">
            <text:p>2010-05-06</text:p>
          </table:table-cell>
          <table:table-cell office:value-type="float" office:value="0.044" calcext:value-type="float">
            <text:p>0.044</text:p>
          </table:table-cell>
          <table:table-cell office:value-type="float" office:value="6.173" calcext:value-type="float">
            <text:p>6.173</text:p>
          </table:table-cell>
          <table:table-cell office:value-type="float" office:value="42.376" calcext:value-type="float">
            <text:p>42.376</text:p>
          </table:table-cell>
          <table:table-cell office:value-type="float" office:value="6.597" calcext:value-type="float">
            <text:p>6.597</text:p>
          </table:table-cell>
          <table:table-cell table:number-columns-repeated="6"/>
        </table:table-row>
        <table:table-row table:style-name="ro1">
          <table:table-cell office:value-type="date" office:date-value="2010-05-07" calcext:value-type="date">
            <text:p>2010-05-07</text:p>
          </table:table-cell>
          <table:table-cell office:value-type="float" office:value="0.044" calcext:value-type="float">
            <text:p>0.044</text:p>
          </table:table-cell>
          <table:table-cell office:value-type="float" office:value="5.933" calcext:value-type="float">
            <text:p>5.933</text:p>
          </table:table-cell>
          <table:table-cell office:value-type="float" office:value="53.075" calcext:value-type="float">
            <text:p>53.075</text:p>
          </table:table-cell>
          <table:table-cell office:value-type="float" office:value="3.73" calcext:value-type="float">
            <text:p>3.73</text:p>
          </table:table-cell>
          <table:table-cell table:number-columns-repeated="6"/>
        </table:table-row>
        <table:table-row table:style-name="ro1">
          <table:table-cell office:value-type="date" office:date-value="2010-05-08" calcext:value-type="date">
            <text:p>2010-05-08</text:p>
          </table:table-cell>
          <table:table-cell office:value-type="float" office:value="0.044" calcext:value-type="float">
            <text:p>0.044</text:p>
          </table:table-cell>
          <table:table-cell office:value-type="float" office:value="9.158" calcext:value-type="float">
            <text:p>9.158</text:p>
          </table:table-cell>
          <table:table-cell office:value-type="float" office:value="48.442" calcext:value-type="float">
            <text:p>48.442</text:p>
          </table:table-cell>
          <table:table-cell office:value-type="float" office:value="6.02" calcext:value-type="float">
            <text:p>6.02</text:p>
          </table:table-cell>
          <table:table-cell table:number-columns-repeated="6"/>
        </table:table-row>
        <table:table-row table:style-name="ro1">
          <table:table-cell office:value-type="date" office:date-value="2010-05-09" calcext:value-type="date">
            <text:p>2010-05-09</text:p>
          </table:table-cell>
          <table:table-cell office:value-type="float" office:value="0.298" calcext:value-type="float">
            <text:p>0.298</text:p>
          </table:table-cell>
          <table:table-cell office:value-type="float" office:value="8.856" calcext:value-type="float">
            <text:p>8.856</text:p>
          </table:table-cell>
          <table:table-cell office:value-type="float" office:value="61.737" calcext:value-type="float">
            <text:p>61.737</text:p>
          </table:table-cell>
          <table:table-cell office:value-type="float" office:value="6.395" calcext:value-type="float">
            <text:p>6.395</text:p>
          </table:table-cell>
          <table:table-cell table:number-columns-repeated="6"/>
        </table:table-row>
        <table:table-row table:style-name="ro1">
          <table:table-cell office:value-type="date" office:date-value="2010-05-10" calcext:value-type="date">
            <text:p>2010-05-10</text:p>
          </table:table-cell>
          <table:table-cell office:value-type="float" office:value="0.302" calcext:value-type="float">
            <text:p>0.302</text:p>
          </table:table-cell>
          <table:table-cell office:value-type="float" office:value="10.383" calcext:value-type="float">
            <text:p>10.383</text:p>
          </table:table-cell>
          <table:table-cell office:value-type="float" office:value="58.073" calcext:value-type="float">
            <text:p>58.073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date" office:date-value="2010-05-11" calcext:value-type="date">
            <text:p>2010-05-11</text:p>
          </table:table-cell>
          <table:table-cell office:value-type="float" office:value="0" calcext:value-type="float">
            <text:p>0</text:p>
          </table:table-cell>
          <table:table-cell office:value-type="float" office:value="12.303" calcext:value-type="float">
            <text:p>12.303</text:p>
          </table:table-cell>
          <table:table-cell office:value-type="float" office:value="51.02" calcext:value-type="float">
            <text:p>51.02</text:p>
          </table:table-cell>
          <table:table-cell office:value-type="float" office:value="4.828" calcext:value-type="float">
            <text:p>4.828</text:p>
          </table:table-cell>
          <table:table-cell table:number-columns-repeated="6"/>
        </table:table-row>
        <table:table-row table:style-name="ro1">
          <table:table-cell office:value-type="date" office:date-value="2010-05-12" calcext:value-type="date">
            <text:p>2010-05-12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46.055" calcext:value-type="float">
            <text:p>46.055</text:p>
          </table:table-cell>
          <table:table-cell office:value-type="float" office:value="5.448" calcext:value-type="float">
            <text:p>5.448</text:p>
          </table:table-cell>
          <table:table-cell table:number-columns-repeated="6"/>
        </table:table-row>
        <table:table-row table:style-name="ro1">
          <table:table-cell office:value-type="date" office:date-value="2010-05-13" calcext:value-type="date">
            <text:p>2010-05-13</text:p>
          </table:table-cell>
          <table:table-cell office:value-type="float" office:value="0" calcext:value-type="float">
            <text:p>0</text:p>
          </table:table-cell>
          <table:table-cell office:value-type="float" office:value="12.407" calcext:value-type="float">
            <text:p>12.407</text:p>
          </table:table-cell>
          <table:table-cell office:value-type="float" office:value="49.309" calcext:value-type="float">
            <text:p>49.309</text:p>
          </table:table-cell>
          <table:table-cell office:value-type="float" office:value="6.47" calcext:value-type="float">
            <text:p>6.47</text:p>
          </table:table-cell>
          <table:table-cell table:number-columns-repeated="6"/>
        </table:table-row>
        <table:table-row table:style-name="ro1">
          <table:table-cell office:value-type="date" office:date-value="2010-05-14" calcext:value-type="date">
            <text:p>2010-05-14</text:p>
          </table:table-cell>
          <table:table-cell office:value-type="float" office:value="0.714" calcext:value-type="float">
            <text:p>0.714</text:p>
          </table:table-cell>
          <table:table-cell office:value-type="float" office:value="14.562" calcext:value-type="float">
            <text:p>14.562</text:p>
          </table:table-cell>
          <table:table-cell office:value-type="float" office:value="41.095" calcext:value-type="float">
            <text:p>41.095</text:p>
          </table:table-cell>
          <table:table-cell office:value-type="float" office:value="9.037" calcext:value-type="float">
            <text:p>9.037</text:p>
          </table:table-cell>
          <table:table-cell table:number-columns-repeated="6"/>
        </table:table-row>
        <table:table-row table:style-name="ro1">
          <table:table-cell office:value-type="date" office:date-value="2010-05-15" calcext:value-type="date">
            <text:p>2010-05-15</text:p>
          </table:table-cell>
          <table:table-cell office:value-type="float" office:value="0.014" calcext:value-type="float">
            <text:p>0.014</text:p>
          </table:table-cell>
          <table:table-cell office:value-type="float" office:value="13.852" calcext:value-type="float">
            <text:p>13.852</text:p>
          </table:table-cell>
          <table:table-cell office:value-type="float" office:value="47.246" calcext:value-type="float">
            <text:p>47.246</text:p>
          </table:table-cell>
          <table:table-cell office:value-type="float" office:value="5.055" calcext:value-type="float">
            <text:p>5.055</text:p>
          </table:table-cell>
          <table:table-cell table:number-columns-repeated="6"/>
        </table:table-row>
        <table:table-row table:style-name="ro1">
          <table:table-cell office:value-type="date" office:date-value="2010-05-16" calcext:value-type="date">
            <text:p>2010-05-16</text:p>
          </table:table-cell>
          <table:table-cell office:value-type="float" office:value="0.014" calcext:value-type="float">
            <text:p>0.014</text:p>
          </table:table-cell>
          <table:table-cell office:value-type="float" office:value="15.673" calcext:value-type="float">
            <text:p>15.673</text:p>
          </table:table-cell>
          <table:table-cell office:value-type="float" office:value="45.398" calcext:value-type="float">
            <text:p>45.398</text:p>
          </table:table-cell>
          <table:table-cell office:value-type="float" office:value="8.957" calcext:value-type="float">
            <text:p>8.957</text:p>
          </table:table-cell>
          <table:table-cell table:number-columns-repeated="6"/>
        </table:table-row>
        <table:table-row table:style-name="ro1">
          <table:table-cell office:value-type="date" office:date-value="2010-05-17" calcext:value-type="date">
            <text:p>2010-05-17</text:p>
          </table:table-cell>
          <table:table-cell office:value-type="float" office:value="0" calcext:value-type="float">
            <text:p>0</text:p>
          </table:table-cell>
          <table:table-cell office:value-type="float" office:value="15.858" calcext:value-type="float">
            <text:p>15.858</text:p>
          </table:table-cell>
          <table:table-cell office:value-type="float" office:value="54.842" calcext:value-type="float">
            <text:p>54.842</text:p>
          </table:table-cell>
          <table:table-cell office:value-type="float" office:value="3.402" calcext:value-type="float">
            <text:p>3.402</text:p>
          </table:table-cell>
          <table:table-cell table:number-columns-repeated="6"/>
        </table:table-row>
        <table:table-row table:style-name="ro1">
          <table:table-cell office:value-type="date" office:date-value="2010-05-18" calcext:value-type="date">
            <text:p>2010-05-18</text:p>
          </table:table-cell>
          <table:table-cell office:value-type="float" office:value="6.11" calcext:value-type="float">
            <text:p>6.11</text:p>
          </table:table-cell>
          <table:table-cell office:value-type="float" office:value="12.328" calcext:value-type="float">
            <text:p>12.328</text:p>
          </table:table-cell>
          <table:table-cell office:value-type="float" office:value="70.942" calcext:value-type="float">
            <text:p>70.942</text:p>
          </table:table-cell>
          <table:table-cell office:value-type="float" office:value="7.823" calcext:value-type="float">
            <text:p>7.823</text:p>
          </table:table-cell>
          <table:table-cell table:number-columns-repeated="6"/>
        </table:table-row>
        <table:table-row table:style-name="ro1">
          <table:table-cell office:value-type="date" office:date-value="2010-05-19" calcext:value-type="date">
            <text:p>2010-05-19</text:p>
          </table:table-cell>
          <table:table-cell office:value-type="float" office:value="11.684" calcext:value-type="float">
            <text:p>11.684</text:p>
          </table:table-cell>
          <table:table-cell office:value-type="float" office:value="7.332" calcext:value-type="float">
            <text:p>7.332</text:p>
          </table:table-cell>
          <table:table-cell office:value-type="float" office:value="95.062" calcext:value-type="float">
            <text:p>95.062</text:p>
          </table:table-cell>
          <table:table-cell office:value-type="float" office:value="9.407" calcext:value-type="float">
            <text:p>9.407</text:p>
          </table:table-cell>
          <table:table-cell table:number-columns-repeated="6"/>
        </table:table-row>
        <table:table-row table:style-name="ro1">
          <table:table-cell office:value-type="date" office:date-value="2010-05-20" calcext:value-type="date">
            <text:p>2010-05-20</text:p>
          </table:table-cell>
          <table:table-cell office:value-type="float" office:value="0.508" calcext:value-type="float">
            <text:p>0.508</text:p>
          </table:table-cell>
          <table:table-cell office:value-type="float" office:value="8.984" calcext:value-type="float">
            <text:p>8.984</text:p>
          </table:table-cell>
          <table:table-cell office:value-type="float" office:value="86.113" calcext:value-type="float">
            <text:p>86.113</text:p>
          </table:table-cell>
          <table:table-cell office:value-type="float" office:value="8.24" calcext:value-type="float">
            <text:p>8.24</text:p>
          </table:table-cell>
          <table:table-cell table:number-columns-repeated="6"/>
        </table:table-row>
        <table:table-row table:style-name="ro1">
          <table:table-cell office:value-type="date" office:date-value="2010-05-21" calcext:value-type="date">
            <text:p>2010-05-21</text:p>
          </table:table-cell>
          <table:table-cell office:value-type="float" office:value="9.144" calcext:value-type="float">
            <text:p>9.144</text:p>
          </table:table-cell>
          <table:table-cell office:value-type="float" office:value="5.757" calcext:value-type="float">
            <text:p>5.757</text:p>
          </table:table-cell>
          <table:table-cell office:value-type="float" office:value="83.773" calcext:value-type="float">
            <text:p>83.773</text:p>
          </table:table-cell>
          <table:table-cell office:value-type="float" office:value="8.321" calcext:value-type="float">
            <text:p>8.321</text:p>
          </table:table-cell>
          <table:table-cell table:number-columns-repeated="6"/>
        </table:table-row>
        <table:table-row table:style-name="ro1">
          <table:table-cell office:value-type="date" office:date-value="2010-05-22" calcext:value-type="date">
            <text:p>2010-05-22</text:p>
          </table:table-cell>
          <table:table-cell office:value-type="float" office:value="3.304" calcext:value-type="float">
            <text:p>3.304</text:p>
          </table:table-cell>
          <table:table-cell office:value-type="float" office:value="3.98" calcext:value-type="float">
            <text:p>3.98</text:p>
          </table:table-cell>
          <table:table-cell office:value-type="float" office:value="84.527" calcext:value-type="float">
            <text:p>84.527</text:p>
          </table:table-cell>
          <table:table-cell office:value-type="float" office:value="6.693" calcext:value-type="float">
            <text:p>6.693</text:p>
          </table:table-cell>
          <table:table-cell table:number-columns-repeated="6"/>
        </table:table-row>
        <table:table-row table:style-name="ro1">
          <table:table-cell office:value-type="date" office:date-value="2010-05-23" calcext:value-type="date">
            <text:p>2010-05-23</text:p>
          </table:table-cell>
          <table:table-cell office:value-type="float" office:value="0.254" calcext:value-type="float">
            <text:p>0.254</text:p>
          </table:table-cell>
          <table:table-cell office:value-type="float" office:value="6.281" calcext:value-type="float">
            <text:p>6.281</text:p>
          </table:table-cell>
          <table:table-cell office:value-type="float" office:value="76.641" calcext:value-type="float">
            <text:p>76.641</text:p>
          </table:table-cell>
          <table:table-cell office:value-type="float" office:value="6.036" calcext:value-type="float">
            <text:p>6.036</text:p>
          </table:table-cell>
          <table:table-cell table:number-columns-repeated="6"/>
        </table:table-row>
        <table:table-row table:style-name="ro1">
          <table:table-cell office:value-type="date" office:date-value="2010-05-24" calcext:value-type="date">
            <text:p>2010-05-24</text:p>
          </table:table-cell>
          <table:table-cell office:value-type="float" office:value="0" calcext:value-type="float">
            <text:p>0</text:p>
          </table:table-cell>
          <table:table-cell office:value-type="float" office:value="7.773" calcext:value-type="float">
            <text:p>7.773</text:p>
          </table:table-cell>
          <table:table-cell office:value-type="float" office:value="81.765" calcext:value-type="float">
            <text:p>81.765</text:p>
          </table:table-cell>
          <table:table-cell office:value-type="float" office:value="5.038" calcext:value-type="float">
            <text:p>5.038</text:p>
          </table:table-cell>
          <table:table-cell table:number-columns-repeated="6"/>
        </table:table-row>
        <table:table-row table:style-name="ro1">
          <table:table-cell office:value-type="date" office:date-value="2010-05-25" calcext:value-type="date">
            <text:p>2010-05-25</text:p>
          </table:table-cell>
          <table:table-cell office:value-type="float" office:value="0" calcext:value-type="float">
            <text:p>0</text:p>
          </table:table-cell>
          <table:table-cell office:value-type="float" office:value="12.955" calcext:value-type="float">
            <text:p>12.955</text:p>
          </table:table-cell>
          <table:table-cell office:value-type="float" office:value="59.996" calcext:value-type="float">
            <text:p>59.996</text:p>
          </table:table-cell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 office:value-type="date" office:date-value="2010-05-26" calcext:value-type="date">
            <text:p>2010-05-26</text:p>
          </table:table-cell>
          <table:table-cell office:value-type="float" office:value="0.298" calcext:value-type="float">
            <text:p>0.298</text:p>
          </table:table-cell>
          <table:table-cell office:value-type="float" office:value="14.712" calcext:value-type="float">
            <text:p>14.712</text:p>
          </table:table-cell>
          <table:table-cell office:value-type="float" office:value="47.05" calcext:value-type="float">
            <text:p>47.05</text:p>
          </table:table-cell>
          <table:table-cell office:value-type="float" office:value="5.762" calcext:value-type="float">
            <text:p>5.762</text:p>
          </table:table-cell>
          <table:table-cell table:number-columns-repeated="6"/>
        </table:table-row>
        <table:table-row table:style-name="ro1">
          <table:table-cell office:value-type="date" office:date-value="2010-05-27" calcext:value-type="date">
            <text:p>2010-05-27</text:p>
          </table:table-cell>
          <table:table-cell office:value-type="float" office:value="0" calcext:value-type="float">
            <text:p>0</text:p>
          </table:table-cell>
          <table:table-cell office:value-type="float" office:value="14.306" calcext:value-type="float">
            <text:p>14.306</text:p>
          </table:table-cell>
          <table:table-cell office:value-type="float" office:value="39.608" calcext:value-type="float">
            <text:p>39.608</text:p>
          </table:table-cell>
          <table:table-cell office:value-type="float" office:value="8.428" calcext:value-type="float">
            <text:p>8.428</text:p>
          </table:table-cell>
          <table:table-cell table:number-columns-repeated="6"/>
        </table:table-row>
        <table:table-row table:style-name="ro1">
          <table:table-cell office:value-type="date" office:date-value="2010-05-28" calcext:value-type="date">
            <text:p>2010-05-28</text:p>
          </table:table-cell>
          <table:table-cell office:value-type="float" office:value="0" calcext:value-type="float">
            <text:p>0</text:p>
          </table:table-cell>
          <table:table-cell office:value-type="float" office:value="14.704" calcext:value-type="float">
            <text:p>14.704</text:p>
          </table:table-cell>
          <table:table-cell office:value-type="float" office:value="41.376" calcext:value-type="float">
            <text:p>41.376</text:p>
          </table:table-cell>
          <table:table-cell office:value-type="float" office:value="6.458" calcext:value-type="float">
            <text:p>6.458</text:p>
          </table:table-cell>
          <table:table-cell table:number-columns-repeated="6"/>
        </table:table-row>
        <table:table-row table:style-name="ro1">
          <table:table-cell office:value-type="date" office:date-value="2010-05-29" calcext:value-type="date">
            <text:p>2010-05-29</text:p>
          </table:table-cell>
          <table:table-cell office:value-type="float" office:value="0" calcext:value-type="float">
            <text:p>0</text:p>
          </table:table-cell>
          <table:table-cell office:value-type="float" office:value="15.389" calcext:value-type="float">
            <text:p>15.389</text:p>
          </table:table-cell>
          <table:table-cell office:value-type="float" office:value="48.925" calcext:value-type="float">
            <text:p>48.925</text:p>
          </table:table-cell>
          <table:table-cell office:value-type="float" office:value="4.259" calcext:value-type="float">
            <text:p>4.259</text:p>
          </table:table-cell>
          <table:table-cell table:number-columns-repeated="6"/>
        </table:table-row>
        <table:table-row table:style-name="ro1">
          <table:table-cell office:value-type="date" office:date-value="2010-05-30" calcext:value-type="date">
            <text:p>2010-05-30</text:p>
          </table:table-cell>
          <table:table-cell office:value-type="float" office:value="0" calcext:value-type="float">
            <text:p>0</text:p>
          </table:table-cell>
          <table:table-cell office:value-type="float" office:value="15.965" calcext:value-type="float">
            <text:p>15.965</text:p>
          </table:table-cell>
          <table:table-cell office:value-type="float" office:value="47.963" calcext:value-type="float">
            <text:p>47.963</text:p>
          </table:table-cell>
          <table:table-cell office:value-type="float" office:value="5.575" calcext:value-type="float">
            <text:p>5.575</text:p>
          </table:table-cell>
          <table:table-cell table:number-columns-repeated="6"/>
        </table:table-row>
        <table:table-row table:style-name="ro1">
          <table:table-cell office:value-type="date" office:date-value="2010-05-31" calcext:value-type="date">
            <text:p>2010-05-31</text:p>
          </table:table-cell>
          <table:table-cell office:value-type="float" office:value="0" calcext:value-type="float">
            <text:p>0</text:p>
          </table:table-cell>
          <table:table-cell office:value-type="float" office:value="16.187" calcext:value-type="float">
            <text:p>16.187</text:p>
          </table:table-cell>
          <table:table-cell office:value-type="float" office:value="50.227" calcext:value-type="float">
            <text:p>50.227</text:p>
          </table:table-cell>
          <table:table-cell office:value-type="float" office:value="3.829" calcext:value-type="float">
            <text:p>3.829</text:p>
          </table:table-cell>
          <table:table-cell table:number-columns-repeated="6"/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0" calcext:value-type="float">
            <text:p>0</text:p>
          </table:table-cell>
          <table:table-cell office:value-type="float" office:value="17.504" calcext:value-type="float">
            <text:p>17.504</text:p>
          </table:table-cell>
          <table:table-cell office:value-type="float" office:value="48.2" calcext:value-type="float">
            <text:p>48.2</text:p>
          </table:table-cell>
          <table:table-cell office:value-type="float" office:value="5.71" calcext:value-type="float">
            <text:p>5.71</text:p>
          </table:table-cell>
          <table:table-cell table:number-columns-repeated="6"/>
        </table:table-row>
        <table:table-row table:style-name="ro1">
          <table:table-cell office:value-type="date" office:date-value="2010-06-02" calcext:value-type="date">
            <text:p>2010-06-02</text:p>
          </table:table-cell>
          <table:table-cell office:value-type="float" office:value="0" calcext:value-type="float">
            <text:p>0</text:p>
          </table:table-cell>
          <table:table-cell office:value-type="float" office:value="17.69" calcext:value-type="float">
            <text:p>17.69</text:p>
          </table:table-cell>
          <table:table-cell office:value-type="float" office:value="44.816" calcext:value-type="float">
            <text:p>44.816</text:p>
          </table:table-cell>
          <table:table-cell office:value-type="float" office:value="10.324" calcext:value-type="float">
            <text:p>10.324</text:p>
          </table:table-cell>
          <table:table-cell table:number-columns-repeated="6"/>
        </table:table-row>
        <table:table-row table:style-name="ro1">
          <table:table-cell office:value-type="date" office:date-value="2010-06-03" calcext:value-type="date">
            <text:p>2010-06-03</text:p>
          </table:table-cell>
          <table:table-cell office:value-type="float" office:value="0.21" calcext:value-type="float">
            <text:p>0.21</text:p>
          </table:table-cell>
          <table:table-cell office:value-type="float" office:value="17.227" calcext:value-type="float">
            <text:p>17.227</text:p>
          </table:table-cell>
          <table:table-cell office:value-type="float" office:value="60.858" calcext:value-type="float">
            <text:p>60.858</text:p>
          </table:table-cell>
          <table:table-cell office:value-type="float" office:value="7.42" calcext:value-type="float">
            <text:p>7.42</text:p>
          </table:table-cell>
          <table:table-cell table:number-columns-repeated="6"/>
        </table:table-row>
        <table:table-row table:style-name="ro1">
          <table:table-cell office:value-type="date" office:date-value="2010-06-04" calcext:value-type="date">
            <text:p>2010-06-04</text:p>
          </table:table-cell>
          <table:table-cell office:value-type="float" office:value="1.79" calcext:value-type="float">
            <text:p>1.79</text:p>
          </table:table-cell>
          <table:table-cell office:value-type="float" office:value="13.887" calcext:value-type="float">
            <text:p>13.887</text:p>
          </table:table-cell>
          <table:table-cell office:value-type="float" office:value="91.623" calcext:value-type="float">
            <text:p>91.623</text:p>
          </table:table-cell>
          <table:table-cell office:value-type="float" office:value="5.559" calcext:value-type="float">
            <text:p>5.559</text:p>
          </table:table-cell>
          <table:table-cell table:number-columns-repeated="6"/>
        </table:table-row>
        <table:table-row table:style-name="ro1">
          <table:table-cell office:value-type="date" office:date-value="2010-06-05" calcext:value-type="date">
            <text:p>2010-06-05</text:p>
          </table:table-cell>
          <table:table-cell office:value-type="float" office:value="2.274" calcext:value-type="float">
            <text:p>2.274</text:p>
          </table:table-cell>
          <table:table-cell office:value-type="float" office:value="14.376" calcext:value-type="float">
            <text:p>14.376</text:p>
          </table:table-cell>
          <table:table-cell office:value-type="float" office:value="82.637" calcext:value-type="float">
            <text:p>82.637</text:p>
          </table:table-cell>
          <table:table-cell office:value-type="float" office:value="7.798" calcext:value-type="float">
            <text:p>7.798</text:p>
          </table:table-cell>
          <table:table-cell table:number-columns-repeated="6"/>
        </table:table-row>
        <table:table-row table:style-name="ro1">
          <table:table-cell office:value-type="date" office:date-value="2010-06-06" calcext:value-type="date">
            <text:p>2010-06-06</text:p>
          </table:table-cell>
          <table:table-cell office:value-type="float" office:value="0" calcext:value-type="float">
            <text:p>0</text:p>
          </table:table-cell>
          <table:table-cell office:value-type="float" office:value="12.63" calcext:value-type="float">
            <text:p>12.63</text:p>
          </table:table-cell>
          <table:table-cell office:value-type="float" office:value="78.27" calcext:value-type="float">
            <text:p>78.27</text:p>
          </table:table-cell>
          <table:table-cell office:value-type="float" office:value="9.451" calcext:value-type="float">
            <text:p>9.451</text:p>
          </table:table-cell>
          <table:table-cell table:number-columns-repeated="6"/>
        </table:table-row>
        <table:table-row table:style-name="ro1">
          <table:table-cell office:value-type="date" office:date-value="2010-06-07" calcext:value-type="date">
            <text:p>2010-06-07</text:p>
          </table:table-cell>
          <table:table-cell office:value-type="float" office:value="0.526" calcext:value-type="float">
            <text:p>0.526</text:p>
          </table:table-cell>
          <table:table-cell office:value-type="float" office:value="8.734" calcext:value-type="float">
            <text:p>8.734</text:p>
          </table:table-cell>
          <table:table-cell office:value-type="float" office:value="74.43" calcext:value-type="float">
            <text:p>74.43</text:p>
          </table:table-cell>
          <table:table-cell office:value-type="float" office:value="6.616" calcext:value-type="float">
            <text:p>6.616</text:p>
          </table:table-cell>
          <table:table-cell table:number-columns-repeated="6"/>
        </table:table-row>
        <table:table-row table:style-name="ro1">
          <table:table-cell office:value-type="date" office:date-value="2010-06-08" calcext:value-type="date">
            <text:p>2010-06-08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  <table:table-cell office:value-type="float" office:value="64.571" calcext:value-type="float">
            <text:p>64.571</text:p>
          </table:table-cell>
          <table:table-cell office:value-type="float" office:value="4.136" calcext:value-type="float">
            <text:p>4.136</text:p>
          </table:table-cell>
          <table:table-cell table:number-columns-repeated="6"/>
        </table:table-row>
        <table:table-row table:style-name="ro1">
          <table:table-cell office:value-type="date" office:date-value="2010-06-09" calcext:value-type="date">
            <text:p>2010-06-09</text:p>
          </table:table-cell>
          <table:table-cell office:value-type="float" office:value="0" calcext:value-type="float">
            <text:p>0</text:p>
          </table:table-cell>
          <table:table-cell office:value-type="float" office:value="13.776" calcext:value-type="float">
            <text:p>13.776</text:p>
          </table:table-cell>
          <table:table-cell office:value-type="float" office:value="54.313" calcext:value-type="float">
            <text:p>54.313</text:p>
          </table:table-cell>
          <table:table-cell office:value-type="float" office:value="6.706" calcext:value-type="float">
            <text:p>6.706</text:p>
          </table:table-cell>
          <table:table-cell table:number-columns-repeated="6"/>
        </table:table-row>
        <table:table-row table:style-name="ro1">
          <table:table-cell office:value-type="date" office:date-value="2010-06-10" calcext:value-type="date">
            <text:p>2010-06-10</text:p>
          </table:table-cell>
          <table:table-cell office:value-type="float" office:value="0.236" calcext:value-type="float">
            <text:p>0.236</text:p>
          </table:table-cell>
          <table:table-cell office:value-type="float" office:value="14.324" calcext:value-type="float">
            <text:p>14.324</text:p>
          </table:table-cell>
          <table:table-cell office:value-type="float" office:value="59.747" calcext:value-type="float">
            <text:p>59.747</text:p>
          </table:table-cell>
          <table:table-cell office:value-type="float" office:value="4.351" calcext:value-type="float">
            <text:p>4.351</text:p>
          </table:table-cell>
          <table:table-cell table:number-columns-repeated="6"/>
        </table:table-row>
        <table:table-row table:style-name="ro1">
          <table:table-cell office:value-type="date" office:date-value="2010-06-11" calcext:value-type="date">
            <text:p>2010-06-11</text:p>
          </table:table-cell>
          <table:table-cell office:value-type="float" office:value="6.132" calcext:value-type="float">
            <text:p>6.132</text:p>
          </table:table-cell>
          <table:table-cell office:value-type="float" office:value="14.041" calcext:value-type="float">
            <text:p>14.041</text:p>
          </table:table-cell>
          <table:table-cell office:value-type="float" office:value="82.256" calcext:value-type="float">
            <text:p>82.256</text:p>
          </table:table-cell>
          <table:table-cell office:value-type="float" office:value="6.238" calcext:value-type="float">
            <text:p>6.238</text:p>
          </table:table-cell>
          <table:table-cell table:number-columns-repeated="6"/>
        </table:table-row>
        <table:table-row table:style-name="ro1">
          <table:table-cell office:value-type="date" office:date-value="2010-06-12" calcext:value-type="date">
            <text:p>2010-06-12</text:p>
          </table:table-cell>
          <table:table-cell office:value-type="float" office:value="0" calcext:value-type="float">
            <text:p>0</text:p>
          </table:table-cell>
          <table:table-cell office:value-type="float" office:value="18.321" calcext:value-type="float">
            <text:p>18.321</text:p>
          </table:table-cell>
          <table:table-cell office:value-type="float" office:value="66.617" calcext:value-type="float">
            <text:p>66.617</text:p>
          </table:table-cell>
          <table:table-cell office:value-type="float" office:value="6.837" calcext:value-type="float">
            <text:p>6.837</text:p>
          </table:table-cell>
          <table:table-cell table:number-columns-repeated="6"/>
        </table:table-row>
        <table:table-row table:style-name="ro1">
          <table:table-cell office:value-type="date" office:date-value="2010-06-13" calcext:value-type="date">
            <text:p>2010-06-13</text:p>
          </table:table-cell>
          <table:table-cell office:value-type="float" office:value="0.268" calcext:value-type="float">
            <text:p>0.268</text:p>
          </table:table-cell>
          <table:table-cell office:value-type="float" office:value="18.85" calcext:value-type="float">
            <text:p>18.85</text:p>
          </table:table-cell>
          <table:table-cell office:value-type="float" office:value="49.692" calcext:value-type="float">
            <text:p>49.692</text:p>
          </table:table-cell>
          <table:table-cell office:value-type="float" office:value="6.351" calcext:value-type="float">
            <text:p>6.351</text:p>
          </table:table-cell>
          <table:table-cell table:number-columns-repeated="6"/>
        </table:table-row>
        <table:table-row table:style-name="ro1">
          <table:table-cell office:value-type="date" office:date-value="2010-06-14" calcext:value-type="date">
            <text:p>2010-06-14</text:p>
          </table:table-cell>
          <table:table-cell office:value-type="float" office:value="0.24" calcext:value-type="float">
            <text:p>0.24</text:p>
          </table:table-cell>
          <table:table-cell office:value-type="float" office:value="15.458" calcext:value-type="float">
            <text:p>15.458</text:p>
          </table:table-cell>
          <table:table-cell office:value-type="float" office:value="51.778" calcext:value-type="float">
            <text:p>51.778</text:p>
          </table:table-cell>
          <table:table-cell office:value-type="float" office:value="6.564" calcext:value-type="float">
            <text:p>6.564</text:p>
          </table:table-cell>
          <table:table-cell table:number-columns-repeated="6"/>
        </table:table-row>
        <table:table-row table:style-name="ro1">
          <table:table-cell office:value-type="date" office:date-value="2010-06-15" calcext:value-type="date">
            <text:p>2010-06-15</text:p>
          </table:table-cell>
          <table:table-cell office:value-type="float" office:value="0.04" calcext:value-type="float">
            <text:p>0.04</text:p>
          </table:table-cell>
          <table:table-cell office:value-type="float" office:value="12.002" calcext:value-type="float">
            <text:p>12.002</text:p>
          </table:table-cell>
          <table:table-cell office:value-type="float" office:value="67.882" calcext:value-type="float">
            <text:p>67.882</text:p>
          </table:table-cell>
          <table:table-cell office:value-type="float" office:value="9.009" calcext:value-type="float">
            <text:p>9.009</text:p>
          </table:table-cell>
          <table:table-cell table:number-columns-repeated="6"/>
        </table:table-row>
        <table:table-row table:style-name="ro1">
          <table:table-cell office:value-type="date" office:date-value="2010-06-16" calcext:value-type="date">
            <text:p>2010-06-16</text:p>
          </table:table-cell>
          <table:table-cell office:value-type="float" office:value="0" calcext:value-type="float">
            <text:p>0</text:p>
          </table:table-cell>
          <table:table-cell office:value-type="float" office:value="15.729" calcext:value-type="float">
            <text:p>15.729</text:p>
          </table:table-cell>
          <table:table-cell office:value-type="float" office:value="56.29" calcext:value-type="float">
            <text:p>56.29</text:p>
          </table:table-cell>
          <table:table-cell office:value-type="float" office:value="5.592" calcext:value-type="float">
            <text:p>5.592</text:p>
          </table:table-cell>
          <table:table-cell table:number-columns-repeated="6"/>
        </table:table-row>
        <table:table-row table:style-name="ro1">
          <table:table-cell office:value-type="date" office:date-value="2010-06-17" calcext:value-type="date">
            <text:p>2010-06-17</text:p>
          </table:table-cell>
          <table:table-cell office:value-type="float" office:value="0" calcext:value-type="float">
            <text:p>0</text:p>
          </table:table-cell>
          <table:table-cell office:value-type="float" office:value="18.67" calcext:value-type="float">
            <text:p>18.67</text:p>
          </table:table-cell>
          <table:table-cell office:value-type="float" office:value="49.278" calcext:value-type="float">
            <text:p>49.278</text:p>
          </table:table-cell>
          <table:table-cell office:value-type="float" office:value="3.816" calcext:value-type="float">
            <text:p>3.816</text:p>
          </table:table-cell>
          <table:table-cell table:number-columns-repeated="6"/>
        </table:table-row>
        <table:table-row table:style-name="ro1">
          <table:table-cell office:value-type="date" office:date-value="2010-06-18" calcext:value-type="date">
            <text:p>2010-06-18</text:p>
          </table:table-cell>
          <table:table-cell office:value-type="float" office:value="0.294" calcext:value-type="float">
            <text:p>0.294</text:p>
          </table:table-cell>
          <table:table-cell office:value-type="float" office:value="18.11" calcext:value-type="float">
            <text:p>18.11</text:p>
          </table:table-cell>
          <table:table-cell office:value-type="float" office:value="58.56" calcext:value-type="float">
            <text:p>58.56</text:p>
          </table:table-cell>
          <table:table-cell office:value-type="float" office:value="6.41" calcext:value-type="float">
            <text:p>6.41</text:p>
          </table:table-cell>
          <table:table-cell table:number-columns-repeated="6"/>
        </table:table-row>
        <table:table-row table:style-name="ro1">
          <table:table-cell office:value-type="date" office:date-value="2010-06-19" calcext:value-type="date">
            <text:p>2010-06-19</text:p>
          </table:table-cell>
          <table:table-cell office:value-type="float" office:value="0" calcext:value-type="float">
            <text:p>0</text:p>
          </table:table-cell>
          <table:table-cell office:value-type="float" office:value="16.789" calcext:value-type="float">
            <text:p>16.789</text:p>
          </table:table-cell>
          <table:table-cell office:value-type="float" office:value="59.829" calcext:value-type="float">
            <text:p>59.829</text:p>
          </table:table-cell>
          <table:table-cell office:value-type="float" office:value="4.633" calcext:value-type="float">
            <text:p>4.633</text:p>
          </table:table-cell>
          <table:table-cell table:number-columns-repeated="6"/>
        </table:table-row>
        <table:table-row table:style-name="ro1">
          <table:table-cell office:value-type="date" office:date-value="2010-06-20" calcext:value-type="date">
            <text:p>2010-06-20</text:p>
          </table:table-cell>
          <table:table-cell office:value-type="float" office:value="7.054" calcext:value-type="float">
            <text:p>7.054</text:p>
          </table:table-cell>
          <table:table-cell office:value-type="float" office:value="18.732" calcext:value-type="float">
            <text:p>18.732</text:p>
          </table:table-cell>
          <table:table-cell office:value-type="float" office:value="60.258" calcext:value-type="float">
            <text:p>60.258</text:p>
          </table:table-cell>
          <table:table-cell office:value-type="float" office:value="4.287" calcext:value-type="float">
            <text:p>4.287</text:p>
          </table:table-cell>
          <table:table-cell table:number-columns-repeated="6"/>
        </table:table-row>
        <table:table-row table:style-name="ro1">
          <table:table-cell office:value-type="date" office:date-value="2010-06-21" calcext:value-type="date">
            <text:p>2010-06-21</text:p>
          </table:table-cell>
          <table:table-cell office:value-type="float" office:value="2.352" calcext:value-type="float">
            <text:p>2.352</text:p>
          </table:table-cell>
          <table:table-cell office:value-type="float" office:value="17.572" calcext:value-type="float">
            <text:p>17.572</text:p>
          </table:table-cell>
          <table:table-cell office:value-type="float" office:value="59.041" calcext:value-type="float">
            <text:p>59.041</text:p>
          </table:table-cell>
          <table:table-cell office:value-type="float" office:value="7.033" calcext:value-type="float">
            <text:p>7.033</text:p>
          </table:table-cell>
          <table:table-cell table:number-columns-repeated="6"/>
        </table:table-row>
        <table:table-row table:style-name="ro1">
          <table:table-cell office:value-type="date" office:date-value="2010-06-22" calcext:value-type="date">
            <text:p>2010-06-22</text:p>
          </table:table-cell>
          <table:table-cell office:value-type="float" office:value="0" calcext:value-type="float">
            <text:p>0</text:p>
          </table:table-cell>
          <table:table-cell office:value-type="float" office:value="15.838" calcext:value-type="float">
            <text:p>15.838</text:p>
          </table:table-cell>
          <table:table-cell office:value-type="float" office:value="53.03" calcext:value-type="float">
            <text:p>53.03</text:p>
          </table:table-cell>
          <table:table-cell office:value-type="float" office:value="4.847" calcext:value-type="float">
            <text:p>4.847</text:p>
          </table:table-cell>
          <table:table-cell table:number-columns-repeated="6"/>
        </table:table-row>
        <table:table-row table:style-name="ro1">
          <table:table-cell office:value-type="date" office:date-value="2010-06-23" calcext:value-type="date">
            <text:p>2010-06-23</text:p>
          </table:table-cell>
          <table:table-cell office:value-type="float" office:value="0" calcext:value-type="float">
            <text:p>0</text:p>
          </table:table-cell>
          <table:table-cell office:value-type="float" office:value="18.733" calcext:value-type="float">
            <text:p>18.733</text:p>
          </table:table-cell>
          <table:table-cell office:value-type="float" office:value="60.467" calcext:value-type="float">
            <text:p>60.467</text:p>
          </table:table-cell>
          <table:table-cell office:value-type="float" office:value="6.912" calcext:value-type="float">
            <text:p>6.912</text:p>
          </table:table-cell>
          <table:table-cell table:number-columns-repeated="6"/>
        </table:table-row>
        <table:table-row table:style-name="ro1">
          <table:table-cell office:value-type="date" office:date-value="2010-06-24" calcext:value-type="date">
            <text:p>2010-06-24</text:p>
          </table:table-cell>
          <table:table-cell office:value-type="float" office:value="0" calcext:value-type="float">
            <text:p>0</text:p>
          </table:table-cell>
          <table:table-cell office:value-type="float" office:value="19.371" calcext:value-type="float">
            <text:p>19.371</text:p>
          </table:table-cell>
          <table:table-cell office:value-type="float" office:value="71.872" calcext:value-type="float">
            <text:p>71.872</text:p>
          </table:table-cell>
          <table:table-cell office:value-type="float" office:value="6.259" calcext:value-type="float">
            <text:p>6.259</text:p>
          </table:table-cell>
          <table:table-cell table:number-columns-repeated="6"/>
        </table:table-row>
        <table:table-row table:style-name="ro1">
          <table:table-cell office:value-type="date" office:date-value="2010-06-25" calcext:value-type="date">
            <text:p>2010-06-25</text:p>
          </table:table-cell>
          <table:table-cell office:value-type="float" office:value="0" calcext:value-type="float">
            <text:p>0</text:p>
          </table:table-cell>
          <table:table-cell office:value-type="float" office:value="18.38" calcext:value-type="float">
            <text:p>18.38</text:p>
          </table:table-cell>
          <table:table-cell office:value-type="float" office:value="81.408" calcext:value-type="float">
            <text:p>81.408</text:p>
          </table:table-cell>
          <table:table-cell office:value-type="float" office:value="4.074" calcext:value-type="float">
            <text:p>4.074</text:p>
          </table:table-cell>
          <table:table-cell table:number-columns-repeated="6"/>
        </table:table-row>
        <table:table-row table:style-name="ro1">
          <table:table-cell office:value-type="date" office:date-value="2010-06-26" calcext:value-type="date">
            <text:p>2010-06-26</text:p>
          </table:table-cell>
          <table:table-cell office:value-type="float" office:value="10.66" calcext:value-type="float">
            <text:p>10.66</text:p>
          </table:table-cell>
          <table:table-cell office:value-type="float" office:value="17.681" calcext:value-type="float">
            <text:p>17.681</text:p>
          </table:table-cell>
          <table:table-cell office:value-type="float" office:value="87.793" calcext:value-type="float">
            <text:p>87.793</text:p>
          </table:table-cell>
          <table:table-cell office:value-type="float" office:value="3.613" calcext:value-type="float">
            <text:p>3.613</text:p>
          </table:table-cell>
          <table:table-cell table:number-columns-repeated="6"/>
        </table:table-row>
        <table:table-row table:style-name="ro1">
          <table:table-cell office:value-type="date" office:date-value="2010-06-27" calcext:value-type="date">
            <text:p>2010-06-27</text:p>
          </table:table-cell>
          <table:table-cell office:value-type="float" office:value="0.508" calcext:value-type="float">
            <text:p>0.508</text:p>
          </table:table-cell>
          <table:table-cell office:value-type="float" office:value="19.712" calcext:value-type="float">
            <text:p>19.712</text:p>
          </table:table-cell>
          <table:table-cell office:value-type="float" office:value="74.157" calcext:value-type="float">
            <text:p>74.157</text:p>
          </table:table-cell>
          <table:table-cell office:value-type="float" office:value="4.439" calcext:value-type="float">
            <text:p>4.439</text:p>
          </table:table-cell>
          <table:table-cell table:number-columns-repeated="6"/>
        </table:table-row>
        <table:table-row table:style-name="ro1">
          <table:table-cell office:value-type="date" office:date-value="2010-06-28" calcext:value-type="date">
            <text:p>2010-06-28</text:p>
          </table:table-cell>
          <table:table-cell office:value-type="float" office:value="2.286" calcext:value-type="float">
            <text:p>2.286</text:p>
          </table:table-cell>
          <table:table-cell office:value-type="float" office:value="17.11" calcext:value-type="float">
            <text:p>17.11</text:p>
          </table:table-cell>
          <table:table-cell office:value-type="float" office:value="82.995" calcext:value-type="float">
            <text:p>82.995</text:p>
          </table:table-cell>
          <table:table-cell office:value-type="float" office:value="4.893" calcext:value-type="float">
            <text:p>4.893</text:p>
          </table:table-cell>
          <table:table-cell table:number-columns-repeated="6"/>
        </table:table-row>
        <table:table-row table:style-name="ro1">
          <table:table-cell office:value-type="date" office:date-value="2010-06-29" calcext:value-type="date">
            <text:p>2010-06-29</text:p>
          </table:table-cell>
          <table:table-cell office:value-type="float" office:value="0" calcext:value-type="float">
            <text:p>0</text:p>
          </table:table-cell>
          <table:table-cell office:value-type="float" office:value="18.986" calcext:value-type="float">
            <text:p>18.986</text:p>
          </table:table-cell>
          <table:table-cell office:value-type="float" office:value="74.205" calcext:value-type="float">
            <text:p>74.205</text:p>
          </table:table-cell>
          <table:table-cell office:value-type="float" office:value="4.735" calcext:value-type="float">
            <text:p>4.735</text:p>
          </table:table-cell>
          <table:table-cell table:number-columns-repeated="6"/>
        </table:table-row>
        <table:table-row table:style-name="ro1">
          <table:table-cell office:value-type="date" office:date-value="2010-06-30" calcext:value-type="date">
            <text:p>2010-06-30</text:p>
          </table:table-cell>
          <table:table-cell office:value-type="float" office:value="2.546" calcext:value-type="float">
            <text:p>2.546</text:p>
          </table:table-cell>
          <table:table-cell office:value-type="float" office:value="14.699" calcext:value-type="float">
            <text:p>14.699</text:p>
          </table:table-cell>
          <table:table-cell office:value-type="float" office:value="80.322" calcext:value-type="float">
            <text:p>80.322</text:p>
          </table:table-cell>
          <table:table-cell office:value-type="float" office:value="6.206" calcext:value-type="float">
            <text:p>6.206</text:p>
          </table:table-cell>
          <table:table-cell table:number-columns-repeated="6"/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0.248" calcext:value-type="float">
            <text:p>0.248</text:p>
          </table:table-cell>
          <table:table-cell office:value-type="float" office:value="14.895" calcext:value-type="float">
            <text:p>14.895</text:p>
          </table:table-cell>
          <table:table-cell office:value-type="float" office:value="56.279" calcext:value-type="float">
            <text:p>56.279</text:p>
          </table:table-cell>
          <table:table-cell office:value-type="float" office:value="11.224" calcext:value-type="float">
            <text:p>11.224</text:p>
          </table:table-cell>
          <table:table-cell table:number-columns-repeated="6"/>
        </table:table-row>
        <table:table-row table:style-name="ro1">
          <table:table-cell office:value-type="date" office:date-value="2010-07-02" calcext:value-type="date">
            <text:p>2010-07-02</text:p>
          </table:table-cell>
          <table:table-cell office:value-type="float" office:value="8.382" calcext:value-type="float">
            <text:p>8.382</text:p>
          </table:table-cell>
          <table:table-cell office:value-type="float" office:value="12.82" calcext:value-type="float">
            <text:p>12.82</text:p>
          </table:table-cell>
          <table:table-cell office:value-type="float" office:value="89.562" calcext:value-type="float">
            <text:p>89.562</text:p>
          </table:table-cell>
          <table:table-cell office:value-type="float" office:value="7.441" calcext:value-type="float">
            <text:p>7.441</text:p>
          </table:table-cell>
          <table:table-cell table:number-columns-repeated="6"/>
        </table:table-row>
        <table:table-row table:style-name="ro1">
          <table:table-cell office:value-type="date" office:date-value="2010-07-03" calcext:value-type="date">
            <text:p>2010-07-03</text:p>
          </table:table-cell>
          <table:table-cell office:value-type="float" office:value="4.094" calcext:value-type="float">
            <text:p>4.094</text:p>
          </table:table-cell>
          <table:table-cell office:value-type="float" office:value="13.565" calcext:value-type="float">
            <text:p>13.565</text:p>
          </table:table-cell>
          <table:table-cell office:value-type="float" office:value="87.31" calcext:value-type="float">
            <text:p>87.31</text:p>
          </table:table-cell>
          <table:table-cell office:value-type="float" office:value="8.916" calcext:value-type="float">
            <text:p>8.916</text:p>
          </table:table-cell>
          <table:table-cell table:number-columns-repeated="6"/>
        </table:table-row>
        <table:table-row table:style-name="ro1">
          <table:table-cell office:value-type="date" office:date-value="2010-07-04" calcext:value-type="date">
            <text:p>2010-07-04</text:p>
          </table:table-cell>
          <table:table-cell office:value-type="float" office:value="4.064" calcext:value-type="float">
            <text:p>4.064</text:p>
          </table:table-cell>
          <table:table-cell office:value-type="float" office:value="14.863" calcext:value-type="float">
            <text:p>14.863</text:p>
          </table:table-cell>
          <table:table-cell office:value-type="float" office:value="82.623" calcext:value-type="float">
            <text:p>82.623</text:p>
          </table:table-cell>
          <table:table-cell office:value-type="float" office:value="5.419" calcext:value-type="float">
            <text:p>5.419</text:p>
          </table:table-cell>
          <table:table-cell table:number-columns-repeated="6"/>
        </table:table-row>
        <table:table-row table:style-name="ro1">
          <table:table-cell office:value-type="date" office:date-value="2010-07-05" calcext:value-type="date">
            <text:p>2010-07-05</text:p>
          </table:table-cell>
          <table:table-cell office:value-type="float" office:value="1.778" calcext:value-type="float">
            <text:p>1.778</text:p>
          </table:table-cell>
          <table:table-cell office:value-type="float" office:value="16.695" calcext:value-type="float">
            <text:p>16.695</text:p>
          </table:table-cell>
          <table:table-cell office:value-type="float" office:value="77.255" calcext:value-type="float">
            <text:p>77.255</text:p>
          </table:table-cell>
          <table:table-cell office:value-type="float" office:value="7.746" calcext:value-type="float">
            <text:p>7.746</text:p>
          </table:table-cell>
          <table:table-cell table:number-columns-repeated="6"/>
        </table:table-row>
        <table:table-row table:style-name="ro1">
          <table:table-cell office:value-type="date" office:date-value="2010-07-06" calcext:value-type="date">
            <text:p>2010-07-06</text:p>
          </table:table-cell>
          <table:table-cell office:value-type="float" office:value="0.764" calcext:value-type="float">
            <text:p>0.764</text:p>
          </table:table-cell>
          <table:table-cell office:value-type="float" office:value="17.7" calcext:value-type="float">
            <text:p>17.7</text:p>
          </table:table-cell>
          <table:table-cell office:value-type="float" office:value="77.963" calcext:value-type="float">
            <text:p>77.963</text:p>
          </table:table-cell>
          <table:table-cell office:value-type="float" office:value="6.82" calcext:value-type="float">
            <text:p>6.82</text:p>
          </table:table-cell>
          <table:table-cell table:number-columns-repeated="6"/>
        </table:table-row>
        <table:table-row table:style-name="ro1">
          <table:table-cell office:value-type="date" office:date-value="2010-07-07" calcext:value-type="date">
            <text:p>2010-07-07</text:p>
          </table:table-cell>
          <table:table-cell office:value-type="float" office:value="0" calcext:value-type="float">
            <text:p>0</text:p>
          </table:table-cell>
          <table:table-cell office:value-type="float" office:value="19.168" calcext:value-type="float">
            <text:p>19.168</text:p>
          </table:table-cell>
          <table:table-cell office:value-type="float" office:value="69.442" calcext:value-type="float">
            <text:p>69.442</text:p>
          </table:table-cell>
          <table:table-cell office:value-type="float" office:value="5.085" calcext:value-type="float">
            <text:p>5.085</text:p>
          </table:table-cell>
          <table:table-cell table:number-columns-repeated="6"/>
        </table:table-row>
        <table:table-row table:style-name="ro1">
          <table:table-cell office:value-type="date" office:date-value="2010-07-08" calcext:value-type="date">
            <text:p>2010-07-08</text:p>
          </table:table-cell>
          <table:table-cell office:value-type="float" office:value="0" calcext:value-type="float">
            <text:p>0</text:p>
          </table:table-cell>
          <table:table-cell office:value-type="float" office:value="21.424" calcext:value-type="float">
            <text:p>21.424</text:p>
          </table:table-cell>
          <table:table-cell office:value-type="float" office:value="66.367" calcext:value-type="float">
            <text:p>66.367</text:p>
          </table:table-cell>
          <table:table-cell office:value-type="float" office:value="4.17" calcext:value-type="float">
            <text:p>4.17</text:p>
          </table:table-cell>
          <table:table-cell table:number-columns-repeated="6"/>
        </table:table-row>
        <table:table-row table:style-name="ro1">
          <table:table-cell office:value-type="date" office:date-value="2010-07-09" calcext:value-type="date">
            <text:p>2010-07-09</text:p>
          </table:table-cell>
          <table:table-cell office:value-type="float" office:value="0.3" calcext:value-type="float">
            <text:p>0.3</text:p>
          </table:table-cell>
          <table:table-cell office:value-type="float" office:value="17.117" calcext:value-type="float">
            <text:p>17.117</text:p>
          </table:table-cell>
          <table:table-cell office:value-type="float" office:value="74.194" calcext:value-type="float">
            <text:p>74.194</text:p>
          </table:table-cell>
          <table:table-cell office:value-type="float" office:value="5.618" calcext:value-type="float">
            <text:p>5.618</text:p>
          </table:table-cell>
          <table:table-cell table:number-columns-repeated="6"/>
        </table:table-row>
        <table:table-row table:style-name="ro1">
          <table:table-cell office:value-type="date" office:date-value="2010-07-10" calcext:value-type="date">
            <text:p>2010-07-10</text:p>
          </table:table-cell>
          <table:table-cell office:value-type="float" office:value="0" calcext:value-type="float">
            <text:p>0</text:p>
          </table:table-cell>
          <table:table-cell office:value-type="float" office:value="18.57" calcext:value-type="float">
            <text:p>18.57</text:p>
          </table:table-cell>
          <table:table-cell office:value-type="float" office:value="66.666" calcext:value-type="float">
            <text:p>66.666</text:p>
          </table:table-cell>
          <table:table-cell office:value-type="float" office:value="5.533" calcext:value-type="float">
            <text:p>5.533</text:p>
          </table:table-cell>
          <table:table-cell table:number-columns-repeated="6"/>
        </table:table-row>
        <table:table-row table:style-name="ro1">
          <table:table-cell office:value-type="date" office:date-value="2010-07-11" calcext:value-type="date">
            <text:p>2010-07-11</text:p>
          </table:table-cell>
          <table:table-cell office:value-type="float" office:value="13.922" calcext:value-type="float">
            <text:p>13.922</text:p>
          </table:table-cell>
          <table:table-cell office:value-type="float" office:value="20.701" calcext:value-type="float">
            <text:p>20.701</text:p>
          </table:table-cell>
          <table:table-cell office:value-type="float" office:value="68.54" calcext:value-type="float">
            <text:p>68.54</text:p>
          </table:table-cell>
          <table:table-cell office:value-type="float" office:value="7.965" calcext:value-type="float">
            <text:p>7.965</text:p>
          </table:table-cell>
          <table:table-cell table:number-columns-repeated="6"/>
        </table:table-row>
        <table:table-row table:style-name="ro1">
          <table:table-cell office:value-type="date" office:date-value="2010-07-12" calcext:value-type="date">
            <text:p>2010-07-12</text:p>
          </table:table-cell>
          <table:table-cell office:value-type="float" office:value="0.278" calcext:value-type="float">
            <text:p>0.278</text:p>
          </table:table-cell>
          <table:table-cell office:value-type="float" office:value="16.927" calcext:value-type="float">
            <text:p>16.927</text:p>
          </table:table-cell>
          <table:table-cell office:value-type="float" office:value="87.084" calcext:value-type="float">
            <text:p>87.084</text:p>
          </table:table-cell>
          <table:table-cell office:value-type="float" office:value="6.122" calcext:value-type="float">
            <text:p>6.122</text:p>
          </table:table-cell>
          <table:table-cell table:number-columns-repeated="6"/>
        </table:table-row>
        <table:table-row table:style-name="ro1">
          <table:table-cell office:value-type="date" office:date-value="2010-07-13" calcext:value-type="date">
            <text:p>2010-07-13</text:p>
          </table:table-cell>
          <table:table-cell office:value-type="float" office:value="2.008" calcext:value-type="float">
            <text:p>2.008</text:p>
          </table:table-cell>
          <table:table-cell office:value-type="float" office:value="18.211" calcext:value-type="float">
            <text:p>18.211</text:p>
          </table:table-cell>
          <table:table-cell office:value-type="float" office:value="87.143" calcext:value-type="float">
            <text:p>87.143</text:p>
          </table:table-cell>
          <table:table-cell office:value-type="float" office:value="7.032" calcext:value-type="float">
            <text:p>7.032</text:p>
          </table:table-cell>
          <table:table-cell table:number-columns-repeated="6"/>
        </table:table-row>
        <table:table-row table:style-name="ro1">
          <table:table-cell office:value-type="date" office:date-value="2010-07-14" calcext:value-type="date">
            <text:p>2010-07-14</text:p>
          </table:table-cell>
          <table:table-cell office:value-type="float" office:value="0.3" calcext:value-type="float">
            <text:p>0.3</text:p>
          </table:table-cell>
          <table:table-cell office:value-type="float" office:value="20.319" calcext:value-type="float">
            <text:p>20.319</text:p>
          </table:table-cell>
          <table:table-cell office:value-type="float" office:value="82.84" calcext:value-type="float">
            <text:p>82.84</text:p>
          </table:table-cell>
          <table:table-cell office:value-type="float" office:value="5.888" calcext:value-type="float">
            <text:p>5.888</text:p>
          </table:table-cell>
          <table:table-cell table:number-columns-repeated="6"/>
        </table:table-row>
        <table:table-row table:style-name="ro1">
          <table:table-cell office:value-type="date" office:date-value="2010-07-15" calcext:value-type="date">
            <text:p>2010-07-15</text:p>
          </table:table-cell>
          <table:table-cell office:value-type="float" office:value="0" calcext:value-type="float">
            <text:p>0</text:p>
          </table:table-cell>
          <table:table-cell office:value-type="float" office:value="18.811" calcext:value-type="float">
            <text:p>18.811</text:p>
          </table:table-cell>
          <table:table-cell office:value-type="float" office:value="79.433" calcext:value-type="float">
            <text:p>79.433</text:p>
          </table:table-cell>
          <table:table-cell office:value-type="float" office:value="5.349" calcext:value-type="float">
            <text:p>5.349</text:p>
          </table:table-cell>
          <table:table-cell table:number-columns-repeated="6"/>
        </table:table-row>
        <table:table-row table:style-name="ro1">
          <table:table-cell office:value-type="date" office:date-value="2010-07-16" calcext:value-type="date">
            <text:p>2010-07-16</text:p>
          </table:table-cell>
          <table:table-cell office:value-type="float" office:value="0" calcext:value-type="float">
            <text:p>0</text:p>
          </table:table-cell>
          <table:table-cell office:value-type="float" office:value="15.42" calcext:value-type="float">
            <text:p>15.42</text:p>
          </table:table-cell>
          <table:table-cell office:value-type="float" office:value="85.527" calcext:value-type="float">
            <text:p>85.527</text:p>
          </table:table-cell>
          <table:table-cell office:value-type="float" office:value="5.555" calcext:value-type="float">
            <text:p>5.555</text:p>
          </table:table-cell>
          <table:table-cell table:number-columns-repeated="6"/>
        </table:table-row>
        <table:table-row table:style-name="ro1">
          <table:table-cell office:value-type="date" office:date-value="2010-07-17" calcext:value-type="date">
            <text:p>2010-07-17</text:p>
          </table:table-cell>
          <table:table-cell office:value-type="float" office:value="0" calcext:value-type="float">
            <text:p>0</text:p>
          </table:table-cell>
          <table:table-cell office:value-type="float" office:value="14.985" calcext:value-type="float">
            <text:p>14.985</text:p>
          </table:table-cell>
          <table:table-cell office:value-type="float" office:value="86.638" calcext:value-type="float">
            <text:p>86.638</text:p>
          </table:table-cell>
          <table:table-cell office:value-type="float" office:value="7.643" calcext:value-type="float">
            <text:p>7.643</text:p>
          </table:table-cell>
          <table:table-cell table:number-columns-repeated="6"/>
        </table:table-row>
        <table:table-row table:style-name="ro1">
          <table:table-cell office:value-type="date" office:date-value="2010-07-18" calcext:value-type="date">
            <text:p>2010-07-18</text:p>
          </table:table-cell>
          <table:table-cell office:value-type="float" office:value="0" calcext:value-type="float">
            <text:p>0</text:p>
          </table:table-cell>
          <table:table-cell office:value-type="float" office:value="17.265" calcext:value-type="float">
            <text:p>17.265</text:p>
          </table:table-cell>
          <table:table-cell office:value-type="float" office:value="71.855" calcext:value-type="float">
            <text:p>71.855</text:p>
          </table:table-cell>
          <table:table-cell office:value-type="float" office:value="3.745" calcext:value-type="float">
            <text:p>3.745</text:p>
          </table:table-cell>
          <table:table-cell table:number-columns-repeated="6"/>
        </table:table-row>
        <table:table-row table:style-name="ro1">
          <table:table-cell office:value-type="date" office:date-value="2010-07-19" calcext:value-type="date">
            <text:p>2010-07-19</text:p>
          </table:table-cell>
          <table:table-cell office:value-type="float" office:value="0" calcext:value-type="float">
            <text:p>0</text:p>
          </table:table-cell>
          <table:table-cell office:value-type="float" office:value="17.757" calcext:value-type="float">
            <text:p>17.757</text:p>
          </table:table-cell>
          <table:table-cell office:value-type="float" office:value="72.568" calcext:value-type="float">
            <text:p>72.568</text:p>
          </table:table-cell>
          <table:table-cell office:value-type="float" office:value="5.254" calcext:value-type="float">
            <text:p>5.254</text:p>
          </table:table-cell>
          <table:table-cell table:number-columns-repeated="6"/>
        </table:table-row>
        <table:table-row table:style-name="ro1">
          <table:table-cell office:value-type="date" office:date-value="2010-07-20" calcext:value-type="date">
            <text:p>2010-07-20</text:p>
          </table:table-cell>
          <table:table-cell office:value-type="float" office:value="0" calcext:value-type="float">
            <text:p>0</text:p>
          </table:table-cell>
          <table:table-cell office:value-type="float" office:value="18.485" calcext:value-type="float">
            <text:p>18.485</text:p>
          </table:table-cell>
          <table:table-cell office:value-type="float" office:value="73.438" calcext:value-type="float">
            <text:p>73.438</text:p>
          </table:table-cell>
          <table:table-cell office:value-type="float" office:value="4.239" calcext:value-type="float">
            <text:p>4.239</text:p>
          </table:table-cell>
          <table:table-cell table:number-columns-repeated="6"/>
        </table:table-row>
        <table:table-row table:style-name="ro1">
          <table:table-cell office:value-type="date" office:date-value="2010-07-21" calcext:value-type="date">
            <text:p>2010-07-21</text:p>
          </table:table-cell>
          <table:table-cell office:value-type="float" office:value="0" calcext:value-type="float">
            <text:p>0</text:p>
          </table:table-cell>
          <table:table-cell office:value-type="float" office:value="20.961" calcext:value-type="float">
            <text:p>20.961</text:p>
          </table:table-cell>
          <table:table-cell office:value-type="float" office:value="66.736" calcext:value-type="float">
            <text:p>66.736</text:p>
          </table:table-cell>
          <table:table-cell office:value-type="float" office:value="4.598" calcext:value-type="float">
            <text:p>4.598</text:p>
          </table:table-cell>
          <table:table-cell table:number-columns-repeated="6"/>
        </table:table-row>
        <table:table-row table:style-name="ro1">
          <table:table-cell office:value-type="date" office:date-value="2010-07-22" calcext:value-type="date">
            <text:p>2010-07-22</text:p>
          </table:table-cell>
          <table:table-cell office:value-type="float" office:value="0" calcext:value-type="float">
            <text:p>0</text:p>
          </table:table-cell>
          <table:table-cell office:value-type="float" office:value="21.929" calcext:value-type="float">
            <text:p>21.929</text:p>
          </table:table-cell>
          <table:table-cell office:value-type="float" office:value="62.024" calcext:value-type="float">
            <text:p>62.024</text:p>
          </table:table-cell>
          <table:table-cell office:value-type="float" office:value="6.905" calcext:value-type="float">
            <text:p>6.905</text:p>
          </table:table-cell>
          <table:table-cell table:number-columns-repeated="6"/>
        </table:table-row>
        <table:table-row table:style-name="ro1">
          <table:table-cell office:value-type="date" office:date-value="2010-07-23" calcext:value-type="date">
            <text:p>2010-07-23</text:p>
          </table:table-cell>
          <table:table-cell office:value-type="float" office:value="0" calcext:value-type="float">
            <text:p>0</text:p>
          </table:table-cell>
          <table:table-cell office:value-type="float" office:value="20.881" calcext:value-type="float">
            <text:p>20.881</text:p>
          </table:table-cell>
          <table:table-cell office:value-type="float" office:value="69.422" calcext:value-type="float">
            <text:p>69.422</text:p>
          </table:table-cell>
          <table:table-cell office:value-type="float" office:value="6.638" calcext:value-type="float">
            <text:p>6.638</text:p>
          </table:table-cell>
          <table:table-cell table:number-columns-repeated="6"/>
        </table:table-row>
        <table:table-row table:style-name="ro1">
          <table:table-cell office:value-type="date" office:date-value="2010-07-24" calcext:value-type="date">
            <text:p>2010-07-24</text:p>
          </table:table-cell>
          <table:table-cell office:value-type="float" office:value="0" calcext:value-type="float">
            <text:p>0</text:p>
          </table:table-cell>
          <table:table-cell office:value-type="float" office:value="16.411" calcext:value-type="float">
            <text:p>16.411</text:p>
          </table:table-cell>
          <table:table-cell office:value-type="float" office:value="70.68" calcext:value-type="float">
            <text:p>70.68</text:p>
          </table:table-cell>
          <table:table-cell office:value-type="float" office:value="7.13" calcext:value-type="float">
            <text:p>7.13</text:p>
          </table:table-cell>
          <table:table-cell table:number-columns-repeated="6"/>
        </table:table-row>
        <table:table-row table:style-name="ro1">
          <table:table-cell office:value-type="date" office:date-value="2010-07-25" calcext:value-type="date">
            <text:p>2010-07-25</text:p>
          </table:table-cell>
          <table:table-cell office:value-type="float" office:value="0" calcext:value-type="float">
            <text:p>0</text:p>
          </table:table-cell>
          <table:table-cell office:value-type="float" office:value="14.39" calcext:value-type="float">
            <text:p>14.39</text:p>
          </table:table-cell>
          <table:table-cell office:value-type="float" office:value="85.071" calcext:value-type="float">
            <text:p>85.071</text:p>
          </table:table-cell>
          <table:table-cell office:value-type="float" office:value="9.672" calcext:value-type="float">
            <text:p>9.672</text:p>
          </table:table-cell>
          <table:table-cell table:number-columns-repeated="6"/>
        </table:table-row>
        <table:table-row table:style-name="ro1">
          <table:table-cell office:value-type="date" office:date-value="2010-07-26" calcext:value-type="date">
            <text:p>2010-07-26</text:p>
          </table:table-cell>
          <table:table-cell office:value-type="float" office:value="0" calcext:value-type="float">
            <text:p>0</text:p>
          </table:table-cell>
          <table:table-cell office:value-type="float" office:value="16.519" calcext:value-type="float">
            <text:p>16.519</text:p>
          </table:table-cell>
          <table:table-cell office:value-type="float" office:value="77.384" calcext:value-type="float">
            <text:p>77.384</text:p>
          </table:table-cell>
          <table:table-cell office:value-type="float" office:value="10.241" calcext:value-type="float">
            <text:p>10.241</text:p>
          </table:table-cell>
          <table:table-cell table:number-columns-repeated="6"/>
        </table:table-row>
        <table:table-row table:style-name="ro1">
          <table:table-cell office:value-type="date" office:date-value="2010-07-27" calcext:value-type="date">
            <text:p>2010-07-27</text:p>
          </table:table-cell>
          <table:table-cell office:value-type="float" office:value="0.216" calcext:value-type="float">
            <text:p>0.216</text:p>
          </table:table-cell>
          <table:table-cell office:value-type="float" office:value="18.117" calcext:value-type="float">
            <text:p>18.117</text:p>
          </table:table-cell>
          <table:table-cell office:value-type="float" office:value="76.503" calcext:value-type="float">
            <text:p>76.503</text:p>
          </table:table-cell>
          <table:table-cell office:value-type="float" office:value="3.706" calcext:value-type="float">
            <text:p>3.706</text:p>
          </table:table-cell>
          <table:table-cell table:number-columns-repeated="6"/>
        </table:table-row>
        <table:table-row table:style-name="ro1">
          <table:table-cell office:value-type="date" office:date-value="2010-07-28" calcext:value-type="date">
            <text:p>2010-07-28</text:p>
          </table:table-cell>
          <table:table-cell office:value-type="float" office:value="0.003" calcext:value-type="float">
            <text:p>0.003</text:p>
          </table:table-cell>
          <table:table-cell office:value-type="float" office:value="20.533" calcext:value-type="float">
            <text:p>20.533</text:p>
          </table:table-cell>
          <table:table-cell office:value-type="float" office:value="68.71" calcext:value-type="float">
            <text:p>68.71</text:p>
          </table:table-cell>
          <table:table-cell office:value-type="float" office:value="2.613" calcext:value-type="float">
            <text:p>2.613</text:p>
          </table:table-cell>
          <table:table-cell table:number-columns-repeated="6"/>
        </table:table-row>
        <table:table-row table:style-name="ro1">
          <table:table-cell office:value-type="date" office:date-value="2010-07-29" calcext:value-type="date">
            <text:p>2010-07-29</text:p>
          </table:table-cell>
          <table:table-cell office:value-type="float" office:value="0" calcext:value-type="float">
            <text:p>0</text:p>
          </table:table-cell>
          <table:table-cell office:value-type="float" office:value="22.08" calcext:value-type="float">
            <text:p>22.08</text:p>
          </table:table-cell>
          <table:table-cell office:value-type="float" office:value="65.488" calcext:value-type="float">
            <text:p>65.488</text:p>
          </table:table-cell>
          <table:table-cell office:value-type="float" office:value="3.398" calcext:value-type="float">
            <text:p>3.398</text:p>
          </table:table-cell>
          <table:table-cell table:number-columns-repeated="6"/>
        </table:table-row>
        <table:table-row table:style-name="ro1">
          <table:table-cell office:value-type="date" office:date-value="2010-07-30" calcext:value-type="date">
            <text:p>2010-07-30</text:p>
          </table:table-cell>
          <table:table-cell office:value-type="float" office:value="8.6" calcext:value-type="float">
            <text:p>8.6</text:p>
          </table:table-cell>
          <table:table-cell office:value-type="float" office:value="19.169" calcext:value-type="float">
            <text:p>19.169</text:p>
          </table:table-cell>
          <table:table-cell office:value-type="float" office:value="88.456" calcext:value-type="float">
            <text:p>88.456</text:p>
          </table:table-cell>
          <table:table-cell office:value-type="float" office:value="3.546" calcext:value-type="float">
            <text:p>3.546</text:p>
          </table:table-cell>
          <table:table-cell table:number-columns-repeated="6"/>
        </table:table-row>
        <table:table-row table:style-name="ro1">
          <table:table-cell office:value-type="date" office:date-value="2010-07-31" calcext:value-type="date">
            <text:p>2010-07-31</text:p>
          </table:table-cell>
          <table:table-cell office:value-type="float" office:value="1.9" calcext:value-type="float">
            <text:p>1.9</text:p>
          </table:table-cell>
          <table:table-cell office:value-type="float" office:value="20.756" calcext:value-type="float">
            <text:p>20.756</text:p>
          </table:table-cell>
          <table:table-cell office:value-type="float" office:value="74.444" calcext:value-type="float">
            <text:p>74.444</text:p>
          </table:table-cell>
          <table:table-cell office:value-type="float" office:value="3.798" calcext:value-type="float">
            <text:p>3.798</text:p>
          </table:table-cell>
          <table:table-cell table:number-columns-repeated="6"/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0.527" calcext:value-type="float">
            <text:p>0.527</text:p>
          </table:table-cell>
          <table:table-cell office:value-type="float" office:value="17.482" calcext:value-type="float">
            <text:p>17.482</text:p>
          </table:table-cell>
          <table:table-cell office:value-type="float" office:value="88.112" calcext:value-type="float">
            <text:p>88.112</text:p>
          </table:table-cell>
          <table:table-cell office:value-type="float" office:value="4.863" calcext:value-type="float">
            <text:p>4.863</text:p>
          </table:table-cell>
          <table:table-cell table:number-columns-repeated="6"/>
        </table:table-row>
        <table:table-row table:style-name="ro1">
          <table:table-cell office:value-type="date" office:date-value="2010-08-02" calcext:value-type="date">
            <text:p>2010-08-02</text:p>
          </table:table-cell>
          <table:table-cell office:value-type="float" office:value="4.073" calcext:value-type="float">
            <text:p>4.073</text:p>
          </table:table-cell>
          <table:table-cell office:value-type="float" office:value="18.77" calcext:value-type="float">
            <text:p>18.77</text:p>
          </table:table-cell>
          <table:table-cell office:value-type="float" office:value="75.671" calcext:value-type="float">
            <text:p>75.671</text:p>
          </table:table-cell>
          <table:table-cell office:value-type="float" office:value="7.693" calcext:value-type="float">
            <text:p>7.693</text:p>
          </table:table-cell>
          <table:table-cell table:number-columns-repeated="6"/>
        </table:table-row>
        <table:table-row table:style-name="ro1">
          <table:table-cell office:value-type="date" office:date-value="2010-08-03" calcext:value-type="date">
            <text:p>2010-08-03</text:p>
          </table:table-cell>
          <table:table-cell office:value-type="float" office:value="0" calcext:value-type="float">
            <text:p>0</text:p>
          </table:table-cell>
          <table:table-cell office:value-type="float" office:value="18.003" calcext:value-type="float">
            <text:p>18.003</text:p>
          </table:table-cell>
          <table:table-cell office:value-type="float" office:value="78.744" calcext:value-type="float">
            <text:p>78.744</text:p>
          </table:table-cell>
          <table:table-cell office:value-type="float" office:value="3.994" calcext:value-type="float">
            <text:p>3.994</text:p>
          </table:table-cell>
          <table:table-cell table:number-columns-repeated="6"/>
        </table:table-row>
        <table:table-row table:style-name="ro1">
          <table:table-cell office:value-type="date" office:date-value="2010-08-04" calcext:value-type="date">
            <text:p>2010-08-04</text:p>
          </table:table-cell>
          <table:table-cell office:value-type="float" office:value="0" calcext:value-type="float">
            <text:p>0</text:p>
          </table:table-cell>
          <table:table-cell office:value-type="float" office:value="20.287" calcext:value-type="float">
            <text:p>20.287</text:p>
          </table:table-cell>
          <table:table-cell office:value-type="float" office:value="73.015" calcext:value-type="float">
            <text:p>73.015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date" office:date-value="2010-08-05" calcext:value-type="date">
            <text:p>2010-08-05</text:p>
          </table:table-cell>
          <table:table-cell office:value-type="float" office:value="0" calcext:value-type="float">
            <text:p>0</text:p>
          </table:table-cell>
          <table:table-cell office:value-type="float" office:value="21.434" calcext:value-type="float">
            <text:p>21.434</text:p>
          </table:table-cell>
          <table:table-cell office:value-type="float" office:value="72.679" calcext:value-type="float">
            <text:p>72.679</text:p>
          </table:table-cell>
          <table:table-cell office:value-type="float" office:value="3.785" calcext:value-type="float">
            <text:p>3.785</text:p>
          </table:table-cell>
          <table:table-cell table:number-columns-repeated="6"/>
        </table:table-row>
        <table:table-row table:style-name="ro1">
          <table:table-cell office:value-type="date" office:date-value="2010-08-06" calcext:value-type="date">
            <text:p>2010-08-06</text:p>
          </table:table-cell>
          <table:table-cell office:value-type="float" office:value="0" calcext:value-type="float">
            <text:p>0</text:p>
          </table:table-cell>
          <table:table-cell office:value-type="float" office:value="22.29" calcext:value-type="float">
            <text:p>22.29</text:p>
          </table:table-cell>
          <table:table-cell office:value-type="float" office:value="74.492" calcext:value-type="float">
            <text:p>74.492</text:p>
          </table:table-cell>
          <table:table-cell office:value-type="float" office:value="5.901" calcext:value-type="float">
            <text:p>5.901</text:p>
          </table:table-cell>
          <table:table-cell table:number-columns-repeated="6"/>
        </table:table-row>
        <table:table-row table:style-name="ro1">
          <table:table-cell office:value-type="date" office:date-value="2010-08-07" calcext:value-type="date">
            <text:p>2010-08-07</text:p>
          </table:table-cell>
          <table:table-cell office:value-type="float" office:value="0" calcext:value-type="float">
            <text:p>0</text:p>
          </table:table-cell>
          <table:table-cell office:value-type="float" office:value="20.543" calcext:value-type="float">
            <text:p>20.543</text:p>
          </table:table-cell>
          <table:table-cell office:value-type="float" office:value="80.194" calcext:value-type="float">
            <text:p>80.194</text:p>
          </table:table-cell>
          <table:table-cell office:value-type="float" office:value="3.737" calcext:value-type="float">
            <text:p>3.737</text:p>
          </table:table-cell>
          <table:table-cell table:number-columns-repeated="6"/>
        </table:table-row>
        <table:table-row table:style-name="ro1">
          <table:table-cell office:value-type="date" office:date-value="2010-08-08" calcext:value-type="date">
            <text:p>2010-08-08</text:p>
          </table:table-cell>
          <table:table-cell office:value-type="float" office:value="0" calcext:value-type="float">
            <text:p>0</text:p>
          </table:table-cell>
          <table:table-cell office:value-type="float" office:value="18.801" calcext:value-type="float">
            <text:p>18.801</text:p>
          </table:table-cell>
          <table:table-cell office:value-type="float" office:value="80.924" calcext:value-type="float">
            <text:p>80.924</text:p>
          </table:table-cell>
          <table:table-cell office:value-type="float" office:value="5.421" calcext:value-type="float">
            <text:p>5.421</text:p>
          </table:table-cell>
          <table:table-cell table:number-columns-repeated="6"/>
        </table:table-row>
        <table:table-row table:style-name="ro1">
          <table:table-cell office:value-type="date" office:date-value="2010-08-09" calcext:value-type="date">
            <text:p>2010-08-09</text:p>
          </table:table-cell>
          <table:table-cell office:value-type="float" office:value="0" calcext:value-type="float">
            <text:p>0</text:p>
          </table:table-cell>
          <table:table-cell office:value-type="float" office:value="17.269" calcext:value-type="float">
            <text:p>17.269</text:p>
          </table:table-cell>
          <table:table-cell office:value-type="float" office:value="73.328" calcext:value-type="float">
            <text:p>73.328</text:p>
          </table:table-cell>
          <table:table-cell office:value-type="float" office:value="3.683" calcext:value-type="float">
            <text:p>3.683</text:p>
          </table:table-cell>
          <table:table-cell table:number-columns-repeated="6"/>
        </table:table-row>
        <table:table-row table:style-name="ro1">
          <table:table-cell office:value-type="date" office:date-value="2010-08-10" calcext:value-type="date">
            <text:p>2010-08-10</text:p>
          </table:table-cell>
          <table:table-cell office:value-type="float" office:value="0.2" calcext:value-type="float">
            <text:p>0.2</text:p>
          </table:table-cell>
          <table:table-cell office:value-type="float" office:value="17.625" calcext:value-type="float">
            <text:p>17.625</text:p>
          </table:table-cell>
          <table:table-cell office:value-type="float" office:value="80.967" calcext:value-type="float">
            <text:p>80.967</text:p>
          </table:table-cell>
          <table:table-cell office:value-type="float" office:value="3.888" calcext:value-type="float">
            <text:p>3.888</text:p>
          </table:table-cell>
          <table:table-cell table:number-columns-repeated="6"/>
        </table:table-row>
        <table:table-row table:style-name="ro1">
          <table:table-cell office:value-type="date" office:date-value="2010-08-11" calcext:value-type="date">
            <text:p>2010-08-11</text:p>
          </table:table-cell>
          <table:table-cell office:value-type="float" office:value="0.1" calcext:value-type="float">
            <text:p>0.1</text:p>
          </table:table-cell>
          <table:table-cell office:value-type="float" office:value="19.021" calcext:value-type="float">
            <text:p>19.021</text:p>
          </table:table-cell>
          <table:table-cell office:value-type="float" office:value="79.134" calcext:value-type="float">
            <text:p>79.134</text:p>
          </table:table-cell>
          <table:table-cell office:value-type="float" office:value="3.375" calcext:value-type="float">
            <text:p>3.375</text:p>
          </table:table-cell>
          <table:table-cell table:number-columns-repeated="6"/>
        </table:table-row>
        <table:table-row table:style-name="ro1">
          <table:table-cell office:value-type="date" office:date-value="2010-08-12" calcext:value-type="date">
            <text:p>2010-08-12</text:p>
          </table:table-cell>
          <table:table-cell office:value-type="float" office:value="19.202" calcext:value-type="float">
            <text:p>19.202</text:p>
          </table:table-cell>
          <table:table-cell office:value-type="float" office:value="16.635" calcext:value-type="float">
            <text:p>16.635</text:p>
          </table:table-cell>
          <table:table-cell office:value-type="float" office:value="89.378" calcext:value-type="float">
            <text:p>89.378</text:p>
          </table:table-cell>
          <table:table-cell office:value-type="float" office:value="8.949" calcext:value-type="float">
            <text:p>8.949</text:p>
          </table:table-cell>
          <table:table-cell table:number-columns-repeated="6"/>
        </table:table-row>
        <table:table-row table:style-name="ro1">
          <table:table-cell office:value-type="date" office:date-value="2010-08-13" calcext:value-type="date">
            <text:p>2010-08-13</text:p>
          </table:table-cell>
          <table:table-cell office:value-type="float" office:value="0.661" calcext:value-type="float">
            <text:p>0.661</text:p>
          </table:table-cell>
          <table:table-cell office:value-type="float" office:value="18.095" calcext:value-type="float">
            <text:p>18.095</text:p>
          </table:table-cell>
          <table:table-cell office:value-type="float" office:value="76.753" calcext:value-type="float">
            <text:p>76.753</text:p>
          </table:table-cell>
          <table:table-cell office:value-type="float" office:value="10.889" calcext:value-type="float">
            <text:p>10.889</text:p>
          </table:table-cell>
          <table:table-cell table:number-columns-repeated="6"/>
        </table:table-row>
        <table:table-row table:style-name="ro1">
          <table:table-cell office:value-type="date" office:date-value="2010-08-14" calcext:value-type="date">
            <text:p>2010-08-14</text:p>
          </table:table-cell>
          <table:table-cell office:value-type="float" office:value="8.118" calcext:value-type="float">
            <text:p>8.118</text:p>
          </table:table-cell>
          <table:table-cell office:value-type="float" office:value="15.6" calcext:value-type="float">
            <text:p>15.6</text:p>
          </table:table-cell>
          <table:table-cell office:value-type="float" office:value="83.474" calcext:value-type="float">
            <text:p>83.474</text:p>
          </table:table-cell>
          <table:table-cell office:value-type="float" office:value="2.691" calcext:value-type="float">
            <text:p>2.691</text:p>
          </table:table-cell>
          <table:table-cell table:number-columns-repeated="6"/>
        </table:table-row>
        <table:table-row table:style-name="ro1">
          <table:table-cell office:value-type="date" office:date-value="2010-08-15" calcext:value-type="date">
            <text:p>2010-08-15</text:p>
          </table:table-cell>
          <table:table-cell office:value-type="float" office:value="0.348" calcext:value-type="float">
            <text:p>0.348</text:p>
          </table:table-cell>
          <table:table-cell office:value-type="float" office:value="15.112" calcext:value-type="float">
            <text:p>15.112</text:p>
          </table:table-cell>
          <table:table-cell office:value-type="float" office:value="81.103" calcext:value-type="float">
            <text:p>81.103</text:p>
          </table:table-cell>
          <table:table-cell office:value-type="float" office:value="3.831" calcext:value-type="float">
            <text:p>3.831</text:p>
          </table:table-cell>
          <table:table-cell table:number-columns-repeated="6"/>
        </table:table-row>
        <table:table-row table:style-name="ro1">
          <table:table-cell office:value-type="date" office:date-value="2010-08-16" calcext:value-type="date">
            <text:p>2010-08-16</text:p>
          </table:table-cell>
          <table:table-cell office:value-type="float" office:value="0.452" calcext:value-type="float">
            <text:p>0.452</text:p>
          </table:table-cell>
          <table:table-cell office:value-type="float" office:value="14.829" calcext:value-type="float">
            <text:p>14.829</text:p>
          </table:table-cell>
          <table:table-cell office:value-type="float" office:value="81.962" calcext:value-type="float">
            <text:p>81.962</text:p>
          </table:table-cell>
          <table:table-cell office:value-type="float" office:value="3.361" calcext:value-type="float">
            <text:p>3.361</text:p>
          </table:table-cell>
          <table:table-cell table:number-columns-repeated="6"/>
        </table:table-row>
        <table:table-row table:style-name="ro1">
          <table:table-cell office:value-type="date" office:date-value="2010-08-17" calcext:value-type="date">
            <text:p>2010-08-17</text:p>
          </table:table-cell>
          <table:table-cell office:value-type="float" office:value="0.1" calcext:value-type="float">
            <text:p>0.1</text:p>
          </table:table-cell>
          <table:table-cell office:value-type="float" office:value="13.702" calcext:value-type="float">
            <text:p>13.702</text:p>
          </table:table-cell>
          <table:table-cell office:value-type="float" office:value="71.469" calcext:value-type="float">
            <text:p>71.469</text:p>
          </table:table-cell>
          <table:table-cell office:value-type="float" office:value="3.536" calcext:value-type="float">
            <text:p>3.536</text:p>
          </table:table-cell>
          <table:table-cell table:number-columns-repeated="6"/>
        </table:table-row>
        <table:table-row table:style-name="ro1">
          <table:table-cell office:value-type="date" office:date-value="2010-08-18" calcext:value-type="date">
            <text:p>2010-08-18</text:p>
          </table:table-cell>
          <table:table-cell office:value-type="float" office:value="3.106" calcext:value-type="float">
            <text:p>3.106</text:p>
          </table:table-cell>
          <table:table-cell office:value-type="float" office:value="13.349" calcext:value-type="float">
            <text:p>13.349</text:p>
          </table:table-cell>
          <table:table-cell office:value-type="float" office:value="87.879" calcext:value-type="float">
            <text:p>87.879</text:p>
          </table:table-cell>
          <table:table-cell office:value-type="float" office:value="8.087" calcext:value-type="float">
            <text:p>8.087</text:p>
          </table:table-cell>
          <table:table-cell table:number-columns-repeated="6"/>
        </table:table-row>
        <table:table-row table:style-name="ro1">
          <table:table-cell office:value-type="date" office:date-value="2010-08-19" calcext:value-type="date">
            <text:p>2010-08-19</text:p>
          </table:table-cell>
          <table:table-cell office:value-type="float" office:value="0.584" calcext:value-type="float">
            <text:p>0.584</text:p>
          </table:table-cell>
          <table:table-cell office:value-type="float" office:value="12.701" calcext:value-type="float">
            <text:p>12.701</text:p>
          </table:table-cell>
          <table:table-cell office:value-type="float" office:value="90.812" calcext:value-type="float">
            <text:p>90.812</text:p>
          </table:table-cell>
          <table:table-cell office:value-type="float" office:value="9.617" calcext:value-type="float">
            <text:p>9.617</text:p>
          </table:table-cell>
          <table:table-cell table:number-columns-repeated="6"/>
        </table:table-row>
        <table:table-row table:style-name="ro1">
          <table:table-cell office:value-type="date" office:date-value="2010-08-20" calcext:value-type="date">
            <text:p>2010-08-20</text:p>
          </table:table-cell>
          <table:table-cell office:value-type="float" office:value="0.559" calcext:value-type="float">
            <text:p>0.559</text:p>
          </table:table-cell>
          <table:table-cell office:value-type="float" office:value="10.173" calcext:value-type="float">
            <text:p>10.173</text:p>
          </table:table-cell>
          <table:table-cell office:value-type="float" office:value="86.513" calcext:value-type="float">
            <text:p>86.513</text:p>
          </table:table-cell>
          <table:table-cell office:value-type="float" office:value="8.599" calcext:value-type="float">
            <text:p>8.599</text:p>
          </table:table-cell>
          <table:table-cell table:number-columns-repeated="6"/>
        </table:table-row>
        <table:table-row table:style-name="ro1">
          <table:table-cell office:value-type="date" office:date-value="2010-08-21" calcext:value-type="date">
            <text:p>2010-08-21</text:p>
          </table:table-cell>
          <table:table-cell office:value-type="float" office:value="0.125" calcext:value-type="float">
            <text:p>0.125</text:p>
          </table:table-cell>
          <table:table-cell office:value-type="float" office:value="11.151" calcext:value-type="float">
            <text:p>11.151</text:p>
          </table:table-cell>
          <table:table-cell office:value-type="float" office:value="74.1" calcext:value-type="float">
            <text:p>74.1</text:p>
          </table:table-cell>
          <table:table-cell office:value-type="float" office:value="3.914" calcext:value-type="float">
            <text:p>3.914</text:p>
          </table:table-cell>
          <table:table-cell table:number-columns-repeated="6"/>
        </table:table-row>
        <table:table-row table:style-name="ro1">
          <table:table-cell office:value-type="date" office:date-value="2010-08-22" calcext:value-type="date">
            <text:p>2010-08-22</text:p>
          </table:table-cell>
          <table:table-cell office:value-type="float" office:value="0" calcext:value-type="float">
            <text:p>0</text:p>
          </table:table-cell>
          <table:table-cell office:value-type="float" office:value="13.723" calcext:value-type="float">
            <text:p>13.723</text:p>
          </table:table-cell>
          <table:table-cell office:value-type="float" office:value="77.554" calcext:value-type="float">
            <text:p>77.554</text:p>
          </table:table-cell>
          <table:table-cell office:value-type="float" office:value="4.443" calcext:value-type="float">
            <text:p>4.443</text:p>
          </table:table-cell>
          <table:table-cell table:number-columns-repeated="6"/>
        </table:table-row>
        <table:table-row table:style-name="ro1">
          <table:table-cell office:value-type="date" office:date-value="2010-08-23" calcext:value-type="date">
            <text:p>2010-08-23</text:p>
          </table:table-cell>
          <table:table-cell office:value-type="float" office:value="0" calcext:value-type="float">
            <text:p>0</text:p>
          </table:table-cell>
          <table:table-cell office:value-type="float" office:value="14.279" calcext:value-type="float">
            <text:p>14.279</text:p>
          </table:table-cell>
          <table:table-cell office:value-type="float" office:value="71.578" calcext:value-type="float">
            <text:p>71.578</text:p>
          </table:table-cell>
          <table:table-cell office:value-type="float" office:value="5.406" calcext:value-type="float">
            <text:p>5.406</text:p>
          </table:table-cell>
          <table:table-cell table:number-columns-repeated="6"/>
        </table:table-row>
        <table:table-row table:style-name="ro1">
          <table:table-cell office:value-type="date" office:date-value="2010-08-24" calcext:value-type="date">
            <text:p>2010-08-24</text:p>
          </table:table-cell>
          <table:table-cell office:value-type="float" office:value="0" calcext:value-type="float">
            <text:p>0</text:p>
          </table:table-cell>
          <table:table-cell office:value-type="float" office:value="13.934" calcext:value-type="float">
            <text:p>13.934</text:p>
          </table:table-cell>
          <table:table-cell office:value-type="float" office:value="73.931" calcext:value-type="float">
            <text:p>73.931</text:p>
          </table:table-cell>
          <table:table-cell office:value-type="float" office:value="3.136" calcext:value-type="float">
            <text:p>3.136</text:p>
          </table:table-cell>
          <table:table-cell table:number-columns-repeated="6"/>
        </table:table-row>
        <table:table-row table:style-name="ro1">
          <table:table-cell office:value-type="date" office:date-value="2010-08-25" calcext:value-type="date">
            <text:p>2010-08-25</text:p>
          </table:table-cell>
          <table:table-cell office:value-type="float" office:value="0" calcext:value-type="float">
            <text:p>0</text:p>
          </table:table-cell>
          <table:table-cell office:value-type="float" office:value="17.69" calcext:value-type="float">
            <text:p>17.69</text:p>
          </table:table-cell>
          <table:table-cell office:value-type="float" office:value="69.15" calcext:value-type="float">
            <text:p>69.15</text:p>
          </table:table-cell>
          <table:table-cell office:value-type="float" office:value="3.408" calcext:value-type="float">
            <text:p>3.408</text:p>
          </table:table-cell>
          <table:table-cell table:number-columns-repeated="6"/>
        </table:table-row>
        <table:table-row table:style-name="ro1">
          <table:table-cell office:value-type="date" office:date-value="2010-08-26" calcext:value-type="date">
            <text:p>2010-08-26</text:p>
          </table:table-cell>
          <table:table-cell office:value-type="float" office:value="0.177" calcext:value-type="float">
            <text:p>0.177</text:p>
          </table:table-cell>
          <table:table-cell office:value-type="float" office:value="14.895" calcext:value-type="float">
            <text:p>14.895</text:p>
          </table:table-cell>
          <table:table-cell office:value-type="float" office:value="87.908" calcext:value-type="float">
            <text:p>87.908</text:p>
          </table:table-cell>
          <table:table-cell office:value-type="float" office:value="4.689" calcext:value-type="float">
            <text:p>4.689</text:p>
          </table:table-cell>
          <table:table-cell table:number-columns-repeated="6"/>
        </table:table-row>
        <table:table-row table:style-name="ro1">
          <table:table-cell office:value-type="date" office:date-value="2010-08-27" calcext:value-type="date">
            <text:p>2010-08-27</text:p>
          </table:table-cell>
          <table:table-cell office:value-type="float" office:value="35.052" calcext:value-type="float">
            <text:p>35.052</text:p>
          </table:table-cell>
          <table:table-cell office:value-type="float" office:value="11.035" calcext:value-type="float">
            <text:p>11.035</text:p>
          </table:table-cell>
          <table:table-cell office:value-type="float" office:value="94.754" calcext:value-type="float">
            <text:p>94.754</text:p>
          </table:table-cell>
          <table:table-cell office:value-type="float" office:value="9.708" calcext:value-type="float">
            <text:p>9.708</text:p>
          </table:table-cell>
          <table:table-cell table:number-columns-repeated="6"/>
        </table:table-row>
        <table:table-row table:style-name="ro1">
          <table:table-cell office:value-type="date" office:date-value="2010-08-28" calcext:value-type="date">
            <text:p>2010-08-28</text:p>
          </table:table-cell>
          <table:table-cell office:value-type="float" office:value="4.699" calcext:value-type="float">
            <text:p>4.699</text:p>
          </table:table-cell>
          <table:table-cell office:value-type="float" office:value="10.505" calcext:value-type="float">
            <text:p>10.505</text:p>
          </table:table-cell>
          <table:table-cell office:value-type="float" office:value="78.625" calcext:value-type="float">
            <text:p>78.625</text:p>
          </table:table-cell>
          <table:table-cell office:value-type="float" office:value="10.161" calcext:value-type="float">
            <text:p>10.161</text:p>
          </table:table-cell>
          <table:table-cell table:number-columns-repeated="6"/>
        </table:table-row>
        <table:table-row table:style-name="ro1">
          <table:table-cell office:value-type="date" office:date-value="2010-08-29" calcext:value-type="date">
            <text:p>2010-08-29</text:p>
          </table:table-cell>
          <table:table-cell office:value-type="float" office:value="0.1" calcext:value-type="float">
            <text:p>0.1</text:p>
          </table:table-cell>
          <table:table-cell office:value-type="float" office:value="9.337" calcext:value-type="float">
            <text:p>9.337</text:p>
          </table:table-cell>
          <table:table-cell office:value-type="float" office:value="75.852" calcext:value-type="float">
            <text:p>75.852</text:p>
          </table:table-cell>
          <table:table-cell office:value-type="float" office:value="3.293" calcext:value-type="float">
            <text:p>3.293</text:p>
          </table:table-cell>
          <table:table-cell table:number-columns-repeated="6"/>
        </table:table-row>
        <table:table-row table:style-name="ro1">
          <table:table-cell office:value-type="date" office:date-value="2010-08-30" calcext:value-type="date">
            <text:p>2010-08-30</text:p>
          </table:table-cell>
          <table:table-cell office:value-type="float" office:value="0" calcext:value-type="float">
            <text:p>0</text:p>
          </table:table-cell>
          <table:table-cell office:value-type="float" office:value="10.194" calcext:value-type="float">
            <text:p>10.194</text:p>
          </table:table-cell>
          <table:table-cell office:value-type="float" office:value="74.513" calcext:value-type="float">
            <text:p>74.513</text:p>
          </table:table-cell>
          <table:table-cell office:value-type="float" office:value="3.9" calcext:value-type="float">
            <text:p>3.9</text:p>
          </table:table-cell>
          <table:table-cell table:number-columns-repeated="6"/>
        </table:table-row>
        <table:table-row table:style-name="ro1">
          <table:table-cell office:value-type="date" office:date-value="2010-08-31" calcext:value-type="date">
            <text:p>2010-08-31</text:p>
          </table:table-cell>
          <table:table-cell office:value-type="float" office:value="0" calcext:value-type="float">
            <text:p>0</text:p>
          </table:table-cell>
          <table:table-cell office:value-type="float" office:value="10.383" calcext:value-type="float">
            <text:p>10.383</text:p>
          </table:table-cell>
          <table:table-cell office:value-type="float" office:value="78.188" calcext:value-type="float">
            <text:p>78.188</text:p>
          </table:table-cell>
          <table:table-cell office:value-type="float" office:value="2.781" calcext:value-type="float">
            <text:p>2.781</text:p>
          </table:table-cell>
          <table:table-cell table:number-columns-repeated="6"/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0.3" calcext:value-type="float">
            <text:p>0.3</text:p>
          </table:table-cell>
          <table:table-cell office:value-type="float" office:value="11.302" calcext:value-type="float">
            <text:p>11.302</text:p>
          </table:table-cell>
          <table:table-cell office:value-type="float" office:value="77.31" calcext:value-type="float">
            <text:p>77.31</text:p>
          </table:table-cell>
          <table:table-cell office:value-type="float" office:value="2.893" calcext:value-type="float">
            <text:p>2.893</text:p>
          </table:table-cell>
          <table:table-cell table:number-columns-repeated="6"/>
        </table:table-row>
        <table:table-row table:style-name="ro1">
          <table:table-cell office:value-type="date" office:date-value="2010-09-02" calcext:value-type="date">
            <text:p>2010-09-02</text:p>
          </table:table-cell>
          <table:table-cell office:value-type="float" office:value="0.009" calcext:value-type="float">
            <text:p>0.009</text:p>
          </table:table-cell>
          <table:table-cell office:value-type="float" office:value="12.141" calcext:value-type="float">
            <text:p>12.141</text:p>
          </table:table-cell>
          <table:table-cell office:value-type="float" office:value="77.916" calcext:value-type="float">
            <text:p>77.916</text:p>
          </table:table-cell>
          <table:table-cell office:value-type="float" office:value="4.968" calcext:value-type="float">
            <text:p>4.968</text:p>
          </table:table-cell>
          <table:table-cell table:number-columns-repeated="6"/>
        </table:table-row>
        <table:table-row table:style-name="ro1">
          <table:table-cell office:value-type="date" office:date-value="2010-09-03" calcext:value-type="date">
            <text:p>2010-09-03</text:p>
          </table:table-cell>
          <table:table-cell office:value-type="float" office:value="0" calcext:value-type="float">
            <text:p>0</text:p>
          </table:table-cell>
          <table:table-cell office:value-type="float" office:value="15.459" calcext:value-type="float">
            <text:p>15.459</text:p>
          </table:table-cell>
          <table:table-cell office:value-type="float" office:value="82.942" calcext:value-type="float">
            <text:p>82.942</text:p>
          </table:table-cell>
          <table:table-cell office:value-type="float" office:value="5.858" calcext:value-type="float">
            <text:p>5.858</text:p>
          </table:table-cell>
          <table:table-cell table:number-columns-repeated="6"/>
        </table:table-row>
        <table:table-row table:style-name="ro1">
          <table:table-cell office:value-type="date" office:date-value="2010-09-04" calcext:value-type="date">
            <text:p>2010-09-04</text:p>
          </table:table-cell>
          <table:table-cell office:value-type="float" office:value="0" calcext:value-type="float">
            <text:p>0</text:p>
          </table:table-cell>
          <table:table-cell office:value-type="float" office:value="14.041" calcext:value-type="float">
            <text:p>14.041</text:p>
          </table:table-cell>
          <table:table-cell office:value-type="float" office:value="82.285" calcext:value-type="float">
            <text:p>82.285</text:p>
          </table:table-cell>
          <table:table-cell office:value-type="float" office:value="4.335" calcext:value-type="float">
            <text:p>4.335</text:p>
          </table:table-cell>
          <table:table-cell table:number-columns-repeated="6"/>
        </table:table-row>
        <table:table-row table:style-name="ro1">
          <table:table-cell office:value-type="date" office:date-value="2010-09-05" calcext:value-type="date">
            <text:p>2010-09-05</text:p>
          </table:table-cell>
          <table:table-cell office:value-type="float" office:value="0.3" calcext:value-type="float">
            <text:p>0.3</text:p>
          </table:table-cell>
          <table:table-cell office:value-type="float" office:value="11.775" calcext:value-type="float">
            <text:p>11.775</text:p>
          </table:table-cell>
          <table:table-cell office:value-type="float" office:value="83.151" calcext:value-type="float">
            <text:p>83.151</text:p>
          </table:table-cell>
          <table:table-cell office:value-type="float" office:value="8.021" calcext:value-type="float">
            <text:p>8.021</text:p>
          </table:table-cell>
          <table:table-cell table:number-columns-repeated="6"/>
        </table:table-row>
        <table:table-row table:style-name="ro1">
          <table:table-cell office:value-type="date" office:date-value="2010-09-06" calcext:value-type="date">
            <text:p>2010-09-06</text:p>
          </table:table-cell>
          <table:table-cell office:value-type="float" office:value="1.77" calcext:value-type="float">
            <text:p>1.77</text:p>
          </table:table-cell>
          <table:table-cell office:value-type="float" office:value="11.25" calcext:value-type="float">
            <text:p>11.25</text:p>
          </table:table-cell>
          <table:table-cell office:value-type="float" office:value="91.683" calcext:value-type="float">
            <text:p>91.683</text:p>
          </table:table-cell>
          <table:table-cell office:value-type="float" office:value="4.724" calcext:value-type="float">
            <text:p>4.724</text:p>
          </table:table-cell>
          <table:table-cell table:number-columns-repeated="6"/>
        </table:table-row>
        <table:table-row table:style-name="ro1">
          <table:table-cell office:value-type="date" office:date-value="2010-09-07" calcext:value-type="date">
            <text:p>2010-09-07</text:p>
          </table:table-cell>
          <table:table-cell office:value-type="float" office:value="3.654" calcext:value-type="float">
            <text:p>3.654</text:p>
          </table:table-cell>
          <table:table-cell office:value-type="float" office:value="11.35" calcext:value-type="float">
            <text:p>11.35</text:p>
          </table:table-cell>
          <table:table-cell office:value-type="float" office:value="92.977" calcext:value-type="float">
            <text:p>92.977</text:p>
          </table:table-cell>
          <table:table-cell office:value-type="float" office:value="6.092" calcext:value-type="float">
            <text:p>6.092</text:p>
          </table:table-cell>
          <table:table-cell table:number-columns-repeated="6"/>
        </table:table-row>
        <table:table-row table:style-name="ro1">
          <table:table-cell office:value-type="date" office:date-value="2010-09-08" calcext:value-type="date">
            <text:p>2010-09-08</text:p>
          </table:table-cell>
          <table:table-cell office:value-type="float" office:value="0.28" calcext:value-type="float">
            <text:p>0.28</text:p>
          </table:table-cell>
          <table:table-cell office:value-type="float" office:value="10.793" calcext:value-type="float">
            <text:p>10.793</text:p>
          </table:table-cell>
          <table:table-cell office:value-type="float" office:value="94.054" calcext:value-type="float">
            <text:p>94.054</text:p>
          </table:table-cell>
          <table:table-cell office:value-type="float" office:value="4.516" calcext:value-type="float">
            <text:p>4.516</text:p>
          </table:table-cell>
          <table:table-cell table:number-columns-repeated="6"/>
        </table:table-row>
        <table:table-row table:style-name="ro1">
          <table:table-cell office:value-type="date" office:date-value="2010-09-09" calcext:value-type="date">
            <text:p>2010-09-09</text:p>
          </table:table-cell>
          <table:table-cell office:value-type="float" office:value="0.105" calcext:value-type="float">
            <text:p>0.105</text:p>
          </table:table-cell>
          <table:table-cell office:value-type="float" office:value="11.872" calcext:value-type="float">
            <text:p>11.872</text:p>
          </table:table-cell>
          <table:table-cell office:value-type="float" office:value="85.785" calcext:value-type="float">
            <text:p>85.785</text:p>
          </table:table-cell>
          <table:table-cell office:value-type="float" office:value="4.461" calcext:value-type="float">
            <text:p>4.461</text:p>
          </table:table-cell>
          <table:table-cell table:number-columns-repeated="6"/>
        </table:table-row>
        <table:table-row table:style-name="ro1">
          <table:table-cell office:value-type="date" office:date-value="2010-09-10" calcext:value-type="date">
            <text:p>2010-09-10</text:p>
          </table:table-cell>
          <table:table-cell office:value-type="float" office:value="0.712" calcext:value-type="float">
            <text:p>0.712</text:p>
          </table:table-cell>
          <table:table-cell office:value-type="float" office:value="12.379" calcext:value-type="float">
            <text:p>12.379</text:p>
          </table:table-cell>
          <table:table-cell office:value-type="float" office:value="92.046" calcext:value-type="float">
            <text:p>92.046</text:p>
          </table:table-cell>
          <table:table-cell office:value-type="float" office:value="3.61" calcext:value-type="float">
            <text:p>3.61</text:p>
          </table:table-cell>
          <table:table-cell table:number-columns-repeated="6"/>
        </table:table-row>
        <table:table-row table:style-name="ro1">
          <table:table-cell office:value-type="date" office:date-value="2010-09-11" calcext:value-type="date">
            <text:p>2010-09-11</text:p>
          </table:table-cell>
          <table:table-cell office:value-type="float" office:value="0.304" calcext:value-type="float">
            <text:p>0.304</text:p>
          </table:table-cell>
          <table:table-cell office:value-type="float" office:value="12.031" calcext:value-type="float">
            <text:p>12.031</text:p>
          </table:table-cell>
          <table:table-cell office:value-type="float" office:value="79.273" calcext:value-type="float">
            <text:p>79.273</text:p>
          </table:table-cell>
          <table:table-cell office:value-type="float" office:value="4.324" calcext:value-type="float">
            <text:p>4.324</text:p>
          </table:table-cell>
          <table:table-cell table:number-columns-repeated="6"/>
        </table:table-row>
        <table:table-row table:style-name="ro1">
          <table:table-cell office:value-type="date" office:date-value="2010-09-12" calcext:value-type="date">
            <text:p>2010-09-12</text:p>
          </table:table-cell>
          <table:table-cell office:value-type="float" office:value="2.333" calcext:value-type="float">
            <text:p>2.333</text:p>
          </table:table-cell>
          <table:table-cell office:value-type="float" office:value="9.653" calcext:value-type="float">
            <text:p>9.653</text:p>
          </table:table-cell>
          <table:table-cell office:value-type="float" office:value="84.106" calcext:value-type="float">
            <text:p>84.106</text:p>
          </table:table-cell>
          <table:table-cell office:value-type="float" office:value="4.709" calcext:value-type="float">
            <text:p>4.709</text:p>
          </table:table-cell>
          <table:table-cell table:number-columns-repeated="6"/>
        </table:table-row>
        <table:table-row table:style-name="ro1">
          <table:table-cell office:value-type="date" office:date-value="2010-09-13" calcext:value-type="date">
            <text:p>2010-09-13</text:p>
          </table:table-cell>
          <table:table-cell office:value-type="float" office:value="0.1" calcext:value-type="float">
            <text:p>0.1</text:p>
          </table:table-cell>
          <table:table-cell office:value-type="float" office:value="7.946" calcext:value-type="float">
            <text:p>7.946</text:p>
          </table:table-cell>
          <table:table-cell office:value-type="float" office:value="80.666" calcext:value-type="float">
            <text:p>80.666</text:p>
          </table:table-cell>
          <table:table-cell office:value-type="float" office:value="2.305" calcext:value-type="float">
            <text:p>2.305</text:p>
          </table:table-cell>
          <table:table-cell table:number-columns-repeated="6"/>
        </table:table-row>
        <table:table-row table:style-name="ro1">
          <table:table-cell office:value-type="date" office:date-value="2010-09-14" calcext:value-type="date">
            <text:p>2010-09-14</text:p>
          </table:table-cell>
          <table:table-cell office:value-type="float" office:value="0.1" calcext:value-type="float">
            <text:p>0.1</text:p>
          </table:table-cell>
          <table:table-cell office:value-type="float" office:value="8.853" calcext:value-type="float">
            <text:p>8.853</text:p>
          </table:table-cell>
          <table:table-cell office:value-type="float" office:value="71.73" calcext:value-type="float">
            <text:p>71.73</text:p>
          </table:table-cell>
          <table:table-cell office:value-type="float" office:value="3.448" calcext:value-type="float">
            <text:p>3.448</text:p>
          </table:table-cell>
          <table:table-cell table:number-columns-repeated="6"/>
        </table:table-row>
        <table:table-row table:style-name="ro1">
          <table:table-cell office:value-type="date" office:date-value="2010-09-15" calcext:value-type="date">
            <text:p>2010-09-15</text:p>
          </table:table-cell>
          <table:table-cell office:value-type="float" office:value="4.227" calcext:value-type="float">
            <text:p>4.227</text:p>
          </table:table-cell>
          <table:table-cell office:value-type="float" office:value="5.57" calcext:value-type="float">
            <text:p>5.57</text:p>
          </table:table-cell>
          <table:table-cell office:value-type="float" office:value="78.957" calcext:value-type="float">
            <text:p>78.957</text:p>
          </table:table-cell>
          <table:table-cell office:value-type="float" office:value="8.108" calcext:value-type="float">
            <text:p>8.108</text:p>
          </table:table-cell>
          <table:table-cell table:number-columns-repeated="6"/>
        </table:table-row>
        <table:table-row table:style-name="ro1">
          <table:table-cell office:value-type="date" office:date-value="2010-09-16" calcext:value-type="date">
            <text:p>2010-09-16</text:p>
          </table:table-cell>
          <table:table-cell office:value-type="float" office:value="0.2" calcext:value-type="float">
            <text:p>0.2</text:p>
          </table:table-cell>
          <table:table-cell office:value-type="float" office:value="3.192" calcext:value-type="float">
            <text:p>3.192</text:p>
          </table:table-cell>
          <table:table-cell office:value-type="float" office:value="63.273" calcext:value-type="float">
            <text:p>63.273</text:p>
          </table:table-cell>
          <table:table-cell office:value-type="float" office:value="12.307" calcext:value-type="float">
            <text:p>12.307</text:p>
          </table:table-cell>
          <table:table-cell table:number-columns-repeated="6"/>
        </table:table-row>
        <table:table-row table:style-name="ro1">
          <table:table-cell office:value-type="date" office:date-value="2010-09-17" calcext:value-type="date">
            <text:p>2010-09-17</text:p>
          </table:table-cell>
          <table:table-cell office:value-type="float" office:value="0" calcext:value-type="float">
            <text:p>0</text:p>
          </table:table-cell>
          <table:table-cell office:value-type="float" office:value="4.668" calcext:value-type="float">
            <text:p>4.668</text:p>
          </table:table-cell>
          <table:table-cell office:value-type="float" office:value="62.581" calcext:value-type="float">
            <text:p>62.581</text:p>
          </table:table-cell>
          <table:table-cell office:value-type="float" office:value="7.039" calcext:value-type="float">
            <text:p>7.039</text:p>
          </table:table-cell>
          <table:table-cell table:number-columns-repeated="6"/>
        </table:table-row>
        <table:table-row table:style-name="ro1">
          <table:table-cell office:value-type="date" office:date-value="2010-09-18" calcext:value-type="date">
            <text:p>2010-09-18</text:p>
          </table:table-cell>
          <table:table-cell office:value-type="float" office:value="0" calcext:value-type="float">
            <text:p>0</text:p>
          </table:table-cell>
          <table:table-cell office:value-type="float" office:value="5.829" calcext:value-type="float">
            <text:p>5.829</text:p>
          </table:table-cell>
          <table:table-cell office:value-type="float" office:value="70.487" calcext:value-type="float">
            <text:p>70.487</text:p>
          </table:table-cell>
          <table:table-cell office:value-type="float" office:value="5.968" calcext:value-type="float">
            <text:p>5.968</text:p>
          </table:table-cell>
          <table:table-cell table:number-columns-repeated="6"/>
        </table:table-row>
        <table:table-row table:style-name="ro1">
          <table:table-cell office:value-type="date" office:date-value="2010-09-19" calcext:value-type="date">
            <text:p>2010-09-19</text:p>
          </table:table-cell>
          <table:table-cell office:value-type="float" office:value="0" calcext:value-type="float">
            <text:p>0</text:p>
          </table:table-cell>
          <table:table-cell office:value-type="float" office:value="6.597" calcext:value-type="float">
            <text:p>6.597</text:p>
          </table:table-cell>
          <table:table-cell office:value-type="float" office:value="66.807" calcext:value-type="float">
            <text:p>66.807</text:p>
          </table:table-cell>
          <table:table-cell office:value-type="float" office:value="5.093" calcext:value-type="float">
            <text:p>5.093</text:p>
          </table:table-cell>
          <table:table-cell table:number-columns-repeated="6"/>
        </table:table-row>
        <table:table-row table:style-name="ro1">
          <table:table-cell office:value-type="date" office:date-value="2010-09-20" calcext:value-type="date">
            <text:p>2010-09-20</text:p>
          </table:table-cell>
          <table:table-cell office:value-type="float" office:value="0.9" calcext:value-type="float">
            <text:p>0.9</text:p>
          </table:table-cell>
          <table:table-cell office:value-type="float" office:value="5.217" calcext:value-type="float">
            <text:p>5.217</text:p>
          </table:table-cell>
          <table:table-cell office:value-type="float" office:value="78.527" calcext:value-type="float">
            <text:p>78.527</text:p>
          </table:table-cell>
          <table:table-cell office:value-type="float" office:value="4.428" calcext:value-type="float">
            <text:p>4.428</text:p>
          </table:table-cell>
          <table:table-cell table:number-columns-repeated="6"/>
        </table:table-row>
        <table:table-row table:style-name="ro1">
          <table:table-cell office:value-type="date" office:date-value="2010-09-21" calcext:value-type="date">
            <text:p>2010-09-21</text:p>
          </table:table-cell>
          <table:table-cell office:value-type="float" office:value="0.045" calcext:value-type="float">
            <text:p>0.045</text:p>
          </table:table-cell>
          <table:table-cell office:value-type="float" office:value="5.408" calcext:value-type="float">
            <text:p>5.408</text:p>
          </table:table-cell>
          <table:table-cell office:value-type="float" office:value="69.667" calcext:value-type="float">
            <text:p>69.667</text:p>
          </table:table-cell>
          <table:table-cell office:value-type="float" office:value="5.453" calcext:value-type="float">
            <text:p>5.453</text:p>
          </table:table-cell>
          <table:table-cell table:number-columns-repeated="6"/>
        </table:table-row>
        <table:table-row table:style-name="ro1">
          <table:table-cell office:value-type="date" office:date-value="2010-09-22" calcext:value-type="date">
            <text:p>2010-09-22</text:p>
          </table:table-cell>
          <table:table-cell office:value-type="float" office:value="0.045" calcext:value-type="float">
            <text:p>0.045</text:p>
          </table:table-cell>
          <table:table-cell office:value-type="float" office:value="6.913" calcext:value-type="float">
            <text:p>6.913</text:p>
          </table:table-cell>
          <table:table-cell office:value-type="float" office:value="67.944" calcext:value-type="float">
            <text:p>67.944</text:p>
          </table:table-cell>
          <table:table-cell office:value-type="float" office:value="6.355" calcext:value-type="float">
            <text:p>6.355</text:p>
          </table:table-cell>
          <table:table-cell table:number-columns-repeated="6"/>
        </table:table-row>
        <table:table-row table:style-name="ro1">
          <table:table-cell office:value-type="date" office:date-value="2010-09-23" calcext:value-type="date">
            <text:p>2010-09-23</text:p>
          </table:table-cell>
          <table:table-cell office:value-type="float" office:value="0.019" calcext:value-type="float">
            <text:p>0.019</text:p>
          </table:table-cell>
          <table:table-cell office:value-type="float" office:value="7.757" calcext:value-type="float">
            <text:p>7.757</text:p>
          </table:table-cell>
          <table:table-cell office:value-type="float" office:value="71.632" calcext:value-type="float">
            <text:p>71.632</text:p>
          </table:table-cell>
          <table:table-cell office:value-type="float" office:value="6.925" calcext:value-type="float">
            <text:p>6.925</text:p>
          </table:table-cell>
          <table:table-cell table:number-columns-repeated="6"/>
        </table:table-row>
        <table:table-row table:style-name="ro1">
          <table:table-cell office:value-type="date" office:date-value="2010-09-24" calcext:value-type="date">
            <text:p>2010-09-24</text:p>
          </table:table-cell>
          <table:table-cell office:value-type="float" office:value="0" calcext:value-type="float">
            <text:p>0</text:p>
          </table:table-cell>
          <table:table-cell office:value-type="float" office:value="8.286" calcext:value-type="float">
            <text:p>8.286</text:p>
          </table:table-cell>
          <table:table-cell office:value-type="float" office:value="78.765" calcext:value-type="float">
            <text:p>78.765</text:p>
          </table:table-cell>
          <table:table-cell office:value-type="float" office:value="6.098" calcext:value-type="float">
            <text:p>6.098</text:p>
          </table:table-cell>
          <table:table-cell table:number-columns-repeated="6"/>
        </table:table-row>
        <table:table-row table:style-name="ro1">
          <table:table-cell office:value-type="date" office:date-value="2010-09-25" calcext:value-type="date">
            <text:p>2010-09-25</text:p>
          </table:table-cell>
          <table:table-cell office:value-type="float" office:value="0.1" calcext:value-type="float">
            <text:p>0.1</text:p>
          </table:table-cell>
          <table:table-cell office:value-type="float" office:value="15.111" calcext:value-type="float">
            <text:p>15.111</text:p>
          </table:table-cell>
          <table:table-cell office:value-type="float" office:value="62.547" calcext:value-type="float">
            <text:p>62.547</text:p>
          </table:table-cell>
          <table:table-cell office:value-type="float" office:value="7.828" calcext:value-type="float">
            <text:p>7.828</text:p>
          </table:table-cell>
          <table:table-cell table:number-columns-repeated="6"/>
        </table:table-row>
        <table:table-row table:style-name="ro1">
          <table:table-cell office:value-type="date" office:date-value="2010-09-26" calcext:value-type="date">
            <text:p>2010-09-26</text:p>
          </table:table-cell>
          <table:table-cell office:value-type="float" office:value="0" calcext:value-type="float">
            <text:p>0</text:p>
          </table:table-cell>
          <table:table-cell office:value-type="float" office:value="11.773" calcext:value-type="float">
            <text:p>11.773</text:p>
          </table:table-cell>
          <table:table-cell office:value-type="float" office:value="80.826" calcext:value-type="float">
            <text:p>80.826</text:p>
          </table:table-cell>
          <table:table-cell office:value-type="float" office:value="6.596" calcext:value-type="float">
            <text:p>6.596</text:p>
          </table:table-cell>
          <table:table-cell table:number-columns-repeated="6"/>
        </table:table-row>
        <table:table-row table:style-name="ro1">
          <table:table-cell office:value-type="date" office:date-value="2010-09-27" calcext:value-type="date">
            <text:p>2010-09-27</text:p>
          </table:table-cell>
          <table:table-cell office:value-type="float" office:value="0" calcext:value-type="float">
            <text:p>0</text:p>
          </table:table-cell>
          <table:table-cell office:value-type="float" office:value="10.066" calcext:value-type="float">
            <text:p>10.066</text:p>
          </table:table-cell>
          <table:table-cell office:value-type="float" office:value="82.503" calcext:value-type="float">
            <text:p>82.503</text:p>
          </table:table-cell>
          <table:table-cell office:value-type="float" office:value="4.22" calcext:value-type="float">
            <text:p>4.22</text:p>
          </table:table-cell>
          <table:table-cell table:number-columns-repeated="6"/>
        </table:table-row>
        <table:table-row table:style-name="ro1">
          <table:table-cell office:value-type="date" office:date-value="2010-09-28" calcext:value-type="date">
            <text:p>2010-09-28</text:p>
          </table:table-cell>
          <table:table-cell office:value-type="float" office:value="0" calcext:value-type="float">
            <text:p>0</text:p>
          </table:table-cell>
          <table:table-cell office:value-type="float" office:value="11.045" calcext:value-type="float">
            <text:p>11.045</text:p>
          </table:table-cell>
          <table:table-cell office:value-type="float" office:value="66.835" calcext:value-type="float">
            <text:p>66.835</text:p>
          </table:table-cell>
          <table:table-cell office:value-type="float" office:value="7.138" calcext:value-type="float">
            <text:p>7.138</text:p>
          </table:table-cell>
          <table:table-cell table:number-columns-repeated="6"/>
        </table:table-row>
        <table:table-row table:style-name="ro1">
          <table:table-cell office:value-type="date" office:date-value="2010-09-29" calcext:value-type="date">
            <text:p>2010-09-29</text:p>
          </table:table-cell>
          <table:table-cell office:value-type="float" office:value="0.3" calcext:value-type="float">
            <text:p>0.3</text:p>
          </table:table-cell>
          <table:table-cell office:value-type="float" office:value="12.201" calcext:value-type="float">
            <text:p>12.201</text:p>
          </table:table-cell>
          <table:table-cell office:value-type="float" office:value="62.738" calcext:value-type="float">
            <text:p>62.738</text:p>
          </table:table-cell>
          <table:table-cell office:value-type="float" office:value="7.932" calcext:value-type="float">
            <text:p>7.932</text:p>
          </table:table-cell>
          <table:table-cell table:number-columns-repeated="6"/>
        </table:table-row>
        <table:table-row table:style-name="ro1">
          <table:table-cell office:value-type="date" office:date-value="2010-09-30" calcext:value-type="date">
            <text:p>2010-09-30</text:p>
          </table:table-cell>
          <table:table-cell office:value-type="float" office:value="0" calcext:value-type="float">
            <text:p>0</text:p>
          </table:table-cell>
          <table:table-cell office:value-type="float" office:value="9.009" calcext:value-type="float">
            <text:p>9.009</text:p>
          </table:table-cell>
          <table:table-cell office:value-type="float" office:value="63.066" calcext:value-type="float">
            <text:p>63.066</text:p>
          </table:table-cell>
          <table:table-cell office:value-type="float" office:value="6.787" calcext:value-type="float">
            <text:p>6.787</text:p>
          </table:table-cell>
          <table:table-cell table:number-columns-repeated="6"/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0" calcext:value-type="float">
            <text:p>0</text:p>
          </table:table-cell>
          <table:table-cell office:value-type="float" office:value="10.501" calcext:value-type="float">
            <text:p>10.501</text:p>
          </table:table-cell>
          <table:table-cell office:value-type="float" office:value="60.276" calcext:value-type="float">
            <text:p>60.276</text:p>
          </table:table-cell>
          <table:table-cell office:value-type="float" office:value="7.406" calcext:value-type="float">
            <text:p>7.406</text:p>
          </table:table-cell>
          <table:table-cell table:number-columns-repeated="6"/>
        </table:table-row>
        <table:table-row table:style-name="ro1">
          <table:table-cell office:value-type="date" office:date-value="2010-10-02" calcext:value-type="date">
            <text:p>2010-10-02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.1</text:p>
          </table:table-cell>
          <table:table-cell office:value-type="float" office:value="54.969" calcext:value-type="float">
            <text:p>54.969</text:p>
          </table:table-cell>
          <table:table-cell office:value-type="float" office:value="6.785" calcext:value-type="float">
            <text:p>6.785</text:p>
          </table:table-cell>
          <table:table-cell table:number-columns-repeated="6"/>
        </table:table-row>
        <table:table-row table:style-name="ro1">
          <table:table-cell office:value-type="date" office:date-value="2010-10-03" calcext:value-type="date">
            <text:p>2010-10-03</text:p>
          </table:table-cell>
          <table:table-cell office:value-type="float" office:value="0" calcext:value-type="float">
            <text:p>0</text:p>
          </table:table-cell>
          <table:table-cell office:value-type="float" office:value="9.122" calcext:value-type="float">
            <text:p>9.122</text:p>
          </table:table-cell>
          <table:table-cell office:value-type="float" office:value="50.629" calcext:value-type="float">
            <text:p>50.629</text:p>
          </table:table-cell>
          <table:table-cell office:value-type="float" office:value="6.481" calcext:value-type="float">
            <text:p>6.481</text:p>
          </table:table-cell>
          <table:table-cell table:number-columns-repeated="6"/>
        </table:table-row>
        <table:table-row table:style-name="ro1">
          <table:table-cell office:value-type="date" office:date-value="2010-10-04" calcext:value-type="date">
            <text:p>2010-10-04</text:p>
          </table:table-cell>
          <table:table-cell office:value-type="float" office:value="0.2" calcext:value-type="float">
            <text:p>0.2</text:p>
          </table:table-cell>
          <table:table-cell office:value-type="float" office:value="6.847" calcext:value-type="float">
            <text:p>6.847</text:p>
          </table:table-cell>
          <table:table-cell office:value-type="float" office:value="65.74" calcext:value-type="float">
            <text:p>65.74</text:p>
          </table:table-cell>
          <table:table-cell office:value-type="float" office:value="6.005" calcext:value-type="float">
            <text:p>6.005</text:p>
          </table:table-cell>
          <table:table-cell table:number-columns-repeated="6"/>
        </table:table-row>
        <table:table-row table:style-name="ro1">
          <table:table-cell office:value-type="date" office:date-value="2010-10-05" calcext:value-type="date">
            <text:p>2010-10-05</text:p>
          </table:table-cell>
          <table:table-cell office:value-type="float" office:value="0.029" calcext:value-type="float">
            <text:p>0.029</text:p>
          </table:table-cell>
          <table:table-cell office:value-type="float" office:value="8.478" calcext:value-type="float">
            <text:p>8.478</text:p>
          </table:table-cell>
          <table:table-cell office:value-type="float" office:value="55.399" calcext:value-type="float">
            <text:p>55.399</text:p>
          </table:table-cell>
          <table:table-cell office:value-type="float" office:value="9.209" calcext:value-type="float">
            <text:p>9.209</text:p>
          </table:table-cell>
          <table:table-cell table:number-columns-repeated="6"/>
        </table:table-row>
        <table:table-row table:style-name="ro1">
          <table:table-cell office:value-type="date" office:date-value="2010-10-06" calcext:value-type="date">
            <text:p>2010-10-06</text:p>
          </table:table-cell>
          <table:table-cell office:value-type="float" office:value="0.1" calcext:value-type="float">
            <text:p>0.1</text:p>
          </table:table-cell>
          <table:table-cell office:value-type="float" office:value="13.584" calcext:value-type="float">
            <text:p>13.584</text:p>
          </table:table-cell>
          <table:table-cell office:value-type="float" office:value="55.902" calcext:value-type="float">
            <text:p>55.902</text:p>
          </table:table-cell>
          <table:table-cell office:value-type="float" office:value="8.209" calcext:value-type="float">
            <text:p>8.209</text:p>
          </table:table-cell>
          <table:table-cell table:number-columns-repeated="6"/>
        </table:table-row>
        <table:table-row table:style-name="ro1">
          <table:table-cell office:value-type="date" office:date-value="2010-10-07" calcext:value-type="date">
            <text:p>2010-10-07</text:p>
          </table:table-cell>
          <table:table-cell office:value-type="float" office:value="0" calcext:value-type="float">
            <text:p>0</text:p>
          </table:table-cell>
          <table:table-cell office:value-type="float" office:value="11.548" calcext:value-type="float">
            <text:p>11.548</text:p>
          </table:table-cell>
          <table:table-cell office:value-type="float" office:value="55.934" calcext:value-type="float">
            <text:p>55.934</text:p>
          </table:table-cell>
          <table:table-cell office:value-type="float" office:value="7.9" calcext:value-type="float">
            <text:p>7.9</text:p>
          </table:table-cell>
          <table:table-cell table:number-columns-repeated="6"/>
        </table:table-row>
        <table:table-row table:style-name="ro1">
          <table:table-cell office:value-type="date" office:date-value="2010-10-08" calcext:value-type="date">
            <text:p>2010-10-08</text:p>
          </table:table-cell>
          <table:table-cell office:value-type="float" office:value="0" calcext:value-type="float">
            <text:p>0</text:p>
          </table:table-cell>
          <table:table-cell office:value-type="float" office:value="11.115" calcext:value-type="float">
            <text:p>11.115</text:p>
          </table:table-cell>
          <table:table-cell office:value-type="float" office:value="58.211" calcext:value-type="float">
            <text:p>58.211</text:p>
          </table:table-cell>
          <table:table-cell office:value-type="float" office:value="9.571" calcext:value-type="float">
            <text:p>9.571</text:p>
          </table:table-cell>
          <table:table-cell table:number-columns-repeated="6"/>
        </table:table-row>
        <table:table-row table:style-name="ro1">
          <table:table-cell office:value-type="date" office:date-value="2010-10-09" calcext:value-type="date">
            <text:p>2010-10-09</text:p>
          </table:table-cell>
          <table:table-cell office:value-type="float" office:value="0" calcext:value-type="float">
            <text:p>0</text:p>
          </table:table-cell>
          <table:table-cell office:value-type="float" office:value="8.684" calcext:value-type="float">
            <text:p>8.684</text:p>
          </table:table-cell>
          <table:table-cell office:value-type="float" office:value="63.599" calcext:value-type="float">
            <text:p>63.599</text:p>
          </table:table-cell>
          <table:table-cell office:value-type="float" office:value="8.564" calcext:value-type="float">
            <text:p>8.564</text:p>
          </table:table-cell>
          <table:table-cell table:number-columns-repeated="6"/>
        </table:table-row>
        <table:table-row table:style-name="ro1">
          <table:table-cell office:value-type="date" office:date-value="2010-10-10" calcext:value-type="date">
            <text:p>2010-10-10</text:p>
          </table:table-cell>
          <table:table-cell office:value-type="float" office:value="0.005" calcext:value-type="float">
            <text:p>0.005</text:p>
          </table:table-cell>
          <table:table-cell office:value-type="float" office:value="12.506" calcext:value-type="float">
            <text:p>12.506</text:p>
          </table:table-cell>
          <table:table-cell office:value-type="float" office:value="49.277" calcext:value-type="float">
            <text:p>49.277</text:p>
          </table:table-cell>
          <table:table-cell office:value-type="float" office:value="12.439" calcext:value-type="float">
            <text:p>12.439</text:p>
          </table:table-cell>
          <table:table-cell table:number-columns-repeated="6"/>
        </table:table-row>
        <table:table-row table:style-name="ro1">
          <table:table-cell office:value-type="date" office:date-value="2010-10-11" calcext:value-type="date">
            <text:p>2010-10-11</text:p>
          </table:table-cell>
          <table:table-cell office:value-type="float" office:value="0" calcext:value-type="float">
            <text:p>0</text:p>
          </table:table-cell>
          <table:table-cell office:value-type="float" office:value="11.418" calcext:value-type="float">
            <text:p>11.418</text:p>
          </table:table-cell>
          <table:table-cell office:value-type="float" office:value="36.967" calcext:value-type="float">
            <text:p>36.967</text:p>
          </table:table-cell>
          <table:table-cell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office:value-type="date" office:date-value="2010-10-12" calcext:value-type="date">
            <text:p>2010-10-12</text:p>
          </table:table-cell>
          <table:table-cell office:value-type="float" office:value="0" calcext:value-type="float">
            <text:p>0</text:p>
          </table:table-cell>
          <table:table-cell office:value-type="float" office:value="6.573" calcext:value-type="float">
            <text:p>6.573</text:p>
          </table:table-cell>
          <table:table-cell office:value-type="float" office:value="59.243" calcext:value-type="float">
            <text:p>59.243</text:p>
          </table:table-cell>
          <table:table-cell office:value-type="float" office:value="5.556" calcext:value-type="float">
            <text:p>5.556</text:p>
          </table:table-cell>
          <table:table-cell table:number-columns-repeated="6"/>
        </table:table-row>
        <table:table-row table:style-name="ro1">
          <table:table-cell office:value-type="date" office:date-value="2010-10-13" calcext:value-type="date">
            <text:p>2010-10-13</text:p>
          </table:table-cell>
          <table:table-cell office:value-type="float" office:value="0" calcext:value-type="float">
            <text:p>0</text:p>
          </table:table-cell>
          <table:table-cell office:value-type="float" office:value="7.101" calcext:value-type="float">
            <text:p>7.101</text:p>
          </table:table-cell>
          <table:table-cell office:value-type="float" office:value="68.585" calcext:value-type="float">
            <text:p>68.585</text:p>
          </table:table-cell>
          <table:table-cell office:value-type="float" office:value="8.664" calcext:value-type="float">
            <text:p>8.664</text:p>
          </table:table-cell>
          <table:table-cell table:number-columns-repeated="6"/>
        </table:table-row>
        <table:table-row table:style-name="ro1">
          <table:table-cell office:value-type="date" office:date-value="2010-10-14" calcext:value-type="date">
            <text:p>2010-10-14</text:p>
          </table:table-cell>
          <table:table-cell office:value-type="float" office:value="0" calcext:value-type="float">
            <text:p>0</text:p>
          </table:table-cell>
          <table:table-cell office:value-type="float" office:value="5.847" calcext:value-type="float">
            <text:p>5.847</text:p>
          </table:table-cell>
          <table:table-cell office:value-type="float" office:value="68.89" calcext:value-type="float">
            <text:p>68.89</text:p>
          </table:table-cell>
          <table:table-cell office:value-type="float" office:value="11.126" calcext:value-type="float">
            <text:p>11.126</text:p>
          </table:table-cell>
          <table:table-cell table:number-columns-repeated="6"/>
        </table:table-row>
        <table:table-row table:style-name="ro1">
          <table:table-cell office:value-type="date" office:date-value="2010-10-15" calcext:value-type="date">
            <text:p>2010-10-15</text:p>
          </table:table-cell>
          <table:table-cell office:value-type="float" office:value="0" calcext:value-type="float">
            <text:p>0</text:p>
          </table:table-cell>
          <table:table-cell office:value-type="float" office:value="2.819" calcext:value-type="float">
            <text:p>2.819</text:p>
          </table:table-cell>
          <table:table-cell office:value-type="float" office:value="65.969" calcext:value-type="float">
            <text:p>65.969</text:p>
          </table:table-cell>
          <table:table-cell office:value-type="float" office:value="12.537" calcext:value-type="float">
            <text:p>12.537</text:p>
          </table:table-cell>
          <table:table-cell table:number-columns-repeated="6"/>
        </table:table-row>
        <table:table-row table:style-name="ro1">
          <table:table-cell office:value-type="date" office:date-value="2010-10-16" calcext:value-type="date">
            <text:p>2010-10-16</text:p>
          </table:table-cell>
          <table:table-cell office:value-type="float" office:value="0" calcext:value-type="float">
            <text:p>0</text:p>
          </table:table-cell>
          <table:table-cell office:value-type="float" office:value="-0.066" calcext:value-type="float">
            <text:p>-0.066</text:p>
          </table:table-cell>
          <table:table-cell office:value-type="float" office:value="81.361" calcext:value-type="float">
            <text:p>81.361</text:p>
          </table:table-cell>
          <table:table-cell office:value-type="float" office:value="5.05" calcext:value-type="float">
            <text:p>5.05</text:p>
          </table:table-cell>
          <table:table-cell table:number-columns-repeated="6"/>
        </table:table-row>
        <table:table-row table:style-name="ro1">
          <table:table-cell office:value-type="date" office:date-value="2010-10-17" calcext:value-type="date">
            <text:p>2010-10-17</text:p>
          </table:table-cell>
          <table:table-cell office:value-type="float" office:value="0" calcext:value-type="float">
            <text:p>0</text:p>
          </table:table-cell>
          <table:table-cell office:value-type="float" office:value="1.257" calcext:value-type="float">
            <text:p>1.257</text:p>
          </table:table-cell>
          <table:table-cell office:value-type="float" office:value="79.521" calcext:value-type="float">
            <text:p>79.521</text:p>
          </table:table-cell>
          <table:table-cell office:value-type="float" office:value="6.853" calcext:value-type="float">
            <text:p>6.853</text:p>
          </table:table-cell>
          <table:table-cell table:number-columns-repeated="6"/>
        </table:table-row>
        <table:table-row table:style-name="ro1">
          <table:table-cell office:value-type="date" office:date-value="2010-10-18" calcext:value-type="date">
            <text:p>2010-10-18</text:p>
          </table:table-cell>
          <table:table-cell office:value-type="float" office:value="0" calcext:value-type="float">
            <text:p>0</text:p>
          </table:table-cell>
          <table:table-cell office:value-type="float" office:value="4.267" calcext:value-type="float">
            <text:p>4.267</text:p>
          </table:table-cell>
          <table:table-cell office:value-type="float" office:value="77.904" calcext:value-type="float">
            <text:p>77.904</text:p>
          </table:table-cell>
          <table:table-cell office:value-type="float" office:value="8.611" calcext:value-type="float">
            <text:p>8.611</text:p>
          </table:table-cell>
          <table:table-cell table:number-columns-repeated="6"/>
        </table:table-row>
        <table:table-row table:style-name="ro1">
          <table:table-cell office:value-type="date" office:date-value="2010-10-19" calcext:value-type="date">
            <text:p>2010-10-19</text:p>
          </table:table-cell>
          <table:table-cell office:value-type="float" office:value="0" calcext:value-type="float">
            <text:p>0</text:p>
          </table:table-cell>
          <table:table-cell office:value-type="float" office:value="6.044" calcext:value-type="float">
            <text:p>6.044</text:p>
          </table:table-cell>
          <table:table-cell office:value-type="float" office:value="59.667" calcext:value-type="float">
            <text:p>59.667</text:p>
          </table:table-cell>
          <table:table-cell office:value-type="float" office:value="13.355" calcext:value-type="float">
            <text:p>13.355</text:p>
          </table:table-cell>
          <table:table-cell table:number-columns-repeated="6"/>
        </table:table-row>
        <table:table-row table:style-name="ro1">
          <table:table-cell office:value-type="date" office:date-value="2010-10-20" calcext:value-type="date">
            <text:p>2010-10-20</text:p>
          </table:table-cell>
          <table:table-cell office:value-type="float" office:value="0" calcext:value-type="float">
            <text:p>0</text:p>
          </table:table-cell>
          <table:table-cell office:value-type="float" office:value="1.265" calcext:value-type="float">
            <text:p>1.265</text:p>
          </table:table-cell>
          <table:table-cell office:value-type="float" office:value="71.997" calcext:value-type="float">
            <text:p>71.997</text:p>
          </table:table-cell>
          <table:table-cell office:value-type="float" office:value="3.377" calcext:value-type="float">
            <text:p>3.377</text:p>
          </table:table-cell>
          <table:table-cell table:number-columns-repeated="6"/>
        </table:table-row>
        <table:table-row table:style-name="ro1">
          <table:table-cell office:value-type="date" office:date-value="2010-10-21" calcext:value-type="date">
            <text:p>2010-10-21</text:p>
          </table:table-cell>
          <table:table-cell office:value-type="float" office:value="0" calcext:value-type="float">
            <text:p>0</text:p>
          </table:table-cell>
          <table:table-cell office:value-type="float" office:value="2.632" calcext:value-type="float">
            <text:p>2.632</text:p>
          </table:table-cell>
          <table:table-cell office:value-type="float" office:value="82.11" calcext:value-type="float">
            <text:p>82.11</text:p>
          </table:table-cell>
          <table:table-cell office:value-type="float" office:value="5.598" calcext:value-type="float">
            <text:p>5.598</text:p>
          </table:table-cell>
          <table:table-cell table:number-columns-repeated="6"/>
        </table:table-row>
        <table:table-row table:style-name="ro1">
          <table:table-cell office:value-type="date" office:date-value="2010-10-22" calcext:value-type="date">
            <text:p>2010-10-22</text:p>
          </table:table-cell>
          <table:table-cell office:value-type="float" office:value="0" calcext:value-type="float">
            <text:p>0</text:p>
          </table:table-cell>
          <table:table-cell office:value-type="float" office:value="-0.966" calcext:value-type="float">
            <text:p>-0.966</text:p>
          </table:table-cell>
          <table:table-cell office:value-type="float" office:value="92.117" calcext:value-type="float">
            <text:p>92.117</text:p>
          </table:table-cell>
          <table:table-cell office:value-type="float" office:value="4.565" calcext:value-type="float">
            <text:p>4.565</text:p>
          </table:table-cell>
          <table:table-cell table:number-columns-repeated="6"/>
        </table:table-row>
        <table:table-row table:style-name="ro1">
          <table:table-cell office:value-type="date" office:date-value="2010-10-23" calcext:value-type="date">
            <text:p>2010-10-23</text:p>
          </table:table-cell>
          <table:table-cell office:value-type="float" office:value="0" calcext:value-type="float">
            <text:p>0</text:p>
          </table:table-cell>
          <table:table-cell office:value-type="float" office:value="-0.282" calcext:value-type="float">
            <text:p>-0.282</text:p>
          </table:table-cell>
          <table:table-cell office:value-type="float" office:value="85.241" calcext:value-type="float">
            <text:p>85.241</text:p>
          </table:table-cell>
          <table:table-cell office:value-type="float" office:value="6.583" calcext:value-type="float">
            <text:p>6.583</text:p>
          </table:table-cell>
          <table:table-cell table:number-columns-repeated="6"/>
        </table:table-row>
        <table:table-row table:style-name="ro1">
          <table:table-cell office:value-type="date" office:date-value="2010-10-24" calcext:value-type="date">
            <text:p>2010-10-24</text:p>
          </table:table-cell>
          <table:table-cell office:value-type="float" office:value="2.5" calcext:value-type="float">
            <text:p>2.5</text:p>
          </table:table-cell>
          <table:table-cell office:value-type="float" office:value="-1.375" calcext:value-type="float">
            <text:p>-1.375</text:p>
          </table:table-cell>
          <table:table-cell office:value-type="float" office:value="96.529" calcext:value-type="float">
            <text:p>96.529</text:p>
          </table:table-cell>
          <table:table-cell office:value-type="float" office:value="9.53" calcext:value-type="float">
            <text:p>9.53</text:p>
          </table:table-cell>
          <table:table-cell table:number-columns-repeated="6"/>
        </table:table-row>
        <table:table-row table:style-name="ro1">
          <table:table-cell office:value-type="date" office:date-value="2010-10-25" calcext:value-type="date">
            <text:p>2010-10-25</text:p>
          </table:table-cell>
          <table:table-cell office:value-type="float" office:value="1.5" calcext:value-type="float">
            <text:p>1.5</text:p>
          </table:table-cell>
          <table:table-cell office:value-type="float" office:value="-1.952" calcext:value-type="float">
            <text:p>-1.952</text:p>
          </table:table-cell>
          <table:table-cell office:value-type="float" office:value="92.804" calcext:value-type="float">
            <text:p>92.804</text:p>
          </table:table-cell>
          <table:table-cell office:value-type="float" office:value="6.457" calcext:value-type="float">
            <text:p>6.457</text:p>
          </table:table-cell>
          <table:table-cell table:number-columns-repeated="6"/>
        </table:table-row>
        <table:table-row table:style-name="ro1">
          <table:table-cell office:value-type="date" office:date-value="2010-10-26" calcext:value-type="date">
            <text:p>2010-10-26</text:p>
          </table:table-cell>
          <table:table-cell office:value-type="float" office:value="0" calcext:value-type="float">
            <text:p>0</text:p>
          </table:table-cell>
          <table:table-cell office:value-type="float" office:value="-5.634" calcext:value-type="float">
            <text:p>-5.634</text:p>
          </table:table-cell>
          <table:table-cell office:value-type="float" office:value="94.863" calcext:value-type="float">
            <text:p>94.863</text:p>
          </table:table-cell>
          <table:table-cell office:value-type="float" office:value="7.937" calcext:value-type="float">
            <text:p>7.937</text:p>
          </table:table-cell>
          <table:table-cell table:number-columns-repeated="6"/>
        </table:table-row>
        <table:table-row table:style-name="ro1">
          <table:table-cell office:value-type="date" office:date-value="2010-10-27" calcext:value-type="date">
            <text:p>2010-10-27</text:p>
          </table:table-cell>
          <table:table-cell office:value-type="float" office:value="0" calcext:value-type="float">
            <text:p>0</text:p>
          </table:table-cell>
          <table:table-cell office:value-type="float" office:value="-5.182" calcext:value-type="float">
            <text:p>-5.182</text:p>
          </table:table-cell>
          <table:table-cell office:value-type="float" office:value="96.204" calcext:value-type="float">
            <text:p>96.204</text:p>
          </table:table-cell>
          <table:table-cell office:value-type="float" office:value="4.979" calcext:value-type="float">
            <text:p>4.979</text:p>
          </table:table-cell>
          <table:table-cell table:number-columns-repeated="6"/>
        </table:table-row>
        <table:table-row table:style-name="ro1">
          <table:table-cell office:value-type="date" office:date-value="2010-10-28" calcext:value-type="date">
            <text:p>2010-10-28</text:p>
          </table:table-cell>
          <table:table-cell office:value-type="float" office:value="0.044" calcext:value-type="float">
            <text:p>0.044</text:p>
          </table:table-cell>
          <table:table-cell office:value-type="float" office:value="-3.078" calcext:value-type="float">
            <text:p>-3.078</text:p>
          </table:table-cell>
          <table:table-cell office:value-type="float" office:value="95.008" calcext:value-type="float">
            <text:p>95.008</text:p>
          </table:table-cell>
          <table:table-cell office:value-type="float" office:value="3.373" calcext:value-type="float">
            <text:p>3.373</text:p>
          </table:table-cell>
          <table:table-cell table:number-columns-repeated="6"/>
        </table:table-row>
        <table:table-row table:style-name="ro1">
          <table:table-cell office:value-type="date" office:date-value="2010-10-29" calcext:value-type="date">
            <text:p>2010-10-29</text:p>
          </table:table-cell>
          <table:table-cell office:value-type="float" office:value="0.1" calcext:value-type="float">
            <text:p>0.1</text:p>
          </table:table-cell>
          <table:table-cell office:value-type="float" office:value="-3.067" calcext:value-type="float">
            <text:p>-3.067</text:p>
          </table:table-cell>
          <table:table-cell office:value-type="float" office:value="96.158" calcext:value-type="float">
            <text:p>96.158</text:p>
          </table:table-cell>
          <table:table-cell office:value-type="float" office:value="3.989" calcext:value-type="float">
            <text:p>3.989</text:p>
          </table:table-cell>
          <table:table-cell table:number-columns-repeated="6"/>
        </table:table-row>
        <table:table-row table:style-name="ro1">
          <table:table-cell office:value-type="date" office:date-value="2010-10-30" calcext:value-type="date">
            <text:p>2010-10-30</text:p>
          </table:table-cell>
          <table:table-cell office:value-type="float" office:value="0.426" calcext:value-type="float">
            <text:p>0.426</text:p>
          </table:table-cell>
          <table:table-cell office:value-type="float" office:value="0.316" calcext:value-type="float">
            <text:p>0.316</text:p>
          </table:table-cell>
          <table:table-cell office:value-type="float" office:value="85.581" calcext:value-type="float">
            <text:p>85.581</text:p>
          </table:table-cell>
          <table:table-cell office:value-type="float" office:value="4.094" calcext:value-type="float">
            <text:p>4.094</text:p>
          </table:table-cell>
          <table:table-cell table:number-columns-repeated="6"/>
        </table:table-row>
        <table:table-row table:style-name="ro1">
          <table:table-cell office:value-type="date" office:date-value="2010-10-31" calcext:value-type="date">
            <text:p>2010-10-31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89.085" calcext:value-type="float">
            <text:p>89.085</text:p>
          </table:table-cell>
          <table:table-cell office:value-type="float" office:value="4.233" calcext:value-type="float">
            <text:p>4.233</text:p>
          </table:table-cell>
          <table:table-cell table:number-columns-repeated="6"/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0.254" calcext:value-type="float">
            <text:p>0.254</text:p>
          </table:table-cell>
          <table:table-cell office:value-type="float" office:value="8.848" calcext:value-type="float">
            <text:p>8.848</text:p>
          </table:table-cell>
          <table:table-cell office:value-type="float" office:value="51.943" calcext:value-type="float">
            <text:p>51.943</text:p>
          </table:table-cell>
          <table:table-cell office:value-type="float" office:value="7.927" calcext:value-type="float">
            <text:p>7.927</text:p>
          </table:table-cell>
          <table:table-cell table:number-columns-repeated="6"/>
        </table:table-row>
        <table:table-row table:style-name="ro1">
          <table:table-cell office:value-type="date" office:date-value="2011-05-02" calcext:value-type="date">
            <text:p>2011-05-02</text:p>
          </table:table-cell>
          <table:table-cell office:value-type="float" office:value="0" calcext:value-type="float">
            <text:p>0</text:p>
          </table:table-cell>
          <table:table-cell office:value-type="float" office:value="7.015" calcext:value-type="float">
            <text:p>7.015</text:p>
          </table:table-cell>
          <table:table-cell office:value-type="float" office:value="65.583" calcext:value-type="float">
            <text:p>65.583</text:p>
          </table:table-cell>
          <table:table-cell office:value-type="float" office:value="13.816" calcext:value-type="float">
            <text:p>13.816</text:p>
          </table:table-cell>
          <table:table-cell table:number-columns-repeated="6"/>
        </table:table-row>
        <table:table-row table:style-name="ro1">
          <table:table-cell office:value-type="date" office:date-value="2011-05-03" calcext:value-type="date">
            <text:p>2011-05-03</text:p>
          </table:table-cell>
          <table:table-cell office:value-type="float" office:value="0.8" calcext:value-type="float">
            <text:p>0.8</text:p>
          </table:table-cell>
          <table:table-cell office:value-type="float" office:value="8.93" calcext:value-type="float">
            <text:p>8.93</text:p>
          </table:table-cell>
          <table:table-cell office:value-type="float" office:value="66.936" calcext:value-type="float">
            <text:p>66.936</text:p>
          </table:table-cell>
          <table:table-cell office:value-type="float" office:value="8.115" calcext:value-type="float">
            <text:p>8.115</text:p>
          </table:table-cell>
          <table:table-cell table:number-columns-repeated="6"/>
        </table:table-row>
        <table:table-row table:style-name="ro1">
          <table:table-cell office:value-type="date" office:date-value="2011-05-04" calcext:value-type="date">
            <text:p>2011-05-04</text:p>
          </table:table-cell>
          <table:table-cell office:value-type="float" office:value="0" calcext:value-type="float">
            <text:p>0</text:p>
          </table:table-cell>
          <table:table-cell office:value-type="float" office:value="11.15" calcext:value-type="float">
            <text:p>11.15</text:p>
          </table:table-cell>
          <table:table-cell office:value-type="float" office:value="43.09" calcext:value-type="float">
            <text:p>43.09</text:p>
          </table:table-cell>
          <table:table-cell office:value-type="float" office:value="9.961" calcext:value-type="float">
            <text:p>9.961</text:p>
          </table:table-cell>
          <table:table-cell table:number-columns-repeated="6"/>
        </table:table-row>
        <table:table-row table:style-name="ro1">
          <table:table-cell office:value-type="date" office:date-value="2011-05-05" calcext:value-type="date">
            <text:p>2011-05-05</text:p>
          </table:table-cell>
          <table:table-cell office:value-type="float" office:value="0.8" calcext:value-type="float">
            <text:p>0.8</text:p>
          </table:table-cell>
          <table:table-cell office:value-type="float" office:value="9.03" calcext:value-type="float">
            <text:p>9.03</text:p>
          </table:table-cell>
          <table:table-cell office:value-type="float" office:value="64.5" calcext:value-type="float">
            <text:p>64.5</text:p>
          </table:table-cell>
          <table:table-cell office:value-type="float" office:value="9.69" calcext:value-type="float">
            <text:p>9.69</text:p>
          </table:table-cell>
          <table:table-cell table:number-columns-repeated="6"/>
        </table:table-row>
        <table:table-row table:style-name="ro1">
          <table:table-cell office:value-type="date" office:date-value="2011-05-06" calcext:value-type="date">
            <text:p>2011-05-06</text:p>
          </table:table-cell>
          <table:table-cell office:value-type="float" office:value="0.216" calcext:value-type="float">
            <text:p>0.216</text:p>
          </table:table-cell>
          <table:table-cell office:value-type="float" office:value="9.198" calcext:value-type="float">
            <text:p>9.198</text:p>
          </table:table-cell>
          <table:table-cell office:value-type="float" office:value="66.395" calcext:value-type="float">
            <text:p>66.395</text:p>
          </table:table-cell>
          <table:table-cell office:value-type="float" office:value="6.938" calcext:value-type="float">
            <text:p>6.938</text:p>
          </table:table-cell>
          <table:table-cell table:number-columns-repeated="6"/>
        </table:table-row>
        <table:table-row table:style-name="ro1">
          <table:table-cell office:value-type="date" office:date-value="2011-05-07" calcext:value-type="date">
            <text:p>2011-05-07</text:p>
          </table:table-cell>
          <table:table-cell office:value-type="float" office:value="0" calcext:value-type="float">
            <text:p>0</text:p>
          </table:table-cell>
          <table:table-cell office:value-type="float" office:value="10.374" calcext:value-type="float">
            <text:p>10.374</text:p>
          </table:table-cell>
          <table:table-cell office:value-type="float" office:value="57.27" calcext:value-type="float">
            <text:p>57.27</text:p>
          </table:table-cell>
          <table:table-cell office:value-type="float" office:value="9.644" calcext:value-type="float">
            <text:p>9.644</text:p>
          </table:table-cell>
          <table:table-cell table:number-columns-repeated="6"/>
        </table:table-row>
        <table:table-row table:style-name="ro1">
          <table:table-cell office:value-type="date" office:date-value="2011-05-08" calcext:value-type="date">
            <text:p>2011-05-08</text:p>
          </table:table-cell>
          <table:table-cell office:value-type="float" office:value="0" calcext:value-type="float">
            <text:p>0</text:p>
          </table:table-cell>
          <table:table-cell office:value-type="float" office:value="12.046" calcext:value-type="float">
            <text:p>12.046</text:p>
          </table:table-cell>
          <table:table-cell office:value-type="float" office:value="57.947" calcext:value-type="float">
            <text:p>57.947</text:p>
          </table:table-cell>
          <table:table-cell office:value-type="float" office:value="7.773" calcext:value-type="float">
            <text:p>7.773</text:p>
          </table:table-cell>
          <table:table-cell table:number-columns-repeated="6"/>
        </table:table-row>
        <table:table-row table:style-name="ro1">
          <table:table-cell office:value-type="date" office:date-value="2011-05-09" calcext:value-type="date">
            <text:p>2011-05-09</text:p>
          </table:table-cell>
          <table:table-cell office:value-type="float" office:value="1.778" calcext:value-type="float">
            <text:p>1.778</text:p>
          </table:table-cell>
          <table:table-cell office:value-type="float" office:value="11.887" calcext:value-type="float">
            <text:p>11.887</text:p>
          </table:table-cell>
          <table:table-cell office:value-type="float" office:value="73.157" calcext:value-type="float">
            <text:p>73.157</text:p>
          </table:table-cell>
          <table:table-cell office:value-type="float" office:value="5.86" calcext:value-type="float">
            <text:p>5.86</text:p>
          </table:table-cell>
          <table:table-cell table:number-columns-repeated="6"/>
        </table:table-row>
        <table:table-row table:style-name="ro1">
          <table:table-cell office:value-type="date" office:date-value="2011-05-10" calcext:value-type="date">
            <text:p>2011-05-10</text:p>
          </table:table-cell>
          <table:table-cell office:value-type="float" office:value="1.016" calcext:value-type="float">
            <text:p>1.016</text:p>
          </table:table-cell>
          <table:table-cell office:value-type="float" office:value="14.401" calcext:value-type="float">
            <text:p>14.401</text:p>
          </table:table-cell>
          <table:table-cell office:value-type="float" office:value="58.129" calcext:value-type="float">
            <text:p>58.129</text:p>
          </table:table-cell>
          <table:table-cell office:value-type="float" office:value="7.848" calcext:value-type="float">
            <text:p>7.848</text:p>
          </table:table-cell>
          <table:table-cell table:number-columns-repeated="6"/>
        </table:table-row>
        <table:table-row table:style-name="ro1">
          <table:table-cell office:value-type="date" office:date-value="2011-05-11" calcext:value-type="date">
            <text:p>2011-05-11</text:p>
          </table:table-cell>
          <table:table-cell office:value-type="float" office:value="0" calcext:value-type="float">
            <text:p>0</text:p>
          </table:table-cell>
          <table:table-cell office:value-type="float" office:value="17.914" calcext:value-type="float">
            <text:p>17.914</text:p>
          </table:table-cell>
          <table:table-cell office:value-type="float" office:value="40.981" calcext:value-type="float">
            <text:p>40.981</text:p>
          </table:table-cell>
          <table:table-cell office:value-type="float" office:value="13.107" calcext:value-type="float">
            <text:p>13.107</text:p>
          </table:table-cell>
          <table:table-cell table:number-columns-repeated="6"/>
        </table:table-row>
        <table:table-row table:style-name="ro1">
          <table:table-cell office:value-type="date" office:date-value="2011-05-12" calcext:value-type="date">
            <text:p>2011-05-12</text:p>
          </table:table-cell>
          <table:table-cell office:value-type="float" office:value="0.01" calcext:value-type="float">
            <text:p>0.01</text:p>
          </table:table-cell>
          <table:table-cell office:value-type="float" office:value="17.348" calcext:value-type="float">
            <text:p>17.348</text:p>
          </table:table-cell>
          <table:table-cell office:value-type="float" office:value="38.17" calcext:value-type="float">
            <text:p>38.17</text:p>
          </table:table-cell>
          <table:table-cell office:value-type="float" office:value="17.054" calcext:value-type="float">
            <text:p>17.054</text:p>
          </table:table-cell>
          <table:table-cell table:number-columns-repeated="6"/>
        </table:table-row>
        <table:table-row table:style-name="ro1">
          <table:table-cell office:value-type="date" office:date-value="2011-05-13" calcext:value-type="date">
            <text:p>2011-05-13</text:p>
          </table:table-cell>
          <table:table-cell office:value-type="float" office:value="1.534" calcext:value-type="float">
            <text:p>1.534</text:p>
          </table:table-cell>
          <table:table-cell office:value-type="float" office:value="12.434" calcext:value-type="float">
            <text:p>12.434</text:p>
          </table:table-cell>
          <table:table-cell office:value-type="float" office:value="64.491" calcext:value-type="float">
            <text:p>64.491</text:p>
          </table:table-cell>
          <table:table-cell office:value-type="float" office:value="7.162" calcext:value-type="float">
            <text:p>7.162</text:p>
          </table:table-cell>
          <table:table-cell table:number-columns-repeated="6"/>
        </table:table-row>
        <table:table-row table:style-name="ro1">
          <table:table-cell office:value-type="date" office:date-value="2011-05-14" calcext:value-type="date">
            <text:p>2011-05-14</text:p>
          </table:table-cell>
          <table:table-cell office:value-type="float" office:value="0" calcext:value-type="float">
            <text:p>0</text:p>
          </table:table-cell>
          <table:table-cell office:value-type="float" office:value="18.172" calcext:value-type="float">
            <text:p>18.172</text:p>
          </table:table-cell>
          <table:table-cell office:value-type="float" office:value="35.092" calcext:value-type="float">
            <text:p>35.092</text:p>
          </table:table-cell>
          <table:table-cell office:value-type="float" office:value="13.221" calcext:value-type="float">
            <text:p>13.221</text:p>
          </table:table-cell>
          <table:table-cell table:number-columns-repeated="6"/>
        </table:table-row>
        <table:table-row table:style-name="ro1">
          <table:table-cell office:value-type="date" office:date-value="2011-05-15" calcext:value-type="date">
            <text:p>2011-05-15</text:p>
          </table:table-cell>
          <table:table-cell office:value-type="float" office:value="0" calcext:value-type="float">
            <text:p>0</text:p>
          </table:table-cell>
          <table:table-cell office:value-type="float" office:value="18.561" calcext:value-type="float">
            <text:p>18.561</text:p>
          </table:table-cell>
          <table:table-cell office:value-type="float" office:value="22.436" calcext:value-type="float">
            <text:p>22.436</text:p>
          </table:table-cell>
          <table:table-cell office:value-type="float" office:value="15.661" calcext:value-type="float">
            <text:p>15.661</text:p>
          </table:table-cell>
          <table:table-cell table:number-columns-repeated="6"/>
        </table:table-row>
        <table:table-row table:style-name="ro1">
          <table:table-cell office:value-type="date" office:date-value="2011-05-16" calcext:value-type="date">
            <text:p>2011-05-16</text:p>
          </table:table-cell>
          <table:table-cell office:value-type="float" office:value="0.034" calcext:value-type="float">
            <text:p>0.034</text:p>
          </table:table-cell>
          <table:table-cell office:value-type="float" office:value="19.702" calcext:value-type="float">
            <text:p>19.702</text:p>
          </table:table-cell>
          <table:table-cell office:value-type="float" office:value="30.783" calcext:value-type="float">
            <text:p>30.783</text:p>
          </table:table-cell>
          <table:table-cell office:value-type="float" office:value="6.327" calcext:value-type="float">
            <text:p>6.327</text:p>
          </table:table-cell>
          <table:table-cell table:number-columns-repeated="6"/>
        </table:table-row>
        <table:table-row table:style-name="ro1">
          <table:table-cell office:value-type="date" office:date-value="2011-05-17" calcext:value-type="date">
            <text:p>2011-05-17</text:p>
          </table:table-cell>
          <table:table-cell office:value-type="float" office:value="0" calcext:value-type="float">
            <text:p>0</text:p>
          </table:table-cell>
          <table:table-cell office:value-type="float" office:value="18.143" calcext:value-type="float">
            <text:p>18.143</text:p>
          </table:table-cell>
          <table:table-cell office:value-type="float" office:value="44.295" calcext:value-type="float">
            <text:p>44.295</text:p>
          </table:table-cell>
          <table:table-cell office:value-type="float" office:value="7.415" calcext:value-type="float">
            <text:p>7.415</text:p>
          </table:table-cell>
          <table:table-cell table:number-columns-repeated="6"/>
        </table:table-row>
        <table:table-row table:style-name="ro1">
          <table:table-cell office:value-type="date" office:date-value="2011-05-18" calcext:value-type="date">
            <text:p>2011-05-18</text:p>
          </table:table-cell>
          <table:table-cell office:value-type="float" office:value="1.05" calcext:value-type="float">
            <text:p>1.05</text:p>
          </table:table-cell>
          <table:table-cell office:value-type="float" office:value="11.92" calcext:value-type="float">
            <text:p>11.92</text:p>
          </table:table-cell>
          <table:table-cell office:value-type="float" office:value="83.105" calcext:value-type="float">
            <text:p>83.105</text:p>
          </table:table-cell>
          <table:table-cell office:value-type="float" office:value="3.203" calcext:value-type="float">
            <text:p>3.203</text:p>
          </table:table-cell>
          <table:table-cell table:number-columns-repeated="6"/>
        </table:table-row>
        <table:table-row table:style-name="ro1">
          <table:table-cell office:value-type="date" office:date-value="2011-05-19" calcext:value-type="date">
            <text:p>2011-05-19</text:p>
          </table:table-cell>
          <table:table-cell office:value-type="float" office:value="0.254" calcext:value-type="float">
            <text:p>0.254</text:p>
          </table:table-cell>
          <table:table-cell office:value-type="float" office:value="14.836" calcext:value-type="float">
            <text:p>14.836</text:p>
          </table:table-cell>
          <table:table-cell office:value-type="float" office:value="62.727" calcext:value-type="float">
            <text:p>62.727</text:p>
          </table:table-cell>
          <table:table-cell office:value-type="float" office:value="7.963" calcext:value-type="float">
            <text:p>7.963</text:p>
          </table:table-cell>
          <table:table-cell table:number-columns-repeated="6"/>
        </table:table-row>
        <table:table-row table:style-name="ro1">
          <table:table-cell office:value-type="date" office:date-value="2011-05-20" calcext:value-type="date">
            <text:p>2011-05-20</text:p>
          </table:table-cell>
          <table:table-cell office:value-type="float" office:value="0.004" calcext:value-type="float">
            <text:p>0.004</text:p>
          </table:table-cell>
          <table:table-cell office:value-type="float" office:value="17.802" calcext:value-type="float">
            <text:p>17.802</text:p>
          </table:table-cell>
          <table:table-cell office:value-type="float" office:value="58.113" calcext:value-type="float">
            <text:p>58.113</text:p>
          </table:table-cell>
          <table:table-cell office:value-type="float" office:value="4.195" calcext:value-type="float">
            <text:p>4.195</text:p>
          </table:table-cell>
          <table:table-cell table:number-columns-repeated="6"/>
        </table:table-row>
        <table:table-row table:style-name="ro1">
          <table:table-cell office:value-type="date" office:date-value="2011-05-21" calcext:value-type="date">
            <text:p>2011-05-21</text:p>
          </table:table-cell>
          <table:table-cell office:value-type="float" office:value="0" calcext:value-type="float">
            <text:p>0</text:p>
          </table:table-cell>
          <table:table-cell office:value-type="float" office:value="17.924" calcext:value-type="float">
            <text:p>17.924</text:p>
          </table:table-cell>
          <table:table-cell office:value-type="float" office:value="61.04" calcext:value-type="float">
            <text:p>61.04</text:p>
          </table:table-cell>
          <table:table-cell office:value-type="float" office:value="5.734" calcext:value-type="float">
            <text:p>5.734</text:p>
          </table:table-cell>
          <table:table-cell table:number-columns-repeated="6"/>
        </table:table-row>
        <table:table-row table:style-name="ro1">
          <table:table-cell office:value-type="date" office:date-value="2011-05-22" calcext:value-type="date">
            <text:p>2011-05-22</text:p>
          </table:table-cell>
          <table:table-cell office:value-type="float" office:value="0" calcext:value-type="float">
            <text:p>0</text:p>
          </table:table-cell>
          <table:table-cell office:value-type="float" office:value="13.365" calcext:value-type="float">
            <text:p>13.365</text:p>
          </table:table-cell>
          <table:table-cell office:value-type="float" office:value="55.912" calcext:value-type="float">
            <text:p>55.912</text:p>
          </table:table-cell>
          <table:table-cell office:value-type="float" office:value="10.378" calcext:value-type="float">
            <text:p>10.378</text:p>
          </table:table-cell>
          <table:table-cell table:number-columns-repeated="6"/>
        </table:table-row>
        <table:table-row table:style-name="ro1">
          <table:table-cell office:value-type="date" office:date-value="2011-05-23" calcext:value-type="date">
            <text:p>2011-05-23</text:p>
          </table:table-cell>
          <table:table-cell office:value-type="float" office:value="0" calcext:value-type="float">
            <text:p>0</text:p>
          </table:table-cell>
          <table:table-cell office:value-type="float" office:value="10.527" calcext:value-type="float">
            <text:p>10.527</text:p>
          </table:table-cell>
          <table:table-cell office:value-type="float" office:value="41.462" calcext:value-type="float">
            <text:p>41.462</text:p>
          </table:table-cell>
          <table:table-cell office:value-type="float" office:value="6.284" calcext:value-type="float">
            <text:p>6.284</text:p>
          </table:table-cell>
          <table:table-cell table:number-columns-repeated="6"/>
        </table:table-row>
        <table:table-row table:style-name="ro1">
          <table:table-cell office:value-type="date" office:date-value="2011-05-24" calcext:value-type="date">
            <text:p>2011-05-24</text:p>
          </table:table-cell>
          <table:table-cell office:value-type="float" office:value="0" calcext:value-type="float">
            <text:p>0</text:p>
          </table:table-cell>
          <table:table-cell office:value-type="float" office:value="11.925" calcext:value-type="float">
            <text:p>11.925</text:p>
          </table:table-cell>
          <table:table-cell office:value-type="float" office:value="43.308" calcext:value-type="float">
            <text:p>43.308</text:p>
          </table:table-cell>
          <table:table-cell office:value-type="float" office:value="5.786" calcext:value-type="float">
            <text:p>5.786</text:p>
          </table:table-cell>
          <table:table-cell table:number-columns-repeated="6"/>
        </table:table-row>
        <table:table-row table:style-name="ro1">
          <table:table-cell office:value-type="date" office:date-value="2011-05-25" calcext:value-type="date">
            <text:p>2011-05-25</text:p>
          </table:table-cell>
          <table:table-cell office:value-type="float" office:value="0" calcext:value-type="float">
            <text:p>0</text:p>
          </table:table-cell>
          <table:table-cell office:value-type="float" office:value="13.631" calcext:value-type="float">
            <text:p>13.631</text:p>
          </table:table-cell>
          <table:table-cell office:value-type="float" office:value="36.906" calcext:value-type="float">
            <text:p>36.906</text:p>
          </table:table-cell>
          <table:table-cell office:value-type="float" office:value="6.614" calcext:value-type="float">
            <text:p>6.614</text:p>
          </table:table-cell>
          <table:table-cell table:number-columns-repeated="6"/>
        </table:table-row>
        <table:table-row table:style-name="ro1">
          <table:table-cell office:value-type="date" office:date-value="2011-05-26" calcext:value-type="date">
            <text:p>2011-05-26</text:p>
          </table:table-cell>
          <table:table-cell office:value-type="float" office:value="0" calcext:value-type="float">
            <text:p>0</text:p>
          </table:table-cell>
          <table:table-cell office:value-type="float" office:value="13.96" calcext:value-type="float">
            <text:p>13.96</text:p>
          </table:table-cell>
          <table:table-cell office:value-type="float" office:value="44.391" calcext:value-type="float">
            <text:p>44.391</text:p>
          </table:table-cell>
          <table:table-cell office:value-type="float" office:value="4.771" calcext:value-type="float">
            <text:p>4.771</text:p>
          </table:table-cell>
          <table:table-cell table:number-columns-repeated="6"/>
        </table:table-row>
        <table:table-row table:style-name="ro1">
          <table:table-cell office:value-type="date" office:date-value="2011-05-27" calcext:value-type="date">
            <text:p>2011-05-27</text:p>
          </table:table-cell>
          <table:table-cell office:value-type="float" office:value="0" calcext:value-type="float">
            <text:p>0</text:p>
          </table:table-cell>
          <table:table-cell office:value-type="float" office:value="15.773" calcext:value-type="float">
            <text:p>15.773</text:p>
          </table:table-cell>
          <table:table-cell office:value-type="float" office:value="46.494" calcext:value-type="float">
            <text:p>46.494</text:p>
          </table:table-cell>
          <table:table-cell office:value-type="float" office:value="5.109" calcext:value-type="float">
            <text:p>5.109</text:p>
          </table:table-cell>
          <table:table-cell table:number-columns-repeated="6"/>
        </table:table-row>
        <table:table-row table:style-name="ro1">
          <table:table-cell office:value-type="date" office:date-value="2011-05-28" calcext:value-type="date">
            <text:p>2011-05-28</text:p>
          </table:table-cell>
          <table:table-cell office:value-type="float" office:value="0" calcext:value-type="float">
            <text:p>0</text:p>
          </table:table-cell>
          <table:table-cell office:value-type="float" office:value="14.613" calcext:value-type="float">
            <text:p>14.613</text:p>
          </table:table-cell>
          <table:table-cell office:value-type="float" office:value="35.475" calcext:value-type="float">
            <text:p>35.475</text:p>
          </table:table-cell>
          <table:table-cell office:value-type="float" office:value="6.217" calcext:value-type="float">
            <text:p>6.217</text:p>
          </table:table-cell>
          <table:table-cell table:number-columns-repeated="6"/>
        </table:table-row>
        <table:table-row table:style-name="ro1">
          <table:table-cell office:value-type="date" office:date-value="2011-05-29" calcext:value-type="date">
            <text:p>2011-05-29</text:p>
          </table:table-cell>
          <table:table-cell office:value-type="float" office:value="0" calcext:value-type="float">
            <text:p>0</text:p>
          </table:table-cell>
          <table:table-cell office:value-type="float" office:value="13.606" calcext:value-type="float">
            <text:p>13.606</text:p>
          </table:table-cell>
          <table:table-cell office:value-type="float" office:value="36.842" calcext:value-type="float">
            <text:p>36.842</text:p>
          </table:table-cell>
          <table:table-cell office:value-type="float" office:value="7.889" calcext:value-type="float">
            <text:p>7.889</text:p>
          </table:table-cell>
          <table:table-cell table:number-columns-repeated="6"/>
        </table:table-row>
        <table:table-row table:style-name="ro1">
          <table:table-cell office:value-type="date" office:date-value="2011-05-30" calcext:value-type="date">
            <text:p>2011-05-30</text:p>
          </table:table-cell>
          <table:table-cell office:value-type="float" office:value="0" calcext:value-type="float">
            <text:p>0</text:p>
          </table:table-cell>
          <table:table-cell office:value-type="float" office:value="13.652" calcext:value-type="float">
            <text:p>13.652</text:p>
          </table:table-cell>
          <table:table-cell office:value-type="float" office:value="38.568" calcext:value-type="float">
            <text:p>38.568</text:p>
          </table:table-cell>
          <table:table-cell office:value-type="float" office:value="5.381" calcext:value-type="float">
            <text:p>5.381</text:p>
          </table:table-cell>
          <table:table-cell table:number-columns-repeated="6"/>
        </table:table-row>
        <table:table-row table:style-name="ro1">
          <table:table-cell office:value-type="date" office:date-value="2011-05-31" calcext:value-type="date">
            <text:p>2011-05-31</text:p>
          </table:table-cell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.736</text:p>
          </table:table-cell>
          <table:table-cell office:value-type="float" office:value="48.756" calcext:value-type="float">
            <text:p>48.756</text:p>
          </table:table-cell>
          <table:table-cell office:value-type="float" office:value="3.234" calcext:value-type="float">
            <text:p>3.234</text:p>
          </table:table-cell>
          <table:table-cell table:number-columns-repeated="6"/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0" calcext:value-type="float">
            <text:p>0</text:p>
          </table:table-cell>
          <table:table-cell office:value-type="float" office:value="17.764" calcext:value-type="float">
            <text:p>17.764</text:p>
          </table:table-cell>
          <table:table-cell office:value-type="float" office:value="48.785" calcext:value-type="float">
            <text:p>48.785</text:p>
          </table:table-cell>
          <table:table-cell office:value-type="float" office:value="5.632" calcext:value-type="float">
            <text:p>5.632</text:p>
          </table:table-cell>
          <table:table-cell table:number-columns-repeated="6"/>
        </table:table-row>
        <table:table-row table:style-name="ro1">
          <table:table-cell office:value-type="date" office:date-value="2011-06-02" calcext:value-type="date">
            <text:p>2011-06-02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70.308" calcext:value-type="float">
            <text:p>70.308</text:p>
          </table:table-cell>
          <table:table-cell office:value-type="float" office:value="7.693" calcext:value-type="float">
            <text:p>7.693</text:p>
          </table:table-cell>
          <table:table-cell table:number-columns-repeated="6"/>
        </table:table-row>
        <table:table-row table:style-name="ro1">
          <table:table-cell office:value-type="date" office:date-value="2011-06-03" calcext:value-type="date">
            <text:p>2011-06-03</text:p>
          </table:table-cell>
          <table:table-cell office:value-type="float" office:value="0" calcext:value-type="float">
            <text:p>0</text:p>
          </table:table-cell>
          <table:table-cell office:value-type="float" office:value="4.869" calcext:value-type="float">
            <text:p>4.869</text:p>
          </table:table-cell>
          <table:table-cell office:value-type="float" office:value="48.048" calcext:value-type="float">
            <text:p>48.048</text:p>
          </table:table-cell>
          <table:table-cell office:value-type="float" office:value="10.067" calcext:value-type="float">
            <text:p>10.067</text:p>
          </table:table-cell>
          <table:table-cell table:number-columns-repeated="6"/>
        </table:table-row>
        <table:table-row table:style-name="ro1">
          <table:table-cell office:value-type="date" office:date-value="2011-06-04" calcext:value-type="date">
            <text:p>2011-06-04</text:p>
          </table:table-cell>
          <table:table-cell office:value-type="float" office:value="0" calcext:value-type="float">
            <text:p>0</text:p>
          </table:table-cell>
          <table:table-cell office:value-type="float" office:value="7.664" calcext:value-type="float">
            <text:p>7.664</text:p>
          </table:table-cell>
          <table:table-cell office:value-type="float" office:value="54.206" calcext:value-type="float">
            <text:p>54.206</text:p>
          </table:table-cell>
          <table:table-cell office:value-type="float" office:value="3.644" calcext:value-type="float">
            <text:p>3.644</text:p>
          </table:table-cell>
          <table:table-cell table:number-columns-repeated="6"/>
        </table:table-row>
        <table:table-row table:style-name="ro1">
          <table:table-cell office:value-type="date" office:date-value="2011-06-05" calcext:value-type="date">
            <text:p>2011-06-05</text:p>
          </table:table-cell>
          <table:table-cell office:value-type="float" office:value="0" calcext:value-type="float">
            <text:p>0</text:p>
          </table:table-cell>
          <table:table-cell office:value-type="float" office:value="10.28" calcext:value-type="float">
            <text:p>10.28</text:p>
          </table:table-cell>
          <table:table-cell office:value-type="float" office:value="62.168" calcext:value-type="float">
            <text:p>62.168</text:p>
          </table:table-cell>
          <table:table-cell office:value-type="float" office:value="4.236" calcext:value-type="float">
            <text:p>4.236</text:p>
          </table:table-cell>
          <table:table-cell table:number-columns-repeated="6"/>
        </table:table-row>
        <table:table-row table:style-name="ro1">
          <table:table-cell office:value-type="date" office:date-value="2011-06-06" calcext:value-type="date">
            <text:p>2011-06-06</text:p>
          </table:table-cell>
          <table:table-cell office:value-type="float" office:value="0" calcext:value-type="float">
            <text:p>0</text:p>
          </table:table-cell>
          <table:table-cell office:value-type="float" office:value="14.584" calcext:value-type="float">
            <text:p>14.584</text:p>
          </table:table-cell>
          <table:table-cell office:value-type="float" office:value="51.69" calcext:value-type="float">
            <text:p>51.69</text:p>
          </table:table-cell>
          <table:table-cell office:value-type="float" office:value="5.672" calcext:value-type="float">
            <text:p>5.672</text:p>
          </table:table-cell>
          <table:table-cell table:number-columns-repeated="6"/>
        </table:table-row>
        <table:table-row table:style-name="ro1">
          <table:table-cell office:value-type="date" office:date-value="2011-06-07" calcext:value-type="date">
            <text:p>2011-06-07</text:p>
          </table:table-cell>
          <table:table-cell office:value-type="float" office:value="0" calcext:value-type="float">
            <text:p>0</text:p>
          </table:table-cell>
          <table:table-cell office:value-type="float" office:value="13.085" calcext:value-type="float">
            <text:p>13.085</text:p>
          </table:table-cell>
          <table:table-cell office:value-type="float" office:value="46.543" calcext:value-type="float">
            <text:p>46.543</text:p>
          </table:table-cell>
          <table:table-cell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date" office:date-value="2011-06-08" calcext:value-type="date">
            <text:p>2011-06-08</text:p>
          </table:table-cell>
          <table:table-cell office:value-type="float" office:value="0" calcext:value-type="float">
            <text:p>0</text:p>
          </table:table-cell>
          <table:table-cell office:value-type="float" office:value="14.704" calcext:value-type="float">
            <text:p>14.704</text:p>
          </table:table-cell>
          <table:table-cell office:value-type="float" office:value="52.439" calcext:value-type="float">
            <text:p>52.439</text:p>
          </table:table-cell>
          <table:table-cell office:value-type="float" office:value="5.067" calcext:value-type="float">
            <text:p>5.067</text:p>
          </table:table-cell>
          <table:table-cell table:number-columns-repeated="6"/>
        </table:table-row>
        <table:table-row table:style-name="ro1">
          <table:table-cell office:value-type="date" office:date-value="2011-06-09" calcext:value-type="date">
            <text:p>2011-06-09</text:p>
          </table:table-cell>
          <table:table-cell office:value-type="float" office:value="0" calcext:value-type="float">
            <text:p>0</text:p>
          </table:table-cell>
          <table:table-cell office:value-type="float" office:value="17.517" calcext:value-type="float">
            <text:p>17.517</text:p>
          </table:table-cell>
          <table:table-cell office:value-type="float" office:value="53.746" calcext:value-type="float">
            <text:p>53.746</text:p>
          </table:table-cell>
          <table:table-cell office:value-type="float" office:value="5.223" calcext:value-type="float">
            <text:p>5.223</text:p>
          </table:table-cell>
          <table:table-cell table:number-columns-repeated="6"/>
        </table:table-row>
        <table:table-row table:style-name="ro1">
          <table:table-cell office:value-type="date" office:date-value="2011-06-10" calcext:value-type="date">
            <text:p>2011-06-10</text:p>
          </table:table-cell>
          <table:table-cell office:value-type="float" office:value="1.004" calcext:value-type="float">
            <text:p>1.004</text:p>
          </table:table-cell>
          <table:table-cell office:value-type="float" office:value="16.768" calcext:value-type="float">
            <text:p>16.768</text:p>
          </table:table-cell>
          <table:table-cell office:value-type="float" office:value="66.63" calcext:value-type="float">
            <text:p>66.63</text:p>
          </table:table-cell>
          <table:table-cell office:value-type="float" office:value="5.513" calcext:value-type="float">
            <text:p>5.513</text:p>
          </table:table-cell>
          <table:table-cell table:number-columns-repeated="6"/>
        </table:table-row>
        <table:table-row table:style-name="ro1">
          <table:table-cell office:value-type="date" office:date-value="2011-06-11" calcext:value-type="date">
            <text:p>2011-06-11</text:p>
          </table:table-cell>
          <table:table-cell office:value-type="float" office:value="0.296" calcext:value-type="float">
            <text:p>0.296</text:p>
          </table:table-cell>
          <table:table-cell office:value-type="float" office:value="11.512" calcext:value-type="float">
            <text:p>11.512</text:p>
          </table:table-cell>
          <table:table-cell office:value-type="float" office:value="79.873" calcext:value-type="float">
            <text:p>79.873</text:p>
          </table:table-cell>
          <table:table-cell office:value-type="float" office:value="6.382" calcext:value-type="float">
            <text:p>6.382</text:p>
          </table:table-cell>
          <table:table-cell table:number-columns-repeated="6"/>
        </table:table-row>
        <table:table-row table:style-name="ro1">
          <table:table-cell office:value-type="date" office:date-value="2011-06-12" calcext:value-type="date">
            <text:p>2011-06-12</text:p>
          </table:table-cell>
          <table:table-cell office:value-type="float" office:value="1.482" calcext:value-type="float">
            <text:p>1.482</text:p>
          </table:table-cell>
          <table:table-cell office:value-type="float" office:value="13.789" calcext:value-type="float">
            <text:p>13.789</text:p>
          </table:table-cell>
          <table:table-cell office:value-type="float" office:value="73.962" calcext:value-type="float">
            <text:p>73.962</text:p>
          </table:table-cell>
          <table:table-cell office:value-type="float" office:value="6.788" calcext:value-type="float">
            <text:p>6.788</text:p>
          </table:table-cell>
          <table:table-cell table:number-columns-repeated="6"/>
        </table:table-row>
        <table:table-row table:style-name="ro1">
          <table:table-cell office:value-type="date" office:date-value="2011-06-13" calcext:value-type="date">
            <text:p>2011-06-13</text:p>
          </table:table-cell>
          <table:table-cell office:value-type="float" office:value="0" calcext:value-type="float">
            <text:p>0</text:p>
          </table:table-cell>
          <table:table-cell office:value-type="float" office:value="17.555" calcext:value-type="float">
            <text:p>17.555</text:p>
          </table:table-cell>
          <table:table-cell office:value-type="float" office:value="58.431" calcext:value-type="float">
            <text:p>58.431</text:p>
          </table:table-cell>
          <table:table-cell office:value-type="float" office:value="3.924" calcext:value-type="float">
            <text:p>3.924</text:p>
          </table:table-cell>
          <table:table-cell table:number-columns-repeated="6"/>
        </table:table-row>
        <table:table-row table:style-name="ro1">
          <table:table-cell office:value-type="date" office:date-value="2011-06-14" calcext:value-type="date">
            <text:p>2011-06-14</text:p>
          </table:table-cell>
          <table:table-cell office:value-type="float" office:value="0" calcext:value-type="float">
            <text:p>0</text:p>
          </table:table-cell>
          <table:table-cell office:value-type="float" office:value="15.732" calcext:value-type="float">
            <text:p>15.732</text:p>
          </table:table-cell>
          <table:table-cell office:value-type="float" office:value="73.188" calcext:value-type="float">
            <text:p>73.188</text:p>
          </table:table-cell>
          <table:table-cell office:value-type="float" office:value="4.225" calcext:value-type="float">
            <text:p>4.225</text:p>
          </table:table-cell>
          <table:table-cell table:number-columns-repeated="6"/>
        </table:table-row>
        <table:table-row table:style-name="ro1">
          <table:table-cell office:value-type="date" office:date-value="2011-06-15" calcext:value-type="date">
            <text:p>2011-06-15</text:p>
          </table:table-cell>
          <table:table-cell office:value-type="float" office:value="1.016" calcext:value-type="float">
            <text:p>1.016</text:p>
          </table:table-cell>
          <table:table-cell office:value-type="float" office:value="18.377" calcext:value-type="float">
            <text:p>18.377</text:p>
          </table:table-cell>
          <table:table-cell office:value-type="float" office:value="69.834" calcext:value-type="float">
            <text:p>69.834</text:p>
          </table:table-cell>
          <table:table-cell office:value-type="float" office:value="5.178" calcext:value-type="float">
            <text:p>5.178</text:p>
          </table:table-cell>
          <table:table-cell table:number-columns-repeated="6"/>
        </table:table-row>
        <table:table-row table:style-name="ro1">
          <table:table-cell office:value-type="date" office:date-value="2011-06-16" calcext:value-type="date">
            <text:p>2011-06-16</text:p>
          </table:table-cell>
          <table:table-cell office:value-type="float" office:value="0" calcext:value-type="float">
            <text:p>0</text:p>
          </table:table-cell>
          <table:table-cell office:value-type="float" office:value="18.055" calcext:value-type="float">
            <text:p>18.055</text:p>
          </table:table-cell>
          <table:table-cell office:value-type="float" office:value="66.477" calcext:value-type="float">
            <text:p>66.477</text:p>
          </table:table-cell>
          <table:table-cell office:value-type="float" office:value="6.044" calcext:value-type="float">
            <text:p>6.044</text:p>
          </table:table-cell>
          <table:table-cell table:number-columns-repeated="6"/>
        </table:table-row>
        <table:table-row table:style-name="ro1">
          <table:table-cell office:value-type="date" office:date-value="2011-06-17" calcext:value-type="date">
            <text:p>2011-06-17</text:p>
          </table:table-cell>
          <table:table-cell office:value-type="float" office:value="0" calcext:value-type="float">
            <text:p>0</text:p>
          </table:table-cell>
          <table:table-cell office:value-type="float" office:value="15.638" calcext:value-type="float">
            <text:p>15.638</text:p>
          </table:table-cell>
          <table:table-cell office:value-type="float" office:value="83.085" calcext:value-type="float">
            <text:p>83.085</text:p>
          </table:table-cell>
          <table:table-cell office:value-type="float" office:value="6.914" calcext:value-type="float">
            <text:p>6.914</text:p>
          </table:table-cell>
          <table:table-cell table:number-columns-repeated="6"/>
        </table:table-row>
        <table:table-row table:style-name="ro1">
          <table:table-cell office:value-type="date" office:date-value="2011-06-18" calcext:value-type="date">
            <text:p>2011-06-18</text:p>
          </table:table-cell>
          <table:table-cell office:value-type="float" office:value="0.254" calcext:value-type="float">
            <text:p>0.254</text:p>
          </table:table-cell>
          <table:table-cell office:value-type="float" office:value="16.93" calcext:value-type="float">
            <text:p>16.93</text:p>
          </table:table-cell>
          <table:table-cell office:value-type="float" office:value="82.148" calcext:value-type="float">
            <text:p>82.148</text:p>
          </table:table-cell>
          <table:table-cell office:value-type="float" office:value="4.198" calcext:value-type="float">
            <text:p>4.198</text:p>
          </table:table-cell>
          <table:table-cell table:number-columns-repeated="6"/>
        </table:table-row>
        <table:table-row table:style-name="ro1">
          <table:table-cell office:value-type="date" office:date-value="2011-06-19" calcext:value-type="date">
            <text:p>2011-06-19</text:p>
          </table:table-cell>
          <table:table-cell office:value-type="float" office:value="0.048" calcext:value-type="float">
            <text:p>0.048</text:p>
          </table:table-cell>
          <table:table-cell office:value-type="float" office:value="20.252" calcext:value-type="float">
            <text:p>20.252</text:p>
          </table:table-cell>
          <table:table-cell office:value-type="float" office:value="65.624" calcext:value-type="float">
            <text:p>65.624</text:p>
          </table:table-cell>
          <table:table-cell office:value-type="float" office:value="6.417" calcext:value-type="float">
            <text:p>6.417</text:p>
          </table:table-cell>
          <table:table-cell table:number-columns-repeated="6"/>
        </table:table-row>
        <table:table-row table:style-name="ro1">
          <table:table-cell office:value-type="date" office:date-value="2011-06-20" calcext:value-type="date">
            <text:p>2011-06-20</text:p>
          </table:table-cell>
          <table:table-cell office:value-type="float" office:value="0.254" calcext:value-type="float">
            <text:p>0.254</text:p>
          </table:table-cell>
          <table:table-cell office:value-type="float" office:value="18.218" calcext:value-type="float">
            <text:p>18.218</text:p>
          </table:table-cell>
          <table:table-cell office:value-type="float" office:value="83.11" calcext:value-type="float">
            <text:p>83.11</text:p>
          </table:table-cell>
          <table:table-cell office:value-type="float" office:value="5.813" calcext:value-type="float">
            <text:p>5.813</text:p>
          </table:table-cell>
          <table:table-cell table:number-columns-repeated="6"/>
        </table:table-row>
        <table:table-row table:style-name="ro1">
          <table:table-cell office:value-type="date" office:date-value="2011-06-21" calcext:value-type="date">
            <text:p>2011-06-21</text:p>
          </table:table-cell>
          <table:table-cell office:value-type="float" office:value="4.572" calcext:value-type="float">
            <text:p>4.572</text:p>
          </table:table-cell>
          <table:table-cell office:value-type="float" office:value="17.324" calcext:value-type="float">
            <text:p>17.324</text:p>
          </table:table-cell>
          <table:table-cell office:value-type="float" office:value="90.29" calcext:value-type="float">
            <text:p>90.29</text:p>
          </table:table-cell>
          <table:table-cell office:value-type="float" office:value="6.139" calcext:value-type="float">
            <text:p>6.139</text:p>
          </table:table-cell>
          <table:table-cell table:number-columns-repeated="6"/>
        </table:table-row>
        <table:table-row table:style-name="ro1">
          <table:table-cell office:value-type="date" office:date-value="2011-06-22" calcext:value-type="date">
            <text:p>2011-06-22</text:p>
          </table:table-cell>
          <table:table-cell office:value-type="float" office:value="0.254" calcext:value-type="float">
            <text:p>0.254</text:p>
          </table:table-cell>
          <table:table-cell office:value-type="float" office:value="18.871" calcext:value-type="float">
            <text:p>18.871</text:p>
          </table:table-cell>
          <table:table-cell office:value-type="float" office:value="73.933" calcext:value-type="float">
            <text:p>73.933</text:p>
          </table:table-cell>
          <table:table-cell office:value-type="float" office:value="3.639" calcext:value-type="float">
            <text:p>3.639</text:p>
          </table:table-cell>
          <table:table-cell table:number-columns-repeated="6"/>
        </table:table-row>
        <table:table-row table:style-name="ro1">
          <table:table-cell office:value-type="date" office:date-value="2011-06-23" calcext:value-type="date">
            <text:p>2011-06-23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87" calcext:value-type="float">
            <text:p>21.087</text:p>
          </table:table-cell>
          <table:table-cell office:value-type="float" office:value="59.91" calcext:value-type="float">
            <text:p>59.91</text:p>
          </table:table-cell>
          <table:table-cell office:value-type="float" office:value="5.646" calcext:value-type="float">
            <text:p>5.646</text:p>
          </table:table-cell>
          <table:table-cell table:number-columns-repeated="6"/>
        </table:table-row>
        <table:table-row table:style-name="ro1">
          <table:table-cell office:value-type="date" office:date-value="2011-06-24" calcext:value-type="date">
            <text:p>2011-06-24</text:p>
          </table:table-cell>
          <table:table-cell office:value-type="float" office:value="0" calcext:value-type="float">
            <text:p>0</text:p>
          </table:table-cell>
          <table:table-cell office:value-type="float" office:value="20.606" calcext:value-type="float">
            <text:p>20.606</text:p>
          </table:table-cell>
          <table:table-cell office:value-type="float" office:value="60.534" calcext:value-type="float">
            <text:p>60.534</text:p>
          </table:table-cell>
          <table:table-cell office:value-type="float" office:value="10.006" calcext:value-type="float">
            <text:p>10.006</text:p>
          </table:table-cell>
          <table:table-cell table:number-columns-repeated="6"/>
        </table:table-row>
        <table:table-row table:style-name="ro1">
          <table:table-cell office:value-type="date" office:date-value="2011-06-25" calcext:value-type="date">
            <text:p>2011-06-25</text:p>
          </table:table-cell>
          <table:table-cell office:value-type="float" office:value="0.048" calcext:value-type="float">
            <text:p>0.048</text:p>
          </table:table-cell>
          <table:table-cell office:value-type="float" office:value="20.265" calcext:value-type="float">
            <text:p>20.265</text:p>
          </table:table-cell>
          <table:table-cell office:value-type="float" office:value="62.815" calcext:value-type="float">
            <text:p>62.815</text:p>
          </table:table-cell>
          <table:table-cell office:value-type="float" office:value="6.409" calcext:value-type="float">
            <text:p>6.409</text:p>
          </table:table-cell>
          <table:table-cell table:number-columns-repeated="6"/>
        </table:table-row>
        <table:table-row table:style-name="ro1">
          <table:table-cell office:value-type="date" office:date-value="2011-06-26" calcext:value-type="date">
            <text:p>2011-06-26</text:p>
          </table:table-cell>
          <table:table-cell office:value-type="float" office:value="0" calcext:value-type="float">
            <text:p>0</text:p>
          </table:table-cell>
          <table:table-cell office:value-type="float" office:value="15.328" calcext:value-type="float">
            <text:p>15.328</text:p>
          </table:table-cell>
          <table:table-cell office:value-type="float" office:value="44.526" calcext:value-type="float">
            <text:p>44.526</text:p>
          </table:table-cell>
          <table:table-cell office:value-type="float" office:value="6.323" calcext:value-type="float">
            <text:p>6.323</text:p>
          </table:table-cell>
          <table:table-cell table:number-columns-repeated="6"/>
        </table:table-row>
        <table:table-row table:style-name="ro1">
          <table:table-cell office:value-type="date" office:date-value="2011-06-27" calcext:value-type="date">
            <text:p>2011-06-27</text:p>
          </table:table-cell>
          <table:table-cell office:value-type="float" office:value="0" calcext:value-type="float">
            <text:p>0</text:p>
          </table:table-cell>
          <table:table-cell office:value-type="float" office:value="14.466" calcext:value-type="float">
            <text:p>14.466</text:p>
          </table:table-cell>
          <table:table-cell office:value-type="float" office:value="50" calcext:value-type="float">
            <text:p>50</text:p>
          </table:table-cell>
          <table:table-cell office:value-type="float" office:value="4.731" calcext:value-type="float">
            <text:p>4.731</text:p>
          </table:table-cell>
          <table:table-cell table:number-columns-repeated="6"/>
        </table:table-row>
        <table:table-row table:style-name="ro1">
          <table:table-cell office:value-type="date" office:date-value="2011-06-28" calcext:value-type="date">
            <text:p>2011-06-28</text:p>
          </table:table-cell>
          <table:table-cell office:value-type="float" office:value="0.048" calcext:value-type="float">
            <text:p>0.048</text:p>
          </table:table-cell>
          <table:table-cell office:value-type="float" office:value="18.024" calcext:value-type="float">
            <text:p>18.024</text:p>
          </table:table-cell>
          <table:table-cell office:value-type="float" office:value="67.897" calcext:value-type="float">
            <text:p>67.897</text:p>
          </table:table-cell>
          <table:table-cell office:value-type="float" office:value="6.703" calcext:value-type="float">
            <text:p>6.703</text:p>
          </table:table-cell>
          <table:table-cell table:number-columns-repeated="6"/>
        </table:table-row>
        <table:table-row table:style-name="ro1">
          <table:table-cell office:value-type="date" office:date-value="2011-06-29" calcext:value-type="date">
            <text:p>2011-06-29</text:p>
          </table:table-cell>
          <table:table-cell office:value-type="float" office:value="2.794" calcext:value-type="float">
            <text:p>2.794</text:p>
          </table:table-cell>
          <table:table-cell office:value-type="float" office:value="18.17" calcext:value-type="float">
            <text:p>18.17</text:p>
          </table:table-cell>
          <table:table-cell office:value-type="float" office:value="76.12" calcext:value-type="float">
            <text:p>76.12</text:p>
          </table:table-cell>
          <table:table-cell office:value-type="float" office:value="6.113" calcext:value-type="float">
            <text:p>6.113</text:p>
          </table:table-cell>
          <table:table-cell table:number-columns-repeated="6"/>
        </table:table-row>
        <table:table-row table:style-name="ro1">
          <table:table-cell office:value-type="date" office:date-value="2011-06-30" calcext:value-type="date">
            <text:p>2011-06-30</text:p>
          </table:table-cell>
          <table:table-cell office:value-type="float" office:value="0.558" calcext:value-type="float">
            <text:p>0.558</text:p>
          </table:table-cell>
          <table:table-cell office:value-type="float" office:value="15.192" calcext:value-type="float">
            <text:p>15.192</text:p>
          </table:table-cell>
          <table:table-cell office:value-type="float" office:value="78.13" calcext:value-type="float">
            <text:p>78.13</text:p>
          </table:table-cell>
          <table:table-cell office:value-type="float" office:value="5.966" calcext:value-type="float">
            <text:p>5.966</text:p>
          </table:table-cell>
          <table:table-cell table:number-columns-repeated="6"/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.744" calcext:value-type="float">
            <text:p>2.744</text:p>
          </table:table-cell>
          <table:table-cell office:value-type="float" office:value="16.028" calcext:value-type="float">
            <text:p>16.028</text:p>
          </table:table-cell>
          <table:table-cell office:value-type="float" office:value="66.943" calcext:value-type="float">
            <text:p>66.943</text:p>
          </table:table-cell>
          <table:table-cell office:value-type="float" office:value="6.576" calcext:value-type="float">
            <text:p>6.576</text:p>
          </table:table-cell>
          <table:table-cell table:number-columns-repeated="6"/>
        </table:table-row>
        <table:table-row table:style-name="ro1">
          <table:table-cell office:value-type="date" office:date-value="2011-07-02" calcext:value-type="date">
            <text:p>2011-07-02</text:p>
          </table:table-cell>
          <table:table-cell office:value-type="float" office:value="0" calcext:value-type="float">
            <text:p>0</text:p>
          </table:table-cell>
          <table:table-cell office:value-type="float" office:value="16.812" calcext:value-type="float">
            <text:p>16.812</text:p>
          </table:table-cell>
          <table:table-cell office:value-type="float" office:value="57.262" calcext:value-type="float">
            <text:p>57.262</text:p>
          </table:table-cell>
          <table:table-cell office:value-type="float" office:value="7.168" calcext:value-type="float">
            <text:p>7.168</text:p>
          </table:table-cell>
          <table:table-cell table:number-columns-repeated="6"/>
        </table:table-row>
        <table:table-row table:style-name="ro1">
          <table:table-cell office:value-type="date" office:date-value="2011-07-03" calcext:value-type="date">
            <text:p>2011-07-03</text:p>
          </table:table-cell>
          <table:table-cell office:value-type="float" office:value="0" calcext:value-type="float">
            <text:p>0</text:p>
          </table:table-cell>
          <table:table-cell office:value-type="float" office:value="17.63" calcext:value-type="float">
            <text:p>17.63</text:p>
          </table:table-cell>
          <table:table-cell office:value-type="float" office:value="61.691" calcext:value-type="float">
            <text:p>61.691</text:p>
          </table:table-cell>
          <table:table-cell office:value-type="float" office:value="6.339" calcext:value-type="float">
            <text:p>6.339</text:p>
          </table:table-cell>
          <table:table-cell table:number-columns-repeated="6"/>
        </table:table-row>
        <table:table-row table:style-name="ro1">
          <table:table-cell office:value-type="date" office:date-value="2011-07-04" calcext:value-type="date">
            <text:p>2011-07-04</text:p>
          </table:table-cell>
          <table:table-cell office:value-type="float" office:value="0" calcext:value-type="float">
            <text:p>0</text:p>
          </table:table-cell>
          <table:table-cell office:value-type="float" office:value="17.524" calcext:value-type="float">
            <text:p>17.524</text:p>
          </table:table-cell>
          <table:table-cell office:value-type="float" office:value="48.393" calcext:value-type="float">
            <text:p>48.393</text:p>
          </table:table-cell>
          <table:table-cell office:value-type="float" office:value="7.571" calcext:value-type="float">
            <text:p>7.571</text:p>
          </table:table-cell>
          <table:table-cell table:number-columns-repeated="6"/>
        </table:table-row>
        <table:table-row table:style-name="ro1">
          <table:table-cell office:value-type="date" office:date-value="2011-07-05" calcext:value-type="date">
            <text:p>2011-07-05</text:p>
          </table:table-cell>
          <table:table-cell office:value-type="float" office:value="0" calcext:value-type="float">
            <text:p>0</text:p>
          </table:table-cell>
          <table:table-cell office:value-type="float" office:value="17.727" calcext:value-type="float">
            <text:p>17.727</text:p>
          </table:table-cell>
          <table:table-cell office:value-type="float" office:value="49.104" calcext:value-type="float">
            <text:p>49.104</text:p>
          </table:table-cell>
          <table:table-cell office:value-type="float" office:value="6.161" calcext:value-type="float">
            <text:p>6.161</text:p>
          </table:table-cell>
          <table:table-cell table:number-columns-repeated="6"/>
        </table:table-row>
        <table:table-row table:style-name="ro1">
          <table:table-cell office:value-type="date" office:date-value="2011-07-06" calcext:value-type="date">
            <text:p>2011-07-06</text:p>
          </table:table-cell>
          <table:table-cell office:value-type="float" office:value="0" calcext:value-type="float">
            <text:p>0</text:p>
          </table:table-cell>
          <table:table-cell office:value-type="float" office:value="18.965" calcext:value-type="float">
            <text:p>18.965</text:p>
          </table:table-cell>
          <table:table-cell office:value-type="float" office:value="55.114" calcext:value-type="float">
            <text:p>55.114</text:p>
          </table:table-cell>
          <table:table-cell office:value-type="float" office:value="4.056" calcext:value-type="float">
            <text:p>4.056</text:p>
          </table:table-cell>
          <table:table-cell table:number-columns-repeated="6"/>
        </table:table-row>
        <table:table-row table:style-name="ro1">
          <table:table-cell office:value-type="date" office:date-value="2011-07-07" calcext:value-type="date">
            <text:p>2011-07-07</text:p>
          </table:table-cell>
          <table:table-cell office:value-type="float" office:value="0" calcext:value-type="float">
            <text:p>0</text:p>
          </table:table-cell>
          <table:table-cell office:value-type="float" office:value="18.352" calcext:value-type="float">
            <text:p>18.352</text:p>
          </table:table-cell>
          <table:table-cell office:value-type="float" office:value="73.39" calcext:value-type="float">
            <text:p>73.39</text:p>
          </table:table-cell>
          <table:table-cell office:value-type="float" office:value="5.417" calcext:value-type="float">
            <text:p>5.417</text:p>
          </table:table-cell>
          <table:table-cell table:number-columns-repeated="6"/>
        </table:table-row>
        <table:table-row table:style-name="ro1">
          <table:table-cell office:value-type="date" office:date-value="2011-07-08" calcext:value-type="date">
            <text:p>2011-07-08</text:p>
          </table:table-cell>
          <table:table-cell office:value-type="float" office:value="29.194" calcext:value-type="float">
            <text:p>29.194</text:p>
          </table:table-cell>
          <table:table-cell office:value-type="float" office:value="15.343" calcext:value-type="float">
            <text:p>15.343</text:p>
          </table:table-cell>
          <table:table-cell office:value-type="float" office:value="88.234" calcext:value-type="float">
            <text:p>88.234</text:p>
          </table:table-cell>
          <table:table-cell office:value-type="float" office:value="5.172" calcext:value-type="float">
            <text:p>5.172</text:p>
          </table:table-cell>
          <table:table-cell table:number-columns-repeated="6"/>
        </table:table-row>
        <table:table-row table:style-name="ro1">
          <table:table-cell office:value-type="date" office:date-value="2011-07-09" calcext:value-type="date">
            <text:p>2011-07-09</text:p>
          </table:table-cell>
          <table:table-cell office:value-type="float" office:value="10.414" calcext:value-type="float">
            <text:p>10.414</text:p>
          </table:table-cell>
          <table:table-cell office:value-type="float" office:value="17.837" calcext:value-type="float">
            <text:p>17.837</text:p>
          </table:table-cell>
          <table:table-cell office:value-type="float" office:value="83.879" calcext:value-type="float">
            <text:p>83.879</text:p>
          </table:table-cell>
          <table:table-cell office:value-type="float" office:value="5.398" calcext:value-type="float">
            <text:p>5.398</text:p>
          </table:table-cell>
          <table:table-cell table:number-columns-repeated="6"/>
        </table:table-row>
        <table:table-row table:style-name="ro1">
          <table:table-cell office:value-type="date" office:date-value="2011-07-10" calcext:value-type="date">
            <text:p>2011-07-10</text:p>
          </table:table-cell>
          <table:table-cell office:value-type="float" office:value="0" calcext:value-type="float">
            <text:p>0</text:p>
          </table:table-cell>
          <table:table-cell office:value-type="float" office:value="19.983" calcext:value-type="float">
            <text:p>19.983</text:p>
          </table:table-cell>
          <table:table-cell office:value-type="float" office:value="68.713" calcext:value-type="float">
            <text:p>68.713</text:p>
          </table:table-cell>
          <table:table-cell office:value-type="float" office:value="4.28" calcext:value-type="float">
            <text:p>4.28</text:p>
          </table:table-cell>
          <table:table-cell table:number-columns-repeated="6"/>
        </table:table-row>
        <table:table-row table:style-name="ro1">
          <table:table-cell office:value-type="date" office:date-value="2011-07-11" calcext:value-type="date">
            <text:p>2011-07-11</text:p>
          </table:table-cell>
          <table:table-cell office:value-type="float" office:value="0" calcext:value-type="float">
            <text:p>0</text:p>
          </table:table-cell>
          <table:table-cell office:value-type="float" office:value="20.01" calcext:value-type="float">
            <text:p>20.01</text:p>
          </table:table-cell>
          <table:table-cell office:value-type="float" office:value="62.953" calcext:value-type="float">
            <text:p>62.953</text:p>
          </table:table-cell>
          <table:table-cell office:value-type="float" office:value="4.878" calcext:value-type="float">
            <text:p>4.878</text:p>
          </table:table-cell>
          <table:table-cell table:number-columns-repeated="6"/>
        </table:table-row>
        <table:table-row table:style-name="ro1">
          <table:table-cell office:value-type="date" office:date-value="2011-07-12" calcext:value-type="date">
            <text:p>2011-07-12</text:p>
          </table:table-cell>
          <table:table-cell office:value-type="float" office:value="0" calcext:value-type="float">
            <text:p>0</text:p>
          </table:table-cell>
          <table:table-cell office:value-type="float" office:value="20.06" calcext:value-type="float">
            <text:p>20.06</text:p>
          </table:table-cell>
          <table:table-cell office:value-type="float" office:value="66.408" calcext:value-type="float">
            <text:p>66.408</text:p>
          </table:table-cell>
          <table:table-cell office:value-type="float" office:value="4.293" calcext:value-type="float">
            <text:p>4.293</text:p>
          </table:table-cell>
          <table:table-cell table:number-columns-repeated="6"/>
        </table:table-row>
        <table:table-row table:style-name="ro1">
          <table:table-cell office:value-type="date" office:date-value="2011-07-13" calcext:value-type="date">
            <text:p>2011-07-13</text:p>
          </table:table-cell>
          <table:table-cell office:value-type="float" office:value="0" calcext:value-type="float">
            <text:p>0</text:p>
          </table:table-cell>
          <table:table-cell office:value-type="float" office:value="19.712" calcext:value-type="float">
            <text:p>19.712</text:p>
          </table:table-cell>
          <table:table-cell office:value-type="float" office:value="73.662" calcext:value-type="float">
            <text:p>73.662</text:p>
          </table:table-cell>
          <table:table-cell office:value-type="float" office:value="2.718" calcext:value-type="float">
            <text:p>2.718</text:p>
          </table:table-cell>
          <table:table-cell table:number-columns-repeated="6"/>
        </table:table-row>
        <table:table-row table:style-name="ro1">
          <table:table-cell office:value-type="date" office:date-value="2011-07-14" calcext:value-type="date">
            <text:p>2011-07-14</text:p>
          </table:table-cell>
          <table:table-cell office:value-type="float" office:value="0" calcext:value-type="float">
            <text:p>0</text:p>
          </table:table-cell>
          <table:table-cell office:value-type="float" office:value="18.754" calcext:value-type="float">
            <text:p>18.754</text:p>
          </table:table-cell>
          <table:table-cell office:value-type="float" office:value="81.878" calcext:value-type="float">
            <text:p>81.878</text:p>
          </table:table-cell>
          <table:table-cell table:number-columns-repeated="7"/>
        </table:table-row>
        <table:table-row table:style-name="ro1">
          <table:table-cell office:value-type="date" office:date-value="2011-07-15" calcext:value-type="date">
            <text:p>2011-07-15</text:p>
          </table:table-cell>
          <table:table-cell office:value-type="float" office:value="12.8" calcext:value-type="float">
            <text:p>12.8</text:p>
          </table:table-cell>
          <table:table-cell office:value-type="float" office:value="16.685" calcext:value-type="float">
            <text:p>16.685</text:p>
          </table:table-cell>
          <table:table-cell office:value-type="float" office:value="81.595" calcext:value-type="float">
            <text:p>81.595</text:p>
          </table:table-cell>
          <table:table-cell table:number-columns-repeated="7"/>
        </table:table-row>
        <table:table-row table:style-name="ro1">
          <table:table-cell office:value-type="date" office:date-value="2011-07-16" calcext:value-type="date">
            <text:p>2011-07-16</text:p>
          </table:table-cell>
          <table:table-cell office:value-type="float" office:value="0" calcext:value-type="float">
            <text:p>0</text:p>
          </table:table-cell>
          <table:table-cell office:value-type="float" office:value="16.83" calcext:value-type="float">
            <text:p>16.83</text:p>
          </table:table-cell>
          <table:table-cell office:value-type="float" office:value="85.185" calcext:value-type="float">
            <text:p>85.185</text:p>
          </table:table-cell>
          <table:table-cell table:number-columns-repeated="7"/>
        </table:table-row>
        <table:table-row table:style-name="ro1">
          <table:table-cell office:value-type="date" office:date-value="2011-07-17" calcext:value-type="date">
            <text:p>2011-07-17</text:p>
          </table:table-cell>
          <table:table-cell office:value-type="float" office:value="0.4" calcext:value-type="float">
            <text:p>0.4</text:p>
          </table:table-cell>
          <table:table-cell office:value-type="float" office:value="18.185" calcext:value-type="float">
            <text:p>18.185</text:p>
          </table:table-cell>
          <table:table-cell office:value-type="float" office:value="84.993" calcext:value-type="float">
            <text:p>84.993</text:p>
          </table:table-cell>
          <table:table-cell table:number-columns-repeated="7"/>
        </table:table-row>
        <table:table-row table:style-name="ro1">
          <table:table-cell office:value-type="date" office:date-value="2011-07-18" calcext:value-type="date">
            <text:p>2011-07-18</text:p>
          </table:table-cell>
          <table:table-cell office:value-type="float" office:value="0.9" calcext:value-type="float">
            <text:p>0.9</text:p>
          </table:table-cell>
          <table:table-cell office:value-type="float" office:value="19.723" calcext:value-type="float">
            <text:p>19.723</text:p>
          </table:table-cell>
          <table:table-cell office:value-type="float" office:value="67.045" calcext:value-type="float">
            <text:p>67.045</text:p>
          </table:table-cell>
          <table:table-cell table:number-columns-repeated="7"/>
        </table:table-row>
        <table:table-row table:style-name="ro1">
          <table:table-cell office:value-type="date" office:date-value="2011-07-19" calcext:value-type="date">
            <text:p>2011-07-19</text:p>
          </table:table-cell>
          <table:table-cell office:value-type="float" office:value="0.1" calcext:value-type="float">
            <text:p>0.1</text:p>
          </table:table-cell>
          <table:table-cell office:value-type="float" office:value="18.552" calcext:value-type="float">
            <text:p>18.552</text:p>
          </table:table-cell>
          <table:table-cell office:value-type="float" office:value="71.738" calcext:value-type="float">
            <text:p>71.738</text:p>
          </table:table-cell>
          <table:table-cell table:number-columns-repeated="7"/>
        </table:table-row>
        <table:table-row table:style-name="ro1">
          <table:table-cell office:value-type="date" office:date-value="2011-07-20" calcext:value-type="date">
            <text:p>2011-07-20</text:p>
          </table:table-cell>
          <table:table-cell office:value-type="float" office:value="0.1" calcext:value-type="float">
            <text:p>0.1</text:p>
          </table:table-cell>
          <table:table-cell office:value-type="float" office:value="16.553" calcext:value-type="float">
            <text:p>16.553</text:p>
          </table:table-cell>
          <table:table-cell office:value-type="float" office:value="72.525" calcext:value-type="float">
            <text:p>72.525</text:p>
          </table:table-cell>
          <table:table-cell table:number-columns-repeated="7"/>
        </table:table-row>
        <table:table-row table:style-name="ro1">
          <table:table-cell office:value-type="date" office:date-value="2011-07-21" calcext:value-type="date">
            <text:p>2011-07-21</text:p>
          </table:table-cell>
          <table:table-cell office:value-type="float" office:value="0" calcext:value-type="float">
            <text:p>0</text:p>
          </table:table-cell>
          <table:table-cell office:value-type="float" office:value="16.717" calcext:value-type="float">
            <text:p>16.717</text:p>
          </table:table-cell>
          <table:table-cell office:value-type="float" office:value="84.908" calcext:value-type="float">
            <text:p>84.908</text:p>
          </table:table-cell>
          <table:table-cell office:value-type="float" office:value="3.889" calcext:value-type="float">
            <text:p>3.889</text:p>
          </table:table-cell>
          <table:table-cell table:number-columns-repeated="6"/>
        </table:table-row>
        <table:table-row table:style-name="ro1">
          <table:table-cell office:value-type="date" office:date-value="2011-07-22" calcext:value-type="date">
            <text:p>2011-07-22</text:p>
          </table:table-cell>
          <table:table-cell office:value-type="float" office:value="0.5" calcext:value-type="float">
            <text:p>0.5</text:p>
          </table:table-cell>
          <table:table-cell office:value-type="float" office:value="17.187" calcext:value-type="float">
            <text:p>17.187</text:p>
          </table:table-cell>
          <table:table-cell office:value-type="float" office:value="83.243" calcext:value-type="float">
            <text:p>83.243</text:p>
          </table:table-cell>
          <table:table-cell office:value-type="float" office:value="1.23" calcext:value-type="float">
            <text:p>1.23</text:p>
          </table:table-cell>
          <table:table-cell table:number-columns-repeated="6"/>
        </table:table-row>
        <table:table-row table:style-name="ro1">
          <table:table-cell office:value-type="date" office:date-value="2011-07-23" calcext:value-type="date">
            <text:p>2011-07-23</text:p>
          </table:table-cell>
          <table:table-cell office:value-type="float" office:value="0.2" calcext:value-type="float">
            <text:p>0.2</text:p>
          </table:table-cell>
          <table:table-cell office:value-type="float" office:value="16.206" calcext:value-type="float">
            <text:p>16.206</text:p>
          </table:table-cell>
          <table:table-cell office:value-type="float" office:value="83.144" calcext:value-type="float">
            <text:p>83.144</text:p>
          </table:table-cell>
          <table:table-cell table:number-columns-repeated="7"/>
        </table:table-row>
        <table:table-row table:style-name="ro1">
          <table:table-cell office:value-type="date" office:date-value="2011-07-24" calcext:value-type="date">
            <text:p>2011-07-24</text:p>
          </table:table-cell>
          <table:table-cell office:value-type="float" office:value="0" calcext:value-type="float">
            <text:p>0</text:p>
          </table:table-cell>
          <table:table-cell office:value-type="float" office:value="17.56" calcext:value-type="float">
            <text:p>17.56</text:p>
          </table:table-cell>
          <table:table-cell office:value-type="float" office:value="80.198" calcext:value-type="float">
            <text:p>80.198</text:p>
          </table:table-cell>
          <table:table-cell table:number-columns-repeated="7"/>
        </table:table-row>
        <table:table-row table:style-name="ro1">
          <table:table-cell office:value-type="date" office:date-value="2011-07-25" calcext:value-type="date">
            <text:p>2011-07-25</text:p>
          </table:table-cell>
          <table:table-cell office:value-type="float" office:value="0" calcext:value-type="float">
            <text:p>0</text:p>
          </table:table-cell>
          <table:table-cell office:value-type="float" office:value="18.223" calcext:value-type="float">
            <text:p>18.223</text:p>
          </table:table-cell>
          <table:table-cell office:value-type="float" office:value="74.874" calcext:value-type="float">
            <text:p>74.874</text:p>
          </table:table-cell>
          <table:table-cell table:number-columns-repeated="7"/>
        </table:table-row>
        <table:table-row table:style-name="ro1">
          <table:table-cell office:value-type="date" office:date-value="2011-07-26" calcext:value-type="date">
            <text:p>2011-07-26</text:p>
          </table:table-cell>
          <table:table-cell office:value-type="float" office:value="0" calcext:value-type="float">
            <text:p>0</text:p>
          </table:table-cell>
          <table:table-cell office:value-type="float" office:value="19.957" calcext:value-type="float">
            <text:p>19.957</text:p>
          </table:table-cell>
          <table:table-cell office:value-type="float" office:value="64.361" calcext:value-type="float">
            <text:p>64.361</text:p>
          </table:table-cell>
          <table:table-cell table:number-columns-repeated="7"/>
        </table:table-row>
        <table:table-row table:style-name="ro1">
          <table:table-cell office:value-type="date" office:date-value="2011-07-27" calcext:value-type="date">
            <text:p>2011-07-27</text:p>
          </table:table-cell>
          <table:table-cell office:value-type="float" office:value="0" calcext:value-type="float">
            <text:p>0</text:p>
          </table:table-cell>
          <table:table-cell office:value-type="float" office:value="18.204" calcext:value-type="float">
            <text:p>18.204</text:p>
          </table:table-cell>
          <table:table-cell office:value-type="float" office:value="69.094" calcext:value-type="float">
            <text:p>69.094</text:p>
          </table:table-cell>
          <table:table-cell table:number-columns-repeated="7"/>
        </table:table-row>
        <table:table-row table:style-name="ro1">
          <table:table-cell office:value-type="date" office:date-value="2011-07-28" calcext:value-type="date">
            <text:p>2011-07-28</text:p>
          </table:table-cell>
          <table:table-cell office:value-type="float" office:value="3.2" calcext:value-type="float">
            <text:p>3.2</text:p>
          </table:table-cell>
          <table:table-cell office:value-type="float" office:value="16.836" calcext:value-type="float">
            <text:p>16.836</text:p>
          </table:table-cell>
          <table:table-cell office:value-type="float" office:value="72.685" calcext:value-type="float">
            <text:p>72.685</text:p>
          </table:table-cell>
          <table:table-cell table:number-columns-repeated="7"/>
        </table:table-row>
        <table:table-row table:style-name="ro1">
          <table:table-cell office:value-type="date" office:date-value="2011-07-29" calcext:value-type="date">
            <text:p>2011-07-29</text:p>
          </table:table-cell>
          <table:table-cell office:value-type="float" office:value="0.1" calcext:value-type="float">
            <text:p>0.1</text:p>
          </table:table-cell>
          <table:table-cell office:value-type="float" office:value="13.976" calcext:value-type="float">
            <text:p>13.976</text:p>
          </table:table-cell>
          <table:table-cell office:value-type="float" office:value="80.558" calcext:value-type="float">
            <text:p>80.558</text:p>
          </table:table-cell>
          <table:table-cell table:number-columns-repeated="7"/>
        </table:table-row>
        <table:table-row table:style-name="ro1">
          <table:table-cell office:value-type="date" office:date-value="2011-07-30" calcext:value-type="date">
            <text:p>2011-07-30</text:p>
          </table:table-cell>
          <table:table-cell office:value-type="float" office:value="0.2" calcext:value-type="float">
            <text:p>0.2</text:p>
          </table:table-cell>
          <table:table-cell office:value-type="float" office:value="16.014" calcext:value-type="float">
            <text:p>16.014</text:p>
          </table:table-cell>
          <table:table-cell office:value-type="float" office:value="72.716" calcext:value-type="float">
            <text:p>72.716</text:p>
          </table:table-cell>
          <table:table-cell table:number-columns-repeated="7"/>
        </table:table-row>
        <table:table-row table:style-name="ro1">
          <table:table-cell office:value-type="date" office:date-value="2011-07-31" calcext:value-type="date">
            <text:p>2011-07-31</text:p>
          </table:table-cell>
          <table:table-cell office:value-type="float" office:value="2.5" calcext:value-type="float">
            <text:p>2.5</text:p>
          </table:table-cell>
          <table:table-cell office:value-type="float" office:value="16.782" calcext:value-type="float">
            <text:p>16.782</text:p>
          </table:table-cell>
          <table:table-cell office:value-type="float" office:value="71.385" calcext:value-type="float">
            <text:p>71.385</text:p>
          </table:table-cell>
          <table:table-cell table:number-columns-repeated="7"/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" calcext:value-type="float">
            <text:p>3</text:p>
          </table:table-cell>
          <table:table-cell office:value-type="float" office:value="13.336" calcext:value-type="float">
            <text:p>13.336</text:p>
          </table:table-cell>
          <table:table-cell office:value-type="float" office:value="86.917" calcext:value-type="float">
            <text:p>86.917</text:p>
          </table:table-cell>
          <table:table-cell table:number-columns-repeated="7"/>
        </table:table-row>
        <table:table-row table:style-name="ro1">
          <table:table-cell office:value-type="date" office:date-value="2011-08-02" calcext:value-type="date">
            <text:p>2011-08-02</text:p>
          </table:table-cell>
          <table:table-cell office:value-type="float" office:value="0.3" calcext:value-type="float">
            <text:p>0.3</text:p>
          </table:table-cell>
          <table:table-cell office:value-type="float" office:value="16.995" calcext:value-type="float">
            <text:p>16.995</text:p>
          </table:table-cell>
          <table:table-cell office:value-type="float" office:value="61.915" calcext:value-type="float">
            <text:p>61.915</text:p>
          </table:table-cell>
          <table:table-cell table:number-columns-repeated="7"/>
        </table:table-row>
        <table:table-row table:style-name="ro1">
          <table:table-cell office:value-type="date" office:date-value="2011-08-03" calcext:value-type="date">
            <text:p>2011-08-03</text:p>
          </table:table-cell>
          <table:table-cell office:value-type="float" office:value="0" calcext:value-type="float">
            <text:p>0</text:p>
          </table:table-cell>
          <table:table-cell office:value-type="float" office:value="16.32" calcext:value-type="float">
            <text:p>16.32</text:p>
          </table:table-cell>
          <table:table-cell office:value-type="float" office:value="68.583" calcext:value-type="float">
            <text:p>68.583</text:p>
          </table:table-cell>
          <table:table-cell table:number-columns-repeated="7"/>
        </table:table-row>
        <table:table-row table:style-name="ro1">
          <table:table-cell office:value-type="date" office:date-value="2011-08-04" calcext:value-type="date">
            <text:p>2011-08-04</text:p>
          </table:table-cell>
          <table:table-cell office:value-type="float" office:value="0" calcext:value-type="float">
            <text:p>0</text:p>
          </table:table-cell>
          <table:table-cell office:value-type="float" office:value="17.766" calcext:value-type="float">
            <text:p>17.766</text:p>
          </table:table-cell>
          <table:table-cell office:value-type="float" office:value="69.104" calcext:value-type="float">
            <text:p>69.104</text:p>
          </table:table-cell>
          <table:table-cell table:number-columns-repeated="7"/>
        </table:table-row>
        <table:table-row table:style-name="ro1">
          <table:table-cell office:value-type="date" office:date-value="2011-08-05" calcext:value-type="date">
            <text:p>2011-08-05</text:p>
          </table:table-cell>
          <table:table-cell office:value-type="float" office:value="0" calcext:value-type="float">
            <text:p>0</text:p>
          </table:table-cell>
          <table:table-cell office:value-type="float" office:value="18.818" calcext:value-type="float">
            <text:p>18.818</text:p>
          </table:table-cell>
          <table:table-cell office:value-type="float" office:value="66.235" calcext:value-type="float">
            <text:p>66.235</text:p>
          </table:table-cell>
          <table:table-cell table:number-columns-repeated="7"/>
        </table:table-row>
        <table:table-row table:style-name="ro1">
          <table:table-cell office:value-type="date" office:date-value="2011-08-06" calcext:value-type="date">
            <text:p>2011-08-06</text:p>
          </table:table-cell>
          <table:table-cell office:value-type="float" office:value="2.9" calcext:value-type="float">
            <text:p>2.9</text:p>
          </table:table-cell>
          <table:table-cell office:value-type="float" office:value="16.077" calcext:value-type="float">
            <text:p>16.077</text:p>
          </table:table-cell>
          <table:table-cell office:value-type="float" office:value="82.703" calcext:value-type="float">
            <text:p>82.703</text:p>
          </table:table-cell>
          <table:table-cell table:number-columns-repeated="7"/>
        </table:table-row>
        <table:table-row table:style-name="ro1">
          <table:table-cell office:value-type="date" office:date-value="2011-08-07" calcext:value-type="date">
            <text:p>2011-08-07</text:p>
          </table:table-cell>
          <table:table-cell office:value-type="float" office:value="0.2" calcext:value-type="float">
            <text:p>0.2</text:p>
          </table:table-cell>
          <table:table-cell office:value-type="float" office:value="18.328" calcext:value-type="float">
            <text:p>18.328</text:p>
          </table:table-cell>
          <table:table-cell office:value-type="float" office:value="75.457" calcext:value-type="float">
            <text:p>75.457</text:p>
          </table:table-cell>
          <table:table-cell table:number-columns-repeated="7"/>
        </table:table-row>
        <table:table-row table:style-name="ro1">
          <table:table-cell office:value-type="date" office:date-value="2011-08-08" calcext:value-type="date">
            <text:p>2011-08-08</text:p>
          </table:table-cell>
          <table:table-cell office:value-type="float" office:value="0" calcext:value-type="float">
            <text:p>0</text:p>
          </table:table-cell>
          <table:table-cell office:value-type="float" office:value="19.206" calcext:value-type="float">
            <text:p>19.206</text:p>
          </table:table-cell>
          <table:table-cell office:value-type="float" office:value="68.935" calcext:value-type="float">
            <text:p>68.935</text:p>
          </table:table-cell>
          <table:table-cell table:number-columns-repeated="7"/>
        </table:table-row>
        <table:table-row table:style-name="ro1">
          <table:table-cell office:value-type="date" office:date-value="2011-08-09" calcext:value-type="date">
            <text:p>2011-08-09</text:p>
          </table:table-cell>
          <table:table-cell office:value-type="float" office:value="0" calcext:value-type="float">
            <text:p>0</text:p>
          </table:table-cell>
          <table:table-cell office:value-type="float" office:value="18.767" calcext:value-type="float">
            <text:p>18.767</text:p>
          </table:table-cell>
          <table:table-cell office:value-type="float" office:value="73.221" calcext:value-type="float">
            <text:p>73.221</text:p>
          </table:table-cell>
          <table:table-cell table:number-columns-repeated="7"/>
        </table:table-row>
        <table:table-row table:style-name="ro1">
          <table:table-cell office:value-type="date" office:date-value="2011-08-10" calcext:value-type="date">
            <text:p>2011-08-10</text:p>
          </table:table-cell>
          <table:table-cell office:value-type="float" office:value="0" calcext:value-type="float">
            <text:p>0</text:p>
          </table:table-cell>
          <table:table-cell office:value-type="float" office:value="15.882" calcext:value-type="float">
            <text:p>15.882</text:p>
          </table:table-cell>
          <table:table-cell office:value-type="float" office:value="69.622" calcext:value-type="float">
            <text:p>69.622</text:p>
          </table:table-cell>
          <table:table-cell table:number-columns-repeated="7"/>
        </table:table-row>
        <table:table-row table:style-name="ro1">
          <table:table-cell office:value-type="date" office:date-value="2011-08-11" calcext:value-type="date">
            <text:p>2011-08-11</text:p>
          </table:table-cell>
          <table:table-cell office:value-type="float" office:value="0.1" calcext:value-type="float">
            <text:p>0.1</text:p>
          </table:table-cell>
          <table:table-cell office:value-type="float" office:value="16.379" calcext:value-type="float">
            <text:p>16.379</text:p>
          </table:table-cell>
          <table:table-cell office:value-type="float" office:value="69.769" calcext:value-type="float">
            <text:p>69.769</text:p>
          </table:table-cell>
          <table:table-cell table:number-columns-repeated="7"/>
        </table:table-row>
        <table:table-row table:style-name="ro1">
          <table:table-cell office:value-type="date" office:date-value="2011-08-12" calcext:value-type="date">
            <text:p>2011-08-12</text:p>
          </table:table-cell>
          <table:table-cell office:value-type="float" office:value="0" calcext:value-type="float">
            <text:p>0</text:p>
          </table:table-cell>
          <table:table-cell office:value-type="float" office:value="15.382" calcext:value-type="float">
            <text:p>15.382</text:p>
          </table:table-cell>
          <table:table-cell office:value-type="float" office:value="82.668" calcext:value-type="float">
            <text:p>82.668</text:p>
          </table:table-cell>
          <table:table-cell office:value-type="float" office:value="3.455" calcext:value-type="float">
            <text:p>3.455</text:p>
          </table:table-cell>
          <table:table-cell table:number-columns-repeated="6"/>
        </table:table-row>
        <table:table-row table:style-name="ro1">
          <table:table-cell office:value-type="date" office:date-value="2011-08-13" calcext:value-type="date">
            <text:p>2011-08-13</text:p>
          </table:table-cell>
          <table:table-cell office:value-type="float" office:value="0.008" calcext:value-type="float">
            <text:p>0.008</text:p>
          </table:table-cell>
          <table:table-cell office:value-type="float" office:value="14.908" calcext:value-type="float">
            <text:p>14.908</text:p>
          </table:table-cell>
          <table:table-cell office:value-type="float" office:value="80.545" calcext:value-type="float">
            <text:p>80.545</text:p>
          </table:table-cell>
          <table:table-cell office:value-type="float" office:value="2.883" calcext:value-type="float">
            <text:p>2.883</text:p>
          </table:table-cell>
          <table:table-cell table:number-columns-repeated="6"/>
        </table:table-row>
        <table:table-row table:style-name="ro1">
          <table:table-cell office:value-type="date" office:date-value="2011-08-14" calcext:value-type="date">
            <text:p>2011-08-14</text:p>
          </table:table-cell>
          <table:table-cell office:value-type="float" office:value="6.9" calcext:value-type="float">
            <text:p>6.9</text:p>
          </table:table-cell>
          <table:table-cell office:value-type="float" office:value="13.16" calcext:value-type="float">
            <text:p>13.16</text:p>
          </table:table-cell>
          <table:table-cell office:value-type="float" office:value="95.829" calcext:value-type="float">
            <text:p>95.829</text:p>
          </table:table-cell>
          <table:table-cell office:value-type="float" office:value="2.707" calcext:value-type="float">
            <text:p>2.707</text:p>
          </table:table-cell>
          <table:table-cell table:number-columns-repeated="6"/>
        </table:table-row>
        <table:table-row table:style-name="ro1">
          <table:table-cell office:value-type="date" office:date-value="2011-08-15" calcext:value-type="date">
            <text:p>2011-08-15</text:p>
          </table:table-cell>
          <table:table-cell office:value-type="float" office:value="2.735" calcext:value-type="float">
            <text:p>2.735</text:p>
          </table:table-cell>
          <table:table-cell office:value-type="float" office:value="13.532" calcext:value-type="float">
            <text:p>13.532</text:p>
          </table:table-cell>
          <table:table-cell office:value-type="float" office:value="81.215" calcext:value-type="float">
            <text:p>81.215</text:p>
          </table:table-cell>
          <table:table-cell office:value-type="float" office:value="4.249" calcext:value-type="float">
            <text:p>4.249</text:p>
          </table:table-cell>
          <table:table-cell table:number-columns-repeated="6"/>
        </table:table-row>
        <table:table-row table:style-name="ro1">
          <table:table-cell office:value-type="date" office:date-value="2011-08-16" calcext:value-type="date">
            <text:p>2011-08-16</text:p>
          </table:table-cell>
          <table:table-cell office:value-type="float" office:value="0.465" calcext:value-type="float">
            <text:p>0.465</text:p>
          </table:table-cell>
          <table:table-cell office:value-type="float" office:value="14.752" calcext:value-type="float">
            <text:p>14.752</text:p>
          </table:table-cell>
          <table:table-cell office:value-type="float" office:value="79.65" calcext:value-type="float">
            <text:p>79.65</text:p>
          </table:table-cell>
          <table:table-cell office:value-type="float" office:value="6.51" calcext:value-type="float">
            <text:p>6.51</text:p>
          </table:table-cell>
          <table:table-cell table:number-columns-repeated="6"/>
        </table:table-row>
        <table:table-row table:style-name="ro1">
          <table:table-cell office:value-type="date" office:date-value="2011-08-17" calcext:value-type="date">
            <text:p>2011-08-17</text:p>
          </table:table-cell>
          <table:table-cell office:value-type="float" office:value="7.4" calcext:value-type="float">
            <text:p>7.4</text:p>
          </table:table-cell>
          <table:table-cell office:value-type="float" office:value="14.409" calcext:value-type="float">
            <text:p>14.409</text:p>
          </table:table-cell>
          <table:table-cell office:value-type="float" office:value="81.656" calcext:value-type="float">
            <text:p>81.656</text:p>
          </table:table-cell>
          <table:table-cell office:value-type="float" office:value="8.005" calcext:value-type="float">
            <text:p>8.005</text:p>
          </table:table-cell>
          <table:table-cell table:number-columns-repeated="6"/>
        </table:table-row>
        <table:table-row table:style-name="ro1">
          <table:table-cell office:value-type="date" office:date-value="2011-08-18" calcext:value-type="date">
            <text:p>2011-08-18</text:p>
          </table:table-cell>
          <table:table-cell office:value-type="float" office:value="1.203" calcext:value-type="float">
            <text:p>1.203</text:p>
          </table:table-cell>
          <table:table-cell office:value-type="float" office:value="13.281" calcext:value-type="float">
            <text:p>13.281</text:p>
          </table:table-cell>
          <table:table-cell office:value-type="float" office:value="82.049" calcext:value-type="float">
            <text:p>82.049</text:p>
          </table:table-cell>
          <table:table-cell office:value-type="float" office:value="5.9" calcext:value-type="float">
            <text:p>5.9</text:p>
          </table:table-cell>
          <table:table-cell table:number-columns-repeated="6"/>
        </table:table-row>
        <table:table-row table:style-name="ro1">
          <table:table-cell office:value-type="date" office:date-value="2011-08-19" calcext:value-type="date">
            <text:p>2011-08-19</text:p>
          </table:table-cell>
          <table:table-cell office:value-type="float" office:value="0.203" calcext:value-type="float">
            <text:p>0.203</text:p>
          </table:table-cell>
          <table:table-cell office:value-type="float" office:value="12.375" calcext:value-type="float">
            <text:p>12.375</text:p>
          </table:table-cell>
          <table:table-cell office:value-type="float" office:value="84.067" calcext:value-type="float">
            <text:p>84.067</text:p>
          </table:table-cell>
          <table:table-cell office:value-type="float" office:value="3.728" calcext:value-type="float">
            <text:p>3.728</text:p>
          </table:table-cell>
          <table:table-cell table:number-columns-repeated="6"/>
        </table:table-row>
        <table:table-row table:style-name="ro1">
          <table:table-cell office:value-type="date" office:date-value="2011-08-20" calcext:value-type="date">
            <text:p>2011-08-20</text:p>
          </table:table-cell>
          <table:table-cell office:value-type="float" office:value="0.107" calcext:value-type="float">
            <text:p>0.107</text:p>
          </table:table-cell>
          <table:table-cell office:value-type="float" office:value="14.913" calcext:value-type="float">
            <text:p>14.913</text:p>
          </table:table-cell>
          <table:table-cell office:value-type="float" office:value="77.74" calcext:value-type="float">
            <text:p>77.74</text:p>
          </table:table-cell>
          <table:table-cell office:value-type="float" office:value="5.318" calcext:value-type="float">
            <text:p>5.318</text:p>
          </table:table-cell>
          <table:table-cell table:number-columns-repeated="6"/>
        </table:table-row>
        <table:table-row table:style-name="ro1">
          <table:table-cell office:value-type="date" office:date-value="2011-08-21" calcext:value-type="date">
            <text:p>2011-08-21</text:p>
          </table:table-cell>
          <table:table-cell office:value-type="float" office:value="0.2" calcext:value-type="float">
            <text:p>0.2</text:p>
          </table:table-cell>
          <table:table-cell office:value-type="float" office:value="18.783" calcext:value-type="float">
            <text:p>18.783</text:p>
          </table:table-cell>
          <table:table-cell office:value-type="float" office:value="75.943" calcext:value-type="float">
            <text:p>75.943</text:p>
          </table:table-cell>
          <table:table-cell office:value-type="float" office:value="7.74" calcext:value-type="float">
            <text:p>7.74</text:p>
          </table:table-cell>
          <table:table-cell table:number-columns-repeated="6"/>
        </table:table-row>
        <table:table-row table:style-name="ro1">
          <table:table-cell office:value-type="date" office:date-value="2011-08-22" calcext:value-type="date">
            <text:p>2011-08-22</text:p>
          </table:table-cell>
          <table:table-cell office:value-type="float" office:value="0" calcext:value-type="float">
            <text:p>0</text:p>
          </table:table-cell>
          <table:table-cell office:value-type="float" office:value="19.491" calcext:value-type="float">
            <text:p>19.491</text:p>
          </table:table-cell>
          <table:table-cell office:value-type="float" office:value="67.693" calcext:value-type="float">
            <text:p>67.693</text:p>
          </table:table-cell>
          <table:table-cell office:value-type="float" office:value="5.702" calcext:value-type="float">
            <text:p>5.702</text:p>
          </table:table-cell>
          <table:table-cell table:number-columns-repeated="6"/>
        </table:table-row>
        <table:table-row table:style-name="ro1">
          <table:table-cell office:value-type="date" office:date-value="2011-08-23" calcext:value-type="date">
            <text:p>2011-08-23</text:p>
          </table:table-cell>
          <table:table-cell office:value-type="float" office:value="0" calcext:value-type="float">
            <text:p>0</text:p>
          </table:table-cell>
          <table:table-cell office:value-type="float" office:value="15.957" calcext:value-type="float">
            <text:p>15.957</text:p>
          </table:table-cell>
          <table:table-cell office:value-type="float" office:value="75.913" calcext:value-type="float">
            <text:p>75.913</text:p>
          </table:table-cell>
          <table:table-cell office:value-type="float" office:value="6.916" calcext:value-type="float">
            <text:p>6.916</text:p>
          </table:table-cell>
          <table:table-cell table:number-columns-repeated="6"/>
        </table:table-row>
        <table:table-row table:style-name="ro1">
          <table:table-cell office:value-type="date" office:date-value="2011-08-24" calcext:value-type="date">
            <text:p>2011-08-24</text:p>
          </table:table-cell>
          <table:table-cell office:value-type="float" office:value="0" calcext:value-type="float">
            <text:p>0</text:p>
          </table:table-cell>
          <table:table-cell office:value-type="float" office:value="16.704" calcext:value-type="float">
            <text:p>16.704</text:p>
          </table:table-cell>
          <table:table-cell office:value-type="float" office:value="65.705" calcext:value-type="float">
            <text:p>65.705</text:p>
          </table:table-cell>
          <table:table-cell office:value-type="float" office:value="7.533" calcext:value-type="float">
            <text:p>7.533</text:p>
          </table:table-cell>
          <table:table-cell table:number-columns-repeated="6"/>
        </table:table-row>
        <table:table-row table:style-name="ro1">
          <table:table-cell office:value-type="date" office:date-value="2011-08-25" calcext:value-type="date">
            <text:p>2011-08-25</text:p>
          </table:table-cell>
          <table:table-cell office:value-type="float" office:value="2.754" calcext:value-type="float">
            <text:p>2.754</text:p>
          </table:table-cell>
          <table:table-cell office:value-type="float" office:value="13.364" calcext:value-type="float">
            <text:p>13.364</text:p>
          </table:table-cell>
          <table:table-cell office:value-type="float" office:value="86.982" calcext:value-type="float">
            <text:p>86.982</text:p>
          </table:table-cell>
          <table:table-cell office:value-type="float" office:value="6.945" calcext:value-type="float">
            <text:p>6.945</text:p>
          </table:table-cell>
          <table:table-cell table:number-columns-repeated="6"/>
        </table:table-row>
        <table:table-row table:style-name="ro1">
          <table:table-cell office:value-type="date" office:date-value="2011-08-26" calcext:value-type="date">
            <text:p>2011-08-26</text:p>
          </table:table-cell>
          <table:table-cell office:value-type="float" office:value="0.346" calcext:value-type="float">
            <text:p>0.346</text:p>
          </table:table-cell>
          <table:table-cell office:value-type="float" office:value="14.373" calcext:value-type="float">
            <text:p>14.373</text:p>
          </table:table-cell>
          <table:table-cell office:value-type="float" office:value="78.042" calcext:value-type="float">
            <text:p>78.042</text:p>
          </table:table-cell>
          <table:table-cell office:value-type="float" office:value="3.216" calcext:value-type="float">
            <text:p>3.216</text:p>
          </table:table-cell>
          <table:table-cell table:number-columns-repeated="6"/>
        </table:table-row>
        <table:table-row table:style-name="ro1">
          <table:table-cell office:value-type="date" office:date-value="2011-08-27" calcext:value-type="date">
            <text:p>2011-08-27</text:p>
          </table:table-cell>
          <table:table-cell office:value-type="float" office:value="0" calcext:value-type="float">
            <text:p>0</text:p>
          </table:table-cell>
          <table:table-cell office:value-type="float" office:value="14.464" calcext:value-type="float">
            <text:p>14.464</text:p>
          </table:table-cell>
          <table:table-cell office:value-type="float" office:value="68.844" calcext:value-type="float">
            <text:p>68.844</text:p>
          </table:table-cell>
          <table:table-cell office:value-type="float" office:value="5.131" calcext:value-type="float">
            <text:p>5.131</text:p>
          </table:table-cell>
          <table:table-cell table:number-columns-repeated="6"/>
        </table:table-row>
        <table:table-row table:style-name="ro1">
          <table:table-cell office:value-type="date" office:date-value="2011-08-28" calcext:value-type="date">
            <text:p>2011-08-28</text:p>
          </table:table-cell>
          <table:table-cell office:value-type="float" office:value="0" calcext:value-type="float">
            <text:p>0</text:p>
          </table:table-cell>
          <table:table-cell office:value-type="float" office:value="14.505" calcext:value-type="float">
            <text:p>14.505</text:p>
          </table:table-cell>
          <table:table-cell office:value-type="float" office:value="67.38" calcext:value-type="float">
            <text:p>67.38</text:p>
          </table:table-cell>
          <table:table-cell office:value-type="float" office:value="3.526" calcext:value-type="float">
            <text:p>3.526</text:p>
          </table:table-cell>
          <table:table-cell table:number-columns-repeated="6"/>
        </table:table-row>
        <table:table-row table:style-name="ro1">
          <table:table-cell office:value-type="date" office:date-value="2011-08-29" calcext:value-type="date">
            <text:p>2011-08-29</text:p>
          </table:table-cell>
          <table:table-cell office:value-type="float" office:value="11.947" calcext:value-type="float">
            <text:p>11.947</text:p>
          </table:table-cell>
          <table:table-cell office:value-type="float" office:value="14.777" calcext:value-type="float">
            <text:p>14.777</text:p>
          </table:table-cell>
          <table:table-cell office:value-type="float" office:value="84.369" calcext:value-type="float">
            <text:p>84.369</text:p>
          </table:table-cell>
          <table:table-cell office:value-type="float" office:value="5.047" calcext:value-type="float">
            <text:p>5.047</text:p>
          </table:table-cell>
          <table:table-cell table:number-columns-repeated="6"/>
        </table:table-row>
        <table:table-row table:style-name="ro1">
          <table:table-cell office:value-type="date" office:date-value="2011-08-30" calcext:value-type="date">
            <text:p>2011-08-30</text:p>
          </table:table-cell>
          <table:table-cell office:value-type="float" office:value="4.353" calcext:value-type="float">
            <text:p>4.353</text:p>
          </table:table-cell>
          <table:table-cell office:value-type="float" office:value="11.365" calcext:value-type="float">
            <text:p>11.365</text:p>
          </table:table-cell>
          <table:table-cell office:value-type="float" office:value="96.685" calcext:value-type="float">
            <text:p>96.685</text:p>
          </table:table-cell>
          <table:table-cell office:value-type="float" office:value="10.154" calcext:value-type="float">
            <text:p>10.154</text:p>
          </table:table-cell>
          <table:table-cell table:number-columns-repeated="6"/>
        </table:table-row>
        <table:table-row table:style-name="ro1">
          <table:table-cell office:value-type="date" office:date-value="2011-08-31" calcext:value-type="date">
            <text:p>2011-08-31</text:p>
          </table:table-cell>
          <table:table-cell office:value-type="float" office:value="0.042" calcext:value-type="float">
            <text:p>0.042</text:p>
          </table:table-cell>
          <table:table-cell office:value-type="float" office:value="11.343" calcext:value-type="float">
            <text:p>11.343</text:p>
          </table:table-cell>
          <table:table-cell office:value-type="float" office:value="80.621" calcext:value-type="float">
            <text:p>80.621</text:p>
          </table:table-cell>
          <table:table-cell office:value-type="float" office:value="8.41" calcext:value-type="float">
            <text:p>8.41</text:p>
          </table:table-cell>
          <table:table-cell table:number-columns-repeated="6"/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0.296" calcext:value-type="float">
            <text:p>0.296</text:p>
          </table:table-cell>
          <table:table-cell office:value-type="float" office:value="10.889" calcext:value-type="float">
            <text:p>10.889</text:p>
          </table:table-cell>
          <table:table-cell office:value-type="float" office:value="80.528" calcext:value-type="float">
            <text:p>80.528</text:p>
          </table:table-cell>
          <table:table-cell office:value-type="float" office:value="4.247" calcext:value-type="float">
            <text:p>4.247</text:p>
          </table:table-cell>
          <table:table-cell table:number-columns-repeated="6"/>
        </table:table-row>
        <table:table-row table:style-name="ro1">
          <table:table-cell office:value-type="date" office:date-value="2011-09-02" calcext:value-type="date">
            <text:p>2011-09-02</text:p>
          </table:table-cell>
          <table:table-cell office:value-type="float" office:value="0.431" calcext:value-type="float">
            <text:p>0.431</text:p>
          </table:table-cell>
          <table:table-cell office:value-type="float" office:value="11.585" calcext:value-type="float">
            <text:p>11.585</text:p>
          </table:table-cell>
          <table:table-cell office:value-type="float" office:value="83.128" calcext:value-type="float">
            <text:p>83.128</text:p>
          </table:table-cell>
          <table:table-cell office:value-type="float" office:value="5.13" calcext:value-type="float">
            <text:p>5.13</text:p>
          </table:table-cell>
          <table:table-cell table:number-columns-repeated="6"/>
        </table:table-row>
        <table:table-row table:style-name="ro1">
          <table:table-cell office:value-type="date" office:date-value="2011-09-03" calcext:value-type="date">
            <text:p>2011-09-03</text:p>
          </table:table-cell>
          <table:table-cell office:value-type="float" office:value="0.205" calcext:value-type="float">
            <text:p>0.205</text:p>
          </table:table-cell>
          <table:table-cell office:value-type="float" office:value="12.193" calcext:value-type="float">
            <text:p>12.193</text:p>
          </table:table-cell>
          <table:table-cell office:value-type="float" office:value="76.942" calcext:value-type="float">
            <text:p>76.942</text:p>
          </table:table-cell>
          <table:table-cell office:value-type="float" office:value="4.721" calcext:value-type="float">
            <text:p>4.721</text:p>
          </table:table-cell>
          <table:table-cell table:number-columns-repeated="6"/>
        </table:table-row>
        <table:table-row table:style-name="ro1">
          <table:table-cell office:value-type="date" office:date-value="2011-09-04" calcext:value-type="date">
            <text:p>2011-09-04</text:p>
          </table:table-cell>
          <table:table-cell office:value-type="float" office:value="1" calcext:value-type="float">
            <text:p>1</text:p>
          </table:table-cell>
          <table:table-cell office:value-type="float" office:value="15.633" calcext:value-type="float">
            <text:p>15.633</text:p>
          </table:table-cell>
          <table:table-cell office:value-type="float" office:value="71.035" calcext:value-type="float">
            <text:p>71.035</text:p>
          </table:table-cell>
          <table:table-cell office:value-type="float" office:value="4.851" calcext:value-type="float">
            <text:p>4.851</text:p>
          </table:table-cell>
          <table:table-cell table:number-columns-repeated="6"/>
        </table:table-row>
        <table:table-row table:style-name="ro1">
          <table:table-cell office:value-type="date" office:date-value="2011-09-05" calcext:value-type="date">
            <text:p>2011-09-05</text:p>
          </table:table-cell>
          <table:table-cell office:value-type="float" office:value="0.1" calcext:value-type="float">
            <text:p>0.1</text:p>
          </table:table-cell>
          <table:table-cell office:value-type="float" office:value="14.916" calcext:value-type="float">
            <text:p>14.916</text:p>
          </table:table-cell>
          <table:table-cell office:value-type="float" office:value="79.287" calcext:value-type="float">
            <text:p>79.287</text:p>
          </table:table-cell>
          <table:table-cell office:value-type="float" office:value="4.243" calcext:value-type="float">
            <text:p>4.243</text:p>
          </table:table-cell>
          <table:table-cell table:number-columns-repeated="6"/>
        </table:table-row>
        <table:table-row table:style-name="ro1">
          <table:table-cell office:value-type="date" office:date-value="2011-09-06" calcext:value-type="date">
            <text:p>2011-09-06</text:p>
          </table:table-cell>
          <table:table-cell office:value-type="float" office:value="0.2" calcext:value-type="float">
            <text:p>0.2</text:p>
          </table:table-cell>
          <table:table-cell office:value-type="float" office:value="15.84" calcext:value-type="float">
            <text:p>15.84</text:p>
          </table:table-cell>
          <table:table-cell office:value-type="float" office:value="71.996" calcext:value-type="float">
            <text:p>71.996</text:p>
          </table:table-cell>
          <table:table-cell office:value-type="float" office:value="5.375" calcext:value-type="float">
            <text:p>5.375</text:p>
          </table:table-cell>
          <table:table-cell table:number-columns-repeated="6"/>
        </table:table-row>
        <table:table-row table:style-name="ro1">
          <table:table-cell office:value-type="date" office:date-value="2011-09-07" calcext:value-type="date">
            <text:p>2011-09-07</text:p>
          </table:table-cell>
          <table:table-cell office:value-type="float" office:value="0" calcext:value-type="float">
            <text:p>0</text:p>
          </table:table-cell>
          <table:table-cell office:value-type="float" office:value="18.962" calcext:value-type="float">
            <text:p>18.962</text:p>
          </table:table-cell>
          <table:table-cell office:value-type="float" office:value="68.083" calcext:value-type="float">
            <text:p>68.083</text:p>
          </table:table-cell>
          <table:table-cell office:value-type="float" office:value="4.766" calcext:value-type="float">
            <text:p>4.766</text:p>
          </table:table-cell>
          <table:table-cell table:number-columns-repeated="6"/>
        </table:table-row>
        <table:table-row table:style-name="ro1">
          <table:table-cell office:value-type="date" office:date-value="2011-09-08" calcext:value-type="date">
            <text:p>2011-09-08</text:p>
          </table:table-cell>
          <table:table-cell office:value-type="float" office:value="0" calcext:value-type="float">
            <text:p>0</text:p>
          </table:table-cell>
          <table:table-cell office:value-type="float" office:value="19.834" calcext:value-type="float">
            <text:p>19.834</text:p>
          </table:table-cell>
          <table:table-cell office:value-type="float" office:value="74.87" calcext:value-type="float">
            <text:p>74.87</text:p>
          </table:table-cell>
          <table:table-cell office:value-type="float" office:value="4.043" calcext:value-type="float">
            <text:p>4.043</text:p>
          </table:table-cell>
          <table:table-cell table:number-columns-repeated="6"/>
        </table:table-row>
        <table:table-row table:style-name="ro1">
          <table:table-cell office:value-type="date" office:date-value="2011-09-09" calcext:value-type="date">
            <text:p>2011-09-09</text:p>
          </table:table-cell>
          <table:table-cell office:value-type="float" office:value="0" calcext:value-type="float">
            <text:p>0</text:p>
          </table:table-cell>
          <table:table-cell office:value-type="float" office:value="20.379" calcext:value-type="float">
            <text:p>20.379</text:p>
          </table:table-cell>
          <table:table-cell office:value-type="float" office:value="69.716" calcext:value-type="float">
            <text:p>69.716</text:p>
          </table:table-cell>
          <table:table-cell office:value-type="float" office:value="5.639" calcext:value-type="float">
            <text:p>5.639</text:p>
          </table:table-cell>
          <table:table-cell table:number-columns-repeated="6"/>
        </table:table-row>
        <table:table-row table:style-name="ro1">
          <table:table-cell office:value-type="date" office:date-value="2011-09-10" calcext:value-type="date">
            <text:p>2011-09-10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46.725" calcext:value-type="float">
            <text:p>46.725</text:p>
          </table:table-cell>
          <table:table-cell office:value-type="float" office:value="7.974" calcext:value-type="float">
            <text:p>7.974</text:p>
          </table:table-cell>
          <table:table-cell table:number-columns-repeated="6"/>
        </table:table-row>
        <table:table-row table:style-name="ro1">
          <table:table-cell office:value-type="date" office:date-value="2011-09-11" calcext:value-type="date">
            <text:p>2011-09-11</text:p>
          </table:table-cell>
          <table:table-cell office:value-type="float" office:value="0" calcext:value-type="float">
            <text:p>0</text:p>
          </table:table-cell>
          <table:table-cell office:value-type="float" office:value="11.935" calcext:value-type="float">
            <text:p>11.935</text:p>
          </table:table-cell>
          <table:table-cell office:value-type="float" office:value="64.255" calcext:value-type="float">
            <text:p>64.255</text:p>
          </table:table-cell>
          <table:table-cell office:value-type="float" office:value="5.933" calcext:value-type="float">
            <text:p>5.933</text:p>
          </table:table-cell>
          <table:table-cell table:number-columns-repeated="6"/>
        </table:table-row>
        <table:table-row table:style-name="ro1">
          <table:table-cell office:value-type="date" office:date-value="2011-09-12" calcext:value-type="date">
            <text:p>2011-09-12</text:p>
          </table:table-cell>
          <table:table-cell office:value-type="float" office:value="0" calcext:value-type="float">
            <text:p>0</text:p>
          </table:table-cell>
          <table:table-cell office:value-type="float" office:value="8.287" calcext:value-type="float">
            <text:p>8.287</text:p>
          </table:table-cell>
          <table:table-cell office:value-type="float" office:value="78.815" calcext:value-type="float">
            <text:p>78.815</text:p>
          </table:table-cell>
          <table:table-cell office:value-type="float" office:value="5.701" calcext:value-type="float">
            <text:p>5.701</text:p>
          </table:table-cell>
          <table:table-cell table:number-columns-repeated="6"/>
        </table:table-row>
        <table:table-row table:style-name="ro1">
          <table:table-cell office:value-type="date" office:date-value="2011-09-13" calcext:value-type="date">
            <text:p>2011-09-13</text:p>
          </table:table-cell>
          <table:table-cell office:value-type="float" office:value="0.2" calcext:value-type="float">
            <text:p>0.2</text:p>
          </table:table-cell>
          <table:table-cell office:value-type="float" office:value="5.681" calcext:value-type="float">
            <text:p>5.681</text:p>
          </table:table-cell>
          <table:table-cell office:value-type="float" office:value="62.929" calcext:value-type="float">
            <text:p>62.929</text:p>
          </table:table-cell>
          <table:table-cell office:value-type="float" office:value="6.161" calcext:value-type="float">
            <text:p>6.161</text:p>
          </table:table-cell>
          <table:table-cell table:number-columns-repeated="6"/>
        </table:table-row>
        <table:table-row table:style-name="ro1">
          <table:table-cell office:value-type="date" office:date-value="2011-09-14" calcext:value-type="date">
            <text:p>2011-09-14</text:p>
          </table:table-cell>
          <table:table-cell office:value-type="float" office:value="0" calcext:value-type="float">
            <text:p>0</text:p>
          </table:table-cell>
          <table:table-cell office:value-type="float" office:value="7.939" calcext:value-type="float">
            <text:p>7.939</text:p>
          </table:table-cell>
          <table:table-cell office:value-type="float" office:value="71.449" calcext:value-type="float">
            <text:p>71.449</text:p>
          </table:table-cell>
          <table:table-cell office:value-type="float" office:value="3.785" calcext:value-type="float">
            <text:p>3.785</text:p>
          </table:table-cell>
          <table:table-cell table:number-columns-repeated="6"/>
        </table:table-row>
        <table:table-row table:style-name="ro1">
          <table:table-cell office:value-type="date" office:date-value="2011-09-15" calcext:value-type="date">
            <text:p>2011-09-15</text:p>
          </table:table-cell>
          <table:table-cell office:value-type="float" office:value="0" calcext:value-type="float">
            <text:p>0</text:p>
          </table:table-cell>
          <table:table-cell office:value-type="float" office:value="11.997" calcext:value-type="float">
            <text:p>11.997</text:p>
          </table:table-cell>
          <table:table-cell office:value-type="float" office:value="71.186" calcext:value-type="float">
            <text:p>71.186</text:p>
          </table:table-cell>
          <table:table-cell office:value-type="float" office:value="3.43" calcext:value-type="float">
            <text:p>3.43</text:p>
          </table:table-cell>
          <table:table-cell table:number-columns-repeated="6"/>
        </table:table-row>
        <table:table-row table:style-name="ro1">
          <table:table-cell office:value-type="date" office:date-value="2011-09-16" calcext:value-type="date">
            <text:p>2011-09-16</text:p>
          </table:table-cell>
          <table:table-cell office:value-type="float" office:value="2" calcext:value-type="float">
            <text:p>2</text:p>
          </table:table-cell>
          <table:table-cell office:value-type="float" office:value="11.816" calcext:value-type="float">
            <text:p>11.816</text:p>
          </table:table-cell>
          <table:table-cell office:value-type="float" office:value="82.613" calcext:value-type="float">
            <text:p>82.613</text:p>
          </table:table-cell>
          <table:table-cell office:value-type="float" office:value="2.832" calcext:value-type="float">
            <text:p>2.832</text:p>
          </table:table-cell>
          <table:table-cell table:number-columns-repeated="6"/>
        </table:table-row>
        <table:table-row table:style-name="ro1">
          <table:table-cell office:value-type="date" office:date-value="2011-09-17" calcext:value-type="date">
            <text:p>2011-09-17</text:p>
          </table:table-cell>
          <table:table-cell office:value-type="float" office:value="13.5" calcext:value-type="float">
            <text:p>13.5</text:p>
          </table:table-cell>
          <table:table-cell office:value-type="float" office:value="11.077" calcext:value-type="float">
            <text:p>11.077</text:p>
          </table:table-cell>
          <table:table-cell office:value-type="float" office:value="96.121" calcext:value-type="float">
            <text:p>96.121</text:p>
          </table:table-cell>
          <table:table-cell office:value-type="float" office:value="4.993" calcext:value-type="float">
            <text:p>4.993</text:p>
          </table:table-cell>
          <table:table-cell table:number-columns-repeated="6"/>
        </table:table-row>
        <table:table-row table:style-name="ro1">
          <table:table-cell office:value-type="date" office:date-value="2011-09-18" calcext:value-type="date">
            <text:p>2011-09-18</text:p>
          </table:table-cell>
          <table:table-cell office:value-type="float" office:value="0" calcext:value-type="float">
            <text:p>0</text:p>
          </table:table-cell>
          <table:table-cell office:value-type="float" office:value="11.405" calcext:value-type="float">
            <text:p>11.405</text:p>
          </table:table-cell>
          <table:table-cell office:value-type="float" office:value="87.603" calcext:value-type="float">
            <text:p>87.603</text:p>
          </table:table-cell>
          <table:table-cell office:value-type="float" office:value="4.248" calcext:value-type="float">
            <text:p>4.248</text:p>
          </table:table-cell>
          <table:table-cell table:number-columns-repeated="6"/>
        </table:table-row>
        <table:table-row table:style-name="ro1">
          <table:table-cell office:value-type="date" office:date-value="2011-09-19" calcext:value-type="date">
            <text:p>2011-09-19</text:p>
          </table:table-cell>
          <table:table-cell office:value-type="float" office:value="0" calcext:value-type="float">
            <text:p>0</text:p>
          </table:table-cell>
          <table:table-cell office:value-type="float" office:value="10.958" calcext:value-type="float">
            <text:p>10.958</text:p>
          </table:table-cell>
          <table:table-cell office:value-type="float" office:value="79.612" calcext:value-type="float">
            <text:p>79.612</text:p>
          </table:table-cell>
          <table:table-cell office:value-type="float" office:value="4.115" calcext:value-type="float">
            <text:p>4.115</text:p>
          </table:table-cell>
          <table:table-cell table:number-columns-repeated="6"/>
        </table:table-row>
        <table:table-row table:style-name="ro1">
          <table:table-cell office:value-type="date" office:date-value="2011-09-20" calcext:value-type="date">
            <text:p>2011-09-20</text:p>
          </table:table-cell>
          <table:table-cell office:value-type="float" office:value="0" calcext:value-type="float">
            <text:p>0</text:p>
          </table:table-cell>
          <table:table-cell office:value-type="float" office:value="11.002" calcext:value-type="float">
            <text:p>11.002</text:p>
          </table:table-cell>
          <table:table-cell office:value-type="float" office:value="69.262" calcext:value-type="float">
            <text:p>69.262</text:p>
          </table:table-cell>
          <table:table-cell office:value-type="float" office:value="5.487" calcext:value-type="float">
            <text:p>5.487</text:p>
          </table:table-cell>
          <table:table-cell table:number-columns-repeated="6"/>
        </table:table-row>
        <table:table-row table:style-name="ro1">
          <table:table-cell office:value-type="date" office:date-value="2011-09-21" calcext:value-type="date">
            <text:p>2011-09-21</text:p>
          </table:table-cell>
          <table:table-cell office:value-type="float" office:value="0" calcext:value-type="float">
            <text:p>0</text:p>
          </table:table-cell>
          <table:table-cell office:value-type="float" office:value="14.624" calcext:value-type="float">
            <text:p>14.624</text:p>
          </table:table-cell>
          <table:table-cell office:value-type="float" office:value="66.113" calcext:value-type="float">
            <text:p>66.113</text:p>
          </table:table-cell>
          <table:table-cell office:value-type="float" office:value="6.125" calcext:value-type="float">
            <text:p>6.125</text:p>
          </table:table-cell>
          <table:table-cell table:number-columns-repeated="6"/>
        </table:table-row>
        <table:table-row table:style-name="ro1">
          <table:table-cell office:value-type="date" office:date-value="2011-09-22" calcext:value-type="date">
            <text:p>2011-09-22</text:p>
          </table:table-cell>
          <table:table-cell office:value-type="float" office:value="0" calcext:value-type="float">
            <text:p>0</text:p>
          </table:table-cell>
          <table:table-cell office:value-type="float" office:value="15.536" calcext:value-type="float">
            <text:p>15.536</text:p>
          </table:table-cell>
          <table:table-cell office:value-type="float" office:value="42.033" calcext:value-type="float">
            <text:p>42.033</text:p>
          </table:table-cell>
          <table:table-cell office:value-type="float" office:value="9.025" calcext:value-type="float">
            <text:p>9.025</text:p>
          </table:table-cell>
          <table:table-cell table:number-columns-repeated="6"/>
        </table:table-row>
        <table:table-row table:style-name="ro1">
          <table:table-cell office:value-type="date" office:date-value="2011-09-23" calcext:value-type="date">
            <text:p>2011-09-23</text:p>
          </table:table-cell>
          <table:table-cell office:value-type="float" office:value="0.4" calcext:value-type="float">
            <text:p>0.4</text:p>
          </table:table-cell>
          <table:table-cell office:value-type="float" office:value="14.247" calcext:value-type="float">
            <text:p>14.247</text:p>
          </table:table-cell>
          <table:table-cell office:value-type="float" office:value="57.505" calcext:value-type="float">
            <text:p>57.505</text:p>
          </table:table-cell>
          <table:table-cell office:value-type="float" office:value="8.028" calcext:value-type="float">
            <text:p>8.028</text:p>
          </table:table-cell>
          <table:table-cell table:number-columns-repeated="6"/>
        </table:table-row>
        <table:table-row table:style-name="ro1">
          <table:table-cell office:value-type="date" office:date-value="2011-09-24" calcext:value-type="date">
            <text:p>2011-09-24</text:p>
          </table:table-cell>
          <table:table-cell office:value-type="float" office:value="0" calcext:value-type="float">
            <text:p>0</text:p>
          </table:table-cell>
          <table:table-cell office:value-type="float" office:value="13.446" calcext:value-type="float">
            <text:p>13.446</text:p>
          </table:table-cell>
          <table:table-cell office:value-type="float" office:value="51.811" calcext:value-type="float">
            <text:p>51.811</text:p>
          </table:table-cell>
          <table:table-cell office:value-type="float" office:value="6.094" calcext:value-type="float">
            <text:p>6.094</text:p>
          </table:table-cell>
          <table:table-cell table:number-columns-repeated="6"/>
        </table:table-row>
        <table:table-row table:style-name="ro1">
          <table:table-cell office:value-type="date" office:date-value="2011-09-25" calcext:value-type="date">
            <text:p>2011-09-25</text:p>
          </table:table-cell>
          <table:table-cell office:value-type="float" office:value="0.3" calcext:value-type="float">
            <text:p>0.3</text:p>
          </table:table-cell>
          <table:table-cell office:value-type="float" office:value="11.29" calcext:value-type="float">
            <text:p>11.29</text:p>
          </table:table-cell>
          <table:table-cell office:value-type="float" office:value="70.423" calcext:value-type="float">
            <text:p>70.423</text:p>
          </table:table-cell>
          <table:table-cell office:value-type="float" office:value="8.315" calcext:value-type="float">
            <text:p>8.315</text:p>
          </table:table-cell>
          <table:table-cell table:number-columns-repeated="6"/>
        </table:table-row>
        <table:table-row table:style-name="ro1">
          <table:table-cell office:value-type="date" office:date-value="2011-09-26" calcext:value-type="date">
            <text:p>2011-09-26</text:p>
          </table:table-cell>
          <table:table-cell office:value-type="float" office:value="0.1" calcext:value-type="float">
            <text:p>0.1</text:p>
          </table:table-cell>
          <table:table-cell office:value-type="float" office:value="10.921" calcext:value-type="float">
            <text:p>10.921</text:p>
          </table:table-cell>
          <table:table-cell office:value-type="float" office:value="65.433" calcext:value-type="float">
            <text:p>65.433</text:p>
          </table:table-cell>
          <table:table-cell office:value-type="float" office:value="7.38" calcext:value-type="float">
            <text:p>7.38</text:p>
          </table:table-cell>
          <table:table-cell table:number-columns-repeated="6"/>
        </table:table-row>
        <table:table-row table:style-name="ro1">
          <table:table-cell office:value-type="date" office:date-value="2011-09-27" calcext:value-type="date">
            <text:p>2011-09-27</text:p>
          </table:table-cell>
          <table:table-cell office:value-type="float" office:value="0.2" calcext:value-type="float">
            <text:p>0.2</text:p>
          </table:table-cell>
          <table:table-cell office:value-type="float" office:value="10.837" calcext:value-type="float">
            <text:p>10.837</text:p>
          </table:table-cell>
          <table:table-cell office:value-type="float" office:value="77.111" calcext:value-type="float">
            <text:p>77.111</text:p>
          </table:table-cell>
          <table:table-cell office:value-type="float" office:value="3.715" calcext:value-type="float">
            <text:p>3.715</text:p>
          </table:table-cell>
          <table:table-cell table:number-columns-repeated="6"/>
        </table:table-row>
        <table:table-row table:style-name="ro1">
          <table:table-cell office:value-type="date" office:date-value="2011-09-28" calcext:value-type="date">
            <text:p>2011-09-28</text:p>
          </table:table-cell>
          <table:table-cell office:value-type="float" office:value="0" calcext:value-type="float">
            <text:p>0</text:p>
          </table:table-cell>
          <table:table-cell office:value-type="float" office:value="7.763" calcext:value-type="float">
            <text:p>7.763</text:p>
          </table:table-cell>
          <table:table-cell office:value-type="float" office:value="79.603" calcext:value-type="float">
            <text:p>79.603</text:p>
          </table:table-cell>
          <table:table-cell office:value-type="float" office:value="6.591" calcext:value-type="float">
            <text:p>6.591</text:p>
          </table:table-cell>
          <table:table-cell table:number-columns-repeated="6"/>
        </table:table-row>
        <table:table-row table:style-name="ro1">
          <table:table-cell office:value-type="date" office:date-value="2011-09-29" calcext:value-type="date">
            <text:p>2011-09-29</text:p>
          </table:table-cell>
          <table:table-cell office:value-type="float" office:value="0.022" calcext:value-type="float">
            <text:p>0.022</text:p>
          </table:table-cell>
          <table:table-cell office:value-type="float" office:value="5.47" calcext:value-type="float">
            <text:p>5.47</text:p>
          </table:table-cell>
          <table:table-cell office:value-type="float" office:value="82.367" calcext:value-type="float">
            <text:p>82.367</text:p>
          </table:table-cell>
          <table:table-cell office:value-type="float" office:value="4.598" calcext:value-type="float">
            <text:p>4.598</text:p>
          </table:table-cell>
          <table:table-cell table:number-columns-repeated="6"/>
        </table:table-row>
        <table:table-row table:style-name="ro1">
          <table:table-cell office:value-type="date" office:date-value="2011-09-30" calcext:value-type="date">
            <text:p>2011-09-30</text:p>
          </table:table-cell>
          <table:table-cell office:value-type="float" office:value="0" calcext:value-type="float">
            <text:p>0</text:p>
          </table:table-cell>
          <table:table-cell office:value-type="float" office:value="12.129" calcext:value-type="float">
            <text:p>12.129</text:p>
          </table:table-cell>
          <table:table-cell office:value-type="float" office:value="53.566" calcext:value-type="float">
            <text:p>53.566</text:p>
          </table:table-cell>
          <table:table-cell office:value-type="float" office:value="10.166" calcext:value-type="float">
            <text:p>10.166</text:p>
          </table:table-cell>
          <table:table-cell table:number-columns-repeated="6"/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0" calcext:value-type="float">
            <text:p>0</text:p>
          </table:table-cell>
          <table:table-cell office:value-type="float" office:value="8.588" calcext:value-type="float">
            <text:p>8.588</text:p>
          </table:table-cell>
          <table:table-cell office:value-type="float" office:value="45.303" calcext:value-type="float">
            <text:p>45.303</text:p>
          </table:table-cell>
          <table:table-cell office:value-type="float" office:value="10.031" calcext:value-type="float">
            <text:p>10.031</text:p>
          </table:table-cell>
          <table:table-cell table:number-columns-repeated="6"/>
        </table:table-row>
        <table:table-row table:style-name="ro1">
          <table:table-cell office:value-type="date" office:date-value="2011-10-02" calcext:value-type="date">
            <text:p>2011-10-02</text:p>
          </table:table-cell>
          <table:table-cell office:value-type="float" office:value="0.124" calcext:value-type="float">
            <text:p>0.124</text:p>
          </table:table-cell>
          <table:table-cell office:value-type="float" office:value="6.267" calcext:value-type="float">
            <text:p>6.267</text:p>
          </table:table-cell>
          <table:table-cell office:value-type="float" office:value="73.978" calcext:value-type="float">
            <text:p>73.978</text:p>
          </table:table-cell>
          <table:table-cell office:value-type="float" office:value="7.614" calcext:value-type="float">
            <text:p>7.614</text:p>
          </table:table-cell>
          <table:table-cell table:number-columns-repeated="6"/>
        </table:table-row>
        <table:table-row table:style-name="ro1">
          <table:table-cell office:value-type="date" office:date-value="2011-10-03" calcext:value-type="date">
            <text:p>2011-10-03</text:p>
          </table:table-cell>
          <table:table-cell office:value-type="float" office:value="0.476" calcext:value-type="float">
            <text:p>0.476</text:p>
          </table:table-cell>
          <table:table-cell office:value-type="float" office:value="7.318" calcext:value-type="float">
            <text:p>7.318</text:p>
          </table:table-cell>
          <table:table-cell office:value-type="float" office:value="90.237" calcext:value-type="float">
            <text:p>90.237</text:p>
          </table:table-cell>
          <table:table-cell office:value-type="float" office:value="9.159" calcext:value-type="float">
            <text:p>9.159</text:p>
          </table:table-cell>
          <table:table-cell table:number-columns-repeated="6"/>
        </table:table-row>
        <table:table-row table:style-name="ro1">
          <table:table-cell office:value-type="date" office:date-value="2011-10-04" calcext:value-type="date">
            <text:p>2011-10-04</text:p>
          </table:table-cell>
          <table:table-cell office:value-type="float" office:value="0" calcext:value-type="float">
            <text:p>0</text:p>
          </table:table-cell>
          <table:table-cell office:value-type="float" office:value="8.421" calcext:value-type="float">
            <text:p>8.421</text:p>
          </table:table-cell>
          <table:table-cell office:value-type="float" office:value="92.012" calcext:value-type="float">
            <text:p>92.012</text:p>
          </table:table-cell>
          <table:table-cell office:value-type="float" office:value="5.449" calcext:value-type="float">
            <text:p>5.449</text:p>
          </table:table-cell>
          <table:table-cell table:number-columns-repeated="6"/>
        </table:table-row>
        <table:table-row table:style-name="ro1">
          <table:table-cell office:value-type="date" office:date-value="2011-10-05" calcext:value-type="date">
            <text:p>2011-10-05</text:p>
          </table:table-cell>
          <table:table-cell office:value-type="float" office:value="0.1" calcext:value-type="float">
            <text:p>0.1</text:p>
          </table:table-cell>
          <table:table-cell office:value-type="float" office:value="7.884" calcext:value-type="float">
            <text:p>7.884</text:p>
          </table:table-cell>
          <table:table-cell office:value-type="float" office:value="93.462" calcext:value-type="float">
            <text:p>93.462</text:p>
          </table:table-cell>
          <table:table-cell office:value-type="float" office:value="2.407" calcext:value-type="float">
            <text:p>2.407</text:p>
          </table:table-cell>
          <table:table-cell table:number-columns-repeated="6"/>
        </table:table-row>
        <table:table-row table:style-name="ro1">
          <table:table-cell office:value-type="date" office:date-value="2011-10-06" calcext:value-type="date">
            <text:p>2011-10-06</text:p>
          </table:table-cell>
          <table:table-cell office:value-type="float" office:value="0" calcext:value-type="float">
            <text:p>0</text:p>
          </table:table-cell>
          <table:table-cell office:value-type="float" office:value="7.394" calcext:value-type="float">
            <text:p>7.394</text:p>
          </table:table-cell>
          <table:table-cell office:value-type="float" office:value="88.813" calcext:value-type="float">
            <text:p>88.813</text:p>
          </table:table-cell>
          <table:table-cell office:value-type="float" office:value="6.856" calcext:value-type="float">
            <text:p>6.856</text:p>
          </table:table-cell>
          <table:table-cell table:number-columns-repeated="6"/>
        </table:table-row>
        <table:table-row table:style-name="ro1">
          <table:table-cell office:value-type="date" office:date-value="2011-10-07" calcext:value-type="date">
            <text:p>2011-10-07</text:p>
          </table:table-cell>
          <table:table-cell office:value-type="float" office:value="0" calcext:value-type="float">
            <text:p>0</text:p>
          </table:table-cell>
          <table:table-cell office:value-type="float" office:value="7.841" calcext:value-type="float">
            <text:p>7.841</text:p>
          </table:table-cell>
          <table:table-cell office:value-type="float" office:value="73.427" calcext:value-type="float">
            <text:p>73.427</text:p>
          </table:table-cell>
          <table:table-cell office:value-type="float" office:value="8.567" calcext:value-type="float">
            <text:p>8.567</text:p>
          </table:table-cell>
          <table:table-cell table:number-columns-repeated="6"/>
        </table:table-row>
        <table:table-row table:style-name="ro1">
          <table:table-cell office:value-type="date" office:date-value="2011-10-08" calcext:value-type="date">
            <text:p>2011-10-08</text:p>
          </table:table-cell>
          <table:table-cell office:value-type="float" office:value="0.008" calcext:value-type="float">
            <text:p>0.008</text:p>
          </table:table-cell>
          <table:table-cell office:value-type="float" office:value="7.109" calcext:value-type="float">
            <text:p>7.109</text:p>
          </table:table-cell>
          <table:table-cell office:value-type="float" office:value="56.977" calcext:value-type="float">
            <text:p>56.977</text:p>
          </table:table-cell>
          <table:table-cell office:value-type="float" office:value="6.822" calcext:value-type="float">
            <text:p>6.822</text:p>
          </table:table-cell>
          <table:table-cell table:number-columns-repeated="6"/>
        </table:table-row>
        <table:table-row table:style-name="ro1">
          <table:table-cell office:value-type="date" office:date-value="2011-10-09" calcext:value-type="date">
            <text:p>2011-10-09</text:p>
          </table:table-cell>
          <table:table-cell office:value-type="float" office:value="0" calcext:value-type="float">
            <text:p>0</text:p>
          </table:table-cell>
          <table:table-cell office:value-type="float" office:value="7.876" calcext:value-type="float">
            <text:p>7.876</text:p>
          </table:table-cell>
          <table:table-cell office:value-type="float" office:value="60.478" calcext:value-type="float">
            <text:p>60.478</text:p>
          </table:table-cell>
          <table:table-cell office:value-type="float" office:value="8.216" calcext:value-type="float">
            <text:p>8.216</text:p>
          </table:table-cell>
          <table:table-cell table:number-columns-repeated="6"/>
        </table:table-row>
        <table:table-row table:style-name="ro1">
          <table:table-cell office:value-type="date" office:date-value="2011-10-10" calcext:value-type="date">
            <text:p>2011-10-10</text:p>
          </table:table-cell>
          <table:table-cell office:value-type="float" office:value="0" calcext:value-type="float">
            <text:p>0</text:p>
          </table:table-cell>
          <table:table-cell office:value-type="float" office:value="5.576" calcext:value-type="float">
            <text:p>5.576</text:p>
          </table:table-cell>
          <table:table-cell office:value-type="float" office:value="82.341" calcext:value-type="float">
            <text:p>82.341</text:p>
          </table:table-cell>
          <table:table-cell office:value-type="float" office:value="4.616" calcext:value-type="float">
            <text:p>4.616</text:p>
          </table:table-cell>
          <table:table-cell table:number-columns-repeated="6"/>
        </table:table-row>
        <table:table-row table:style-name="ro1">
          <table:table-cell office:value-type="date" office:date-value="2011-10-11" calcext:value-type="date">
            <text:p>2011-10-11</text:p>
          </table:table-cell>
          <table:table-cell office:value-type="float" office:value="0.668" calcext:value-type="float">
            <text:p>0.668</text:p>
          </table:table-cell>
          <table:table-cell office:value-type="float" office:value="5.517" calcext:value-type="float">
            <text:p>5.517</text:p>
          </table:table-cell>
          <table:table-cell office:value-type="float" office:value="94.25" calcext:value-type="float">
            <text:p>94.25</text:p>
          </table:table-cell>
          <table:table-cell office:value-type="float" office:value="7.141" calcext:value-type="float">
            <text:p>7.141</text:p>
          </table:table-cell>
          <table:table-cell table:number-columns-repeated="6"/>
        </table:table-row>
        <table:table-row table:style-name="ro1">
          <table:table-cell office:value-type="date" office:date-value="2011-10-12" calcext:value-type="date">
            <text:p>2011-10-12</text:p>
          </table:table-cell>
          <table:table-cell office:value-type="float" office:value="2.566" calcext:value-type="float">
            <text:p>2.566</text:p>
          </table:table-cell>
          <table:table-cell office:value-type="float" office:value="6.229" calcext:value-type="float">
            <text:p>6.229</text:p>
          </table:table-cell>
          <table:table-cell office:value-type="float" office:value="93.433" calcext:value-type="float">
            <text:p>93.433</text:p>
          </table:table-cell>
          <table:table-cell office:value-type="float" office:value="9.342" calcext:value-type="float">
            <text:p>9.342</text:p>
          </table:table-cell>
          <table:table-cell table:number-columns-repeated="6"/>
        </table:table-row>
        <table:table-row table:style-name="ro1">
          <table:table-cell office:value-type="date" office:date-value="2011-10-13" calcext:value-type="date">
            <text:p>2011-10-13</text:p>
          </table:table-cell>
          <table:table-cell office:value-type="float" office:value="2.844" calcext:value-type="float">
            <text:p>2.844</text:p>
          </table:table-cell>
          <table:table-cell office:value-type="float" office:value="4.472" calcext:value-type="float">
            <text:p>4.472</text:p>
          </table:table-cell>
          <table:table-cell office:value-type="float" office:value="95.683" calcext:value-type="float">
            <text:p>95.683</text:p>
          </table:table-cell>
          <table:table-cell office:value-type="float" office:value="2.143" calcext:value-type="float">
            <text:p>2.143</text:p>
          </table:table-cell>
          <table:table-cell table:number-columns-repeated="6"/>
        </table:table-row>
        <table:table-row table:style-name="ro1">
          <table:table-cell office:value-type="date" office:date-value="2011-10-14" calcext:value-type="date">
            <text:p>2011-10-14</text:p>
          </table:table-cell>
          <table:table-cell office:value-type="float" office:value="0.229" calcext:value-type="float">
            <text:p>0.229</text:p>
          </table:table-cell>
          <table:table-cell office:value-type="float" office:value="3.183" calcext:value-type="float">
            <text:p>3.183</text:p>
          </table:table-cell>
          <table:table-cell office:value-type="float" office:value="84.435" calcext:value-type="float">
            <text:p>84.435</text:p>
          </table:table-cell>
          <table:table-cell office:value-type="float" office:value="3.249" calcext:value-type="float">
            <text:p>3.249</text:p>
          </table:table-cell>
          <table:table-cell table:number-columns-repeated="6"/>
        </table:table-row>
        <table:table-row table:style-name="ro1">
          <table:table-cell office:value-type="date" office:date-value="2011-10-15" calcext:value-type="date">
            <text:p>2011-10-15</text:p>
          </table:table-cell>
          <table:table-cell office:value-type="float" office:value="0.1" calcext:value-type="float">
            <text:p>0.1</text:p>
          </table:table-cell>
          <table:table-cell office:value-type="float" office:value="1.958" calcext:value-type="float">
            <text:p>1.958</text:p>
          </table:table-cell>
          <table:table-cell office:value-type="float" office:value="83.207" calcext:value-type="float">
            <text:p>83.207</text:p>
          </table:table-cell>
          <table:table-cell office:value-type="float" office:value="3.444" calcext:value-type="float">
            <text:p>3.444</text:p>
          </table:table-cell>
          <table:table-cell table:number-columns-repeated="6"/>
        </table:table-row>
        <table:table-row table:style-name="ro1">
          <table:table-cell office:value-type="date" office:date-value="2011-10-16" calcext:value-type="date">
            <text:p>2011-10-16</text:p>
          </table:table-cell>
          <table:table-cell office:value-type="float" office:value="0.1" calcext:value-type="float">
            <text:p>0.1</text:p>
          </table:table-cell>
          <table:table-cell office:value-type="float" office:value="0.918" calcext:value-type="float">
            <text:p>0.918</text:p>
          </table:table-cell>
          <table:table-cell office:value-type="float" office:value="75.674" calcext:value-type="float">
            <text:p>75.674</text:p>
          </table:table-cell>
          <table:table-cell office:value-type="float" office:value="1.392" calcext:value-type="float">
            <text:p>1.392</text:p>
          </table:table-cell>
          <table:table-cell table:number-columns-repeated="6"/>
        </table:table-row>
        <table:table-row table:style-name="ro1">
          <table:table-cell office:value-type="date" office:date-value="2011-10-17" calcext:value-type="date">
            <text:p>2011-10-17</text:p>
          </table:table-cell>
          <table:table-cell office:value-type="float" office:value="0" calcext:value-type="float">
            <text:p>0</text:p>
          </table:table-cell>
          <table:table-cell office:value-type="float" office:value="1.433" calcext:value-type="float">
            <text:p>1.433</text:p>
          </table:table-cell>
          <table:table-cell office:value-type="float" office:value="78.604" calcext:value-type="float">
            <text:p>78.604</text:p>
          </table:table-cell>
          <table:table-cell office:value-type="float" office:value="1.885" calcext:value-type="float">
            <text:p>1.885</text:p>
          </table:table-cell>
          <table:table-cell table:number-columns-repeated="6"/>
        </table:table-row>
        <table:table-row table:style-name="ro1">
          <table:table-cell office:value-type="date" office:date-value="2011-10-18" calcext:value-type="date">
            <text:p>2011-10-18</text:p>
          </table:table-cell>
          <table:table-cell office:value-type="float" office:value="0" calcext:value-type="float">
            <text:p>0</text:p>
          </table:table-cell>
          <table:table-cell office:value-type="float" office:value="1.315" calcext:value-type="float">
            <text:p>1.315</text:p>
          </table:table-cell>
          <table:table-cell office:value-type="float" office:value="90.371" calcext:value-type="float">
            <text:p>90.371</text:p>
          </table:table-cell>
          <table:table-cell office:value-type="float" office:value="5.584" calcext:value-type="float">
            <text:p>5.584</text:p>
          </table:table-cell>
          <table:table-cell table:number-columns-repeated="6"/>
        </table:table-row>
        <table:table-row table:style-name="ro1">
          <table:table-cell office:value-type="date" office:date-value="2011-10-19" calcext:value-type="date">
            <text:p>2011-10-19</text:p>
          </table:table-cell>
          <table:table-cell office:value-type="float" office:value="0" calcext:value-type="float">
            <text:p>0</text:p>
          </table:table-cell>
          <table:table-cell office:value-type="float" office:value="4.064" calcext:value-type="float">
            <text:p>4.064</text:p>
          </table:table-cell>
          <table:table-cell office:value-type="float" office:value="78.62" calcext:value-type="float">
            <text:p>78.62</text:p>
          </table:table-cell>
          <table:table-cell office:value-type="float" office:value="2.602" calcext:value-type="float">
            <text:p>2.602</text:p>
          </table:table-cell>
          <table:table-cell table:number-columns-repeated="6"/>
        </table:table-row>
        <table:table-row table:style-name="ro1">
          <table:table-cell office:value-type="date" office:date-value="2011-10-20" calcext:value-type="date">
            <text:p>2011-10-20</text:p>
          </table:table-cell>
          <table:table-cell office:value-type="float" office:value="0" calcext:value-type="float">
            <text:p>0</text:p>
          </table:table-cell>
          <table:table-cell office:value-type="float" office:value="4.286" calcext:value-type="float">
            <text:p>4.286</text:p>
          </table:table-cell>
          <table:table-cell office:value-type="float" office:value="69.927" calcext:value-type="float">
            <text:p>69.927</text:p>
          </table:table-cell>
          <table:table-cell office:value-type="float" office:value="9.69" calcext:value-type="float">
            <text:p>9.69</text:p>
          </table:table-cell>
          <table:table-cell table:number-columns-repeated="6"/>
        </table:table-row>
        <table:table-row table:style-name="ro1">
          <table:table-cell office:value-type="date" office:date-value="2011-10-21" calcext:value-type="date">
            <text:p>2011-10-21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.521</text:p>
          </table:table-cell>
          <table:table-cell office:value-type="float" office:value="72.527" calcext:value-type="float">
            <text:p>72.527</text:p>
          </table:table-cell>
          <table:table-cell office:value-type="float" office:value="4.363" calcext:value-type="float">
            <text:p>4.363</text:p>
          </table:table-cell>
          <table:table-cell table:number-columns-repeated="6"/>
        </table:table-row>
        <table:table-row table:style-name="ro1">
          <table:table-cell office:value-type="date" office:date-value="2011-10-22" calcext:value-type="date">
            <text:p>2011-10-22</text:p>
          </table:table-cell>
          <table:table-cell office:value-type="float" office:value="1.763" calcext:value-type="float">
            <text:p>1.763</text:p>
          </table:table-cell>
          <table:table-cell office:value-type="float" office:value="1.072" calcext:value-type="float">
            <text:p>1.072</text:p>
          </table:table-cell>
          <table:table-cell office:value-type="float" office:value="90.127" calcext:value-type="float">
            <text:p>90.127</text:p>
          </table:table-cell>
          <table:table-cell office:value-type="float" office:value="6.078" calcext:value-type="float">
            <text:p>6.078</text:p>
          </table:table-cell>
          <table:table-cell table:number-columns-repeated="6"/>
        </table:table-row>
        <table:table-row table:style-name="ro1">
          <table:table-cell office:value-type="date" office:date-value="2011-10-23" calcext:value-type="date">
            <text:p>2011-10-23</text:p>
          </table:table-cell>
          <table:table-cell office:value-type="float" office:value="0.037" calcext:value-type="float">
            <text:p>0.037</text:p>
          </table:table-cell>
          <table:table-cell office:value-type="float" office:value="0.906" calcext:value-type="float">
            <text:p>0.906</text:p>
          </table:table-cell>
          <table:table-cell office:value-type="float" office:value="98.55" calcext:value-type="float">
            <text:p>98.55</text:p>
          </table:table-cell>
          <table:table-cell office:value-type="float" office:value="4.233" calcext:value-type="float">
            <text:p>4.233</text:p>
          </table:table-cell>
          <table:table-cell table:number-columns-repeated="6"/>
        </table:table-row>
        <table:table-row table:style-name="ro1">
          <table:table-cell office:value-type="date" office:date-value="2011-10-24" calcext:value-type="date">
            <text:p>2011-10-24</text:p>
          </table:table-cell>
          <table:table-cell office:value-type="float" office:value="0.014" calcext:value-type="float">
            <text:p>0.014</text:p>
          </table:table-cell>
          <table:table-cell office:value-type="float" office:value="0.322" calcext:value-type="float">
            <text:p>0.322</text:p>
          </table:table-cell>
          <table:table-cell office:value-type="float" office:value="88.67" calcext:value-type="float">
            <text:p>88.67</text:p>
          </table:table-cell>
          <table:table-cell office:value-type="float" office:value="3.485" calcext:value-type="float">
            <text:p>3.485</text:p>
          </table:table-cell>
          <table:table-cell table:number-columns-repeated="6"/>
        </table:table-row>
        <table:table-row table:style-name="ro1">
          <table:table-cell office:value-type="date" office:date-value="2011-10-25" calcext:value-type="date">
            <text:p>2011-10-2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62" calcext:value-type="float">
            <text:p>1.362</text:p>
          </table:table-cell>
          <table:table-cell office:value-type="float" office:value="78.355" calcext:value-type="float">
            <text:p>78.355</text:p>
          </table:table-cell>
          <table:table-cell office:value-type="float" office:value="5.081" calcext:value-type="float">
            <text:p>5.081</text:p>
          </table:table-cell>
          <table:table-cell table:number-columns-repeated="6"/>
        </table:table-row>
        <table:table-row table:style-name="ro1">
          <table:table-cell office:value-type="date" office:date-value="2011-10-26" calcext:value-type="date">
            <text:p>2011-10-26</text:p>
          </table:table-cell>
          <table:table-cell office:value-type="float" office:value="0.482" calcext:value-type="float">
            <text:p>0.482</text:p>
          </table:table-cell>
          <table:table-cell office:value-type="float" office:value="3.051" calcext:value-type="float">
            <text:p>3.051</text:p>
          </table:table-cell>
          <table:table-cell office:value-type="float" office:value="72.683" calcext:value-type="float">
            <text:p>72.683</text:p>
          </table:table-cell>
          <table:table-cell office:value-type="float" office:value="8.697" calcext:value-type="float">
            <text:p>8.697</text:p>
          </table:table-cell>
          <table:table-cell table:number-columns-repeated="6"/>
        </table:table-row>
        <table:table-row table:style-name="ro1">
          <table:table-cell office:value-type="date" office:date-value="2011-10-27" calcext:value-type="date">
            <text:p>2011-10-27</text:p>
          </table:table-cell>
          <table:table-cell office:value-type="float" office:value="0.051" calcext:value-type="float">
            <text:p>0.051</text:p>
          </table:table-cell>
          <table:table-cell office:value-type="float" office:value="3.445" calcext:value-type="float">
            <text:p>3.445</text:p>
          </table:table-cell>
          <table:table-cell office:value-type="float" office:value="67.177" calcext:value-type="float">
            <text:p>67.177</text:p>
          </table:table-cell>
          <table:table-cell office:value-type="float" office:value="10.96" calcext:value-type="float">
            <text:p>10.96</text:p>
          </table:table-cell>
          <table:table-cell table:number-columns-repeated="6"/>
        </table:table-row>
        <table:table-row table:style-name="ro1">
          <table:table-cell office:value-type="date" office:date-value="2011-10-28" calcext:value-type="date">
            <text:p>2011-10-28</text:p>
          </table:table-cell>
          <table:table-cell office:value-type="float" office:value="0.047" calcext:value-type="float">
            <text:p>0.047</text:p>
          </table:table-cell>
          <table:table-cell office:value-type="float" office:value="-1.687" calcext:value-type="float">
            <text:p>-1.687</text:p>
          </table:table-cell>
          <table:table-cell office:value-type="float" office:value="88.875" calcext:value-type="float">
            <text:p>88.875</text:p>
          </table:table-cell>
          <table:table-cell office:value-type="float" office:value="10.506" calcext:value-type="float">
            <text:p>10.506</text:p>
          </table:table-cell>
          <table:table-cell table:number-columns-repeated="6"/>
        </table:table-row>
        <table:table-row table:style-name="ro1">
          <table:table-cell office:value-type="date" office:date-value="2011-10-29" calcext:value-type="date">
            <text:p>2011-10-29</text:p>
          </table:table-cell>
          <table:table-cell office:value-type="float" office:value="0.178" calcext:value-type="float">
            <text:p>0.178</text:p>
          </table:table-cell>
          <table:table-cell office:value-type="float" office:value="-0.451" calcext:value-type="float">
            <text:p>-0.451</text:p>
          </table:table-cell>
          <table:table-cell office:value-type="float" office:value="84.247" calcext:value-type="float">
            <text:p>84.247</text:p>
          </table:table-cell>
          <table:table-cell office:value-type="float" office:value="4.503" calcext:value-type="float">
            <text:p>4.503</text:p>
          </table:table-cell>
          <table:table-cell table:number-columns-repeated="6"/>
        </table:table-row>
        <table:table-row table:style-name="ro1">
          <table:table-cell office:value-type="date" office:date-value="2011-10-30" calcext:value-type="date">
            <text:p>2011-10-30</text:p>
          </table:table-cell>
          <table:table-cell office:value-type="float" office:value="0.025" calcext:value-type="float">
            <text:p>0.025</text:p>
          </table:table-cell>
          <table:table-cell office:value-type="float" office:value="0.954" calcext:value-type="float">
            <text:p>0.954</text:p>
          </table:table-cell>
          <table:table-cell office:value-type="float" office:value="79.248" calcext:value-type="float">
            <text:p>79.248</text:p>
          </table:table-cell>
          <table:table-cell office:value-type="float" office:value="4.721" calcext:value-type="float">
            <text:p>4.721</text:p>
          </table:table-cell>
          <table:table-cell table:number-columns-repeated="6"/>
        </table:table-row>
        <table:table-row table:style-name="ro1">
          <table:table-cell office:value-type="date" office:date-value="2011-10-31" calcext:value-type="date">
            <text:p>2011-10-31</text:p>
          </table:table-cell>
          <table:table-cell office:value-type="float" office:value="0.1" calcext:value-type="float">
            <text:p>0.1</text:p>
          </table:table-cell>
          <table:table-cell office:value-type="float" office:value="-0.027" calcext:value-type="float">
            <text:p>-0.027</text:p>
          </table:table-cell>
          <table:table-cell office:value-type="float" office:value="83.446" calcext:value-type="float">
            <text:p>83.446</text:p>
          </table:table-cell>
          <table:table-cell office:value-type="float" office:value="5.835" calcext:value-type="float">
            <text:p>5.835</text:p>
          </table:table-cell>
          <table:table-cell table:number-columns-repeated="6"/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0" calcext:value-type="float">
            <text:p>0</text:p>
          </table:table-cell>
          <table:table-cell office:value-type="float" office:value="11.719" calcext:value-type="float">
            <text:p>11.719</text:p>
          </table:table-cell>
          <table:table-cell office:value-type="float" office:value="38.425" calcext:value-type="float">
            <text:p>38.425</text:p>
          </table:table-cell>
          <table:table-cell office:value-type="float" office:value="8.604" calcext:value-type="float">
            <text:p>8.604</text:p>
          </table:table-cell>
          <table:table-cell table:number-columns-repeated="6"/>
        </table:table-row>
        <table:table-row table:style-name="ro1">
          <table:table-cell office:value-type="date" office:date-value="2012-05-02" calcext:value-type="date">
            <text:p>2012-05-02</text:p>
          </table:table-cell>
          <table:table-cell office:value-type="float" office:value="0" calcext:value-type="float">
            <text:p>0</text:p>
          </table:table-cell>
          <table:table-cell office:value-type="float" office:value="11.889" calcext:value-type="float">
            <text:p>11.889</text:p>
          </table:table-cell>
          <table:table-cell office:value-type="float" office:value="39.157" calcext:value-type="float">
            <text:p>39.157</text:p>
          </table:table-cell>
          <table:table-cell office:value-type="float" office:value="8.432" calcext:value-type="float">
            <text:p>8.432</text:p>
          </table:table-cell>
          <table:table-cell table:number-columns-repeated="6"/>
        </table:table-row>
        <table:table-row table:style-name="ro1">
          <table:table-cell office:value-type="date" office:date-value="2012-05-03" calcext:value-type="date">
            <text:p>2012-05-03</text:p>
          </table:table-cell>
          <table:table-cell office:value-type="float" office:value="0" calcext:value-type="float">
            <text:p>0</text:p>
          </table:table-cell>
          <table:table-cell office:value-type="float" office:value="12.598" calcext:value-type="float">
            <text:p>12.598</text:p>
          </table:table-cell>
          <table:table-cell office:value-type="float" office:value="38.855" calcext:value-type="float">
            <text:p>38.855</text:p>
          </table:table-cell>
          <table:table-cell office:value-type="float" office:value="11.186" calcext:value-type="float">
            <text:p>11.186</text:p>
          </table:table-cell>
          <table:table-cell table:number-columns-repeated="6"/>
        </table:table-row>
        <table:table-row table:style-name="ro1">
          <table:table-cell office:value-type="date" office:date-value="2012-05-04" calcext:value-type="date">
            <text:p>2012-05-04</text:p>
          </table:table-cell>
          <table:table-cell office:value-type="float" office:value="0.81" calcext:value-type="float">
            <text:p>0.81</text:p>
          </table:table-cell>
          <table:table-cell office:value-type="float" office:value="10.668" calcext:value-type="float">
            <text:p>10.668</text:p>
          </table:table-cell>
          <table:table-cell office:value-type="float" office:value="67.88" calcext:value-type="float">
            <text:p>67.88</text:p>
          </table:table-cell>
          <table:table-cell office:value-type="float" office:value="9.484" calcext:value-type="float">
            <text:p>9.484</text:p>
          </table:table-cell>
          <table:table-cell table:number-columns-repeated="6"/>
        </table:table-row>
        <table:table-row table:style-name="ro1">
          <table:table-cell office:value-type="date" office:date-value="2012-05-05" calcext:value-type="date">
            <text:p>2012-05-05</text:p>
          </table:table-cell>
          <table:table-cell office:value-type="float" office:value="0.746" calcext:value-type="float">
            <text:p>0.746</text:p>
          </table:table-cell>
          <table:table-cell office:value-type="float" office:value="9.311" calcext:value-type="float">
            <text:p>9.311</text:p>
          </table:table-cell>
          <table:table-cell office:value-type="float" office:value="68.092" calcext:value-type="float">
            <text:p>68.092</text:p>
          </table:table-cell>
          <table:table-cell office:value-type="float" office:value="6.169" calcext:value-type="float">
            <text:p>6.169</text:p>
          </table:table-cell>
          <table:table-cell table:number-columns-repeated="6"/>
        </table:table-row>
        <table:table-row table:style-name="ro1">
          <table:table-cell office:value-type="date" office:date-value="2012-05-06" calcext:value-type="date">
            <text:p>2012-05-06</text:p>
          </table:table-cell>
          <table:table-cell office:value-type="float" office:value="0.2" calcext:value-type="float">
            <text:p>0.2</text:p>
          </table:table-cell>
          <table:table-cell office:value-type="float" office:value="11.178" calcext:value-type="float">
            <text:p>11.178</text:p>
          </table:table-cell>
          <table:table-cell office:value-type="float" office:value="46.108" calcext:value-type="float">
            <text:p>46.108</text:p>
          </table:table-cell>
          <table:table-cell office:value-type="float" office:value="7.011" calcext:value-type="float">
            <text:p>7.011</text:p>
          </table:table-cell>
          <table:table-cell table:number-columns-repeated="6"/>
        </table:table-row>
        <table:table-row table:style-name="ro1">
          <table:table-cell office:value-type="date" office:date-value="2012-05-07" calcext:value-type="date">
            <text:p>2012-05-07</text:p>
          </table:table-cell>
          <table:table-cell office:value-type="float" office:value="0" calcext:value-type="float">
            <text:p>0</text:p>
          </table:table-cell>
          <table:table-cell office:value-type="float" office:value="14.745" calcext:value-type="float">
            <text:p>14.745</text:p>
          </table:table-cell>
          <table:table-cell office:value-type="float" office:value="35.996" calcext:value-type="float">
            <text:p>35.996</text:p>
          </table:table-cell>
          <table:table-cell office:value-type="float" office:value="6.51" calcext:value-type="float">
            <text:p>6.51</text:p>
          </table:table-cell>
          <table:table-cell table:number-columns-repeated="6"/>
        </table:table-row>
        <table:table-row table:style-name="ro1">
          <table:table-cell office:value-type="date" office:date-value="2012-05-08" calcext:value-type="date">
            <text:p>2012-05-08</text:p>
          </table:table-cell>
          <table:table-cell office:value-type="float" office:value="0" calcext:value-type="float">
            <text:p>0</text:p>
          </table:table-cell>
          <table:table-cell office:value-type="float" office:value="15.502" calcext:value-type="float">
            <text:p>15.502</text:p>
          </table:table-cell>
          <table:table-cell office:value-type="float" office:value="44.538" calcext:value-type="float">
            <text:p>44.538</text:p>
          </table:table-cell>
          <table:table-cell office:value-type="float" office:value="8.728" calcext:value-type="float">
            <text:p>8.728</text:p>
          </table:table-cell>
          <table:table-cell table:number-columns-repeated="6"/>
        </table:table-row>
        <table:table-row table:style-name="ro1">
          <table:table-cell office:value-type="date" office:date-value="2012-05-09" calcext:value-type="date">
            <text:p>2012-05-09</text:p>
          </table:table-cell>
          <table:table-cell office:value-type="float" office:value="0" calcext:value-type="float">
            <text:p>0</text:p>
          </table:table-cell>
          <table:table-cell office:value-type="float" office:value="9.179" calcext:value-type="float">
            <text:p>9.179</text:p>
          </table:table-cell>
          <table:table-cell office:value-type="float" office:value="41.503" calcext:value-type="float">
            <text:p>41.503</text:p>
          </table:table-cell>
          <table:table-cell office:value-type="float" office:value="10.33" calcext:value-type="float">
            <text:p>10.33</text:p>
          </table:table-cell>
          <table:table-cell table:number-columns-repeated="6"/>
        </table:table-row>
        <table:table-row table:style-name="ro1">
          <table:table-cell office:value-type="date" office:date-value="2012-05-10" calcext:value-type="date">
            <text:p>2012-05-10</text:p>
          </table:table-cell>
          <table:table-cell office:value-type="float" office:value="1.2" calcext:value-type="float">
            <text:p>1.2</text:p>
          </table:table-cell>
          <table:table-cell office:value-type="float" office:value="5.914" calcext:value-type="float">
            <text:p>5.914</text:p>
          </table:table-cell>
          <table:table-cell office:value-type="float" office:value="62.808" calcext:value-type="float">
            <text:p>62.808</text:p>
          </table:table-cell>
          <table:table-cell office:value-type="float" office:value="11.889" calcext:value-type="float">
            <text:p>11.889</text:p>
          </table:table-cell>
          <table:table-cell table:number-columns-repeated="6"/>
        </table:table-row>
        <table:table-row table:style-name="ro1">
          <table:table-cell office:value-type="date" office:date-value="2012-05-11" calcext:value-type="date">
            <text:p>2012-05-11</text:p>
          </table:table-cell>
          <table:table-cell office:value-type="float" office:value="0.3" calcext:value-type="float">
            <text:p>0.3</text:p>
          </table:table-cell>
          <table:table-cell office:value-type="float" office:value="10.214" calcext:value-type="float">
            <text:p>10.214</text:p>
          </table:table-cell>
          <table:table-cell office:value-type="float" office:value="56.482" calcext:value-type="float">
            <text:p>56.482</text:p>
          </table:table-cell>
          <table:table-cell office:value-type="float" office:value="11.22" calcext:value-type="float">
            <text:p>11.22</text:p>
          </table:table-cell>
          <table:table-cell table:number-columns-repeated="6"/>
        </table:table-row>
        <table:table-row table:style-name="ro1">
          <table:table-cell office:value-type="date" office:date-value="2012-05-12" calcext:value-type="date">
            <text:p>2012-05-12</text:p>
          </table:table-cell>
          <table:table-cell office:value-type="float" office:value="0.1" calcext:value-type="float">
            <text:p>0.1</text:p>
          </table:table-cell>
          <table:table-cell office:value-type="float" office:value="14.019" calcext:value-type="float">
            <text:p>14.019</text:p>
          </table:table-cell>
          <table:table-cell office:value-type="float" office:value="33.02" calcext:value-type="float">
            <text:p>33.02</text:p>
          </table:table-cell>
          <table:table-cell office:value-type="float" office:value="15.88" calcext:value-type="float">
            <text:p>15.88</text:p>
          </table:table-cell>
          <table:table-cell table:number-columns-repeated="6"/>
        </table:table-row>
        <table:table-row table:style-name="ro1">
          <table:table-cell office:value-type="date" office:date-value="2012-05-13" calcext:value-type="date">
            <text:p>2012-05-13</text:p>
          </table:table-cell>
          <table:table-cell office:value-type="float" office:value="4.9" calcext:value-type="float">
            <text:p>4.9</text:p>
          </table:table-cell>
          <table:table-cell office:value-type="float" office:value="13.019" calcext:value-type="float">
            <text:p>13.019</text:p>
          </table:table-cell>
          <table:table-cell office:value-type="float" office:value="52.458" calcext:value-type="float">
            <text:p>52.458</text:p>
          </table:table-cell>
          <table:table-cell office:value-type="float" office:value="5.725" calcext:value-type="float">
            <text:p>5.725</text:p>
          </table:table-cell>
          <table:table-cell table:number-columns-repeated="6"/>
        </table:table-row>
        <table:table-row table:style-name="ro1">
          <table:table-cell office:value-type="date" office:date-value="2012-05-14" calcext:value-type="date">
            <text:p>2012-05-14</text:p>
          </table:table-cell>
          <table:table-cell office:value-type="float" office:value="3.201" calcext:value-type="float">
            <text:p>3.201</text:p>
          </table:table-cell>
          <table:table-cell office:value-type="float" office:value="11.632" calcext:value-type="float">
            <text:p>11.632</text:p>
          </table:table-cell>
          <table:table-cell office:value-type="float" office:value="62.618" calcext:value-type="float">
            <text:p>62.618</text:p>
          </table:table-cell>
          <table:table-cell office:value-type="float" office:value="10.999" calcext:value-type="float">
            <text:p>10.999</text:p>
          </table:table-cell>
          <table:table-cell table:number-columns-repeated="6"/>
        </table:table-row>
        <table:table-row table:style-name="ro1">
          <table:table-cell office:value-type="date" office:date-value="2012-05-15" calcext:value-type="date">
            <text:p>2012-05-15</text:p>
          </table:table-cell>
          <table:table-cell office:value-type="float" office:value="0" calcext:value-type="float">
            <text:p>0</text:p>
          </table:table-cell>
          <table:table-cell office:value-type="float" office:value="13.292" calcext:value-type="float">
            <text:p>13.292</text:p>
          </table:table-cell>
          <table:table-cell office:value-type="float" office:value="52.26" calcext:value-type="float">
            <text:p>52.26</text:p>
          </table:table-cell>
          <table:table-cell office:value-type="float" office:value="9.361" calcext:value-type="float">
            <text:p>9.361</text:p>
          </table:table-cell>
          <table:table-cell table:number-columns-repeated="6"/>
        </table:table-row>
        <table:table-row table:style-name="ro1">
          <table:table-cell office:value-type="date" office:date-value="2012-05-16" calcext:value-type="date">
            <text:p>2012-05-16</text:p>
          </table:table-cell>
          <table:table-cell office:value-type="float" office:value="0" calcext:value-type="float">
            <text:p>0</text:p>
          </table:table-cell>
          <table:table-cell office:value-type="float" office:value="11.439" calcext:value-type="float">
            <text:p>11.439</text:p>
          </table:table-cell>
          <table:table-cell office:value-type="float" office:value="61.703" calcext:value-type="float">
            <text:p>61.703</text:p>
          </table:table-cell>
          <table:table-cell office:value-type="float" office:value="10.194" calcext:value-type="float">
            <text:p>10.194</text:p>
          </table:table-cell>
          <table:table-cell table:number-columns-repeated="6"/>
        </table:table-row>
        <table:table-row table:style-name="ro1">
          <table:table-cell office:value-type="date" office:date-value="2012-05-17" calcext:value-type="date">
            <text:p>2012-05-17</text:p>
          </table:table-cell>
          <table:table-cell office:value-type="float" office:value="0" calcext:value-type="float">
            <text:p>0</text:p>
          </table:table-cell>
          <table:table-cell office:value-type="float" office:value="7.543" calcext:value-type="float">
            <text:p>7.543</text:p>
          </table:table-cell>
          <table:table-cell office:value-type="float" office:value="57.917" calcext:value-type="float">
            <text:p>57.917</text:p>
          </table:table-cell>
          <table:table-cell office:value-type="float" office:value="5.954" calcext:value-type="float">
            <text:p>5.954</text:p>
          </table:table-cell>
          <table:table-cell table:number-columns-repeated="6"/>
        </table:table-row>
        <table:table-row table:style-name="ro1">
          <table:table-cell office:value-type="date" office:date-value="2012-05-18" calcext:value-type="date">
            <text:p>2012-05-18</text:p>
          </table:table-cell>
          <table:table-cell office:value-type="float" office:value="3.532" calcext:value-type="float">
            <text:p>3.532</text:p>
          </table:table-cell>
          <table:table-cell office:value-type="float" office:value="5.274" calcext:value-type="float">
            <text:p>5.274</text:p>
          </table:table-cell>
          <table:table-cell office:value-type="float" office:value="85.285" calcext:value-type="float">
            <text:p>85.285</text:p>
          </table:table-cell>
          <table:table-cell office:value-type="float" office:value="8.795" calcext:value-type="float">
            <text:p>8.795</text:p>
          </table:table-cell>
          <table:table-cell table:number-columns-repeated="6"/>
        </table:table-row>
        <table:table-row table:style-name="ro1">
          <table:table-cell office:value-type="date" office:date-value="2012-05-19" calcext:value-type="date">
            <text:p>2012-05-19</text:p>
          </table:table-cell>
          <table:table-cell office:value-type="float" office:value="0" calcext:value-type="float">
            <text:p>0</text:p>
          </table:table-cell>
          <table:table-cell office:value-type="float" office:value="7.438" calcext:value-type="float">
            <text:p>7.438</text:p>
          </table:table-cell>
          <table:table-cell office:value-type="float" office:value="74.674" calcext:value-type="float">
            <text:p>74.674</text:p>
          </table:table-cell>
          <table:table-cell office:value-type="float" office:value="11.345" calcext:value-type="float">
            <text:p>11.345</text:p>
          </table:table-cell>
          <table:table-cell table:number-columns-repeated="6"/>
        </table:table-row>
        <table:table-row table:style-name="ro1">
          <table:table-cell office:value-type="date" office:date-value="2012-05-20" calcext:value-type="date">
            <text:p>2012-05-20</text:p>
          </table:table-cell>
          <table:table-cell office:value-type="float" office:value="0" calcext:value-type="float">
            <text:p>0</text:p>
          </table:table-cell>
          <table:table-cell office:value-type="float" office:value="10.186" calcext:value-type="float">
            <text:p>10.186</text:p>
          </table:table-cell>
          <table:table-cell office:value-type="float" office:value="52.773" calcext:value-type="float">
            <text:p>52.773</text:p>
          </table:table-cell>
          <table:table-cell office:value-type="float" office:value="4.194" calcext:value-type="float">
            <text:p>4.194</text:p>
          </table:table-cell>
          <table:table-cell table:number-columns-repeated="6"/>
        </table:table-row>
        <table:table-row table:style-name="ro1">
          <table:table-cell office:value-type="date" office:date-value="2012-05-21" calcext:value-type="date">
            <text:p>2012-05-21</text:p>
          </table:table-cell>
          <table:table-cell office:value-type="float" office:value="0" calcext:value-type="float">
            <text:p>0</text:p>
          </table:table-cell>
          <table:table-cell office:value-type="float" office:value="14.668" calcext:value-type="float">
            <text:p>14.668</text:p>
          </table:table-cell>
          <table:table-cell office:value-type="float" office:value="40.195" calcext:value-type="float">
            <text:p>40.195</text:p>
          </table:table-cell>
          <table:table-cell office:value-type="float" office:value="12.476" calcext:value-type="float">
            <text:p>12.476</text:p>
          </table:table-cell>
          <table:table-cell table:number-columns-repeated="6"/>
        </table:table-row>
        <table:table-row table:style-name="ro1">
          <table:table-cell office:value-type="date" office:date-value="2012-05-22" calcext:value-type="date">
            <text:p>2012-05-22</text:p>
          </table:table-cell>
          <table:table-cell office:value-type="float" office:value="0" calcext:value-type="float">
            <text:p>0</text:p>
          </table:table-cell>
          <table:table-cell office:value-type="float" office:value="15.852" calcext:value-type="float">
            <text:p>15.852</text:p>
          </table:table-cell>
          <table:table-cell office:value-type="float" office:value="40.292" calcext:value-type="float">
            <text:p>40.292</text:p>
          </table:table-cell>
          <table:table-cell office:value-type="float" office:value="11.497" calcext:value-type="float">
            <text:p>11.497</text:p>
          </table:table-cell>
          <table:table-cell table:number-columns-repeated="6"/>
        </table:table-row>
        <table:table-row table:style-name="ro1">
          <table:table-cell office:value-type="date" office:date-value="2012-05-23" calcext:value-type="date">
            <text:p>2012-05-23</text:p>
          </table:table-cell>
          <table:table-cell office:value-type="float" office:value="0" calcext:value-type="float">
            <text:p>0</text:p>
          </table:table-cell>
          <table:table-cell office:value-type="float" office:value="15.276" calcext:value-type="float">
            <text:p>15.276</text:p>
          </table:table-cell>
          <table:table-cell office:value-type="float" office:value="34.09" calcext:value-type="float">
            <text:p>34.09</text:p>
          </table:table-cell>
          <table:table-cell office:value-type="float" office:value="7.248" calcext:value-type="float">
            <text:p>7.248</text:p>
          </table:table-cell>
          <table:table-cell table:number-columns-repeated="6"/>
        </table:table-row>
        <table:table-row table:style-name="ro1">
          <table:table-cell office:value-type="date" office:date-value="2012-05-24" calcext:value-type="date">
            <text:p>2012-05-24</text:p>
          </table:table-cell>
          <table:table-cell office:value-type="float" office:value="0" calcext:value-type="float">
            <text:p>0</text:p>
          </table:table-cell>
          <table:table-cell office:value-type="float" office:value="13.937" calcext:value-type="float">
            <text:p>13.937</text:p>
          </table:table-cell>
          <table:table-cell office:value-type="float" office:value="40.549" calcext:value-type="float">
            <text:p>40.549</text:p>
          </table:table-cell>
          <table:table-cell office:value-type="float" office:value="4.988" calcext:value-type="float">
            <text:p>4.988</text:p>
          </table:table-cell>
          <table:table-cell table:number-columns-repeated="6"/>
        </table:table-row>
        <table:table-row table:style-name="ro1">
          <table:table-cell office:value-type="date" office:date-value="2012-05-25" calcext:value-type="date">
            <text:p>2012-05-25</text:p>
          </table:table-cell>
          <table:table-cell office:value-type="float" office:value="0" calcext:value-type="float">
            <text:p>0</text:p>
          </table:table-cell>
          <table:table-cell office:value-type="float" office:value="15.056" calcext:value-type="float">
            <text:p>15.056</text:p>
          </table:table-cell>
          <table:table-cell office:value-type="float" office:value="39.117" calcext:value-type="float">
            <text:p>39.117</text:p>
          </table:table-cell>
          <table:table-cell office:value-type="float" office:value="4.911" calcext:value-type="float">
            <text:p>4.911</text:p>
          </table:table-cell>
          <table:table-cell table:number-columns-repeated="6"/>
        </table:table-row>
        <table:table-row table:style-name="ro1">
          <table:table-cell office:value-type="date" office:date-value="2012-05-26" calcext:value-type="date">
            <text:p>2012-05-26</text:p>
          </table:table-cell>
          <table:table-cell office:value-type="float" office:value="0" calcext:value-type="float">
            <text:p>0</text:p>
          </table:table-cell>
          <table:table-cell office:value-type="float" office:value="17.415" calcext:value-type="float">
            <text:p>17.415</text:p>
          </table:table-cell>
          <table:table-cell office:value-type="float" office:value="36.849" calcext:value-type="float">
            <text:p>36.849</text:p>
          </table:table-cell>
          <table:table-cell office:value-type="float" office:value="8.366" calcext:value-type="float">
            <text:p>8.366</text:p>
          </table:table-cell>
          <table:table-cell table:number-columns-repeated="6"/>
        </table:table-row>
        <table:table-row table:style-name="ro1">
          <table:table-cell office:value-type="date" office:date-value="2012-05-27" calcext:value-type="date">
            <text:p>2012-05-27</text:p>
          </table:table-cell>
          <table:table-cell office:value-type="float" office:value="0" calcext:value-type="float">
            <text:p>0</text:p>
          </table:table-cell>
          <table:table-cell office:value-type="float" office:value="19.382" calcext:value-type="float">
            <text:p>19.382</text:p>
          </table:table-cell>
          <table:table-cell office:value-type="float" office:value="32.64" calcext:value-type="float">
            <text:p>32.64</text:p>
          </table:table-cell>
          <table:table-cell office:value-type="float" office:value="7.944" calcext:value-type="float">
            <text:p>7.944</text:p>
          </table:table-cell>
          <table:table-cell table:number-columns-repeated="6"/>
        </table:table-row>
        <table:table-row table:style-name="ro1">
          <table:table-cell office:value-type="date" office:date-value="2012-05-28" calcext:value-type="date">
            <text:p>2012-05-28</text:p>
          </table:table-cell>
          <table:table-cell office:value-type="float" office:value="0" calcext:value-type="float">
            <text:p>0</text:p>
          </table:table-cell>
          <table:table-cell office:value-type="float" office:value="18.858" calcext:value-type="float">
            <text:p>18.858</text:p>
          </table:table-cell>
          <table:table-cell office:value-type="float" office:value="32" calcext:value-type="float">
            <text:p>32</text:p>
          </table:table-cell>
          <table:table-cell office:value-type="float" office:value="8.916" calcext:value-type="float">
            <text:p>8.916</text:p>
          </table:table-cell>
          <table:table-cell table:number-columns-repeated="6"/>
        </table:table-row>
        <table:table-row table:style-name="ro1">
          <table:table-cell office:value-type="date" office:date-value="2012-05-29" calcext:value-type="date">
            <text:p>2012-05-29</text:p>
          </table:table-cell>
          <table:table-cell office:value-type="float" office:value="0" calcext:value-type="float">
            <text:p>0</text:p>
          </table:table-cell>
          <table:table-cell office:value-type="float" office:value="19.419" calcext:value-type="float">
            <text:p>19.419</text:p>
          </table:table-cell>
          <table:table-cell office:value-type="float" office:value="36.018" calcext:value-type="float">
            <text:p>36.018</text:p>
          </table:table-cell>
          <table:table-cell office:value-type="float" office:value="7.439" calcext:value-type="float">
            <text:p>7.439</text:p>
          </table:table-cell>
          <table:table-cell table:number-columns-repeated="6"/>
        </table:table-row>
        <table:table-row table:style-name="ro1">
          <table:table-cell office:value-type="date" office:date-value="2012-05-30" calcext:value-type="date">
            <text:p>2012-05-30</text:p>
          </table:table-cell>
          <table:table-cell office:value-type="float" office:value="0" calcext:value-type="float">
            <text:p>0</text:p>
          </table:table-cell>
          <table:table-cell office:value-type="float" office:value="18.193" calcext:value-type="float">
            <text:p>18.193</text:p>
          </table:table-cell>
          <table:table-cell office:value-type="float" office:value="44.725" calcext:value-type="float">
            <text:p>44.725</text:p>
          </table:table-cell>
          <table:table-cell office:value-type="float" office:value="5.631" calcext:value-type="float">
            <text:p>5.631</text:p>
          </table:table-cell>
          <table:table-cell table:number-columns-repeated="6"/>
        </table:table-row>
        <table:table-row table:style-name="ro1">
          <table:table-cell office:value-type="date" office:date-value="2012-05-31" calcext:value-type="date">
            <text:p>2012-05-31</text:p>
          </table:table-cell>
          <table:table-cell office:value-type="float" office:value="0" calcext:value-type="float">
            <text:p>0</text:p>
          </table:table-cell>
          <table:table-cell office:value-type="float" office:value="16.611" calcext:value-type="float">
            <text:p>16.611</text:p>
          </table:table-cell>
          <table:table-cell office:value-type="float" office:value="39.68" calcext:value-type="float">
            <text:p>39.68</text:p>
          </table:table-cell>
          <table:table-cell office:value-type="float" office:value="8.398" calcext:value-type="float">
            <text:p>8.398</text:p>
          </table:table-cell>
          <table:table-cell table:number-columns-repeated="6"/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0" calcext:value-type="float">
            <text:p>0</text:p>
          </table:table-cell>
          <table:table-cell office:value-type="float" office:value="17.276" calcext:value-type="float">
            <text:p>17.276</text:p>
          </table:table-cell>
          <table:table-cell office:value-type="float" office:value="43.27" calcext:value-type="float">
            <text:p>43.27</text:p>
          </table:table-cell>
          <table:table-cell office:value-type="float" office:value="5.618" calcext:value-type="float">
            <text:p>5.618</text:p>
          </table:table-cell>
          <table:table-cell table:number-columns-repeated="6"/>
        </table:table-row>
        <table:table-row table:style-name="ro1">
          <table:table-cell office:value-type="date" office:date-value="2012-06-02" calcext:value-type="date">
            <text:p>2012-06-02</text:p>
          </table:table-cell>
          <table:table-cell office:value-type="float" office:value="0" calcext:value-type="float">
            <text:p>0</text:p>
          </table:table-cell>
          <table:table-cell office:value-type="float" office:value="16.719" calcext:value-type="float">
            <text:p>16.719</text:p>
          </table:table-cell>
          <table:table-cell office:value-type="float" office:value="57.65" calcext:value-type="float">
            <text:p>57.65</text:p>
          </table:table-cell>
          <table:table-cell office:value-type="float" office:value="5.45" calcext:value-type="float">
            <text:p>5.45</text:p>
          </table:table-cell>
          <table:table-cell table:number-columns-repeated="6"/>
        </table:table-row>
        <table:table-row table:style-name="ro1">
          <table:table-cell office:value-type="date" office:date-value="2012-06-03" calcext:value-type="date">
            <text:p>2012-06-03</text:p>
          </table:table-cell>
          <table:table-cell office:value-type="float" office:value="2.756" calcext:value-type="float">
            <text:p>2.756</text:p>
          </table:table-cell>
          <table:table-cell office:value-type="float" office:value="12.79" calcext:value-type="float">
            <text:p>12.79</text:p>
          </table:table-cell>
          <table:table-cell office:value-type="float" office:value="89.475" calcext:value-type="float">
            <text:p>89.475</text:p>
          </table:table-cell>
          <table:table-cell office:value-type="float" office:value="5.568" calcext:value-type="float">
            <text:p>5.568</text:p>
          </table:table-cell>
          <table:table-cell table:number-columns-repeated="6"/>
        </table:table-row>
        <table:table-row table:style-name="ro1">
          <table:table-cell office:value-type="date" office:date-value="2012-06-04" calcext:value-type="date">
            <text:p>2012-06-04</text:p>
          </table:table-cell>
          <table:table-cell office:value-type="float" office:value="0.254" calcext:value-type="float">
            <text:p>0.254</text:p>
          </table:table-cell>
          <table:table-cell office:value-type="float" office:value="14.573" calcext:value-type="float">
            <text:p>14.573</text:p>
          </table:table-cell>
          <table:table-cell office:value-type="float" office:value="76.664" calcext:value-type="float">
            <text:p>76.664</text:p>
          </table:table-cell>
          <table:table-cell office:value-type="float" office:value="5.037" calcext:value-type="float">
            <text:p>5.037</text:p>
          </table:table-cell>
          <table:table-cell table:number-columns-repeated="6"/>
        </table:table-row>
        <table:table-row table:style-name="ro1">
          <table:table-cell office:value-type="date" office:date-value="2012-06-05" calcext:value-type="date">
            <text:p>2012-06-05</text:p>
          </table:table-cell>
          <table:table-cell office:value-type="float" office:value="0.508" calcext:value-type="float">
            <text:p>0.508</text:p>
          </table:table-cell>
          <table:table-cell office:value-type="float" office:value="14.334" calcext:value-type="float">
            <text:p>14.334</text:p>
          </table:table-cell>
          <table:table-cell office:value-type="float" office:value="83.521" calcext:value-type="float">
            <text:p>83.521</text:p>
          </table:table-cell>
          <table:table-cell office:value-type="float" office:value="7.404" calcext:value-type="float">
            <text:p>7.404</text:p>
          </table:table-cell>
          <table:table-cell table:number-columns-repeated="6"/>
        </table:table-row>
        <table:table-row table:style-name="ro1">
          <table:table-cell office:value-type="date" office:date-value="2012-06-06" calcext:value-type="date">
            <text:p>2012-06-06</text:p>
          </table:table-cell>
          <table:table-cell office:value-type="float" office:value="0.782" calcext:value-type="float">
            <text:p>0.782</text:p>
          </table:table-cell>
          <table:table-cell office:value-type="float" office:value="18.268" calcext:value-type="float">
            <text:p>18.268</text:p>
          </table:table-cell>
          <table:table-cell office:value-type="float" office:value="68.392" calcext:value-type="float">
            <text:p>68.392</text:p>
          </table:table-cell>
          <table:table-cell office:value-type="float" office:value="9.598" calcext:value-type="float">
            <text:p>9.598</text:p>
          </table:table-cell>
          <table:table-cell table:number-columns-repeated="6"/>
        </table:table-row>
        <table:table-row table:style-name="ro1">
          <table:table-cell office:value-type="date" office:date-value="2012-06-07" calcext:value-type="date">
            <text:p>2012-06-07</text:p>
          </table:table-cell>
          <table:table-cell office:value-type="float" office:value="0" calcext:value-type="float">
            <text:p>0</text:p>
          </table:table-cell>
          <table:table-cell office:value-type="float" office:value="21.408" calcext:value-type="float">
            <text:p>21.408</text:p>
          </table:table-cell>
          <table:table-cell office:value-type="float" office:value="49.333" calcext:value-type="float">
            <text:p>49.333</text:p>
          </table:table-cell>
          <table:table-cell office:value-type="float" office:value="12.272" calcext:value-type="float">
            <text:p>12.272</text:p>
          </table:table-cell>
          <table:table-cell table:number-columns-repeated="6"/>
        </table:table-row>
        <table:table-row table:style-name="ro1">
          <table:table-cell office:value-type="date" office:date-value="2012-06-08" calcext:value-type="date">
            <text:p>2012-06-08</text:p>
          </table:table-cell>
          <table:table-cell office:value-type="float" office:value="0" calcext:value-type="float">
            <text:p>0</text:p>
          </table:table-cell>
          <table:table-cell office:value-type="float" office:value="17.916" calcext:value-type="float">
            <text:p>17.916</text:p>
          </table:table-cell>
          <table:table-cell office:value-type="float" office:value="51.563" calcext:value-type="float">
            <text:p>51.563</text:p>
          </table:table-cell>
          <table:table-cell office:value-type="float" office:value="3.532" calcext:value-type="float">
            <text:p>3.532</text:p>
          </table:table-cell>
          <table:table-cell table:number-columns-repeated="6"/>
        </table:table-row>
        <table:table-row table:style-name="ro1">
          <table:table-cell office:value-type="date" office:date-value="2012-06-09" calcext:value-type="date">
            <text:p>2012-06-09</text:p>
          </table:table-cell>
          <table:table-cell office:value-type="float" office:value="0.488" calcext:value-type="float">
            <text:p>0.488</text:p>
          </table:table-cell>
          <table:table-cell office:value-type="float" office:value="16.087" calcext:value-type="float">
            <text:p>16.087</text:p>
          </table:table-cell>
          <table:table-cell office:value-type="float" office:value="72.986" calcext:value-type="float">
            <text:p>72.986</text:p>
          </table:table-cell>
          <table:table-cell office:value-type="float" office:value="5.041" calcext:value-type="float">
            <text:p>5.041</text:p>
          </table:table-cell>
          <table:table-cell table:number-columns-repeated="6"/>
        </table:table-row>
        <table:table-row table:style-name="ro1">
          <table:table-cell office:value-type="date" office:date-value="2012-06-10" calcext:value-type="date">
            <text:p>2012-06-10</text:p>
          </table:table-cell>
          <table:table-cell office:value-type="float" office:value="0" calcext:value-type="float">
            <text:p>0</text:p>
          </table:table-cell>
          <table:table-cell office:value-type="float" office:value="16.616" calcext:value-type="float">
            <text:p>16.616</text:p>
          </table:table-cell>
          <table:table-cell office:value-type="float" office:value="54.759" calcext:value-type="float">
            <text:p>54.759</text:p>
          </table:table-cell>
          <table:table-cell office:value-type="float" office:value="5.212" calcext:value-type="float">
            <text:p>5.212</text:p>
          </table:table-cell>
          <table:table-cell table:number-columns-repeated="6"/>
        </table:table-row>
        <table:table-row table:style-name="ro1">
          <table:table-cell office:value-type="date" office:date-value="2012-06-11" calcext:value-type="date">
            <text:p>2012-06-11</text:p>
          </table:table-cell>
          <table:table-cell office:value-type="float" office:value="0.762" calcext:value-type="float">
            <text:p>0.762</text:p>
          </table:table-cell>
          <table:table-cell office:value-type="float" office:value="14.207" calcext:value-type="float">
            <text:p>14.207</text:p>
          </table:table-cell>
          <table:table-cell office:value-type="float" office:value="71.315" calcext:value-type="float">
            <text:p>71.315</text:p>
          </table:table-cell>
          <table:table-cell office:value-type="float" office:value="5.862" calcext:value-type="float">
            <text:p>5.862</text:p>
          </table:table-cell>
          <table:table-cell table:number-columns-repeated="6"/>
        </table:table-row>
        <table:table-row table:style-name="ro1">
          <table:table-cell office:value-type="date" office:date-value="2012-06-12" calcext:value-type="date">
            <text:p>2012-06-12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72.841" calcext:value-type="float">
            <text:p>72.841</text:p>
          </table:table-cell>
          <table:table-cell office:value-type="float" office:value="6.57" calcext:value-type="float">
            <text:p>6.57</text:p>
          </table:table-cell>
          <table:table-cell table:number-columns-repeated="6"/>
        </table:table-row>
        <table:table-row table:style-name="ro1">
          <table:table-cell office:value-type="date" office:date-value="2012-06-13" calcext:value-type="date">
            <text:p>2012-06-13</text:p>
          </table:table-cell>
          <table:table-cell office:value-type="float" office:value="0" calcext:value-type="float">
            <text:p>0</text:p>
          </table:table-cell>
          <table:table-cell office:value-type="float" office:value="14.915" calcext:value-type="float">
            <text:p>14.915</text:p>
          </table:table-cell>
          <table:table-cell office:value-type="float" office:value="73.75" calcext:value-type="float">
            <text:p>73.75</text:p>
          </table:table-cell>
          <table:table-cell office:value-type="float" office:value="6.745" calcext:value-type="float">
            <text:p>6.745</text:p>
          </table:table-cell>
          <table:table-cell table:number-columns-repeated="6"/>
        </table:table-row>
        <table:table-row table:style-name="ro1">
          <table:table-cell office:value-type="date" office:date-value="2012-06-14" calcext:value-type="date">
            <text:p>2012-06-14</text:p>
          </table:table-cell>
          <table:table-cell office:value-type="float" office:value="3.556" calcext:value-type="float">
            <text:p>3.556</text:p>
          </table:table-cell>
          <table:table-cell office:value-type="float" office:value="12.708" calcext:value-type="float">
            <text:p>12.708</text:p>
          </table:table-cell>
          <table:table-cell office:value-type="float" office:value="75.592" calcext:value-type="float">
            <text:p>75.592</text:p>
          </table:table-cell>
          <table:table-cell office:value-type="float" office:value="5.708" calcext:value-type="float">
            <text:p>5.708</text:p>
          </table:table-cell>
          <table:table-cell table:number-columns-repeated="6"/>
        </table:table-row>
        <table:table-row table:style-name="ro1">
          <table:table-cell office:value-type="date" office:date-value="2012-06-15" calcext:value-type="date">
            <text:p>2012-06-15</text:p>
          </table:table-cell>
          <table:table-cell office:value-type="float" office:value="1.778" calcext:value-type="float">
            <text:p>1.778</text:p>
          </table:table-cell>
          <table:table-cell office:value-type="float" office:value="14.271" calcext:value-type="float">
            <text:p>14.271</text:p>
          </table:table-cell>
          <table:table-cell office:value-type="float" office:value="66.91" calcext:value-type="float">
            <text:p>66.91</text:p>
          </table:table-cell>
          <table:table-cell office:value-type="float" office:value="5.606" calcext:value-type="float">
            <text:p>5.606</text:p>
          </table:table-cell>
          <table:table-cell table:number-columns-repeated="6"/>
        </table:table-row>
        <table:table-row table:style-name="ro1">
          <table:table-cell office:value-type="date" office:date-value="2012-06-16" calcext:value-type="date">
            <text:p>2012-06-16</text:p>
          </table:table-cell>
          <table:table-cell office:value-type="float" office:value="3.302" calcext:value-type="float">
            <text:p>3.302</text:p>
          </table:table-cell>
          <table:table-cell office:value-type="float" office:value="12.997" calcext:value-type="float">
            <text:p>12.997</text:p>
          </table:table-cell>
          <table:table-cell office:value-type="float" office:value="81.691" calcext:value-type="float">
            <text:p>81.691</text:p>
          </table:table-cell>
          <table:table-cell office:value-type="float" office:value="9.402" calcext:value-type="float">
            <text:p>9.402</text:p>
          </table:table-cell>
          <table:table-cell table:number-columns-repeated="6"/>
        </table:table-row>
        <table:table-row table:style-name="ro1">
          <table:table-cell office:value-type="date" office:date-value="2012-06-17" calcext:value-type="date">
            <text:p>2012-06-17</text:p>
          </table:table-cell>
          <table:table-cell office:value-type="float" office:value="1.27" calcext:value-type="float">
            <text:p>1.27</text:p>
          </table:table-cell>
          <table:table-cell office:value-type="float" office:value="13.464" calcext:value-type="float">
            <text:p>13.464</text:p>
          </table:table-cell>
          <table:table-cell office:value-type="float" office:value="92.121" calcext:value-type="float">
            <text:p>92.121</text:p>
          </table:table-cell>
          <table:table-cell office:value-type="float" office:value="4.025" calcext:value-type="float">
            <text:p>4.025</text:p>
          </table:table-cell>
          <table:table-cell table:number-columns-repeated="6"/>
        </table:table-row>
        <table:table-row table:style-name="ro1">
          <table:table-cell office:value-type="date" office:date-value="2012-06-18" calcext:value-type="date">
            <text:p>2012-06-18</text:p>
          </table:table-cell>
          <table:table-cell office:value-type="float" office:value="0.254" calcext:value-type="float">
            <text:p>0.254</text:p>
          </table:table-cell>
          <table:table-cell office:value-type="float" office:value="13.498" calcext:value-type="float">
            <text:p>13.498</text:p>
          </table:table-cell>
          <table:table-cell office:value-type="float" office:value="86.185" calcext:value-type="float">
            <text:p>86.185</text:p>
          </table:table-cell>
          <table:table-cell office:value-type="float" office:value="3.304" calcext:value-type="float">
            <text:p>3.304</text:p>
          </table:table-cell>
          <table:table-cell table:number-columns-repeated="6"/>
        </table:table-row>
        <table:table-row table:style-name="ro1">
          <table:table-cell office:value-type="date" office:date-value="2012-06-19" calcext:value-type="date">
            <text:p>2012-06-19</text:p>
          </table:table-cell>
          <table:table-cell office:value-type="float" office:value="2.54" calcext:value-type="float">
            <text:p>2.54</text:p>
          </table:table-cell>
          <table:table-cell office:value-type="float" office:value="15.622" calcext:value-type="float">
            <text:p>15.622</text:p>
          </table:table-cell>
          <table:table-cell office:value-type="float" office:value="72.021" calcext:value-type="float">
            <text:p>72.021</text:p>
          </table:table-cell>
          <table:table-cell office:value-type="float" office:value="4.853" calcext:value-type="float">
            <text:p>4.853</text:p>
          </table:table-cell>
          <table:table-cell table:number-columns-repeated="6"/>
        </table:table-row>
        <table:table-row table:style-name="ro1">
          <table:table-cell office:value-type="date" office:date-value="2012-06-20" calcext:value-type="date">
            <text:p>2012-06-20</text:p>
          </table:table-cell>
          <table:table-cell office:value-type="float" office:value="0" calcext:value-type="float">
            <text:p>0</text:p>
          </table:table-cell>
          <table:table-cell office:value-type="float" office:value="17.189" calcext:value-type="float">
            <text:p>17.189</text:p>
          </table:table-cell>
          <table:table-cell office:value-type="float" office:value="63.244" calcext:value-type="float">
            <text:p>63.244</text:p>
          </table:table-cell>
          <table:table-cell office:value-type="float" office:value="3.893" calcext:value-type="float">
            <text:p>3.893</text:p>
          </table:table-cell>
          <table:table-cell table:number-columns-repeated="6"/>
        </table:table-row>
        <table:table-row table:style-name="ro1">
          <table:table-cell office:value-type="date" office:date-value="2012-06-21" calcext:value-type="date">
            <text:p>2012-06-21</text:p>
          </table:table-cell>
          <table:table-cell office:value-type="float" office:value="0" calcext:value-type="float">
            <text:p>0</text:p>
          </table:table-cell>
          <table:table-cell office:value-type="float" office:value="19.721" calcext:value-type="float">
            <text:p>19.721</text:p>
          </table:table-cell>
          <table:table-cell office:value-type="float" office:value="52.84" calcext:value-type="float">
            <text:p>52.84</text:p>
          </table:table-cell>
          <table:table-cell office:value-type="float" office:value="3.117" calcext:value-type="float">
            <text:p>3.117</text:p>
          </table:table-cell>
          <table:table-cell table:number-columns-repeated="6"/>
        </table:table-row>
        <table:table-row table:style-name="ro1">
          <table:table-cell office:value-type="date" office:date-value="2012-06-22" calcext:value-type="date">
            <text:p>2012-06-22</text:p>
          </table:table-cell>
          <table:table-cell office:value-type="float" office:value="0" calcext:value-type="float">
            <text:p>0</text:p>
          </table:table-cell>
          <table:table-cell office:value-type="float" office:value="20.515" calcext:value-type="float">
            <text:p>20.515</text:p>
          </table:table-cell>
          <table:table-cell office:value-type="float" office:value="48.98" calcext:value-type="float">
            <text:p>48.98</text:p>
          </table:table-cell>
          <table:table-cell office:value-type="float" office:value="5.179" calcext:value-type="float">
            <text:p>5.179</text:p>
          </table:table-cell>
          <table:table-cell table:number-columns-repeated="6"/>
        </table:table-row>
        <table:table-row table:style-name="ro1">
          <table:table-cell office:value-type="date" office:date-value="2012-06-23" calcext:value-type="date">
            <text:p>2012-06-23</text:p>
          </table:table-cell>
          <table:table-cell office:value-type="float" office:value="0" calcext:value-type="float">
            <text:p>0</text:p>
          </table:table-cell>
          <table:table-cell office:value-type="float" office:value="19.183" calcext:value-type="float">
            <text:p>19.183</text:p>
          </table:table-cell>
          <table:table-cell office:value-type="float" office:value="49.517" calcext:value-type="float">
            <text:p>49.517</text:p>
          </table:table-cell>
          <table:table-cell office:value-type="float" office:value="6.167" calcext:value-type="float">
            <text:p>6.167</text:p>
          </table:table-cell>
          <table:table-cell table:number-columns-repeated="6"/>
        </table:table-row>
        <table:table-row table:style-name="ro1">
          <table:table-cell office:value-type="date" office:date-value="2012-06-24" calcext:value-type="date">
            <text:p>2012-06-24</text:p>
          </table:table-cell>
          <table:table-cell office:value-type="float" office:value="2.799" calcext:value-type="float">
            <text:p>2.799</text:p>
          </table:table-cell>
          <table:table-cell office:value-type="float" office:value="17.474" calcext:value-type="float">
            <text:p>17.474</text:p>
          </table:table-cell>
          <table:table-cell office:value-type="float" office:value="61.271" calcext:value-type="float">
            <text:p>61.271</text:p>
          </table:table-cell>
          <table:table-cell office:value-type="float" office:value="7.729" calcext:value-type="float">
            <text:p>7.729</text:p>
          </table:table-cell>
          <table:table-cell table:number-columns-repeated="6"/>
        </table:table-row>
        <table:table-row table:style-name="ro1">
          <table:table-cell office:value-type="date" office:date-value="2012-06-25" calcext:value-type="date">
            <text:p>2012-06-25</text:p>
          </table:table-cell>
          <table:table-cell office:value-type="float" office:value="0.805" calcext:value-type="float">
            <text:p>0.805</text:p>
          </table:table-cell>
          <table:table-cell office:value-type="float" office:value="19.81" calcext:value-type="float">
            <text:p>19.81</text:p>
          </table:table-cell>
          <table:table-cell office:value-type="float" office:value="66.72" calcext:value-type="float">
            <text:p>66.72</text:p>
          </table:table-cell>
          <table:table-cell office:value-type="float" office:value="7.972" calcext:value-type="float">
            <text:p>7.972</text:p>
          </table:table-cell>
          <table:table-cell table:number-columns-repeated="6"/>
        </table:table-row>
        <table:table-row table:style-name="ro1">
          <table:table-cell office:value-type="date" office:date-value="2012-06-26" calcext:value-type="date">
            <text:p>2012-06-26</text:p>
          </table:table-cell>
          <table:table-cell office:value-type="float" office:value="5.622" calcext:value-type="float">
            <text:p>5.622</text:p>
          </table:table-cell>
          <table:table-cell office:value-type="float" office:value="16.694" calcext:value-type="float">
            <text:p>16.694</text:p>
          </table:table-cell>
          <table:table-cell office:value-type="float" office:value="70.801" calcext:value-type="float">
            <text:p>70.801</text:p>
          </table:table-cell>
          <table:table-cell office:value-type="float" office:value="8.653" calcext:value-type="float">
            <text:p>8.653</text:p>
          </table:table-cell>
          <table:table-cell table:number-columns-repeated="6"/>
        </table:table-row>
        <table:table-row table:style-name="ro1">
          <table:table-cell office:value-type="date" office:date-value="2012-06-27" calcext:value-type="date">
            <text:p>2012-06-27</text:p>
          </table:table-cell>
          <table:table-cell office:value-type="float" office:value="0" calcext:value-type="float">
            <text:p>0</text:p>
          </table:table-cell>
          <table:table-cell office:value-type="float" office:value="19.267" calcext:value-type="float">
            <text:p>19.267</text:p>
          </table:table-cell>
          <table:table-cell office:value-type="float" office:value="69.374" calcext:value-type="float">
            <text:p>69.374</text:p>
          </table:table-cell>
          <table:table-cell office:value-type="float" office:value="7.269" calcext:value-type="float">
            <text:p>7.269</text:p>
          </table:table-cell>
          <table:table-cell table:number-columns-repeated="6"/>
        </table:table-row>
        <table:table-row table:style-name="ro1">
          <table:table-cell office:value-type="date" office:date-value="2012-06-28" calcext:value-type="date">
            <text:p>2012-06-28</text:p>
          </table:table-cell>
          <table:table-cell office:value-type="float" office:value="0" calcext:value-type="float">
            <text:p>0</text:p>
          </table:table-cell>
          <table:table-cell office:value-type="float" office:value="20.46" calcext:value-type="float">
            <text:p>20.46</text:p>
          </table:table-cell>
          <table:table-cell office:value-type="float" office:value="46.507" calcext:value-type="float">
            <text:p>46.507</text:p>
          </table:table-cell>
          <table:table-cell office:value-type="float" office:value="8.336" calcext:value-type="float">
            <text:p>8.336</text:p>
          </table:table-cell>
          <table:table-cell table:number-columns-repeated="6"/>
        </table:table-row>
        <table:table-row table:style-name="ro1">
          <table:table-cell office:value-type="date" office:date-value="2012-06-29" calcext:value-type="date">
            <text:p>2012-06-29</text:p>
          </table:table-cell>
          <table:table-cell office:value-type="float" office:value="0" calcext:value-type="float">
            <text:p>0</text:p>
          </table:table-cell>
          <table:table-cell office:value-type="float" office:value="18.325" calcext:value-type="float">
            <text:p>18.325</text:p>
          </table:table-cell>
          <table:table-cell office:value-type="float" office:value="68.573" calcext:value-type="float">
            <text:p>68.573</text:p>
          </table:table-cell>
          <table:table-cell office:value-type="float" office:value="4.711" calcext:value-type="float">
            <text:p>4.711</text:p>
          </table:table-cell>
          <table:table-cell table:number-columns-repeated="6"/>
        </table:table-row>
        <table:table-row table:style-name="ro1">
          <table:table-cell office:value-type="date" office:date-value="2012-06-30" calcext:value-type="date">
            <text:p>2012-06-30</text:p>
          </table:table-cell>
          <table:table-cell office:value-type="float" office:value="0" calcext:value-type="float">
            <text:p>0</text:p>
          </table:table-cell>
          <table:table-cell office:value-type="float" office:value="20.91" calcext:value-type="float">
            <text:p>20.91</text:p>
          </table:table-cell>
          <table:table-cell office:value-type="float" office:value="61.717" calcext:value-type="float">
            <text:p>61.717</text:p>
          </table:table-cell>
          <table:table-cell office:value-type="float" office:value="5.129" calcext:value-type="float">
            <text:p>5.129</text:p>
          </table:table-cell>
          <table:table-cell table:number-columns-repeated="6"/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0" calcext:value-type="float">
            <text:p>0</text:p>
          </table:table-cell>
          <table:table-cell office:value-type="float" office:value="20.426" calcext:value-type="float">
            <text:p>20.426</text:p>
          </table:table-cell>
          <table:table-cell office:value-type="float" office:value="53.22" calcext:value-type="float">
            <text:p>53.22</text:p>
          </table:table-cell>
          <table:table-cell office:value-type="float" office:value="6.628" calcext:value-type="float">
            <text:p>6.628</text:p>
          </table:table-cell>
          <table:table-cell table:number-columns-repeated="6"/>
        </table:table-row>
        <table:table-row table:style-name="ro1">
          <table:table-cell office:value-type="date" office:date-value="2012-07-02" calcext:value-type="date">
            <text:p>2012-07-02</text:p>
          </table:table-cell>
          <table:table-cell office:value-type="float" office:value="0" calcext:value-type="float">
            <text:p>0</text:p>
          </table:table-cell>
          <table:table-cell office:value-type="float" office:value="19.172" calcext:value-type="float">
            <text:p>19.172</text:p>
          </table:table-cell>
          <table:table-cell office:value-type="float" office:value="51.685" calcext:value-type="float">
            <text:p>51.685</text:p>
          </table:table-cell>
          <table:table-cell office:value-type="float" office:value="4.098" calcext:value-type="float">
            <text:p>4.098</text:p>
          </table:table-cell>
          <table:table-cell table:number-columns-repeated="6"/>
        </table:table-row>
        <table:table-row table:style-name="ro1">
          <table:table-cell office:value-type="date" office:date-value="2012-07-03" calcext:value-type="date">
            <text:p>2012-07-03</text:p>
          </table:table-cell>
          <table:table-cell office:value-type="float" office:value="0" calcext:value-type="float">
            <text:p>0</text:p>
          </table:table-cell>
          <table:table-cell office:value-type="float" office:value="19.989" calcext:value-type="float">
            <text:p>19.989</text:p>
          </table:table-cell>
          <table:table-cell office:value-type="float" office:value="51.928" calcext:value-type="float">
            <text:p>51.928</text:p>
          </table:table-cell>
          <table:table-cell office:value-type="float" office:value="4.416" calcext:value-type="float">
            <text:p>4.416</text:p>
          </table:table-cell>
          <table:table-cell table:number-columns-repeated="6"/>
        </table:table-row>
        <table:table-row table:style-name="ro1">
          <table:table-cell office:value-type="date" office:date-value="2012-07-04" calcext:value-type="date">
            <text:p>2012-07-04</text:p>
          </table:table-cell>
          <table:table-cell office:value-type="float" office:value="0" calcext:value-type="float">
            <text:p>0</text:p>
          </table:table-cell>
          <table:table-cell office:value-type="float" office:value="21.468" calcext:value-type="float">
            <text:p>21.468</text:p>
          </table:table-cell>
          <table:table-cell office:value-type="float" office:value="40.159" calcext:value-type="float">
            <text:p>40.159</text:p>
          </table:table-cell>
          <table:table-cell office:value-type="float" office:value="10.344" calcext:value-type="float">
            <text:p>10.344</text:p>
          </table:table-cell>
          <table:table-cell table:number-columns-repeated="6"/>
        </table:table-row>
        <table:table-row table:style-name="ro1">
          <table:table-cell office:value-type="date" office:date-value="2012-07-05" calcext:value-type="date">
            <text:p>2012-07-05</text:p>
          </table:table-cell>
          <table:table-cell office:value-type="float" office:value="0" calcext:value-type="float">
            <text:p>0</text:p>
          </table:table-cell>
          <table:table-cell office:value-type="float" office:value="19.433" calcext:value-type="float">
            <text:p>19.433</text:p>
          </table:table-cell>
          <table:table-cell office:value-type="float" office:value="59.712" calcext:value-type="float">
            <text:p>59.712</text:p>
          </table:table-cell>
          <table:table-cell office:value-type="float" office:value="4.455" calcext:value-type="float">
            <text:p>4.455</text:p>
          </table:table-cell>
          <table:table-cell table:number-columns-repeated="6"/>
        </table:table-row>
        <table:table-row table:style-name="ro1">
          <table:table-cell office:value-type="date" office:date-value="2012-07-06" calcext:value-type="date">
            <text:p>2012-07-06</text:p>
          </table:table-cell>
          <table:table-cell office:value-type="float" office:value="5.5" calcext:value-type="float">
            <text:p>5.5</text:p>
          </table:table-cell>
          <table:table-cell office:value-type="float" office:value="17.592" calcext:value-type="float">
            <text:p>17.592</text:p>
          </table:table-cell>
          <table:table-cell office:value-type="float" office:value="74.082" calcext:value-type="float">
            <text:p>74.082</text:p>
          </table:table-cell>
          <table:table-cell office:value-type="float" office:value="3.242" calcext:value-type="float">
            <text:p>3.242</text:p>
          </table:table-cell>
          <table:table-cell table:number-columns-repeated="6"/>
        </table:table-row>
        <table:table-row table:style-name="ro1">
          <table:table-cell office:value-type="date" office:date-value="2012-07-07" calcext:value-type="date">
            <text:p>2012-07-07</text:p>
          </table:table-cell>
          <table:table-cell office:value-type="float" office:value="0.045" calcext:value-type="float">
            <text:p>0.045</text:p>
          </table:table-cell>
          <table:table-cell office:value-type="float" office:value="20.682" calcext:value-type="float">
            <text:p>20.682</text:p>
          </table:table-cell>
          <table:table-cell office:value-type="float" office:value="65.97" calcext:value-type="float">
            <text:p>65.97</text:p>
          </table:table-cell>
          <table:table-cell office:value-type="float" office:value="2.965" calcext:value-type="float">
            <text:p>2.965</text:p>
          </table:table-cell>
          <table:table-cell table:number-columns-repeated="6"/>
        </table:table-row>
        <table:table-row table:style-name="ro1">
          <table:table-cell office:value-type="date" office:date-value="2012-07-08" calcext:value-type="date">
            <text:p>2012-07-08</text:p>
          </table:table-cell>
          <table:table-cell office:value-type="float" office:value="0" calcext:value-type="float">
            <text:p>0</text:p>
          </table:table-cell>
          <table:table-cell office:value-type="float" office:value="23.483" calcext:value-type="float">
            <text:p>23.483</text:p>
          </table:table-cell>
          <table:table-cell office:value-type="float" office:value="56.239" calcext:value-type="float">
            <text:p>56.239</text:p>
          </table:table-cell>
          <table:table-cell office:value-type="float" office:value="3.682" calcext:value-type="float">
            <text:p>3.682</text:p>
          </table:table-cell>
          <table:table-cell table:number-columns-repeated="6"/>
        </table:table-row>
        <table:table-row table:style-name="ro1">
          <table:table-cell office:value-type="date" office:date-value="2012-07-09" calcext:value-type="date">
            <text:p>2012-07-09</text:p>
          </table:table-cell>
          <table:table-cell office:value-type="float" office:value="0" calcext:value-type="float">
            <text:p>0</text:p>
          </table:table-cell>
          <table:table-cell office:value-type="float" office:value="25.264" calcext:value-type="float">
            <text:p>25.264</text:p>
          </table:table-cell>
          <table:table-cell office:value-type="float" office:value="52.891" calcext:value-type="float">
            <text:p>52.891</text:p>
          </table:table-cell>
          <table:table-cell office:value-type="float" office:value="3.057" calcext:value-type="float">
            <text:p>3.057</text:p>
          </table:table-cell>
          <table:table-cell table:number-columns-repeated="6"/>
        </table:table-row>
        <table:table-row table:style-name="ro1">
          <table:table-cell office:value-type="date" office:date-value="2012-07-10" calcext:value-type="date">
            <text:p>2012-07-10</text:p>
          </table:table-cell>
          <table:table-cell office:value-type="float" office:value="0" calcext:value-type="float">
            <text:p>0</text:p>
          </table:table-cell>
          <table:table-cell office:value-type="float" office:value="26.87" calcext:value-type="float">
            <text:p>26.87</text:p>
          </table:table-cell>
          <table:table-cell office:value-type="float" office:value="44.272" calcext:value-type="float">
            <text:p>44.272</text:p>
          </table:table-cell>
          <table:table-cell office:value-type="float" office:value="7.029" calcext:value-type="float">
            <text:p>7.029</text:p>
          </table:table-cell>
          <table:table-cell table:number-columns-repeated="6"/>
        </table:table-row>
        <table:table-row table:style-name="ro1">
          <table:table-cell office:value-type="date" office:date-value="2012-07-11" calcext:value-type="date">
            <text:p>2012-07-11</text:p>
          </table:table-cell>
          <table:table-cell office:value-type="float" office:value="0" calcext:value-type="float">
            <text:p>0</text:p>
          </table:table-cell>
          <table:table-cell office:value-type="float" office:value="20.674" calcext:value-type="float">
            <text:p>20.674</text:p>
          </table:table-cell>
          <table:table-cell office:value-type="float" office:value="45.953" calcext:value-type="float">
            <text:p>45.953</text:p>
          </table:table-cell>
          <table:table-cell office:value-type="float" office:value="6.819" calcext:value-type="float">
            <text:p>6.819</text:p>
          </table:table-cell>
          <table:table-cell table:number-columns-repeated="6"/>
        </table:table-row>
        <table:table-row table:style-name="ro1">
          <table:table-cell office:value-type="date" office:date-value="2012-07-12" calcext:value-type="date">
            <text:p>2012-07-12</text:p>
          </table:table-cell>
          <table:table-cell office:value-type="float" office:value="0" calcext:value-type="float">
            <text:p>0</text:p>
          </table:table-cell>
          <table:table-cell office:value-type="float" office:value="17.295" calcext:value-type="float">
            <text:p>17.295</text:p>
          </table:table-cell>
          <table:table-cell office:value-type="float" office:value="51.366" calcext:value-type="float">
            <text:p>51.366</text:p>
          </table:table-cell>
          <table:table-cell office:value-type="float" office:value="7.398" calcext:value-type="float">
            <text:p>7.398</text:p>
          </table:table-cell>
          <table:table-cell table:number-columns-repeated="6"/>
        </table:table-row>
        <table:table-row table:style-name="ro1">
          <table:table-cell office:value-type="date" office:date-value="2012-07-13" calcext:value-type="date">
            <text:p>2012-07-13</text:p>
          </table:table-cell>
          <table:table-cell office:value-type="float" office:value="0" calcext:value-type="float">
            <text:p>0</text:p>
          </table:table-cell>
          <table:table-cell office:value-type="float" office:value="19.246" calcext:value-type="float">
            <text:p>19.246</text:p>
          </table:table-cell>
          <table:table-cell office:value-type="float" office:value="51.958" calcext:value-type="float">
            <text:p>51.958</text:p>
          </table:table-cell>
          <table:table-cell office:value-type="float" office:value="4.009" calcext:value-type="float">
            <text:p>4.009</text:p>
          </table:table-cell>
          <table:table-cell table:number-columns-repeated="6"/>
        </table:table-row>
        <table:table-row table:style-name="ro1">
          <table:table-cell office:value-type="date" office:date-value="2012-07-14" calcext:value-type="date">
            <text:p>2012-07-14</text:p>
          </table:table-cell>
          <table:table-cell office:value-type="float" office:value="0" calcext:value-type="float">
            <text:p>0</text:p>
          </table:table-cell>
          <table:table-cell office:value-type="float" office:value="23.43" calcext:value-type="float">
            <text:p>23.43</text:p>
          </table:table-cell>
          <table:table-cell office:value-type="float" office:value="45.396" calcext:value-type="float">
            <text:p>45.396</text:p>
          </table:table-cell>
          <table:table-cell office:value-type="float" office:value="5.146" calcext:value-type="float">
            <text:p>5.146</text:p>
          </table:table-cell>
          <table:table-cell table:number-columns-repeated="6"/>
        </table:table-row>
        <table:table-row table:style-name="ro1">
          <table:table-cell office:value-type="date" office:date-value="2012-07-15" calcext:value-type="date">
            <text:p>2012-07-15</text:p>
          </table:table-cell>
          <table:table-cell office:value-type="float" office:value="0" calcext:value-type="float">
            <text:p>0</text:p>
          </table:table-cell>
          <table:table-cell office:value-type="float" office:value="19.924" calcext:value-type="float">
            <text:p>19.924</text:p>
          </table:table-cell>
          <table:table-cell office:value-type="float" office:value="57.437" calcext:value-type="float">
            <text:p>57.437</text:p>
          </table:table-cell>
          <table:table-cell office:value-type="float" office:value="6.112" calcext:value-type="float">
            <text:p>6.112</text:p>
          </table:table-cell>
          <table:table-cell table:number-columns-repeated="6"/>
        </table:table-row>
        <table:table-row table:style-name="ro1">
          <table:table-cell office:value-type="date" office:date-value="2012-07-16" calcext:value-type="date">
            <text:p>2012-07-16</text:p>
          </table:table-cell>
          <table:table-cell office:value-type="float" office:value="0.016" calcext:value-type="float">
            <text:p>0.016</text:p>
          </table:table-cell>
          <table:table-cell office:value-type="float" office:value="21.456" calcext:value-type="float">
            <text:p>21.456</text:p>
          </table:table-cell>
          <table:table-cell office:value-type="float" office:value="63.32" calcext:value-type="float">
            <text:p>63.32</text:p>
          </table:table-cell>
          <table:table-cell office:value-type="float" office:value="7.051" calcext:value-type="float">
            <text:p>7.051</text:p>
          </table:table-cell>
          <table:table-cell table:number-columns-repeated="6"/>
        </table:table-row>
        <table:table-row table:style-name="ro1">
          <table:table-cell office:value-type="date" office:date-value="2012-07-17" calcext:value-type="date">
            <text:p>2012-07-17</text:p>
          </table:table-cell>
          <table:table-cell office:value-type="float" office:value="1.905" calcext:value-type="float">
            <text:p>1.905</text:p>
          </table:table-cell>
          <table:table-cell office:value-type="float" office:value="21.514" calcext:value-type="float">
            <text:p>21.514</text:p>
          </table:table-cell>
          <table:table-cell office:value-type="float" office:value="75.801" calcext:value-type="float">
            <text:p>75.801</text:p>
          </table:table-cell>
          <table:table-cell office:value-type="float" office:value="5.262" calcext:value-type="float">
            <text:p>5.262</text:p>
          </table:table-cell>
          <table:table-cell table:number-columns-repeated="6"/>
        </table:table-row>
        <table:table-row table:style-name="ro1">
          <table:table-cell office:value-type="date" office:date-value="2012-07-18" calcext:value-type="date">
            <text:p>2012-07-18</text:p>
          </table:table-cell>
          <table:table-cell office:value-type="float" office:value="46.726" calcext:value-type="float">
            <text:p>46.726</text:p>
          </table:table-cell>
          <table:table-cell office:value-type="float" office:value="15.283" calcext:value-type="float">
            <text:p>15.283</text:p>
          </table:table-cell>
          <table:table-cell office:value-type="float" office:value="95.413" calcext:value-type="float">
            <text:p>95.413</text:p>
          </table:table-cell>
          <table:table-cell office:value-type="float" office:value="3.04" calcext:value-type="float">
            <text:p>3.04</text:p>
          </table:table-cell>
          <table:table-cell table:number-columns-repeated="6"/>
        </table:table-row>
        <table:table-row table:style-name="ro1">
          <table:table-cell office:value-type="date" office:date-value="2012-07-19" calcext:value-type="date">
            <text:p>2012-07-19</text:p>
          </table:table-cell>
          <table:table-cell office:value-type="float" office:value="15.479" calcext:value-type="float">
            <text:p>15.479</text:p>
          </table:table-cell>
          <table:table-cell office:value-type="float" office:value="17.106" calcext:value-type="float">
            <text:p>17.106</text:p>
          </table:table-cell>
          <table:table-cell office:value-type="float" office:value="79.7" calcext:value-type="float">
            <text:p>79.7</text:p>
          </table:table-cell>
          <table:table-cell office:value-type="float" office:value="9.188" calcext:value-type="float">
            <text:p>9.188</text:p>
          </table:table-cell>
          <table:table-cell table:number-columns-repeated="6"/>
        </table:table-row>
        <table:table-row table:style-name="ro1">
          <table:table-cell office:value-type="date" office:date-value="2012-07-20" calcext:value-type="date">
            <text:p>2012-07-20</text:p>
          </table:table-cell>
          <table:table-cell office:value-type="float" office:value="0.1" calcext:value-type="float">
            <text:p>0.1</text:p>
          </table:table-cell>
          <table:table-cell office:value-type="float" office:value="20.388" calcext:value-type="float">
            <text:p>20.388</text:p>
          </table:table-cell>
          <table:table-cell office:value-type="float" office:value="64.625" calcext:value-type="float">
            <text:p>64.625</text:p>
          </table:table-cell>
          <table:table-cell office:value-type="float" office:value="3.092" calcext:value-type="float">
            <text:p>3.092</text:p>
          </table:table-cell>
          <table:table-cell table:number-columns-repeated="6"/>
        </table:table-row>
        <table:table-row table:style-name="ro1">
          <table:table-cell office:value-type="date" office:date-value="2012-07-21" calcext:value-type="date">
            <text:p>2012-07-21</text:p>
          </table:table-cell>
          <table:table-cell office:value-type="float" office:value="0" calcext:value-type="float">
            <text:p>0</text:p>
          </table:table-cell>
          <table:table-cell office:value-type="float" office:value="23.036" calcext:value-type="float">
            <text:p>23.036</text:p>
          </table:table-cell>
          <table:table-cell office:value-type="float" office:value="64.742" calcext:value-type="float">
            <text:p>64.742</text:p>
          </table:table-cell>
          <table:table-cell office:value-type="float" office:value="3.387" calcext:value-type="float">
            <text:p>3.387</text:p>
          </table:table-cell>
          <table:table-cell table:number-columns-repeated="6"/>
        </table:table-row>
        <table:table-row table:style-name="ro1">
          <table:table-cell office:value-type="date" office:date-value="2012-07-22" calcext:value-type="date">
            <text:p>2012-07-22</text:p>
          </table:table-cell>
          <table:table-cell office:value-type="float" office:value="16.842" calcext:value-type="float">
            <text:p>16.842</text:p>
          </table:table-cell>
          <table:table-cell office:value-type="float" office:value="22.223" calcext:value-type="float">
            <text:p>22.223</text:p>
          </table:table-cell>
          <table:table-cell office:value-type="float" office:value="75.765" calcext:value-type="float">
            <text:p>75.765</text:p>
          </table:table-cell>
          <table:table-cell office:value-type="float" office:value="3.882" calcext:value-type="float">
            <text:p>3.882</text:p>
          </table:table-cell>
          <table:table-cell table:number-columns-repeated="6"/>
        </table:table-row>
        <table:table-row table:style-name="ro1">
          <table:table-cell office:value-type="date" office:date-value="2012-07-23" calcext:value-type="date">
            <text:p>2012-07-23</text:p>
          </table:table-cell>
          <table:table-cell office:value-type="float" office:value="0.158" calcext:value-type="float">
            <text:p>0.158</text:p>
          </table:table-cell>
          <table:table-cell office:value-type="float" office:value="21.31" calcext:value-type="float">
            <text:p>21.31</text:p>
          </table:table-cell>
          <table:table-cell office:value-type="float" office:value="68.522" calcext:value-type="float">
            <text:p>68.522</text:p>
          </table:table-cell>
          <table:table-cell office:value-type="float" office:value="4.259" calcext:value-type="float">
            <text:p>4.259</text:p>
          </table:table-cell>
          <table:table-cell table:number-columns-repeated="6"/>
        </table:table-row>
        <table:table-row table:style-name="ro1">
          <table:table-cell office:value-type="date" office:date-value="2012-07-24" calcext:value-type="date">
            <text:p>2012-07-24</text:p>
          </table:table-cell>
          <table:table-cell office:value-type="float" office:value="0.02" calcext:value-type="float">
            <text:p>0.02</text:p>
          </table:table-cell>
          <table:table-cell office:value-type="float" office:value="22.745" calcext:value-type="float">
            <text:p>22.745</text:p>
          </table:table-cell>
          <table:table-cell office:value-type="float" office:value="70.925" calcext:value-type="float">
            <text:p>70.925</text:p>
          </table:table-cell>
          <table:table-cell office:value-type="float" office:value="3.277" calcext:value-type="float">
            <text:p>3.277</text:p>
          </table:table-cell>
          <table:table-cell table:number-columns-repeated="6"/>
        </table:table-row>
        <table:table-row table:style-name="ro1">
          <table:table-cell office:value-type="date" office:date-value="2012-07-25" calcext:value-type="date">
            <text:p>2012-07-25</text:p>
          </table:table-cell>
          <table:table-cell office:value-type="float" office:value="0.046" calcext:value-type="float">
            <text:p>0.046</text:p>
          </table:table-cell>
          <table:table-cell office:value-type="float" office:value="20.716" calcext:value-type="float">
            <text:p>20.716</text:p>
          </table:table-cell>
          <table:table-cell office:value-type="float" office:value="79.143" calcext:value-type="float">
            <text:p>79.143</text:p>
          </table:table-cell>
          <table:table-cell office:value-type="float" office:value="3.095" calcext:value-type="float">
            <text:p>3.095</text:p>
          </table:table-cell>
          <table:table-cell table:number-columns-repeated="6"/>
        </table:table-row>
        <table:table-row table:style-name="ro1">
          <table:table-cell office:value-type="date" office:date-value="2012-07-26" calcext:value-type="date">
            <text:p>2012-07-26</text:p>
          </table:table-cell>
          <table:table-cell office:value-type="float" office:value="0.046" calcext:value-type="float">
            <text:p>0.046</text:p>
          </table:table-cell>
          <table:table-cell office:value-type="float" office:value="20.439" calcext:value-type="float">
            <text:p>20.439</text:p>
          </table:table-cell>
          <table:table-cell office:value-type="float" office:value="76.805" calcext:value-type="float">
            <text:p>76.805</text:p>
          </table:table-cell>
          <table:table-cell office:value-type="float" office:value="3.136" calcext:value-type="float">
            <text:p>3.136</text:p>
          </table:table-cell>
          <table:table-cell table:number-columns-repeated="6"/>
        </table:table-row>
        <table:table-row table:style-name="ro1">
          <table:table-cell office:value-type="date" office:date-value="2012-07-27" calcext:value-type="date">
            <text:p>2012-07-27</text:p>
          </table:table-cell>
          <table:table-cell office:value-type="float" office:value="0.1" calcext:value-type="float">
            <text:p>0.1</text:p>
          </table:table-cell>
          <table:table-cell office:value-type="float" office:value="20.892" calcext:value-type="float">
            <text:p>20.892</text:p>
          </table:table-cell>
          <table:table-cell office:value-type="float" office:value="76.809" calcext:value-type="float">
            <text:p>76.809</text:p>
          </table:table-cell>
          <table:table-cell office:value-type="float" office:value="3.377" calcext:value-type="float">
            <text:p>3.377</text:p>
          </table:table-cell>
          <table:table-cell table:number-columns-repeated="6"/>
        </table:table-row>
        <table:table-row table:style-name="ro1">
          <table:table-cell office:value-type="date" office:date-value="2012-07-28" calcext:value-type="date">
            <text:p>2012-07-28</text:p>
          </table:table-cell>
          <table:table-cell office:value-type="float" office:value="0" calcext:value-type="float">
            <text:p>0</text:p>
          </table:table-cell>
          <table:table-cell office:value-type="float" office:value="20.762" calcext:value-type="float">
            <text:p>20.762</text:p>
          </table:table-cell>
          <table:table-cell office:value-type="float" office:value="74.919" calcext:value-type="float">
            <text:p>74.919</text:p>
          </table:table-cell>
          <table:table-cell office:value-type="float" office:value="3.702" calcext:value-type="float">
            <text:p>3.702</text:p>
          </table:table-cell>
          <table:table-cell table:number-columns-repeated="6"/>
        </table:table-row>
        <table:table-row table:style-name="ro1">
          <table:table-cell office:value-type="date" office:date-value="2012-07-29" calcext:value-type="date">
            <text:p>2012-07-29</text:p>
          </table:table-cell>
          <table:table-cell office:value-type="float" office:value="9.902" calcext:value-type="float">
            <text:p>9.902</text:p>
          </table:table-cell>
          <table:table-cell office:value-type="float" office:value="21.036" calcext:value-type="float">
            <text:p>21.036</text:p>
          </table:table-cell>
          <table:table-cell office:value-type="float" office:value="81.092" calcext:value-type="float">
            <text:p>81.092</text:p>
          </table:table-cell>
          <table:table-cell office:value-type="float" office:value="3.635" calcext:value-type="float">
            <text:p>3.635</text:p>
          </table:table-cell>
          <table:table-cell table:number-columns-repeated="6"/>
        </table:table-row>
        <table:table-row table:style-name="ro1">
          <table:table-cell office:value-type="date" office:date-value="2012-07-30" calcext:value-type="date">
            <text:p>2012-07-30</text:p>
          </table:table-cell>
          <table:table-cell office:value-type="float" office:value="0.204" calcext:value-type="float">
            <text:p>0.204</text:p>
          </table:table-cell>
          <table:table-cell office:value-type="float" office:value="21.285" calcext:value-type="float">
            <text:p>21.285</text:p>
          </table:table-cell>
          <table:table-cell office:value-type="float" office:value="74.833" calcext:value-type="float">
            <text:p>74.833</text:p>
          </table:table-cell>
          <table:table-cell office:value-type="float" office:value="3.817" calcext:value-type="float">
            <text:p>3.817</text:p>
          </table:table-cell>
          <table:table-cell table:number-columns-repeated="6"/>
        </table:table-row>
        <table:table-row table:style-name="ro1">
          <table:table-cell office:value-type="date" office:date-value="2012-07-31" calcext:value-type="date">
            <text:p>2012-07-31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25" calcext:value-type="float">
            <text:p>19.125</text:p>
          </table:table-cell>
          <table:table-cell office:value-type="float" office:value="72.541" calcext:value-type="float">
            <text:p>72.541</text:p>
          </table:table-cell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0.1" calcext:value-type="float">
            <text:p>0.1</text:p>
          </table:table-cell>
          <table:table-cell office:value-type="float" office:value="19.443" calcext:value-type="float">
            <text:p>19.443</text:p>
          </table:table-cell>
          <table:table-cell office:value-type="float" office:value="67.644" calcext:value-type="float">
            <text:p>67.644</text:p>
          </table:table-cell>
          <table:table-cell office:value-type="float" office:value="3.827" calcext:value-type="float">
            <text:p>3.827</text:p>
          </table:table-cell>
          <table:table-cell table:number-columns-repeated="6"/>
        </table:table-row>
        <table:table-row table:style-name="ro1">
          <table:table-cell office:value-type="date" office:date-value="2012-08-02" calcext:value-type="date">
            <text:p>2012-08-02</text:p>
          </table:table-cell>
          <table:table-cell office:value-type="float" office:value="2.3" calcext:value-type="float">
            <text:p>2.3</text:p>
          </table:table-cell>
          <table:table-cell office:value-type="float" office:value="18.305" calcext:value-type="float">
            <text:p>18.305</text:p>
          </table:table-cell>
          <table:table-cell office:value-type="float" office:value="79.143" calcext:value-type="float">
            <text:p>79.143</text:p>
          </table:table-cell>
          <table:table-cell office:value-type="float" office:value="4.654" calcext:value-type="float">
            <text:p>4.654</text:p>
          </table:table-cell>
          <table:table-cell table:number-columns-repeated="6"/>
        </table:table-row>
        <table:table-row table:style-name="ro1">
          <table:table-cell office:value-type="date" office:date-value="2012-08-03" calcext:value-type="date">
            <text:p>2012-08-03</text:p>
          </table:table-cell>
          <table:table-cell office:value-type="float" office:value="0.12" calcext:value-type="float">
            <text:p>0.12</text:p>
          </table:table-cell>
          <table:table-cell office:value-type="float" office:value="17.779" calcext:value-type="float">
            <text:p>17.779</text:p>
          </table:table-cell>
          <table:table-cell office:value-type="float" office:value="87.862" calcext:value-type="float">
            <text:p>87.862</text:p>
          </table:table-cell>
          <table:table-cell office:value-type="float" office:value="2.642" calcext:value-type="float">
            <text:p>2.642</text:p>
          </table:table-cell>
          <table:table-cell table:number-columns-repeated="6"/>
        </table:table-row>
        <table:table-row table:style-name="ro1">
          <table:table-cell office:value-type="date" office:date-value="2012-08-04" calcext:value-type="date">
            <text:p>2012-08-04</text:p>
          </table:table-cell>
          <table:table-cell office:value-type="float" office:value="2.921" calcext:value-type="float">
            <text:p>2.921</text:p>
          </table:table-cell>
          <table:table-cell office:value-type="float" office:value="18.282" calcext:value-type="float">
            <text:p>18.282</text:p>
          </table:table-cell>
          <table:table-cell office:value-type="float" office:value="74.609" calcext:value-type="float">
            <text:p>74.609</text:p>
          </table:table-cell>
          <table:table-cell office:value-type="float" office:value="8.889" calcext:value-type="float">
            <text:p>8.889</text:p>
          </table:table-cell>
          <table:table-cell table:number-columns-repeated="6"/>
        </table:table-row>
        <table:table-row table:style-name="ro1">
          <table:table-cell office:value-type="date" office:date-value="2012-08-05" calcext:value-type="date">
            <text:p>2012-08-05</text:p>
          </table:table-cell>
          <table:table-cell office:value-type="float" office:value="0.1" calcext:value-type="float">
            <text:p>0.1</text:p>
          </table:table-cell>
          <table:table-cell office:value-type="float" office:value="16.911" calcext:value-type="float">
            <text:p>16.911</text:p>
          </table:table-cell>
          <table:table-cell office:value-type="float" office:value="65.839" calcext:value-type="float">
            <text:p>65.839</text:p>
          </table:table-cell>
          <table:table-cell office:value-type="float" office:value="7.913" calcext:value-type="float">
            <text:p>7.913</text:p>
          </table:table-cell>
          <table:table-cell table:number-columns-repeated="6"/>
        </table:table-row>
        <table:table-row table:style-name="ro1">
          <table:table-cell office:value-type="date" office:date-value="2012-08-06" calcext:value-type="date">
            <text:p>2012-08-06</text:p>
          </table:table-cell>
          <table:table-cell office:value-type="float" office:value="0" calcext:value-type="float">
            <text:p>0</text:p>
          </table:table-cell>
          <table:table-cell office:value-type="float" office:value="16.246" calcext:value-type="float">
            <text:p>16.246</text:p>
          </table:table-cell>
          <table:table-cell office:value-type="float" office:value="76.742" calcext:value-type="float">
            <text:p>76.742</text:p>
          </table:table-cell>
          <table:table-cell office:value-type="float" office:value="3.128" calcext:value-type="float">
            <text:p>3.128</text:p>
          </table:table-cell>
          <table:table-cell table:number-columns-repeated="6"/>
        </table:table-row>
        <table:table-row table:style-name="ro1">
          <table:table-cell office:value-type="date" office:date-value="2012-08-07" calcext:value-type="date">
            <text:p>2012-08-07</text:p>
          </table:table-cell>
          <table:table-cell office:value-type="float" office:value="0" calcext:value-type="float">
            <text:p>0</text:p>
          </table:table-cell>
          <table:table-cell office:value-type="float" office:value="19.555" calcext:value-type="float">
            <text:p>19.555</text:p>
          </table:table-cell>
          <table:table-cell office:value-type="float" office:value="68.605" calcext:value-type="float">
            <text:p>68.605</text:p>
          </table:table-cell>
          <table:table-cell office:value-type="float" office:value="3.27" calcext:value-type="float">
            <text:p>3.27</text:p>
          </table:table-cell>
          <table:table-cell table:number-columns-repeated="6"/>
        </table:table-row>
        <table:table-row table:style-name="ro1">
          <table:table-cell office:value-type="date" office:date-value="2012-08-08" calcext:value-type="date">
            <text:p>2012-08-08</text:p>
          </table:table-cell>
          <table:table-cell office:value-type="float" office:value="5.224" calcext:value-type="float">
            <text:p>5.224</text:p>
          </table:table-cell>
          <table:table-cell office:value-type="float" office:value="21.443" calcext:value-type="float">
            <text:p>21.443</text:p>
          </table:table-cell>
          <table:table-cell office:value-type="float" office:value="70.963" calcext:value-type="float">
            <text:p>70.963</text:p>
          </table:table-cell>
          <table:table-cell office:value-type="float" office:value="6.423" calcext:value-type="float">
            <text:p>6.423</text:p>
          </table:table-cell>
          <table:table-cell table:number-columns-repeated="6"/>
        </table:table-row>
        <table:table-row table:style-name="ro1">
          <table:table-cell office:value-type="date" office:date-value="2012-08-09" calcext:value-type="date">
            <text:p>2012-08-09</text:p>
          </table:table-cell>
          <table:table-cell office:value-type="float" office:value="0.476" calcext:value-type="float">
            <text:p>0.476</text:p>
          </table:table-cell>
          <table:table-cell office:value-type="float" office:value="20.113" calcext:value-type="float">
            <text:p>20.113</text:p>
          </table:table-cell>
          <table:table-cell office:value-type="float" office:value="74.619" calcext:value-type="float">
            <text:p>74.619</text:p>
          </table:table-cell>
          <table:table-cell office:value-type="float" office:value="5.432" calcext:value-type="float">
            <text:p>5.432</text:p>
          </table:table-cell>
          <table:table-cell table:number-columns-repeated="6"/>
        </table:table-row>
        <table:table-row table:style-name="ro1">
          <table:table-cell office:value-type="date" office:date-value="2012-08-10" calcext:value-type="date">
            <text:p>2012-08-10</text:p>
          </table:table-cell>
          <table:table-cell office:value-type="float" office:value="1.201" calcext:value-type="float">
            <text:p>1.201</text:p>
          </table:table-cell>
          <table:table-cell office:value-type="float" office:value="17.116" calcext:value-type="float">
            <text:p>17.116</text:p>
          </table:table-cell>
          <table:table-cell office:value-type="float" office:value="64.796" calcext:value-type="float">
            <text:p>64.796</text:p>
          </table:table-cell>
          <table:table-cell office:value-type="float" office:value="6.883" calcext:value-type="float">
            <text:p>6.883</text:p>
          </table:table-cell>
          <table:table-cell table:number-columns-repeated="6"/>
        </table:table-row>
        <table:table-row table:style-name="ro1">
          <table:table-cell office:value-type="date" office:date-value="2012-08-11" calcext:value-type="date">
            <text:p>2012-08-11</text:p>
          </table:table-cell>
          <table:table-cell office:value-type="float" office:value="0.699" calcext:value-type="float">
            <text:p>0.699</text:p>
          </table:table-cell>
          <table:table-cell office:value-type="float" office:value="14.495" calcext:value-type="float">
            <text:p>14.495</text:p>
          </table:table-cell>
          <table:table-cell office:value-type="float" office:value="71.086" calcext:value-type="float">
            <text:p>71.086</text:p>
          </table:table-cell>
          <table:table-cell office:value-type="float" office:value="10.01" calcext:value-type="float">
            <text:p>10.01</text:p>
          </table:table-cell>
          <table:table-cell table:number-columns-repeated="6"/>
        </table:table-row>
        <table:table-row table:style-name="ro1">
          <table:table-cell office:value-type="date" office:date-value="2012-08-12" calcext:value-type="date">
            <text:p>2012-08-12</text:p>
          </table:table-cell>
          <table:table-cell office:value-type="float" office:value="0.012" calcext:value-type="float">
            <text:p>0.012</text:p>
          </table:table-cell>
          <table:table-cell office:value-type="float" office:value="14.808" calcext:value-type="float">
            <text:p>14.808</text:p>
          </table:table-cell>
          <table:table-cell office:value-type="float" office:value="71.11" calcext:value-type="float">
            <text:p>71.11</text:p>
          </table:table-cell>
          <table:table-cell office:value-type="float" office:value="3.484" calcext:value-type="float">
            <text:p>3.484</text:p>
          </table:table-cell>
          <table:table-cell table:number-columns-repeated="6"/>
        </table:table-row>
        <table:table-row table:style-name="ro1">
          <table:table-cell office:value-type="date" office:date-value="2012-08-13" calcext:value-type="date">
            <text:p>2012-08-13</text:p>
          </table:table-cell>
          <table:table-cell office:value-type="float" office:value="0.723" calcext:value-type="float">
            <text:p>0.723</text:p>
          </table:table-cell>
          <table:table-cell office:value-type="float" office:value="15.748" calcext:value-type="float">
            <text:p>15.748</text:p>
          </table:table-cell>
          <table:table-cell office:value-type="float" office:value="79.271" calcext:value-type="float">
            <text:p>79.271</text:p>
          </table:table-cell>
          <table:table-cell office:value-type="float" office:value="5.734" calcext:value-type="float">
            <text:p>5.734</text:p>
          </table:table-cell>
          <table:table-cell table:number-columns-repeated="6"/>
        </table:table-row>
        <table:table-row table:style-name="ro1">
          <table:table-cell office:value-type="date" office:date-value="2012-08-14" calcext:value-type="date">
            <text:p>2012-08-14</text:p>
          </table:table-cell>
          <table:table-cell office:value-type="float" office:value="0.1" calcext:value-type="float">
            <text:p>0.1</text:p>
          </table:table-cell>
          <table:table-cell office:value-type="float" office:value="13.765" calcext:value-type="float">
            <text:p>13.765</text:p>
          </table:table-cell>
          <table:table-cell office:value-type="float" office:value="73.354" calcext:value-type="float">
            <text:p>73.354</text:p>
          </table:table-cell>
          <table:table-cell office:value-type="float" office:value="8.919" calcext:value-type="float">
            <text:p>8.919</text:p>
          </table:table-cell>
          <table:table-cell table:number-columns-repeated="6"/>
        </table:table-row>
        <table:table-row table:style-name="ro1">
          <table:table-cell office:value-type="date" office:date-value="2012-08-15" calcext:value-type="date">
            <text:p>2012-08-15</text:p>
          </table:table-cell>
          <table:table-cell office:value-type="float" office:value="0.126" calcext:value-type="float">
            <text:p>0.126</text:p>
          </table:table-cell>
          <table:table-cell office:value-type="float" office:value="14.792" calcext:value-type="float">
            <text:p>14.792</text:p>
          </table:table-cell>
          <table:table-cell office:value-type="float" office:value="71.918" calcext:value-type="float">
            <text:p>71.918</text:p>
          </table:table-cell>
          <table:table-cell office:value-type="float" office:value="3.885" calcext:value-type="float">
            <text:p>3.885</text:p>
          </table:table-cell>
          <table:table-cell table:number-columns-repeated="6"/>
        </table:table-row>
        <table:table-row table:style-name="ro1">
          <table:table-cell office:value-type="date" office:date-value="2012-08-16" calcext:value-type="date">
            <text:p>2012-08-16</text:p>
          </table:table-cell>
          <table:table-cell office:value-type="float" office:value="0.128" calcext:value-type="float">
            <text:p>0.128</text:p>
          </table:table-cell>
          <table:table-cell office:value-type="float" office:value="17.867" calcext:value-type="float">
            <text:p>17.867</text:p>
          </table:table-cell>
          <table:table-cell office:value-type="float" office:value="65.66" calcext:value-type="float">
            <text:p>65.66</text:p>
          </table:table-cell>
          <table:table-cell office:value-type="float" office:value="3.284" calcext:value-type="float">
            <text:p>3.284</text:p>
          </table:table-cell>
          <table:table-cell table:number-columns-repeated="6"/>
        </table:table-row>
        <table:table-row table:style-name="ro1">
          <table:table-cell office:value-type="date" office:date-value="2012-08-17" calcext:value-type="date">
            <text:p>2012-08-17</text:p>
          </table:table-cell>
          <table:table-cell office:value-type="float" office:value="0.076" calcext:value-type="float">
            <text:p>0.076</text:p>
          </table:table-cell>
          <table:table-cell office:value-type="float" office:value="19.481" calcext:value-type="float">
            <text:p>19.481</text:p>
          </table:table-cell>
          <table:table-cell office:value-type="float" office:value="65.266" calcext:value-type="float">
            <text:p>65.266</text:p>
          </table:table-cell>
          <table:table-cell office:value-type="float" office:value="5.115" calcext:value-type="float">
            <text:p>5.115</text:p>
          </table:table-cell>
          <table:table-cell table:number-columns-repeated="6"/>
        </table:table-row>
        <table:table-row table:style-name="ro1">
          <table:table-cell office:value-type="date" office:date-value="2012-08-18" calcext:value-type="date">
            <text:p>2012-08-18</text:p>
          </table:table-cell>
          <table:table-cell office:value-type="float" office:value="0.1" calcext:value-type="float">
            <text:p>0.1</text:p>
          </table:table-cell>
          <table:table-cell office:value-type="float" office:value="23.019" calcext:value-type="float">
            <text:p>23.019</text:p>
          </table:table-cell>
          <table:table-cell office:value-type="float" office:value="54.611" calcext:value-type="float">
            <text:p>54.611</text:p>
          </table:table-cell>
          <table:table-cell office:value-type="float" office:value="6.477" calcext:value-type="float">
            <text:p>6.477</text:p>
          </table:table-cell>
          <table:table-cell table:number-columns-repeated="6"/>
        </table:table-row>
        <table:table-row table:style-name="ro1">
          <table:table-cell office:value-type="date" office:date-value="2012-08-19" calcext:value-type="date">
            <text:p>2012-08-19</text:p>
          </table:table-cell>
          <table:table-cell office:value-type="float" office:value="0" calcext:value-type="float">
            <text:p>0</text:p>
          </table:table-cell>
          <table:table-cell office:value-type="float" office:value="20.618" calcext:value-type="float">
            <text:p>20.618</text:p>
          </table:table-cell>
          <table:table-cell office:value-type="float" office:value="63.088" calcext:value-type="float">
            <text:p>63.088</text:p>
          </table:table-cell>
          <table:table-cell office:value-type="float" office:value="4.895" calcext:value-type="float">
            <text:p>4.895</text:p>
          </table:table-cell>
          <table:table-cell table:number-columns-repeated="6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office:value-type="float" office:value="0.133" calcext:value-type="float">
            <text:p>0.133</text:p>
          </table:table-cell>
          <table:table-cell office:value-type="float" office:value="20.199" calcext:value-type="float">
            <text:p>20.199</text:p>
          </table:table-cell>
          <table:table-cell office:value-type="float" office:value="65.471" calcext:value-type="float">
            <text:p>65.471</text:p>
          </table:table-cell>
          <table:table-cell office:value-type="float" office:value="4.084" calcext:value-type="float">
            <text:p>4.084</text:p>
          </table:table-cell>
          <table:table-cell table:number-columns-repeated="6"/>
        </table:table-row>
        <table:table-row table:style-name="ro1">
          <table:table-cell office:value-type="date" office:date-value="2012-08-21" calcext:value-type="date">
            <text:p>2012-08-21</text:p>
          </table:table-cell>
          <table:table-cell office:value-type="float" office:value="0.033" calcext:value-type="float">
            <text:p>0.033</text:p>
          </table:table-cell>
          <table:table-cell office:value-type="float" office:value="20.005" calcext:value-type="float">
            <text:p>20.005</text:p>
          </table:table-cell>
          <table:table-cell office:value-type="float" office:value="67.284" calcext:value-type="float">
            <text:p>67.284</text:p>
          </table:table-cell>
          <table:table-cell office:value-type="float" office:value="3.594" calcext:value-type="float">
            <text:p>3.594</text:p>
          </table:table-cell>
          <table:table-cell table:number-columns-repeated="6"/>
        </table:table-row>
        <table:table-row table:style-name="ro1">
          <table:table-cell office:value-type="date" office:date-value="2012-08-22" calcext:value-type="date">
            <text:p>2012-08-22</text:p>
          </table:table-cell>
          <table:table-cell office:value-type="float" office:value="0.033" calcext:value-type="float">
            <text:p>0.033</text:p>
          </table:table-cell>
          <table:table-cell office:value-type="float" office:value="17.604" calcext:value-type="float">
            <text:p>17.604</text:p>
          </table:table-cell>
          <table:table-cell office:value-type="float" office:value="71.911" calcext:value-type="float">
            <text:p>71.911</text:p>
          </table:table-cell>
          <table:table-cell office:value-type="float" office:value="3.159" calcext:value-type="float">
            <text:p>3.159</text:p>
          </table:table-cell>
          <table:table-cell table:number-columns-repeated="6"/>
        </table:table-row>
        <table:table-row table:style-name="ro1">
          <table:table-cell office:value-type="date" office:date-value="2012-08-23" calcext:value-type="date">
            <text:p>2012-08-23</text:p>
          </table:table-cell>
          <table:table-cell office:value-type="float" office:value="3.167" calcext:value-type="float">
            <text:p>3.167</text:p>
          </table:table-cell>
          <table:table-cell office:value-type="float" office:value="16.859" calcext:value-type="float">
            <text:p>16.859</text:p>
          </table:table-cell>
          <table:table-cell office:value-type="float" office:value="89.81" calcext:value-type="float">
            <text:p>89.81</text:p>
          </table:table-cell>
          <table:table-cell office:value-type="float" office:value="3.875" calcext:value-type="float">
            <text:p>3.875</text:p>
          </table:table-cell>
          <table:table-cell table:number-columns-repeated="6"/>
        </table:table-row>
        <table:table-row table:style-name="ro1">
          <table:table-cell office:value-type="date" office:date-value="2012-08-24" calcext:value-type="date">
            <text:p>2012-08-24</text:p>
          </table:table-cell>
          <table:table-cell office:value-type="float" office:value="0.1" calcext:value-type="float">
            <text:p>0.1</text:p>
          </table:table-cell>
          <table:table-cell office:value-type="float" office:value="13.723" calcext:value-type="float">
            <text:p>13.723</text:p>
          </table:table-cell>
          <table:table-cell office:value-type="float" office:value="90.558" calcext:value-type="float">
            <text:p>90.558</text:p>
          </table:table-cell>
          <table:table-cell office:value-type="float" office:value="5.347" calcext:value-type="float">
            <text:p>5.347</text:p>
          </table:table-cell>
          <table:table-cell table:number-columns-repeated="6"/>
        </table:table-row>
        <table:table-row table:style-name="ro1">
          <table:table-cell office:value-type="date" office:date-value="2012-08-25" calcext:value-type="date">
            <text:p>2012-08-25</text:p>
          </table:table-cell>
          <table:table-cell office:value-type="float" office:value="0.111" calcext:value-type="float">
            <text:p>0.111</text:p>
          </table:table-cell>
          <table:table-cell office:value-type="float" office:value="17.177" calcext:value-type="float">
            <text:p>17.177</text:p>
          </table:table-cell>
          <table:table-cell office:value-type="float" office:value="77.604" calcext:value-type="float">
            <text:p>77.604</text:p>
          </table:table-cell>
          <table:table-cell office:value-type="float" office:value="6.946" calcext:value-type="float">
            <text:p>6.946</text:p>
          </table:table-cell>
          <table:table-cell table:number-columns-repeated="6"/>
        </table:table-row>
        <table:table-row table:style-name="ro1">
          <table:table-cell office:value-type="date" office:date-value="2012-08-26" calcext:value-type="date">
            <text:p>2012-08-26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39" calcext:value-type="float">
            <text:p>17.639</text:p>
          </table:table-cell>
          <table:table-cell office:value-type="float" office:value="68.598" calcext:value-type="float">
            <text:p>68.598</text:p>
          </table:table-cell>
          <table:table-cell office:value-type="float" office:value="4.093" calcext:value-type="float">
            <text:p>4.093</text:p>
          </table:table-cell>
          <table:table-cell table:number-columns-repeated="6"/>
        </table:table-row>
        <table:table-row table:style-name="ro1">
          <table:table-cell office:value-type="date" office:date-value="2012-08-27" calcext:value-type="date">
            <text:p>2012-08-27</text:p>
          </table:table-cell>
          <table:table-cell office:value-type="float" office:value="0.036" calcext:value-type="float">
            <text:p>0.036</text:p>
          </table:table-cell>
          <table:table-cell office:value-type="float" office:value="19.061" calcext:value-type="float">
            <text:p>19.061</text:p>
          </table:table-cell>
          <table:table-cell office:value-type="float" office:value="63.731" calcext:value-type="float">
            <text:p>63.731</text:p>
          </table:table-cell>
          <table:table-cell office:value-type="float" office:value="4.058" calcext:value-type="float">
            <text:p>4.058</text:p>
          </table:table-cell>
          <table:table-cell table:number-columns-repeated="6"/>
        </table:table-row>
        <table:table-row table:style-name="ro1">
          <table:table-cell office:value-type="date" office:date-value="2012-08-28" calcext:value-type="date">
            <text:p>2012-08-28</text:p>
          </table:table-cell>
          <table:table-cell office:value-type="float" office:value="0.138" calcext:value-type="float">
            <text:p>0.138</text:p>
          </table:table-cell>
          <table:table-cell office:value-type="float" office:value="20.321" calcext:value-type="float">
            <text:p>20.321</text:p>
          </table:table-cell>
          <table:table-cell office:value-type="float" office:value="45.102" calcext:value-type="float">
            <text:p>45.102</text:p>
          </table:table-cell>
          <table:table-cell office:value-type="float" office:value="9.933" calcext:value-type="float">
            <text:p>9.933</text:p>
          </table:table-cell>
          <table:table-cell table:number-columns-repeated="6"/>
        </table:table-row>
        <table:table-row table:style-name="ro1">
          <table:table-cell office:value-type="date" office:date-value="2012-08-29" calcext:value-type="date">
            <text:p>2012-08-29</text:p>
          </table:table-cell>
          <table:table-cell office:value-type="float" office:value="2.146" calcext:value-type="float">
            <text:p>2.146</text:p>
          </table:table-cell>
          <table:table-cell office:value-type="float" office:value="13.943" calcext:value-type="float">
            <text:p>13.943</text:p>
          </table:table-cell>
          <table:table-cell office:value-type="float" office:value="77.447" calcext:value-type="float">
            <text:p>77.447</text:p>
          </table:table-cell>
          <table:table-cell office:value-type="float" office:value="9.143" calcext:value-type="float">
            <text:p>9.143</text:p>
          </table:table-cell>
          <table:table-cell table:number-columns-repeated="6"/>
        </table:table-row>
        <table:table-row table:style-name="ro1">
          <table:table-cell office:value-type="date" office:date-value="2012-08-30" calcext:value-type="date">
            <text:p>2012-08-30</text:p>
          </table:table-cell>
          <table:table-cell office:value-type="float" office:value="2.388" calcext:value-type="float">
            <text:p>2.388</text:p>
          </table:table-cell>
          <table:table-cell office:value-type="float" office:value="10.715" calcext:value-type="float">
            <text:p>10.715</text:p>
          </table:table-cell>
          <table:table-cell office:value-type="float" office:value="88.908" calcext:value-type="float">
            <text:p>88.908</text:p>
          </table:table-cell>
          <table:table-cell office:value-type="float" office:value="9.676" calcext:value-type="float">
            <text:p>9.676</text:p>
          </table:table-cell>
          <table:table-cell table:number-columns-repeated="6"/>
        </table:table-row>
        <table:table-row table:style-name="ro1">
          <table:table-cell office:value-type="date" office:date-value="2012-08-31" calcext:value-type="date">
            <text:p>2012-08-31</text:p>
          </table:table-cell>
          <table:table-cell office:value-type="float" office:value="0.2" calcext:value-type="float">
            <text:p>0.2</text:p>
          </table:table-cell>
          <table:table-cell office:value-type="float" office:value="11.391" calcext:value-type="float">
            <text:p>11.391</text:p>
          </table:table-cell>
          <table:table-cell office:value-type="float" office:value="78.032" calcext:value-type="float">
            <text:p>78.032</text:p>
          </table:table-cell>
          <table:table-cell office:value-type="float" office:value="3.451" calcext:value-type="float">
            <text:p>3.451</text:p>
          </table:table-cell>
          <table:table-cell table:number-columns-repeated="6"/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0" calcext:value-type="float">
            <text:p>0</text:p>
          </table:table-cell>
          <table:table-cell office:value-type="float" office:value="13.086" calcext:value-type="float">
            <text:p>13.086</text:p>
          </table:table-cell>
          <table:table-cell office:value-type="float" office:value="76.093" calcext:value-type="float">
            <text:p>76.093</text:p>
          </table:table-cell>
          <table:table-cell office:value-type="float" office:value="3.285" calcext:value-type="float">
            <text:p>3.285</text:p>
          </table:table-cell>
          <table:table-cell table:number-columns-repeated="6"/>
        </table:table-row>
        <table:table-row table:style-name="ro1">
          <table:table-cell office:value-type="date" office:date-value="2012-09-02" calcext:value-type="date">
            <text:p>2012-09-02</text:p>
          </table:table-cell>
          <table:table-cell office:value-type="float" office:value="0.189" calcext:value-type="float">
            <text:p>0.189</text:p>
          </table:table-cell>
          <table:table-cell office:value-type="float" office:value="16.34" calcext:value-type="float">
            <text:p>16.34</text:p>
          </table:table-cell>
          <table:table-cell office:value-type="float" office:value="75.52" calcext:value-type="float">
            <text:p>75.52</text:p>
          </table:table-cell>
          <table:table-cell office:value-type="float" office:value="4.989" calcext:value-type="float">
            <text:p>4.989</text:p>
          </table:table-cell>
          <table:table-cell table:number-columns-repeated="6"/>
        </table:table-row>
        <table:table-row table:style-name="ro1">
          <table:table-cell office:value-type="date" office:date-value="2012-09-03" calcext:value-type="date">
            <text:p>2012-09-03</text:p>
          </table:table-cell>
          <table:table-cell office:value-type="float" office:value="9.611" calcext:value-type="float">
            <text:p>9.611</text:p>
          </table:table-cell>
          <table:table-cell office:value-type="float" office:value="10.683" calcext:value-type="float">
            <text:p>10.683</text:p>
          </table:table-cell>
          <table:table-cell office:value-type="float" office:value="95.227" calcext:value-type="float">
            <text:p>95.227</text:p>
          </table:table-cell>
          <table:table-cell office:value-type="float" office:value="9.949" calcext:value-type="float">
            <text:p>9.949</text:p>
          </table:table-cell>
          <table:table-cell table:number-columns-repeated="6"/>
        </table:table-row>
        <table:table-row table:style-name="ro1">
          <table:table-cell office:value-type="date" office:date-value="2012-09-04" calcext:value-type="date">
            <text:p>2012-09-04</text:p>
          </table:table-cell>
          <table:table-cell office:value-type="float" office:value="0" calcext:value-type="float">
            <text:p>0</text:p>
          </table:table-cell>
          <table:table-cell office:value-type="float" office:value="14.784" calcext:value-type="float">
            <text:p>14.784</text:p>
          </table:table-cell>
          <table:table-cell office:value-type="float" office:value="80.745" calcext:value-type="float">
            <text:p>80.745</text:p>
          </table:table-cell>
          <table:table-cell office:value-type="float" office:value="6.402" calcext:value-type="float">
            <text:p>6.402</text:p>
          </table:table-cell>
          <table:table-cell table:number-columns-repeated="6"/>
        </table:table-row>
        <table:table-row table:style-name="ro1">
          <table:table-cell office:value-type="date" office:date-value="2012-09-05" calcext:value-type="date">
            <text:p>2012-09-05</text:p>
          </table:table-cell>
          <table:table-cell office:value-type="float" office:value="0.016" calcext:value-type="float">
            <text:p>0.016</text:p>
          </table:table-cell>
          <table:table-cell office:value-type="float" office:value="15.022" calcext:value-type="float">
            <text:p>15.022</text:p>
          </table:table-cell>
          <table:table-cell office:value-type="float" office:value="76.065" calcext:value-type="float">
            <text:p>76.065</text:p>
          </table:table-cell>
          <table:table-cell office:value-type="float" office:value="4.986" calcext:value-type="float">
            <text:p>4.986</text:p>
          </table:table-cell>
          <table:table-cell table:number-columns-repeated="6"/>
        </table:table-row>
        <table:table-row table:style-name="ro1">
          <table:table-cell office:value-type="date" office:date-value="2012-09-06" calcext:value-type="date">
            <text:p>2012-09-06</text:p>
          </table:table-cell>
          <table:table-cell office:value-type="float" office:value="0.016" calcext:value-type="float">
            <text:p>0.016</text:p>
          </table:table-cell>
          <table:table-cell office:value-type="float" office:value="16.062" calcext:value-type="float">
            <text:p>16.062</text:p>
          </table:table-cell>
          <table:table-cell office:value-type="float" office:value="64.113" calcext:value-type="float">
            <text:p>64.113</text:p>
          </table:table-cell>
          <table:table-cell office:value-type="float" office:value="4.636" calcext:value-type="float">
            <text:p>4.636</text:p>
          </table:table-cell>
          <table:table-cell table:number-columns-repeated="6"/>
        </table:table-row>
        <table:table-row table:style-name="ro1">
          <table:table-cell office:value-type="date" office:date-value="2012-09-07" calcext:value-type="date">
            <text:p>2012-09-07</text:p>
          </table:table-cell>
          <table:table-cell office:value-type="float" office:value="0.727" calcext:value-type="float">
            <text:p>0.727</text:p>
          </table:table-cell>
          <table:table-cell office:value-type="float" office:value="14.814" calcext:value-type="float">
            <text:p>14.814</text:p>
          </table:table-cell>
          <table:table-cell office:value-type="float" office:value="57.99" calcext:value-type="float">
            <text:p>57.99</text:p>
          </table:table-cell>
          <table:table-cell office:value-type="float" office:value="6.667" calcext:value-type="float">
            <text:p>6.667</text:p>
          </table:table-cell>
          <table:table-cell table:number-columns-repeated="6"/>
        </table:table-row>
        <table:table-row table:style-name="ro1">
          <table:table-cell office:value-type="date" office:date-value="2012-09-08" calcext:value-type="date">
            <text:p>2012-09-08</text:p>
          </table:table-cell>
          <table:table-cell office:value-type="float" office:value="0.1" calcext:value-type="float">
            <text:p>0.1</text:p>
          </table:table-cell>
          <table:table-cell office:value-type="float" office:value="12.805" calcext:value-type="float">
            <text:p>12.805</text:p>
          </table:table-cell>
          <table:table-cell office:value-type="float" office:value="72.241" calcext:value-type="float">
            <text:p>72.241</text:p>
          </table:table-cell>
          <table:table-cell office:value-type="float" office:value="4.321" calcext:value-type="float">
            <text:p>4.321</text:p>
          </table:table-cell>
          <table:table-cell table:number-columns-repeated="6"/>
        </table:table-row>
        <table:table-row table:style-name="ro1">
          <table:table-cell office:value-type="date" office:date-value="2012-09-09" calcext:value-type="date">
            <text:p>2012-09-09</text:p>
          </table:table-cell>
          <table:table-cell office:value-type="float" office:value="0.918" calcext:value-type="float">
            <text:p>0.918</text:p>
          </table:table-cell>
          <table:table-cell office:value-type="float" office:value="14.629" calcext:value-type="float">
            <text:p>14.629</text:p>
          </table:table-cell>
          <table:table-cell office:value-type="float" office:value="81.825" calcext:value-type="float">
            <text:p>81.825</text:p>
          </table:table-cell>
          <table:table-cell office:value-type="float" office:value="10.28" calcext:value-type="float">
            <text:p>10.28</text:p>
          </table:table-cell>
          <table:table-cell table:number-columns-repeated="6"/>
        </table:table-row>
        <table:table-row table:style-name="ro1">
          <table:table-cell office:value-type="date" office:date-value="2012-09-10" calcext:value-type="date">
            <text:p>2012-09-10</text:p>
          </table:table-cell>
          <table:table-cell office:value-type="float" office:value="0" calcext:value-type="float">
            <text:p>0</text:p>
          </table:table-cell>
          <table:table-cell office:value-type="float" office:value="13.044" calcext:value-type="float">
            <text:p>13.044</text:p>
          </table:table-cell>
          <table:table-cell office:value-type="float" office:value="70.126" calcext:value-type="float">
            <text:p>70.126</text:p>
          </table:table-cell>
          <table:table-cell office:value-type="float" office:value="7.437" calcext:value-type="float">
            <text:p>7.437</text:p>
          </table:table-cell>
          <table:table-cell table:number-columns-repeated="6"/>
        </table:table-row>
        <table:table-row table:style-name="ro1">
          <table:table-cell office:value-type="date" office:date-value="2012-09-11" calcext:value-type="date">
            <text:p>2012-09-11</text:p>
          </table:table-cell>
          <table:table-cell office:value-type="float" office:value="0.145" calcext:value-type="float">
            <text:p>0.145</text:p>
          </table:table-cell>
          <table:table-cell office:value-type="float" office:value="10.823" calcext:value-type="float">
            <text:p>10.823</text:p>
          </table:table-cell>
          <table:table-cell office:value-type="float" office:value="46.346" calcext:value-type="float">
            <text:p>46.346</text:p>
          </table:table-cell>
          <table:table-cell office:value-type="float" office:value="15.124" calcext:value-type="float">
            <text:p>15.124</text:p>
          </table:table-cell>
          <table:table-cell table:number-columns-repeated="6"/>
        </table:table-row>
        <table:table-row table:style-name="ro1">
          <table:table-cell office:value-type="date" office:date-value="2012-09-12" calcext:value-type="date">
            <text:p>2012-09-12</text:p>
          </table:table-cell>
          <table:table-cell office:value-type="float" office:value="0.1" calcext:value-type="float">
            <text:p>0.1</text:p>
          </table:table-cell>
          <table:table-cell office:value-type="float" office:value="8.662" calcext:value-type="float">
            <text:p>8.662</text:p>
          </table:table-cell>
          <table:table-cell office:value-type="float" office:value="53.548" calcext:value-type="float">
            <text:p>53.548</text:p>
          </table:table-cell>
          <table:table-cell office:value-type="float" office:value="6.599" calcext:value-type="float">
            <text:p>6.599</text:p>
          </table:table-cell>
          <table:table-cell table:number-columns-repeated="6"/>
        </table:table-row>
        <table:table-row table:style-name="ro1">
          <table:table-cell office:value-type="date" office:date-value="2012-09-13" calcext:value-type="date">
            <text:p>2012-09-13</text:p>
          </table:table-cell>
          <table:table-cell office:value-type="float" office:value="0" calcext:value-type="float">
            <text:p>0</text:p>
          </table:table-cell>
          <table:table-cell office:value-type="float" office:value="12.376" calcext:value-type="float">
            <text:p>12.376</text:p>
          </table:table-cell>
          <table:table-cell office:value-type="float" office:value="63.146" calcext:value-type="float">
            <text:p>63.146</text:p>
          </table:table-cell>
          <table:table-cell office:value-type="float" office:value="4.843" calcext:value-type="float">
            <text:p>4.843</text:p>
          </table:table-cell>
          <table:table-cell table:number-columns-repeated="6"/>
        </table:table-row>
        <table:table-row table:style-name="ro1">
          <table:table-cell office:value-type="date" office:date-value="2012-09-14" calcext:value-type="date">
            <text:p>2012-09-14</text:p>
          </table:table-cell>
          <table:table-cell office:value-type="float" office:value="0" calcext:value-type="float">
            <text:p>0</text:p>
          </table:table-cell>
          <table:table-cell office:value-type="float" office:value="12.208" calcext:value-type="float">
            <text:p>12.208</text:p>
          </table:table-cell>
          <table:table-cell office:value-type="float" office:value="71.935" calcext:value-type="float">
            <text:p>71.935</text:p>
          </table:table-cell>
          <table:table-cell office:value-type="float" office:value="12.117" calcext:value-type="float">
            <text:p>12.117</text:p>
          </table:table-cell>
          <table:table-cell table:number-columns-repeated="6"/>
        </table:table-row>
        <table:table-row table:style-name="ro1">
          <table:table-cell office:value-type="date" office:date-value="2012-09-15" calcext:value-type="date">
            <text:p>2012-09-15</text:p>
          </table:table-cell>
          <table:table-cell office:value-type="float" office:value="0.935" calcext:value-type="float">
            <text:p>0.935</text:p>
          </table:table-cell>
          <table:table-cell office:value-type="float" office:value="8.094" calcext:value-type="float">
            <text:p>8.094</text:p>
          </table:table-cell>
          <table:table-cell office:value-type="float" office:value="78.623" calcext:value-type="float">
            <text:p>78.623</text:p>
          </table:table-cell>
          <table:table-cell office:value-type="float" office:value="4.419" calcext:value-type="float">
            <text:p>4.419</text:p>
          </table:table-cell>
          <table:table-cell table:number-columns-repeated="6"/>
        </table:table-row>
        <table:table-row table:style-name="ro1">
          <table:table-cell office:value-type="date" office:date-value="2012-09-16" calcext:value-type="date">
            <text:p>2012-09-16</text:p>
          </table:table-cell>
          <table:table-cell office:value-type="float" office:value="0.365" calcext:value-type="float">
            <text:p>0.365</text:p>
          </table:table-cell>
          <table:table-cell office:value-type="float" office:value="7.926" calcext:value-type="float">
            <text:p>7.926</text:p>
          </table:table-cell>
          <table:table-cell office:value-type="float" office:value="75.515" calcext:value-type="float">
            <text:p>75.515</text:p>
          </table:table-cell>
          <table:table-cell office:value-type="float" office:value="2.938" calcext:value-type="float">
            <text:p>2.938</text:p>
          </table:table-cell>
          <table:table-cell table:number-columns-repeated="6"/>
        </table:table-row>
        <table:table-row table:style-name="ro1">
          <table:table-cell office:value-type="date" office:date-value="2012-09-17" calcext:value-type="date">
            <text:p>2012-09-17</text:p>
          </table:table-cell>
          <table:table-cell office:value-type="float" office:value="0.1" calcext:value-type="float">
            <text:p>0.1</text:p>
          </table:table-cell>
          <table:table-cell office:value-type="float" office:value="12.544" calcext:value-type="float">
            <text:p>12.544</text:p>
          </table:table-cell>
          <table:table-cell office:value-type="float" office:value="66.217" calcext:value-type="float">
            <text:p>66.217</text:p>
          </table:table-cell>
          <table:table-cell office:value-type="float" office:value="3.052" calcext:value-type="float">
            <text:p>3.052</text:p>
          </table:table-cell>
          <table:table-cell table:number-columns-repeated="6"/>
        </table:table-row>
        <table:table-row table:style-name="ro1">
          <table:table-cell office:value-type="date" office:date-value="2012-09-18" calcext:value-type="date">
            <text:p>2012-09-18</text:p>
          </table:table-cell>
          <table:table-cell office:value-type="float" office:value="0.2" calcext:value-type="float">
            <text:p>0.2</text:p>
          </table:table-cell>
          <table:table-cell office:value-type="float" office:value="13.807" calcext:value-type="float">
            <text:p>13.807</text:p>
          </table:table-cell>
          <table:table-cell office:value-type="float" office:value="61.683" calcext:value-type="float">
            <text:p>61.683</text:p>
          </table:table-cell>
          <table:table-cell office:value-type="float" office:value="8.789" calcext:value-type="float">
            <text:p>8.789</text:p>
          </table:table-cell>
          <table:table-cell table:number-columns-repeated="6"/>
        </table:table-row>
        <table:table-row table:style-name="ro1">
          <table:table-cell office:value-type="date" office:date-value="2012-09-19" calcext:value-type="date">
            <text:p>2012-09-19</text:p>
          </table:table-cell>
          <table:table-cell office:value-type="float" office:value="0" calcext:value-type="float">
            <text:p>0</text:p>
          </table:table-cell>
          <table:table-cell office:value-type="float" office:value="10.532" calcext:value-type="float">
            <text:p>10.532</text:p>
          </table:table-cell>
          <table:table-cell office:value-type="float" office:value="72.002" calcext:value-type="float">
            <text:p>72.002</text:p>
          </table:table-cell>
          <table:table-cell office:value-type="float" office:value="4.33" calcext:value-type="float">
            <text:p>4.33</text:p>
          </table:table-cell>
          <table:table-cell table:number-columns-repeated="6"/>
        </table:table-row>
        <table:table-row table:style-name="ro1">
          <table:table-cell office:value-type="date" office:date-value="2012-09-20" calcext:value-type="date">
            <text:p>2012-09-20</text:p>
          </table:table-cell>
          <table:table-cell office:value-type="float" office:value="0.021" calcext:value-type="float">
            <text:p>0.021</text:p>
          </table:table-cell>
          <table:table-cell office:value-type="float" office:value="11.377" calcext:value-type="float">
            <text:p>11.377</text:p>
          </table:table-cell>
          <table:table-cell office:value-type="float" office:value="66.44" calcext:value-type="float">
            <text:p>66.44</text:p>
          </table:table-cell>
          <table:table-cell office:value-type="float" office:value="3.655" calcext:value-type="float">
            <text:p>3.655</text:p>
          </table:table-cell>
          <table:table-cell table:number-columns-repeated="6"/>
        </table:table-row>
        <table:table-row table:style-name="ro1">
          <table:table-cell office:value-type="date" office:date-value="2012-09-21" calcext:value-type="date">
            <text:p>2012-09-21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62.002" calcext:value-type="float">
            <text:p>62.002</text:p>
          </table:table-cell>
          <table:table-cell office:value-type="float" office:value="5.579" calcext:value-type="float">
            <text:p>5.579</text:p>
          </table:table-cell>
          <table:table-cell table:number-columns-repeated="6"/>
        </table:table-row>
        <table:table-row table:style-name="ro1">
          <table:table-cell office:value-type="date" office:date-value="2012-09-22" calcext:value-type="date">
            <text:p>2012-09-22</text:p>
          </table:table-cell>
          <table:table-cell office:value-type="float" office:value="0.021" calcext:value-type="float">
            <text:p>0.021</text:p>
          </table:table-cell>
          <table:table-cell office:value-type="float" office:value="14.646" calcext:value-type="float">
            <text:p>14.646</text:p>
          </table:table-cell>
          <table:table-cell office:value-type="float" office:value="72.33" calcext:value-type="float">
            <text:p>72.33</text:p>
          </table:table-cell>
          <table:table-cell office:value-type="float" office:value="2.878" calcext:value-type="float">
            <text:p>2.878</text:p>
          </table:table-cell>
          <table:table-cell table:number-columns-repeated="6"/>
        </table:table-row>
        <table:table-row table:style-name="ro1">
          <table:table-cell office:value-type="date" office:date-value="2012-09-23" calcext:value-type="date">
            <text:p>2012-09-23</text:p>
          </table:table-cell>
          <table:table-cell office:value-type="float" office:value="0" calcext:value-type="float">
            <text:p>0</text:p>
          </table:table-cell>
          <table:table-cell office:value-type="float" office:value="14.959" calcext:value-type="float">
            <text:p>14.959</text:p>
          </table:table-cell>
          <table:table-cell office:value-type="float" office:value="75.45" calcext:value-type="float">
            <text:p>75.45</text:p>
          </table:table-cell>
          <table:table-cell office:value-type="float" office:value="3.412" calcext:value-type="float">
            <text:p>3.412</text:p>
          </table:table-cell>
          <table:table-cell table:number-columns-repeated="6"/>
        </table:table-row>
        <table:table-row table:style-name="ro1">
          <table:table-cell office:value-type="date" office:date-value="2012-09-24" calcext:value-type="date">
            <text:p>2012-09-24</text:p>
          </table:table-cell>
          <table:table-cell office:value-type="float" office:value="0" calcext:value-type="float">
            <text:p>0</text:p>
          </table:table-cell>
          <table:table-cell office:value-type="float" office:value="15.705" calcext:value-type="float">
            <text:p>15.705</text:p>
          </table:table-cell>
          <table:table-cell office:value-type="float" office:value="73.937" calcext:value-type="float">
            <text:p>73.937</text:p>
          </table:table-cell>
          <table:table-cell office:value-type="float" office:value="5.39" calcext:value-type="float">
            <text:p>5.39</text:p>
          </table:table-cell>
          <table:table-cell table:number-columns-repeated="6"/>
        </table:table-row>
        <table:table-row table:style-name="ro1">
          <table:table-cell office:value-type="date" office:date-value="2012-09-25" calcext:value-type="date">
            <text:p>2012-09-25</text:p>
          </table:table-cell>
          <table:table-cell office:value-type="float" office:value="0" calcext:value-type="float">
            <text:p>0</text:p>
          </table:table-cell>
          <table:table-cell office:value-type="float" office:value="13.278" calcext:value-type="float">
            <text:p>13.278</text:p>
          </table:table-cell>
          <table:table-cell office:value-type="float" office:value="51.62" calcext:value-type="float">
            <text:p>51.62</text:p>
          </table:table-cell>
          <table:table-cell office:value-type="float" office:value="7.945" calcext:value-type="float">
            <text:p>7.945</text:p>
          </table:table-cell>
          <table:table-cell table:number-columns-repeated="6"/>
        </table:table-row>
        <table:table-row table:style-name="ro1">
          <table:table-cell office:value-type="date" office:date-value="2012-09-26" calcext:value-type="date">
            <text:p>2012-09-26</text:p>
          </table:table-cell>
          <table:table-cell office:value-type="float" office:value="0.047" calcext:value-type="float">
            <text:p>0.047</text:p>
          </table:table-cell>
          <table:table-cell office:value-type="float" office:value="9.63" calcext:value-type="float">
            <text:p>9.63</text:p>
          </table:table-cell>
          <table:table-cell office:value-type="float" office:value="66.038" calcext:value-type="float">
            <text:p>66.038</text:p>
          </table:table-cell>
          <table:table-cell office:value-type="float" office:value="5.095" calcext:value-type="float">
            <text:p>5.095</text:p>
          </table:table-cell>
          <table:table-cell table:number-columns-repeated="6"/>
        </table:table-row>
        <table:table-row table:style-name="ro1">
          <table:table-cell office:value-type="date" office:date-value="2012-09-27" calcext:value-type="date">
            <text:p>2012-09-27</text:p>
          </table:table-cell>
          <table:table-cell office:value-type="float" office:value="0.2" calcext:value-type="float">
            <text:p>0.2</text:p>
          </table:table-cell>
          <table:table-cell office:value-type="float" office:value="14.987" calcext:value-type="float">
            <text:p>14.987</text:p>
          </table:table-cell>
          <table:table-cell office:value-type="float" office:value="58.985" calcext:value-type="float">
            <text:p>58.985</text:p>
          </table:table-cell>
          <table:table-cell office:value-type="float" office:value="8.426" calcext:value-type="float">
            <text:p>8.426</text:p>
          </table:table-cell>
          <table:table-cell table:number-columns-repeated="6"/>
        </table:table-row>
        <table:table-row table:style-name="ro1">
          <table:table-cell office:value-type="date" office:date-value="2012-09-28" calcext:value-type="date">
            <text:p>2012-09-28</text:p>
          </table:table-cell>
          <table:table-cell office:value-type="float" office:value="0.888" calcext:value-type="float">
            <text:p>0.888</text:p>
          </table:table-cell>
          <table:table-cell office:value-type="float" office:value="13.604" calcext:value-type="float">
            <text:p>13.604</text:p>
          </table:table-cell>
          <table:table-cell office:value-type="float" office:value="66.946" calcext:value-type="float">
            <text:p>66.946</text:p>
          </table:table-cell>
          <table:table-cell office:value-type="float" office:value="5.276" calcext:value-type="float">
            <text:p>5.276</text:p>
          </table:table-cell>
          <table:table-cell table:number-columns-repeated="6"/>
        </table:table-row>
        <table:table-row table:style-name="ro1">
          <table:table-cell office:value-type="date" office:date-value="2012-09-29" calcext:value-type="date">
            <text:p>2012-09-29</text:p>
          </table:table-cell>
          <table:table-cell office:value-type="float" office:value="0.212" calcext:value-type="float">
            <text:p>0.212</text:p>
          </table:table-cell>
          <table:table-cell office:value-type="float" office:value="8.654" calcext:value-type="float">
            <text:p>8.654</text:p>
          </table:table-cell>
          <table:table-cell office:value-type="float" office:value="84.525" calcext:value-type="float">
            <text:p>84.525</text:p>
          </table:table-cell>
          <table:table-cell office:value-type="float" office:value="4.545" calcext:value-type="float">
            <text:p>4.545</text:p>
          </table:table-cell>
          <table:table-cell table:number-columns-repeated="6"/>
        </table:table-row>
        <table:table-row table:style-name="ro1">
          <table:table-cell office:value-type="date" office:date-value="2012-09-30" calcext:value-type="date">
            <text:p>2012-09-30</text:p>
          </table:table-cell>
          <table:table-cell office:value-type="float" office:value="0.118" calcext:value-type="float">
            <text:p>0.118</text:p>
          </table:table-cell>
          <table:table-cell office:value-type="float" office:value="6.565" calcext:value-type="float">
            <text:p>6.565</text:p>
          </table:table-cell>
          <table:table-cell office:value-type="float" office:value="58.502" calcext:value-type="float">
            <text:p>58.502</text:p>
          </table:table-cell>
          <table:table-cell office:value-type="float" office:value="6.029" calcext:value-type="float">
            <text:p>6.029</text:p>
          </table:table-cell>
          <table:table-cell table:number-columns-repeated="6"/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.05" calcext:value-type="float">
            <text:p>2.05</text:p>
          </table:table-cell>
          <table:table-cell office:value-type="float" office:value="3.813" calcext:value-type="float">
            <text:p>3.813</text:p>
          </table:table-cell>
          <table:table-cell office:value-type="float" office:value="88.825" calcext:value-type="float">
            <text:p>88.825</text:p>
          </table:table-cell>
          <table:table-cell office:value-type="float" office:value="3.537" calcext:value-type="float">
            <text:p>3.537</text:p>
          </table:table-cell>
          <table:table-cell table:number-columns-repeated="6"/>
        </table:table-row>
        <table:table-row table:style-name="ro1">
          <table:table-cell office:value-type="date" office:date-value="2012-10-02" calcext:value-type="date">
            <text:p>2012-10-02</text:p>
          </table:table-cell>
          <table:table-cell office:value-type="float" office:value="0.736" calcext:value-type="float">
            <text:p>0.736</text:p>
          </table:table-cell>
          <table:table-cell office:value-type="float" office:value="5.998" calcext:value-type="float">
            <text:p>5.998</text:p>
          </table:table-cell>
          <table:table-cell office:value-type="float" office:value="76.788" calcext:value-type="float">
            <text:p>76.788</text:p>
          </table:table-cell>
          <table:table-cell office:value-type="float" office:value="9.589" calcext:value-type="float">
            <text:p>9.589</text:p>
          </table:table-cell>
          <table:table-cell table:number-columns-repeated="6"/>
        </table:table-row>
        <table:table-row table:style-name="ro1">
          <table:table-cell office:value-type="date" office:date-value="2012-10-03" calcext:value-type="date">
            <text:p>2012-10-03</text:p>
          </table:table-cell>
          <table:table-cell office:value-type="float" office:value="0.279" calcext:value-type="float">
            <text:p>0.279</text:p>
          </table:table-cell>
          <table:table-cell office:value-type="float" office:value="5.258" calcext:value-type="float">
            <text:p>5.258</text:p>
          </table:table-cell>
          <table:table-cell office:value-type="float" office:value="80.363" calcext:value-type="float">
            <text:p>80.363</text:p>
          </table:table-cell>
          <table:table-cell office:value-type="float" office:value="6.12" calcext:value-type="float">
            <text:p>6.12</text:p>
          </table:table-cell>
          <table:table-cell table:number-columns-repeated="6"/>
        </table:table-row>
        <table:table-row table:style-name="ro1">
          <table:table-cell office:value-type="date" office:date-value="2012-10-04" calcext:value-type="date">
            <text:p>2012-10-04</text:p>
          </table:table-cell>
          <table:table-cell office:value-type="float" office:value="0.117" calcext:value-type="float">
            <text:p>0.117</text:p>
          </table:table-cell>
          <table:table-cell office:value-type="float" office:value="3.375" calcext:value-type="float">
            <text:p>3.375</text:p>
          </table:table-cell>
          <table:table-cell office:value-type="float" office:value="76.062" calcext:value-type="float">
            <text:p>76.062</text:p>
          </table:table-cell>
          <table:table-cell office:value-type="float" office:value="2.265" calcext:value-type="float">
            <text:p>2.265</text:p>
          </table:table-cell>
          <table:table-cell table:number-columns-repeated="6"/>
        </table:table-row>
        <table:table-row table:style-name="ro1">
          <table:table-cell office:value-type="date" office:date-value="2012-10-05" calcext:value-type="date">
            <text:p>2012-10-05</text:p>
          </table:table-cell>
          <table:table-cell office:value-type="float" office:value="0.1" calcext:value-type="float">
            <text:p>0.1</text:p>
          </table:table-cell>
          <table:table-cell office:value-type="float" office:value="3.311" calcext:value-type="float">
            <text:p>3.311</text:p>
          </table:table-cell>
          <table:table-cell office:value-type="float" office:value="76.838" calcext:value-type="float">
            <text:p>76.838</text:p>
          </table:table-cell>
          <table:table-cell office:value-type="float" office:value="4.347" calcext:value-type="float">
            <text:p>4.347</text:p>
          </table:table-cell>
          <table:table-cell table:number-columns-repeated="6"/>
        </table:table-row>
        <table:table-row table:style-name="ro1">
          <table:table-cell office:value-type="date" office:date-value="2012-10-06" calcext:value-type="date">
            <text:p>2012-10-06</text:p>
          </table:table-cell>
          <table:table-cell office:value-type="float" office:value="0.019" calcext:value-type="float">
            <text:p>0.019</text:p>
          </table:table-cell>
          <table:table-cell office:value-type="float" office:value="8.401" calcext:value-type="float">
            <text:p>8.401</text:p>
          </table:table-cell>
          <table:table-cell office:value-type="float" office:value="70.582" calcext:value-type="float">
            <text:p>70.582</text:p>
          </table:table-cell>
          <table:table-cell office:value-type="float" office:value="4.646" calcext:value-type="float">
            <text:p>4.646</text:p>
          </table:table-cell>
          <table:table-cell table:number-columns-repeated="6"/>
        </table:table-row>
        <table:table-row table:style-name="ro1">
          <table:table-cell office:value-type="date" office:date-value="2012-10-07" calcext:value-type="date">
            <text:p>2012-10-07</text:p>
          </table:table-cell>
          <table:table-cell office:value-type="float" office:value="0.12" calcext:value-type="float">
            <text:p>0.12</text:p>
          </table:table-cell>
          <table:table-cell office:value-type="float" office:value="8.281" calcext:value-type="float">
            <text:p>8.281</text:p>
          </table:table-cell>
          <table:table-cell office:value-type="float" office:value="70.196" calcext:value-type="float">
            <text:p>70.196</text:p>
          </table:table-cell>
          <table:table-cell office:value-type="float" office:value="12.422" calcext:value-type="float">
            <text:p>12.422</text:p>
          </table:table-cell>
          <table:table-cell table:number-columns-repeated="6"/>
        </table:table-row>
        <table:table-row table:style-name="ro1">
          <table:table-cell office:value-type="date" office:date-value="2012-10-08" calcext:value-type="date">
            <text:p>2012-10-08</text:p>
          </table:table-cell>
          <table:table-cell office:value-type="float" office:value="0.02" calcext:value-type="float">
            <text:p>0.02</text:p>
          </table:table-cell>
          <table:table-cell office:value-type="float" office:value="4.547" calcext:value-type="float">
            <text:p>4.547</text:p>
          </table:table-cell>
          <table:table-cell office:value-type="float" office:value="68.597" calcext:value-type="float">
            <text:p>68.597</text:p>
          </table:table-cell>
          <table:table-cell office:value-type="float" office:value="8.759" calcext:value-type="float">
            <text:p>8.759</text:p>
          </table:table-cell>
          <table:table-cell table:number-columns-repeated="6"/>
        </table:table-row>
        <table:table-row table:style-name="ro1">
          <table:table-cell office:value-type="date" office:date-value="2012-10-09" calcext:value-type="date">
            <text:p>2012-10-09</text:p>
          </table:table-cell>
          <table:table-cell office:value-type="float" office:value="0.3" calcext:value-type="float">
            <text:p>0.3</text:p>
          </table:table-cell>
          <table:table-cell office:value-type="float" office:value="0.969" calcext:value-type="float">
            <text:p>0.969</text:p>
          </table:table-cell>
          <table:table-cell office:value-type="float" office:value="87.085" calcext:value-type="float">
            <text:p>87.085</text:p>
          </table:table-cell>
          <table:table-cell office:value-type="float" office:value="4.623" calcext:value-type="float">
            <text:p>4.623</text:p>
          </table:table-cell>
          <table:table-cell table:number-columns-repeated="6"/>
        </table:table-row>
        <table:table-row table:style-name="ro1">
          <table:table-cell office:value-type="date" office:date-value="2012-10-10" calcext:value-type="date">
            <text:p>2012-10-10</text:p>
          </table:table-cell>
          <table:table-cell office:value-type="float" office:value="0.025" calcext:value-type="float">
            <text:p>0.025</text:p>
          </table:table-cell>
          <table:table-cell office:value-type="float" office:value="-1.524" calcext:value-type="float">
            <text:p>-1.524</text:p>
          </table:table-cell>
          <table:table-cell office:value-type="float" office:value="64.446" calcext:value-type="float">
            <text:p>64.446</text:p>
          </table:table-cell>
          <table:table-cell office:value-type="float" office:value="11.403" calcext:value-type="float">
            <text:p>11.403</text:p>
          </table:table-cell>
          <table:table-cell table:number-columns-repeated="6"/>
        </table:table-row>
        <table:table-row table:style-name="ro1">
          <table:table-cell office:value-type="date" office:date-value="2012-10-11" calcext:value-type="date">
            <text:p>2012-10-11</text:p>
          </table:table-cell>
          <table:table-cell office:value-type="float" office:value="0.203" calcext:value-type="float">
            <text:p>0.203</text:p>
          </table:table-cell>
          <table:table-cell office:value-type="float" office:value="-3.376" calcext:value-type="float">
            <text:p>-3.376</text:p>
          </table:table-cell>
          <table:table-cell office:value-type="float" office:value="67.549" calcext:value-type="float">
            <text:p>67.549</text:p>
          </table:table-cell>
          <table:table-cell office:value-type="float" office:value="5.954" calcext:value-type="float">
            <text:p>5.954</text:p>
          </table:table-cell>
          <table:table-cell table:number-columns-repeated="6"/>
        </table:table-row>
        <table:table-row table:style-name="ro1">
          <table:table-cell office:value-type="date" office:date-value="2012-10-12" calcext:value-type="date">
            <text:p>2012-10-12</text:p>
          </table:table-cell>
          <table:table-cell office:value-type="float" office:value="1.371" calcext:value-type="float">
            <text:p>1.371</text:p>
          </table:table-cell>
          <table:table-cell office:value-type="float" office:value="-4.201" calcext:value-type="float">
            <text:p>-4.201</text:p>
          </table:table-cell>
          <table:table-cell office:value-type="float" office:value="89.713" calcext:value-type="float">
            <text:p>89.713</text:p>
          </table:table-cell>
          <table:table-cell office:value-type="float" office:value="6.372" calcext:value-type="float">
            <text:p>6.372</text:p>
          </table:table-cell>
          <table:table-cell table:number-columns-repeated="6"/>
        </table:table-row>
        <table:table-row table:style-name="ro1">
          <table:table-cell office:value-type="date" office:date-value="2012-10-13" calcext:value-type="date">
            <text:p>2012-10-13</text:p>
          </table:table-cell>
          <table:table-cell office:value-type="float" office:value="0.226" calcext:value-type="float">
            <text:p>0.226</text:p>
          </table:table-cell>
          <table:table-cell office:value-type="float" office:value="-1.133" calcext:value-type="float">
            <text:p>-1.133</text:p>
          </table:table-cell>
          <table:table-cell office:value-type="float" office:value="95.25" calcext:value-type="float">
            <text:p>95.25</text:p>
          </table:table-cell>
          <table:table-cell office:value-type="float" office:value="4.711" calcext:value-type="float">
            <text:p>4.711</text:p>
          </table:table-cell>
          <table:table-cell table:number-columns-repeated="6"/>
        </table:table-row>
        <table:table-row table:style-name="ro1">
          <table:table-cell office:value-type="date" office:date-value="2012-10-14" calcext:value-type="date">
            <text:p>2012-10-14</text:p>
          </table:table-cell>
          <table:table-cell office:value-type="float" office:value="1.3" calcext:value-type="float">
            <text:p>1.3</text:p>
          </table:table-cell>
          <table:table-cell office:value-type="float" office:value="1.417" calcext:value-type="float">
            <text:p>1.417</text:p>
          </table:table-cell>
          <table:table-cell office:value-type="float" office:value="93.208" calcext:value-type="float">
            <text:p>93.208</text:p>
          </table:table-cell>
          <table:table-cell office:value-type="float" office:value="6.778" calcext:value-type="float">
            <text:p>6.778</text:p>
          </table:table-cell>
          <table:table-cell table:number-columns-repeated="6"/>
        </table:table-row>
        <table:table-row table:style-name="ro1">
          <table:table-cell office:value-type="date" office:date-value="2012-10-15" calcext:value-type="date">
            <text:p>2012-10-15</text:p>
          </table:table-cell>
          <table:table-cell office:value-type="float" office:value="0.2" calcext:value-type="float">
            <text:p>0.2</text:p>
          </table:table-cell>
          <table:table-cell office:value-type="float" office:value="0.944" calcext:value-type="float">
            <text:p>0.944</text:p>
          </table:table-cell>
          <table:table-cell office:value-type="float" office:value="83.852" calcext:value-type="float">
            <text:p>83.852</text:p>
          </table:table-cell>
          <table:table-cell office:value-type="float" office:value="6.495" calcext:value-type="float">
            <text:p>6.495</text:p>
          </table:table-cell>
          <table:table-cell table:number-columns-repeated="6"/>
        </table:table-row>
        <table:table-row table:style-name="ro1">
          <table:table-cell office:value-type="date" office:date-value="2012-10-16" calcext:value-type="date">
            <text:p>2012-10-16</text:p>
          </table:table-cell>
          <table:table-cell office:value-type="float" office:value="0.611" calcext:value-type="float">
            <text:p>0.611</text:p>
          </table:table-cell>
          <table:table-cell office:value-type="float" office:value="1.73" calcext:value-type="float">
            <text:p>1.73</text:p>
          </table:table-cell>
          <table:table-cell office:value-type="float" office:value="96.29" calcext:value-type="float">
            <text:p>96.29</text:p>
          </table:table-cell>
          <table:table-cell office:value-type="float" office:value="6.694" calcext:value-type="float">
            <text:p>6.694</text:p>
          </table:table-cell>
          <table:table-cell table:number-columns-repeated="6"/>
        </table:table-row>
        <table:table-row table:style-name="ro1">
          <table:table-cell office:value-type="date" office:date-value="2012-10-17" calcext:value-type="date">
            <text:p>2012-10-17</text:p>
          </table:table-cell>
          <table:table-cell office:value-type="float" office:value="0.534" calcext:value-type="float">
            <text:p>0.534</text:p>
          </table:table-cell>
          <table:table-cell office:value-type="float" office:value="2.401" calcext:value-type="float">
            <text:p>2.401</text:p>
          </table:table-cell>
          <table:table-cell office:value-type="float" office:value="89.29" calcext:value-type="float">
            <text:p>89.29</text:p>
          </table:table-cell>
          <table:table-cell office:value-type="float" office:value="6.515" calcext:value-type="float">
            <text:p>6.515</text:p>
          </table:table-cell>
          <table:table-cell table:number-columns-repeated="6"/>
        </table:table-row>
        <table:table-row table:style-name="ro1">
          <table:table-cell office:value-type="date" office:date-value="2012-10-18" calcext:value-type="date">
            <text:p>2012-10-18</text:p>
          </table:table-cell>
          <table:table-cell office:value-type="float" office:value="0.121" calcext:value-type="float">
            <text:p>0.121</text:p>
          </table:table-cell>
          <table:table-cell office:value-type="float" office:value="-0.235" calcext:value-type="float">
            <text:p>-0.235</text:p>
          </table:table-cell>
          <table:table-cell office:value-type="float" office:value="86.035" calcext:value-type="float">
            <text:p>86.035</text:p>
          </table:table-cell>
          <table:table-cell office:value-type="float" office:value="5.155" calcext:value-type="float">
            <text:p>5.155</text:p>
          </table:table-cell>
          <table:table-cell table:number-columns-repeated="6"/>
        </table:table-row>
        <table:table-row table:style-name="ro1">
          <table:table-cell office:value-type="date" office:date-value="2012-10-19" calcext:value-type="date">
            <text:p>2012-10-19</text:p>
          </table:table-cell>
          <table:table-cell office:value-type="float" office:value="2.743" calcext:value-type="float">
            <text:p>2.743</text:p>
          </table:table-cell>
          <table:table-cell office:value-type="float" office:value="-0.61" calcext:value-type="float">
            <text:p>-0.61</text:p>
          </table:table-cell>
          <table:table-cell office:value-type="float" office:value="95.675" calcext:value-type="float">
            <text:p>95.675</text:p>
          </table:table-cell>
          <table:table-cell office:value-type="float" office:value="4.704" calcext:value-type="float">
            <text:p>4.704</text:p>
          </table:table-cell>
          <table:table-cell table:number-columns-repeated="6"/>
        </table:table-row>
        <table:table-row table:style-name="ro1">
          <table:table-cell office:value-type="date" office:date-value="2012-10-20" calcext:value-type="date">
            <text:p>2012-10-20</text:p>
          </table:table-cell>
          <table:table-cell office:value-type="float" office:value="10.439" calcext:value-type="float">
            <text:p>10.439</text:p>
          </table:table-cell>
          <table:table-cell office:value-type="float" office:value="-0.717" calcext:value-type="float">
            <text:p>-0.717</text:p>
          </table:table-cell>
          <table:table-cell office:value-type="float" office:value="95.067" calcext:value-type="float">
            <text:p>95.067</text:p>
          </table:table-cell>
          <table:table-cell office:value-type="float" office:value="7.331" calcext:value-type="float">
            <text:p>7.331</text:p>
          </table:table-cell>
          <table:table-cell table:number-columns-repeated="6"/>
        </table:table-row>
        <table:table-row table:style-name="ro1">
          <table:table-cell office:value-type="date" office:date-value="2012-10-21" calcext:value-type="date">
            <text:p>2012-10-21</text:p>
          </table:table-cell>
          <table:table-cell office:value-type="float" office:value="2.416" calcext:value-type="float">
            <text:p>2.416</text:p>
          </table:table-cell>
          <table:table-cell office:value-type="float" office:value="-2.946" calcext:value-type="float">
            <text:p>-2.946</text:p>
          </table:table-cell>
          <table:table-cell office:value-type="float" office:value="95.104" calcext:value-type="float">
            <text:p>95.104</text:p>
          </table:table-cell>
          <table:table-cell office:value-type="float" office:value="15.909" calcext:value-type="float">
            <text:p>15.909</text:p>
          </table:table-cell>
          <table:table-cell table:number-columns-repeated="6"/>
        </table:table-row>
        <table:table-row table:style-name="ro1">
          <table:table-cell office:value-type="date" office:date-value="2012-10-22" calcext:value-type="date">
            <text:p>2012-10-22</text:p>
          </table:table-cell>
          <table:table-cell office:value-type="float" office:value="2.261" calcext:value-type="float">
            <text:p>2.261</text:p>
          </table:table-cell>
          <table:table-cell office:value-type="float" office:value="-0.243" calcext:value-type="float">
            <text:p>-0.243</text:p>
          </table:table-cell>
          <table:table-cell office:value-type="float" office:value="95.917" calcext:value-type="float">
            <text:p>95.917</text:p>
          </table:table-cell>
          <table:table-cell office:value-type="float" office:value="7.893" calcext:value-type="float">
            <text:p>7.893</text:p>
          </table:table-cell>
          <table:table-cell table:number-columns-repeated="6"/>
        </table:table-row>
        <table:table-row table:style-name="ro1">
          <table:table-cell office:value-type="date" office:date-value="2012-10-23" calcext:value-type="date">
            <text:p>2012-10-23</text:p>
          </table:table-cell>
          <table:table-cell office:value-type="float" office:value="0.432" calcext:value-type="float">
            <text:p>0.432</text:p>
          </table:table-cell>
          <table:table-cell office:value-type="float" office:value="-1.218" calcext:value-type="float">
            <text:p>-1.218</text:p>
          </table:table-cell>
          <table:table-cell office:value-type="float" office:value="92.525" calcext:value-type="float">
            <text:p>92.525</text:p>
          </table:table-cell>
          <table:table-cell office:value-type="float" office:value="5.229" calcext:value-type="float">
            <text:p>5.229</text:p>
          </table:table-cell>
          <table:table-cell table:number-columns-repeated="6"/>
        </table:table-row>
        <table:table-row table:style-name="ro1">
          <table:table-cell office:value-type="date" office:date-value="2012-10-24" calcext:value-type="date">
            <text:p>2012-10-24</text:p>
          </table:table-cell>
          <table:table-cell office:value-type="float" office:value="0.136" calcext:value-type="float">
            <text:p>0.136</text:p>
          </table:table-cell>
          <table:table-cell office:value-type="float" office:value="-3.868" calcext:value-type="float">
            <text:p>-3.868</text:p>
          </table:table-cell>
          <table:table-cell office:value-type="float" office:value="92.462" calcext:value-type="float">
            <text:p>92.462</text:p>
          </table:table-cell>
          <table:table-cell office:value-type="float" office:value="8.289" calcext:value-type="float">
            <text:p>8.289</text:p>
          </table:table-cell>
          <table:table-cell table:number-columns-repeated="6"/>
        </table:table-row>
        <table:table-row table:style-name="ro1">
          <table:table-cell office:value-type="date" office:date-value="2012-10-25" calcext:value-type="date">
            <text:p>2012-10-25</text:p>
          </table:table-cell>
          <table:table-cell office:value-type="float" office:value="0.1" calcext:value-type="float">
            <text:p>0.1</text:p>
          </table:table-cell>
          <table:table-cell office:value-type="float" office:value="-4.735" calcext:value-type="float">
            <text:p>-4.735</text:p>
          </table:table-cell>
          <table:table-cell office:value-type="float" office:value="91.967" calcext:value-type="float">
            <text:p>91.967</text:p>
          </table:table-cell>
          <table:table-cell office:value-type="float" office:value="5.014" calcext:value-type="float">
            <text:p>5.014</text:p>
          </table:table-cell>
          <table:table-cell table:number-columns-repeated="6"/>
        </table:table-row>
        <table:table-row table:style-name="ro1">
          <table:table-cell office:value-type="date" office:date-value="2012-10-26" calcext:value-type="date">
            <text:p>2012-10-26</text:p>
          </table:table-cell>
          <table:table-cell office:value-type="float" office:value="0.037" calcext:value-type="float">
            <text:p>0.037</text:p>
          </table:table-cell>
          <table:table-cell office:value-type="float" office:value="-8.434" calcext:value-type="float">
            <text:p>-8.434</text:p>
          </table:table-cell>
          <table:table-cell office:value-type="float" office:value="90.913" calcext:value-type="float">
            <text:p>90.913</text:p>
          </table:table-cell>
          <table:table-cell office:value-type="float" office:value="6.962" calcext:value-type="float">
            <text:p>6.962</text:p>
          </table:table-cell>
          <table:table-cell table:number-columns-repeated="6"/>
        </table:table-row>
        <table:table-row table:style-name="ro1">
          <table:table-cell office:value-type="date" office:date-value="2012-10-27" calcext:value-type="date">
            <text:p>2012-10-27</text:p>
          </table:table-cell>
          <table:table-cell office:value-type="float" office:value="0.19" calcext:value-type="float">
            <text:p>0.19</text:p>
          </table:table-cell>
          <table:table-cell office:value-type="float" office:value="-8.615" calcext:value-type="float">
            <text:p>-8.615</text:p>
          </table:table-cell>
          <table:table-cell office:value-type="float" office:value="88.312" calcext:value-type="float">
            <text:p>88.312</text:p>
          </table:table-cell>
          <table:table-cell office:value-type="float" office:value="6.519" calcext:value-type="float">
            <text:p>6.519</text:p>
          </table:table-cell>
          <table:table-cell table:number-columns-repeated="6"/>
        </table:table-row>
        <table:table-row table:style-name="ro1">
          <table:table-cell office:value-type="date" office:date-value="2012-10-28" calcext:value-type="date">
            <text:p>2012-10-28</text:p>
          </table:table-cell>
          <table:table-cell office:value-type="float" office:value="4.927" calcext:value-type="float">
            <text:p>4.927</text:p>
          </table:table-cell>
          <table:table-cell office:value-type="float" office:value="-8.349" calcext:value-type="float">
            <text:p>-8.349</text:p>
          </table:table-cell>
          <table:table-cell office:value-type="float" office:value="94.463" calcext:value-type="float">
            <text:p>94.463</text:p>
          </table:table-cell>
          <table:table-cell office:value-type="float" office:value="11.042" calcext:value-type="float">
            <text:p>11.042</text:p>
          </table:table-cell>
          <table:table-cell table:number-columns-repeated="6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float" office:value="0.221" calcext:value-type="float">
            <text:p>0.221</text:p>
          </table:table-cell>
          <table:table-cell office:value-type="float" office:value="-11.724" calcext:value-type="float">
            <text:p>-11.724</text:p>
          </table:table-cell>
          <table:table-cell office:value-type="float" office:value="86.071" calcext:value-type="float">
            <text:p>86.071</text:p>
          </table:table-cell>
          <table:table-cell office:value-type="float" office:value="5.722" calcext:value-type="float">
            <text:p>5.722</text:p>
          </table:table-cell>
          <table:table-cell table:number-columns-repeated="6"/>
        </table:table-row>
        <table:table-row table:style-name="ro1">
          <table:table-cell office:value-type="date" office:date-value="2012-10-30" calcext:value-type="date">
            <text:p>2012-10-30</text:p>
          </table:table-cell>
          <table:table-cell office:value-type="float" office:value="0.1" calcext:value-type="float">
            <text:p>0.1</text:p>
          </table:table-cell>
          <table:table-cell office:value-type="float" office:value="-11.781" calcext:value-type="float">
            <text:p>-11.781</text:p>
          </table:table-cell>
          <table:table-cell office:value-type="float" office:value="88.729" calcext:value-type="float">
            <text:p>88.729</text:p>
          </table:table-cell>
          <table:table-cell office:value-type="float" office:value="5.539" calcext:value-type="float">
            <text:p>5.539</text:p>
          </table:table-cell>
          <table:table-cell table:number-columns-repeated="6"/>
        </table:table-row>
        <table:table-row table:style-name="ro1">
          <table:table-cell office:value-type="date" office:date-value="2012-10-31" calcext:value-type="date">
            <text:p>2012-10-31</text:p>
          </table:table-cell>
          <table:table-cell office:value-type="float" office:value="0.149" calcext:value-type="float">
            <text:p>0.149</text:p>
          </table:table-cell>
          <table:table-cell office:value-type="float" office:value="-14.233" calcext:value-type="float">
            <text:p>-14.233</text:p>
          </table:table-cell>
          <table:table-cell office:value-type="float" office:value="87.162" calcext:value-type="float">
            <text:p>87.162</text:p>
          </table:table-cell>
          <table:table-cell office:value-type="float" office:value="6.795" calcext:value-type="float">
            <text:p>6.795</text:p>
          </table:table-cell>
          <table:table-cell table:number-columns-repeated="6"/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0" calcext:value-type="float">
            <text:p>0</text:p>
          </table:table-cell>
          <table:table-cell office:value-type="float" office:value="2.151" calcext:value-type="float">
            <text:p>2.151</text:p>
          </table:table-cell>
          <table:table-cell office:value-type="float" office:value="38.193" calcext:value-type="float">
            <text:p>38.193</text:p>
          </table:table-cell>
          <table:table-cell office:value-type="float" office:value="6.983" calcext:value-type="float">
            <text:p>6.983</text:p>
          </table:table-cell>
          <table:table-cell table:number-columns-repeated="6"/>
        </table:table-row>
        <table:table-row table:style-name="ro1">
          <table:table-cell office:value-type="date" office:date-value="2013-05-02" calcext:value-type="date">
            <text:p>2013-05-02</text:p>
          </table:table-cell>
          <table:table-cell office:value-type="float" office:value="0" calcext:value-type="float">
            <text:p>0</text:p>
          </table:table-cell>
          <table:table-cell office:value-type="float" office:value="9.012" calcext:value-type="float">
            <text:p>9.012</text:p>
          </table:table-cell>
          <table:table-cell office:value-type="float" office:value="53.25" calcext:value-type="float">
            <text:p>53.25</text:p>
          </table:table-cell>
          <table:table-cell office:value-type="float" office:value="5.948" calcext:value-type="float">
            <text:p>5.948</text:p>
          </table:table-cell>
          <table:table-cell table:number-columns-repeated="6"/>
        </table:table-row>
        <table:table-row table:style-name="ro1">
          <table:table-cell office:value-type="date" office:date-value="2013-05-03" calcext:value-type="date">
            <text:p>2013-05-03</text:p>
          </table:table-cell>
          <table:table-cell office:value-type="float" office:value="0" calcext:value-type="float">
            <text:p>0</text:p>
          </table:table-cell>
          <table:table-cell office:value-type="float" office:value="11.956" calcext:value-type="float">
            <text:p>11.956</text:p>
          </table:table-cell>
          <table:table-cell office:value-type="float" office:value="43.2" calcext:value-type="float">
            <text:p>43.2</text:p>
          </table:table-cell>
          <table:table-cell office:value-type="float" office:value="6.518" calcext:value-type="float">
            <text:p>6.518</text:p>
          </table:table-cell>
          <table:table-cell table:number-columns-repeated="6"/>
        </table:table-row>
        <table:table-row table:style-name="ro1">
          <table:table-cell office:value-type="date" office:date-value="2013-05-04" calcext:value-type="date">
            <text:p>2013-05-04</text:p>
          </table:table-cell>
          <table:table-cell office:value-type="float" office:value="0" calcext:value-type="float">
            <text:p>0</text:p>
          </table:table-cell>
          <table:table-cell office:value-type="float" office:value="11.539" calcext:value-type="float">
            <text:p>11.539</text:p>
          </table:table-cell>
          <table:table-cell office:value-type="float" office:value="47.69" calcext:value-type="float">
            <text:p>47.69</text:p>
          </table:table-cell>
          <table:table-cell office:value-type="float" office:value="6.252" calcext:value-type="float">
            <text:p>6.252</text:p>
          </table:table-cell>
          <table:table-cell table:number-columns-repeated="6"/>
        </table:table-row>
        <table:table-row table:style-name="ro1">
          <table:table-cell office:value-type="date" office:date-value="2013-05-05" calcext:value-type="date">
            <text:p>2013-05-05</text:p>
          </table:table-cell>
          <table:table-cell office:value-type="float" office:value="0.238" calcext:value-type="float">
            <text:p>0.238</text:p>
          </table:table-cell>
          <table:table-cell office:value-type="float" office:value="14.399" calcext:value-type="float">
            <text:p>14.399</text:p>
          </table:table-cell>
          <table:table-cell office:value-type="float" office:value="41.963" calcext:value-type="float">
            <text:p>41.963</text:p>
          </table:table-cell>
          <table:table-cell office:value-type="float" office:value="9.887" calcext:value-type="float">
            <text:p>9.887</text:p>
          </table:table-cell>
          <table:table-cell table:number-columns-repeated="6"/>
        </table:table-row>
        <table:table-row table:style-name="ro1">
          <table:table-cell office:value-type="date" office:date-value="2013-05-06" calcext:value-type="date">
            <text:p>2013-05-06</text:p>
          </table:table-cell>
          <table:table-cell office:value-type="float" office:value="0" calcext:value-type="float">
            <text:p>0</text:p>
          </table:table-cell>
          <table:table-cell office:value-type="float" office:value="6.973" calcext:value-type="float">
            <text:p>6.973</text:p>
          </table:table-cell>
          <table:table-cell office:value-type="float" office:value="65.088" calcext:value-type="float">
            <text:p>65.088</text:p>
          </table:table-cell>
          <table:table-cell office:value-type="float" office:value="12.886" calcext:value-type="float">
            <text:p>12.886</text:p>
          </table:table-cell>
          <table:table-cell table:number-columns-repeated="6"/>
        </table:table-row>
        <table:table-row table:style-name="ro1">
          <table:table-cell office:value-type="date" office:date-value="2013-05-07" calcext:value-type="date">
            <text:p>2013-05-07</text:p>
          </table:table-cell>
          <table:table-cell office:value-type="float" office:value="0" calcext:value-type="float">
            <text:p>0</text:p>
          </table:table-cell>
          <table:table-cell office:value-type="float" office:value="4.407" calcext:value-type="float">
            <text:p>4.407</text:p>
          </table:table-cell>
          <table:table-cell office:value-type="float" office:value="53.275" calcext:value-type="float">
            <text:p>53.275</text:p>
          </table:table-cell>
          <table:table-cell office:value-type="float" office:value="6.689" calcext:value-type="float">
            <text:p>6.689</text:p>
          </table:table-cell>
          <table:table-cell table:number-columns-repeated="6"/>
        </table:table-row>
        <table:table-row table:style-name="ro1">
          <table:table-cell office:value-type="date" office:date-value="2013-05-08" calcext:value-type="date">
            <text:p>2013-05-08</text:p>
          </table:table-cell>
          <table:table-cell office:value-type="float" office:value="0" calcext:value-type="float">
            <text:p>0</text:p>
          </table:table-cell>
          <table:table-cell office:value-type="float" office:value="7.574" calcext:value-type="float">
            <text:p>7.574</text:p>
          </table:table-cell>
          <table:table-cell office:value-type="float" office:value="40.875" calcext:value-type="float">
            <text:p>40.875</text:p>
          </table:table-cell>
          <table:table-cell office:value-type="float" office:value="10.336" calcext:value-type="float">
            <text:p>10.336</text:p>
          </table:table-cell>
          <table:table-cell table:number-columns-repeated="6"/>
        </table:table-row>
        <table:table-row table:style-name="ro1">
          <table:table-cell office:value-type="date" office:date-value="2013-05-09" calcext:value-type="date">
            <text:p>2013-05-09</text:p>
          </table:table-cell>
          <table:table-cell office:value-type="float" office:value="0" calcext:value-type="float">
            <text:p>0</text:p>
          </table:table-cell>
          <table:table-cell office:value-type="float" office:value="7.33" calcext:value-type="float">
            <text:p>7.33</text:p>
          </table:table-cell>
          <table:table-cell office:value-type="float" office:value="60.866" calcext:value-type="float">
            <text:p>60.866</text:p>
          </table:table-cell>
          <table:table-cell office:value-type="float" office:value="8.34" calcext:value-type="float">
            <text:p>8.34</text:p>
          </table:table-cell>
          <table:table-cell table:number-columns-repeated="6"/>
        </table:table-row>
        <table:table-row table:style-name="ro1">
          <table:table-cell office:value-type="date" office:date-value="2013-05-10" calcext:value-type="date">
            <text:p>2013-05-10</text:p>
          </table:table-cell>
          <table:table-cell office:value-type="float" office:value="0.002" calcext:value-type="float">
            <text:p>0.002</text:p>
          </table:table-cell>
          <table:table-cell office:value-type="float" office:value="7.628" calcext:value-type="float">
            <text:p>7.628</text:p>
          </table:table-cell>
          <table:table-cell office:value-type="float" office:value="45.512" calcext:value-type="float">
            <text:p>45.512</text:p>
          </table:table-cell>
          <table:table-cell office:value-type="float" office:value="3.035" calcext:value-type="float">
            <text:p>3.035</text:p>
          </table:table-cell>
          <table:table-cell table:number-columns-repeated="6"/>
        </table:table-row>
        <table:table-row table:style-name="ro1">
          <table:table-cell office:value-type="date" office:date-value="2013-05-11" calcext:value-type="date">
            <text:p>2013-05-11</text:p>
          </table:table-cell>
          <table:table-cell office:value-type="float" office:value="0" calcext:value-type="float">
            <text:p>0</text:p>
          </table:table-cell>
          <table:table-cell office:value-type="float" office:value="14.152" calcext:value-type="float">
            <text:p>14.152</text:p>
          </table:table-cell>
          <table:table-cell office:value-type="float" office:value="37.331" calcext:value-type="float">
            <text:p>37.331</text:p>
          </table:table-cell>
          <table:table-cell table:number-columns-repeated="7"/>
        </table:table-row>
        <table:table-row table:style-name="ro1">
          <table:table-cell office:value-type="date" office:date-value="2013-05-12" calcext:value-type="date">
            <text:p>2013-05-12</text:p>
          </table:table-cell>
          <table:table-cell office:value-type="float" office:value="10.4" calcext:value-type="float">
            <text:p>10.4</text:p>
          </table:table-cell>
          <table:table-cell office:value-type="float" office:value="15.85" calcext:value-type="float">
            <text:p>15.85</text:p>
          </table:table-cell>
          <table:table-cell office:value-type="float" office:value="63.64" calcext:value-type="float">
            <text:p>63.64</text:p>
          </table:table-cell>
          <table:table-cell table:number-columns-repeated="7"/>
        </table:table-row>
        <table:table-row table:style-name="ro1">
          <table:table-cell office:value-type="date" office:date-value="2013-05-13" calcext:value-type="date">
            <text:p>2013-05-13</text:p>
          </table:table-cell>
          <table:table-cell office:value-type="float" office:value="0" calcext:value-type="float">
            <text:p>0</text:p>
          </table:table-cell>
          <table:table-cell office:value-type="float" office:value="14.645" calcext:value-type="float">
            <text:p>14.645</text:p>
          </table:table-cell>
          <table:table-cell office:value-type="float" office:value="52.758" calcext:value-type="float">
            <text:p>52.758</text:p>
          </table:table-cell>
          <table:table-cell table:number-columns-repeated="7"/>
        </table:table-row>
        <table:table-row table:style-name="ro1">
          <table:table-cell office:value-type="date" office:date-value="2013-05-14" calcext:value-type="date">
            <text:p>2013-05-14</text:p>
          </table:table-cell>
          <table:table-cell office:value-type="float" office:value="1.5" calcext:value-type="float">
            <text:p>1.5</text:p>
          </table:table-cell>
          <table:table-cell office:value-type="float" office:value="12.796" calcext:value-type="float">
            <text:p>12.796</text:p>
          </table:table-cell>
          <table:table-cell office:value-type="float" office:value="61.561" calcext:value-type="float">
            <text:p>61.561</text:p>
          </table:table-cell>
          <table:table-cell table:number-columns-repeated="7"/>
        </table:table-row>
        <table:table-row table:style-name="ro1">
          <table:table-cell office:value-type="date" office:date-value="2013-05-15" calcext:value-type="date">
            <text:p>2013-05-15</text:p>
          </table:table-cell>
          <table:table-cell office:value-type="float" office:value="0" calcext:value-type="float">
            <text:p>0</text:p>
          </table:table-cell>
          <table:table-cell office:value-type="float" office:value="13.285" calcext:value-type="float">
            <text:p>13.285</text:p>
          </table:table-cell>
          <table:table-cell office:value-type="float" office:value="52.47" calcext:value-type="float">
            <text:p>52.47</text:p>
          </table:table-cell>
          <table:table-cell table:number-columns-repeated="7"/>
        </table:table-row>
        <table:table-row table:style-name="ro1">
          <table:table-cell office:value-type="date" office:date-value="2013-05-16" calcext:value-type="date">
            <text:p>2013-05-16</text:p>
          </table:table-cell>
          <table:table-cell office:value-type="float" office:value="0" calcext:value-type="float">
            <text:p>0</text:p>
          </table:table-cell>
          <table:table-cell office:value-type="float" office:value="14.065" calcext:value-type="float">
            <text:p>14.065</text:p>
          </table:table-cell>
          <table:table-cell office:value-type="float" office:value="43.322" calcext:value-type="float">
            <text:p>43.322</text:p>
          </table:table-cell>
          <table:table-cell table:number-columns-repeated="7"/>
        </table:table-row>
        <table:table-row table:style-name="ro1">
          <table:table-cell office:value-type="date" office:date-value="2013-05-17" calcext:value-type="date">
            <text:p>2013-05-17</text:p>
          </table:table-cell>
          <table:table-cell office:value-type="float" office:value="0" calcext:value-type="float">
            <text:p>0</text:p>
          </table:table-cell>
          <table:table-cell office:value-type="float" office:value="15.633" calcext:value-type="float">
            <text:p>15.633</text:p>
          </table:table-cell>
          <table:table-cell office:value-type="float" office:value="41.74" calcext:value-type="float">
            <text:p>41.74</text:p>
          </table:table-cell>
          <table:table-cell table:number-columns-repeated="7"/>
        </table:table-row>
        <table:table-row table:style-name="ro1">
          <table:table-cell office:value-type="date" office:date-value="2013-05-18" calcext:value-type="date">
            <text:p>2013-05-18</text:p>
          </table:table-cell>
          <table:table-cell office:value-type="float" office:value="0" calcext:value-type="float">
            <text:p>0</text:p>
          </table:table-cell>
          <table:table-cell office:value-type="float" office:value="17.505" calcext:value-type="float">
            <text:p>17.505</text:p>
          </table:table-cell>
          <table:table-cell office:value-type="float" office:value="39.719" calcext:value-type="float">
            <text:p>39.719</text:p>
          </table:table-cell>
          <table:table-cell table:number-columns-repeated="7"/>
        </table:table-row>
        <table:table-row table:style-name="ro1">
          <table:table-cell office:value-type="date" office:date-value="2013-05-19" calcext:value-type="date">
            <text:p>2013-05-19</text:p>
          </table:table-cell>
          <table:table-cell office:value-type="float" office:value="0" calcext:value-type="float">
            <text:p>0</text:p>
          </table:table-cell>
          <table:table-cell office:value-type="float" office:value="17.171" calcext:value-type="float">
            <text:p>17.171</text:p>
          </table:table-cell>
          <table:table-cell office:value-type="float" office:value="36.966" calcext:value-type="float">
            <text:p>36.966</text:p>
          </table:table-cell>
          <table:table-cell table:number-columns-repeated="7"/>
        </table:table-row>
        <table:table-row table:style-name="ro1">
          <table:table-cell office:value-type="date" office:date-value="2013-05-20" calcext:value-type="date">
            <text:p>2013-05-20</text:p>
          </table:table-cell>
          <table:table-cell office:value-type="float" office:value="0" calcext:value-type="float">
            <text:p>0</text:p>
          </table:table-cell>
          <table:table-cell office:value-type="float" office:value="13.353" calcext:value-type="float">
            <text:p>13.353</text:p>
          </table:table-cell>
          <table:table-cell office:value-type="float" office:value="37.028" calcext:value-type="float">
            <text:p>37.028</text:p>
          </table:table-cell>
          <table:table-cell table:number-columns-repeated="7"/>
        </table:table-row>
        <table:table-row table:style-name="ro1">
          <table:table-cell office:value-type="date" office:date-value="2013-05-21" calcext:value-type="date">
            <text:p>2013-05-21</text:p>
          </table:table-cell>
          <table:table-cell office:value-type="float" office:value="2.4" calcext:value-type="float">
            <text:p>2.4</text:p>
          </table:table-cell>
          <table:table-cell office:value-type="float" office:value="9.595" calcext:value-type="float">
            <text:p>9.595</text:p>
          </table:table-cell>
          <table:table-cell office:value-type="float" office:value="58.026" calcext:value-type="float">
            <text:p>58.026</text:p>
          </table:table-cell>
          <table:table-cell table:number-columns-repeated="7"/>
        </table:table-row>
        <table:table-row table:style-name="ro1">
          <table:table-cell office:value-type="date" office:date-value="2013-05-22" calcext:value-type="date">
            <text:p>2013-05-22</text:p>
          </table:table-cell>
          <table:table-cell office:value-type="float" office:value="0" calcext:value-type="float">
            <text:p>0</text:p>
          </table:table-cell>
          <table:table-cell office:value-type="float" office:value="16.749" calcext:value-type="float">
            <text:p>16.749</text:p>
          </table:table-cell>
          <table:table-cell office:value-type="float" office:value="44.788" calcext:value-type="float">
            <text:p>44.788</text:p>
          </table:table-cell>
          <table:table-cell table:number-columns-repeated="7"/>
        </table:table-row>
        <table:table-row table:style-name="ro1">
          <table:table-cell office:value-type="date" office:date-value="2013-05-23" calcext:value-type="date">
            <text:p>2013-05-23</text:p>
          </table:table-cell>
          <table:table-cell office:value-type="float" office:value="0" calcext:value-type="float">
            <text:p>0</text:p>
          </table:table-cell>
          <table:table-cell office:value-type="float" office:value="19.119" calcext:value-type="float">
            <text:p>19.119</text:p>
          </table:table-cell>
          <table:table-cell office:value-type="float" office:value="43.715" calcext:value-type="float">
            <text:p>43.715</text:p>
          </table:table-cell>
          <table:table-cell table:number-columns-repeated="7"/>
        </table:table-row>
        <table:table-row table:style-name="ro1">
          <table:table-cell office:value-type="date" office:date-value="2013-05-24" calcext:value-type="date">
            <text:p>2013-05-24</text:p>
          </table:table-cell>
          <table:table-cell office:value-type="float" office:value="0" calcext:value-type="float">
            <text:p>0</text:p>
          </table:table-cell>
          <table:table-cell office:value-type="float" office:value="19.668" calcext:value-type="float">
            <text:p>19.668</text:p>
          </table:table-cell>
          <table:table-cell office:value-type="float" office:value="38.117" calcext:value-type="float">
            <text:p>38.117</text:p>
          </table:table-cell>
          <table:table-cell table:number-columns-repeated="7"/>
        </table:table-row>
        <table:table-row table:style-name="ro1">
          <table:table-cell office:value-type="date" office:date-value="2013-05-25" calcext:value-type="date">
            <text:p>2013-05-25</text:p>
          </table:table-cell>
          <table:table-cell office:value-type="float" office:value="0" calcext:value-type="float">
            <text:p>0</text:p>
          </table:table-cell>
          <table:table-cell office:value-type="float" office:value="17.594" calcext:value-type="float">
            <text:p>17.594</text:p>
          </table:table-cell>
          <table:table-cell office:value-type="float" office:value="37.14" calcext:value-type="float">
            <text:p>37.14</text:p>
          </table:table-cell>
          <table:table-cell table:number-columns-repeated="7"/>
        </table:table-row>
        <table:table-row table:style-name="ro1">
          <table:table-cell office:value-type="date" office:date-value="2013-05-26" calcext:value-type="date">
            <text:p>2013-05-26</text:p>
          </table:table-cell>
          <table:table-cell office:value-type="float" office:value="0" calcext:value-type="float">
            <text:p>0</text:p>
          </table:table-cell>
          <table:table-cell office:value-type="float" office:value="15.482" calcext:value-type="float">
            <text:p>15.482</text:p>
          </table:table-cell>
          <table:table-cell office:value-type="float" office:value="54.615" calcext:value-type="float">
            <text:p>54.615</text:p>
          </table:table-cell>
          <table:table-cell table:number-columns-repeated="7"/>
        </table:table-row>
        <table:table-row table:style-name="ro1">
          <table:table-cell office:value-type="date" office:date-value="2013-05-27" calcext:value-type="date">
            <text:p>2013-05-27</text:p>
          </table:table-cell>
          <table:table-cell office:value-type="float" office:value="0" calcext:value-type="float">
            <text:p>0</text:p>
          </table:table-cell>
          <table:table-cell office:value-type="float" office:value="16.859" calcext:value-type="float">
            <text:p>16.859</text:p>
          </table:table-cell>
          <table:table-cell office:value-type="float" office:value="53.835" calcext:value-type="float">
            <text:p>53.835</text:p>
          </table:table-cell>
          <table:table-cell table:number-columns-repeated="7"/>
        </table:table-row>
        <table:table-row table:style-name="ro1">
          <table:table-cell office:value-type="date" office:date-value="2013-05-28" calcext:value-type="date">
            <text:p>2013-05-28</text:p>
          </table:table-cell>
          <table:table-cell office:value-type="float" office:value="1.6" calcext:value-type="float">
            <text:p>1.6</text:p>
          </table:table-cell>
          <table:table-cell office:value-type="float" office:value="16.843" calcext:value-type="float">
            <text:p>16.843</text:p>
          </table:table-cell>
          <table:table-cell office:value-type="float" office:value="55.485" calcext:value-type="float">
            <text:p>55.485</text:p>
          </table:table-cell>
          <table:table-cell table:number-columns-repeated="7"/>
        </table:table-row>
        <table:table-row table:style-name="ro1">
          <table:table-cell office:value-type="date" office:date-value="2013-05-29" calcext:value-type="date">
            <text:p>2013-05-29</text:p>
          </table:table-cell>
          <table:table-cell office:value-type="float" office:value="0.1" calcext:value-type="float">
            <text:p>0.1</text:p>
          </table:table-cell>
          <table:table-cell office:value-type="float" office:value="16.933" calcext:value-type="float">
            <text:p>16.933</text:p>
          </table:table-cell>
          <table:table-cell office:value-type="float" office:value="55.091" calcext:value-type="float">
            <text:p>55.091</text:p>
          </table:table-cell>
          <table:table-cell table:number-columns-repeated="7"/>
        </table:table-row>
        <table:table-row table:style-name="ro1">
          <table:table-cell office:value-type="date" office:date-value="2013-05-30" calcext:value-type="date">
            <text:p>2013-05-30</text:p>
          </table:table-cell>
          <table:table-cell office:value-type="float" office:value="0.2" calcext:value-type="float">
            <text:p>0.2</text:p>
          </table:table-cell>
          <table:table-cell office:value-type="float" office:value="17.784" calcext:value-type="float">
            <text:p>17.784</text:p>
          </table:table-cell>
          <table:table-cell office:value-type="float" office:value="44.471" calcext:value-type="float">
            <text:p>44.471</text:p>
          </table:table-cell>
          <table:table-cell table:number-columns-repeated="7"/>
        </table:table-row>
        <table:table-row table:style-name="ro1">
          <table:table-cell office:value-type="date" office:date-value="2013-05-31" calcext:value-type="date">
            <text:p>2013-05-31</text:p>
          </table:table-cell>
          <table:table-cell office:value-type="float" office:value="0.5" calcext:value-type="float">
            <text:p>0.5</text:p>
          </table:table-cell>
          <table:table-cell office:value-type="float" office:value="18.629" calcext:value-type="float">
            <text:p>18.629</text:p>
          </table:table-cell>
          <table:table-cell office:value-type="float" office:value="49.399" calcext:value-type="float">
            <text:p>49.399</text:p>
          </table:table-cell>
          <table:table-cell table:number-columns-repeated="7"/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3.9" calcext:value-type="float">
            <text:p>3.9</text:p>
          </table:table-cell>
          <table:table-cell office:value-type="float" office:value="15.119" calcext:value-type="float">
            <text:p>15.119</text:p>
          </table:table-cell>
          <table:table-cell office:value-type="float" office:value="79.644" calcext:value-type="float">
            <text:p>79.644</text:p>
          </table:table-cell>
          <table:table-cell table:number-columns-repeated="7"/>
        </table:table-row>
        <table:table-row table:style-name="ro1">
          <table:table-cell office:value-type="date" office:date-value="2013-06-02" calcext:value-type="date">
            <text:p>2013-06-02</text:p>
          </table:table-cell>
          <table:table-cell office:value-type="float" office:value="0.1" calcext:value-type="float">
            <text:p>0.1</text:p>
          </table:table-cell>
          <table:table-cell office:value-type="float" office:value="15.727" calcext:value-type="float">
            <text:p>15.727</text:p>
          </table:table-cell>
          <table:table-cell office:value-type="float" office:value="64.367" calcext:value-type="float">
            <text:p>64.367</text:p>
          </table:table-cell>
          <table:table-cell table:number-columns-repeated="7"/>
        </table:table-row>
        <table:table-row table:style-name="ro1">
          <table:table-cell office:value-type="date" office:date-value="2013-06-03" calcext:value-type="date">
            <text:p>2013-06-03</text:p>
          </table:table-cell>
          <table:table-cell office:value-type="float" office:value="0.9" calcext:value-type="float">
            <text:p>0.9</text:p>
          </table:table-cell>
          <table:table-cell office:value-type="float" office:value="16.39" calcext:value-type="float">
            <text:p>16.39</text:p>
          </table:table-cell>
          <table:table-cell office:value-type="float" office:value="68.747" calcext:value-type="float">
            <text:p>68.747</text:p>
          </table:table-cell>
          <table:table-cell table:number-columns-repeated="7"/>
        </table:table-row>
        <table:table-row table:style-name="ro1">
          <table:table-cell office:value-type="date" office:date-value="2013-06-04" calcext:value-type="date">
            <text:p>2013-06-04</text:p>
          </table:table-cell>
          <table:table-cell office:value-type="float" office:value="0.292" calcext:value-type="float">
            <text:p>0.292</text:p>
          </table:table-cell>
          <table:table-cell office:value-type="float" office:value="19.641" calcext:value-type="float">
            <text:p>19.641</text:p>
          </table:table-cell>
          <table:table-cell office:value-type="float" office:value="59.326" calcext:value-type="float">
            <text:p>59.326</text:p>
          </table:table-cell>
          <table:table-cell office:value-type="float" office:value="8.167" calcext:value-type="float">
            <text:p>8.167</text:p>
          </table:table-cell>
          <table:table-cell table:number-columns-repeated="6"/>
        </table:table-row>
        <table:table-row table:style-name="ro1">
          <table:table-cell office:value-type="date" office:date-value="2013-06-05" calcext:value-type="date">
            <text:p>2013-06-05</text:p>
          </table:table-cell>
          <table:table-cell office:value-type="float" office:value="0" calcext:value-type="float">
            <text:p>0</text:p>
          </table:table-cell>
          <table:table-cell office:value-type="float" office:value="18.234" calcext:value-type="float">
            <text:p>18.234</text:p>
          </table:table-cell>
          <table:table-cell office:value-type="float" office:value="56.121" calcext:value-type="float">
            <text:p>56.121</text:p>
          </table:table-cell>
          <table:table-cell office:value-type="float" office:value="7.077" calcext:value-type="float">
            <text:p>7.077</text:p>
          </table:table-cell>
          <table:table-cell table:number-columns-repeated="6"/>
        </table:table-row>
        <table:table-row table:style-name="ro1">
          <table:table-cell office:value-type="date" office:date-value="2013-06-06" calcext:value-type="date">
            <text:p>2013-06-06</text:p>
          </table:table-cell>
          <table:table-cell office:value-type="float" office:value="0" calcext:value-type="float">
            <text:p>0</text:p>
          </table:table-cell>
          <table:table-cell office:value-type="float" office:value="16.855" calcext:value-type="float">
            <text:p>16.855</text:p>
          </table:table-cell>
          <table:table-cell office:value-type="float" office:value="41.919" calcext:value-type="float">
            <text:p>41.919</text:p>
          </table:table-cell>
          <table:table-cell office:value-type="float" office:value="11.114" calcext:value-type="float">
            <text:p>11.114</text:p>
          </table:table-cell>
          <table:table-cell table:number-columns-repeated="6"/>
        </table:table-row>
        <table:table-row table:style-name="ro1">
          <table:table-cell office:value-type="date" office:date-value="2013-06-07" calcext:value-type="date">
            <text:p>2013-06-07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59.378" calcext:value-type="float">
            <text:p>59.378</text:p>
          </table:table-cell>
          <table:table-cell office:value-type="float" office:value="3.878" calcext:value-type="float">
            <text:p>3.878</text:p>
          </table:table-cell>
          <table:table-cell table:number-columns-repeated="6"/>
        </table:table-row>
        <table:table-row table:style-name="ro1">
          <table:table-cell office:value-type="date" office:date-value="2013-06-08" calcext:value-type="date">
            <text:p>2013-06-08</text:p>
          </table:table-cell>
          <table:table-cell office:value-type="float" office:value="0.01" calcext:value-type="float">
            <text:p>0.01</text:p>
          </table:table-cell>
          <table:table-cell office:value-type="float" office:value="14.082" calcext:value-type="float">
            <text:p>14.082</text:p>
          </table:table-cell>
          <table:table-cell office:value-type="float" office:value="64.745" calcext:value-type="float">
            <text:p>64.745</text:p>
          </table:table-cell>
          <table:table-cell office:value-type="float" office:value="5.506" calcext:value-type="float">
            <text:p>5.506</text:p>
          </table:table-cell>
          <table:table-cell table:number-columns-repeated="6"/>
        </table:table-row>
        <table:table-row table:style-name="ro1">
          <table:table-cell office:value-type="date" office:date-value="2013-06-09" calcext:value-type="date">
            <text:p>2013-06-09</text:p>
          </table:table-cell>
          <table:table-cell office:value-type="float" office:value="0" calcext:value-type="float">
            <text:p>0</text:p>
          </table:table-cell>
          <table:table-cell office:value-type="float" office:value="10.839" calcext:value-type="float">
            <text:p>10.839</text:p>
          </table:table-cell>
          <table:table-cell office:value-type="float" office:value="62.639" calcext:value-type="float">
            <text:p>62.639</text:p>
          </table:table-cell>
          <table:table-cell office:value-type="float" office:value="8.124" calcext:value-type="float">
            <text:p>8.124</text:p>
          </table:table-cell>
          <table:table-cell table:number-columns-repeated="6"/>
        </table:table-row>
        <table:table-row table:style-name="ro1">
          <table:table-cell office:value-type="date" office:date-value="2013-06-10" calcext:value-type="date">
            <text:p>2013-06-10</text:p>
          </table:table-cell>
          <table:table-cell office:value-type="float" office:value="11.7" calcext:value-type="float">
            <text:p>11.7</text:p>
          </table:table-cell>
          <table:table-cell office:value-type="float" office:value="7.566" calcext:value-type="float">
            <text:p>7.566</text:p>
          </table:table-cell>
          <table:table-cell office:value-type="float" office:value="93.032" calcext:value-type="float">
            <text:p>93.032</text:p>
          </table:table-cell>
          <table:table-cell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date" office:date-value="2013-06-11" calcext:value-type="date">
            <text:p>2013-06-11</text:p>
          </table:table-cell>
          <table:table-cell office:value-type="float" office:value="0" calcext:value-type="float">
            <text:p>0</text:p>
          </table:table-cell>
          <table:table-cell office:value-type="float" office:value="11.062" calcext:value-type="float">
            <text:p>11.062</text:p>
          </table:table-cell>
          <table:table-cell office:value-type="float" office:value="86.767" calcext:value-type="float">
            <text:p>86.767</text:p>
          </table:table-cell>
          <table:table-cell office:value-type="float" office:value="4.59" calcext:value-type="float">
            <text:p>4.59</text:p>
          </table:table-cell>
          <table:table-cell table:number-columns-repeated="6"/>
        </table:table-row>
        <table:table-row table:style-name="ro1">
          <table:table-cell office:value-type="date" office:date-value="2013-06-12" calcext:value-type="date">
            <text:p>2013-06-12</text:p>
          </table:table-cell>
          <table:table-cell office:value-type="float" office:value="10.134" calcext:value-type="float">
            <text:p>10.134</text:p>
          </table:table-cell>
          <table:table-cell office:value-type="float" office:value="12.246" calcext:value-type="float">
            <text:p>12.246</text:p>
          </table:table-cell>
          <table:table-cell office:value-type="float" office:value="95.563" calcext:value-type="float">
            <text:p>95.563</text:p>
          </table:table-cell>
          <table:table-cell office:value-type="float" office:value="2.941" calcext:value-type="float">
            <text:p>2.941</text:p>
          </table:table-cell>
          <table:table-cell table:number-columns-repeated="6"/>
        </table:table-row>
        <table:table-row table:style-name="ro1">
          <table:table-cell office:value-type="date" office:date-value="2013-06-13" calcext:value-type="date">
            <text:p>2013-06-13</text:p>
          </table:table-cell>
          <table:table-cell office:value-type="float" office:value="4.064" calcext:value-type="float">
            <text:p>4.064</text:p>
          </table:table-cell>
          <table:table-cell office:value-type="float" office:value="13.855" calcext:value-type="float">
            <text:p>13.855</text:p>
          </table:table-cell>
          <table:table-cell office:value-type="float" office:value="96.146" calcext:value-type="float">
            <text:p>96.146</text:p>
          </table:table-cell>
          <table:table-cell office:value-type="float" office:value="2.828" calcext:value-type="float">
            <text:p>2.828</text:p>
          </table:table-cell>
          <table:table-cell table:number-columns-repeated="6"/>
        </table:table-row>
        <table:table-row table:style-name="ro1">
          <table:table-cell office:value-type="date" office:date-value="2013-06-14" calcext:value-type="date">
            <text:p>2013-06-14</text:p>
          </table:table-cell>
          <table:table-cell office:value-type="float" office:value="8.103" calcext:value-type="float">
            <text:p>8.103</text:p>
          </table:table-cell>
          <table:table-cell office:value-type="float" office:value="14.808" calcext:value-type="float">
            <text:p>14.808</text:p>
          </table:table-cell>
          <table:table-cell office:value-type="float" office:value="91.533" calcext:value-type="float">
            <text:p>91.533</text:p>
          </table:table-cell>
          <table:table-cell office:value-type="float" office:value="5.309" calcext:value-type="float">
            <text:p>5.309</text:p>
          </table:table-cell>
          <table:table-cell table:number-columns-repeated="6"/>
        </table:table-row>
        <table:table-row table:style-name="ro1">
          <table:table-cell office:value-type="date" office:date-value="2013-06-15" calcext:value-type="date">
            <text:p>2013-06-15</text:p>
          </table:table-cell>
          <table:table-cell office:value-type="float" office:value="1.193" calcext:value-type="float">
            <text:p>1.193</text:p>
          </table:table-cell>
          <table:table-cell office:value-type="float" office:value="15.048" calcext:value-type="float">
            <text:p>15.048</text:p>
          </table:table-cell>
          <table:table-cell office:value-type="float" office:value="85.796" calcext:value-type="float">
            <text:p>85.796</text:p>
          </table:table-cell>
          <table:table-cell office:value-type="float" office:value="9.229" calcext:value-type="float">
            <text:p>9.229</text:p>
          </table:table-cell>
          <table:table-cell table:number-columns-repeated="6"/>
        </table:table-row>
        <table:table-row table:style-name="ro1">
          <table:table-cell office:value-type="date" office:date-value="2013-06-16" calcext:value-type="date">
            <text:p>2013-06-16</text:p>
          </table:table-cell>
          <table:table-cell office:value-type="float" office:value="0.2" calcext:value-type="float">
            <text:p>0.2</text:p>
          </table:table-cell>
          <table:table-cell office:value-type="float" office:value="14.997" calcext:value-type="float">
            <text:p>14.997</text:p>
          </table:table-cell>
          <table:table-cell office:value-type="float" office:value="87.118" calcext:value-type="float">
            <text:p>87.118</text:p>
          </table:table-cell>
          <table:table-cell office:value-type="float" office:value="3.443" calcext:value-type="float">
            <text:p>3.443</text:p>
          </table:table-cell>
          <table:table-cell table:number-columns-repeated="6"/>
        </table:table-row>
        <table:table-row table:style-name="ro1">
          <table:table-cell office:value-type="date" office:date-value="2013-06-17" calcext:value-type="date">
            <text:p>2013-06-17</text:p>
          </table:table-cell>
          <table:table-cell office:value-type="float" office:value="0.1" calcext:value-type="float">
            <text:p>0.1</text:p>
          </table:table-cell>
          <table:table-cell office:value-type="float" office:value="19.07" calcext:value-type="float">
            <text:p>19.07</text:p>
          </table:table-cell>
          <table:table-cell office:value-type="float" office:value="68.454" calcext:value-type="float">
            <text:p>68.454</text:p>
          </table:table-cell>
          <table:table-cell office:value-type="float" office:value="4.005" calcext:value-type="float">
            <text:p>4.005</text:p>
          </table:table-cell>
          <table:table-cell table:number-columns-repeated="6"/>
        </table:table-row>
        <table:table-row table:style-name="ro1">
          <table:table-cell office:value-type="date" office:date-value="2013-06-18" calcext:value-type="date">
            <text:p>2013-06-18</text:p>
          </table:table-cell>
          <table:table-cell office:value-type="float" office:value="0" calcext:value-type="float">
            <text:p>0</text:p>
          </table:table-cell>
          <table:table-cell office:value-type="float" office:value="18.258" calcext:value-type="float">
            <text:p>18.258</text:p>
          </table:table-cell>
          <table:table-cell office:value-type="float" office:value="66.525" calcext:value-type="float">
            <text:p>66.525</text:p>
          </table:table-cell>
          <table:table-cell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date" office:date-value="2013-06-19" calcext:value-type="date">
            <text:p>2013-06-19</text:p>
          </table:table-cell>
          <table:table-cell office:value-type="float" office:value="0" calcext:value-type="float">
            <text:p>0</text:p>
          </table:table-cell>
          <table:table-cell office:value-type="float" office:value="19.583" calcext:value-type="float">
            <text:p>19.583</text:p>
          </table:table-cell>
          <table:table-cell office:value-type="float" office:value="57.352" calcext:value-type="float">
            <text:p>57.352</text:p>
          </table:table-cell>
          <table:table-cell office:value-type="float" office:value="4.268" calcext:value-type="float">
            <text:p>4.268</text:p>
          </table:table-cell>
          <table:table-cell table:number-columns-repeated="6"/>
        </table:table-row>
        <table:table-row table:style-name="ro1">
          <table:table-cell office:value-type="date" office:date-value="2013-06-20" calcext:value-type="date">
            <text:p>2013-06-20</text:p>
          </table:table-cell>
          <table:table-cell office:value-type="float" office:value="0" calcext:value-type="float">
            <text:p>0</text:p>
          </table:table-cell>
          <table:table-cell office:value-type="float" office:value="21.238" calcext:value-type="float">
            <text:p>21.238</text:p>
          </table:table-cell>
          <table:table-cell office:value-type="float" office:value="55.747" calcext:value-type="float">
            <text:p>55.747</text:p>
          </table:table-cell>
          <table:table-cell office:value-type="float" office:value="3.818" calcext:value-type="float">
            <text:p>3.818</text:p>
          </table:table-cell>
          <table:table-cell table:number-columns-repeated="6"/>
        </table:table-row>
        <table:table-row table:style-name="ro1">
          <table:table-cell office:value-type="date" office:date-value="2013-06-21" calcext:value-type="date">
            <text:p>2013-06-21</text:p>
          </table:table-cell>
          <table:table-cell office:value-type="float" office:value="0.1" calcext:value-type="float">
            <text:p>0.1</text:p>
          </table:table-cell>
          <table:table-cell office:value-type="float" office:value="21.191" calcext:value-type="float">
            <text:p>21.191</text:p>
          </table:table-cell>
          <table:table-cell office:value-type="float" office:value="61.708" calcext:value-type="float">
            <text:p>61.708</text:p>
          </table:table-cell>
          <table:table-cell office:value-type="float" office:value="4.118" calcext:value-type="float">
            <text:p>4.118</text:p>
          </table:table-cell>
          <table:table-cell table:number-columns-repeated="6"/>
        </table:table-row>
        <table:table-row table:style-name="ro1">
          <table:table-cell office:value-type="date" office:date-value="2013-06-22" calcext:value-type="date">
            <text:p>2013-06-22</text:p>
          </table:table-cell>
          <table:table-cell office:value-type="float" office:value="0" calcext:value-type="float">
            <text:p>0</text:p>
          </table:table-cell>
          <table:table-cell office:value-type="float" office:value="21.166" calcext:value-type="float">
            <text:p>21.166</text:p>
          </table:table-cell>
          <table:table-cell office:value-type="float" office:value="59.778" calcext:value-type="float">
            <text:p>59.778</text:p>
          </table:table-cell>
          <table:table-cell office:value-type="float" office:value="3.072" calcext:value-type="float">
            <text:p>3.072</text:p>
          </table:table-cell>
          <table:table-cell table:number-columns-repeated="6"/>
        </table:table-row>
        <table:table-row table:style-name="ro1">
          <table:table-cell office:value-type="date" office:date-value="2013-06-23" calcext:value-type="date">
            <text:p>2013-06-23</text:p>
          </table:table-cell>
          <table:table-cell office:value-type="float" office:value="2.447" calcext:value-type="float">
            <text:p>2.447</text:p>
          </table:table-cell>
          <table:table-cell office:value-type="float" office:value="21.538" calcext:value-type="float">
            <text:p>21.538</text:p>
          </table:table-cell>
          <table:table-cell office:value-type="float" office:value="65.816" calcext:value-type="float">
            <text:p>65.816</text:p>
          </table:table-cell>
          <table:table-cell office:value-type="float" office:value="3.61" calcext:value-type="float">
            <text:p>3.61</text:p>
          </table:table-cell>
          <table:table-cell table:number-columns-repeated="6"/>
        </table:table-row>
        <table:table-row table:style-name="ro1">
          <table:table-cell office:value-type="date" office:date-value="2013-06-24" calcext:value-type="date">
            <text:p>2013-06-24</text:p>
          </table:table-cell>
          <table:table-cell office:value-type="float" office:value="0.153" calcext:value-type="float">
            <text:p>0.153</text:p>
          </table:table-cell>
          <table:table-cell office:value-type="float" office:value="19.685" calcext:value-type="float">
            <text:p>19.685</text:p>
          </table:table-cell>
          <table:table-cell office:value-type="float" office:value="72.045" calcext:value-type="float">
            <text:p>72.045</text:p>
          </table:table-cell>
          <table:table-cell office:value-type="float" office:value="3.594" calcext:value-type="float">
            <text:p>3.594</text:p>
          </table:table-cell>
          <table:table-cell table:number-columns-repeated="6"/>
        </table:table-row>
        <table:table-row table:style-name="ro1">
          <table:table-cell office:value-type="date" office:date-value="2013-06-25" calcext:value-type="date">
            <text:p>2013-06-25</text:p>
          </table:table-cell>
          <table:table-cell office:value-type="float" office:value="0" calcext:value-type="float">
            <text:p>0</text:p>
          </table:table-cell>
          <table:table-cell office:value-type="float" office:value="20.981" calcext:value-type="float">
            <text:p>20.981</text:p>
          </table:table-cell>
          <table:table-cell office:value-type="float" office:value="70.537" calcext:value-type="float">
            <text:p>70.537</text:p>
          </table:table-cell>
          <table:table-cell office:value-type="float" office:value="7.239" calcext:value-type="float">
            <text:p>7.239</text:p>
          </table:table-cell>
          <table:table-cell table:number-columns-repeated="6"/>
        </table:table-row>
        <table:table-row table:style-name="ro1">
          <table:table-cell office:value-type="date" office:date-value="2013-06-26" calcext:value-type="date">
            <text:p>2013-06-26</text:p>
          </table:table-cell>
          <table:table-cell office:value-type="float" office:value="0.101" calcext:value-type="float">
            <text:p>0.101</text:p>
          </table:table-cell>
          <table:table-cell office:value-type="float" office:value="20.725" calcext:value-type="float">
            <text:p>20.725</text:p>
          </table:table-cell>
          <table:table-cell office:value-type="float" office:value="76.527" calcext:value-type="float">
            <text:p>76.527</text:p>
          </table:table-cell>
          <table:table-cell office:value-type="float" office:value="5.111" calcext:value-type="float">
            <text:p>5.111</text:p>
          </table:table-cell>
          <table:table-cell table:number-columns-repeated="6"/>
        </table:table-row>
        <table:table-row table:style-name="ro1">
          <table:table-cell office:value-type="date" office:date-value="2013-06-27" calcext:value-type="date">
            <text:p>2013-06-27</text:p>
          </table:table-cell>
          <table:table-cell office:value-type="float" office:value="0.001" calcext:value-type="float">
            <text:p>0.001</text:p>
          </table:table-cell>
          <table:table-cell office:value-type="float" office:value="20.204" calcext:value-type="float">
            <text:p>20.204</text:p>
          </table:table-cell>
          <table:table-cell office:value-type="float" office:value="80.24" calcext:value-type="float">
            <text:p>80.24</text:p>
          </table:table-cell>
          <table:table-cell office:value-type="float" office:value="3.712" calcext:value-type="float">
            <text:p>3.712</text:p>
          </table:table-cell>
          <table:table-cell table:number-columns-repeated="6"/>
        </table:table-row>
        <table:table-row table:style-name="ro1">
          <table:table-cell office:value-type="date" office:date-value="2013-06-28" calcext:value-type="date">
            <text:p>2013-06-28</text:p>
          </table:table-cell>
          <table:table-cell office:value-type="float" office:value="0.027" calcext:value-type="float">
            <text:p>0.027</text:p>
          </table:table-cell>
          <table:table-cell office:value-type="float" office:value="20.264" calcext:value-type="float">
            <text:p>20.264</text:p>
          </table:table-cell>
          <table:table-cell office:value-type="float" office:value="82.449" calcext:value-type="float">
            <text:p>82.449</text:p>
          </table:table-cell>
          <table:table-cell office:value-type="float" office:value="3.368" calcext:value-type="float">
            <text:p>3.368</text:p>
          </table:table-cell>
          <table:table-cell table:number-columns-repeated="6"/>
        </table:table-row>
        <table:table-row table:style-name="ro1">
          <table:table-cell office:value-type="date" office:date-value="2013-06-29" calcext:value-type="date">
            <text:p>2013-06-29</text:p>
          </table:table-cell>
          <table:table-cell office:value-type="float" office:value="0.027" calcext:value-type="float">
            <text:p>0.027</text:p>
          </table:table-cell>
          <table:table-cell office:value-type="float" office:value="20.309" calcext:value-type="float">
            <text:p>20.309</text:p>
          </table:table-cell>
          <table:table-cell office:value-type="float" office:value="81.292" calcext:value-type="float">
            <text:p>81.292</text:p>
          </table:table-cell>
          <table:table-cell office:value-type="float" office:value="3.244" calcext:value-type="float">
            <text:p>3.244</text:p>
          </table:table-cell>
          <table:table-cell table:number-columns-repeated="6"/>
        </table:table-row>
        <table:table-row table:style-name="ro1">
          <table:table-cell office:value-type="date" office:date-value="2013-06-30" calcext:value-type="date">
            <text:p>2013-06-30</text:p>
          </table:table-cell>
          <table:table-cell office:value-type="float" office:value="0.273" calcext:value-type="float">
            <text:p>0.273</text:p>
          </table:table-cell>
          <table:table-cell office:value-type="float" office:value="23.232" calcext:value-type="float">
            <text:p>23.232</text:p>
          </table:table-cell>
          <table:table-cell office:value-type="float" office:value="70.275" calcext:value-type="float">
            <text:p>70.275</text:p>
          </table:table-cell>
          <table:table-cell office:value-type="float" office:value="2.778" calcext:value-type="float">
            <text:p>2.778</text:p>
          </table:table-cell>
          <table:table-cell table:number-columns-repeated="6"/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0" calcext:value-type="float">
            <text:p>0</text:p>
          </table:table-cell>
          <table:table-cell office:value-type="float" office:value="25.192" calcext:value-type="float">
            <text:p>25.192</text:p>
          </table:table-cell>
          <table:table-cell office:value-type="float" office:value="60.609" calcext:value-type="float">
            <text:p>60.609</text:p>
          </table:table-cell>
          <table:table-cell office:value-type="float" office:value="4.578" calcext:value-type="float">
            <text:p>4.578</text:p>
          </table:table-cell>
          <table:table-cell table:number-columns-repeated="6"/>
        </table:table-row>
        <table:table-row table:style-name="ro1">
          <table:table-cell office:value-type="date" office:date-value="2013-07-02" calcext:value-type="date">
            <text:p>2013-07-02</text:p>
          </table:table-cell>
          <table:table-cell office:value-type="float" office:value="2.292" calcext:value-type="float">
            <text:p>2.292</text:p>
          </table:table-cell>
          <table:table-cell office:value-type="float" office:value="23.757" calcext:value-type="float">
            <text:p>23.757</text:p>
          </table:table-cell>
          <table:table-cell office:value-type="float" office:value="61.965" calcext:value-type="float">
            <text:p>61.965</text:p>
          </table:table-cell>
          <table:table-cell office:value-type="float" office:value="7.038" calcext:value-type="float">
            <text:p>7.038</text:p>
          </table:table-cell>
          <table:table-cell table:number-columns-repeated="6"/>
        </table:table-row>
        <table:table-row table:style-name="ro1">
          <table:table-cell office:value-type="date" office:date-value="2013-07-03" calcext:value-type="date">
            <text:p>2013-07-03</text:p>
          </table:table-cell>
          <table:table-cell office:value-type="float" office:value="0.408" calcext:value-type="float">
            <text:p>0.408</text:p>
          </table:table-cell>
          <table:table-cell office:value-type="float" office:value="19.972" calcext:value-type="float">
            <text:p>19.972</text:p>
          </table:table-cell>
          <table:table-cell office:value-type="float" office:value="55.51" calcext:value-type="float">
            <text:p>55.51</text:p>
          </table:table-cell>
          <table:table-cell office:value-type="float" office:value="9.261" calcext:value-type="float">
            <text:p>9.261</text:p>
          </table:table-cell>
          <table:table-cell table:number-columns-repeated="6"/>
        </table:table-row>
        <table:table-row table:style-name="ro1">
          <table:table-cell office:value-type="date" office:date-value="2013-07-04" calcext:value-type="date">
            <text:p>2013-07-04</text:p>
          </table:table-cell>
          <table:table-cell office:value-type="float" office:value="0" calcext:value-type="float">
            <text:p>0</text:p>
          </table:table-cell>
          <table:table-cell office:value-type="float" office:value="19.035" calcext:value-type="float">
            <text:p>19.035</text:p>
          </table:table-cell>
          <table:table-cell office:value-type="float" office:value="54.188" calcext:value-type="float">
            <text:p>54.188</text:p>
          </table:table-cell>
          <table:table-cell office:value-type="float" office:value="5.01" calcext:value-type="float">
            <text:p>5.01</text:p>
          </table:table-cell>
          <table:table-cell table:number-columns-repeated="6"/>
        </table:table-row>
        <table:table-row table:style-name="ro1">
          <table:table-cell office:value-type="date" office:date-value="2013-07-05" calcext:value-type="date">
            <text:p>2013-07-05</text:p>
          </table:table-cell>
          <table:table-cell office:value-type="float" office:value="0.71" calcext:value-type="float">
            <text:p>0.71</text:p>
          </table:table-cell>
          <table:table-cell office:value-type="float" office:value="15.741" calcext:value-type="float">
            <text:p>15.741</text:p>
          </table:table-cell>
          <table:table-cell office:value-type="float" office:value="79.469" calcext:value-type="float">
            <text:p>79.469</text:p>
          </table:table-cell>
          <table:table-cell office:value-type="float" office:value="4.532" calcext:value-type="float">
            <text:p>4.532</text:p>
          </table:table-cell>
          <table:table-cell table:number-columns-repeated="6"/>
        </table:table-row>
        <table:table-row table:style-name="ro1">
          <table:table-cell office:value-type="date" office:date-value="2013-07-06" calcext:value-type="date">
            <text:p>2013-07-06</text:p>
          </table:table-cell>
          <table:table-cell office:value-type="float" office:value="0.508" calcext:value-type="float">
            <text:p>0.508</text:p>
          </table:table-cell>
          <table:table-cell office:value-type="float" office:value="16.125" calcext:value-type="float">
            <text:p>16.125</text:p>
          </table:table-cell>
          <table:table-cell office:value-type="float" office:value="83.906" calcext:value-type="float">
            <text:p>83.906</text:p>
          </table:table-cell>
          <table:table-cell office:value-type="float" office:value="3.803" calcext:value-type="float">
            <text:p>3.803</text:p>
          </table:table-cell>
          <table:table-cell table:number-columns-repeated="6"/>
        </table:table-row>
        <table:table-row table:style-name="ro1">
          <table:table-cell office:value-type="date" office:date-value="2013-07-07" calcext:value-type="date">
            <text:p>2013-07-07</text:p>
          </table:table-cell>
          <table:table-cell office:value-type="float" office:value="0.018" calcext:value-type="float">
            <text:p>0.018</text:p>
          </table:table-cell>
          <table:table-cell office:value-type="float" office:value="17.538" calcext:value-type="float">
            <text:p>17.538</text:p>
          </table:table-cell>
          <table:table-cell office:value-type="float" office:value="72.587" calcext:value-type="float">
            <text:p>72.587</text:p>
          </table:table-cell>
          <table:table-cell office:value-type="float" office:value="3.551" calcext:value-type="float">
            <text:p>3.551</text:p>
          </table:table-cell>
          <table:table-cell table:number-columns-repeated="6"/>
        </table:table-row>
        <table:table-row table:style-name="ro1">
          <table:table-cell office:value-type="date" office:date-value="2013-07-08" calcext:value-type="date">
            <text:p>2013-07-08</text:p>
          </table:table-cell>
          <table:table-cell office:value-type="float" office:value="1" calcext:value-type="float">
            <text:p>1</text:p>
          </table:table-cell>
          <table:table-cell office:value-type="float" office:value="19.212" calcext:value-type="float">
            <text:p>19.212</text:p>
          </table:table-cell>
          <table:table-cell office:value-type="float" office:value="66.657" calcext:value-type="float">
            <text:p>66.657</text:p>
          </table:table-cell>
          <table:table-cell table:number-columns-repeated="7"/>
        </table:table-row>
        <table:table-row table:style-name="ro1">
          <table:table-cell office:value-type="date" office:date-value="2013-07-09" calcext:value-type="date">
            <text:p>2013-07-09</text:p>
          </table:table-cell>
          <table:table-cell office:value-type="float" office:value="0.5" calcext:value-type="float">
            <text:p>0.5</text:p>
          </table:table-cell>
          <table:table-cell office:value-type="float" office:value="20.27" calcext:value-type="float">
            <text:p>20.27</text:p>
          </table:table-cell>
          <table:table-cell office:value-type="float" office:value="60.891" calcext:value-type="float">
            <text:p>60.891</text:p>
          </table:table-cell>
          <table:table-cell table:number-columns-repeated="7"/>
        </table:table-row>
        <table:table-row table:style-name="ro1">
          <table:table-cell office:value-type="date" office:date-value="2013-07-10" calcext:value-type="date">
            <text:p>2013-07-10</text:p>
          </table:table-cell>
          <table:table-cell office:value-type="float" office:value="0.3" calcext:value-type="float">
            <text:p>0.3</text:p>
          </table:table-cell>
          <table:table-cell office:value-type="float" office:value="17.698" calcext:value-type="float">
            <text:p>17.698</text:p>
          </table:table-cell>
          <table:table-cell office:value-type="float" office:value="60.331" calcext:value-type="float">
            <text:p>60.331</text:p>
          </table:table-cell>
          <table:table-cell table:number-columns-repeated="7"/>
        </table:table-row>
        <table:table-row table:style-name="ro1">
          <table:table-cell office:value-type="date" office:date-value="2013-07-11" calcext:value-type="date">
            <text:p>2013-07-11</text:p>
          </table:table-cell>
          <table:table-cell office:value-type="float" office:value="0" calcext:value-type="float">
            <text:p>0</text:p>
          </table:table-cell>
          <table:table-cell office:value-type="float" office:value="16.094" calcext:value-type="float">
            <text:p>16.094</text:p>
          </table:table-cell>
          <table:table-cell office:value-type="float" office:value="61.962" calcext:value-type="float">
            <text:p>61.962</text:p>
          </table:table-cell>
          <table:table-cell table:number-columns-repeated="7"/>
        </table:table-row>
        <table:table-row table:style-name="ro1">
          <table:table-cell office:value-type="date" office:date-value="2013-07-12" calcext:value-type="date">
            <text:p>2013-07-12</text:p>
          </table:table-cell>
          <table:table-cell office:value-type="float" office:value="1.8" calcext:value-type="float">
            <text:p>1.8</text:p>
          </table:table-cell>
          <table:table-cell office:value-type="float" office:value="10.313" calcext:value-type="float">
            <text:p>10.313</text:p>
          </table:table-cell>
          <table:table-cell office:value-type="float" office:value="69.201" calcext:value-type="float">
            <text:p>69.201</text:p>
          </table:table-cell>
          <table:table-cell table:number-columns-repeated="7"/>
        </table:table-row>
        <table:table-row table:style-name="ro1">
          <table:table-cell office:value-type="date" office:date-value="2013-07-13" calcext:value-type="date">
            <text:p>2013-07-13</text:p>
          </table:table-cell>
          <table:table-cell office:value-type="float" office:value="0.1" calcext:value-type="float">
            <text:p>0.1</text:p>
          </table:table-cell>
          <table:table-cell office:value-type="float" office:value="10.095" calcext:value-type="float">
            <text:p>10.095</text:p>
          </table:table-cell>
          <table:table-cell office:value-type="float" office:value="67.199" calcext:value-type="float">
            <text:p>67.199</text:p>
          </table:table-cell>
          <table:table-cell table:number-columns-repeated="7"/>
        </table:table-row>
        <table:table-row table:style-name="ro1">
          <table:table-cell office:value-type="date" office:date-value="2013-07-14" calcext:value-type="date">
            <text:p>2013-07-14</text:p>
          </table:table-cell>
          <table:table-cell office:value-type="float" office:value="0" calcext:value-type="float">
            <text:p>0</text:p>
          </table:table-cell>
          <table:table-cell office:value-type="float" office:value="13.588" calcext:value-type="float">
            <text:p>13.588</text:p>
          </table:table-cell>
          <table:table-cell office:value-type="float" office:value="57.119" calcext:value-type="float">
            <text:p>57.119</text:p>
          </table:table-cell>
          <table:table-cell table:number-columns-repeated="7"/>
        </table:table-row>
        <table:table-row table:style-name="ro1">
          <table:table-cell office:value-type="date" office:date-value="2013-07-15" calcext:value-type="date">
            <text:p>2013-07-15</text:p>
          </table:table-cell>
          <table:table-cell office:value-type="float" office:value="0.6" calcext:value-type="float">
            <text:p>0.6</text:p>
          </table:table-cell>
          <table:table-cell office:value-type="float" office:value="14.458" calcext:value-type="float">
            <text:p>14.458</text:p>
          </table:table-cell>
          <table:table-cell office:value-type="float" office:value="59.639" calcext:value-type="float">
            <text:p>59.639</text:p>
          </table:table-cell>
          <table:table-cell table:number-columns-repeated="7"/>
        </table:table-row>
        <table:table-row table:style-name="ro1">
          <table:table-cell office:value-type="date" office:date-value="2013-07-16" calcext:value-type="date">
            <text:p>2013-07-16</text:p>
          </table:table-cell>
          <table:table-cell office:value-type="float" office:value="0" calcext:value-type="float">
            <text:p>0</text:p>
          </table:table-cell>
          <table:table-cell office:value-type="float" office:value="14.032" calcext:value-type="float">
            <text:p>14.032</text:p>
          </table:table-cell>
          <table:table-cell office:value-type="float" office:value="58.188" calcext:value-type="float">
            <text:p>58.188</text:p>
          </table:table-cell>
          <table:table-cell table:number-columns-repeated="7"/>
        </table:table-row>
        <table:table-row table:style-name="ro1">
          <table:table-cell office:value-type="date" office:date-value="2013-07-17" calcext:value-type="date">
            <text:p>2013-07-17</text:p>
          </table:table-cell>
          <table:table-cell office:value-type="float" office:value="0.3" calcext:value-type="float">
            <text:p>0.3</text:p>
          </table:table-cell>
          <table:table-cell office:value-type="float" office:value="16.325" calcext:value-type="float">
            <text:p>16.325</text:p>
          </table:table-cell>
          <table:table-cell office:value-type="float" office:value="70.438" calcext:value-type="float">
            <text:p>70.438</text:p>
          </table:table-cell>
          <table:table-cell table:number-columns-repeated="7"/>
        </table:table-row>
        <table:table-row table:style-name="ro1">
          <table:table-cell office:value-type="date" office:date-value="2013-07-18" calcext:value-type="date">
            <text:p>2013-07-18</text:p>
          </table:table-cell>
          <table:table-cell office:value-type="float" office:value="1.1" calcext:value-type="float">
            <text:p>1.1</text:p>
          </table:table-cell>
          <table:table-cell office:value-type="float" office:value="17.092" calcext:value-type="float">
            <text:p>17.092</text:p>
          </table:table-cell>
          <table:table-cell office:value-type="float" office:value="77.56" calcext:value-type="float">
            <text:p>77.56</text:p>
          </table:table-cell>
          <table:table-cell table:number-columns-repeated="7"/>
        </table:table-row>
        <table:table-row table:style-name="ro1">
          <table:table-cell office:value-type="date" office:date-value="2013-07-19" calcext:value-type="date">
            <text:p>2013-07-19</text:p>
          </table:table-cell>
          <table:table-cell office:value-type="float" office:value="0.2" calcext:value-type="float">
            <text:p>0.2</text:p>
          </table:table-cell>
          <table:table-cell office:value-type="float" office:value="16.34" calcext:value-type="float">
            <text:p>16.34</text:p>
          </table:table-cell>
          <table:table-cell office:value-type="float" office:value="59.58" calcext:value-type="float">
            <text:p>59.58</text:p>
          </table:table-cell>
          <table:table-cell table:number-columns-repeated="7"/>
        </table:table-row>
        <table:table-row table:style-name="ro1">
          <table:table-cell office:value-type="date" office:date-value="2013-07-20" calcext:value-type="date">
            <text:p>2013-07-20</text:p>
          </table:table-cell>
          <table:table-cell office:value-type="float" office:value="0.1" calcext:value-type="float">
            <text:p>0.1</text:p>
          </table:table-cell>
          <table:table-cell office:value-type="float" office:value="17.26" calcext:value-type="float">
            <text:p>17.26</text:p>
          </table:table-cell>
          <table:table-cell office:value-type="float" office:value="62.98" calcext:value-type="float">
            <text:p>62.98</text:p>
          </table:table-cell>
          <table:table-cell table:number-columns-repeated="7"/>
        </table:table-row>
        <table:table-row table:style-name="ro1">
          <table:table-cell office:value-type="date" office:date-value="2013-07-21" calcext:value-type="date">
            <text:p>2013-07-21</text:p>
          </table:table-cell>
          <table:table-cell office:value-type="float" office:value="0" calcext:value-type="float">
            <text:p>0</text:p>
          </table:table-cell>
          <table:table-cell office:value-type="float" office:value="18.415" calcext:value-type="float">
            <text:p>18.415</text:p>
          </table:table-cell>
          <table:table-cell office:value-type="float" office:value="60.36" calcext:value-type="float">
            <text:p>60.36</text:p>
          </table:table-cell>
          <table:table-cell table:number-columns-repeated="7"/>
        </table:table-row>
        <table:table-row table:style-name="ro1">
          <table:table-cell office:value-type="date" office:date-value="2013-07-22" calcext:value-type="date">
            <text:p>2013-07-22</text:p>
          </table:table-cell>
          <table:table-cell office:value-type="float" office:value="0.2" calcext:value-type="float">
            <text:p>0.2</text:p>
          </table:table-cell>
          <table:table-cell office:value-type="float" office:value="16.733" calcext:value-type="float">
            <text:p>16.733</text:p>
          </table:table-cell>
          <table:table-cell office:value-type="float" office:value="76.092" calcext:value-type="float">
            <text:p>76.092</text:p>
          </table:table-cell>
          <table:table-cell table:number-columns-repeated="7"/>
        </table:table-row>
        <table:table-row table:style-name="ro1">
          <table:table-cell office:value-type="date" office:date-value="2013-07-23" calcext:value-type="date">
            <text:p>2013-07-23</text:p>
          </table:table-cell>
          <table:table-cell office:value-type="float" office:value="0" calcext:value-type="float">
            <text:p>0</text:p>
          </table:table-cell>
          <table:table-cell office:value-type="float" office:value="14.563" calcext:value-type="float">
            <text:p>14.563</text:p>
          </table:table-cell>
          <table:table-cell office:value-type="float" office:value="77.026" calcext:value-type="float">
            <text:p>77.026</text:p>
          </table:table-cell>
          <table:table-cell table:number-columns-repeated="7"/>
        </table:table-row>
        <table:table-row table:style-name="ro1">
          <table:table-cell office:value-type="date" office:date-value="2013-07-24" calcext:value-type="date">
            <text:p>2013-07-24</text:p>
          </table:table-cell>
          <table:table-cell office:value-type="float" office:value="0.1" calcext:value-type="float">
            <text:p>0.1</text:p>
          </table:table-cell>
          <table:table-cell office:value-type="float" office:value="16.59" calcext:value-type="float">
            <text:p>16.59</text:p>
          </table:table-cell>
          <table:table-cell office:value-type="float" office:value="65.351" calcext:value-type="float">
            <text:p>65.351</text:p>
          </table:table-cell>
          <table:table-cell table:number-columns-repeated="7"/>
        </table:table-row>
        <table:table-row table:style-name="ro1">
          <table:table-cell office:value-type="date" office:date-value="2013-07-25" calcext:value-type="date">
            <text:p>2013-07-25</text:p>
          </table:table-cell>
          <table:table-cell office:value-type="float" office:value="0" calcext:value-type="float">
            <text:p>0</text:p>
          </table:table-cell>
          <table:table-cell office:value-type="float" office:value="18.378" calcext:value-type="float">
            <text:p>18.378</text:p>
          </table:table-cell>
          <table:table-cell office:value-type="float" office:value="55.213" calcext:value-type="float">
            <text:p>55.213</text:p>
          </table:table-cell>
          <table:table-cell table:number-columns-repeated="7"/>
        </table:table-row>
        <table:table-row table:style-name="ro1">
          <table:table-cell office:value-type="date" office:date-value="2013-07-26" calcext:value-type="date">
            <text:p>2013-07-26</text:p>
          </table:table-cell>
          <table:table-cell office:value-type="float" office:value="0" calcext:value-type="float">
            <text:p>0</text:p>
          </table:table-cell>
          <table:table-cell office:value-type="float" office:value="19.119" calcext:value-type="float">
            <text:p>19.119</text:p>
          </table:table-cell>
          <table:table-cell office:value-type="float" office:value="61.553" calcext:value-type="float">
            <text:p>61.553</text:p>
          </table:table-cell>
          <table:table-cell office:value-type="float" office:value="10.139" calcext:value-type="float">
            <text:p>10.139</text:p>
          </table:table-cell>
          <table:table-cell table:number-columns-repeated="6"/>
        </table:table-row>
        <table:table-row table:style-name="ro1">
          <table:table-cell office:value-type="date" office:date-value="2013-07-27" calcext:value-type="date">
            <text:p>2013-07-27</text:p>
          </table:table-cell>
          <table:table-cell office:value-type="float" office:value="10.1" calcext:value-type="float">
            <text:p>10.1</text:p>
          </table:table-cell>
          <table:table-cell office:value-type="float" office:value="13.803" calcext:value-type="float">
            <text:p>13.803</text:p>
          </table:table-cell>
          <table:table-cell office:value-type="float" office:value="90.954" calcext:value-type="float">
            <text:p>90.954</text:p>
          </table:table-cell>
          <table:table-cell office:value-type="float" office:value="10.701" calcext:value-type="float">
            <text:p>10.701</text:p>
          </table:table-cell>
          <table:table-cell table:number-columns-repeated="6"/>
        </table:table-row>
        <table:table-row table:style-name="ro1">
          <table:table-cell office:value-type="date" office:date-value="2013-07-28" calcext:value-type="date">
            <text:p>2013-07-28</text:p>
          </table:table-cell>
          <table:table-cell office:value-type="float" office:value="7.5" calcext:value-type="float">
            <text:p>7.5</text:p>
          </table:table-cell>
          <table:table-cell office:value-type="float" office:value="13.597" calcext:value-type="float">
            <text:p>13.597</text:p>
          </table:table-cell>
          <table:table-cell office:value-type="float" office:value="76.984" calcext:value-type="float">
            <text:p>76.984</text:p>
          </table:table-cell>
          <table:table-cell office:value-type="float" office:value="17.957" calcext:value-type="float">
            <text:p>17.957</text:p>
          </table:table-cell>
          <table:table-cell table:number-columns-repeated="6"/>
        </table:table-row>
        <table:table-row table:style-name="ro1">
          <table:table-cell office:value-type="date" office:date-value="2013-07-29" calcext:value-type="date">
            <text:p>2013-07-29</text:p>
          </table:table-cell>
          <table:table-cell office:value-type="float" office:value="0" calcext:value-type="float">
            <text:p>0</text:p>
          </table:table-cell>
          <table:table-cell office:value-type="float" office:value="14.188" calcext:value-type="float">
            <text:p>14.188</text:p>
          </table:table-cell>
          <table:table-cell office:value-type="float" office:value="64.047" calcext:value-type="float">
            <text:p>64.047</text:p>
          </table:table-cell>
          <table:table-cell office:value-type="float" office:value="6.889" calcext:value-type="float">
            <text:p>6.889</text:p>
          </table:table-cell>
          <table:table-cell table:number-columns-repeated="6"/>
        </table:table-row>
        <table:table-row table:style-name="ro1">
          <table:table-cell office:value-type="date" office:date-value="2013-07-30" calcext:value-type="date">
            <text:p>2013-07-30</text:p>
          </table:table-cell>
          <table:table-cell office:value-type="float" office:value="3.9" calcext:value-type="float">
            <text:p>3.9</text:p>
          </table:table-cell>
          <table:table-cell office:value-type="float" office:value="15.106" calcext:value-type="float">
            <text:p>15.106</text:p>
          </table:table-cell>
          <table:table-cell office:value-type="float" office:value="79.308" calcext:value-type="float">
            <text:p>79.308</text:p>
          </table:table-cell>
          <table:table-cell office:value-type="float" office:value="7.335" calcext:value-type="float">
            <text:p>7.335</text:p>
          </table:table-cell>
          <table:table-cell table:number-columns-repeated="6"/>
        </table:table-row>
        <table:table-row table:style-name="ro1">
          <table:table-cell office:value-type="date" office:date-value="2013-07-31" calcext:value-type="date">
            <text:p>2013-07-31</text:p>
          </table:table-cell>
          <table:table-cell office:value-type="float" office:value="25.7" calcext:value-type="float">
            <text:p>25.7</text:p>
          </table:table-cell>
          <table:table-cell office:value-type="float" office:value="16.715" calcext:value-type="float">
            <text:p>16.715</text:p>
          </table:table-cell>
          <table:table-cell office:value-type="float" office:value="78.185" calcext:value-type="float">
            <text:p>78.185</text:p>
          </table:table-cell>
          <table:table-cell office:value-type="float" office:value="10.043" calcext:value-type="float">
            <text:p>10.043</text:p>
          </table:table-cell>
          <table:table-cell table:number-columns-repeated="6"/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0" calcext:value-type="float">
            <text:p>0</text:p>
          </table:table-cell>
          <table:table-cell office:value-type="float" office:value="17.191" calcext:value-type="float">
            <text:p>17.191</text:p>
          </table:table-cell>
          <table:table-cell office:value-type="float" office:value="65.457" calcext:value-type="float">
            <text:p>65.457</text:p>
          </table:table-cell>
          <table:table-cell office:value-type="float" office:value="8.182" calcext:value-type="float">
            <text:p>8.182</text:p>
          </table:table-cell>
          <table:table-cell table:number-columns-repeated="6"/>
        </table:table-row>
        <table:table-row table:style-name="ro1">
          <table:table-cell office:value-type="date" office:date-value="2013-08-02" calcext:value-type="date">
            <text:p>2013-08-02</text:p>
          </table:table-cell>
          <table:table-cell office:value-type="float" office:value="0" calcext:value-type="float">
            <text:p>0</text:p>
          </table:table-cell>
          <table:table-cell office:value-type="float" office:value="16.747" calcext:value-type="float">
            <text:p>16.747</text:p>
          </table:table-cell>
          <table:table-cell office:value-type="float" office:value="68.614" calcext:value-type="float">
            <text:p>68.614</text:p>
          </table:table-cell>
          <table:table-cell office:value-type="float" office:value="11.046" calcext:value-type="float">
            <text:p>11.046</text:p>
          </table:table-cell>
          <table:table-cell table:number-columns-repeated="6"/>
        </table:table-row>
        <table:table-row table:style-name="ro1">
          <table:table-cell office:value-type="date" office:date-value="2013-08-03" calcext:value-type="date">
            <text:p>2013-08-03</text:p>
          </table:table-cell>
          <table:table-cell office:value-type="float" office:value="0.3" calcext:value-type="float">
            <text:p>0.3</text:p>
          </table:table-cell>
          <table:table-cell office:value-type="float" office:value="17.727" calcext:value-type="float">
            <text:p>17.727</text:p>
          </table:table-cell>
          <table:table-cell office:value-type="float" office:value="77.309" calcext:value-type="float">
            <text:p>77.309</text:p>
          </table:table-cell>
          <table:table-cell office:value-type="float" office:value="6.786" calcext:value-type="float">
            <text:p>6.786</text:p>
          </table:table-cell>
          <table:table-cell table:number-columns-repeated="6"/>
        </table:table-row>
        <table:table-row table:style-name="ro1">
          <table:table-cell office:value-type="date" office:date-value="2013-08-04" calcext:value-type="date">
            <text:p>2013-08-04</text:p>
          </table:table-cell>
          <table:table-cell office:value-type="float" office:value="0" calcext:value-type="float">
            <text:p>0</text:p>
          </table:table-cell>
          <table:table-cell office:value-type="float" office:value="18.273" calcext:value-type="float">
            <text:p>18.273</text:p>
          </table:table-cell>
          <table:table-cell office:value-type="float" office:value="75.926" calcext:value-type="float">
            <text:p>75.926</text:p>
          </table:table-cell>
          <table:table-cell office:value-type="float" office:value="3.578" calcext:value-type="float">
            <text:p>3.578</text:p>
          </table:table-cell>
          <table:table-cell table:number-columns-repeated="6"/>
        </table:table-row>
        <table:table-row table:style-name="ro1">
          <table:table-cell office:value-type="date" office:date-value="2013-08-05" calcext:value-type="date">
            <text:p>2013-08-05</text:p>
          </table:table-cell>
          <table:table-cell office:value-type="float" office:value="21.5" calcext:value-type="float">
            <text:p>21.5</text:p>
          </table:table-cell>
          <table:table-cell office:value-type="float" office:value="18.278" calcext:value-type="float">
            <text:p>18.278</text:p>
          </table:table-cell>
          <table:table-cell office:value-type="float" office:value="77.878" calcext:value-type="float">
            <text:p>77.878</text:p>
          </table:table-cell>
          <table:table-cell office:value-type="float" office:value="5.766" calcext:value-type="float">
            <text:p>5.766</text:p>
          </table:table-cell>
          <table:table-cell table:number-columns-repeated="6"/>
        </table:table-row>
        <table:table-row table:style-name="ro1">
          <table:table-cell office:value-type="date" office:date-value="2013-08-06" calcext:value-type="date">
            <text:p>2013-08-06</text:p>
          </table:table-cell>
          <table:table-cell office:value-type="float" office:value="0.2" calcext:value-type="float">
            <text:p>0.2</text:p>
          </table:table-cell>
          <table:table-cell office:value-type="float" office:value="17.482" calcext:value-type="float">
            <text:p>17.482</text:p>
          </table:table-cell>
          <table:table-cell office:value-type="float" office:value="69.564" calcext:value-type="float">
            <text:p>69.564</text:p>
          </table:table-cell>
          <table:table-cell office:value-type="float" office:value="13.272" calcext:value-type="float">
            <text:p>13.272</text:p>
          </table:table-cell>
          <table:table-cell table:number-columns-repeated="6"/>
        </table:table-row>
        <table:table-row table:style-name="ro1">
          <table:table-cell office:value-type="date" office:date-value="2013-08-07" calcext:value-type="date">
            <text:p>2013-08-07</text:p>
          </table:table-cell>
          <table:table-cell office:value-type="float" office:value="0.1" calcext:value-type="float">
            <text:p>0.1</text:p>
          </table:table-cell>
          <table:table-cell office:value-type="float" office:value="17.067" calcext:value-type="float">
            <text:p>17.067</text:p>
          </table:table-cell>
          <table:table-cell office:value-type="float" office:value="62.6" calcext:value-type="float">
            <text:p>62.6</text:p>
          </table:table-cell>
          <table:table-cell office:value-type="float" office:value="6.629" calcext:value-type="float">
            <text:p>6.629</text:p>
          </table:table-cell>
          <table:table-cell table:number-columns-repeated="6"/>
        </table:table-row>
        <table:table-row table:style-name="ro1">
          <table:table-cell office:value-type="date" office:date-value="2013-08-08" calcext:value-type="date">
            <text:p>2013-08-08</text:p>
          </table:table-cell>
          <table:table-cell office:value-type="float" office:value="0" calcext:value-type="float">
            <text:p>0</text:p>
          </table:table-cell>
          <table:table-cell office:value-type="float" office:value="17.04" calcext:value-type="float">
            <text:p>17.04</text:p>
          </table:table-cell>
          <table:table-cell office:value-type="float" office:value="66.448" calcext:value-type="float">
            <text:p>66.448</text:p>
          </table:table-cell>
          <table:table-cell office:value-type="float" office:value="6.022" calcext:value-type="float">
            <text:p>6.022</text:p>
          </table:table-cell>
          <table:table-cell table:number-columns-repeated="6"/>
        </table:table-row>
        <table:table-row table:style-name="ro1">
          <table:table-cell office:value-type="date" office:date-value="2013-08-09" calcext:value-type="date">
            <text:p>2013-08-09</text:p>
          </table:table-cell>
          <table:table-cell office:value-type="float" office:value="0.008" calcext:value-type="float">
            <text:p>0.008</text:p>
          </table:table-cell>
          <table:table-cell office:value-type="float" office:value="18.473" calcext:value-type="float">
            <text:p>18.473</text:p>
          </table:table-cell>
          <table:table-cell office:value-type="float" office:value="62.397" calcext:value-type="float">
            <text:p>62.397</text:p>
          </table:table-cell>
          <table:table-cell office:value-type="float" office:value="7.467" calcext:value-type="float">
            <text:p>7.467</text:p>
          </table:table-cell>
          <table:table-cell table:number-columns-repeated="6"/>
        </table:table-row>
        <table:table-row table:style-name="ro1">
          <table:table-cell office:value-type="date" office:date-value="2013-08-10" calcext:value-type="date">
            <text:p>2013-08-10</text:p>
          </table:table-cell>
          <table:table-cell office:value-type="float" office:value="0.008" calcext:value-type="float">
            <text:p>0.008</text:p>
          </table:table-cell>
          <table:table-cell office:value-type="float" office:value="18.55" calcext:value-type="float">
            <text:p>18.55</text:p>
          </table:table-cell>
          <table:table-cell office:value-type="float" office:value="77.063" calcext:value-type="float">
            <text:p>77.063</text:p>
          </table:table-cell>
          <table:table-cell office:value-type="float" office:value="4.456" calcext:value-type="float">
            <text:p>4.456</text:p>
          </table:table-cell>
          <table:table-cell table:number-columns-repeated="6"/>
        </table:table-row>
        <table:table-row table:style-name="ro1">
          <table:table-cell office:value-type="date" office:date-value="2013-08-11" calcext:value-type="date">
            <text:p>2013-08-11</text:p>
          </table:table-cell>
          <table:table-cell office:value-type="float" office:value="2.492" calcext:value-type="float">
            <text:p>2.492</text:p>
          </table:table-cell>
          <table:table-cell office:value-type="float" office:value="18.043" calcext:value-type="float">
            <text:p>18.043</text:p>
          </table:table-cell>
          <table:table-cell office:value-type="float" office:value="90.721" calcext:value-type="float">
            <text:p>90.721</text:p>
          </table:table-cell>
          <table:table-cell office:value-type="float" office:value="4.462" calcext:value-type="float">
            <text:p>4.462</text:p>
          </table:table-cell>
          <table:table-cell table:number-columns-repeated="6"/>
        </table:table-row>
        <table:table-row table:style-name="ro1">
          <table:table-cell office:value-type="date" office:date-value="2013-08-12" calcext:value-type="date">
            <text:p>2013-08-12</text:p>
          </table:table-cell>
          <table:table-cell office:value-type="float" office:value="1.3" calcext:value-type="float">
            <text:p>1.3</text:p>
          </table:table-cell>
          <table:table-cell office:value-type="float" office:value="18.635" calcext:value-type="float">
            <text:p>18.635</text:p>
          </table:table-cell>
          <table:table-cell office:value-type="float" office:value="89.858" calcext:value-type="float">
            <text:p>89.858</text:p>
          </table:table-cell>
          <table:table-cell office:value-type="float" office:value="4.115" calcext:value-type="float">
            <text:p>4.115</text:p>
          </table:table-cell>
          <table:table-cell table:number-columns-repeated="6"/>
        </table:table-row>
        <table:table-row table:style-name="ro1">
          <table:table-cell office:value-type="date" office:date-value="2013-08-13" calcext:value-type="date">
            <text:p>2013-08-13</text:p>
          </table:table-cell>
          <table:table-cell office:value-type="float" office:value="2.431" calcext:value-type="float">
            <text:p>2.431</text:p>
          </table:table-cell>
          <table:table-cell office:value-type="float" office:value="19.882" calcext:value-type="float">
            <text:p>19.882</text:p>
          </table:table-cell>
          <table:table-cell office:value-type="float" office:value="89.576" calcext:value-type="float">
            <text:p>89.576</text:p>
          </table:table-cell>
          <table:table-cell office:value-type="float" office:value="3.943" calcext:value-type="float">
            <text:p>3.943</text:p>
          </table:table-cell>
          <table:table-cell table:number-columns-repeated="6"/>
        </table:table-row>
        <table:table-row table:style-name="ro1">
          <table:table-cell office:value-type="date" office:date-value="2013-08-14" calcext:value-type="date">
            <text:p>2013-08-14</text:p>
          </table:table-cell>
          <table:table-cell office:value-type="float" office:value="0.369" calcext:value-type="float">
            <text:p>0.369</text:p>
          </table:table-cell>
          <table:table-cell office:value-type="float" office:value="18.614" calcext:value-type="float">
            <text:p>18.614</text:p>
          </table:table-cell>
          <table:table-cell office:value-type="float" office:value="88.929" calcext:value-type="float">
            <text:p>88.929</text:p>
          </table:table-cell>
          <table:table-cell office:value-type="float" office:value="3.268" calcext:value-type="float">
            <text:p>3.268</text:p>
          </table:table-cell>
          <table:table-cell table:number-columns-repeated="6"/>
        </table:table-row>
        <table:table-row table:style-name="ro1">
          <table:table-cell office:value-type="date" office:date-value="2013-08-15" calcext:value-type="date">
            <text:p>2013-08-15</text:p>
          </table:table-cell>
          <table:table-cell office:value-type="float" office:value="0.1" calcext:value-type="float">
            <text:p>0.1</text:p>
          </table:table-cell>
          <table:table-cell office:value-type="float" office:value="19.495" calcext:value-type="float">
            <text:p>19.495</text:p>
          </table:table-cell>
          <table:table-cell office:value-type="float" office:value="82.755" calcext:value-type="float">
            <text:p>82.755</text:p>
          </table:table-cell>
          <table:table-cell office:value-type="float" office:value="3.727" calcext:value-type="float">
            <text:p>3.727</text:p>
          </table:table-cell>
          <table:table-cell table:number-columns-repeated="6"/>
        </table:table-row>
        <table:table-row table:style-name="ro1">
          <table:table-cell office:value-type="date" office:date-value="2013-08-16" calcext:value-type="date">
            <text:p>2013-08-16</text:p>
          </table:table-cell>
          <table:table-cell office:value-type="float" office:value="0.014" calcext:value-type="float">
            <text:p>0.014</text:p>
          </table:table-cell>
          <table:table-cell office:value-type="float" office:value="18.916" calcext:value-type="float">
            <text:p>18.916</text:p>
          </table:table-cell>
          <table:table-cell office:value-type="float" office:value="85.8" calcext:value-type="float">
            <text:p>85.8</text:p>
          </table:table-cell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date" office:date-value="2013-08-17" calcext:value-type="date">
            <text:p>2013-08-17</text:p>
          </table:table-cell>
          <table:table-cell office:value-type="float" office:value="1.411" calcext:value-type="float">
            <text:p>1.411</text:p>
          </table:table-cell>
          <table:table-cell office:value-type="float" office:value="17.743" calcext:value-type="float">
            <text:p>17.743</text:p>
          </table:table-cell>
          <table:table-cell office:value-type="float" office:value="83.418" calcext:value-type="float">
            <text:p>83.418</text:p>
          </table:table-cell>
          <table:table-cell office:value-type="float" office:value="4.847" calcext:value-type="float">
            <text:p>4.847</text:p>
          </table:table-cell>
          <table:table-cell table:number-columns-repeated="6"/>
        </table:table-row>
        <table:table-row table:style-name="ro1">
          <table:table-cell office:value-type="date" office:date-value="2013-08-18" calcext:value-type="date">
            <text:p>2013-08-18</text:p>
          </table:table-cell>
          <table:table-cell office:value-type="float" office:value="0.389" calcext:value-type="float">
            <text:p>0.389</text:p>
          </table:table-cell>
          <table:table-cell office:value-type="float" office:value="17.47" calcext:value-type="float">
            <text:p>17.47</text:p>
          </table:table-cell>
          <table:table-cell office:value-type="float" office:value="75.203" calcext:value-type="float">
            <text:p>75.203</text:p>
          </table:table-cell>
          <table:table-cell office:value-type="float" office:value="6.408" calcext:value-type="float">
            <text:p>6.408</text:p>
          </table:table-cell>
          <table:table-cell table:number-columns-repeated="6"/>
        </table:table-row>
        <table:table-row table:style-name="ro1">
          <table:table-cell office:value-type="date" office:date-value="2013-08-19" calcext:value-type="date">
            <text:p>2013-08-19</text:p>
          </table:table-cell>
          <table:table-cell office:value-type="float" office:value="0" calcext:value-type="float">
            <text:p>0</text:p>
          </table:table-cell>
          <table:table-cell office:value-type="float" office:value="16.811" calcext:value-type="float">
            <text:p>16.811</text:p>
          </table:table-cell>
          <table:table-cell office:value-type="float" office:value="62.098" calcext:value-type="float">
            <text:p>62.098</text:p>
          </table:table-cell>
          <table:table-cell office:value-type="float" office:value="6.596" calcext:value-type="float">
            <text:p>6.596</text:p>
          </table:table-cell>
          <table:table-cell table:number-columns-repeated="6"/>
        </table:table-row>
        <table:table-row table:style-name="ro1">
          <table:table-cell office:value-type="date" office:date-value="2013-08-20" calcext:value-type="date">
            <text:p>2013-08-20</text:p>
          </table:table-cell>
          <table:table-cell office:value-type="float" office:value="0.906" calcext:value-type="float">
            <text:p>0.906</text:p>
          </table:table-cell>
          <table:table-cell office:value-type="float" office:value="12.619" calcext:value-type="float">
            <text:p>12.619</text:p>
          </table:table-cell>
          <table:table-cell office:value-type="float" office:value="85.332" calcext:value-type="float">
            <text:p>85.332</text:p>
          </table:table-cell>
          <table:table-cell office:value-type="float" office:value="7.093" calcext:value-type="float">
            <text:p>7.093</text:p>
          </table:table-cell>
          <table:table-cell table:number-columns-repeated="6"/>
        </table:table-row>
        <table:table-row table:style-name="ro1">
          <table:table-cell office:value-type="date" office:date-value="2013-08-21" calcext:value-type="date">
            <text:p>2013-08-21</text:p>
          </table:table-cell>
          <table:table-cell office:value-type="float" office:value="0.33" calcext:value-type="float">
            <text:p>0.33</text:p>
          </table:table-cell>
          <table:table-cell office:value-type="float" office:value="16.935" calcext:value-type="float">
            <text:p>16.935</text:p>
          </table:table-cell>
          <table:table-cell office:value-type="float" office:value="75.65" calcext:value-type="float">
            <text:p>75.65</text:p>
          </table:table-cell>
          <table:table-cell office:value-type="float" office:value="7.629" calcext:value-type="float">
            <text:p>7.629</text:p>
          </table:table-cell>
          <table:table-cell table:number-columns-repeated="6"/>
        </table:table-row>
        <table:table-row table:style-name="ro1">
          <table:table-cell office:value-type="date" office:date-value="2013-08-22" calcext:value-type="date">
            <text:p>2013-08-22</text:p>
          </table:table-cell>
          <table:table-cell office:value-type="float" office:value="0.1" calcext:value-type="float">
            <text:p>0.1</text:p>
          </table:table-cell>
          <table:table-cell office:value-type="float" office:value="15.981" calcext:value-type="float">
            <text:p>15.981</text:p>
          </table:table-cell>
          <table:table-cell office:value-type="float" office:value="66.841" calcext:value-type="float">
            <text:p>66.841</text:p>
          </table:table-cell>
          <table:table-cell office:value-type="float" office:value="4.886" calcext:value-type="float">
            <text:p>4.886</text:p>
          </table:table-cell>
          <table:table-cell table:number-columns-repeated="6"/>
        </table:table-row>
        <table:table-row table:style-name="ro1">
          <table:table-cell office:value-type="date" office:date-value="2013-08-23" calcext:value-type="date">
            <text:p>2013-08-23</text:p>
          </table:table-cell>
          <table:table-cell office:value-type="float" office:value="0.038" calcext:value-type="float">
            <text:p>0.038</text:p>
          </table:table-cell>
          <table:table-cell office:value-type="float" office:value="16.68" calcext:value-type="float">
            <text:p>16.68</text:p>
          </table:table-cell>
          <table:table-cell office:value-type="float" office:value="69.675" calcext:value-type="float">
            <text:p>69.675</text:p>
          </table:table-cell>
          <table:table-cell office:value-type="float" office:value="3.532" calcext:value-type="float">
            <text:p>3.532</text:p>
          </table:table-cell>
          <table:table-cell table:number-columns-repeated="6"/>
        </table:table-row>
        <table:table-row table:style-name="ro1">
          <table:table-cell office:value-type="date" office:date-value="2013-08-24" calcext:value-type="date">
            <text:p>2013-08-24</text:p>
          </table:table-cell>
          <table:table-cell office:value-type="float" office:value="0.1" calcext:value-type="float">
            <text:p>0.1</text:p>
          </table:table-cell>
          <table:table-cell office:value-type="float" office:value="17.506" calcext:value-type="float">
            <text:p>17.506</text:p>
          </table:table-cell>
          <table:table-cell office:value-type="float" office:value="72.479" calcext:value-type="float">
            <text:p>72.479</text:p>
          </table:table-cell>
          <table:table-cell office:value-type="float" office:value="3.698" calcext:value-type="float">
            <text:p>3.698</text:p>
          </table:table-cell>
          <table:table-cell table:number-columns-repeated="6"/>
        </table:table-row>
        <table:table-row table:style-name="ro1">
          <table:table-cell office:value-type="date" office:date-value="2013-08-25" calcext:value-type="date">
            <text:p>2013-08-25</text:p>
          </table:table-cell>
          <table:table-cell office:value-type="float" office:value="8.955" calcext:value-type="float">
            <text:p>8.955</text:p>
          </table:table-cell>
          <table:table-cell office:value-type="float" office:value="13.48" calcext:value-type="float">
            <text:p>13.48</text:p>
          </table:table-cell>
          <table:table-cell office:value-type="float" office:value="98.133" calcext:value-type="float">
            <text:p>98.133</text:p>
          </table:table-cell>
          <table:table-cell office:value-type="float" office:value="5.252" calcext:value-type="float">
            <text:p>5.252</text:p>
          </table:table-cell>
          <table:table-cell table:number-columns-repeated="6"/>
        </table:table-row>
        <table:table-row table:style-name="ro1">
          <table:table-cell office:value-type="date" office:date-value="2013-08-26" calcext:value-type="date">
            <text:p>2013-08-26</text:p>
          </table:table-cell>
          <table:table-cell office:value-type="float" office:value="3.745" calcext:value-type="float">
            <text:p>3.745</text:p>
          </table:table-cell>
          <table:table-cell office:value-type="float" office:value="13.086" calcext:value-type="float">
            <text:p>13.086</text:p>
          </table:table-cell>
          <table:table-cell office:value-type="float" office:value="94.829" calcext:value-type="float">
            <text:p>94.829</text:p>
          </table:table-cell>
          <table:table-cell office:value-type="float" office:value="3.831" calcext:value-type="float">
            <text:p>3.831</text:p>
          </table:table-cell>
          <table:table-cell table:number-columns-repeated="6"/>
        </table:table-row>
        <table:table-row table:style-name="ro1">
          <table:table-cell office:value-type="date" office:date-value="2013-08-27" calcext:value-type="date">
            <text:p>2013-08-27</text:p>
          </table:table-cell>
          <table:table-cell office:value-type="float" office:value="4.942" calcext:value-type="float">
            <text:p>4.942</text:p>
          </table:table-cell>
          <table:table-cell office:value-type="float" office:value="12.193" calcext:value-type="float">
            <text:p>12.193</text:p>
          </table:table-cell>
          <table:table-cell office:value-type="float" office:value="102.467" calcext:value-type="float">
            <text:p>102.467</text:p>
          </table:table-cell>
          <table:table-cell office:value-type="float" office:value="4.742" calcext:value-type="float">
            <text:p>4.742</text:p>
          </table:table-cell>
          <table:table-cell table:number-columns-repeated="6"/>
        </table:table-row>
        <table:table-row table:style-name="ro1">
          <table:table-cell office:value-type="date" office:date-value="2013-08-28" calcext:value-type="date">
            <text:p>2013-08-28</text:p>
          </table:table-cell>
          <table:table-cell office:value-type="float" office:value="0.258" calcext:value-type="float">
            <text:p>0.258</text:p>
          </table:table-cell>
          <table:table-cell office:value-type="float" office:value="13.259" calcext:value-type="float">
            <text:p>13.259</text:p>
          </table:table-cell>
          <table:table-cell office:value-type="float" office:value="94.721" calcext:value-type="float">
            <text:p>94.721</text:p>
          </table:table-cell>
          <table:table-cell office:value-type="float" office:value="6.238" calcext:value-type="float">
            <text:p>6.238</text:p>
          </table:table-cell>
          <table:table-cell table:number-columns-repeated="6"/>
        </table:table-row>
        <table:table-row table:style-name="ro1">
          <table:table-cell office:value-type="date" office:date-value="2013-08-29" calcext:value-type="date">
            <text:p>2013-08-29</text:p>
          </table:table-cell>
          <table:table-cell office:value-type="float" office:value="0" calcext:value-type="float">
            <text:p>0</text:p>
          </table:table-cell>
          <table:table-cell office:value-type="float" office:value="11.265" calcext:value-type="float">
            <text:p>11.265</text:p>
          </table:table-cell>
          <table:table-cell office:value-type="float" office:value="94.754" calcext:value-type="float">
            <text:p>94.754</text:p>
          </table:table-cell>
          <table:table-cell office:value-type="float" office:value="5.064" calcext:value-type="float">
            <text:p>5.064</text:p>
          </table:table-cell>
          <table:table-cell table:number-columns-repeated="6"/>
        </table:table-row>
        <table:table-row table:style-name="ro1">
          <table:table-cell office:value-type="date" office:date-value="2013-08-30" calcext:value-type="date">
            <text:p>2013-08-30</text:p>
          </table:table-cell>
          <table:table-cell office:value-type="float" office:value="0.046" calcext:value-type="float">
            <text:p>0.046</text:p>
          </table:table-cell>
          <table:table-cell office:value-type="float" office:value="14.73" calcext:value-type="float">
            <text:p>14.73</text:p>
          </table:table-cell>
          <table:table-cell office:value-type="float" office:value="89.119" calcext:value-type="float">
            <text:p>89.119</text:p>
          </table:table-cell>
          <table:table-cell office:value-type="float" office:value="3.201" calcext:value-type="float">
            <text:p>3.201</text:p>
          </table:table-cell>
          <table:table-cell table:number-columns-repeated="6"/>
        </table:table-row>
        <table:table-row table:style-name="ro1">
          <table:table-cell office:value-type="date" office:date-value="2013-08-31" calcext:value-type="date">
            <text:p>2013-08-31</text:p>
          </table:table-cell>
          <table:table-cell office:value-type="float" office:value="0.123" calcext:value-type="float">
            <text:p>0.123</text:p>
          </table:table-cell>
          <table:table-cell office:value-type="float" office:value="16.066" calcext:value-type="float">
            <text:p>16.066</text:p>
          </table:table-cell>
          <table:table-cell office:value-type="float" office:value="88.33" calcext:value-type="float">
            <text:p>88.33</text:p>
          </table:table-cell>
          <table:table-cell office:value-type="float" office:value="2.72" calcext:value-type="float">
            <text:p>2.72</text:p>
          </table:table-cell>
          <table:table-cell table:number-columns-repeated="6"/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0" calcext:value-type="float">
            <text:p>0</text:p>
          </table:table-cell>
          <table:table-cell office:value-type="float" office:value="17.96" calcext:value-type="float">
            <text:p>17.96</text:p>
          </table:table-cell>
          <table:table-cell office:value-type="float" office:value="79.046" calcext:value-type="float">
            <text:p>79.046</text:p>
          </table:table-cell>
          <table:table-cell office:value-type="float" office:value="3.74" calcext:value-type="float">
            <text:p>3.74</text:p>
          </table:table-cell>
          <table:table-cell table:number-columns-repeated="6"/>
        </table:table-row>
        <table:table-row table:style-name="ro1">
          <table:table-cell office:value-type="date" office:date-value="2013-09-02" calcext:value-type="date">
            <text:p>2013-09-02</text:p>
          </table:table-cell>
          <table:table-cell office:value-type="float" office:value="0" calcext:value-type="float">
            <text:p>0</text:p>
          </table:table-cell>
          <table:table-cell office:value-type="float" office:value="11.573" calcext:value-type="float">
            <text:p>11.573</text:p>
          </table:table-cell>
          <table:table-cell office:value-type="float" office:value="79.627" calcext:value-type="float">
            <text:p>79.627</text:p>
          </table:table-cell>
          <table:table-cell office:value-type="float" office:value="9.962" calcext:value-type="float">
            <text:p>9.962</text:p>
          </table:table-cell>
          <table:table-cell table:number-columns-repeated="6"/>
        </table:table-row>
        <table:table-row table:style-name="ro1">
          <table:table-cell office:value-type="date" office:date-value="2013-09-03" calcext:value-type="date">
            <text:p>2013-09-03</text:p>
          </table:table-cell>
          <table:table-cell office:value-type="float" office:value="0.023" calcext:value-type="float">
            <text:p>0.023</text:p>
          </table:table-cell>
          <table:table-cell office:value-type="float" office:value="11.851" calcext:value-type="float">
            <text:p>11.851</text:p>
          </table:table-cell>
          <table:table-cell office:value-type="float" office:value="81.252" calcext:value-type="float">
            <text:p>81.252</text:p>
          </table:table-cell>
          <table:table-cell office:value-type="float" office:value="4.703" calcext:value-type="float">
            <text:p>4.703</text:p>
          </table:table-cell>
          <table:table-cell table:number-columns-repeated="6"/>
        </table:table-row>
        <table:table-row table:style-name="ro1">
          <table:table-cell office:value-type="date" office:date-value="2013-09-04" calcext:value-type="date">
            <text:p>2013-09-04</text:p>
          </table:table-cell>
          <table:table-cell office:value-type="float" office:value="0.1" calcext:value-type="float">
            <text:p>0.1</text:p>
          </table:table-cell>
          <table:table-cell office:value-type="float" office:value="18.391" calcext:value-type="float">
            <text:p>18.391</text:p>
          </table:table-cell>
          <table:table-cell office:value-type="float" office:value="74.595" calcext:value-type="float">
            <text:p>74.595</text:p>
          </table:table-cell>
          <table:table-cell office:value-type="float" office:value="4.775" calcext:value-type="float">
            <text:p>4.775</text:p>
          </table:table-cell>
          <table:table-cell table:number-columns-repeated="6"/>
        </table:table-row>
        <table:table-row table:style-name="ro1">
          <table:table-cell office:value-type="date" office:date-value="2013-09-05" calcext:value-type="date">
            <text:p>2013-09-05</text:p>
          </table:table-cell>
          <table:table-cell office:value-type="float" office:value="0" calcext:value-type="float">
            <text:p>0</text:p>
          </table:table-cell>
          <table:table-cell office:value-type="float" office:value="18.358" calcext:value-type="float">
            <text:p>18.358</text:p>
          </table:table-cell>
          <table:table-cell office:value-type="float" office:value="59.642" calcext:value-type="float">
            <text:p>59.642</text:p>
          </table:table-cell>
          <table:table-cell office:value-type="float" office:value="12.785" calcext:value-type="float">
            <text:p>12.785</text:p>
          </table:table-cell>
          <table:table-cell table:number-columns-repeated="6"/>
        </table:table-row>
        <table:table-row table:style-name="ro1">
          <table:table-cell office:value-type="date" office:date-value="2013-09-06" calcext:value-type="date">
            <text:p>2013-09-06</text:p>
          </table:table-cell>
          <table:table-cell office:value-type="float" office:value="0" calcext:value-type="float">
            <text:p>0</text:p>
          </table:table-cell>
          <table:table-cell office:value-type="float" office:value="15.907" calcext:value-type="float">
            <text:p>15.907</text:p>
          </table:table-cell>
          <table:table-cell office:value-type="float" office:value="63.997" calcext:value-type="float">
            <text:p>63.997</text:p>
          </table:table-cell>
          <table:table-cell office:value-type="float" office:value="6.548" calcext:value-type="float">
            <text:p>6.548</text:p>
          </table:table-cell>
          <table:table-cell table:number-columns-repeated="6"/>
        </table:table-row>
        <table:table-row table:style-name="ro1">
          <table:table-cell office:value-type="date" office:date-value="2013-09-07" calcext:value-type="date">
            <text:p>2013-09-07</text:p>
          </table:table-cell>
          <table:table-cell office:value-type="float" office:value="0.05" calcext:value-type="float">
            <text:p>0.05</text:p>
          </table:table-cell>
          <table:table-cell office:value-type="float" office:value="17.692" calcext:value-type="float">
            <text:p>17.692</text:p>
          </table:table-cell>
          <table:table-cell office:value-type="float" office:value="63.406" calcext:value-type="float">
            <text:p>63.406</text:p>
          </table:table-cell>
          <table:table-cell office:value-type="float" office:value="8.476" calcext:value-type="float">
            <text:p>8.476</text:p>
          </table:table-cell>
          <table:table-cell table:number-columns-repeated="6"/>
        </table:table-row>
        <table:table-row table:style-name="ro1">
          <table:table-cell office:value-type="date" office:date-value="2013-09-08" calcext:value-type="date">
            <text:p>2013-09-08</text:p>
          </table:table-cell>
          <table:table-cell office:value-type="float" office:value="0" calcext:value-type="float">
            <text:p>0</text:p>
          </table:table-cell>
          <table:table-cell office:value-type="float" office:value="19.62" calcext:value-type="float">
            <text:p>19.62</text:p>
          </table:table-cell>
          <table:table-cell office:value-type="float" office:value="64.683" calcext:value-type="float">
            <text:p>64.683</text:p>
          </table:table-cell>
          <table:table-cell office:value-type="float" office:value="5.799" calcext:value-type="float">
            <text:p>5.799</text:p>
          </table:table-cell>
          <table:table-cell table:number-columns-repeated="6"/>
        </table:table-row>
        <table:table-row table:style-name="ro1">
          <table:table-cell office:value-type="date" office:date-value="2013-09-09" calcext:value-type="date">
            <text:p>2013-09-09</text:p>
          </table:table-cell>
          <table:table-cell office:value-type="float" office:value="0" calcext:value-type="float">
            <text:p>0</text:p>
          </table:table-cell>
          <table:table-cell office:value-type="float" office:value="16.569" calcext:value-type="float">
            <text:p>16.569</text:p>
          </table:table-cell>
          <table:table-cell office:value-type="float" office:value="47.479" calcext:value-type="float">
            <text:p>47.479</text:p>
          </table:table-cell>
          <table:table-cell office:value-type="float" office:value="16.193" calcext:value-type="float">
            <text:p>16.193</text:p>
          </table:table-cell>
          <table:table-cell table:number-columns-repeated="6"/>
        </table:table-row>
        <table:table-row table:style-name="ro1">
          <table:table-cell office:value-type="date" office:date-value="2013-09-10" calcext:value-type="date">
            <text:p>2013-09-10</text:p>
          </table:table-cell>
          <table:table-cell office:value-type="float" office:value="0" calcext:value-type="float">
            <text:p>0</text:p>
          </table:table-cell>
          <table:table-cell office:value-type="float" office:value="13.177" calcext:value-type="float">
            <text:p>13.177</text:p>
          </table:table-cell>
          <table:table-cell office:value-type="float" office:value="59.553" calcext:value-type="float">
            <text:p>59.553</text:p>
          </table:table-cell>
          <table:table-cell office:value-type="float" office:value="10.695" calcext:value-type="float">
            <text:p>10.695</text:p>
          </table:table-cell>
          <table:table-cell table:number-columns-repeated="6"/>
        </table:table-row>
        <table:table-row table:style-name="ro1">
          <table:table-cell office:value-type="date" office:date-value="2013-09-11" calcext:value-type="date">
            <text:p>2013-09-11</text:p>
          </table:table-cell>
          <table:table-cell office:value-type="float" office:value="0" calcext:value-type="float">
            <text:p>0</text:p>
          </table:table-cell>
          <table:table-cell office:value-type="float" office:value="13.466" calcext:value-type="float">
            <text:p>13.466</text:p>
          </table:table-cell>
          <table:table-cell office:value-type="float" office:value="64.036" calcext:value-type="float">
            <text:p>64.036</text:p>
          </table:table-cell>
          <table:table-cell office:value-type="float" office:value="4.993" calcext:value-type="float">
            <text:p>4.993</text:p>
          </table:table-cell>
          <table:table-cell table:number-columns-repeated="6"/>
        </table:table-row>
        <table:table-row table:style-name="ro1">
          <table:table-cell office:value-type="date" office:date-value="2013-09-12" calcext:value-type="date">
            <text:p>2013-09-12</text:p>
          </table:table-cell>
          <table:table-cell office:value-type="float" office:value="0" calcext:value-type="float">
            <text:p>0</text:p>
          </table:table-cell>
          <table:table-cell office:value-type="float" office:value="18.352" calcext:value-type="float">
            <text:p>18.352</text:p>
          </table:table-cell>
          <table:table-cell office:value-type="float" office:value="58.612" calcext:value-type="float">
            <text:p>58.612</text:p>
          </table:table-cell>
          <table:table-cell office:value-type="float" office:value="7.367" calcext:value-type="float">
            <text:p>7.367</text:p>
          </table:table-cell>
          <table:table-cell table:number-columns-repeated="6"/>
        </table:table-row>
        <table:table-row table:style-name="ro1">
          <table:table-cell office:value-type="date" office:date-value="2013-09-13" calcext:value-type="date">
            <text:p>2013-09-13</text:p>
          </table:table-cell>
          <table:table-cell office:value-type="float" office:value="0.45" calcext:value-type="float">
            <text:p>0.45</text:p>
          </table:table-cell>
          <table:table-cell office:value-type="float" office:value="14.662" calcext:value-type="float">
            <text:p>14.662</text:p>
          </table:table-cell>
          <table:table-cell office:value-type="float" office:value="63.97" calcext:value-type="float">
            <text:p>63.97</text:p>
          </table:table-cell>
          <table:table-cell office:value-type="float" office:value="8.16" calcext:value-type="float">
            <text:p>8.16</text:p>
          </table:table-cell>
          <table:table-cell table:number-columns-repeated="6"/>
        </table:table-row>
        <table:table-row table:style-name="ro1">
          <table:table-cell office:value-type="date" office:date-value="2013-09-14" calcext:value-type="date">
            <text:p>2013-09-14</text:p>
          </table:table-cell>
          <table:table-cell office:value-type="float" office:value="0.05" calcext:value-type="float">
            <text:p>0.05</text:p>
          </table:table-cell>
          <table:table-cell office:value-type="float" office:value="12.208" calcext:value-type="float">
            <text:p>12.208</text:p>
          </table:table-cell>
          <table:table-cell office:value-type="float" office:value="67.009" calcext:value-type="float">
            <text:p>67.009</text:p>
          </table:table-cell>
          <table:table-cell office:value-type="float" office:value="11.454" calcext:value-type="float">
            <text:p>11.454</text:p>
          </table:table-cell>
          <table:table-cell table:number-columns-repeated="6"/>
        </table:table-row>
        <table:table-row table:style-name="ro1">
          <table:table-cell office:value-type="date" office:date-value="2013-09-15" calcext:value-type="date">
            <text:p>2013-09-15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  <table:table-cell office:value-type="float" office:value="68.334" calcext:value-type="float">
            <text:p>68.334</text:p>
          </table:table-cell>
          <table:table-cell office:value-type="float" office:value="9.38" calcext:value-type="float">
            <text:p>9.38</text:p>
          </table:table-cell>
          <table:table-cell table:number-columns-repeated="6"/>
        </table:table-row>
        <table:table-row table:style-name="ro1">
          <table:table-cell office:value-type="date" office:date-value="2013-09-16" calcext:value-type="date">
            <text:p>2013-09-16</text:p>
          </table:table-cell>
          <table:table-cell office:value-type="float" office:value="0" calcext:value-type="float">
            <text:p>0</text:p>
          </table:table-cell>
          <table:table-cell office:value-type="float" office:value="16.599" calcext:value-type="float">
            <text:p>16.599</text:p>
          </table:table-cell>
          <table:table-cell office:value-type="float" office:value="66.153" calcext:value-type="float">
            <text:p>66.153</text:p>
          </table:table-cell>
          <table:table-cell office:value-type="float" office:value="10.347" calcext:value-type="float">
            <text:p>10.347</text:p>
          </table:table-cell>
          <table:table-cell table:number-columns-repeated="6"/>
        </table:table-row>
        <table:table-row table:style-name="ro1">
          <table:table-cell office:value-type="date" office:date-value="2013-09-17" calcext:value-type="date">
            <text:p>2013-09-17</text:p>
          </table:table-cell>
          <table:table-cell office:value-type="float" office:value="24.33" calcext:value-type="float">
            <text:p>24.33</text:p>
          </table:table-cell>
          <table:table-cell office:value-type="float" office:value="9.127" calcext:value-type="float">
            <text:p>9.127</text:p>
          </table:table-cell>
          <table:table-cell office:value-type="float" office:value="89.214" calcext:value-type="float">
            <text:p>89.214</text:p>
          </table:table-cell>
          <table:table-cell office:value-type="float" office:value="14.786" calcext:value-type="float">
            <text:p>14.786</text:p>
          </table:table-cell>
          <table:table-cell table:number-columns-repeated="6"/>
        </table:table-row>
        <table:table-row table:style-name="ro1">
          <table:table-cell office:value-type="date" office:date-value="2013-09-18" calcext:value-type="date">
            <text:p>2013-09-18</text:p>
          </table:table-cell>
          <table:table-cell office:value-type="float" office:value="2.94" calcext:value-type="float">
            <text:p>2.94</text:p>
          </table:table-cell>
          <table:table-cell office:value-type="float" office:value="4.802" calcext:value-type="float">
            <text:p>4.802</text:p>
          </table:table-cell>
          <table:table-cell office:value-type="float" office:value="85.589" calcext:value-type="float">
            <text:p>85.589</text:p>
          </table:table-cell>
          <table:table-cell office:value-type="float" office:value="8.701" calcext:value-type="float">
            <text:p>8.701</text:p>
          </table:table-cell>
          <table:table-cell table:number-columns-repeated="6"/>
        </table:table-row>
        <table:table-row table:style-name="ro1">
          <table:table-cell office:value-type="date" office:date-value="2013-09-19" calcext:value-type="date">
            <text:p>2013-09-19</text:p>
          </table:table-cell>
          <table:table-cell office:value-type="float" office:value="0.05" calcext:value-type="float">
            <text:p>0.05</text:p>
          </table:table-cell>
          <table:table-cell office:value-type="float" office:value="8.272" calcext:value-type="float">
            <text:p>8.272</text:p>
          </table:table-cell>
          <table:table-cell office:value-type="float" office:value="79.325" calcext:value-type="float">
            <text:p>79.325</text:p>
          </table:table-cell>
          <table:table-cell office:value-type="float" office:value="10.27" calcext:value-type="float">
            <text:p>10.27</text:p>
          </table:table-cell>
          <table:table-cell table:number-columns-repeated="6"/>
        </table:table-row>
        <table:table-row table:style-name="ro1">
          <table:table-cell office:value-type="date" office:date-value="2013-09-20" calcext:value-type="date">
            <text:p>2013-09-20</text:p>
          </table:table-cell>
          <table:table-cell office:value-type="float" office:value="0" calcext:value-type="float">
            <text:p>0</text:p>
          </table:table-cell>
          <table:table-cell office:value-type="float" office:value="11.188" calcext:value-type="float">
            <text:p>11.188</text:p>
          </table:table-cell>
          <table:table-cell office:value-type="float" office:value="80.108" calcext:value-type="float">
            <text:p>80.108</text:p>
          </table:table-cell>
          <table:table-cell office:value-type="float" office:value="8.922" calcext:value-type="float">
            <text:p>8.922</text:p>
          </table:table-cell>
          <table:table-cell table:number-columns-repeated="6"/>
        </table:table-row>
        <table:table-row table:style-name="ro1">
          <table:table-cell office:value-type="date" office:date-value="2013-09-21" calcext:value-type="date">
            <text:p>2013-09-21</text:p>
          </table:table-cell>
          <table:table-cell office:value-type="float" office:value="0.05" calcext:value-type="float">
            <text:p>0.05</text:p>
          </table:table-cell>
          <table:table-cell office:value-type="float" office:value="13.637" calcext:value-type="float">
            <text:p>13.637</text:p>
          </table:table-cell>
          <table:table-cell office:value-type="float" office:value="68.82" calcext:value-type="float">
            <text:p>68.82</text:p>
          </table:table-cell>
          <table:table-cell office:value-type="float" office:value="6.577" calcext:value-type="float">
            <text:p>6.577</text:p>
          </table:table-cell>
          <table:table-cell table:number-columns-repeated="6"/>
        </table:table-row>
        <table:table-row table:style-name="ro1">
          <table:table-cell office:value-type="date" office:date-value="2013-09-22" calcext:value-type="date">
            <text:p>2013-09-22</text:p>
          </table:table-cell>
          <table:table-cell office:value-type="float" office:value="0" calcext:value-type="float">
            <text:p>0</text:p>
          </table:table-cell>
          <table:table-cell office:value-type="float" office:value="11.922" calcext:value-type="float">
            <text:p>11.922</text:p>
          </table:table-cell>
          <table:table-cell office:value-type="float" office:value="63.599" calcext:value-type="float">
            <text:p>63.599</text:p>
          </table:table-cell>
          <table:table-cell office:value-type="float" office:value="6.078" calcext:value-type="float">
            <text:p>6.078</text:p>
          </table:table-cell>
          <table:table-cell table:number-columns-repeated="6"/>
        </table:table-row>
        <table:table-row table:style-name="ro1">
          <table:table-cell office:value-type="date" office:date-value="2013-09-23" calcext:value-type="date">
            <text:p>2013-09-23</text:p>
          </table:table-cell>
          <table:table-cell office:value-type="float" office:value="0" calcext:value-type="float">
            <text:p>0</text:p>
          </table:table-cell>
          <table:table-cell office:value-type="float" office:value="10.82" calcext:value-type="float">
            <text:p>10.82</text:p>
          </table:table-cell>
          <table:table-cell office:value-type="float" office:value="70.011" calcext:value-type="float">
            <text:p>70.011</text:p>
          </table:table-cell>
          <table:table-cell office:value-type="float" office:value="5.266" calcext:value-type="float">
            <text:p>5.266</text:p>
          </table:table-cell>
          <table:table-cell table:number-columns-repeated="6"/>
        </table:table-row>
        <table:table-row table:style-name="ro1">
          <table:table-cell office:value-type="date" office:date-value="2013-09-24" calcext:value-type="date">
            <text:p>2013-09-24</text:p>
          </table:table-cell>
          <table:table-cell office:value-type="float" office:value="0" calcext:value-type="float">
            <text:p>0</text:p>
          </table:table-cell>
          <table:table-cell office:value-type="float" office:value="8.045" calcext:value-type="float">
            <text:p>8.045</text:p>
          </table:table-cell>
          <table:table-cell office:value-type="float" office:value="72.219" calcext:value-type="float">
            <text:p>72.219</text:p>
          </table:table-cell>
          <table:table-cell office:value-type="float" office:value="6.886" calcext:value-type="float">
            <text:p>6.886</text:p>
          </table:table-cell>
          <table:table-cell table:number-columns-repeated="6"/>
        </table:table-row>
        <table:table-row table:style-name="ro1">
          <table:table-cell office:value-type="date" office:date-value="2013-09-25" calcext:value-type="date">
            <text:p>2013-09-25</text:p>
          </table:table-cell>
          <table:table-cell office:value-type="float" office:value="0.44" calcext:value-type="float">
            <text:p>0.44</text:p>
          </table:table-cell>
          <table:table-cell office:value-type="float" office:value="8.069" calcext:value-type="float">
            <text:p>8.069</text:p>
          </table:table-cell>
          <table:table-cell office:value-type="float" office:value="89.05" calcext:value-type="float">
            <text:p>89.05</text:p>
          </table:table-cell>
          <table:table-cell office:value-type="float" office:value="10.34" calcext:value-type="float">
            <text:p>10.34</text:p>
          </table:table-cell>
          <table:table-cell table:number-columns-repeated="6"/>
        </table:table-row>
        <table:table-row table:style-name="ro1">
          <table:table-cell office:value-type="date" office:date-value="2013-09-26" calcext:value-type="date">
            <text:p>2013-09-26</text:p>
          </table:table-cell>
          <table:table-cell office:value-type="float" office:value="0.05" calcext:value-type="float">
            <text:p>0.05</text:p>
          </table:table-cell>
          <table:table-cell office:value-type="float" office:value="8.128" calcext:value-type="float">
            <text:p>8.128</text:p>
          </table:table-cell>
          <table:table-cell office:value-type="float" office:value="82.28" calcext:value-type="float">
            <text:p>82.28</text:p>
          </table:table-cell>
          <table:table-cell office:value-type="float" office:value="8.413" calcext:value-type="float">
            <text:p>8.413</text:p>
          </table:table-cell>
          <table:table-cell table:number-columns-repeated="6"/>
        </table:table-row>
        <table:table-row table:style-name="ro1">
          <table:table-cell office:value-type="date" office:date-value="2013-09-27" calcext:value-type="date">
            <text:p>2013-09-27</text:p>
          </table:table-cell>
          <table:table-cell office:value-type="float" office:value="6.285" calcext:value-type="float">
            <text:p>6.285</text:p>
          </table:table-cell>
          <table:table-cell office:value-type="float" office:value="5.843" calcext:value-type="float">
            <text:p>5.843</text:p>
          </table:table-cell>
          <table:table-cell office:value-type="float" office:value="94.092" calcext:value-type="float">
            <text:p>94.092</text:p>
          </table:table-cell>
          <table:table-cell office:value-type="float" office:value="4.623" calcext:value-type="float">
            <text:p>4.623</text:p>
          </table:table-cell>
          <table:table-cell table:number-columns-repeated="6"/>
        </table:table-row>
        <table:table-row table:style-name="ro1">
          <table:table-cell office:value-type="date" office:date-value="2013-09-28" calcext:value-type="date">
            <text:p>2013-09-28</text:p>
          </table:table-cell>
          <table:table-cell office:value-type="float" office:value="0.105" calcext:value-type="float">
            <text:p>0.105</text:p>
          </table:table-cell>
          <table:table-cell office:value-type="float" office:value="8.773" calcext:value-type="float">
            <text:p>8.773</text:p>
          </table:table-cell>
          <table:table-cell office:value-type="float" office:value="81.078" calcext:value-type="float">
            <text:p>81.078</text:p>
          </table:table-cell>
          <table:table-cell office:value-type="float" office:value="3.517" calcext:value-type="float">
            <text:p>3.517</text:p>
          </table:table-cell>
          <table:table-cell table:number-columns-repeated="6"/>
        </table:table-row>
        <table:table-row table:style-name="ro1">
          <table:table-cell office:value-type="date" office:date-value="2013-09-29" calcext:value-type="date">
            <text:p>2013-09-29</text:p>
          </table:table-cell>
          <table:table-cell office:value-type="float" office:value="0.022" calcext:value-type="float">
            <text:p>0.022</text:p>
          </table:table-cell>
          <table:table-cell office:value-type="float" office:value="8.488" calcext:value-type="float">
            <text:p>8.488</text:p>
          </table:table-cell>
          <table:table-cell office:value-type="float" office:value="78.813" calcext:value-type="float">
            <text:p>78.813</text:p>
          </table:table-cell>
          <table:table-cell office:value-type="float" office:value="6.63" calcext:value-type="float">
            <text:p>6.63</text:p>
          </table:table-cell>
          <table:table-cell table:number-columns-repeated="6"/>
        </table:table-row>
        <table:table-row table:style-name="ro1">
          <table:table-cell office:value-type="date" office:date-value="2013-09-30" calcext:value-type="date">
            <text:p>2013-09-30</text:p>
          </table:table-cell>
          <table:table-cell office:value-type="float" office:value="2.82" calcext:value-type="float">
            <text:p>2.82</text:p>
          </table:table-cell>
          <table:table-cell office:value-type="float" office:value="7.693" calcext:value-type="float">
            <text:p>7.693</text:p>
          </table:table-cell>
          <table:table-cell office:value-type="float" office:value="98.604" calcext:value-type="float">
            <text:p>98.604</text:p>
          </table:table-cell>
          <table:table-cell office:value-type="float" office:value="2.895" calcext:value-type="float">
            <text:p>2.895</text:p>
          </table:table-cell>
          <table:table-cell table:number-columns-repeated="6"/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0.245" calcext:value-type="float">
            <text:p>0.245</text:p>
          </table:table-cell>
          <table:table-cell office:value-type="float" office:value="6.406" calcext:value-type="float">
            <text:p>6.406</text:p>
          </table:table-cell>
          <table:table-cell office:value-type="float" office:value="85.205" calcext:value-type="float">
            <text:p>85.205</text:p>
          </table:table-cell>
          <table:table-cell office:value-type="float" office:value="4.224" calcext:value-type="float">
            <text:p>4.224</text:p>
          </table:table-cell>
          <table:table-cell table:number-columns-repeated="6"/>
        </table:table-row>
        <table:table-row table:style-name="ro1">
          <table:table-cell office:value-type="date" office:date-value="2013-10-02" calcext:value-type="date">
            <text:p>2013-10-02</text:p>
          </table:table-cell>
          <table:table-cell office:value-type="float" office:value="0.4" calcext:value-type="float">
            <text:p>0.4</text:p>
          </table:table-cell>
          <table:table-cell office:value-type="float" office:value="5.671" calcext:value-type="float">
            <text:p>5.671</text:p>
          </table:table-cell>
          <table:table-cell office:value-type="float" office:value="91.812" calcext:value-type="float">
            <text:p>91.812</text:p>
          </table:table-cell>
          <table:table-cell office:value-type="float" office:value="4.324" calcext:value-type="float">
            <text:p>4.324</text:p>
          </table:table-cell>
          <table:table-cell table:number-columns-repeated="6"/>
        </table:table-row>
        <table:table-row table:style-name="ro1">
          <table:table-cell office:value-type="date" office:date-value="2013-10-03" calcext:value-type="date">
            <text:p>2013-10-03</text:p>
          </table:table-cell>
          <table:table-cell office:value-type="float" office:value="0.102" calcext:value-type="float">
            <text:p>0.102</text:p>
          </table:table-cell>
          <table:table-cell office:value-type="float" office:value="5.428" calcext:value-type="float">
            <text:p>5.428</text:p>
          </table:table-cell>
          <table:table-cell office:value-type="float" office:value="82.632" calcext:value-type="float">
            <text:p>82.632</text:p>
          </table:table-cell>
          <table:table-cell office:value-type="float" office:value="3.225" calcext:value-type="float">
            <text:p>3.225</text:p>
          </table:table-cell>
          <table:table-cell table:number-columns-repeated="6"/>
        </table:table-row>
        <table:table-row table:style-name="ro1">
          <table:table-cell office:value-type="date" office:date-value="2013-10-04" calcext:value-type="date">
            <text:p>2013-10-04</text:p>
          </table:table-cell>
          <table:table-cell office:value-type="float" office:value="0.129" calcext:value-type="float">
            <text:p>0.129</text:p>
          </table:table-cell>
          <table:table-cell office:value-type="float" office:value="5.922" calcext:value-type="float">
            <text:p>5.922</text:p>
          </table:table-cell>
          <table:table-cell office:value-type="float" office:value="80.625" calcext:value-type="float">
            <text:p>80.625</text:p>
          </table:table-cell>
          <table:table-cell office:value-type="float" office:value="7.17" calcext:value-type="float">
            <text:p>7.17</text:p>
          </table:table-cell>
          <table:table-cell table:number-columns-repeated="6"/>
        </table:table-row>
        <table:table-row table:style-name="ro1">
          <table:table-cell office:value-type="date" office:date-value="2013-10-05" calcext:value-type="date">
            <text:p>2013-10-05</text:p>
          </table:table-cell>
          <table:table-cell office:value-type="float" office:value="0.1" calcext:value-type="float">
            <text:p>0.1</text:p>
          </table:table-cell>
          <table:table-cell office:value-type="float" office:value="8.02" calcext:value-type="float">
            <text:p>8.02</text:p>
          </table:table-cell>
          <table:table-cell office:value-type="float" office:value="79.677" calcext:value-type="float">
            <text:p>79.677</text:p>
          </table:table-cell>
          <table:table-cell office:value-type="float" office:value="5.383" calcext:value-type="float">
            <text:p>5.383</text:p>
          </table:table-cell>
          <table:table-cell table:number-columns-repeated="6"/>
        </table:table-row>
        <table:table-row table:style-name="ro1">
          <table:table-cell office:value-type="date" office:date-value="2013-10-06" calcext:value-type="date">
            <text:p>2013-10-06</text:p>
          </table:table-cell>
          <table:table-cell office:value-type="float" office:value="0" calcext:value-type="float">
            <text:p>0</text:p>
          </table:table-cell>
          <table:table-cell office:value-type="float" office:value="6.025" calcext:value-type="float">
            <text:p>6.025</text:p>
          </table:table-cell>
          <table:table-cell office:value-type="float" office:value="82.977" calcext:value-type="float">
            <text:p>82.977</text:p>
          </table:table-cell>
          <table:table-cell office:value-type="float" office:value="4.615" calcext:value-type="float">
            <text:p>4.615</text:p>
          </table:table-cell>
          <table:table-cell table:number-columns-repeated="6"/>
        </table:table-row>
        <table:table-row table:style-name="ro1">
          <table:table-cell office:value-type="date" office:date-value="2013-10-07" calcext:value-type="date">
            <text:p>2013-10-07</text:p>
          </table:table-cell>
          <table:table-cell office:value-type="float" office:value="7.117" calcext:value-type="float">
            <text:p>7.117</text:p>
          </table:table-cell>
          <table:table-cell office:value-type="float" office:value="5.398" calcext:value-type="float">
            <text:p>5.398</text:p>
          </table:table-cell>
          <table:table-cell office:value-type="float" office:value="97.921" calcext:value-type="float">
            <text:p>97.921</text:p>
          </table:table-cell>
          <table:table-cell office:value-type="float" office:value="8.894" calcext:value-type="float">
            <text:p>8.894</text:p>
          </table:table-cell>
          <table:table-cell table:number-columns-repeated="6"/>
        </table:table-row>
        <table:table-row table:style-name="ro1">
          <table:table-cell office:value-type="date" office:date-value="2013-10-08" calcext:value-type="date">
            <text:p>2013-10-08</text:p>
          </table:table-cell>
          <table:table-cell office:value-type="float" office:value="2.283" calcext:value-type="float">
            <text:p>2.283</text:p>
          </table:table-cell>
          <table:table-cell office:value-type="float" office:value="4.238" calcext:value-type="float">
            <text:p>4.238</text:p>
          </table:table-cell>
          <table:table-cell office:value-type="float" office:value="95.771" calcext:value-type="float">
            <text:p>95.771</text:p>
          </table:table-cell>
          <table:table-cell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date" office:date-value="2013-10-09" calcext:value-type="date">
            <text:p>2013-10-09</text:p>
          </table:table-cell>
          <table:table-cell office:value-type="float" office:value="0.74" calcext:value-type="float">
            <text:p>0.74</text:p>
          </table:table-cell>
          <table:table-cell office:value-type="float" office:value="3.045" calcext:value-type="float">
            <text:p>3.045</text:p>
          </table:table-cell>
          <table:table-cell office:value-type="float" office:value="93.987" calcext:value-type="float">
            <text:p>93.987</text:p>
          </table:table-cell>
          <table:table-cell office:value-type="float" office:value="8.005" calcext:value-type="float">
            <text:p>8.005</text:p>
          </table:table-cell>
          <table:table-cell table:number-columns-repeated="6"/>
        </table:table-row>
        <table:table-row table:style-name="ro1">
          <table:table-cell office:value-type="date" office:date-value="2013-10-10" calcext:value-type="date">
            <text:p>2013-10-10</text:p>
          </table:table-cell>
          <table:table-cell office:value-type="float" office:value="0.06" calcext:value-type="float">
            <text:p>0.06</text:p>
          </table:table-cell>
          <table:table-cell office:value-type="float" office:value="5.893" calcext:value-type="float">
            <text:p>5.893</text:p>
          </table:table-cell>
          <table:table-cell office:value-type="float" office:value="80.782" calcext:value-type="float">
            <text:p>80.782</text:p>
          </table:table-cell>
          <table:table-cell office:value-type="float" office:value="8.313" calcext:value-type="float">
            <text:p>8.313</text:p>
          </table:table-cell>
          <table:table-cell table:number-columns-repeated="6"/>
        </table:table-row>
        <table:table-row table:style-name="ro1">
          <table:table-cell office:value-type="date" office:date-value="2013-10-11" calcext:value-type="date">
            <text:p>2013-10-11</text:p>
          </table:table-cell>
          <table:table-cell office:value-type="float" office:value="0.016" calcext:value-type="float">
            <text:p>0.016</text:p>
          </table:table-cell>
          <table:table-cell office:value-type="float" office:value="3.038" calcext:value-type="float">
            <text:p>3.038</text:p>
          </table:table-cell>
          <table:table-cell office:value-type="float" office:value="83.795" calcext:value-type="float">
            <text:p>83.795</text:p>
          </table:table-cell>
          <table:table-cell office:value-type="float" office:value="5.131" calcext:value-type="float">
            <text:p>5.131</text:p>
          </table:table-cell>
          <table:table-cell table:number-columns-repeated="6"/>
        </table:table-row>
        <table:table-row table:style-name="ro1">
          <table:table-cell office:value-type="date" office:date-value="2013-10-12" calcext:value-type="date">
            <text:p>2013-10-12</text:p>
          </table:table-cell>
          <table:table-cell office:value-type="float" office:value="0.016" calcext:value-type="float">
            <text:p>0.016</text:p>
          </table:table-cell>
          <table:table-cell office:value-type="float" office:value="2.683" calcext:value-type="float">
            <text:p>2.683</text:p>
          </table:table-cell>
          <table:table-cell office:value-type="float" office:value="85.023" calcext:value-type="float">
            <text:p>85.023</text:p>
          </table:table-cell>
          <table:table-cell office:value-type="float" office:value="2.958" calcext:value-type="float">
            <text:p>2.958</text:p>
          </table:table-cell>
          <table:table-cell table:number-columns-repeated="6"/>
        </table:table-row>
        <table:table-row table:style-name="ro1">
          <table:table-cell office:value-type="date" office:date-value="2013-10-13" calcext:value-type="date">
            <text:p>2013-10-13</text:p>
          </table:table-cell>
          <table:table-cell office:value-type="float" office:value="0.1" calcext:value-type="float">
            <text:p>0.1</text:p>
          </table:table-cell>
          <table:table-cell office:value-type="float" office:value="2.054" calcext:value-type="float">
            <text:p>2.054</text:p>
          </table:table-cell>
          <table:table-cell office:value-type="float" office:value="87.089" calcext:value-type="float">
            <text:p>87.089</text:p>
          </table:table-cell>
          <table:table-cell office:value-type="float" office:value="2.187" calcext:value-type="float">
            <text:p>2.187</text:p>
          </table:table-cell>
          <table:table-cell table:number-columns-repeated="6"/>
        </table:table-row>
        <table:table-row table:style-name="ro1">
          <table:table-cell office:value-type="date" office:date-value="2013-10-14" calcext:value-type="date">
            <text:p>2013-10-14</text:p>
          </table:table-cell>
          <table:table-cell office:value-type="float" office:value="0.018" calcext:value-type="float">
            <text:p>0.018</text:p>
          </table:table-cell>
          <table:table-cell office:value-type="float" office:value="2.383" calcext:value-type="float">
            <text:p>2.383</text:p>
          </table:table-cell>
          <table:table-cell office:value-type="float" office:value="86.67" calcext:value-type="float">
            <text:p>86.67</text:p>
          </table:table-cell>
          <table:table-cell office:value-type="float" office:value="2.674" calcext:value-type="float">
            <text:p>2.674</text:p>
          </table:table-cell>
          <table:table-cell table:number-columns-repeated="6"/>
        </table:table-row>
        <table:table-row table:style-name="ro1">
          <table:table-cell office:value-type="date" office:date-value="2013-10-15" calcext:value-type="date">
            <text:p>2013-10-15</text:p>
          </table:table-cell>
          <table:table-cell office:value-type="float" office:value="1.1" calcext:value-type="float">
            <text:p>1.1</text:p>
          </table:table-cell>
          <table:table-cell office:value-type="float" office:value="5.371" calcext:value-type="float">
            <text:p>5.371</text:p>
          </table:table-cell>
          <table:table-cell office:value-type="float" office:value="84.624" calcext:value-type="float">
            <text:p>84.624</text:p>
          </table:table-cell>
          <table:table-cell office:value-type="float" office:value="11.71" calcext:value-type="float">
            <text:p>11.71</text:p>
          </table:table-cell>
          <table:table-cell table:number-columns-repeated="6"/>
        </table:table-row>
        <table:table-row table:style-name="ro1">
          <table:table-cell office:value-type="date" office:date-value="2013-10-16" calcext:value-type="date">
            <text:p>2013-10-16</text:p>
          </table:table-cell>
          <table:table-cell office:value-type="float" office:value="0" calcext:value-type="float">
            <text:p>0</text:p>
          </table:table-cell>
          <table:table-cell office:value-type="float" office:value="3.019" calcext:value-type="float">
            <text:p>3.019</text:p>
          </table:table-cell>
          <table:table-cell office:value-type="float" office:value="80.489" calcext:value-type="float">
            <text:p>80.489</text:p>
          </table:table-cell>
          <table:table-cell office:value-type="float" office:value="5.441" calcext:value-type="float">
            <text:p>5.441</text:p>
          </table:table-cell>
          <table:table-cell table:number-columns-repeated="6"/>
        </table:table-row>
        <table:table-row table:style-name="ro1">
          <table:table-cell office:value-type="date" office:date-value="2013-10-17" calcext:value-type="date">
            <text:p>2013-10-17</text:p>
          </table:table-cell>
          <table:table-cell office:value-type="float" office:value="0" calcext:value-type="float">
            <text:p>0</text:p>
          </table:table-cell>
          <table:table-cell office:value-type="float" office:value="6.103" calcext:value-type="float">
            <text:p>6.103</text:p>
          </table:table-cell>
          <table:table-cell office:value-type="float" office:value="69.347" calcext:value-type="float">
            <text:p>69.347</text:p>
          </table:table-cell>
          <table:table-cell office:value-type="float" office:value="9.732" calcext:value-type="float">
            <text:p>9.732</text:p>
          </table:table-cell>
          <table:table-cell table:number-columns-repeated="6"/>
        </table:table-row>
        <table:table-row table:style-name="ro1">
          <table:table-cell office:value-type="date" office:date-value="2013-10-18" calcext:value-type="date">
            <text:p>2013-10-18</text:p>
          </table:table-cell>
          <table:table-cell office:value-type="float" office:value="0.01" calcext:value-type="float">
            <text:p>0.01</text:p>
          </table:table-cell>
          <table:table-cell office:value-type="float" office:value="2.452" calcext:value-type="float">
            <text:p>2.452</text:p>
          </table:table-cell>
          <table:table-cell office:value-type="float" office:value="90.298" calcext:value-type="float">
            <text:p>90.298</text:p>
          </table:table-cell>
          <table:table-cell office:value-type="float" office:value="3.396" calcext:value-type="float">
            <text:p>3.396</text:p>
          </table:table-cell>
          <table:table-cell table:number-columns-repeated="6"/>
        </table:table-row>
        <table:table-row table:style-name="ro1">
          <table:table-cell office:value-type="date" office:date-value="2013-10-19" calcext:value-type="date">
            <text:p>2013-10-19</text:p>
          </table:table-cell>
          <table:table-cell office:value-type="float" office:value="1.1" calcext:value-type="float">
            <text:p>1.1</text:p>
          </table:table-cell>
          <table:table-cell office:value-type="float" office:value="4.503" calcext:value-type="float">
            <text:p>4.503</text:p>
          </table:table-cell>
          <table:table-cell office:value-type="float" office:value="95.967" calcext:value-type="float">
            <text:p>95.967</text:p>
          </table:table-cell>
          <table:table-cell office:value-type="float" office:value="6.732" calcext:value-type="float">
            <text:p>6.732</text:p>
          </table:table-cell>
          <table:table-cell table:number-columns-repeated="6"/>
        </table:table-row>
        <table:table-row table:style-name="ro1">
          <table:table-cell office:value-type="date" office:date-value="2013-10-20" calcext:value-type="date">
            <text:p>2013-10-20</text:p>
          </table:table-cell>
          <table:table-cell office:value-type="float" office:value="0.129" calcext:value-type="float">
            <text:p>0.129</text:p>
          </table:table-cell>
          <table:table-cell office:value-type="float" office:value="3.087" calcext:value-type="float">
            <text:p>3.087</text:p>
          </table:table-cell>
          <table:table-cell office:value-type="float" office:value="99.596" calcext:value-type="float">
            <text:p>99.596</text:p>
          </table:table-cell>
          <table:table-cell office:value-type="float" office:value="4.163" calcext:value-type="float">
            <text:p>4.163</text:p>
          </table:table-cell>
          <table:table-cell table:number-columns-repeated="6"/>
        </table:table-row>
        <table:table-row table:style-name="ro1">
          <table:table-cell office:value-type="date" office:date-value="2013-10-21" calcext:value-type="date">
            <text:p>2013-10-21</text:p>
          </table:table-cell>
          <table:table-cell office:value-type="float" office:value="0.181" calcext:value-type="float">
            <text:p>0.181</text:p>
          </table:table-cell>
          <table:table-cell office:value-type="float" office:value="4.034" calcext:value-type="float">
            <text:p>4.034</text:p>
          </table:table-cell>
          <table:table-cell office:value-type="float" office:value="92.941" calcext:value-type="float">
            <text:p>92.941</text:p>
          </table:table-cell>
          <table:table-cell office:value-type="float" office:value="6.239" calcext:value-type="float">
            <text:p>6.239</text:p>
          </table:table-cell>
          <table:table-cell table:number-columns-repeated="6"/>
        </table:table-row>
        <table:table-row table:style-name="ro1">
          <table:table-cell office:value-type="date" office:date-value="2013-10-22" calcext:value-type="date">
            <text:p>2013-10-22</text:p>
          </table:table-cell>
          <table:table-cell office:value-type="float" office:value="0.059" calcext:value-type="float">
            <text:p>0.059</text:p>
          </table:table-cell>
          <table:table-cell office:value-type="float" office:value="1.927" calcext:value-type="float">
            <text:p>1.927</text:p>
          </table:table-cell>
          <table:table-cell office:value-type="float" office:value="94.945" calcext:value-type="float">
            <text:p>94.945</text:p>
          </table:table-cell>
          <table:table-cell office:value-type="float" office:value="6.724" calcext:value-type="float">
            <text:p>6.724</text:p>
          </table:table-cell>
          <table:table-cell table:number-columns-repeated="6"/>
        </table:table-row>
        <table:table-row table:style-name="ro1">
          <table:table-cell office:value-type="date" office:date-value="2013-10-23" calcext:value-type="date">
            <text:p>2013-10-23</text:p>
          </table:table-cell>
          <table:table-cell office:value-type="float" office:value="0" calcext:value-type="float">
            <text:p>0</text:p>
          </table:table-cell>
          <table:table-cell office:value-type="float" office:value="0.327" calcext:value-type="float">
            <text:p>0.327</text:p>
          </table:table-cell>
          <table:table-cell office:value-type="float" office:value="97.241" calcext:value-type="float">
            <text:p>97.241</text:p>
          </table:table-cell>
          <table:table-cell office:value-type="float" office:value="8.733" calcext:value-type="float">
            <text:p>8.733</text:p>
          </table:table-cell>
          <table:table-cell table:number-columns-repeated="6"/>
        </table:table-row>
        <table:table-row table:style-name="ro1">
          <table:table-cell office:value-type="date" office:date-value="2013-10-24" calcext:value-type="date">
            <text:p>2013-10-24</text:p>
          </table:table-cell>
          <table:table-cell office:value-type="float" office:value="0.05" calcext:value-type="float">
            <text:p>0.05</text:p>
          </table:table-cell>
          <table:table-cell office:value-type="float" office:value="5.225" calcext:value-type="float">
            <text:p>5.225</text:p>
          </table:table-cell>
          <table:table-cell office:value-type="float" office:value="72.552" calcext:value-type="float">
            <text:p>72.552</text:p>
          </table:table-cell>
          <table:table-cell office:value-type="float" office:value="17.727" calcext:value-type="float">
            <text:p>17.727</text:p>
          </table:table-cell>
          <table:table-cell table:number-columns-repeated="6"/>
        </table:table-row>
        <table:table-row table:style-name="ro1">
          <table:table-cell office:value-type="date" office:date-value="2013-10-25" calcext:value-type="date">
            <text:p>2013-10-2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77.137" calcext:value-type="float">
            <text:p>77.137</text:p>
          </table:table-cell>
          <table:table-cell office:value-type="float" office:value="10.25" calcext:value-type="float">
            <text:p>10.25</text:p>
          </table:table-cell>
          <table:table-cell table:number-columns-repeated="6"/>
        </table:table-row>
        <table:table-row table:style-name="ro1">
          <table:table-cell office:value-type="date" office:date-value="2013-10-26" calcext:value-type="date">
            <text:p>2013-10-26</text:p>
          </table:table-cell>
          <table:table-cell office:value-type="float" office:value="0" calcext:value-type="float">
            <text:p>0</text:p>
          </table:table-cell>
          <table:table-cell office:value-type="float" office:value="2.153" calcext:value-type="float">
            <text:p>2.153</text:p>
          </table:table-cell>
          <table:table-cell office:value-type="float" office:value="74.962" calcext:value-type="float">
            <text:p>74.962</text:p>
          </table:table-cell>
          <table:table-cell office:value-type="float" office:value="10.069" calcext:value-type="float">
            <text:p>10.069</text:p>
          </table:table-cell>
          <table:table-cell table:number-columns-repeated="6"/>
        </table:table-row>
        <table:table-row table:style-name="ro1">
          <table:table-cell office:value-type="date" office:date-value="2013-10-27" calcext:value-type="date">
            <text:p>2013-10-27</text:p>
          </table:table-cell>
          <table:table-cell office:value-type="float" office:value="0.11" calcext:value-type="float">
            <text:p>0.11</text:p>
          </table:table-cell>
          <table:table-cell office:value-type="float" office:value="-3.938" calcext:value-type="float">
            <text:p>-3.938</text:p>
          </table:table-cell>
          <table:table-cell office:value-type="float" office:value="76.966" calcext:value-type="float">
            <text:p>76.966</text:p>
          </table:table-cell>
          <table:table-cell office:value-type="float" office:value="5.83" calcext:value-type="float">
            <text:p>5.83</text:p>
          </table:table-cell>
          <table:table-cell table:number-columns-repeated="6"/>
        </table:table-row>
        <table:table-row table:style-name="ro1">
          <table:table-cell office:value-type="date" office:date-value="2013-10-28" calcext:value-type="date">
            <text:p>2013-10-28</text:p>
          </table:table-cell>
          <table:table-cell office:value-type="float" office:value="0" calcext:value-type="float">
            <text:p>0</text:p>
          </table:table-cell>
          <table:table-cell office:value-type="float" office:value="-1.817" calcext:value-type="float">
            <text:p>-1.817</text:p>
          </table:table-cell>
          <table:table-cell office:value-type="float" office:value="73.74" calcext:value-type="float">
            <text:p>73.74</text:p>
          </table:table-cell>
          <table:table-cell office:value-type="float" office:value="9.433" calcext:value-type="float">
            <text:p>9.433</text:p>
          </table:table-cell>
          <table:table-cell table:number-columns-repeated="6"/>
        </table:table-row>
        <table:table-row table:style-name="ro1">
          <table:table-cell office:value-type="date" office:date-value="2013-10-29" calcext:value-type="date">
            <text:p>2013-10-29</text:p>
          </table:table-cell>
          <table:table-cell office:value-type="float" office:value="0" calcext:value-type="float">
            <text:p>0</text:p>
          </table:table-cell>
          <table:table-cell office:value-type="float" office:value="0.627" calcext:value-type="float">
            <text:p>0.627</text:p>
          </table:table-cell>
          <table:table-cell office:value-type="float" office:value="75.081" calcext:value-type="float">
            <text:p>75.081</text:p>
          </table:table-cell>
          <table:table-cell office:value-type="float" office:value="4.671" calcext:value-type="float">
            <text:p>4.671</text:p>
          </table:table-cell>
          <table:table-cell table:number-columns-repeated="6"/>
        </table:table-row>
        <table:table-row table:style-name="ro1">
          <table:table-cell office:value-type="date" office:date-value="2013-10-30" calcext:value-type="date">
            <text:p>2013-10-30</text:p>
          </table:table-cell>
          <table:table-cell office:value-type="float" office:value="0" calcext:value-type="float">
            <text:p>0</text:p>
          </table:table-cell>
          <table:table-cell office:value-type="float" office:value="3.465" calcext:value-type="float">
            <text:p>3.465</text:p>
          </table:table-cell>
          <table:table-cell office:value-type="float" office:value="61.905" calcext:value-type="float">
            <text:p>61.905</text:p>
          </table:table-cell>
          <table:table-cell office:value-type="float" office:value="10.652" calcext:value-type="float">
            <text:p>10.652</text:p>
          </table:table-cell>
          <table:table-cell table:number-columns-repeated="6"/>
        </table:table-row>
        <table:table-row table:style-name="ro1">
          <table:table-cell office:value-type="date" office:date-value="2013-10-31" calcext:value-type="date">
            <text:p>2013-10-31</text:p>
          </table:table-cell>
          <table:table-cell office:value-type="float" office:value="0.09" calcext:value-type="float">
            <text:p>0.09</text:p>
          </table:table-cell>
          <table:table-cell office:value-type="float" office:value="-0.605" calcext:value-type="float">
            <text:p>-0.605</text:p>
          </table:table-cell>
          <table:table-cell office:value-type="float" office:value="89.179" calcext:value-type="float">
            <text:p>89.179</text:p>
          </table:table-cell>
          <table:table-cell office:value-type="float" office:value="4.787" calcext:value-type="float">
            <text:p>4.787</text:p>
          </table:table-cell>
          <table:table-cell table:number-columns-repeated="6"/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.245" calcext:value-type="float">
            <text:p>1.245</text:p>
          </table:table-cell>
          <table:table-cell office:value-type="float" office:value="9.621" calcext:value-type="float">
            <text:p>9.621</text:p>
          </table:table-cell>
          <table:table-cell office:value-type="float" office:value="55.37" calcext:value-type="float">
            <text:p>55.37</text:p>
          </table:table-cell>
          <table:table-cell office:value-type="float" office:value="14.76" calcext:value-type="float">
            <text:p>14.76</text:p>
          </table:table-cell>
          <table:table-cell table:number-columns-repeated="6"/>
        </table:table-row>
        <table:table-row table:style-name="ro1">
          <table:table-cell office:value-type="date" office:date-value="2014-05-02" calcext:value-type="date">
            <text:p>2014-05-02</text:p>
          </table:table-cell>
          <table:table-cell office:value-type="float" office:value="0.1" calcext:value-type="float">
            <text:p>0.1</text:p>
          </table:table-cell>
          <table:table-cell office:value-type="float" office:value="2.208" calcext:value-type="float">
            <text:p>2.208</text:p>
          </table:table-cell>
          <table:table-cell office:value-type="float" office:value="52.691" calcext:value-type="float">
            <text:p>52.691</text:p>
          </table:table-cell>
          <table:table-cell office:value-type="float" office:value="16.402" calcext:value-type="float">
            <text:p>16.402</text:p>
          </table:table-cell>
          <table:table-cell table:number-columns-repeated="6"/>
        </table:table-row>
        <table:table-row table:style-name="ro1">
          <table:table-cell office:value-type="date" office:date-value="2014-05-03" calcext:value-type="date">
            <text:p>2014-05-03</text:p>
          </table:table-cell>
          <table:table-cell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35.781" calcext:value-type="float">
            <text:p>35.781</text:p>
          </table:table-cell>
          <table:table-cell office:value-type="float" office:value="5.921" calcext:value-type="float">
            <text:p>5.921</text:p>
          </table:table-cell>
          <table:table-cell table:number-columns-repeated="6"/>
        </table:table-row>
        <table:table-row table:style-name="ro1">
          <table:table-cell office:value-type="date" office:date-value="2014-05-04" calcext:value-type="date">
            <text:p>2014-05-04</text:p>
          </table:table-cell>
          <table:table-cell office:value-type="float" office:value="0" calcext:value-type="float">
            <text:p>0</text:p>
          </table:table-cell>
          <table:table-cell office:value-type="float" office:value="2.607" calcext:value-type="float">
            <text:p>2.607</text:p>
          </table:table-cell>
          <table:table-cell office:value-type="float" office:value="34.398" calcext:value-type="float">
            <text:p>34.398</text:p>
          </table:table-cell>
          <table:table-cell office:value-type="float" office:value="6.433" calcext:value-type="float">
            <text:p>6.433</text:p>
          </table:table-cell>
          <table:table-cell table:number-columns-repeated="6"/>
        </table:table-row>
        <table:table-row table:style-name="ro1">
          <table:table-cell office:value-type="date" office:date-value="2014-05-05" calcext:value-type="date">
            <text:p>2014-05-05</text:p>
          </table:table-cell>
          <table:table-cell office:value-type="float" office:value="0.5" calcext:value-type="float">
            <text:p>0.5</text:p>
          </table:table-cell>
          <table:table-cell office:value-type="float" office:value="2.432" calcext:value-type="float">
            <text:p>2.432</text:p>
          </table:table-cell>
          <table:table-cell office:value-type="float" office:value="52.567" calcext:value-type="float">
            <text:p>52.567</text:p>
          </table:table-cell>
          <table:table-cell office:value-type="float" office:value="12.506" calcext:value-type="float">
            <text:p>12.506</text:p>
          </table:table-cell>
          <table:table-cell table:number-columns-repeated="6"/>
        </table:table-row>
        <table:table-row table:style-name="ro1">
          <table:table-cell office:value-type="date" office:date-value="2014-05-06" calcext:value-type="date">
            <text:p>2014-05-06</text:p>
          </table:table-cell>
          <table:table-cell office:value-type="float" office:value="0.039" calcext:value-type="float">
            <text:p>0.039</text:p>
          </table:table-cell>
          <table:table-cell office:value-type="float" office:value="3.133" calcext:value-type="float">
            <text:p>3.133</text:p>
          </table:table-cell>
          <table:table-cell office:value-type="float" office:value="45.259" calcext:value-type="float">
            <text:p>45.259</text:p>
          </table:table-cell>
          <table:table-cell office:value-type="float" office:value="5.446" calcext:value-type="float">
            <text:p>5.446</text:p>
          </table:table-cell>
          <table:table-cell table:number-columns-repeated="6"/>
        </table:table-row>
        <table:table-row table:style-name="ro1">
          <table:table-cell office:value-type="date" office:date-value="2014-05-07" calcext:value-type="date">
            <text:p>2014-05-07</text:p>
          </table:table-cell>
          <table:table-cell office:value-type="float" office:value="0.1" calcext:value-type="float">
            <text:p>0.1</text:p>
          </table:table-cell>
          <table:table-cell office:value-type="float" office:value="5.063" calcext:value-type="float">
            <text:p>5.063</text:p>
          </table:table-cell>
          <table:table-cell office:value-type="float" office:value="43.306" calcext:value-type="float">
            <text:p>43.306</text:p>
          </table:table-cell>
          <table:table-cell office:value-type="float" office:value="5.384" calcext:value-type="float">
            <text:p>5.384</text:p>
          </table:table-cell>
          <table:table-cell table:number-columns-repeated="6"/>
        </table:table-row>
        <table:table-row table:style-name="ro1">
          <table:table-cell office:value-type="date" office:date-value="2014-05-08" calcext:value-type="date">
            <text:p>2014-05-08</text:p>
          </table:table-cell>
          <table:table-cell office:value-type="float" office:value="0" calcext:value-type="float">
            <text:p>0</text:p>
          </table:table-cell>
          <table:table-cell office:value-type="float" office:value="5.522" calcext:value-type="float">
            <text:p>5.522</text:p>
          </table:table-cell>
          <table:table-cell office:value-type="float" office:value="51.226" calcext:value-type="float">
            <text:p>51.226</text:p>
          </table:table-cell>
          <table:table-cell office:value-type="float" office:value="6.989" calcext:value-type="float">
            <text:p>6.989</text:p>
          </table:table-cell>
          <table:table-cell table:number-columns-repeated="6"/>
        </table:table-row>
        <table:table-row table:style-name="ro1">
          <table:table-cell office:value-type="date" office:date-value="2014-05-09" calcext:value-type="date">
            <text:p>2014-05-09</text:p>
          </table:table-cell>
          <table:table-cell office:value-type="float" office:value="0" calcext:value-type="float">
            <text:p>0</text:p>
          </table:table-cell>
          <table:table-cell office:value-type="float" office:value="2.696" calcext:value-type="float">
            <text:p>2.696</text:p>
          </table:table-cell>
          <table:table-cell office:value-type="float" office:value="59.01" calcext:value-type="float">
            <text:p>59.01</text:p>
          </table:table-cell>
          <table:table-cell office:value-type="float" office:value="10.601" calcext:value-type="float">
            <text:p>10.601</text:p>
          </table:table-cell>
          <table:table-cell table:number-columns-repeated="6"/>
        </table:table-row>
        <table:table-row table:style-name="ro1">
          <table:table-cell office:value-type="date" office:date-value="2014-05-10" calcext:value-type="date">
            <text:p>2014-05-10</text:p>
          </table:table-cell>
          <table:table-cell office:value-type="float" office:value="0" calcext:value-type="float">
            <text:p>0</text:p>
          </table:table-cell>
          <table:table-cell office:value-type="float" office:value="5.383" calcext:value-type="float">
            <text:p>5.383</text:p>
          </table:table-cell>
          <table:table-cell office:value-type="float" office:value="52.722" calcext:value-type="float">
            <text:p>52.722</text:p>
          </table:table-cell>
          <table:table-cell office:value-type="float" office:value="10.912" calcext:value-type="float">
            <text:p>10.912</text:p>
          </table:table-cell>
          <table:table-cell table:number-columns-repeated="6"/>
        </table:table-row>
        <table:table-row table:style-name="ro1">
          <table:table-cell office:value-type="date" office:date-value="2014-05-11" calcext:value-type="date">
            <text:p>2014-05-11</text:p>
          </table:table-cell>
          <table:table-cell office:value-type="float" office:value="0" calcext:value-type="float">
            <text:p>0</text:p>
          </table:table-cell>
          <table:table-cell office:value-type="float" office:value="8.868" calcext:value-type="float">
            <text:p>8.868</text:p>
          </table:table-cell>
          <table:table-cell office:value-type="float" office:value="49.996" calcext:value-type="float">
            <text:p>49.996</text:p>
          </table:table-cell>
          <table:table-cell office:value-type="float" office:value="6.902" calcext:value-type="float">
            <text:p>6.902</text:p>
          </table:table-cell>
          <table:table-cell table:number-columns-repeated="6"/>
        </table:table-row>
        <table:table-row table:style-name="ro1">
          <table:table-cell office:value-type="date" office:date-value="2014-05-12" calcext:value-type="date">
            <text:p>2014-05-12</text:p>
          </table:table-cell>
          <table:table-cell office:value-type="float" office:value="0" calcext:value-type="float">
            <text:p>0</text:p>
          </table:table-cell>
          <table:table-cell office:value-type="float" office:value="11.039" calcext:value-type="float">
            <text:p>11.039</text:p>
          </table:table-cell>
          <table:table-cell office:value-type="float" office:value="38.112" calcext:value-type="float">
            <text:p>38.112</text:p>
          </table:table-cell>
          <table:table-cell office:value-type="float" office:value="5.329" calcext:value-type="float">
            <text:p>5.329</text:p>
          </table:table-cell>
          <table:table-cell table:number-columns-repeated="6"/>
        </table:table-row>
        <table:table-row table:style-name="ro1">
          <table:table-cell office:value-type="date" office:date-value="2014-05-13" calcext:value-type="date">
            <text:p>2014-05-13</text:p>
          </table:table-cell>
          <table:table-cell office:value-type="float" office:value="0" calcext:value-type="float">
            <text:p>0</text:p>
          </table:table-cell>
          <table:table-cell office:value-type="float" office:value="13.384" calcext:value-type="float">
            <text:p>13.384</text:p>
          </table:table-cell>
          <table:table-cell office:value-type="float" office:value="30.353" calcext:value-type="float">
            <text:p>30.353</text:p>
          </table:table-cell>
          <table:table-cell office:value-type="float" office:value="6.767" calcext:value-type="float">
            <text:p>6.767</text:p>
          </table:table-cell>
          <table:table-cell table:number-columns-repeated="6"/>
        </table:table-row>
        <table:table-row table:style-name="ro1">
          <table:table-cell office:value-type="date" office:date-value="2014-05-14" calcext:value-type="date">
            <text:p>2014-05-14</text:p>
          </table:table-cell>
          <table:table-cell office:value-type="float" office:value="1.056" calcext:value-type="float">
            <text:p>1.056</text:p>
          </table:table-cell>
          <table:table-cell office:value-type="float" office:value="13.571" calcext:value-type="float">
            <text:p>13.571</text:p>
          </table:table-cell>
          <table:table-cell office:value-type="float" office:value="48.156" calcext:value-type="float">
            <text:p>48.156</text:p>
          </table:table-cell>
          <table:table-cell office:value-type="float" office:value="9.175" calcext:value-type="float">
            <text:p>9.175</text:p>
          </table:table-cell>
          <table:table-cell table:number-columns-repeated="6"/>
        </table:table-row>
        <table:table-row table:style-name="ro1">
          <table:table-cell office:value-type="date" office:date-value="2014-05-15" calcext:value-type="date">
            <text:p>2014-05-15</text:p>
          </table:table-cell>
          <table:table-cell office:value-type="float" office:value="2.489" calcext:value-type="float">
            <text:p>2.489</text:p>
          </table:table-cell>
          <table:table-cell office:value-type="float" office:value="8.714" calcext:value-type="float">
            <text:p>8.714</text:p>
          </table:table-cell>
          <table:table-cell office:value-type="float" office:value="64.202" calcext:value-type="float">
            <text:p>64.202</text:p>
          </table:table-cell>
          <table:table-cell office:value-type="float" office:value="11.409" calcext:value-type="float">
            <text:p>11.409</text:p>
          </table:table-cell>
          <table:table-cell table:number-columns-repeated="6"/>
        </table:table-row>
        <table:table-row table:style-name="ro1">
          <table:table-cell office:value-type="date" office:date-value="2014-05-16" calcext:value-type="date">
            <text:p>2014-05-16</text:p>
          </table:table-cell>
          <table:table-cell office:value-type="float" office:value="0.1" calcext:value-type="float">
            <text:p>0.1</text:p>
          </table:table-cell>
          <table:table-cell office:value-type="float" office:value="9.867" calcext:value-type="float">
            <text:p>9.867</text:p>
          </table:table-cell>
          <table:table-cell office:value-type="float" office:value="52.87" calcext:value-type="float">
            <text:p>52.87</text:p>
          </table:table-cell>
          <table:table-cell office:value-type="float" office:value="4.38" calcext:value-type="float">
            <text:p>4.38</text:p>
          </table:table-cell>
          <table:table-cell table:number-columns-repeated="6"/>
        </table:table-row>
        <table:table-row table:style-name="ro1">
          <table:table-cell office:value-type="date" office:date-value="2014-05-17" calcext:value-type="date">
            <text:p>2014-05-17</text:p>
          </table:table-cell>
          <table:table-cell office:value-type="float" office:value="0" calcext:value-type="float">
            <text:p>0</text:p>
          </table:table-cell>
          <table:table-cell office:value-type="float" office:value="14.018" calcext:value-type="float">
            <text:p>14.018</text:p>
          </table:table-cell>
          <table:table-cell office:value-type="float" office:value="35.49" calcext:value-type="float">
            <text:p>35.49</text:p>
          </table:table-cell>
          <table:table-cell office:value-type="float" office:value="9.151" calcext:value-type="float">
            <text:p>9.151</text:p>
          </table:table-cell>
          <table:table-cell table:number-columns-repeated="6"/>
        </table:table-row>
        <table:table-row table:style-name="ro1">
          <table:table-cell office:value-type="date" office:date-value="2014-05-18" calcext:value-type="date">
            <text:p>2014-05-18</text:p>
          </table:table-cell>
          <table:table-cell office:value-type="float" office:value="0.555" calcext:value-type="float">
            <text:p>0.555</text:p>
          </table:table-cell>
          <table:table-cell office:value-type="float" office:value="13.364" calcext:value-type="float">
            <text:p>13.364</text:p>
          </table:table-cell>
          <table:table-cell office:value-type="float" office:value="52.357" calcext:value-type="float">
            <text:p>52.357</text:p>
          </table:table-cell>
          <table:table-cell office:value-type="float" office:value="8.486" calcext:value-type="float">
            <text:p>8.486</text:p>
          </table:table-cell>
          <table:table-cell table:number-columns-repeated="6"/>
        </table:table-row>
        <table:table-row table:style-name="ro1">
          <table:table-cell office:value-type="date" office:date-value="2014-05-19" calcext:value-type="date">
            <text:p>2014-05-19</text:p>
          </table:table-cell>
          <table:table-cell office:value-type="float" office:value="0.152" calcext:value-type="float">
            <text:p>0.152</text:p>
          </table:table-cell>
          <table:table-cell office:value-type="float" office:value="15.704" calcext:value-type="float">
            <text:p>15.704</text:p>
          </table:table-cell>
          <table:table-cell office:value-type="float" office:value="50.313" calcext:value-type="float">
            <text:p>50.313</text:p>
          </table:table-cell>
          <table:table-cell office:value-type="float" office:value="8.063" calcext:value-type="float">
            <text:p>8.063</text:p>
          </table:table-cell>
          <table:table-cell table:number-columns-repeated="6"/>
        </table:table-row>
        <table:table-row table:style-name="ro1">
          <table:table-cell office:value-type="date" office:date-value="2014-05-20" calcext:value-type="date">
            <text:p>2014-05-20</text:p>
          </table:table-cell>
          <table:table-cell office:value-type="float" office:value="1.582" calcext:value-type="float">
            <text:p>1.582</text:p>
          </table:table-cell>
          <table:table-cell office:value-type="float" office:value="15.64" calcext:value-type="float">
            <text:p>15.64</text:p>
          </table:table-cell>
          <table:table-cell office:value-type="float" office:value="66.384" calcext:value-type="float">
            <text:p>66.384</text:p>
          </table:table-cell>
          <table:table-cell office:value-type="float" office:value="5.814" calcext:value-type="float">
            <text:p>5.814</text:p>
          </table:table-cell>
          <table:table-cell table:number-columns-repeated="6"/>
        </table:table-row>
        <table:table-row table:style-name="ro1">
          <table:table-cell office:value-type="date" office:date-value="2014-05-21" calcext:value-type="date">
            <text:p>2014-05-21</text:p>
          </table:table-cell>
          <table:table-cell office:value-type="float" office:value="0.718" calcext:value-type="float">
            <text:p>0.718</text:p>
          </table:table-cell>
          <table:table-cell office:value-type="float" office:value="12.592" calcext:value-type="float">
            <text:p>12.592</text:p>
          </table:table-cell>
          <table:table-cell office:value-type="float" office:value="66.098" calcext:value-type="float">
            <text:p>66.098</text:p>
          </table:table-cell>
          <table:table-cell office:value-type="float" office:value="11.762" calcext:value-type="float">
            <text:p>11.762</text:p>
          </table:table-cell>
          <table:table-cell table:number-columns-repeated="6"/>
        </table:table-row>
        <table:table-row table:style-name="ro1">
          <table:table-cell office:value-type="date" office:date-value="2014-05-22" calcext:value-type="date">
            <text:p>2014-05-22</text:p>
          </table:table-cell>
          <table:table-cell office:value-type="float" office:value="0.1" calcext:value-type="float">
            <text:p>0.1</text:p>
          </table:table-cell>
          <table:table-cell office:value-type="float" office:value="13.859" calcext:value-type="float">
            <text:p>13.859</text:p>
          </table:table-cell>
          <table:table-cell office:value-type="float" office:value="62.285" calcext:value-type="float">
            <text:p>62.285</text:p>
          </table:table-cell>
          <table:table-cell office:value-type="float" office:value="6.383" calcext:value-type="float">
            <text:p>6.383</text:p>
          </table:table-cell>
          <table:table-cell table:number-columns-repeated="6"/>
        </table:table-row>
        <table:table-row table:style-name="ro1">
          <table:table-cell office:value-type="date" office:date-value="2014-05-23" calcext:value-type="date">
            <text:p>2014-05-23</text:p>
          </table:table-cell>
          <table:table-cell office:value-type="float" office:value="1.189" calcext:value-type="float">
            <text:p>1.189</text:p>
          </table:table-cell>
          <table:table-cell office:value-type="float" office:value="19.08" calcext:value-type="float">
            <text:p>19.08</text:p>
          </table:table-cell>
          <table:table-cell office:value-type="float" office:value="49.032" calcext:value-type="float">
            <text:p>49.032</text:p>
          </table:table-cell>
          <table:table-cell office:value-type="float" office:value="8.001" calcext:value-type="float">
            <text:p>8.001</text:p>
          </table:table-cell>
          <table:table-cell table:number-columns-repeated="6"/>
        </table:table-row>
        <table:table-row table:style-name="ro1">
          <table:table-cell office:value-type="date" office:date-value="2014-05-24" calcext:value-type="date">
            <text:p>2014-05-24</text:p>
          </table:table-cell>
          <table:table-cell office:value-type="float" office:value="0.838" calcext:value-type="float">
            <text:p>0.838</text:p>
          </table:table-cell>
          <table:table-cell office:value-type="float" office:value="11.617" calcext:value-type="float">
            <text:p>11.617</text:p>
          </table:table-cell>
          <table:table-cell office:value-type="float" office:value="66.541" calcext:value-type="float">
            <text:p>66.541</text:p>
          </table:table-cell>
          <table:table-cell office:value-type="float" office:value="12.227" calcext:value-type="float">
            <text:p>12.227</text:p>
          </table:table-cell>
          <table:table-cell table:number-columns-repeated="6"/>
        </table:table-row>
        <table:table-row table:style-name="ro1">
          <table:table-cell office:value-type="date" office:date-value="2014-05-25" calcext:value-type="date">
            <text:p>2014-05-25</text:p>
          </table:table-cell>
          <table:table-cell office:value-type="float" office:value="0.2" calcext:value-type="float">
            <text:p>0.2</text:p>
          </table:table-cell>
          <table:table-cell office:value-type="float" office:value="12.451" calcext:value-type="float">
            <text:p>12.451</text:p>
          </table:table-cell>
          <table:table-cell office:value-type="float" office:value="60.214" calcext:value-type="float">
            <text:p>60.214</text:p>
          </table:table-cell>
          <table:table-cell office:value-type="float" office:value="7.606" calcext:value-type="float">
            <text:p>7.606</text:p>
          </table:table-cell>
          <table:table-cell table:number-columns-repeated="6"/>
        </table:table-row>
        <table:table-row table:style-name="ro1">
          <table:table-cell office:value-type="date" office:date-value="2014-05-26" calcext:value-type="date">
            <text:p>2014-05-26</text:p>
          </table:table-cell>
          <table:table-cell office:value-type="float" office:value="0.614" calcext:value-type="float">
            <text:p>0.614</text:p>
          </table:table-cell>
          <table:table-cell office:value-type="float" office:value="12.793" calcext:value-type="float">
            <text:p>12.793</text:p>
          </table:table-cell>
          <table:table-cell office:value-type="float" office:value="79.393" calcext:value-type="float">
            <text:p>79.393</text:p>
          </table:table-cell>
          <table:table-cell office:value-type="float" office:value="6.718" calcext:value-type="float">
            <text:p>6.718</text:p>
          </table:table-cell>
          <table:table-cell table:number-columns-repeated="6"/>
        </table:table-row>
        <table:table-row table:style-name="ro1">
          <table:table-cell office:value-type="date" office:date-value="2014-05-27" calcext:value-type="date">
            <text:p>2014-05-27</text:p>
          </table:table-cell>
          <table:table-cell office:value-type="float" office:value="0.04" calcext:value-type="float">
            <text:p>0.04</text:p>
          </table:table-cell>
          <table:table-cell office:value-type="float" office:value="12.16" calcext:value-type="float">
            <text:p>12.16</text:p>
          </table:table-cell>
          <table:table-cell office:value-type="float" office:value="68.503" calcext:value-type="float">
            <text:p>68.503</text:p>
          </table:table-cell>
          <table:table-cell office:value-type="float" office:value="5.777" calcext:value-type="float">
            <text:p>5.777</text:p>
          </table:table-cell>
          <table:table-cell table:number-columns-repeated="6"/>
        </table:table-row>
        <table:table-row table:style-name="ro1">
          <table:table-cell office:value-type="date" office:date-value="2014-05-28" calcext:value-type="date">
            <text:p>2014-05-28</text:p>
          </table:table-cell>
          <table:table-cell office:value-type="float" office:value="0.1" calcext:value-type="float">
            <text:p>0.1</text:p>
          </table:table-cell>
          <table:table-cell office:value-type="float" office:value="12.419" calcext:value-type="float">
            <text:p>12.419</text:p>
          </table:table-cell>
          <table:table-cell office:value-type="float" office:value="60.647" calcext:value-type="float">
            <text:p>60.647</text:p>
          </table:table-cell>
          <table:table-cell office:value-type="float" office:value="5.948" calcext:value-type="float">
            <text:p>5.948</text:p>
          </table:table-cell>
          <table:table-cell table:number-columns-repeated="6"/>
        </table:table-row>
        <table:table-row table:style-name="ro1">
          <table:table-cell office:value-type="date" office:date-value="2014-05-29" calcext:value-type="date">
            <text:p>2014-05-29</text:p>
          </table:table-cell>
          <table:table-cell office:value-type="float" office:value="0.03" calcext:value-type="float">
            <text:p>0.03</text:p>
          </table:table-cell>
          <table:table-cell office:value-type="float" office:value="12.645" calcext:value-type="float">
            <text:p>12.645</text:p>
          </table:table-cell>
          <table:table-cell office:value-type="float" office:value="62.493" calcext:value-type="float">
            <text:p>62.493</text:p>
          </table:table-cell>
          <table:table-cell office:value-type="float" office:value="5.732" calcext:value-type="float">
            <text:p>5.732</text:p>
          </table:table-cell>
          <table:table-cell table:number-columns-repeated="6"/>
        </table:table-row>
        <table:table-row table:style-name="ro1">
          <table:table-cell office:value-type="date" office:date-value="2014-05-30" calcext:value-type="date">
            <text:p>2014-05-30</text:p>
          </table:table-cell>
          <table:table-cell office:value-type="float" office:value="0.1" calcext:value-type="float">
            <text:p>0.1</text:p>
          </table:table-cell>
          <table:table-cell office:value-type="float" office:value="14.672" calcext:value-type="float">
            <text:p>14.672</text:p>
          </table:table-cell>
          <table:table-cell office:value-type="float" office:value="52.94" calcext:value-type="float">
            <text:p>52.94</text:p>
          </table:table-cell>
          <table:table-cell office:value-type="float" office:value="11.831" calcext:value-type="float">
            <text:p>11.831</text:p>
          </table:table-cell>
          <table:table-cell table:number-columns-repeated="6"/>
        </table:table-row>
        <table:table-row table:style-name="ro1">
          <table:table-cell office:value-type="date" office:date-value="2014-05-31" calcext:value-type="date">
            <text:p>2014-05-31</text:p>
          </table:table-cell>
          <table:table-cell office:value-type="float" office:value="3.817" calcext:value-type="float">
            <text:p>3.817</text:p>
          </table:table-cell>
          <table:table-cell office:value-type="float" office:value="13.19" calcext:value-type="float">
            <text:p>13.19</text:p>
          </table:table-cell>
          <table:table-cell office:value-type="float" office:value="68.384" calcext:value-type="float">
            <text:p>68.384</text:p>
          </table:table-cell>
          <table:table-cell office:value-type="float" office:value="7.183" calcext:value-type="float">
            <text:p>7.183</text:p>
          </table:table-cell>
          <table:table-cell table:number-columns-repeated="6"/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0.183" calcext:value-type="float">
            <text:p>0.183</text:p>
          </table:table-cell>
          <table:table-cell office:value-type="float" office:value="16.538" calcext:value-type="float">
            <text:p>16.538</text:p>
          </table:table-cell>
          <table:table-cell office:value-type="float" office:value="64.532" calcext:value-type="float">
            <text:p>64.532</text:p>
          </table:table-cell>
          <table:table-cell office:value-type="float" office:value="5.888" calcext:value-type="float">
            <text:p>5.888</text:p>
          </table:table-cell>
          <table:table-cell table:number-columns-repeated="6"/>
        </table:table-row>
        <table:table-row table:style-name="ro1">
          <table:table-cell office:value-type="date" office:date-value="2014-06-02" calcext:value-type="date">
            <text:p>2014-06-02</text:p>
          </table:table-cell>
          <table:table-cell office:value-type="float" office:value="0" calcext:value-type="float">
            <text:p>0</text:p>
          </table:table-cell>
          <table:table-cell office:value-type="float" office:value="17.955" calcext:value-type="float">
            <text:p>17.955</text:p>
          </table:table-cell>
          <table:table-cell office:value-type="float" office:value="56.036" calcext:value-type="float">
            <text:p>56.036</text:p>
          </table:table-cell>
          <table:table-cell office:value-type="float" office:value="7.056" calcext:value-type="float">
            <text:p>7.056</text:p>
          </table:table-cell>
          <table:table-cell table:number-columns-repeated="6"/>
        </table:table-row>
        <table:table-row table:style-name="ro1">
          <table:table-cell office:value-type="date" office:date-value="2014-06-03" calcext:value-type="date">
            <text:p>2014-06-03</text:p>
          </table:table-cell>
          <table:table-cell office:value-type="float" office:value="7.818" calcext:value-type="float">
            <text:p>7.818</text:p>
          </table:table-cell>
          <table:table-cell office:value-type="float" office:value="10.184" calcext:value-type="float">
            <text:p>10.184</text:p>
          </table:table-cell>
          <table:table-cell office:value-type="float" office:value="81.416" calcext:value-type="float">
            <text:p>81.416</text:p>
          </table:table-cell>
          <table:table-cell office:value-type="float" office:value="10.828" calcext:value-type="float">
            <text:p>10.828</text:p>
          </table:table-cell>
          <table:table-cell table:number-columns-repeated="6"/>
        </table:table-row>
        <table:table-row table:style-name="ro1">
          <table:table-cell office:value-type="date" office:date-value="2014-06-04" calcext:value-type="date">
            <text:p>2014-06-04</text:p>
          </table:table-cell>
          <table:table-cell office:value-type="float" office:value="1.008" calcext:value-type="float">
            <text:p>1.008</text:p>
          </table:table-cell>
          <table:table-cell office:value-type="float" office:value="8.06" calcext:value-type="float">
            <text:p>8.06</text:p>
          </table:table-cell>
          <table:table-cell office:value-type="float" office:value="86.091" calcext:value-type="float">
            <text:p>86.091</text:p>
          </table:table-cell>
          <table:table-cell office:value-type="float" office:value="6.633" calcext:value-type="float">
            <text:p>6.633</text:p>
          </table:table-cell>
          <table:table-cell table:number-columns-repeated="6"/>
        </table:table-row>
        <table:table-row table:style-name="ro1">
          <table:table-cell office:value-type="date" office:date-value="2014-06-05" calcext:value-type="date">
            <text:p>2014-06-05</text:p>
          </table:table-cell>
          <table:table-cell office:value-type="float" office:value="0.229" calcext:value-type="float">
            <text:p>0.229</text:p>
          </table:table-cell>
          <table:table-cell office:value-type="float" office:value="8.814" calcext:value-type="float">
            <text:p>8.814</text:p>
          </table:table-cell>
          <table:table-cell office:value-type="float" office:value="50.337" calcext:value-type="float">
            <text:p>50.337</text:p>
          </table:table-cell>
          <table:table-cell office:value-type="float" office:value="7.016" calcext:value-type="float">
            <text:p>7.016</text:p>
          </table:table-cell>
          <table:table-cell table:number-columns-repeated="6"/>
        </table:table-row>
        <table:table-row table:style-name="ro1">
          <table:table-cell office:value-type="date" office:date-value="2014-06-06" calcext:value-type="date">
            <text:p>2014-06-06</text:p>
          </table:table-cell>
          <table:table-cell office:value-type="float" office:value="0.1" calcext:value-type="float">
            <text:p>0.1</text:p>
          </table:table-cell>
          <table:table-cell office:value-type="float" office:value="11.449" calcext:value-type="float">
            <text:p>11.449</text:p>
          </table:table-cell>
          <table:table-cell office:value-type="float" office:value="55.15" calcext:value-type="float">
            <text:p>55.15</text:p>
          </table:table-cell>
          <table:table-cell office:value-type="float" office:value="4.842" calcext:value-type="float">
            <text:p>4.842</text:p>
          </table:table-cell>
          <table:table-cell table:number-columns-repeated="6"/>
        </table:table-row>
        <table:table-row table:style-name="ro1">
          <table:table-cell office:value-type="date" office:date-value="2014-06-07" calcext:value-type="date">
            <text:p>2014-06-07</text:p>
          </table:table-cell>
          <table:table-cell office:value-type="float" office:value="0" calcext:value-type="float">
            <text:p>0</text:p>
          </table:table-cell>
          <table:table-cell office:value-type="float" office:value="13.21" calcext:value-type="float">
            <text:p>13.21</text:p>
          </table:table-cell>
          <table:table-cell office:value-type="float" office:value="53.876" calcext:value-type="float">
            <text:p>53.876</text:p>
          </table:table-cell>
          <table:table-cell office:value-type="float" office:value="4.951" calcext:value-type="float">
            <text:p>4.951</text:p>
          </table:table-cell>
          <table:table-cell table:number-columns-repeated="6"/>
        </table:table-row>
        <table:table-row table:style-name="ro1">
          <table:table-cell office:value-type="date" office:date-value="2014-06-08" calcext:value-type="date">
            <text:p>2014-06-08</text:p>
          </table:table-cell>
          <table:table-cell office:value-type="float" office:value="0" calcext:value-type="float">
            <text:p>0</text:p>
          </table:table-cell>
          <table:table-cell office:value-type="float" office:value="14.852" calcext:value-type="float">
            <text:p>14.852</text:p>
          </table:table-cell>
          <table:table-cell office:value-type="float" office:value="44.016" calcext:value-type="float">
            <text:p>44.016</text:p>
          </table:table-cell>
          <table:table-cell office:value-type="float" office:value="5.489" calcext:value-type="float">
            <text:p>5.489</text:p>
          </table:table-cell>
          <table:table-cell table:number-columns-repeated="6"/>
        </table:table-row>
        <table:table-row table:style-name="ro1">
          <table:table-cell office:value-type="date" office:date-value="2014-06-09" calcext:value-type="date">
            <text:p>2014-06-09</text:p>
          </table:table-cell>
          <table:table-cell office:value-type="float" office:value="0.1" calcext:value-type="float">
            <text:p>0.1</text:p>
          </table:table-cell>
          <table:table-cell office:value-type="float" office:value="14.669" calcext:value-type="float">
            <text:p>14.669</text:p>
          </table:table-cell>
          <table:table-cell office:value-type="float" office:value="69.512" calcext:value-type="float">
            <text:p>69.512</text:p>
          </table:table-cell>
          <table:table-cell office:value-type="float" office:value="5.528" calcext:value-type="float">
            <text:p>5.528</text:p>
          </table:table-cell>
          <table:table-cell table:number-columns-repeated="6"/>
        </table:table-row>
        <table:table-row table:style-name="ro1">
          <table:table-cell office:value-type="date" office:date-value="2014-06-10" calcext:value-type="date">
            <text:p>2014-06-10</text:p>
          </table:table-cell>
          <table:table-cell office:value-type="float" office:value="0" calcext:value-type="float">
            <text:p>0</text:p>
          </table:table-cell>
          <table:table-cell office:value-type="float" office:value="15.661" calcext:value-type="float">
            <text:p>15.661</text:p>
          </table:table-cell>
          <table:table-cell office:value-type="float" office:value="56.712" calcext:value-type="float">
            <text:p>56.712</text:p>
          </table:table-cell>
          <table:table-cell office:value-type="float" office:value="4.784" calcext:value-type="float">
            <text:p>4.784</text:p>
          </table:table-cell>
          <table:table-cell table:number-columns-repeated="6"/>
        </table:table-row>
        <table:table-row table:style-name="ro1">
          <table:table-cell office:value-type="date" office:date-value="2014-06-11" calcext:value-type="date">
            <text:p>2014-06-11</text:p>
          </table:table-cell>
          <table:table-cell office:value-type="float" office:value="0.015" calcext:value-type="float">
            <text:p>0.015</text:p>
          </table:table-cell>
          <table:table-cell office:value-type="float" office:value="17.98" calcext:value-type="float">
            <text:p>17.98</text:p>
          </table:table-cell>
          <table:table-cell office:value-type="float" office:value="46.434" calcext:value-type="float">
            <text:p>46.434</text:p>
          </table:table-cell>
          <table:table-cell office:value-type="float" office:value="6.036" calcext:value-type="float">
            <text:p>6.036</text:p>
          </table:table-cell>
          <table:table-cell table:number-columns-repeated="6"/>
        </table:table-row>
        <table:table-row table:style-name="ro1">
          <table:table-cell office:value-type="date" office:date-value="2014-06-12" calcext:value-type="date">
            <text:p>2014-06-12</text:p>
          </table:table-cell>
          <table:table-cell office:value-type="float" office:value="0" calcext:value-type="float">
            <text:p>0</text:p>
          </table:table-cell>
          <table:table-cell office:value-type="float" office:value="17.24" calcext:value-type="float">
            <text:p>17.24</text:p>
          </table:table-cell>
          <table:table-cell office:value-type="float" office:value="48.032" calcext:value-type="float">
            <text:p>48.032</text:p>
          </table:table-cell>
          <table:table-cell office:value-type="float" office:value="8.625" calcext:value-type="float">
            <text:p>8.625</text:p>
          </table:table-cell>
          <table:table-cell table:number-columns-repeated="6"/>
        </table:table-row>
        <table:table-row table:style-name="ro1">
          <table:table-cell office:value-type="date" office:date-value="2014-06-13" calcext:value-type="date">
            <text:p>2014-06-13</text:p>
          </table:table-cell>
          <table:table-cell office:value-type="float" office:value="0" calcext:value-type="float">
            <text:p>0</text:p>
          </table:table-cell>
          <table:table-cell office:value-type="float" office:value="18.147" calcext:value-type="float">
            <text:p>18.147</text:p>
          </table:table-cell>
          <table:table-cell office:value-type="float" office:value="44.689" calcext:value-type="float">
            <text:p>44.689</text:p>
          </table:table-cell>
          <table:table-cell office:value-type="float" office:value="7.809" calcext:value-type="float">
            <text:p>7.809</text:p>
          </table:table-cell>
          <table:table-cell table:number-columns-repeated="6"/>
        </table:table-row>
        <table:table-row table:style-name="ro1">
          <table:table-cell office:value-type="date" office:date-value="2014-06-14" calcext:value-type="date">
            <text:p>2014-06-14</text:p>
          </table:table-cell>
          <table:table-cell office:value-type="float" office:value="0.116" calcext:value-type="float">
            <text:p>0.116</text:p>
          </table:table-cell>
          <table:table-cell office:value-type="float" office:value="19.606" calcext:value-type="float">
            <text:p>19.606</text:p>
          </table:table-cell>
          <table:table-cell office:value-type="float" office:value="50.465" calcext:value-type="float">
            <text:p>50.465</text:p>
          </table:table-cell>
          <table:table-cell office:value-type="float" office:value="7.59" calcext:value-type="float">
            <text:p>7.59</text:p>
          </table:table-cell>
          <table:table-cell table:number-columns-repeated="6"/>
        </table:table-row>
        <table:table-row table:style-name="ro1">
          <table:table-cell office:value-type="date" office:date-value="2014-06-15" calcext:value-type="date">
            <text:p>2014-06-15</text:p>
          </table:table-cell>
          <table:table-cell office:value-type="float" office:value="0" calcext:value-type="float">
            <text:p>0</text:p>
          </table:table-cell>
          <table:table-cell office:value-type="float" office:value="18.791" calcext:value-type="float">
            <text:p>18.791</text:p>
          </table:table-cell>
          <table:table-cell office:value-type="float" office:value="58.019" calcext:value-type="float">
            <text:p>58.019</text:p>
          </table:table-cell>
          <table:table-cell office:value-type="float" office:value="4.233" calcext:value-type="float">
            <text:p>4.233</text:p>
          </table:table-cell>
          <table:table-cell table:number-columns-repeated="6"/>
        </table:table-row>
        <table:table-row table:style-name="ro1">
          <table:table-cell office:value-type="date" office:date-value="2014-06-16" calcext:value-type="date">
            <text:p>2014-06-16</text:p>
          </table:table-cell>
          <table:table-cell office:value-type="float" office:value="0" calcext:value-type="float">
            <text:p>0</text:p>
          </table:table-cell>
          <table:table-cell office:value-type="float" office:value="20.398" calcext:value-type="float">
            <text:p>20.398</text:p>
          </table:table-cell>
          <table:table-cell office:value-type="float" office:value="45.524" calcext:value-type="float">
            <text:p>45.524</text:p>
          </table:table-cell>
          <table:table-cell office:value-type="float" office:value="6.441" calcext:value-type="float">
            <text:p>6.441</text:p>
          </table:table-cell>
          <table:table-cell table:number-columns-repeated="6"/>
        </table:table-row>
        <table:table-row table:style-name="ro1">
          <table:table-cell office:value-type="date" office:date-value="2014-06-17" calcext:value-type="date">
            <text:p>2014-06-17</text:p>
          </table:table-cell>
          <table:table-cell office:value-type="float" office:value="0" calcext:value-type="float">
            <text:p>0</text:p>
          </table:table-cell>
          <table:table-cell office:value-type="float" office:value="18.698" calcext:value-type="float">
            <text:p>18.698</text:p>
          </table:table-cell>
          <table:table-cell office:value-type="float" office:value="49.666" calcext:value-type="float">
            <text:p>49.666</text:p>
          </table:table-cell>
          <table:table-cell office:value-type="float" office:value="6.07" calcext:value-type="float">
            <text:p>6.07</text:p>
          </table:table-cell>
          <table:table-cell table:number-columns-repeated="6"/>
        </table:table-row>
        <table:table-row table:style-name="ro1">
          <table:table-cell office:value-type="date" office:date-value="2014-06-18" calcext:value-type="date">
            <text:p>2014-06-18</text:p>
          </table:table-cell>
          <table:table-cell office:value-type="float" office:value="2.582" calcext:value-type="float">
            <text:p>2.582</text:p>
          </table:table-cell>
          <table:table-cell office:value-type="float" office:value="18.85" calcext:value-type="float">
            <text:p>18.85</text:p>
          </table:table-cell>
          <table:table-cell office:value-type="float" office:value="61.249" calcext:value-type="float">
            <text:p>61.249</text:p>
          </table:table-cell>
          <table:table-cell office:value-type="float" office:value="6.304" calcext:value-type="float">
            <text:p>6.304</text:p>
          </table:table-cell>
          <table:table-cell table:number-columns-repeated="6"/>
        </table:table-row>
        <table:table-row table:style-name="ro1">
          <table:table-cell office:value-type="date" office:date-value="2014-06-19" calcext:value-type="date">
            <text:p>2014-06-19</text:p>
          </table:table-cell>
          <table:table-cell office:value-type="float" office:value="0.127" calcext:value-type="float">
            <text:p>0.127</text:p>
          </table:table-cell>
          <table:table-cell office:value-type="float" office:value="21.02" calcext:value-type="float">
            <text:p>21.02</text:p>
          </table:table-cell>
          <table:table-cell office:value-type="float" office:value="61.045" calcext:value-type="float">
            <text:p>61.045</text:p>
          </table:table-cell>
          <table:table-cell office:value-type="float" office:value="4.463" calcext:value-type="float">
            <text:p>4.463</text:p>
          </table:table-cell>
          <table:table-cell table:number-columns-repeated="6"/>
        </table:table-row>
        <table:table-row table:style-name="ro1">
          <table:table-cell office:value-type="date" office:date-value="2014-06-20" calcext:value-type="date">
            <text:p>2014-06-20</text:p>
          </table:table-cell>
          <table:table-cell office:value-type="float" office:value="41.8" calcext:value-type="float">
            <text:p>41.8</text:p>
          </table:table-cell>
          <table:table-cell office:value-type="float" office:value="18.02" calcext:value-type="float">
            <text:p>18.02</text:p>
          </table:table-cell>
          <table:table-cell office:value-type="float" office:value="87.989" calcext:value-type="float">
            <text:p>87.989</text:p>
          </table:table-cell>
          <table:table-cell office:value-type="float" office:value="5.272" calcext:value-type="float">
            <text:p>5.272</text:p>
          </table:table-cell>
          <table:table-cell table:number-columns-repeated="6"/>
        </table:table-row>
        <table:table-row table:style-name="ro1">
          <table:table-cell office:value-type="date" office:date-value="2014-06-21" calcext:value-type="date">
            <text:p>2014-06-21</text:p>
          </table:table-cell>
          <table:table-cell office:value-type="float" office:value="0.144" calcext:value-type="float">
            <text:p>0.144</text:p>
          </table:table-cell>
          <table:table-cell office:value-type="float" office:value="17.11" calcext:value-type="float">
            <text:p>17.11</text:p>
          </table:table-cell>
          <table:table-cell office:value-type="float" office:value="76.259" calcext:value-type="float">
            <text:p>76.259</text:p>
          </table:table-cell>
          <table:table-cell office:value-type="float" office:value="3.833" calcext:value-type="float">
            <text:p>3.833</text:p>
          </table:table-cell>
          <table:table-cell table:number-columns-repeated="6"/>
        </table:table-row>
        <table:table-row table:style-name="ro1">
          <table:table-cell office:value-type="date" office:date-value="2014-06-22" calcext:value-type="date">
            <text:p>2014-06-22</text:p>
          </table:table-cell>
          <table:table-cell office:value-type="float" office:value="0.102" calcext:value-type="float">
            <text:p>0.102</text:p>
          </table:table-cell>
          <table:table-cell office:value-type="float" office:value="19.877" calcext:value-type="float">
            <text:p>19.877</text:p>
          </table:table-cell>
          <table:table-cell office:value-type="float" office:value="62.424" calcext:value-type="float">
            <text:p>62.424</text:p>
          </table:table-cell>
          <table:table-cell office:value-type="float" office:value="4.916" calcext:value-type="float">
            <text:p>4.916</text:p>
          </table:table-cell>
          <table:table-cell table:number-columns-repeated="6"/>
        </table:table-row>
        <table:table-row table:style-name="ro1">
          <table:table-cell office:value-type="date" office:date-value="2014-06-23" calcext:value-type="date">
            <text:p>2014-06-23</text:p>
          </table:table-cell>
          <table:table-cell office:value-type="float" office:value="0.046" calcext:value-type="float">
            <text:p>0.046</text:p>
          </table:table-cell>
          <table:table-cell office:value-type="float" office:value="21.081" calcext:value-type="float">
            <text:p>21.081</text:p>
          </table:table-cell>
          <table:table-cell office:value-type="float" office:value="70.445" calcext:value-type="float">
            <text:p>70.445</text:p>
          </table:table-cell>
          <table:table-cell office:value-type="float" office:value="5.189" calcext:value-type="float">
            <text:p>5.189</text:p>
          </table:table-cell>
          <table:table-cell table:number-columns-repeated="6"/>
        </table:table-row>
        <table:table-row table:style-name="ro1">
          <table:table-cell office:value-type="date" office:date-value="2014-06-24" calcext:value-type="date">
            <text:p>2014-06-24</text:p>
          </table:table-cell>
          <table:table-cell office:value-type="float" office:value="0.604" calcext:value-type="float">
            <text:p>0.604</text:p>
          </table:table-cell>
          <table:table-cell office:value-type="float" office:value="22.274" calcext:value-type="float">
            <text:p>22.274</text:p>
          </table:table-cell>
          <table:table-cell office:value-type="float" office:value="67.294" calcext:value-type="float">
            <text:p>67.294</text:p>
          </table:table-cell>
          <table:table-cell office:value-type="float" office:value="7.734" calcext:value-type="float">
            <text:p>7.734</text:p>
          </table:table-cell>
          <table:table-cell table:number-columns-repeated="6"/>
        </table:table-row>
        <table:table-row table:style-name="ro1">
          <table:table-cell office:value-type="date" office:date-value="2014-06-25" calcext:value-type="date">
            <text:p>2014-06-25</text:p>
          </table:table-cell>
          <table:table-cell office:value-type="float" office:value="0.127" calcext:value-type="float">
            <text:p>0.127</text:p>
          </table:table-cell>
          <table:table-cell office:value-type="float" office:value="20.27" calcext:value-type="float">
            <text:p>20.27</text:p>
          </table:table-cell>
          <table:table-cell office:value-type="float" office:value="71.316" calcext:value-type="float">
            <text:p>71.316</text:p>
          </table:table-cell>
          <table:table-cell office:value-type="float" office:value="5.715" calcext:value-type="float">
            <text:p>5.715</text:p>
          </table:table-cell>
          <table:table-cell table:number-columns-repeated="6"/>
        </table:table-row>
        <table:table-row table:style-name="ro1">
          <table:table-cell office:value-type="date" office:date-value="2014-06-26" calcext:value-type="date">
            <text:p>2014-06-26</text:p>
          </table:table-cell>
          <table:table-cell office:value-type="float" office:value="0.1" calcext:value-type="float">
            <text:p>0.1</text:p>
          </table:table-cell>
          <table:table-cell office:value-type="float" office:value="20.386" calcext:value-type="float">
            <text:p>20.386</text:p>
          </table:table-cell>
          <table:table-cell office:value-type="float" office:value="66.556" calcext:value-type="float">
            <text:p>66.556</text:p>
          </table:table-cell>
          <table:table-cell office:value-type="float" office:value="3.329" calcext:value-type="float">
            <text:p>3.329</text:p>
          </table:table-cell>
          <table:table-cell table:number-columns-repeated="6"/>
        </table:table-row>
        <table:table-row table:style-name="ro1">
          <table:table-cell office:value-type="date" office:date-value="2014-06-27" calcext:value-type="date">
            <text:p>2014-06-27</text:p>
          </table:table-cell>
          <table:table-cell office:value-type="float" office:value="0.033" calcext:value-type="float">
            <text:p>0.033</text:p>
          </table:table-cell>
          <table:table-cell office:value-type="float" office:value="21.162" calcext:value-type="float">
            <text:p>21.162</text:p>
          </table:table-cell>
          <table:table-cell office:value-type="float" office:value="61.328" calcext:value-type="float">
            <text:p>61.328</text:p>
          </table:table-cell>
          <table:table-cell office:value-type="float" office:value="5.957" calcext:value-type="float">
            <text:p>5.957</text:p>
          </table:table-cell>
          <table:table-cell table:number-columns-repeated="6"/>
        </table:table-row>
        <table:table-row table:style-name="ro1">
          <table:table-cell office:value-type="date" office:date-value="2014-06-28" calcext:value-type="date">
            <text:p>2014-06-28</text:p>
          </table:table-cell>
          <table:table-cell office:value-type="float" office:value="0.1" calcext:value-type="float">
            <text:p>0.1</text:p>
          </table:table-cell>
          <table:table-cell office:value-type="float" office:value="20.764" calcext:value-type="float">
            <text:p>20.764</text:p>
          </table:table-cell>
          <table:table-cell office:value-type="float" office:value="68.991" calcext:value-type="float">
            <text:p>68.991</text:p>
          </table:table-cell>
          <table:table-cell office:value-type="float" office:value="4.636" calcext:value-type="float">
            <text:p>4.636</text:p>
          </table:table-cell>
          <table:table-cell table:number-columns-repeated="6"/>
        </table:table-row>
        <table:table-row table:style-name="ro1">
          <table:table-cell office:value-type="date" office:date-value="2014-06-29" calcext:value-type="date">
            <text:p>2014-06-29</text:p>
          </table:table-cell>
          <table:table-cell office:value-type="float" office:value="2.346" calcext:value-type="float">
            <text:p>2.346</text:p>
          </table:table-cell>
          <table:table-cell office:value-type="float" office:value="19.93" calcext:value-type="float">
            <text:p>19.93</text:p>
          </table:table-cell>
          <table:table-cell office:value-type="float" office:value="75.817" calcext:value-type="float">
            <text:p>75.817</text:p>
          </table:table-cell>
          <table:table-cell office:value-type="float" office:value="5.332" calcext:value-type="float">
            <text:p>5.332</text:p>
          </table:table-cell>
          <table:table-cell table:number-columns-repeated="6"/>
        </table:table-row>
        <table:table-row table:style-name="ro1">
          <table:table-cell office:value-type="date" office:date-value="2014-06-30" calcext:value-type="date">
            <text:p>2014-06-30</text:p>
          </table:table-cell>
          <table:table-cell office:value-type="float" office:value="0.1" calcext:value-type="float">
            <text:p>0.1</text:p>
          </table:table-cell>
          <table:table-cell office:value-type="float" office:value="20.077" calcext:value-type="float">
            <text:p>20.077</text:p>
          </table:table-cell>
          <table:table-cell office:value-type="float" office:value="74.685" calcext:value-type="float">
            <text:p>74.685</text:p>
          </table:table-cell>
          <table:table-cell office:value-type="float" office:value="3.822" calcext:value-type="float">
            <text:p>3.822</text:p>
          </table:table-cell>
          <table:table-cell table:number-columns-repeated="6"/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0.022" calcext:value-type="float">
            <text:p>0.022</text:p>
          </table:table-cell>
          <table:table-cell office:value-type="float" office:value="20.908" calcext:value-type="float">
            <text:p>20.908</text:p>
          </table:table-cell>
          <table:table-cell office:value-type="float" office:value="73.106" calcext:value-type="float">
            <text:p>73.106</text:p>
          </table:table-cell>
          <table:table-cell office:value-type="float" office:value="4.485" calcext:value-type="float">
            <text:p>4.485</text:p>
          </table:table-cell>
          <table:table-cell table:number-columns-repeated="6"/>
        </table:table-row>
        <table:table-row table:style-name="ro1">
          <table:table-cell office:value-type="date" office:date-value="2014-07-02" calcext:value-type="date">
            <text:p>2014-07-02</text:p>
          </table:table-cell>
          <table:table-cell office:value-type="float" office:value="0.078" calcext:value-type="float">
            <text:p>0.078</text:p>
          </table:table-cell>
          <table:table-cell office:value-type="float" office:value="22.645" calcext:value-type="float">
            <text:p>22.645</text:p>
          </table:table-cell>
          <table:table-cell office:value-type="float" office:value="67.39" calcext:value-type="float">
            <text:p>67.39</text:p>
          </table:table-cell>
          <table:table-cell office:value-type="float" office:value="7.413" calcext:value-type="float">
            <text:p>7.413</text:p>
          </table:table-cell>
          <table:table-cell table:number-columns-repeated="6"/>
        </table:table-row>
        <table:table-row table:style-name="ro1">
          <table:table-cell office:value-type="date" office:date-value="2014-07-03" calcext:value-type="date">
            <text:p>2014-07-03</text:p>
          </table:table-cell>
          <table:table-cell office:value-type="float" office:value="8.787" calcext:value-type="float">
            <text:p>8.787</text:p>
          </table:table-cell>
          <table:table-cell office:value-type="float" office:value="23.058" calcext:value-type="float">
            <text:p>23.058</text:p>
          </table:table-cell>
          <table:table-cell office:value-type="float" office:value="67.675" calcext:value-type="float">
            <text:p>67.675</text:p>
          </table:table-cell>
          <table:table-cell office:value-type="float" office:value="6.56" calcext:value-type="float">
            <text:p>6.56</text:p>
          </table:table-cell>
          <table:table-cell table:number-columns-repeated="6"/>
        </table:table-row>
        <table:table-row table:style-name="ro1">
          <table:table-cell office:value-type="date" office:date-value="2014-07-04" calcext:value-type="date">
            <text:p>2014-07-04</text:p>
          </table:table-cell>
          <table:table-cell office:value-type="float" office:value="2.213" calcext:value-type="float">
            <text:p>2.213</text:p>
          </table:table-cell>
          <table:table-cell office:value-type="float" office:value="19.387" calcext:value-type="float">
            <text:p>19.387</text:p>
          </table:table-cell>
          <table:table-cell office:value-type="float" office:value="74.844" calcext:value-type="float">
            <text:p>74.844</text:p>
          </table:table-cell>
          <table:table-cell office:value-type="float" office:value="6.231" calcext:value-type="float">
            <text:p>6.231</text:p>
          </table:table-cell>
          <table:table-cell table:number-columns-repeated="6"/>
        </table:table-row>
        <table:table-row table:style-name="ro1">
          <table:table-cell office:value-type="date" office:date-value="2014-07-05" calcext:value-type="date">
            <text:p>2014-07-05</text:p>
          </table:table-cell>
          <table:table-cell office:value-type="float" office:value="2.994" calcext:value-type="float">
            <text:p>2.994</text:p>
          </table:table-cell>
          <table:table-cell office:value-type="float" office:value="18.812" calcext:value-type="float">
            <text:p>18.812</text:p>
          </table:table-cell>
          <table:table-cell office:value-type="float" office:value="68.262" calcext:value-type="float">
            <text:p>68.262</text:p>
          </table:table-cell>
          <table:table-cell office:value-type="float" office:value="3.461" calcext:value-type="float">
            <text:p>3.461</text:p>
          </table:table-cell>
          <table:table-cell table:number-columns-repeated="6"/>
        </table:table-row>
        <table:table-row table:style-name="ro1">
          <table:table-cell office:value-type="date" office:date-value="2014-07-06" calcext:value-type="date">
            <text:p>2014-07-06</text:p>
          </table:table-cell>
          <table:table-cell office:value-type="float" office:value="0.228" calcext:value-type="float">
            <text:p>0.228</text:p>
          </table:table-cell>
          <table:table-cell office:value-type="float" office:value="19.192" calcext:value-type="float">
            <text:p>19.192</text:p>
          </table:table-cell>
          <table:table-cell office:value-type="float" office:value="76.32" calcext:value-type="float">
            <text:p>76.32</text:p>
          </table:table-cell>
          <table:table-cell office:value-type="float" office:value="7.39" calcext:value-type="float">
            <text:p>7.39</text:p>
          </table:table-cell>
          <table:table-cell table:number-columns-repeated="6"/>
        </table:table-row>
        <table:table-row table:style-name="ro1">
          <table:table-cell office:value-type="date" office:date-value="2014-07-07" calcext:value-type="date">
            <text:p>2014-07-07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55" calcext:value-type="float">
            <text:p>20.455</text:p>
          </table:table-cell>
          <table:table-cell office:value-type="float" office:value="76.481" calcext:value-type="float">
            <text:p>76.481</text:p>
          </table:table-cell>
          <table:table-cell office:value-type="float" office:value="5.163" calcext:value-type="float">
            <text:p>5.163</text:p>
          </table:table-cell>
          <table:table-cell table:number-columns-repeated="6"/>
        </table:table-row>
        <table:table-row table:style-name="ro1">
          <table:table-cell office:value-type="date" office:date-value="2014-07-08" calcext:value-type="date">
            <text:p>2014-07-08</text:p>
          </table:table-cell>
          <table:table-cell office:value-type="float" office:value="0.1" calcext:value-type="float">
            <text:p>0.1</text:p>
          </table:table-cell>
          <table:table-cell office:value-type="float" office:value="22.68" calcext:value-type="float">
            <text:p>22.68</text:p>
          </table:table-cell>
          <table:table-cell office:value-type="float" office:value="68.134" calcext:value-type="float">
            <text:p>68.134</text:p>
          </table:table-cell>
          <table:table-cell office:value-type="float" office:value="3.558" calcext:value-type="float">
            <text:p>3.558</text:p>
          </table:table-cell>
          <table:table-cell table:number-columns-repeated="6"/>
        </table:table-row>
        <table:table-row table:style-name="ro1">
          <table:table-cell office:value-type="date" office:date-value="2014-07-09" calcext:value-type="date">
            <text:p>2014-07-09</text:p>
          </table:table-cell>
          <table:table-cell office:value-type="float" office:value="0.4" calcext:value-type="float">
            <text:p>0.4</text:p>
          </table:table-cell>
          <table:table-cell office:value-type="float" office:value="20.094" calcext:value-type="float">
            <text:p>20.094</text:p>
          </table:table-cell>
          <table:table-cell office:value-type="float" office:value="66.752" calcext:value-type="float">
            <text:p>66.752</text:p>
          </table:table-cell>
          <table:table-cell office:value-type="float" office:value="9.268" calcext:value-type="float">
            <text:p>9.268</text:p>
          </table:table-cell>
          <table:table-cell table:number-columns-repeated="6"/>
        </table:table-row>
        <table:table-row table:style-name="ro1">
          <table:table-cell office:value-type="date" office:date-value="2014-07-10" calcext:value-type="date">
            <text:p>2014-07-10</text:p>
          </table:table-cell>
          <table:table-cell office:value-type="float" office:value="2.6" calcext:value-type="float">
            <text:p>2.6</text:p>
          </table:table-cell>
          <table:table-cell office:value-type="float" office:value="15.446" calcext:value-type="float">
            <text:p>15.446</text:p>
          </table:table-cell>
          <table:table-cell office:value-type="float" office:value="77.225" calcext:value-type="float">
            <text:p>77.225</text:p>
          </table:table-cell>
          <table:table-cell office:value-type="float" office:value="8.295" calcext:value-type="float">
            <text:p>8.295</text:p>
          </table:table-cell>
          <table:table-cell table:number-columns-repeated="6"/>
        </table:table-row>
        <table:table-row table:style-name="ro1">
          <table:table-cell office:value-type="date" office:date-value="2014-07-11" calcext:value-type="date">
            <text:p>2014-07-11</text:p>
          </table:table-cell>
          <table:table-cell office:value-type="float" office:value="0.402" calcext:value-type="float">
            <text:p>0.402</text:p>
          </table:table-cell>
          <table:table-cell office:value-type="float" office:value="18.478" calcext:value-type="float">
            <text:p>18.478</text:p>
          </table:table-cell>
          <table:table-cell office:value-type="float" office:value="65.211" calcext:value-type="float">
            <text:p>65.211</text:p>
          </table:table-cell>
          <table:table-cell office:value-type="float" office:value="5.081" calcext:value-type="float">
            <text:p>5.081</text:p>
          </table:table-cell>
          <table:table-cell table:number-columns-repeated="6"/>
        </table:table-row>
        <table:table-row table:style-name="ro1">
          <table:table-cell office:value-type="date" office:date-value="2014-07-12" calcext:value-type="date">
            <text:p>2014-07-12</text:p>
          </table:table-cell>
          <table:table-cell office:value-type="float" office:value="0.028" calcext:value-type="float">
            <text:p>0.028</text:p>
          </table:table-cell>
          <table:table-cell office:value-type="float" office:value="17.611" calcext:value-type="float">
            <text:p>17.611</text:p>
          </table:table-cell>
          <table:table-cell office:value-type="float" office:value="58.427" calcext:value-type="float">
            <text:p>58.427</text:p>
          </table:table-cell>
          <table:table-cell office:value-type="float" office:value="7.087" calcext:value-type="float">
            <text:p>7.087</text:p>
          </table:table-cell>
          <table:table-cell table:number-columns-repeated="6"/>
        </table:table-row>
        <table:table-row table:style-name="ro1">
          <table:table-cell office:value-type="date" office:date-value="2014-07-13" calcext:value-type="date">
            <text:p>2014-07-13</text:p>
          </table:table-cell>
          <table:table-cell office:value-type="float" office:value="0.1" calcext:value-type="float">
            <text:p>0.1</text:p>
          </table:table-cell>
          <table:table-cell office:value-type="float" office:value="21.582" calcext:value-type="float">
            <text:p>21.582</text:p>
          </table:table-cell>
          <table:table-cell office:value-type="float" office:value="50.474" calcext:value-type="float">
            <text:p>50.474</text:p>
          </table:table-cell>
          <table:table-cell office:value-type="float" office:value="8.9" calcext:value-type="float">
            <text:p>8.9</text:p>
          </table:table-cell>
          <table:table-cell table:number-columns-repeated="6"/>
        </table:table-row>
        <table:table-row table:style-name="ro1">
          <table:table-cell office:value-type="date" office:date-value="2014-07-14" calcext:value-type="date">
            <text:p>2014-07-14</text:p>
          </table:table-cell>
          <table:table-cell office:value-type="float" office:value="0" calcext:value-type="float">
            <text:p>0</text:p>
          </table:table-cell>
          <table:table-cell office:value-type="float" office:value="24.505" calcext:value-type="float">
            <text:p>24.505</text:p>
          </table:table-cell>
          <table:table-cell office:value-type="float" office:value="63.46" calcext:value-type="float">
            <text:p>63.46</text:p>
          </table:table-cell>
          <table:table-cell office:value-type="float" office:value="5.482" calcext:value-type="float">
            <text:p>5.482</text:p>
          </table:table-cell>
          <table:table-cell table:number-columns-repeated="6"/>
        </table:table-row>
        <table:table-row table:style-name="ro1">
          <table:table-cell office:value-type="date" office:date-value="2014-07-15" calcext:value-type="date">
            <text:p>2014-07-15</text:p>
          </table:table-cell>
          <table:table-cell office:value-type="float" office:value="0" calcext:value-type="float">
            <text:p>0</text:p>
          </table:table-cell>
          <table:table-cell office:value-type="float" office:value="24.385" calcext:value-type="float">
            <text:p>24.385</text:p>
          </table:table-cell>
          <table:table-cell office:value-type="float" office:value="78.43" calcext:value-type="float">
            <text:p>78.43</text:p>
          </table:table-cell>
          <table:table-cell office:value-type="float" office:value="4.871" calcext:value-type="float">
            <text:p>4.871</text:p>
          </table:table-cell>
          <table:table-cell table:number-columns-repeated="6"/>
        </table:table-row>
        <table:table-row table:style-name="ro1">
          <table:table-cell office:value-type="date" office:date-value="2014-07-16" calcext:value-type="date">
            <text:p>2014-07-16</text:p>
          </table:table-cell>
          <table:table-cell office:value-type="float" office:value="0" calcext:value-type="float">
            <text:p>0</text:p>
          </table:table-cell>
          <table:table-cell office:value-type="float" office:value="20.747" calcext:value-type="float">
            <text:p>20.747</text:p>
          </table:table-cell>
          <table:table-cell office:value-type="float" office:value="69.193" calcext:value-type="float">
            <text:p>69.193</text:p>
          </table:table-cell>
          <table:table-cell office:value-type="float" office:value="7.028" calcext:value-type="float">
            <text:p>7.028</text:p>
          </table:table-cell>
          <table:table-cell table:number-columns-repeated="6"/>
        </table:table-row>
        <table:table-row table:style-name="ro1">
          <table:table-cell office:value-type="date" office:date-value="2014-07-17" calcext:value-type="date">
            <text:p>2014-07-17</text:p>
          </table:table-cell>
          <table:table-cell office:value-type="float" office:value="0.715" calcext:value-type="float">
            <text:p>0.715</text:p>
          </table:table-cell>
          <table:table-cell office:value-type="float" office:value="18.522" calcext:value-type="float">
            <text:p>18.522</text:p>
          </table:table-cell>
          <table:table-cell office:value-type="float" office:value="73.146" calcext:value-type="float">
            <text:p>73.146</text:p>
          </table:table-cell>
          <table:table-cell office:value-type="float" office:value="5.169" calcext:value-type="float">
            <text:p>5.169</text:p>
          </table:table-cell>
          <table:table-cell table:number-columns-repeated="6"/>
        </table:table-row>
        <table:table-row table:style-name="ro1">
          <table:table-cell office:value-type="date" office:date-value="2014-07-18" calcext:value-type="date">
            <text:p>2014-07-18</text:p>
          </table:table-cell>
          <table:table-cell office:value-type="float" office:value="3.8" calcext:value-type="float">
            <text:p>3.8</text:p>
          </table:table-cell>
          <table:table-cell office:value-type="float" office:value="17.241" calcext:value-type="float">
            <text:p>17.241</text:p>
          </table:table-cell>
          <table:table-cell office:value-type="float" office:value="78.131" calcext:value-type="float">
            <text:p>78.131</text:p>
          </table:table-cell>
          <table:table-cell office:value-type="float" office:value="5.1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date" office:date-value="2014-07-19" calcext:value-type="date">
            <text:p>2014-07-19</text:p>
          </table:table-cell>
          <table:table-cell office:value-type="float" office:value="9.144" calcext:value-type="float">
            <text:p>9.144</text:p>
          </table:table-cell>
          <table:table-cell office:value-type="float" office:value="16.525" calcext:value-type="float">
            <text:p>16.525</text:p>
          </table:table-cell>
          <table:table-cell office:value-type="float" office:value="81.873" calcext:value-type="float">
            <text:p>81.873</text:p>
          </table:table-cell>
          <table:table-cell office:value-type="float" office:value="5.328" calcext:value-type="float">
            <text:p>5.328</text:p>
          </table:table-cell>
          <table:table-cell table:number-columns-repeated="6"/>
        </table:table-row>
        <table:table-row table:style-name="ro1">
          <table:table-cell office:value-type="date" office:date-value="2014-07-20" calcext:value-type="date">
            <text:p>2014-07-20</text:p>
          </table:table-cell>
          <table:table-cell office:value-type="float" office:value="0.076" calcext:value-type="float">
            <text:p>0.076</text:p>
          </table:table-cell>
          <table:table-cell office:value-type="float" office:value="17.086" calcext:value-type="float">
            <text:p>17.086</text:p>
          </table:table-cell>
          <table:table-cell office:value-type="float" office:value="68.622" calcext:value-type="float">
            <text:p>68.622</text:p>
          </table:table-cell>
          <table:table-cell office:value-type="float" office:value="3.573" calcext:value-type="float">
            <text:p>3.573</text:p>
          </table:table-cell>
          <table:table-cell table:number-columns-repeated="6"/>
        </table:table-row>
        <table:table-row table:style-name="ro1">
          <table:table-cell office:value-type="date" office:date-value="2014-07-21" calcext:value-type="date">
            <text:p>2014-07-21</text:p>
          </table:table-cell>
          <table:table-cell office:value-type="float" office:value="0.02" calcext:value-type="float">
            <text:p>0.02</text:p>
          </table:table-cell>
          <table:table-cell office:value-type="float" office:value="18.673" calcext:value-type="float">
            <text:p>18.673</text:p>
          </table:table-cell>
          <table:table-cell office:value-type="float" office:value="71.032" calcext:value-type="float">
            <text:p>71.032</text:p>
          </table:table-cell>
          <table:table-cell office:value-type="float" office:value="4.759" calcext:value-type="float">
            <text:p>4.759</text:p>
          </table:table-cell>
          <table:table-cell table:number-columns-repeated="6"/>
        </table:table-row>
        <table:table-row table:style-name="ro1">
          <table:table-cell office:value-type="date" office:date-value="2014-07-22" calcext:value-type="date">
            <text:p>2014-07-22</text:p>
          </table:table-cell>
          <table:table-cell office:value-type="float" office:value="0.02" calcext:value-type="float">
            <text:p>0.02</text:p>
          </table:table-cell>
          <table:table-cell office:value-type="float" office:value="21.616" calcext:value-type="float">
            <text:p>21.616</text:p>
          </table:table-cell>
          <table:table-cell office:value-type="float" office:value="65.309" calcext:value-type="float">
            <text:p>65.309</text:p>
          </table:table-cell>
          <table:table-cell office:value-type="float" office:value="5.575" calcext:value-type="float">
            <text:p>5.575</text:p>
          </table:table-cell>
          <table:table-cell table:number-columns-repeated="6"/>
        </table:table-row>
        <table:table-row table:style-name="ro1">
          <table:table-cell office:value-type="date" office:date-value="2014-07-23" calcext:value-type="date">
            <text:p>2014-07-23</text:p>
          </table:table-cell>
          <table:table-cell office:value-type="float" office:value="0.1" calcext:value-type="float">
            <text:p>0.1</text:p>
          </table:table-cell>
          <table:table-cell office:value-type="float" office:value="22.041" calcext:value-type="float">
            <text:p>22.041</text:p>
          </table:table-cell>
          <table:table-cell office:value-type="float" office:value="68.48" calcext:value-type="float">
            <text:p>68.48</text:p>
          </table:table-cell>
          <table:table-cell office:value-type="float" office:value="5.015" calcext:value-type="float">
            <text:p>5.015</text:p>
          </table:table-cell>
          <table:table-cell table:number-columns-repeated="6"/>
        </table:table-row>
        <table:table-row table:style-name="ro1">
          <table:table-cell office:value-type="date" office:date-value="2014-07-24" calcext:value-type="date">
            <text:p>2014-07-24</text:p>
          </table:table-cell>
          <table:table-cell office:value-type="float" office:value="1.317" calcext:value-type="float">
            <text:p>1.317</text:p>
          </table:table-cell>
          <table:table-cell office:value-type="float" office:value="21.473" calcext:value-type="float">
            <text:p>21.473</text:p>
          </table:table-cell>
          <table:table-cell office:value-type="float" office:value="78.559" calcext:value-type="float">
            <text:p>78.559</text:p>
          </table:table-cell>
          <table:table-cell office:value-type="float" office:value="5.43" calcext:value-type="float">
            <text:p>5.43</text:p>
          </table:table-cell>
          <table:table-cell table:number-columns-repeated="6"/>
        </table:table-row>
        <table:table-row table:style-name="ro1">
          <table:table-cell office:value-type="date" office:date-value="2014-07-25" calcext:value-type="date">
            <text:p>2014-07-25</text:p>
          </table:table-cell>
          <table:table-cell office:value-type="float" office:value="3.556" calcext:value-type="float">
            <text:p>3.556</text:p>
          </table:table-cell>
          <table:table-cell office:value-type="float" office:value="18.528" calcext:value-type="float">
            <text:p>18.528</text:p>
          </table:table-cell>
          <table:table-cell office:value-type="float" office:value="94.621" calcext:value-type="float">
            <text:p>94.621</text:p>
          </table:table-cell>
          <table:table-cell office:value-type="float" office:value="6.666" calcext:value-type="float">
            <text:p>6.666</text:p>
          </table:table-cell>
          <table:table-cell table:number-columns-repeated="6"/>
        </table:table-row>
        <table:table-row table:style-name="ro1">
          <table:table-cell office:value-type="date" office:date-value="2014-07-26" calcext:value-type="date">
            <text:p>2014-07-26</text:p>
          </table:table-cell>
          <table:table-cell office:value-type="float" office:value="0.127" calcext:value-type="float">
            <text:p>0.127</text:p>
          </table:table-cell>
          <table:table-cell office:value-type="float" office:value="18.553" calcext:value-type="float">
            <text:p>18.553</text:p>
          </table:table-cell>
          <table:table-cell office:value-type="float" office:value="87.755" calcext:value-type="float">
            <text:p>87.755</text:p>
          </table:table-cell>
          <table:table-cell office:value-type="float" office:value="3.952" calcext:value-type="float">
            <text:p>3.952</text:p>
          </table:table-cell>
          <table:table-cell table:number-columns-repeated="6"/>
        </table:table-row>
        <table:table-row table:style-name="ro1">
          <table:table-cell office:value-type="date" office:date-value="2014-07-27" calcext:value-type="date">
            <text:p>2014-07-27</text:p>
          </table:table-cell>
          <table:table-cell office:value-type="float" office:value="0.025" calcext:value-type="float">
            <text:p>0.025</text:p>
          </table:table-cell>
          <table:table-cell office:value-type="float" office:value="21.301" calcext:value-type="float">
            <text:p>21.301</text:p>
          </table:table-cell>
          <table:table-cell office:value-type="float" office:value="73.825" calcext:value-type="float">
            <text:p>73.825</text:p>
          </table:table-cell>
          <table:table-cell office:value-type="float" office:value="3.78" calcext:value-type="float">
            <text:p>3.78</text:p>
          </table:table-cell>
          <table:table-cell table:number-columns-repeated="6"/>
        </table:table-row>
        <table:table-row table:style-name="ro1">
          <table:table-cell office:value-type="date" office:date-value="2014-07-28" calcext:value-type="date">
            <text:p>2014-07-28</text:p>
          </table:table-cell>
          <table:table-cell office:value-type="float" office:value="0.1" calcext:value-type="float">
            <text:p>0.1</text:p>
          </table:table-cell>
          <table:table-cell office:value-type="float" office:value="22.072" calcext:value-type="float">
            <text:p>22.072</text:p>
          </table:table-cell>
          <table:table-cell office:value-type="float" office:value="67.918" calcext:value-type="float">
            <text:p>67.918</text:p>
          </table:table-cell>
          <table:table-cell office:value-type="float" office:value="4.444" calcext:value-type="float">
            <text:p>4.444</text:p>
          </table:table-cell>
          <table:table-cell table:number-columns-repeated="6"/>
        </table:table-row>
        <table:table-row table:style-name="ro1">
          <table:table-cell office:value-type="date" office:date-value="2014-07-29" calcext:value-type="date">
            <text:p>2014-07-29</text:p>
          </table:table-cell>
          <table:table-cell office:value-type="float" office:value="0.001" calcext:value-type="float">
            <text:p>0.001</text:p>
          </table:table-cell>
          <table:table-cell office:value-type="float" office:value="23.146" calcext:value-type="float">
            <text:p>23.146</text:p>
          </table:table-cell>
          <table:table-cell office:value-type="float" office:value="65.452" calcext:value-type="float">
            <text:p>65.452</text:p>
          </table:table-cell>
          <table:table-cell office:value-type="float" office:value="3.861" calcext:value-type="float">
            <text:p>3.861</text:p>
          </table:table-cell>
          <table:table-cell table:number-columns-repeated="6"/>
        </table:table-row>
        <table:table-row table:style-name="ro1">
          <table:table-cell office:value-type="date" office:date-value="2014-07-30" calcext:value-type="date">
            <text:p>2014-07-30</text:p>
          </table:table-cell>
          <table:table-cell office:value-type="float" office:value="0.332" calcext:value-type="float">
            <text:p>0.332</text:p>
          </table:table-cell>
          <table:table-cell office:value-type="float" office:value="24.11" calcext:value-type="float">
            <text:p>24.11</text:p>
          </table:table-cell>
          <table:table-cell office:value-type="float" office:value="63.214" calcext:value-type="float">
            <text:p>63.214</text:p>
          </table:table-cell>
          <table:table-cell office:value-type="float" office:value="5.807" calcext:value-type="float">
            <text:p>5.807</text:p>
          </table:table-cell>
          <table:table-cell table:number-columns-repeated="6"/>
        </table:table-row>
        <table:table-row table:style-name="ro1">
          <table:table-cell office:value-type="date" office:date-value="2014-07-31" calcext:value-type="date">
            <text:p>2014-07-31</text:p>
          </table:table-cell>
          <table:table-cell office:value-type="float" office:value="0.1" calcext:value-type="float">
            <text:p>0.1</text:p>
          </table:table-cell>
          <table:table-cell office:value-type="float" office:value="18.592" calcext:value-type="float">
            <text:p>18.592</text:p>
          </table:table-cell>
          <table:table-cell office:value-type="float" office:value="69.56" calcext:value-type="float">
            <text:p>69.56</text:p>
          </table:table-cell>
          <table:table-cell office:value-type="float" office:value="5.721" calcext:value-type="float">
            <text:p>5.721</text:p>
          </table:table-cell>
          <table:table-cell table:number-columns-repeated="6"/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.532" calcext:value-type="float">
            <text:p>1.532</text:p>
          </table:table-cell>
          <table:table-cell office:value-type="float" office:value="17.438" calcext:value-type="float">
            <text:p>17.438</text:p>
          </table:table-cell>
          <table:table-cell office:value-type="float" office:value="71.96" calcext:value-type="float">
            <text:p>71.96</text:p>
          </table:table-cell>
          <table:table-cell office:value-type="float" office:value="5.879" calcext:value-type="float">
            <text:p>5.879</text:p>
          </table:table-cell>
          <table:table-cell table:number-columns-repeated="6"/>
        </table:table-row>
        <table:table-row table:style-name="ro1">
          <table:table-cell office:value-type="date" office:date-value="2014-08-02" calcext:value-type="date">
            <text:p>2014-08-02</text:p>
          </table:table-cell>
          <table:table-cell office:value-type="float" office:value="0.268" calcext:value-type="float">
            <text:p>0.268</text:p>
          </table:table-cell>
          <table:table-cell office:value-type="float" office:value="20.834" calcext:value-type="float">
            <text:p>20.834</text:p>
          </table:table-cell>
          <table:table-cell office:value-type="float" office:value="72.063" calcext:value-type="float">
            <text:p>72.063</text:p>
          </table:table-cell>
          <table:table-cell office:value-type="float" office:value="4.217" calcext:value-type="float">
            <text:p>4.217</text:p>
          </table:table-cell>
          <table:table-cell table:number-columns-repeated="6"/>
        </table:table-row>
        <table:table-row table:style-name="ro1">
          <table:table-cell office:value-type="date" office:date-value="2014-08-03" calcext:value-type="date">
            <text:p>2014-08-03</text:p>
          </table:table-cell>
          <table:table-cell office:value-type="float" office:value="0.037" calcext:value-type="float">
            <text:p>0.037</text:p>
          </table:table-cell>
          <table:table-cell office:value-type="float" office:value="22.491" calcext:value-type="float">
            <text:p>22.491</text:p>
          </table:table-cell>
          <table:table-cell office:value-type="float" office:value="63.887" calcext:value-type="float">
            <text:p>63.887</text:p>
          </table:table-cell>
          <table:table-cell office:value-type="float" office:value="3.698" calcext:value-type="float">
            <text:p>3.698</text:p>
          </table:table-cell>
          <table:table-cell table:number-columns-repeated="6"/>
        </table:table-row>
        <table:table-row table:style-name="ro1">
          <table:table-cell office:value-type="date" office:date-value="2014-08-04" calcext:value-type="date">
            <text:p>2014-08-04</text:p>
          </table:table-cell>
          <table:table-cell office:value-type="float" office:value="0.1" calcext:value-type="float">
            <text:p>0.1</text:p>
          </table:table-cell>
          <table:table-cell office:value-type="float" office:value="22.492" calcext:value-type="float">
            <text:p>22.492</text:p>
          </table:table-cell>
          <table:table-cell office:value-type="float" office:value="62.74" calcext:value-type="float">
            <text:p>62.74</text:p>
          </table:table-cell>
          <table:table-cell office:value-type="float" office:value="6.86" calcext:value-type="float">
            <text:p>6.86</text:p>
          </table:table-cell>
          <table:table-cell table:number-columns-repeated="6"/>
        </table:table-row>
        <table:table-row table:style-name="ro1">
          <table:table-cell office:value-type="date" office:date-value="2014-08-05" calcext:value-type="date">
            <text:p>2014-08-05</text:p>
          </table:table-cell>
          <table:table-cell office:value-type="float" office:value="0.013" calcext:value-type="float">
            <text:p>0.013</text:p>
          </table:table-cell>
          <table:table-cell office:value-type="float" office:value="24.505" calcext:value-type="float">
            <text:p>24.505</text:p>
          </table:table-cell>
          <table:table-cell office:value-type="float" office:value="58.942" calcext:value-type="float">
            <text:p>58.942</text:p>
          </table:table-cell>
          <table:table-cell office:value-type="float" office:value="6.774" calcext:value-type="float">
            <text:p>6.774</text:p>
          </table:table-cell>
          <table:table-cell table:number-columns-repeated="6"/>
        </table:table-row>
        <table:table-row table:style-name="ro1">
          <table:table-cell office:value-type="date" office:date-value="2014-08-06" calcext:value-type="date">
            <text:p>2014-08-06</text:p>
          </table:table-cell>
          <table:table-cell office:value-type="float" office:value="0.114" calcext:value-type="float">
            <text:p>0.114</text:p>
          </table:table-cell>
          <table:table-cell office:value-type="float" office:value="21.809" calcext:value-type="float">
            <text:p>21.809</text:p>
          </table:table-cell>
          <table:table-cell office:value-type="float" office:value="67.145" calcext:value-type="float">
            <text:p>67.145</text:p>
          </table:table-cell>
          <table:table-cell office:value-type="float" office:value="7.264" calcext:value-type="float">
            <text:p>7.264</text:p>
          </table:table-cell>
          <table:table-cell table:number-columns-repeated="6"/>
        </table:table-row>
        <table:table-row table:style-name="ro1">
          <table:table-cell office:value-type="date" office:date-value="2014-08-07" calcext:value-type="date">
            <text:p>2014-08-07</text:p>
          </table:table-cell>
          <table:table-cell office:value-type="float" office:value="0.4" calcext:value-type="float">
            <text:p>0.4</text:p>
          </table:table-cell>
          <table:table-cell office:value-type="float" office:value="17.043" calcext:value-type="float">
            <text:p>17.043</text:p>
          </table:table-cell>
          <table:table-cell office:value-type="float" office:value="71.755" calcext:value-type="float">
            <text:p>71.755</text:p>
          </table:table-cell>
          <table:table-cell office:value-type="float" office:value="11.547" calcext:value-type="float">
            <text:p>11.547</text:p>
          </table:table-cell>
          <table:table-cell table:number-columns-repeated="6"/>
        </table:table-row>
        <table:table-row table:style-name="ro1">
          <table:table-cell office:value-type="date" office:date-value="2014-08-08" calcext:value-type="date">
            <text:p>2014-08-08</text:p>
          </table:table-cell>
          <table:table-cell office:value-type="float" office:value="0.046" calcext:value-type="float">
            <text:p>0.046</text:p>
          </table:table-cell>
          <table:table-cell office:value-type="float" office:value="13.551" calcext:value-type="float">
            <text:p>13.551</text:p>
          </table:table-cell>
          <table:table-cell office:value-type="float" office:value="79.209" calcext:value-type="float">
            <text:p>79.209</text:p>
          </table:table-cell>
          <table:table-cell office:value-type="float" office:value="4.409" calcext:value-type="float">
            <text:p>4.409</text:p>
          </table:table-cell>
          <table:table-cell table:number-columns-repeated="6"/>
        </table:table-row>
        <table:table-row table:style-name="ro1">
          <table:table-cell office:value-type="date" office:date-value="2014-08-09" calcext:value-type="date">
            <text:p>2014-08-09</text:p>
          </table:table-cell>
          <table:table-cell office:value-type="float" office:value="0.021" calcext:value-type="float">
            <text:p>0.021</text:p>
          </table:table-cell>
          <table:table-cell office:value-type="float" office:value="16.415" calcext:value-type="float">
            <text:p>16.415</text:p>
          </table:table-cell>
          <table:table-cell office:value-type="float" office:value="70.278" calcext:value-type="float">
            <text:p>70.278</text:p>
          </table:table-cell>
          <table:table-cell office:value-type="float" office:value="3.993" calcext:value-type="float">
            <text:p>3.993</text:p>
          </table:table-cell>
          <table:table-cell table:number-columns-repeated="6"/>
        </table:table-row>
        <table:table-row table:style-name="ro1">
          <table:table-cell office:value-type="date" office:date-value="2014-08-10" calcext:value-type="date">
            <text:p>2014-08-10</text:p>
          </table:table-cell>
          <table:table-cell office:value-type="float" office:value="0.046" calcext:value-type="float">
            <text:p>0.046</text:p>
          </table:table-cell>
          <table:table-cell office:value-type="float" office:value="18.905" calcext:value-type="float">
            <text:p>18.905</text:p>
          </table:table-cell>
          <table:table-cell office:value-type="float" office:value="63.892" calcext:value-type="float">
            <text:p>63.892</text:p>
          </table:table-cell>
          <table:table-cell office:value-type="float" office:value="4.336" calcext:value-type="float">
            <text:p>4.336</text:p>
          </table:table-cell>
          <table:table-cell table:number-columns-repeated="6"/>
        </table:table-row>
        <table:table-row table:style-name="ro1">
          <table:table-cell office:value-type="date" office:date-value="2014-08-11" calcext:value-type="date">
            <text:p>2014-08-11</text:p>
          </table:table-cell>
          <table:table-cell office:value-type="float" office:value="0.046" calcext:value-type="float">
            <text:p>0.046</text:p>
          </table:table-cell>
          <table:table-cell office:value-type="float" office:value="20.573" calcext:value-type="float">
            <text:p>20.573</text:p>
          </table:table-cell>
          <table:table-cell office:value-type="float" office:value="60.954" calcext:value-type="float">
            <text:p>60.954</text:p>
          </table:table-cell>
          <table:table-cell office:value-type="float" office:value="5.502" calcext:value-type="float">
            <text:p>5.502</text:p>
          </table:table-cell>
          <table:table-cell table:number-columns-repeated="6"/>
        </table:table-row>
        <table:table-row table:style-name="ro1">
          <table:table-cell office:value-type="date" office:date-value="2014-08-12" calcext:value-type="date">
            <text:p>2014-08-12</text:p>
          </table:table-cell>
          <table:table-cell office:value-type="float" office:value="0.021" calcext:value-type="float">
            <text:p>0.021</text:p>
          </table:table-cell>
          <table:table-cell office:value-type="float" office:value="22.345" calcext:value-type="float">
            <text:p>22.345</text:p>
          </table:table-cell>
          <table:table-cell office:value-type="float" office:value="61.347" calcext:value-type="float">
            <text:p>61.347</text:p>
          </table:table-cell>
          <table:table-cell office:value-type="float" office:value="6.422" calcext:value-type="float">
            <text:p>6.422</text:p>
          </table:table-cell>
          <table:table-cell table:number-columns-repeated="6"/>
        </table:table-row>
        <table:table-row table:style-name="ro1">
          <table:table-cell office:value-type="date" office:date-value="2014-08-13" calcext:value-type="date">
            <text:p>2014-08-13</text:p>
          </table:table-cell>
          <table:table-cell office:value-type="float" office:value="0.046" calcext:value-type="float">
            <text:p>0.046</text:p>
          </table:table-cell>
          <table:table-cell office:value-type="float" office:value="23.388" calcext:value-type="float">
            <text:p>23.388</text:p>
          </table:table-cell>
          <table:table-cell office:value-type="float" office:value="60.495" calcext:value-type="float">
            <text:p>60.495</text:p>
          </table:table-cell>
          <table:table-cell office:value-type="float" office:value="7.372" calcext:value-type="float">
            <text:p>7.372</text:p>
          </table:table-cell>
          <table:table-cell table:number-columns-repeated="6"/>
        </table:table-row>
        <table:table-row table:style-name="ro1">
          <table:table-cell office:value-type="date" office:date-value="2014-08-14" calcext:value-type="date">
            <text:p>2014-08-14</text:p>
          </table:table-cell>
          <table:table-cell office:value-type="float" office:value="0.021" calcext:value-type="float">
            <text:p>0.021</text:p>
          </table:table-cell>
          <table:table-cell office:value-type="float" office:value="20.858" calcext:value-type="float">
            <text:p>20.858</text:p>
          </table:table-cell>
          <table:table-cell office:value-type="float" office:value="60.138" calcext:value-type="float">
            <text:p>60.138</text:p>
          </table:table-cell>
          <table:table-cell office:value-type="float" office:value="3.871" calcext:value-type="float">
            <text:p>3.871</text:p>
          </table:table-cell>
          <table:table-cell table:number-columns-repeated="6"/>
        </table:table-row>
        <table:table-row table:style-name="ro1">
          <table:table-cell office:value-type="date" office:date-value="2014-08-15" calcext:value-type="date">
            <text:p>2014-08-15</text:p>
          </table:table-cell>
          <table:table-cell office:value-type="float" office:value="0.046" calcext:value-type="float">
            <text:p>0.046</text:p>
          </table:table-cell>
          <table:table-cell office:value-type="float" office:value="23.076" calcext:value-type="float">
            <text:p>23.076</text:p>
          </table:table-cell>
          <table:table-cell office:value-type="float" office:value="57.332" calcext:value-type="float">
            <text:p>57.332</text:p>
          </table:table-cell>
          <table:table-cell office:value-type="float" office:value="4.659" calcext:value-type="float">
            <text:p>4.659</text:p>
          </table:table-cell>
          <table:table-cell table:number-columns-repeated="6"/>
        </table:table-row>
        <table:table-row table:style-name="ro1">
          <table:table-cell office:value-type="date" office:date-value="2014-08-16" calcext:value-type="date">
            <text:p>2014-08-16</text:p>
          </table:table-cell>
          <table:table-cell office:value-type="float" office:value="0.021" calcext:value-type="float">
            <text:p>0.021</text:p>
          </table:table-cell>
          <table:table-cell office:value-type="float" office:value="23.387" calcext:value-type="float">
            <text:p>23.387</text:p>
          </table:table-cell>
          <table:table-cell office:value-type="float" office:value="59.992" calcext:value-type="float">
            <text:p>59.992</text:p>
          </table:table-cell>
          <table:table-cell office:value-type="float" office:value="5.588" calcext:value-type="float">
            <text:p>5.588</text:p>
          </table:table-cell>
          <table:table-cell table:number-columns-repeated="6"/>
        </table:table-row>
        <table:table-row table:style-name="ro1">
          <table:table-cell office:value-type="date" office:date-value="2014-08-17" calcext:value-type="date">
            <text:p>2014-08-17</text:p>
          </table:table-cell>
          <table:table-cell office:value-type="float" office:value="1.215" calcext:value-type="float">
            <text:p>1.215</text:p>
          </table:table-cell>
          <table:table-cell office:value-type="float" office:value="19.666" calcext:value-type="float">
            <text:p>19.666</text:p>
          </table:table-cell>
          <table:table-cell office:value-type="float" office:value="49.8" calcext:value-type="float">
            <text:p>49.8</text:p>
          </table:table-cell>
          <table:table-cell office:value-type="float" office:value="6.192" calcext:value-type="float">
            <text:p>6.192</text:p>
          </table:table-cell>
          <table:table-cell table:number-columns-repeated="6"/>
        </table:table-row>
        <table:table-row table:style-name="ro1">
          <table:table-cell office:value-type="date" office:date-value="2014-08-18" calcext:value-type="date">
            <text:p>2014-08-18</text:p>
          </table:table-cell>
          <table:table-cell office:value-type="float" office:value="0.1" calcext:value-type="float">
            <text:p>0.1</text:p>
          </table:table-cell>
          <table:table-cell office:value-type="float" office:value="18.492" calcext:value-type="float">
            <text:p>18.492</text:p>
          </table:table-cell>
          <table:table-cell office:value-type="float" office:value="69.152" calcext:value-type="float">
            <text:p>69.152</text:p>
          </table:table-cell>
          <table:table-cell office:value-type="float" office:value="5.18" calcext:value-type="float">
            <text:p>5.18</text:p>
          </table:table-cell>
          <table:table-cell table:number-columns-repeated="6"/>
        </table:table-row>
        <table:table-row table:style-name="ro1">
          <table:table-cell office:value-type="date" office:date-value="2014-08-19" calcext:value-type="date">
            <text:p>2014-08-19</text:p>
          </table:table-cell>
          <table:table-cell office:value-type="float" office:value="0.1" calcext:value-type="float">
            <text:p>0.1</text:p>
          </table:table-cell>
          <table:table-cell office:value-type="float" office:value="15.508" calcext:value-type="float">
            <text:p>15.508</text:p>
          </table:table-cell>
          <table:table-cell office:value-type="float" office:value="71.561" calcext:value-type="float">
            <text:p>71.561</text:p>
          </table:table-cell>
          <table:table-cell office:value-type="float" office:value="7.984" calcext:value-type="float">
            <text:p>7.984</text:p>
          </table:table-cell>
          <table:table-cell table:number-columns-repeated="6"/>
        </table:table-row>
        <table:table-row table:style-name="ro1">
          <table:table-cell office:value-type="date" office:date-value="2014-08-20" calcext:value-type="date">
            <text:p>2014-08-20</text:p>
          </table:table-cell>
          <table:table-cell office:value-type="float" office:value="4.844" calcext:value-type="float">
            <text:p>4.844</text:p>
          </table:table-cell>
          <table:table-cell office:value-type="float" office:value="11.999" calcext:value-type="float">
            <text:p>11.999</text:p>
          </table:table-cell>
          <table:table-cell office:value-type="float" office:value="72.356" calcext:value-type="float">
            <text:p>72.356</text:p>
          </table:table-cell>
          <table:table-cell office:value-type="float" office:value="5.941" calcext:value-type="float">
            <text:p>5.941</text:p>
          </table:table-cell>
          <table:table-cell table:number-columns-repeated="6"/>
        </table:table-row>
        <table:table-row table:style-name="ro1">
          <table:table-cell office:value-type="date" office:date-value="2014-08-21" calcext:value-type="date">
            <text:p>2014-08-21</text:p>
          </table:table-cell>
          <table:table-cell office:value-type="float" office:value="0.12" calcext:value-type="float">
            <text:p>0.12</text:p>
          </table:table-cell>
          <table:table-cell office:value-type="float" office:value="10.931" calcext:value-type="float">
            <text:p>10.931</text:p>
          </table:table-cell>
          <table:table-cell office:value-type="float" office:value="65.24" calcext:value-type="float">
            <text:p>65.24</text:p>
          </table:table-cell>
          <table:table-cell office:value-type="float" office:value="3.737" calcext:value-type="float">
            <text:p>3.737</text:p>
          </table:table-cell>
          <table:table-cell table:number-columns-repeated="6"/>
        </table:table-row>
        <table:table-row table:style-name="ro1">
          <table:table-cell office:value-type="date" office:date-value="2014-08-22" calcext:value-type="date">
            <text:p>2014-08-22</text:p>
          </table:table-cell>
          <table:table-cell office:value-type="float" office:value="0.02" calcext:value-type="float">
            <text:p>0.02</text:p>
          </table:table-cell>
          <table:table-cell office:value-type="float" office:value="12.386" calcext:value-type="float">
            <text:p>12.386</text:p>
          </table:table-cell>
          <table:table-cell office:value-type="float" office:value="63.164" calcext:value-type="float">
            <text:p>63.164</text:p>
          </table:table-cell>
          <table:table-cell office:value-type="float" office:value="3.966" calcext:value-type="float">
            <text:p>3.966</text:p>
          </table:table-cell>
          <table:table-cell table:number-columns-repeated="6"/>
        </table:table-row>
        <table:table-row table:style-name="ro1">
          <table:table-cell office:value-type="date" office:date-value="2014-08-23" calcext:value-type="date">
            <text:p>2014-08-23</text:p>
          </table:table-cell>
          <table:table-cell office:value-type="float" office:value="0.1" calcext:value-type="float">
            <text:p>0.1</text:p>
          </table:table-cell>
          <table:table-cell office:value-type="float" office:value="13.163" calcext:value-type="float">
            <text:p>13.163</text:p>
          </table:table-cell>
          <table:table-cell office:value-type="float" office:value="61.327" calcext:value-type="float">
            <text:p>61.327</text:p>
          </table:table-cell>
          <table:table-cell office:value-type="float" office:value="5.462" calcext:value-type="float">
            <text:p>5.462</text:p>
          </table:table-cell>
          <table:table-cell table:number-columns-repeated="6"/>
        </table:table-row>
        <table:table-row table:style-name="ro1">
          <table:table-cell office:value-type="date" office:date-value="2014-08-24" calcext:value-type="date">
            <text:p>2014-08-24</text:p>
          </table:table-cell>
          <table:table-cell office:value-type="float" office:value="0" calcext:value-type="float">
            <text:p>0</text:p>
          </table:table-cell>
          <table:table-cell office:value-type="float" office:value="14.904" calcext:value-type="float">
            <text:p>14.904</text:p>
          </table:table-cell>
          <table:table-cell office:value-type="float" office:value="58.663" calcext:value-type="float">
            <text:p>58.663</text:p>
          </table:table-cell>
          <table:table-cell office:value-type="float" office:value="5.499" calcext:value-type="float">
            <text:p>5.499</text:p>
          </table:table-cell>
          <table:table-cell table:number-columns-repeated="6"/>
        </table:table-row>
        <table:table-row table:style-name="ro1">
          <table:table-cell office:value-type="date" office:date-value="2014-08-25" calcext:value-type="date">
            <text:p>2014-08-25</text:p>
          </table:table-cell>
          <table:table-cell office:value-type="float" office:value="0.3" calcext:value-type="float">
            <text:p>0.3</text:p>
          </table:table-cell>
          <table:table-cell office:value-type="float" office:value="16.092" calcext:value-type="float">
            <text:p>16.092</text:p>
          </table:table-cell>
          <table:table-cell office:value-type="float" office:value="68.383" calcext:value-type="float">
            <text:p>68.383</text:p>
          </table:table-cell>
          <table:table-cell office:value-type="float" office:value="5.644" calcext:value-type="float">
            <text:p>5.644</text:p>
          </table:table-cell>
          <table:table-cell table:number-columns-repeated="6"/>
        </table:table-row>
        <table:table-row table:style-name="ro1">
          <table:table-cell office:value-type="date" office:date-value="2014-08-26" calcext:value-type="date">
            <text:p>2014-08-26</text:p>
          </table:table-cell>
          <table:table-cell office:value-type="float" office:value="2.56" calcext:value-type="float">
            <text:p>2.56</text:p>
          </table:table-cell>
          <table:table-cell office:value-type="float" office:value="17.5" calcext:value-type="float">
            <text:p>17.5</text:p>
          </table:table-cell>
          <table:table-cell office:value-type="float" office:value="61.674" calcext:value-type="float">
            <text:p>61.674</text:p>
          </table:table-cell>
          <table:table-cell office:value-type="float" office:value="6.006" calcext:value-type="float">
            <text:p>6.006</text:p>
          </table:table-cell>
          <table:table-cell table:number-columns-repeated="6"/>
        </table:table-row>
        <table:table-row table:style-name="ro1">
          <table:table-cell office:value-type="date" office:date-value="2014-08-27" calcext:value-type="date">
            <text:p>2014-08-27</text:p>
          </table:table-cell>
          <table:table-cell office:value-type="float" office:value="0.11" calcext:value-type="float">
            <text:p>0.11</text:p>
          </table:table-cell>
          <table:table-cell office:value-type="float" office:value="14.577" calcext:value-type="float">
            <text:p>14.577</text:p>
          </table:table-cell>
          <table:table-cell office:value-type="float" office:value="65.941" calcext:value-type="float">
            <text:p>65.941</text:p>
          </table:table-cell>
          <table:table-cell office:value-type="float" office:value="16.46" calcext:value-type="float">
            <text:p>16.46</text:p>
          </table:table-cell>
          <table:table-cell table:number-columns-repeated="6"/>
        </table:table-row>
        <table:table-row table:style-name="ro1">
          <table:table-cell office:value-type="date" office:date-value="2014-08-28" calcext:value-type="date">
            <text:p>2014-08-28</text:p>
          </table:table-cell>
          <table:table-cell office:value-type="float" office:value="0.05" calcext:value-type="float">
            <text:p>0.05</text:p>
          </table:table-cell>
          <table:table-cell office:value-type="float" office:value="12.098" calcext:value-type="float">
            <text:p>12.098</text:p>
          </table:table-cell>
          <table:table-cell office:value-type="float" office:value="64.985" calcext:value-type="float">
            <text:p>64.985</text:p>
          </table:table-cell>
          <table:table-cell office:value-type="float" office:value="7.298" calcext:value-type="float">
            <text:p>7.298</text:p>
          </table:table-cell>
          <table:table-cell table:number-columns-repeated="6"/>
        </table:table-row>
        <table:table-row table:style-name="ro1">
          <table:table-cell office:value-type="date" office:date-value="2014-08-29" calcext:value-type="date">
            <text:p>2014-08-29</text:p>
          </table:table-cell>
          <table:table-cell office:value-type="float" office:value="0.09" calcext:value-type="float">
            <text:p>0.09</text:p>
          </table:table-cell>
          <table:table-cell office:value-type="float" office:value="13.258" calcext:value-type="float">
            <text:p>13.258</text:p>
          </table:table-cell>
          <table:table-cell office:value-type="float" office:value="66.927" calcext:value-type="float">
            <text:p>66.927</text:p>
          </table:table-cell>
          <table:table-cell office:value-type="float" office:value="8.473" calcext:value-type="float">
            <text:p>8.473</text:p>
          </table:table-cell>
          <table:table-cell table:number-columns-repeated="6"/>
        </table:table-row>
        <table:table-row table:style-name="ro1">
          <table:table-cell office:value-type="date" office:date-value="2014-08-30" calcext:value-type="date">
            <text:p>2014-08-30</text:p>
          </table:table-cell>
          <table:table-cell office:value-type="float" office:value="0.19" calcext:value-type="float">
            <text:p>0.19</text:p>
          </table:table-cell>
          <table:table-cell office:value-type="float" office:value="13.853" calcext:value-type="float">
            <text:p>13.853</text:p>
          </table:table-cell>
          <table:table-cell office:value-type="float" office:value="65.794" calcext:value-type="float">
            <text:p>65.794</text:p>
          </table:table-cell>
          <table:table-cell office:value-type="float" office:value="7.148" calcext:value-type="float">
            <text:p>7.148</text:p>
          </table:table-cell>
          <table:table-cell table:number-columns-repeated="6"/>
        </table:table-row>
        <table:table-row table:style-name="ro1">
          <table:table-cell office:value-type="date" office:date-value="2014-08-31" calcext:value-type="date">
            <text:p>2014-08-31</text:p>
          </table:table-cell>
          <table:table-cell office:value-type="float" office:value="0" calcext:value-type="float">
            <text:p>0</text:p>
          </table:table-cell>
          <table:table-cell office:value-type="float" office:value="12.636" calcext:value-type="float">
            <text:p>12.636</text:p>
          </table:table-cell>
          <table:table-cell office:value-type="float" office:value="70.61" calcext:value-type="float">
            <text:p>70.61</text:p>
          </table:table-cell>
          <table:table-cell office:value-type="float" office:value="8.205" calcext:value-type="float">
            <text:p>8.205</text:p>
          </table:table-cell>
          <table:table-cell table:number-columns-repeated="6"/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0.38" calcext:value-type="float">
            <text:p>0.38</text:p>
          </table:table-cell>
          <table:table-cell office:value-type="float" office:value="11.981" calcext:value-type="float">
            <text:p>11.981</text:p>
          </table:table-cell>
          <table:table-cell office:value-type="float" office:value="70.693" calcext:value-type="float">
            <text:p>70.693</text:p>
          </table:table-cell>
          <table:table-cell office:value-type="float" office:value="5.345" calcext:value-type="float">
            <text:p>5.345</text:p>
          </table:table-cell>
          <table:table-cell table:number-columns-repeated="6"/>
        </table:table-row>
        <table:table-row table:style-name="ro1">
          <table:table-cell office:value-type="date" office:date-value="2014-09-02" calcext:value-type="date">
            <text:p>2014-09-02</text:p>
          </table:table-cell>
          <table:table-cell office:value-type="float" office:value="1.69" calcext:value-type="float">
            <text:p>1.69</text:p>
          </table:table-cell>
          <table:table-cell office:value-type="float" office:value="10.854" calcext:value-type="float">
            <text:p>10.854</text:p>
          </table:table-cell>
          <table:table-cell office:value-type="float" office:value="79.914" calcext:value-type="float">
            <text:p>79.914</text:p>
          </table:table-cell>
          <table:table-cell office:value-type="float" office:value="5.067" calcext:value-type="float">
            <text:p>5.067</text:p>
          </table:table-cell>
          <table:table-cell table:number-columns-repeated="6"/>
        </table:table-row>
        <table:table-row table:style-name="ro1">
          <table:table-cell office:value-type="date" office:date-value="2014-09-03" calcext:value-type="date">
            <text:p>2014-09-03</text:p>
          </table:table-cell>
          <table:table-cell office:value-type="float" office:value="0" calcext:value-type="float">
            <text:p>0</text:p>
          </table:table-cell>
          <table:table-cell office:value-type="float" office:value="13.127" calcext:value-type="float">
            <text:p>13.127</text:p>
          </table:table-cell>
          <table:table-cell office:value-type="float" office:value="67.82" calcext:value-type="float">
            <text:p>67.82</text:p>
          </table:table-cell>
          <table:table-cell office:value-type="float" office:value="6.188" calcext:value-type="float">
            <text:p>6.188</text:p>
          </table:table-cell>
          <table:table-cell table:number-columns-repeated="6"/>
        </table:table-row>
        <table:table-row table:style-name="ro1">
          <table:table-cell office:value-type="date" office:date-value="2014-09-04" calcext:value-type="date">
            <text:p>2014-09-04</text:p>
          </table:table-cell>
          <table:table-cell office:value-type="float" office:value="1.85" calcext:value-type="float">
            <text:p>1.85</text:p>
          </table:table-cell>
          <table:table-cell office:value-type="float" office:value="10.97" calcext:value-type="float">
            <text:p>10.97</text:p>
          </table:table-cell>
          <table:table-cell office:value-type="float" office:value="74.111" calcext:value-type="float">
            <text:p>74.111</text:p>
          </table:table-cell>
          <table:table-cell office:value-type="float" office:value="10.235" calcext:value-type="float">
            <text:p>10.235</text:p>
          </table:table-cell>
          <table:table-cell table:number-columns-repeated="6"/>
        </table:table-row>
        <table:table-row table:style-name="ro1">
          <table:table-cell office:value-type="date" office:date-value="2014-09-05" calcext:value-type="date">
            <text:p>2014-09-05</text:p>
          </table:table-cell>
          <table:table-cell office:value-type="float" office:value="0" calcext:value-type="float">
            <text:p>0</text:p>
          </table:table-cell>
          <table:table-cell office:value-type="float" office:value="6.923" calcext:value-type="float">
            <text:p>6.923</text:p>
          </table:table-cell>
          <table:table-cell office:value-type="float" office:value="79.86" calcext:value-type="float">
            <text:p>79.86</text:p>
          </table:table-cell>
          <table:table-cell office:value-type="float" office:value="9.167" calcext:value-type="float">
            <text:p>9.167</text:p>
          </table:table-cell>
          <table:table-cell table:number-columns-repeated="6"/>
        </table:table-row>
        <table:table-row table:style-name="ro1">
          <table:table-cell office:value-type="date" office:date-value="2014-09-06" calcext:value-type="date">
            <text:p>2014-09-06</text:p>
          </table:table-cell>
          <table:table-cell office:value-type="float" office:value="6.5" calcext:value-type="float">
            <text:p>6.5</text:p>
          </table:table-cell>
          <table:table-cell office:value-type="float" office:value="5.393" calcext:value-type="float">
            <text:p>5.393</text:p>
          </table:table-cell>
          <table:table-cell office:value-type="float" office:value="88.033" calcext:value-type="float">
            <text:p>88.033</text:p>
          </table:table-cell>
          <table:table-cell office:value-type="float" office:value="10.581" calcext:value-type="float">
            <text:p>10.581</text:p>
          </table:table-cell>
          <table:table-cell table:number-columns-repeated="6"/>
        </table:table-row>
        <table:table-row table:style-name="ro1">
          <table:table-cell office:value-type="date" office:date-value="2014-09-07" calcext:value-type="date">
            <text:p>2014-09-07</text:p>
          </table:table-cell>
          <table:table-cell office:value-type="float" office:value="0.26" calcext:value-type="float">
            <text:p>0.26</text:p>
          </table:table-cell>
          <table:table-cell office:value-type="float" office:value="3.549" calcext:value-type="float">
            <text:p>3.549</text:p>
          </table:table-cell>
          <table:table-cell office:value-type="float" office:value="75.416" calcext:value-type="float">
            <text:p>75.416</text:p>
          </table:table-cell>
          <table:table-cell office:value-type="float" office:value="10.689" calcext:value-type="float">
            <text:p>10.689</text:p>
          </table:table-cell>
          <table:table-cell table:number-columns-repeated="6"/>
        </table:table-row>
        <table:table-row table:style-name="ro1">
          <table:table-cell office:value-type="date" office:date-value="2014-09-08" calcext:value-type="date">
            <text:p>2014-09-08</text:p>
          </table:table-cell>
          <table:table-cell office:value-type="float" office:value="0" calcext:value-type="float">
            <text:p>0</text:p>
          </table:table-cell>
          <table:table-cell office:value-type="float" office:value="2.762" calcext:value-type="float">
            <text:p>2.762</text:p>
          </table:table-cell>
          <table:table-cell office:value-type="float" office:value="59.292" calcext:value-type="float">
            <text:p>59.292</text:p>
          </table:table-cell>
          <table:table-cell office:value-type="float" office:value="7.231" calcext:value-type="float">
            <text:p>7.231</text:p>
          </table:table-cell>
          <table:table-cell table:number-columns-repeated="6"/>
        </table:table-row>
        <table:table-row table:style-name="ro1">
          <table:table-cell office:value-type="date" office:date-value="2014-09-09" calcext:value-type="date">
            <text:p>2014-09-09</text:p>
          </table:table-cell>
          <table:table-cell office:value-type="float" office:value="0" calcext:value-type="float">
            <text:p>0</text:p>
          </table:table-cell>
          <table:table-cell office:value-type="float" office:value="2.348" calcext:value-type="float">
            <text:p>2.348</text:p>
          </table:table-cell>
          <table:table-cell office:value-type="float" office:value="62.827" calcext:value-type="float">
            <text:p>62.827</text:p>
          </table:table-cell>
          <table:table-cell office:value-type="float" office:value="4.233" calcext:value-type="float">
            <text:p>4.233</text:p>
          </table:table-cell>
          <table:table-cell table:number-columns-repeated="6"/>
        </table:table-row>
        <table:table-row table:style-name="ro1">
          <table:table-cell office:value-type="date" office:date-value="2014-09-10" calcext:value-type="date">
            <text:p>2014-09-10</text:p>
          </table:table-cell>
          <table:table-cell office:value-type="float" office:value="0" calcext:value-type="float">
            <text:p>0</text:p>
          </table:table-cell>
          <table:table-cell office:value-type="float" office:value="2.548" calcext:value-type="float">
            <text:p>2.548</text:p>
          </table:table-cell>
          <table:table-cell office:value-type="float" office:value="62.482" calcext:value-type="float">
            <text:p>62.482</text:p>
          </table:table-cell>
          <table:table-cell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date" office:date-value="2014-09-11" calcext:value-type="date">
            <text:p>2014-09-11</text:p>
          </table:table-cell>
          <table:table-cell office:value-type="float" office:value="0" calcext:value-type="float">
            <text:p>0</text:p>
          </table:table-cell>
          <table:table-cell office:value-type="float" office:value="6.864" calcext:value-type="float">
            <text:p>6.864</text:p>
          </table:table-cell>
          <table:table-cell office:value-type="float" office:value="58.412" calcext:value-type="float">
            <text:p>58.412</text:p>
          </table:table-cell>
          <table:table-cell office:value-type="float" office:value="7.302" calcext:value-type="float">
            <text:p>7.302</text:p>
          </table:table-cell>
          <table:table-cell table:number-columns-repeated="6"/>
        </table:table-row>
        <table:table-row table:style-name="ro1">
          <table:table-cell office:value-type="date" office:date-value="2014-09-12" calcext:value-type="date">
            <text:p>2014-09-12</text:p>
          </table:table-cell>
          <table:table-cell office:value-type="float" office:value="0" calcext:value-type="float">
            <text:p>0</text:p>
          </table:table-cell>
          <table:table-cell office:value-type="float" office:value="9.675" calcext:value-type="float">
            <text:p>9.675</text:p>
          </table:table-cell>
          <table:table-cell office:value-type="float" office:value="55.396" calcext:value-type="float">
            <text:p>55.396</text:p>
          </table:table-cell>
          <table:table-cell office:value-type="float" office:value="10.117" calcext:value-type="float">
            <text:p>10.117</text:p>
          </table:table-cell>
          <table:table-cell table:number-columns-repeated="6"/>
        </table:table-row>
        <table:table-row table:style-name="ro1">
          <table:table-cell office:value-type="date" office:date-value="2014-09-13" calcext:value-type="date">
            <text:p>2014-09-13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office:value-type="float" office:value="66.357" calcext:value-type="float">
            <text:p>66.357</text:p>
          </table:table-cell>
          <table:table-cell office:value-type="float" office:value="7.583" calcext:value-type="float">
            <text:p>7.583</text:p>
          </table:table-cell>
          <table:table-cell table:number-columns-repeated="6"/>
        </table:table-row>
        <table:table-row table:style-name="ro1">
          <table:table-cell office:value-type="date" office:date-value="2014-09-14" calcext:value-type="date">
            <text:p>2014-09-14</text:p>
          </table:table-cell>
          <table:table-cell office:value-type="float" office:value="0.05" calcext:value-type="float">
            <text:p>0.05</text:p>
          </table:table-cell>
          <table:table-cell office:value-type="float" office:value="9.949" calcext:value-type="float">
            <text:p>9.949</text:p>
          </table:table-cell>
          <table:table-cell office:value-type="float" office:value="68.246" calcext:value-type="float">
            <text:p>68.246</text:p>
          </table:table-cell>
          <table:table-cell office:value-type="float" office:value="3.354" calcext:value-type="float">
            <text:p>3.354</text:p>
          </table:table-cell>
          <table:table-cell table:number-columns-repeated="6"/>
        </table:table-row>
        <table:table-row table:style-name="ro1">
          <table:table-cell office:value-type="date" office:date-value="2014-09-15" calcext:value-type="date">
            <text:p>2014-09-15</text:p>
          </table:table-cell>
          <table:table-cell office:value-type="float" office:value="0" calcext:value-type="float">
            <text:p>0</text:p>
          </table:table-cell>
          <table:table-cell office:value-type="float" office:value="12.533" calcext:value-type="float">
            <text:p>12.533</text:p>
          </table:table-cell>
          <table:table-cell office:value-type="float" office:value="69.13" calcext:value-type="float">
            <text:p>69.13</text:p>
          </table:table-cell>
          <table:table-cell office:value-type="float" office:value="7.826" calcext:value-type="float">
            <text:p>7.826</text:p>
          </table:table-cell>
          <table:table-cell table:number-columns-repeated="6"/>
        </table:table-row>
        <table:table-row table:style-name="ro1">
          <table:table-cell office:value-type="date" office:date-value="2014-09-16" calcext:value-type="date">
            <text:p>2014-09-16</text:p>
          </table:table-cell>
          <table:table-cell office:value-type="float" office:value="0" calcext:value-type="float">
            <text:p>0</text:p>
          </table:table-cell>
          <table:table-cell office:value-type="float" office:value="8.185" calcext:value-type="float">
            <text:p>8.185</text:p>
          </table:table-cell>
          <table:table-cell office:value-type="float" office:value="79.992" calcext:value-type="float">
            <text:p>79.992</text:p>
          </table:table-cell>
          <table:table-cell office:value-type="float" office:value="16.105" calcext:value-type="float">
            <text:p>16.105</text:p>
          </table:table-cell>
          <table:table-cell table:number-columns-repeated="6"/>
        </table:table-row>
        <table:table-row table:style-name="ro1">
          <table:table-cell office:value-type="date" office:date-value="2014-09-17" calcext:value-type="date">
            <text:p>2014-09-17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.139</text:p>
          </table:table-cell>
          <table:table-cell office:value-type="float" office:value="84.146" calcext:value-type="float">
            <text:p>84.146</text:p>
          </table:table-cell>
          <table:table-cell office:value-type="float" office:value="10.668" calcext:value-type="float">
            <text:p>10.668</text:p>
          </table:table-cell>
          <table:table-cell table:number-columns-repeated="6"/>
        </table:table-row>
        <table:table-row table:style-name="ro1">
          <table:table-cell office:value-type="date" office:date-value="2014-09-18" calcext:value-type="date">
            <text:p>2014-09-18</text:p>
          </table:table-cell>
          <table:table-cell office:value-type="float" office:value="0.05" calcext:value-type="float">
            <text:p>0.05</text:p>
          </table:table-cell>
          <table:table-cell office:value-type="float" office:value="10.398" calcext:value-type="float">
            <text:p>10.398</text:p>
          </table:table-cell>
          <table:table-cell office:value-type="float" office:value="73.187" calcext:value-type="float">
            <text:p>73.187</text:p>
          </table:table-cell>
          <table:table-cell office:value-type="float" office:value="4.929" calcext:value-type="float">
            <text:p>4.929</text:p>
          </table:table-cell>
          <table:table-cell table:number-columns-repeated="6"/>
        </table:table-row>
        <table:table-row table:style-name="ro1">
          <table:table-cell office:value-type="date" office:date-value="2014-09-19" calcext:value-type="date">
            <text:p>2014-09-19</text:p>
          </table:table-cell>
          <table:table-cell office:value-type="float" office:value="9.79" calcext:value-type="float">
            <text:p>9.79</text:p>
          </table:table-cell>
          <table:table-cell office:value-type="float" office:value="11.17" calcext:value-type="float">
            <text:p>11.17</text:p>
          </table:table-cell>
          <table:table-cell office:value-type="float" office:value="79.488" calcext:value-type="float">
            <text:p>79.488</text:p>
          </table:table-cell>
          <table:table-cell office:value-type="float" office:value="14.142" calcext:value-type="float">
            <text:p>14.142</text:p>
          </table:table-cell>
          <table:table-cell table:number-columns-repeated="6"/>
        </table:table-row>
        <table:table-row table:style-name="ro1">
          <table:table-cell office:value-type="date" office:date-value="2014-09-20" calcext:value-type="date">
            <text:p>2014-09-20</text:p>
          </table:table-cell>
          <table:table-cell office:value-type="float" office:value="0.1" calcext:value-type="float">
            <text:p>0.1</text:p>
          </table:table-cell>
          <table:table-cell office:value-type="float" office:value="12.57" calcext:value-type="float">
            <text:p>12.57</text:p>
          </table:table-cell>
          <table:table-cell office:value-type="float" office:value="58.577" calcext:value-type="float">
            <text:p>58.577</text:p>
          </table:table-cell>
          <table:table-cell office:value-type="float" office:value="11.502" calcext:value-type="float">
            <text:p>11.502</text:p>
          </table:table-cell>
          <table:table-cell table:number-columns-repeated="6"/>
        </table:table-row>
        <table:table-row table:style-name="ro1">
          <table:table-cell office:value-type="date" office:date-value="2014-09-21" calcext:value-type="date">
            <text:p>2014-09-21</text:p>
          </table:table-cell>
          <table:table-cell office:value-type="float" office:value="0.05" calcext:value-type="float">
            <text:p>0.05</text:p>
          </table:table-cell>
          <table:table-cell office:value-type="float" office:value="15.694" calcext:value-type="float">
            <text:p>15.694</text:p>
          </table:table-cell>
          <table:table-cell office:value-type="float" office:value="62.537" calcext:value-type="float">
            <text:p>62.537</text:p>
          </table:table-cell>
          <table:table-cell office:value-type="float" office:value="6.055" calcext:value-type="float">
            <text:p>6.055</text:p>
          </table:table-cell>
          <table:table-cell table:number-columns-repeated="6"/>
        </table:table-row>
        <table:table-row table:style-name="ro1">
          <table:table-cell office:value-type="date" office:date-value="2014-09-22" calcext:value-type="date">
            <text:p>2014-09-22</text:p>
          </table:table-cell>
          <table:table-cell office:value-type="float" office:value="0.05" calcext:value-type="float">
            <text:p>0.05</text:p>
          </table:table-cell>
          <table:table-cell office:value-type="float" office:value="17.227" calcext:value-type="float">
            <text:p>17.227</text:p>
          </table:table-cell>
          <table:table-cell office:value-type="float" office:value="55.494" calcext:value-type="float">
            <text:p>55.494</text:p>
          </table:table-cell>
          <table:table-cell office:value-type="float" office:value="11.352" calcext:value-type="float">
            <text:p>11.352</text:p>
          </table:table-cell>
          <table:table-cell table:number-columns-repeated="6"/>
        </table:table-row>
        <table:table-row table:style-name="ro1">
          <table:table-cell office:value-type="date" office:date-value="2014-09-23" calcext:value-type="date">
            <text:p>2014-09-23</text:p>
          </table:table-cell>
          <table:table-cell office:value-type="float" office:value="0" calcext:value-type="float">
            <text:p>0</text:p>
          </table:table-cell>
          <table:table-cell office:value-type="float" office:value="12.397" calcext:value-type="float">
            <text:p>12.397</text:p>
          </table:table-cell>
          <table:table-cell office:value-type="float" office:value="51.077" calcext:value-type="float">
            <text:p>51.077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office:value-type="date" office:date-value="2014-09-24" calcext:value-type="date">
            <text:p>2014-09-24</text:p>
          </table:table-cell>
          <table:table-cell office:value-type="float" office:value="13.4" calcext:value-type="float">
            <text:p>13.4</text:p>
          </table:table-cell>
          <table:table-cell office:value-type="float" office:value="6.382" calcext:value-type="float">
            <text:p>6.382</text:p>
          </table:table-cell>
          <table:table-cell office:value-type="float" office:value="83.574" calcext:value-type="float">
            <text:p>83.574</text:p>
          </table:table-cell>
          <table:table-cell office:value-type="float" office:value="7.398" calcext:value-type="float">
            <text:p>7.398</text:p>
          </table:table-cell>
          <table:table-cell table:number-columns-repeated="6"/>
        </table:table-row>
        <table:table-row table:style-name="ro1">
          <table:table-cell office:value-type="date" office:date-value="2014-09-25" calcext:value-type="date">
            <text:p>2014-09-25</text:p>
          </table:table-cell>
          <table:table-cell office:value-type="float" office:value="0" calcext:value-type="float">
            <text:p>0</text:p>
          </table:table-cell>
          <table:table-cell office:value-type="float" office:value="9.341" calcext:value-type="float">
            <text:p>9.341</text:p>
          </table:table-cell>
          <table:table-cell office:value-type="float" office:value="77.773" calcext:value-type="float">
            <text:p>77.773</text:p>
          </table:table-cell>
          <table:table-cell office:value-type="float" office:value="11.852" calcext:value-type="float">
            <text:p>11.852</text:p>
          </table:table-cell>
          <table:table-cell table:number-columns-repeated="6"/>
        </table:table-row>
        <table:table-row table:style-name="ro1">
          <table:table-cell office:value-type="date" office:date-value="2014-09-26" calcext:value-type="date">
            <text:p>2014-09-26</text:p>
          </table:table-cell>
          <table:table-cell office:value-type="float" office:value="0.05" calcext:value-type="float">
            <text:p>0.05</text:p>
          </table:table-cell>
          <table:table-cell office:value-type="float" office:value="6.099" calcext:value-type="float">
            <text:p>6.099</text:p>
          </table:table-cell>
          <table:table-cell office:value-type="float" office:value="79.578" calcext:value-type="float">
            <text:p>79.578</text:p>
          </table:table-cell>
          <table:table-cell office:value-type="float" office:value="7.039" calcext:value-type="float">
            <text:p>7.039</text:p>
          </table:table-cell>
          <table:table-cell table:number-columns-repeated="6"/>
        </table:table-row>
        <table:table-row table:style-name="ro1">
          <table:table-cell office:value-type="date" office:date-value="2014-09-27" calcext:value-type="date">
            <text:p>2014-09-27</text:p>
          </table:table-cell>
          <table:table-cell office:value-type="float" office:value="0.15" calcext:value-type="float">
            <text:p>0.15</text:p>
          </table:table-cell>
          <table:table-cell office:value-type="float" office:value="7.214" calcext:value-type="float">
            <text:p>7.214</text:p>
          </table:table-cell>
          <table:table-cell office:value-type="float" office:value="74.652" calcext:value-type="float">
            <text:p>74.652</text:p>
          </table:table-cell>
          <table:table-cell office:value-type="float" office:value="6.833" calcext:value-type="float">
            <text:p>6.833</text:p>
          </table:table-cell>
          <table:table-cell table:number-columns-repeated="6"/>
        </table:table-row>
        <table:table-row table:style-name="ro1">
          <table:table-cell office:value-type="date" office:date-value="2014-09-28" calcext:value-type="date">
            <text:p>2014-09-28</text:p>
          </table:table-cell>
          <table:table-cell office:value-type="float" office:value="0" calcext:value-type="float">
            <text:p>0</text:p>
          </table:table-cell>
          <table:table-cell office:value-type="float" office:value="9.246" calcext:value-type="float">
            <text:p>9.246</text:p>
          </table:table-cell>
          <table:table-cell office:value-type="float" office:value="69.534" calcext:value-type="float">
            <text:p>69.534</text:p>
          </table:table-cell>
          <table:table-cell office:value-type="float" office:value="13.215" calcext:value-type="float">
            <text:p>13.215</text:p>
          </table:table-cell>
          <table:table-cell table:number-columns-repeated="6"/>
        </table:table-row>
        <table:table-row table:style-name="ro1">
          <table:table-cell office:value-type="date" office:date-value="2014-09-29" calcext:value-type="date">
            <text:p>2014-09-29</text:p>
          </table:table-cell>
          <table:table-cell office:value-type="float" office:value="0" calcext:value-type="float">
            <text:p>0</text:p>
          </table:table-cell>
          <table:table-cell office:value-type="float" office:value="11.523" calcext:value-type="float">
            <text:p>11.523</text:p>
          </table:table-cell>
          <table:table-cell office:value-type="float" office:value="71.204" calcext:value-type="float">
            <text:p>71.204</text:p>
          </table:table-cell>
          <table:table-cell office:value-type="float" office:value="8.101" calcext:value-type="float">
            <text:p>8.101</text:p>
          </table:table-cell>
          <table:table-cell table:number-columns-repeated="6"/>
        </table:table-row>
        <table:table-row table:style-name="ro1">
          <table:table-cell office:value-type="date" office:date-value="2014-09-30" calcext:value-type="date">
            <text:p>2014-09-30</text:p>
          </table:table-cell>
          <table:table-cell office:value-type="float" office:value="4.744" calcext:value-type="float">
            <text:p>4.744</text:p>
          </table:table-cell>
          <table:table-cell office:value-type="float" office:value="8.337" calcext:value-type="float">
            <text:p>8.337</text:p>
          </table:table-cell>
          <table:table-cell office:value-type="float" office:value="82.66" calcext:value-type="float">
            <text:p>82.66</text:p>
          </table:table-cell>
          <table:table-cell office:value-type="float" office:value="9.345" calcext:value-type="float">
            <text:p>9.345</text:p>
          </table:table-cell>
          <table:table-cell table:number-columns-repeated="6"/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8.066" calcext:value-type="float">
            <text:p>8.066</text:p>
          </table:table-cell>
          <table:table-cell office:value-type="float" office:value="3.117" calcext:value-type="float">
            <text:p>3.117</text:p>
          </table:table-cell>
          <table:table-cell office:value-type="float" office:value="95.037" calcext:value-type="float">
            <text:p>95.037</text:p>
          </table:table-cell>
          <table:table-cell office:value-type="float" office:value="9.775" calcext:value-type="float">
            <text:p>9.775</text:p>
          </table:table-cell>
          <table:table-cell table:number-columns-repeated="6"/>
        </table:table-row>
        <table:table-row table:style-name="ro1">
          <table:table-cell office:value-type="date" office:date-value="2014-10-02" calcext:value-type="date">
            <text:p>2014-10-02</text:p>
          </table:table-cell>
          <table:table-cell office:value-type="float" office:value="0" calcext:value-type="float">
            <text:p>0</text:p>
          </table:table-cell>
          <table:table-cell office:value-type="float" office:value="2.949" calcext:value-type="float">
            <text:p>2.949</text:p>
          </table:table-cell>
          <table:table-cell office:value-type="float" office:value="65.429" calcext:value-type="float">
            <text:p>65.429</text:p>
          </table:table-cell>
          <table:table-cell office:value-type="float" office:value="14.638" calcext:value-type="float">
            <text:p>14.638</text:p>
          </table:table-cell>
          <table:table-cell table:number-columns-repeated="6"/>
        </table:table-row>
        <table:table-row table:style-name="ro1">
          <table:table-cell office:value-type="date" office:date-value="2014-10-03" calcext:value-type="date">
            <text:p>2014-10-03</text:p>
          </table:table-cell>
          <table:table-cell office:value-type="float" office:value="4.826" calcext:value-type="float">
            <text:p>4.826</text:p>
          </table:table-cell>
          <table:table-cell office:value-type="float" office:value="-0.426" calcext:value-type="float">
            <text:p>-0.426</text:p>
          </table:table-cell>
          <table:table-cell office:value-type="float" office:value="95.125" calcext:value-type="float">
            <text:p>95.125</text:p>
          </table:table-cell>
          <table:table-cell office:value-type="float" office:value="8.344" calcext:value-type="float">
            <text:p>8.344</text:p>
          </table:table-cell>
          <table:table-cell table:number-columns-repeated="6"/>
        </table:table-row>
        <table:table-row table:style-name="ro1">
          <table:table-cell office:value-type="date" office:date-value="2014-10-04" calcext:value-type="date">
            <text:p>2014-10-04</text:p>
          </table:table-cell>
          <table:table-cell office:value-type="float" office:value="0" calcext:value-type="float">
            <text:p>0</text:p>
          </table:table-cell>
          <table:table-cell office:value-type="float" office:value="2.577" calcext:value-type="float">
            <text:p>2.577</text:p>
          </table:table-cell>
          <table:table-cell office:value-type="float" office:value="102.763" calcext:value-type="float">
            <text:p>102.763</text:p>
          </table:table-cell>
          <table:table-cell office:value-type="float" office:value="4.878" calcext:value-type="float">
            <text:p>4.878</text:p>
          </table:table-cell>
          <table:table-cell table:number-columns-repeated="6"/>
        </table:table-row>
        <table:table-row table:style-name="ro1">
          <table:table-cell office:value-type="date" office:date-value="2014-10-05" calcext:value-type="date">
            <text:p>2014-10-05</text:p>
          </table:table-cell>
          <table:table-cell office:value-type="float" office:value="0.254" calcext:value-type="float">
            <text:p>0.254</text:p>
          </table:table-cell>
          <table:table-cell office:value-type="float" office:value="7.188" calcext:value-type="float">
            <text:p>7.188</text:p>
          </table:table-cell>
          <table:table-cell office:value-type="float" office:value="87.222" calcext:value-type="float">
            <text:p>87.222</text:p>
          </table:table-cell>
          <table:table-cell office:value-type="float" office:value="6.786" calcext:value-type="float">
            <text:p>6.786</text:p>
          </table:table-cell>
          <table:table-cell table:number-columns-repeated="6"/>
        </table:table-row>
        <table:table-row table:style-name="ro1">
          <table:table-cell office:value-type="date" office:date-value="2014-10-06" calcext:value-type="date">
            <text:p>2014-10-06</text:p>
          </table:table-cell>
          <table:table-cell office:value-type="float" office:value="2.032" calcext:value-type="float">
            <text:p>2.032</text:p>
          </table:table-cell>
          <table:table-cell office:value-type="float" office:value="6.31" calcext:value-type="float">
            <text:p>6.31</text:p>
          </table:table-cell>
          <table:table-cell office:value-type="float" office:value="92.73" calcext:value-type="float">
            <text:p>92.73</text:p>
          </table:table-cell>
          <table:table-cell office:value-type="float" office:value="8.528" calcext:value-type="float">
            <text:p>8.528</text:p>
          </table:table-cell>
          <table:table-cell table:number-columns-repeated="6"/>
        </table:table-row>
        <table:table-row table:style-name="ro1">
          <table:table-cell office:value-type="date" office:date-value="2014-10-07" calcext:value-type="date">
            <text:p>2014-10-07</text:p>
          </table:table-cell>
          <table:table-cell office:value-type="float" office:value="0" calcext:value-type="float">
            <text:p>0</text:p>
          </table:table-cell>
          <table:table-cell office:value-type="float" office:value="5.387" calcext:value-type="float">
            <text:p>5.387</text:p>
          </table:table-cell>
          <table:table-cell office:value-type="float" office:value="59.648" calcext:value-type="float">
            <text:p>59.648</text:p>
          </table:table-cell>
          <table:table-cell office:value-type="float" office:value="7.468" calcext:value-type="float">
            <text:p>7.468</text:p>
          </table:table-cell>
          <table:table-cell table:number-columns-repeated="6"/>
        </table:table-row>
        <table:table-row table:style-name="ro1">
          <table:table-cell office:value-type="date" office:date-value="2014-10-08" calcext:value-type="date">
            <text:p>2014-10-08</text:p>
          </table:table-cell>
          <table:table-cell office:value-type="float" office:value="0.254" calcext:value-type="float">
            <text:p>0.254</text:p>
          </table:table-cell>
          <table:table-cell office:value-type="float" office:value="3.658" calcext:value-type="float">
            <text:p>3.658</text:p>
          </table:table-cell>
          <table:table-cell office:value-type="float" office:value="86.746" calcext:value-type="float">
            <text:p>86.746</text:p>
          </table:table-cell>
          <table:table-cell office:value-type="float" office:value="9.773" calcext:value-type="float">
            <text:p>9.773</text:p>
          </table:table-cell>
          <table:table-cell table:number-columns-repeated="6"/>
        </table:table-row>
        <table:table-row table:style-name="ro1">
          <table:table-cell office:value-type="date" office:date-value="2014-10-09" calcext:value-type="date">
            <text:p>2014-10-09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87.163" calcext:value-type="float">
            <text:p>87.163</text:p>
          </table:table-cell>
          <table:table-cell office:value-type="float" office:value="8.555" calcext:value-type="float">
            <text:p>8.555</text:p>
          </table:table-cell>
          <table:table-cell table:number-columns-repeated="6"/>
        </table:table-row>
        <table:table-row table:style-name="ro1">
          <table:table-cell office:value-type="date" office:date-value="2014-10-10" calcext:value-type="date">
            <text:p>2014-10-10</text:p>
          </table:table-cell>
          <table:table-cell office:value-type="float" office:value="0.268" calcext:value-type="float">
            <text:p>0.268</text:p>
          </table:table-cell>
          <table:table-cell office:value-type="float" office:value="10.605" calcext:value-type="float">
            <text:p>10.605</text:p>
          </table:table-cell>
          <table:table-cell office:value-type="float" office:value="72.693" calcext:value-type="float">
            <text:p>72.693</text:p>
          </table:table-cell>
          <table:table-cell office:value-type="float" office:value="7.324" calcext:value-type="float">
            <text:p>7.324</text:p>
          </table:table-cell>
          <table:table-cell table:number-columns-repeated="6"/>
        </table:table-row>
        <table:table-row table:style-name="ro1">
          <table:table-cell office:value-type="date" office:date-value="2014-10-11" calcext:value-type="date">
            <text:p>2014-10-11</text:p>
          </table:table-cell>
          <table:table-cell office:value-type="float" office:value="0" calcext:value-type="float">
            <text:p>0</text:p>
          </table:table-cell>
          <table:table-cell office:value-type="float" office:value="12.198" calcext:value-type="float">
            <text:p>12.198</text:p>
          </table:table-cell>
          <table:table-cell office:value-type="float" office:value="62.493" calcext:value-type="float">
            <text:p>62.493</text:p>
          </table:table-cell>
          <table:table-cell office:value-type="float" office:value="11.292" calcext:value-type="float">
            <text:p>11.292</text:p>
          </table:table-cell>
          <table:table-cell table:number-columns-repeated="6"/>
        </table:table-row>
        <table:table-row table:style-name="ro1">
          <table:table-cell office:value-type="date" office:date-value="2014-10-12" calcext:value-type="date">
            <text:p>2014-10-12</text:p>
          </table:table-cell>
          <table:table-cell office:value-type="float" office:value="0" calcext:value-type="float">
            <text:p>0</text:p>
          </table:table-cell>
          <table:table-cell office:value-type="float" office:value="8.129" calcext:value-type="float">
            <text:p>8.129</text:p>
          </table:table-cell>
          <table:table-cell office:value-type="float" office:value="71.399" calcext:value-type="float">
            <text:p>71.399</text:p>
          </table:table-cell>
          <table:table-cell office:value-type="float" office:value="6.961" calcext:value-type="float">
            <text:p>6.961</text:p>
          </table:table-cell>
          <table:table-cell table:number-columns-repeated="6"/>
        </table:table-row>
        <table:table-row table:style-name="ro1">
          <table:table-cell office:value-type="date" office:date-value="2014-10-13" calcext:value-type="date">
            <text:p>2014-10-13</text:p>
          </table:table-cell>
          <table:table-cell office:value-type="float" office:value="0" calcext:value-type="float">
            <text:p>0</text:p>
          </table:table-cell>
          <table:table-cell office:value-type="float" office:value="6.036" calcext:value-type="float">
            <text:p>6.036</text:p>
          </table:table-cell>
          <table:table-cell office:value-type="float" office:value="84.439" calcext:value-type="float">
            <text:p>84.439</text:p>
          </table:table-cell>
          <table:table-cell office:value-type="float" office:value="8.387" calcext:value-type="float">
            <text:p>8.387</text:p>
          </table:table-cell>
          <table:table-cell table:number-columns-repeated="6"/>
        </table:table-row>
        <table:table-row table:style-name="ro1">
          <table:table-cell office:value-type="date" office:date-value="2014-10-14" calcext:value-type="date">
            <text:p>2014-10-14</text:p>
          </table:table-cell>
          <table:table-cell office:value-type="float" office:value="7.098" calcext:value-type="float">
            <text:p>7.098</text:p>
          </table:table-cell>
          <table:table-cell office:value-type="float" office:value="3.572" calcext:value-type="float">
            <text:p>3.572</text:p>
          </table:table-cell>
          <table:table-cell office:value-type="float" office:value="96.271" calcext:value-type="float">
            <text:p>96.271</text:p>
          </table:table-cell>
          <table:table-cell office:value-type="float" office:value="10.615" calcext:value-type="float">
            <text:p>10.615</text:p>
          </table:table-cell>
          <table:table-cell table:number-columns-repeated="6"/>
        </table:table-row>
        <table:table-row table:style-name="ro1">
          <table:table-cell office:value-type="date" office:date-value="2014-10-15" calcext:value-type="date">
            <text:p>2014-10-15</text:p>
          </table:table-cell>
          <table:table-cell office:value-type="float" office:value="0.254" calcext:value-type="float">
            <text:p>0.254</text:p>
          </table:table-cell>
          <table:table-cell office:value-type="float" office:value="0.559" calcext:value-type="float">
            <text:p>0.559</text:p>
          </table:table-cell>
          <table:table-cell office:value-type="float" office:value="90.096" calcext:value-type="float">
            <text:p>90.096</text:p>
          </table:table-cell>
          <table:table-cell office:value-type="float" office:value="12.467" calcext:value-type="float">
            <text:p>12.467</text:p>
          </table:table-cell>
          <table:table-cell table:number-columns-repeated="6"/>
        </table:table-row>
        <table:table-row table:style-name="ro1">
          <table:table-cell office:value-type="date" office:date-value="2014-10-16" calcext:value-type="date">
            <text:p>2014-10-16</text:p>
          </table:table-cell>
          <table:table-cell office:value-type="float" office:value="1.778" calcext:value-type="float">
            <text:p>1.778</text:p>
          </table:table-cell>
          <table:table-cell office:value-type="float" office:value="0.092" calcext:value-type="float">
            <text:p>0.092</text:p>
          </table:table-cell>
          <table:table-cell office:value-type="float" office:value="94.887" calcext:value-type="float">
            <text:p>94.887</text:p>
          </table:table-cell>
          <table:table-cell office:value-type="float" office:value="7.994" calcext:value-type="float">
            <text:p>7.994</text:p>
          </table:table-cell>
          <table:table-cell table:number-columns-repeated="6"/>
        </table:table-row>
        <table:table-row table:style-name="ro1">
          <table:table-cell office:value-type="date" office:date-value="2014-10-17" calcext:value-type="date">
            <text:p>2014-10-17</text:p>
          </table:table-cell>
          <table:table-cell office:value-type="float" office:value="0.27" calcext:value-type="float">
            <text:p>0.27</text:p>
          </table:table-cell>
          <table:table-cell office:value-type="float" office:value="3.084" calcext:value-type="float">
            <text:p>3.084</text:p>
          </table:table-cell>
          <table:table-cell office:value-type="float" office:value="95.854" calcext:value-type="float">
            <text:p>95.854</text:p>
          </table:table-cell>
          <table:table-cell office:value-type="float" office:value="7.511" calcext:value-type="float">
            <text:p>7.511</text:p>
          </table:table-cell>
          <table:table-cell table:number-columns-repeated="6"/>
        </table:table-row>
        <table:table-row table:style-name="ro1">
          <table:table-cell office:value-type="date" office:date-value="2014-10-18" calcext:value-type="date">
            <text:p>2014-10-18</text:p>
          </table:table-cell>
          <table:table-cell office:value-type="float" office:value="4.048" calcext:value-type="float">
            <text:p>4.048</text:p>
          </table:table-cell>
          <table:table-cell office:value-type="float" office:value="4.709" calcext:value-type="float">
            <text:p>4.709</text:p>
          </table:table-cell>
          <table:table-cell office:value-type="float" office:value="101.513" calcext:value-type="float">
            <text:p>101.513</text:p>
          </table:table-cell>
          <table:table-cell office:value-type="float" office:value="5.028" calcext:value-type="float">
            <text:p>5.028</text:p>
          </table:table-cell>
          <table:table-cell table:number-columns-repeated="6"/>
        </table:table-row>
        <table:table-row table:style-name="ro1">
          <table:table-cell office:value-type="date" office:date-value="2014-10-19" calcext:value-type="date">
            <text:p>2014-10-19</text:p>
          </table:table-cell>
          <table:table-cell office:value-type="float" office:value="0.254" calcext:value-type="float">
            <text:p>0.254</text:p>
          </table:table-cell>
          <table:table-cell office:value-type="float" office:value="4.195" calcext:value-type="float">
            <text:p>4.195</text:p>
          </table:table-cell>
          <table:table-cell office:value-type="float" office:value="102.538" calcext:value-type="float">
            <text:p>102.538</text:p>
          </table:table-cell>
          <table:table-cell office:value-type="float" office:value="8.851" calcext:value-type="float">
            <text:p>8.851</text:p>
          </table:table-cell>
          <table:table-cell table:number-columns-repeated="6"/>
        </table:table-row>
        <table:table-row table:style-name="ro1">
          <table:table-cell office:value-type="date" office:date-value="2014-10-20" calcext:value-type="date">
            <text:p>2014-10-20</text:p>
          </table:table-cell>
          <table:table-cell office:value-type="float" office:value="0.002" calcext:value-type="float">
            <text:p>0.002</text:p>
          </table:table-cell>
          <table:table-cell office:value-type="float" office:value="6.164" calcext:value-type="float">
            <text:p>6.164</text:p>
          </table:table-cell>
          <table:table-cell office:value-type="float" office:value="100.696" calcext:value-type="float">
            <text:p>100.696</text:p>
          </table:table-cell>
          <table:table-cell office:value-type="float" office:value="4.473" calcext:value-type="float">
            <text:p>4.473</text:p>
          </table:table-cell>
          <table:table-cell table:number-columns-repeated="6"/>
        </table:table-row>
        <table:table-row table:style-name="ro1">
          <table:table-cell office:value-type="date" office:date-value="2014-10-21" calcext:value-type="date">
            <text:p>2014-10-21</text:p>
          </table:table-cell>
          <table:table-cell office:value-type="float" office:value="0" calcext:value-type="float">
            <text:p>0</text:p>
          </table:table-cell>
          <table:table-cell office:value-type="float" office:value="8.108" calcext:value-type="float">
            <text:p>8.108</text:p>
          </table:table-cell>
          <table:table-cell office:value-type="float" office:value="83.305" calcext:value-type="float">
            <text:p>83.305</text:p>
          </table:table-cell>
          <table:table-cell office:value-type="float" office:value="3.791" calcext:value-type="float">
            <text:p>3.791</text:p>
          </table:table-cell>
          <table:table-cell table:number-columns-repeated="6"/>
        </table:table-row>
        <table:table-row table:style-name="ro1">
          <table:table-cell office:value-type="date" office:date-value="2014-10-22" calcext:value-type="date">
            <text:p>2014-10-22</text:p>
          </table:table-cell>
          <table:table-cell office:value-type="float" office:value="1.3" calcext:value-type="float">
            <text:p>1.3</text:p>
          </table:table-cell>
          <table:table-cell office:value-type="float" office:value="4.803" calcext:value-type="float">
            <text:p>4.803</text:p>
          </table:table-cell>
          <table:table-cell office:value-type="float" office:value="94.913" calcext:value-type="float">
            <text:p>94.913</text:p>
          </table:table-cell>
          <table:table-cell office:value-type="float" office:value="7.838" calcext:value-type="float">
            <text:p>7.838</text:p>
          </table:table-cell>
          <table:table-cell table:number-columns-repeated="6"/>
        </table:table-row>
        <table:table-row table:style-name="ro1">
          <table:table-cell office:value-type="date" office:date-value="2014-10-23" calcext:value-type="date">
            <text:p>2014-10-23</text:p>
          </table:table-cell>
          <table:table-cell office:value-type="float" office:value="3.528" calcext:value-type="float">
            <text:p>3.528</text:p>
          </table:table-cell>
          <table:table-cell office:value-type="float" office:value="1.424" calcext:value-type="float">
            <text:p>1.424</text:p>
          </table:table-cell>
          <table:table-cell office:value-type="float" office:value="97.825" calcext:value-type="float">
            <text:p>97.825</text:p>
          </table:table-cell>
          <table:table-cell office:value-type="float" office:value="10.668" calcext:value-type="float">
            <text:p>10.668</text:p>
          </table:table-cell>
          <table:table-cell table:number-columns-repeated="6"/>
        </table:table-row>
        <table:table-row table:style-name="ro1">
          <table:table-cell office:value-type="date" office:date-value="2014-10-24" calcext:value-type="date">
            <text:p>2014-10-24</text:p>
          </table:table-cell>
          <table:table-cell office:value-type="float" office:value="0" calcext:value-type="float">
            <text:p>0</text:p>
          </table:table-cell>
          <table:table-cell office:value-type="float" office:value="-0.351" calcext:value-type="float">
            <text:p>-0.351</text:p>
          </table:table-cell>
          <table:table-cell office:value-type="float" office:value="85.917" calcext:value-type="float">
            <text:p>85.917</text:p>
          </table:table-cell>
          <table:table-cell office:value-type="float" office:value="14.32" calcext:value-type="float">
            <text:p>14.32</text:p>
          </table:table-cell>
          <table:table-cell table:number-columns-repeated="6"/>
        </table:table-row>
        <table:table-row table:style-name="ro1">
          <table:table-cell office:value-type="date" office:date-value="2014-10-25" calcext:value-type="date">
            <text:p>2014-10-25</text:p>
          </table:table-cell>
          <table:table-cell office:value-type="float" office:value="0" calcext:value-type="float">
            <text:p>0</text:p>
          </table:table-cell>
          <table:table-cell office:value-type="float" office:value="-1.976" calcext:value-type="float">
            <text:p>-1.976</text:p>
          </table:table-cell>
          <table:table-cell office:value-type="float" office:value="101.308" calcext:value-type="float">
            <text:p>101.308</text:p>
          </table:table-cell>
          <table:table-cell office:value-type="float" office:value="3.345" calcext:value-type="float">
            <text:p>3.345</text:p>
          </table:table-cell>
          <table:table-cell table:number-columns-repeated="6"/>
        </table:table-row>
        <table:table-row table:style-name="ro1">
          <table:table-cell office:value-type="date" office:date-value="2014-10-26" calcext:value-type="date">
            <text:p>2014-10-26</text:p>
          </table:table-cell>
          <table:table-cell office:value-type="float" office:value="0" calcext:value-type="float">
            <text:p>0</text:p>
          </table:table-cell>
          <table:table-cell office:value-type="float" office:value="-0.941" calcext:value-type="float">
            <text:p>-0.941</text:p>
          </table:table-cell>
          <table:table-cell office:value-type="float" office:value="99.479" calcext:value-type="float">
            <text:p>99.479</text:p>
          </table:table-cell>
          <table:table-cell office:value-type="float" office:value="4.94" calcext:value-type="float">
            <text:p>4.94</text:p>
          </table:table-cell>
          <table:table-cell table:number-columns-repeated="6"/>
        </table:table-row>
        <table:table-row table:style-name="ro1">
          <table:table-cell office:value-type="date" office:date-value="2014-10-27" calcext:value-type="date">
            <text:p>2014-10-27</text:p>
          </table:table-cell>
          <table:table-cell office:value-type="float" office:value="0" calcext:value-type="float">
            <text:p>0</text:p>
          </table:table-cell>
          <table:table-cell office:value-type="float" office:value="-1.307" calcext:value-type="float">
            <text:p>-1.307</text:p>
          </table:table-cell>
          <table:table-cell office:value-type="float" office:value="98.129" calcext:value-type="float">
            <text:p>98.129</text:p>
          </table:table-cell>
          <table:table-cell office:value-type="float" office:value="3.539" calcext:value-type="float">
            <text:p>3.539</text:p>
          </table:table-cell>
          <table:table-cell table:number-columns-repeated="6"/>
        </table:table-row>
        <table:table-row table:style-name="ro1">
          <table:table-cell office:value-type="date" office:date-value="2014-10-28" calcext:value-type="date">
            <text:p>2014-10-28</text:p>
          </table:table-cell>
          <table:table-cell office:value-type="float" office:value="0" calcext:value-type="float">
            <text:p>0</text:p>
          </table:table-cell>
          <table:table-cell office:value-type="float" office:value="-0.715" calcext:value-type="float">
            <text:p>-0.715</text:p>
          </table:table-cell>
          <table:table-cell office:value-type="float" office:value="95.758" calcext:value-type="float">
            <text:p>95.758</text:p>
          </table:table-cell>
          <table:table-cell office:value-type="float" office:value="5.276" calcext:value-type="float">
            <text:p>5.276</text:p>
          </table:table-cell>
          <table:table-cell table:number-columns-repeated="6"/>
        </table:table-row>
        <table:table-row table:style-name="ro1">
          <table:table-cell office:value-type="date" office:date-value="2014-10-29" calcext:value-type="date">
            <text:p>2014-10-29</text:p>
          </table:table-cell>
          <table:table-cell office:value-type="float" office:value="0.254" calcext:value-type="float">
            <text:p>0.254</text:p>
          </table:table-cell>
          <table:table-cell office:value-type="float" office:value="-0.024" calcext:value-type="float">
            <text:p>-0.024</text:p>
          </table:table-cell>
          <table:table-cell office:value-type="float" office:value="88.008" calcext:value-type="float">
            <text:p>88.008</text:p>
          </table:table-cell>
          <table:table-cell office:value-type="float" office:value="8.248" calcext:value-type="float">
            <text:p>8.248</text:p>
          </table:table-cell>
          <table:table-cell table:number-columns-repeated="6"/>
        </table:table-row>
        <table:table-row table:style-name="ro1">
          <table:table-cell office:value-type="date" office:date-value="2014-10-30" calcext:value-type="date">
            <text:p>2014-10-30</text:p>
          </table:table-cell>
          <table:table-cell office:value-type="float" office:value="0.254" calcext:value-type="float">
            <text:p>0.254</text:p>
          </table:table-cell>
          <table:table-cell office:value-type="float" office:value="1.801" calcext:value-type="float">
            <text:p>1.801</text:p>
          </table:table-cell>
          <table:table-cell office:value-type="float" office:value="92.85" calcext:value-type="float">
            <text:p>92.85</text:p>
          </table:table-cell>
          <table:table-cell office:value-type="float" office:value="11.29" calcext:value-type="float">
            <text:p>11.29</text:p>
          </table:table-cell>
          <table:table-cell table:number-columns-repeated="6"/>
        </table:table-row>
        <table:table-row table:style-name="ro1">
          <table:table-cell office:value-type="date" office:date-value="2014-10-31" calcext:value-type="date">
            <text:p>2014-10-31</text:p>
          </table:table-cell>
          <table:table-cell office:value-type="float" office:value="0" calcext:value-type="float">
            <text:p>0</text:p>
          </table:table-cell>
          <table:table-cell office:value-type="float" office:value="3.169" calcext:value-type="float">
            <text:p>3.169</text:p>
          </table:table-cell>
          <table:table-cell office:value-type="float" office:value="92.521" calcext:value-type="float">
            <text:p>92.521</text:p>
          </table:table-cell>
          <table:table-cell office:value-type="float" office:value="6.554" calcext:value-type="float">
            <text:p>6.554</text:p>
          </table:table-cell>
          <table:table-cell table:number-columns-repeated="6"/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0" calcext:value-type="float">
            <text:p>0</text:p>
          </table:table-cell>
          <table:table-cell office:value-type="float" office:value="8.242" calcext:value-type="float">
            <text:p>8.242</text:p>
          </table:table-cell>
          <table:table-cell office:value-type="float" office:value="54.09" calcext:value-type="float">
            <text:p>54.09</text:p>
          </table:table-cell>
          <table:table-cell office:value-type="float" office:value="5.732" calcext:value-type="float">
            <text:p>5.732</text:p>
          </table:table-cell>
          <table:table-cell table:number-columns-repeated="6"/>
        </table:table-row>
        <table:table-row table:style-name="ro1">
          <table:table-cell office:value-type="date" office:date-value="2015-05-02" calcext:value-type="date">
            <text:p>2015-05-02</text:p>
          </table:table-cell>
          <table:table-cell office:value-type="float" office:value="0" calcext:value-type="float">
            <text:p>0</text:p>
          </table:table-cell>
          <table:table-cell office:value-type="float" office:value="5.475" calcext:value-type="float">
            <text:p>5.475</text:p>
          </table:table-cell>
          <table:table-cell office:value-type="float" office:value="69.064" calcext:value-type="float">
            <text:p>69.064</text:p>
          </table:table-cell>
          <table:table-cell office:value-type="float" office:value="10.536" calcext:value-type="float">
            <text:p>10.536</text:p>
          </table:table-cell>
          <table:table-cell table:number-columns-repeated="6"/>
        </table:table-row>
        <table:table-row table:style-name="ro1">
          <table:table-cell office:value-type="date" office:date-value="2015-05-03" calcext:value-type="date">
            <text:p>2015-05-03</text:p>
          </table:table-cell>
          <table:table-cell office:value-type="float" office:value="0" calcext:value-type="float">
            <text:p>0</text:p>
          </table:table-cell>
          <table:table-cell office:value-type="float" office:value="3.527" calcext:value-type="float">
            <text:p>3.527</text:p>
          </table:table-cell>
          <table:table-cell office:value-type="float" office:value="53.516" calcext:value-type="float">
            <text:p>53.516</text:p>
          </table:table-cell>
          <table:table-cell office:value-type="float" office:value="6.691" calcext:value-type="float">
            <text:p>6.691</text:p>
          </table:table-cell>
          <table:table-cell table:number-columns-repeated="6"/>
        </table:table-row>
        <table:table-row table:style-name="ro1">
          <table:table-cell office:value-type="date" office:date-value="2015-05-04" calcext:value-type="date">
            <text:p>2015-05-04</text:p>
          </table:table-cell>
          <table:table-cell office:value-type="float" office:value="0" calcext:value-type="float">
            <text:p>0</text:p>
          </table:table-cell>
          <table:table-cell office:value-type="float" office:value="4.89" calcext:value-type="float">
            <text:p>4.89</text:p>
          </table:table-cell>
          <table:table-cell office:value-type="float" office:value="46.684" calcext:value-type="float">
            <text:p>46.684</text:p>
          </table:table-cell>
          <table:table-cell office:value-type="float" office:value="4.621" calcext:value-type="float">
            <text:p>4.621</text:p>
          </table:table-cell>
          <table:table-cell table:number-columns-repeated="6"/>
        </table:table-row>
        <table:table-row table:style-name="ro1">
          <table:table-cell office:value-type="date" office:date-value="2015-05-05" calcext:value-type="date">
            <text:p>2015-05-05</text:p>
          </table:table-cell>
          <table:table-cell office:value-type="float" office:value="0" calcext:value-type="float">
            <text:p>0</text:p>
          </table:table-cell>
          <table:table-cell office:value-type="float" office:value="5.568" calcext:value-type="float">
            <text:p>5.568</text:p>
          </table:table-cell>
          <table:table-cell office:value-type="float" office:value="39.344" calcext:value-type="float">
            <text:p>39.344</text:p>
          </table:table-cell>
          <table:table-cell office:value-type="float" office:value="8.951" calcext:value-type="float">
            <text:p>8.951</text:p>
          </table:table-cell>
          <table:table-cell table:number-columns-repeated="6"/>
        </table:table-row>
        <table:table-row table:style-name="ro1">
          <table:table-cell office:value-type="date" office:date-value="2015-05-06" calcext:value-type="date">
            <text:p>2015-05-06</text:p>
          </table:table-cell>
          <table:table-cell office:value-type="float" office:value="0" calcext:value-type="float">
            <text:p>0</text:p>
          </table:table-cell>
          <table:table-cell office:value-type="float" office:value="6.588" calcext:value-type="float">
            <text:p>6.588</text:p>
          </table:table-cell>
          <table:table-cell office:value-type="float" office:value="29.453" calcext:value-type="float">
            <text:p>29.453</text:p>
          </table:table-cell>
          <table:table-cell office:value-type="float" office:value="4.812" calcext:value-type="float">
            <text:p>4.812</text:p>
          </table:table-cell>
          <table:table-cell table:number-columns-repeated="6"/>
        </table:table-row>
        <table:table-row table:style-name="ro1">
          <table:table-cell office:value-type="date" office:date-value="2015-05-07" calcext:value-type="date">
            <text:p>2015-05-07</text:p>
          </table:table-cell>
          <table:table-cell office:value-type="float" office:value="0" calcext:value-type="float">
            <text:p>0</text:p>
          </table:table-cell>
          <table:table-cell office:value-type="float" office:value="9.31" calcext:value-type="float">
            <text:p>9.31</text:p>
          </table:table-cell>
          <table:table-cell office:value-type="float" office:value="31.695" calcext:value-type="float">
            <text:p>31.695</text:p>
          </table:table-cell>
          <table:table-cell office:value-type="float" office:value="7.145" calcext:value-type="float">
            <text:p>7.145</text:p>
          </table:table-cell>
          <table:table-cell table:number-columns-repeated="6"/>
        </table:table-row>
        <table:table-row table:style-name="ro1">
          <table:table-cell office:value-type="date" office:date-value="2015-05-08" calcext:value-type="date">
            <text:p>2015-05-08</text:p>
          </table:table-cell>
          <table:table-cell office:value-type="float" office:value="0" calcext:value-type="float">
            <text:p>0</text:p>
          </table:table-cell>
          <table:table-cell office:value-type="float" office:value="6.845" calcext:value-type="float">
            <text:p>6.845</text:p>
          </table:table-cell>
          <table:table-cell office:value-type="float" office:value="54.756" calcext:value-type="float">
            <text:p>54.756</text:p>
          </table:table-cell>
          <table:table-cell office:value-type="float" office:value="8.11" calcext:value-type="float">
            <text:p>8.11</text:p>
          </table:table-cell>
          <table:table-cell table:number-columns-repeated="6"/>
        </table:table-row>
        <table:table-row table:style-name="ro1">
          <table:table-cell office:value-type="date" office:date-value="2015-05-09" calcext:value-type="date">
            <text:p>2015-05-09</text:p>
          </table:table-cell>
          <table:table-cell office:value-type="float" office:value="0" calcext:value-type="float">
            <text:p>0</text:p>
          </table:table-cell>
          <table:table-cell office:value-type="float" office:value="9.597" calcext:value-type="float">
            <text:p>9.597</text:p>
          </table:table-cell>
          <table:table-cell office:value-type="float" office:value="57.135" calcext:value-type="float">
            <text:p>57.135</text:p>
          </table:table-cell>
          <table:table-cell office:value-type="float" office:value="7.907" calcext:value-type="float">
            <text:p>7.907</text:p>
          </table:table-cell>
          <table:table-cell table:number-columns-repeated="6"/>
        </table:table-row>
        <table:table-row table:style-name="ro1">
          <table:table-cell office:value-type="date" office:date-value="2015-05-10" calcext:value-type="date">
            <text:p>2015-05-10</text:p>
          </table:table-cell>
          <table:table-cell office:value-type="float" office:value="0" calcext:value-type="float">
            <text:p>0</text:p>
          </table:table-cell>
          <table:table-cell office:value-type="float" office:value="14.244" calcext:value-type="float">
            <text:p>14.244</text:p>
          </table:table-cell>
          <table:table-cell office:value-type="float" office:value="26.118" calcext:value-type="float">
            <text:p>26.118</text:p>
          </table:table-cell>
          <table:table-cell office:value-type="float" office:value="10.933" calcext:value-type="float">
            <text:p>10.933</text:p>
          </table:table-cell>
          <table:table-cell table:number-columns-repeated="6"/>
        </table:table-row>
        <table:table-row table:style-name="ro1">
          <table:table-cell office:value-type="date" office:date-value="2015-05-11" calcext:value-type="date">
            <text:p>2015-05-11</text:p>
          </table:table-cell>
          <table:table-cell office:value-type="float" office:value="0" calcext:value-type="float">
            <text:p>0</text:p>
          </table:table-cell>
          <table:table-cell office:value-type="float" office:value="16.957" calcext:value-type="float">
            <text:p>16.957</text:p>
          </table:table-cell>
          <table:table-cell office:value-type="float" office:value="23.582" calcext:value-type="float">
            <text:p>23.582</text:p>
          </table:table-cell>
          <table:table-cell office:value-type="float" office:value="7.798" calcext:value-type="float">
            <text:p>7.798</text:p>
          </table:table-cell>
          <table:table-cell table:number-columns-repeated="6"/>
        </table:table-row>
        <table:table-row table:style-name="ro1">
          <table:table-cell office:value-type="date" office:date-value="2015-05-12" calcext:value-type="date">
            <text:p>2015-05-12</text:p>
          </table:table-cell>
          <table:table-cell office:value-type="float" office:value="0" calcext:value-type="float">
            <text:p>0</text:p>
          </table:table-cell>
          <table:table-cell office:value-type="float" office:value="17.614" calcext:value-type="float">
            <text:p>17.614</text:p>
          </table:table-cell>
          <table:table-cell office:value-type="float" office:value="23.984" calcext:value-type="float">
            <text:p>23.984</text:p>
          </table:table-cell>
          <table:table-cell office:value-type="float" office:value="7.514" calcext:value-type="float">
            <text:p>7.514</text:p>
          </table:table-cell>
          <table:table-cell table:number-columns-repeated="6"/>
        </table:table-row>
        <table:table-row table:style-name="ro1">
          <table:table-cell office:value-type="date" office:date-value="2015-05-13" calcext:value-type="date">
            <text:p>2015-05-13</text:p>
          </table:table-cell>
          <table:table-cell office:value-type="float" office:value="0" calcext:value-type="float">
            <text:p>0</text:p>
          </table:table-cell>
          <table:table-cell office:value-type="float" office:value="17.625" calcext:value-type="float">
            <text:p>17.625</text:p>
          </table:table-cell>
          <table:table-cell office:value-type="float" office:value="32.017" calcext:value-type="float">
            <text:p>32.017</text:p>
          </table:table-cell>
          <table:table-cell office:value-type="float" office:value="4.004" calcext:value-type="float">
            <text:p>4.004</text:p>
          </table:table-cell>
          <table:table-cell table:number-columns-repeated="6"/>
        </table:table-row>
        <table:table-row table:style-name="ro1">
          <table:table-cell office:value-type="date" office:date-value="2015-05-14" calcext:value-type="date">
            <text:p>2015-05-14</text:p>
          </table:table-cell>
          <table:table-cell office:value-type="float" office:value="0" calcext:value-type="float">
            <text:p>0</text:p>
          </table:table-cell>
          <table:table-cell office:value-type="float" office:value="16.966" calcext:value-type="float">
            <text:p>16.966</text:p>
          </table:table-cell>
          <table:table-cell office:value-type="float" office:value="38" calcext:value-type="float">
            <text:p>38</text:p>
          </table:table-cell>
          <table:table-cell office:value-type="float" office:value="4.686" calcext:value-type="float">
            <text:p>4.686</text:p>
          </table:table-cell>
          <table:table-cell table:number-columns-repeated="6"/>
        </table:table-row>
        <table:table-row table:style-name="ro1">
          <table:table-cell office:value-type="date" office:date-value="2015-05-15" calcext:value-type="date">
            <text:p>2015-05-15</text:p>
          </table:table-cell>
          <table:table-cell office:value-type="float" office:value="0" calcext:value-type="float">
            <text:p>0</text:p>
          </table:table-cell>
          <table:table-cell office:value-type="float" office:value="15.081" calcext:value-type="float">
            <text:p>15.081</text:p>
          </table:table-cell>
          <table:table-cell office:value-type="float" office:value="41.383" calcext:value-type="float">
            <text:p>41.383</text:p>
          </table:table-cell>
          <table:table-cell office:value-type="float" office:value="10.255" calcext:value-type="float">
            <text:p>10.255</text:p>
          </table:table-cell>
          <table:table-cell table:number-columns-repeated="6"/>
        </table:table-row>
        <table:table-row table:style-name="ro1">
          <table:table-cell office:value-type="date" office:date-value="2015-05-16" calcext:value-type="date">
            <text:p>2015-05-16</text:p>
          </table:table-cell>
          <table:table-cell office:value-type="float" office:value="0" calcext:value-type="float">
            <text:p>0</text:p>
          </table:table-cell>
          <table:table-cell office:value-type="float" office:value="6.122" calcext:value-type="float">
            <text:p>6.122</text:p>
          </table:table-cell>
          <table:table-cell office:value-type="float" office:value="34.246" calcext:value-type="float">
            <text:p>34.246</text:p>
          </table:table-cell>
          <table:table-cell office:value-type="float" office:value="7.272" calcext:value-type="float">
            <text:p>7.272</text:p>
          </table:table-cell>
          <table:table-cell table:number-columns-repeated="6"/>
        </table:table-row>
        <table:table-row table:style-name="ro1">
          <table:table-cell office:value-type="date" office:date-value="2015-05-17" calcext:value-type="date">
            <text:p>2015-05-17</text:p>
          </table:table-cell>
          <table:table-cell office:value-type="float" office:value="0" calcext:value-type="float">
            <text:p>0</text:p>
          </table:table-cell>
          <table:table-cell office:value-type="float" office:value="10.733" calcext:value-type="float">
            <text:p>10.733</text:p>
          </table:table-cell>
          <table:table-cell office:value-type="float" office:value="31.282" calcext:value-type="float">
            <text:p>31.282</text:p>
          </table:table-cell>
          <table:table-cell office:value-type="float" office:value="6.769" calcext:value-type="float">
            <text:p>6.769</text:p>
          </table:table-cell>
          <table:table-cell table:number-columns-repeated="6"/>
        </table:table-row>
        <table:table-row table:style-name="ro1">
          <table:table-cell office:value-type="date" office:date-value="2015-05-18" calcext:value-type="date">
            <text:p>2015-05-18</text:p>
          </table:table-cell>
          <table:table-cell office:value-type="float" office:value="0" calcext:value-type="float">
            <text:p>0</text:p>
          </table:table-cell>
          <table:table-cell office:value-type="float" office:value="14.721" calcext:value-type="float">
            <text:p>14.721</text:p>
          </table:table-cell>
          <table:table-cell office:value-type="float" office:value="33.39" calcext:value-type="float">
            <text:p>33.39</text:p>
          </table:table-cell>
          <table:table-cell office:value-type="float" office:value="3.982" calcext:value-type="float">
            <text:p>3.982</text:p>
          </table:table-cell>
          <table:table-cell table:number-columns-repeated="6"/>
        </table:table-row>
        <table:table-row table:style-name="ro1">
          <table:table-cell office:value-type="date" office:date-value="2015-05-19" calcext:value-type="date">
            <text:p>2015-05-19</text:p>
          </table:table-cell>
          <table:table-cell office:value-type="float" office:value="0" calcext:value-type="float">
            <text:p>0</text:p>
          </table:table-cell>
          <table:table-cell office:value-type="float" office:value="17.009" calcext:value-type="float">
            <text:p>17.009</text:p>
          </table:table-cell>
          <table:table-cell office:value-type="float" office:value="36.88" calcext:value-type="float">
            <text:p>36.88</text:p>
          </table:table-cell>
          <table:table-cell office:value-type="float" office:value="4.148" calcext:value-type="float">
            <text:p>4.148</text:p>
          </table:table-cell>
          <table:table-cell table:number-columns-repeated="6"/>
        </table:table-row>
        <table:table-row table:style-name="ro1">
          <table:table-cell office:value-type="date" office:date-value="2015-05-20" calcext:value-type="date">
            <text:p>2015-05-20</text:p>
          </table:table-cell>
          <table:table-cell office:value-type="float" office:value="0" calcext:value-type="float">
            <text:p>0</text:p>
          </table:table-cell>
          <table:table-cell office:value-type="float" office:value="18.306" calcext:value-type="float">
            <text:p>18.306</text:p>
          </table:table-cell>
          <table:table-cell office:value-type="float" office:value="35.392" calcext:value-type="float">
            <text:p>35.392</text:p>
          </table:table-cell>
          <table:table-cell office:value-type="float" office:value="4.469" calcext:value-type="float">
            <text:p>4.469</text:p>
          </table:table-cell>
          <table:table-cell table:number-columns-repeated="6"/>
        </table:table-row>
        <table:table-row table:style-name="ro1">
          <table:table-cell office:value-type="date" office:date-value="2015-05-21" calcext:value-type="date">
            <text:p>2015-05-21</text:p>
          </table:table-cell>
          <table:table-cell office:value-type="float" office:value="0" calcext:value-type="float">
            <text:p>0</text:p>
          </table:table-cell>
          <table:table-cell office:value-type="float" office:value="19.596" calcext:value-type="float">
            <text:p>19.596</text:p>
          </table:table-cell>
          <table:table-cell office:value-type="float" office:value="37.15" calcext:value-type="float">
            <text:p>37.15</text:p>
          </table:table-cell>
          <table:table-cell office:value-type="float" office:value="3.537" calcext:value-type="float">
            <text:p>3.537</text:p>
          </table:table-cell>
          <table:table-cell table:number-columns-repeated="6"/>
        </table:table-row>
        <table:table-row table:style-name="ro1">
          <table:table-cell office:value-type="date" office:date-value="2015-05-22" calcext:value-type="date">
            <text:p>2015-05-22</text:p>
          </table:table-cell>
          <table:table-cell office:value-type="float" office:value="0" calcext:value-type="float">
            <text:p>0</text:p>
          </table:table-cell>
          <table:table-cell office:value-type="float" office:value="20.504" calcext:value-type="float">
            <text:p>20.504</text:p>
          </table:table-cell>
          <table:table-cell office:value-type="float" office:value="37.49" calcext:value-type="float">
            <text:p>37.49</text:p>
          </table:table-cell>
          <table:table-cell office:value-type="float" office:value="4.768" calcext:value-type="float">
            <text:p>4.768</text:p>
          </table:table-cell>
          <table:table-cell table:number-columns-repeated="6"/>
        </table:table-row>
        <table:table-row table:style-name="ro1">
          <table:table-cell office:value-type="date" office:date-value="2015-05-23" calcext:value-type="date">
            <text:p>2015-05-23</text:p>
          </table:table-cell>
          <table:table-cell office:value-type="float" office:value="0" calcext:value-type="float">
            <text:p>0</text:p>
          </table:table-cell>
          <table:table-cell office:value-type="float" office:value="20.335" calcext:value-type="float">
            <text:p>20.335</text:p>
          </table:table-cell>
          <table:table-cell office:value-type="float" office:value="42.093" calcext:value-type="float">
            <text:p>42.093</text:p>
          </table:table-cell>
          <table:table-cell office:value-type="float" office:value="5.603" calcext:value-type="float">
            <text:p>5.603</text:p>
          </table:table-cell>
          <table:table-cell table:number-columns-repeated="6"/>
        </table:table-row>
        <table:table-row table:style-name="ro1">
          <table:table-cell office:value-type="date" office:date-value="2015-05-24" calcext:value-type="date">
            <text:p>2015-05-24</text:p>
          </table:table-cell>
          <table:table-cell office:value-type="float" office:value="0" calcext:value-type="float">
            <text:p>0</text:p>
          </table:table-cell>
          <table:table-cell office:value-type="float" office:value="20.863" calcext:value-type="float">
            <text:p>20.863</text:p>
          </table:table-cell>
          <table:table-cell office:value-type="float" office:value="46.292" calcext:value-type="float">
            <text:p>46.292</text:p>
          </table:table-cell>
          <table:table-cell office:value-type="float" office:value="4.037" calcext:value-type="float">
            <text:p>4.037</text:p>
          </table:table-cell>
          <table:table-cell table:number-columns-repeated="6"/>
        </table:table-row>
        <table:table-row table:style-name="ro1">
          <table:table-cell office:value-type="date" office:date-value="2015-05-25" calcext:value-type="date">
            <text:p>2015-05-25</text:p>
          </table:table-cell>
          <table:table-cell office:value-type="float" office:value="0" calcext:value-type="float">
            <text:p>0</text:p>
          </table:table-cell>
          <table:table-cell office:value-type="float" office:value="20.348" calcext:value-type="float">
            <text:p>20.348</text:p>
          </table:table-cell>
          <table:table-cell office:value-type="float" office:value="46.68" calcext:value-type="float">
            <text:p>46.68</text:p>
          </table:table-cell>
          <table:table-cell office:value-type="float" office:value="8.945" calcext:value-type="float">
            <text:p>8.945</text:p>
          </table:table-cell>
          <table:table-cell table:number-columns-repeated="6"/>
        </table:table-row>
        <table:table-row table:style-name="ro1">
          <table:table-cell office:value-type="date" office:date-value="2015-05-26" calcext:value-type="date">
            <text:p>2015-05-26</text:p>
          </table:table-cell>
          <table:table-cell office:value-type="float" office:value="0" calcext:value-type="float">
            <text:p>0</text:p>
          </table:table-cell>
          <table:table-cell office:value-type="float" office:value="16.155" calcext:value-type="float">
            <text:p>16.155</text:p>
          </table:table-cell>
          <table:table-cell office:value-type="float" office:value="39.038" calcext:value-type="float">
            <text:p>39.038</text:p>
          </table:table-cell>
          <table:table-cell office:value-type="float" office:value="4.451" calcext:value-type="float">
            <text:p>4.451</text:p>
          </table:table-cell>
          <table:table-cell table:number-columns-repeated="6"/>
        </table:table-row>
        <table:table-row table:style-name="ro1">
          <table:table-cell office:value-type="date" office:date-value="2015-05-27" calcext:value-type="date">
            <text:p>2015-05-27</text:p>
          </table:table-cell>
          <table:table-cell office:value-type="float" office:value="1.45" calcext:value-type="float">
            <text:p>1.45</text:p>
          </table:table-cell>
          <table:table-cell office:value-type="float" office:value="11.708" calcext:value-type="float">
            <text:p>11.708</text:p>
          </table:table-cell>
          <table:table-cell office:value-type="float" office:value="53.97" calcext:value-type="float">
            <text:p>53.97</text:p>
          </table:table-cell>
          <table:table-cell office:value-type="float" office:value="6.86" calcext:value-type="float">
            <text:p>6.86</text:p>
          </table:table-cell>
          <table:table-cell table:number-columns-repeated="6"/>
        </table:table-row>
        <table:table-row table:style-name="ro1">
          <table:table-cell office:value-type="date" office:date-value="2015-05-28" calcext:value-type="date">
            <text:p>2015-05-28</text:p>
          </table:table-cell>
          <table:table-cell office:value-type="float" office:value="0.19" calcext:value-type="float">
            <text:p>0.19</text:p>
          </table:table-cell>
          <table:table-cell office:value-type="float" office:value="8.933" calcext:value-type="float">
            <text:p>8.933</text:p>
          </table:table-cell>
          <table:table-cell office:value-type="float" office:value="48.349" calcext:value-type="float">
            <text:p>48.349</text:p>
          </table:table-cell>
          <table:table-cell office:value-type="float" office:value="4.617" calcext:value-type="float">
            <text:p>4.617</text:p>
          </table:table-cell>
          <table:table-cell table:number-columns-repeated="6"/>
        </table:table-row>
        <table:table-row table:style-name="ro1">
          <table:table-cell office:value-type="date" office:date-value="2015-05-29" calcext:value-type="date">
            <text:p>2015-05-29</text:p>
          </table:table-cell>
          <table:table-cell office:value-type="float" office:value="0" calcext:value-type="float">
            <text:p>0</text:p>
          </table:table-cell>
          <table:table-cell office:value-type="float" office:value="13.018" calcext:value-type="float">
            <text:p>13.018</text:p>
          </table:table-cell>
          <table:table-cell office:value-type="float" office:value="36.375" calcext:value-type="float">
            <text:p>36.375</text:p>
          </table:table-cell>
          <table:table-cell office:value-type="float" office:value="5.357" calcext:value-type="float">
            <text:p>5.357</text:p>
          </table:table-cell>
          <table:table-cell table:number-columns-repeated="6"/>
        </table:table-row>
        <table:table-row table:style-name="ro1">
          <table:table-cell office:value-type="date" office:date-value="2015-05-30" calcext:value-type="date">
            <text:p>2015-05-30</text:p>
          </table:table-cell>
          <table:table-cell office:value-type="float" office:value="0" calcext:value-type="float">
            <text:p>0</text:p>
          </table:table-cell>
          <table:table-cell office:value-type="float" office:value="15.931" calcext:value-type="float">
            <text:p>15.931</text:p>
          </table:table-cell>
          <table:table-cell office:value-type="float" office:value="38.301" calcext:value-type="float">
            <text:p>38.301</text:p>
          </table:table-cell>
          <table:table-cell office:value-type="float" office:value="5.31" calcext:value-type="float">
            <text:p>5.31</text:p>
          </table:table-cell>
          <table:table-cell table:number-columns-repeated="6"/>
        </table:table-row>
        <table:table-row table:style-name="ro1">
          <table:table-cell office:value-type="date" office:date-value="2015-05-31" calcext:value-type="date">
            <text:p>2015-05-31</text:p>
          </table:table-cell>
          <table:table-cell office:value-type="float" office:value="0.22" calcext:value-type="float">
            <text:p>0.22</text:p>
          </table:table-cell>
          <table:table-cell office:value-type="float" office:value="12.841" calcext:value-type="float">
            <text:p>12.841</text:p>
          </table:table-cell>
          <table:table-cell office:value-type="float" office:value="69.017" calcext:value-type="float">
            <text:p>69.017</text:p>
          </table:table-cell>
          <table:table-cell office:value-type="float" office:value="8.657" calcext:value-type="float">
            <text:p>8.657</text:p>
          </table:table-cell>
          <table:table-cell table:number-columns-repeated="6"/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0" calcext:value-type="float">
            <text:p>0</text:p>
          </table:table-cell>
          <table:table-cell office:value-type="float" office:value="8.016" calcext:value-type="float">
            <text:p>8.016</text:p>
          </table:table-cell>
          <table:table-cell office:value-type="float" office:value="61.415" calcext:value-type="float">
            <text:p>61.415</text:p>
          </table:table-cell>
          <table:table-cell office:value-type="float" office:value="12.302" calcext:value-type="float">
            <text:p>12.302</text:p>
          </table:table-cell>
          <table:table-cell table:number-columns-repeated="6"/>
        </table:table-row>
        <table:table-row table:style-name="ro1">
          <table:table-cell office:value-type="date" office:date-value="2015-06-02" calcext:value-type="date">
            <text:p>2015-06-02</text:p>
          </table:table-cell>
          <table:table-cell office:value-type="float" office:value="0" calcext:value-type="float">
            <text:p>0</text:p>
          </table:table-cell>
          <table:table-cell office:value-type="float" office:value="13.584" calcext:value-type="float">
            <text:p>13.584</text:p>
          </table:table-cell>
          <table:table-cell office:value-type="float" office:value="49.08" calcext:value-type="float">
            <text:p>49.08</text:p>
          </table:table-cell>
          <table:table-cell office:value-type="float" office:value="10.836" calcext:value-type="float">
            <text:p>10.836</text:p>
          </table:table-cell>
          <table:table-cell table:number-columns-repeated="6"/>
        </table:table-row>
        <table:table-row table:style-name="ro1">
          <table:table-cell office:value-type="date" office:date-value="2015-06-03" calcext:value-type="date">
            <text:p>2015-06-03</text:p>
          </table:table-cell>
          <table:table-cell office:value-type="float" office:value="0" calcext:value-type="float">
            <text:p>0</text:p>
          </table:table-cell>
          <table:table-cell office:value-type="float" office:value="19.217" calcext:value-type="float">
            <text:p>19.217</text:p>
          </table:table-cell>
          <table:table-cell office:value-type="float" office:value="46.205" calcext:value-type="float">
            <text:p>46.205</text:p>
          </table:table-cell>
          <table:table-cell office:value-type="float" office:value="6.614" calcext:value-type="float">
            <text:p>6.614</text:p>
          </table:table-cell>
          <table:table-cell table:number-columns-repeated="6"/>
        </table:table-row>
        <table:table-row table:style-name="ro1">
          <table:table-cell office:value-type="date" office:date-value="2015-06-04" calcext:value-type="date">
            <text:p>2015-06-04</text:p>
          </table:table-cell>
          <table:table-cell office:value-type="float" office:value="0" calcext:value-type="float">
            <text:p>0</text:p>
          </table:table-cell>
          <table:table-cell office:value-type="float" office:value="22.168" calcext:value-type="float">
            <text:p>22.168</text:p>
          </table:table-cell>
          <table:table-cell office:value-type="float" office:value="48.672" calcext:value-type="float">
            <text:p>48.672</text:p>
          </table:table-cell>
          <table:table-cell office:value-type="float" office:value="6.15" calcext:value-type="float">
            <text:p>6.15</text:p>
          </table:table-cell>
          <table:table-cell table:number-columns-repeated="6"/>
        </table:table-row>
        <table:table-row table:style-name="ro1">
          <table:table-cell office:value-type="date" office:date-value="2015-06-05" calcext:value-type="date">
            <text:p>2015-06-05</text:p>
          </table:table-cell>
          <table:table-cell office:value-type="float" office:value="6.852" calcext:value-type="float">
            <text:p>6.852</text:p>
          </table:table-cell>
          <table:table-cell office:value-type="float" office:value="22.255" calcext:value-type="float">
            <text:p>22.255</text:p>
          </table:table-cell>
          <table:table-cell office:value-type="float" office:value="51.333" calcext:value-type="float">
            <text:p>51.333</text:p>
          </table:table-cell>
          <table:table-cell office:value-type="float" office:value="6.384" calcext:value-type="float">
            <text:p>6.384</text:p>
          </table:table-cell>
          <table:table-cell table:number-columns-repeated="6"/>
        </table:table-row>
        <table:table-row table:style-name="ro1">
          <table:table-cell office:value-type="date" office:date-value="2015-06-06" calcext:value-type="date">
            <text:p>2015-06-06</text:p>
          </table:table-cell>
          <table:table-cell office:value-type="float" office:value="0" calcext:value-type="float">
            <text:p>0</text:p>
          </table:table-cell>
          <table:table-cell office:value-type="float" office:value="20.214" calcext:value-type="float">
            <text:p>20.214</text:p>
          </table:table-cell>
          <table:table-cell office:value-type="float" office:value="38.63" calcext:value-type="float">
            <text:p>38.63</text:p>
          </table:table-cell>
          <table:table-cell office:value-type="float" office:value="10.006" calcext:value-type="float">
            <text:p>10.006</text:p>
          </table:table-cell>
          <table:table-cell table:number-columns-repeated="6"/>
        </table:table-row>
        <table:table-row table:style-name="ro1">
          <table:table-cell office:value-type="date" office:date-value="2015-06-07" calcext:value-type="date">
            <text:p>2015-06-07</text:p>
          </table:table-cell>
          <table:table-cell office:value-type="float" office:value="0" calcext:value-type="float">
            <text:p>0</text:p>
          </table:table-cell>
          <table:table-cell office:value-type="float" office:value="18.545" calcext:value-type="float">
            <text:p>18.545</text:p>
          </table:table-cell>
          <table:table-cell office:value-type="float" office:value="39.62" calcext:value-type="float">
            <text:p>39.62</text:p>
          </table:table-cell>
          <table:table-cell office:value-type="float" office:value="6.975" calcext:value-type="float">
            <text:p>6.975</text:p>
          </table:table-cell>
          <table:table-cell table:number-columns-repeated="6"/>
        </table:table-row>
        <table:table-row table:style-name="ro1">
          <table:table-cell office:value-type="date" office:date-value="2015-06-08" calcext:value-type="date">
            <text:p>2015-06-08</text:p>
          </table:table-cell>
          <table:table-cell office:value-type="float" office:value="0" calcext:value-type="float">
            <text:p>0</text:p>
          </table:table-cell>
          <table:table-cell office:value-type="float" office:value="16.259" calcext:value-type="float">
            <text:p>16.259</text:p>
          </table:table-cell>
          <table:table-cell office:value-type="float" office:value="69.721" calcext:value-type="float">
            <text:p>69.721</text:p>
          </table:table-cell>
          <table:table-cell office:value-type="float" office:value="8.683" calcext:value-type="float">
            <text:p>8.683</text:p>
          </table:table-cell>
          <table:table-cell table:number-columns-repeated="6"/>
        </table:table-row>
        <table:table-row table:style-name="ro1">
          <table:table-cell office:value-type="date" office:date-value="2015-06-09" calcext:value-type="date">
            <text:p>2015-06-09</text:p>
          </table:table-cell>
          <table:table-cell office:value-type="float" office:value="0.027" calcext:value-type="float">
            <text:p>0.027</text:p>
          </table:table-cell>
          <table:table-cell office:value-type="float" office:value="14.465" calcext:value-type="float">
            <text:p>14.465</text:p>
          </table:table-cell>
          <table:table-cell office:value-type="float" office:value="71.397" calcext:value-type="float">
            <text:p>71.397</text:p>
          </table:table-cell>
          <table:table-cell office:value-type="float" office:value="7.116" calcext:value-type="float">
            <text:p>7.116</text:p>
          </table:table-cell>
          <table:table-cell table:number-columns-repeated="6"/>
        </table:table-row>
        <table:table-row table:style-name="ro1">
          <table:table-cell office:value-type="date" office:date-value="2015-06-10" calcext:value-type="date">
            <text:p>2015-06-10</text:p>
          </table:table-cell>
          <table:table-cell office:value-type="float" office:value="0" calcext:value-type="float">
            <text:p>0</text:p>
          </table:table-cell>
          <table:table-cell office:value-type="float" office:value="17.888" calcext:value-type="float">
            <text:p>17.888</text:p>
          </table:table-cell>
          <table:table-cell office:value-type="float" office:value="57.489" calcext:value-type="float">
            <text:p>57.489</text:p>
          </table:table-cell>
          <table:table-cell office:value-type="float" office:value="8.368" calcext:value-type="float">
            <text:p>8.368</text:p>
          </table:table-cell>
          <table:table-cell table:number-columns-repeated="6"/>
        </table:table-row>
        <table:table-row table:style-name="ro1">
          <table:table-cell office:value-type="date" office:date-value="2015-06-11" calcext:value-type="date">
            <text:p>2015-06-11</text:p>
          </table:table-cell>
          <table:table-cell office:value-type="float" office:value="0.002" calcext:value-type="float">
            <text:p>0.002</text:p>
          </table:table-cell>
          <table:table-cell office:value-type="float" office:value="18.04" calcext:value-type="float">
            <text:p>18.04</text:p>
          </table:table-cell>
          <table:table-cell office:value-type="float" office:value="57.992" calcext:value-type="float">
            <text:p>57.992</text:p>
          </table:table-cell>
          <table:table-cell office:value-type="float" office:value="8.003" calcext:value-type="float">
            <text:p>8.003</text:p>
          </table:table-cell>
          <table:table-cell table:number-columns-repeated="6"/>
        </table:table-row>
        <table:table-row table:style-name="ro1">
          <table:table-cell office:value-type="date" office:date-value="2015-06-12" calcext:value-type="date">
            <text:p>2015-06-12</text:p>
          </table:table-cell>
          <table:table-cell office:value-type="float" office:value="0.025" calcext:value-type="float">
            <text:p>0.025</text:p>
          </table:table-cell>
          <table:table-cell office:value-type="float" office:value="14.765" calcext:value-type="float">
            <text:p>14.765</text:p>
          </table:table-cell>
          <table:table-cell office:value-type="float" office:value="78.172" calcext:value-type="float">
            <text:p>78.172</text:p>
          </table:table-cell>
          <table:table-cell office:value-type="float" office:value="4.829" calcext:value-type="float">
            <text:p>4.829</text:p>
          </table:table-cell>
          <table:table-cell table:number-columns-repeated="6"/>
        </table:table-row>
        <table:table-row table:style-name="ro1">
          <table:table-cell office:value-type="date" office:date-value="2015-06-13" calcext:value-type="date">
            <text:p>2015-06-13</text:p>
          </table:table-cell>
          <table:table-cell office:value-type="float" office:value="0.66" calcext:value-type="float">
            <text:p>0.66</text:p>
          </table:table-cell>
          <table:table-cell office:value-type="float" office:value="16.896" calcext:value-type="float">
            <text:p>16.896</text:p>
          </table:table-cell>
          <table:table-cell office:value-type="float" office:value="63.812" calcext:value-type="float">
            <text:p>63.812</text:p>
          </table:table-cell>
          <table:table-cell office:value-type="float" office:value="9.007" calcext:value-type="float">
            <text:p>9.007</text:p>
          </table:table-cell>
          <table:table-cell table:number-columns-repeated="6"/>
        </table:table-row>
        <table:table-row table:style-name="ro1">
          <table:table-cell office:value-type="date" office:date-value="2015-06-14" calcext:value-type="date">
            <text:p>2015-06-14</text:p>
          </table:table-cell>
          <table:table-cell office:value-type="float" office:value="0" calcext:value-type="float">
            <text:p>0</text:p>
          </table:table-cell>
          <table:table-cell office:value-type="float" office:value="15.912" calcext:value-type="float">
            <text:p>15.912</text:p>
          </table:table-cell>
          <table:table-cell office:value-type="float" office:value="54.007" calcext:value-type="float">
            <text:p>54.007</text:p>
          </table:table-cell>
          <table:table-cell office:value-type="float" office:value="8.071" calcext:value-type="float">
            <text:p>8.071</text:p>
          </table:table-cell>
          <table:table-cell table:number-columns-repeated="6"/>
        </table:table-row>
        <table:table-row table:style-name="ro1">
          <table:table-cell office:value-type="date" office:date-value="2015-06-15" calcext:value-type="date">
            <text:p>2015-06-15</text:p>
          </table:table-cell>
          <table:table-cell office:value-type="float" office:value="0.026" calcext:value-type="float">
            <text:p>0.026</text:p>
          </table:table-cell>
          <table:table-cell office:value-type="float" office:value="14.11" calcext:value-type="float">
            <text:p>14.11</text:p>
          </table:table-cell>
          <table:table-cell office:value-type="float" office:value="67.682" calcext:value-type="float">
            <text:p>67.682</text:p>
          </table:table-cell>
          <table:table-cell office:value-type="float" office:value="5.253" calcext:value-type="float">
            <text:p>5.253</text:p>
          </table:table-cell>
          <table:table-cell table:number-columns-repeated="6"/>
        </table:table-row>
        <table:table-row table:style-name="ro1">
          <table:table-cell office:value-type="date" office:date-value="2015-06-16" calcext:value-type="date">
            <text:p>2015-06-16</text:p>
          </table:table-cell>
          <table:table-cell office:value-type="float" office:value="0.076" calcext:value-type="float">
            <text:p>0.076</text:p>
          </table:table-cell>
          <table:table-cell office:value-type="float" office:value="13.155" calcext:value-type="float">
            <text:p>13.155</text:p>
          </table:table-cell>
          <table:table-cell office:value-type="float" office:value="56.969" calcext:value-type="float">
            <text:p>56.969</text:p>
          </table:table-cell>
          <table:table-cell office:value-type="float" office:value="6.67" calcext:value-type="float">
            <text:p>6.67</text:p>
          </table:table-cell>
          <table:table-cell table:number-columns-repeated="6"/>
        </table:table-row>
        <table:table-row table:style-name="ro1">
          <table:table-cell office:value-type="date" office:date-value="2015-06-17" calcext:value-type="date">
            <text:p>2015-06-17</text:p>
          </table:table-cell>
          <table:table-cell office:value-type="float" office:value="0.011" calcext:value-type="float">
            <text:p>0.011</text:p>
          </table:table-cell>
          <table:table-cell office:value-type="float" office:value="13.275" calcext:value-type="float">
            <text:p>13.275</text:p>
          </table:table-cell>
          <table:table-cell office:value-type="float" office:value="53.657" calcext:value-type="float">
            <text:p>53.657</text:p>
          </table:table-cell>
          <table:table-cell office:value-type="float" office:value="4.085" calcext:value-type="float">
            <text:p>4.085</text:p>
          </table:table-cell>
          <table:table-cell table:number-columns-repeated="6"/>
        </table:table-row>
        <table:table-row table:style-name="ro1">
          <table:table-cell office:value-type="date" office:date-value="2015-06-18" calcext:value-type="date">
            <text:p>2015-06-18</text:p>
          </table:table-cell>
          <table:table-cell office:value-type="float" office:value="0" calcext:value-type="float">
            <text:p>0</text:p>
          </table:table-cell>
          <table:table-cell office:value-type="float" office:value="16.929" calcext:value-type="float">
            <text:p>16.929</text:p>
          </table:table-cell>
          <table:table-cell office:value-type="float" office:value="46.063" calcext:value-type="float">
            <text:p>46.063</text:p>
          </table:table-cell>
          <table:table-cell office:value-type="float" office:value="5.65" calcext:value-type="float">
            <text:p>5.65</text:p>
          </table:table-cell>
          <table:table-cell table:number-columns-repeated="6"/>
        </table:table-row>
        <table:table-row table:style-name="ro1">
          <table:table-cell office:value-type="date" office:date-value="2015-06-19" calcext:value-type="date">
            <text:p>2015-06-19</text:p>
          </table:table-cell>
          <table:table-cell office:value-type="float" office:value="0" calcext:value-type="float">
            <text:p>0</text:p>
          </table:table-cell>
          <table:table-cell office:value-type="float" office:value="17.628" calcext:value-type="float">
            <text:p>17.628</text:p>
          </table:table-cell>
          <table:table-cell office:value-type="float" office:value="41.482" calcext:value-type="float">
            <text:p>41.482</text:p>
          </table:table-cell>
          <table:table-cell office:value-type="float" office:value="5.097" calcext:value-type="float">
            <text:p>5.097</text:p>
          </table:table-cell>
          <table:table-cell table:number-columns-repeated="6"/>
        </table:table-row>
        <table:table-row table:style-name="ro1">
          <table:table-cell office:value-type="date" office:date-value="2015-06-20" calcext:value-type="date">
            <text:p>2015-06-20</text:p>
          </table:table-cell>
          <table:table-cell office:value-type="float" office:value="0.319" calcext:value-type="float">
            <text:p>0.319</text:p>
          </table:table-cell>
          <table:table-cell office:value-type="float" office:value="17.285" calcext:value-type="float">
            <text:p>17.285</text:p>
          </table:table-cell>
          <table:table-cell office:value-type="float" office:value="50.883" calcext:value-type="float">
            <text:p>50.883</text:p>
          </table:table-cell>
          <table:table-cell office:value-type="float" office:value="4.457" calcext:value-type="float">
            <text:p>4.457</text:p>
          </table:table-cell>
          <table:table-cell table:number-columns-repeated="6"/>
        </table:table-row>
        <table:table-row table:style-name="ro1">
          <table:table-cell office:value-type="date" office:date-value="2015-06-21" calcext:value-type="date">
            <text:p>2015-06-21</text:p>
          </table:table-cell>
          <table:table-cell office:value-type="float" office:value="2.058" calcext:value-type="float">
            <text:p>2.058</text:p>
          </table:table-cell>
          <table:table-cell office:value-type="float" office:value="15.944" calcext:value-type="float">
            <text:p>15.944</text:p>
          </table:table-cell>
          <table:table-cell office:value-type="float" office:value="77.902" calcext:value-type="float">
            <text:p>77.902</text:p>
          </table:table-cell>
          <table:table-cell office:value-type="float" office:value="4.547" calcext:value-type="float">
            <text:p>4.547</text:p>
          </table:table-cell>
          <table:table-cell table:number-columns-repeated="6"/>
        </table:table-row>
        <table:table-row table:style-name="ro1">
          <table:table-cell office:value-type="date" office:date-value="2015-06-22" calcext:value-type="date">
            <text:p>2015-06-22</text:p>
          </table:table-cell>
          <table:table-cell office:value-type="float" office:value="0.355" calcext:value-type="float">
            <text:p>0.355</text:p>
          </table:table-cell>
          <table:table-cell office:value-type="float" office:value="18.396" calcext:value-type="float">
            <text:p>18.396</text:p>
          </table:table-cell>
          <table:table-cell office:value-type="float" office:value="60.94" calcext:value-type="float">
            <text:p>60.94</text:p>
          </table:table-cell>
          <table:table-cell office:value-type="float" office:value="6.635" calcext:value-type="float">
            <text:p>6.635</text:p>
          </table:table-cell>
          <table:table-cell table:number-columns-repeated="6"/>
        </table:table-row>
        <table:table-row table:style-name="ro1">
          <table:table-cell office:value-type="date" office:date-value="2015-06-23" calcext:value-type="date">
            <text:p>2015-06-23</text:p>
          </table:table-cell>
          <table:table-cell office:value-type="float" office:value="0.28" calcext:value-type="float">
            <text:p>0.28</text:p>
          </table:table-cell>
          <table:table-cell office:value-type="float" office:value="19.538" calcext:value-type="float">
            <text:p>19.538</text:p>
          </table:table-cell>
          <table:table-cell office:value-type="float" office:value="62.21" calcext:value-type="float">
            <text:p>62.21</text:p>
          </table:table-cell>
          <table:table-cell office:value-type="float" office:value="4.988" calcext:value-type="float">
            <text:p>4.988</text:p>
          </table:table-cell>
          <table:table-cell table:number-columns-repeated="6"/>
        </table:table-row>
        <table:table-row table:style-name="ro1">
          <table:table-cell office:value-type="date" office:date-value="2015-06-24" calcext:value-type="date">
            <text:p>2015-06-24</text:p>
          </table:table-cell>
          <table:table-cell office:value-type="float" office:value="0.812" calcext:value-type="float">
            <text:p>0.812</text:p>
          </table:table-cell>
          <table:table-cell office:value-type="float" office:value="21.255" calcext:value-type="float">
            <text:p>21.255</text:p>
          </table:table-cell>
          <table:table-cell office:value-type="float" office:value="57.083" calcext:value-type="float">
            <text:p>57.083</text:p>
          </table:table-cell>
          <table:table-cell office:value-type="float" office:value="5.594" calcext:value-type="float">
            <text:p>5.594</text:p>
          </table:table-cell>
          <table:table-cell table:number-columns-repeated="6"/>
        </table:table-row>
        <table:table-row table:style-name="ro1">
          <table:table-cell office:value-type="date" office:date-value="2015-06-25" calcext:value-type="date">
            <text:p>2015-06-25</text:p>
          </table:table-cell>
          <table:table-cell office:value-type="float" office:value="1.753" calcext:value-type="float">
            <text:p>1.753</text:p>
          </table:table-cell>
          <table:table-cell office:value-type="float" office:value="21.597" calcext:value-type="float">
            <text:p>21.597</text:p>
          </table:table-cell>
          <table:table-cell office:value-type="float" office:value="60.776" calcext:value-type="float">
            <text:p>60.776</text:p>
          </table:table-cell>
          <table:table-cell office:value-type="float" office:value="7.339" calcext:value-type="float">
            <text:p>7.339</text:p>
          </table:table-cell>
          <table:table-cell table:number-columns-repeated="6"/>
        </table:table-row>
        <table:table-row table:style-name="ro1">
          <table:table-cell office:value-type="date" office:date-value="2015-06-26" calcext:value-type="date">
            <text:p>2015-06-26</text:p>
          </table:table-cell>
          <table:table-cell office:value-type="float" office:value="0.533" calcext:value-type="float">
            <text:p>0.533</text:p>
          </table:table-cell>
          <table:table-cell office:value-type="float" office:value="21.179" calcext:value-type="float">
            <text:p>21.179</text:p>
          </table:table-cell>
          <table:table-cell office:value-type="float" office:value="65.344" calcext:value-type="float">
            <text:p>65.344</text:p>
          </table:table-cell>
          <table:table-cell office:value-type="float" office:value="6.731" calcext:value-type="float">
            <text:p>6.731</text:p>
          </table:table-cell>
          <table:table-cell table:number-columns-repeated="6"/>
        </table:table-row>
        <table:table-row table:style-name="ro1">
          <table:table-cell office:value-type="date" office:date-value="2015-06-27" calcext:value-type="date">
            <text:p>2015-06-27</text:p>
          </table:table-cell>
          <table:table-cell office:value-type="float" office:value="0" calcext:value-type="float">
            <text:p>0</text:p>
          </table:table-cell>
          <table:table-cell office:value-type="float" office:value="22.51" calcext:value-type="float">
            <text:p>22.51</text:p>
          </table:table-cell>
          <table:table-cell office:value-type="float" office:value="48.836" calcext:value-type="float">
            <text:p>48.836</text:p>
          </table:table-cell>
          <table:table-cell office:value-type="float" office:value="4.73" calcext:value-type="float">
            <text:p>4.73</text:p>
          </table:table-cell>
          <table:table-cell table:number-columns-repeated="6"/>
        </table:table-row>
        <table:table-row table:style-name="ro1">
          <table:table-cell office:value-type="date" office:date-value="2015-06-28" calcext:value-type="date">
            <text:p>2015-06-28</text:p>
          </table:table-cell>
          <table:table-cell office:value-type="float" office:value="0" calcext:value-type="float">
            <text:p>0</text:p>
          </table:table-cell>
          <table:table-cell office:value-type="float" office:value="22.343" calcext:value-type="float">
            <text:p>22.343</text:p>
          </table:table-cell>
          <table:table-cell office:value-type="float" office:value="37.757" calcext:value-type="float">
            <text:p>37.757</text:p>
          </table:table-cell>
          <table:table-cell office:value-type="float" office:value="8.195" calcext:value-type="float">
            <text:p>8.195</text:p>
          </table:table-cell>
          <table:table-cell table:number-columns-repeated="6"/>
        </table:table-row>
        <table:table-row table:style-name="ro1">
          <table:table-cell office:value-type="date" office:date-value="2015-06-29" calcext:value-type="date">
            <text:p>2015-06-29</text:p>
          </table:table-cell>
          <table:table-cell office:value-type="float" office:value="0" calcext:value-type="float">
            <text:p>0</text:p>
          </table:table-cell>
          <table:table-cell office:value-type="float" office:value="22.132" calcext:value-type="float">
            <text:p>22.132</text:p>
          </table:table-cell>
          <table:table-cell office:value-type="float" office:value="48.408" calcext:value-type="float">
            <text:p>48.408</text:p>
          </table:table-cell>
          <table:table-cell office:value-type="float" office:value="3.757" calcext:value-type="float">
            <text:p>3.757</text:p>
          </table:table-cell>
          <table:table-cell table:number-columns-repeated="6"/>
        </table:table-row>
        <table:table-row table:style-name="ro1">
          <table:table-cell office:value-type="date" office:date-value="2015-06-30" calcext:value-type="date">
            <text:p>2015-06-30</text:p>
          </table:table-cell>
          <table:table-cell office:value-type="float" office:value="0" calcext:value-type="float">
            <text:p>0</text:p>
          </table:table-cell>
          <table:table-cell office:value-type="float" office:value="21.382" calcext:value-type="float">
            <text:p>21.382</text:p>
          </table:table-cell>
          <table:table-cell office:value-type="float" office:value="58.904" calcext:value-type="float">
            <text:p>58.904</text:p>
          </table:table-cell>
          <table:table-cell office:value-type="float" office:value="4.535" calcext:value-type="float">
            <text:p>4.535</text:p>
          </table:table-cell>
          <table:table-cell table:number-columns-repeated="6"/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0" calcext:value-type="float">
            <text:p>0</text:p>
          </table:table-cell>
          <table:table-cell office:value-type="float" office:value="22.95" calcext:value-type="float">
            <text:p>22.95</text:p>
          </table:table-cell>
          <table:table-cell office:value-type="float" office:value="54.392" calcext:value-type="float">
            <text:p>54.392</text:p>
          </table:table-cell>
          <table:table-cell office:value-type="float" office:value="7.157" calcext:value-type="float">
            <text:p>7.157</text:p>
          </table:table-cell>
          <table:table-cell table:number-columns-repeated="6"/>
        </table:table-row>
        <table:table-row table:style-name="ro1">
          <table:table-cell office:value-type="date" office:date-value="2015-07-02" calcext:value-type="date">
            <text:p>2015-07-02</text:p>
          </table:table-cell>
          <table:table-cell office:value-type="float" office:value="0" calcext:value-type="float">
            <text:p>0</text:p>
          </table:table-cell>
          <table:table-cell office:value-type="float" office:value="23.392" calcext:value-type="float">
            <text:p>23.392</text:p>
          </table:table-cell>
          <table:table-cell office:value-type="float" office:value="43.575" calcext:value-type="float">
            <text:p>43.575</text:p>
          </table:table-cell>
          <table:table-cell office:value-type="float" office:value="5.3" calcext:value-type="float">
            <text:p>5.3</text:p>
          </table:table-cell>
          <table:table-cell table:number-columns-repeated="6"/>
        </table:table-row>
        <table:table-row table:style-name="ro1">
          <table:table-cell office:value-type="date" office:date-value="2015-07-03" calcext:value-type="date">
            <text:p>2015-07-03</text:p>
          </table:table-cell>
          <table:table-cell office:value-type="float" office:value="0" calcext:value-type="float">
            <text:p>0</text:p>
          </table:table-cell>
          <table:table-cell office:value-type="float" office:value="18.683" calcext:value-type="float">
            <text:p>18.683</text:p>
          </table:table-cell>
          <table:table-cell office:value-type="float" office:value="49.71" calcext:value-type="float">
            <text:p>49.71</text:p>
          </table:table-cell>
          <table:table-cell office:value-type="float" office:value="13.18" calcext:value-type="float">
            <text:p>13.18</text:p>
          </table:table-cell>
          <table:table-cell table:number-columns-repeated="6"/>
        </table:table-row>
        <table:table-row table:style-name="ro1">
          <table:table-cell office:value-type="date" office:date-value="2015-07-04" calcext:value-type="date">
            <text:p>2015-07-04</text:p>
          </table:table-cell>
          <table:table-cell office:value-type="float" office:value="0" calcext:value-type="float">
            <text:p>0</text:p>
          </table:table-cell>
          <table:table-cell office:value-type="float" office:value="15.104" calcext:value-type="float">
            <text:p>15.104</text:p>
          </table:table-cell>
          <table:table-cell office:value-type="float" office:value="62.578" calcext:value-type="float">
            <text:p>62.578</text:p>
          </table:table-cell>
          <table:table-cell office:value-type="float" office:value="10.614" calcext:value-type="float">
            <text:p>10.614</text:p>
          </table:table-cell>
          <table:table-cell table:number-columns-repeated="6"/>
        </table:table-row>
        <table:table-row table:style-name="ro1">
          <table:table-cell office:value-type="date" office:date-value="2015-07-05" calcext:value-type="date">
            <text:p>2015-07-05</text:p>
          </table:table-cell>
          <table:table-cell office:value-type="float" office:value="0" calcext:value-type="float">
            <text:p>0</text:p>
          </table:table-cell>
          <table:table-cell office:value-type="float" office:value="16.359" calcext:value-type="float">
            <text:p>16.359</text:p>
          </table:table-cell>
          <table:table-cell office:value-type="float" office:value="51.271" calcext:value-type="float">
            <text:p>51.271</text:p>
          </table:table-cell>
          <table:table-cell office:value-type="float" office:value="4.757" calcext:value-type="float">
            <text:p>4.757</text:p>
          </table:table-cell>
          <table:table-cell table:number-columns-repeated="6"/>
        </table:table-row>
        <table:table-row table:style-name="ro1">
          <table:table-cell office:value-type="date" office:date-value="2015-07-06" calcext:value-type="date">
            <text:p>2015-07-06</text:p>
          </table:table-cell>
          <table:table-cell office:value-type="float" office:value="3.379" calcext:value-type="float">
            <text:p>3.379</text:p>
          </table:table-cell>
          <table:table-cell office:value-type="float" office:value="13.497" calcext:value-type="float">
            <text:p>13.497</text:p>
          </table:table-cell>
          <table:table-cell office:value-type="float" office:value="71.502" calcext:value-type="float">
            <text:p>71.502</text:p>
          </table:table-cell>
          <table:table-cell office:value-type="float" office:value="6.052" calcext:value-type="float">
            <text:p>6.052</text:p>
          </table:table-cell>
          <table:table-cell table:number-columns-repeated="6"/>
        </table:table-row>
        <table:table-row table:style-name="ro1">
          <table:table-cell office:value-type="date" office:date-value="2015-07-07" calcext:value-type="date">
            <text:p>2015-07-07</text:p>
          </table:table-cell>
          <table:table-cell office:value-type="float" office:value="0" calcext:value-type="float">
            <text:p>0</text:p>
          </table:table-cell>
          <table:table-cell office:value-type="float" office:value="15.857" calcext:value-type="float">
            <text:p>15.857</text:p>
          </table:table-cell>
          <table:table-cell office:value-type="float" office:value="61.386" calcext:value-type="float">
            <text:p>61.386</text:p>
          </table:table-cell>
          <table:table-cell office:value-type="float" office:value="5.416" calcext:value-type="float">
            <text:p>5.416</text:p>
          </table:table-cell>
          <table:table-cell table:number-columns-repeated="6"/>
        </table:table-row>
        <table:table-row table:style-name="ro1">
          <table:table-cell office:value-type="date" office:date-value="2015-07-08" calcext:value-type="date">
            <text:p>2015-07-08</text:p>
          </table:table-cell>
          <table:table-cell office:value-type="float" office:value="0.025" calcext:value-type="float">
            <text:p>0.025</text:p>
          </table:table-cell>
          <table:table-cell office:value-type="float" office:value="18.151" calcext:value-type="float">
            <text:p>18.151</text:p>
          </table:table-cell>
          <table:table-cell office:value-type="float" office:value="67.703" calcext:value-type="float">
            <text:p>67.703</text:p>
          </table:table-cell>
          <table:table-cell office:value-type="float" office:value="6.034" calcext:value-type="float">
            <text:p>6.034</text:p>
          </table:table-cell>
          <table:table-cell table:number-columns-repeated="6"/>
        </table:table-row>
        <table:table-row table:style-name="ro1">
          <table:table-cell office:value-type="date" office:date-value="2015-07-09" calcext:value-type="date">
            <text:p>2015-07-09</text:p>
          </table:table-cell>
          <table:table-cell office:value-type="float" office:value="2.464" calcext:value-type="float">
            <text:p>2.464</text:p>
          </table:table-cell>
          <table:table-cell office:value-type="float" office:value="11.621" calcext:value-type="float">
            <text:p>11.621</text:p>
          </table:table-cell>
          <table:table-cell office:value-type="float" office:value="91.467" calcext:value-type="float">
            <text:p>91.467</text:p>
          </table:table-cell>
          <table:table-cell office:value-type="float" office:value="4.184" calcext:value-type="float">
            <text:p>4.184</text:p>
          </table:table-cell>
          <table:table-cell table:number-columns-repeated="6"/>
        </table:table-row>
        <table:table-row table:style-name="ro1">
          <table:table-cell office:value-type="date" office:date-value="2015-07-10" calcext:value-type="date">
            <text:p>2015-07-10</text:p>
          </table:table-cell>
          <table:table-cell office:value-type="float" office:value="0.152" calcext:value-type="float">
            <text:p>0.152</text:p>
          </table:table-cell>
          <table:table-cell office:value-type="float" office:value="15.428" calcext:value-type="float">
            <text:p>15.428</text:p>
          </table:table-cell>
          <table:table-cell office:value-type="float" office:value="72.383" calcext:value-type="float">
            <text:p>72.383</text:p>
          </table:table-cell>
          <table:table-cell office:value-type="float" office:value="5.628" calcext:value-type="float">
            <text:p>5.628</text:p>
          </table:table-cell>
          <table:table-cell table:number-columns-repeated="6"/>
        </table:table-row>
        <table:table-row table:style-name="ro1">
          <table:table-cell office:value-type="date" office:date-value="2015-07-11" calcext:value-type="date">
            <text:p>2015-07-11</text:p>
          </table:table-cell>
          <table:table-cell office:value-type="float" office:value="0" calcext:value-type="float">
            <text:p>0</text:p>
          </table:table-cell>
          <table:table-cell office:value-type="float" office:value="19.68" calcext:value-type="float">
            <text:p>19.68</text:p>
          </table:table-cell>
          <table:table-cell office:value-type="float" office:value="64.171" calcext:value-type="float">
            <text:p>64.171</text:p>
          </table:table-cell>
          <table:table-cell office:value-type="float" office:value="5.364" calcext:value-type="float">
            <text:p>5.364</text:p>
          </table:table-cell>
          <table:table-cell table:number-columns-repeated="6"/>
        </table:table-row>
        <table:table-row table:style-name="ro1">
          <table:table-cell office:value-type="date" office:date-value="2015-07-12" calcext:value-type="date">
            <text:p>2015-07-12</text:p>
          </table:table-cell>
          <table:table-cell office:value-type="float" office:value="3.683" calcext:value-type="float">
            <text:p>3.683</text:p>
          </table:table-cell>
          <table:table-cell office:value-type="float" office:value="20.545" calcext:value-type="float">
            <text:p>20.545</text:p>
          </table:table-cell>
          <table:table-cell office:value-type="float" office:value="71.959" calcext:value-type="float">
            <text:p>71.959</text:p>
          </table:table-cell>
          <table:table-cell office:value-type="float" office:value="7.344" calcext:value-type="float">
            <text:p>7.344</text:p>
          </table:table-cell>
          <table:table-cell table:number-columns-repeated="6"/>
        </table:table-row>
        <table:table-row table:style-name="ro1">
          <table:table-cell office:value-type="date" office:date-value="2015-07-13" calcext:value-type="date">
            <text:p>2015-07-13</text:p>
          </table:table-cell>
          <table:table-cell office:value-type="float" office:value="0.305" calcext:value-type="float">
            <text:p>0.305</text:p>
          </table:table-cell>
          <table:table-cell office:value-type="float" office:value="21.309" calcext:value-type="float">
            <text:p>21.309</text:p>
          </table:table-cell>
          <table:table-cell office:value-type="float" office:value="75.123" calcext:value-type="float">
            <text:p>75.123</text:p>
          </table:table-cell>
          <table:table-cell office:value-type="float" office:value="5.856" calcext:value-type="float">
            <text:p>5.856</text:p>
          </table:table-cell>
          <table:table-cell table:number-columns-repeated="6"/>
        </table:table-row>
        <table:table-row table:style-name="ro1">
          <table:table-cell office:value-type="date" office:date-value="2015-07-14" calcext:value-type="date">
            <text:p>2015-07-14</text:p>
          </table:table-cell>
          <table:table-cell office:value-type="float" office:value="0.253" calcext:value-type="float">
            <text:p>0.253</text:p>
          </table:table-cell>
          <table:table-cell office:value-type="float" office:value="21.777" calcext:value-type="float">
            <text:p>21.777</text:p>
          </table:table-cell>
          <table:table-cell office:value-type="float" office:value="63.535" calcext:value-type="float">
            <text:p>63.535</text:p>
          </table:table-cell>
          <table:table-cell office:value-type="float" office:value="6.265" calcext:value-type="float">
            <text:p>6.265</text:p>
          </table:table-cell>
          <table:table-cell table:number-columns-repeated="6"/>
        </table:table-row>
        <table:table-row table:style-name="ro1">
          <table:table-cell office:value-type="date" office:date-value="2015-07-15" calcext:value-type="date">
            <text:p>2015-07-15</text:p>
          </table:table-cell>
          <table:table-cell office:value-type="float" office:value="0" calcext:value-type="float">
            <text:p>0</text:p>
          </table:table-cell>
          <table:table-cell office:value-type="float" office:value="20.425" calcext:value-type="float">
            <text:p>20.425</text:p>
          </table:table-cell>
          <table:table-cell office:value-type="float" office:value="59.883" calcext:value-type="float">
            <text:p>59.883</text:p>
          </table:table-cell>
          <table:table-cell office:value-type="float" office:value="4.508" calcext:value-type="float">
            <text:p>4.508</text:p>
          </table:table-cell>
          <table:table-cell table:number-columns-repeated="6"/>
        </table:table-row>
        <table:table-row table:style-name="ro1">
          <table:table-cell office:value-type="date" office:date-value="2015-07-16" calcext:value-type="date">
            <text:p>2015-07-16</text:p>
          </table:table-cell>
          <table:table-cell office:value-type="float" office:value="6.35" calcext:value-type="float">
            <text:p>6.35</text:p>
          </table:table-cell>
          <table:table-cell office:value-type="float" office:value="18.769" calcext:value-type="float">
            <text:p>18.769</text:p>
          </table:table-cell>
          <table:table-cell office:value-type="float" office:value="70.506" calcext:value-type="float">
            <text:p>70.506</text:p>
          </table:table-cell>
          <table:table-cell office:value-type="float" office:value="6.437" calcext:value-type="float">
            <text:p>6.437</text:p>
          </table:table-cell>
          <table:table-cell table:number-columns-repeated="6"/>
        </table:table-row>
        <table:table-row table:style-name="ro1">
          <table:table-cell office:value-type="date" office:date-value="2015-07-17" calcext:value-type="date">
            <text:p>2015-07-17</text:p>
          </table:table-cell>
          <table:table-cell office:value-type="float" office:value="0.254" calcext:value-type="float">
            <text:p>0.254</text:p>
          </table:table-cell>
          <table:table-cell office:value-type="float" office:value="20.011" calcext:value-type="float">
            <text:p>20.011</text:p>
          </table:table-cell>
          <table:table-cell office:value-type="float" office:value="64.289" calcext:value-type="float">
            <text:p>64.289</text:p>
          </table:table-cell>
          <table:table-cell office:value-type="float" office:value="7.766" calcext:value-type="float">
            <text:p>7.766</text:p>
          </table:table-cell>
          <table:table-cell table:number-columns-repeated="6"/>
        </table:table-row>
        <table:table-row table:style-name="ro1">
          <table:table-cell office:value-type="date" office:date-value="2015-07-18" calcext:value-type="date">
            <text:p>2015-07-18</text:p>
          </table:table-cell>
          <table:table-cell office:value-type="float" office:value="0.254" calcext:value-type="float">
            <text:p>0.254</text:p>
          </table:table-cell>
          <table:table-cell office:value-type="float" office:value="20.335" calcext:value-type="float">
            <text:p>20.335</text:p>
          </table:table-cell>
          <table:table-cell office:value-type="float" office:value="61.084" calcext:value-type="float">
            <text:p>61.084</text:p>
          </table:table-cell>
          <table:table-cell office:value-type="float" office:value="8.725" calcext:value-type="float">
            <text:p>8.725</text:p>
          </table:table-cell>
          <table:table-cell table:number-columns-repeated="6"/>
        </table:table-row>
        <table:table-row table:style-name="ro1">
          <table:table-cell office:value-type="date" office:date-value="2015-07-19" calcext:value-type="date">
            <text:p>2015-07-19</text:p>
          </table:table-cell>
          <table:table-cell office:value-type="float" office:value="0.254" calcext:value-type="float">
            <text:p>0.254</text:p>
          </table:table-cell>
          <table:table-cell office:value-type="float" office:value="18.43" calcext:value-type="float">
            <text:p>18.43</text:p>
          </table:table-cell>
          <table:table-cell office:value-type="float" office:value="63.699" calcext:value-type="float">
            <text:p>63.699</text:p>
          </table:table-cell>
          <table:table-cell office:value-type="float" office:value="12.255" calcext:value-type="float">
            <text:p>12.255</text:p>
          </table:table-cell>
          <table:table-cell table:number-columns-repeated="6"/>
        </table:table-row>
        <table:table-row table:style-name="ro1">
          <table:table-cell office:value-type="date" office:date-value="2015-07-20" calcext:value-type="date">
            <text:p>2015-07-20</text:p>
          </table:table-cell>
          <table:table-cell office:value-type="float" office:value="0" calcext:value-type="float">
            <text:p>0</text:p>
          </table:table-cell>
          <table:table-cell office:value-type="float" office:value="18.557" calcext:value-type="float">
            <text:p>18.557</text:p>
          </table:table-cell>
          <table:table-cell office:value-type="float" office:value="65.859" calcext:value-type="float">
            <text:p>65.859</text:p>
          </table:table-cell>
          <table:table-cell office:value-type="float" office:value="4.68" calcext:value-type="float">
            <text:p>4.68</text:p>
          </table:table-cell>
          <table:table-cell table:number-columns-repeated="6"/>
        </table:table-row>
        <table:table-row table:style-name="ro1">
          <table:table-cell office:value-type="date" office:date-value="2015-07-21" calcext:value-type="date">
            <text:p>2015-07-21</text:p>
          </table:table-cell>
          <table:table-cell office:value-type="float" office:value="11.266" calcext:value-type="float">
            <text:p>11.266</text:p>
          </table:table-cell>
          <table:table-cell office:value-type="float" office:value="16.176" calcext:value-type="float">
            <text:p>16.176</text:p>
          </table:table-cell>
          <table:table-cell office:value-type="float" office:value="80.894" calcext:value-type="float">
            <text:p>80.894</text:p>
          </table:table-cell>
          <table:table-cell office:value-type="float" office:value="10.207" calcext:value-type="float">
            <text:p>10.207</text:p>
          </table:table-cell>
          <table:table-cell table:number-columns-repeated="6"/>
        </table:table-row>
        <table:table-row table:style-name="ro1">
          <table:table-cell office:value-type="date" office:date-value="2015-07-22" calcext:value-type="date">
            <text:p>2015-07-22</text:p>
          </table:table-cell>
          <table:table-cell office:value-type="float" office:value="3.08" calcext:value-type="float">
            <text:p>3.08</text:p>
          </table:table-cell>
          <table:table-cell office:value-type="float" office:value="15.175" calcext:value-type="float">
            <text:p>15.175</text:p>
          </table:table-cell>
          <table:table-cell office:value-type="float" office:value="79.06" calcext:value-type="float">
            <text:p>79.06</text:p>
          </table:table-cell>
          <table:table-cell office:value-type="float" office:value="11.018" calcext:value-type="float">
            <text:p>11.018</text:p>
          </table:table-cell>
          <table:table-cell table:number-columns-repeated="6"/>
        </table:table-row>
        <table:table-row table:style-name="ro1">
          <table:table-cell office:value-type="date" office:date-value="2015-07-23" calcext:value-type="date">
            <text:p>2015-07-23</text:p>
          </table:table-cell>
          <table:table-cell office:value-type="float" office:value="0.21" calcext:value-type="float">
            <text:p>0.21</text:p>
          </table:table-cell>
          <table:table-cell office:value-type="float" office:value="15.773" calcext:value-type="float">
            <text:p>15.773</text:p>
          </table:table-cell>
          <table:table-cell office:value-type="float" office:value="64.839" calcext:value-type="float">
            <text:p>64.839</text:p>
          </table:table-cell>
          <table:table-cell office:value-type="float" office:value="6.566" calcext:value-type="float">
            <text:p>6.566</text:p>
          </table:table-cell>
          <table:table-cell table:number-columns-repeated="6"/>
        </table:table-row>
        <table:table-row table:style-name="ro1">
          <table:table-cell office:value-type="date" office:date-value="2015-07-24" calcext:value-type="date">
            <text:p>2015-07-24</text:p>
          </table:table-cell>
          <table:table-cell office:value-type="float" office:value="0.11" calcext:value-type="float">
            <text:p>0.11</text:p>
          </table:table-cell>
          <table:table-cell office:value-type="float" office:value="17.599" calcext:value-type="float">
            <text:p>17.599</text:p>
          </table:table-cell>
          <table:table-cell office:value-type="float" office:value="62.328" calcext:value-type="float">
            <text:p>62.328</text:p>
          </table:table-cell>
          <table:table-cell office:value-type="float" office:value="8.381" calcext:value-type="float">
            <text:p>8.381</text:p>
          </table:table-cell>
          <table:table-cell table:number-columns-repeated="6"/>
        </table:table-row>
        <table:table-row table:style-name="ro1">
          <table:table-cell office:value-type="date" office:date-value="2015-07-25" calcext:value-type="date">
            <text:p>2015-07-25</text:p>
          </table:table-cell>
          <table:table-cell office:value-type="float" office:value="0" calcext:value-type="float">
            <text:p>0</text:p>
          </table:table-cell>
          <table:table-cell office:value-type="float" office:value="17.269" calcext:value-type="float">
            <text:p>17.269</text:p>
          </table:table-cell>
          <table:table-cell office:value-type="float" office:value="66.186" calcext:value-type="float">
            <text:p>66.186</text:p>
          </table:table-cell>
          <table:table-cell office:value-type="float" office:value="7.399" calcext:value-type="float">
            <text:p>7.399</text:p>
          </table:table-cell>
          <table:table-cell table:number-columns-repeated="6"/>
        </table:table-row>
        <table:table-row table:style-name="ro1">
          <table:table-cell office:value-type="date" office:date-value="2015-07-26" calcext:value-type="date">
            <text:p>2015-07-26</text:p>
          </table:table-cell>
          <table:table-cell office:value-type="float" office:value="0.1" calcext:value-type="float">
            <text:p>0.1</text:p>
          </table:table-cell>
          <table:table-cell office:value-type="float" office:value="17.339" calcext:value-type="float">
            <text:p>17.339</text:p>
          </table:table-cell>
          <table:table-cell office:value-type="float" office:value="63.046" calcext:value-type="float">
            <text:p>63.046</text:p>
          </table:table-cell>
          <table:table-cell office:value-type="float" office:value="2.943" calcext:value-type="float">
            <text:p>2.943</text:p>
          </table:table-cell>
          <table:table-cell table:number-columns-repeated="6"/>
        </table:table-row>
        <table:table-row table:style-name="ro1">
          <table:table-cell office:value-type="date" office:date-value="2015-07-27" calcext:value-type="date">
            <text:p>2015-07-27</text:p>
          </table:table-cell>
          <table:table-cell office:value-type="float" office:value="0" calcext:value-type="float">
            <text:p>0</text:p>
          </table:table-cell>
          <table:table-cell office:value-type="float" office:value="17.501" calcext:value-type="float">
            <text:p>17.501</text:p>
          </table:table-cell>
          <table:table-cell office:value-type="float" office:value="64.604" calcext:value-type="float">
            <text:p>64.604</text:p>
          </table:table-cell>
          <table:table-cell office:value-type="float" office:value="8.164" calcext:value-type="float">
            <text:p>8.164</text:p>
          </table:table-cell>
          <table:table-cell table:number-columns-repeated="6"/>
        </table:table-row>
        <table:table-row table:style-name="ro1">
          <table:table-cell office:value-type="date" office:date-value="2015-07-28" calcext:value-type="date">
            <text:p>2015-07-28</text:p>
          </table:table-cell>
          <table:table-cell office:value-type="float" office:value="0.27" calcext:value-type="float">
            <text:p>0.27</text:p>
          </table:table-cell>
          <table:table-cell office:value-type="float" office:value="18.053" calcext:value-type="float">
            <text:p>18.053</text:p>
          </table:table-cell>
          <table:table-cell office:value-type="float" office:value="62.482" calcext:value-type="float">
            <text:p>62.482</text:p>
          </table:table-cell>
          <table:table-cell office:value-type="float" office:value="8.93" calcext:value-type="float">
            <text:p>8.93</text:p>
          </table:table-cell>
          <table:table-cell table:number-columns-repeated="6"/>
        </table:table-row>
        <table:table-row table:style-name="ro1">
          <table:table-cell office:value-type="date" office:date-value="2015-07-29" calcext:value-type="date">
            <text:p>2015-07-29</text:p>
          </table:table-cell>
          <table:table-cell office:value-type="float" office:value="0.05" calcext:value-type="float">
            <text:p>0.05</text:p>
          </table:table-cell>
          <table:table-cell office:value-type="float" office:value="15.838" calcext:value-type="float">
            <text:p>15.838</text:p>
          </table:table-cell>
          <table:table-cell office:value-type="float" office:value="66.468" calcext:value-type="float">
            <text:p>66.468</text:p>
          </table:table-cell>
          <table:table-cell office:value-type="float" office:value="7.164" calcext:value-type="float">
            <text:p>7.164</text:p>
          </table:table-cell>
          <table:table-cell table:number-columns-repeated="6"/>
        </table:table-row>
        <table:table-row table:style-name="ro1">
          <table:table-cell office:value-type="date" office:date-value="2015-07-30" calcext:value-type="date">
            <text:p>2015-07-30</text:p>
          </table:table-cell>
          <table:table-cell office:value-type="float" office:value="0.101" calcext:value-type="float">
            <text:p>0.101</text:p>
          </table:table-cell>
          <table:table-cell office:value-type="float" office:value="18.857" calcext:value-type="float">
            <text:p>18.857</text:p>
          </table:table-cell>
          <table:table-cell office:value-type="float" office:value="52.504" calcext:value-type="float">
            <text:p>52.504</text:p>
          </table:table-cell>
          <table:table-cell office:value-type="float" office:value="7.511" calcext:value-type="float">
            <text:p>7.511</text:p>
          </table:table-cell>
          <table:table-cell table:number-columns-repeated="6"/>
        </table:table-row>
        <table:table-row table:style-name="ro1">
          <table:table-cell office:value-type="date" office:date-value="2015-07-31" calcext:value-type="date">
            <text:p>2015-07-31</text:p>
          </table:table-cell>
          <table:table-cell office:value-type="float" office:value="0.026" calcext:value-type="float">
            <text:p>0.026</text:p>
          </table:table-cell>
          <table:table-cell office:value-type="float" office:value="17.357" calcext:value-type="float">
            <text:p>17.357</text:p>
          </table:table-cell>
          <table:table-cell office:value-type="float" office:value="65.589" calcext:value-type="float">
            <text:p>65.589</text:p>
          </table:table-cell>
          <table:table-cell office:value-type="float" office:value="3.49" calcext:value-type="float">
            <text:p>3.49</text:p>
          </table:table-cell>
          <table:table-cell table:number-columns-repeated="6"/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0" calcext:value-type="float">
            <text:p>0</text:p>
          </table:table-cell>
          <table:table-cell office:value-type="float" office:value="18.8" calcext:value-type="float">
            <text:p>18.8</text:p>
          </table:table-cell>
          <table:table-cell office:value-type="float" office:value="64.724" calcext:value-type="float">
            <text:p>64.724</text:p>
          </table:table-cell>
          <table:table-cell office:value-type="float" office:value="3.65" calcext:value-type="float">
            <text:p>3.65</text:p>
          </table:table-cell>
          <table:table-cell table:number-columns-repeated="6"/>
        </table:table-row>
        <table:table-row table:style-name="ro1">
          <table:table-cell office:value-type="date" office:date-value="2015-08-02" calcext:value-type="date">
            <text:p>2015-08-02</text:p>
          </table:table-cell>
          <table:table-cell office:value-type="float" office:value="0.076" calcext:value-type="float">
            <text:p>0.076</text:p>
          </table:table-cell>
          <table:table-cell office:value-type="float" office:value="18.4" calcext:value-type="float">
            <text:p>18.4</text:p>
          </table:table-cell>
          <table:table-cell office:value-type="float" office:value="71.444" calcext:value-type="float">
            <text:p>71.444</text:p>
          </table:table-cell>
          <table:table-cell office:value-type="float" office:value="4.121" calcext:value-type="float">
            <text:p>4.121</text:p>
          </table:table-cell>
          <table:table-cell table:number-columns-repeated="6"/>
        </table:table-row>
        <table:table-row table:style-name="ro1">
          <table:table-cell office:value-type="date" office:date-value="2015-08-03" calcext:value-type="date">
            <text:p>2015-08-03</text:p>
          </table:table-cell>
          <table:table-cell office:value-type="float" office:value="0.025" calcext:value-type="float">
            <text:p>0.025</text:p>
          </table:table-cell>
          <table:table-cell office:value-type="float" office:value="19.666" calcext:value-type="float">
            <text:p>19.666</text:p>
          </table:table-cell>
          <table:table-cell office:value-type="float" office:value="59.43" calcext:value-type="float">
            <text:p>59.43</text:p>
          </table:table-cell>
          <table:table-cell office:value-type="float" office:value="6.784" calcext:value-type="float">
            <text:p>6.784</text:p>
          </table:table-cell>
          <table:table-cell table:number-columns-repeated="6"/>
        </table:table-row>
        <table:table-row table:style-name="ro1">
          <table:table-cell office:value-type="date" office:date-value="2015-08-04" calcext:value-type="date">
            <text:p>2015-08-04</text:p>
          </table:table-cell>
          <table:table-cell office:value-type="float" office:value="0.076" calcext:value-type="float">
            <text:p>0.076</text:p>
          </table:table-cell>
          <table:table-cell office:value-type="float" office:value="18.777" calcext:value-type="float">
            <text:p>18.777</text:p>
          </table:table-cell>
          <table:table-cell office:value-type="float" office:value="64.079" calcext:value-type="float">
            <text:p>64.079</text:p>
          </table:table-cell>
          <table:table-cell office:value-type="float" office:value="7.027" calcext:value-type="float">
            <text:p>7.027</text:p>
          </table:table-cell>
          <table:table-cell table:number-columns-repeated="6"/>
        </table:table-row>
        <table:table-row table:style-name="ro1">
          <table:table-cell office:value-type="date" office:date-value="2015-08-05" calcext:value-type="date">
            <text:p>2015-08-05</text:p>
          </table:table-cell>
          <table:table-cell office:value-type="float" office:value="0.813" calcext:value-type="float">
            <text:p>0.813</text:p>
          </table:table-cell>
          <table:table-cell office:value-type="float" office:value="18.03" calcext:value-type="float">
            <text:p>18.03</text:p>
          </table:table-cell>
          <table:table-cell office:value-type="float" office:value="80.413" calcext:value-type="float">
            <text:p>80.413</text:p>
          </table:table-cell>
          <table:table-cell office:value-type="float" office:value="6.882" calcext:value-type="float">
            <text:p>6.882</text:p>
          </table:table-cell>
          <table:table-cell table:number-columns-repeated="6"/>
        </table:table-row>
        <table:table-row table:style-name="ro1">
          <table:table-cell office:value-type="date" office:date-value="2015-08-06" calcext:value-type="date">
            <text:p>2015-08-06</text:p>
          </table:table-cell>
          <table:table-cell office:value-type="float" office:value="0" calcext:value-type="float">
            <text:p>0</text:p>
          </table:table-cell>
          <table:table-cell office:value-type="float" office:value="17.878" calcext:value-type="float">
            <text:p>17.878</text:p>
          </table:table-cell>
          <table:table-cell office:value-type="float" office:value="70.773" calcext:value-type="float">
            <text:p>70.773</text:p>
          </table:table-cell>
          <table:table-cell office:value-type="float" office:value="5.769" calcext:value-type="float">
            <text:p>5.769</text:p>
          </table:table-cell>
          <table:table-cell table:number-columns-repeated="6"/>
        </table:table-row>
        <table:table-row table:style-name="ro1">
          <table:table-cell office:value-type="date" office:date-value="2015-08-07" calcext:value-type="date">
            <text:p>2015-08-07</text:p>
          </table:table-cell>
          <table:table-cell office:value-type="float" office:value="0" calcext:value-type="float">
            <text:p>0</text:p>
          </table:table-cell>
          <table:table-cell office:value-type="float" office:value="18.544" calcext:value-type="float">
            <text:p>18.544</text:p>
          </table:table-cell>
          <table:table-cell office:value-type="float" office:value="79.767" calcext:value-type="float">
            <text:p>79.767</text:p>
          </table:table-cell>
          <table:table-cell office:value-type="float" office:value="3.987" calcext:value-type="float">
            <text:p>3.987</text:p>
          </table:table-cell>
          <table:table-cell table:number-columns-repeated="6"/>
        </table:table-row>
        <table:table-row table:style-name="ro1">
          <table:table-cell office:value-type="date" office:date-value="2015-08-08" calcext:value-type="date">
            <text:p>2015-08-08</text:p>
          </table:table-cell>
          <table:table-cell office:value-type="float" office:value="0" calcext:value-type="float">
            <text:p>0</text:p>
          </table:table-cell>
          <table:table-cell office:value-type="float" office:value="19.102" calcext:value-type="float">
            <text:p>19.102</text:p>
          </table:table-cell>
          <table:table-cell office:value-type="float" office:value="74.038" calcext:value-type="float">
            <text:p>74.038</text:p>
          </table:table-cell>
          <table:table-cell office:value-type="float" office:value="3.874" calcext:value-type="float">
            <text:p>3.874</text:p>
          </table:table-cell>
          <table:table-cell table:number-columns-repeated="6"/>
        </table:table-row>
        <table:table-row table:style-name="ro1">
          <table:table-cell office:value-type="date" office:date-value="2015-08-09" calcext:value-type="date">
            <text:p>2015-08-09</text:p>
          </table:table-cell>
          <table:table-cell office:value-type="float" office:value="0.102" calcext:value-type="float">
            <text:p>0.102</text:p>
          </table:table-cell>
          <table:table-cell office:value-type="float" office:value="21.129" calcext:value-type="float">
            <text:p>21.129</text:p>
          </table:table-cell>
          <table:table-cell office:value-type="float" office:value="67.542" calcext:value-type="float">
            <text:p>67.542</text:p>
          </table:table-cell>
          <table:table-cell office:value-type="float" office:value="5.914" calcext:value-type="float">
            <text:p>5.914</text:p>
          </table:table-cell>
          <table:table-cell table:number-columns-repeated="6"/>
        </table:table-row>
        <table:table-row table:style-name="ro1">
          <table:table-cell office:value-type="date" office:date-value="2015-08-10" calcext:value-type="date">
            <text:p>2015-08-10</text:p>
          </table:table-cell>
          <table:table-cell office:value-type="float" office:value="0.711" calcext:value-type="float">
            <text:p>0.711</text:p>
          </table:table-cell>
          <table:table-cell office:value-type="float" office:value="22.114" calcext:value-type="float">
            <text:p>22.114</text:p>
          </table:table-cell>
          <table:table-cell office:value-type="float" office:value="64.489" calcext:value-type="float">
            <text:p>64.489</text:p>
          </table:table-cell>
          <table:table-cell office:value-type="float" office:value="6.274" calcext:value-type="float">
            <text:p>6.274</text:p>
          </table:table-cell>
          <table:table-cell table:number-columns-repeated="6"/>
        </table:table-row>
        <table:table-row table:style-name="ro1">
          <table:table-cell office:value-type="date" office:date-value="2015-08-11" calcext:value-type="date">
            <text:p>2015-08-11</text:p>
          </table:table-cell>
          <table:table-cell office:value-type="float" office:value="0" calcext:value-type="float">
            <text:p>0</text:p>
          </table:table-cell>
          <table:table-cell office:value-type="float" office:value="20.105" calcext:value-type="float">
            <text:p>20.105</text:p>
          </table:table-cell>
          <table:table-cell office:value-type="float" office:value="51.913" calcext:value-type="float">
            <text:p>51.913</text:p>
          </table:table-cell>
          <table:table-cell office:value-type="float" office:value="6.116" calcext:value-type="float">
            <text:p>6.116</text:p>
          </table:table-cell>
          <table:table-cell table:number-columns-repeated="6"/>
        </table:table-row>
        <table:table-row table:style-name="ro1">
          <table:table-cell office:value-type="date" office:date-value="2015-08-12" calcext:value-type="date">
            <text:p>2015-08-12</text:p>
          </table:table-cell>
          <table:table-cell office:value-type="float" office:value="0" calcext:value-type="float">
            <text:p>0</text:p>
          </table:table-cell>
          <table:table-cell office:value-type="float" office:value="19.435" calcext:value-type="float">
            <text:p>19.435</text:p>
          </table:table-cell>
          <table:table-cell office:value-type="float" office:value="58.379" calcext:value-type="float">
            <text:p>58.379</text:p>
          </table:table-cell>
          <table:table-cell office:value-type="float" office:value="4.497" calcext:value-type="float">
            <text:p>4.497</text:p>
          </table:table-cell>
          <table:table-cell table:number-columns-repeated="6"/>
        </table:table-row>
        <table:table-row table:style-name="ro1">
          <table:table-cell office:value-type="date" office:date-value="2015-08-13" calcext:value-type="date">
            <text:p>2015-08-13</text:p>
          </table:table-cell>
          <table:table-cell office:value-type="float" office:value="0.406" calcext:value-type="float">
            <text:p>0.406</text:p>
          </table:table-cell>
          <table:table-cell office:value-type="float" office:value="19.508" calcext:value-type="float">
            <text:p>19.508</text:p>
          </table:table-cell>
          <table:table-cell office:value-type="float" office:value="65.374" calcext:value-type="float">
            <text:p>65.374</text:p>
          </table:table-cell>
          <table:table-cell office:value-type="float" office:value="7.115" calcext:value-type="float">
            <text:p>7.115</text:p>
          </table:table-cell>
          <table:table-cell table:number-columns-repeated="6"/>
        </table:table-row>
        <table:table-row table:style-name="ro1">
          <table:table-cell office:value-type="date" office:date-value="2015-08-14" calcext:value-type="date">
            <text:p>2015-08-14</text:p>
          </table:table-cell>
          <table:table-cell office:value-type="float" office:value="0.712" calcext:value-type="float">
            <text:p>0.712</text:p>
          </table:table-cell>
          <table:table-cell office:value-type="float" office:value="13.109" calcext:value-type="float">
            <text:p>13.109</text:p>
          </table:table-cell>
          <table:table-cell office:value-type="float" office:value="90.967" calcext:value-type="float">
            <text:p>90.967</text:p>
          </table:table-cell>
          <table:table-cell office:value-type="float" office:value="12.734" calcext:value-type="float">
            <text:p>12.734</text:p>
          </table:table-cell>
          <table:table-cell table:number-columns-repeated="6"/>
        </table:table-row>
        <table:table-row table:style-name="ro1">
          <table:table-cell office:value-type="date" office:date-value="2015-08-15" calcext:value-type="date">
            <text:p>2015-08-15</text:p>
          </table:table-cell>
          <table:table-cell office:value-type="float" office:value="0.025" calcext:value-type="float">
            <text:p>0.025</text:p>
          </table:table-cell>
          <table:table-cell office:value-type="float" office:value="13.254" calcext:value-type="float">
            <text:p>13.254</text:p>
          </table:table-cell>
          <table:table-cell office:value-type="float" office:value="75.119" calcext:value-type="float">
            <text:p>75.119</text:p>
          </table:table-cell>
          <table:table-cell office:value-type="float" office:value="8.322" calcext:value-type="float">
            <text:p>8.322</text:p>
          </table:table-cell>
          <table:table-cell table:number-columns-repeated="6"/>
        </table:table-row>
        <table:table-row table:style-name="ro1">
          <table:table-cell office:value-type="date" office:date-value="2015-08-16" calcext:value-type="date">
            <text:p>2015-08-16</text:p>
          </table:table-cell>
          <table:table-cell office:value-type="float" office:value="0.051" calcext:value-type="float">
            <text:p>0.051</text:p>
          </table:table-cell>
          <table:table-cell office:value-type="float" office:value="14.241" calcext:value-type="float">
            <text:p>14.241</text:p>
          </table:table-cell>
          <table:table-cell office:value-type="float" office:value="62.895" calcext:value-type="float">
            <text:p>62.895</text:p>
          </table:table-cell>
          <table:table-cell office:value-type="float" office:value="3.991" calcext:value-type="float">
            <text:p>3.991</text:p>
          </table:table-cell>
          <table:table-cell table:number-columns-repeated="6"/>
        </table:table-row>
        <table:table-row table:style-name="ro1">
          <table:table-cell office:value-type="date" office:date-value="2015-08-17" calcext:value-type="date">
            <text:p>2015-08-17</text:p>
          </table:table-cell>
          <table:table-cell office:value-type="float" office:value="0" calcext:value-type="float">
            <text:p>0</text:p>
          </table:table-cell>
          <table:table-cell office:value-type="float" office:value="15.033" calcext:value-type="float">
            <text:p>15.033</text:p>
          </table:table-cell>
          <table:table-cell office:value-type="float" office:value="64.83" calcext:value-type="float">
            <text:p>64.83</text:p>
          </table:table-cell>
          <table:table-cell office:value-type="float" office:value="6.144" calcext:value-type="float">
            <text:p>6.144</text:p>
          </table:table-cell>
          <table:table-cell table:number-columns-repeated="6"/>
        </table:table-row>
        <table:table-row table:style-name="ro1">
          <table:table-cell office:value-type="date" office:date-value="2015-08-18" calcext:value-type="date">
            <text:p>2015-08-18</text:p>
          </table:table-cell>
          <table:table-cell office:value-type="float" office:value="0" calcext:value-type="float">
            <text:p>0</text:p>
          </table:table-cell>
          <table:table-cell office:value-type="float" office:value="16.228" calcext:value-type="float">
            <text:p>16.228</text:p>
          </table:table-cell>
          <table:table-cell office:value-type="float" office:value="65.525" calcext:value-type="float">
            <text:p>65.525</text:p>
          </table:table-cell>
          <table:table-cell office:value-type="float" office:value="5.82" calcext:value-type="float">
            <text:p>5.82</text:p>
          </table:table-cell>
          <table:table-cell table:number-columns-repeated="6"/>
        </table:table-row>
        <table:table-row table:style-name="ro1">
          <table:table-cell office:value-type="date" office:date-value="2015-08-19" calcext:value-type="date">
            <text:p>2015-08-19</text:p>
          </table:table-cell>
          <table:table-cell office:value-type="float" office:value="1.422" calcext:value-type="float">
            <text:p>1.422</text:p>
          </table:table-cell>
          <table:table-cell office:value-type="float" office:value="16.842" calcext:value-type="float">
            <text:p>16.842</text:p>
          </table:table-cell>
          <table:table-cell office:value-type="float" office:value="71.846" calcext:value-type="float">
            <text:p>71.846</text:p>
          </table:table-cell>
          <table:table-cell office:value-type="float" office:value="12.576" calcext:value-type="float">
            <text:p>12.576</text:p>
          </table:table-cell>
          <table:table-cell table:number-columns-repeated="6"/>
        </table:table-row>
        <table:table-row table:style-name="ro1">
          <table:table-cell office:value-type="date" office:date-value="2015-08-20" calcext:value-type="date">
            <text:p>2015-08-20</text:p>
          </table:table-cell>
          <table:table-cell office:value-type="float" office:value="0.407" calcext:value-type="float">
            <text:p>0.407</text:p>
          </table:table-cell>
          <table:table-cell office:value-type="float" office:value="12.641" calcext:value-type="float">
            <text:p>12.641</text:p>
          </table:table-cell>
          <table:table-cell office:value-type="float" office:value="75.903" calcext:value-type="float">
            <text:p>75.903</text:p>
          </table:table-cell>
          <table:table-cell office:value-type="float" office:value="16.897" calcext:value-type="float">
            <text:p>16.897</text:p>
          </table:table-cell>
          <table:table-cell table:number-columns-repeated="6"/>
        </table:table-row>
        <table:table-row table:style-name="ro1">
          <table:table-cell office:value-type="date" office:date-value="2015-08-21" calcext:value-type="date">
            <text:p>2015-08-21</text:p>
          </table:table-cell>
          <table:table-cell office:value-type="float" office:value="0.33" calcext:value-type="float">
            <text:p>0.33</text:p>
          </table:table-cell>
          <table:table-cell office:value-type="float" office:value="10.759" calcext:value-type="float">
            <text:p>10.759</text:p>
          </table:table-cell>
          <table:table-cell office:value-type="float" office:value="74.692" calcext:value-type="float">
            <text:p>74.692</text:p>
          </table:table-cell>
          <table:table-cell office:value-type="float" office:value="12.869" calcext:value-type="float">
            <text:p>12.869</text:p>
          </table:table-cell>
          <table:table-cell table:number-columns-repeated="6"/>
        </table:table-row>
        <table:table-row table:style-name="ro1">
          <table:table-cell office:value-type="date" office:date-value="2015-08-22" calcext:value-type="date">
            <text:p>2015-08-22</text:p>
          </table:table-cell>
          <table:table-cell office:value-type="float" office:value="0.025" calcext:value-type="float">
            <text:p>0.025</text:p>
          </table:table-cell>
          <table:table-cell office:value-type="float" office:value="11.843" calcext:value-type="float">
            <text:p>11.843</text:p>
          </table:table-cell>
          <table:table-cell office:value-type="float" office:value="65.14" calcext:value-type="float">
            <text:p>65.14</text:p>
          </table:table-cell>
          <table:table-cell office:value-type="float" office:value="6.183" calcext:value-type="float">
            <text:p>6.183</text:p>
          </table:table-cell>
          <table:table-cell table:number-columns-repeated="6"/>
        </table:table-row>
        <table:table-row table:style-name="ro1">
          <table:table-cell office:value-type="date" office:date-value="2015-08-23" calcext:value-type="date">
            <text:p>2015-08-23</text:p>
          </table:table-cell>
          <table:table-cell office:value-type="float" office:value="0" calcext:value-type="float">
            <text:p>0</text:p>
          </table:table-cell>
          <table:table-cell office:value-type="float" office:value="15.253" calcext:value-type="float">
            <text:p>15.253</text:p>
          </table:table-cell>
          <table:table-cell office:value-type="float" office:value="58.069" calcext:value-type="float">
            <text:p>58.069</text:p>
          </table:table-cell>
          <table:table-cell office:value-type="float" office:value="6.93" calcext:value-type="float">
            <text:p>6.93</text:p>
          </table:table-cell>
          <table:table-cell table:number-columns-repeated="6"/>
        </table:table-row>
        <table:table-row table:style-name="ro1">
          <table:table-cell office:value-type="date" office:date-value="2015-08-24" calcext:value-type="date">
            <text:p>2015-08-24</text:p>
          </table:table-cell>
          <table:table-cell office:value-type="float" office:value="0.026" calcext:value-type="float">
            <text:p>0.026</text:p>
          </table:table-cell>
          <table:table-cell office:value-type="float" office:value="14.963" calcext:value-type="float">
            <text:p>14.963</text:p>
          </table:table-cell>
          <table:table-cell office:value-type="float" office:value="68.135" calcext:value-type="float">
            <text:p>68.135</text:p>
          </table:table-cell>
          <table:table-cell office:value-type="float" office:value="5.418" calcext:value-type="float">
            <text:p>5.418</text:p>
          </table:table-cell>
          <table:table-cell table:number-columns-repeated="6"/>
        </table:table-row>
        <table:table-row table:style-name="ro1">
          <table:table-cell office:value-type="date" office:date-value="2015-08-25" calcext:value-type="date">
            <text:p>2015-08-25</text:p>
          </table:table-cell>
          <table:table-cell office:value-type="float" office:value="17.602" calcext:value-type="float">
            <text:p>17.602</text:p>
          </table:table-cell>
          <table:table-cell office:value-type="float" office:value="12.962" calcext:value-type="float">
            <text:p>12.962</text:p>
          </table:table-cell>
          <table:table-cell office:value-type="float" office:value="78.974" calcext:value-type="float">
            <text:p>78.974</text:p>
          </table:table-cell>
          <table:table-cell office:value-type="float" office:value="3.928" calcext:value-type="float">
            <text:p>3.928</text:p>
          </table:table-cell>
          <table:table-cell table:number-columns-repeated="6"/>
        </table:table-row>
        <table:table-row table:style-name="ro1">
          <table:table-cell office:value-type="date" office:date-value="2015-08-26" calcext:value-type="date">
            <text:p>2015-08-26</text:p>
          </table:table-cell>
          <table:table-cell office:value-type="float" office:value="0.355" calcext:value-type="float">
            <text:p>0.355</text:p>
          </table:table-cell>
          <table:table-cell office:value-type="float" office:value="13.903" calcext:value-type="float">
            <text:p>13.903</text:p>
          </table:table-cell>
          <table:table-cell office:value-type="float" office:value="80.816" calcext:value-type="float">
            <text:p>80.816</text:p>
          </table:table-cell>
          <table:table-cell office:value-type="float" office:value="4.305" calcext:value-type="float">
            <text:p>4.305</text:p>
          </table:table-cell>
          <table:table-cell table:number-columns-repeated="6"/>
        </table:table-row>
        <table:table-row table:style-name="ro1">
          <table:table-cell office:value-type="date" office:date-value="2015-08-27" calcext:value-type="date">
            <text:p>2015-08-27</text:p>
          </table:table-cell>
          <table:table-cell office:value-type="float" office:value="0.102" calcext:value-type="float">
            <text:p>0.102</text:p>
          </table:table-cell>
          <table:table-cell office:value-type="float" office:value="16.099" calcext:value-type="float">
            <text:p>16.099</text:p>
          </table:table-cell>
          <table:table-cell office:value-type="float" office:value="64.602" calcext:value-type="float">
            <text:p>64.602</text:p>
          </table:table-cell>
          <table:table-cell office:value-type="float" office:value="5.482" calcext:value-type="float">
            <text:p>5.482</text:p>
          </table:table-cell>
          <table:table-cell table:number-columns-repeated="6"/>
        </table:table-row>
        <table:table-row table:style-name="ro1">
          <table:table-cell office:value-type="date" office:date-value="2015-08-28" calcext:value-type="date">
            <text:p>2015-08-28</text:p>
          </table:table-cell>
          <table:table-cell office:value-type="float" office:value="0" calcext:value-type="float">
            <text:p>0</text:p>
          </table:table-cell>
          <table:table-cell office:value-type="float" office:value="17.459" calcext:value-type="float">
            <text:p>17.459</text:p>
          </table:table-cell>
          <table:table-cell office:value-type="float" office:value="56.537" calcext:value-type="float">
            <text:p>56.537</text:p>
          </table:table-cell>
          <table:table-cell office:value-type="float" office:value="4.964" calcext:value-type="float">
            <text:p>4.964</text:p>
          </table:table-cell>
          <table:table-cell table:number-columns-repeated="6"/>
        </table:table-row>
        <table:table-row table:style-name="ro1">
          <table:table-cell office:value-type="date" office:date-value="2015-08-29" calcext:value-type="date">
            <text:p>2015-08-29</text:p>
          </table:table-cell>
          <table:table-cell office:value-type="float" office:value="1.016" calcext:value-type="float">
            <text:p>1.016</text:p>
          </table:table-cell>
          <table:table-cell office:value-type="float" office:value="18.175" calcext:value-type="float">
            <text:p>18.175</text:p>
          </table:table-cell>
          <table:table-cell office:value-type="float" office:value="63.007" calcext:value-type="float">
            <text:p>63.007</text:p>
          </table:table-cell>
          <table:table-cell office:value-type="float" office:value="9.149" calcext:value-type="float">
            <text:p>9.149</text:p>
          </table:table-cell>
          <table:table-cell table:number-columns-repeated="6"/>
        </table:table-row>
        <table:table-row table:style-name="ro1">
          <table:table-cell office:value-type="date" office:date-value="2015-08-30" calcext:value-type="date">
            <text:p>2015-08-30</text:p>
          </table:table-cell>
          <table:table-cell office:value-type="float" office:value="2.616" calcext:value-type="float">
            <text:p>2.616</text:p>
          </table:table-cell>
          <table:table-cell office:value-type="float" office:value="17.765" calcext:value-type="float">
            <text:p>17.765</text:p>
          </table:table-cell>
          <table:table-cell office:value-type="float" office:value="61.768" calcext:value-type="float">
            <text:p>61.768</text:p>
          </table:table-cell>
          <table:table-cell office:value-type="float" office:value="9.933" calcext:value-type="float">
            <text:p>9.933</text:p>
          </table:table-cell>
          <table:table-cell table:number-columns-repeated="6"/>
        </table:table-row>
        <table:table-row table:style-name="ro1">
          <table:table-cell office:value-type="date" office:date-value="2015-08-31" calcext:value-type="date">
            <text:p>2015-08-3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129" calcext:value-type="float">
            <text:p>16.129</text:p>
          </table:table-cell>
          <table:table-cell office:value-type="float" office:value="41.281" calcext:value-type="float">
            <text:p>41.281</text:p>
          </table:table-cell>
          <table:table-cell office:value-type="float" office:value="11.658" calcext:value-type="float">
            <text:p>11.658</text:p>
          </table:table-cell>
          <table:table-cell table:number-columns-repeated="6"/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0.124" calcext:value-type="float">
            <text:p>0.124</text:p>
          </table:table-cell>
          <table:table-cell office:value-type="float" office:value="8.914" calcext:value-type="float">
            <text:p>8.914</text:p>
          </table:table-cell>
          <table:table-cell office:value-type="float" office:value="65.093" calcext:value-type="float">
            <text:p>65.093</text:p>
          </table:table-cell>
          <table:table-cell office:value-type="float" office:value="5.174" calcext:value-type="float">
            <text:p>5.174</text:p>
          </table:table-cell>
          <table:table-cell table:number-columns-repeated="6"/>
        </table:table-row>
        <table:table-row table:style-name="ro1">
          <table:table-cell office:value-type="date" office:date-value="2015-09-02" calcext:value-type="date">
            <text:p>2015-09-02</text:p>
          </table:table-cell>
          <table:table-cell office:value-type="float" office:value="0.056" calcext:value-type="float">
            <text:p>0.056</text:p>
          </table:table-cell>
          <table:table-cell office:value-type="float" office:value="8.051" calcext:value-type="float">
            <text:p>8.051</text:p>
          </table:table-cell>
          <table:table-cell office:value-type="float" office:value="73.534" calcext:value-type="float">
            <text:p>73.534</text:p>
          </table:table-cell>
          <table:table-cell office:value-type="float" office:value="5.939" calcext:value-type="float">
            <text:p>5.939</text:p>
          </table:table-cell>
          <table:table-cell table:number-columns-repeated="6"/>
        </table:table-row>
        <table:table-row table:style-name="ro1">
          <table:table-cell office:value-type="date" office:date-value="2015-09-03" calcext:value-type="date">
            <text:p>2015-09-03</text:p>
          </table:table-cell>
          <table:table-cell office:value-type="float" office:value="16.92" calcext:value-type="float">
            <text:p>16.92</text:p>
          </table:table-cell>
          <table:table-cell office:value-type="float" office:value="7.649" calcext:value-type="float">
            <text:p>7.649</text:p>
          </table:table-cell>
          <table:table-cell office:value-type="float" office:value="86.774" calcext:value-type="float">
            <text:p>86.774</text:p>
          </table:table-cell>
          <table:table-cell office:value-type="float" office:value="13.4" calcext:value-type="float">
            <text:p>13.4</text:p>
          </table:table-cell>
          <table:table-cell table:number-columns-repeated="6"/>
        </table:table-row>
        <table:table-row table:style-name="ro1">
          <table:table-cell office:value-type="date" office:date-value="2015-09-04" calcext:value-type="date">
            <text:p>2015-09-04</text:p>
          </table:table-cell>
          <table:table-cell office:value-type="float" office:value="0.11" calcext:value-type="float">
            <text:p>0.11</text:p>
          </table:table-cell>
          <table:table-cell office:value-type="float" office:value="10.162" calcext:value-type="float">
            <text:p>10.162</text:p>
          </table:table-cell>
          <table:table-cell office:value-type="float" office:value="80.504" calcext:value-type="float">
            <text:p>80.504</text:p>
          </table:table-cell>
          <table:table-cell office:value-type="float" office:value="8.718" calcext:value-type="float">
            <text:p>8.718</text:p>
          </table:table-cell>
          <table:table-cell table:number-columns-repeated="6"/>
        </table:table-row>
        <table:table-row table:style-name="ro1">
          <table:table-cell office:value-type="date" office:date-value="2015-09-05" calcext:value-type="date">
            <text:p>2015-09-05</text:p>
          </table:table-cell>
          <table:table-cell office:value-type="float" office:value="0" calcext:value-type="float">
            <text:p>0</text:p>
          </table:table-cell>
          <table:table-cell office:value-type="float" office:value="12.239" calcext:value-type="float">
            <text:p>12.239</text:p>
          </table:table-cell>
          <table:table-cell office:value-type="float" office:value="63.629" calcext:value-type="float">
            <text:p>63.629</text:p>
          </table:table-cell>
          <table:table-cell office:value-type="float" office:value="8.078" calcext:value-type="float">
            <text:p>8.078</text:p>
          </table:table-cell>
          <table:table-cell table:number-columns-repeated="6"/>
        </table:table-row>
        <table:table-row table:style-name="ro1">
          <table:table-cell office:value-type="date" office:date-value="2015-09-06" calcext:value-type="date">
            <text:p>2015-09-06</text:p>
          </table:table-cell>
          <table:table-cell office:value-type="float" office:value="0.25" calcext:value-type="float">
            <text:p>0.25</text:p>
          </table:table-cell>
          <table:table-cell office:value-type="float" office:value="10.844" calcext:value-type="float">
            <text:p>10.844</text:p>
          </table:table-cell>
          <table:table-cell office:value-type="float" office:value="70.449" calcext:value-type="float">
            <text:p>70.449</text:p>
          </table:table-cell>
          <table:table-cell office:value-type="float" office:value="6.493" calcext:value-type="float">
            <text:p>6.493</text:p>
          </table:table-cell>
          <table:table-cell table:number-columns-repeated="6"/>
        </table:table-row>
        <table:table-row table:style-name="ro1">
          <table:table-cell office:value-type="date" office:date-value="2015-09-07" calcext:value-type="date">
            <text:p>2015-09-07</text:p>
          </table:table-cell>
          <table:table-cell office:value-type="float" office:value="0" calcext:value-type="float">
            <text:p>0</text:p>
          </table:table-cell>
          <table:table-cell office:value-type="float" office:value="11.085" calcext:value-type="float">
            <text:p>11.085</text:p>
          </table:table-cell>
          <table:table-cell office:value-type="float" office:value="65.619" calcext:value-type="float">
            <text:p>65.619</text:p>
          </table:table-cell>
          <table:table-cell office:value-type="float" office:value="4.511" calcext:value-type="float">
            <text:p>4.511</text:p>
          </table:table-cell>
          <table:table-cell table:number-columns-repeated="6"/>
        </table:table-row>
        <table:table-row table:style-name="ro1">
          <table:table-cell office:value-type="date" office:date-value="2015-09-08" calcext:value-type="date">
            <text:p>2015-09-08</text:p>
          </table:table-cell>
          <table:table-cell office:value-type="float" office:value="0" calcext:value-type="float">
            <text:p>0</text:p>
          </table:table-cell>
          <table:table-cell office:value-type="float" office:value="10.97" calcext:value-type="float">
            <text:p>10.97</text:p>
          </table:table-cell>
          <table:table-cell office:value-type="float" office:value="72.958" calcext:value-type="float">
            <text:p>72.958</text:p>
          </table:table-cell>
          <table:table-cell office:value-type="float" office:value="5.071" calcext:value-type="float">
            <text:p>5.071</text:p>
          </table:table-cell>
          <table:table-cell table:number-columns-repeated="6"/>
        </table:table-row>
        <table:table-row table:style-name="ro1">
          <table:table-cell office:value-type="date" office:date-value="2015-09-09" calcext:value-type="date">
            <text:p>2015-09-09</text:p>
          </table:table-cell>
          <table:table-cell office:value-type="float" office:value="0" calcext:value-type="float">
            <text:p>0</text:p>
          </table:table-cell>
          <table:table-cell office:value-type="float" office:value="10.306" calcext:value-type="float">
            <text:p>10.306</text:p>
          </table:table-cell>
          <table:table-cell office:value-type="float" office:value="76.743" calcext:value-type="float">
            <text:p>76.743</text:p>
          </table:table-cell>
          <table:table-cell office:value-type="float" office:value="3.383" calcext:value-type="float">
            <text:p>3.383</text:p>
          </table:table-cell>
          <table:table-cell table:number-columns-repeated="6"/>
        </table:table-row>
        <table:table-row table:style-name="ro1">
          <table:table-cell office:value-type="date" office:date-value="2015-09-10" calcext:value-type="date">
            <text:p>2015-09-10</text:p>
          </table:table-cell>
          <table:table-cell office:value-type="float" office:value="0" calcext:value-type="float">
            <text:p>0</text:p>
          </table:table-cell>
          <table:table-cell office:value-type="float" office:value="12.873" calcext:value-type="float">
            <text:p>12.873</text:p>
          </table:table-cell>
          <table:table-cell office:value-type="float" office:value="66.102" calcext:value-type="float">
            <text:p>66.102</text:p>
          </table:table-cell>
          <table:table-cell office:value-type="float" office:value="5.47" calcext:value-type="float">
            <text:p>5.47</text:p>
          </table:table-cell>
          <table:table-cell table:number-columns-repeated="6"/>
        </table:table-row>
        <table:table-row table:style-name="ro1">
          <table:table-cell office:value-type="date" office:date-value="2015-09-11" calcext:value-type="date">
            <text:p>2015-09-11</text:p>
          </table:table-cell>
          <table:table-cell office:value-type="float" office:value="0" calcext:value-type="float">
            <text:p>0</text:p>
          </table:table-cell>
          <table:table-cell office:value-type="float" office:value="16.644" calcext:value-type="float">
            <text:p>16.644</text:p>
          </table:table-cell>
          <table:table-cell office:value-type="float" office:value="59.406" calcext:value-type="float">
            <text:p>59.406</text:p>
          </table:table-cell>
          <table:table-cell office:value-type="float" office:value="10.41" calcext:value-type="float">
            <text:p>10.41</text:p>
          </table:table-cell>
          <table:table-cell table:number-columns-repeated="6"/>
        </table:table-row>
        <table:table-row table:style-name="ro1">
          <table:table-cell office:value-type="date" office:date-value="2015-09-12" calcext:value-type="date">
            <text:p>2015-09-12</text:p>
          </table:table-cell>
          <table:table-cell office:value-type="float" office:value="0" calcext:value-type="float">
            <text:p>0</text:p>
          </table:table-cell>
          <table:table-cell office:value-type="float" office:value="16.49" calcext:value-type="float">
            <text:p>16.49</text:p>
          </table:table-cell>
          <table:table-cell office:value-type="float" office:value="43.347" calcext:value-type="float">
            <text:p>43.347</text:p>
          </table:table-cell>
          <table:table-cell office:value-type="float" office:value="14.572" calcext:value-type="float">
            <text:p>14.572</text:p>
          </table:table-cell>
          <table:table-cell table:number-columns-repeated="6"/>
        </table:table-row>
        <table:table-row table:style-name="ro1">
          <table:table-cell office:value-type="date" office:date-value="2015-09-13" calcext:value-type="date">
            <text:p>2015-09-13</text:p>
          </table:table-cell>
          <table:table-cell office:value-type="float" office:value="0.14" calcext:value-type="float">
            <text:p>0.14</text:p>
          </table:table-cell>
          <table:table-cell office:value-type="float" office:value="9.057" calcext:value-type="float">
            <text:p>9.057</text:p>
          </table:table-cell>
          <table:table-cell office:value-type="float" office:value="70.03" calcext:value-type="float">
            <text:p>70.03</text:p>
          </table:table-cell>
          <table:table-cell office:value-type="float" office:value="12.069" calcext:value-type="float">
            <text:p>12.069</text:p>
          </table:table-cell>
          <table:table-cell table:number-columns-repeated="6"/>
        </table:table-row>
        <table:table-row table:style-name="ro1">
          <table:table-cell office:value-type="date" office:date-value="2015-09-14" calcext:value-type="date">
            <text:p>2015-09-14</text:p>
          </table:table-cell>
          <table:table-cell office:value-type="float" office:value="0" calcext:value-type="float">
            <text:p>0</text:p>
          </table:table-cell>
          <table:table-cell office:value-type="float" office:value="7.246" calcext:value-type="float">
            <text:p>7.246</text:p>
          </table:table-cell>
          <table:table-cell office:value-type="float" office:value="78.305" calcext:value-type="float">
            <text:p>78.305</text:p>
          </table:table-cell>
          <table:table-cell office:value-type="float" office:value="8.816" calcext:value-type="float">
            <text:p>8.816</text:p>
          </table:table-cell>
          <table:table-cell table:number-columns-repeated="6"/>
        </table:table-row>
        <table:table-row table:style-name="ro1">
          <table:table-cell office:value-type="date" office:date-value="2015-09-15" calcext:value-type="date">
            <text:p>2015-09-15</text:p>
          </table:table-cell>
          <table:table-cell office:value-type="float" office:value="0" calcext:value-type="float">
            <text:p>0</text:p>
          </table:table-cell>
          <table:table-cell office:value-type="float" office:value="8.608" calcext:value-type="float">
            <text:p>8.608</text:p>
          </table:table-cell>
          <table:table-cell office:value-type="float" office:value="69.737" calcext:value-type="float">
            <text:p>69.737</text:p>
          </table:table-cell>
          <table:table-cell office:value-type="float" office:value="9.007" calcext:value-type="float">
            <text:p>9.007</text:p>
          </table:table-cell>
          <table:table-cell table:number-columns-repeated="6"/>
        </table:table-row>
        <table:table-row table:style-name="ro1">
          <table:table-cell office:value-type="date" office:date-value="2015-09-16" calcext:value-type="date">
            <text:p>2015-09-16</text:p>
          </table:table-cell>
          <table:table-cell office:value-type="float" office:value="0" calcext:value-type="float">
            <text:p>0</text:p>
          </table:table-cell>
          <table:table-cell office:value-type="float" office:value="8.827" calcext:value-type="float">
            <text:p>8.827</text:p>
          </table:table-cell>
          <table:table-cell office:value-type="float" office:value="65.358" calcext:value-type="float">
            <text:p>65.358</text:p>
          </table:table-cell>
          <table:table-cell office:value-type="float" office:value="7.416" calcext:value-type="float">
            <text:p>7.416</text:p>
          </table:table-cell>
          <table:table-cell table:number-columns-repeated="6"/>
        </table:table-row>
        <table:table-row table:style-name="ro1">
          <table:table-cell office:value-type="date" office:date-value="2015-09-17" calcext:value-type="date">
            <text:p>2015-09-17</text:p>
          </table:table-cell>
          <table:table-cell office:value-type="float" office:value="0" calcext:value-type="float">
            <text:p>0</text:p>
          </table:table-cell>
          <table:table-cell office:value-type="float" office:value="8.733" calcext:value-type="float">
            <text:p>8.733</text:p>
          </table:table-cell>
          <table:table-cell office:value-type="float" office:value="62.843" calcext:value-type="float">
            <text:p>62.843</text:p>
          </table:table-cell>
          <table:table-cell office:value-type="float" office:value="6.831" calcext:value-type="float">
            <text:p>6.831</text:p>
          </table:table-cell>
          <table:table-cell table:number-columns-repeated="6"/>
        </table:table-row>
        <table:table-row table:style-name="ro1">
          <table:table-cell office:value-type="date" office:date-value="2015-09-18" calcext:value-type="date">
            <text:p>2015-09-18</text:p>
          </table:table-cell>
          <table:table-cell office:value-type="float" office:value="0" calcext:value-type="float">
            <text:p>0</text:p>
          </table:table-cell>
          <table:table-cell office:value-type="float" office:value="11.022" calcext:value-type="float">
            <text:p>11.022</text:p>
          </table:table-cell>
          <table:table-cell office:value-type="float" office:value="55.78" calcext:value-type="float">
            <text:p>55.78</text:p>
          </table:table-cell>
          <table:table-cell office:value-type="float" office:value="7.255" calcext:value-type="float">
            <text:p>7.255</text:p>
          </table:table-cell>
          <table:table-cell table:number-columns-repeated="6"/>
        </table:table-row>
        <table:table-row table:style-name="ro1">
          <table:table-cell office:value-type="date" office:date-value="2015-09-19" calcext:value-type="date">
            <text:p>2015-09-19</text:p>
          </table:table-cell>
          <table:table-cell office:value-type="float" office:value="0.27" calcext:value-type="float">
            <text:p>0.27</text:p>
          </table:table-cell>
          <table:table-cell office:value-type="float" office:value="12.798" calcext:value-type="float">
            <text:p>12.798</text:p>
          </table:table-cell>
          <table:table-cell office:value-type="float" office:value="50.88" calcext:value-type="float">
            <text:p>50.88</text:p>
          </table:table-cell>
          <table:table-cell office:value-type="float" office:value="15.623" calcext:value-type="float">
            <text:p>15.623</text:p>
          </table:table-cell>
          <table:table-cell table:number-columns-repeated="6"/>
        </table:table-row>
        <table:table-row table:style-name="ro1">
          <table:table-cell office:value-type="date" office:date-value="2015-09-20" calcext:value-type="date">
            <text:p>2015-09-20</text:p>
          </table:table-cell>
          <table:table-cell office:value-type="float" office:value="0.18" calcext:value-type="float">
            <text:p>0.18</text:p>
          </table:table-cell>
          <table:table-cell office:value-type="float" office:value="8.292" calcext:value-type="float">
            <text:p>8.292</text:p>
          </table:table-cell>
          <table:table-cell office:value-type="float" office:value="54.942" calcext:value-type="float">
            <text:p>54.942</text:p>
          </table:table-cell>
          <table:table-cell office:value-type="float" office:value="20.723" calcext:value-type="float">
            <text:p>20.723</text:p>
          </table:table-cell>
          <table:table-cell table:number-columns-repeated="6"/>
        </table:table-row>
        <table:table-row table:style-name="ro1">
          <table:table-cell office:value-type="date" office:date-value="2015-09-21" calcext:value-type="date">
            <text:p>2015-09-21</text:p>
          </table:table-cell>
          <table:table-cell office:value-type="float" office:value="1.47" calcext:value-type="float">
            <text:p>1.47</text:p>
          </table:table-cell>
          <table:table-cell office:value-type="float" office:value="5.077" calcext:value-type="float">
            <text:p>5.077</text:p>
          </table:table-cell>
          <table:table-cell office:value-type="float" office:value="78.154" calcext:value-type="float">
            <text:p>78.154</text:p>
          </table:table-cell>
          <table:table-cell office:value-type="float" office:value="12.508" calcext:value-type="float">
            <text:p>12.508</text:p>
          </table:table-cell>
          <table:table-cell table:number-columns-repeated="6"/>
        </table:table-row>
        <table:table-row table:style-name="ro1">
          <table:table-cell office:value-type="date" office:date-value="2015-09-22" calcext:value-type="date">
            <text:p>2015-09-22</text:p>
          </table:table-cell>
          <table:table-cell office:value-type="float" office:value="0" calcext:value-type="float">
            <text:p>0</text:p>
          </table:table-cell>
          <table:table-cell office:value-type="float" office:value="4.458" calcext:value-type="float">
            <text:p>4.458</text:p>
          </table:table-cell>
          <table:table-cell office:value-type="float" office:value="68.891" calcext:value-type="float">
            <text:p>68.891</text:p>
          </table:table-cell>
          <table:table-cell office:value-type="float" office:value="9.564" calcext:value-type="float">
            <text:p>9.564</text:p>
          </table:table-cell>
          <table:table-cell table:number-columns-repeated="6"/>
        </table:table-row>
        <table:table-row table:style-name="ro1">
          <table:table-cell office:value-type="date" office:date-value="2015-09-23" calcext:value-type="date">
            <text:p>2015-09-23</text:p>
          </table:table-cell>
          <table:table-cell office:value-type="float" office:value="0" calcext:value-type="float">
            <text:p>0</text:p>
          </table:table-cell>
          <table:table-cell office:value-type="float" office:value="5.605" calcext:value-type="float">
            <text:p>5.605</text:p>
          </table:table-cell>
          <table:table-cell office:value-type="float" office:value="71.396" calcext:value-type="float">
            <text:p>71.396</text:p>
          </table:table-cell>
          <table:table-cell office:value-type="float" office:value="15.089" calcext:value-type="float">
            <text:p>15.089</text:p>
          </table:table-cell>
          <table:table-cell table:number-columns-repeated="6"/>
        </table:table-row>
        <table:table-row table:style-name="ro1">
          <table:table-cell office:value-type="date" office:date-value="2015-09-24" calcext:value-type="date">
            <text:p>2015-09-24</text:p>
          </table:table-cell>
          <table:table-cell office:value-type="float" office:value="0.05" calcext:value-type="float">
            <text:p>0.05</text:p>
          </table:table-cell>
          <table:table-cell office:value-type="float" office:value="8.494" calcext:value-type="float">
            <text:p>8.494</text:p>
          </table:table-cell>
          <table:table-cell office:value-type="float" office:value="70.999" calcext:value-type="float">
            <text:p>70.999</text:p>
          </table:table-cell>
          <table:table-cell office:value-type="float" office:value="7.737" calcext:value-type="float">
            <text:p>7.737</text:p>
          </table:table-cell>
          <table:table-cell table:number-columns-repeated="6"/>
        </table:table-row>
        <table:table-row table:style-name="ro1">
          <table:table-cell office:value-type="date" office:date-value="2015-09-25" calcext:value-type="date">
            <text:p>2015-09-25</text:p>
          </table:table-cell>
          <table:table-cell office:value-type="float" office:value="0.11" calcext:value-type="float">
            <text:p>0.11</text:p>
          </table:table-cell>
          <table:table-cell office:value-type="float" office:value="10.936" calcext:value-type="float">
            <text:p>10.936</text:p>
          </table:table-cell>
          <table:table-cell office:value-type="float" office:value="53.785" calcext:value-type="float">
            <text:p>53.785</text:p>
          </table:table-cell>
          <table:table-cell office:value-type="float" office:value="11.03" calcext:value-type="float">
            <text:p>11.03</text:p>
          </table:table-cell>
          <table:table-cell table:number-columns-repeated="6"/>
        </table:table-row>
        <table:table-row table:style-name="ro1">
          <table:table-cell office:value-type="date" office:date-value="2015-09-26" calcext:value-type="date">
            <text:p>2015-09-26</text:p>
          </table:table-cell>
          <table:table-cell office:value-type="float" office:value="0" calcext:value-type="float">
            <text:p>0</text:p>
          </table:table-cell>
          <table:table-cell office:value-type="float" office:value="6.383" calcext:value-type="float">
            <text:p>6.383</text:p>
          </table:table-cell>
          <table:table-cell office:value-type="float" office:value="54.145" calcext:value-type="float">
            <text:p>54.145</text:p>
          </table:table-cell>
          <table:table-cell office:value-type="float" office:value="10.453" calcext:value-type="float">
            <text:p>10.453</text:p>
          </table:table-cell>
          <table:table-cell table:number-columns-repeated="6"/>
        </table:table-row>
        <table:table-row table:style-name="ro1">
          <table:table-cell office:value-type="date" office:date-value="2015-09-27" calcext:value-type="date">
            <text:p>2015-09-27</text:p>
          </table:table-cell>
          <table:table-cell office:value-type="float" office:value="0.65" calcext:value-type="float">
            <text:p>0.65</text:p>
          </table:table-cell>
          <table:table-cell office:value-type="float" office:value="4.003" calcext:value-type="float">
            <text:p>4.003</text:p>
          </table:table-cell>
          <table:table-cell office:value-type="float" office:value="57.155" calcext:value-type="float">
            <text:p>57.155</text:p>
          </table:table-cell>
          <table:table-cell office:value-type="float" office:value="24.664" calcext:value-type="float">
            <text:p>24.664</text:p>
          </table:table-cell>
          <table:table-cell table:number-columns-repeated="6"/>
        </table:table-row>
        <table:table-row table:style-name="ro1">
          <table:table-cell office:value-type="date" office:date-value="2015-09-28" calcext:value-type="date">
            <text:p>2015-09-28</text:p>
          </table:table-cell>
          <table:table-cell office:value-type="float" office:value="0" calcext:value-type="float">
            <text:p>0</text:p>
          </table:table-cell>
          <table:table-cell office:value-type="float" office:value="7.189" calcext:value-type="float">
            <text:p>7.189</text:p>
          </table:table-cell>
          <table:table-cell office:value-type="float" office:value="59.913" calcext:value-type="float">
            <text:p>59.913</text:p>
          </table:table-cell>
          <table:table-cell office:value-type="float" office:value="9.666" calcext:value-type="float">
            <text:p>9.666</text:p>
          </table:table-cell>
          <table:table-cell table:number-columns-repeated="6"/>
        </table:table-row>
        <table:table-row table:style-name="ro1">
          <table:table-cell office:value-type="date" office:date-value="2015-09-29" calcext:value-type="date">
            <text:p>2015-09-29</text:p>
          </table:table-cell>
          <table:table-cell office:value-type="float" office:value="0" calcext:value-type="float">
            <text:p>0</text:p>
          </table:table-cell>
          <table:table-cell office:value-type="float" office:value="10.763" calcext:value-type="float">
            <text:p>10.763</text:p>
          </table:table-cell>
          <table:table-cell office:value-type="float" office:value="52.777" calcext:value-type="float">
            <text:p>52.777</text:p>
          </table:table-cell>
          <table:table-cell office:value-type="float" office:value="6.405" calcext:value-type="float">
            <text:p>6.405</text:p>
          </table:table-cell>
          <table:table-cell table:number-columns-repeated="6"/>
        </table:table-row>
        <table:table-row table:style-name="ro1">
          <table:table-cell office:value-type="date" office:date-value="2015-09-30" calcext:value-type="date">
            <text:p>2015-09-30</text:p>
          </table:table-cell>
          <table:table-cell office:value-type="float" office:value="0" calcext:value-type="float">
            <text:p>0</text:p>
          </table:table-cell>
          <table:table-cell office:value-type="float" office:value="15.01" calcext:value-type="float">
            <text:p>15.01</text:p>
          </table:table-cell>
          <table:table-cell office:value-type="float" office:value="56.718" calcext:value-type="float">
            <text:p>56.718</text:p>
          </table:table-cell>
          <table:table-cell office:value-type="float" office:value="7.192" calcext:value-type="float">
            <text:p>7.192</text:p>
          </table:table-cell>
          <table:table-cell table:number-columns-repeated="6"/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.83" calcext:value-type="float">
            <text:p>1.83</text:p>
          </table:table-cell>
          <table:table-cell office:value-type="float" office:value="13.315" calcext:value-type="float">
            <text:p>13.315</text:p>
          </table:table-cell>
          <table:table-cell office:value-type="float" office:value="49.117" calcext:value-type="float">
            <text:p>49.117</text:p>
          </table:table-cell>
          <table:table-cell office:value-type="float" office:value="7.727" calcext:value-type="float">
            <text:p>7.727</text:p>
          </table:table-cell>
          <table:table-cell table:number-columns-repeated="6"/>
        </table:table-row>
        <table:table-row table:style-name="ro1">
          <table:table-cell office:value-type="date" office:date-value="2015-10-02" calcext:value-type="date">
            <text:p>2015-10-02</text:p>
          </table:table-cell>
          <table:table-cell office:value-type="float" office:value="15.81" calcext:value-type="float">
            <text:p>15.81</text:p>
          </table:table-cell>
          <table:table-cell office:value-type="float" office:value="5.001" calcext:value-type="float">
            <text:p>5.001</text:p>
          </table:table-cell>
          <table:table-cell office:value-type="float" office:value="85.041" calcext:value-type="float">
            <text:p>85.041</text:p>
          </table:table-cell>
          <table:table-cell office:value-type="float" office:value="17.926" calcext:value-type="float">
            <text:p>17.926</text:p>
          </table:table-cell>
          <table:table-cell table:number-columns-repeated="6"/>
        </table:table-row>
        <table:table-row table:style-name="ro1">
          <table:table-cell office:value-type="date" office:date-value="2015-10-03" calcext:value-type="date">
            <text:p>2015-10-03</text:p>
          </table:table-cell>
          <table:table-cell office:value-type="float" office:value="0" calcext:value-type="float">
            <text:p>0</text:p>
          </table:table-cell>
          <table:table-cell office:value-type="float" office:value="1.706" calcext:value-type="float">
            <text:p>1.706</text:p>
          </table:table-cell>
          <table:table-cell office:value-type="float" office:value="83.097" calcext:value-type="float">
            <text:p>83.097</text:p>
          </table:table-cell>
          <table:table-cell office:value-type="float" office:value="6.81" calcext:value-type="float">
            <text:p>6.81</text:p>
          </table:table-cell>
          <table:table-cell table:number-columns-repeated="6"/>
        </table:table-row>
        <table:table-row table:style-name="ro1">
          <table:table-cell office:value-type="date" office:date-value="2015-10-04" calcext:value-type="date">
            <text:p>2015-10-04</text:p>
          </table:table-cell>
          <table:table-cell office:value-type="float" office:value="0" calcext:value-type="float">
            <text:p>0</text:p>
          </table:table-cell>
          <table:table-cell office:value-type="float" office:value="2.515" calcext:value-type="float">
            <text:p>2.515</text:p>
          </table:table-cell>
          <table:table-cell office:value-type="float" office:value="80.935" calcext:value-type="float">
            <text:p>80.935</text:p>
          </table:table-cell>
          <table:table-cell office:value-type="float" office:value="10.334" calcext:value-type="float">
            <text:p>10.334</text:p>
          </table:table-cell>
          <table:table-cell table:number-columns-repeated="6"/>
        </table:table-row>
        <table:table-row table:style-name="ro1">
          <table:table-cell office:value-type="date" office:date-value="2015-10-05" calcext:value-type="date">
            <text:p>2015-10-05</text:p>
          </table:table-cell>
          <table:table-cell office:value-type="float" office:value="0.05" calcext:value-type="float">
            <text:p>0.05</text:p>
          </table:table-cell>
          <table:table-cell office:value-type="float" office:value="2.798" calcext:value-type="float">
            <text:p>2.798</text:p>
          </table:table-cell>
          <table:table-cell office:value-type="float" office:value="71.231" calcext:value-type="float">
            <text:p>71.231</text:p>
          </table:table-cell>
          <table:table-cell office:value-type="float" office:value="10.977" calcext:value-type="float">
            <text:p>10.977</text:p>
          </table:table-cell>
          <table:table-cell table:number-columns-repeated="6"/>
        </table:table-row>
        <table:table-row table:style-name="ro1">
          <table:table-cell office:value-type="date" office:date-value="2015-10-06" calcext:value-type="date">
            <text:p>2015-10-06</text:p>
          </table:table-cell>
          <table:table-cell office:value-type="float" office:value="0" calcext:value-type="float">
            <text:p>0</text:p>
          </table:table-cell>
          <table:table-cell office:value-type="float" office:value="1.081" calcext:value-type="float">
            <text:p>1.081</text:p>
          </table:table-cell>
          <table:table-cell office:value-type="float" office:value="75.593" calcext:value-type="float">
            <text:p>75.593</text:p>
          </table:table-cell>
          <table:table-cell office:value-type="float" office:value="7.848" calcext:value-type="float">
            <text:p>7.848</text:p>
          </table:table-cell>
          <table:table-cell table:number-columns-repeated="6"/>
        </table:table-row>
        <table:table-row table:style-name="ro1">
          <table:table-cell office:value-type="date" office:date-value="2015-10-07" calcext:value-type="date">
            <text:p>2015-10-07</text:p>
          </table:table-cell>
          <table:table-cell office:value-type="float" office:value="0" calcext:value-type="float">
            <text:p>0</text:p>
          </table:table-cell>
          <table:table-cell office:value-type="float" office:value="3.242" calcext:value-type="float">
            <text:p>3.242</text:p>
          </table:table-cell>
          <table:table-cell office:value-type="float" office:value="67.842" calcext:value-type="float">
            <text:p>67.842</text:p>
          </table:table-cell>
          <table:table-cell office:value-type="float" office:value="4.761" calcext:value-type="float">
            <text:p>4.761</text:p>
          </table:table-cell>
          <table:table-cell table:number-columns-repeated="6"/>
        </table:table-row>
        <table:table-row table:style-name="ro1">
          <table:table-cell office:value-type="date" office:date-value="2015-10-08" calcext:value-type="date">
            <text:p>2015-10-08</text:p>
          </table:table-cell>
          <table:table-cell office:value-type="float" office:value="1.26" calcext:value-type="float">
            <text:p>1.26</text:p>
          </table:table-cell>
          <table:table-cell office:value-type="float" office:value="5.48" calcext:value-type="float">
            <text:p>5.48</text:p>
          </table:table-cell>
          <table:table-cell office:value-type="float" office:value="66.198" calcext:value-type="float">
            <text:p>66.198</text:p>
          </table:table-cell>
          <table:table-cell office:value-type="float" office:value="15.914" calcext:value-type="float">
            <text:p>15.914</text:p>
          </table:table-cell>
          <table:table-cell table:number-columns-repeated="6"/>
        </table:table-row>
        <table:table-row table:style-name="ro1">
          <table:table-cell office:value-type="date" office:date-value="2015-10-09" calcext:value-type="date">
            <text:p>2015-10-09</text:p>
          </table:table-cell>
          <table:table-cell office:value-type="float" office:value="0" calcext:value-type="float">
            <text:p>0</text:p>
          </table:table-cell>
          <table:table-cell office:value-type="float" office:value="3.027" calcext:value-type="float">
            <text:p>3.027</text:p>
          </table:table-cell>
          <table:table-cell office:value-type="float" office:value="94.621" calcext:value-type="float">
            <text:p>94.621</text:p>
          </table:table-cell>
          <table:table-cell office:value-type="float" office:value="13.515" calcext:value-type="float">
            <text:p>13.515</text:p>
          </table:table-cell>
          <table:table-cell table:number-columns-repeated="6"/>
        </table:table-row>
        <table:table-row table:style-name="ro1">
          <table:table-cell office:value-type="date" office:date-value="2015-10-10" calcext:value-type="date">
            <text:p>2015-10-10</text:p>
          </table:table-cell>
          <table:table-cell office:value-type="float" office:value="0" calcext:value-type="float">
            <text:p>0</text:p>
          </table:table-cell>
          <table:table-cell office:value-type="float" office:value="4.314" calcext:value-type="float">
            <text:p>4.314</text:p>
          </table:table-cell>
          <table:table-cell office:value-type="float" office:value="93.052" calcext:value-type="float">
            <text:p>93.052</text:p>
          </table:table-cell>
          <table:table-cell office:value-type="float" office:value="10.446" calcext:value-type="float">
            <text:p>10.446</text:p>
          </table:table-cell>
          <table:table-cell table:number-columns-repeated="6"/>
        </table:table-row>
        <table:table-row table:style-name="ro1">
          <table:table-cell office:value-type="date" office:date-value="2015-10-11" calcext:value-type="date">
            <text:p>2015-10-11</text:p>
          </table:table-cell>
          <table:table-cell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office:value-type="float" office:value="81.449" calcext:value-type="float">
            <text:p>81.449</text:p>
          </table:table-cell>
          <table:table-cell office:value-type="float" office:value="12.245" calcext:value-type="float">
            <text:p>12.245</text:p>
          </table:table-cell>
          <table:table-cell table:number-columns-repeated="6"/>
        </table:table-row>
        <table:table-row table:style-name="ro1">
          <table:table-cell office:value-type="date" office:date-value="2015-10-12" calcext:value-type="date">
            <text:p>2015-10-12</text:p>
          </table:table-cell>
          <table:table-cell office:value-type="float" office:value="0" calcext:value-type="float">
            <text:p>0</text:p>
          </table:table-cell>
          <table:table-cell office:value-type="float" office:value="5.131" calcext:value-type="float">
            <text:p>5.131</text:p>
          </table:table-cell>
          <table:table-cell office:value-type="float" office:value="78.552" calcext:value-type="float">
            <text:p>78.552</text:p>
          </table:table-cell>
          <table:table-cell office:value-type="float" office:value="11.46" calcext:value-type="float">
            <text:p>11.46</text:p>
          </table:table-cell>
          <table:table-cell table:number-columns-repeated="6"/>
        </table:table-row>
        <table:table-row table:style-name="ro1">
          <table:table-cell office:value-type="date" office:date-value="2015-10-13" calcext:value-type="date">
            <text:p>2015-10-13</text:p>
          </table:table-cell>
          <table:table-cell office:value-type="float" office:value="0" calcext:value-type="float">
            <text:p>0</text:p>
          </table:table-cell>
          <table:table-cell office:value-type="float" office:value="8.242" calcext:value-type="float">
            <text:p>8.242</text:p>
          </table:table-cell>
          <table:table-cell office:value-type="float" office:value="49.46" calcext:value-type="float">
            <text:p>49.46</text:p>
          </table:table-cell>
          <table:table-cell office:value-type="float" office:value="12.845" calcext:value-type="float">
            <text:p>12.845</text:p>
          </table:table-cell>
          <table:table-cell table:number-columns-repeated="6"/>
        </table:table-row>
        <table:table-row table:style-name="ro1">
          <table:table-cell office:value-type="date" office:date-value="2015-10-14" calcext:value-type="date">
            <text:p>2015-10-14</text:p>
          </table:table-cell>
          <table:table-cell office:value-type="float" office:value="0" calcext:value-type="float">
            <text:p>0</text:p>
          </table:table-cell>
          <table:table-cell office:value-type="float" office:value="7.39" calcext:value-type="float">
            <text:p>7.39</text:p>
          </table:table-cell>
          <table:table-cell office:value-type="float" office:value="53.134" calcext:value-type="float">
            <text:p>53.134</text:p>
          </table:table-cell>
          <table:table-cell office:value-type="float" office:value="15.042" calcext:value-type="float">
            <text:p>15.042</text:p>
          </table:table-cell>
          <table:table-cell table:number-columns-repeated="6"/>
        </table:table-row>
        <table:table-row table:style-name="ro1">
          <table:table-cell office:value-type="date" office:date-value="2015-10-15" calcext:value-type="date">
            <text:p>2015-10-15</text:p>
          </table:table-cell>
          <table:table-cell office:value-type="float" office:value="0" calcext:value-type="float">
            <text:p>0</text:p>
          </table:table-cell>
          <table:table-cell office:value-type="float" office:value="3.496" calcext:value-type="float">
            <text:p>3.496</text:p>
          </table:table-cell>
          <table:table-cell office:value-type="float" office:value="72.085" calcext:value-type="float">
            <text:p>72.085</text:p>
          </table:table-cell>
          <table:table-cell office:value-type="float" office:value="5.469" calcext:value-type="float">
            <text:p>5.469</text:p>
          </table:table-cell>
          <table:table-cell table:number-columns-repeated="6"/>
        </table:table-row>
        <table:table-row table:style-name="ro1">
          <table:table-cell office:value-type="date" office:date-value="2015-10-16" calcext:value-type="date">
            <text:p>2015-10-16</text:p>
          </table:table-cell>
          <table:table-cell office:value-type="float" office:value="0" calcext:value-type="float">
            <text:p>0</text:p>
          </table:table-cell>
          <table:table-cell office:value-type="float" office:value="3.708" calcext:value-type="float">
            <text:p>3.708</text:p>
          </table:table-cell>
          <table:table-cell office:value-type="float" office:value="72.62" calcext:value-type="float">
            <text:p>72.62</text:p>
          </table:table-cell>
          <table:table-cell office:value-type="float" office:value="10.017" calcext:value-type="float">
            <text:p>10.017</text:p>
          </table:table-cell>
          <table:table-cell table:number-columns-repeated="6"/>
        </table:table-row>
        <table:table-row table:style-name="ro1">
          <table:table-cell office:value-type="date" office:date-value="2015-10-17" calcext:value-type="date">
            <text:p>2015-10-17</text:p>
          </table:table-cell>
          <table:table-cell office:value-type="float" office:value="0" calcext:value-type="float">
            <text:p>0</text:p>
          </table:table-cell>
          <table:table-cell office:value-type="float" office:value="7.209" calcext:value-type="float">
            <text:p>7.209</text:p>
          </table:table-cell>
          <table:table-cell office:value-type="float" office:value="63.29" calcext:value-type="float">
            <text:p>63.29</text:p>
          </table:table-cell>
          <table:table-cell office:value-type="float" office:value="7.704" calcext:value-type="float">
            <text:p>7.704</text:p>
          </table:table-cell>
          <table:table-cell table:number-columns-repeated="6"/>
        </table:table-row>
        <table:table-row table:style-name="ro1">
          <table:table-cell office:value-type="date" office:date-value="2015-10-18" calcext:value-type="date">
            <text:p>2015-10-18</text:p>
          </table:table-cell>
          <table:table-cell office:value-type="float" office:value="0" calcext:value-type="float">
            <text:p>0</text:p>
          </table:table-cell>
          <table:table-cell office:value-type="float" office:value="10.658" calcext:value-type="float">
            <text:p>10.658</text:p>
          </table:table-cell>
          <table:table-cell office:value-type="float" office:value="56.286" calcext:value-type="float">
            <text:p>56.286</text:p>
          </table:table-cell>
          <table:table-cell office:value-type="float" office:value="13.108" calcext:value-type="float">
            <text:p>13.108</text:p>
          </table:table-cell>
          <table:table-cell table:number-columns-repeated="6"/>
        </table:table-row>
        <table:table-row table:style-name="ro1">
          <table:table-cell office:value-type="date" office:date-value="2015-10-19" calcext:value-type="date">
            <text:p>2015-10-19</text:p>
          </table:table-cell>
          <table:table-cell office:value-type="float" office:value="0" calcext:value-type="float">
            <text:p>0</text:p>
          </table:table-cell>
          <table:table-cell office:value-type="float" office:value="4.678" calcext:value-type="float">
            <text:p>4.678</text:p>
          </table:table-cell>
          <table:table-cell office:value-type="float" office:value="81.073" calcext:value-type="float">
            <text:p>81.073</text:p>
          </table:table-cell>
          <table:table-cell office:value-type="float" office:value="15.693" calcext:value-type="float">
            <text:p>15.693</text:p>
          </table:table-cell>
          <table:table-cell table:number-columns-repeated="6"/>
        </table:table-row>
        <table:table-row table:style-name="ro1">
          <table:table-cell office:value-type="date" office:date-value="2015-10-20" calcext:value-type="date">
            <text:p>2015-10-20</text:p>
          </table:table-cell>
          <table:table-cell office:value-type="float" office:value="0" calcext:value-type="float">
            <text:p>0</text:p>
          </table:table-cell>
          <table:table-cell office:value-type="float" office:value="3.187" calcext:value-type="float">
            <text:p>3.187</text:p>
          </table:table-cell>
          <table:table-cell office:value-type="float" office:value="85.545" calcext:value-type="float">
            <text:p>85.545</text:p>
          </table:table-cell>
          <table:table-cell office:value-type="float" office:value="9.884" calcext:value-type="float">
            <text:p>9.884</text:p>
          </table:table-cell>
          <table:table-cell table:number-columns-repeated="6"/>
        </table:table-row>
        <table:table-row table:style-name="ro1">
          <table:table-cell office:value-type="date" office:date-value="2015-10-21" calcext:value-type="date">
            <text:p>2015-10-21</text:p>
          </table:table-cell>
          <table:table-cell office:value-type="float" office:value="0" calcext:value-type="float">
            <text:p>0</text:p>
          </table:table-cell>
          <table:table-cell office:value-type="float" office:value="1.488" calcext:value-type="float">
            <text:p>1.488</text:p>
          </table:table-cell>
          <table:table-cell office:value-type="float" office:value="90.606" calcext:value-type="float">
            <text:p>90.606</text:p>
          </table:table-cell>
          <table:table-cell office:value-type="float" office:value="16.489" calcext:value-type="float">
            <text:p>16.489</text:p>
          </table:table-cell>
          <table:table-cell table:number-columns-repeated="6"/>
        </table:table-row>
        <table:table-row table:style-name="ro1">
          <table:table-cell office:value-type="date" office:date-value="2015-10-22" calcext:value-type="date">
            <text:p>2015-10-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.087" calcext:value-type="float">
            <text:p>71.087</text:p>
          </table:table-cell>
          <table:table-cell office:value-type="float" office:value="6.02" calcext:value-type="float">
            <text:p>6.02</text:p>
          </table:table-cell>
          <table:table-cell table:number-columns-repeated="6"/>
        </table:table-row>
        <table:table-row table:style-name="ro1">
          <table:table-cell office:value-type="date" office:date-value="2015-10-23" calcext:value-type="date">
            <text:p>2015-10-23</text:p>
          </table:table-cell>
          <table:table-cell office:value-type="float" office:value="0.05" calcext:value-type="float">
            <text:p>0.05</text:p>
          </table:table-cell>
          <table:table-cell office:value-type="float" office:value="3.585" calcext:value-type="float">
            <text:p>3.585</text:p>
          </table:table-cell>
          <table:table-cell office:value-type="float" office:value="76.587" calcext:value-type="float">
            <text:p>76.587</text:p>
          </table:table-cell>
          <table:table-cell office:value-type="float" office:value="3.809" calcext:value-type="float">
            <text:p>3.809</text:p>
          </table:table-cell>
          <table:table-cell table:number-columns-repeated="6"/>
        </table:table-row>
        <table:table-row table:style-name="ro1">
          <table:table-cell office:value-type="date" office:date-value="2015-10-24" calcext:value-type="date">
            <text:p>2015-10-24</text:p>
          </table:table-cell>
          <table:table-cell office:value-type="float" office:value="0" calcext:value-type="float">
            <text:p>0</text:p>
          </table:table-cell>
          <table:table-cell office:value-type="float" office:value="0.591" calcext:value-type="float">
            <text:p>0.591</text:p>
          </table:table-cell>
          <table:table-cell office:value-type="float" office:value="89.021" calcext:value-type="float">
            <text:p>89.021</text:p>
          </table:table-cell>
          <table:table-cell office:value-type="float" office:value="5.336" calcext:value-type="float">
            <text:p>5.336</text:p>
          </table:table-cell>
          <table:table-cell table:number-columns-repeated="6"/>
        </table:table-row>
        <table:table-row table:style-name="ro1">
          <table:table-cell office:value-type="date" office:date-value="2015-10-25" calcext:value-type="date">
            <text:p>2015-10-25</text:p>
          </table:table-cell>
          <table:table-cell office:value-type="float" office:value="0.05" calcext:value-type="float">
            <text:p>0.05</text:p>
          </table:table-cell>
          <table:table-cell office:value-type="float" office:value="-0.772" calcext:value-type="float">
            <text:p>-0.772</text:p>
          </table:table-cell>
          <table:table-cell office:value-type="float" office:value="90.935" calcext:value-type="float">
            <text:p>90.935</text:p>
          </table:table-cell>
          <table:table-cell office:value-type="float" office:value="9.296" calcext:value-type="float">
            <text:p>9.296</text:p>
          </table:table-cell>
          <table:table-cell table:number-columns-repeated="6"/>
        </table:table-row>
        <table:table-row table:style-name="ro1">
          <table:table-cell office:value-type="date" office:date-value="2015-10-26" calcext:value-type="date">
            <text:p>2015-10-26</text:p>
          </table:table-cell>
          <table:table-cell office:value-type="float" office:value="1" calcext:value-type="float">
            <text:p>1</text:p>
          </table:table-cell>
          <table:table-cell office:value-type="float" office:value="-0.037" calcext:value-type="float">
            <text:p>-0.037</text:p>
          </table:table-cell>
          <table:table-cell office:value-type="float" office:value="93.12" calcext:value-type="float">
            <text:p>93.12</text:p>
          </table:table-cell>
          <table:table-cell office:value-type="float" office:value="12.079" calcext:value-type="float">
            <text:p>12.079</text:p>
          </table:table-cell>
          <table:table-cell table:number-columns-repeated="6"/>
        </table:table-row>
        <table:table-row table:style-name="ro1">
          <table:table-cell office:value-type="date" office:date-value="2015-10-27" calcext:value-type="date">
            <text:p>2015-10-2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85.304" calcext:value-type="float">
            <text:p>85.304</text:p>
          </table:table-cell>
          <table:table-cell office:value-type="float" office:value="12.796" calcext:value-type="float">
            <text:p>12.796</text:p>
          </table:table-cell>
          <table:table-cell table:number-columns-repeated="6"/>
        </table:table-row>
        <table:table-row table:style-name="ro1">
          <table:table-cell office:value-type="date" office:date-value="2015-10-28" calcext:value-type="date">
            <text:p>2015-10-28</text:p>
          </table:table-cell>
          <table:table-cell office:value-type="float" office:value="0" calcext:value-type="float">
            <text:p>0</text:p>
          </table:table-cell>
          <table:table-cell office:value-type="float" office:value="-1.471" calcext:value-type="float">
            <text:p>-1.471</text:p>
          </table:table-cell>
          <table:table-cell office:value-type="float" office:value="85.454" calcext:value-type="float">
            <text:p>85.454</text:p>
          </table:table-cell>
          <table:table-cell office:value-type="float" office:value="8.213" calcext:value-type="float">
            <text:p>8.213</text:p>
          </table:table-cell>
          <table:table-cell table:number-columns-repeated="6"/>
        </table:table-row>
        <table:table-row table:style-name="ro1">
          <table:table-cell office:value-type="date" office:date-value="2015-10-29" calcext:value-type="date">
            <text:p>2015-10-29</text:p>
          </table:table-cell>
          <table:table-cell office:value-type="float" office:value="0.3" calcext:value-type="float">
            <text:p>0.3</text:p>
          </table:table-cell>
          <table:table-cell office:value-type="float" office:value="-0.175" calcext:value-type="float">
            <text:p>-0.175</text:p>
          </table:table-cell>
          <table:table-cell office:value-type="float" office:value="87.016" calcext:value-type="float">
            <text:p>87.016</text:p>
          </table:table-cell>
          <table:table-cell office:value-type="float" office:value="2.371" calcext:value-type="float">
            <text:p>2.371</text:p>
          </table:table-cell>
          <table:table-cell table:number-columns-repeated="6"/>
        </table:table-row>
        <table:table-row table:style-name="ro1">
          <table:table-cell office:value-type="date" office:date-value="2015-10-30" calcext:value-type="date">
            <text:p>2015-10-30</text:p>
          </table:table-cell>
          <table:table-cell office:value-type="float" office:value="1.3" calcext:value-type="float">
            <text:p>1.3</text:p>
          </table:table-cell>
          <table:table-cell office:value-type="float" office:value="0.125" calcext:value-type="float">
            <text:p>0.125</text:p>
          </table:table-cell>
          <table:table-cell office:value-type="float" office:value="92.303" calcext:value-type="float">
            <text:p>92.303</text:p>
          </table:table-cell>
          <table:table-cell office:value-type="float" office:value="4.513" calcext:value-type="float">
            <text:p>4.513</text:p>
          </table:table-cell>
          <table:table-cell table:number-columns-repeated="6"/>
        </table:table-row>
        <table:table-row table:style-name="ro1">
          <table:table-cell office:value-type="date" office:date-value="2015-10-31" calcext:value-type="date">
            <text:p>2015-10-31</text:p>
          </table:table-cell>
          <table:table-cell office:value-type="float" office:value="0.2" calcext:value-type="float">
            <text:p>0.2</text:p>
          </table:table-cell>
          <table:table-cell office:value-type="float" office:value="-0.337" calcext:value-type="float">
            <text:p>-0.337</text:p>
          </table:table-cell>
          <table:table-cell office:value-type="float" office:value="88.9" calcext:value-type="float">
            <text:p>88.9</text:p>
          </table:table-cell>
          <table:table-cell office:value-type="float" office:value="7.121" calcext:value-type="float">
            <text:p>7.121</text:p>
          </table:table-cell>
          <table:table-cell table:number-columns-repeated="6"/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0" calcext:value-type="float">
            <text:p>0</text:p>
          </table:table-cell>
          <table:table-cell office:value-type="float" office:value="14.208" calcext:value-type="float">
            <text:p>14.208</text:p>
          </table:table-cell>
          <table:table-cell office:value-type="float" office:value="39.32" calcext:value-type="float">
            <text:p>39.32</text:p>
          </table:table-cell>
          <table:table-cell office:value-type="float" office:value="4.925" calcext:value-type="float">
            <text:p>4.925</text:p>
          </table:table-cell>
          <table:table-cell table:number-columns-repeated="6"/>
        </table:table-row>
        <table:table-row table:style-name="ro1">
          <table:table-cell office:value-type="date" office:date-value="2016-05-02" calcext:value-type="date">
            <text:p>2016-05-02</text:p>
          </table:table-cell>
          <table:table-cell office:value-type="float" office:value="0" calcext:value-type="float">
            <text:p>0</text:p>
          </table:table-cell>
          <table:table-cell office:value-type="float" office:value="19.637" calcext:value-type="float">
            <text:p>19.637</text:p>
          </table:table-cell>
          <table:table-cell office:value-type="float" office:value="40.9" calcext:value-type="float">
            <text:p>40.9</text:p>
          </table:table-cell>
          <table:table-cell office:value-type="float" office:value="5.613" calcext:value-type="float">
            <text:p>5.613</text:p>
          </table:table-cell>
          <table:table-cell table:number-columns-repeated="6"/>
        </table:table-row>
        <table:table-row table:style-name="ro1">
          <table:table-cell office:value-type="date" office:date-value="2016-05-03" calcext:value-type="date">
            <text:p>2016-05-03</text:p>
          </table:table-cell>
          <table:table-cell office:value-type="float" office:value="0" calcext:value-type="float">
            <text:p>0</text:p>
          </table:table-cell>
          <table:table-cell office:value-type="float" office:value="21.367" calcext:value-type="float">
            <text:p>21.367</text:p>
          </table:table-cell>
          <table:table-cell office:value-type="float" office:value="32.144" calcext:value-type="float">
            <text:p>32.144</text:p>
          </table:table-cell>
          <table:table-cell office:value-type="float" office:value="5.229" calcext:value-type="float">
            <text:p>5.229</text:p>
          </table:table-cell>
          <table:table-cell table:number-columns-repeated="6"/>
        </table:table-row>
        <table:table-row table:style-name="ro1">
          <table:table-cell office:value-type="date" office:date-value="2016-05-04" calcext:value-type="date">
            <text:p>2016-05-04</text:p>
          </table:table-cell>
          <table:table-cell office:value-type="float" office:value="0" calcext:value-type="float">
            <text:p>0</text:p>
          </table:table-cell>
          <table:table-cell office:value-type="float" office:value="17.467" calcext:value-type="float">
            <text:p>17.467</text:p>
          </table:table-cell>
          <table:table-cell office:value-type="float" office:value="36.985" calcext:value-type="float">
            <text:p>36.985</text:p>
          </table:table-cell>
          <table:table-cell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office:value-type="date" office:date-value="2016-05-05" calcext:value-type="date">
            <text:p>2016-05-05</text:p>
          </table:table-cell>
          <table:table-cell office:value-type="float" office:value="0" calcext:value-type="float">
            <text:p>0</text:p>
          </table:table-cell>
          <table:table-cell office:value-type="float" office:value="11.517" calcext:value-type="float">
            <text:p>11.517</text:p>
          </table:table-cell>
          <table:table-cell office:value-type="float" office:value="33.695" calcext:value-type="float">
            <text:p>33.695</text:p>
          </table:table-cell>
          <table:table-cell office:value-type="float" office:value="12.817" calcext:value-type="float">
            <text:p>12.817</text:p>
          </table:table-cell>
          <table:table-cell table:number-columns-repeated="6"/>
        </table:table-row>
        <table:table-row table:style-name="ro1">
          <table:table-cell office:value-type="date" office:date-value="2016-05-06" calcext:value-type="date">
            <text:p>2016-05-06</text:p>
          </table:table-cell>
          <table:table-cell office:value-type="float" office:value="0" calcext:value-type="float">
            <text:p>0</text:p>
          </table:table-cell>
          <table:table-cell office:value-type="float" office:value="11.854" calcext:value-type="float">
            <text:p>11.854</text:p>
          </table:table-cell>
          <table:table-cell office:value-type="float" office:value="35.857" calcext:value-type="float">
            <text:p>35.857</text:p>
          </table:table-cell>
          <table:table-cell office:value-type="float" office:value="5.587" calcext:value-type="float">
            <text:p>5.587</text:p>
          </table:table-cell>
          <table:table-cell table:number-columns-repeated="6"/>
        </table:table-row>
        <table:table-row table:style-name="ro1">
          <table:table-cell office:value-type="date" office:date-value="2016-05-07" calcext:value-type="date">
            <text:p>2016-05-07</text:p>
          </table:table-cell>
          <table:table-cell office:value-type="float" office:value="0" calcext:value-type="float">
            <text:p>0</text:p>
          </table:table-cell>
          <table:table-cell office:value-type="float" office:value="15.237" calcext:value-type="float">
            <text:p>15.237</text:p>
          </table:table-cell>
          <table:table-cell office:value-type="float" office:value="40.162" calcext:value-type="float">
            <text:p>40.162</text:p>
          </table:table-cell>
          <table:table-cell office:value-type="float" office:value="5.608" calcext:value-type="float">
            <text:p>5.608</text:p>
          </table:table-cell>
          <table:table-cell table:number-columns-repeated="6"/>
        </table:table-row>
        <table:table-row table:style-name="ro1">
          <table:table-cell office:value-type="date" office:date-value="2016-05-08" calcext:value-type="date">
            <text:p>2016-05-08</text:p>
          </table:table-cell>
          <table:table-cell office:value-type="float" office:value="1.7" calcext:value-type="float">
            <text:p>1.7</text:p>
          </table:table-cell>
          <table:table-cell office:value-type="float" office:value="9.533" calcext:value-type="float">
            <text:p>9.533</text:p>
          </table:table-cell>
          <table:table-cell office:value-type="float" office:value="74.578" calcext:value-type="float">
            <text:p>74.578</text:p>
          </table:table-cell>
          <table:table-cell office:value-type="float" office:value="11.242" calcext:value-type="float">
            <text:p>11.242</text:p>
          </table:table-cell>
          <table:table-cell table:number-columns-repeated="6"/>
        </table:table-row>
        <table:table-row table:style-name="ro1">
          <table:table-cell office:value-type="date" office:date-value="2016-05-09" calcext:value-type="date">
            <text:p>2016-05-09</text:p>
          </table:table-cell>
          <table:table-cell office:value-type="float" office:value="0" calcext:value-type="float">
            <text:p>0</text:p>
          </table:table-cell>
          <table:table-cell office:value-type="float" office:value="6.654" calcext:value-type="float">
            <text:p>6.654</text:p>
          </table:table-cell>
          <table:table-cell office:value-type="float" office:value="59.822" calcext:value-type="float">
            <text:p>59.822</text:p>
          </table:table-cell>
          <table:table-cell office:value-type="float" office:value="15.046" calcext:value-type="float">
            <text:p>15.046</text:p>
          </table:table-cell>
          <table:table-cell table:number-columns-repeated="6"/>
        </table:table-row>
        <table:table-row table:style-name="ro1">
          <table:table-cell office:value-type="date" office:date-value="2016-05-10" calcext:value-type="date">
            <text:p>2016-05-10</text:p>
          </table:table-cell>
          <table:table-cell office:value-type="float" office:value="0.2" calcext:value-type="float">
            <text:p>0.2</text:p>
          </table:table-cell>
          <table:table-cell office:value-type="float" office:value="8.504" calcext:value-type="float">
            <text:p>8.504</text:p>
          </table:table-cell>
          <table:table-cell office:value-type="float" office:value="49.501" calcext:value-type="float">
            <text:p>49.501</text:p>
          </table:table-cell>
          <table:table-cell office:value-type="float" office:value="4.696" calcext:value-type="float">
            <text:p>4.696</text:p>
          </table:table-cell>
          <table:table-cell table:number-columns-repeated="6"/>
        </table:table-row>
        <table:table-row table:style-name="ro1">
          <table:table-cell office:value-type="date" office:date-value="2016-05-11" calcext:value-type="date">
            <text:p>2016-05-11</text:p>
          </table:table-cell>
          <table:table-cell office:value-type="float" office:value="0" calcext:value-type="float">
            <text:p>0</text:p>
          </table:table-cell>
          <table:table-cell office:value-type="float" office:value="9.537" calcext:value-type="float">
            <text:p>9.537</text:p>
          </table:table-cell>
          <table:table-cell office:value-type="float" office:value="44.706" calcext:value-type="float">
            <text:p>44.706</text:p>
          </table:table-cell>
          <table:table-cell office:value-type="float" office:value="6.304" calcext:value-type="float">
            <text:p>6.304</text:p>
          </table:table-cell>
          <table:table-cell table:number-columns-repeated="6"/>
        </table:table-row>
        <table:table-row table:style-name="ro1">
          <table:table-cell office:value-type="date" office:date-value="2016-05-12" calcext:value-type="date">
            <text:p>2016-05-12</text:p>
          </table:table-cell>
          <table:table-cell office:value-type="float" office:value="0" calcext:value-type="float">
            <text:p>0</text:p>
          </table:table-cell>
          <table:table-cell office:value-type="float" office:value="9.092" calcext:value-type="float">
            <text:p>9.092</text:p>
          </table:table-cell>
          <table:table-cell office:value-type="float" office:value="37.529" calcext:value-type="float">
            <text:p>37.529</text:p>
          </table:table-cell>
          <table:table-cell office:value-type="float" office:value="4.837" calcext:value-type="float">
            <text:p>4.837</text:p>
          </table:table-cell>
          <table:table-cell table:number-columns-repeated="6"/>
        </table:table-row>
        <table:table-row table:style-name="ro1">
          <table:table-cell office:value-type="date" office:date-value="2016-05-13" calcext:value-type="date">
            <text:p>2016-05-13</text:p>
          </table:table-cell>
          <table:table-cell office:value-type="float" office:value="0" calcext:value-type="float">
            <text:p>0</text:p>
          </table:table-cell>
          <table:table-cell office:value-type="float" office:value="12.388" calcext:value-type="float">
            <text:p>12.388</text:p>
          </table:table-cell>
          <table:table-cell office:value-type="float" office:value="31.949" calcext:value-type="float">
            <text:p>31.949</text:p>
          </table:table-cell>
          <table:table-cell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date" office:date-value="2016-05-14" calcext:value-type="date">
            <text:p>2016-05-14</text:p>
          </table:table-cell>
          <table:table-cell office:value-type="float" office:value="0" calcext:value-type="float">
            <text:p>0</text:p>
          </table:table-cell>
          <table:table-cell office:value-type="float" office:value="14.167" calcext:value-type="float">
            <text:p>14.167</text:p>
          </table:table-cell>
          <table:table-cell office:value-type="float" office:value="36.038" calcext:value-type="float">
            <text:p>36.038</text:p>
          </table:table-cell>
          <table:table-cell office:value-type="float" office:value="3.458" calcext:value-type="float">
            <text:p>3.458</text:p>
          </table:table-cell>
          <table:table-cell table:number-columns-repeated="6"/>
        </table:table-row>
        <table:table-row table:style-name="ro1">
          <table:table-cell office:value-type="date" office:date-value="2016-05-15" calcext:value-type="date">
            <text:p>2016-05-15</text:p>
          </table:table-cell>
          <table:table-cell office:value-type="float" office:value="0" calcext:value-type="float">
            <text:p>0</text:p>
          </table:table-cell>
          <table:table-cell office:value-type="float" office:value="16.142" calcext:value-type="float">
            <text:p>16.142</text:p>
          </table:table-cell>
          <table:table-cell office:value-type="float" office:value="33.415" calcext:value-type="float">
            <text:p>33.415</text:p>
          </table:table-cell>
          <table:table-cell office:value-type="float" office:value="3.775" calcext:value-type="float">
            <text:p>3.775</text:p>
          </table:table-cell>
          <table:table-cell table:number-columns-repeated="6"/>
        </table:table-row>
        <table:table-row table:style-name="ro1">
          <table:table-cell office:value-type="date" office:date-value="2016-05-16" calcext:value-type="date">
            <text:p>2016-05-16</text:p>
          </table:table-cell>
          <table:table-cell office:value-type="float" office:value="0" calcext:value-type="float">
            <text:p>0</text:p>
          </table:table-cell>
          <table:table-cell office:value-type="float" office:value="16.562" calcext:value-type="float">
            <text:p>16.562</text:p>
          </table:table-cell>
          <table:table-cell office:value-type="float" office:value="36.675" calcext:value-type="float">
            <text:p>36.675</text:p>
          </table:table-cell>
          <table:table-cell office:value-type="float" office:value="3.637" calcext:value-type="float">
            <text:p>3.637</text:p>
          </table:table-cell>
          <table:table-cell table:number-columns-repeated="6"/>
        </table:table-row>
        <table:table-row table:style-name="ro1">
          <table:table-cell office:value-type="date" office:date-value="2016-05-17" calcext:value-type="date">
            <text:p>2016-05-17</text:p>
          </table:table-cell>
          <table:table-cell office:value-type="float" office:value="0" calcext:value-type="float">
            <text:p>0</text:p>
          </table:table-cell>
          <table:table-cell office:value-type="float" office:value="16.387" calcext:value-type="float">
            <text:p>16.387</text:p>
          </table:table-cell>
          <table:table-cell office:value-type="float" office:value="51.893" calcext:value-type="float">
            <text:p>51.893</text:p>
          </table:table-cell>
          <table:table-cell office:value-type="float" office:value="5.887" calcext:value-type="float">
            <text:p>5.887</text:p>
          </table:table-cell>
          <table:table-cell table:number-columns-repeated="6"/>
        </table:table-row>
        <table:table-row table:style-name="ro1">
          <table:table-cell office:value-type="date" office:date-value="2016-05-18" calcext:value-type="date">
            <text:p>2016-05-18</text:p>
          </table:table-cell>
          <table:table-cell office:value-type="float" office:value="0" calcext:value-type="float">
            <text:p>0</text:p>
          </table:table-cell>
          <table:table-cell office:value-type="float" office:value="13.375" calcext:value-type="float">
            <text:p>13.375</text:p>
          </table:table-cell>
          <table:table-cell office:value-type="float" office:value="62.513" calcext:value-type="float">
            <text:p>62.513</text:p>
          </table:table-cell>
          <table:table-cell office:value-type="float" office:value="11.087" calcext:value-type="float">
            <text:p>11.087</text:p>
          </table:table-cell>
          <table:table-cell table:number-columns-repeated="6"/>
        </table:table-row>
        <table:table-row table:style-name="ro1">
          <table:table-cell office:value-type="date" office:date-value="2016-05-19" calcext:value-type="date">
            <text:p>2016-05-19</text:p>
          </table:table-cell>
          <table:table-cell office:value-type="float" office:value="0" calcext:value-type="float">
            <text:p>0</text:p>
          </table:table-cell>
          <table:table-cell office:value-type="float" office:value="5.475" calcext:value-type="float">
            <text:p>5.475</text:p>
          </table:table-cell>
          <table:table-cell office:value-type="float" office:value="76.37" calcext:value-type="float">
            <text:p>76.37</text:p>
          </table:table-cell>
          <table:table-cell office:value-type="float" office:value="7.604" calcext:value-type="float">
            <text:p>7.604</text:p>
          </table:table-cell>
          <table:table-cell table:number-columns-repeated="6"/>
        </table:table-row>
        <table:table-row table:style-name="ro1">
          <table:table-cell office:value-type="date" office:date-value="2016-05-20" calcext:value-type="date">
            <text:p>2016-05-20</text:p>
          </table:table-cell>
          <table:table-cell office:value-type="float" office:value="13.4" calcext:value-type="float">
            <text:p>13.4</text:p>
          </table:table-cell>
          <table:table-cell office:value-type="float" office:value="4.129" calcext:value-type="float">
            <text:p>4.129</text:p>
          </table:table-cell>
          <table:table-cell office:value-type="float" office:value="91.063" calcext:value-type="float">
            <text:p>91.063</text:p>
          </table:table-cell>
          <table:table-cell office:value-type="float" office:value="4.229" calcext:value-type="float">
            <text:p>4.229</text:p>
          </table:table-cell>
          <table:table-cell table:number-columns-repeated="6"/>
        </table:table-row>
        <table:table-row table:style-name="ro1">
          <table:table-cell office:value-type="date" office:date-value="2016-05-21" calcext:value-type="date">
            <text:p>2016-05-21</text:p>
          </table:table-cell>
          <table:table-cell office:value-type="float" office:value="0.3" calcext:value-type="float">
            <text:p>0.3</text:p>
          </table:table-cell>
          <table:table-cell office:value-type="float" office:value="7.125" calcext:value-type="float">
            <text:p>7.125</text:p>
          </table:table-cell>
          <table:table-cell office:value-type="float" office:value="85.523" calcext:value-type="float">
            <text:p>85.523</text:p>
          </table:table-cell>
          <table:table-cell office:value-type="float" office:value="4.158" calcext:value-type="float">
            <text:p>4.158</text:p>
          </table:table-cell>
          <table:table-cell table:number-columns-repeated="6"/>
        </table:table-row>
        <table:table-row table:style-name="ro1">
          <table:table-cell office:value-type="date" office:date-value="2016-05-22" calcext:value-type="date">
            <text:p>2016-05-22</text:p>
          </table:table-cell>
          <table:table-cell office:value-type="float" office:value="0" calcext:value-type="float">
            <text:p>0</text:p>
          </table:table-cell>
          <table:table-cell office:value-type="float" office:value="12.25" calcext:value-type="float">
            <text:p>12.25</text:p>
          </table:table-cell>
          <table:table-cell office:value-type="float" office:value="65.624" calcext:value-type="float">
            <text:p>65.624</text:p>
          </table:table-cell>
          <table:table-cell office:value-type="float" office:value="3.804" calcext:value-type="float">
            <text:p>3.804</text:p>
          </table:table-cell>
          <table:table-cell table:number-columns-repeated="6"/>
        </table:table-row>
        <table:table-row table:style-name="ro1">
          <table:table-cell office:value-type="date" office:date-value="2016-05-23" calcext:value-type="date">
            <text:p>2016-05-23</text:p>
          </table:table-cell>
          <table:table-cell office:value-type="float" office:value="0" calcext:value-type="float">
            <text:p>0</text:p>
          </table:table-cell>
          <table:table-cell office:value-type="float" office:value="14.783" calcext:value-type="float">
            <text:p>14.783</text:p>
          </table:table-cell>
          <table:table-cell office:value-type="float" office:value="53.754" calcext:value-type="float">
            <text:p>53.754</text:p>
          </table:table-cell>
          <table:table-cell office:value-type="float" office:value="3.996" calcext:value-type="float">
            <text:p>3.996</text:p>
          </table:table-cell>
          <table:table-cell table:number-columns-repeated="6"/>
        </table:table-row>
        <table:table-row table:style-name="ro1">
          <table:table-cell office:value-type="date" office:date-value="2016-05-24" calcext:value-type="date">
            <text:p>2016-05-24</text:p>
          </table:table-cell>
          <table:table-cell office:value-type="float" office:value="0" calcext:value-type="float">
            <text:p>0</text:p>
          </table:table-cell>
          <table:table-cell office:value-type="float" office:value="16.896" calcext:value-type="float">
            <text:p>16.896</text:p>
          </table:table-cell>
          <table:table-cell office:value-type="float" office:value="43.778" calcext:value-type="float">
            <text:p>43.778</text:p>
          </table:table-cell>
          <table:table-cell office:value-type="float" office:value="4.862" calcext:value-type="float">
            <text:p>4.862</text:p>
          </table:table-cell>
          <table:table-cell table:number-columns-repeated="6"/>
        </table:table-row>
        <table:table-row table:style-name="ro1">
          <table:table-cell office:value-type="date" office:date-value="2016-05-25" calcext:value-type="date">
            <text:p>2016-05-25</text:p>
          </table:table-cell>
          <table:table-cell office:value-type="float" office:value="0.36" calcext:value-type="float">
            <text:p>0.36</text:p>
          </table:table-cell>
          <table:table-cell office:value-type="float" office:value="13.115" calcext:value-type="float">
            <text:p>13.115</text:p>
          </table:table-cell>
          <table:table-cell office:value-type="float" office:value="65.799" calcext:value-type="float">
            <text:p>65.799</text:p>
          </table:table-cell>
          <table:table-cell office:value-type="float" office:value="7.889" calcext:value-type="float">
            <text:p>7.889</text:p>
          </table:table-cell>
          <table:table-cell table:number-columns-repeated="6"/>
        </table:table-row>
        <table:table-row table:style-name="ro1">
          <table:table-cell office:value-type="date" office:date-value="2016-05-26" calcext:value-type="date">
            <text:p>2016-05-26</text:p>
          </table:table-cell>
          <table:table-cell office:value-type="float" office:value="0" calcext:value-type="float">
            <text:p>0</text:p>
          </table:table-cell>
          <table:table-cell office:value-type="float" office:value="12.764" calcext:value-type="float">
            <text:p>12.764</text:p>
          </table:table-cell>
          <table:table-cell office:value-type="float" office:value="66.927" calcext:value-type="float">
            <text:p>66.927</text:p>
          </table:table-cell>
          <table:table-cell office:value-type="float" office:value="12.279" calcext:value-type="float">
            <text:p>12.279</text:p>
          </table:table-cell>
          <table:table-cell table:number-columns-repeated="6"/>
        </table:table-row>
        <table:table-row table:style-name="ro1">
          <table:table-cell office:value-type="date" office:date-value="2016-05-27" calcext:value-type="date">
            <text:p>2016-05-27</text:p>
          </table:table-cell>
          <table:table-cell office:value-type="float" office:value="8.37" calcext:value-type="float">
            <text:p>8.37</text:p>
          </table:table-cell>
          <table:table-cell office:value-type="float" office:value="8.967" calcext:value-type="float">
            <text:p>8.967</text:p>
          </table:table-cell>
          <table:table-cell office:value-type="float" office:value="84.644" calcext:value-type="float">
            <text:p>84.644</text:p>
          </table:table-cell>
          <table:table-cell office:value-type="float" office:value="5.765" calcext:value-type="float">
            <text:p>5.765</text:p>
          </table:table-cell>
          <table:table-cell table:number-columns-repeated="6"/>
        </table:table-row>
        <table:table-row table:style-name="ro1">
          <table:table-cell office:value-type="date" office:date-value="2016-05-28" calcext:value-type="date">
            <text:p>2016-05-28</text:p>
          </table:table-cell>
          <table:table-cell office:value-type="float" office:value="1.89" calcext:value-type="float">
            <text:p>1.89</text:p>
          </table:table-cell>
          <table:table-cell office:value-type="float" office:value="12.86" calcext:value-type="float">
            <text:p>12.86</text:p>
          </table:table-cell>
          <table:table-cell office:value-type="float" office:value="81.739" calcext:value-type="float">
            <text:p>81.739</text:p>
          </table:table-cell>
          <table:table-cell office:value-type="float" office:value="11.131" calcext:value-type="float">
            <text:p>11.131</text:p>
          </table:table-cell>
          <table:table-cell table:number-columns-repeated="6"/>
        </table:table-row>
        <table:table-row table:style-name="ro1">
          <table:table-cell office:value-type="date" office:date-value="2016-05-29" calcext:value-type="date">
            <text:p>2016-05-29</text:p>
          </table:table-cell>
          <table:table-cell office:value-type="float" office:value="0.05" calcext:value-type="float">
            <text:p>0.05</text:p>
          </table:table-cell>
          <table:table-cell office:value-type="float" office:value="8.989" calcext:value-type="float">
            <text:p>8.989</text:p>
          </table:table-cell>
          <table:table-cell office:value-type="float" office:value="71.389" calcext:value-type="float">
            <text:p>71.389</text:p>
          </table:table-cell>
          <table:table-cell office:value-type="float" office:value="10.87" calcext:value-type="float">
            <text:p>10.87</text:p>
          </table:table-cell>
          <table:table-cell table:number-columns-repeated="6"/>
        </table:table-row>
        <table:table-row table:style-name="ro1">
          <table:table-cell office:value-type="date" office:date-value="2016-05-30" calcext:value-type="date">
            <text:p>2016-05-30</text:p>
          </table:table-cell>
          <table:table-cell office:value-type="float" office:value="0.05" calcext:value-type="float">
            <text:p>0.05</text:p>
          </table:table-cell>
          <table:table-cell office:value-type="float" office:value="9.561" calcext:value-type="float">
            <text:p>9.561</text:p>
          </table:table-cell>
          <table:table-cell office:value-type="float" office:value="73.051" calcext:value-type="float">
            <text:p>73.051</text:p>
          </table:table-cell>
          <table:table-cell office:value-type="float" office:value="13.869" calcext:value-type="float">
            <text:p>13.869</text:p>
          </table:table-cell>
          <table:table-cell table:number-columns-repeated="6"/>
        </table:table-row>
        <table:table-row table:style-name="ro1">
          <table:table-cell office:value-type="date" office:date-value="2016-05-31" calcext:value-type="date">
            <text:p>2016-05-31</text:p>
          </table:table-cell>
          <table:table-cell office:value-type="float" office:value="0.16" calcext:value-type="float">
            <text:p>0.16</text:p>
          </table:table-cell>
          <table:table-cell office:value-type="float" office:value="11.264" calcext:value-type="float">
            <text:p>11.264</text:p>
          </table:table-cell>
          <table:table-cell office:value-type="float" office:value="64.588" calcext:value-type="float">
            <text:p>64.588</text:p>
          </table:table-cell>
          <table:table-cell office:value-type="float" office:value="6.449" calcext:value-type="float">
            <text:p>6.449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0.46" calcext:value-type="float">
            <text:p>0.46</text:p>
          </table:table-cell>
          <table:table-cell office:value-type="float" office:value="13.582" calcext:value-type="float">
            <text:p>13.582</text:p>
          </table:table-cell>
          <table:table-cell office:value-type="float" office:value="71.671" calcext:value-type="float">
            <text:p>71.671</text:p>
          </table:table-cell>
          <table:table-cell office:value-type="float" office:value="10.137" calcext:value-type="float">
            <text:p>10.137</text:p>
          </table:table-cell>
          <table:table-cell table:number-columns-repeated="6"/>
        </table:table-row>
        <table:table-row table:style-name="ro1">
          <table:table-cell office:value-type="date" office:date-value="2016-06-02" calcext:value-type="date">
            <text:p>2016-06-02</text:p>
          </table:table-cell>
          <table:table-cell office:value-type="float" office:value="0.46" calcext:value-type="float">
            <text:p>0.46</text:p>
          </table:table-cell>
          <table:table-cell office:value-type="float" office:value="14.424" calcext:value-type="float">
            <text:p>14.424</text:p>
          </table:table-cell>
          <table:table-cell office:value-type="float" office:value="70.854" calcext:value-type="float">
            <text:p>70.854</text:p>
          </table:table-cell>
          <table:table-cell office:value-type="float" office:value="11.589" calcext:value-type="float">
            <text:p>11.589</text:p>
          </table:table-cell>
          <table:table-cell table:number-columns-repeated="6"/>
        </table:table-row>
        <table:table-row table:style-name="ro1">
          <table:table-cell office:value-type="date" office:date-value="2016-06-03" calcext:value-type="date">
            <text:p>2016-06-03</text:p>
          </table:table-cell>
          <table:table-cell office:value-type="float" office:value="4.32" calcext:value-type="float">
            <text:p>4.32</text:p>
          </table:table-cell>
          <table:table-cell office:value-type="float" office:value="16.037" calcext:value-type="float">
            <text:p>16.037</text:p>
          </table:table-cell>
          <table:table-cell office:value-type="float" office:value="70.909" calcext:value-type="float">
            <text:p>70.909</text:p>
          </table:table-cell>
          <table:table-cell office:value-type="float" office:value="8.548" calcext:value-type="float">
            <text:p>8.548</text:p>
          </table:table-cell>
          <table:table-cell table:number-columns-repeated="6"/>
        </table:table-row>
        <table:table-row table:style-name="ro1">
          <table:table-cell office:value-type="date" office:date-value="2016-06-04" calcext:value-type="date">
            <text:p>2016-06-04</text:p>
          </table:table-cell>
          <table:table-cell office:value-type="float" office:value="0" calcext:value-type="float">
            <text:p>0</text:p>
          </table:table-cell>
          <table:table-cell office:value-type="float" office:value="17.124" calcext:value-type="float">
            <text:p>17.124</text:p>
          </table:table-cell>
          <table:table-cell office:value-type="float" office:value="45.294" calcext:value-type="float">
            <text:p>45.294</text:p>
          </table:table-cell>
          <table:table-cell office:value-type="float" office:value="18.988" calcext:value-type="float">
            <text:p>18.988</text:p>
          </table:table-cell>
          <table:table-cell table:number-columns-repeated="6"/>
        </table:table-row>
        <table:table-row table:style-name="ro1">
          <table:table-cell office:value-type="date" office:date-value="2016-06-05" calcext:value-type="date">
            <text:p>2016-06-05</text:p>
          </table:table-cell>
          <table:table-cell office:value-type="float" office:value="0" calcext:value-type="float">
            <text:p>0</text:p>
          </table:table-cell>
          <table:table-cell office:value-type="float" office:value="18.087" calcext:value-type="float">
            <text:p>18.087</text:p>
          </table:table-cell>
          <table:table-cell office:value-type="float" office:value="38.915" calcext:value-type="float">
            <text:p>38.915</text:p>
          </table:table-cell>
          <table:table-cell office:value-type="float" office:value="9.4" calcext:value-type="float">
            <text:p>9.4</text:p>
          </table:table-cell>
          <table:table-cell table:number-columns-repeated="6"/>
        </table:table-row>
        <table:table-row table:style-name="ro1">
          <table:table-cell office:value-type="date" office:date-value="2016-06-06" calcext:value-type="date">
            <text:p>2016-06-06</text:p>
          </table:table-cell>
          <table:table-cell office:value-type="float" office:value="0" calcext:value-type="float">
            <text:p>0</text:p>
          </table:table-cell>
          <table:table-cell office:value-type="float" office:value="20.411" calcext:value-type="float">
            <text:p>20.411</text:p>
          </table:table-cell>
          <table:table-cell office:value-type="float" office:value="47.698" calcext:value-type="float">
            <text:p>47.698</text:p>
          </table:table-cell>
          <table:table-cell office:value-type="float" office:value="14.9" calcext:value-type="float">
            <text:p>14.9</text:p>
          </table:table-cell>
          <table:table-cell table:number-columns-repeated="6"/>
        </table:table-row>
        <table:table-row table:style-name="ro1">
          <table:table-cell office:value-type="date" office:date-value="2016-06-07" calcext:value-type="date">
            <text:p>2016-06-07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45.473" calcext:value-type="float">
            <text:p>45.473</text:p>
          </table:table-cell>
          <table:table-cell office:value-type="float" office:value="14.956" calcext:value-type="float">
            <text:p>14.956</text:p>
          </table:table-cell>
          <table:table-cell table:number-columns-repeated="6"/>
        </table:table-row>
        <table:table-row table:style-name="ro1">
          <table:table-cell office:value-type="date" office:date-value="2016-06-08" calcext:value-type="date">
            <text:p>2016-06-08</text:p>
          </table:table-cell>
          <table:table-cell office:value-type="float" office:value="0" calcext:value-type="float">
            <text:p>0</text:p>
          </table:table-cell>
          <table:table-cell office:value-type="float" office:value="16.188" calcext:value-type="float">
            <text:p>16.188</text:p>
          </table:table-cell>
          <table:table-cell office:value-type="float" office:value="48.595" calcext:value-type="float">
            <text:p>48.595</text:p>
          </table:table-cell>
          <table:table-cell office:value-type="float" office:value="7.505" calcext:value-type="float">
            <text:p>7.505</text:p>
          </table:table-cell>
          <table:table-cell table:number-columns-repeated="6"/>
        </table:table-row>
        <table:table-row table:style-name="ro1">
          <table:table-cell office:value-type="date" office:date-value="2016-06-09" calcext:value-type="date">
            <text:p>2016-06-09</text:p>
          </table:table-cell>
          <table:table-cell office:value-type="float" office:value="0" calcext:value-type="float">
            <text:p>0</text:p>
          </table:table-cell>
          <table:table-cell office:value-type="float" office:value="19.305" calcext:value-type="float">
            <text:p>19.305</text:p>
          </table:table-cell>
          <table:table-cell office:value-type="float" office:value="42.603" calcext:value-type="float">
            <text:p>42.603</text:p>
          </table:table-cell>
          <table:table-cell office:value-type="float" office:value="13.642" calcext:value-type="float">
            <text:p>13.642</text:p>
          </table:table-cell>
          <table:table-cell table:number-columns-repeated="6"/>
        </table:table-row>
        <table:table-row table:style-name="ro1">
          <table:table-cell office:value-type="date" office:date-value="2016-06-10" calcext:value-type="date">
            <text:p>2016-06-10</text:p>
          </table:table-cell>
          <table:table-cell office:value-type="float" office:value="0" calcext:value-type="float">
            <text:p>0</text:p>
          </table:table-cell>
          <table:table-cell office:value-type="float" office:value="17.413" calcext:value-type="float">
            <text:p>17.413</text:p>
          </table:table-cell>
          <table:table-cell office:value-type="float" office:value="43.032" calcext:value-type="float">
            <text:p>43.032</text:p>
          </table:table-cell>
          <table:table-cell office:value-type="float" office:value="6.114" calcext:value-type="float">
            <text:p>6.114</text:p>
          </table:table-cell>
          <table:table-cell table:number-columns-repeated="6"/>
        </table:table-row>
        <table:table-row table:style-name="ro1">
          <table:table-cell office:value-type="date" office:date-value="2016-06-11" calcext:value-type="date">
            <text:p>2016-06-11</text:p>
          </table:table-cell>
          <table:table-cell office:value-type="float" office:value="3.24" calcext:value-type="float">
            <text:p>3.24</text:p>
          </table:table-cell>
          <table:table-cell office:value-type="float" office:value="14.097" calcext:value-type="float">
            <text:p>14.097</text:p>
          </table:table-cell>
          <table:table-cell office:value-type="float" office:value="66.307" calcext:value-type="float">
            <text:p>66.307</text:p>
          </table:table-cell>
          <table:table-cell office:value-type="float" office:value="9.301" calcext:value-type="float">
            <text:p>9.301</text:p>
          </table:table-cell>
          <table:table-cell table:number-columns-repeated="6"/>
        </table:table-row>
        <table:table-row table:style-name="ro1">
          <table:table-cell office:value-type="date" office:date-value="2016-06-12" calcext:value-type="date">
            <text:p>2016-06-12</text:p>
          </table:table-cell>
          <table:table-cell office:value-type="float" office:value="2.28" calcext:value-type="float">
            <text:p>2.28</text:p>
          </table:table-cell>
          <table:table-cell office:value-type="float" office:value="13.67" calcext:value-type="float">
            <text:p>13.67</text:p>
          </table:table-cell>
          <table:table-cell office:value-type="float" office:value="74.507" calcext:value-type="float">
            <text:p>74.507</text:p>
          </table:table-cell>
          <table:table-cell office:value-type="float" office:value="10.384" calcext:value-type="float">
            <text:p>10.384</text:p>
          </table:table-cell>
          <table:table-cell table:number-columns-repeated="6"/>
        </table:table-row>
        <table:table-row table:style-name="ro1">
          <table:table-cell office:value-type="date" office:date-value="2016-06-13" calcext:value-type="date">
            <text:p>2016-06-13</text:p>
          </table:table-cell>
          <table:table-cell office:value-type="float" office:value="4.2" calcext:value-type="float">
            <text:p>4.2</text:p>
          </table:table-cell>
          <table:table-cell office:value-type="float" office:value="14.563" calcext:value-type="float">
            <text:p>14.563</text:p>
          </table:table-cell>
          <table:table-cell office:value-type="float" office:value="75.681" calcext:value-type="float">
            <text:p>75.681</text:p>
          </table:table-cell>
          <table:table-cell office:value-type="float" office:value="11.045" calcext:value-type="float">
            <text:p>11.045</text:p>
          </table:table-cell>
          <table:table-cell table:number-columns-repeated="6"/>
        </table:table-row>
        <table:table-row table:style-name="ro1">
          <table:table-cell office:value-type="date" office:date-value="2016-06-14" calcext:value-type="date">
            <text:p>2016-06-14</text:p>
          </table:table-cell>
          <table:table-cell office:value-type="float" office:value="0.65" calcext:value-type="float">
            <text:p>0.65</text:p>
          </table:table-cell>
          <table:table-cell office:value-type="float" office:value="15.518" calcext:value-type="float">
            <text:p>15.518</text:p>
          </table:table-cell>
          <table:table-cell office:value-type="float" office:value="72.164" calcext:value-type="float">
            <text:p>72.164</text:p>
          </table:table-cell>
          <table:table-cell office:value-type="float" office:value="6.141" calcext:value-type="float">
            <text:p>6.141</text:p>
          </table:table-cell>
          <table:table-cell table:number-columns-repeated="6"/>
        </table:table-row>
        <table:table-row table:style-name="ro1">
          <table:table-cell office:value-type="date" office:date-value="2016-06-15" calcext:value-type="date">
            <text:p>2016-06-15</text:p>
          </table:table-cell>
          <table:table-cell office:value-type="float" office:value="14.38" calcext:value-type="float">
            <text:p>14.38</text:p>
          </table:table-cell>
          <table:table-cell office:value-type="float" office:value="13.181" calcext:value-type="float">
            <text:p>13.181</text:p>
          </table:table-cell>
          <table:table-cell office:value-type="float" office:value="83.735" calcext:value-type="float">
            <text:p>83.735</text:p>
          </table:table-cell>
          <table:table-cell office:value-type="float" office:value="12.73" calcext:value-type="float">
            <text:p>12.73</text:p>
          </table:table-cell>
          <table:table-cell table:number-columns-repeated="6"/>
        </table:table-row>
        <table:table-row table:style-name="ro1">
          <table:table-cell office:value-type="date" office:date-value="2016-06-16" calcext:value-type="date">
            <text:p>2016-06-16</text:p>
          </table:table-cell>
          <table:table-cell office:value-type="float" office:value="5.87" calcext:value-type="float">
            <text:p>5.87</text:p>
          </table:table-cell>
          <table:table-cell office:value-type="float" office:value="10.053" calcext:value-type="float">
            <text:p>10.053</text:p>
          </table:table-cell>
          <table:table-cell office:value-type="float" office:value="85.418" calcext:value-type="float">
            <text:p>85.418</text:p>
          </table:table-cell>
          <table:table-cell office:value-type="float" office:value="10.978" calcext:value-type="float">
            <text:p>10.978</text:p>
          </table:table-cell>
          <table:table-cell table:number-columns-repeated="6"/>
        </table:table-row>
        <table:table-row table:style-name="ro1">
          <table:table-cell office:value-type="date" office:date-value="2016-06-17" calcext:value-type="date">
            <text:p>2016-06-17</text:p>
          </table:table-cell>
          <table:table-cell office:value-type="float" office:value="2.88" calcext:value-type="float">
            <text:p>2.88</text:p>
          </table:table-cell>
          <table:table-cell office:value-type="float" office:value="11.635" calcext:value-type="float">
            <text:p>11.635</text:p>
          </table:table-cell>
          <table:table-cell office:value-type="float" office:value="76.76" calcext:value-type="float">
            <text:p>76.76</text:p>
          </table:table-cell>
          <table:table-cell office:value-type="float" office:value="14.045" calcext:value-type="float">
            <text:p>14.045</text:p>
          </table:table-cell>
          <table:table-cell table:number-columns-repeated="6"/>
        </table:table-row>
        <table:table-row table:style-name="ro1">
          <table:table-cell office:value-type="date" office:date-value="2016-06-18" calcext:value-type="date">
            <text:p>2016-06-18</text:p>
          </table:table-cell>
          <table:table-cell office:value-type="float" office:value="0.09" calcext:value-type="float">
            <text:p>0.09</text:p>
          </table:table-cell>
          <table:table-cell office:value-type="float" office:value="13.075" calcext:value-type="float">
            <text:p>13.075</text:p>
          </table:table-cell>
          <table:table-cell office:value-type="float" office:value="68.423" calcext:value-type="float">
            <text:p>68.423</text:p>
          </table:table-cell>
          <table:table-cell office:value-type="float" office:value="8.513" calcext:value-type="float">
            <text:p>8.513</text:p>
          </table:table-cell>
          <table:table-cell table:number-columns-repeated="6"/>
        </table:table-row>
        <table:table-row table:style-name="ro1">
          <table:table-cell office:value-type="date" office:date-value="2016-06-19" calcext:value-type="date">
            <text:p>2016-06-19</text:p>
          </table:table-cell>
          <table:table-cell office:value-type="float" office:value="0" calcext:value-type="float">
            <text:p>0</text:p>
          </table:table-cell>
          <table:table-cell office:value-type="float" office:value="15.165" calcext:value-type="float">
            <text:p>15.165</text:p>
          </table:table-cell>
          <table:table-cell office:value-type="float" office:value="52.957" calcext:value-type="float">
            <text:p>52.957</text:p>
          </table:table-cell>
          <table:table-cell office:value-type="float" office:value="10.45" calcext:value-type="float">
            <text:p>10.45</text:p>
          </table:table-cell>
          <table:table-cell table:number-columns-repeated="6"/>
        </table:table-row>
        <table:table-row table:style-name="ro1">
          <table:table-cell office:value-type="date" office:date-value="2016-06-20" calcext:value-type="date">
            <text:p>2016-06-20</text:p>
          </table:table-cell>
          <table:table-cell office:value-type="float" office:value="0" calcext:value-type="float">
            <text:p>0</text:p>
          </table:table-cell>
          <table:table-cell office:value-type="float" office:value="18.349" calcext:value-type="float">
            <text:p>18.349</text:p>
          </table:table-cell>
          <table:table-cell office:value-type="float" office:value="48.518" calcext:value-type="float">
            <text:p>48.518</text:p>
          </table:table-cell>
          <table:table-cell office:value-type="float" office:value="7.575" calcext:value-type="float">
            <text:p>7.575</text:p>
          </table:table-cell>
          <table:table-cell table:number-columns-repeated="6"/>
        </table:table-row>
        <table:table-row table:style-name="ro1">
          <table:table-cell office:value-type="date" office:date-value="2016-06-21" calcext:value-type="date">
            <text:p>2016-06-21</text:p>
          </table:table-cell>
          <table:table-cell office:value-type="float" office:value="0" calcext:value-type="float">
            <text:p>0</text:p>
          </table:table-cell>
          <table:table-cell office:value-type="float" office:value="22.347" calcext:value-type="float">
            <text:p>22.347</text:p>
          </table:table-cell>
          <table:table-cell office:value-type="float" office:value="45.454" calcext:value-type="float">
            <text:p>45.454</text:p>
          </table:table-cell>
          <table:table-cell office:value-type="float" office:value="5.746" calcext:value-type="float">
            <text:p>5.746</text:p>
          </table:table-cell>
          <table:table-cell table:number-columns-repeated="6"/>
        </table:table-row>
        <table:table-row table:style-name="ro1">
          <table:table-cell office:value-type="date" office:date-value="2016-06-22" calcext:value-type="date">
            <text:p>2016-06-22</text:p>
          </table:table-cell>
          <table:table-cell office:value-type="float" office:value="13" calcext:value-type="float">
            <text:p>13</text:p>
          </table:table-cell>
          <table:table-cell office:value-type="float" office:value="19.18" calcext:value-type="float">
            <text:p>19.18</text:p>
          </table:table-cell>
          <table:table-cell office:value-type="float" office:value="62.066" calcext:value-type="float">
            <text:p>62.066</text:p>
          </table:table-cell>
          <table:table-cell office:value-type="float" office:value="8.652" calcext:value-type="float">
            <text:p>8.652</text:p>
          </table:table-cell>
          <table:table-cell table:number-columns-repeated="6"/>
        </table:table-row>
        <table:table-row table:style-name="ro1">
          <table:table-cell office:value-type="date" office:date-value="2016-06-23" calcext:value-type="date">
            <text:p>2016-06-23</text:p>
          </table:table-cell>
          <table:table-cell office:value-type="float" office:value="7.19" calcext:value-type="float">
            <text:p>7.19</text:p>
          </table:table-cell>
          <table:table-cell office:value-type="float" office:value="16.612" calcext:value-type="float">
            <text:p>16.612</text:p>
          </table:table-cell>
          <table:table-cell office:value-type="float" office:value="82.013" calcext:value-type="float">
            <text:p>82.013</text:p>
          </table:table-cell>
          <table:table-cell office:value-type="float" office:value="7.223" calcext:value-type="float">
            <text:p>7.223</text:p>
          </table:table-cell>
          <table:table-cell table:number-columns-repeated="6"/>
        </table:table-row>
        <table:table-row table:style-name="ro1">
          <table:table-cell office:value-type="date" office:date-value="2016-06-24" calcext:value-type="date">
            <text:p>2016-06-24</text:p>
          </table:table-cell>
          <table:table-cell office:value-type="float" office:value="0" calcext:value-type="float">
            <text:p>0</text:p>
          </table:table-cell>
          <table:table-cell office:value-type="float" office:value="17.034" calcext:value-type="float">
            <text:p>17.034</text:p>
          </table:table-cell>
          <table:table-cell office:value-type="float" office:value="69.247" calcext:value-type="float">
            <text:p>69.247</text:p>
          </table:table-cell>
          <table:table-cell office:value-type="float" office:value="6.793" calcext:value-type="float">
            <text:p>6.793</text:p>
          </table:table-cell>
          <table:table-cell table:number-columns-repeated="6"/>
        </table:table-row>
        <table:table-row table:style-name="ro1">
          <table:table-cell office:value-type="date" office:date-value="2016-06-25" calcext:value-type="date">
            <text:p>2016-06-25</text:p>
          </table:table-cell>
          <table:table-cell office:value-type="float" office:value="0.05" calcext:value-type="float">
            <text:p>0.05</text:p>
          </table:table-cell>
          <table:table-cell office:value-type="float" office:value="19.061" calcext:value-type="float">
            <text:p>19.061</text:p>
          </table:table-cell>
          <table:table-cell office:value-type="float" office:value="68.165" calcext:value-type="float">
            <text:p>68.165</text:p>
          </table:table-cell>
          <table:table-cell office:value-type="float" office:value="5.617" calcext:value-type="float">
            <text:p>5.617</text:p>
          </table:table-cell>
          <table:table-cell table:number-columns-repeated="6"/>
        </table:table-row>
        <table:table-row table:style-name="ro1">
          <table:table-cell office:value-type="date" office:date-value="2016-06-26" calcext:value-type="date">
            <text:p>2016-06-26</text:p>
          </table:table-cell>
          <table:table-cell office:value-type="float" office:value="1.91" calcext:value-type="float">
            <text:p>1.91</text:p>
          </table:table-cell>
          <table:table-cell office:value-type="float" office:value="18.865" calcext:value-type="float">
            <text:p>18.865</text:p>
          </table:table-cell>
          <table:table-cell office:value-type="float" office:value="70.817" calcext:value-type="float">
            <text:p>70.817</text:p>
          </table:table-cell>
          <table:table-cell office:value-type="float" office:value="8.703" calcext:value-type="float">
            <text:p>8.703</text:p>
          </table:table-cell>
          <table:table-cell table:number-columns-repeated="6"/>
        </table:table-row>
        <table:table-row table:style-name="ro1">
          <table:table-cell office:value-type="date" office:date-value="2016-06-27" calcext:value-type="date">
            <text:p>2016-06-27</text:p>
          </table:table-cell>
          <table:table-cell office:value-type="float" office:value="0" calcext:value-type="float">
            <text:p>0</text:p>
          </table:table-cell>
          <table:table-cell office:value-type="float" office:value="20.943" calcext:value-type="float">
            <text:p>20.943</text:p>
          </table:table-cell>
          <table:table-cell office:value-type="float" office:value="56.783" calcext:value-type="float">
            <text:p>56.783</text:p>
          </table:table-cell>
          <table:table-cell office:value-type="float" office:value="9.663" calcext:value-type="float">
            <text:p>9.663</text:p>
          </table:table-cell>
          <table:table-cell table:number-columns-repeated="6"/>
        </table:table-row>
        <table:table-row table:style-name="ro1">
          <table:table-cell office:value-type="date" office:date-value="2016-06-28" calcext:value-type="date">
            <text:p>2016-06-28</text:p>
          </table:table-cell>
          <table:table-cell office:value-type="float" office:value="0" calcext:value-type="float">
            <text:p>0</text:p>
          </table:table-cell>
          <table:table-cell office:value-type="float" office:value="21.448" calcext:value-type="float">
            <text:p>21.448</text:p>
          </table:table-cell>
          <table:table-cell office:value-type="float" office:value="54.085" calcext:value-type="float">
            <text:p>54.085</text:p>
          </table:table-cell>
          <table:table-cell office:value-type="float" office:value="5.733" calcext:value-type="float">
            <text:p>5.733</text:p>
          </table:table-cell>
          <table:table-cell table:number-columns-repeated="6"/>
        </table:table-row>
        <table:table-row table:style-name="ro1">
          <table:table-cell office:value-type="date" office:date-value="2016-06-29" calcext:value-type="date">
            <text:p>2016-06-29</text:p>
          </table:table-cell>
          <table:table-cell office:value-type="float" office:value="0" calcext:value-type="float">
            <text:p>0</text:p>
          </table:table-cell>
          <table:table-cell office:value-type="float" office:value="21.875" calcext:value-type="float">
            <text:p>21.875</text:p>
          </table:table-cell>
          <table:table-cell office:value-type="float" office:value="56.428" calcext:value-type="float">
            <text:p>56.428</text:p>
          </table:table-cell>
          <table:table-cell office:value-type="float" office:value="10.018" calcext:value-type="float">
            <text:p>10.018</text:p>
          </table:table-cell>
          <table:table-cell table:number-columns-repeated="6"/>
        </table:table-row>
        <table:table-row table:style-name="ro1">
          <table:table-cell office:value-type="date" office:date-value="2016-06-30" calcext:value-type="date">
            <text:p>2016-06-30</text:p>
          </table:table-cell>
          <table:table-cell office:value-type="float" office:value="0.87" calcext:value-type="float">
            <text:p>0.87</text:p>
          </table:table-cell>
          <table:table-cell office:value-type="float" office:value="20.931" calcext:value-type="float">
            <text:p>20.931</text:p>
          </table:table-cell>
          <table:table-cell office:value-type="float" office:value="63.01" calcext:value-type="float">
            <text:p>63.01</text:p>
          </table:table-cell>
          <table:table-cell office:value-type="float" office:value="12.529" calcext:value-type="float">
            <text:p>12.529</text:p>
          </table:table-cell>
          <table:table-cell table:number-columns-repeated="6"/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2.68" calcext:value-type="float">
            <text:p>12.68</text:p>
          </table:table-cell>
          <table:table-cell office:value-type="float" office:value="19.411" calcext:value-type="float">
            <text:p>19.411</text:p>
          </table:table-cell>
          <table:table-cell office:value-type="float" office:value="76.223" calcext:value-type="float">
            <text:p>76.223</text:p>
          </table:table-cell>
          <table:table-cell office:value-type="float" office:value="8.849" calcext:value-type="float">
            <text:p>8.849</text:p>
          </table:table-cell>
          <table:table-cell table:number-columns-repeated="6"/>
        </table:table-row>
        <table:table-row table:style-name="ro1">
          <table:table-cell office:value-type="date" office:date-value="2016-07-02" calcext:value-type="date">
            <text:p>2016-07-02</text:p>
          </table:table-cell>
          <table:table-cell office:value-type="float" office:value="0.05" calcext:value-type="float">
            <text:p>0.05</text:p>
          </table:table-cell>
          <table:table-cell office:value-type="float" office:value="19.527" calcext:value-type="float">
            <text:p>19.527</text:p>
          </table:table-cell>
          <table:table-cell office:value-type="float" office:value="73.68" calcext:value-type="float">
            <text:p>73.68</text:p>
          </table:table-cell>
          <table:table-cell office:value-type="float" office:value="10.83" calcext:value-type="float">
            <text:p>10.83</text:p>
          </table:table-cell>
          <table:table-cell table:number-columns-repeated="6"/>
        </table:table-row>
        <table:table-row table:style-name="ro1">
          <table:table-cell office:value-type="date" office:date-value="2016-07-03" calcext:value-type="date">
            <text:p>2016-07-03</text:p>
          </table:table-cell>
          <table:table-cell office:value-type="float" office:value="1.09" calcext:value-type="float">
            <text:p>1.09</text:p>
          </table:table-cell>
          <table:table-cell office:value-type="float" office:value="18.212" calcext:value-type="float">
            <text:p>18.212</text:p>
          </table:table-cell>
          <table:table-cell office:value-type="float" office:value="75.751" calcext:value-type="float">
            <text:p>75.751</text:p>
          </table:table-cell>
          <table:table-cell office:value-type="float" office:value="9.063" calcext:value-type="float">
            <text:p>9.063</text:p>
          </table:table-cell>
          <table:table-cell table:number-columns-repeated="6"/>
        </table:table-row>
        <table:table-row table:style-name="ro1">
          <table:table-cell office:value-type="date" office:date-value="2016-07-04" calcext:value-type="date">
            <text:p>2016-07-04</text:p>
          </table:table-cell>
          <table:table-cell office:value-type="float" office:value="4.82" calcext:value-type="float">
            <text:p>4.82</text:p>
          </table:table-cell>
          <table:table-cell office:value-type="float" office:value="17.173" calcext:value-type="float">
            <text:p>17.173</text:p>
          </table:table-cell>
          <table:table-cell office:value-type="float" office:value="84.01" calcext:value-type="float">
            <text:p>84.01</text:p>
          </table:table-cell>
          <table:table-cell office:value-type="float" office:value="6.397" calcext:value-type="float">
            <text:p>6.397</text:p>
          </table:table-cell>
          <table:table-cell table:number-columns-repeated="6"/>
        </table:table-row>
        <table:table-row table:style-name="ro1">
          <table:table-cell office:value-type="date" office:date-value="2016-07-05" calcext:value-type="date">
            <text:p>2016-07-05</text:p>
          </table:table-cell>
          <table:table-cell office:value-type="float" office:value="1.84" calcext:value-type="float">
            <text:p>1.84</text:p>
          </table:table-cell>
          <table:table-cell office:value-type="float" office:value="16.782" calcext:value-type="float">
            <text:p>16.782</text:p>
          </table:table-cell>
          <table:table-cell office:value-type="float" office:value="82.788" calcext:value-type="float">
            <text:p>82.788</text:p>
          </table:table-cell>
          <table:table-cell office:value-type="float" office:value="6.292" calcext:value-type="float">
            <text:p>6.292</text:p>
          </table:table-cell>
          <table:table-cell table:number-columns-repeated="6"/>
        </table:table-row>
        <table:table-row table:style-name="ro1">
          <table:table-cell office:value-type="date" office:date-value="2016-07-06" calcext:value-type="date">
            <text:p>2016-07-06</text:p>
          </table:table-cell>
          <table:table-cell office:value-type="float" office:value="0" calcext:value-type="float">
            <text:p>0</text:p>
          </table:table-cell>
          <table:table-cell office:value-type="float" office:value="16.388" calcext:value-type="float">
            <text:p>16.388</text:p>
          </table:table-cell>
          <table:table-cell office:value-type="float" office:value="74.242" calcext:value-type="float">
            <text:p>74.242</text:p>
          </table:table-cell>
          <table:table-cell office:value-type="float" office:value="7.115" calcext:value-type="float">
            <text:p>7.115</text:p>
          </table:table-cell>
          <table:table-cell table:number-columns-repeated="6"/>
        </table:table-row>
        <table:table-row table:style-name="ro1">
          <table:table-cell office:value-type="date" office:date-value="2016-07-07" calcext:value-type="date">
            <text:p>2016-07-07</text:p>
          </table:table-cell>
          <table:table-cell office:value-type="float" office:value="0" calcext:value-type="float">
            <text:p>0</text:p>
          </table:table-cell>
          <table:table-cell office:value-type="float" office:value="15.471" calcext:value-type="float">
            <text:p>15.471</text:p>
          </table:table-cell>
          <table:table-cell office:value-type="float" office:value="69.12" calcext:value-type="float">
            <text:p>69.12</text:p>
          </table:table-cell>
          <table:table-cell office:value-type="float" office:value="6.75" calcext:value-type="float">
            <text:p>6.75</text:p>
          </table:table-cell>
          <table:table-cell table:number-columns-repeated="6"/>
        </table:table-row>
        <table:table-row table:style-name="ro1">
          <table:table-cell office:value-type="date" office:date-value="2016-07-08" calcext:value-type="date">
            <text:p>2016-07-08</text:p>
          </table:table-cell>
          <table:table-cell office:value-type="float" office:value="0" calcext:value-type="float">
            <text:p>0</text:p>
          </table:table-cell>
          <table:table-cell office:value-type="float" office:value="14.638" calcext:value-type="float">
            <text:p>14.638</text:p>
          </table:table-cell>
          <table:table-cell office:value-type="float" office:value="77.301" calcext:value-type="float">
            <text:p>77.301</text:p>
          </table:table-cell>
          <table:table-cell office:value-type="float" office:value="4.533" calcext:value-type="float">
            <text:p>4.533</text:p>
          </table:table-cell>
          <table:table-cell table:number-columns-repeated="6"/>
        </table:table-row>
        <table:table-row table:style-name="ro1">
          <table:table-cell office:value-type="date" office:date-value="2016-07-09" calcext:value-type="date">
            <text:p>2016-07-09</text:p>
          </table:table-cell>
          <table:table-cell office:value-type="float" office:value="0" calcext:value-type="float">
            <text:p>0</text:p>
          </table:table-cell>
          <table:table-cell office:value-type="float" office:value="16.671" calcext:value-type="float">
            <text:p>16.671</text:p>
          </table:table-cell>
          <table:table-cell office:value-type="float" office:value="76.935" calcext:value-type="float">
            <text:p>76.935</text:p>
          </table:table-cell>
          <table:table-cell office:value-type="float" office:value="4.579" calcext:value-type="float">
            <text:p>4.579</text:p>
          </table:table-cell>
          <table:table-cell table:number-columns-repeated="6"/>
        </table:table-row>
        <table:table-row table:style-name="ro1">
          <table:table-cell office:value-type="date" office:date-value="2016-07-10" calcext:value-type="date">
            <text:p>2016-07-10</text:p>
          </table:table-cell>
          <table:table-cell office:value-type="float" office:value="0" calcext:value-type="float">
            <text:p>0</text:p>
          </table:table-cell>
          <table:table-cell office:value-type="float" office:value="19.213" calcext:value-type="float">
            <text:p>19.213</text:p>
          </table:table-cell>
          <table:table-cell office:value-type="float" office:value="74.066" calcext:value-type="float">
            <text:p>74.066</text:p>
          </table:table-cell>
          <table:table-cell office:value-type="float" office:value="4.3" calcext:value-type="float">
            <text:p>4.3</text:p>
          </table:table-cell>
          <table:table-cell table:number-columns-repeated="6"/>
        </table:table-row>
        <table:table-row table:style-name="ro1">
          <table:table-cell office:value-type="date" office:date-value="2016-07-11" calcext:value-type="date">
            <text:p>2016-07-11</text:p>
          </table:table-cell>
          <table:table-cell office:value-type="float" office:value="0" calcext:value-type="float">
            <text:p>0</text:p>
          </table:table-cell>
          <table:table-cell office:value-type="float" office:value="19.979" calcext:value-type="float">
            <text:p>19.979</text:p>
          </table:table-cell>
          <table:table-cell office:value-type="float" office:value="70.057" calcext:value-type="float">
            <text:p>70.057</text:p>
          </table:table-cell>
          <table:table-cell office:value-type="float" office:value="3.608" calcext:value-type="float">
            <text:p>3.608</text:p>
          </table:table-cell>
          <table:table-cell table:number-columns-repeated="6"/>
        </table:table-row>
        <table:table-row table:style-name="ro1">
          <table:table-cell office:value-type="date" office:date-value="2016-07-12" calcext:value-type="date">
            <text:p>2016-07-12</text:p>
          </table:table-cell>
          <table:table-cell office:value-type="float" office:value="0.2" calcext:value-type="float">
            <text:p>0.2</text:p>
          </table:table-cell>
          <table:table-cell office:value-type="float" office:value="19.396" calcext:value-type="float">
            <text:p>19.396</text:p>
          </table:table-cell>
          <table:table-cell office:value-type="float" office:value="57.736" calcext:value-type="float">
            <text:p>57.736</text:p>
          </table:table-cell>
          <table:table-cell office:value-type="float" office:value="4.971" calcext:value-type="float">
            <text:p>4.971</text:p>
          </table:table-cell>
          <table:table-cell table:number-columns-repeated="6"/>
        </table:table-row>
        <table:table-row table:style-name="ro1">
          <table:table-cell office:value-type="date" office:date-value="2016-07-13" calcext:value-type="date">
            <text:p>2016-07-13</text:p>
          </table:table-cell>
          <table:table-cell office:value-type="float" office:value="0.9" calcext:value-type="float">
            <text:p>0.9</text:p>
          </table:table-cell>
          <table:table-cell office:value-type="float" office:value="17.183" calcext:value-type="float">
            <text:p>17.183</text:p>
          </table:table-cell>
          <table:table-cell office:value-type="float" office:value="69.953" calcext:value-type="float">
            <text:p>69.953</text:p>
          </table:table-cell>
          <table:table-cell office:value-type="float" office:value="4.358" calcext:value-type="float">
            <text:p>4.358</text:p>
          </table:table-cell>
          <table:table-cell table:number-columns-repeated="6"/>
        </table:table-row>
        <table:table-row table:style-name="ro1">
          <table:table-cell office:value-type="date" office:date-value="2016-07-14" calcext:value-type="date">
            <text:p>2016-07-14</text:p>
          </table:table-cell>
          <table:table-cell office:value-type="float" office:value="0.3" calcext:value-type="float">
            <text:p>0.3</text:p>
          </table:table-cell>
          <table:table-cell office:value-type="float" office:value="18.687" calcext:value-type="float">
            <text:p>18.687</text:p>
          </table:table-cell>
          <table:table-cell office:value-type="float" office:value="61.806" calcext:value-type="float">
            <text:p>61.806</text:p>
          </table:table-cell>
          <table:table-cell office:value-type="float" office:value="3.433" calcext:value-type="float">
            <text:p>3.433</text:p>
          </table:table-cell>
          <table:table-cell table:number-columns-repeated="6"/>
        </table:table-row>
        <table:table-row table:style-name="ro1">
          <table:table-cell office:value-type="date" office:date-value="2016-07-15" calcext:value-type="date">
            <text:p>2016-07-15</text:p>
          </table:table-cell>
          <table:table-cell office:value-type="float" office:value="0" calcext:value-type="float">
            <text:p>0</text:p>
          </table:table-cell>
          <table:table-cell office:value-type="float" office:value="20.025" calcext:value-type="float">
            <text:p>20.025</text:p>
          </table:table-cell>
          <table:table-cell office:value-type="float" office:value="58.406" calcext:value-type="float">
            <text:p>58.406</text:p>
          </table:table-cell>
          <table:table-cell office:value-type="float" office:value="4.725" calcext:value-type="float">
            <text:p>4.725</text:p>
          </table:table-cell>
          <table:table-cell table:number-columns-repeated="6"/>
        </table:table-row>
        <table:table-row table:style-name="ro1">
          <table:table-cell office:value-type="date" office:date-value="2016-07-16" calcext:value-type="date">
            <text:p>2016-07-16</text:p>
          </table:table-cell>
          <table:table-cell office:value-type="float" office:value="0" calcext:value-type="float">
            <text:p>0</text:p>
          </table:table-cell>
          <table:table-cell office:value-type="float" office:value="19.846" calcext:value-type="float">
            <text:p>19.846</text:p>
          </table:table-cell>
          <table:table-cell office:value-type="float" office:value="62.265" calcext:value-type="float">
            <text:p>62.265</text:p>
          </table:table-cell>
          <table:table-cell office:value-type="float" office:value="6.825" calcext:value-type="float">
            <text:p>6.825</text:p>
          </table:table-cell>
          <table:table-cell table:number-columns-repeated="6"/>
        </table:table-row>
        <table:table-row table:style-name="ro1">
          <table:table-cell office:value-type="date" office:date-value="2016-07-17" calcext:value-type="date">
            <text:p>2016-07-17</text:p>
          </table:table-cell>
          <table:table-cell office:value-type="float" office:value="0" calcext:value-type="float">
            <text:p>0</text:p>
          </table:table-cell>
          <table:table-cell office:value-type="float" office:value="20.442" calcext:value-type="float">
            <text:p>20.442</text:p>
          </table:table-cell>
          <table:table-cell office:value-type="float" office:value="59.74" calcext:value-type="float">
            <text:p>59.74</text:p>
          </table:table-cell>
          <table:table-cell office:value-type="float" office:value="3.067" calcext:value-type="float">
            <text:p>3.067</text:p>
          </table:table-cell>
          <table:table-cell table:number-columns-repeated="6"/>
        </table:table-row>
        <table:table-row table:style-name="ro1">
          <table:table-cell office:value-type="date" office:date-value="2016-07-18" calcext:value-type="date">
            <text:p>2016-07-18</text:p>
          </table:table-cell>
          <table:table-cell office:value-type="float" office:value="0" calcext:value-type="float">
            <text:p>0</text:p>
          </table:table-cell>
          <table:table-cell office:value-type="float" office:value="22.05" calcext:value-type="float">
            <text:p>22.05</text:p>
          </table:table-cell>
          <table:table-cell office:value-type="float" office:value="55.682" calcext:value-type="float">
            <text:p>55.682</text:p>
          </table:table-cell>
          <table:table-cell office:value-type="float" office:value="4.896" calcext:value-type="float">
            <text:p>4.896</text:p>
          </table:table-cell>
          <table:table-cell table:number-columns-repeated="6"/>
        </table:table-row>
        <table:table-row table:style-name="ro1">
          <table:table-cell office:value-type="date" office:date-value="2016-07-19" calcext:value-type="date">
            <text:p>2016-07-19</text:p>
          </table:table-cell>
          <table:table-cell office:value-type="float" office:value="0" calcext:value-type="float">
            <text:p>0</text:p>
          </table:table-cell>
          <table:table-cell office:value-type="float" office:value="21.025" calcext:value-type="float">
            <text:p>21.025</text:p>
          </table:table-cell>
          <table:table-cell office:value-type="float" office:value="60.02" calcext:value-type="float">
            <text:p>60.02</text:p>
          </table:table-cell>
          <table:table-cell office:value-type="float" office:value="7.133" calcext:value-type="float">
            <text:p>7.133</text:p>
          </table:table-cell>
          <table:table-cell table:number-columns-repeated="6"/>
        </table:table-row>
        <table:table-row table:style-name="ro1">
          <table:table-cell office:value-type="date" office:date-value="2016-07-20" calcext:value-type="date">
            <text:p>2016-07-20</text:p>
          </table:table-cell>
          <table:table-cell office:value-type="float" office:value="0.4" calcext:value-type="float">
            <text:p>0.4</text:p>
          </table:table-cell>
          <table:table-cell office:value-type="float" office:value="19.462" calcext:value-type="float">
            <text:p>19.462</text:p>
          </table:table-cell>
          <table:table-cell office:value-type="float" office:value="68.666" calcext:value-type="float">
            <text:p>68.666</text:p>
          </table:table-cell>
          <table:table-cell office:value-type="float" office:value="5.808" calcext:value-type="float">
            <text:p>5.808</text:p>
          </table:table-cell>
          <table:table-cell table:number-columns-repeated="6"/>
        </table:table-row>
        <table:table-row table:style-name="ro1">
          <table:table-cell office:value-type="date" office:date-value="2016-07-21" calcext:value-type="date">
            <text:p>2016-07-21</text:p>
          </table:table-cell>
          <table:table-cell office:value-type="float" office:value="0" calcext:value-type="float">
            <text:p>0</text:p>
          </table:table-cell>
          <table:table-cell office:value-type="float" office:value="14.808" calcext:value-type="float">
            <text:p>14.808</text:p>
          </table:table-cell>
          <table:table-cell office:value-type="float" office:value="66.477" calcext:value-type="float">
            <text:p>66.477</text:p>
          </table:table-cell>
          <table:table-cell office:value-type="float" office:value="8.487" calcext:value-type="float">
            <text:p>8.487</text:p>
          </table:table-cell>
          <table:table-cell table:number-columns-repeated="6"/>
        </table:table-row>
        <table:table-row table:style-name="ro1">
          <table:table-cell office:value-type="date" office:date-value="2016-07-22" calcext:value-type="date">
            <text:p>2016-07-22</text:p>
          </table:table-cell>
          <table:table-cell office:value-type="float" office:value="0" calcext:value-type="float">
            <text:p>0</text:p>
          </table:table-cell>
          <table:table-cell office:value-type="float" office:value="13.221" calcext:value-type="float">
            <text:p>13.221</text:p>
          </table:table-cell>
          <table:table-cell office:value-type="float" office:value="75.316" calcext:value-type="float">
            <text:p>75.316</text:p>
          </table:table-cell>
          <table:table-cell office:value-type="float" office:value="4.817" calcext:value-type="float">
            <text:p>4.817</text:p>
          </table:table-cell>
          <table:table-cell table:number-columns-repeated="6"/>
        </table:table-row>
        <table:table-row table:style-name="ro1">
          <table:table-cell office:value-type="date" office:date-value="2016-07-23" calcext:value-type="date">
            <text:p>2016-07-23</text:p>
          </table:table-cell>
          <table:table-cell office:value-type="float" office:value="0" calcext:value-type="float">
            <text:p>0</text:p>
          </table:table-cell>
          <table:table-cell office:value-type="float" office:value="17.721" calcext:value-type="float">
            <text:p>17.721</text:p>
          </table:table-cell>
          <table:table-cell office:value-type="float" office:value="70.11" calcext:value-type="float">
            <text:p>70.11</text:p>
          </table:table-cell>
          <table:table-cell office:value-type="float" office:value="6.108" calcext:value-type="float">
            <text:p>6.108</text:p>
          </table:table-cell>
          <table:table-cell table:number-columns-repeated="6"/>
        </table:table-row>
        <table:table-row table:style-name="ro1">
          <table:table-cell office:value-type="date" office:date-value="2016-07-24" calcext:value-type="date">
            <text:p>2016-07-24</text:p>
          </table:table-cell>
          <table:table-cell office:value-type="float" office:value="3.4" calcext:value-type="float">
            <text:p>3.4</text:p>
          </table:table-cell>
          <table:table-cell office:value-type="float" office:value="16.938" calcext:value-type="float">
            <text:p>16.938</text:p>
          </table:table-cell>
          <table:table-cell office:value-type="float" office:value="68.657" calcext:value-type="float">
            <text:p>68.657</text:p>
          </table:table-cell>
          <table:table-cell office:value-type="float" office:value="7.275" calcext:value-type="float">
            <text:p>7.275</text:p>
          </table:table-cell>
          <table:table-cell table:number-columns-repeated="6"/>
        </table:table-row>
        <table:table-row table:style-name="ro1">
          <table:table-cell office:value-type="date" office:date-value="2016-07-25" calcext:value-type="date">
            <text:p>2016-07-25</text:p>
          </table:table-cell>
          <table:table-cell office:value-type="float" office:value="0" calcext:value-type="float">
            <text:p>0</text:p>
          </table:table-cell>
          <table:table-cell office:value-type="float" office:value="16.292" calcext:value-type="float">
            <text:p>16.292</text:p>
          </table:table-cell>
          <table:table-cell office:value-type="float" office:value="67.146" calcext:value-type="float">
            <text:p>67.146</text:p>
          </table:table-cell>
          <table:table-cell office:value-type="float" office:value="4.767" calcext:value-type="float">
            <text:p>4.767</text:p>
          </table:table-cell>
          <table:table-cell table:number-columns-repeated="6"/>
        </table:table-row>
        <table:table-row table:style-name="ro1">
          <table:table-cell office:value-type="date" office:date-value="2016-07-26" calcext:value-type="date">
            <text:p>2016-07-26</text:p>
          </table:table-cell>
          <table:table-cell office:value-type="float" office:value="0" calcext:value-type="float">
            <text:p>0</text:p>
          </table:table-cell>
          <table:table-cell office:value-type="float" office:value="20.383" calcext:value-type="float">
            <text:p>20.383</text:p>
          </table:table-cell>
          <table:table-cell office:value-type="float" office:value="57.488" calcext:value-type="float">
            <text:p>57.488</text:p>
          </table:table-cell>
          <table:table-cell office:value-type="float" office:value="5.358" calcext:value-type="float">
            <text:p>5.358</text:p>
          </table:table-cell>
          <table:table-cell table:number-columns-repeated="6"/>
        </table:table-row>
        <table:table-row table:style-name="ro1">
          <table:table-cell office:value-type="date" office:date-value="2016-07-27" calcext:value-type="date">
            <text:p>2016-07-27</text:p>
          </table:table-cell>
          <table:table-cell office:value-type="float" office:value="0" calcext:value-type="float">
            <text:p>0</text:p>
          </table:table-cell>
          <table:table-cell office:value-type="float" office:value="19.95" calcext:value-type="float">
            <text:p>19.95</text:p>
          </table:table-cell>
          <table:table-cell office:value-type="float" office:value="58.358" calcext:value-type="float">
            <text:p>58.358</text:p>
          </table:table-cell>
          <table:table-cell office:value-type="float" office:value="4.542" calcext:value-type="float">
            <text:p>4.542</text:p>
          </table:table-cell>
          <table:table-cell table:number-columns-repeated="6"/>
        </table:table-row>
        <table:table-row table:style-name="ro1">
          <table:table-cell office:value-type="date" office:date-value="2016-07-28" calcext:value-type="date">
            <text:p>2016-07-28</text:p>
          </table:table-cell>
          <table:table-cell office:value-type="float" office:value="0" calcext:value-type="float">
            <text:p>0</text:p>
          </table:table-cell>
          <table:table-cell office:value-type="float" office:value="19.654" calcext:value-type="float">
            <text:p>19.654</text:p>
          </table:table-cell>
          <table:table-cell office:value-type="float" office:value="59.268" calcext:value-type="float">
            <text:p>59.268</text:p>
          </table:table-cell>
          <table:table-cell office:value-type="float" office:value="3.379" calcext:value-type="float">
            <text:p>3.379</text:p>
          </table:table-cell>
          <table:table-cell table:number-columns-repeated="6"/>
        </table:table-row>
        <table:table-row table:style-name="ro1">
          <table:table-cell office:value-type="date" office:date-value="2016-07-29" calcext:value-type="date">
            <text:p>2016-07-29</text:p>
          </table:table-cell>
          <table:table-cell office:value-type="float" office:value="4" calcext:value-type="float">
            <text:p>4</text:p>
          </table:table-cell>
          <table:table-cell office:value-type="float" office:value="18.95" calcext:value-type="float">
            <text:p>18.95</text:p>
          </table:table-cell>
          <table:table-cell office:value-type="float" office:value="69.989" calcext:value-type="float">
            <text:p>69.989</text:p>
          </table:table-cell>
          <table:table-cell office:value-type="float" office:value="4.337" calcext:value-type="float">
            <text:p>4.337</text:p>
          </table:table-cell>
          <table:table-cell table:number-columns-repeated="6"/>
        </table:table-row>
        <table:table-row table:style-name="ro1">
          <table:table-cell office:value-type="date" office:date-value="2016-07-30" calcext:value-type="date">
            <text:p>2016-07-30</text:p>
          </table:table-cell>
          <table:table-cell office:value-type="float" office:value="1.9" calcext:value-type="float">
            <text:p>1.9</text:p>
          </table:table-cell>
          <table:table-cell office:value-type="float" office:value="16.6" calcext:value-type="float">
            <text:p>16.6</text:p>
          </table:table-cell>
          <table:table-cell office:value-type="float" office:value="70.981" calcext:value-type="float">
            <text:p>70.981</text:p>
          </table:table-cell>
          <table:table-cell office:value-type="float" office:value="4.454" calcext:value-type="float">
            <text:p>4.454</text:p>
          </table:table-cell>
          <table:table-cell table:number-columns-repeated="6"/>
        </table:table-row>
        <table:table-row table:style-name="ro1">
          <table:table-cell office:value-type="date" office:date-value="2016-07-31" calcext:value-type="date">
            <text:p>2016-07-31</text:p>
          </table:table-cell>
          <table:table-cell office:value-type="float" office:value="18.6" calcext:value-type="float">
            <text:p>18.6</text:p>
          </table:table-cell>
          <table:table-cell office:value-type="float" office:value="17.525" calcext:value-type="float">
            <text:p>17.525</text:p>
          </table:table-cell>
          <table:table-cell office:value-type="float" office:value="71.633" calcext:value-type="float">
            <text:p>71.633</text:p>
          </table:table-cell>
          <table:table-cell office:value-type="float" office:value="6.046" calcext:value-type="float">
            <text:p>6.046</text:p>
          </table:table-cell>
          <table:table-cell table:number-columns-repeated="6"/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0" calcext:value-type="float">
            <text:p>0</text:p>
          </table:table-cell>
          <table:table-cell office:value-type="float" office:value="19.417" calcext:value-type="float">
            <text:p>19.417</text:p>
          </table:table-cell>
          <table:table-cell office:value-type="float" office:value="61.267" calcext:value-type="float">
            <text:p>61.267</text:p>
          </table:table-cell>
          <table:table-cell office:value-type="float" office:value="8.917" calcext:value-type="float">
            <text:p>8.917</text:p>
          </table:table-cell>
          <table:table-cell table:number-columns-repeated="6"/>
        </table:table-row>
        <table:table-row table:style-name="ro1">
          <table:table-cell office:value-type="date" office:date-value="2016-08-02" calcext:value-type="date">
            <text:p>2016-08-02</text:p>
          </table:table-cell>
          <table:table-cell office:value-type="float" office:value="5.8" calcext:value-type="float">
            <text:p>5.8</text:p>
          </table:table-cell>
          <table:table-cell office:value-type="float" office:value="18.329" calcext:value-type="float">
            <text:p>18.329</text:p>
          </table:table-cell>
          <table:table-cell office:value-type="float" office:value="74.725" calcext:value-type="float">
            <text:p>74.725</text:p>
          </table:table-cell>
          <table:table-cell office:value-type="float" office:value="5.146" calcext:value-type="float">
            <text:p>5.146</text:p>
          </table:table-cell>
          <table:table-cell table:number-columns-repeated="6"/>
        </table:table-row>
        <table:table-row table:style-name="ro1">
          <table:table-cell office:value-type="date" office:date-value="2016-08-03" calcext:value-type="date">
            <text:p>2016-08-03</text:p>
          </table:table-cell>
          <table:table-cell office:value-type="float" office:value="0.5" calcext:value-type="float">
            <text:p>0.5</text:p>
          </table:table-cell>
          <table:table-cell office:value-type="float" office:value="17.867" calcext:value-type="float">
            <text:p>17.867</text:p>
          </table:table-cell>
          <table:table-cell office:value-type="float" office:value="77.628" calcext:value-type="float">
            <text:p>77.628</text:p>
          </table:table-cell>
          <table:table-cell office:value-type="float" office:value="2.579" calcext:value-type="float">
            <text:p>2.579</text:p>
          </table:table-cell>
          <table:table-cell table:number-columns-repeated="6"/>
        </table:table-row>
        <table:table-row table:style-name="ro1">
          <table:table-cell office:value-type="date" office:date-value="2016-08-04" calcext:value-type="date">
            <text:p>2016-08-04</text:p>
          </table:table-cell>
          <table:table-cell office:value-type="float" office:value="0" calcext:value-type="float">
            <text:p>0</text:p>
          </table:table-cell>
          <table:table-cell office:value-type="float" office:value="19.563" calcext:value-type="float">
            <text:p>19.563</text:p>
          </table:table-cell>
          <table:table-cell office:value-type="float" office:value="64.892" calcext:value-type="float">
            <text:p>64.892</text:p>
          </table:table-cell>
          <table:table-cell office:value-type="float" office:value="5.117" calcext:value-type="float">
            <text:p>5.117</text:p>
          </table:table-cell>
          <table:table-cell table:number-columns-repeated="6"/>
        </table:table-row>
        <table:table-row table:style-name="ro1">
          <table:table-cell office:value-type="date" office:date-value="2016-08-05" calcext:value-type="date">
            <text:p>2016-08-05</text:p>
          </table:table-cell>
          <table:table-cell office:value-type="float" office:value="0" calcext:value-type="float">
            <text:p>0</text:p>
          </table:table-cell>
          <table:table-cell office:value-type="float" office:value="18.038" calcext:value-type="float">
            <text:p>18.038</text:p>
          </table:table-cell>
          <table:table-cell office:value-type="float" office:value="54.541" calcext:value-type="float">
            <text:p>54.541</text:p>
          </table:table-cell>
          <table:table-cell office:value-type="float" office:value="3.304" calcext:value-type="float">
            <text:p>3.304</text:p>
          </table:table-cell>
          <table:table-cell table:number-columns-repeated="6"/>
        </table:table-row>
        <table:table-row table:style-name="ro1">
          <table:table-cell office:value-type="date" office:date-value="2016-08-06" calcext:value-type="date">
            <text:p>2016-08-06</text:p>
          </table:table-cell>
          <table:table-cell office:value-type="float" office:value="0" calcext:value-type="float">
            <text:p>0</text:p>
          </table:table-cell>
          <table:table-cell office:value-type="float" office:value="17.062" calcext:value-type="float">
            <text:p>17.062</text:p>
          </table:table-cell>
          <table:table-cell office:value-type="float" office:value="66.982" calcext:value-type="float">
            <text:p>66.982</text:p>
          </table:table-cell>
          <table:table-cell office:value-type="float" office:value="6.033" calcext:value-type="float">
            <text:p>6.033</text:p>
          </table:table-cell>
          <table:table-cell table:number-columns-repeated="6"/>
        </table:table-row>
        <table:table-row table:style-name="ro1">
          <table:table-cell office:value-type="date" office:date-value="2016-08-07" calcext:value-type="date">
            <text:p>2016-08-07</text:p>
          </table:table-cell>
          <table:table-cell office:value-type="float" office:value="0" calcext:value-type="float">
            <text:p>0</text:p>
          </table:table-cell>
          <table:table-cell office:value-type="float" office:value="17.896" calcext:value-type="float">
            <text:p>17.896</text:p>
          </table:table-cell>
          <table:table-cell office:value-type="float" office:value="68.226" calcext:value-type="float">
            <text:p>68.226</text:p>
          </table:table-cell>
          <table:table-cell office:value-type="float" office:value="5.758" calcext:value-type="float">
            <text:p>5.758</text:p>
          </table:table-cell>
          <table:table-cell table:number-columns-repeated="6"/>
        </table:table-row>
        <table:table-row table:style-name="ro1">
          <table:table-cell office:value-type="date" office:date-value="2016-08-08" calcext:value-type="date">
            <text:p>2016-08-08</text:p>
          </table:table-cell>
          <table:table-cell office:value-type="float" office:value="0" calcext:value-type="float">
            <text:p>0</text:p>
          </table:table-cell>
          <table:table-cell office:value-type="float" office:value="19.487" calcext:value-type="float">
            <text:p>19.487</text:p>
          </table:table-cell>
          <table:table-cell office:value-type="float" office:value="63.324" calcext:value-type="float">
            <text:p>63.324</text:p>
          </table:table-cell>
          <table:table-cell office:value-type="float" office:value="6.417" calcext:value-type="float">
            <text:p>6.417</text:p>
          </table:table-cell>
          <table:table-cell table:number-columns-repeated="6"/>
        </table:table-row>
        <table:table-row table:style-name="ro1">
          <table:table-cell office:value-type="date" office:date-value="2016-08-09" calcext:value-type="date">
            <text:p>2016-08-09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59.557" calcext:value-type="float">
            <text:p>59.557</text:p>
          </table:table-cell>
          <table:table-cell office:value-type="float" office:value="7.275" calcext:value-type="float">
            <text:p>7.275</text:p>
          </table:table-cell>
          <table:table-cell table:number-columns-repeated="6"/>
        </table:table-row>
        <table:table-row table:style-name="ro1">
          <table:table-cell office:value-type="date" office:date-value="2016-08-10" calcext:value-type="date">
            <text:p>2016-08-10</text:p>
          </table:table-cell>
          <table:table-cell office:value-type="float" office:value="0" calcext:value-type="float">
            <text:p>0</text:p>
          </table:table-cell>
          <table:table-cell office:value-type="float" office:value="18.346" calcext:value-type="float">
            <text:p>18.346</text:p>
          </table:table-cell>
          <table:table-cell office:value-type="float" office:value="71.135" calcext:value-type="float">
            <text:p>71.135</text:p>
          </table:table-cell>
          <table:table-cell office:value-type="float" office:value="4.608" calcext:value-type="float">
            <text:p>4.608</text:p>
          </table:table-cell>
          <table:table-cell table:number-columns-repeated="6"/>
        </table:table-row>
        <table:table-row table:style-name="ro1">
          <table:table-cell office:value-type="date" office:date-value="2016-08-11" calcext:value-type="date">
            <text:p>2016-08-11</text:p>
          </table:table-cell>
          <table:table-cell office:value-type="float" office:value="0.9" calcext:value-type="float">
            <text:p>0.9</text:p>
          </table:table-cell>
          <table:table-cell office:value-type="float" office:value="18.217" calcext:value-type="float">
            <text:p>18.217</text:p>
          </table:table-cell>
          <table:table-cell office:value-type="float" office:value="60.806" calcext:value-type="float">
            <text:p>60.806</text:p>
          </table:table-cell>
          <table:table-cell office:value-type="float" office:value="6.421" calcext:value-type="float">
            <text:p>6.421</text:p>
          </table:table-cell>
          <table:table-cell table:number-columns-repeated="6"/>
        </table:table-row>
        <table:table-row table:style-name="ro1">
          <table:table-cell office:value-type="date" office:date-value="2016-08-12" calcext:value-type="date">
            <text:p>2016-08-12</text:p>
          </table:table-cell>
          <table:table-cell office:value-type="float" office:value="0" calcext:value-type="float">
            <text:p>0</text:p>
          </table:table-cell>
          <table:table-cell office:value-type="float" office:value="18.821" calcext:value-type="float">
            <text:p>18.821</text:p>
          </table:table-cell>
          <table:table-cell office:value-type="float" office:value="55.809" calcext:value-type="float">
            <text:p>55.809</text:p>
          </table:table-cell>
          <table:table-cell office:value-type="float" office:value="6.85" calcext:value-type="float">
            <text:p>6.85</text:p>
          </table:table-cell>
          <table:table-cell table:number-columns-repeated="6"/>
        </table:table-row>
        <table:table-row table:style-name="ro1">
          <table:table-cell office:value-type="date" office:date-value="2016-08-13" calcext:value-type="date">
            <text:p>2016-08-13</text:p>
          </table:table-cell>
          <table:table-cell office:value-type="float" office:value="0" calcext:value-type="float">
            <text:p>0</text:p>
          </table:table-cell>
          <table:table-cell office:value-type="float" office:value="18.117" calcext:value-type="float">
            <text:p>18.117</text:p>
          </table:table-cell>
          <table:table-cell office:value-type="float" office:value="62.207" calcext:value-type="float">
            <text:p>62.207</text:p>
          </table:table-cell>
          <table:table-cell office:value-type="float" office:value="3.621" calcext:value-type="float">
            <text:p>3.621</text:p>
          </table:table-cell>
          <table:table-cell table:number-columns-repeated="6"/>
        </table:table-row>
        <table:table-row table:style-name="ro1">
          <table:table-cell office:value-type="date" office:date-value="2016-08-14" calcext:value-type="date">
            <text:p>2016-08-14</text:p>
          </table:table-cell>
          <table:table-cell office:value-type="float" office:value="0" calcext:value-type="float">
            <text:p>0</text:p>
          </table:table-cell>
          <table:table-cell office:value-type="float" office:value="18.637" calcext:value-type="float">
            <text:p>18.637</text:p>
          </table:table-cell>
          <table:table-cell office:value-type="float" office:value="66.104" calcext:value-type="float">
            <text:p>66.104</text:p>
          </table:table-cell>
          <table:table-cell office:value-type="float" office:value="3.6" calcext:value-type="float">
            <text:p>3.6</text:p>
          </table:table-cell>
          <table:table-cell table:number-columns-repeated="6"/>
        </table:table-row>
        <table:table-row table:style-name="ro1">
          <table:table-cell office:value-type="date" office:date-value="2016-08-15" calcext:value-type="date">
            <text:p>2016-08-15</text:p>
          </table:table-cell>
          <table:table-cell office:value-type="float" office:value="0" calcext:value-type="float">
            <text:p>0</text:p>
          </table:table-cell>
          <table:table-cell office:value-type="float" office:value="19.679" calcext:value-type="float">
            <text:p>19.679</text:p>
          </table:table-cell>
          <table:table-cell office:value-type="float" office:value="60.983" calcext:value-type="float">
            <text:p>60.983</text:p>
          </table:table-cell>
          <table:table-cell office:value-type="float" office:value="3.562" calcext:value-type="float">
            <text:p>3.562</text:p>
          </table:table-cell>
          <table:table-cell table:number-columns-repeated="6"/>
        </table:table-row>
        <table:table-row table:style-name="ro1">
          <table:table-cell office:value-type="date" office:date-value="2016-08-16" calcext:value-type="date">
            <text:p>2016-08-16</text:p>
          </table:table-cell>
          <table:table-cell office:value-type="float" office:value="0" calcext:value-type="float">
            <text:p>0</text:p>
          </table:table-cell>
          <table:table-cell office:value-type="float" office:value="17.892" calcext:value-type="float">
            <text:p>17.892</text:p>
          </table:table-cell>
          <table:table-cell office:value-type="float" office:value="61.393" calcext:value-type="float">
            <text:p>61.393</text:p>
          </table:table-cell>
          <table:table-cell office:value-type="float" office:value="9.45" calcext:value-type="float">
            <text:p>9.45</text:p>
          </table:table-cell>
          <table:table-cell table:number-columns-repeated="6"/>
        </table:table-row>
        <table:table-row table:style-name="ro1">
          <table:table-cell office:value-type="date" office:date-value="2016-08-17" calcext:value-type="date">
            <text:p>2016-08-17</text:p>
          </table:table-cell>
          <table:table-cell office:value-type="float" office:value="0" calcext:value-type="float">
            <text:p>0</text:p>
          </table:table-cell>
          <table:table-cell office:value-type="float" office:value="15.383" calcext:value-type="float">
            <text:p>15.383</text:p>
          </table:table-cell>
          <table:table-cell office:value-type="float" office:value="65.792" calcext:value-type="float">
            <text:p>65.792</text:p>
          </table:table-cell>
          <table:table-cell office:value-type="float" office:value="8.787" calcext:value-type="float">
            <text:p>8.787</text:p>
          </table:table-cell>
          <table:table-cell table:number-columns-repeated="6"/>
        </table:table-row>
        <table:table-row table:style-name="ro1">
          <table:table-cell office:value-type="date" office:date-value="2016-08-18" calcext:value-type="date">
            <text:p>2016-08-18</text:p>
          </table:table-cell>
          <table:table-cell office:value-type="float" office:value="0" calcext:value-type="float">
            <text:p>0</text:p>
          </table:table-cell>
          <table:table-cell office:value-type="float" office:value="15.892" calcext:value-type="float">
            <text:p>15.892</text:p>
          </table:table-cell>
          <table:table-cell office:value-type="float" office:value="62.119" calcext:value-type="float">
            <text:p>62.119</text:p>
          </table:table-cell>
          <table:table-cell office:value-type="float" office:value="5.604" calcext:value-type="float">
            <text:p>5.604</text:p>
          </table:table-cell>
          <table:table-cell table:number-columns-repeated="6"/>
        </table:table-row>
        <table:table-row table:style-name="ro1">
          <table:table-cell office:value-type="date" office:date-value="2016-08-19" calcext:value-type="date">
            <text:p>2016-08-19</text:p>
          </table:table-cell>
          <table:table-cell office:value-type="float" office:value="0" calcext:value-type="float">
            <text:p>0</text:p>
          </table:table-cell>
          <table:table-cell office:value-type="float" office:value="14.542" calcext:value-type="float">
            <text:p>14.542</text:p>
          </table:table-cell>
          <table:table-cell office:value-type="float" office:value="69.754" calcext:value-type="float">
            <text:p>69.754</text:p>
          </table:table-cell>
          <table:table-cell office:value-type="float" office:value="4.587" calcext:value-type="float">
            <text:p>4.587</text:p>
          </table:table-cell>
          <table:table-cell table:number-columns-repeated="6"/>
        </table:table-row>
        <table:table-row table:style-name="ro1">
          <table:table-cell office:value-type="date" office:date-value="2016-08-20" calcext:value-type="date">
            <text:p>2016-08-20</text:p>
          </table:table-cell>
          <table:table-cell office:value-type="float" office:value="0" calcext:value-type="float">
            <text:p>0</text:p>
          </table:table-cell>
          <table:table-cell office:value-type="float" office:value="15.338" calcext:value-type="float">
            <text:p>15.338</text:p>
          </table:table-cell>
          <table:table-cell office:value-type="float" office:value="69.114" calcext:value-type="float">
            <text:p>69.114</text:p>
          </table:table-cell>
          <table:table-cell office:value-type="float" office:value="5.079" calcext:value-type="float">
            <text:p>5.079</text:p>
          </table:table-cell>
          <table:table-cell table:number-columns-repeated="6"/>
        </table:table-row>
        <table:table-row table:style-name="ro1">
          <table:table-cell office:value-type="date" office:date-value="2016-08-21" calcext:value-type="date">
            <text:p>2016-08-21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71.409" calcext:value-type="float">
            <text:p>71.409</text:p>
          </table:table-cell>
          <table:table-cell office:value-type="float" office:value="4.9" calcext:value-type="float">
            <text:p>4.9</text:p>
          </table:table-cell>
          <table:table-cell table:number-columns-repeated="6"/>
        </table:table-row>
        <table:table-row table:style-name="ro1">
          <table:table-cell office:value-type="date" office:date-value="2016-08-22" calcext:value-type="date">
            <text:p>2016-08-22</text:p>
          </table:table-cell>
          <table:table-cell office:value-type="float" office:value="0.6" calcext:value-type="float">
            <text:p>0.6</text:p>
          </table:table-cell>
          <table:table-cell office:value-type="float" office:value="15.275" calcext:value-type="float">
            <text:p>15.275</text:p>
          </table:table-cell>
          <table:table-cell office:value-type="float" office:value="71.33" calcext:value-type="float">
            <text:p>71.33</text:p>
          </table:table-cell>
          <table:table-cell office:value-type="float" office:value="4.308" calcext:value-type="float">
            <text:p>4.308</text:p>
          </table:table-cell>
          <table:table-cell table:number-columns-repeated="6"/>
        </table:table-row>
        <table:table-row table:style-name="ro1">
          <table:table-cell office:value-type="date" office:date-value="2016-08-23" calcext:value-type="date">
            <text:p>2016-08-23</text:p>
          </table:table-cell>
          <table:table-cell office:value-type="float" office:value="0.2" calcext:value-type="float">
            <text:p>0.2</text:p>
          </table:table-cell>
          <table:table-cell office:value-type="float" office:value="15.925" calcext:value-type="float">
            <text:p>15.925</text:p>
          </table:table-cell>
          <table:table-cell office:value-type="float" office:value="65.362" calcext:value-type="float">
            <text:p>65.362</text:p>
          </table:table-cell>
          <table:table-cell office:value-type="float" office:value="3.287" calcext:value-type="float">
            <text:p>3.287</text:p>
          </table:table-cell>
          <table:table-cell table:number-columns-repeated="6"/>
        </table:table-row>
        <table:table-row table:style-name="ro1">
          <table:table-cell office:value-type="date" office:date-value="2016-08-24" calcext:value-type="date">
            <text:p>2016-08-24</text:p>
          </table:table-cell>
          <table:table-cell office:value-type="float" office:value="0" calcext:value-type="float">
            <text:p>0</text:p>
          </table:table-cell>
          <table:table-cell office:value-type="float" office:value="16.533" calcext:value-type="float">
            <text:p>16.533</text:p>
          </table:table-cell>
          <table:table-cell office:value-type="float" office:value="63.935" calcext:value-type="float">
            <text:p>63.935</text:p>
          </table:table-cell>
          <table:table-cell office:value-type="float" office:value="6.65" calcext:value-type="float">
            <text:p>6.65</text:p>
          </table:table-cell>
          <table:table-cell table:number-columns-repeated="6"/>
        </table:table-row>
        <table:table-row table:style-name="ro1">
          <table:table-cell office:value-type="date" office:date-value="2016-08-25" calcext:value-type="date">
            <text:p>2016-08-25</text:p>
          </table:table-cell>
          <table:table-cell office:value-type="float" office:value="0" calcext:value-type="float">
            <text:p>0</text:p>
          </table:table-cell>
          <table:table-cell office:value-type="float" office:value="17.217" calcext:value-type="float">
            <text:p>17.217</text:p>
          </table:table-cell>
          <table:table-cell office:value-type="float" office:value="65.836" calcext:value-type="float">
            <text:p>65.836</text:p>
          </table:table-cell>
          <table:table-cell office:value-type="float" office:value="6.542" calcext:value-type="float">
            <text:p>6.542</text:p>
          </table:table-cell>
          <table:table-cell table:number-columns-repeated="6"/>
        </table:table-row>
        <table:table-row table:style-name="ro1">
          <table:table-cell office:value-type="date" office:date-value="2016-08-26" calcext:value-type="date">
            <text:p>2016-08-26</text:p>
          </table:table-cell>
          <table:table-cell office:value-type="float" office:value="9.2" calcext:value-type="float">
            <text:p>9.2</text:p>
          </table:table-cell>
          <table:table-cell office:value-type="float" office:value="13.05" calcext:value-type="float">
            <text:p>13.05</text:p>
          </table:table-cell>
          <table:table-cell office:value-type="float" office:value="83.629" calcext:value-type="float">
            <text:p>83.629</text:p>
          </table:table-cell>
          <table:table-cell office:value-type="float" office:value="4.483" calcext:value-type="float">
            <text:p>4.483</text:p>
          </table:table-cell>
          <table:table-cell table:number-columns-repeated="6"/>
        </table:table-row>
        <table:table-row table:style-name="ro1">
          <table:table-cell office:value-type="date" office:date-value="2016-08-27" calcext:value-type="date">
            <text:p>2016-08-27</text:p>
          </table:table-cell>
          <table:table-cell office:value-type="float" office:value="3.4" calcext:value-type="float">
            <text:p>3.4</text:p>
          </table:table-cell>
          <table:table-cell office:value-type="float" office:value="13.288" calcext:value-type="float">
            <text:p>13.288</text:p>
          </table:table-cell>
          <table:table-cell office:value-type="float" office:value="75.616" calcext:value-type="float">
            <text:p>75.616</text:p>
          </table:table-cell>
          <table:table-cell office:value-type="float" office:value="9.604" calcext:value-type="float">
            <text:p>9.604</text:p>
          </table:table-cell>
          <table:table-cell table:number-columns-repeated="6"/>
        </table:table-row>
        <table:table-row table:style-name="ro1">
          <table:table-cell office:value-type="date" office:date-value="2016-08-28" calcext:value-type="date">
            <text:p>2016-08-28</text:p>
          </table:table-cell>
          <table:table-cell office:value-type="float" office:value="0" calcext:value-type="float">
            <text:p>0</text:p>
          </table:table-cell>
          <table:table-cell office:value-type="float" office:value="9.704" calcext:value-type="float">
            <text:p>9.704</text:p>
          </table:table-cell>
          <table:table-cell office:value-type="float" office:value="73.262" calcext:value-type="float">
            <text:p>73.262</text:p>
          </table:table-cell>
          <table:table-cell office:value-type="float" office:value="10.142" calcext:value-type="float">
            <text:p>10.142</text:p>
          </table:table-cell>
          <table:table-cell table:number-columns-repeated="6"/>
        </table:table-row>
        <table:table-row table:style-name="ro1">
          <table:table-cell office:value-type="date" office:date-value="2016-08-29" calcext:value-type="date">
            <text:p>2016-08-29</text:p>
          </table:table-cell>
          <table:table-cell office:value-type="float" office:value="0.2" calcext:value-type="float">
            <text:p>0.2</text:p>
          </table:table-cell>
          <table:table-cell office:value-type="float" office:value="9.304" calcext:value-type="float">
            <text:p>9.304</text:p>
          </table:table-cell>
          <table:table-cell office:value-type="float" office:value="68.218" calcext:value-type="float">
            <text:p>68.218</text:p>
          </table:table-cell>
          <table:table-cell office:value-type="float" office:value="3.062" calcext:value-type="float">
            <text:p>3.062</text:p>
          </table:table-cell>
          <table:table-cell table:number-columns-repeated="6"/>
        </table:table-row>
        <table:table-row table:style-name="ro1">
          <table:table-cell office:value-type="date" office:date-value="2016-08-30" calcext:value-type="date">
            <text:p>2016-08-30</text:p>
          </table:table-cell>
          <table:table-cell office:value-type="float" office:value="0.5" calcext:value-type="float">
            <text:p>0.5</text:p>
          </table:table-cell>
          <table:table-cell office:value-type="float" office:value="12.258" calcext:value-type="float">
            <text:p>12.258</text:p>
          </table:table-cell>
          <table:table-cell office:value-type="float" office:value="64.847" calcext:value-type="float">
            <text:p>64.847</text:p>
          </table:table-cell>
          <table:table-cell office:value-type="float" office:value="7.675" calcext:value-type="float">
            <text:p>7.675</text:p>
          </table:table-cell>
          <table:table-cell table:number-columns-repeated="6"/>
        </table:table-row>
        <table:table-row table:style-name="ro1">
          <table:table-cell office:value-type="date" office:date-value="2016-08-31" calcext:value-type="date">
            <text:p>2016-08-31</text:p>
          </table:table-cell>
          <table:table-cell office:value-type="float" office:value="1.9" calcext:value-type="float">
            <text:p>1.9</text:p>
          </table:table-cell>
          <table:table-cell office:value-type="float" office:value="12.975" calcext:value-type="float">
            <text:p>12.975</text:p>
          </table:table-cell>
          <table:table-cell office:value-type="float" office:value="75.576" calcext:value-type="float">
            <text:p>75.576</text:p>
          </table:table-cell>
          <table:table-cell office:value-type="float" office:value="8.113" calcext:value-type="float">
            <text:p>8.113</text:p>
          </table:table-cell>
          <table:table-cell table:number-columns-repeated="6"/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4.2" calcext:value-type="float">
            <text:p>14.2</text:p>
          </table:table-cell>
          <table:table-cell office:value-type="float" office:value="13.246" calcext:value-type="float">
            <text:p>13.246</text:p>
          </table:table-cell>
          <table:table-cell office:value-type="float" office:value="95.023" calcext:value-type="float">
            <text:p>95.023</text:p>
          </table:table-cell>
          <table:table-cell office:value-type="float" office:value="3.192" calcext:value-type="float">
            <text:p>3.192</text:p>
          </table:table-cell>
          <table:table-cell table:number-columns-repeated="6"/>
        </table:table-row>
        <table:table-row table:style-name="ro1">
          <table:table-cell office:value-type="date" office:date-value="2016-09-02" calcext:value-type="date">
            <text:p>2016-09-02</text:p>
          </table:table-cell>
          <table:table-cell office:value-type="float" office:value="0.9" calcext:value-type="float">
            <text:p>0.9</text:p>
          </table:table-cell>
          <table:table-cell office:value-type="float" office:value="12.512" calcext:value-type="float">
            <text:p>12.512</text:p>
          </table:table-cell>
          <table:table-cell office:value-type="float" office:value="87.819" calcext:value-type="float">
            <text:p>87.819</text:p>
          </table:table-cell>
          <table:table-cell office:value-type="float" office:value="4.375" calcext:value-type="float">
            <text:p>4.375</text:p>
          </table:table-cell>
          <table:table-cell table:number-columns-repeated="6"/>
        </table:table-row>
        <table:table-row table:style-name="ro1">
          <table:table-cell office:value-type="date" office:date-value="2016-09-03" calcext:value-type="date">
            <text:p>2016-09-03</text:p>
          </table:table-cell>
          <table:table-cell office:value-type="float" office:value="5.3" calcext:value-type="float">
            <text:p>5.3</text:p>
          </table:table-cell>
          <table:table-cell office:value-type="float" office:value="9.575" calcext:value-type="float">
            <text:p>9.575</text:p>
          </table:table-cell>
          <table:table-cell office:value-type="float" office:value="81.658" calcext:value-type="float">
            <text:p>81.658</text:p>
          </table:table-cell>
          <table:table-cell office:value-type="float" office:value="12.675" calcext:value-type="float">
            <text:p>12.675</text:p>
          </table:table-cell>
          <table:table-cell table:number-columns-repeated="6"/>
        </table:table-row>
        <table:table-row table:style-name="ro1">
          <table:table-cell office:value-type="date" office:date-value="2016-09-04" calcext:value-type="date">
            <text:p>2016-09-04</text:p>
          </table:table-cell>
          <table:table-cell office:value-type="float" office:value="0.2" calcext:value-type="float">
            <text:p>0.2</text:p>
          </table:table-cell>
          <table:table-cell office:value-type="float" office:value="7.192" calcext:value-type="float">
            <text:p>7.192</text:p>
          </table:table-cell>
          <table:table-cell office:value-type="float" office:value="73.603" calcext:value-type="float">
            <text:p>73.603</text:p>
          </table:table-cell>
          <table:table-cell office:value-type="float" office:value="4.058" calcext:value-type="float">
            <text:p>4.058</text:p>
          </table:table-cell>
          <table:table-cell table:number-columns-repeated="6"/>
        </table:table-row>
        <table:table-row table:style-name="ro1">
          <table:table-cell office:value-type="date" office:date-value="2016-09-05" calcext:value-type="date">
            <text:p>2016-09-05</text:p>
          </table:table-cell>
          <table:table-cell office:value-type="float" office:value="0" calcext:value-type="float">
            <text:p>0</text:p>
          </table:table-cell>
          <table:table-cell office:value-type="float" office:value="9.308" calcext:value-type="float">
            <text:p>9.308</text:p>
          </table:table-cell>
          <table:table-cell office:value-type="float" office:value="64.295" calcext:value-type="float">
            <text:p>64.295</text:p>
          </table:table-cell>
          <table:table-cell office:value-type="float" office:value="3.858" calcext:value-type="float">
            <text:p>3.858</text:p>
          </table:table-cell>
          <table:table-cell table:number-columns-repeated="6"/>
        </table:table-row>
        <table:table-row table:style-name="ro1">
          <table:table-cell office:value-type="date" office:date-value="2016-09-06" calcext:value-type="date">
            <text:p>2016-09-06</text:p>
          </table:table-cell>
          <table:table-cell office:value-type="float" office:value="0" calcext:value-type="float">
            <text:p>0</text:p>
          </table:table-cell>
          <table:table-cell office:value-type="float" office:value="10.825" calcext:value-type="float">
            <text:p>10.825</text:p>
          </table:table-cell>
          <table:table-cell office:value-type="float" office:value="68.925" calcext:value-type="float">
            <text:p>68.925</text:p>
          </table:table-cell>
          <table:table-cell office:value-type="float" office:value="3.358" calcext:value-type="float">
            <text:p>3.358</text:p>
          </table:table-cell>
          <table:table-cell table:number-columns-repeated="6"/>
        </table:table-row>
        <table:table-row table:style-name="ro1">
          <table:table-cell office:value-type="date" office:date-value="2016-09-07" calcext:value-type="date">
            <text:p>2016-09-07</text:p>
          </table:table-cell>
          <table:table-cell office:value-type="float" office:value="0" calcext:value-type="float">
            <text:p>0</text:p>
          </table:table-cell>
          <table:table-cell office:value-type="float" office:value="11.792" calcext:value-type="float">
            <text:p>11.792</text:p>
          </table:table-cell>
          <table:table-cell office:value-type="float" office:value="68.156" calcext:value-type="float">
            <text:p>68.156</text:p>
          </table:table-cell>
          <table:table-cell office:value-type="float" office:value="3.121" calcext:value-type="float">
            <text:p>3.121</text:p>
          </table:table-cell>
          <table:table-cell table:number-columns-repeated="6"/>
        </table:table-row>
        <table:table-row table:style-name="ro1">
          <table:table-cell office:value-type="date" office:date-value="2016-09-08" calcext:value-type="date">
            <text:p>2016-09-08</text:p>
          </table:table-cell>
          <table:table-cell office:value-type="float" office:value="2.7" calcext:value-type="float">
            <text:p>2.7</text:p>
          </table:table-cell>
          <table:table-cell office:value-type="float" office:value="11.741" calcext:value-type="float">
            <text:p>11.741</text:p>
          </table:table-cell>
          <table:table-cell office:value-type="float" office:value="71.531" calcext:value-type="float">
            <text:p>71.531</text:p>
          </table:table-cell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date" office:date-value="2016-09-09" calcext:value-type="date">
            <text:p>2016-09-09</text:p>
          </table:table-cell>
          <table:table-cell office:value-type="float" office:value="5.6" calcext:value-type="float">
            <text:p>5.6</text:p>
          </table:table-cell>
          <table:table-cell office:value-type="float" office:value="9.121" calcext:value-type="float">
            <text:p>9.121</text:p>
          </table:table-cell>
          <table:table-cell office:value-type="float" office:value="75.054" calcext:value-type="float">
            <text:p>75.054</text:p>
          </table:table-cell>
          <table:table-cell office:value-type="float" office:value="6.825" calcext:value-type="float">
            <text:p>6.825</text:p>
          </table:table-cell>
          <table:table-cell table:number-columns-repeated="6"/>
        </table:table-row>
        <table:table-row table:style-name="ro1">
          <table:table-cell office:value-type="date" office:date-value="2016-09-10" calcext:value-type="date">
            <text:p>2016-09-10</text:p>
          </table:table-cell>
          <table:table-cell office:value-type="float" office:value="5.7" calcext:value-type="float">
            <text:p>5.7</text:p>
          </table:table-cell>
          <table:table-cell office:value-type="float" office:value="9.863" calcext:value-type="float">
            <text:p>9.863</text:p>
          </table:table-cell>
          <table:table-cell office:value-type="float" office:value="87.27" calcext:value-type="float">
            <text:p>87.27</text:p>
          </table:table-cell>
          <table:table-cell office:value-type="float" office:value="9.567" calcext:value-type="float">
            <text:p>9.567</text:p>
          </table:table-cell>
          <table:table-cell table:number-columns-repeated="6"/>
        </table:table-row>
        <table:table-row table:style-name="ro1">
          <table:table-cell office:value-type="date" office:date-value="2016-09-11" calcext:value-type="date">
            <text:p>2016-09-11</text:p>
          </table:table-cell>
          <table:table-cell office:value-type="float" office:value="1.8" calcext:value-type="float">
            <text:p>1.8</text:p>
          </table:table-cell>
          <table:table-cell office:value-type="float" office:value="6.525" calcext:value-type="float">
            <text:p>6.525</text:p>
          </table:table-cell>
          <table:table-cell office:value-type="float" office:value="70.809" calcext:value-type="float">
            <text:p>70.809</text:p>
          </table:table-cell>
          <table:table-cell office:value-type="float" office:value="7.842" calcext:value-type="float">
            <text:p>7.842</text:p>
          </table:table-cell>
          <table:table-cell table:number-columns-repeated="6"/>
        </table:table-row>
        <table:table-row table:style-name="ro1">
          <table:table-cell office:value-type="date" office:date-value="2016-09-12" calcext:value-type="date">
            <text:p>2016-09-12</text:p>
          </table:table-cell>
          <table:table-cell office:value-type="float" office:value="0.2" calcext:value-type="float">
            <text:p>0.2</text:p>
          </table:table-cell>
          <table:table-cell office:value-type="float" office:value="7.583" calcext:value-type="float">
            <text:p>7.583</text:p>
          </table:table-cell>
          <table:table-cell office:value-type="float" office:value="67.698" calcext:value-type="float">
            <text:p>67.698</text:p>
          </table:table-cell>
          <table:table-cell office:value-type="float" office:value="3.95" calcext:value-type="float">
            <text:p>3.95</text:p>
          </table:table-cell>
          <table:table-cell table:number-columns-repeated="6"/>
        </table:table-row>
        <table:table-row table:style-name="ro1">
          <table:table-cell office:value-type="date" office:date-value="2016-09-13" calcext:value-type="date">
            <text:p>2016-09-13</text:p>
          </table:table-cell>
          <table:table-cell office:value-type="float" office:value="0" calcext:value-type="float">
            <text:p>0</text:p>
          </table:table-cell>
          <table:table-cell office:value-type="float" office:value="13.792" calcext:value-type="float">
            <text:p>13.792</text:p>
          </table:table-cell>
          <table:table-cell office:value-type="float" office:value="54.696" calcext:value-type="float">
            <text:p>54.696</text:p>
          </table:table-cell>
          <table:table-cell office:value-type="float" office:value="7.113" calcext:value-type="float">
            <text:p>7.113</text:p>
          </table:table-cell>
          <table:table-cell table:number-columns-repeated="6"/>
        </table:table-row>
        <table:table-row table:style-name="ro1">
          <table:table-cell office:value-type="date" office:date-value="2016-09-14" calcext:value-type="date">
            <text:p>2016-09-14</text:p>
          </table:table-cell>
          <table:table-cell office:value-type="float" office:value="0" calcext:value-type="float">
            <text:p>0</text:p>
          </table:table-cell>
          <table:table-cell office:value-type="float" office:value="12.138" calcext:value-type="float">
            <text:p>12.138</text:p>
          </table:table-cell>
          <table:table-cell office:value-type="float" office:value="67.76" calcext:value-type="float">
            <text:p>67.76</text:p>
          </table:table-cell>
          <table:table-cell office:value-type="float" office:value="5.188" calcext:value-type="float">
            <text:p>5.188</text:p>
          </table:table-cell>
          <table:table-cell table:number-columns-repeated="6"/>
        </table:table-row>
        <table:table-row table:style-name="ro1">
          <table:table-cell office:value-type="date" office:date-value="2016-09-15" calcext:value-type="date">
            <text:p>2016-09-15</text:p>
          </table:table-cell>
          <table:table-cell office:value-type="float" office:value="0" calcext:value-type="float">
            <text:p>0</text:p>
          </table:table-cell>
          <table:table-cell office:value-type="float" office:value="10.429" calcext:value-type="float">
            <text:p>10.429</text:p>
          </table:table-cell>
          <table:table-cell office:value-type="float" office:value="69.409" calcext:value-type="float">
            <text:p>69.409</text:p>
          </table:table-cell>
          <table:table-cell office:value-type="float" office:value="5.096" calcext:value-type="float">
            <text:p>5.096</text:p>
          </table:table-cell>
          <table:table-cell table:number-columns-repeated="6"/>
        </table:table-row>
        <table:table-row table:style-name="ro1">
          <table:table-cell office:value-type="date" office:date-value="2016-09-16" calcext:value-type="date">
            <text:p>2016-09-16</text:p>
          </table:table-cell>
          <table:table-cell office:value-type="float" office:value="0" calcext:value-type="float">
            <text:p>0</text:p>
          </table:table-cell>
          <table:table-cell office:value-type="float" office:value="12.929" calcext:value-type="float">
            <text:p>12.929</text:p>
          </table:table-cell>
          <table:table-cell office:value-type="float" office:value="68.885" calcext:value-type="float">
            <text:p>68.885</text:p>
          </table:table-cell>
          <table:table-cell office:value-type="float" office:value="3.625" calcext:value-type="float">
            <text:p>3.625</text:p>
          </table:table-cell>
          <table:table-cell table:number-columns-repeated="6"/>
        </table:table-row>
        <table:table-row table:style-name="ro1">
          <table:table-cell office:value-type="date" office:date-value="2016-09-17" calcext:value-type="date">
            <text:p>2016-09-17</text:p>
          </table:table-cell>
          <table:table-cell office:value-type="float" office:value="0" calcext:value-type="float">
            <text:p>0</text:p>
          </table:table-cell>
          <table:table-cell office:value-type="float" office:value="13.613" calcext:value-type="float">
            <text:p>13.613</text:p>
          </table:table-cell>
          <table:table-cell office:value-type="float" office:value="69.521" calcext:value-type="float">
            <text:p>69.521</text:p>
          </table:table-cell>
          <table:table-cell office:value-type="float" office:value="4.408" calcext:value-type="float">
            <text:p>4.408</text:p>
          </table:table-cell>
          <table:table-cell table:number-columns-repeated="6"/>
        </table:table-row>
        <table:table-row table:style-name="ro1">
          <table:table-cell office:value-type="date" office:date-value="2016-09-18" calcext:value-type="date">
            <text:p>2016-09-18</text:p>
          </table:table-cell>
          <table:table-cell office:value-type="float" office:value="0" calcext:value-type="float">
            <text:p>0</text:p>
          </table:table-cell>
          <table:table-cell office:value-type="float" office:value="10.738" calcext:value-type="float">
            <text:p>10.738</text:p>
          </table:table-cell>
          <table:table-cell office:value-type="float" office:value="84.088" calcext:value-type="float">
            <text:p>84.088</text:p>
          </table:table-cell>
          <table:table-cell office:value-type="float" office:value="8.708" calcext:value-type="float">
            <text:p>8.708</text:p>
          </table:table-cell>
          <table:table-cell table:number-columns-repeated="6"/>
        </table:table-row>
        <table:table-row table:style-name="ro1">
          <table:table-cell office:value-type="date" office:date-value="2016-09-19" calcext:value-type="date">
            <text:p>2016-09-19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81.488" calcext:value-type="float">
            <text:p>81.488</text:p>
          </table:table-cell>
          <table:table-cell office:value-type="float" office:value="5.983" calcext:value-type="float">
            <text:p>5.983</text:p>
          </table:table-cell>
          <table:table-cell table:number-columns-repeated="6"/>
        </table:table-row>
        <table:table-row table:style-name="ro1">
          <table:table-cell office:value-type="date" office:date-value="2016-09-20" calcext:value-type="date">
            <text:p>2016-09-20</text:p>
          </table:table-cell>
          <table:table-cell office:value-type="float" office:value="1.6" calcext:value-type="float">
            <text:p>1.6</text:p>
          </table:table-cell>
          <table:table-cell office:value-type="float" office:value="4.9" calcext:value-type="float">
            <text:p>4.9</text:p>
          </table:table-cell>
          <table:table-cell office:value-type="float" office:value="81.984" calcext:value-type="float">
            <text:p>81.984</text:p>
          </table:table-cell>
          <table:table-cell office:value-type="float" office:value="2.013" calcext:value-type="float">
            <text:p>2.013</text:p>
          </table:table-cell>
          <table:table-cell table:number-columns-repeated="6"/>
        </table:table-row>
        <table:table-row table:style-name="ro1">
          <table:table-cell office:value-type="date" office:date-value="2016-09-21" calcext:value-type="date">
            <text:p>2016-09-21</text:p>
          </table:table-cell>
          <table:table-cell office:value-type="float" office:value="2" calcext:value-type="float">
            <text:p>2</text:p>
          </table:table-cell>
          <table:table-cell office:value-type="float" office:value="7.429" calcext:value-type="float">
            <text:p>7.429</text:p>
          </table:table-cell>
          <table:table-cell office:value-type="float" office:value="87.761" calcext:value-type="float">
            <text:p>87.761</text:p>
          </table:table-cell>
          <table:table-cell office:value-type="float" office:value="4.183" calcext:value-type="float">
            <text:p>4.183</text:p>
          </table:table-cell>
          <table:table-cell table:number-columns-repeated="6"/>
        </table:table-row>
        <table:table-row table:style-name="ro1">
          <table:table-cell office:value-type="date" office:date-value="2016-09-22" calcext:value-type="date">
            <text:p>2016-09-22</text:p>
          </table:table-cell>
          <table:table-cell office:value-type="float" office:value="0" calcext:value-type="float">
            <text:p>0</text:p>
          </table:table-cell>
          <table:table-cell office:value-type="float" office:value="11.317" calcext:value-type="float">
            <text:p>11.317</text:p>
          </table:table-cell>
          <table:table-cell office:value-type="float" office:value="60.101" calcext:value-type="float">
            <text:p>60.101</text:p>
          </table:table-cell>
          <table:table-cell office:value-type="float" office:value="5.688" calcext:value-type="float">
            <text:p>5.688</text:p>
          </table:table-cell>
          <table:table-cell table:number-columns-repeated="6"/>
        </table:table-row>
        <table:table-row table:style-name="ro1">
          <table:table-cell office:value-type="date" office:date-value="2016-09-23" calcext:value-type="date">
            <text:p>2016-09-23</text:p>
          </table:table-cell>
          <table:table-cell office:value-type="float" office:value="0" calcext:value-type="float">
            <text:p>0</text:p>
          </table:table-cell>
          <table:table-cell office:value-type="float" office:value="11.858" calcext:value-type="float">
            <text:p>11.858</text:p>
          </table:table-cell>
          <table:table-cell office:value-type="float" office:value="63.676" calcext:value-type="float">
            <text:p>63.676</text:p>
          </table:table-cell>
          <table:table-cell office:value-type="float" office:value="8.404" calcext:value-type="float">
            <text:p>8.404</text:p>
          </table:table-cell>
          <table:table-cell table:number-columns-repeated="6"/>
        </table:table-row>
        <table:table-row table:style-name="ro1">
          <table:table-cell office:value-type="date" office:date-value="2016-09-24" calcext:value-type="date">
            <text:p>2016-09-24</text:p>
          </table:table-cell>
          <table:table-cell office:value-type="float" office:value="0" calcext:value-type="float">
            <text:p>0</text:p>
          </table:table-cell>
          <table:table-cell office:value-type="float" office:value="11.208" calcext:value-type="float">
            <text:p>11.208</text:p>
          </table:table-cell>
          <table:table-cell office:value-type="float" office:value="56.697" calcext:value-type="float">
            <text:p>56.697</text:p>
          </table:table-cell>
          <table:table-cell office:value-type="float" office:value="12.071" calcext:value-type="float">
            <text:p>12.071</text:p>
          </table:table-cell>
          <table:table-cell table:number-columns-repeated="6"/>
        </table:table-row>
        <table:table-row table:style-name="ro1">
          <table:table-cell office:value-type="date" office:date-value="2016-09-25" calcext:value-type="date">
            <text:p>2016-09-25</text:p>
          </table:table-cell>
          <table:table-cell office:value-type="float" office:value="0" calcext:value-type="float">
            <text:p>0</text:p>
          </table:table-cell>
          <table:table-cell office:value-type="float" office:value="9.188" calcext:value-type="float">
            <text:p>9.188</text:p>
          </table:table-cell>
          <table:table-cell office:value-type="float" office:value="52.828" calcext:value-type="float">
            <text:p>52.828</text:p>
          </table:table-cell>
          <table:table-cell office:value-type="float" office:value="4.604" calcext:value-type="float">
            <text:p>4.604</text:p>
          </table:table-cell>
          <table:table-cell table:number-columns-repeated="6"/>
        </table:table-row>
        <table:table-row table:style-name="ro1">
          <table:table-cell office:value-type="date" office:date-value="2016-09-26" calcext:value-type="date">
            <text:p>2016-09-26</text:p>
          </table:table-cell>
          <table:table-cell office:value-type="float" office:value="0" calcext:value-type="float">
            <text:p>0</text:p>
          </table:table-cell>
          <table:table-cell office:value-type="float" office:value="12.312" calcext:value-type="float">
            <text:p>12.312</text:p>
          </table:table-cell>
          <table:table-cell office:value-type="float" office:value="60.389" calcext:value-type="float">
            <text:p>60.389</text:p>
          </table:table-cell>
          <table:table-cell office:value-type="float" office:value="7.017" calcext:value-type="float">
            <text:p>7.017</text:p>
          </table:table-cell>
          <table:table-cell table:number-columns-repeated="6"/>
        </table:table-row>
        <table:table-row table:style-name="ro1">
          <table:table-cell office:value-type="date" office:date-value="2016-09-27" calcext:value-type="date">
            <text:p>2016-09-27</text:p>
          </table:table-cell>
          <table:table-cell office:value-type="float" office:value="0.2" calcext:value-type="float">
            <text:p>0.2</text:p>
          </table:table-cell>
          <table:table-cell office:value-type="float" office:value="11.6" calcext:value-type="float">
            <text:p>11.6</text:p>
          </table:table-cell>
          <table:table-cell office:value-type="float" office:value="56.285" calcext:value-type="float">
            <text:p>56.285</text:p>
          </table:table-cell>
          <table:table-cell office:value-type="float" office:value="17.725" calcext:value-type="float">
            <text:p>17.725</text:p>
          </table:table-cell>
          <table:table-cell table:number-columns-repeated="6"/>
        </table:table-row>
        <table:table-row table:style-name="ro1">
          <table:table-cell office:value-type="date" office:date-value="2016-09-28" calcext:value-type="date">
            <text:p>2016-09-28</text:p>
          </table:table-cell>
          <table:table-cell office:value-type="float" office:value="0.2" calcext:value-type="float">
            <text:p>0.2</text:p>
          </table:table-cell>
          <table:table-cell office:value-type="float" office:value="5.821" calcext:value-type="float">
            <text:p>5.821</text:p>
          </table:table-cell>
          <table:table-cell office:value-type="float" office:value="56.432" calcext:value-type="float">
            <text:p>56.432</text:p>
          </table:table-cell>
          <table:table-cell office:value-type="float" office:value="3.433" calcext:value-type="float">
            <text:p>3.433</text:p>
          </table:table-cell>
          <table:table-cell table:number-columns-repeated="6"/>
        </table:table-row>
        <table:table-row table:style-name="ro1">
          <table:table-cell office:value-type="date" office:date-value="2016-09-29" calcext:value-type="date">
            <text:p>2016-09-29</text:p>
          </table:table-cell>
          <table:table-cell office:value-type="float" office:value="0" calcext:value-type="float">
            <text:p>0</text:p>
          </table:table-cell>
          <table:table-cell office:value-type="float" office:value="4.521" calcext:value-type="float">
            <text:p>4.521</text:p>
          </table:table-cell>
          <table:table-cell office:value-type="float" office:value="63.829" calcext:value-type="float">
            <text:p>63.829</text:p>
          </table:table-cell>
          <table:table-cell office:value-type="float" office:value="2.9" calcext:value-type="float">
            <text:p>2.9</text:p>
          </table:table-cell>
          <table:table-cell table:number-columns-repeated="6"/>
        </table:table-row>
        <table:table-row table:style-name="ro1">
          <table:table-cell office:value-type="date" office:date-value="2016-09-30" calcext:value-type="date">
            <text:p>2016-09-30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62.957" calcext:value-type="float">
            <text:p>62.957</text:p>
          </table:table-cell>
          <table:table-cell office:value-type="float" office:value="3.621" calcext:value-type="float">
            <text:p>3.621</text:p>
          </table:table-cell>
          <table:table-cell table:number-columns-repeated="6"/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" calcext:value-type="float">
            <text:p>2</text:p>
          </table:table-cell>
          <table:table-cell office:value-type="float" office:value="2.287" calcext:value-type="float">
            <text:p>2.287</text:p>
          </table:table-cell>
          <table:table-cell office:value-type="float" office:value="65.698" calcext:value-type="float">
            <text:p>65.698</text:p>
          </table:table-cell>
          <table:table-cell office:value-type="float" office:value="9.179" calcext:value-type="float">
            <text:p>9.179</text:p>
          </table:table-cell>
          <table:table-cell table:number-columns-repeated="6"/>
        </table:table-row>
        <table:table-row table:style-name="ro1">
          <table:table-cell office:value-type="date" office:date-value="2016-10-02" calcext:value-type="date">
            <text:p>2016-10-02</text:p>
          </table:table-cell>
          <table:table-cell office:value-type="float" office:value="4" calcext:value-type="float">
            <text:p>4</text:p>
          </table:table-cell>
          <table:table-cell office:value-type="float" office:value="2.471" calcext:value-type="float">
            <text:p>2.471</text:p>
          </table:table-cell>
          <table:table-cell office:value-type="float" office:value="92.895" calcext:value-type="float">
            <text:p>92.895</text:p>
          </table:table-cell>
          <table:table-cell office:value-type="float" office:value="7.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date" office:date-value="2016-10-03" calcext:value-type="date">
            <text:p>2016-10-03</text:p>
          </table:table-cell>
          <table:table-cell office:value-type="float" office:value="0.2" calcext:value-type="float">
            <text:p>0.2</text:p>
          </table:table-cell>
          <table:table-cell office:value-type="float" office:value="1.792" calcext:value-type="float">
            <text:p>1.792</text:p>
          </table:table-cell>
          <table:table-cell office:value-type="float" office:value="84.198" calcext:value-type="float">
            <text:p>84.198</text:p>
          </table:table-cell>
          <table:table-cell office:value-type="float" office:value="5.425" calcext:value-type="float">
            <text:p>5.425</text:p>
          </table:table-cell>
          <table:table-cell table:number-columns-repeated="6"/>
        </table:table-row>
        <table:table-row table:style-name="ro1">
          <table:table-cell office:value-type="date" office:date-value="2016-10-04" calcext:value-type="date">
            <text:p>2016-10-04</text:p>
          </table:table-cell>
          <table:table-cell office:value-type="float" office:value="0" calcext:value-type="float">
            <text:p>0</text:p>
          </table:table-cell>
          <table:table-cell office:value-type="float" office:value="0.663" calcext:value-type="float">
            <text:p>0.663</text:p>
          </table:table-cell>
          <table:table-cell office:value-type="float" office:value="86.063" calcext:value-type="float">
            <text:p>86.063</text:p>
          </table:table-cell>
          <table:table-cell office:value-type="float" office:value="3.512" calcext:value-type="float">
            <text:p>3.512</text:p>
          </table:table-cell>
          <table:table-cell table:number-columns-repeated="6"/>
        </table:table-row>
        <table:table-row table:style-name="ro1">
          <table:table-cell office:value-type="date" office:date-value="2016-10-05" calcext:value-type="date">
            <text:p>2016-10-05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78.088" calcext:value-type="float">
            <text:p>78.088</text:p>
          </table:table-cell>
          <table:table-cell office:value-type="float" office:value="5.429" calcext:value-type="float">
            <text:p>5.429</text:p>
          </table:table-cell>
          <table:table-cell table:number-columns-repeated="6"/>
        </table:table-row>
        <table:table-row table:style-name="ro1">
          <table:table-cell office:value-type="date" office:date-value="2016-10-06" calcext:value-type="date">
            <text:p>2016-10-06</text:p>
          </table:table-cell>
          <table:table-cell office:value-type="float" office:value="0" calcext:value-type="float">
            <text:p>0</text:p>
          </table:table-cell>
          <table:table-cell office:value-type="float" office:value="-0.287" calcext:value-type="float">
            <text:p>-0.287</text:p>
          </table:table-cell>
          <table:table-cell office:value-type="float" office:value="73.421" calcext:value-type="float">
            <text:p>73.421</text:p>
          </table:table-cell>
          <table:table-cell office:value-type="float" office:value="4.479" calcext:value-type="float">
            <text:p>4.479</text:p>
          </table:table-cell>
          <table:table-cell table:number-columns-repeated="6"/>
        </table:table-row>
        <table:table-row table:style-name="ro1">
          <table:table-cell office:value-type="date" office:date-value="2016-10-07" calcext:value-type="date">
            <text:p>2016-10-07</text:p>
          </table:table-cell>
          <table:table-cell office:value-type="float" office:value="0" calcext:value-type="float">
            <text:p>0</text:p>
          </table:table-cell>
          <table:table-cell office:value-type="float" office:value="-0.733" calcext:value-type="float">
            <text:p>-0.733</text:p>
          </table:table-cell>
          <table:table-cell office:value-type="float" office:value="75.738" calcext:value-type="float">
            <text:p>75.738</text:p>
          </table:table-cell>
          <table:table-cell office:value-type="float" office:value="5.8" calcext:value-type="float">
            <text:p>5.8</text:p>
          </table:table-cell>
          <table:table-cell table:number-columns-repeated="6"/>
        </table:table-row>
        <table:table-row table:style-name="ro1">
          <table:table-cell office:value-type="date" office:date-value="2016-10-08" calcext:value-type="date">
            <text:p>2016-10-08</text:p>
          </table:table-cell>
          <table:table-cell office:value-type="float" office:value="0" calcext:value-type="float">
            <text:p>0</text:p>
          </table:table-cell>
          <table:table-cell office:value-type="float" office:value="0.987" calcext:value-type="float">
            <text:p>0.987</text:p>
          </table:table-cell>
          <table:table-cell office:value-type="float" office:value="74.039" calcext:value-type="float">
            <text:p>74.039</text:p>
          </table:table-cell>
          <table:table-cell office:value-type="float" office:value="4.912" calcext:value-type="float">
            <text:p>4.912</text:p>
          </table:table-cell>
          <table:table-cell table:number-columns-repeated="6"/>
        </table:table-row>
        <table:table-row table:style-name="ro1">
          <table:table-cell office:value-type="date" office:date-value="2016-10-09" calcext:value-type="date">
            <text:p>2016-10-09</text:p>
          </table:table-cell>
          <table:table-cell office:value-type="float" office:value="0.2" calcext:value-type="float">
            <text:p>0.2</text:p>
          </table:table-cell>
          <table:table-cell office:value-type="float" office:value="1.325" calcext:value-type="float">
            <text:p>1.325</text:p>
          </table:table-cell>
          <table:table-cell office:value-type="float" office:value="81.953" calcext:value-type="float">
            <text:p>81.953</text:p>
          </table:table-cell>
          <table:table-cell office:value-type="float" office:value="3.937" calcext:value-type="float">
            <text:p>3.937</text:p>
          </table:table-cell>
          <table:table-cell table:number-columns-repeated="6"/>
        </table:table-row>
        <table:table-row table:style-name="ro1">
          <table:table-cell office:value-type="date" office:date-value="2016-10-10" calcext:value-type="date">
            <text:p>2016-10-10</text:p>
          </table:table-cell>
          <table:table-cell office:value-type="float" office:value="0" calcext:value-type="float">
            <text:p>0</text:p>
          </table:table-cell>
          <table:table-cell office:value-type="float" office:value="1.442" calcext:value-type="float">
            <text:p>1.442</text:p>
          </table:table-cell>
          <table:table-cell office:value-type="float" office:value="81.797" calcext:value-type="float">
            <text:p>81.797</text:p>
          </table:table-cell>
          <table:table-cell office:value-type="float" office:value="4.746" calcext:value-type="float">
            <text:p>4.746</text:p>
          </table:table-cell>
          <table:table-cell table:number-columns-repeated="6"/>
        </table:table-row>
        <table:table-row table:style-name="ro1">
          <table:table-cell office:value-type="date" office:date-value="2016-10-11" calcext:value-type="date">
            <text:p>2016-10-11</text:p>
          </table:table-cell>
          <table:table-cell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float" office:value="71.494" calcext:value-type="float">
            <text:p>71.494</text:p>
          </table:table-cell>
          <table:table-cell office:value-type="float" office:value="7.938" calcext:value-type="float">
            <text:p>7.938</text:p>
          </table:table-cell>
          <table:table-cell table:number-columns-repeated="6"/>
        </table:table-row>
        <table:table-row table:style-name="ro1">
          <table:table-cell office:value-type="date" office:date-value="2016-10-12" calcext:value-type="date">
            <text:p>2016-10-12</text:p>
          </table:table-cell>
          <table:table-cell office:value-type="float" office:value="0" calcext:value-type="float">
            <text:p>0</text:p>
          </table:table-cell>
          <table:table-cell office:value-type="float" office:value="-1.521" calcext:value-type="float">
            <text:p>-1.521</text:p>
          </table:table-cell>
          <table:table-cell office:value-type="float" office:value="71.422" calcext:value-type="float">
            <text:p>71.422</text:p>
          </table:table-cell>
          <table:table-cell office:value-type="float" office:value="3.642" calcext:value-type="float">
            <text:p>3.642</text:p>
          </table:table-cell>
          <table:table-cell table:number-columns-repeated="6"/>
        </table:table-row>
        <table:table-row table:style-name="ro1">
          <table:table-cell office:value-type="date" office:date-value="2016-10-13" calcext:value-type="date">
            <text:p>2016-10-13</text:p>
          </table:table-cell>
          <table:table-cell office:value-type="float" office:value="0" calcext:value-type="float">
            <text:p>0</text:p>
          </table:table-cell>
          <table:table-cell office:value-type="float" office:value="-1.533" calcext:value-type="float">
            <text:p>-1.533</text:p>
          </table:table-cell>
          <table:table-cell office:value-type="float" office:value="61.46" calcext:value-type="float">
            <text:p>61.46</text:p>
          </table:table-cell>
          <table:table-cell office:value-type="float" office:value="8.175" calcext:value-type="float">
            <text:p>8.175</text:p>
          </table:table-cell>
          <table:table-cell table:number-columns-repeated="6"/>
        </table:table-row>
        <table:table-row table:style-name="ro1">
          <table:table-cell office:value-type="date" office:date-value="2016-10-14" calcext:value-type="date">
            <text:p>2016-10-14</text:p>
          </table:table-cell>
          <table:table-cell office:value-type="float" office:value="0" calcext:value-type="float">
            <text:p>0</text:p>
          </table:table-cell>
          <table:table-cell office:value-type="float" office:value="-3.037" calcext:value-type="float">
            <text:p>-3.037</text:p>
          </table:table-cell>
          <table:table-cell office:value-type="float" office:value="70.222" calcext:value-type="float">
            <text:p>70.222</text:p>
          </table:table-cell>
          <table:table-cell office:value-type="float" office:value="9.429" calcext:value-type="float">
            <text:p>9.429</text:p>
          </table:table-cell>
          <table:table-cell table:number-columns-repeated="6"/>
        </table:table-row>
        <table:table-row table:style-name="ro1">
          <table:table-cell office:value-type="date" office:date-value="2016-10-15" calcext:value-type="date">
            <text:p>2016-10-15</text:p>
          </table:table-cell>
          <table:table-cell office:value-type="float" office:value="2.1" calcext:value-type="float">
            <text:p>2.1</text:p>
          </table:table-cell>
          <table:table-cell office:value-type="float" office:value="-3.9" calcext:value-type="float">
            <text:p>-3.9</text:p>
          </table:table-cell>
          <table:table-cell office:value-type="float" office:value="88.603" calcext:value-type="float">
            <text:p>88.603</text:p>
          </table:table-cell>
          <table:table-cell office:value-type="float" office:value="6.767" calcext:value-type="float">
            <text:p>6.767</text:p>
          </table:table-cell>
          <table:table-cell table:number-columns-repeated="6"/>
        </table:table-row>
        <table:table-row table:style-name="ro1">
          <table:table-cell office:value-type="date" office:date-value="2016-10-16" calcext:value-type="date">
            <text:p>2016-10-16</text:p>
          </table:table-cell>
          <table:table-cell office:value-type="float" office:value="4.6" calcext:value-type="float">
            <text:p>4.6</text:p>
          </table:table-cell>
          <table:table-cell office:value-type="float" office:value="-1.508" calcext:value-type="float">
            <text:p>-1.508</text:p>
          </table:table-cell>
          <table:table-cell office:value-type="float" office:value="92.829" calcext:value-type="float">
            <text:p>92.829</text:p>
          </table:table-cell>
          <table:table-cell office:value-type="float" office:value="7.167" calcext:value-type="float">
            <text:p>7.167</text:p>
          </table:table-cell>
          <table:table-cell table:number-columns-repeated="6"/>
        </table:table-row>
        <table:table-row table:style-name="ro1">
          <table:table-cell office:value-type="date" office:date-value="2016-10-17" calcext:value-type="date">
            <text:p>2016-10-17</text:p>
          </table:table-cell>
          <table:table-cell office:value-type="float" office:value="2.8" calcext:value-type="float">
            <text:p>2.8</text:p>
          </table:table-cell>
          <table:table-cell office:value-type="float" office:value="-0.606" calcext:value-type="float">
            <text:p>-0.606</text:p>
          </table:table-cell>
          <table:table-cell office:value-type="float" office:value="94.114" calcext:value-type="float">
            <text:p>94.114</text:p>
          </table:table-cell>
          <table:table-cell office:value-type="float" office:value="3.631" calcext:value-type="float">
            <text:p>3.631</text:p>
          </table:table-cell>
          <table:table-cell table:number-columns-repeated="6"/>
        </table:table-row>
        <table:table-row table:style-name="ro1">
          <table:table-cell office:value-type="date" office:date-value="2016-10-18" calcext:value-type="date">
            <text:p>2016-10-18</text:p>
          </table:table-cell>
          <table:table-cell office:value-type="float" office:value="0.1" calcext:value-type="float">
            <text:p>0.1</text:p>
          </table:table-cell>
          <table:table-cell office:value-type="float" office:value="-0.981" calcext:value-type="float">
            <text:p>-0.981</text:p>
          </table:table-cell>
          <table:table-cell office:value-type="float" office:value="89.142" calcext:value-type="float">
            <text:p>89.142</text:p>
          </table:table-cell>
          <table:table-cell office:value-type="float" office:value="5.008" calcext:value-type="float">
            <text:p>5.008</text:p>
          </table:table-cell>
          <table:table-cell table:number-columns-repeated="6"/>
        </table:table-row>
        <table:table-row table:style-name="ro1">
          <table:table-cell office:value-type="date" office:date-value="2016-10-19" calcext:value-type="date">
            <text:p>2016-10-19</text:p>
          </table:table-cell>
          <table:table-cell office:value-type="float" office:value="0" calcext:value-type="float">
            <text:p>0</text:p>
          </table:table-cell>
          <table:table-cell office:value-type="float" office:value="-1.066" calcext:value-type="float">
            <text:p>-1.066</text:p>
          </table:table-cell>
          <table:table-cell office:value-type="float" office:value="83.965" calcext:value-type="float">
            <text:p>83.965</text:p>
          </table:table-cell>
          <table:table-cell office:value-type="float" office:value="3.689" calcext:value-type="float">
            <text:p>3.689</text:p>
          </table:table-cell>
          <table:table-cell table:number-columns-repeated="6"/>
        </table:table-row>
        <table:table-row table:style-name="ro1">
          <table:table-cell office:value-type="date" office:date-value="2016-10-20" calcext:value-type="date">
            <text:p>2016-10-20</text:p>
          </table:table-cell>
          <table:table-cell office:value-type="float" office:value="0" calcext:value-type="float">
            <text:p>0</text:p>
          </table:table-cell>
          <table:table-cell office:value-type="float" office:value="-0.659" calcext:value-type="float">
            <text:p>-0.659</text:p>
          </table:table-cell>
          <table:table-cell office:value-type="float" office:value="91.718" calcext:value-type="float">
            <text:p>91.718</text:p>
          </table:table-cell>
          <table:table-cell office:value-type="float" office:value="3.449" calcext:value-type="float">
            <text:p>3.449</text:p>
          </table:table-cell>
          <table:table-cell table:number-columns-repeated="6"/>
        </table:table-row>
        <table:table-row table:style-name="ro1">
          <table:table-cell office:value-type="date" office:date-value="2016-10-21" calcext:value-type="date">
            <text:p>2016-10-21</text:p>
          </table:table-cell>
          <table:table-cell office:value-type="float" office:value="0.3" calcext:value-type="float">
            <text:p>0.3</text:p>
          </table:table-cell>
          <table:table-cell office:value-type="float" office:value="-1.918" calcext:value-type="float">
            <text:p>-1.918</text:p>
          </table:table-cell>
          <table:table-cell office:value-type="float" office:value="94.525" calcext:value-type="float">
            <text:p>94.525</text:p>
          </table:table-cell>
          <table:table-cell office:value-type="float" office:value="4.295" calcext:value-type="float">
            <text:p>4.295</text:p>
          </table:table-cell>
          <table:table-cell table:number-columns-repeated="6"/>
        </table:table-row>
        <table:table-row table:style-name="ro1">
          <table:table-cell office:value-type="date" office:date-value="2016-10-22" calcext:value-type="date">
            <text:p>2016-10-22</text:p>
          </table:table-cell>
          <table:table-cell office:value-type="float" office:value="1.1" calcext:value-type="float">
            <text:p>1.1</text:p>
          </table:table-cell>
          <table:table-cell office:value-type="float" office:value="-1.043" calcext:value-type="float">
            <text:p>-1.043</text:p>
          </table:table-cell>
          <table:table-cell office:value-type="float" office:value="95.459" calcext:value-type="float">
            <text:p>95.459</text:p>
          </table:table-cell>
          <table:table-cell office:value-type="float" office:value="2.869" calcext:value-type="float">
            <text:p>2.869</text:p>
          </table:table-cell>
          <table:table-cell table:number-columns-repeated="6"/>
        </table:table-row>
        <table:table-row table:style-name="ro1">
          <table:table-cell office:value-type="date" office:date-value="2016-10-23" calcext:value-type="date">
            <text:p>2016-10-23</text:p>
          </table:table-cell>
          <table:table-cell office:value-type="float" office:value="0.5" calcext:value-type="float">
            <text:p>0.5</text:p>
          </table:table-cell>
          <table:table-cell office:value-type="float" office:value="0.759" calcext:value-type="float">
            <text:p>0.759</text:p>
          </table:table-cell>
          <table:table-cell office:value-type="float" office:value="96.733" calcext:value-type="float">
            <text:p>96.733</text:p>
          </table:table-cell>
          <table:table-cell office:value-type="float" office:value="3.941" calcext:value-type="float">
            <text:p>3.941</text:p>
          </table:table-cell>
          <table:table-cell table:number-columns-repeated="6"/>
        </table:table-row>
        <table:table-row table:style-name="ro1">
          <table:table-cell office:value-type="date" office:date-value="2016-10-24" calcext:value-type="date">
            <text:p>2016-10-24</text:p>
          </table:table-cell>
          <table:table-cell office:value-type="float" office:value="0.8" calcext:value-type="float">
            <text:p>0.8</text:p>
          </table:table-cell>
          <table:table-cell office:value-type="float" office:value="0.951" calcext:value-type="float">
            <text:p>0.951</text:p>
          </table:table-cell>
          <table:table-cell office:value-type="float" office:value="94.693" calcext:value-type="float">
            <text:p>94.693</text:p>
          </table:table-cell>
          <table:table-cell office:value-type="float" office:value="9.641" calcext:value-type="float">
            <text:p>9.641</text:p>
          </table:table-cell>
          <table:table-cell table:number-columns-repeated="6"/>
        </table:table-row>
        <table:table-row table:style-name="ro1">
          <table:table-cell office:value-type="date" office:date-value="2016-10-25" calcext:value-type="date">
            <text:p>2016-10-25</text:p>
          </table:table-cell>
          <table:table-cell office:value-type="float" office:value="3.7" calcext:value-type="float">
            <text:p>3.7</text:p>
          </table:table-cell>
          <table:table-cell office:value-type="float" office:value="0.703" calcext:value-type="float">
            <text:p>0.703</text:p>
          </table:table-cell>
          <table:table-cell office:value-type="float" office:value="94.504" calcext:value-type="float">
            <text:p>94.504</text:p>
          </table:table-cell>
          <table:table-cell office:value-type="float" office:value="6.321" calcext:value-type="float">
            <text:p>6.321</text:p>
          </table:table-cell>
          <table:table-cell table:number-columns-repeated="6"/>
        </table:table-row>
        <table:table-row table:style-name="ro1">
          <table:table-cell office:value-type="date" office:date-value="2016-10-26" calcext:value-type="date">
            <text:p>2016-10-26</text:p>
          </table:table-cell>
          <table:table-cell office:value-type="float" office:value="9.5" calcext:value-type="float">
            <text:p>9.5</text:p>
          </table:table-cell>
          <table:table-cell office:value-type="float" office:value="0.207" calcext:value-type="float">
            <text:p>0.207</text:p>
          </table:table-cell>
          <table:table-cell office:value-type="float" office:value="96.157" calcext:value-type="float">
            <text:p>96.157</text:p>
          </table:table-cell>
          <table:table-cell office:value-type="float" office:value="2.97" calcext:value-type="float">
            <text:p>2.97</text:p>
          </table:table-cell>
          <table:table-cell table:number-columns-repeated="6"/>
        </table:table-row>
        <table:table-row table:style-name="ro1">
          <table:table-cell office:value-type="date" office:date-value="2016-10-27" calcext:value-type="date">
            <text:p>2016-10-27</text:p>
          </table:table-cell>
          <table:table-cell office:value-type="float" office:value="0.2" calcext:value-type="float">
            <text:p>0.2</text:p>
          </table:table-cell>
          <table:table-cell office:value-type="float" office:value="0.162" calcext:value-type="float">
            <text:p>0.162</text:p>
          </table:table-cell>
          <table:table-cell office:value-type="float" office:value="95.929" calcext:value-type="float">
            <text:p>95.929</text:p>
          </table:table-cell>
          <table:table-cell office:value-type="float" office:value="2.771" calcext:value-type="float">
            <text:p>2.771</text:p>
          </table:table-cell>
          <table:table-cell table:number-columns-repeated="6"/>
        </table:table-row>
        <table:table-row table:style-name="ro1">
          <table:table-cell office:value-type="date" office:date-value="2016-10-28" calcext:value-type="date">
            <text:p>2016-10-28</text:p>
          </table:table-cell>
          <table:table-cell office:value-type="float" office:value="0" calcext:value-type="float">
            <text:p>0</text:p>
          </table:table-cell>
          <table:table-cell office:value-type="float" office:value="0.669" calcext:value-type="float">
            <text:p>0.669</text:p>
          </table:table-cell>
          <table:table-cell office:value-type="float" office:value="96.7" calcext:value-type="float">
            <text:p>96.7</text:p>
          </table:table-cell>
          <table:table-cell office:value-type="float" office:value="3.442" calcext:value-type="float">
            <text:p>3.442</text:p>
          </table:table-cell>
          <table:table-cell table:number-columns-repeated="6"/>
        </table:table-row>
        <table:table-row table:style-name="ro1">
          <table:table-cell office:value-type="date" office:date-value="2016-10-29" calcext:value-type="date">
            <text:p>2016-10-29</text:p>
          </table:table-cell>
          <table:table-cell office:value-type="float" office:value="0.1" calcext:value-type="float">
            <text:p>0.1</text:p>
          </table:table-cell>
          <table:table-cell office:value-type="float" office:value="0.999" calcext:value-type="float">
            <text:p>0.999</text:p>
          </table:table-cell>
          <table:table-cell office:value-type="float" office:value="91.628" calcext:value-type="float">
            <text:p>91.628</text:p>
          </table:table-cell>
          <table:table-cell office:value-type="float" office:value="4.022" calcext:value-type="float">
            <text:p>4.022</text:p>
          </table:table-cell>
          <table:table-cell table:number-columns-repeated="6"/>
        </table:table-row>
        <table:table-row table:style-name="ro1">
          <table:table-cell office:value-type="date" office:date-value="2016-10-30" calcext:value-type="date">
            <text:p>2016-10-3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91.294" calcext:value-type="float">
            <text:p>91.294</text:p>
          </table:table-cell>
          <table:table-cell office:value-type="float" office:value="3.214" calcext:value-type="float">
            <text:p>3.214</text:p>
          </table:table-cell>
          <table:table-cell table:number-columns-repeated="6"/>
        </table:table-row>
        <table:table-row table:style-name="ro1">
          <table:table-cell office:value-type="date" office:date-value="2016-10-31" calcext:value-type="date">
            <text:p>2016-10-31</text:p>
          </table:table-cell>
          <table:table-cell office:value-type="float" office:value="0.2" calcext:value-type="float">
            <text:p>0.2</text:p>
          </table:table-cell>
          <table:table-cell office:value-type="float" office:value="-3.045" calcext:value-type="float">
            <text:p>-3.045</text:p>
          </table:table-cell>
          <table:table-cell office:value-type="float" office:value="81.696" calcext:value-type="float">
            <text:p>81.696</text:p>
          </table:table-cell>
          <table:table-cell office:value-type="float" office:value="13.597" calcext:value-type="float">
            <text:p>13.597</text:p>
          </table:table-cell>
          <table:table-cell table:number-columns-repeated="6"/>
        </table:table-row>
        <table:table-row table:style-name="ro1">
          <table:table-cell office:value-type="date" office:date-value="2017-05-01" calcext:value-type="date">
            <text:p>2017-05-01</text:p>
          </table:table-cell>
          <table:table-cell office:value-type="float" office:value="0" calcext:value-type="float">
            <text:p>0</text:p>
          </table:table-cell>
          <table:table-cell office:value-type="float" office:value="8.036" calcext:value-type="float">
            <text:p>8.036</text:p>
          </table:table-cell>
          <table:table-cell office:value-type="float" office:value="56.909" calcext:value-type="float">
            <text:p>56.909</text:p>
          </table:table-cell>
          <table:table-cell office:value-type="float" office:value="5.997" calcext:value-type="float">
            <text:p>5.997</text:p>
          </table:table-cell>
          <table:table-cell table:number-columns-repeated="6"/>
        </table:table-row>
        <table:table-row table:style-name="ro1">
          <table:table-cell office:value-type="date" office:date-value="2017-05-02" calcext:value-type="date">
            <text:p>2017-05-02</text:p>
          </table:table-cell>
          <table:table-cell office:value-type="float" office:value="0.2" calcext:value-type="float">
            <text:p>0.2</text:p>
          </table:table-cell>
          <table:table-cell office:value-type="float" office:value="10.386" calcext:value-type="float">
            <text:p>10.386</text:p>
          </table:table-cell>
          <table:table-cell office:value-type="float" office:value="54.232" calcext:value-type="float">
            <text:p>54.232</text:p>
          </table:table-cell>
          <table:table-cell office:value-type="float" office:value="7.521" calcext:value-type="float">
            <text:p>7.521</text:p>
          </table:table-cell>
          <table:table-cell table:number-columns-repeated="6"/>
        </table:table-row>
        <table:table-row table:style-name="ro1">
          <table:table-cell office:value-type="date" office:date-value="2017-05-03" calcext:value-type="date">
            <text:p>2017-05-03</text:p>
          </table:table-cell>
          <table:table-cell office:value-type="float" office:value="0" calcext:value-type="float">
            <text:p>0</text:p>
          </table:table-cell>
          <table:table-cell office:value-type="float" office:value="10.537" calcext:value-type="float">
            <text:p>10.537</text:p>
          </table:table-cell>
          <table:table-cell office:value-type="float" office:value="59.219" calcext:value-type="float">
            <text:p>59.219</text:p>
          </table:table-cell>
          <table:table-cell office:value-type="float" office:value="6.854" calcext:value-type="float">
            <text:p>6.854</text:p>
          </table:table-cell>
          <table:table-cell table:number-columns-repeated="6"/>
        </table:table-row>
        <table:table-row table:style-name="ro1">
          <table:table-cell office:value-type="date" office:date-value="2017-05-04" calcext:value-type="date">
            <text:p>2017-05-04</text:p>
          </table:table-cell>
          <table:table-cell office:value-type="float" office:value="0" calcext:value-type="float">
            <text:p>0</text:p>
          </table:table-cell>
          <table:table-cell office:value-type="float" office:value="12.568" calcext:value-type="float">
            <text:p>12.568</text:p>
          </table:table-cell>
          <table:table-cell office:value-type="float" office:value="38.997" calcext:value-type="float">
            <text:p>38.997</text:p>
          </table:table-cell>
          <table:table-cell office:value-type="float" office:value="9.062" calcext:value-type="float">
            <text:p>9.062</text:p>
          </table:table-cell>
          <table:table-cell table:number-columns-repeated="6"/>
        </table:table-row>
        <table:table-row table:style-name="ro1">
          <table:table-cell office:value-type="date" office:date-value="2017-05-05" calcext:value-type="date">
            <text:p>2017-05-05</text:p>
          </table:table-cell>
          <table:table-cell office:value-type="float" office:value="0" calcext:value-type="float">
            <text:p>0</text:p>
          </table:table-cell>
          <table:table-cell office:value-type="float" office:value="14.95" calcext:value-type="float">
            <text:p>14.95</text:p>
          </table:table-cell>
          <table:table-cell office:value-type="float" office:value="28.856" calcext:value-type="float">
            <text:p>28.856</text:p>
          </table:table-cell>
          <table:table-cell office:value-type="float" office:value="13.992" calcext:value-type="float">
            <text:p>13.992</text:p>
          </table:table-cell>
          <table:table-cell table:number-columns-repeated="6"/>
        </table:table-row>
        <table:table-row table:style-name="ro1">
          <table:table-cell office:value-type="date" office:date-value="2017-05-06" calcext:value-type="date">
            <text:p>2017-05-06</text:p>
          </table:table-cell>
          <table:table-cell office:value-type="float" office:value="4.5" calcext:value-type="float">
            <text:p>4.5</text:p>
          </table:table-cell>
          <table:table-cell office:value-type="float" office:value="13.686" calcext:value-type="float">
            <text:p>13.686</text:p>
          </table:table-cell>
          <table:table-cell office:value-type="float" office:value="52.181" calcext:value-type="float">
            <text:p>52.181</text:p>
          </table:table-cell>
          <table:table-cell office:value-type="float" office:value="9.616" calcext:value-type="float">
            <text:p>9.616</text:p>
          </table:table-cell>
          <table:table-cell table:number-columns-repeated="6"/>
        </table:table-row>
        <table:table-row table:style-name="ro1">
          <table:table-cell office:value-type="date" office:date-value="2017-05-07" calcext:value-type="date">
            <text:p>2017-05-07</text:p>
          </table:table-cell>
          <table:table-cell office:value-type="float" office:value="1.2" calcext:value-type="float">
            <text:p>1.2</text:p>
          </table:table-cell>
          <table:table-cell office:value-type="float" office:value="9.268" calcext:value-type="float">
            <text:p>9.268</text:p>
          </table:table-cell>
          <table:table-cell office:value-type="float" office:value="54.803" calcext:value-type="float">
            <text:p>54.803</text:p>
          </table:table-cell>
          <table:table-cell office:value-type="float" office:value="12.885" calcext:value-type="float">
            <text:p>12.885</text:p>
          </table:table-cell>
          <table:table-cell table:number-columns-repeated="6"/>
        </table:table-row>
        <table:table-row table:style-name="ro1">
          <table:table-cell office:value-type="date" office:date-value="2017-05-08" calcext:value-type="date">
            <text:p>2017-05-08</text:p>
          </table:table-cell>
          <table:table-cell office:value-type="float" office:value="0.1" calcext:value-type="float">
            <text:p>0.1</text:p>
          </table:table-cell>
          <table:table-cell office:value-type="float" office:value="10.722" calcext:value-type="float">
            <text:p>10.722</text:p>
          </table:table-cell>
          <table:table-cell office:value-type="float" office:value="47.376" calcext:value-type="float">
            <text:p>47.376</text:p>
          </table:table-cell>
          <table:table-cell office:value-type="float" office:value="4.159" calcext:value-type="float">
            <text:p>4.159</text:p>
          </table:table-cell>
          <table:table-cell table:number-columns-repeated="6"/>
        </table:table-row>
        <table:table-row table:style-name="ro1">
          <table:table-cell office:value-type="date" office:date-value="2017-05-09" calcext:value-type="date">
            <text:p>2017-05-09</text:p>
          </table:table-cell>
          <table:table-cell office:value-type="float" office:value="0" calcext:value-type="float">
            <text:p>0</text:p>
          </table:table-cell>
          <table:table-cell office:value-type="float" office:value="14.348" calcext:value-type="float">
            <text:p>14.348</text:p>
          </table:table-cell>
          <table:table-cell office:value-type="float" office:value="39.66" calcext:value-type="float">
            <text:p>39.66</text:p>
          </table:table-cell>
          <table:table-cell office:value-type="float" office:value="4.416" calcext:value-type="float">
            <text:p>4.416</text:p>
          </table:table-cell>
          <table:table-cell table:number-columns-repeated="6"/>
        </table:table-row>
        <table:table-row table:style-name="ro1">
          <table:table-cell office:value-type="date" office:date-value="2017-05-10" calcext:value-type="date">
            <text:p>2017-05-10</text:p>
          </table:table-cell>
          <table:table-cell office:value-type="float" office:value="0" calcext:value-type="float">
            <text:p>0</text:p>
          </table:table-cell>
          <table:table-cell office:value-type="float" office:value="14.182" calcext:value-type="float">
            <text:p>14.182</text:p>
          </table:table-cell>
          <table:table-cell office:value-type="float" office:value="36.618" calcext:value-type="float">
            <text:p>36.618</text:p>
          </table:table-cell>
          <table:table-cell office:value-type="float" office:value="10.757" calcext:value-type="float">
            <text:p>10.757</text:p>
          </table:table-cell>
          <table:table-cell table:number-columns-repeated="6"/>
        </table:table-row>
        <table:table-row table:style-name="ro1">
          <table:table-cell office:value-type="date" office:date-value="2017-05-11" calcext:value-type="date">
            <text:p>2017-05-11</text:p>
          </table:table-cell>
          <table:table-cell office:value-type="float" office:value="0" calcext:value-type="float">
            <text:p>0</text:p>
          </table:table-cell>
          <table:table-cell office:value-type="float" office:value="12.375" calcext:value-type="float">
            <text:p>12.375</text:p>
          </table:table-cell>
          <table:table-cell office:value-type="float" office:value="38.665" calcext:value-type="float">
            <text:p>38.665</text:p>
          </table:table-cell>
          <table:table-cell office:value-type="float" office:value="9.447" calcext:value-type="float">
            <text:p>9.447</text:p>
          </table:table-cell>
          <table:table-cell table:number-columns-repeated="6"/>
        </table:table-row>
        <table:table-row table:style-name="ro1">
          <table:table-cell office:value-type="date" office:date-value="2017-05-12" calcext:value-type="date">
            <text:p>2017-05-12</text:p>
          </table:table-cell>
          <table:table-cell office:value-type="float" office:value="0" calcext:value-type="float">
            <text:p>0</text:p>
          </table:table-cell>
          <table:table-cell office:value-type="float" office:value="10.849" calcext:value-type="float">
            <text:p>10.849</text:p>
          </table:table-cell>
          <table:table-cell office:value-type="float" office:value="48.542" calcext:value-type="float">
            <text:p>48.542</text:p>
          </table:table-cell>
          <table:table-cell office:value-type="float" office:value="13.292" calcext:value-type="float">
            <text:p>13.292</text:p>
          </table:table-cell>
          <table:table-cell table:number-columns-repeated="6"/>
        </table:table-row>
        <table:table-row table:style-name="ro1">
          <table:table-cell office:value-type="date" office:date-value="2017-05-13" calcext:value-type="date">
            <text:p>2017-05-13</text:p>
          </table:table-cell>
          <table:table-cell office:value-type="float" office:value="11.2" calcext:value-type="float">
            <text:p>11.2</text:p>
          </table:table-cell>
          <table:table-cell office:value-type="float" office:value="7.033" calcext:value-type="float">
            <text:p>7.033</text:p>
          </table:table-cell>
          <table:table-cell office:value-type="float" office:value="69.198" calcext:value-type="float">
            <text:p>69.198</text:p>
          </table:table-cell>
          <table:table-cell office:value-type="float" office:value="12.085" calcext:value-type="float">
            <text:p>12.085</text:p>
          </table:table-cell>
          <table:table-cell table:number-columns-repeated="6"/>
        </table:table-row>
        <table:table-row table:style-name="ro1">
          <table:table-cell office:value-type="date" office:date-value="2017-05-14" calcext:value-type="date">
            <text:p>2017-05-14</text:p>
          </table:table-cell>
          <table:table-cell office:value-type="float" office:value="2.2" calcext:value-type="float">
            <text:p>2.2</text:p>
          </table:table-cell>
          <table:table-cell office:value-type="float" office:value="4.912" calcext:value-type="float">
            <text:p>4.912</text:p>
          </table:table-cell>
          <table:table-cell office:value-type="float" office:value="87.578" calcext:value-type="float">
            <text:p>87.578</text:p>
          </table:table-cell>
          <table:table-cell office:value-type="float" office:value="9.846" calcext:value-type="float">
            <text:p>9.846</text:p>
          </table:table-cell>
          <table:table-cell table:number-columns-repeated="6"/>
        </table:table-row>
        <table:table-row table:style-name="ro1">
          <table:table-cell office:value-type="date" office:date-value="2017-05-15" calcext:value-type="date">
            <text:p>2017-05-15</text:p>
          </table:table-cell>
          <table:table-cell office:value-type="float" office:value="0.1" calcext:value-type="float">
            <text:p>0.1</text:p>
          </table:table-cell>
          <table:table-cell office:value-type="float" office:value="6.626" calcext:value-type="float">
            <text:p>6.626</text:p>
          </table:table-cell>
          <table:table-cell office:value-type="float" office:value="79.467" calcext:value-type="float">
            <text:p>79.467</text:p>
          </table:table-cell>
          <table:table-cell office:value-type="float" office:value="6.886" calcext:value-type="float">
            <text:p>6.886</text:p>
          </table:table-cell>
          <table:table-cell table:number-columns-repeated="6"/>
        </table:table-row>
        <table:table-row table:style-name="ro1">
          <table:table-cell office:value-type="date" office:date-value="2017-05-16" calcext:value-type="date">
            <text:p>2017-05-16</text:p>
          </table:table-cell>
          <table:table-cell office:value-type="float" office:value="0" calcext:value-type="float">
            <text:p>0</text:p>
          </table:table-cell>
          <table:table-cell office:value-type="float" office:value="10.146" calcext:value-type="float">
            <text:p>10.146</text:p>
          </table:table-cell>
          <table:table-cell office:value-type="float" office:value="55.734" calcext:value-type="float">
            <text:p>55.734</text:p>
          </table:table-cell>
          <table:table-cell office:value-type="float" office:value="7.462" calcext:value-type="float">
            <text:p>7.462</text:p>
          </table:table-cell>
          <table:table-cell table:number-columns-repeated="6"/>
        </table:table-row>
        <table:table-row table:style-name="ro1">
          <table:table-cell office:value-type="date" office:date-value="2017-05-17" calcext:value-type="date">
            <text:p>2017-05-17</text:p>
          </table:table-cell>
          <table:table-cell office:value-type="float" office:value="0.3" calcext:value-type="float">
            <text:p>0.3</text:p>
          </table:table-cell>
          <table:table-cell office:value-type="float" office:value="9.904" calcext:value-type="float">
            <text:p>9.904</text:p>
          </table:table-cell>
          <table:table-cell office:value-type="float" office:value="48.189" calcext:value-type="float">
            <text:p>48.189</text:p>
          </table:table-cell>
          <table:table-cell office:value-type="float" office:value="4.27" calcext:value-type="float">
            <text:p>4.27</text:p>
          </table:table-cell>
          <table:table-cell table:number-columns-repeated="6"/>
        </table:table-row>
        <table:table-row table:style-name="ro1">
          <table:table-cell office:value-type="date" office:date-value="2017-05-18" calcext:value-type="date">
            <text:p>2017-05-18</text:p>
          </table:table-cell>
          <table:table-cell office:value-type="float" office:value="0" calcext:value-type="float">
            <text:p>0</text:p>
          </table:table-cell>
          <table:table-cell office:value-type="float" office:value="10.313" calcext:value-type="float">
            <text:p>10.313</text:p>
          </table:table-cell>
          <table:table-cell office:value-type="float" office:value="49.598" calcext:value-type="float">
            <text:p>49.598</text:p>
          </table:table-cell>
          <table:table-cell office:value-type="float" office:value="7.83" calcext:value-type="float">
            <text:p>7.83</text:p>
          </table:table-cell>
          <table:table-cell table:number-columns-repeated="6"/>
        </table:table-row>
        <table:table-row table:style-name="ro1">
          <table:table-cell office:value-type="date" office:date-value="2017-05-19" calcext:value-type="date">
            <text:p>2017-05-19</text:p>
          </table:table-cell>
          <table:table-cell office:value-type="float" office:value="0" calcext:value-type="float">
            <text:p>0</text:p>
          </table:table-cell>
          <table:table-cell office:value-type="float" office:value="12.701" calcext:value-type="float">
            <text:p>12.701</text:p>
          </table:table-cell>
          <table:table-cell office:value-type="float" office:value="53.455" calcext:value-type="float">
            <text:p>53.455</text:p>
          </table:table-cell>
          <table:table-cell office:value-type="float" office:value="5.895" calcext:value-type="float">
            <text:p>5.895</text:p>
          </table:table-cell>
          <table:table-cell table:number-columns-repeated="6"/>
        </table:table-row>
        <table:table-row table:style-name="ro1">
          <table:table-cell office:value-type="date" office:date-value="2017-05-20" calcext:value-type="date">
            <text:p>2017-05-20</text:p>
          </table:table-cell>
          <table:table-cell office:value-type="float" office:value="0" calcext:value-type="float">
            <text:p>0</text:p>
          </table:table-cell>
          <table:table-cell office:value-type="float" office:value="14.016" calcext:value-type="float">
            <text:p>14.016</text:p>
          </table:table-cell>
          <table:table-cell office:value-type="float" office:value="49.555" calcext:value-type="float">
            <text:p>49.555</text:p>
          </table:table-cell>
          <table:table-cell office:value-type="float" office:value="6.266" calcext:value-type="float">
            <text:p>6.266</text:p>
          </table:table-cell>
          <table:table-cell table:number-columns-repeated="6"/>
        </table:table-row>
        <table:table-row table:style-name="ro1">
          <table:table-cell office:value-type="date" office:date-value="2017-05-21" calcext:value-type="date">
            <text:p>2017-05-21</text:p>
          </table:table-cell>
          <table:table-cell office:value-type="float" office:value="0" calcext:value-type="float">
            <text:p>0</text:p>
          </table:table-cell>
          <table:table-cell office:value-type="float" office:value="17.135" calcext:value-type="float">
            <text:p>17.135</text:p>
          </table:table-cell>
          <table:table-cell office:value-type="float" office:value="40.577" calcext:value-type="float">
            <text:p>40.577</text:p>
          </table:table-cell>
          <table:table-cell office:value-type="float" office:value="6.913" calcext:value-type="float">
            <text:p>6.913</text:p>
          </table:table-cell>
          <table:table-cell table:number-columns-repeated="6"/>
        </table:table-row>
        <table:table-row table:style-name="ro1">
          <table:table-cell office:value-type="date" office:date-value="2017-05-22" calcext:value-type="date">
            <text:p>2017-05-22</text:p>
          </table:table-cell>
          <table:table-cell office:value-type="float" office:value="0" calcext:value-type="float">
            <text:p>0</text:p>
          </table:table-cell>
          <table:table-cell office:value-type="float" office:value="19.298" calcext:value-type="float">
            <text:p>19.298</text:p>
          </table:table-cell>
          <table:table-cell office:value-type="float" office:value="36.648" calcext:value-type="float">
            <text:p>36.648</text:p>
          </table:table-cell>
          <table:table-cell office:value-type="float" office:value="8.114" calcext:value-type="float">
            <text:p>8.114</text:p>
          </table:table-cell>
          <table:table-cell table:number-columns-repeated="6"/>
        </table:table-row>
        <table:table-row table:style-name="ro1">
          <table:table-cell office:value-type="date" office:date-value="2017-05-23" calcext:value-type="date">
            <text:p>2017-05-23</text:p>
          </table:table-cell>
          <table:table-cell office:value-type="float" office:value="0" calcext:value-type="float">
            <text:p>0</text:p>
          </table:table-cell>
          <table:table-cell office:value-type="float" office:value="18.17" calcext:value-type="float">
            <text:p>18.17</text:p>
          </table:table-cell>
          <table:table-cell office:value-type="float" office:value="40.375" calcext:value-type="float">
            <text:p>40.375</text:p>
          </table:table-cell>
          <table:table-cell office:value-type="float" office:value="6.606" calcext:value-type="float">
            <text:p>6.606</text:p>
          </table:table-cell>
          <table:table-cell table:number-columns-repeated="6"/>
        </table:table-row>
        <table:table-row table:style-name="ro1">
          <table:table-cell office:value-type="date" office:date-value="2017-05-24" calcext:value-type="date">
            <text:p>2017-05-24</text:p>
          </table:table-cell>
          <table:table-cell office:value-type="float" office:value="0" calcext:value-type="float">
            <text:p>0</text:p>
          </table:table-cell>
          <table:table-cell office:value-type="float" office:value="15.833" calcext:value-type="float">
            <text:p>15.833</text:p>
          </table:table-cell>
          <table:table-cell office:value-type="float" office:value="40.3" calcext:value-type="float">
            <text:p>40.3</text:p>
          </table:table-cell>
          <table:table-cell office:value-type="float" office:value="10.203" calcext:value-type="float">
            <text:p>10.203</text:p>
          </table:table-cell>
          <table:table-cell table:number-columns-repeated="6"/>
        </table:table-row>
        <table:table-row table:style-name="ro1">
          <table:table-cell office:value-type="date" office:date-value="2017-05-25" calcext:value-type="date">
            <text:p>2017-05-25</text:p>
          </table:table-cell>
          <table:table-cell office:value-type="float" office:value="0" calcext:value-type="float">
            <text:p>0</text:p>
          </table:table-cell>
          <table:table-cell office:value-type="float" office:value="14.135" calcext:value-type="float">
            <text:p>14.135</text:p>
          </table:table-cell>
          <table:table-cell office:value-type="float" office:value="50.133" calcext:value-type="float">
            <text:p>50.133</text:p>
          </table:table-cell>
          <table:table-cell office:value-type="float" office:value="6.524" calcext:value-type="float">
            <text:p>6.524</text:p>
          </table:table-cell>
          <table:table-cell table:number-columns-repeated="6"/>
        </table:table-row>
        <table:table-row table:style-name="ro1">
          <table:table-cell office:value-type="date" office:date-value="2017-05-26" calcext:value-type="date">
            <text:p>2017-05-26</text:p>
          </table:table-cell>
          <table:table-cell office:value-type="float" office:value="0" calcext:value-type="float">
            <text:p>0</text:p>
          </table:table-cell>
          <table:table-cell office:value-type="float" office:value="15.943" calcext:value-type="float">
            <text:p>15.943</text:p>
          </table:table-cell>
          <table:table-cell office:value-type="float" office:value="45.129" calcext:value-type="float">
            <text:p>45.129</text:p>
          </table:table-cell>
          <table:table-cell office:value-type="float" office:value="6.147" calcext:value-type="float">
            <text:p>6.147</text:p>
          </table:table-cell>
          <table:table-cell table:number-columns-repeated="6"/>
        </table:table-row>
        <table:table-row table:style-name="ro1">
          <table:table-cell office:value-type="date" office:date-value="2017-05-27" calcext:value-type="date">
            <text:p>2017-05-27</text:p>
          </table:table-cell>
          <table:table-cell office:value-type="float" office:value="0" calcext:value-type="float">
            <text:p>0</text:p>
          </table:table-cell>
          <table:table-cell office:value-type="float" office:value="15.152" calcext:value-type="float">
            <text:p>15.152</text:p>
          </table:table-cell>
          <table:table-cell office:value-type="float" office:value="44.625" calcext:value-type="float">
            <text:p>44.625</text:p>
          </table:table-cell>
          <table:table-cell office:value-type="float" office:value="10.031" calcext:value-type="float">
            <text:p>10.031</text:p>
          </table:table-cell>
          <table:table-cell table:number-columns-repeated="6"/>
        </table:table-row>
        <table:table-row table:style-name="ro1">
          <table:table-cell office:value-type="date" office:date-value="2017-05-28" calcext:value-type="date">
            <text:p>2017-05-28</text:p>
          </table:table-cell>
          <table:table-cell office:value-type="float" office:value="0" calcext:value-type="float">
            <text:p>0</text:p>
          </table:table-cell>
          <table:table-cell office:value-type="float" office:value="13.858" calcext:value-type="float">
            <text:p>13.858</text:p>
          </table:table-cell>
          <table:table-cell office:value-type="float" office:value="38.859" calcext:value-type="float">
            <text:p>38.859</text:p>
          </table:table-cell>
          <table:table-cell office:value-type="float" office:value="5.884" calcext:value-type="float">
            <text:p>5.884</text:p>
          </table:table-cell>
          <table:table-cell table:number-columns-repeated="6"/>
        </table:table-row>
        <table:table-row table:style-name="ro1">
          <table:table-cell office:value-type="date" office:date-value="2017-05-29" calcext:value-type="date">
            <text:p>2017-05-29</text:p>
          </table:table-cell>
          <table:table-cell office:value-type="float" office:value="0" calcext:value-type="float">
            <text:p>0</text:p>
          </table:table-cell>
          <table:table-cell office:value-type="float" office:value="17.872" calcext:value-type="float">
            <text:p>17.872</text:p>
          </table:table-cell>
          <table:table-cell office:value-type="float" office:value="32.243" calcext:value-type="float">
            <text:p>32.243</text:p>
          </table:table-cell>
          <table:table-cell office:value-type="float" office:value="9.758" calcext:value-type="float">
            <text:p>9.758</text:p>
          </table:table-cell>
          <table:table-cell table:number-columns-repeated="6"/>
        </table:table-row>
        <table:table-row table:style-name="ro1">
          <table:table-cell office:value-type="date" office:date-value="2017-05-30" calcext:value-type="date">
            <text:p>2017-05-30</text:p>
          </table:table-cell>
          <table:table-cell office:value-type="float" office:value="0" calcext:value-type="float">
            <text:p>0</text:p>
          </table:table-cell>
          <table:table-cell office:value-type="float" office:value="21.459" calcext:value-type="float">
            <text:p>21.459</text:p>
          </table:table-cell>
          <table:table-cell office:value-type="float" office:value="31.135" calcext:value-type="float">
            <text:p>31.135</text:p>
          </table:table-cell>
          <table:table-cell office:value-type="float" office:value="8.094" calcext:value-type="float">
            <text:p>8.094</text:p>
          </table:table-cell>
          <table:table-cell table:number-columns-repeated="6"/>
        </table:table-row>
        <table:table-row table:style-name="ro1">
          <table:table-cell office:value-type="date" office:date-value="2017-05-31" calcext:value-type="date">
            <text:p>2017-05-31</text:p>
          </table:table-cell>
          <table:table-cell office:value-type="float" office:value="0" calcext:value-type="float">
            <text:p>0</text:p>
          </table:table-cell>
          <table:table-cell office:value-type="float" office:value="20.249" calcext:value-type="float">
            <text:p>20.249</text:p>
          </table:table-cell>
          <table:table-cell office:value-type="float" office:value="45.961" calcext:value-type="float">
            <text:p>45.961</text:p>
          </table:table-cell>
          <table:table-cell office:value-type="float" office:value="4.179" calcext:value-type="float">
            <text:p>4.179</text:p>
          </table:table-cell>
          <table:table-cell table:number-columns-repeated="6"/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office:value-type="float" office:value="0" calcext:value-type="float">
            <text:p>0</text:p>
          </table:table-cell>
          <table:table-cell office:value-type="float" office:value="20.046" calcext:value-type="float">
            <text:p>20.046</text:p>
          </table:table-cell>
          <table:table-cell office:value-type="float" office:value="50.835" calcext:value-type="float">
            <text:p>50.835</text:p>
          </table:table-cell>
          <table:table-cell office:value-type="float" office:value="5.683" calcext:value-type="float">
            <text:p>5.683</text:p>
          </table:table-cell>
          <table:table-cell table:number-columns-repeated="6"/>
        </table:table-row>
        <table:table-row table:style-name="ro1">
          <table:table-cell office:value-type="date" office:date-value="2017-06-02" calcext:value-type="date">
            <text:p>2017-06-02</text:p>
          </table:table-cell>
          <table:table-cell office:value-type="float" office:value="8.5" calcext:value-type="float">
            <text:p>8.5</text:p>
          </table:table-cell>
          <table:table-cell office:value-type="float" office:value="15.542" calcext:value-type="float">
            <text:p>15.542</text:p>
          </table:table-cell>
          <table:table-cell office:value-type="float" office:value="84.842" calcext:value-type="float">
            <text:p>84.842</text:p>
          </table:table-cell>
          <table:table-cell office:value-type="float" office:value="8.323" calcext:value-type="float">
            <text:p>8.323</text:p>
          </table:table-cell>
          <table:table-cell table:number-columns-repeated="6"/>
        </table:table-row>
        <table:table-row table:style-name="ro1">
          <table:table-cell office:value-type="date" office:date-value="2017-06-03" calcext:value-type="date">
            <text:p>2017-06-03</text:p>
          </table:table-cell>
          <table:table-cell office:value-type="float" office:value="11.2" calcext:value-type="float">
            <text:p>11.2</text:p>
          </table:table-cell>
          <table:table-cell office:value-type="float" office:value="14.768" calcext:value-type="float">
            <text:p>14.768</text:p>
          </table:table-cell>
          <table:table-cell office:value-type="float" office:value="76.737" calcext:value-type="float">
            <text:p>76.737</text:p>
          </table:table-cell>
          <table:table-cell office:value-type="float" office:value="6.248" calcext:value-type="float">
            <text:p>6.248</text:p>
          </table:table-cell>
          <table:table-cell table:number-columns-repeated="6"/>
        </table:table-row>
        <table:table-row table:style-name="ro1">
          <table:table-cell office:value-type="date" office:date-value="2017-06-04" calcext:value-type="date">
            <text:p>2017-06-04</text:p>
          </table:table-cell>
          <table:table-cell office:value-type="float" office:value="0" calcext:value-type="float">
            <text:p>0</text:p>
          </table:table-cell>
          <table:table-cell office:value-type="float" office:value="15.108" calcext:value-type="float">
            <text:p>15.108</text:p>
          </table:table-cell>
          <table:table-cell office:value-type="float" office:value="46.476" calcext:value-type="float">
            <text:p>46.476</text:p>
          </table:table-cell>
          <table:table-cell office:value-type="float" office:value="5.487" calcext:value-type="float">
            <text:p>5.487</text:p>
          </table:table-cell>
          <table:table-cell table:number-columns-repeated="6"/>
        </table:table-row>
        <table:table-row table:style-name="ro1">
          <table:table-cell office:value-type="date" office:date-value="2017-06-05" calcext:value-type="date">
            <text:p>2017-06-05</text:p>
          </table:table-cell>
          <table:table-cell office:value-type="float" office:value="0.2" calcext:value-type="float">
            <text:p>0.2</text:p>
          </table:table-cell>
          <table:table-cell office:value-type="float" office:value="16.098" calcext:value-type="float">
            <text:p>16.098</text:p>
          </table:table-cell>
          <table:table-cell office:value-type="float" office:value="51.229" calcext:value-type="float">
            <text:p>51.229</text:p>
          </table:table-cell>
          <table:table-cell office:value-type="float" office:value="4.734" calcext:value-type="float">
            <text:p>4.734</text:p>
          </table:table-cell>
          <table:table-cell table:number-columns-repeated="6"/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office:value-type="float" office:value="0" calcext:value-type="float">
            <text:p>0</text:p>
          </table:table-cell>
          <table:table-cell office:value-type="float" office:value="17.762" calcext:value-type="float">
            <text:p>17.762</text:p>
          </table:table-cell>
          <table:table-cell office:value-type="float" office:value="48.78" calcext:value-type="float">
            <text:p>48.78</text:p>
          </table:table-cell>
          <table:table-cell office:value-type="float" office:value="4.257" calcext:value-type="float">
            <text:p>4.257</text:p>
          </table:table-cell>
          <table:table-cell table:number-columns-repeated="6"/>
        </table:table-row>
        <table:table-row table:style-name="ro1">
          <table:table-cell office:value-type="date" office:date-value="2017-06-07" calcext:value-type="date">
            <text:p>2017-06-07</text:p>
          </table:table-cell>
          <table:table-cell office:value-type="float" office:value="0" calcext:value-type="float">
            <text:p>0</text:p>
          </table:table-cell>
          <table:table-cell office:value-type="float" office:value="20.232" calcext:value-type="float">
            <text:p>20.232</text:p>
          </table:table-cell>
          <table:table-cell office:value-type="float" office:value="43.773" calcext:value-type="float">
            <text:p>43.773</text:p>
          </table:table-cell>
          <table:table-cell office:value-type="float" office:value="8.45" calcext:value-type="float">
            <text:p>8.45</text:p>
          </table:table-cell>
          <table:table-cell table:number-columns-repeated="6"/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office:value-type="float" office:value="0" calcext:value-type="float">
            <text:p>0</text:p>
          </table:table-cell>
          <table:table-cell office:value-type="float" office:value="22.285" calcext:value-type="float">
            <text:p>22.285</text:p>
          </table:table-cell>
          <table:table-cell office:value-type="float" office:value="38.49" calcext:value-type="float">
            <text:p>38.49</text:p>
          </table:table-cell>
          <table:table-cell office:value-type="float" office:value="8.717" calcext:value-type="float">
            <text:p>8.717</text:p>
          </table:table-cell>
          <table:table-cell table:number-columns-repeated="6"/>
        </table:table-row>
        <table:table-row table:style-name="ro1">
          <table:table-cell office:value-type="date" office:date-value="2017-06-09" calcext:value-type="date">
            <text:p>2017-06-09</text:p>
          </table:table-cell>
          <table:table-cell office:value-type="float" office:value="0" calcext:value-type="float">
            <text:p>0</text:p>
          </table:table-cell>
          <table:table-cell office:value-type="float" office:value="18.309" calcext:value-type="float">
            <text:p>18.309</text:p>
          </table:table-cell>
          <table:table-cell office:value-type="float" office:value="43.415" calcext:value-type="float">
            <text:p>43.415</text:p>
          </table:table-cell>
          <table:table-cell office:value-type="float" office:value="9.131" calcext:value-type="float">
            <text:p>9.131</text:p>
          </table:table-cell>
          <table:table-cell table:number-columns-repeated="6"/>
        </table:table-row>
        <table:table-row table:style-name="ro1">
          <table:table-cell office:value-type="date" office:date-value="2017-06-10" calcext:value-type="date">
            <text:p>2017-06-10</text:p>
          </table:table-cell>
          <table:table-cell office:value-type="float" office:value="0.5" calcext:value-type="float">
            <text:p>0.5</text:p>
          </table:table-cell>
          <table:table-cell office:value-type="float" office:value="11.77" calcext:value-type="float">
            <text:p>11.77</text:p>
          </table:table-cell>
          <table:table-cell office:value-type="float" office:value="64.234" calcext:value-type="float">
            <text:p>64.234</text:p>
          </table:table-cell>
          <table:table-cell office:value-type="float" office:value="6.532" calcext:value-type="float">
            <text:p>6.532</text:p>
          </table:table-cell>
          <table:table-cell table:number-columns-repeated="6"/>
        </table:table-row>
        <table:table-row table:style-name="ro1">
          <table:table-cell office:value-type="date" office:date-value="2017-06-11" calcext:value-type="date">
            <text:p>2017-06-11</text:p>
          </table:table-cell>
          <table:table-cell office:value-type="float" office:value="0.2" calcext:value-type="float">
            <text:p>0.2</text:p>
          </table:table-cell>
          <table:table-cell office:value-type="float" office:value="10.707" calcext:value-type="float">
            <text:p>10.707</text:p>
          </table:table-cell>
          <table:table-cell office:value-type="float" office:value="55.127" calcext:value-type="float">
            <text:p>55.127</text:p>
          </table:table-cell>
          <table:table-cell office:value-type="float" office:value="6.367" calcext:value-type="float">
            <text:p>6.367</text:p>
          </table:table-cell>
          <table:table-cell table:number-columns-repeated="6"/>
        </table:table-row>
        <table:table-row table:style-name="ro1">
          <table:table-cell office:value-type="date" office:date-value="2017-06-12" calcext:value-type="date">
            <text:p>2017-06-12</text:p>
          </table:table-cell>
          <table:table-cell office:value-type="float" office:value="0.7" calcext:value-type="float">
            <text:p>0.7</text:p>
          </table:table-cell>
          <table:table-cell office:value-type="float" office:value="12.418" calcext:value-type="float">
            <text:p>12.418</text:p>
          </table:table-cell>
          <table:table-cell office:value-type="float" office:value="71.983" calcext:value-type="float">
            <text:p>71.983</text:p>
          </table:table-cell>
          <table:table-cell office:value-type="float" office:value="4.856" calcext:value-type="float">
            <text:p>4.856</text:p>
          </table:table-cell>
          <table:table-cell table:number-columns-repeated="6"/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office:value-type="float" office:value="0" calcext:value-type="float">
            <text:p>0</text:p>
          </table:table-cell>
          <table:table-cell office:value-type="float" office:value="15.889" calcext:value-type="float">
            <text:p>15.889</text:p>
          </table:table-cell>
          <table:table-cell office:value-type="float" office:value="56.595" calcext:value-type="float">
            <text:p>56.595</text:p>
          </table:table-cell>
          <table:table-cell office:value-type="float" office:value="7.09" calcext:value-type="float">
            <text:p>7.09</text:p>
          </table:table-cell>
          <table:table-cell table:number-columns-repeated="6"/>
        </table:table-row>
        <table:table-row table:style-name="ro1">
          <table:table-cell office:value-type="date" office:date-value="2017-06-14" calcext:value-type="date">
            <text:p>2017-06-14</text:p>
          </table:table-cell>
          <table:table-cell office:value-type="float" office:value="0" calcext:value-type="float">
            <text:p>0</text:p>
          </table:table-cell>
          <table:table-cell office:value-type="float" office:value="14.245" calcext:value-type="float">
            <text:p>14.245</text:p>
          </table:table-cell>
          <table:table-cell office:value-type="float" office:value="54.065" calcext:value-type="float">
            <text:p>54.065</text:p>
          </table:table-cell>
          <table:table-cell office:value-type="float" office:value="10.243" calcext:value-type="float">
            <text:p>10.243</text:p>
          </table:table-cell>
          <table:table-cell table:number-columns-repeated="6"/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office:value-type="float" office:value="0.9" calcext:value-type="float">
            <text:p>0.9</text:p>
          </table:table-cell>
          <table:table-cell office:value-type="float" office:value="11.842" calcext:value-type="float">
            <text:p>11.842</text:p>
          </table:table-cell>
          <table:table-cell office:value-type="float" office:value="85.056" calcext:value-type="float">
            <text:p>85.056</text:p>
          </table:table-cell>
          <table:table-cell office:value-type="float" office:value="5.456" calcext:value-type="float">
            <text:p>5.456</text:p>
          </table:table-cell>
          <table:table-cell table:number-columns-repeated="6"/>
        </table:table-row>
        <table:table-row table:style-name="ro1">
          <table:table-cell office:value-type="date" office:date-value="2017-06-16" calcext:value-type="date">
            <text:p>2017-06-16</text:p>
          </table:table-cell>
          <table:table-cell office:value-type="float" office:value="35.7" calcext:value-type="float">
            <text:p>35.7</text:p>
          </table:table-cell>
          <table:table-cell office:value-type="float" office:value="14.425" calcext:value-type="float">
            <text:p>14.425</text:p>
          </table:table-cell>
          <table:table-cell office:value-type="float" office:value="82.883" calcext:value-type="float">
            <text:p>82.883</text:p>
          </table:table-cell>
          <table:table-cell office:value-type="float" office:value="6.798" calcext:value-type="float">
            <text:p>6.798</text:p>
          </table:table-cell>
          <table:table-cell table:number-columns-repeated="6"/>
        </table:table-row>
        <table:table-row table:style-name="ro1">
          <table:table-cell office:value-type="date" office:date-value="2017-06-17" calcext:value-type="date">
            <text:p>2017-06-17</text:p>
          </table:table-cell>
          <table:table-cell office:value-type="float" office:value="0" calcext:value-type="float">
            <text:p>0</text:p>
          </table:table-cell>
          <table:table-cell office:value-type="float" office:value="15.212" calcext:value-type="float">
            <text:p>15.212</text:p>
          </table:table-cell>
          <table:table-cell office:value-type="float" office:value="54.116" calcext:value-type="float">
            <text:p>54.116</text:p>
          </table:table-cell>
          <table:table-cell office:value-type="float" office:value="7.958" calcext:value-type="float">
            <text:p>7.958</text:p>
          </table:table-cell>
          <table:table-cell table:number-columns-repeated="6"/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office:value-type="float" office:value="1.2" calcext:value-type="float">
            <text:p>1.2</text:p>
          </table:table-cell>
          <table:table-cell office:value-type="float" office:value="13.02" calcext:value-type="float">
            <text:p>13.02</text:p>
          </table:table-cell>
          <table:table-cell office:value-type="float" office:value="59.508" calcext:value-type="float">
            <text:p>59.508</text:p>
          </table:table-cell>
          <table:table-cell office:value-type="float" office:value="6.079" calcext:value-type="float">
            <text:p>6.079</text:p>
          </table:table-cell>
          <table:table-cell table:number-columns-repeated="6"/>
        </table:table-row>
        <table:table-row table:style-name="ro1">
          <table:table-cell office:value-type="date" office:date-value="2017-06-19" calcext:value-type="date">
            <text:p>2017-06-19</text:p>
          </table:table-cell>
          <table:table-cell office:value-type="float" office:value="0" calcext:value-type="float">
            <text:p>0</text:p>
          </table:table-cell>
          <table:table-cell office:value-type="float" office:value="15.416" calcext:value-type="float">
            <text:p>15.416</text:p>
          </table:table-cell>
          <table:table-cell office:value-type="float" office:value="51.078" calcext:value-type="float">
            <text:p>51.078</text:p>
          </table:table-cell>
          <table:table-cell office:value-type="float" office:value="4.255" calcext:value-type="float">
            <text:p>4.255</text:p>
          </table:table-cell>
          <table:table-cell table:number-columns-repeated="6"/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office:value-type="float" office:value="5.5" calcext:value-type="float">
            <text:p>5.5</text:p>
          </table:table-cell>
          <table:table-cell office:value-type="float" office:value="16.522" calcext:value-type="float">
            <text:p>16.522</text:p>
          </table:table-cell>
          <table:table-cell office:value-type="float" office:value="62.902" calcext:value-type="float">
            <text:p>62.902</text:p>
          </table:table-cell>
          <table:table-cell office:value-type="float" office:value="4.367" calcext:value-type="float">
            <text:p>4.367</text:p>
          </table:table-cell>
          <table:table-cell table:number-columns-repeated="6"/>
        </table:table-row>
        <table:table-row table:style-name="ro1">
          <table:table-cell office:value-type="date" office:date-value="2017-06-21" calcext:value-type="date">
            <text:p>2017-06-21</text:p>
          </table:table-cell>
          <table:table-cell office:value-type="float" office:value="0" calcext:value-type="float">
            <text:p>0</text:p>
          </table:table-cell>
          <table:table-cell office:value-type="float" office:value="12.044" calcext:value-type="float">
            <text:p>12.044</text:p>
          </table:table-cell>
          <table:table-cell office:value-type="float" office:value="75.995" calcext:value-type="float">
            <text:p>75.995</text:p>
          </table:table-cell>
          <table:table-cell office:value-type="float" office:value="11.29" calcext:value-type="float">
            <text:p>11.29</text:p>
          </table:table-cell>
          <table:table-cell table:number-columns-repeated="6"/>
        </table:table-row>
        <table:table-row table:style-name="ro1">
          <table:table-cell office:value-type="date" office:date-value="2017-06-22" calcext:value-type="date">
            <text:p>2017-06-22</text:p>
          </table:table-cell>
          <table:table-cell office:value-type="float" office:value="0" calcext:value-type="float">
            <text:p>0</text:p>
          </table:table-cell>
          <table:table-cell office:value-type="float" office:value="13.084" calcext:value-type="float">
            <text:p>13.084</text:p>
          </table:table-cell>
          <table:table-cell office:value-type="float" office:value="54.592" calcext:value-type="float">
            <text:p>54.592</text:p>
          </table:table-cell>
          <table:table-cell office:value-type="float" office:value="6.785" calcext:value-type="float">
            <text:p>6.785</text:p>
          </table:table-cell>
          <table:table-cell table:number-columns-repeated="6"/>
        </table:table-row>
        <table:table-row table:style-name="ro1">
          <table:table-cell office:value-type="date" office:date-value="2017-06-23" calcext:value-type="date">
            <text:p>2017-06-23</text:p>
          </table:table-cell>
          <table:table-cell office:value-type="float" office:value="0" calcext:value-type="float">
            <text:p>0</text:p>
          </table:table-cell>
          <table:table-cell office:value-type="float" office:value="14.605" calcext:value-type="float">
            <text:p>14.605</text:p>
          </table:table-cell>
          <table:table-cell office:value-type="float" office:value="55.005" calcext:value-type="float">
            <text:p>55.005</text:p>
          </table:table-cell>
          <table:table-cell office:value-type="float" office:value="4.569" calcext:value-type="float">
            <text:p>4.569</text:p>
          </table:table-cell>
          <table:table-cell table:number-columns-repeated="6"/>
        </table:table-row>
        <table:table-row table:style-name="ro1">
          <table:table-cell office:value-type="date" office:date-value="2017-06-24" calcext:value-type="date">
            <text:p>2017-06-24</text:p>
          </table:table-cell>
          <table:table-cell office:value-type="float" office:value="0" calcext:value-type="float">
            <text:p>0</text:p>
          </table:table-cell>
          <table:table-cell office:value-type="float" office:value="16.975" calcext:value-type="float">
            <text:p>16.975</text:p>
          </table:table-cell>
          <table:table-cell office:value-type="float" office:value="43.222" calcext:value-type="float">
            <text:p>43.222</text:p>
          </table:table-cell>
          <table:table-cell office:value-type="float" office:value="3.612" calcext:value-type="float">
            <text:p>3.612</text:p>
          </table:table-cell>
          <table:table-cell table:number-columns-repeated="6"/>
        </table:table-row>
        <table:table-row table:style-name="ro1">
          <table:table-cell office:value-type="date" office:date-value="2017-06-25" calcext:value-type="date">
            <text:p>2017-06-25</text:p>
          </table:table-cell>
          <table:table-cell office:value-type="float" office:value="0" calcext:value-type="float">
            <text:p>0</text:p>
          </table:table-cell>
          <table:table-cell office:value-type="float" office:value="19.366" calcext:value-type="float">
            <text:p>19.366</text:p>
          </table:table-cell>
          <table:table-cell office:value-type="float" office:value="44.451" calcext:value-type="float">
            <text:p>44.451</text:p>
          </table:table-cell>
          <table:table-cell office:value-type="float" office:value="8.19" calcext:value-type="float">
            <text:p>8.19</text:p>
          </table:table-cell>
          <table:table-cell table:number-columns-repeated="6"/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office:value-type="float" office:value="0" calcext:value-type="float">
            <text:p>0</text:p>
          </table:table-cell>
          <table:table-cell office:value-type="float" office:value="20.348" calcext:value-type="float">
            <text:p>20.348</text:p>
          </table:table-cell>
          <table:table-cell office:value-type="float" office:value="56.647" calcext:value-type="float">
            <text:p>56.647</text:p>
          </table:table-cell>
          <table:table-cell office:value-type="float" office:value="7.911" calcext:value-type="float">
            <text:p>7.911</text:p>
          </table:table-cell>
          <table:table-cell table:number-columns-repeated="6"/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office:value-type="float" office:value="39.4" calcext:value-type="float">
            <text:p>39.4</text:p>
          </table:table-cell>
          <table:table-cell office:value-type="float" office:value="13.538" calcext:value-type="float">
            <text:p>13.538</text:p>
          </table:table-cell>
          <table:table-cell office:value-type="float" office:value="87.593" calcext:value-type="float">
            <text:p>87.593</text:p>
          </table:table-cell>
          <table:table-cell office:value-type="float" office:value="8.753" calcext:value-type="float">
            <text:p>8.753</text:p>
          </table:table-cell>
          <table:table-cell table:number-columns-repeated="6"/>
        </table:table-row>
        <table:table-row table:style-name="ro1">
          <table:table-cell office:value-type="date" office:date-value="2017-06-28" calcext:value-type="date">
            <text:p>2017-06-28</text:p>
          </table:table-cell>
          <table:table-cell office:value-type="float" office:value="0" calcext:value-type="float">
            <text:p>0</text:p>
          </table:table-cell>
          <table:table-cell office:value-type="float" office:value="18.17" calcext:value-type="float">
            <text:p>18.17</text:p>
          </table:table-cell>
          <table:table-cell office:value-type="float" office:value="66.222" calcext:value-type="float">
            <text:p>66.222</text:p>
          </table:table-cell>
          <table:table-cell office:value-type="float" office:value="4.526" calcext:value-type="float">
            <text:p>4.526</text:p>
          </table:table-cell>
          <table:table-cell table:number-columns-repeated="6"/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office:value-type="float" office:value="0" calcext:value-type="float">
            <text:p>0</text:p>
          </table:table-cell>
          <table:table-cell office:value-type="float" office:value="18.53" calcext:value-type="float">
            <text:p>18.53</text:p>
          </table:table-cell>
          <table:table-cell office:value-type="float" office:value="69.962" calcext:value-type="float">
            <text:p>69.962</text:p>
          </table:table-cell>
          <table:table-cell office:value-type="float" office:value="4.441" calcext:value-type="float">
            <text:p>4.441</text:p>
          </table:table-cell>
          <table:table-cell table:number-columns-repeated="6"/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office:value-type="float" office:value="1.9" calcext:value-type="float">
            <text:p>1.9</text:p>
          </table:table-cell>
          <table:table-cell office:value-type="float" office:value="16.315" calcext:value-type="float">
            <text:p>16.315</text:p>
          </table:table-cell>
          <table:table-cell office:value-type="float" office:value="80.108" calcext:value-type="float">
            <text:p>80.108</text:p>
          </table:table-cell>
          <table:table-cell office:value-type="float" office:value="2.841" calcext:value-type="float">
            <text:p>2.841</text:p>
          </table:table-cell>
          <table:table-cell table:number-columns-repeated="6"/>
        </table:table-row>
        <table:table-row table:style-name="ro1">
          <table:table-cell office:value-type="date" office:date-value="2017-07-01" calcext:value-type="date">
            <text:p>2017-07-01</text:p>
          </table:table-cell>
          <table:table-cell office:value-type="float" office:value="0" calcext:value-type="float">
            <text:p>0</text:p>
          </table:table-cell>
          <table:table-cell office:value-type="float" office:value="18.903" calcext:value-type="float">
            <text:p>18.903</text:p>
          </table:table-cell>
          <table:table-cell office:value-type="float" office:value="77.844" calcext:value-type="float">
            <text:p>77.844</text:p>
          </table:table-cell>
          <table:table-cell office:value-type="float" office:value="4.754" calcext:value-type="float">
            <text:p>4.754</text:p>
          </table:table-cell>
          <table:table-cell table:number-columns-repeated="6"/>
        </table:table-row>
        <table:table-row table:style-name="ro1">
          <table:table-cell office:value-type="date" office:date-value="2017-07-02" calcext:value-type="date">
            <text:p>2017-07-02</text:p>
          </table:table-cell>
          <table:table-cell office:value-type="float" office:value="0" calcext:value-type="float">
            <text:p>0</text:p>
          </table:table-cell>
          <table:table-cell office:value-type="float" office:value="20.954" calcext:value-type="float">
            <text:p>20.954</text:p>
          </table:table-cell>
          <table:table-cell office:value-type="float" office:value="61.872" calcext:value-type="float">
            <text:p>61.872</text:p>
          </table:table-cell>
          <table:table-cell office:value-type="float" office:value="4.571" calcext:value-type="float">
            <text:p>4.571</text:p>
          </table:table-cell>
          <table:table-cell table:number-columns-repeated="6"/>
        </table:table-row>
        <table:table-row table:style-name="ro1">
          <table:table-cell office:value-type="date" office:date-value="2017-07-03" calcext:value-type="date">
            <text:p>2017-07-03</text:p>
          </table:table-cell>
          <table:table-cell office:value-type="float" office:value="3.8" calcext:value-type="float">
            <text:p>3.8</text:p>
          </table:table-cell>
          <table:table-cell office:value-type="float" office:value="17.636" calcext:value-type="float">
            <text:p>17.636</text:p>
          </table:table-cell>
          <table:table-cell office:value-type="float" office:value="58.233" calcext:value-type="float">
            <text:p>58.233</text:p>
          </table:table-cell>
          <table:table-cell office:value-type="float" office:value="7.151" calcext:value-type="float">
            <text:p>7.151</text:p>
          </table:table-cell>
          <table:table-cell table:number-columns-repeated="6"/>
        </table:table-row>
        <table:table-row table:style-name="ro1">
          <table:table-cell office:value-type="date" office:date-value="2017-07-04" calcext:value-type="date">
            <text:p>2017-07-04</text:p>
          </table:table-cell>
          <table:table-cell office:value-type="float" office:value="0.7" calcext:value-type="float">
            <text:p>0.7</text:p>
          </table:table-cell>
          <table:table-cell office:value-type="float" office:value="16.157" calcext:value-type="float">
            <text:p>16.157</text:p>
          </table:table-cell>
          <table:table-cell office:value-type="float" office:value="60.39" calcext:value-type="float">
            <text:p>60.39</text:p>
          </table:table-cell>
          <table:table-cell office:value-type="float" office:value="12.011" calcext:value-type="float">
            <text:p>12.011</text:p>
          </table:table-cell>
          <table:table-cell table:number-columns-repeated="6"/>
        </table:table-row>
        <table:table-row table:style-name="ro1">
          <table:table-cell office:value-type="date" office:date-value="2017-07-05" calcext:value-type="date">
            <text:p>2017-07-05</text:p>
          </table:table-cell>
          <table:table-cell office:value-type="float" office:value="0" calcext:value-type="float">
            <text:p>0</text:p>
          </table:table-cell>
          <table:table-cell office:value-type="float" office:value="15.568" calcext:value-type="float">
            <text:p>15.568</text:p>
          </table:table-cell>
          <table:table-cell office:value-type="float" office:value="74.72" calcext:value-type="float">
            <text:p>74.72</text:p>
          </table:table-cell>
          <table:table-cell office:value-type="float" office:value="10.183" calcext:value-type="float">
            <text:p>10.183</text:p>
          </table:table-cell>
          <table:table-cell table:number-columns-repeated="6"/>
        </table:table-row>
        <table:table-row table:style-name="ro1">
          <table:table-cell office:value-type="date" office:date-value="2017-07-06" calcext:value-type="date">
            <text:p>2017-07-06</text:p>
          </table:table-cell>
          <table:table-cell office:value-type="float" office:value="0" calcext:value-type="float">
            <text:p>0</text:p>
          </table:table-cell>
          <table:table-cell office:value-type="float" office:value="17.95" calcext:value-type="float">
            <text:p>17.95</text:p>
          </table:table-cell>
          <table:table-cell office:value-type="float" office:value="72.571" calcext:value-type="float">
            <text:p>72.571</text:p>
          </table:table-cell>
          <table:table-cell office:value-type="float" office:value="7.846" calcext:value-type="float">
            <text:p>7.846</text:p>
          </table:table-cell>
          <table:table-cell table:number-columns-repeated="6"/>
        </table:table-row>
        <table:table-row table:style-name="ro1">
          <table:table-cell office:value-type="date" office:date-value="2017-07-07" calcext:value-type="date">
            <text:p>2017-07-07</text:p>
          </table:table-cell>
          <table:table-cell office:value-type="float" office:value="0" calcext:value-type="float">
            <text:p>0</text:p>
          </table:table-cell>
          <table:table-cell office:value-type="float" office:value="19.818" calcext:value-type="float">
            <text:p>19.818</text:p>
          </table:table-cell>
          <table:table-cell office:value-type="float" office:value="62.106" calcext:value-type="float">
            <text:p>62.106</text:p>
          </table:table-cell>
          <table:table-cell office:value-type="float" office:value="2.958" calcext:value-type="float">
            <text:p>2.958</text:p>
          </table:table-cell>
          <table:table-cell table:number-columns-repeated="6"/>
        </table:table-row>
        <table:table-row table:style-name="ro1">
          <table:table-cell office:value-type="date" office:date-value="2017-07-08" calcext:value-type="date">
            <text:p>2017-07-08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61.265" calcext:value-type="float">
            <text:p>61.265</text:p>
          </table:table-cell>
          <table:table-cell office:value-type="float" office:value="4.823" calcext:value-type="float">
            <text:p>4.823</text:p>
          </table:table-cell>
          <table:table-cell table:number-columns-repeated="6"/>
        </table:table-row>
        <table:table-row table:style-name="ro1">
          <table:table-cell office:value-type="date" office:date-value="2017-07-09" calcext:value-type="date">
            <text:p>2017-07-09</text:p>
          </table:table-cell>
          <table:table-cell office:value-type="float" office:value="0" calcext:value-type="float">
            <text:p>0</text:p>
          </table:table-cell>
          <table:table-cell office:value-type="float" office:value="21.963" calcext:value-type="float">
            <text:p>21.963</text:p>
          </table:table-cell>
          <table:table-cell office:value-type="float" office:value="65.665" calcext:value-type="float">
            <text:p>65.665</text:p>
          </table:table-cell>
          <table:table-cell office:value-type="float" office:value="5.19" calcext:value-type="float">
            <text:p>5.19</text:p>
          </table:table-cell>
          <table:table-cell table:number-columns-repeated="6"/>
        </table:table-row>
        <table:table-row table:style-name="ro1">
          <table:table-cell office:value-type="date" office:date-value="2017-07-10" calcext:value-type="date">
            <text:p>2017-07-10</text:p>
          </table:table-cell>
          <table:table-cell office:value-type="float" office:value="0.7" calcext:value-type="float">
            <text:p>0.7</text:p>
          </table:table-cell>
          <table:table-cell office:value-type="float" office:value="16.844" calcext:value-type="float">
            <text:p>16.844</text:p>
          </table:table-cell>
          <table:table-cell office:value-type="float" office:value="61.519" calcext:value-type="float">
            <text:p>61.519</text:p>
          </table:table-cell>
          <table:table-cell office:value-type="float" office:value="4.318" calcext:value-type="float">
            <text:p>4.318</text:p>
          </table:table-cell>
          <table:table-cell table:number-columns-repeated="6"/>
        </table:table-row>
        <table:table-row table:style-name="ro1">
          <table:table-cell office:value-type="date" office:date-value="2017-07-11" calcext:value-type="date">
            <text:p>2017-07-11</text:p>
          </table:table-cell>
          <table:table-cell office:value-type="float" office:value="0.4" calcext:value-type="float">
            <text:p>0.4</text:p>
          </table:table-cell>
          <table:table-cell office:value-type="float" office:value="15.845" calcext:value-type="float">
            <text:p>15.845</text:p>
          </table:table-cell>
          <table:table-cell office:value-type="float" office:value="62.03" calcext:value-type="float">
            <text:p>62.03</text:p>
          </table:table-cell>
          <table:table-cell office:value-type="float" office:value="3.601" calcext:value-type="float">
            <text:p>3.601</text:p>
          </table:table-cell>
          <table:table-cell table:number-columns-repeated="6"/>
        </table:table-row>
        <table:table-row table:style-name="ro1">
          <table:table-cell office:value-type="date" office:date-value="2017-07-12" calcext:value-type="date">
            <text:p>2017-07-12</text:p>
          </table:table-cell>
          <table:table-cell office:value-type="float" office:value="0" calcext:value-type="float">
            <text:p>0</text:p>
          </table:table-cell>
          <table:table-cell office:value-type="float" office:value="17.343" calcext:value-type="float">
            <text:p>17.343</text:p>
          </table:table-cell>
          <table:table-cell office:value-type="float" office:value="66.517" calcext:value-type="float">
            <text:p>66.517</text:p>
          </table:table-cell>
          <table:table-cell office:value-type="float" office:value="3.063" calcext:value-type="float">
            <text:p>3.063</text:p>
          </table:table-cell>
          <table:table-cell table:number-columns-repeated="6"/>
        </table:table-row>
        <table:table-row table:style-name="ro1">
          <table:table-cell office:value-type="date" office:date-value="2017-07-13" calcext:value-type="date">
            <text:p>2017-07-13</text:p>
          </table:table-cell>
          <table:table-cell office:value-type="float" office:value="0" calcext:value-type="float">
            <text:p>0</text:p>
          </table:table-cell>
          <table:table-cell office:value-type="float" office:value="18.158" calcext:value-type="float">
            <text:p>18.158</text:p>
          </table:table-cell>
          <table:table-cell office:value-type="float" office:value="67.54" calcext:value-type="float">
            <text:p>67.54</text:p>
          </table:table-cell>
          <table:table-cell office:value-type="float" office:value="4.233" calcext:value-type="float">
            <text:p>4.233</text:p>
          </table:table-cell>
          <table:table-cell table:number-columns-repeated="6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float" office:value="1.8" calcext:value-type="float">
            <text:p>1.8</text:p>
          </table:table-cell>
          <table:table-cell office:value-type="float" office:value="16.377" calcext:value-type="float">
            <text:p>16.377</text:p>
          </table:table-cell>
          <table:table-cell office:value-type="float" office:value="75.909" calcext:value-type="float">
            <text:p>75.909</text:p>
          </table:table-cell>
          <table:table-cell office:value-type="float" office:value="4.324" calcext:value-type="float">
            <text:p>4.324</text:p>
          </table:table-cell>
          <table:table-cell table:number-columns-repeated="6"/>
        </table:table-row>
        <table:table-row table:style-name="ro1">
          <table:table-cell office:value-type="date" office:date-value="2017-07-15" calcext:value-type="date">
            <text:p>2017-07-15</text:p>
          </table:table-cell>
          <table:table-cell office:value-type="float" office:value="5.5" calcext:value-type="float">
            <text:p>5.5</text:p>
          </table:table-cell>
          <table:table-cell office:value-type="float" office:value="17.733" calcext:value-type="float">
            <text:p>17.733</text:p>
          </table:table-cell>
          <table:table-cell office:value-type="float" office:value="78.166" calcext:value-type="float">
            <text:p>78.166</text:p>
          </table:table-cell>
          <table:table-cell office:value-type="float" office:value="4.457" calcext:value-type="float">
            <text:p>4.457</text:p>
          </table:table-cell>
          <table:table-cell table:number-columns-repeated="6"/>
        </table:table-row>
        <table:table-row table:style-name="ro1">
          <table:table-cell office:value-type="date" office:date-value="2017-07-16" calcext:value-type="date">
            <text:p>2017-07-16</text:p>
          </table:table-cell>
          <table:table-cell office:value-type="float" office:value="0" calcext:value-type="float">
            <text:p>0</text:p>
          </table:table-cell>
          <table:table-cell office:value-type="float" office:value="15.833" calcext:value-type="float">
            <text:p>15.833</text:p>
          </table:table-cell>
          <table:table-cell office:value-type="float" office:value="69.317" calcext:value-type="float">
            <text:p>69.317</text:p>
          </table:table-cell>
          <table:table-cell office:value-type="float" office:value="5.967" calcext:value-type="float">
            <text:p>5.967</text:p>
          </table:table-cell>
          <table:table-cell table:number-columns-repeated="6"/>
        </table:table-row>
        <table:table-row table:style-name="ro1">
          <table:table-cell office:value-type="date" office:date-value="2017-07-17" calcext:value-type="date">
            <text:p>2017-07-17</text:p>
          </table:table-cell>
          <table:table-cell office:value-type="float" office:value="0" calcext:value-type="float">
            <text:p>0</text:p>
          </table:table-cell>
          <table:table-cell office:value-type="float" office:value="13.453" calcext:value-type="float">
            <text:p>13.453</text:p>
          </table:table-cell>
          <table:table-cell office:value-type="float" office:value="63.546" calcext:value-type="float">
            <text:p>63.546</text:p>
          </table:table-cell>
          <table:table-cell office:value-type="float" office:value="10.077" calcext:value-type="float">
            <text:p>10.077</text:p>
          </table:table-cell>
          <table:table-cell table:number-columns-repeated="6"/>
        </table:table-row>
        <table:table-row table:style-name="ro1">
          <table:table-cell office:value-type="date" office:date-value="2017-07-18" calcext:value-type="date">
            <text:p>2017-07-18</text:p>
          </table:table-cell>
          <table:table-cell office:value-type="float" office:value="0" calcext:value-type="float">
            <text:p>0</text:p>
          </table:table-cell>
          <table:table-cell office:value-type="float" office:value="12.849" calcext:value-type="float">
            <text:p>12.849</text:p>
          </table:table-cell>
          <table:table-cell office:value-type="float" office:value="58.962" calcext:value-type="float">
            <text:p>58.962</text:p>
          </table:table-cell>
          <table:table-cell office:value-type="float" office:value="3.983" calcext:value-type="float">
            <text:p>3.983</text:p>
          </table:table-cell>
          <table:table-cell table:number-columns-repeated="6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52.95" calcext:value-type="float">
            <text:p>52.95</text:p>
          </table:table-cell>
          <table:table-cell office:value-type="float" office:value="4.644" calcext:value-type="float">
            <text:p>4.644</text:p>
          </table:table-cell>
          <table:table-cell table:number-columns-repeated="6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float" office:value="0" calcext:value-type="float">
            <text:p>0</text:p>
          </table:table-cell>
          <table:table-cell office:value-type="float" office:value="18.359" calcext:value-type="float">
            <text:p>18.359</text:p>
          </table:table-cell>
          <table:table-cell office:value-type="float" office:value="50.857" calcext:value-type="float">
            <text:p>50.857</text:p>
          </table:table-cell>
          <table:table-cell office:value-type="float" office:value="6.458" calcext:value-type="float">
            <text:p>6.458</text:p>
          </table:table-cell>
          <table:table-cell table:number-columns-repeated="6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float" office:value="0" calcext:value-type="float">
            <text:p>0</text:p>
          </table:table-cell>
          <table:table-cell office:value-type="float" office:value="19.245" calcext:value-type="float">
            <text:p>19.245</text:p>
          </table:table-cell>
          <table:table-cell office:value-type="float" office:value="57.374" calcext:value-type="float">
            <text:p>57.374</text:p>
          </table:table-cell>
          <table:table-cell office:value-type="float" office:value="4.907" calcext:value-type="float">
            <text:p>4.907</text:p>
          </table:table-cell>
          <table:table-cell table:number-columns-repeated="6"/>
        </table:table-row>
        <table:table-row table:style-name="ro1">
          <table:table-cell office:value-type="date" office:date-value="2017-07-22" calcext:value-type="date">
            <text:p>2017-07-22</text:p>
          </table:table-cell>
          <table:table-cell office:value-type="float" office:value="6.2" calcext:value-type="float">
            <text:p>6.2</text:p>
          </table:table-cell>
          <table:table-cell office:value-type="float" office:value="19.164" calcext:value-type="float">
            <text:p>19.164</text:p>
          </table:table-cell>
          <table:table-cell office:value-type="float" office:value="58.797" calcext:value-type="float">
            <text:p>58.797</text:p>
          </table:table-cell>
          <table:table-cell office:value-type="float" office:value="5.414" calcext:value-type="float">
            <text:p>5.414</text:p>
          </table:table-cell>
          <table:table-cell table:number-columns-repeated="6"/>
        </table:table-row>
        <table:table-row table:style-name="ro1">
          <table:table-cell office:value-type="date" office:date-value="2017-07-23" calcext:value-type="date">
            <text:p>2017-07-23</text:p>
          </table:table-cell>
          <table:table-cell office:value-type="float" office:value="22.2" calcext:value-type="float">
            <text:p>22.2</text:p>
          </table:table-cell>
          <table:table-cell office:value-type="float" office:value="15.855" calcext:value-type="float">
            <text:p>15.855</text:p>
          </table:table-cell>
          <table:table-cell office:value-type="float" office:value="83.435" calcext:value-type="float">
            <text:p>83.435</text:p>
          </table:table-cell>
          <table:table-cell office:value-type="float" office:value="4.884" calcext:value-type="float">
            <text:p>4.884</text:p>
          </table:table-cell>
          <table:table-cell table:number-columns-repeated="6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float" office:value="0.9" calcext:value-type="float">
            <text:p>0.9</text:p>
          </table:table-cell>
          <table:table-cell office:value-type="float" office:value="16.674" calcext:value-type="float">
            <text:p>16.674</text:p>
          </table:table-cell>
          <table:table-cell office:value-type="float" office:value="64.598" calcext:value-type="float">
            <text:p>64.598</text:p>
          </table:table-cell>
          <table:table-cell office:value-type="float" office:value="4.764" calcext:value-type="float">
            <text:p>4.764</text:p>
          </table:table-cell>
          <table:table-cell table:number-columns-repeated="6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float" office:value="0" calcext:value-type="float">
            <text:p>0</text:p>
          </table:table-cell>
          <table:table-cell office:value-type="float" office:value="20.384" calcext:value-type="float">
            <text:p>20.384</text:p>
          </table:table-cell>
          <table:table-cell office:value-type="float" office:value="56.285" calcext:value-type="float">
            <text:p>56.285</text:p>
          </table:table-cell>
          <table:table-cell office:value-type="float" office:value="2.612" calcext:value-type="float">
            <text:p>2.612</text:p>
          </table:table-cell>
          <table:table-cell table:number-columns-repeated="6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float" office:value="0" calcext:value-type="float">
            <text:p>0</text:p>
          </table:table-cell>
          <table:table-cell office:value-type="float" office:value="23.53" calcext:value-type="float">
            <text:p>23.53</text:p>
          </table:table-cell>
          <table:table-cell office:value-type="float" office:value="48.922" calcext:value-type="float">
            <text:p>48.922</text:p>
          </table:table-cell>
          <table:table-cell office:value-type="float" office:value="5.577" calcext:value-type="float">
            <text:p>5.577</text:p>
          </table:table-cell>
          <table:table-cell table:number-columns-repeated="6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float" office:value="0" calcext:value-type="float">
            <text:p>0</text:p>
          </table:table-cell>
          <table:table-cell office:value-type="float" office:value="21.477" calcext:value-type="float">
            <text:p>21.477</text:p>
          </table:table-cell>
          <table:table-cell office:value-type="float" office:value="43.352" calcext:value-type="float">
            <text:p>43.352</text:p>
          </table:table-cell>
          <table:table-cell office:value-type="float" office:value="6.133" calcext:value-type="float">
            <text:p>6.133</text:p>
          </table:table-cell>
          <table:table-cell table:number-columns-repeated="6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float" office:value="0" calcext:value-type="float">
            <text:p>0</text:p>
          </table:table-cell>
          <table:table-cell office:value-type="float" office:value="17.587" calcext:value-type="float">
            <text:p>17.587</text:p>
          </table:table-cell>
          <table:table-cell office:value-type="float" office:value="64.949" calcext:value-type="float">
            <text:p>64.949</text:p>
          </table:table-cell>
          <table:table-cell office:value-type="float" office:value="7.303" calcext:value-type="float">
            <text:p>7.303</text:p>
          </table:table-cell>
          <table:table-cell table:number-columns-repeated="6"/>
        </table:table-row>
        <table:table-row table:style-name="ro1">
          <table:table-cell office:value-type="date" office:date-value="2017-07-29" calcext:value-type="date">
            <text:p>2017-07-29</text:p>
          </table:table-cell>
          <table:table-cell office:value-type="float" office:value="0" calcext:value-type="float">
            <text:p>0</text:p>
          </table:table-cell>
          <table:table-cell office:value-type="float" office:value="16.784" calcext:value-type="float">
            <text:p>16.784</text:p>
          </table:table-cell>
          <table:table-cell office:value-type="float" office:value="61.995" calcext:value-type="float">
            <text:p>61.995</text:p>
          </table:table-cell>
          <table:table-cell office:value-type="float" office:value="4.312" calcext:value-type="float">
            <text:p>4.312</text:p>
          </table:table-cell>
          <table:table-cell table:number-columns-repeated="6"/>
        </table:table-row>
        <table:table-row table:style-name="ro1">
          <table:table-cell office:value-type="date" office:date-value="2017-07-30" calcext:value-type="date">
            <text:p>2017-07-30</text:p>
          </table:table-cell>
          <table:table-cell office:value-type="float" office:value="0.6" calcext:value-type="float">
            <text:p>0.6</text:p>
          </table:table-cell>
          <table:table-cell office:value-type="float" office:value="18.539" calcext:value-type="float">
            <text:p>18.539</text:p>
          </table:table-cell>
          <table:table-cell office:value-type="float" office:value="63.041" calcext:value-type="float">
            <text:p>63.041</text:p>
          </table:table-cell>
          <table:table-cell office:value-type="float" office:value="7.243" calcext:value-type="float">
            <text:p>7.243</text:p>
          </table:table-cell>
          <table:table-cell table:number-columns-repeated="6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float" office:value="0" calcext:value-type="float">
            <text:p>0</text:p>
          </table:table-cell>
          <table:table-cell office:value-type="float" office:value="16.124" calcext:value-type="float">
            <text:p>16.124</text:p>
          </table:table-cell>
          <table:table-cell office:value-type="float" office:value="70.892" calcext:value-type="float">
            <text:p>70.892</text:p>
          </table:table-cell>
          <table:table-cell office:value-type="float" office:value="7.699" calcext:value-type="float">
            <text:p>7.699</text:p>
          </table:table-cell>
          <table:table-cell table:number-columns-repeated="6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float" office:value="0" calcext:value-type="float">
            <text:p>0</text:p>
          </table:table-cell>
          <table:table-cell office:value-type="float" office:value="16.935" calcext:value-type="float">
            <text:p>16.935</text:p>
          </table:table-cell>
          <table:table-cell office:value-type="float" office:value="53.167" calcext:value-type="float">
            <text:p>53.167</text:p>
          </table:table-cell>
          <table:table-cell office:value-type="float" office:value="3.358" calcext:value-type="float">
            <text:p>3.358</text:p>
          </table:table-cell>
          <table:table-cell table:number-columns-repeated="6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float" office:value="0" calcext:value-type="float">
            <text:p>0</text:p>
          </table:table-cell>
          <table:table-cell office:value-type="float" office:value="17.981" calcext:value-type="float">
            <text:p>17.981</text:p>
          </table:table-cell>
          <table:table-cell office:value-type="float" office:value="52.424" calcext:value-type="float">
            <text:p>52.424</text:p>
          </table:table-cell>
          <table:table-cell office:value-type="float" office:value="3.828" calcext:value-type="float">
            <text:p>3.828</text:p>
          </table:table-cell>
          <table:table-cell table:number-columns-repeated="6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float" office:value="1.9" calcext:value-type="float">
            <text:p>1.9</text:p>
          </table:table-cell>
          <table:table-cell office:value-type="float" office:value="18.186" calcext:value-type="float">
            <text:p>18.186</text:p>
          </table:table-cell>
          <table:table-cell office:value-type="float" office:value="59.216" calcext:value-type="float">
            <text:p>59.216</text:p>
          </table:table-cell>
          <table:table-cell office:value-type="float" office:value="4.277" calcext:value-type="float">
            <text:p>4.277</text:p>
          </table:table-cell>
          <table:table-cell table:number-columns-repeated="6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float" office:value="0.2" calcext:value-type="float">
            <text:p>0.2</text:p>
          </table:table-cell>
          <table:table-cell office:value-type="float" office:value="18.162" calcext:value-type="float">
            <text:p>18.162</text:p>
          </table:table-cell>
          <table:table-cell office:value-type="float" office:value="64.897" calcext:value-type="float">
            <text:p>64.897</text:p>
          </table:table-cell>
          <table:table-cell office:value-type="float" office:value="3.1" calcext:value-type="float">
            <text:p>3.1</text:p>
          </table:table-cell>
          <table:table-cell table:number-columns-repeated="6"/>
        </table:table-row>
        <table:table-row table:style-name="ro1">
          <table:table-cell office:value-type="date" office:date-value="2017-08-05" calcext:value-type="date">
            <text:p>2017-08-05</text:p>
          </table:table-cell>
          <table:table-cell office:value-type="float" office:value="1.1" calcext:value-type="float">
            <text:p>1.1</text:p>
          </table:table-cell>
          <table:table-cell office:value-type="float" office:value="18.396" calcext:value-type="float">
            <text:p>18.396</text:p>
          </table:table-cell>
          <table:table-cell office:value-type="float" office:value="66.093" calcext:value-type="float">
            <text:p>66.093</text:p>
          </table:table-cell>
          <table:table-cell office:value-type="float" office:value="3.817" calcext:value-type="float">
            <text:p>3.817</text:p>
          </table:table-cell>
          <table:table-cell table:number-columns-repeated="6"/>
        </table:table-row>
        <table:table-row table:style-name="ro1">
          <table:table-cell office:value-type="date" office:date-value="2017-08-06" calcext:value-type="date">
            <text:p>2017-08-06</text:p>
          </table:table-cell>
          <table:table-cell office:value-type="float" office:value="5.4" calcext:value-type="float">
            <text:p>5.4</text:p>
          </table:table-cell>
          <table:table-cell office:value-type="float" office:value="15.269" calcext:value-type="float">
            <text:p>15.269</text:p>
          </table:table-cell>
          <table:table-cell office:value-type="float" office:value="80.525" calcext:value-type="float">
            <text:p>80.525</text:p>
          </table:table-cell>
          <table:table-cell office:value-type="float" office:value="4.749" calcext:value-type="float">
            <text:p>4.749</text:p>
          </table:table-cell>
          <table:table-cell table:number-columns-repeated="6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float" office:value="0" calcext:value-type="float">
            <text:p>0</text:p>
          </table:table-cell>
          <table:table-cell office:value-type="float" office:value="14.962" calcext:value-type="float">
            <text:p>14.962</text:p>
          </table:table-cell>
          <table:table-cell office:value-type="float" office:value="68.883" calcext:value-type="float">
            <text:p>68.883</text:p>
          </table:table-cell>
          <table:table-cell office:value-type="float" office:value="3.553" calcext:value-type="float">
            <text:p>3.553</text:p>
          </table:table-cell>
          <table:table-cell table:number-columns-repeated="6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float" office:value="0" calcext:value-type="float">
            <text:p>0</text:p>
          </table:table-cell>
          <table:table-cell office:value-type="float" office:value="18.052" calcext:value-type="float">
            <text:p>18.052</text:p>
          </table:table-cell>
          <table:table-cell office:value-type="float" office:value="59.108" calcext:value-type="float">
            <text:p>59.108</text:p>
          </table:table-cell>
          <table:table-cell office:value-type="float" office:value="3.344" calcext:value-type="float">
            <text:p>3.344</text:p>
          </table:table-cell>
          <table:table-cell table:number-columns-repeated="6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float" office:value="0" calcext:value-type="float">
            <text:p>0</text:p>
          </table:table-cell>
          <table:table-cell office:value-type="float" office:value="20.968" calcext:value-type="float">
            <text:p>20.968</text:p>
          </table:table-cell>
          <table:table-cell office:value-type="float" office:value="55.212" calcext:value-type="float">
            <text:p>55.212</text:p>
          </table:table-cell>
          <table:table-cell office:value-type="float" office:value="4.327" calcext:value-type="float">
            <text:p>4.327</text:p>
          </table:table-cell>
          <table:table-cell table:number-columns-repeated="6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float" office:value="0" calcext:value-type="float">
            <text:p>0</text:p>
          </table:table-cell>
          <table:table-cell office:value-type="float" office:value="21.578" calcext:value-type="float">
            <text:p>21.578</text:p>
          </table:table-cell>
          <table:table-cell office:value-type="float" office:value="49.93" calcext:value-type="float">
            <text:p>49.93</text:p>
          </table:table-cell>
          <table:table-cell office:value-type="float" office:value="3.001" calcext:value-type="float">
            <text:p>3.001</text:p>
          </table:table-cell>
          <table:table-cell table:number-columns-repeated="6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float" office:value="0" calcext:value-type="float">
            <text:p>0</text:p>
          </table:table-cell>
          <table:table-cell office:value-type="float" office:value="22.686" calcext:value-type="float">
            <text:p>22.686</text:p>
          </table:table-cell>
          <table:table-cell office:value-type="float" office:value="44.958" calcext:value-type="float">
            <text:p>44.958</text:p>
          </table:table-cell>
          <table:table-cell office:value-type="float" office:value="6.237" calcext:value-type="float">
            <text:p>6.237</text:p>
          </table:table-cell>
          <table:table-cell table:number-columns-repeated="6"/>
        </table:table-row>
        <table:table-row table:style-name="ro1">
          <table:table-cell office:value-type="date" office:date-value="2017-08-12" calcext:value-type="date">
            <text:p>2017-08-12</text:p>
          </table:table-cell>
          <table:table-cell office:value-type="float" office:value="0" calcext:value-type="float">
            <text:p>0</text:p>
          </table:table-cell>
          <table:table-cell office:value-type="float" office:value="22.177" calcext:value-type="float">
            <text:p>22.177</text:p>
          </table:table-cell>
          <table:table-cell office:value-type="float" office:value="51.25" calcext:value-type="float">
            <text:p>51.25</text:p>
          </table:table-cell>
          <table:table-cell office:value-type="float" office:value="7.493" calcext:value-type="float">
            <text:p>7.493</text:p>
          </table:table-cell>
          <table:table-cell table:number-columns-repeated="6"/>
        </table:table-row>
        <table:table-row table:style-name="ro1">
          <table:table-cell office:value-type="date" office:date-value="2017-08-13" calcext:value-type="date">
            <text:p>2017-08-13</text:p>
          </table:table-cell>
          <table:table-cell office:value-type="float" office:value="0" calcext:value-type="float">
            <text:p>0</text:p>
          </table:table-cell>
          <table:table-cell office:value-type="float" office:value="22.092" calcext:value-type="float">
            <text:p>22.092</text:p>
          </table:table-cell>
          <table:table-cell office:value-type="float" office:value="53.375" calcext:value-type="float">
            <text:p>53.375</text:p>
          </table:table-cell>
          <table:table-cell office:value-type="float" office:value="8.212" calcext:value-type="float">
            <text:p>8.212</text:p>
          </table:table-cell>
          <table:table-cell table:number-columns-repeated="6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float" office:value="0" calcext:value-type="float">
            <text:p>0</text:p>
          </table:table-cell>
          <table:table-cell office:value-type="float" office:value="16.001" calcext:value-type="float">
            <text:p>16.001</text:p>
          </table:table-cell>
          <table:table-cell office:value-type="float" office:value="81.484" calcext:value-type="float">
            <text:p>81.484</text:p>
          </table:table-cell>
          <table:table-cell office:value-type="float" office:value="2.829" calcext:value-type="float">
            <text:p>2.829</text:p>
          </table:table-cell>
          <table:table-cell table:number-columns-repeated="6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float" office:value="0.6" calcext:value-type="float">
            <text:p>0.6</text:p>
          </table:table-cell>
          <table:table-cell office:value-type="float" office:value="14.467" calcext:value-type="float">
            <text:p>14.467</text:p>
          </table:table-cell>
          <table:table-cell office:value-type="float" office:value="68.167" calcext:value-type="float">
            <text:p>68.167</text:p>
          </table:table-cell>
          <table:table-cell office:value-type="float" office:value="6.267" calcext:value-type="float">
            <text:p>6.267</text:p>
          </table:table-cell>
          <table:table-cell table:number-columns-repeated="6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float" office:value="0" calcext:value-type="float">
            <text:p>0</text:p>
          </table:table-cell>
          <table:table-cell office:value-type="float" office:value="14.987" calcext:value-type="float">
            <text:p>14.987</text:p>
          </table:table-cell>
          <table:table-cell office:value-type="float" office:value="55.428" calcext:value-type="float">
            <text:p>55.428</text:p>
          </table:table-cell>
          <table:table-cell office:value-type="float" office:value="3.707" calcext:value-type="float">
            <text:p>3.707</text:p>
          </table:table-cell>
          <table:table-cell table:number-columns-repeated="6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float" office:value="0" calcext:value-type="float">
            <text:p>0</text:p>
          </table:table-cell>
          <table:table-cell office:value-type="float" office:value="17.342" calcext:value-type="float">
            <text:p>17.342</text:p>
          </table:table-cell>
          <table:table-cell office:value-type="float" office:value="54.067" calcext:value-type="float">
            <text:p>54.067</text:p>
          </table:table-cell>
          <table:table-cell office:value-type="float" office:value="4.412" calcext:value-type="float">
            <text:p>4.412</text:p>
          </table:table-cell>
          <table:table-cell table:number-columns-repeated="6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float" office:value="0" calcext:value-type="float">
            <text:p>0</text:p>
          </table:table-cell>
          <table:table-cell office:value-type="float" office:value="17.992" calcext:value-type="float">
            <text:p>17.992</text:p>
          </table:table-cell>
          <table:table-cell office:value-type="float" office:value="49.139" calcext:value-type="float">
            <text:p>49.139</text:p>
          </table:table-cell>
          <table:table-cell office:value-type="float" office:value="9.028" calcext:value-type="float">
            <text:p>9.028</text:p>
          </table:table-cell>
          <table:table-cell table:number-columns-repeated="6"/>
        </table:table-row>
        <table:table-row table:style-name="ro1">
          <table:table-cell office:value-type="date" office:date-value="2017-08-19" calcext:value-type="date">
            <text:p>2017-08-19</text:p>
          </table:table-cell>
          <table:table-cell office:value-type="float" office:value="1.9" calcext:value-type="float">
            <text:p>1.9</text:p>
          </table:table-cell>
          <table:table-cell office:value-type="float" office:value="13.009" calcext:value-type="float">
            <text:p>13.009</text:p>
          </table:table-cell>
          <table:table-cell office:value-type="float" office:value="63.885" calcext:value-type="float">
            <text:p>63.885</text:p>
          </table:table-cell>
          <table:table-cell office:value-type="float" office:value="10.817" calcext:value-type="float">
            <text:p>10.817</text:p>
          </table:table-cell>
          <table:table-cell table:number-columns-repeated="6"/>
        </table:table-row>
        <table:table-row table:style-name="ro1">
          <table:table-cell office:value-type="date" office:date-value="2017-08-20" calcext:value-type="date">
            <text:p>2017-08-20</text:p>
          </table:table-cell>
          <table:table-cell office:value-type="float" office:value="1.3" calcext:value-type="float">
            <text:p>1.3</text:p>
          </table:table-cell>
          <table:table-cell office:value-type="float" office:value="13.717" calcext:value-type="float">
            <text:p>13.717</text:p>
          </table:table-cell>
          <table:table-cell office:value-type="float" office:value="51.641" calcext:value-type="float">
            <text:p>51.641</text:p>
          </table:table-cell>
          <table:table-cell office:value-type="float" office:value="9.829" calcext:value-type="float">
            <text:p>9.829</text:p>
          </table:table-cell>
          <table:table-cell table:number-columns-repeated="6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float" office:value="0" calcext:value-type="float">
            <text:p>0</text:p>
          </table:table-cell>
          <table:table-cell office:value-type="float" office:value="13.49" calcext:value-type="float">
            <text:p>13.49</text:p>
          </table:table-cell>
          <table:table-cell office:value-type="float" office:value="54.323" calcext:value-type="float">
            <text:p>54.323</text:p>
          </table:table-cell>
          <table:table-cell office:value-type="float" office:value="4.006" calcext:value-type="float">
            <text:p>4.006</text:p>
          </table:table-cell>
          <table:table-cell table:number-columns-repeated="6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float" office:value="0" calcext:value-type="float">
            <text:p>0</text:p>
          </table:table-cell>
          <table:table-cell office:value-type="float" office:value="16.98" calcext:value-type="float">
            <text:p>16.98</text:p>
          </table:table-cell>
          <table:table-cell office:value-type="float" office:value="56.822" calcext:value-type="float">
            <text:p>56.822</text:p>
          </table:table-cell>
          <table:table-cell office:value-type="float" office:value="6.341" calcext:value-type="float">
            <text:p>6.341</text:p>
          </table:table-cell>
          <table:table-cell table:number-columns-repeated="6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float" office:value="0" calcext:value-type="float">
            <text:p>0</text:p>
          </table:table-cell>
          <table:table-cell office:value-type="float" office:value="20.169" calcext:value-type="float">
            <text:p>20.169</text:p>
          </table:table-cell>
          <table:table-cell office:value-type="float" office:value="49.868" calcext:value-type="float">
            <text:p>49.868</text:p>
          </table:table-cell>
          <table:table-cell office:value-type="float" office:value="7.247" calcext:value-type="float">
            <text:p>7.247</text:p>
          </table:table-cell>
          <table:table-cell table:number-columns-repeated="6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float" office:value="12" calcext:value-type="float">
            <text:p>12</text:p>
          </table:table-cell>
          <table:table-cell office:value-type="float" office:value="15.029" calcext:value-type="float">
            <text:p>15.029</text:p>
          </table:table-cell>
          <table:table-cell office:value-type="float" office:value="72.32" calcext:value-type="float">
            <text:p>72.32</text:p>
          </table:table-cell>
          <table:table-cell office:value-type="float" office:value="4.706" calcext:value-type="float">
            <text:p>4.706</text:p>
          </table:table-cell>
          <table:table-cell table:number-columns-repeated="6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float" office:value="21.8" calcext:value-type="float">
            <text:p>21.8</text:p>
          </table:table-cell>
          <table:table-cell office:value-type="float" office:value="12.945" calcext:value-type="float">
            <text:p>12.945</text:p>
          </table:table-cell>
          <table:table-cell office:value-type="float" office:value="80.573" calcext:value-type="float">
            <text:p>80.573</text:p>
          </table:table-cell>
          <table:table-cell office:value-type="float" office:value="9.461" calcext:value-type="float">
            <text:p>9.461</text:p>
          </table:table-cell>
          <table:table-cell table:number-columns-repeated="6"/>
        </table:table-row>
        <table:table-row table:style-name="ro1">
          <table:table-cell office:value-type="date" office:date-value="2017-08-26" calcext:value-type="date">
            <text:p>2017-08-26</text:p>
          </table:table-cell>
          <table:table-cell office:value-type="float" office:value="0.2" calcext:value-type="float">
            <text:p>0.2</text:p>
          </table:table-cell>
          <table:table-cell office:value-type="float" office:value="15.23" calcext:value-type="float">
            <text:p>15.23</text:p>
          </table:table-cell>
          <table:table-cell office:value-type="float" office:value="58.702" calcext:value-type="float">
            <text:p>58.702</text:p>
          </table:table-cell>
          <table:table-cell office:value-type="float" office:value="5.178" calcext:value-type="float">
            <text:p>5.178</text:p>
          </table:table-cell>
          <table:table-cell table:number-columns-repeated="6"/>
        </table:table-row>
        <table:table-row table:style-name="ro1">
          <table:table-cell office:value-type="date" office:date-value="2017-08-27" calcext:value-type="date">
            <text:p>2017-08-27</text:p>
          </table:table-cell>
          <table:table-cell office:value-type="float" office:value="0" calcext:value-type="float">
            <text:p>0</text:p>
          </table:table-cell>
          <table:table-cell office:value-type="float" office:value="16.315" calcext:value-type="float">
            <text:p>16.315</text:p>
          </table:table-cell>
          <table:table-cell office:value-type="float" office:value="49.812" calcext:value-type="float">
            <text:p>49.812</text:p>
          </table:table-cell>
          <table:table-cell office:value-type="float" office:value="7.823" calcext:value-type="float">
            <text:p>7.823</text:p>
          </table:table-cell>
          <table:table-cell table:number-columns-repeated="6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float" office:value="0" calcext:value-type="float">
            <text:p>0</text:p>
          </table:table-cell>
          <table:table-cell office:value-type="float" office:value="14.346" calcext:value-type="float">
            <text:p>14.346</text:p>
          </table:table-cell>
          <table:table-cell office:value-type="float" office:value="47.036" calcext:value-type="float">
            <text:p>47.036</text:p>
          </table:table-cell>
          <table:table-cell office:value-type="float" office:value="8.965" calcext:value-type="float">
            <text:p>8.965</text:p>
          </table:table-cell>
          <table:table-cell table:number-columns-repeated="6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float" office:value="0" calcext:value-type="float">
            <text:p>0</text:p>
          </table:table-cell>
          <table:table-cell office:value-type="float" office:value="13.828" calcext:value-type="float">
            <text:p>13.828</text:p>
          </table:table-cell>
          <table:table-cell office:value-type="float" office:value="56.466" calcext:value-type="float">
            <text:p>56.466</text:p>
          </table:table-cell>
          <table:table-cell office:value-type="float" office:value="5.405" calcext:value-type="float">
            <text:p>5.405</text:p>
          </table:table-cell>
          <table:table-cell table:number-columns-repeated="6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float" office:value="0" calcext:value-type="float">
            <text:p>0</text:p>
          </table:table-cell>
          <table:table-cell office:value-type="float" office:value="16.299" calcext:value-type="float">
            <text:p>16.299</text:p>
          </table:table-cell>
          <table:table-cell office:value-type="float" office:value="60.625" calcext:value-type="float">
            <text:p>60.625</text:p>
          </table:table-cell>
          <table:table-cell office:value-type="float" office:value="5.892" calcext:value-type="float">
            <text:p>5.892</text:p>
          </table:table-cell>
          <table:table-cell table:number-columns-repeated="6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float" office:value="0" calcext:value-type="float">
            <text:p>0</text:p>
          </table:table-cell>
          <table:table-cell office:value-type="float" office:value="18.182" calcext:value-type="float">
            <text:p>18.182</text:p>
          </table:table-cell>
          <table:table-cell office:value-type="float" office:value="46.12" calcext:value-type="float">
            <text:p>46.12</text:p>
          </table:table-cell>
          <table:table-cell office:value-type="float" office:value="9.78" calcext:value-type="float">
            <text:p>9.78</text:p>
          </table:table-cell>
          <table:table-cell table:number-columns-repeated="6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float" office:value="0" calcext:value-type="float">
            <text:p>0</text:p>
          </table:table-cell>
          <table:table-cell office:value-type="float" office:value="16.853" calcext:value-type="float">
            <text:p>16.853</text:p>
          </table:table-cell>
          <table:table-cell office:value-type="float" office:value="42.432" calcext:value-type="float">
            <text:p>42.432</text:p>
          </table:table-cell>
          <table:table-cell office:value-type="float" office:value="11.472" calcext:value-type="float">
            <text:p>11.472</text:p>
          </table:table-cell>
          <table:table-cell table:number-columns-repeated="6"/>
        </table:table-row>
        <table:table-row table:style-name="ro1">
          <table:table-cell office:value-type="date" office:date-value="2017-09-02" calcext:value-type="date">
            <text:p>2017-09-02</text:p>
          </table:table-cell>
          <table:table-cell office:value-type="float" office:value="0" calcext:value-type="float">
            <text:p>0</text:p>
          </table:table-cell>
          <table:table-cell office:value-type="float" office:value="14.391" calcext:value-type="float">
            <text:p>14.391</text:p>
          </table:table-cell>
          <table:table-cell office:value-type="float" office:value="55.388" calcext:value-type="float">
            <text:p>55.388</text:p>
          </table:table-cell>
          <table:table-cell office:value-type="float" office:value="5.576" calcext:value-type="float">
            <text:p>5.576</text:p>
          </table:table-cell>
          <table:table-cell table:number-columns-repeated="6"/>
        </table:table-row>
        <table:table-row table:style-name="ro1">
          <table:table-cell office:value-type="date" office:date-value="2017-09-03" calcext:value-type="date">
            <text:p>2017-09-03</text:p>
          </table:table-cell>
          <table:table-cell office:value-type="float" office:value="0" calcext:value-type="float">
            <text:p>0</text:p>
          </table:table-cell>
          <table:table-cell office:value-type="float" office:value="13.16" calcext:value-type="float">
            <text:p>13.16</text:p>
          </table:table-cell>
          <table:table-cell office:value-type="float" office:value="57.311" calcext:value-type="float">
            <text:p>57.311</text:p>
          </table:table-cell>
          <table:table-cell office:value-type="float" office:value="8.046" calcext:value-type="float">
            <text:p>8.046</text:p>
          </table:table-cell>
          <table:table-cell table:number-columns-repeated="6"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float" office:value="0" calcext:value-type="float">
            <text:p>0</text:p>
          </table:table-cell>
          <table:table-cell office:value-type="float" office:value="12.602" calcext:value-type="float">
            <text:p>12.602</text:p>
          </table:table-cell>
          <table:table-cell office:value-type="float" office:value="59.093" calcext:value-type="float">
            <text:p>59.093</text:p>
          </table:table-cell>
          <table:table-cell office:value-type="float" office:value="4.209" calcext:value-type="float">
            <text:p>4.209</text:p>
          </table:table-cell>
          <table:table-cell table:number-columns-repeated="6"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float" office:value="0" calcext:value-type="float">
            <text:p>0</text:p>
          </table:table-cell>
          <table:table-cell office:value-type="float" office:value="15.997" calcext:value-type="float">
            <text:p>15.997</text:p>
          </table:table-cell>
          <table:table-cell office:value-type="float" office:value="51.913" calcext:value-type="float">
            <text:p>51.913</text:p>
          </table:table-cell>
          <table:table-cell office:value-type="float" office:value="3.14" calcext:value-type="float">
            <text:p>3.14</text:p>
          </table:table-cell>
          <table:table-cell table:number-columns-repeated="6"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float" office:value="0" calcext:value-type="float">
            <text:p>0</text:p>
          </table:table-cell>
          <table:table-cell office:value-type="float" office:value="18.384" calcext:value-type="float">
            <text:p>18.384</text:p>
          </table:table-cell>
          <table:table-cell office:value-type="float" office:value="62.639" calcext:value-type="float">
            <text:p>62.639</text:p>
          </table:table-cell>
          <table:table-cell office:value-type="float" office:value="4.146" calcext:value-type="float">
            <text:p>4.146</text:p>
          </table:table-cell>
          <table:table-cell table:number-columns-repeated="6"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float" office:value="0" calcext:value-type="float">
            <text:p>0</text:p>
          </table:table-cell>
          <table:table-cell office:value-type="float" office:value="19.537" calcext:value-type="float">
            <text:p>19.537</text:p>
          </table:table-cell>
          <table:table-cell office:value-type="float" office:value="58.702" calcext:value-type="float">
            <text:p>58.702</text:p>
          </table:table-cell>
          <table:table-cell office:value-type="float" office:value="4.748" calcext:value-type="float">
            <text:p>4.748</text:p>
          </table:table-cell>
          <table:table-cell table:number-columns-repeated="6"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float" office:value="0" calcext:value-type="float">
            <text:p>0</text:p>
          </table:table-cell>
          <table:table-cell office:value-type="float" office:value="18.485" calcext:value-type="float">
            <text:p>18.485</text:p>
          </table:table-cell>
          <table:table-cell office:value-type="float" office:value="43.53" calcext:value-type="float">
            <text:p>43.53</text:p>
          </table:table-cell>
          <table:table-cell office:value-type="float" office:value="5.573" calcext:value-type="float">
            <text:p>5.573</text:p>
          </table:table-cell>
          <table:table-cell table:number-columns-repeated="6"/>
        </table:table-row>
        <table:table-row table:style-name="ro1">
          <table:table-cell office:value-type="date" office:date-value="2017-09-09" calcext:value-type="date">
            <text:p>2017-09-09</text:p>
          </table:table-cell>
          <table:table-cell office:value-type="float" office:value="0" calcext:value-type="float">
            <text:p>0</text:p>
          </table:table-cell>
          <table:table-cell office:value-type="float" office:value="11.89" calcext:value-type="float">
            <text:p>11.89</text:p>
          </table:table-cell>
          <table:table-cell office:value-type="float" office:value="82.814" calcext:value-type="float">
            <text:p>82.814</text:p>
          </table:table-cell>
          <table:table-cell office:value-type="float" office:value="6.517" calcext:value-type="float">
            <text:p>6.517</text:p>
          </table:table-cell>
          <table:table-cell table:number-columns-repeated="6"/>
        </table:table-row>
        <table:table-row table:style-name="ro1">
          <table:table-cell office:value-type="date" office:date-value="2017-09-10" calcext:value-type="date">
            <text:p>2017-09-10</text:p>
          </table:table-cell>
          <table:table-cell office:value-type="float" office:value="0" calcext:value-type="float">
            <text:p>0</text:p>
          </table:table-cell>
          <table:table-cell office:value-type="float" office:value="12.424" calcext:value-type="float">
            <text:p>12.424</text:p>
          </table:table-cell>
          <table:table-cell office:value-type="float" office:value="72.211" calcext:value-type="float">
            <text:p>72.211</text:p>
          </table:table-cell>
          <table:table-cell office:value-type="float" office:value="9.068" calcext:value-type="float">
            <text:p>9.068</text:p>
          </table:table-cell>
          <table:table-cell table:number-columns-repeated="6"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float" office:value="2" calcext:value-type="float">
            <text:p>2</text:p>
          </table:table-cell>
          <table:table-cell office:value-type="float" office:value="8.213" calcext:value-type="float">
            <text:p>8.213</text:p>
          </table:table-cell>
          <table:table-cell office:value-type="float" office:value="90.018" calcext:value-type="float">
            <text:p>90.018</text:p>
          </table:table-cell>
          <table:table-cell office:value-type="float" office:value="4.953" calcext:value-type="float">
            <text:p>4.953</text:p>
          </table:table-cell>
          <table:table-cell table:number-columns-repeated="6"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float" office:value="0" calcext:value-type="float">
            <text:p>0</text:p>
          </table:table-cell>
          <table:table-cell office:value-type="float" office:value="9.97" calcext:value-type="float">
            <text:p>9.97</text:p>
          </table:table-cell>
          <table:table-cell office:value-type="float" office:value="80.307" calcext:value-type="float">
            <text:p>80.307</text:p>
          </table:table-cell>
          <table:table-cell office:value-type="float" office:value="8.173" calcext:value-type="float">
            <text:p>8.173</text:p>
          </table:table-cell>
          <table:table-cell table:number-columns-repeated="6"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float" office:value="0.2" calcext:value-type="float">
            <text:p>0.2</text:p>
          </table:table-cell>
          <table:table-cell office:value-type="float" office:value="8.456" calcext:value-type="float">
            <text:p>8.456</text:p>
          </table:table-cell>
          <table:table-cell office:value-type="float" office:value="73.288" calcext:value-type="float">
            <text:p>73.288</text:p>
          </table:table-cell>
          <table:table-cell office:value-type="float" office:value="4.618" calcext:value-type="float">
            <text:p>4.618</text:p>
          </table:table-cell>
          <table:table-cell table:number-columns-repeated="6"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float" office:value="0" calcext:value-type="float">
            <text:p>0</text:p>
          </table:table-cell>
          <table:table-cell office:value-type="float" office:value="8.228" calcext:value-type="float">
            <text:p>8.228</text:p>
          </table:table-cell>
          <table:table-cell office:value-type="float" office:value="73.579" calcext:value-type="float">
            <text:p>73.579</text:p>
          </table:table-cell>
          <table:table-cell office:value-type="float" office:value="3.907" calcext:value-type="float">
            <text:p>3.907</text:p>
          </table:table-cell>
          <table:table-cell table:number-columns-repeated="6"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float" office:value="0" calcext:value-type="float">
            <text:p>0</text:p>
          </table:table-cell>
          <table:table-cell office:value-type="float" office:value="9.274" calcext:value-type="float">
            <text:p>9.274</text:p>
          </table:table-cell>
          <table:table-cell office:value-type="float" office:value="64.207" calcext:value-type="float">
            <text:p>64.207</text:p>
          </table:table-cell>
          <table:table-cell office:value-type="float" office:value="5.72" calcext:value-type="float">
            <text:p>5.72</text:p>
          </table:table-cell>
          <table:table-cell table:number-columns-repeated="6"/>
        </table:table-row>
        <table:table-row table:style-name="ro1">
          <table:table-cell office:value-type="date" office:date-value="2017-09-16" calcext:value-type="date">
            <text:p>2017-09-16</text:p>
          </table:table-cell>
          <table:table-cell office:value-type="float" office:value="0" calcext:value-type="float">
            <text:p>0</text:p>
          </table:table-cell>
          <table:table-cell office:value-type="float" office:value="10.357" calcext:value-type="float">
            <text:p>10.357</text:p>
          </table:table-cell>
          <table:table-cell office:value-type="float" office:value="55.37" calcext:value-type="float">
            <text:p>55.37</text:p>
          </table:table-cell>
          <table:table-cell office:value-type="float" office:value="7.354" calcext:value-type="float">
            <text:p>7.354</text:p>
          </table:table-cell>
          <table:table-cell table:number-columns-repeated="6"/>
        </table:table-row>
        <table:table-row table:style-name="ro1">
          <table:table-cell office:value-type="date" office:date-value="2017-09-17" calcext:value-type="date">
            <text:p>2017-09-17</text:p>
          </table:table-cell>
          <table:table-cell office:value-type="float" office:value="0" calcext:value-type="float">
            <text:p>0</text:p>
          </table:table-cell>
          <table:table-cell office:value-type="float" office:value="10.94" calcext:value-type="float">
            <text:p>10.94</text:p>
          </table:table-cell>
          <table:table-cell office:value-type="float" office:value="58.839" calcext:value-type="float">
            <text:p>58.839</text:p>
          </table:table-cell>
          <table:table-cell office:value-type="float" office:value="7.099" calcext:value-type="float">
            <text:p>7.099</text:p>
          </table:table-cell>
          <table:table-cell table:number-columns-repeated="6"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float" office:value="0" calcext:value-type="float">
            <text:p>0</text:p>
          </table:table-cell>
          <table:table-cell office:value-type="float" office:value="11.088" calcext:value-type="float">
            <text:p>11.088</text:p>
          </table:table-cell>
          <table:table-cell office:value-type="float" office:value="63.333" calcext:value-type="float">
            <text:p>63.333</text:p>
          </table:table-cell>
          <table:table-cell office:value-type="float" office:value="6.157" calcext:value-type="float">
            <text:p>6.157</text:p>
          </table:table-cell>
          <table:table-cell table:number-columns-repeated="6"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float" office:value="0" calcext:value-type="float">
            <text:p>0</text:p>
          </table:table-cell>
          <table:table-cell office:value-type="float" office:value="10.847" calcext:value-type="float">
            <text:p>10.847</text:p>
          </table:table-cell>
          <table:table-cell office:value-type="float" office:value="60.03" calcext:value-type="float">
            <text:p>60.03</text:p>
          </table:table-cell>
          <table:table-cell office:value-type="float" office:value="7.165" calcext:value-type="float">
            <text:p>7.165</text:p>
          </table:table-cell>
          <table:table-cell table:number-columns-repeated="6"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float" office:value="0" calcext:value-type="float">
            <text:p>0</text:p>
          </table:table-cell>
          <table:table-cell office:value-type="float" office:value="11.907" calcext:value-type="float">
            <text:p>11.907</text:p>
          </table:table-cell>
          <table:table-cell office:value-type="float" office:value="49.593" calcext:value-type="float">
            <text:p>49.593</text:p>
          </table:table-cell>
          <table:table-cell office:value-type="float" office:value="11.885" calcext:value-type="float">
            <text:p>11.885</text:p>
          </table:table-cell>
          <table:table-cell table:number-columns-repeated="6"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float" office:value="0" calcext:value-type="float">
            <text:p>0</text:p>
          </table:table-cell>
          <table:table-cell office:value-type="float" office:value="7.176" calcext:value-type="float">
            <text:p>7.176</text:p>
          </table:table-cell>
          <table:table-cell office:value-type="float" office:value="67.16" calcext:value-type="float">
            <text:p>67.16</text:p>
          </table:table-cell>
          <table:table-cell office:value-type="float" office:value="4.972" calcext:value-type="float">
            <text:p>4.972</text:p>
          </table:table-cell>
          <table:table-cell table:number-columns-repeated="6"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float" office:value="0" calcext:value-type="float">
            <text:p>0</text:p>
          </table:table-cell>
          <table:table-cell office:value-type="float" office:value="4.319" calcext:value-type="float">
            <text:p>4.319</text:p>
          </table:table-cell>
          <table:table-cell office:value-type="float" office:value="71.432" calcext:value-type="float">
            <text:p>71.432</text:p>
          </table:table-cell>
          <table:table-cell office:value-type="float" office:value="3.795" calcext:value-type="float">
            <text:p>3.795</text:p>
          </table:table-cell>
          <table:table-cell table:number-columns-repeated="6"/>
        </table:table-row>
        <table:table-row table:style-name="ro1">
          <table:table-cell office:value-type="date" office:date-value="2017-09-23" calcext:value-type="date">
            <text:p>2017-09-23</text:p>
          </table:table-cell>
          <table:table-cell office:value-type="float" office:value="0" calcext:value-type="float">
            <text:p>0</text:p>
          </table:table-cell>
          <table:table-cell office:value-type="float" office:value="6.501" calcext:value-type="float">
            <text:p>6.501</text:p>
          </table:table-cell>
          <table:table-cell office:value-type="float" office:value="68.899" calcext:value-type="float">
            <text:p>68.899</text:p>
          </table:table-cell>
          <table:table-cell office:value-type="float" office:value="5.006" calcext:value-type="float">
            <text:p>5.006</text:p>
          </table:table-cell>
          <table:table-cell table:number-columns-repeated="6"/>
        </table:table-row>
        <table:table-row table:style-name="ro1">
          <table:table-cell office:value-type="date" office:date-value="2017-09-24" calcext:value-type="date">
            <text:p>2017-09-24</text:p>
          </table:table-cell>
          <table:table-cell office:value-type="float" office:value="0" calcext:value-type="float">
            <text:p>0</text:p>
          </table:table-cell>
          <table:table-cell office:value-type="float" office:value="10.553" calcext:value-type="float">
            <text:p>10.553</text:p>
          </table:table-cell>
          <table:table-cell office:value-type="float" office:value="63.616" calcext:value-type="float">
            <text:p>63.616</text:p>
          </table:table-cell>
          <table:table-cell office:value-type="float" office:value="5.643" calcext:value-type="float">
            <text:p>5.643</text:p>
          </table:table-cell>
          <table:table-cell table:number-columns-repeated="6"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float" office:value="0" calcext:value-type="float">
            <text:p>0</text:p>
          </table:table-cell>
          <table:table-cell office:value-type="float" office:value="11.157" calcext:value-type="float">
            <text:p>11.157</text:p>
          </table:table-cell>
          <table:table-cell office:value-type="float" office:value="68.843" calcext:value-type="float">
            <text:p>68.843</text:p>
          </table:table-cell>
          <table:table-cell office:value-type="float" office:value="2.589" calcext:value-type="float">
            <text:p>2.589</text:p>
          </table:table-cell>
          <table:table-cell table:number-columns-repeated="6"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float" office:value="0" calcext:value-type="float">
            <text:p>0</text:p>
          </table:table-cell>
          <table:table-cell office:value-type="float" office:value="10.569" calcext:value-type="float">
            <text:p>10.569</text:p>
          </table:table-cell>
          <table:table-cell office:value-type="float" office:value="59.647" calcext:value-type="float">
            <text:p>59.647</text:p>
          </table:table-cell>
          <table:table-cell office:value-type="float" office:value="4.216" calcext:value-type="float">
            <text:p>4.216</text:p>
          </table:table-cell>
          <table:table-cell table:number-columns-repeated="6"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float" office:value="0" calcext:value-type="float">
            <text:p>0</text:p>
          </table:table-cell>
          <table:table-cell office:value-type="float" office:value="9.193" calcext:value-type="float">
            <text:p>9.193</text:p>
          </table:table-cell>
          <table:table-cell office:value-type="float" office:value="76.365" calcext:value-type="float">
            <text:p>76.365</text:p>
          </table:table-cell>
          <table:table-cell office:value-type="float" office:value="4.765" calcext:value-type="float">
            <text:p>4.765</text:p>
          </table:table-cell>
          <table:table-cell table:number-columns-repeated="6"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float" office:value="0" calcext:value-type="float">
            <text:p>0</text:p>
          </table:table-cell>
          <table:table-cell office:value-type="float" office:value="11.732" calcext:value-type="float">
            <text:p>11.732</text:p>
          </table:table-cell>
          <table:table-cell office:value-type="float" office:value="69.93" calcext:value-type="float">
            <text:p>69.93</text:p>
          </table:table-cell>
          <table:table-cell office:value-type="float" office:value="6.167" calcext:value-type="float">
            <text:p>6.167</text:p>
          </table:table-cell>
          <table:table-cell table:number-columns-repeated="6"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float" office:value="0" calcext:value-type="float">
            <text:p>0</text:p>
          </table:table-cell>
          <table:table-cell office:value-type="float" office:value="13.373" calcext:value-type="float">
            <text:p>13.373</text:p>
          </table:table-cell>
          <table:table-cell office:value-type="float" office:value="61.068" calcext:value-type="float">
            <text:p>61.068</text:p>
          </table:table-cell>
          <table:table-cell office:value-type="float" office:value="2.936" calcext:value-type="float">
            <text:p>2.936</text:p>
          </table:table-cell>
          <table:table-cell table:number-columns-repeated="6"/>
        </table:table-row>
        <table:table-row table:style-name="ro1">
          <table:table-cell office:value-type="date" office:date-value="2017-09-30" calcext:value-type="date">
            <text:p>2017-09-30</text:p>
          </table:table-cell>
          <table:table-cell office:value-type="float" office:value="0" calcext:value-type="float">
            <text:p>0</text:p>
          </table:table-cell>
          <table:table-cell office:value-type="float" office:value="10.406" calcext:value-type="float">
            <text:p>10.406</text:p>
          </table:table-cell>
          <table:table-cell office:value-type="float" office:value="78.267" calcext:value-type="float">
            <text:p>78.267</text:p>
          </table:table-cell>
          <table:table-cell office:value-type="float" office:value="9.38" calcext:value-type="float">
            <text:p>9.38</text:p>
          </table:table-cell>
          <table:table-cell table:number-columns-repeated="6"/>
        </table:table-row>
        <table:table-row table:style-name="ro1">
          <table:table-cell office:value-type="date" office:date-value="2017-10-01" calcext:value-type="date">
            <text:p>2017-10-01</text:p>
          </table:table-cell>
          <table:table-cell office:value-type="float" office:value="0" calcext:value-type="float">
            <text:p>0</text:p>
          </table:table-cell>
          <table:table-cell office:value-type="float" office:value="5.203" calcext:value-type="float">
            <text:p>5.203</text:p>
          </table:table-cell>
          <table:table-cell office:value-type="float" office:value="69.09" calcext:value-type="float">
            <text:p>69.09</text:p>
          </table:table-cell>
          <table:table-cell office:value-type="float" office:value="16.944" calcext:value-type="float">
            <text:p>16.944</text:p>
          </table:table-cell>
          <table:table-cell table:number-columns-repeated="6"/>
        </table:table-row>
        <table:table-row table:style-name="ro1">
          <table:table-cell office:value-type="date" office:date-value="2017-10-02" calcext:value-type="date">
            <text:p>2017-10-02</text:p>
          </table:table-cell>
          <table:table-cell office:value-type="float" office:value="0" calcext:value-type="float">
            <text:p>0</text:p>
          </table:table-cell>
          <table:table-cell office:value-type="float" office:value="2.596" calcext:value-type="float">
            <text:p>2.596</text:p>
          </table:table-cell>
          <table:table-cell office:value-type="float" office:value="59.834" calcext:value-type="float">
            <text:p>59.834</text:p>
          </table:table-cell>
          <table:table-cell office:value-type="float" office:value="8.408" calcext:value-type="float">
            <text:p>8.408</text:p>
          </table:table-cell>
          <table:table-cell table:number-columns-repeated="6"/>
        </table:table-row>
        <table:table-row table:style-name="ro1">
          <table:table-cell office:value-type="date" office:date-value="2017-10-03" calcext:value-type="date">
            <text:p>2017-10-03</text:p>
          </table:table-cell>
          <table:table-cell office:value-type="float" office:value="0" calcext:value-type="float">
            <text:p>0</text:p>
          </table:table-cell>
          <table:table-cell office:value-type="float" office:value="4.475" calcext:value-type="float">
            <text:p>4.475</text:p>
          </table:table-cell>
          <table:table-cell office:value-type="float" office:value="52.964" calcext:value-type="float">
            <text:p>52.964</text:p>
          </table:table-cell>
          <table:table-cell office:value-type="float" office:value="6.193" calcext:value-type="float">
            <text:p>6.193</text:p>
          </table:table-cell>
          <table:table-cell table:number-columns-repeated="6"/>
        </table:table-row>
        <table:table-row table:style-name="ro1">
          <table:table-cell office:value-type="date" office:date-value="2017-10-04" calcext:value-type="date">
            <text:p>2017-10-04</text:p>
          </table:table-cell>
          <table:table-cell office:value-type="float" office:value="0" calcext:value-type="float">
            <text:p>0</text:p>
          </table:table-cell>
          <table:table-cell office:value-type="float" office:value="5.855" calcext:value-type="float">
            <text:p>5.855</text:p>
          </table:table-cell>
          <table:table-cell office:value-type="float" office:value="65.722" calcext:value-type="float">
            <text:p>65.722</text:p>
          </table:table-cell>
          <table:table-cell office:value-type="float" office:value="4.081" calcext:value-type="float">
            <text:p>4.081</text:p>
          </table:table-cell>
          <table:table-cell table:number-columns-repeated="6"/>
        </table:table-row>
        <table:table-row table:style-name="ro1">
          <table:table-cell office:value-type="date" office:date-value="2017-10-05" calcext:value-type="date">
            <text:p>2017-10-05</text:p>
          </table:table-cell>
          <table:table-cell office:value-type="float" office:value="0" calcext:value-type="float">
            <text:p>0</text:p>
          </table:table-cell>
          <table:table-cell office:value-type="float" office:value="8.444" calcext:value-type="float">
            <text:p>8.444</text:p>
          </table:table-cell>
          <table:table-cell office:value-type="float" office:value="67.393" calcext:value-type="float">
            <text:p>67.393</text:p>
          </table:table-cell>
          <table:table-cell office:value-type="float" office:value="3.761" calcext:value-type="float">
            <text:p>3.761</text:p>
          </table:table-cell>
          <table:table-cell table:number-columns-repeated="6"/>
        </table:table-row>
        <table:table-row table:style-name="ro1">
          <table:table-cell office:value-type="date" office:date-value="2017-10-06" calcext:value-type="date">
            <text:p>2017-10-06</text:p>
          </table:table-cell>
          <table:table-cell office:value-type="float" office:value="0" calcext:value-type="float">
            <text:p>0</text:p>
          </table:table-cell>
          <table:table-cell office:value-type="float" office:value="7.621" calcext:value-type="float">
            <text:p>7.621</text:p>
          </table:table-cell>
          <table:table-cell office:value-type="float" office:value="52.68" calcext:value-type="float">
            <text:p>52.68</text:p>
          </table:table-cell>
          <table:table-cell office:value-type="float" office:value="5.719" calcext:value-type="float">
            <text:p>5.719</text:p>
          </table:table-cell>
          <table:table-cell table:number-columns-repeated="6"/>
        </table:table-row>
        <table:table-row table:style-name="ro1">
          <table:table-cell office:value-type="date" office:date-value="2017-10-07" calcext:value-type="date">
            <text:p>2017-10-07</text:p>
          </table:table-cell>
          <table:table-cell office:value-type="float" office:value="0" calcext:value-type="float">
            <text:p>0</text:p>
          </table:table-cell>
          <table:table-cell office:value-type="float" office:value="4.107" calcext:value-type="float">
            <text:p>4.107</text:p>
          </table:table-cell>
          <table:table-cell office:value-type="float" office:value="77.273" calcext:value-type="float">
            <text:p>77.273</text:p>
          </table:table-cell>
          <table:table-cell office:value-type="float" office:value="13.464" calcext:value-type="float">
            <text:p>13.464</text:p>
          </table:table-cell>
          <table:table-cell table:number-columns-repeated="6"/>
        </table:table-row>
        <table:table-row table:style-name="ro1">
          <table:table-cell office:value-type="date" office:date-value="2017-10-08" calcext:value-type="date">
            <text:p>2017-10-08</text:p>
          </table:table-cell>
          <table:table-cell office:value-type="float" office:value="0" calcext:value-type="float">
            <text:p>0</text:p>
          </table:table-cell>
          <table:table-cell office:value-type="float" office:value="-0.491" calcext:value-type="float">
            <text:p>-0.491</text:p>
          </table:table-cell>
          <table:table-cell office:value-type="float" office:value="65.256" calcext:value-type="float">
            <text:p>65.256</text:p>
          </table:table-cell>
          <table:table-cell office:value-type="float" office:value="10.459" calcext:value-type="float">
            <text:p>10.459</text:p>
          </table:table-cell>
          <table:table-cell table:number-columns-repeated="6"/>
        </table:table-row>
        <table:table-row table:style-name="ro1">
          <table:table-cell office:value-type="date" office:date-value="2017-10-09" calcext:value-type="date">
            <text:p>2017-10-09</text:p>
          </table:table-cell>
          <table:table-cell office:value-type="float" office:value="1.6" calcext:value-type="float">
            <text:p>1.6</text:p>
          </table:table-cell>
          <table:table-cell office:value-type="float" office:value="1.378" calcext:value-type="float">
            <text:p>1.378</text:p>
          </table:table-cell>
          <table:table-cell office:value-type="float" office:value="81.485" calcext:value-type="float">
            <text:p>81.485</text:p>
          </table:table-cell>
          <table:table-cell office:value-type="float" office:value="8.43" calcext:value-type="float">
            <text:p>8.43</text:p>
          </table:table-cell>
          <table:table-cell table:number-columns-repeated="6"/>
        </table:table-row>
        <table:table-row table:style-name="ro1">
          <table:table-cell office:value-type="date" office:date-value="2017-10-10" calcext:value-type="date">
            <text:p>2017-10-10</text:p>
          </table:table-cell>
          <table:table-cell office:value-type="float" office:value="0" calcext:value-type="float">
            <text:p>0</text:p>
          </table:table-cell>
          <table:table-cell office:value-type="float" office:value="2.066" calcext:value-type="float">
            <text:p>2.066</text:p>
          </table:table-cell>
          <table:table-cell office:value-type="float" office:value="76.214" calcext:value-type="float">
            <text:p>76.214</text:p>
          </table:table-cell>
          <table:table-cell office:value-type="float" office:value="9.398" calcext:value-type="float">
            <text:p>9.398</text:p>
          </table:table-cell>
          <table:table-cell table:number-columns-repeated="6"/>
        </table:table-row>
        <table:table-row table:style-name="ro1">
          <table:table-cell office:value-type="date" office:date-value="2017-10-11" calcext:value-type="date">
            <text:p>2017-10-11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72.14" calcext:value-type="float">
            <text:p>72.14</text:p>
          </table:table-cell>
          <table:table-cell office:value-type="float" office:value="3.509" calcext:value-type="float">
            <text:p>3.509</text:p>
          </table:table-cell>
          <table:table-cell table:number-columns-repeated="6"/>
        </table:table-row>
        <table:table-row table:style-name="ro1">
          <table:table-cell office:value-type="date" office:date-value="2017-10-12" calcext:value-type="date">
            <text:p>2017-10-12</text:p>
          </table:table-cell>
          <table:table-cell office:value-type="float" office:value="0" calcext:value-type="float">
            <text:p>0</text:p>
          </table:table-cell>
          <table:table-cell office:value-type="float" office:value="0.453" calcext:value-type="float">
            <text:p>0.453</text:p>
          </table:table-cell>
          <table:table-cell office:value-type="float" office:value="77.74" calcext:value-type="float">
            <text:p>77.74</text:p>
          </table:table-cell>
          <table:table-cell office:value-type="float" office:value="4.302" calcext:value-type="float">
            <text:p>4.302</text:p>
          </table:table-cell>
          <table:table-cell table:number-columns-repeated="6"/>
        </table:table-row>
        <table:table-row table:style-name="ro1">
          <table:table-cell office:value-type="date" office:date-value="2017-10-13" calcext:value-type="date">
            <text:p>2017-10-13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82.726" calcext:value-type="float">
            <text:p>82.726</text:p>
          </table:table-cell>
          <table:table-cell office:value-type="float" office:value="5.268" calcext:value-type="float">
            <text:p>5.268</text:p>
          </table:table-cell>
          <table:table-cell table:number-columns-repeated="6"/>
        </table:table-row>
        <table:table-row table:style-name="ro1">
          <table:table-cell office:value-type="date" office:date-value="2017-10-14" calcext:value-type="date">
            <text:p>2017-10-14</text:p>
          </table:table-cell>
          <table:table-cell office:value-type="float" office:value="0" calcext:value-type="float">
            <text:p>0</text:p>
          </table:table-cell>
          <table:table-cell office:value-type="float" office:value="-1.453" calcext:value-type="float">
            <text:p>-1.453</text:p>
          </table:table-cell>
          <table:table-cell office:value-type="float" office:value="75.753" calcext:value-type="float">
            <text:p>75.753</text:p>
          </table:table-cell>
          <table:table-cell office:value-type="float" office:value="5.833" calcext:value-type="float">
            <text:p>5.833</text:p>
          </table:table-cell>
          <table:table-cell table:number-columns-repeated="6"/>
        </table:table-row>
        <table:table-row table:style-name="ro1">
          <table:table-cell office:value-type="date" office:date-value="2017-10-15" calcext:value-type="date">
            <text:p>2017-10-15</text:p>
          </table:table-cell>
          <table:table-cell office:value-type="float" office:value="2" calcext:value-type="float">
            <text:p>2</text:p>
          </table:table-cell>
          <table:table-cell office:value-type="float" office:value="-1.559" calcext:value-type="float">
            <text:p>-1.559</text:p>
          </table:table-cell>
          <table:table-cell office:value-type="float" office:value="87.22" calcext:value-type="float">
            <text:p>87.22</text:p>
          </table:table-cell>
          <table:table-cell office:value-type="float" office:value="5.708" calcext:value-type="float">
            <text:p>5.708</text:p>
          </table:table-cell>
          <table:table-cell table:number-columns-repeated="6"/>
        </table:table-row>
        <table:table-row table:style-name="ro1">
          <table:table-cell office:value-type="date" office:date-value="2017-10-16" calcext:value-type="date">
            <text:p>2017-10-16</text:p>
          </table:table-cell>
          <table:table-cell office:value-type="float" office:value="0.2" calcext:value-type="float">
            <text:p>0.2</text:p>
          </table:table-cell>
          <table:table-cell office:value-type="float" office:value="3.121" calcext:value-type="float">
            <text:p>3.121</text:p>
          </table:table-cell>
          <table:table-cell office:value-type="float" office:value="81.417" calcext:value-type="float">
            <text:p>81.417</text:p>
          </table:table-cell>
          <table:table-cell office:value-type="float" office:value="4.014" calcext:value-type="float">
            <text:p>4.014</text:p>
          </table:table-cell>
          <table:table-cell table:number-columns-repeated="6"/>
        </table:table-row>
        <table:table-row table:style-name="ro1">
          <table:table-cell office:value-type="date" office:date-value="2017-10-17" calcext:value-type="date">
            <text:p>2017-10-17</text:p>
          </table:table-cell>
          <table:table-cell office:value-type="float" office:value="2.9" calcext:value-type="float">
            <text:p>2.9</text:p>
          </table:table-cell>
          <table:table-cell office:value-type="float" office:value="2.455" calcext:value-type="float">
            <text:p>2.455</text:p>
          </table:table-cell>
          <table:table-cell office:value-type="float" office:value="90.899" calcext:value-type="float">
            <text:p>90.899</text:p>
          </table:table-cell>
          <table:table-cell office:value-type="float" office:value="9.86" calcext:value-type="float">
            <text:p>9.86</text:p>
          </table:table-cell>
          <table:table-cell table:number-columns-repeated="6"/>
        </table:table-row>
        <table:table-row table:style-name="ro1">
          <table:table-cell office:value-type="date" office:date-value="2017-10-18" calcext:value-type="date">
            <text:p>2017-10-18</text:p>
          </table:table-cell>
          <table:table-cell office:value-type="float" office:value="0" calcext:value-type="float">
            <text:p>0</text:p>
          </table:table-cell>
          <table:table-cell office:value-type="float" office:value="-0.28" calcext:value-type="float">
            <text:p>-0.28</text:p>
          </table:table-cell>
          <table:table-cell office:value-type="float" office:value="78.717" calcext:value-type="float">
            <text:p>78.717</text:p>
          </table:table-cell>
          <table:table-cell office:value-type="float" office:value="10.906" calcext:value-type="float">
            <text:p>10.906</text:p>
          </table:table-cell>
          <table:table-cell table:number-columns-repeated="6"/>
        </table:table-row>
        <table:table-row table:style-name="ro1">
          <table:table-cell office:value-type="date" office:date-value="2017-10-19" calcext:value-type="date">
            <text:p>2017-10-19</text:p>
          </table:table-cell>
          <table:table-cell office:value-type="float" office:value="2.4" calcext:value-type="float">
            <text:p>2.4</text:p>
          </table:table-cell>
          <table:table-cell office:value-type="float" office:value="0.733" calcext:value-type="float">
            <text:p>0.733</text:p>
          </table:table-cell>
          <table:table-cell office:value-type="float" office:value="92.538" calcext:value-type="float">
            <text:p>92.538</text:p>
          </table:table-cell>
          <table:table-cell office:value-type="float" office:value="9.225" calcext:value-type="float">
            <text:p>9.225</text:p>
          </table:table-cell>
          <table:table-cell table:number-columns-repeated="6"/>
        </table:table-row>
        <table:table-row table:style-name="ro1">
          <table:table-cell office:value-type="date" office:date-value="2017-10-20" calcext:value-type="date">
            <text:p>2017-10-20</text:p>
          </table:table-cell>
          <table:table-cell office:value-type="float" office:value="0" calcext:value-type="float">
            <text:p>0</text:p>
          </table:table-cell>
          <table:table-cell office:value-type="float" office:value="-0.325" calcext:value-type="float">
            <text:p>-0.325</text:p>
          </table:table-cell>
          <table:table-cell office:value-type="float" office:value="98.268" calcext:value-type="float">
            <text:p>98.268</text:p>
          </table:table-cell>
          <table:table-cell office:value-type="float" office:value="6.937" calcext:value-type="float">
            <text:p>6.937</text:p>
          </table:table-cell>
          <table:table-cell table:number-columns-repeated="6"/>
        </table:table-row>
        <table:table-row table:style-name="ro1">
          <table:table-cell office:value-type="date" office:date-value="2017-10-21" calcext:value-type="date">
            <text:p>2017-10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903" calcext:value-type="float">
            <text:p>86.903</text:p>
          </table:table-cell>
          <table:table-cell office:value-type="float" office:value="5.779" calcext:value-type="float">
            <text:p>5.779</text:p>
          </table:table-cell>
          <table:table-cell table:number-columns-repeated="6"/>
        </table:table-row>
        <table:table-row table:style-name="ro1">
          <table:table-cell office:value-type="date" office:date-value="2017-10-22" calcext:value-type="date">
            <text:p>2017-10-22</text:p>
          </table:table-cell>
          <table:table-cell office:value-type="float" office:value="0" calcext:value-type="float">
            <text:p>0</text:p>
          </table:table-cell>
          <table:table-cell office:value-type="float" office:value="-0.954" calcext:value-type="float">
            <text:p>-0.954</text:p>
          </table:table-cell>
          <table:table-cell office:value-type="float" office:value="94.304" calcext:value-type="float">
            <text:p>94.304</text:p>
          </table:table-cell>
          <table:table-cell office:value-type="float" office:value="6.954" calcext:value-type="float">
            <text:p>6.954</text:p>
          </table:table-cell>
          <table:table-cell table:number-columns-repeated="6"/>
        </table:table-row>
        <table:table-row table:style-name="ro1">
          <table:table-cell office:value-type="date" office:date-value="2017-10-23" calcext:value-type="date">
            <text:p>2017-10-23</text:p>
          </table:table-cell>
          <table:table-cell office:value-type="float" office:value="0.8" calcext:value-type="float">
            <text:p>0.8</text:p>
          </table:table-cell>
          <table:table-cell office:value-type="float" office:value="2.208" calcext:value-type="float">
            <text:p>2.208</text:p>
          </table:table-cell>
          <table:table-cell office:value-type="float" office:value="76.428" calcext:value-type="float">
            <text:p>76.428</text:p>
          </table:table-cell>
          <table:table-cell office:value-type="float" office:value="5.217" calcext:value-type="float">
            <text:p>5.217</text:p>
          </table:table-cell>
          <table:table-cell table:number-columns-repeated="6"/>
        </table:table-row>
        <table:table-row table:style-name="ro1">
          <table:table-cell office:value-type="date" office:date-value="2017-10-24" calcext:value-type="date">
            <text:p>2017-10-24</text:p>
          </table:table-cell>
          <table:table-cell office:value-type="float" office:value="0.9" calcext:value-type="float">
            <text:p>0.9</text:p>
          </table:table-cell>
          <table:table-cell office:value-type="float" office:value="2.959" calcext:value-type="float">
            <text:p>2.959</text:p>
          </table:table-cell>
          <table:table-cell office:value-type="float" office:value="86.114" calcext:value-type="float">
            <text:p>86.114</text:p>
          </table:table-cell>
          <table:table-cell office:value-type="float" office:value="9.743" calcext:value-type="float">
            <text:p>9.743</text:p>
          </table:table-cell>
          <table:table-cell table:number-columns-repeated="6"/>
        </table:table-row>
        <table:table-row table:style-name="ro1">
          <table:table-cell office:value-type="date" office:date-value="2017-10-25" calcext:value-type="date">
            <text:p>2017-10-25</text:p>
          </table:table-cell>
          <table:table-cell office:value-type="float" office:value="0.2" calcext:value-type="float">
            <text:p>0.2</text:p>
          </table:table-cell>
          <table:table-cell office:value-type="float" office:value="-0.58" calcext:value-type="float">
            <text:p>-0.58</text:p>
          </table:table-cell>
          <table:table-cell office:value-type="float" office:value="80.825" calcext:value-type="float">
            <text:p>80.825</text:p>
          </table:table-cell>
          <table:table-cell office:value-type="float" office:value="6.271" calcext:value-type="float">
            <text:p>6.271</text:p>
          </table:table-cell>
          <table:table-cell table:number-columns-repeated="6"/>
        </table:table-row>
        <table:table-row table:style-name="ro1">
          <table:table-cell office:value-type="date" office:date-value="2017-10-26" calcext:value-type="date">
            <text:p>2017-10-26</text:p>
          </table:table-cell>
          <table:table-cell office:value-type="float" office:value="0" calcext:value-type="float">
            <text:p>0</text:p>
          </table:table-cell>
          <table:table-cell office:value-type="float" office:value="-1.334" calcext:value-type="float">
            <text:p>-1.334</text:p>
          </table:table-cell>
          <table:table-cell office:value-type="float" office:value="76.112" calcext:value-type="float">
            <text:p>76.112</text:p>
          </table:table-cell>
          <table:table-cell office:value-type="float" office:value="3.555" calcext:value-type="float">
            <text:p>3.555</text:p>
          </table:table-cell>
          <table:table-cell table:number-columns-repeated="6"/>
        </table:table-row>
        <table:table-row table:style-name="ro1">
          <table:table-cell office:value-type="date" office:date-value="2017-10-27" calcext:value-type="date">
            <text:p>2017-10-27</text:p>
          </table:table-cell>
          <table:table-cell office:value-type="float" office:value="0" calcext:value-type="float">
            <text:p>0</text:p>
          </table:table-cell>
          <table:table-cell office:value-type="float" office:value="1.277" calcext:value-type="float">
            <text:p>1.277</text:p>
          </table:table-cell>
          <table:table-cell office:value-type="float" office:value="83.802" calcext:value-type="float">
            <text:p>83.802</text:p>
          </table:table-cell>
          <table:table-cell office:value-type="float" office:value="3.594" calcext:value-type="float">
            <text:p>3.594</text:p>
          </table:table-cell>
          <table:table-cell table:number-columns-repeated="6"/>
        </table:table-row>
        <table:table-row table:style-name="ro1">
          <table:table-cell office:value-type="date" office:date-value="2017-10-28" calcext:value-type="date">
            <text:p>2017-10-28</text:p>
          </table:table-cell>
          <table:table-cell office:value-type="float" office:value="0" calcext:value-type="float">
            <text:p>0</text:p>
          </table:table-cell>
          <table:table-cell office:value-type="float" office:value="6.378" calcext:value-type="float">
            <text:p>6.378</text:p>
          </table:table-cell>
          <table:table-cell office:value-type="float" office:value="62.483" calcext:value-type="float">
            <text:p>62.483</text:p>
          </table:table-cell>
          <table:table-cell office:value-type="float" office:value="17.965" calcext:value-type="float">
            <text:p>17.965</text:p>
          </table:table-cell>
          <table:table-cell table:number-columns-repeated="6"/>
        </table:table-row>
        <table:table-row table:style-name="ro1">
          <table:table-cell office:value-type="date" office:date-value="2017-10-29" calcext:value-type="date">
            <text:p>2017-10-29</text:p>
          </table:table-cell>
          <table:table-cell office:value-type="float" office:value="0" calcext:value-type="float">
            <text:p>0</text:p>
          </table:table-cell>
          <table:table-cell office:value-type="float" office:value="2.189" calcext:value-type="float">
            <text:p>2.189</text:p>
          </table:table-cell>
          <table:table-cell office:value-type="float" office:value="74.54" calcext:value-type="float">
            <text:p>74.54</text:p>
          </table:table-cell>
          <table:table-cell office:value-type="float" office:value="10.203" calcext:value-type="float">
            <text:p>10.203</text:p>
          </table:table-cell>
          <table:table-cell table:number-columns-repeated="6"/>
        </table:table-row>
        <table:table-row table:style-name="ro1">
          <table:table-cell office:value-type="date" office:date-value="2017-10-30" calcext:value-type="date">
            <text:p>2017-10-30</text:p>
          </table:table-cell>
          <table:table-cell office:value-type="float" office:value="0" calcext:value-type="float">
            <text:p>0</text:p>
          </table:table-cell>
          <table:table-cell office:value-type="float" office:value="-1.587" calcext:value-type="float">
            <text:p>-1.587</text:p>
          </table:table-cell>
          <table:table-cell office:value-type="float" office:value="84.083" calcext:value-type="float">
            <text:p>84.083</text:p>
          </table:table-cell>
          <table:table-cell office:value-type="float" office:value="3.729" calcext:value-type="float">
            <text:p>3.729</text:p>
          </table:table-cell>
          <table:table-cell table:number-columns-repeated="6"/>
        </table:table-row>
        <table:table-row table:style-name="ro1">
          <table:table-cell office:value-type="date" office:date-value="2017-10-31" calcext:value-type="date">
            <text:p>2017-10-31</text:p>
          </table:table-cell>
          <table:table-cell office:value-type="float" office:value="7.9" calcext:value-type="float">
            <text:p>7.9</text:p>
          </table:table-cell>
          <table:table-cell office:value-type="float" office:value="-1.128" calcext:value-type="float">
            <text:p>-1.128</text:p>
          </table:table-cell>
          <table:table-cell office:value-type="float" office:value="91.591" calcext:value-type="float">
            <text:p>91.591</text:p>
          </table:table-cell>
          <table:table-cell office:value-type="float" office:value="7.752" calcext:value-type="float">
            <text:p>7.752</text:p>
          </table:table-cell>
          <table:table-cell table:number-columns-repeated="6"/>
        </table:table-row>
        <table:table-row table:style-name="ro1" table:number-rows-repeated="104618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ource Han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1:35:25.917107658</dc:date>
    <dc:creator>Isaac Wismer</dc:creator>
    <meta:editing-duration>PT18M39S</meta:editing-duration>
    <meta:editing-cycles>3</meta:editing-cycles>
    <meta:generator>LibreOffice/6.2.1.2$Linux_X86_64 LibreOffice_project/20$Build-2</meta:generator>
    <meta:document-statistic meta:table-count="1" meta:cell-count="12269" meta:object-count="0"/>
  </office:meta>
</office:document-meta>
</file>